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4" style:family="paragraph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5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6" style:family="paragraph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9" style:family="paragraph" style:parent-style-name="Heading_20_2">
      <style:paragraph-properties fo:break-before="page"/>
      <style:text-properties officeooo:paragraph-rsid="001524e1"/>
    </style:style>
    <style:style style:name="P10" style:family="paragraph" style:parent-style-name="Standard">
      <style:paragraph-properties fo:margin-left="0cm" fo:margin-right="0cm" fo:orphans="0" fo:widows="0" fo:text-indent="0cm" style:auto-text-indent="false" fo:break-before="page"/>
    </style:style>
    <style:style style:name="P11" style:family="paragraph" style:parent-style-name="Standard">
      <style:paragraph-properties fo:margin-left="0cm" fo:margin-right="0cm" fo:orphans="0" fo:widows="0" fo:text-indent="0.635cm" style:auto-text-indent="false"/>
    </style:style>
    <style:style style:name="P12" style:family="paragraph" style:parent-style-name="Standard">
      <style:paragraph-properties fo:margin-left="0cm" fo:margin-right="0cm" fo:orphans="0" fo:widows="0" fo:text-indent="0.635cm" style:auto-text-indent="false" fo:break-before="page"/>
    </style:style>
    <style:style style:name="P13" style:family="paragraph" style:parent-style-name="Standard">
      <style:paragraph-properties fo:orphans="0" fo:widows="0" fo:break-before="page"/>
    </style:style>
    <style:style style:name="P14" style:family="paragraph" style:parent-style-name="Standard">
      <style:paragraph-properties fo:margin-left="0.635cm" fo:margin-right="0cm" fo:orphans="0" fo:widows="0" fo:text-indent="-0.635cm" style:auto-text-indent="false"/>
    </style:style>
    <style:style style:name="P15" style:family="paragraph" style:parent-style-name="Standard">
      <style:paragraph-properties fo:orphans="0" fo:widows="0" fo:break-before="page">
        <style:tab-stops>
          <style:tab-stop style:position="4.517cm" style:leader-style="dotted" style:leader-text="."/>
        </style:tab-stops>
      </style:paragraph-properties>
      <style:text-properties officeooo:paragraph-rsid="00133949"/>
    </style:style>
    <style:style style:name="P16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0e7ca9" style:font-weight-asian="normal" style:font-weight-complex="normal"/>
    </style:style>
    <style:style style:name="P17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041cm"/>
          <style:tab-stop style:position="5.9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53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4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919cm"/>
          <style:tab-stop style:position="5.551cm"/>
          <style:tab-stop style:position="7.01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" style:family="paragraph" style:parent-style-name="Standard">
      <style:paragraph-properties fo:orphans="0" fo:widows="0">
        <style:tab-stops>
          <style:tab-stop style:position="8.18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611cm"/>
          <style:tab-stop style:position="6.782cm"/>
          <style:tab-stop style:position="7.9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" style:family="paragraph" style:parent-style-name="Standard">
      <style:paragraph-properties fo:orphans="0" fo:widows="0">
        <style:tab-stops>
          <style:tab-stop style:position="4.581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5d584" style:font-weight-asian="normal" style:font-weight-complex="normal"/>
    </style:style>
    <style:style style:name="P30" style:family="paragraph" style:parent-style-name="Standard">
      <style:paragraph-properties fo:orphans="0" fo:widows="0">
        <style:tab-stops>
          <style:tab-stop style:position="7.7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7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43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605cm"/>
          <style:tab-stop style:position="3.03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374cm"/>
          <style:tab-stop style:position="5.99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5d584" style:font-weight-asian="normal" style:font-weight-complex="normal"/>
    </style:style>
    <style:style style:name="P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732cm"/>
          <style:tab-stop style:position="3.768cm"/>
          <style:tab-stop style:position="4.84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7" style:family="paragraph" style:parent-style-name="Standard">
      <style:paragraph-properties fo:orphans="0" fo:widows="0">
        <style:tab-stops>
          <style:tab-stop style:position="2.879cm"/>
          <style:tab-stop style:position="5.1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8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745cm"/>
          <style:tab-stop style:position="5.145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228cm"/>
          <style:tab-stop style:position="5.87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1" style:family="paragraph" style:parent-style-name="Standard">
      <style:paragraph-properties fo:orphans="0" fo:widows="0" fo:break-before="page">
        <style:tab-stops>
          <style:tab-stop style:position="8.4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1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17cm" style:leader-style="solid" style:leader-text="-"/>
          <style:tab-stop style:position="5.309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01cm"/>
          <style:tab-stop style:position="7.726cm"/>
          <style:tab-stop style:position="8.4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634cm"/>
          <style:tab-stop style:position="7.1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3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371cm"/>
          <style:tab-stop style:position="7.2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9" style:family="paragraph" style:parent-style-name="Standard">
      <style:paragraph-properties fo:orphans="0" fo:widows="0">
        <style:tab-stops>
          <style:tab-stop style:position="5.00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464cm"/>
          <style:tab-stop style:position="6.604cm"/>
          <style:tab-stop style:position="7.80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25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344cm"/>
          <style:tab-stop style:position="4.882cm"/>
          <style:tab-stop style:position="5.97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97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1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5" style:family="paragraph" style:parent-style-name="Standard">
      <style:paragraph-properties fo:orphans="0" fo:widows="0">
        <style:tab-stops>
          <style:tab-stop style:position="5.3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203cm"/>
          <style:tab-stop style:position="5.6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3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693cm"/>
          <style:tab-stop style:position="4.2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0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1" style:family="paragraph" style:parent-style-name="Standard">
      <style:paragraph-properties fo:orphans="0" fo:widows="0">
        <style:tab-stops>
          <style:tab-stop style:position="1.3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57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3" style:family="paragraph" style:parent-style-name="Standard">
      <style:paragraph-properties fo:orphans="0" fo:widows="0">
        <style:tab-stops>
          <style:tab-stop style:position="5.5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99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11cm"/>
          <style:tab-stop style:position="5.48cm"/>
          <style:tab-stop style:position="6.2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16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7" style:family="paragraph" style:parent-style-name="Standard">
      <style:paragraph-properties fo:orphans="0" fo:widows="0" fo:break-before="page">
        <style:tab-stops>
          <style:tab-stop style:position="5.36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79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9" style:family="paragraph" style:parent-style-name="Standard">
      <style:paragraph-properties fo:orphans="0" fo:widows="0" fo:break-before="page">
        <style:tab-stops>
          <style:tab-stop style:position="3.969cm" style:leader-style="solid" style:leader-text="_"/>
          <style:tab-stop style:position="4.242cm" style:leader-style="solid" style:leader-text="_"/>
          <style:tab-stop style:position="4.44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9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00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2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3" style:family="paragraph" style:parent-style-name="Standard">
      <style:paragraph-properties fo:orphans="0" fo:widows="0" fo:break-before="page">
        <style:tab-stops>
          <style:tab-stop style:position="6.5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4" style:family="paragraph" style:parent-style-name="Standard">
      <style:paragraph-properties fo:orphans="0" fo:widows="0" fo:break-before="page">
        <style:tab-stops>
          <style:tab-stop style:position="5.0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5" style:family="paragraph" style:parent-style-name="Standard">
      <style:paragraph-properties fo:orphans="0" fo:widows="0" fo:break-before="page">
        <style:tab-stops>
          <style:tab-stop style:position="5.4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6" style:family="paragraph" style:parent-style-name="Standard">
      <style:paragraph-properties fo:orphans="0" fo:widows="0">
        <style:tab-stops>
          <style:tab-stop style:position="0.77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orphans="0" fo:widows="0" fo:break-before="page">
        <style:tab-stops>
          <style:tab-stop style:position="1.755cm"/>
          <style:tab-stop style:position="2.4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orphans="0" fo:widows="0" fo:break-before="page">
        <style:tab-stops>
          <style:tab-stop style:position="7.271cm"/>
          <style:tab-stop style:position="7.74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879cm"/>
          <style:tab-stop style:position="6.38cm"/>
          <style:tab-stop style:position="7.8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6.8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2" style:family="paragraph" style:parent-style-name="Standard">
      <style:paragraph-properties fo:orphans="0" fo:widows="0" fo:break-before="page">
        <style:tab-stops>
          <style:tab-stop style:position="2.171cm"/>
          <style:tab-stop style:position="2.671cm" style:leader-style="dotted" style:leader-text="."/>
          <style:tab-stop style:position="5.803cm"/>
          <style:tab-stop style:position="6.62cm"/>
          <style:tab-stop style:position="7.2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4" style:family="paragraph" style:parent-style-name="Standard">
      <style:paragraph-properties fo:orphans="0" fo:widows="0">
        <style:tab-stops>
          <style:tab-stop style:position="4.1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29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3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7" style:family="paragraph" style:parent-style-name="Standard">
      <style:paragraph-properties fo:orphans="0" fo:widows="0">
        <style:tab-stops>
          <style:tab-stop style:position="2.3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8" style:family="paragraph" style:parent-style-name="Standard">
      <style:paragraph-properties fo:orphans="0" fo:widows="0" fo:break-before="page">
        <style:tab-stops>
          <style:tab-stop style:position="2.9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155cm"/>
          <style:tab-stop style:position="4.6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0" style:family="paragraph" style:parent-style-name="Standard">
      <style:paragraph-properties fo:orphans="0" fo:widows="0">
        <style:tab-stops>
          <style:tab-stop style:position="0.97cm"/>
          <style:tab-stop style:position="1.563cm"/>
          <style:tab-stop style:position="4.579cm"/>
          <style:tab-stop style:position="6.458cm"/>
          <style:tab-stop style:position="6.981cm"/>
          <style:tab-stop style:position="7.9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1" style:family="paragraph" style:parent-style-name="Standard">
      <style:paragraph-properties fo:orphans="0" fo:widows="0">
        <style:tab-stops>
          <style:tab-stop style:position="1.06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2" style:family="paragraph" style:parent-style-name="Standard">
      <style:paragraph-properties fo:orphans="0" fo:widows="0" fo:break-before="page">
        <style:tab-stops>
          <style:tab-stop style:position="3.9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3" style:family="paragraph" style:parent-style-name="Standard">
      <style:paragraph-properties fo:orphans="0" fo:widows="0">
        <style:tab-stops>
          <style:tab-stop style:position="3.664cm"/>
          <style:tab-stop style:position="4.318cm"/>
          <style:tab-stop style:position="7.027cm"/>
          <style:tab-stop style:position="8.17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4" style:family="paragraph" style:parent-style-name="Standard">
      <style:paragraph-properties fo:orphans="0" fo:widows="0">
        <style:tab-stops>
          <style:tab-stop style:position="3.732cm"/>
          <style:tab-stop style:position="5.076cm" style:leader-style="solid" style:leader-text="-"/>
          <style:tab-stop style:position="5.311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5" style:family="paragraph" style:parent-style-name="Standard">
      <style:paragraph-properties fo:orphans="0" fo:widows="0" fo:break-before="page">
        <style:tab-stops>
          <style:tab-stop style:position="4.2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6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565cm"/>
          <style:tab-stop style:position="6.0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9" style:family="paragraph" style:parent-style-name="Standard">
      <style:paragraph-properties fo:orphans="0" fo:widows="0" fo:break-before="page">
        <style:tab-stops>
          <style:tab-stop style:position="4.577cm"/>
          <style:tab-stop style:position="6.9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0" style:family="paragraph" style:parent-style-name="Standard">
      <style:paragraph-properties fo:orphans="0" fo:widows="0">
        <style:tab-stops>
          <style:tab-stop style:position="6.46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1" style:family="paragraph" style:parent-style-name="Standard">
      <style:paragraph-properties fo:orphans="0" fo:widows="0">
        <style:tab-stops>
          <style:tab-stop style:position="6.6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2" style:family="paragraph" style:parent-style-name="Standard">
      <style:paragraph-properties fo:orphans="0" fo:widows="0" fo:break-before="page">
        <style:tab-stops>
          <style:tab-stop style:position="3.9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3" style:family="paragraph" style:parent-style-name="Standard">
      <style:paragraph-properties fo:orphans="0" fo:widows="0" fo:break-before="page">
        <style:tab-stops>
          <style:tab-stop style:position="5.034cm"/>
          <style:tab-stop style:position="6.503cm"/>
          <style:tab-stop style:position="7.9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4" style:family="paragraph" style:parent-style-name="Standard">
      <style:paragraph-properties fo:orphans="0" fo:widows="0">
        <style:tab-stops>
          <style:tab-stop style:position="7.9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86cm"/>
          <style:tab-stop style:position="4.325cm"/>
          <style:tab-stop style:position="5.83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6" style:family="paragraph" style:parent-style-name="Standard">
      <style:paragraph-properties fo:orphans="0" fo:widows="0">
        <style:tab-stops>
          <style:tab-stop style:position="5.838cm"/>
          <style:tab-stop style:position="7.3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7" style:family="paragraph" style:parent-style-name="Standard">
      <style:paragraph-properties fo:orphans="0" fo:widows="0" fo:break-before="page">
        <style:tab-stops>
          <style:tab-stop style:position="1.439cm"/>
          <style:tab-stop style:position="2.89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8" style:family="paragraph" style:parent-style-name="Standard">
      <style:paragraph-properties fo:orphans="0" fo:widows="0">
        <style:tab-stops>
          <style:tab-stop style:position="1.439cm"/>
          <style:tab-stop style:position="2.89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336cm"/>
          <style:tab-stop style:position="6.775cm"/>
          <style:tab-stop style:position="8.23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0" style:family="paragraph" style:parent-style-name="Standard">
      <style:paragraph-properties fo:orphans="0" fo:widows="0">
        <style:tab-stops>
          <style:tab-stop style:position="6.4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2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2" style:family="paragraph" style:parent-style-name="Standard">
      <style:paragraph-properties fo:orphans="0" fo:widows="0">
        <style:tab-stops>
          <style:tab-stop style:position="1.686cm"/>
          <style:tab-stop style:position="4.3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0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50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42cm"/>
          <style:tab-stop style:position="3.844cm"/>
          <style:tab-stop style:position="5.29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6" style:family="paragraph" style:parent-style-name="Standard">
      <style:paragraph-properties fo:orphans="0" fo:widows="0" fo:break-before="page">
        <style:tab-stops>
          <style:tab-stop style:position="2.124cm"/>
          <style:tab-stop style:position="3.272cm"/>
          <style:tab-stop style:position="4.627cm"/>
          <style:tab-stop style:position="6.6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7" style:family="paragraph" style:parent-style-name="Standard">
      <style:paragraph-properties fo:orphans="0" fo:widows="0">
        <style:tab-stops>
          <style:tab-stop style:position="7.8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11cm"/>
          <style:tab-stop style:position="4.043cm"/>
          <style:tab-stop style:position="5.5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9" style:family="paragraph" style:parent-style-name="Standard">
      <style:paragraph-properties fo:orphans="0" fo:widows="0" fo:break-before="page">
        <style:tab-stops>
          <style:tab-stop style:position="4.927cm"/>
          <style:tab-stop style:position="6.473cm"/>
          <style:tab-stop style:position="7.92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0" style:family="paragraph" style:parent-style-name="Standard">
      <style:paragraph-properties fo:orphans="0" fo:widows="0">
        <style:tab-stops>
          <style:tab-stop style:position="3.224cm"/>
          <style:tab-stop style:position="4.68cm"/>
          <style:tab-stop style:position="6.1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1" style:family="paragraph" style:parent-style-name="Standard">
      <style:paragraph-properties fo:orphans="0" fo:widows="0">
        <style:tab-stops>
          <style:tab-stop style:position="4.9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19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3" style:family="paragraph" style:parent-style-name="Standard">
      <style:paragraph-properties fo:orphans="0" fo:widows="0">
        <style:tab-stops>
          <style:tab-stop style:position="1.185cm"/>
          <style:tab-stop style:position="5.0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4" style:family="paragraph" style:parent-style-name="Standard">
      <style:paragraph-properties fo:orphans="0" fo:widows="0" fo:break-before="page">
        <style:tab-stops>
          <style:tab-stop style:position="4.4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5" style:family="paragraph" style:parent-style-name="Standard">
      <style:paragraph-properties fo:orphans="0" fo:widows="0">
        <style:tab-stops>
          <style:tab-stop style:position="7.8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61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7" style:family="paragraph" style:parent-style-name="Standard">
      <style:paragraph-properties fo:orphans="0" fo:widows="0">
        <style:tab-stops>
          <style:tab-stop style:position="4.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8" style:family="paragraph" style:parent-style-name="Standard">
      <style:paragraph-properties fo:orphans="0" fo:widows="0">
        <style:tab-stops>
          <style:tab-stop style:position="2.032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42cm"/>
          <style:tab-stop style:position="7.9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0.681cm"/>
          <style:tab-stop style:position="3.459cm"/>
          <style:tab-stop style:position="6.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219cm"/>
          <style:tab-stop style:position="5.32cm"/>
          <style:tab-stop style:position="7.32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2" style:family="paragraph" style:parent-style-name="Standard">
      <style:paragraph-properties fo:orphans="0" fo:widows="0" fo:break-before="page">
        <style:tab-stops>
          <style:tab-stop style:position="2.14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3" style:family="paragraph" style:parent-style-name="Standard">
      <style:paragraph-properties fo:orphans="0" fo:widows="0">
        <style:tab-stops>
          <style:tab-stop style:position="6.604cm"/>
          <style:tab-stop style:position="7.7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4" style:family="paragraph" style:parent-style-name="Standard">
      <style:paragraph-properties fo:orphans="0" fo:widows="0">
        <style:tab-stops>
          <style:tab-stop style:position="6.8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5" style:family="paragraph" style:parent-style-name="Standard">
      <style:paragraph-properties fo:orphans="0" fo:widows="0">
        <style:tab-stops>
          <style:tab-stop style:position="1.139cm" style:leader-style="solid" style:leader-text="_"/>
          <style:tab-stop style:position="1.847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7" style:family="paragraph" style:parent-style-name="Standard">
      <style:paragraph-properties fo:orphans="0" fo:widows="0" fo:break-before="page">
        <style:tab-stops>
          <style:tab-stop style:position="6.2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872cm"/>
          <style:tab-stop style:position="6.9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11cm"/>
          <style:tab-stop style:position="4.05cm"/>
          <style:tab-stop style:position="5.53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545cm"/>
          <style:tab-stop style:position="6.40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2" style:family="paragraph" style:parent-style-name="Standard">
      <style:paragraph-properties fo:orphans="0" fo:widows="0" fo:break-before="page">
        <style:tab-stops>
          <style:tab-stop style:position="5.165cm"/>
          <style:tab-stop style:position="6.6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3" style:family="paragraph" style:parent-style-name="Standard">
      <style:paragraph-properties fo:orphans="0" fo:widows="0" fo:break-before="page">
        <style:tab-stops>
          <style:tab-stop style:position="2.316cm"/>
          <style:tab-stop style:position="3.318cm"/>
          <style:tab-stop style:position="7.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4" style:family="paragraph" style:parent-style-name="Standard">
      <style:paragraph-properties fo:orphans="0" fo:widows="0">
        <style:tab-stops>
          <style:tab-stop style:position="7.34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17cm"/>
          <style:tab-stop style:position="7.34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6" style:family="paragraph" style:parent-style-name="Standard">
      <style:paragraph-properties fo:orphans="0" fo:widows="0" fo:break-before="page">
        <style:tab-stops>
          <style:tab-stop style:position="0.986cm"/>
          <style:tab-stop style:position="2.247cm"/>
          <style:tab-stop style:position="4.041cm"/>
          <style:tab-stop style:position="4.711cm"/>
          <style:tab-stop style:position="7.1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099cm"/>
          <style:tab-stop style:position="7.29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8" style:family="paragraph" style:parent-style-name="Standard">
      <style:paragraph-properties fo:orphans="0" fo:widows="0">
        <style:tab-stops>
          <style:tab-stop style:position="1.085cm"/>
          <style:tab-stop style:position="2.348cm"/>
          <style:tab-stop style:position="3.14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415cm"/>
          <style:tab-stop style:position="5.562cm"/>
          <style:tab-stop style:position="6.733cm"/>
          <style:tab-stop style:position="7.9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0" style:family="paragraph" style:parent-style-name="Standard">
      <style:paragraph-properties fo:orphans="0" fo:widows="0">
        <style:tab-stops>
          <style:tab-stop style:position="5.604cm"/>
          <style:tab-stop style:position="6.773cm"/>
          <style:tab-stop style:position="7.9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1" style:family="paragraph" style:parent-style-name="Standard">
      <style:paragraph-properties fo:orphans="0" fo:widows="0">
        <style:tab-stops>
          <style:tab-stop style:position="4.0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2" style:family="paragraph" style:parent-style-name="Standard">
      <style:paragraph-properties fo:orphans="0" fo:widows="0">
        <style:tab-stops>
          <style:tab-stop style:position="1.824cm"/>
          <style:tab-stop style:position="2.98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0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703cm"/>
          <style:tab-stop style:position="5.279cm"/>
          <style:tab-stop style:position="5.95cm"/>
          <style:tab-stop style:position="7.6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57cm"/>
          <style:tab-stop style:position="4.7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42cm"/>
          <style:tab-stop style:position="7.6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7" style:family="paragraph" style:parent-style-name="Standard">
      <style:paragraph-properties fo:orphans="0" fo:widows="0">
        <style:tab-stops>
          <style:tab-stop style:position="3.90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8" style:family="paragraph" style:parent-style-name="Standard">
      <style:paragraph-properties fo:orphans="0" fo:widows="0" fo:break-before="page">
        <style:tab-stops>
          <style:tab-stop style:position="4.8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9" style:family="paragraph" style:parent-style-name="Standard">
      <style:paragraph-properties fo:orphans="0" fo:widows="0">
        <style:tab-stops>
          <style:tab-stop style:position="6.835cm"/>
          <style:tab-stop style:position="8.19cm" style:type="right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cm"/>
          <style:tab-stop style:position="6.456cm"/>
          <style:tab-stop style:position="7.6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224cm"/>
          <style:tab-stop style:position="4.517cm"/>
          <style:tab-stop style:position="5.666cm"/>
          <style:tab-stop style:position="6.835cm"/>
          <style:tab-stop style:position="7.9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22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3" style:family="paragraph" style:parent-style-name="Standard">
      <style:paragraph-properties fo:orphans="0" fo:widows="0">
        <style:tab-stops>
          <style:tab-stop style:position="7.3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4" style:family="paragraph" style:parent-style-name="Standard">
      <style:paragraph-properties fo:orphans="0" fo:widows="0" fo:break-before="page">
        <style:tab-stops>
          <style:tab-stop style:position="7.1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1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526cm"/>
          <style:tab-stop style:position="2.6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7" style:family="paragraph" style:parent-style-name="Standard">
      <style:paragraph-properties fo:orphans="0" fo:widows="0">
        <style:tab-stops>
          <style:tab-stop style:position="4.018cm"/>
          <style:tab-stop style:position="4.741cm"/>
          <style:tab-stop style:position="6.3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8" style:family="paragraph" style:parent-style-name="Standard">
      <style:paragraph-properties fo:orphans="0" fo:widows="0">
        <style:tab-stops>
          <style:tab-stop style:position="5.9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556cm"/>
          <style:tab-stop style:position="4.494cm" style:leader-style="solid" style:leader-text="-"/>
          <style:tab-stop style:position="6.981cm"/>
          <style:tab-stop style:position="7.4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666cm"/>
          <style:tab-stop style:position="6.78cm"/>
          <style:tab-stop style:position="7.9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1" style:family="paragraph" style:parent-style-name="Standard">
      <style:paragraph-properties fo:orphans="0" fo:widows="0">
        <style:tab-stops>
          <style:tab-stop style:position="3.9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2" style:family="paragraph" style:parent-style-name="Standard">
      <style:paragraph-properties fo:orphans="0" fo:widows="0">
        <style:tab-stops>
          <style:tab-stop style:position="0.409cm"/>
          <style:tab-stop style:position="1.609cm"/>
          <style:tab-stop style:position="2.117cm"/>
          <style:tab-stop style:position="2.663cm"/>
          <style:tab-stop style:position="4.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297cm"/>
          <style:tab-stop style:position="6.39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3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6" style:family="paragraph" style:parent-style-name="Standard">
      <style:paragraph-properties fo:orphans="0" fo:widows="0">
        <style:tab-stops>
          <style:tab-stop style:position="4.89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7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8" style:family="paragraph" style:parent-style-name="Standard">
      <style:paragraph-properties fo:orphans="0" fo:widows="0">
        <style:tab-stops>
          <style:tab-stop style:position="0.8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9" style:family="paragraph" style:parent-style-name="Standard">
      <style:paragraph-properties fo:orphans="0" fo:widows="0" fo:break-before="page">
        <style:tab-stops>
          <style:tab-stop style:position="2.297cm"/>
          <style:tab-stop style:position="3.455cm"/>
          <style:tab-stop style:position="4.872cm"/>
          <style:tab-stop style:position="6.3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792cm"/>
          <style:tab-stop style:position="2.838cm"/>
          <style:tab-stop style:position="3.912cm"/>
          <style:tab-stop style:position="5.355cm"/>
          <style:tab-stop style:position="8.0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97cm"/>
          <style:tab-stop style:position="2.799cm"/>
          <style:tab-stop style:position="2.838cm"/>
          <style:tab-stop style:position="4.205cm"/>
          <style:tab-stop style:position="5.99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2" style:family="paragraph" style:parent-style-name="Standard">
      <style:paragraph-properties fo:orphans="0" fo:widows="0">
        <style:tab-stops>
          <style:tab-stop style:position="2.297cm"/>
          <style:tab-stop style:position="2.85cm"/>
          <style:tab-stop style:position="3.912cm"/>
          <style:tab-stop style:position="5.355cm"/>
          <style:tab-stop style:position="6.67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3" style:family="paragraph" style:parent-style-name="Standard">
      <style:paragraph-properties fo:orphans="0" fo:widows="0">
        <style:tab-stops>
          <style:tab-stop style:position="5.749cm"/>
          <style:tab-stop style:position="7.12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97cm"/>
          <style:tab-stop style:position="3.9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5" style:family="paragraph" style:parent-style-name="Standard">
      <style:paragraph-properties fo:orphans="0" fo:widows="0">
        <style:tab-stops>
          <style:tab-stop style:position="2.297cm"/>
          <style:tab-stop style:position="3.912cm"/>
          <style:tab-stop style:position="5.355cm"/>
          <style:tab-stop style:position="6.67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542cm"/>
          <style:tab-stop style:position="3.912cm"/>
          <style:tab-stop style:position="5.355cm"/>
          <style:tab-stop style:position="7.12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7" style:family="paragraph" style:parent-style-name="Standard">
      <style:paragraph-properties fo:orphans="0" fo:widows="0">
        <style:tab-stops>
          <style:tab-stop style:position="3.912cm"/>
          <style:tab-stop style:position="5.355cm"/>
          <style:tab-stop style:position="7.12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313cm"/>
          <style:tab-stop style:position="7.6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313cm"/>
          <style:tab-stop style:position="7.0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912cm"/>
          <style:tab-stop style:position="4.427cm"/>
          <style:tab-stop style:position="6.098cm"/>
          <style:tab-stop style:position="7.56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388cm"/>
          <style:tab-stop style:position="3.812cm"/>
          <style:tab-stop style:position="4.427cm"/>
          <style:tab-stop style:position="5.228cm"/>
          <style:tab-stop style:position="6.638cm"/>
          <style:tab-stop style:position="7.2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886cm"/>
          <style:tab-stop style:position="4.678cm"/>
          <style:tab-stop style:position="6.3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3" style:family="paragraph" style:parent-style-name="Standard">
      <style:paragraph-properties fo:orphans="0" fo:widows="0" fo:break-before="page">
        <style:tab-stops>
          <style:tab-stop style:position="0.469cm"/>
          <style:tab-stop style:position="1.016cm"/>
          <style:tab-stop style:position="2.448cm"/>
          <style:tab-stop style:position="6.0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4" style:family="paragraph" style:parent-style-name="Standard">
      <style:paragraph-properties fo:orphans="0" fo:widows="0">
        <style:tab-stops>
          <style:tab-stop style:position="3.1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5" style:family="paragraph" style:parent-style-name="Standard">
      <style:paragraph-properties fo:orphans="0" fo:widows="0" fo:break-before="page">
        <style:tab-stops>
          <style:tab-stop style:position="7.47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49cm"/>
          <style:tab-stop style:position="2.25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7" style:family="paragraph" style:parent-style-name="Standard">
      <style:paragraph-properties fo:orphans="0" fo:widows="0">
        <style:tab-stops>
          <style:tab-stop style:position="1.824cm"/>
          <style:tab-stop style:position="3.279cm"/>
          <style:tab-stop style:position="4.718cm"/>
          <style:tab-stop style:position="6.1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8" style:family="paragraph" style:parent-style-name="Standard">
      <style:paragraph-properties fo:orphans="0" fo:widows="0">
        <style:tab-stops>
          <style:tab-stop style:position="4.195cm"/>
          <style:tab-stop style:position="5.6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97cm"/>
          <style:tab-stop style:position="7.9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187cm"/>
          <style:tab-stop style:position="3.649cm"/>
          <style:tab-stop style:position="5.114cm"/>
          <style:tab-stop style:position="6.5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1" style:family="paragraph" style:parent-style-name="Standard">
      <style:paragraph-properties fo:orphans="0" fo:widows="0" fo:break-before="page">
        <style:tab-stops>
          <style:tab-stop style:position="2.9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2" style:family="paragraph" style:parent-style-name="Standard">
      <style:paragraph-properties fo:orphans="0" fo:widows="0">
        <style:tab-stops>
          <style:tab-stop style:position="1.455cm"/>
          <style:tab-stop style:position="3.2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3" style:family="paragraph" style:parent-style-name="Standard">
      <style:paragraph-properties fo:orphans="0" fo:widows="0">
        <style:tab-stops>
          <style:tab-stop style:position="2.979cm"/>
          <style:tab-stop style:position="4.5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4" style:family="paragraph" style:parent-style-name="Standard">
      <style:paragraph-properties fo:orphans="0" fo:widows="0">
        <style:tab-stops>
          <style:tab-stop style:position="0.52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5" style:family="paragraph" style:parent-style-name="Standard">
      <style:paragraph-properties fo:orphans="0" fo:widows="0">
        <style:tab-stops>
          <style:tab-stop style:position="4.071cm"/>
          <style:tab-stop style:position="5.533cm"/>
          <style:tab-stop style:position="6.6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61cm"/>
          <style:tab-stop style:position="4.304cm"/>
          <style:tab-stop style:position="5.782cm"/>
          <style:tab-stop style:position="7.4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7" style:family="paragraph" style:parent-style-name="Standard">
      <style:paragraph-properties fo:orphans="0" fo:widows="0">
        <style:tab-stops>
          <style:tab-stop style:position="1.446cm"/>
          <style:tab-stop style:position="2.861cm"/>
          <style:tab-stop style:position="4.304cm"/>
          <style:tab-stop style:position="5.782cm"/>
          <style:tab-stop style:position="7.1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0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0" style:family="paragraph" style:parent-style-name="Standard">
      <style:paragraph-properties fo:orphans="0" fo:widows="0" fo:break-before="page">
        <style:tab-stops>
          <style:tab-stop style:position="1.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4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2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5.683cm"/>
          <style:tab-stop style:position="7.705cm" style:leader-style="solid" style:leader-text="_"/>
          <style:tab-stop style:position="8.167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3" style:family="paragraph" style:parent-style-name="Standard">
      <style:paragraph-properties fo:orphans="0" fo:widows="0">
        <style:tab-stops>
          <style:tab-stop style:position="0.7cm"/>
          <style:tab-stop style:position="5.68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97cm"/>
          <style:tab-stop style:position="5.68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094cm"/>
          <style:tab-stop style:position="6.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387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7" style:family="paragraph" style:parent-style-name="Standard">
      <style:paragraph-properties fo:orphans="0" fo:widows="0">
        <style:tab-stops>
          <style:tab-stop style:position="2.8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8" style:family="paragraph" style:parent-style-name="Standard">
      <style:paragraph-properties fo:orphans="0" fo:widows="0" fo:break-before="page">
        <style:tab-stops>
          <style:tab-stop style:position="4.209cm"/>
          <style:tab-stop style:position="4.609cm"/>
          <style:tab-stop style:position="5.3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441cm"/>
          <style:tab-stop style:position="6.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949cm"/>
          <style:tab-stop style:position="4.40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1" style:family="paragraph" style:parent-style-name="Standard">
      <style:paragraph-properties fo:orphans="0" fo:widows="0">
        <style:tab-stops>
          <style:tab-stop style:position="4.856cm"/>
          <style:tab-stop style:position="5.3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2" style:family="paragraph" style:parent-style-name="Standard">
      <style:paragraph-properties fo:orphans="0" fo:widows="0" fo:break-before="page">
        <style:tab-stops>
          <style:tab-stop style:position="2.755cm"/>
          <style:tab-stop style:position="4.4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171cm"/>
          <style:tab-stop style:position="4.958cm"/>
          <style:tab-stop style:position="6.4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4" style:family="paragraph" style:parent-style-name="Standard">
      <style:paragraph-properties fo:orphans="0" fo:widows="0" fo:break-before="page">
        <style:tab-stops>
          <style:tab-stop style:position="6.249cm"/>
          <style:tab-stop style:position="7.8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5" style:family="paragraph" style:parent-style-name="Standard">
      <style:paragraph-properties fo:orphans="0" fo:widows="0">
        <style:tab-stops>
          <style:tab-stop style:position="2.163cm"/>
          <style:tab-stop style:position="2.609cm"/>
          <style:tab-stop style:position="5.2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6" style:family="paragraph" style:parent-style-name="Standard">
      <style:paragraph-properties fo:orphans="0" fo:widows="0">
        <style:tab-stops>
          <style:tab-stop style:position="2.609cm"/>
          <style:tab-stop style:position="5.2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7" style:family="paragraph" style:parent-style-name="Standard">
      <style:paragraph-properties fo:orphans="0" fo:widows="0">
        <style:tab-stops>
          <style:tab-stop style:position="3.217cm"/>
          <style:tab-stop style:position="6.5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8" style:family="paragraph" style:parent-style-name="Standard">
      <style:paragraph-properties fo:orphans="0" fo:widows="0">
        <style:tab-stops>
          <style:tab-stop style:position="4.789cm" style:leader-style="solid" style:leader-text="-"/>
          <style:tab-stop style:position="6.443cm"/>
          <style:tab-stop style:position="7.7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226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595cm"/>
          <style:tab-stop style:position="6.7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949cm"/>
          <style:tab-stop style:position="4.796cm"/>
          <style:tab-stop style:position="7.9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66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3" style:family="paragraph" style:parent-style-name="Standard">
      <style:paragraph-properties fo:orphans="0" fo:widows="0" fo:break-before="page">
        <style:tab-stops>
          <style:tab-stop style:position="3.64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187cm"/>
          <style:tab-stop style:position="6.33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5" style:family="paragraph" style:parent-style-name="Standard">
      <style:paragraph-properties fo:orphans="0" fo:widows="0">
        <style:tab-stops>
          <style:tab-stop style:position="6.339cm"/>
          <style:tab-stop style:position="6.9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3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7" style:family="paragraph" style:parent-style-name="Standard">
      <style:paragraph-properties fo:orphans="0" fo:widows="0">
        <style:tab-stops>
          <style:tab-stop style:position="3.496cm"/>
          <style:tab-stop style:position="6.26cm"/>
          <style:tab-stop style:position="7.82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358cm"/>
          <style:tab-stop style:position="3.244cm"/>
          <style:tab-stop style:position="7.161cm"/>
          <style:tab-stop style:position="8.03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9" style:family="paragraph" style:parent-style-name="Standard">
      <style:paragraph-properties fo:orphans="0" fo:widows="0">
        <style:tab-stops>
          <style:tab-stop style:position="0.732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25cm"/>
          <style:tab-stop style:position="4.9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1" style:family="paragraph" style:parent-style-name="Standard">
      <style:paragraph-properties fo:orphans="0" fo:widows="0" fo:break-before="page">
        <style:tab-stops>
          <style:tab-stop style:position="5.0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2" style:family="paragraph" style:parent-style-name="Standard">
      <style:paragraph-properties fo:orphans="0" fo:widows="0" fo:break-before="page">
        <style:tab-stops>
          <style:tab-stop style:position="5.54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3" style:family="paragraph" style:parent-style-name="Standard">
      <style:paragraph-properties fo:orphans="0" fo:widows="0" fo:break-before="page">
        <style:tab-stops>
          <style:tab-stop style:position="2.478cm"/>
          <style:tab-stop style:position="3.826cm"/>
          <style:tab-stop style:position="5.581cm"/>
          <style:tab-stop style:position="6.997cm"/>
          <style:tab-stop style:position="8.013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458cm"/>
          <style:tab-stop style:position="7.92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5" style:family="paragraph" style:parent-style-name="Standard">
      <style:paragraph-properties fo:orphans="0" fo:widows="0">
        <style:tab-stops>
          <style:tab-stop style:position="4.2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27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7" style:family="paragraph" style:parent-style-name="Standard">
      <style:paragraph-properties fo:orphans="0" fo:widows="0">
        <style:tab-stops>
          <style:tab-stop style:position="2.087cm"/>
          <style:tab-stop style:position="2.69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8" style:family="paragraph" style:parent-style-name="Standard">
      <style:paragraph-properties fo:orphans="0" fo:widows="0">
        <style:tab-stops>
          <style:tab-stop style:position="5.0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992cm"/>
          <style:tab-stop style:position="6.46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0" style:family="paragraph" style:parent-style-name="Standard">
      <style:paragraph-properties fo:orphans="0" fo:widows="0">
        <style:tab-stops>
          <style:tab-stop style:position="1.884cm"/>
          <style:tab-stop style:position="2.36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14cm"/>
          <style:tab-stop style:position="6.588cm"/>
          <style:tab-stop style:position="7.26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457cm" style:leader-style="dotted" style:leader-text="."/>
          <style:tab-stop style:position="3.69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884cm"/>
          <style:tab-stop style:position="3.314cm"/>
          <style:tab-stop style:position="7.81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4" style:family="paragraph" style:parent-style-name="Standard">
      <style:paragraph-properties fo:orphans="0" fo:widows="0">
        <style:tab-stops>
          <style:tab-stop style:position="5.8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61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6" style:family="paragraph" style:parent-style-name="Standard">
      <style:paragraph-properties fo:orphans="0" fo:widows="0" fo:break-before="page">
        <style:tab-stops>
          <style:tab-stop style:position="4.2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86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8" style:family="paragraph" style:parent-style-name="Standard">
      <style:paragraph-properties fo:orphans="0" fo:widows="0">
        <style:tab-stops>
          <style:tab-stop style:position="3.182cm"/>
          <style:tab-stop style:position="3.1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9" style:family="paragraph" style:parent-style-name="Standard">
      <style:paragraph-properties fo:orphans="0" fo:widows="0">
        <style:tab-stops>
          <style:tab-stop style:position="6.789cm"/>
          <style:tab-stop style:position="7.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0" style:family="paragraph" style:parent-style-name="Standard">
      <style:paragraph-properties fo:orphans="0" fo:widows="0">
        <style:tab-stops>
          <style:tab-stop style:position="3.4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1" style:family="paragraph" style:parent-style-name="Standard">
      <style:paragraph-properties fo:orphans="0" fo:widows="0">
        <style:tab-stops>
          <style:tab-stop style:position="2.78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07cm"/>
          <style:tab-stop style:position="2.785cm"/>
          <style:tab-stop style:position="5.147cm"/>
          <style:tab-stop style:position="7.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3" style:family="paragraph" style:parent-style-name="Standard">
      <style:paragraph-properties fo:orphans="0" fo:widows="0">
        <style:tab-stops>
          <style:tab-stop style:position="4.226cm"/>
          <style:tab-stop style:position="5.7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1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835cm"/>
          <style:tab-stop style:position="8.40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3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7" style:family="paragraph" style:parent-style-name="Standard">
      <style:paragraph-properties fo:orphans="0" fo:widows="0" fo:break-before="page">
        <style:tab-stops>
          <style:tab-stop style:position="1.732cm"/>
          <style:tab-stop style:position="3.064cm"/>
          <style:tab-stop style:position="7.197cm"/>
          <style:tab-stop style:position="7.8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149cm"/>
          <style:tab-stop style:position="6.1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9" style:family="paragraph" style:parent-style-name="Standard">
      <style:paragraph-properties fo:orphans="0" fo:widows="0">
        <style:tab-stops>
          <style:tab-stop style:position="0.947cm"/>
          <style:tab-stop style:position="2.81cm"/>
          <style:tab-stop style:position="4.02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0" style:family="paragraph" style:parent-style-name="Standard">
      <style:paragraph-properties fo:orphans="0" fo:widows="0">
        <style:tab-stops>
          <style:tab-stop style:position="0.27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1" style:family="paragraph" style:parent-style-name="Standard">
      <style:paragraph-properties fo:orphans="0" fo:widows="0" fo:break-before="page">
        <style:tab-stops>
          <style:tab-stop style:position="3.6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2" style:family="paragraph" style:parent-style-name="Standard">
      <style:paragraph-properties fo:orphans="0" fo:widows="0" fo:break-before="page">
        <style:tab-stops>
          <style:tab-stop style:position="2.671cm"/>
          <style:tab-stop style:position="4.764cm"/>
          <style:tab-stop style:position="8.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4" style:family="paragraph" style:parent-style-name="Standard">
      <style:paragraph-properties fo:orphans="0" fo:widows="0">
        <style:tab-stops>
          <style:tab-stop style:position="2.6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5" style:family="paragraph" style:parent-style-name="Standard">
      <style:paragraph-properties fo:orphans="0" fo:widows="0">
        <style:tab-stops>
          <style:tab-stop style:position="2.506cm"/>
          <style:tab-stop style:position="2.81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6" style:family="paragraph" style:parent-style-name="Standard">
      <style:paragraph-properties fo:orphans="0" fo:widows="0">
        <style:tab-stops>
          <style:tab-stop style:position="1.579cm"/>
          <style:tab-stop style:position="2.256cm"/>
          <style:tab-stop style:position="5.7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0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8" style:family="paragraph" style:parent-style-name="Standard">
      <style:paragraph-properties fo:orphans="0" fo:widows="0" fo:break-before="page">
        <style:tab-stops>
          <style:tab-stop style:position="3.45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7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0" style:family="paragraph" style:parent-style-name="Standard">
      <style:paragraph-properties fo:orphans="0" fo:widows="0">
        <style:tab-stops>
          <style:tab-stop style:position="0.5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1" style:family="paragraph" style:parent-style-name="Standard">
      <style:paragraph-properties fo:orphans="0" fo:widows="0" fo:break-before="page">
        <style:tab-stops>
          <style:tab-stop style:position="7.06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1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3" style:family="paragraph" style:parent-style-name="Standard">
      <style:paragraph-properties fo:orphans="0" fo:widows="0" fo:break-before="page">
        <style:tab-stops>
          <style:tab-stop style:position="3.995cm"/>
          <style:tab-stop style:position="4.634cm"/>
          <style:tab-stop style:position="8.0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4" style:family="paragraph" style:parent-style-name="Standard">
      <style:paragraph-properties fo:orphans="0" fo:widows="0">
        <style:tab-stops>
          <style:tab-stop style:position="0.446cm"/>
          <style:tab-stop style:position="1.169cm"/>
          <style:tab-stop style:position="3.54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7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6" style:family="paragraph" style:parent-style-name="Standard">
      <style:paragraph-properties fo:orphans="0" fo:widows="0" fo:break-before="page">
        <style:tab-stops>
          <style:tab-stop style:position="6.6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7" style:family="paragraph" style:parent-style-name="Standard">
      <style:paragraph-properties fo:orphans="0" fo:widows="0">
        <style:tab-stops>
          <style:tab-stop style:position="1.108cm"/>
          <style:tab-stop style:position="3.8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8" style:family="paragraph" style:parent-style-name="Standard">
      <style:paragraph-properties fo:orphans="0" fo:widows="0" fo:break-before="page">
        <style:tab-stops>
          <style:tab-stop style:position="4.941cm"/>
          <style:tab-stop style:position="5.8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0.529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517cm"/>
          <style:tab-stop style:position="6.782cm"/>
          <style:tab-stop style:position="7.24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678cm"/>
          <style:tab-stop style:position="5.055cm"/>
          <style:tab-stop style:position="6.179cm"/>
          <style:tab-stop style:position="8.4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9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3" style:family="paragraph" style:parent-style-name="Standard">
      <style:paragraph-properties fo:orphans="0" fo:widows="0">
        <style:tab-stops>
          <style:tab-stop style:position="0.801cm"/>
          <style:tab-stop style:position="4.549cm"/>
          <style:tab-stop style:position="6.611cm"/>
          <style:tab-stop style:position="7.22cm"/>
          <style:tab-stop style:position="7.7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4" style:family="paragraph" style:parent-style-name="Standard">
      <style:paragraph-properties fo:orphans="0" fo:widows="0" fo:break-before="page">
        <style:tab-stops>
          <style:tab-stop style:position="2.979cm"/>
          <style:tab-stop style:position="4.4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002cm"/>
          <style:tab-stop style:position="4.711cm"/>
          <style:tab-stop style:position="6.936cm"/>
          <style:tab-stop style:position="7.42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23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6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9" style:family="paragraph" style:parent-style-name="Standard">
      <style:paragraph-properties fo:orphans="0" fo:widows="0">
        <style:tab-stops>
          <style:tab-stop style:position="7.0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0" style:family="paragraph" style:parent-style-name="Standard">
      <style:paragraph-properties fo:orphans="0" fo:widows="0" fo:break-before="page">
        <style:tab-stops>
          <style:tab-stop style:position="1.94cm"/>
          <style:tab-stop style:position="2.748cm"/>
          <style:tab-stop style:position="7.135cm"/>
          <style:tab-stop style:position="8.12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1" style:family="paragraph" style:parent-style-name="Standard">
      <style:paragraph-properties fo:orphans="0" fo:widows="0">
        <style:tab-stops>
          <style:tab-stop style:position="3.032cm"/>
          <style:tab-stop style:position="5.9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2" style:family="paragraph" style:parent-style-name="Standard">
      <style:paragraph-properties fo:orphans="0" fo:widows="0" fo:break-before="page">
        <style:tab-stops>
          <style:tab-stop style:position="7.421cm"/>
          <style:tab-stop style:position="8.0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3" style:family="paragraph" style:parent-style-name="Standard">
      <style:paragraph-properties fo:orphans="0" fo:widows="0">
        <style:tab-stops>
          <style:tab-stop style:position="0.616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4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7.011cm"/>
          <style:tab-stop style:position="7.4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5" style:family="paragraph" style:parent-style-name="Standard">
      <style:paragraph-properties fo:orphans="0" fo:widows="0">
        <style:tab-stops>
          <style:tab-stop style:position="7.4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15cm"/>
          <style:tab-stop style:position="6.563cm"/>
          <style:tab-stop style:position="7.51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7" style:family="paragraph" style:parent-style-name="Standard">
      <style:paragraph-properties fo:orphans="0" fo:widows="0">
        <style:tab-stops>
          <style:tab-stop style:position="3.6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8" style:family="paragraph" style:parent-style-name="Standard">
      <style:paragraph-properties fo:orphans="0" fo:widows="0">
        <style:tab-stops>
          <style:tab-stop style:position="0.92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6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0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8.0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2" style:family="paragraph" style:parent-style-name="Standard">
      <style:paragraph-properties fo:orphans="0" fo:widows="0">
        <style:tab-stops>
          <style:tab-stop style:position="3.718cm"/>
          <style:tab-stop style:position="4.279cm"/>
          <style:tab-stop style:position="5.627cm"/>
          <style:tab-stop style:position="8.04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3" style:family="paragraph" style:parent-style-name="Standard">
      <style:paragraph-properties fo:orphans="0" fo:widows="0">
        <style:tab-stops>
          <style:tab-stop style:position="2.224cm"/>
          <style:tab-stop style:position="3.71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4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5" style:family="paragraph" style:parent-style-name="Standard">
      <style:paragraph-properties fo:orphans="0" fo:widows="0" fo:break-before="page">
        <style:tab-stops>
          <style:tab-stop style:position="6.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47cm"/>
          <style:tab-stop style:position="8.2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595cm"/>
          <style:tab-stop style:position="1.826cm"/>
          <style:tab-stop style:position="4.628cm"/>
          <style:tab-stop style:position="7.983cm"/>
          <style:tab-stop style:position="8.46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8" style:family="paragraph" style:parent-style-name="Standard">
      <style:paragraph-properties fo:orphans="0" fo:widows="0">
        <style:tab-stops>
          <style:tab-stop style:position="0.586cm"/>
          <style:tab-stop style:position="1.423cm"/>
          <style:tab-stop style:position="6.281cm"/>
          <style:tab-stop style:position="7.84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0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54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1" style:family="paragraph" style:parent-style-name="Standard">
      <style:paragraph-properties fo:orphans="0" fo:widows="0">
        <style:tab-stops>
          <style:tab-stop style:position="7.0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07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738cm"/>
          <style:tab-stop style:position="3.344cm"/>
          <style:tab-stop style:position="4.561cm"/>
          <style:tab-stop style:position="7.0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842cm"/>
          <style:tab-stop style:position="8.00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5" style:family="paragraph" style:parent-style-name="Standard">
      <style:paragraph-properties fo:orphans="0" fo:widows="0">
        <style:tab-stops>
          <style:tab-stop style:position="4.1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819cm"/>
          <style:tab-stop style:position="7.2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7" style:family="paragraph" style:parent-style-name="Standard">
      <style:paragraph-properties fo:orphans="0" fo:widows="0">
        <style:tab-stops>
          <style:tab-stop style:position="4.286cm"/>
          <style:tab-stop style:position="7.15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72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9" style:family="paragraph" style:parent-style-name="Standard">
      <style:paragraph-properties fo:orphans="0" fo:widows="0">
        <style:tab-stops>
          <style:tab-stop style:position="6.352cm"/>
          <style:tab-stop style:position="6.726cm" style:leader-style="dotted" style:leader-text="."/>
          <style:tab-stop style:position="6.976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0" style:family="paragraph" style:parent-style-name="Standard">
      <style:paragraph-properties fo:orphans="0" fo:widows="0">
        <style:tab-stops>
          <style:tab-stop style:position="1.856cm"/>
          <style:tab-stop style:position="3.625cm"/>
          <style:tab-stop style:position="5.19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4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72cm"/>
          <style:tab-stop style:position="3.5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392cm"/>
          <style:tab-stop style:position="3.53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1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5" style:family="paragraph" style:parent-style-name="Standard">
      <style:paragraph-properties fo:orphans="0" fo:widows="0">
        <style:tab-stops>
          <style:tab-stop style:position="4.9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82cm"/>
          <style:tab-stop style:position="3.39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943cm"/>
          <style:tab-stop style:position="7.7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8" style:family="paragraph" style:parent-style-name="Standard">
      <style:paragraph-properties fo:orphans="0" fo:widows="0" fo:break-before="page">
        <style:tab-stops>
          <style:tab-stop style:position="4.9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9" style:family="paragraph" style:parent-style-name="Standard">
      <style:paragraph-properties fo:orphans="0" fo:widows="0">
        <style:tab-stops>
          <style:tab-stop style:position="3.048cm"/>
          <style:tab-stop style:position="7.5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40" style:family="paragraph" style:parent-style-name="Standard">
      <style:paragraph-properties fo:orphans="0" fo:widows="0">
        <style:tab-stops>
          <style:tab-stop style:position="8.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41" style:family="paragraph" style:parent-style-name="Standard">
      <style:paragraph-properties fo:orphans="0" fo:widows="0">
        <style:tab-stops>
          <style:tab-stop style:position="1.19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4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535cm"/>
          <style:tab-stop style:position="6.45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43" style:family="paragraph" style:parent-style-name="Standard">
      <style:paragraph-properties fo:orphans="0" fo:widows="0" fo:break-before="page">
        <style:tab-stops>
          <style:tab-stop style:position="3.627cm"/>
          <style:tab-stop style:position="7.7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4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956cm" style:leader-style="dotted" style:leader-text="."/>
          <style:tab-stop style:position="4.253cm" style:leader-style="dotted" style:leader-text="."/>
          <style:tab-stop style:position="4.588cm" style:leader-style="dotted" style:leader-text="."/>
          <style:tab-stop style:position="4.958cm"/>
          <style:tab-stop style:position="5.281cm" style:leader-style="solid" style:leader-text="-"/>
          <style:tab-stop style:position="6.551cm"/>
          <style:tab-stop style:position="7.07cm"/>
          <style:tab-stop style:position="7.306cm" style:leader-style="dotted" style:leader-text="."/>
          <style:tab-stop style:position="8.251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4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0f31e5" style:font-weight-asian="normal" style:font-weight-complex="normal"/>
    </style:style>
    <style:style style:name="P346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 fo:font-weight="normal" officeooo:paragraph-rsid="001524e1" style:font-weight-asian="normal" style:font-weight-complex="normal"/>
    </style:style>
    <style:style style:name="P347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1524e1" style:font-weight-asian="normal" style:font-weight-complex="normal"/>
    </style:style>
    <style:style style:name="P348" style:family="paragraph" style:parent-style-name="Standard">
      <style:paragraph-properties fo:orphans="0" fo:widows="0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e7ca9" style:font-style-asian="italic" style:font-style-complex="italic"/>
    </style:style>
    <style:style style:name="T14" style:family="text">
      <style:text-properties fo:language="el" fo:country="GR" style:language-asian="el" style:country-asian="GR" style:language-complex="el" style:country-complex="GR"/>
    </style:style>
    <style:style style:name="T15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6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7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8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9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20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21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2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3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4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0fac55" style:font-style-asian="normal" style:font-style-complex="normal"/>
    </style:style>
    <style:style style:name="T32" style:family="text">
      <style:text-properties fo:font-style="normal" officeooo:rsid="001dd991" style:font-style-asian="normal" style:font-style-complex="normal"/>
    </style:style>
    <style:style style:name="T33" style:family="text">
      <style:text-properties fo:font-style="normal" officeooo:rsid="0021232b" style:font-style-asian="normal" style:font-style-complex="normal"/>
    </style:style>
    <style:style style:name="T34" style:family="text">
      <style:text-properties fo:font-style="normal" officeooo:rsid="00222dfd" style:font-style-asian="normal" style:font-style-complex="normal"/>
    </style:style>
    <style:style style:name="T35" style:family="text">
      <style:text-properties fo:font-style="normal" officeooo:rsid="00248218" style:font-style-asian="normal" style:font-style-complex="normal"/>
    </style:style>
    <style:style style:name="T36" style:family="text">
      <style:text-properties style:text-position="sub 58%" fo:font-style="normal" style:font-style-asian="normal" style:font-style-complex="normal"/>
    </style:style>
    <style:style style:name="T37" style:family="text">
      <style:text-properties style:text-position="sub 58%" fo:font-style="normal" style:font-style-asian="normal" style:font-style-complex="normal"/>
    </style:style>
    <style:style style:name="T38" style:family="text">
      <style:text-properties style:text-position="sub 58%" fo:font-style="normal" style:font-style-asian="normal" style:font-style-complex="normal"/>
    </style:style>
    <style:style style:name="T39" style:family="text">
      <style:text-properties style:text-position="sub 58%" fo:font-style="normal" style:font-style-asian="normal" style:font-style-complex="normal"/>
    </style:style>
    <style:style style:name="T40" style:family="text">
      <style:text-properties style:text-position="sub 58%" fo:font-style="normal" style:font-style-asian="normal" style:font-style-complex="normal"/>
    </style:style>
    <style:style style:name="T41" style:family="text">
      <style:text-properties style:text-position="sub 58%" fo:font-style="italic" style:font-style-asian="italic" style:font-style-complex="italic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fo:font-style="italic" style:font-style-asian="italic" style:font-style-complex="italic"/>
    </style:style>
    <style:style style:name="T45" style:family="text">
      <style:text-properties style:text-position="sub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46" style:family="text">
      <style:text-properties style:text-position="sub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47" style:family="text">
      <style:text-properties style:text-position="sub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48" style:family="text">
      <style:text-properties style:text-position="sub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49" style:family="text">
      <style:text-properties style:text-position="sub 58%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50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51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52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5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4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5" style:family="text">
      <style:text-properties style:text-position="super 58%" fo:font-style="normal" style:font-style-asian="normal" style:font-style-complex="normal"/>
    </style:style>
    <style:style style:name="T56" style:family="text">
      <style:text-properties style:text-position="super 58%" fo:font-style="normal" style:font-style-asian="normal" style:font-style-complex="normal"/>
    </style:style>
    <style:style style:name="T57" style:family="text">
      <style:text-properties style:text-position="super 58%" fo:font-style="normal" style:font-style-asian="normal" style:font-style-complex="normal"/>
    </style:style>
    <style:style style:name="T58" style:family="text">
      <style:text-properties style:text-position="super 58%" fo:font-style="normal" style:font-style-asian="normal" style:font-style-complex="normal"/>
    </style:style>
    <style:style style:name="T59" style:family="text">
      <style:text-properties style:text-position="super 58%" fo:font-style="normal" style:font-style-asian="normal" style:font-style-complex="normal"/>
    </style:style>
    <style:style style:name="T60" style:family="text">
      <style:text-properties style:text-position="super 58%" fo:font-style="italic" style:font-style-asian="italic" style:font-style-complex="italic"/>
    </style:style>
    <style:style style:name="T61" style:family="text">
      <style:text-properties style:text-position="super 58%" fo:font-style="italic" style:font-style-asian="italic" style:font-style-complex="italic"/>
    </style:style>
    <style:style style:name="T62" style:family="text">
      <style:text-properties style:text-position="super 58%" fo:font-style="italic" style:font-style-asian="italic" style:font-style-complex="italic"/>
    </style:style>
    <style:style style:name="T63" style:family="text">
      <style:text-properties style:text-position="super 58%" fo:font-style="italic" style:font-style-asian="italic" style:font-style-complex="italic"/>
    </style:style>
    <style:style style:name="T64" style:family="text">
      <style:text-properties style:text-position="super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65" style:family="text">
      <style:text-properties style:font-name="Microsoft Sans Serif" fo:font-size="12pt" fo:letter-spacing="normal" style:rfc-language-tag="la-001" fo:language="la" fo:font-style="italic" officeooo:rsid="000e7ca9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66" style:family="text">
      <style:text-properties style:font-name="Microsoft Sans Serif" fo:font-size="12pt" fo:letter-spacing="normal" style:rfc-language-tag="la-001" fo:language="la" fo:font-style="italic" officeooo:rsid="000fac55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67" style:family="text">
      <style:text-properties style:font-name="Microsoft Sans Serif" fo:font-size="12pt" fo:letter-spacing="normal" style:rfc-language-tag="la-001" fo:language="la" fo:font-style="italic" officeooo:rsid="000fac55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68" style:family="text">
      <style:text-properties style:font-name="Microsoft Sans Serif" fo:font-size="12pt" fo:letter-spacing="normal" style:rfc-language-tag="la-001" fo:language="la" fo:font-style="italic" officeooo:rsid="001524e1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69" style:family="text">
      <style:text-properties style:font-name="Microsoft Sans Serif" fo:font-size="12pt" fo:letter-spacing="normal" style:rfc-language-tag="la-001" fo:language="la" fo:font-style="italic" officeooo:rsid="0015d584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70" style:family="text">
      <style:text-properties style:font-name="Microsoft Sans Serif" fo:font-size="12pt" fo:letter-spacing="normal" style:rfc-language-tag="la-001" fo:language="la" fo:font-style="italic" officeooo:rsid="0017872c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71" style:family="text">
      <style:text-properties style:font-name="Microsoft Sans Serif" fo:font-size="12pt" fo:letter-spacing="normal" style:rfc-language-tag="la-001" fo:language="la" fo:font-style="italic" officeooo:rsid="0019a01f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72" style:family="text">
      <style:text-properties style:font-name="Microsoft Sans Serif" fo:font-size="12pt" fo:letter-spacing="normal" style:rfc-language-tag="la-001" fo:language="la" fo:font-style="italic" officeooo:rsid="001dd991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73" style:family="text">
      <style:text-properties style:font-name="Microsoft Sans Serif" fo:font-size="12pt" fo:letter-spacing="normal" style:rfc-language-tag="la-001" fo:language="la" fo:font-style="italic" officeooo:rsid="001f8db6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74" style:family="text">
      <style:text-properties style:font-name="Microsoft Sans Serif" fo:font-size="12pt" fo:letter-spacing="normal" style:rfc-language-tag="la-001" fo:language="la" fo:font-style="normal" officeooo:rsid="000fac55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75" style:family="text">
      <style:text-properties style:font-name="Microsoft Sans Serif" fo:font-size="12pt" fo:letter-spacing="normal" style:rfc-language-tag="la-001" fo:language="la" fo:font-style="normal" officeooo:rsid="0015d584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76" style:family="text">
      <style:text-properties style:font-name="Microsoft Sans Serif" fo:font-size="12pt" fo:letter-spacing="normal" style:rfc-language-tag="la-001" fo:language="la" fo:font-style="normal" officeooo:rsid="0015d584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77" style:family="text">
      <style:text-properties style:font-name="Microsoft Sans Serif" fo:font-size="12pt" fo:letter-spacing="normal" style:rfc-language-tag="la-001" fo:language="la" fo:font-style="normal" officeooo:rsid="001dd991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78" style:family="text">
      <style:text-properties style:font-name="Microsoft Sans Serif" fo:font-size="12pt" fo:letter-spacing="normal" style:rfc-language-tag="la-001" fo:language="la" fo:font-style="normal" officeooo:rsid="001f8db6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79" style:family="text">
      <style:text-properties style:font-name="Microsoft Sans Serif" fo:font-size="12pt" fo:letter-spacing="normal" style:rfc-language-tag="la-001" fo:language="la" fo:font-style="normal" officeooo:rsid="00222dfd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80" style:family="text">
      <style:text-properties style:font-name="Microsoft Sans Serif" fo:font-size="12pt" fo:letter-spacing="normal" style:rfc-language-tag="la-001" fo:language="la" fo:font-style="normal" officeooo:rsid="00248218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81" style:family="text">
      <style:text-properties style:font-name="Microsoft Sans Serif" fo:font-size="12pt" fo:letter-spacing="normal" fo:language="el" fo:country="GR" fo:font-style="normal" officeooo:rsid="000fac55" fo:background-color="transparent" loext:char-shading-value="0" style:font-name-asian="Microsoft Sans Serif1" style:font-size-asian="12pt" style:language-asian="el" style:country-asian="GR" style:font-style-asian="normal" style:font-name-complex="Microsoft Sans Serif1" style:font-size-complex="12pt" style:language-complex="el" style:country-complex="GR" style:font-style-complex="normal" style:text-scale="100%"/>
    </style:style>
    <style:style style:name="T82" style:family="text">
      <style:text-properties fo:color="#000000" loext:opacity="100%" style:font-name="Liberation Sans" fo:font-size="18.2000007629395pt" fo:letter-spacing="normal" style:rfc-language-tag="la-001" fo:language="la" fo:font-weight="bold" officeooo:rsid="000f31e5" fo:background-color="transparent" loext:char-shading-value="0" style:font-name-asian="Noto Sans CJK SC" style:font-size-asian="18.2000007629395pt" style:rfc-language-tag-asian="la-001" style:language-asian="la" style:font-weight-asian="bold" style:font-name-complex="Lohit Devanagari" style:font-size-complex="18.2000007629395pt" style:rfc-language-tag-complex="la-001" style:language-complex="la" style:font-weight-complex="bold" style:text-scale="100%"/>
    </style:style>
    <style:style style:name="T83" style:family="text">
      <style:text-properties fo:color="#000000" loext:opacity="100%" style:font-name="Liberation Sans" fo:font-size="16.1000003814697pt" fo:letter-spacing="normal" style:rfc-language-tag="la-001" fo:language="la" fo:font-weight="bold" officeooo:rsid="0015d584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4" style:family="text">
      <style:text-properties fo:color="#000000" loext:opacity="100%" style:font-name="Liberation Sans" fo:font-size="16.1000003814697pt" fo:letter-spacing="normal" style:rfc-language-tag="la-001" fo:language="la" fo:font-weight="bold" officeooo:rsid="0017872c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5" style:family="text">
      <style:text-properties fo:color="#000000" loext:opacity="100%" style:font-name="Liberation Sans" fo:font-size="16.1000003814697pt" fo:letter-spacing="normal" style:rfc-language-tag="la-001" fo:language="la" fo:font-weight="bold" officeooo:rsid="001f8db6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6" style:family="text">
      <style:text-properties fo:color="#000000" loext:opacity="100%" style:font-name="Liberation Sans" fo:font-size="16.1000003814697pt" fo:letter-spacing="normal" style:rfc-language-tag="la-001" fo:language="la" fo:font-weight="bold" officeooo:rsid="001fc95e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7" style:family="text">
      <style:text-properties fo:color="#000000" loext:opacity="100%" style:font-name="Liberation Sans" fo:font-size="16.1000003814697pt" fo:letter-spacing="normal" style:rfc-language-tag="la-001" fo:language="la" fo:font-weight="bold" officeooo:rsid="00215824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8" style:family="text">
      <style:text-properties fo:color="#000000" loext:opacity="100%" style:font-name="Liberation Sans" fo:font-size="16.1000003814697pt" fo:letter-spacing="normal" style:rfc-language-tag="la-001" fo:language="la" fo:font-weight="bold" officeooo:rsid="00222dfd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9" style:family="text">
      <style:text-properties fo:color="#000000" loext:opacity="100%" style:font-name="Liberation Sans" fo:font-size="16.1000003814697pt" fo:letter-spacing="normal" style:rfc-language-tag="la-001" fo:language="la" fo:font-weight="bold" officeooo:rsid="00248218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90" style:family="text">
      <style:text-properties officeooo:rsid="0017872c"/>
    </style:style>
    <style:style style:name="T91" style:family="text">
      <style:text-properties officeooo:rsid="001c4aa5"/>
    </style:style>
    <style:style style:name="T92" style:family="text">
      <style:text-properties officeooo:rsid="001f8db6"/>
    </style:style>
    <style:style style:name="T93" style:family="text">
      <style:text-properties officeooo:rsid="001fc95e"/>
    </style:style>
    <style:style style:name="T94" style:family="text">
      <style:text-properties officeooo:rsid="0021232b"/>
    </style:style>
    <style:style style:name="T95" style:family="text">
      <style:text-properties officeooo:rsid="00215824"/>
    </style:style>
    <style:style style:name="T96" style:family="text">
      <style:text-properties officeooo:rsid="00222dfd"/>
    </style:style>
    <style:style style:name="T97" style:family="text">
      <style:text-properties officeooo:rsid="002482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<text:span text:style-name="T25">HIPPOCRATIS EPIDEM. </text:span><text:span text:style-name="T25">I. </text:span><text:span text:style-name="T25">ET<text:line-break/>GALENI IN ILLUM COMMEN-<text:line-break/>TARIUS </text:span><text:span text:style-name="T25">I.</text:span><text:bookmark-end text:name="bookmark0"/></text:h>
      <text:h text:style-name="P8" text:outline-level="2">Praefatio Galeni.</text:h>
      <text:p text:style-name="P16"><text:span text:style-name="T25">Non hoc quidem libro<text:line-break/>Hippocrates Cous de propriis cujusque regionis morbi»<text:line-break/>agere instituit, sicuti sane alias nonnunquam, quod uni-<text:line-break/>veria ipsius oratio de morbis habeatur qui epidemii, hoc<text:line-break/>est populatim grassantes nominantur, qui a vernaculis sic<text:line-break/>differunt, quod illi quidem per aliquod tempus quandam</text:span></text:p>
      <text:p text:style-name="P17"><text:span text:style-name="T25">regionem pervadant, hi vero incolas tanquam cognati<text:line-break/>nullo non tempore comitentur. ltaque libro de aere,<text:line-break/>locis et aquis vernaculos morbos docet, qui per singulas<text:line-break/>habitationes oboriantur. Hoc autem libro morbos epide-<text:line-break/>mios, qui per aliquod tempus passim vel civitates vel na-<text:line-break/>tiones universas adoriantur. Haec autem duo morborum<text:line-break/>genera tum communia tum passim grassantia nuncupare<text:line-break/>consuevit. Cetera vero omnia dispersa, quae scilicet non<text:line-break/>communiter multos, sed seorsum quemque prehendunt.<text:line-break/>Nam saepius Graeci </text:span><text:span text:style-name="T15">σπείρειν </text:span><text:span text:style-name="T25">pro difpergere et ab invicem<text:line-break/>!eparare usurparunt, eoque modo Thucydides de juveni-<text:line-break/>bus ait: vere autem alii in alia civitatis parte dispersi<text:line-break/>perierunt- Horum autem morborum ut generatio ita et<text:line-break/>causa communis. Quum autem tres causae sint a quibus<text:line-break/>oboriuntur morbi, una quidem iis quae efferuntur, altera<text:line-break/>iis quae fiunt, tertia iis quae extrinsecus incidunt. A<text:line-break/>singulis sane communes morbi fieri consuevere, ac potis-</text:span></text:p>
      <text:p text:style-name="P17"><text:span text:style-name="T25">simum ab aeris nos ambientis flatu. Non enim plerum-<text:line-break/>que accidit per ingestos cibos morbum communem civita-<text:line-break/>tem aut regionem aut exercitum pervadere, ut neque per<text:line-break/>communes tum occupationes tum labores ambiens; nos<text:line-break/>aer si immoderatius calefiat aut frigeat aut humescat aut<text:line-break/>siccescat corporum symmetriam, quae sanitas est, intertur-<text:line-break/>hat, depravat, evertit. Aliis enim causis* neque simul<text:line-break/>cimnes occurrimus, neque diem integrum subjicimur, sed<text:line-break/>aer solus foris omnes ambit, atque ab omnibus inspiratur.<text:line-break/>Fieri siquidem non potest quin corporum animantium<text:line-break/>temperamenta cum ejus permutatione afficiantur. Atque<text:line-break/>propterea, ut ipse docet Hippocrates </text:span><text:span text:style-name="T25">: </text:span><text:span text:style-name="T7">Vere quidem tem-<text:line-break/>peratifstrna tempestate sunguis kunwrurn temperteiistimus<text:line-break/>abundat augefcitque, hieme tempestate frigidijstma, pituita<text:line-break/>humor frtgidistimus, quemadmodum et aestate tempestate<text:line-break/>calidistima, calidistimus humor stava bilis, autumno deni-<text:line-break/>que sicca tempestate bilis atra quae tum plurima tum<text:line-break/>vebernentijsima est,</text:span><text:span text:style-name="T25"> perustis per aestatem duobus humori-</text:span></text:p>
      <text:p text:style-name="P17"><text:span text:style-name="T25">bus, sanguine et hile flava, quae et pallida nominatur.<text:line-break/>Sic. demum etiam morbi pro ratione uniuscujusque tem-<text:line-break/>pestatis oboriuntur, 'qni cum humoris exuberantis natura<text:line-break/>similitudinem sortiuntur. Ac si per dictarum tempesta-<text:line-break/>tum appellationes dicti humores procrearentur, nunquam<text:line-break/>utique fieret ut a sua temperie aliquando degenerantes alios<text:line-break/>producerent. Quia vero unaquaeque tempestas pro fui<text:line-break/>temperamenti ratione, noni autem propter nomen, prae-<text:line-break/>dictos humores auget, quum ambientis nos aeris tempe-<text:line-break/>ries permutatur, humores quoque permutari necesse est,<text:line-break/>quemadmodum in aphorismis ipse pernunciabat: </text:span><text:span text:style-name="T7">Quum<text:line-break/>per anni tempestates eodem die modo calor, modo frigus<text:line-break/>oboriatur, autumnales morbi exspectandi sunt.</text:span><text:span text:style-name="T25"> Quernad-<text:line-break/>modum autem singulis tempestatibus propriam temperaturam<text:line-break/>servantibus pro suarum naturarum ratione morbi crea-<text:line-break/>bantur, ita fi praeter naturam permutentur, ad constitu-<text:line-break/>tionis aemulationem morbi fient. Cur igitur in unaqua-</text:span></text:p>
      <text:p text:style-name="P17"><text:span text:style-name="T25">que tempestate non omnes .uno et eodem, morbo corripi-<text:line-break/>untur? Quoniam </text:span><text:span text:style-name="T36">&lt;</text:span><text:span text:style-name="T25">sane non parum dissident et per con-<text:line-break/>natas naturas et per aetates nec non per vivendi for-<text:line-break/>mas. Quocirca hic quidem facile cedet malitiae tem-<text:line-break/>peraturae praefentis tempestatis, alius vero magno-<text:line-break/>pere obluctabitur, alius autem nequaquam prorsus lae-<text:line-break/>detur, alius denique prava vivendi ratione prius quam<text:line-break/>tempestatis fentiat laesionem morbo occupabitur. Nam<text:line-break/>ut quum ab ambiente laedebatur, tali morbo capiebatur<text:line-break/>qui illius temperamento responderet, ita fiet, ut pro de-<text:line-break/>licti ratione aegrotet quod in vivendi forma committitur.<text:line-break/>Haec igitur quicunque novit, non solum qui in unoquo-<text:line-break/>que coeli statu morbi oboriuntur eos praennscet, verum<text:line-break/>etiam eos procreari (victum incommoderatis circumstantis<text:line-break/>nos aeris constitutionibus contrarium arte machinatus)<text:line-break/>prohibebit. Si namque- proba primorum corporum tem-<text:line-break/>peries sit sanitas, quod eam quidem ambientis internpe-<text:line-break/></text:span><text:span text:style-name="T50">ri.es </text:span><text:span text:style-name="T25">labefactura sit, fervatura vero contraria vivendi</text:span></text:p>
      <text:p text:style-name="P17"><text:span text:style-name="T25">ratio patet omnibus. Quocirca Quintus male tum hos<text:line-break/>tum aphorismorum libros interpretatur, in quibus hoc<text:line-break/>modo scripsit Hippocrates: </text:span><text:span text:style-name="T7">Inter anui tempestates, st ki-<text:line-break/>ems sicca quidem et borealis suerit, ver autem pluvium et<text:line-break/>austrinam, subres acutas, lippitudines, dysenterias, ad<text:line-break/>aestatem oboriri necefsu est,</text:span><text:span text:style-name="T25"> nempe sola experientia id<text:line-break/>cognitum esse ait Quintus citra causae rationem. Primum<text:line-break/>quidem eo ipso peccat, quod eorum * * scripserit, deinde<text:line-break/>quod utilem doctrinae partem praetermiserit. Nam inter-<text:line-break/>pretmn haec duo funt officia, alterum libri fensum tueri,<text:line-break/>alterum lecturos libri commentarios utilia docere. Mu-<text:line-break/>nus utrumque Quintus labefactavit, dum exuberantes mor-<text:line-break/>bos ctnn ambientis nos aeris statu non conjungit, quum<text:line-break/>eos ipfe Hippocrates conjungi velit, quum nos neque<text:line-break/>futuros morbos praevidere, neque oboiientes prohibere,<text:line-break/>neque obortos curare valeamus, nisi affectionem corporibus</text:span></text:p>
      <text:p text:style-name="P18"><text:span text:style-name="T25">nostris ab ambientis illatam intemperie cognoverimus. Ita<text:line-break/>namque ceterorum omnium statuum praetermissorum </text:span><text:span text:style-name="T7">fa-<text:line-break/>cultates</text:span><text:span text:style-name="T25"> ipsi comperire valebimus. Quamobrem quicunque<text:line-break/>ex epidemiorum lectionibus ad artem juvari vehementer<text:line-break/>desiderat, satius est ipsum tum librum de homluis natura<text:line-break/>tum librum de aere, locis et aquis praelegisse; illos et-<text:line-break/>iamnurn aphorismorum libros, in quibus de anui tempe-<text:line-break/>statibus disserit, et frigidorum, calidorum, siccorum et hu-<text:line-break/>ruidorum statuum facultates docet. His proditis addimus<text:line-break/>necessarium quoque esse ipsum opus prognostici evoluisse.<text:line-break/>Nam quae in his quos protuli libris docuit, ea in epi-<text:line-break/>demiis conscripta consequuntur. Primum quidem quod.<text:line-break/>calidi, frigidi, sicci et humidi symmetria quaedam primo-<text:line-break/>rum corporum sit sanitas. Secundum quod ver tempera-<text:line-break/>tissimum sit ubi propriam temperaturam servaverit, oh id-<text:line-break/>que in eo exuberat sanguis, quemadmodum et aestas quam<text:line-break/>deceat calidior et siccior et hierns tumidior et frigidior”,<text:line-break/>atque inaequalis temperamento autumnus lu quo siccum</text:span></text:p>
      <text:p text:style-name="P18"><text:span text:style-name="T25">et frigidum evincant. Quod etiam in ipsis singulis unus<text:line-break/>quidem humor abundat, ut paulo ante dixi. Ab his tum<text:line-break/>tertium tum quartum illis in libris declarata sunt, in<text:line-break/>-libro quidem de hominis natura ambientem aerem mor-<text:line-break/>borum epidemiorum causam esse, in prognostico vero quae<text:line-break/>sint singulorum signorum vires quibus praenotiones tum<text:line-break/>in qualitate tum magnitudine fiunt. At te qui praesen-<text:line-break/>tem tractatum lecturus sis, promptam omnium quae dif-<text:line-break/>serui memoriam habere volo, ut facilius quae a nobis<text:line-break/>dicentur consequi valeas. Omnium vero maxime librum<text:line-break/>de aere, locis et aquis te legisse velim, ut agnoscas in<text:line-break/>quibus ipse Hippocrates scripsit et- sum probaturus mor--<text:line-break/>, borum genera quae ab Hippocrate sic distincta percurri,<text:line-break/>qui morborum epidemiorum causam aerem esse pronun-<text:line-break/>ciat. Is siquidem libro de hominis natura haec scribit:<text:line-break/></text:span><text:span text:style-name="T7">lllorbt autem oriuntur </text:span><text:span text:style-name="T21">αΐίΐ </text:span><text:span text:style-name="T7">quidem a victu, alii vero a<text:line-break/>spiritu, quem introducentes vivimus. At Utrorumque di-</text:span></text:p>
      <text:p text:style-name="P17"><text:span text:style-name="T7">gnotio ita efficienda esu Quum multi homines uno mor-<text:line-break/>bo eodem tempore corripiuntur, in id quod communisti-<text:line-break/>mum est et quod potistirnum omnes utimur, accepta causu-<text:line-break/>rejicienda esa Quod autem respiramus id existit. Con-<text:line-break/>stat siquidem victum cujusque nostrum causam non esae,,<text:line-break/>quum serie omnes tum juvenes tum senes tum mulieres<text:line-break/>tum viros peraeque invadat,</text:span><text:span text:style-name="T25"> tum juvenes, tum senes, vini<text:line-break/>potores et aquae bibaces, tam eos qui mazam esitant<text:line-break/>quam qni pane victitant, tam eos qui modice laborant<text:line-break/>quam qui magnopere labores ferunt. Quum itaque homi-<text:line-break/>nes omnibus modis viventes eodem morbo corripiantur,<text:line-break/>nequaquam causa fuerit victus ratio. Quum vero eodem<text:line-break/>tempore diversi generis morbi oriuntur, lua sane cuique<text:line-break/>vivendi ratio causa esu Hoe textu coeli statum omnium<text:line-break/>epidemiorum morborum causam esse, scd nos victus ra-<text:line-break/>tionem pronunciat. Potest interdum quoque pravae aquae<text:line-break/>potus morbum omnibus communem efficere idque in</text:span></text:p>
      <text:p text:style-name="P17"><text:span text:style-name="T25">castris evenisse memoriae proditum est, quomodo et ob<text:line-break/>loci-, naturam;, ubi omnes eodem loco, castra metati per-<text:line-break/>manserunt, interdum etiam ex barathris charoneorum<text:line-break/>appellatorum, ex quibus, abunde venti spirant. Haec ergo<text:line-break/>quod- aerem inficiant, propterea morbos procreant, atque<text:line-break/>a praescripto textu .comprehenduntur.: Qui vero ab edu-<text:line-break/>liis et potionibus excitantur morbi tum pauci tum </text:span><text:span text:style-name="T7">co-<text:line-break/>gnitu faciles existunt.</text:span><text:span text:style-name="T25"> Quare libro de natura humana<text:line-break/>causam ejus, quod multis ,morbis est commune; cornum-<text:line-break/>nissimam appellavit. Libro vero de aere, aquis et locis qui<text:line-break/>sic generantur ,morbi pancoenos </text:span><text:span text:style-name="T7">universales vocavit</text:span><text:span text:style-name="T25"> hisce<text:line-break/>verbis usus; </text:span><text:span text:style-name="T7">At uniuscujusque temporissproeedentis ce<text:line-break/>anni statum et quoscunque morbos pancoenos tam aestate<text:line-break/>quam hieme urbem invasuros praedicturus esu</text:span><text:span text:style-name="T25"> Ac rur-<text:line-break/>sum non post multa: </text:span><text:span text:style-name="T7">Hi quidem morbi sunt ipsis</text:span><text:span text:style-name="T25"> verna-<text:line-break/></text:span><text:span text:style-name="T7">culi et st quis universalis morbus prehenderit ex temporum<text:line-break/>anui mutatione, ii hujus etiam participes exsistunt.</text:span><text:span text:style-name="T25"> At-<text:line-break/>que iterum post pauca:, </text:span><text:span text:style-name="T7">At&lt; viris quidem hi. morbi pecu-</text:span></text:p>
      <text:p text:style-name="P17"><text:span text:style-name="T7">liares sunt et vernaculi,</text:span><text:span text:style-name="T25"> item, </text:span><text:span text:style-name="T7">feorsum st quis universales<text:line-break/>ex tempestatum anni mutatione prehenderit.</text:span><text:span text:style-name="T25"> Deinde paulo<text:line-break/>inferius: </text:span><text:span text:style-name="T7">Hic morbus ipsis connutritus est tum aestate tum<text:line-break/>hieme.</text:span><text:span text:style-name="T25"> Verum hoc neque te latuerit dictum lu praescri-<text:line-break/>ptis et aliis quibusdam Hippocratis textibus, quicunque<text:line-break/>morbi perpetuo aliqua in regione scaturiunt, quos et sane<text:line-break/>endemios ecoeitant, eos censeri ex illorum genere qui<text:line-break/>multis communes existunt, veluti quoque pestis. Haec<text:line-break/>enim ex communium&lt; morborum est numero, ut ipse<text:line-break/>rursum de ea re libro de acutorum victu his verbis ita<text:line-break/>dilucide declaravit: </text:span><text:span text:style-name="T7">Quum enim nullus communis pestilen-<text:line-break/>tis morbi modus sparstm grajsatus fuerit, fed dispersi<text:line-break/>Jporadicive morbi ac similes suerint, ab his morbis plure?<text:line-break/>quam ab aliis omnibus intereunt.</text:span><text:span text:style-name="T25"> Constat itaque morbos<text:line-break/>qui et malignissimi sunt et pesttilentes. vocantur, ex mor-<text:line-break/>borum epidemiorum esse genere, epidemiorum vero tum<text:line-break/>ex popularium tum universalium genere qui dispersis<text:line-break/>morbis e regione opponuntur, hos quidem itu nominavit.</text:span></text:p>
      <text:p text:style-name="P17"><text:span text:style-name="T25">Pestes autem homines .universi et vocant et agnoscunt<text:line-break/>morbos esse perniciosos. Et vero ad dees mu 1 toties mit-<text:line-break/>tunt de. eorum curatione consulturi. At non hic suium<text:line-break/>verbum </text:span><text:span text:style-name="T15">ἑπιδημήσειν </text:span><text:span text:style-name="T7">pajsun grajsuri,</text:span><text:span text:style-name="T25"> scripsit, verum etiam<text:line-break/>in prognostico, ubi pronunclavit: </text:span><text:span text:style-name="T7">oportet autem et mor-<text:line-break/>borum perpetuo pastim grajsantium impetus celeriter' ani,,<text:line-break/>madvertere ac tempestatis statum non ignorare.</text:span><text:span text:style-name="T25"> In ' iis<text:line-break/>autem epidemiorum libris interdum ipsiim pronunciantem<text:line-break/>audire potes; et passim grassatae sunt, aliis siquidem rnor-<text:line-break/>bus erat epidemius.- Porro hoc nomen </text:span><text:span text:style-name="T15">ἐπιδήμιον </text:span><text:span text:style-name="T25">quibus-<text:line-break/>dam in exemplaribus quatuor syllabis scriptum est, po-<text:line-break/>strema conflente ex </text:span><text:span text:style-name="T15">μ, </text:span><text:span text:style-name="T25">o, p, v, in quibusdam vero quin-<text:line-break/>que syllabis, penultima constante </text:span><text:span text:style-name="T7">api,</text:span><text:span text:style-name="T25"> altera deinde ultima<text:line-break/>syllaba- </text:span><text:span text:style-name="T15">α, ρ, </text:span><text:span text:style-name="T21">ν.</text:span><text:span text:style-name="T15"> </text:span><text:span text:style-name="T25">Horum autem ad ea quae enunciari de-<text:line-break/>bent, meminisse oporlet, ac nosse nonnullos quidem mor-<text:line-break/>bos communiter multos invadere, qui scilicet communes<text:line-break/>dicuntur, .nonnullos vero umrmquanque privatim prehen-<text:line-break/>dere et sporadicos appellari. Inter communes </text:span><text:span text:style-name="T7">morbos</text:span><text:span text:style-name="T25"> alii</text:span></text:p>
      <text:p text:style-name="P17"><text:span text:style-name="T25">endemii, alii epidemi </text:span><text:span text:style-name="T55">e</text:span><text:span text:style-name="T25">’t epidemii fum quatuor tum quin-<text:line-break/>que syllabis, ut'proditum est, scripti et pronnnciatni<text:line-break/>At horum perniciosissimi pestilentes vocantur, iique cau-<text:line-break/>sam ex ambientis aeris statu soitiunturo quemadmodum<text:line-break/>morborum epidemiorum genus universum. Atque quos-<text:line-break/>dam etiam pestilenter status descripsit, ut et eosale qui-<text:line-break/>bus in tertio epidemiorum agit, quaniobrem pestis </text:span><text:span text:style-name="T7">indi- •<text:line-break/></text:span><text:span text:style-name="T25">bus sit epidemius’. Atque haec praestat definisse prius-<text:line-break/>quam particularum decreta procedat explicatio. Postea<text:line-break/>vero jam ad illam me convertam, si’ hoc unum praemo-<text:line-break/>nuero, quod et in multis a me scriptis libris prius dixi,<text:line-break/>eos qui artem medicam perdiscere volunt, ut in particu-<text:line-break/>laribus quae sensu percipiuntur sese exerceant cohorta-<text:line-break/>tus, ut quae antea univerialiter didicerunt dignofcant.<text:line-break/>Haec ipfa particularia universalis constitutionis principium<text:line-break/>esse empirici profitentur et vera illa esse praecepta quae<text:line-break/>ab experientia constitutionem consequuta sunt, nobis au-<text:line-break/>tem non item. Sed praecepta multa ratione inventa esse</text:span></text:p>
      <text:p text:style-name="P18"><text:span text:style-name="T25">ridentur, quorum tamen veritas judicatur quum ab expe-<text:line-break/>rimentis tum stabilitur fum fidem accipit. Sic sane et<text:line-break/>his quae de solis et lunae magnitudine et distantia de-<text:line-break/>monstrata sunt, fidem non adhibentes., ubi a sensibilibus<text:line-break/>multis aliis quae per geometricas rationes reperiuntur ,et<text:line-break/>ab ecclipsihus singularibus stabiliuntur, certiorem fidem<text:line-break/>habemus. Ubi itaque quae per geometriam demonstrata<text:line-break/>. funt, si a singulariter contingentibus majorem fidem ac-<text:line-break/>cipiant, atque credibiliora reddita certiorem habeant veri-<text:line-break/>tatem</text:span><text:span text:style-name="T25">, </text:span><text:span text:style-name="T25">sane multo magis quae in medica disciplina uni-<text:line-break/>versaliter dicta sunt, certiorem habebunt fidem, si parti-<text:line-break/>cularibus exemplis stabiliantur. Haec igitur nos in epi-<text:line-break/>demiorum libris fieri ostendemus.</text:span></text:p>
      <text:p text:style-name="P20"><text:span text:style-name="T15">. . </text:span><text:span text:style-name="T15">' '<text:tab/></text:span><text:span text:style-name="T15">I. ,<text:tab/></text:span><text:span text:style-name="T15">; </text:span><text:span text:style-name="T25">'i </text:span><text:span text:style-name="T15">..</text:span></text:p>
      <text:p text:style-name="P21"><text:span text:style-name="T7">In Thajo autumno circiter aequinoctium et sub Vergilias<text:line-break/>pluviae multae, ajstduae, molles suerunt, ut per au-<text:line-break/>finales ventos,</text:span><text:span text:style-name="T25"> </text:span><text:span text:style-name="T25">'<text:tab/></text:span><text:span text:style-name="T55">;</text:span><text:span text:style-name="T25"> n/i.i' ’’ r.iir i</text:span></text:p>
      <text:p text:style-name="P19"><text:span text:style-name="T25">• </text:span><text:span text:style-name="T25">Cognitionem loci ad morborum quidem epidemiorum<text:line-break/>doctrinam utilem existere postea dicturus sum. Nunc<text:line-break/>vero ipsum auctoris textum prius explicabo pronuncian-<text:line-break/>tis, </text:span><text:span text:style-name="T7">circiter aequinoctium et sub vergilias.</text:span><text:span text:style-name="T25"> Quum enim<text:line-break/>duo sint aequinoctia, duae quoque, .vergiliarum significati-<text:line-break/>oues, quoddam ex illis dicat adjecto orationi autumno,<text:line-break/>ipse prodidit. Vere siquidem fit alarum principiumque<text:line-break/>ipsius in nostra habitatione ipsum est, veluti etiam finis<text:line-break/>omnis sub vergiliarum ortum. Reliquum aequinoctium<text:line-break/>autumno fit, atque vergiliarum occasus: nihil autem inter-<text:line-break/>erit vel numero plurali pleiades nominare vel singulari<text:line-break/>pleiada. Occasus autem fit vergiliarum ab autumnali</text:span></text:p>
      <text:p text:style-name="P17"><text:span text:style-name="T25">aequinoctio diebus circiter quinquaginta, nobis scientibus<text:line-break/>aequinoctia et solstitia in plagia omnibus uno tempore<text:line-break/>fieri, siderum vere ortum; et occasum ita variari, ut his<text:line-break/>singulis in regionibus proprii sint. Solis enim sub eodem<text:line-break/>polo habitantibus, communes sunt astrorum tum ortus tum<text:line-break/>obitus. At vocant Graeci pler-mque sidus quod ex mnl-<text:line-break/>tis' stellis constat, qualem taurum universum vel aliquam<text:line-break/>ejus partem, ut suculas et vergilias. interdum tamen<text:line-break/>singulas stellas astrum sidusve appellitant, non ta-<text:line-break/>men quod ex multis constet stellam appellant, astrum per-<text:line-break/>petuo dumtaxat hoc modo, unamquamque vero non steI-<text:line-break/>lam solum, ut dixi, sed et sidus, ut arctorum, caniculam,<text:line-break/>luciferum, hesperum. Est autem ad universum quod in-<text:line-break/>stat opUs maxime necessarium singulis in regionibus, ubi<text:line-break/>medendi artem facturi sumus, singulorum astrorum tum<text:line-break/>ortus tum occasus cognoscere, ? quandoquidem hi anni<text:line-break/>tempestates circumscribunt, exempli gratia;'in Hellesponti</text:span></text:p>
      <text:p text:style-name="P17"><text:span text:style-name="T25">parallelo veris principium quidem est quo tempore est<text:line-break/>aequinoctium, finis vero vergiliarum ortus, qui et aesta-<text:line-break/>tis initium existit, quemadmodum etiam aestatis finis,<text:line-break/>autumni principium arcturi ortus, qui autumnale aequi-<text:line-break/>noctium diebus quasi duodecim antecedit. Praeterea ver-<text:line-break/>giliarum occafus hiemis principium et autumni finis est,<text:line-break/>.Morari vero arbitror oportet ac causam quaerere cur in-<text:line-break/>termissus sit in oratione stellae illustrissimae ortus qui<text:line-break/>aestate fit, haecque sirius vocatur. Ipsum autem nonnulli<text:line-break/>etiam canem nominant totius astri appellatione abusi, ca</text:span><text:span text:style-name="T36">r<text:line-break/></text:span><text:span text:style-name="T25">nis siquidem astrum universum esu Sirius. vero ipsius<text:line-break/>maxillae insidet , quem recte quispiam antecanem, non<text:line-break/>canem appellaverit, stellaeque hujus exortus partis anni<text:line-break/>quam oporam vocant principium esu Atque qui anuum<text:line-break/>in septem tempora dividunt, aestatem adusque canis ex-<text:line-break/>ortum protendunt, hinc vero ad areturum usque oporam.<text:line-break/>lidem et hiemem lu tres secant partes et medium quidem<text:line-break/>hujus quod circa, solstitium est tempus constitstuunt, de</text:span></text:p>
      <text:p text:style-name="P17"><text:span text:style-name="T25">extremis vero duobus prius fementern, posterius confitio-<text:line-break/>nern, nam ipsi ita nominanti Quin etiam libro de he-<text:line-break/>bdomadis Hippocratis inscripto antius in, septem partes di-<text:line-break/>vifus invenitur, insectis quidem autumno et vere manen-<text:line-break/>tibus , sectis vero hieme quidem tres in partes, aestate<text:line-break/>vero in duas. Utilis itaque talis etiam est divisio, ut in<text:line-break/>praecedenti declarabit oratio. Utilis quoque in quatuor<text:line-break/>anni tempestates sectio, ut et id prius ab ipso Hippo?<text:line-break/>erate demonstratum est, ubi et humorum exuperautiam et<text:line-break/>morborum species docet et quae ambo haec praecedunt,<text:line-break/>aeris temperamenta; quae quatuor habent differentias.<text:line-break/>Etenim si quis quam maxime bifariam tempus, vergilia-<text:line-break/>rum ortus atque arcturi medium secuerit, nihilominus<text:line-break/>ipsum commune est omni ut commoderato siccius existat,<text:line-break/>quemadmodum etiam et hiemi ut et frigidior et hurnidior<text:line-break/>sit, etiamsi trifariam dividatur. Magnae igitur tempera-<text:line-break/>menti differentiae; quas et generales decenter quispiam</text:span></text:p>
      <text:p text:style-name="P17"><text:span text:style-name="T25">dixerit, annum in quatuor tempora dividunt inter se,<text:line-break/>sive genere sive specie differentia, prout quisque appellare<text:line-break/>voluerit. At singulae larum differentias um in magis et<text:line-break/>minus saetae sectiones aestatem quidem in duas, hiemem<text:line-break/>vero in tres partes secant. Horum vero anni temporum<text:line-break/>divisio ex ipsorum tempore efficitur; quod enim tempus<text:line-break/>vergilias arcturumque interjacet, quatuor est mensium, plu-<text:line-break/>rium </text:span><text:span text:style-name="T7">vero</text:span><text:span text:style-name="T25"> quam quatuor vergiliarum occasus et verni<text:line-break/>aequinoctii medium existit. Veris "autem tempus non in-<text:line-break/>tegros quidem duos habet menses, quo factum est ut jure<text:line-break/>indivisum permanserit, propterea vero autumni tempus<text:line-break/>quam veris majus fuit, quod in menses duos extenditur,<text:line-break/>hoc vero magnitudine ab hiemis aestatisque tempore mula<text:line-break/>topere superatur. Haec itaque semel quidem a me dicta<text:line-break/>sint, ad omnem vero fequentem orationem memoria te-<text:line-break/>neantur, quo‘facile ad singularum nationum menses aliis<text:line-break/>alios existentes deducamur, nam si omnes eosdem habe-<text:line-break/>rent, non arcturi vergiliarumque et canis et aequinoctio-<text:line-break/>rurn et suIstitiorum meminisset Hippocrates, sed ipsi satis</text:span></text:p>
      <text:p text:style-name="P17"><text:span text:style-name="T25">fuisset dicere apud Macedonas verbi gratia mense in-<text:line-break/>cipiente quem Dios appellant talem quaedam statum<text:line-break/>fuisse in ambientis nos aeris temperamento. Nunc vero<text:line-break/>quoniam Dion solis quidem Macedonibus manifestum<text:line-break/>est, Atheniensibus vero aliisque hominibus non manifestum,,<text:line-break/>volebatque Hippocrates cunctis nationibus prodesse, satius<text:line-break/>ipsi fuit sine nullo memorato mense solum aequinoctium<text:line-break/>scribere,, aequinoctium siquidem universitatis mundi res<text:line-break/>est, menses vero singulis 'nationibus fui et peculiares Qui<text:line-break/>ergo astronomiae imperitus est, sciat potissimum Hippo-<text:line-break/>crati ad eam ob dictorum usum exhortanti non obsequi.<text:line-break/>Quia vero humanum esse videtur ejusmodi imperitis opem<text:line-break/>ferre, tentabo ego, quatenus licebit, auxilium subfcribere,<text:line-break/>cui si mentem adhibeant, horum omnium! quae edicit<text:line-break/>Hippocrates, fructum ac emolumentum accepturi sunt..<text:line-break/>Toto igitur anno iu quatuor tempora per aequinoctia et<text:line-break/>solstitia diviso, si quis semel astronommn virum rogaverit<text:line-break/>quibus mensibus quatuor hae partes fiant, deinde iis prae-</text:span></text:p>
      <text:p text:style-name="P17"><text:span text:style-name="T25">ceptis, poterit et quum de caeleris singulorum astrorum<text:line-break/>significationibus audierit, voti esse compos. Ut fi, exem-<text:line-break/>pli gratia, antea didicerit autumnale fieri aequinoctium in<text:line-break/>principio mensis Dii, sciet hiemale • solstitium fieri quest<text:line-break/>post tres menses lu principio menfis qui anui finis est;<text:line-break/>hoc enim apud Macedonas significat, vernum autem aeqni-<text:line-break/>noctium Artemisii principio, quemadmodum et aestivum<text:line-break/>solstitium initio Lui. In principio • namque commernora-<text:line-break/>torum mensium tum aequinoctia tum solstitia apudrMa-<text:line-break/>cedonas fiunt, qui menses ita numerant et appellant.<text:line-break/>Qui igitur haec perceperit , </text:span><text:span text:style-name="T7">ad</text:span><text:span text:style-name="T25"> praeterea aretunrm ante<text:line-break/>autumnale aequinoctium duodecim fere- diebus exoriri di-<text:line-break/>dicerit, vergilias vero occidere post dies circiter quinqua-<text:line-break/>gluta, fciet quoto mensis cujusque anni die utrumque<text:line-break/>sidus exoriatur obscrvabitque, si Hippocratem sequi velit,<text:line-break/>eam quae et qualis aeri oborta sit temperamenti mutati-<text:line-break/>onem. Ceterum non ratione lunae quemadmodum nunc</text:span></text:p>
      <text:p text:style-name="P17"><text:span text:style-name="T25">lu plurimis Graeciae civitatibus supputandi sunt, sed ra-<text:line-break/>tione solis, ut apud omnes priscas urbes et plerasque na-<text:line-break/>tiones numerantur. 4tque apud Romanos universus annus<text:line-break/>in duodecim menses dividitur, quorum unus octo et vi-<text:line-break/>gluti diebus constat, quem a solstitio brumali secundum<text:line-break/>vocitant. Primus vero a solstitio, quem et totius anni<text:line-break/>primum numerant, unum supra triginta assum fit, quem-<text:line-break/>admodum a solstitio tertius; etenim etiam is ipse unius<text:line-break/>et triginta dierum esu Quartus est triginta dierum. Quin-<text:line-break/>tus unum et triginta sortitus. Sextus triginta dies com-<text:line-break/>plectitur. Qui vero sextum duc Gequuntnr septimus et<text:line-break/>octavus, uno et triginta uonstant.' Qui hos excipit nonus<text:line-break/>triginta dierum est. Huic succedens unius et triginta,<text:line-break/>qui decimus totius anni existit numero, • Undecimus tri-<text:line-break/>ginta dierum esu Duodecimus unius supra triginta. Connume-<text:line-break/>ranti vero tibi conscripti, singulorum mensium dies, omnes<text:line-break/>trecenti scxaginta et quinque oboriuntur. 4tque quum<text:line-break/>ita quatuor annos numeraveris, anno quarto mensem ter-</text:span></text:p>
      <text:p text:style-name="P17"><text:span text:style-name="T25">tium duorum et triginta dierum faciunt, ut anni singuli<text:line-break/>trecentorum sexaginta quinque sint dierum, ac praeterea<text:line-break/>quadrantis unius diei. Ex Palaestinorum vero, supputatione<text:line-break/>duodecim menses efficiunt dies trecentos quinquaginta et<text:line-break/>quatuor. Nam quia tempus a lunae cum sole conjun-<text:line-break/>ctione adusque omnem . aliam conjunctionem praeter no-<text:line-break/>vem et viginti dies aliam etiamuum dimidiam assumit par--<text:line-break/>tem,. propterea duos anenfes, qui novem et quinquaginta<text:line-break/>dies continent, fn duas secant inaequales partes, alteram<text:line-break/>dierum triginta faciunt, alleram viginti novem. Qui ergo<text:line-break/>ita menses instituunt.,, aliquem intercalarem statuere co-<text:line-break/>guntur, ubi primum superiorum annorum residuum colle-<text:line-break/>ctum sit et unius mensis tempus fiat. Quo vero modo<text:line-break/>menses intercalares inserendi sint, ah astronomis tum<text:line-break/>aliis quibusdam tum Hipparcho scriptum est. Quare, ut<text:line-break/>dixi, apud illos qui nentes ita numerant, definiri dies<text:line-break/></text:span><text:span text:style-name="T15">ήοη </text:span><text:span text:style-name="T25">possunt, in quibus tum aequinoctia tum solstitia tum<text:line-break/>siderum illustrium exortas fiant. Apud eos vero qui pro<text:line-break/>folis ratione numerant, definiri possunt, ut dixi, apud</text:span></text:p>
      <text:p text:style-name="P17"><text:span text:style-name="T25">Romanos, et Macedonas et Asiaticos nostrates et apud alias<text:line-break/>multas nationes. Itaque quum haec sequentium oratio-<text:line-break/>num omnium communia' a me dicta sunt, ad propositam<text:line-break/>me referam orationem, in qua ab aeris statu qui lu Thaso<text:line-break/>suit incipiens - inquit: </text:span><text:span text:style-name="T7">Autumno'circiter aequinoctium et<text:line-break/>sub vergilias pluviae: inultae.</text:span><text:span text:style-name="T25"> Quttrn enim autumnus<text:line-break/>ad aequinoctium sit duosque menses 'surtiatur, non quam-<text:line-break/>primum ah luitio ennnciatus status simul' invasit, sed circa<text:line-break/>aequinoctium exortas est et adusque vergiliarum occasum<text:line-break/>dies circiter quinquaginta perscveraut. </text:span><text:span text:style-name="T7">In Thasu autu-<text:line-break/>mnus.</text:span><text:span text:style-name="T25"> Quinti sententia neque ad morborum praenotio-<text:line-break/>neor aliquid regio demonstrat </text:span><text:span text:style-name="T25">, </text:span><text:span text:style-name="T25">neque prorsus fieri potest<text:line-break/>ut futuri morbi praenoscantur, sed solum- morbi quidam,'<text:line-break/>corruptu eo qui anni tempestatibus secundum naturam in-<text:line-break/>erat temperamento. Interdum autem • et ipsorum ideas<text:line-break/>non ex rationali methodo , "sed ex sula; experientia notas<text:line-break/>esse profert Et vero etiam intemperiernm implicationes,<text:line-break/>quas efyndromas vel concursus appellant empirici medici</text:span></text:p>
      <text:p text:style-name="P17"><text:span text:style-name="T25">qui aphorismos explicant, experimentis inventas esse prae-<text:line-break/>dicabant, quae quorundam morborum 'causae sint. Exem-<text:line-break/>pli gratia:: </text:span><text:span text:style-name="T7">Quum kiems stcca quidem et aquilonia sue-<text:line-break/>rit, ver autem pluvium et austrinum , aestate erunt sc-<text:line-break/>bres nautae et lippitudines et dysenteriae.</text:span><text:span text:style-name="T25"> Ac rursus i<text:line-break/></text:span><text:span text:style-name="T7">Si kiems quidem pluviosa et austrina suerit , ver autem<text:line-break/>suualidum et hiemale, mulieres quibus vere partus instat,<text:line-break/>quacunque occasione abortiunt, </text:span><text:span text:style-name="T25">et quae cetera deinceps<text:line-break/>recensuit, ubi duntaxat quatuor tempestatum differentias<text:line-break/>scripsit, etiamsi permultae sint, quod animadvertere Quin-<text:line-break/>tum oportebat, tum considerare, tum perquirere primum<text:line-break/>quidem anni tempestatum in statum qui praeter naturam<text:line-break/>sit mutationes, deinde pluribus inventis numerum omnium<text:line-break/>indagare, cur quatuor duntaxat meminerit Hippocrates, a<text:line-break/>quibus omnibus inventis aliquam methodum investigare lice-<text:line-break/>ret, qua usi ceterorum omnium statuum facultates cogno-<text:line-break/>sceremus. Hic enim solus tum ad eos qui creantur tum ad<text:line-break/>grassaturosin vulgus praenoscendos morbos eritidoneuximo et</text:span></text:p>
      <text:p text:style-name="P18"><text:span text:style-name="T25">quoad fieri possit, ad eos praecavendo arcendos, ne quis plane<text:line-break/>• in eos incidat qui commemorata via procedit, aut si hoc<text:line-break/>propter causae magnitudinem assequi nequeat, saltem his<text:line-break/>commoderatissimis afficiatur. Quod enim melius morbo-<text:line-break/>rum curationem inventurus sit, quae in his a me proditis<text:line-break/>omnibus mentem exercitaverit quam qui nihil antea sint<text:line-break/>perscrutati, neque plebejos ignorare arbitror, nedum probe<text:line-break/>institutos. Quod enim ipse Hippocrates plores quam qua-<text:line-break/>tuor fletos in aphorismis descriptos noverit, ex his ipsis<text:line-break/>libris, quos explicare proposuimus satis, patebit. In ho-<text:line-break/>rum namque primo primum statum descripsit, de quo ipse<text:line-break/>in calce pronunciavit; </text:span><text:span text:style-name="T7">Quum autem totus hic status ad<text:line-break/>austrum et cum suualorseus existeret.</text:span><text:span text:style-name="T25"> Secundum autem,<text:line-break/>in quo rursum ait; </text:span><text:span text:style-name="T7">Quum vero totus annus frigidus et<text:line-break/>humidus et aquiloniui;</text:span><text:span text:style-name="T25"> tertium denique tum inaequalem<text:line-break/>tum varium, qni paulo ante arctunim coepit, frigidum et<text:line-break/>humidum. At deinceps factum ab autumnali aequinoctio<text:line-break/>ad pleiaduni occafum usque, prorfus. austrinum una cum</text:span></text:p>
      <text:p text:style-name="P17"><text:span text:style-name="T25">immoderatis humiditatibus. Deinde continuata serie fri- -<text:line-break/>nidum et siccum cum ventis aquiloniis maximis per to-<text:line-break/>tam prope hiemem; postea frigidum et siccum, adusque<text:line-break/>canis ortum. Hinc affatim magni aestus ad areturum us-<text:line-break/>que, quo pluviae austrinae ad aequinoctium usque.<text:line-break/>Quamquam vero hic status erat inaequalis, frigidum ta-<text:line-break/>men et siccum in eo vincebant. Statum praeterea scri-<text:line-break/>psit in horum librorum tertio quem rursus in unum ca-<text:line-break/>put reduxit hisce verbis: </text:span><text:span text:style-name="T7">Annus austrinus, pluvius, ejst-r<text:line-break/>due ventorum expers.</text:span><text:span text:style-name="T25"> In secundo vero alium statum per<text:line-break/>initia scribens inquit: </text:span><text:span text:style-name="T7">In Cranone aestivi carbunculi</text:span><text:span text:style-name="T25"> plue-</text:span></text:p>
      <text:p text:style-name="P22"><text:span text:style-name="T7">•. bant per aestum largo imbre,, oriebantur autem magis<text:line-break/>austro spirante.</text:span><text:span text:style-name="T25"> Atque ut hic status calidissimus est et<text:line-break/>moderate humidus, in una scilicet qua obortus est anni<text:line-break/>tempestate, ita quoque qui in tertio libro per totum an-<text:line-break/>num describitur. Sunt vero et alii' status descripti in<text:line-break/>epidemiorum libris, quos in aphorifmis strbticuit. Verum<text:line-break/>quatuor, quod ceteris frequentius contingerent exemplis<text:line-break/>effici intellexit, cum astrologia quam libro de aere, locis</text:span></text:p>
      <text:p text:style-name="P18"><text:span text:style-name="T25">et aquis scribere voluit. - Enimvera si causarum declara-<text:line-break/>tionem omniuo praetermisisset , </text:span><text:span text:style-name="T25">- </text:span><text:span text:style-name="T25">uos certe ex his quae ab<text:line-break/>ipso in aphorismis 'cripta suut,v invenire. potuissemus quae<text:line-break/>viro-logico ad llictornmc luventlonean sufficiunt. Te nam-<text:line-break/>que hoc scire oportet, quod jam a nobis multis in locis<text:line-break/>multoties abunde demonstratum/ est, atque nunc etiam di-<text:line-break/>cendum, quoad ejus meminisse necesse sit, fieri non posse<text:line-break/>ut particulares in . artibus omnibus- simplicium medica-<text:line-break/>mentorum complexiones experimentis ob multitudinem<text:line-break/>cognoscantur: sed his in-omnibus una inventionis via est<text:line-break/>per propria elementa, quemadmodum et in grammatica<text:line-break/>procedimus. Quaenam igitur propria statuum elementa<text:line-break/>sint a rei substantia concitati speculemur, ut in libris de<text:line-break/>demonstratione- didicimus. Quare repetita ab exordio<text:line-break/>oratione jam tibi continua ferie omnia, nullis praeter-<text:line-break/>missis, percurram. Anni tempestates humiditate, inaliditate,<text:line-break/>frigiditate et siccitate differunt: hiems quidem humiditate</text:span></text:p>
      <text:p text:style-name="P17"><text:span text:style-name="T25">et frigiditate praestat ceteris, aestas vero caliditate et sic-<text:line-break/>citate, ver autem in ambarum medio plane ex isti t. In<text:line-break/>neutra siquidem oppositione altera alteram superat, neque<text:line-break/>sicco hnmidum praestat, neque calido frigidum, sed quae- ‘<text:line-break/>darn partium </text:span><text:span text:style-name="T36">t</text:span><text:span text:style-name="T25"> utriusque oppositionis aequabilitas, atque<text:line-break/>omnium horarum totius prope diei et noctis similitudo,,<text:line-break/>nulla insigni facta in ipsis vel permutatione vel exuperan<text:line-break/>tia, quales per autumnum conspiciuntur,- frigore quidem<text:line-break/>mane vigente, circa vero meridiem calore vehementi, qui<text:line-break/>rursus ad crepusculum vespertinum'lu frigus transit, do—<text:line-break/>minatur tamen in eo siccum humido et frigidum calido..<text:line-break/>Talis tempestatum anni temperatura, ut magna ex parte,<text:line-break/>mutatio fiat, paulatim quidem ut. toto, tempore a nemine<text:line-break/>percipiatur, repente vero magis, non tamen universim, ne-<text:line-break/>que immoderate., in hum.idorum temporum et secundum<text:line-break/>naturam mutationibus. Exoriente igitur arcturo .plerumque<text:line-break/>pluit cum frigidis ventis. Etiam hinc autumnus, incipit et,-<text:line-break/>sinitur aestas. Deinde fequnti tempore sensim et sine</text:span></text:p>
      <text:p text:style-name="P17"><text:span text:style-name="T25">fensu quum ad frigidius fit mutatio, vergiliarum occafus<text:line-break/>manisestum solstitium efficit; Atque hinc omnino similiter<text:line-break/>ad vernum aequinoctium pervenitur similisque interdum<text:line-break/>ad usque vergiliarum exortuiu’ fit adjectio; saepe, vero</text:span><text:span text:style-name="T55">1<text:line-break/></text:span><text:span text:style-name="T25">conspicua quaedam circitor tempus aequinoctii, commode-’<text:line-break/>rata tainen.- Quin etiam ab exortu vergiliarum ad usque<text:line-break/>canis exortum calidum et siccum augentur tum commo-<text:line-break/>derate. tum pedetenlim, qui quum appulit, austrina quidem'<text:line-break/>pauca oborietur tempestas, mox autem pluviae succedent<text:line-break/>peraeque ac etesiae venti ad arcturi oituin usque. Nos<text:line-break/>itaque tum experientia: tum ratio docuerunt quum ita<text:line-break/>anni tempestates procedunt </text:span><text:span text:style-name="T7">ac</text:span><text:span text:style-name="T25"> lui sc invicem commutan-<text:line-break/>tur, nullam pestem nullosque epidemios morbos grassari,<text:line-break/>feo solos morbos sporadaa, hoc est dispersus, diaetae<text:line-break/>fuccedentes. Quia vero singulis anni tempestatibus pro-</text:span><text:span text:style-name="T55">:<text:line-break/></text:span><text:span text:style-name="T25">prius evincit humor, ut ipse docuit, hieme quidem pitu-<text:line-break/>ita, vere sanguis, aestate bilis, autumno denique bilis</text:span></text:p>
      <text:p text:style-name="P17"><text:span text:style-name="T25">acida; propterea pravo usis victu nbn lidem emnibus anni<text:line-break/>tempestatibus scatent morbi, sed, ut ipse docuit, vere quis<text:line-break/>dem melancholiae et maniae</text:span><text:span text:style-name="T25">, </text:span><text:span text:style-name="T25">epilepsiae, sanguinis erupti-<text:line-break/>ones et ceteri quos continuata seris recenset morbi. Ae-<text:line-break/>state autem alii similiter atque alii autumno, item alii<text:line-break/>hieme qui ex diaetae erroribus oboriuntur, sed formis pro<text:line-break/>anni tempestate, aetate et natura permutantur. Nam quia<text:line-break/>pro naturis et aetatibus tum corporum temperamenta alia<text:line-break/>evadunt tum humorum victoriae differunt, proindeque<text:line-break/>pro herum ratione morborum formae permutantur, </text:span><text:span text:style-name="T25">i </text:span><text:span text:style-name="T25">Ita-<text:line-break/>que de aetatum differentiis ita scripsit: </text:span><text:span text:style-name="T7">In aetatibus au-<text:line-break/>tem contingunt, parati quidem et nuper genitis</text:span><text:span text:style-name="T25"> pueris<text:line-break/></text:span><text:span text:style-name="T7">aphthae, vomitas</text:span><text:span text:style-name="T25"> et contra, quae deinceps fecundum aeta-<text:line-break/>tem scripta funt. De naturis autem sic pronunciat. Na-<text:line-break/>turarum aliae quidem ad aestatem, aliae vero ad hiemem<text:line-break/>bene aut male comparatae sunt. Quo fit ut laborantis corpus<text:line-break/>parem cum aere efficientis causae rationem habeat. Ex</text:span></text:p>
      <text:p text:style-name="P18"><text:span text:style-name="T25">utrisque autem concurrentibus ascititium efficitur tempe-<text:line-break/>ramentum,. unde morborum in vulgus grassantium ortus.<text:line-break/>Quare si noverimus quid in hominum corpus efficere pos-<text:line-break/>sit ambientis calor, quidque frigus, siccitas et humidi-<text:line-break/>tas, noverimus quoque ipsam qualis sit quae patitur na-<text:line-break/>turam, jamque suturos morbos tum invenire tum praeno-<text:line-break/>scere non amplius arduum fuerit. Atque his ipsis etiam-<text:line-break/>num prius sciemus illud probe pronunciatum esse, in con-<text:line-break/>. stantibus temporibus si tempestive tempestiva praecedant,<text:line-break/>morbi constantes ac boni fiunt judicii, in constantibus in-<text:line-break/>constantes ac difficilis judicii. Quaenam igitur sint dicta-<text:line-break/>rum qualitatum </text:span><text:span text:style-name="T7">vires,</text:span><text:span text:style-name="T25"> humiditatis, siccitatis, caloris et<text:line-break/>frigoris, audiamus ipfurn Hippocratem in aphorismis edis-<text:line-break/>centem. Ex anni tempestatibus in universum siccitates im-<text:line-break/>bribus funt salubriores minusque lethales. Morbi autem<text:line-break/>plerumque per imbres, oriuntur, febres longae, alvi pro-<text:line-break/>fluvia/ putredines,: epilepsiae, apoplexiae et anginae; at</text:span></text:p>
      <text:p text:style-name="P17"><text:span text:style-name="T25">per siccitates, tabes, lippitudines, arthritides, stranguriae.<text:line-break/>Haec itaque ab ipso de flatibus in longius tempus exten-<text:line-break/>sis pronunciata sunt. Quemadmodum autem et in his de<text:line-break/>differentiis in humiditate et siccitate docuit, ita et de his<text:line-break/>quae in calore in frigore funt , ubi scripsit de statibus<text:line-break/>tum aquiloniis tum austrinis. In plaga siquidem nostra<text:line-break/>aquilo frigidus est, auster calidus, nisi fortassis, quod ra-<text:line-break/>rum existit, principio veris frigidus sit, vel in alia qua-<text:line-break/>dam anni tempestate aliquantisper talis spiraverit, neque<text:line-break/>tunc aquilone frigidior. Audi igitur deinceps quo pacto<text:line-break/>de his aphorismis scripserit, sic exorsus: austri auditus<text:line-break/>hebetudinem, visus caliginem, capitis gravitatem, torpo-<text:line-break/>rem ac resolutionem excitant. At si aquilonia fuerit<text:line-break/>tempestas, tusses, faucium afperitates, alvi durae, dysuriae,<text:line-break/>horrores, laterum et pectoris dol</text:span><text:span text:style-name="T55">ores</text:span><text:span text:style-name="T25"> oboriuntur. Hoc<text:line-break/>itaque dominante talia in morbis expectanda sunt. Haec<text:line-break/>itaque de vehementibus tum austrinis, tum aquiloniis</text:span></text:p>
      <text:p text:style-name="P17"><text:span text:style-name="T25">statibus longo tempore perdurantibus ab eo pronunciata<text:line-break/>sunt. Nam per </text:span><text:span text:style-name="T15">δυναστεύειν, </text:span><text:span text:style-name="T25">hoc, est praevalere, id non de flatu<text:line-break/>qui vere ant brevi tempore spirat, neque de </text:span><text:span text:style-name="T7">eo</text:span><text:span text:style-name="T25"> qui plu-<text:line-break/>ribus quidein diebus,, sed de eo qui imbecillus est, id<text:line-break/>vocabulum praedicari demonstrat- De quotidianis autem<text:line-break/>tum austrinis tum aquiloniis flatibus audi iterum quae<text:line-break/>commemorat: Quotidiani vero status, aquilonii quidem<text:line-break/>corpora robusta, motu facilia, valida, bene colorata </text:span><text:span text:style-name="T7">ac<text:line-break/></text:span><text:span text:style-name="T25">probe audientia faciunt, ventres exsiccant, oculos mor-<text:line-break/>dent, et si quis thoracem dolor prius obsederit,; eum adau-<text:line-break/>gent Austrini vero corpora exsolvunt et humectant, au-<text:line-break/>ditum obtundunt, capitis gravitatem et vertigines procre-<text:line-break/>ant movendique difficultatem tum oculis tum corpori con-<text:line-break/>citant, alvos denique humectant. At in aphorismie ab eo<text:line-break/>dictum , est alia quaedam de anui temporum natura, atque<text:line-break/>universa inter se conversione, quorum unumquodque suo<text:line-break/>tempore memorabimus. Iu praesenti hoc unicum satis<text:line-break/>sit, si didicerimus primas elementares statuum facultates</text:span></text:p>
      <text:p text:style-name="P17"><text:span text:style-name="T25">ab ipso Hippocrate pronunciatas esse, quibus oportet de<text:line-break/>omnibus quibusvis statibus nos via et ordine progressos<text:line-break/>invenire^quinam: morbi accessuri sint,-qua ratione-ipsi pro-<text:line-break/>hibendi, vel jam rborti curandi, hic enim maximus'est<text:line-break/>praesentis tractationis fructus. " In horum autem elemen-<text:line-break/>tis est etiam regio qnae et </text:span><text:span text:style-name="T7">ad morborum praenotionem<text:line-break/></text:span><text:span text:style-name="T25">ipsa quoque nonnihil coindicat, quemadmodum, </text:span><text:span text:style-name="T7">et-</text:span><text:span text:style-name="T25"> uniris<text:line-break/>eujusque natura et aetas et visae institutum et victus<text:line-break/>ratio. Demonstratum autem est- ab eo dilucide llbro de<text:line-break/>aere, locis et aquis qui et quales cuique regioni affluant<text:line-break/>morbi. Quare poteris ubi ambientis nos aeris status im-<text:line-break/>moderate tum frigidus tum hirrnidus redditus suapte na-<text:line-break/>tura. morbos ab ipfo demonstratos procreaturus sit et simi-<text:line-break/>lem ex regione indicationem eapere, ab aetate quoque et<text:line-break/>natura et vitae institutis et tota victus ratione. Humidi<text:line-break/>siquidem et frigidi tum. natura tum externis circumstantiis<text:line-break/>-facilius a morbis qui ex humido t et frigido* statu futuri<text:line-break/>sunt, corripientur, contrarii vero difficilius. Itaque si ha-</text:span></text:p>
      <text:p text:style-name="P17"><text:span text:style-name="T25">bitatio fui ratione frigida, </text:span><text:span text:style-name="T7">et</text:span><text:span text:style-name="T25"> humida suerit talemque stas,<text:line-break/>tum habuerit, familiarium huic statui morborum facilis<text:line-break/>erit generatio, conferente etiam ad hoc habitatione. Quem-<text:line-break/>admodum sane si statue </text:span><text:span text:style-name="T25">’ </text:span><text:span text:style-name="T25">immoderate calidus et humidus<text:line-break/>aliquando oboriatur, qualem secundo epidemicrum morbd-<text:line-break/>rum lu principio hisce verbis descripsit r </text:span><text:span text:style-name="T7">pluebat per<text:line-break/>aestus largo imbri aststdue.</text:span><text:span text:style-name="T25"> At regio ad dictorum putri-<text:line-break/>dorum morborum generationem confert, maxime quidem,<text:line-break/>si in utroque intemperata fuerit calidior et humidior co.n-<text:line-break/>stituta. Conferet quoque si in horum, altero suerit intem-<text:line-break/>perata, ut Cranon in concavo et meridiano loco situ,<text:line-break/>quae ob id putridis morbis potissimum ut carbunculis<text:line-break/>exercetur, atque praeter caetera incommoda a ventis<text:line-break/>etiam aquiloniis est aversa, spiraculis et nenemiis appel-<text:line-break/>Iatis, id est ventorum qualitatibus occupata. Cranon<text:line-break/>itaque ejusmodi est, Thasus vero contrario modo sita esu<text:line-break/>Ad ventos siquidem aquilonios frigidosque conversa est</text:span></text:p>
      <text:p text:style-name="P24"><text:span text:style-name="T25">Thraciae ex adverso. Quum itaque totus status ad au-<text:line-break/>strina factus esset et cum squaloribus, locus pro sui ratione<text:line-break/>huic statui non facile patebat: si namque meridionalis<text:line-break/>simul et concavus fuisset, dictus status summe pestilens<text:line-break/>ipsi fuisset.<text:tab/></text:span><text:span text:style-name="T55">s</text:span><text:span text:style-name="T25"> ,</text:span></text:p>
      <text:h text:style-name="Heading_20_2" text:outline-level="2">II.</text:h>
      <text:p text:style-name="P19"><text:span text:style-name="T7">Pluviae multae, astiduae, molles,, ut per austros.</text:span></text:p>
      <text:p text:style-name="P19"><text:span text:style-name="T25">Tribus modis pluviae multae fiunt, interdum quidem<text:line-break/>ob pluviam ipsam confertim decidentem,, interdum vero<text:line-break/>propter temporis diuturnitatem, etiamsi pluviarum stillae<text:line-break/>minutulae solae quotidie delabantur, atque interdum con-<text:line-break/>currentibus ambobus. 'Habes autem ipsorum omnium<text:line-break/>scripta exempla in epidemiorum libris. Primi quidem<text:line-break/>modi statum, quo ita exorditur: In </text:span><text:span text:style-name="T7">Thasu ante arctarum<text:line-break/>imbres multi,</text:span><text:span text:style-name="T25"> ostendit siquidem pluvias fuisse magnas,<text:line-break/>-aquae confertim delabentis copia. Alterius modi erem-</text:span></text:p>
      <text:p text:style-name="P18"><text:span text:style-name="T25">plum id nunc enunciaturn est: </text:span><text:span text:style-name="T7">Pluviae multae., astiduae,<text:line-break/>molles.</text:span><text:span text:style-name="T25"> Nam ipsarum copia acervata erat, quod continua<text:line-break/>longo tempore fuisset pluria et non prorsus uno tempore<text:line-break/>copiosa. Tertii modi exemplum, est, quod in principio<text:line-break/>secundi epidemiorum scriptum est : </text:span><text:span text:style-name="T7">Pluebat psr aestus<text:line-break/>largo imbre ajstdue.</text:span><text:span text:style-name="T25"> Largum siquidem ad praedictum<text:line-break/>modum commune, adsidue vero ad secundurn. De sta-<text:line-break/>tibus itaque illis rursum utroque suo loco dicemus. Qui<text:line-break/>vero propositus erat oratione inter autumnale aequino-<text:line-break/>• ctium et hiemis principium obortus pluviam habuit toto<text:line-break/>suo tempore mollem, ut ipsis profert, quae confertim<text:line-break/>large et vehementer cadenti opponitur.</text:span></text:p>
      <text:h text:style-name="Heading_20_2" text:outline-level="2">III.</text:h>
      <text:p text:style-name="P19"><text:span text:style-name="T7">Hiemt austrina.</text:span></text:p>
      <text:p text:style-name="P19"><text:span text:style-name="T25">Quod autumni suiern noverit et ipse' pleiadum occa-<text:line-break/>sum quem concisa voce appellat et plelada, his verbis</text:span></text:p>
      <text:p text:style-name="P346"><text:span text:style-name="T25">manifeste indicavit, </text:span><text:span text:style-name="T7">hiems austrinail</text:span><text:span text:style-name="T25"> Ubi namque prae-<text:line-break/>dixisset circiter aequinoctium, addidit et sub pleiadas<text:line-break/>scripsitque deinde </text:span><text:span text:style-name="T7">hiems austrina,</text:span><text:span text:style-name="T25"> tanquam mullum tem-<text:line-break/>pus intercedat, quod peculiarem postulet explicationem,<text:line-break/>sed pleiadum occalu hiems copulatu sit.</text:span></text:p>
      <text:h text:style-name="Heading_20_2" text:outline-level="2">IV.</text:h>
      <text:p text:style-name="P19"><text:span text:style-name="T7">Parvi status aquilonii.</text:span></text:p>
      <text:p text:style-name="P19"><text:span text:style-name="T25">Ventos inquit hieme parvos, fuisse. Quod </text:span><text:span text:style-name="T25">si </text:span><text:span text:style-name="T25">secun-<text:line-break/>dum suam naturam adusque finem,hiems perducta fuisset,<text:line-break/>magni prorsus exstitissent. Atque hoc ipsis bifariam adfuit,<text:line-break/>quemadmodum etiam nunc parvi fuisse visi sunt et secun-<text:line-break/>dum temporis prolixitatem. Etenim paucis diebus aqui-<text:line-break/>lonii non vehementes perflarunt, quum hiems vehemen-<text:line-break/>tem multo tempore aquilonem habere consueverit.</text:span></text:p>
      <text:h text:style-name="P9" text:outline-level="2">V.</text:h>
      <text:p text:style-name="P347"><text:span text:style-name="T7">Squalores.</text:span></text:p>
      <text:p text:style-name="P347"><text:span text:style-name="T25">Sicciorem justo statum fqualcrem non admodum usi-<text:line-break/>tate appellavit; ita namque non absolute sicciorem, sed<text:line-break/>summe siccum appellare consuevimus Quod vero hiems<text:line-break/>usque adeo sicca fiat, ut terram tamquam aestate squali-<text:line-break/>dam reddat, tum praeteropluionem tum praeter fidem<text:line-break/>existit. Non enim vere talis fit status, cui nunc similem<text:line-break/>factam esse omni ex parte hiemem proferat.</text:span></text:p>
      <text:h text:style-name="Heading_20_2" text:outline-level="2">VI.</text:h>
      <text:p text:style-name="P19"><text:span text:style-name="T7">Hiems universa quale ver ducitur.</text:span></text:p>
      <text:p text:style-name="P19"><text:span text:style-name="T25">Sicciorem quidem quam spio sua natura hiemem ex-<text:line-break/>stitisse pronunciat, non tamen aestati peraeque siccam;<text:line-break/>quare quem squalorem, paulo ante non admodum proprie</text:span></text:p>
      <text:p text:style-name="P18"><text:span text:style-name="T25">usurpari diximus, accipere par est non absolute nunc ab<text:line-break/>eo pronunciatum esse, sed ad aliquid, ut formicam<text:line-break/>magnam vel montem parvum. Quod enim hiems esset<text:line-break/>lu praesenti non absolute fqualida, quemadmodum.neque<text:line-break/>magna formica simpliciter magna est, sed ut magna for-<text:line-break/>mica, quae sane et ipso monte parvo minor est, atque<text:line-break/>hiems squalida aestate humidior existit, quomodo et hie-<text:line-break/>mem comparatione dixit: </text:span><text:span text:style-name="T7">kiems tota quale ver </text:span><text:span text:style-name="T68">f</text:span><text:span text:style-name="T7">uit.</text:span></text:p>
      <text:h text:style-name="Heading_20_2" text:outline-level="2">VII.</text:h>
      <text:p text:style-name="P19"><text:span text:style-name="T7">Ver autem austrinum fngidum, parvae pluviae.</text:span></text:p>
      <text:p text:style-name="P19"><text:span text:style-name="T25">Ver ausirluum dixisse videtur, non qund in eo pror-<text:line-break/>sus aquilonii venti minime perflaverint, sed quod pau-<text:line-break/>cissimi principio, atque adec pauci, ut tutum illius tem-<text:line-break/>poris statum ausirinum enunciaret.</text:span></text:p>
      <text:h text:style-name="P7" text:outline-level="2">Vlll.</text:h>
      <text:p text:style-name="P22"><text:span text:style-name="T7">Aestas plerumque nubila, pluviae nullae, etesiae pauci<text:line-break/>parvique fparstrn spirarunt.</text:span></text:p>
      <text:p text:style-name="P19"><text:span text:style-name="T25">Si </text:span><text:span text:style-name="T25">quis </text:span><text:span text:style-name="T25">omnia de aestate </text:span><text:span text:style-name="T25">pronunciata composuerit,<text:line-break/></text:span><text:span text:style-name="T25">dicat et hanc tum austrinam tum simul squalidam obor-<text:line-break/>tam </text:span><text:span text:style-name="T25">suisse;</text:span></text:p>
      <text:h text:style-name="Heading_20_2" text:outline-level="2">IX.</text:h>
      <text:p text:style-name="P25"><text:span text:style-name="T7">Oborto igitur toto ad austros </text:span><text:span text:style-name="T7">et </text:span><text:span text:style-name="T7">eum saualoribus statu.'</text:span></text:p>
      <text:p text:style-name="P19"><text:span text:style-name="T25">Non quod </text:span><text:span text:style-name="T25">nullae aquarum affusiones </text:span><text:span text:style-name="T25">fuissent per to-<text:line-break/></text:span><text:span text:style-name="T25">tum annum </text:span><text:span text:style-name="T25">cum </text:span><text:span text:style-name="T25">squaloribus </text:span><text:span text:style-name="T25">loquutus est , sed </text:span><text:span text:style-name="T25">quod </text:span><text:span text:style-name="T25">omnino<text:line-break/></text:span><text:span text:style-name="T25">paucissimae.- Praeter enim tempus </text:span><text:span text:style-name="T25">primum </text:span><text:span text:style-name="T25">ab </text:span><text:span text:style-name="T25">autumnali ,<text:line-break/>aequinoctio </text:span><text:span text:style-name="T25">adusque pleiadas reliquum </text:span><text:span text:style-name="T25">omne </text:span><text:span text:style-name="T25">tempus </text:span><text:span text:style-name="T25">fatis<text:line-break/>vincentem habuit imbrium carentiam. </text:span><text:span text:style-name="T15">Ἀγώγήν </text:span><text:span text:style-name="T25">autem<text:line-break/>appellavit ambientis </text:span><text:span text:style-name="T25">nos </text:span><text:span text:style-name="T25">aeris </text:span><text:span text:style-name="T25">statum. </text:span><text:span text:style-name="T25">Quare si verum<text:line-break/></text:span><text:span text:style-name="T25">sit animalium corpora </text:span><text:span text:style-name="T25">ut </text:span><text:span text:style-name="T25">ambientem nos </text:span><text:span text:style-name="T25">aerem alterari.</text:span></text:p>
      <text:p text:style-name="P17"><text:span text:style-name="T25">per imbres quidem evadent humidiora, per squalores vero<text:line-break/>sicciora; atque quum evincent quidem calores, robustum<text:line-break/>erit caput, per frigora vero levissimum; ceterum thoracis<text:line-break/>et pulmonis partes laborabunt. Quae ergo narrato statui,<text:line-break/>quem contemplari proposuimus, mediam inter ferenum ac<text:line-break/>plane purum et pluviosum naturam sortienti assimilan-<text:line-break/>tur corpora medium temperamenti statum, quem nubilo-<text:line-break/>sum ut appellem mihi permitte. Nam si talis sit aer,<text:line-break/>suppositumque et corpora simul tum alterari tum ipsi as-<text:line-break/>similari, perspicuitatis gratia, ut status in ipsis genitus<text:line-break/>veluti nubilofus quidam appelletur, nihil absurdum sue-<text:line-break/>rit. Quomodo itaque, quum hiems suum servaverit tem-<text:line-break/>peramentum , necesse est ut humor tum burnidus tum<text:line-break/>frigidus generetur, pituita scilicet; aestate vero contra<text:line-break/>calidus et siccus ut pallida bilis: sic ubi circumstans aer<text:line-break/>nubilosus est, quidam exuberat humo$, in pituitosis qui-<text:line-break/>deni naturis pituita, prout aliquis dixerit, tum nebulosa</text:span></text:p>
      <text:p text:style-name="P18"><text:span text:style-name="T25">tum nubilosa. Semper enim aliquid a nostro effluit cor-<text:line-break/>pore quod vaporosum existit, in sicnis quidem statibus<text:line-break/>plurimum , in hinnidis verog^ucissimum. Hoc itaque quum<text:line-break/>in corpore acervatur, similem tum nebulae tum caligini<text:line-break/>innatum nostrum spiritum, facit; in ambiente siquidem<text:line-break/>. animalia aere spiritui similis est vapor, ut quisquam au-</text:span></text:p>
      <text:p text:style-name="P25"><text:span text:style-name="T25">deat dicere tali lu statu talem tn nobis esse spiritum. At-<text:line-break/>que, ubi .eodeim alempc^re nebpla vel caligo duo haec ba-<text:line-break/>buerit pathemau, at nimirum tum attollatur tum disten-<text:line-break/>datur, alba nubes procreatur., Nunquam enim absque<text:line-break/>humiditate, aere exacte aquilonio existente, procreatur<text:line-break/>nubes; propter enim raritatem vel densitatem splendida<text:line-break/>aut atra completur. Quae igitur rarescit nubes solis lu-<text:line-break/>cein in se snicipit-, proindeque pellucida conspicitur, eam<text:line-break/>scilicet illuminante solis splendore, quemadmodum in pel-<text:line-break/>lucidis corporibus; constrictu vero et condensata nube,<text:line-break/>solis lux peream non transit; atque hoc merito nigra ta-<text:line-break/>Iis cernitur, non secus quam aer ipse noctis, ubi solis</text:span></text:p>
      <text:p text:style-name="P18"><text:span text:style-name="T25">fplendor ipfum reliquerit* Mapileste etiam cernitur nebula<text:line-break/>multoties quidem ad terram defluere, quae ros vocatur:<text:line-break/>interdum vero in altum 'folli, mauisclteque fien nubes<text:line-break/>aut candida aut atra; candida quidem quum, ut dixi,<text:line-break/>in se totum solarem receperit splendorem, atra vero<text:line-break/>ubi. nullo pacto receperit. Intermedios autem colores<text:line-break/>pro splendoris admixti quantitate nubes accipiunt. Vernm<text:line-break/>forsan hic sermo tibi videbitu, secUm esse controversus,<text:line-break/>.qui scilicet dicat in altum tolli inuaidrtatem et conden-<text:line-break/>sari. Sursum namque tolli caloris opus est, densari, vero<text:line-break/>frigoris: nequit autem idem' calidum esse simul et frigi-<text:line-break/>dum. At si intellexeris eam quae sursum fertur exhala-<text:line-break/>tiouem calidam esse, oh idque sublimem vehi, aerem vero<text:line-break/>qui.eam excipit, frigidum, non amplius dubitabis quo-<text:line-break/>modo tum sursum feratur tum simul condensetur. Nam<text:line-break/>ut sursum feratur, ex se habebit; ut vero tum cogatur</text:span></text:p>
      <text:p text:style-name="P18"><text:span text:style-name="T25">tum constringatur, ob accipientem aerem, qui quo frigi-<text:line-break/>dior fuerit,, eo magis nebulam quae sursum tollitur tum<text:line-break/>densabit tum eoget. </text:span><text:span text:style-name="T25">• </text:span><text:span text:style-name="T25">Quare tuum aer neque evidenter<text:line-break/>calefaciat neque talem, refrigerationem habeat; necesse<text:line-break/>est ut in eo talis permaneat Cursum lata nebula, qualis<text:line-break/>ab initio erat; fiatque alba quidem exacte ex ea nube, ubi<text:line-break/>a solis splendore, moveatur; media vero inter albam et<text:line-break/>nigram, ubi non perfecte eam fol illuminaverit. Noli<text:line-break/>itaque, demirari eur animantium corpora similem huic .sta-<text:line-break/>tui fortiantur in se dispositionem, quin potius .Hippocrati<text:line-break/>fidem adhibe dicenti: austri auditus hebetudinem, visus<text:line-break/>caliginem, capitis gravitatem ,. torporem b </text:span><text:span text:style-name="T7">ac</text:span><text:span text:style-name="T25"> resolutionem<text:line-break/>excitanti Explicat enim hoc textu. corporis' pathemata,<text:line-break/>quae in austrinis statibus patitur. Quare ut auditus he-<text:line-break/>betudinem concitantes, torporem ac resolutionem, de his<text:line-break/>quae ab austro in nostris fiunt corporibus dicantur </text:span><text:span text:style-name="T7">ma-<text:line-break/></text:span><text:span text:style-name="T25">niscste, ita existimare oportet et caliginosum dictum esse</text:span></text:p>
      <text:p text:style-name="P26"><text:span text:style-name="T25">quod acervatam innobis ob ipsum,, non aeris indicat ca-<text:line-break/>liginem.</text:span></text:p>
      <text:h text:style-name="Heading_20_2" text:outline-level="2">X.</text:h>
      <text:p text:style-name="P22"><text:span text:style-name="T7">Ante ver quidem ex superiori statu jubqontrario et aqui-<text:line-break/>lonio procedente paucis subres ardentes obortae sunt •,<text:line-break/>hisque prorsus bene moratae, atque paucis sunguis eru-<text:line-break/>pit, neque ex his ulli interibant.</text:span></text:p>
      <text:p text:style-name="P19"><text:span text:style-name="T25">Statum aquilonium ante ver pauci quidem temporis<text:line-break/>fuisse liquido constat, quod totum temperamentum ab ipso -<text:line-break/>prius austrinum vocatum sit, qui non: ita loquutus esset,</text:span><text:span text:style-name="T36">;<text:line-break/></text:span><text:span text:style-name="T25">si multos dies aquilo fpirasset. Attamen quum aer paucis<text:line-break/>' diebus fuisset aquilonius, pauci acciderunt ardentes morbi,<text:line-break/>admodum mites, quique derepente consisterent. Ait enimr<text:line-break/></text:span><text:span text:style-name="T7">atque his admodum bene morati.</text:span><text:span text:style-name="T25"> Scribunt autem non-<text:line-break/>nulli, </text:span><text:span text:style-name="T15">πάνυ εύσταθῆ, </text:span><text:span text:style-name="T25">quidam vero </text:span><text:span text:style-name="T15">εύσταθέα </text:span><text:span text:style-name="T25">Ionica lingua,<text:line-break/>aequali modo, nihilque periculosum habentia. Praeterea</text:span></text:p>
      <text:p text:style-name="P17"><text:span text:style-name="T25">etiam paucis sanguinem erupisse ,pronunciavit</text:span><text:span text:style-name="T36">r</text:span><text:span text:style-name="T25"> quod fe-<text:line-break/>brium ardentium vehementium erat proprium., quemad-<text:line-break/>modum etiam delirare et mori quae; neque his tunc obortis<text:line-break/>successerunt, sed febres tum moderatissimae tum paucif-<text:line-break/>ssirnis evenere, vehementi et, ut quisquam dixerit, legiti-<text:line-break/>ma ardente febre a flava bile, quam et pallidam bilem<text:line-break/>nominant, ortum sumente. Hanc autem, ut ostendimus,<text:line-break/>in proposito statu superiori, aestate folum habebant qui<text:line-break/>natura erant biliosi, non multam , non in eo quod seque-<text:line-break/>batur tempore, quod dictus status humidus esset, atque<text:line-break/>etiamnum magis tum caliginosus, tum nubilosus. Jure<text:line-break/>itaque paucis contigit febris ardens, qui perquam biliosi<text:line-break/>essent , hisque non exquisita neque vehemens, sed lenis<text:line-break/>ac solutu facilis. Quibus itaque oborta est, iis eam ob<text:line-break/>causam accidit; praecesserat enim autumnum aestas secun-<text:line-break/>dum naturam constituta. Exorditur enim statutim enar-<text:line-break/>rationem Hippocrates , ubi primum aer in eum qui </text:span><text:span text:style-name="T7">prae-<text:line-break/>ter</text:span><text:span text:style-name="T25"> naturam est statum conversus esu At in naturali</text:span></text:p>
      <text:p text:style-name="P18"><text:span text:style-name="T25">aestate magnopere biliosis hunc humorem copiosiorem </text:span><text:span text:style-name="T7">acer-<text:line-break/>vari</text:span><text:span text:style-name="T25"> necesse erat. Qui igitur status successit' per totam<text:line-break/>hiemem ad ver usque, nihil hhnc humorem auxit: non<text:line-break/>enim vehementerreiat calidus, neque-siccusnit aestas; neque<text:line-break/>etiam imminniti non&lt; enim satis erstf frigidus ut hiems,<text:line-break/>quae; fecundum naturam esty iino neque discussit, non enim<text:line-break/>erat exquisite siecus. Restat igitSf</text:span><text:span text:style-name="T55">G</text:span><text:span text:style-name="T25">'imnc humorem con-<text:line-break/>. servatum fuisse, accepta veluti tummaliginosa tum nebu-</text:span></text:p>
      <text:p text:style-name="P19"><text:span text:style-name="T25">Josa forma, propter'modicam isiris tmn hnmiditatem tum<text:line-break/>calorem exhalationi-«innutrito; Vernin ante 'ver </text:span><text:span text:style-name="T7">quum<text:line-break/></text:span><text:span text:style-name="T25">repente praeter consuetudinem perflasset aquilo, in dor-<text:line-break/>poria prosundurn propulsis ab ipsc humoribus tenuisthnus<text:line-break/>primus fluebat, atque ita febrem ardentem fecit Non in<text:line-break/>quibusvis corporis partibus acervatus: hic humor febrem<text:line-break/>ardentem procreat, verum etiam circa ventriculum et<text:line-break/>maxime ipsius orificium simasque jecoris partes; ' eodem<text:line-break/>modo etiam non, erumpebat sanguis, proprium siquidem</text:span></text:p>
      <text:p text:style-name="P18"><text:span text:style-name="T25">aliud est exquisitarum febiriurn ardentium per haemorrha-<text:line-break/>gias, judicari. Appellat autem haemorrhagiam Hippocra-<text:line-break/>tes., non addita unde sanguis evacuetur parte, eam quae<text:line-break/>per nares fit sanguinis, eruptionem :' nihil autem mirum est<text:line-break/>si tum aperiantur tum rumpantur quae huc ducuntur ve---<text:line-break/>nae, a sanguine quini n sublime fertur ob calorem a quo<text:line-break/>ut infletur nccesse est, venaeque tum aperiantur tum<text:line-break/>rumpantur ob spiritus copiam,- qui et utres et dolia dis-<text:line-break/>rumpit, quum lu musto acervatur-. Hoe itaque symptoma<text:line-break/>febres ardenter coufequutnm non. est, quae scilicet, ut prae-<text:line-break/>dictum est, essent moderatae.</text:span></text:p>
      <text:h text:style-name="Heading_20_2" text:outline-level="2">XI.</text:h>
      <text:p text:style-name="P22"><text:span text:style-name="T7">fldultif autem circa aures tubercula. ad alteram,<text:line-break/>plurimis etiam'ad utramqus propendebant, febre vacnis<text:line-break/>et recta stantibus; etst nonnullis paulisper ^ncaleseebtmej<text:line-break/>(nnmbui cxtineta sunt, neminique sustpiararut^r quemad^-</text:span></text:p>
      <text:p text:style-name="P28"><text:span text:style-name="T7">modum</text:span><text:span text:style-name="T25"> ea quae </text:span><text:span text:style-name="T7">aliii ax eansts ciboria sunu Eorum<text:line-break/>autem haec erat format laxa erant, magna, susu, ci-<text:line-break/>tra inflammationem </text:span><text:span text:style-name="T41">y</text:span><text:span text:style-name="T7"> doloris expertia, omnibus absque<text:line-break/>fignis evanuerunt.</text:span></text:p>
      <text:p text:style-name="P19"><text:span text:style-name="T25">Quae pronunciata sunt omnia eparmata ob substantiae<text:line-break/>redundantiam acciderunt, a qua alia quidem cum pituita<text:line-break/>gigni consueverunt, qualia phleginatodea, alia a flava bile,<text:line-break/>ut erysipelatosa. Desistunt vero omnia facile, quoti talis<text:line-break/>fubstantia prompte discutraturi le contrario autem quae 'efc<text:line-break/>ciasso lencoque humore procreantur difficile discutiuntur.<text:line-break/>Qttae in praesieuti statu. exstiletilut, Iaia erant, hoc est<text:line-break/>mollia, digitis cedentia et quae quum premerentur, cava<text:line-break/>manebant et estnfe phlegmone; hot est sinestagratione;<text:line-break/>etiam sine dolore; quod neutrdm ipsis luesset ex iis quae<text:line-break/>dolores pariitsiti-</text:span><text:span text:style-name="T25">” </text:span><text:span text:style-name="T25">Sunt autem haec corporum tensio et<text:line-break/>vehemens intemperies. Tensio fit propter critssos lentbsque<text:line-break/>humores affectis partibus ita - impactos, ut resolvi citra</text:span></text:p>
      <text:p text:style-name="P18"><text:span text:style-name="T25">negotium nequeant; intemperies vero vehemens, quod<text:line-break/>admodum calida aut frigida existant. Quare meritu tu-<text:line-break/>mores funt dolore vacui, laxi </text:span><text:span text:style-name="T7">at</text:span><text:span text:style-name="T25"> absque ulceratione.<text:line-break/>Quod autem essent hujusmodi facileque solverentur, pro-<text:line-break/>pterea non ad suppurationem ducta sunt, ut quae ex aliis<text:line-break/>oriuntur causis, vocat, autem </text:span><text:span text:style-name="T15">προφάσει; </text:span><text:span text:style-name="T7">occasiones</text:span><text:span text:style-name="T25"> vel<text:line-break/>caufas Hippocrates, interdum quidem, ut consuetudo est<text:line-break/>multis, nomen in causis quae falso dicuntur, inferens, sae-<text:line-break/>pius autem manifestas causas ita vocitat; interdum quo-<text:line-break/>que et simpliciter omnes- at nunc aliis ex causis ortas<text:line-break/>suppurationes dixit,, quas in febribus fieri ipse docuit, in<text:line-break/>quibus asservati sunt humores multi, crassi, erudi, qui<text:line-break/>propter caloris febrilia vehementiam , celeritatem et co-<text:line-break/>piam sursum, ad caput fertur; delude ad aurium glandu-<text:line-break/>las eos natura deponente vocatae parotides procreantur.<text:line-break/>Non erat sane hoc in. statu hujusmodi quaedam humorum<text:line-break/>redundantia, et qui tumores post aures consistebant, pro-<text:line-break/>pter flatulentam substantiam statim discussi sunt. Patet.</text:span></text:p>
      <text:p text:style-name="P18"><text:span text:style-name="T25">ergo febres quidem ardentes lu veris principium perstan-<text:line-break/>tibus aquiloniis incidisse; narratas vero parotidas tuto re-<text:line-break/>liquo tempore, sed jure moderatissimae percipiebantur<text:line-break/>ob eas quas recensirimus causas, ita ut homines recti<text:line-break/>stantes ab ipsis affligerentur,, huo est ut eas ferrent citra<text:line-break/>molestiam obambulantes et consueta obeuntes munera,<text:line-break/>neque quemadmodum lu gravioribus morbis decumbere<text:line-break/>necessario, cogerentur. In; ceteris. enim neque insigniter<text:line-break/>febricitabant; lino si quis etiam ex illis esset calidior, id<text:line-break/>brevi patiebatur propteri redundantis, ut. dictum est, hu-<text:line-break/>moris naturam, qui aerius magia quam frigidus erat.</text:span></text:p>
      <text:h text:style-name="Heading_20_2" text:outline-level="2">XII.</text:h>
      <text:p text:style-name="P22"><text:span text:style-name="T7">At haec oboriebantur adolescentibus, juvenibus, aetate<text:line-break/>florentibus horumque plurimis qui in palaestra et<text:line-break/>gymnasiis exercebantur, mulieribus vero paucis contin-<text:line-break/>gebant.</text:span></text:p>
      <text:p text:style-name="P18"><text:span text:style-name="T25">Causam hanc communem in omnibus humorum decu-<text:line-break/>bitihus scire oportet, prolatam alias ab ipso Hippocrate,<text:line-break/>fcalidiores quidem in sublimiores corporis partes decum-<text:line-break/>bere, frigidiores vero in luferiores. Quia igitur redun-<text:line-break/>dans hoc in statu humor tum frigidus tum aereus esset<text:line-break/>mediamque obtineret naturam tum eorum quae sursum<text:line-break/>, facile feruntur, tum eorum quae ad inferas repunt partes,<text:line-break/>propterea sulis temperamento calidioribus vel aetate vel<text:line-break/>'vitae instituto impetum ad caput habebant. Scimus au-<text:line-break/>tem adolescentes propter aetatem, non propter vitae in-<text:line-break/>stitutum calidos esse, ut et aetate florentes: qui vero in<text:line-break/>palaestris gymnasiisque versantur, ob visae instituta calidi<text:line-break/>existunt. Jure igitur paucis mulieribus oboriebantur, ju-<text:line-break/>venibus scilicet et natura calidioribus atque his quae non<text:line-break/>admodum in otio vitam duxerunt.</text:span></text:p>
      <text:h text:style-name="P7" text:outline-level="2">XIII.</text:h>
      <text:p text:style-name="P22"><text:span text:style-name="T7">Plurimis</text:span><text:span text:style-name="T25"> tussies </text:span><text:span text:style-name="T7">aridae nihilque a tustientibus educebatun<text:line-break/>atque voces non multo post taucesuebant.</text:span></text:p>
      <text:p text:style-name="P19"><text:span text:style-name="T25">Quaenam tusses aridae sint, siis ipse verbis prodit:<text:line-break/>nihilque a tussientibus educebatur. Hae autem excitan-<text:line-break/>tur interdum quidem ob solam partium tum faucium tum<text:line-break/>gutturis asperitatem, nulla pulmoni incumbente humorum<text:line-break/>redundantia. Atque hi nihil quicquam expuunt, quod<text:line-break/>nihil supervacaneum habeant, quod tum eductionem tum<text:line-break/>vacuationem expostulet. Aliae vero 'tusses fiunt ob lutem-<text:line-break/>pericm spirabilium organorum; in quibus nihil quicquam<text:line-break/>est quod expui desideret. Aliae rursus fiunt contentis in<text:line-break/>ipsis humoribus' sui; excretionem desiderantibus, fed hi<text:line-break/>geminam ob causam, aut quod et lenti et crassi sint ec<text:line-break/>ita bronchiis pulmonis impacti, ut vix dissolvi queant,<text:line-break/>quod in aptystis nominatis pleuritibus fit, id est sputo va-<text:line-break/>cuis, aut quod humor qui a capite defertur consistentis</text:span></text:p>
      <text:p text:style-name="P17"><text:span text:style-name="T25">aquae iuJlac fu,</text:span><text:span text:style-name="T36">(</text:span><text:span text:style-name="T25">^ennis</text:span><text:span text:style-name="T36">}</text:span><text:span text:style-name="T25">. </text:span><text:span text:style-name="T36">n</text:span><text:span text:style-name="T25">Tnii%;ecnin.quum.per guttur et<text:line-break/>asperam arteriam defertur,, pxiuaiiij pulmonea fundi-<text:line-break/>tur quam a spiritu per tusses.sursum scratur, quod tum<text:line-break/>Thasiis accidisse videtur,, repleto quidem ab ajjstrino- flatu<text:line-break/>eorum capite, sed.</text:span><text:span text:style-name="T36">j</text:span><text:span text:style-name="T25">omnibus..fuoracis regionibus destuxio-<text:line-break/>nem imiiijttealmmjQuodrautem.palis efletr tussis testatur </text:span><text:span text:style-name="T7">et<text:line-break/></text:span><text:span text:style-name="T25">quod ipsi assidet symptoma. ..Ranni siquidem,, inquit, it</text:span><text:span text:style-name="T36">a<text:line-break/></text:span><text:span text:style-name="T25">tussientes fiebaut, humectatis.-scilicet vocalibus organis ab,<text:line-break/>eo qui deorsum ferebatur humqrg, ,.ut in -commentariis de<text:line-break/>voce demonstratum es</text:span><text:span text:style-name="T75">t.</text:span></text:p>
      <text:h text:style-name="Heading_20_2" text:outline-level="2">XIV.</text:h>
      <text:p text:style-name="P22"><text:span text:style-name="T7">Quibusdam nero et</text:span><text:span text:style-name="T25"> multo </text:span><text:span text:style-name="T7">posutemstore inflammatione cum<text:line-break/>dolore in alterum testem rspsurunt, quibusdam etiam in<text:line-break/>utrumque.</text:span></text:p>
      <text:p text:style-name="P18"><text:span text:style-name="T25">Pars quaedam humoris a capite in ounnoneu. delapsi<text:line-break/>ex organorma-secigtatecud test^'pnivj.nitvj. Ije .paftium<text:line-break/>autem genitalium est thdricevj. societate aliis </text:span><text:span text:style-name="T55">:</text:span><text:span text:style-name="T25">in libris;<text:line-break/>orationem’ </text:span><text:span text:style-name="T7">fecit</text:span><text:span text:style-name="T25">. Hippocratesi ' Sed 'quod in testes delapsum<text:line-break/>est, jam malignitis erat, neque amplius primo illi simile,<text:line-break/>quod scilicet longo tempdre in pulmonis regionibuo<text:line-break/>computruisset Jure itaque optimo testiculorum phlegmo-<text:line-break/>nee cum doloribus erant, neque ut'parotides dolore </text:span><text:span text:style-name="T7">va-<text:line-break/>cuae.</text:span><text:span text:style-name="T25"> Quod autem ved alter testis vel uterque redundan-’<text:line-break/>tiam excepisset, humorum quantitas ipsorum erat causa,<text:line-break/>quibus enim paucus pervenisset; in teste altero sumaba-<text:line-break/>tur, quibus copiosior, in utroque.</text:span></text:p>
      <text:h text:style-name="Heading_20_2" text:outline-level="2">XV.</text:h>
      <text:p text:style-name="P25"><text:span text:style-name="T7">Quibusdam febres, aliis minime oboriebantur.</text:span></text:p>
      <text:p text:style-name="P19"><text:span text:style-name="T25">Qui redundarunt humores, eos neque magnopere cali—</text:span></text:p>
      <text:p text:style-name="P17"><text:span text:style-name="T25">dos, neque admodum frigidos esse diximus, sed luter<text:line-break/></text:span><text:span text:style-name="T75">u</text:span><text:span text:style-name="T25">trosque tum natura tuta temperamento medios. Quare<text:line-break/>pro aetatibus, 'naturalibus temperamentis et vitae institu-<text:line-break/>tis aegrotantium, aliis quidem ad calidius inclinarunt<text:line-break/>proindeque TeiiricitaVerunt','* nonnulli </text:span><text:span text:style-name="T55">1</text:span><text:span text:style-name="T25"> </text:span><text:span text:style-name="T25">quod a principio<text:line-break/>habebant temperamentum servarunt, quod febrem exci-<text:line-break/>tare non sufficeret.</text:span></text:p>
      <text:h text:style-name="Heading_20_2" text:outline-level="2">XVI.</text:h>
      <text:p text:style-name="P29"><text:span text:style-name="T69">H</text:span><text:span text:style-name="T7">ae</text:span><text:span text:style-name="T69">c</text:span><text:span text:style-name="T7"> laborios</text:span><text:span text:style-name="T69">e</text:span><text:span text:style-name="T7"> plursmis oborta </text:span><text:span text:style-name="T69">s</text:span><text:span text:style-name="T7">un</text:span><text:span text:style-name="T69">t.</text:span></text:p>
      <text:p text:style-name="P19"><text:span text:style-name="T25">De omnibus quae pronunciavii hoe acclamavit.</text:span><text:span text:style-name="T25">,<text:line-break/></text:span><text:span text:style-name="T25">Praedixit autem tusses, </text:span><text:span text:style-name="T7">voces</text:span><text:span text:style-name="T25"> raucas, et in testem absces-<text:line-break/>fus et eorum quibusdam .febres. Haec erge ait symptoma-<text:line-break/>ta plurimis aegrotantibus laboriose, hoc est citra eupho-<text:line-break/>rlarn accidisse, neque ut recti incedentes facile sustinerent,<text:line-break/>sied ut ipsorum plurimi decumberent, propteiea quod assi-<text:line-break/>due magisque progressu temporis asservata excrementa tum</text:span></text:p>
      <text:p text:style-name="P17"><text:span text:style-name="T25">acriora tum maligniura flerent Austrini siquidem sta--<text:line-break/>tus si diutius dirent, putredinem inducunt, ac praescrtjm'<text:line-break/>quum humidi fuerint.. Quum vero status nunc bumi-<text:line-break/>dus non esset diutissime quidem nihil molesti patreban-<text:line-break/>tur corpora, sed tempore effectum est ut paterentur,;<text:line-break/>Talia quoque horum quibusdam pestea accidebant, qualia<text:line-break/>per initia statim erant omnibus si austrinus linmrdns fuisset;</text:span></text:p>
      <text:h text:style-name="Heading_20_2" text:outline-level="2">XVII.</text:h>
      <text:p text:style-name="P30"><text:span text:style-name="T25">Pe </text:span><text:span text:style-name="T7">ceteris quae in ofstcinn medici A</text:span><text:span text:style-name="T25"> chirurgiam spec-<text:line-break/>tant, sine morbo- </text:span><text:span text:style-name="T7">degebant. ,</text:span><text:span text:style-name="T7">—•.<text:tab/>.</text:span></text:p>
      <text:p text:style-name="P19"><text:span text:style-name="T25">Bifariam vox. </text:span><text:span text:style-name="T7">xut irppdiov</text:span><text:span text:style-name="T25"> i» exemplaribus reperi-<text:line-break/>tnr, in quibusdam ut nunc dictum est, fvllaba ultima per<text:line-break/>O-,scripta,, in nonnullis per </text:span><text:span text:style-name="T15">η, </text:span><text:span text:style-name="T25">significante priore scriptura,<text:line-break/>quae ad chirurgiam spectant, posteriore vero quae ad uni-<text:line-break/>versam medicinam attinent, ut vel a chirurgicis operibus,<text:line-break/>quae in aegris fieri solent, abstinerent Thasii vel </text:span><text:span text:style-name="T7">ab</text:span><text:span text:style-name="T25"> iis quae</text:span></text:p>
      <text:p text:style-name="P31"><text:span text:style-name="T25">in tota medimna fiunt aegris praedicta patientibus. Ex-<text:line-break/>hac utraque tum scriptupa. tum insclligentia moderate<text:line-break/>vexati fuisse videntur homines veris tempore, causa mor-<text:line-break/>bos efficiente nonilurn quicquam quod malignum esset ha-<text:line-break/>bente. lu quod &gt; ogressu temporis ibtinuit.<text:tab/></text:span><text:span text:style-name="T25">&gt; »i</text:span></text:p>
      <text:h text:style-name="Heading_20_2" text:outline-level="2">XV<text:span text:style-name="T83">III</text:span>.</text:h>
      <text:p text:style-name="P22"><text:span text:style-name="T25">At </text:span><text:span text:style-name="T7">vero ante incipientem aestatem et per aestatem atque<text:line-break/>in kierne eorum multi qui longo jam tempore subta-<text:line-break/>bescebant, tabidi decubuerunt</text:span><text:span text:style-name="T7">, </text:span><text:span text:style-name="T7">quandoquidem multis<text:line-break/>etiam dubie fe habentibus tabes tunc confirmata esu</text:span></text:p>
      <text:p text:style-name="P19"><text:span text:style-name="T25">Quos superius dixit tussire quidem, sed vere nihil<text:line-break/>educere, hos aestate ait atque post aestatem tempore ta-<text:line-break/>bidos evasisse, rem perpetuo his quae conspiciuntur con—<text:line-break/>fonam enarrans; nam quae capitis rheumata per initia tus-<text:line-break/>sim et raucedinem hominibus concitant, praecedente vero<text:line-break/>tempore non consistunt, haec alteram tabis differentiam</text:span></text:p>
      <text:p text:style-name="P18"><text:span text:style-name="T25">pariunt. Duae 'namque sirnf ‘ ejus , 'differentiae maximae</text:span><text:span text:style-name="T25">:<text:line-break/></text:span><text:span text:style-name="T25">una quidem ex capitis defluxionibus, constat, altera vero<text:line-break/>.tus</text:span><text:span text:style-name="T25">ter'</text:span><text:span text:style-name="T25">a;</text:span><text:span text:style-name="T15">ύ </text:span><text:span text:style-name="T25">mut-bruleruo </text:span><text:span text:style-name="T25">tmitr</text:span></text:p>
      <text:p text:style-name="P32"><text:span text:style-name="T25">quae ex ipsius pulmonis affectibus ortum ducis, prorsus<text:line-break/></text:span><text:span text:style-name="T60">;</text:span><text:span text:style-name="T7"> 'rp</text:span><text:span text:style-name="T25"> . n-e- ' «<text:tab/>SftSv eMmfQii. eriiiiiByiuvj. y V ' 'ec '</text:span></text:p>
      <text:p text:style-name="P33"><text:span text:style-name="T25">quutem ex cruentis sputis maximeque rupto vase, saepius<text:line-break/></text:span><text:span text:style-name="T25">jesse acum mi </text:span><text:span text:style-name="T25">si® </text:span><text:span text:style-name="T25">ma»portm mqH </text:span><text:span text:style-name="T25">s&gt;nec';n. ••<text:line-break/>vero et rheumate affectu viscere, ob aliam quandam ex<text:line-break/></text:span><text:span text:style-name="T25">.lir-tusdc eitornuef litier-i-xtu sioap </text:span><text:span text:style-name="T25">ni </text:span><text:span text:style-name="T25">;r </text:span><text:span text:style-name="T25">-<text:line-break/></text:span><text:span text:style-name="T25">aliis partibus, non ex capite causam,. Si itaque ex vere<text:line-break/>australi aestas ipsa in statnnr,|quilonrnm permutata suis- -<text:line-break/>set, non suissent manifesti, qui a tabe clam exedebantur,<text:line-break/>neque absolute tabuissent. Quia </text:span><text:span text:style-name="T7">vero</text:span><text:span text:style-name="T25"> non solum in aqui-<text:line-break/>Ionium austrinus status 'conversus non. est, imo et plurima<text:line-break/></text:span><text:span text:style-name="T25">...... . ay:.r..nc5'.’;JaJvt: </text:span><text:span text:style-name="T7">V,</text:span><text:span text:style-name="T25"> V. fc“In '<text:tab/></text:span><text:span text:style-name="T25">- • </text:span><text:span text:style-name="T25">-Sio'</text:span><text:span text:style-name="T55">r</text:span><text:span text:style-name="T25">'</text:span></text:p>
      <text:p text:style-name="P19"><text:span text:style-name="T25">pars aestatis nebulosa fuit., propterea quae prodierunt a</text:span></text:p>
      <text:p text:style-name="P34"><text:span text:style-name="T15">ὶ </text:span><text:span text:style-name="T25">'<text:tab/>. - ec </text:span><text:span text:style-name="T7">th</text:span><text:span text:style-name="T25"> ,&lt; ;t '•<text:tab/>• ».a3 ’ - t.iev'-. sal. . '</text:span></text:p>
      <text:p text:style-name="P19"><text:span text:style-name="T25">capite rheumata perinanlerunt humoresque ex rheumate<text:line-break/>omnes, ac praesertim in pulmone ita putruerunt, ut ad<text:line-break/>sincerae tabis procreationem nihil deficereti </text:span><text:span text:style-name="T36">?</text:span></text:p>
      <text:h text:style-name="P7" text:outline-level="2">XIX.</text:h>
      <text:p text:style-name="P22"><text:span text:style-name="T7">Quibusdam autem primum coepit kisque ad tabem natura<text:line-break/>vergebat.</text:span></text:p>
      <text:p text:style-name="P19"><text:span text:style-name="T25">Phthisicos et tabidos nominant medici’ veteres qui<text:line-break/>tabem morbum, quem etiam phthoen quidam appellitant,<text:line-break/>pati sunt idonei. Tales autem planissime existunt qui<text:line-break/>thorace usque adeo sunt angusto atque non profundo, ut<text:line-break/>scapulae aiarurn instar retro promineant, unde etiam tales<text:line-break/>S pterygodes, hoc est alatos, vocitant. Quibus praeterea<text:line-break/>facile caput impletur, et fluxiones multas ad spirabiles<text:line-break/>partes demittit, hi tabide prompte fiunt. Utrisque in<text:line-break/>eundem concurrentibus, tum thoracis conformatione'tum<text:line-break/>capitis imbecillitate, hujusmodi naturae sunt tabi obno-<text:line-break/>xiae ob ambas naturae causus. Etenim quibus a capite<text:line-break/>ad pulmonem'fluxiones mittuntur, hi temporis diuturni-<text:line-break/>tate tabidi fiunt, ac ipsis plerumque vas in pulmone oh</text:span></text:p>
      <text:p text:style-name="P18"><text:span text:style-name="T25">visceris tum aiigustiam tum imbecillitatein. Tales quidem<text:line-break/>tabidi nonnulli. Qunm autem-, dixit Hippocrates, quando-<text:line-break/>quidern multis etiam dubie fe habentibus, tabes tunc; hoc<text:line-break/>est aestate confirmata esu Delude infert: quibusdam au-<text:line-break/>tem coepit primum, hisque ad tabem natura vergebat.<text:line-break/>Non mihi videtur rationi oratio esse -consona; multo<text:line-break/>-namque probabilius erat: tales vere magis quam' aestate<text:line-break/>incipere. Qui nainque quibusdam affectibus prehendendis<text:line-break/>-idonei ac parati sunt, quam-imparati, nec idonei- prom-<text:line-break/>ptius in eos incidunt. Quemadmodum igitur et alia quae-<text:line-break/>dam in epidemiorum libris, ita haec ordinem inversum<text:line-break/>habere videntur,- eo falso ac decepi» qui primus haec feri.-<text:line-break/>psit; delude servato errore, ita et huic textui accidisse<text:line-break/>videtur et continuata orationis series ejusmodi esse: </text:span><text:span text:style-name="T7">quan-<text:line-break/>doquidefn nratitis' etiam dubie su haiintibus tuni tabes<text:line-break/>confirmata est,' qutbui vergebat- ad tabem natura.</text:span><text:span text:style-name="T25"> At<text:line-break/>deinde; </text:span><text:span text:style-name="T7">quibusdam autem prtrnum coepit.</text:span><text:span text:style-name="T25"> Ac'postea<text:line-break/>deinceps.</text:span></text:p>
      <text:h text:style-name="P7" text:outline-level="2">XX.</text:h>
      <text:p text:style-name="P35"><text:span text:style-name="T7">Ex' his multi atque etiam plurimi interierunt. Atque<text:line-break/></text:span><text:span text:style-name="T25">haud </text:span><text:span text:style-name="T7">fcioq si</text:span><text:span text:style-name="T25"> quit ex </text:span><text:span text:style-name="T7">decumbentibus etiam modico tem-<text:line-break/>pore supervixerit.</text:span></text:p>
      <text:p text:style-name="P35"><text:span text:style-name="T25">Tabidorum scilicet. W enim intelligere oportet,<text:line-break/>enunciato totius orationis modo; Etenim et quae ab eo<text:line-break/>deinceps dicuntur omnia, tabidis communia existuitt; idque<text:line-break/>didiceris:, si textibus mentem adhibeas, exordiarque. pri-.<text:line-break/>mum </text:span><text:span text:style-name="T36">:</text:span><text:span text:style-name="T25"> ab' ea quae scripta subsequitur.</text:span></text:p>
      <text:h text:style-name="Heading_20_2" text:outline-level="2">XXI.</text:h>
      <text:p text:style-name="P22"><text:span text:style-name="T25">Celerius vero, </text:span><text:span text:style-name="T7">interierunt quam vitam ducere talibus, cdn-<text:line-break/>suetum escet.</text:span></text:p>
      <text:p text:style-name="P19"><text:span text:style-name="T25">Phthisicos ait, praeter consuetudinem celerius, luter-<text:line-break/>iisse; deinde causam ipse, deinceps adfert hisce verbis:<text:line-break/></text:span><text:span text:style-name="T7">exercebant autem plurimo, eorum ejusmodi pathematar<text:line-break/>febres horridae, continuae, acutae.</text:span><text:span text:style-name="T25"> Non enim id cum</text:span></text:p>
      <text:p text:style-name="P17"><text:span text:style-name="T25">tabe esse consuevit, quod scriptum tunc evenisse ridetur.<text:line-break/>Causa vero cur ambo haec in idem concurrerint, tum<text:line-break/>phthisis tum febris, hujusmodi statur,est antecedentis ad<text:line-break/>affecta corpora dispositio</text:span><text:span text:style-name="T7">x</text:span><text:span text:style-name="T25"> nam paulo ante.a me dictum<text:line-break/>est, qui calidiore erant temperamento, illos maxime lapsis<text:line-break/>a capite catarrhis laborasse: per austrinum enim statum<text:line-break/>horum caput maxime repletum erat. His autem ipsis<text:line-break/>longius protensa nebulosa dispositione contigit humores<text:line-break/>in corpore putrescere, indeque orta est febrium maligni-<text:line-break/>tas. Quibus autem temperamentum minus calidum esset,<text:line-break/>his neque • humorum putrefactio, neque capitis repletio<text:line-break/>facta est, praeterquam pueris ex horum temporis pro-<text:line-break/>gressu. Quod enim pauco tempore patiuntur quae ad<text:line-break/>patiendum sunt idoneae naturae, id ceteris longiori acci-<text:line-break/>dit tempore.. Et sane nihil, mirum fuit, si ex praecedente<text:line-break/>austrino statu facta aestas non. austrina solum, verum et-<text:line-break/>iam nebulosa quandam humorum putredinem procreave-</text:span></text:p>
      <text:p text:style-name="P17"><text:span text:style-name="T25">rit, non tantum in calidioribus corporibus, fed et in fri-<text:line-break/>gidioribus.</text:span></text:p>
      <text:h text:style-name="Heading_20_2" text:outline-level="2"><text:span text:style-name="T25">XXII</text:span><text:span text:style-name="T25">.</text:span></text:h>
      <text:p text:style-name="P22"><text:span text:style-name="T7">Nam tum alios tum longiores morbos etiam febribus<text:line-break/>conjunctos facile pertulerunt, neque interibant, de qui-<text:line-break/>bus scribetur.</text:span></text:p>
      <text:p text:style-name="P19"><text:span text:style-name="T7">i</text:span><text:span text:style-name="T25"> </text:span><text:span text:style-name="T25">Alius inquit morbos absque tabidis, de quibus ipsi<text:line-break/>fuit oratio, qui etiamsi diuturniores et eum febribus<text:line-break/>essent, placide tamen tulerunt, atque cansu a nobis paulo<text:line-break/>ante mrodita est, quod his minus malignus ex putredine<text:line-break/>fuisset humor-</text:span></text:p>
      <text:h text:style-name="Heading_20_2" text:outline-level="2">XXIII.</text:h>
      <text:p text:style-name="P22"><text:span text:style-name="T7">Sola namque et eorum qui tunc oboriebantur,. morborum<text:line-break/>maximus tabes multos peremit.</text:span></text:p>
      <text:p text:style-name="P18"><text:span text:style-name="T25">Rei hujus causa paulo' ante enunciata est, quum cor-<text:line-break/>poris temperamentum causam esse explicaremus, per quod<text:line-break/>tabidis correpti sunt morbisfebribusque malignis, de qui-<text:line-break/>bus deinceps loquitur.</text:span></text:p>
      <text:p text:style-name="P36"><text:span text:style-name="T25">'. .<text:tab/>‘.se - f. *•<text:tab/>• &gt;<text:tab/>*</text:span></text:p>
      <text:h text:style-name="Heading_20_2" text:outline-level="2">XXIV.</text:h>
      <text:p text:style-name="P37"><text:span text:style-name="T7">Ipsarum autem plurimis hujusmodi affectus aderant,</text:span><text:span text:style-name="T25"> hor-<text:line-break/></text:span><text:span text:style-name="T7">, ridae febres; astlduae, acutae, in tpturn quidem non i,v-<text:line-break/>terrnittenfes, fed earurn typus erat scmitertianus, </text:span><text:span text:style-name="T25">uno<text:line-break/></text:span><text:span text:style-name="T7">die leviores, altero insuper exacerbantes, omnino acutius<text:line-break/>increscentes, </text:span><text:span text:style-name="T7">,,<text:tab/>. "<text:tab/></text:span><text:span text:style-name="T25">.1.</text:span></text:p>
      <text:p text:style-name="P19"><text:span text:style-name="T25">Plurimis tabidorum, de quibus orationem instituebat,<text:line-break/>patheninta alt oborta fuisse, quod lu textu ipsu ordine<text:line-break/>recenset, .» At vocitant pathemata omnes Graeci, quae<text:line-break/>praeter naturam lu uostris corporibus fiuntr Meminit au-<text:line-break/>tem primum quidem luter ipsa dictionis </text:span><text:span text:style-name="T15">φρικώδεες </text:span><text:span text:style-name="T25">quum</text:span></text:p>
      <text:p text:style-name="P17"><text:span text:style-name="T25">inquit: </text:span><text:span text:style-name="T7">horridae febres erant.</text:span><text:span text:style-name="T25"> Id autem ipsum significat<text:line-break/>horrores plurimam partem ascensus et incrementi, prout<text:line-break/>vocant, accessionis in aegrotantibus tenuisse: non enim<text:line-break/>eos </text:span><text:span text:style-name="T25">qui lu </text:span><text:span text:style-name="T25">principio insultus accessionis fiunt</text:span><text:span text:style-name="T25">, </text:span><text:span text:style-name="T25">horrores<text:line-break/>ita appellavit, sed in quibus per plurimam totius accessi-<text:line-break/>onis partem horroris extendatur symptoma. Fitque bifa-<text:line-break/>riam, interdum quidem quum incrementum reduplicatio-<text:line-break/>nes sarit, interdum vero quum hoe ipsum solum inae-<text:line-break/>qualem adfcensum. Difcrimen autem in temporis<text:line-break/>quantitate consistit. Si namque brevibus, admodum inter-<text:line-break/>vallis ab invicem </text:span><text:span text:style-name="T25">horrifici motus </text:span><text:span text:style-name="T25">distinguantur, motus' tum<text:line-break/>inaequalis tum horrificus dicitur. Si vero</text:span><text:span text:style-name="T55">:</text:span><text:span text:style-name="T25"> majora sint<text:line-break/>intervalla, reduplicatio fit et appellatur tale symptoma.<text:line-break/>•Atque ea potissimum efficitur </text:span><text:span text:style-name="T25">'in </text:span><text:span text:style-name="T25">semitertianis appellatis<text:line-break/>febribus, proindeque tres plerumque et quatuor Tunsi<text:line-break/>At hoc </text:span><text:span text:style-name="T25">a </text:span><text:span text:style-name="T25">nobis in libris de febribus demonstratum est,<text:line-break/>femitertianam </text:span><text:span text:style-name="T25">ex </text:span><text:span text:style-name="T25">inaequali humore consistere, qui partim<text:line-break/>amaram </text:span><text:span text:style-name="T25">bilem </text:span><text:span text:style-name="T25">acrem, partim pituitam putrentem fortiaturi</text:span></text:p>
      <text:p text:style-name="P19"><text:span text:style-name="T7">e 'A </text:span><text:span text:style-name="T7">' '</text:span></text:p>
      <text:p text:style-name="P17"><text:span text:style-name="T25">Tales itaque ait tunc febres horrificas oh praecedentem,<text:line-break/>statum affecisse, ut a me supra enarratum esu Continuas<text:line-break/>autem ipsas nominavit, ad integritatem, non desinere osten-<text:line-break/>dens , quod ipfe explicans ait: </text:span><text:span text:style-name="T7">in totum quidem non in-<text:line-break/>termittentes.</text:span><text:span text:style-name="T25"> Nam intermittentes illas proprie febres no-<text:line-break/>minant, quae a vigore integritatem aliquam praestant,<text:line-break/>quae vero sensui perviam faciunt declinationem, sed in-<text:line-break/>tegritatem nullam habent, illas acutas et continuas vocitat,<text:line-break/>quae totum quidem circuitum habent, magna ex parte octo<text:line-break/>et triginta horarum quantum et. scmitertiana, sed neque ad<text:line-break/>apyrexiam desinunt, atque altero, die leviore alteram rursus .<text:line-break/>accessionem adierunt, minorem quidem altera circuitus alte-<text:line-break/>rius neque reduplicationes habentem,verum quae-vixincale-<text:line-break/>Icat vixque ad vigorem perveniat. Habet quoque hoc et<text:line-break/>ipfa proprium pt qui circuitus primo fuccedunt, neque<text:line-break/>inter su acuti sint neque primo aequales, fed perpetuo ad-<text:line-break/>usque morbi vigorem tuin increscant tum vehemen tiores fiant.</text:span></text:p>
      <text:h text:style-name="P7" text:outline-level="2">XXV.</text:h>
      <text:p text:style-name="P22"><text:span text:style-name="T7">Sudoras autem perpetuo, noti' tamen copiose manabant,<text:line-break/>extremorum refrigeratio muita vixisue </text:span><text:span text:style-name="T7">'</text:span><text:span text:style-name="T7">recalescebant^</text:span></text:p>
      <text:p text:style-name="P38"><text:span text:style-name="T25">-- Quod haec symptomata malignarum Ilut febrium, ib-<text:line-break/>prognostico didicimus.<text:tab/></text:span><text:span text:style-name="T25">—-</text:span></text:p>
      <text:h text:style-name="Heading_20_2" text:outline-level="2">XXVI.</text:h>
      <text:p text:style-name="P25"><text:span text:style-name="T7">Alvi perturbatae erant biliostsf pnuais, sinceris et morda-<text:line-break/>cibusdejectionibus crebrooua exonerandi astsurgebant.</text:span></text:p>
      <text:p text:style-name="P19"><text:span text:style-name="T25">Sineeras excretiones nominare consuevit plane bili—<text:line-break/>ufas. Quodsi hujusmodi humor cum aqtiofa humiditate<text:line-break/>permixtus vacuetur , eum non atuplius sincerum appellat,<text:line-break/>didicimus autem et hoc ipsum de sinceris ex cretionibus,<text:line-break/>quarum malignitatem lu prognostico pronunciavit, etiam<text:line-break/>de tehuibus consistentiae humoribus, quod omnes incocti<text:line-break/>sint, atque ut coquantur robusta opus habent natura.</text:span></text:p>
      <text:p text:style-name="P18"><text:span text:style-name="T25">Mordaces autem erant jure excretiones, si utique et bi-<text:line-break/>liosae et sincerae erant. Rursus quoque et surrectio ad-<text:line-break/>sidua excretionum mordacitatem sequebatur, </text:span><text:span text:style-name="T55">y</text:span><text:span text:style-name="T25"> </text:span><text:span text:style-name="T25">qua ratione<text:line-break/>effectum est, uf propter hoc symptoma aegrotantium vires<text:line-break/>laborarent.</text:span></text:p>
      <text:h text:style-name="Heading_20_2" text:outline-level="2">XXVI<text:span text:style-name="T83">I</text:span>.</text:h>
      <text:p text:style-name="P39"><text:span text:style-name="T25">Urinae </text:span><text:span text:style-name="T7">tenues, incoctae, decolores et pastcaa autrerasti-<text:line-break/>tudinem habentes, paucumque spedunentumv. non probe<text:line-break/>substdentes, sed crudo quodam et intempestivo sedi-<text:line-break/>mento.<text:tab/></text:span><text:span text:style-name="T7"><text:tab/></text:span></text:p>
      <text:p text:style-name="P19"><text:span text:style-name="T25">- </text:span><text:span text:style-name="T25">De urinis etiam didicimus, tenues, decolores et pau-<text:line-break/>cas, vel crassamentum sortitas ac paucas, pravas esse,<text:line-break/>quemadmodum etiam crassas </text:span><text:span text:style-name="T25">quidem-, </text:span><text:span text:style-name="T25">sed </text:span><text:span text:style-name="T25">quae sedimen-<text:line-break/></text:span><text:span text:style-name="T25">tum nullum aut paucissimum haberent. Hoc autem </text:span><text:span text:style-name="T25">illis<text:line-break/></text:span><text:span text:style-name="T25">in febribus'oboritur,- in quibus calor multus ac flammeus<text:line-break/>humorum tum crudorum, tum crassorum fervorem quen-</text:span></text:p>
      <text:p text:style-name="P18"><text:span text:style-name="T25">dam accendit, lure igitur lu iis aut prorsus non fit,<text:line-break/>aut si fiat,, ea ut ipse protulit et cruda et incocta urina<text:line-break/></text:span><text:span text:style-name="T25">- </text:span><text:span text:style-name="T25">esu Dfi pravis autem sedimentis in prognostico egit.</text:span></text:p>
      <text:h text:style-name="Heading_20_2" text:outline-level="2">XXVII<text:span text:style-name="T83">I</text:span>.</text:h>
      <text:p text:style-name="P40"><text:span text:style-name="T25">Tussiebant aurem </text:span><text:span text:style-name="T7">pauca ,densu,coosu, poulatimvix edu-&gt;<text:line-break/>dentes, Quibus vero uioLentistirna ccfncidistsunt, ne-<text:line-break/>que paulatim his oderat maturatio, fed perpetuo cruda<text:line-break/>- eaqiuebnsur '<text:tab/></text:span><text:span text:style-name="T25">"st ui :<text:tab/>' yt</text:span><text:span text:style-name="T15">:.</text:span><text:span text:style-name="T45">:</text:span><text:span text:style-name="T15">λ</text:span></text:p>
      <text:p text:style-name="P19"><text:span text:style-name="T25">In malignissimis quidem tabibus et quibus prope mors<text:line-break/>est, neque paulatim coquuntur, quae expuuntur; in dete-<text:line-break/>ris' vero quae moderatae sunt et quae in longius tempus<text:line-break/>prodeunt; quamobrern supervacaneus in pulmone humor<text:line-break/>probe coquitur et facile expuitur. At descriptis tabidis:<text:line-break/>nihil horiim adfuit: aut enim prorsus incoctum expuebant,<text:line-break/>'aut coctum quidem, sed paucum et quod paulatim vix</text:span></text:p>
      <text:p text:style-name="P17"><text:span text:style-name="T25">educeretur; Atque de ejusmodi excreatione lu prognostico<text:line-break/>pronunciavit.</text:span></text:p>
      <text:h text:style-name="Heading_20_2" text:outline-level="2">XXIX.</text:h>
      <text:p text:style-name="P22"><text:span text:style-name="T7">Horum plurima suucdh n principio ad. extremum usque<text:line-break/>rubore cum nstammatione affectae dolebant; fluxiones,<text:line-break/>parvae, tenues, acres</text:span><text:span text:style-name="T25">; feitsiqua. </text:span><text:span text:style-name="T7">rnaqie extenuabantur et</text:span><text:span text:style-name="T41">t<text:line-break/></text:span><text:span text:style-name="T7">male habebam.</text:span></text:p>
      <text:p text:style-name="P19"><text:span text:style-name="T25">Quae symptomata tunc tabidis circa- fauces apparue-<text:line-break/>runt praefatus causam, ipse addidit lusce verbis: jhtxiiij<text:line-break/>nes parvae, tenues, acres. Nam propter fluxionum ma-<text:line-break/>lignitatem a capite scilicet delatarum</text:span><text:span text:style-name="T25">. </text:span><text:span text:style-name="T25">sauces quidem<text:line-break/>doluerunt; sed quod ali,ipsis morderentur, ruborem et<text:line-break/>phlegmonem habuerunt,; quodque defluxus calidus esset,<text:line-break/>nihil </text:span><text:span text:style-name="T25">- </text:span><text:span text:style-name="T25">mirum , lu Thaso, erat., si praeter tabidos alios ita<text:line-break/>habentes ad summam extenuationem devenirent.</text:span></text:p>
      <text:h text:style-name="P7" text:outline-level="2">XXX.</text:h>
      <text:p text:style-name="P19"><text:span text:style-name="T7">Cibos omnes aversabantur.</text:span></text:p>
      <text:p text:style-name="P19"><text:span text:style-name="T25">Qui cibos non appetunt nec ingerunt, eos Graeci<text:line-break/></text:span><text:span text:style-name="T15">ἀνορέκτονς </text:span><text:span text:style-name="T25">et </text:span><text:span text:style-name="T15">ἀσίτους </text:span><text:span text:style-name="T25">vocitant, hoc est hon appetentes'et-<text:line-break/>a cibo abstinentes ; qui‘ vero ciliorum assumptum averfah-<text:line-break/>tur fastidiuntque </text:span><text:span text:style-name="T15">ἀποσίτους. </text:span><text:span text:style-name="T25">Hoc- autem luappetentlae<text:line-break/>symptoma tabidis accidisse, quod fluxionis ejus, quae tum<text:line-break/>fauces tum pulmonem laedebat, pars lu yentrem defluxe-<text:line-break/>rit, constat omnibus.</text:span></text:p>
      <text:h text:style-name="Heading_20_2" text:outline-level="2">XXXI.</text:h>
      <text:p text:style-name="P19"><text:span text:style-name="T7">Siti vacui.</text:span></text:p>
      <text:p text:style-name="P19"><text:span text:style-name="T25">Non ob malignitatem rheumatum, quae acria ipse ap-<text:line-break/>pellavit, tabidis hoc </text:span><text:span text:style-name="T55">r</text:span><text:span text:style-name="T25">aecidit symptoma. Quare videtur<text:line-break/>mihi et Hippocrates quod his praeter rationem evenit,</text:span></text:p>
      <text:p text:style-name="P41"><text:span text:style-name="T25">significare volens adfcrrpsisse siti’vacuis. 'Summae siquidem<text:line-break/>malignitatis signum est, ubi vel quum rheuma ad ventrem<text:line-break/>acre defertur, iton sitiverint: significat etiam sicc symptoma<text:line-break/>sensttricem partis facultatem tum deperditam tum extiii-<text:line-break/>ctarn esse; quod partis alteratiunem non sentiat,<text:tab/></text:span><text:span text:style-name="T25">&gt;</text:span></text:p>
      <text:h text:style-name="Heading_20_2" text:outline-level="2">XXXll.</text:h>
      <text:p text:style-name="P42"><text:span text:style-name="T7">Multique circiter mortem delirabant. Haec quidem de<text:line-break/>tabidis.<text:tab/>''</text:span></text:p>
      <text:p text:style-name="P19"><text:span text:style-name="T25">Neque hoc tabidis aliis accidere consuevit; scsi- ob<text:line-break/>febrium quae tunc procreatae suut malignitatem, prae-<text:line-break/>fentis status morbos comitatum efL</text:span></text:p>
      <text:h text:style-name="Heading_20_2" text:outline-level="2">XXXIII.</text:h>
      <text:p text:style-name="P19"><text:span text:style-name="T7">Jam vero aestate et autumno febret multae, astiduae, non</text:span></text:p>
      <text:p text:style-name="P18"><text:span text:style-name="T7">violentae, fed aegrotantibus diuturnae, neque in ceteris<text:line-break/>m moleste habentibus oboriebantur.<text:line-break/></text:span><text:span text:style-name="T25">mSTi . • .n </text:span><text:span text:style-name="T15">ϊλ</text:span><text:span text:style-name="T25">-rrnp ::'r </text:span><text:span text:style-name="T25">—'</text:span></text:p>
      <text:p text:style-name="P43"><text:span text:style-name="T25">. Sed et superius tabem solum perniciosam fuisse dixit,<text:line-break/>et nos' causam apposuimus. Consequuntur' itaque illa;!<text:line-break/>quaeque in praescnti oratione narrata sunt et quae haefc<text:line-break/>fequuntur, lu quibus ait.— </text:span><text:span text:style-name="T25"><text:tab/><text:tab/></text:span></text:p>
      <text:h text:style-name="Heading_20_2" text:outline-level="2">XXXIV.</text:h>
      <text:p text:style-name="P22"><text:span text:style-name="T25">Alvi </text:span><text:span text:style-name="T7">plurimis perturbatae sucillime ferebantur, nihilque<text:line-break/>effatu dignum oblaedebantt urinae quoque plurimis<text:line-break/>boni quidem coloris erant et purae; sud tenues et po-<text:line-break/></text:span><text:span text:style-name="T25">siea </text:span><text:span text:style-name="T7">tempore circa cnstn concoctae.</text:span></text:p>
      <text:p text:style-name="P44"><text:span text:style-name="T7">esum<text:tab/>• A...</text:span><text:span text:style-name="T25"> y sc~: si sum </text:span><text:span text:style-name="T15">ί </text:span><text:span text:style-name="T25">t; </text:span><text:span text:style-name="T7">• </text:span><text:span text:style-name="T7">Asc ’ &gt;<text:tab/></text:span><text:span text:style-name="T25">; -,i<text:tab/>1'</text:span></text:p>
      <text:p text:style-name="P45"><text:span text:style-name="T25">Et cetera quae de urinis retulit consequuntur. Quem-<text:line-break/>admodum enim quae sirpia de tabidis recensuit, erant<text:line-break/>maligna, ita et quae nunc enunciantur, valde moderata<text:line-break/>existunt.'<text:tab/>i </text:span><text:span text:style-name="T25">-</text:span></text:p>
      <text:h text:style-name="P7" text:outline-level="2">XXXV.</text:h>
      <text:p text:style-name="P19"><text:span text:style-name="T7">Tustiebcmt non admodumscneqdequae per "iujstrn edace—<text:line-break/></text:span><text:span text:style-name="T25">• bantur, </text:span><text:span text:style-name="T7">infestabant', neque cibos suium non aversaban-<text:line-break/>tur, iiernm ^tnui^scgst^ediiibenesudlste sciebat.</text:span></text:p>
      <text:p text:style-name="P25"><text:span text:style-name="T25">, run niv&lt; «iuoJ ,at. al • .m n.</text:span></text:p>
      <text:p text:style-name="P19"><text:span text:style-name="T25">Plurimi hujus libri</text:span><text:span text:style-name="T55">B</text:span><text:span text:style-name="T25"> interpretes Hippocratem hac in'<text:line-break/>oratione ad tabidos transiisse' proferunt. Ego vero de<text:line-break/>aliis quas exponit febribus "etiamnum impraesentiarum dici<text:line-break/>arbitror,- Nam quomodo praefatus tabidos cibum omnem<text:line-break/>perpetuo aversatos fuisse, hic nunc dicat: nec </text:span><text:span text:style-name="T7">cibos modo<text:line-break/>non aversabantur, verum etiam ipsts exhibere</text:span><text:span text:style-name="T25"> valde </text:span><text:span text:style-name="T7">lice-<text:line-break/>bat.</text:span><text:span text:style-name="T25"> Cur itaque hoc in loco scripsit-: non tussiebant. Hoc<text:line-break/>enim opinionem illis praebuit, ut haec de tabidis ipsis<text:line-break/>dici existimarent. Ego equidem arbitror quum de aliis<text:line-break/>etiamnum febribus sermo esset, adforiptum esse. Fiunt,<text:line-break/>siquidem tussiculosi tussi ipsa symptomatis ratione simul<text:line-break/>invadente; non tamen hi prorsus tabidi sunt. Nihil itaque<text:line-break/>mirum si cum febre coeperint Thasii quidam ex ante scri-</text:span></text:p>
      <text:p text:style-name="P18"><text:span text:style-name="T25">pto statu et repleto tunc capite, conveniente scilicet sta-<text:line-break/>tui febre, tussire. Sed non admodum molestum erat illis<text:line-break/>symptoma, neque quae per tussim educebantur, difficulta-<text:line-break/>tem praestabant: hi namque non erant tabidi.</text:span></text:p>
      <text:h text:style-name="Heading_20_2" text:outline-level="2">XXXVI.</text:h>
      <text:p text:style-name="P22"><text:span text:style-name="T7">In summa tabescentes leviuscule aegrotabant, neque tabi-<text:line-break/>dorum modo febribus horrificis correpti exudabant,<text:line-break/>atque aUas alias ut erraticae accejstones invadebant,<text:line-break/>neque febres in totum desinebant</text:span><text:span text:style-name="T25">, fad </text:span><text:span text:style-name="T7">tritaeophyarurn<text:line-break/>modo exacerbabantur.</text:span></text:p>
      <text:p text:style-name="P19"><text:span text:style-name="T25">Totus hic textns superiori succedens plerisque inter-<text:line-break/>pretum opinionem fecit textum praecedentem de tabidis<text:line-break/>ipsis pronunciatum esse. Verum quod ille quidem de ta-<text:line-break/>bidis dici nequeat, a me per ea quae demonstrari decla-<text:line-break/>ratum est, cibos aversantes quidem ab pso tabidos<text:line-break/>appellari, hos autem non cibos aversantes. Sequens</text:span></text:p>
      <text:p text:style-name="P17"><text:span text:style-name="T25">eratio nunc propusita duplicem explicationis modum for-<text:line-break/>titur; uno quidem ita nobis dicentibus: sed ante scriptam<text:line-break/>orationem repetam, delude praesenti alteram concillatu-<text:line-break/>rus sum, adjecta ipsi perspicuitatis gratis una syllaba.<text:line-break/>Tussiebant non admodum, : neque quae per tussim educe-<text:line-break/>bantur, infestabant; neque cibos folum non aversabantur<text:line-break/>verum etiam ipsis exhibere valde licebat. Nam in summa<text:line-break/>leviter aegrotabant tabidi non tabidorum modo. Fieri<text:line-break/>autem potest ipsum ita dixisse de aliter febricitantibus,<text:line-break/>scribentem commune symptoma morborum qui tussiculosa<text:line-break/>symptomata sortiuntur, non autem ipsorum tabidorum.<text:line-break/>Quod enim sermonem de tabidis iterum assumpserit, ut<text:line-break/>memoria teneamus hos aegrotos, de quibus nunc agit, a<text:line-break/>praedictis tabidis differre, verisimile est. Etenim ante-<text:line-break/>dictis eadem repetit symptomata. Una quidem ea est hoc'<text:line-break/>in textu repetitionis sermonis de tabidis excusandae causa;<text:line-break/>altera vero qu^m scimus multis in libris saepennmero</text:span></text:p>
      <text:p text:style-name="P18"><text:span text:style-name="T25">fieri. Quum enivj. interdum hfe ssina ie bifariam fcripse-<text:line-break/>rimus, ut"'exi</text:span><text:span text:style-name="T55">3</text:span><text:span text:style-name="T25">fSiptinris</text:span><text:span text:style-name="T55">r</text:span><text:span text:style-name="T25">'alfdfS quidemin orationis tex-<text:line-break/>tura sit, altera </text:span><text:span text:style-name="T15">νέϊ&amp;ΤΗΐ </text:span><text:span text:style-name="T25">alfetu sit apposita margine, ut de<text:line-break/>ipsarum altera nacti otium'judicemus, censuramque fa-<text:line-break/>ciamus, qui primus librunstrau scripsit, scripsit utram que,<text:line-break/>, Deinde quum patratum noii iniffiiidvertimus, neque erratum<text:line-break/>correximus, liber ubi ad multos accessit, incorrectus per-<text:line-break/>mansit.</text:span></text:p>
      <text:h text:style-name="Heading_20_2" text:outline-level="2">XXXVII.</text:h>
      <text:p text:style-name="P22"><text:span text:style-name="T7">Indicabantur autem</text:span><text:span text:style-name="T25"> inter </text:span><text:span text:style-name="T7">sios</text:span><text:span text:style-name="T41">Ki</text:span><text:span text:style-name="T7"> quibus, brevistirni erant<text:line-break/>morbi, circa vigesimum diem; plurimis circa, quadra-<text:line-break/>gesimum; multis circa octogesimum. Erant autem non-<text:line-break/>nulli, quibus non ita, fed tum erratice tum citra jin-<text:line-break/>dicationem exolescebant, quorum plerisque subres non<text:line-break/>multo tempore intermittentes revertebantur, atque d<text:line-break/>reversione iisdem periodis judicabantur. Plerisque vero<text:line-break/>ipsarum ita producebantur, ut sub hiemem aegrotarent.</text:span></text:p>
      <text:p text:style-name="P18"><text:span text:style-name="T25">Qnorumnam morbum ad vigesimum diem judicatum<text:line-break/>esse pronunciat? Hi sunt, mea quidem sententia, de qui-<text:line-break/>bus agebat, qui aliter quam tabidi aegrotarum Cui rei<text:line-break/>adstipulantur , quae confeqnuntur omnia: etenim, horum<text:line-break/>quibusdani ad ectogesimum . tjsque diem productum suisse<text:line-break/>morbum ait; atque alios tum erratice, tum absque judi-.<text:line-break/>cio deseruisse, horumque plurimis revertisse. Febres au-<text:line-break/>tem ex reversionibus eisdem circuitibus iterum fuisse ju-<text:line-break/>dicatas, nec non ipsorum multis ad hiemem usque pro-<text:line-break/>ductum morbum exstitisse. Haec omnia superius proditis<text:line-break/>manifeste consentiunt, in quibus edicit : </text:span><text:span text:style-name="T7">jam vero aestate<text:line-break/>et autumno febres multae, astiduae, non violentae</text:span><text:span text:style-name="T41">}</text:span><text:span text:style-name="T7"> sed<text:line-break/>aegrotantibus diuturnae, neque in ceteris moleste haben-<text:line-break/>tibus oboriebantur.</text:span><text:span text:style-name="T25"> Haec sane symptomatis consentiunt,<text:line-break/>quae in praesenti textu ab ipso pronuuciata sunt. Quae<text:line-break/>vero de tabidis loquutus est, non consentiunt, quod didi-<text:line-break/>ceris ubi ad memoriam revocaveris brevem partem quae<text:line-break/>de his est expositionis, ubi ait </text:span><text:span text:style-name="T15">ι </text:span><text:span text:style-name="T25">interierunt autem cele-</text:span></text:p>
      <text:p text:style-name="P17"><text:span text:style-name="T25">rius quam consuetum illis esset; ab ipso namque de ta-<text:line-break/>bidis dictum est, , atque ipsos celerius in teriisse profert.<text:line-break/>De his vero qui aliter aegrotarunt ab his,, deinceps scri-<text:line-break/>psit hoc modo: alia </text:span><text:span text:style-name="T7">autem et diuturniora et cum subribus<text:line-break/>existenfia placide at quiete tulerunt et non interibant; de<text:line-break/></text:span><text:span text:style-name="T25">quibus scribetur. Haec ita his consentiunt quae in pro-<text:line-break/>posito textu de his qnae, autumno et hieme febricitave-<text:line-break/>runt dicuntur. Imo vero quod ipse praedixit de quibus<text:line-break/>scribetur; nullam autem aliam orationem quam scripserit<text:line-break/>ostcndere valeamus, nisi eam quae nunc, de ipsis facta est,<text:line-break/>necesse est de aliter aegrotantibus quam ex tabe hanc<text:line-break/>omnem orationem habilem esse.</text:span></text:p>
      <text:h text:style-name="Heading_20_2" text:outline-level="2">XXXV<text:span text:style-name="T83">III</text:span>.</text:h>
      <text:p text:style-name="P22"><text:span text:style-name="T7">Ex omnibus quidem hoc in statu descriptis salis tabidis<text:line-break/>letalia contigerunt spmptomatdj in aliis vero omni-<text:line-break/>bus leviter ferebantur; in ceteris denique febribus le-<text:line-break/>talibus nequaquam oborta sunt.</text:span></text:p>
      <text:p text:style-name="P18"><text:span text:style-name="T15">/... </text:span><text:span text:style-name="T25">Postrema haec est eorum, quae de primo stata ab<text:line-break/>-Hippocrate prodita sunt, oratio; quae, nihil quidem docet<text:line-break/>amplius, fed fummatim colligit, </text:span><text:span text:style-name="T25">? </text:span><text:span text:style-name="T25">qua-, prius enunciata<text:line-break/>sunt; quod vir faepenurnero, praestare consuevit.</text:span></text:p>
      <text:h text:style-name="P5" text:outline-level="1"><text:bookmark-start text:name="bookmark2"/>HIPPOCRATIS EPIDEM. I. ET<text:line-break/>GALENI IN ILLUM COMMEN-<text:line-break/>TARIUS <text:bookmark-end text:name="bookmark2"/><text:span text:style-name="T6">II</text:span></text:h>
      <text:h text:style-name="P8" text:outline-level="2">Galeni Praefatio.</text:h>
      <text:p text:style-name="P16"><text:span text:style-name="T25">—libro hunc praecedente<text:line-break/>de mutua tempestatum anni permutatione pronunciaturn<text:line-break/>est, naturale singularum temperamentum explicatum, earum<text:line-break/>denique tum principii tum finis praefiniti dies. Illis<text:line-break/>itaque a nobis memoratis quaecunque jam nunc pronun-<text:line-break/>cianda explanationem expostulant additurus sum, non ad</text:span></text:p>
      <text:p text:style-name="P17"><text:span text:style-name="T25">summe: rudes duntaxat-,. neque ad iulos, idoneam eruditio-<text:line-break/>nem animum dirigens; his enim omnibus moderate hu-<text:line-break/>jusmodi quadrabit oratio. At ex ceteris quae absolute<text:line-break/>imperitis familiarisnstvj.ea doctisniiijprulixitatem mole-<text:line-break/>stiarn invehet; his autem idonea imperitis obscurabitur.<text:line-break/>Verum neque hos. talibus .commentariis contentos esse<text:line-break/>oportet, sed et alias aliud et ab alio percipientes et la-<text:line-break/>tiusfaepeh.u-. atque? alis* hacc taepius quiddam utile<text:line-break/>citra pravam doctrinam discere poterunt.</text:span></text:p>
      <text:h text:style-name="Heading_20_2" text:outline-level="2">I.</text:h>
      <text:p text:style-name="P46"><text:span text:style-name="T7">In Thasu ante autumnum tempestates frigidae non tem-<text:line-break/>pestive, sed derepente in aquilonibus</text:span><text:span text:style-name="T25"> et </text:span><text:span text:style-name="T7">austris multis<text:line-break/>eaeque humidae praerumpebant.<text:tab/>-<text:tab/></text:span><text:span text:style-name="T7">'</text:span></text:p>
      <text:p text:style-name="P19"><text:span text:style-name="T25">Autumnum dixit arcturi ortu ante autumnale ae--<text:line-break/>quiuoctium edito incipere. Tunc igitur, ait, </text:span><text:span text:style-name="T7">ante autumnum<text:line-break/></text:span><text:span text:style-name="T25">magnas, priusquam oporteret, obortas fuisse frigidas tempe-</text:span></text:p>
      <text:p text:style-name="P18"><text:span text:style-name="T25">stat es. Hoc enim ipsi non </text:span><text:span text:style-name="T7">tempestive</text:span><text:span text:style-name="T25"> et illud </text:span><text:span text:style-name="T7">praerum-<text:line-break/>pebant</text:span><text:span text:style-name="T25"> significant. Itaque liae 'dictiones </text:span><text:span text:style-name="T7">non tempestive<text:line-break/></text:span><text:span text:style-name="T25">anticipationis solum indices existunt; haec vero </text:span><text:span text:style-name="T7">praerum-<text:line-break/>pebant</text:span><text:span text:style-name="T25"> eas etiam cum ' imbribus confertim factas esse<text:line-break/>produnt.</text:span><text:bookmark-start text:name="bookmark4"/><text:bookmark-end text:name="bookmark4"/></text:p>
      <text:h text:style-name="Heading_20_2" text:outline-level="2">II.</text:h>
      <text:p text:style-name="P22"><text:span text:style-name="T7">Ha</text:span><text:span text:style-name="T25">ec </text:span><text:span text:style-name="T7">profecto talia adusque vergiliarum occasum et sub<text:line-break/>vergilias oboriebantur.</text:span></text:p>
      <text:p text:style-name="P19"><text:span text:style-name="T25">Quod vergiliarum occasus autumnum finiat, antea di-<text:line-break/>, ctum esu Imo etiam qucd duo sint menses ab areturo ad<text:line-break/>vergilias; quodque significatio una sit Jn aere ab arcturo,<text:line-break/>duae vero a vergiliis, qunrn hiems autumno copulatur ad<text:line-break/>finem existens, altera vero quum ver aestati. Solum vero<text:line-break/>arcturi ortum memorare ndn consuevit Hippocrates, quod<text:line-break/>in eo principium autumni constituatur aestatisque. termi-</text:span></text:p>
      <text:p text:style-name="P17"><text:span text:style-name="T25">nus; praeterea et de 'tutius anni lu quatuor partes divi-<text:line-break/>sione jam antea dictum est,; item de ea quae lu septem<text:line-break/>fit; quodque et aestatem ortus terminet tum pleiadum<text:line-break/>tum arcturi, et quod is pars quaedam totius anni in<text:line-break/>feptem partes divisionis, secta quidem duas in partes,<text:line-break/>aestate et hieme in tres'; quod etiam nihil referat, si pleiada<text:line-break/>singulariter dixeris aut pluraliter plciadas.</text:span></text:p>
      <text:h text:style-name="Heading_20_2" text:outline-level="2">III.</text:h>
      <text:p text:style-name="P25"><text:span text:style-name="T7">Hiems autem aquilonia.</text:span></text:p>
      <text:p text:style-name="P19"><text:span text:style-name="T25">Post pleiadas hiemem memoravit, autumni .terminum<text:line-break/>esse pleiada manifeste prodens. Ipsi itaque de hieme tunc<text:line-break/>oborta disserenti mentem adhibeamus.</text:span></text:p>
      <text:h text:style-name="Heading_20_2" text:outline-level="2">IV.</text:h>
      <text:p text:style-name="P22"><text:span text:style-name="T7">Aquae multas, largae, magnae-, nives, mixtae serenitates<text:line-break/>plurimae. Atque haec omnia contingebant, non tamen.</text:span></text:p>
      <text:p text:style-name="P18"><text:span text:style-name="T7">valde intempestive frigora. Jam vero post brumale<text:line-break/>solstitium, quumque spirare coepit Favonius, posteriora<text:line-break/>frigora magna, aquilonia multa, nives et aquae conti-<text:line-break/>nenter multae; coelumque procellosum et nubilum. Haec<text:line-break/>autem</text:span><text:span text:style-name="T25"> simul urgebant, </text:span><text:span text:style-name="T7">neque ad aequinoctium usque<text:line-break/>remittebant. Ver autem frigidum, aquilonium, aquo-<text:line-break/>sum, nubilum. Aestas 'mon admodum aestuosa fuit.<text:line-break/>Etestae continenter spiraverunt f mox circiter arcturum<text:line-break/>perstantibus aquilonibus copiosae admodum aquae.</text:span></text:p>
      <text:p text:style-name="P19"><text:span text:style-name="T25">Multas aquas quodam' tempore fieri dicimus, propter<text:line-break/>temporis longitudinem, etiamsi non lu eo vehementer<text:line-break/>erumpant. Dicimus etiam multas, etiamsi pauco tempore<text:line-break/>largae etimpetuofae deciderint: hae vero possunt et ma-<text:line-break/>gnae vocari. Verum quum quis continenter aquas largas<text:line-break/>et magnas decidisse profert, quemadmodum simul scripsit<text:line-break/>Hippocrates, largas quidem repentinas, vehementes et<text:line-break/>brevis temporis; magnas vero neque repentinas neque</text:span></text:p>
      <text:p text:style-name="P17"><text:span text:style-name="T25">brevis omnino temporis; ut et meque'’ diuturnas. Sed<text:line-break/>perspicuitatis ' gratia nihil" prohibebit etiam paulo proli-<text:line-break/>xiore utr explicatione. Eiatrigitur repentina pluvia multa<text:line-break/>horis tribus veI quatuor ; deifide quamprimum cesset, lar-<text:line-break/>gam hanc appellabimus. Alia vero quaedam paulatim<text:line-break/>quidem incipiat' paulatimquo inCrescat, idque per totum<text:line-break/>diem et noctem extendatur ;r deinde a vigore rursum mi-<text:line-break/>nuatur paulatim copia totm-scquenti die, niox desistat,<text:line-break/>hujusmodi pluviam non largam, sed magnam vocabimus.<text:line-break/>Hiems itaque quam exponit; rinterdnm quidem largas ha-<text:line-break/>buit pluvias, interdum vero per intervalla magnas. Aer quo-<text:line-break/>que plerumque purus interea serenabat: huic namque rei<text:line-break/>assentitur quod ab ipso fcriptum est, </text:span><text:span text:style-name="T7">mixtae serenitates<text:line-break/>plurimae.</text:span><text:span text:style-name="T25"> Nives praeterea dixit hac hieme fuisse, non<text:line-break/>ipsas multas, nec paucas adjecit, ut quae neutram abunde<text:line-break/>haberent, sed quae ex nrbis consuetudine magis essent:<text:line-break/>ideoque ipse apposuit: non </text:span><text:span text:style-name="T7">tamen valde intempestive fri-<text:line-break/>gorat</text:span><text:span text:style-name="T25"> Atque cetera quae fequuntur omnia, hiemem fri-</text:span></text:p>
      <text:p text:style-name="P18"><text:span text:style-name="T25">gidam et hunridam fuisse declarant, fecundum naturam<text:line-break/>ipsam solum frigidam, sed tamen quam conveniat hurni-<text:line-break/>diorem tunc accidisse. Ver item aquofum, frigidum et<text:line-break/>aquilonium fuisse pronunciat, praetereaque nubilum, deinde<text:line-break/>aestatem aliquantulum moderatam. A quibus omnibus<text:line-break/>circiter arcturnm spirantibus aquilonibus aquas fuisse mul-<text:line-break/>tus; atque postea totius flatus summam hisce verbis recen-<text:line-break/>set: </text:span><text:span text:style-name="T7">facto autem anno toto humido frigido et aquilonio,<text:line-break/>coelumque procellosum et nubilum i</text:span><text:span text:style-name="T25"> coelum dixit ex vulgi<text:line-break/>’ consuetudine, qui fupra nos est aer ad nubium usque<text:line-break/>regicnern. Quod autem tum astronomi, tum philosophi<text:line-break/>coelum appellitant, a lunae loco exorditur. Procellas<text:line-break/>autem repentinos et vehementes ventos Graeci nominant<text:line-break/>et praesertim quum pluvia simul cum illis larga fuerit.</text:span></text:p>
      <text:h text:style-name="P7" text:outline-level="2">V.</text:h>
      <text:p text:style-name="P25"><text:span text:style-name="T7">Facto autem anno toto humtdo, frigido et boredli, per<text:line-break/>hiemem quidem salubriter plurimi habebant, ante ver<text:line-break/>autem plerique nonnulli atque etiam plurimi laboriose<text:line-break/>degebant.</text:span></text:p>
      <text:p text:style-name="P11"><text:span text:style-name="T1">A nobis ex superioribus demonstratum est Hippocra-<text:line-break/></text:span><text:span text:style-name="T4">tem</text:span><text:span text:style-name="T1"> cqnsuevisse narrationem eorum qui in aere facti sunt'<text:line-break/>statuum ab illo exordiri tempore, quum primum a natu-<text:line-break/>rali temperamento decesserit, neque absque ratione id- ef-<text:line-break/>ficit, qui morborum in vulgus grassantium ideas aeris<text:line-break/>nos ambientis intemperiei copulaturus fit. Quoniam itaque<text:line-break/>ah autumno duxit exordium, constat aestatem ante ipsum<text:line-break/>esse: idque fequi quod ante ipsum esu Itaque pro anni<text:line-break/>tempestatum ratione fecundum naturam degentia corpora<text:line-break/>excipiens autumnus humidus et frigidus factus nihil quic-<text:line-break/>quam mali attulit; imo fortassis etiam nonnullis corpori-<text:line-break/>hus opitulatus est, quae quum temperamentis calidiora et</text:span></text:p>
      <text:p text:style-name="P18"><text:span text:style-name="T25">sicciora sint, ad ineommcderationem.rper lliemem perve-<text:line-break/>nire consueverunt. - His jigitur autujnuus tan.qpam medela<text:line-break/>quaedam fuit frigidunrret humisiuim stulnuiusiortitus. Non<text:line-break/>tamen hieme morbus fuifc,enidemiuft expliertiorm dignus:<text:line-break/>hoc enim significat his verbis-; per </text:span><text:span text:style-name="T7">hiemem quidem salu-<text:line-break/>briter habebnnt plurtnd.</text:span><text:span text:style-name="T25"> Etenim humidior erat hiems,<text:line-break/>fed non multopere frigidimv.qurimallif este frigido secun-<text:line-break/>dum naturam accidit, ldcirco- sane statum ipsius narrans<text:line-break/>haec profert; </text:span><text:span text:style-name="T7">non tamen atsmodum inteinpestive frigora.<text:line-break/></text:span><text:span text:style-name="T25">At rationi consentaneum erat morbos ortum, habuisse ex<text:line-break/>majori ambientis aeris immutatione, quum ipse loquitur:<text:line-break/></text:span><text:span text:style-name="T7">ver autem frigidum, aquilonium, aquosum, nubilum. Ner<text:line-break/></text:span><text:span text:style-name="T25">enim temperatum esse oportet,, non frigidum, utnec nu-<text:line-break/>bilum nec aquosum. Quod autem ver ab eo quod hiemem<text:line-break/>sequitur aequinoctio exordiatur in praecedente commen-<text:line-break/>tario explicatum est, atque ipse Hippoerates in praefenti<text:line-break/>narratione dilucide demonstravit. Quum enim docuisset</text:span></text:p>
      <text:p text:style-name="P18"><text:span text:style-name="T7">posteriora frigora magna suijsu,</text:span><text:span text:style-name="T25"> adjecit postea: haec<text:line-break/>autem </text:span><text:span text:style-name="T7">stMist' tlrgabani, neque ad aequinoctium usque re-<text:line-break/>mittebartt.</text:span><text:span text:style-name="T25"> Adscripsit deinceps </text:span><text:span text:style-name="T25">i </text:span><text:span text:style-name="T7">ver autem frigidum, aqui-<text:line-break/>lonium; dqaosum et </text:span><text:span text:style-name="T7">'</text:span><text:span text:style-name="T25"> </text:span><text:span text:style-name="T25">nubilum."' Itaque quinam hujusmodi<text:line-break/>aeris flatum mnrbi consequuti suit videamus.</text:span></text:p>
      <text:h text:style-name="Heading_20_2" text:outline-level="2">VI.</text:h>
      <text:p text:style-name="P19"><text:span text:style-name="T7">Coeperunt itaque primum Ophthalmiae stuentes cum dolore</text:span><text:span text:style-name="T7">:<text:line-break/></text:span><text:span text:style-name="T7">humidae, crudae, lerniae parvae; .quaedispelle multis<text:line-break/>erumpentes plurimis revertebantur, ac [ero ad autumnum<text:line-break/>- reliquerunt.</text:span></text:p>
      <text:p text:style-name="P19"><text:span text:style-name="T25">Cur etiam vere quidem coeperit morborum epidemic-<text:line-break/>rum generatio, praenarratum esu Cur vero lippitudines<text:line-break/>ceteris morbis frequentius crearentur didiceris, si statum<text:line-break/>ipsius memineris. Frigidiorem enim, aquilonium, aquo-<text:line-break/>sum et nubilum fuisse pronnnciat. Si itaque a ventis<text:line-break/>. oculi icti solum suissent, ipsis citra defluxum lippitudines</text:span></text:p>
      <text:p text:style-name="P18"><text:span text:style-name="T25">accidissent. Quia; </text:span><text:span text:style-name="T7">dero</text:span><text:span text:style-name="T25"> eum humiditate copiosa aquilonii<text:line-break/>venti perflassent; jure ' oculorum inflammationes fluentes,<text:line-break/>lioc est humidas'fuisse profert, tamquam ab humido statu<text:line-break/>procreatas : </text:span><text:span text:style-name="T7">cum</text:span><text:span text:style-name="T25"> dolore; autem utroque modo erant et<text:line-break/>cum rheumate consistentes et absque hoc, quod frigus<text:line-break/>perseveraret, lpsurn : namque frigus ad dolores oculis<text:line-break/>excitandos idoneum erat.. . Nunc autem dolores anctos<text:line-break/>esse -verisimile est, oculorum frigure et rheumate in ipsis<text:line-break/>simul concurrentibus. Incoctae vero erant et longo tem-.<text:line-break/>pore permanebant y propter tum humiditatem tum frigus:<text:line-break/>coctiones namque fiunt rheumatibus a nativo calore su-<text:line-break/>peratis. Facile vero superantur, quum his paucus humor<text:line-break/>fuerit nec rnultopere' frigidus. Quum enim multus ac<text:line-break/>frigidus fuerit, difficulter coquitur. Jam vero calor ani-<text:line-break/>malium si fecundum naturam robustus quidem fuerit,<text:line-break/>ipsorum humores citius concoquit: si vero imbecillus, vix<text:line-break/>longiori tempore fuperior evadit humoresque potest evlu-<text:line-break/>cere. Quocirca si ophthalmiis curati, fuerint, rursus in</text:span></text:p>
      <text:p text:style-name="P18"><text:span text:style-name="T25">eas deciderunt. Ejebilitates siquidem ophthalmiis oculos<text:line-break/>ambiens frigus aquilonium, aquosum et nebulum jure<text:line-break/>oblaedebat.; Confuevit hujusmodi; oculorum inflammatio-<text:line-break/>nibus parva oboriri lemia, </text:span><text:span text:style-name="T7">quae minutispima surdes existit,<text:line-break/></text:span><text:span text:style-name="T25">vix. excidens propter tunicarum densitatem, quam ex am-<text:line-break/>bienti frigore sortitae sunt. Quare toto vere necessario<text:line-break/>deteriores oculi evadebant; aestate vero quae scirrhosa<text:line-break/>suerat affectio , eu sensim ad. - coctionem deducta est Qui<text:line-break/>namque </text:span><text:span text:style-name="T36">;</text:span><text:span text:style-name="T25"> longo tempore procreati, erant morbi et praeser-<text:line-break/>tim a frigore et bunuditatibus, folvi celeriter non potue-<text:line-break/>runt. Merito igitur oculorum affectus per autumnum ab-<text:line-break/>solute cessasse protulit. </text:span><text:span text:style-name="T36">f</text:span></text:p>
      <text:h text:style-name="Heading_20_2" text:outline-level="2">VII.</text:h>
      <text:p text:style-name="P22"><text:span text:style-name="T7">Jam vero aestate et autumno lienteriae, dysenteriae, te-<text:line-break/>nesmi et diarrhoeae ex biliasts, tenuibus, multis crudis<text:line-break/>et mordacibus dejectionibus gragsutae sunt, quibusdam</text:span></text:p>
      <text:p text:style-name="P17"><text:span text:style-name="T7">etiam aquosis. Plerisque antemspeArsuoeansoum dolore<text:line-break/>biliosae,, ramentosae, aquosae, 'purulentaS dt cum stran-<text:line-break/>guria contigerunt.</text:span></text:p>
      <text:p text:style-name="P19"><text:span text:style-name="T25">Non hi tantum , morbi et symptomata Thasiis, oborie-<text:line-break/>bantur, verum etiam alia quaedam, le quibus deinceps<text:line-break/>acturus esu Nam varie admodum aegrotabant, qui in di-<text:line-break/>versi generis morbos inciderant.. Communem .itaque prius<text:line-break/>auferam rationem ad id utilem, cur non omnes, eo lu statu -<text:line-break/>aegrotarent; deinde ad singulos morbos deveniam. Con-<text:line-break/>siderare autem ,portet in statibus omnibus uniuscujusque<text:line-break/>hominis tum aetatem tum naturam, cujusnam scilicet<text:line-break/>dispositionis ad statum suerit. Aut enim illum ad statum<text:line-break/>facile aut difficile aut aliquatenus paratum esse invenies;<text:line-break/>deinde tum vitae instituta tum universam salubrem vi-<text:line-break/>intus rationem statui subcontrariam constitues. Quod enim<text:line-break/>corpus tum facile tum difficile ab externis injuriis assi-</text:span></text:p>
      <text:p text:style-name="P18"><text:span text:style-name="T25">clatur, temperamenti tum similitudinem causam esse a<text:line-break/>nobis saepenumero proditum esu Quum enim sanitas ex<text:line-break/>quatuor elementorum commoderatione eonstet, sive quali-<text:line-break/>tates sive facultates appellare volueris, humiditatis, sic-<text:line-break/>citatis, calidi tatis et frigiditatis, nonnulla tum tempora,<text:line-break/>tum naturae, tum aetates,</text:span><text:span text:style-name="T55">1</text:span><text:span text:style-name="T25"> istteinperata sunt, quibus hi<text:line-break/>quidem similes status morbos excitant; illi vero contrarii<text:line-break/>conferunt. Temperatis enim corporibus temperati status<text:line-break/>salubres sunt.;-intemperati vero noxii. Verum ut intem-<text:line-break/>peratorum statuum nullus temperatis bonus est, ita neque<text:line-break/>admodum noxius, quemadmodum intemperatis. Nam ve-<text:line-break/>hementer humidi et frigidi status intemperata corpora<text:line-break/>humiditate et frigiditate summe laedunt, quemadmodum<text:line-break/>etiam et humidi et calidi status tum humida tum calida<text:line-break/>temperamenta laedunt. Eadem quoque ratione calida et<text:line-break/>sicca similia: nam quae corpora jam prope funt ut hunc<text:line-break/>morbum incurrant, ex peculiari intemperie arguuntur.<text:line-break/>Quae vero contrario quam aer modo temperata sunt,</text:span></text:p>
      <text:p text:style-name="P18"><text:span text:style-name="T25">praeterquam quod nihil injuriae accipiant, redduntur<text:line-break/>quoque meliora ab immoderatione emendata: contraria<text:line-break/>siquidem contrariorum sunt remedia. Calidis igitur! et<text:line-break/>siccis temperamentis humidus et frigidus fletus opem ma-<text:line-break/>gis quam laesionem praestat , qui quod ad contrarium<text:line-break/>ducat, temperamenti medium efficit. Itaque causa sitit<text:line-break/>cur non omnes in intemperatis statibus aegrotarent. Si quis<text:line-break/>igitur id noscat, corporibus sanitatem servabit, contra-<text:line-break/>riam victus rationem adhibiturus. Nam si humidus et<text:line-break/>frigidus sit qui nos ambit aer, calefacienda sunt corpora,<text:line-break/>ac praesertim quae tum frigidiora tum humidiora existunt,<text:line-break/>quibus exercitationes frequentiores sunt perutiles, vinumque<text:line-break/>paucum natura calidius et quod aquam acceperit et quae<text:line-break/>calefaciant edulia. Ac praeterea ipsorum singulorum quan-<text:line-break/>titatem tum ex corporis tum ex aeris ambientis tempe-<text:line-break/>ramento agnoscemus, si quantum ab optimo temperamento<text:line-break/>alterutrum decesserit consideremus. Nam pro decessionis<text:line-break/>magnitudine etiam victus quantitas permutanda venit, ut</text:span></text:p>
      <text:p text:style-name="P17"><text:span text:style-name="T15">. </text:span><text:span text:style-name="T25">si quod corpus ab optimo temperamento plurimum ad liu-<text:line-break/>rniditatem et frigiditatem decesserit, hoc in praesenti statu<text:line-break/>plurimum-ipsi et siccabimus </text:span><text:span text:style-name="T7">et</text:span><text:span text:style-name="T25"> calefaciemus. Quod si<text:line-break/>mediocriter ab hocce' decesserit, citra rationem fuerit<text:line-break/>summe ipsi hoc efficere, sed proportione. At sane multo<text:line-break/>magis siccis et calidis corporibus victus rationem vehe-<text:line-break/>menter calidam et siccam esse non oportet: apud se nam-<text:line-break/>que id habent. Observandum est autem duntaxat quan-<text:line-break/>tum circumstans aer a decenti-temperie deflexerit. Si nam-<text:line-break/>que parum, in calidis et siccis corporibus mediam victus<text:line-break/>rationem immutabimus; si vero ‘amplius, mediocriter per-<text:line-break/>mutasse sufficiet. Quisquis igitur haec sciverit, generatio-<text:line-break/>nis singulorum morborum causas lu singulis statibus ob-<text:line-break/>.fervaturus esu Quintus autem dum negat cum empiricis<text:line-break/>morborum -ita procreatorum sciri causas, quas ad solam<text:line-break/>experientium referens convenientium praesidiorum inven-<text:line-break/>tione destituitur, etiamsi oh id ipsum morborum epide-<text:line-break/>miorum generatio ut cognoscatur utilis sit. Nos igitur</text:span></text:p>
      <text:p text:style-name="P17"><text:span text:style-name="T25">praesentem statum consideremus et ab luitio repetamus.<text:line-break/>Hic autem fuit, quemadmodum Hippocrates declaravit, fri-<text:line-break/>gidus et humidus ab autumno principium ducens. Quam-<text:line-break/>obrem ipso in autumno et sequenti hieme Thasii medio-<text:line-break/>criter habuerunt. Vere autem quia et ipsum frigidum et<text:line-break/>humidum fuerit primi omnium oculi aegrotarent, quod<text:line-break/>non solum humidus et frigidus fuisset aer, verum etiam<text:line-break/>et antea procellosus. Ictos itaque a frigidis ventis oculos<text:line-break/>primos ante caeteras corporis partes laborasse par est ex<text:line-break/>causae efficientis natura. Quare neque absque ratione<text:line-break/>ipsis frigidae et hnmidae fluxiones acciderunt. Verum quia<text:line-break/>status ad summam humiditatem non devenit, propterea<text:line-break/>nullus aliorum affectuum, qni redundanti tali in aere,<text:line-break/>temperatura fieri consueverunt, confequutus est/apople-<text:line-break/>xiae dico, convulsiones, palpitationes, tetanos, peripneu-<text:line-break/>monias et pleuritides, Sed postea humoribus oh diutur-<text:line-break/>nam intus inoram putrescentibus, cum corruptione morbi</text:span></text:p>
      <text:p text:style-name="P17"><text:span text:style-name="T25">plethorici procreuti sunt. Etenim caulae frigidae cutirn<text:line-break/>densantes humores drscuti prohibent;- quae vero ex am-<text:line-break/>biente nos aeresunthumiditates, non Colum a corpore nihil<text:line-break/>quicquam educunt, fed adjiciunt. Quum igitur utraque<text:line-break/>simul in praesenti statu oborta sint, plenitudo in aegro-<text:line-break/>llantium corporibus acervata esu, non eadem omnibus.<text:line-break/>Quibus enim lu corpore quicquam biliosum esset excre-<text:line-break/>mentum, id non discussum biliosum morbum creavit;<text:line-break/>quibus vero pituitosum aut'melancholicum aut sanguineum,<text:line-break/>quam primum excremento non vacuatu affectus fuit simi-<text:line-break/>lis. Quum vero talis in corpore humor redundans tum<text:line-break/>corrumpi tum putrescere consueverit, rationi consonum<text:line-break/>fuit alios aliis morbis prehendi. Cui rei accedit quod<text:line-break/>omnes corporis partes non similiter afficerentur, sed huic<text:line-break/>quidem jecur debilius erat, huic vero lien-, alteri ventri-<text:line-break/>culus , alteri intestinum, alteri denique pars altera. Quum<text:line-break/>igitur partes imbecilliores a robustioribus humorum re-<text:line-break/>dundantiam iperpetuo exciperent, consequens erat atque</text:span></text:p>
      <text:p text:style-name="P17"><text:span text:style-name="T25">pro partium natura ex Thasiis alium aliud pat. Dysen-<text:line-break/>teriae atque tenesmi, liarihoeae et lienteriae, fluentibus<text:line-break/>in alium excrementis creabantur; dysuriae venojn vesicam<text:line-break/>conversis , vomitus autem-in ventriculi orificium perve-<text:line-break/>nientibus. Verum haee sane propter ambientis frigus<text:line-break/>intra corpus impetum fecerunt. -jAestale yerc.calidioribus<text:line-break/>corporum temperamentis interiores partes robustiores obti-<text:line-break/>nentibus sudores erupisse verisimile est et ecrum. quibus-<text:line-break/>dam id citra febres accidisse, quum nondum supervacaneus<text:line-break/>humor non idoneam putredinem habuisset; nonnullis etiam<text:line-break/>cum febre. Procedente vero tempore variae febres diver-<text:line-break/>sas ideas lortitae oriebantur, quod, etiam putrescentes hu-<text:line-break/>mores essent diversi. Non enim ex ambiente procreati<text:line-break/>fuerant, fed ex flatu, qui frigidus esset, non calidus, acer-<text:line-break/>vati, ut quum sua ipsius ratione corpus calefacit canis<text:line-break/>ortus, perpetuo febres ardentes fieri scleant. At nunc<text:line-break/>non ab ipso primum statu accidit, sed propter mediam<text:line-break/>cutis constipationem. Itaque qui morbi tunc in vulgus</text:span></text:p>
      <text:p text:style-name="P17"><text:span text:style-name="T25">grassati sunt, eorum compendium a me dictum est, ad<text:line-break/>particularia autem jam converler,- fimulque su quid , obsuis-<text:line-break/>rum in dictione videatur, explicaturus sum. </text:span><text:span text:style-name="T25">;</text:span></text:p>
      <text:h text:style-name="Heading_20_2" text:outline-level="2">VIII.</text:h>
      <text:p text:style-name="P25"><text:span text:style-name="T25">Non nephriticae, </text:span><text:span text:style-name="T7">sud fas alia pro ascis.</text:span></text:p>
      <text:p text:style-name="P19"><text:span text:style-name="T25">Et per sedem excretiones pravae fiunt saepenumero<text:line-break/>illaeso ipso ventre permanente; ubi per ipsum totum cor—<text:line-break/>pus expurgatur; vel quum abscessu^ in illo suerit-per<text:line-break/>emissionem aliquam ex Hippocrate abfcessum fieri volente,<text:line-break/></text:span><text:span text:style-name="T15">ηθη </text:span><text:span text:style-name="T25">solum per repositionem, verum etiam per emissionem.<text:line-break/>-Ini quoque per renes, et vesicam lutecdnuifotum, expur-<text:line-break/>•jgatur corpus, nullo;/ipsorum instrumentorum propriaaf-<text:line-break/>suctione obsessi,, quemadmodum; hoei lu statu </text:span><text:span text:style-name="T7">aecidit.<text:line-break/></text:span><text:span text:style-name="T25">Quamobrem lu sennoais progressu pd verbnrn ipsp<text:line-break/>- quituri </text:span><text:span text:style-name="T7">gx his nero quae stebant stgnsup unicam utile et<text:line-break/>maximum, plurimisque qui in maximis her[ars</text:span><text:span text:style-name="T41">n</text:span><text:span text:style-name="T7">tup pert~</text:span></text:p>
      <text:p text:style-name="P17"><text:span text:style-name="T7">culis vindicavit, quibus ad stranguriam converterentur,<text:line-break/>atque in hocsahstsejsuf suesmit^</text:span><text:span text:style-name="T25"> idque exillif itpnitI nunc<text:line-break/>narratum est; non </text:span><text:span text:style-name="T7">nephriticae, scd</text:span><text:span text:style-name="T25"> hii </text:span><text:span text:style-name="T7">aliti ffio dldis.<text:line-break/></text:span><text:span text:style-name="T25">Etenim quum totius corporisexcrementaadreneset ve-<text:line-break/>sicam defluereile, </text:span><text:span text:style-name="T25">' </text:span><text:span text:style-name="T25">nixidiietiod^s^ mlpfiiiHcjis excreitiunibus<text:line-break/>similes succedebant.</text:span></text:p>
      <text:h text:style-name="Heading_20_2" text:outline-level="2">IX.</text:h>
      <text:p text:style-name="P25"><text:span text:style-name="T7">Vomitus pituitosi, biliosi, crudorumque ciborum eductiones.</text:span></text:p>
      <text:p text:style-name="P19"><text:span text:style-name="T7">r</text:span><text:span text:style-name="T25"> </text:span><text:span text:style-name="T25">Quod ex humorum redundantia ad interiores partus<text:line-break/>repente in sedem defluxit, diarrhoeas, tenesmos et dysen-<text:line-break/>terias et lienterias concitavit. Aliud exeretionem per<text:line-break/>renes et vesicam habuit. Siciigitur superfluitas in supe-<text:line-break/>riorem ventrem fluxit, atque innatans per vomitus rejecta<text:line-break/>est, pituitosis quidem naturis pituitosus fuit vomitus,<text:line-break/>biliosis vero biliusus. Nam dictum est superfluos per sta-</text:span></text:p>
      <text:p text:style-name="P17"><text:span text:style-name="T25">tum. humores lecervatos fuisse qui inter fe pro naturis<text:line-break/>corporum- qualitatibus differebant;, Neque sane mirum fi<text:line-break/>ciborum-lucoctorum rejectiones his fierent, humoribus<text:line-break/>pitui tosiecec, biliosis ni ventrem confluentibus. </text:span><text:span text:style-name="T25">. :</text:span></text:p>
      <text:h text:style-name="Heading_20_2" text:outline-level="2">X.</text:h>
      <text:p text:style-name="P25"><text:span text:style-name="T7">Sudores.</text:span></text:p>
      <text:p text:style-name="P19"><text:span text:style-name="T25">Quibus diximus per cutim effluxiones multas esse,<text:line-break/>potuit natura ex tempore illuc rejicere quae superflua<text:line-break/>erunt, atque his fudores itu prodiisse.</text:span></text:p>
      <text:h text:style-name="Heading_20_2" text:outline-level="2"><text:bookmark-start text:name="bookmark8"/>X<text:bookmark-end text:name="bookmark8"/>I.</text:h>
      <text:p text:style-name="P25"><text:span text:style-name="T7">Omnibus undecunque copiosa humidltu,.</text:span></text:p>
      <text:p text:style-name="P19"><text:span text:style-name="T25">Redundantem humiditatem </text:span><text:span text:style-name="T15">πλἀδον </text:span><text:span text:style-name="T25">appellare confueve-</text:span></text:p>
      <text:p text:style-name="P17"><text:span text:style-name="T25">runt. Quum itaque aliis aliter,, atque quibusdam varie<text:line-break/>evacuarentur collecta multo: tempore humida, ob id de-<text:line-break/>center ait;; </text:span><text:span text:style-name="T7">omnibus undecunuue superstua. kumiditas.</text:span></text:p>
      <text:h text:style-name="Heading_20_2" text:outline-level="2">XII.</text:h>
      <text:p text:style-name="P22"><text:span text:style-name="T7">Haec</text:span><text:span text:style-name="T25"> autem </text:span><text:span text:style-name="T7">multis erectis stanliiust, febre Vacuis ostospor<text:line-break/>bantur ; plerisque etiam sahra correptis , de qpibus scri-<text:line-break/>betur.</text:span><text:span text:style-name="T25"> </text:span><text:span text:style-name="T36">v</text:span><text:span text:style-name="T25"> , , . J \</text:span></text:p>
      <text:p text:style-name="P47"><text:span text:style-name="T25">Quibus quidem coacervata plenitudo' aut biliosnin<text:line-break/>quiddam corruptioni non prorsus contumax ad putredinem<text:line-break/>febrilem jam eottversa’ essethi quam primum febricita-<text:line-break/>verunt. Quidam veror recti stantes,- aut non prius jn sc-<text:line-break/>bres deciderant.</text:span></text:p>
      <text:h text:style-name="Heading_20_2" text:outline-level="2">XIII.</text:h>
      <text:p text:style-name="P48"><text:span text:style-name="T7">In quibus descripta haec omnia conjpiciebantur, ii jam<text:line-break/>quidem autumno et sub hiemem cum labore tabidi eva-<text:line-break/>debant</text:span><text:span text:style-name="T25">.</text:span></text:p>
      <text:p text:style-name="P18"><text:span text:style-name="T25">De secundo scilicet autumno et de secunda hieme<text:line-break/>ioqnitur, quandoquidem de priore antea sic pronunciavit:<text:line-break/></text:span><text:span text:style-name="T7">per Jdemem-‘suiidddi gldrtmvsululiriter b:ahebant; ante ver<text:line-break/>autem multi quidam, etiam ~pliirimi laboriosa degebant.<text:line-break/></text:span><text:span text:style-name="T25">Deinde iis quae vere oborta </text:span><text:span text:style-name="T55">z</text:span><text:span text:style-name="T25">funt commemoratis, mox<text:line-break/>aestatis' meminit; niqnnialf^a secundi autninni, de quo<text:line-break/>circa finem' totius status prenun oraverat : </text:span><text:span text:style-name="T7">statim vero cir-<text:line-break/>citer Arcturum spirantibus aquilonibus aquae quam pluri-<text:line-break/>mae.</text:span><text:span text:style-name="T25"> Sed quosnam tabidos appellaverit, non admodum<text:line-break/>conflet. Nam et quocunque modo extenuatos et tabescen-<text:line-break/>tes corpore ita nominare consuevit,, nec eos duntaxat<text:line-break/>qui • ob pulmonis ulcerationem toto corpore liquescunt.<text:line-break/>Verisimile est autem et nunc eos ab ipso tabidos accipi<text:line-break/>qui quomodocunque corpore extenuatos nullo prius verbo<text:line-break/>de' pulmonum morbis edito. Neque enim sanguinis rejectio-<text:line-break/>nem ex ipsis obortam- esse praedixit,- neque peripneumo-<text:line-break/>niam, neque hoc in viscus rheuma decubuisse. Quomodo<text:line-break/>jure existimaturus es tabidos dicere factos esse, qui tunc</text:span></text:p>
      <text:p text:style-name="P17"><text:span text:style-name="T25">pulmonis vitio aegrotarent? Non tamen impossibile est<text:line-break/>ut lu ventrem renesque totius superfluitatis corpris portio<text:line-break/>devenit, ita et lufpirabiles partes decubuisse.</text:span></text:p>
      <text:h text:style-name="Heading_20_2" text:outline-level="2">XIV.</text:h>
      <text:p text:style-name="P49"><text:span text:style-name="T7">Febres continuae.</text:span></text:p>
      <text:p text:style-name="P19"><text:span text:style-name="T25">Orationem fub hiemem, quae media dicta est inter<text:line-break/>hanc et ante scriptam dictionem,, alii illi, alii huic </text:span><text:span text:style-name="T7">af~<text:line-break/></text:span><text:span text:style-name="T25">signant. Verum universa talis, este mihi videtur oratio.<text:line-break/>Et jam autumno quidam tabidi -erant, similiter et hieme;<text:line-break/>praeterea febres continuae et autumno et hieme creabantur.<text:line-break/>Quod secundae hiemis statum non scripserit, utpote quae<text:line-break/>peculiarem hiemis naturam fervasset, constat omnibus.<text:line-break/>Itaque didicimus ex altera oratione ’ morbos quibusdam<text:line-break/>anni tempestatibus creari, nulla re scilicet affectis, fed<text:line-break/>quae priorum delicta exciperent.</text:span></text:p>
      <text:h text:style-name="P7" text:outline-level="2">XV.</text:h>
      <text:p text:style-name="P25"><text:span text:style-name="T7">Atque eorumtpaftscs quibusdam</text:span><text:span text:style-name="T25"> ardentes.</text:span></text:p>
      <text:p text:style-name="P19"><text:span text:style-name="T25">Non propria status ratione febres ardentes creaban-<text:line-break/>tur, sed per accidens, quemadmodum antea diximus quae:<text:line-break/>acciderunt. Impedita siquidem tutius corporis perspira-<text:line-break/>trone</text:span><text:span text:style-name="T36">x</text:span><text:span text:style-name="T25"> quae singulis naturis excrementa esse consueverunt<text:line-break/>vacuatione prohibita peculiares sibi morbos </text:span><text:span text:style-name="T25">excitarunt.<text:line-break/></text:span><text:span text:style-name="T25">Quare qui biliosi vehementer erant, his pro naturae </text:span><text:span text:style-name="T25">fami-<text:line-break/></text:span><text:span text:style-name="T25">liaritate febrem ardentem suisse contigit; </text:span><text:span text:style-name="T25">proindeque de<text:line-break/>iis </text:span><text:span text:style-name="T25">agit </text:span><text:span text:style-name="T25">postea. </text:span><text:span text:style-name="T25">Febres vero ardentes paucissimis </text:span><text:span text:style-name="T25">oborie-<text:line-break/></text:span><text:span text:style-name="T25">bantur et inter aegrotantes hi minime laboraverunt; </text:span><text:span text:style-name="T25">non<text:line-break/></text:span><text:span text:style-name="T25">enim eas calidus, urens et fqualidus flatus procreaverat:<text:line-break/>nam multa fuissent et multis cum vehementi labore.</text:span></text:p>
      <text:h text:style-name="Heading_20_2" text:outline-level="2">XVI.</text:h>
      <text:p text:style-name="P25"><text:span text:style-name="T7">Diurnae, nocturnae, sumitgrtianae, tertianae, exquisitae.</text:span></text:p>
      <text:p text:style-name="P23"><text:span text:style-name="T7">.quartanae, erraticae. Singulae vero descriptae febres<text:line-break/>multis oboriebantur; </text:span><text:span text:style-name="T25">at </text:span><text:span text:style-name="T7">ardentes et paucifstmis et ex<text:line-break/>aegrotantibus hi minimum laboraverunt.</text:span></text:p>
      <text:p text:style-name="P19"><text:span text:style-name="T25">Cur omnis quidem species lu-fupra scriptu statu ac-<text:line-break/>ciderit, antea explicatum esu Dieto autem exquisitae,<text:line-break/>quae verbis tertianae et quartanae interjacet, tribui utrique<text:line-break/>potest.</text:span></text:p>
      <text:h text:style-name="Heading_20_2" text:outline-level="2">XVII.</text:h>
      <text:p text:style-name="P50"><text:span text:style-name="T25">Neque enim </text:span><text:span text:style-name="T7">sanguis e naribus nist perpaucis et paucis<text:line-break/>profluxit, neque hi delirarunt, caeteraqueomnia placide<text:line-break/>tulerunt.<text:tab/>i </text:span><text:span text:style-name="T7">"-'<text:tab/>-<text:tab/>' •</text:span></text:p>
      <text:p text:style-name="P19"><text:span text:style-name="T25">Hippocratis proprium est obiter utilia praecepta do-<text:line-break/>cere. Peculiaria namque; morborum symptomata, quae<text:line-break/>tunc non fuerunt, consuevit hoc modo interpretari, ex<text:line-break/>eo quod non eo tempore fuerant, suisse saepius ea docens.</text:span></text:p>
      <text:p text:style-name="P18"><text:span text:style-name="T25">In legitimis itaque, ut ita quis dixerit, febribus arden-<text:line-break/>. tibus, sursum latis ad caput eb caloris copiam humoribus,<text:line-break/>sanguinis eruptiones fiunt ac deliria. Nunc autem quod<text:line-break/>exquisita febris ardens non fuisset, jure symptomata non<text:line-break/>habuit, quae ardentium febrium essent peculiaria.</text:span></text:p>
      <text:h text:style-name="Heading_20_2" text:outline-level="2">XVII<text:span text:style-name="T90">I</text:span>.</text:h>
      <text:p text:style-name="P22"><text:span text:style-name="T7">Judicabantur autem his plariiqae stato admodum ordine<text:line-break/>cum intermittentibus feptemdecim diebus.</text:span></text:p>
      <text:p text:style-name="P19"><text:span text:style-name="T25">Atque hoc febrium quae tunc erant ardentium pro-<text:line-break/>prium est, non ad reliquas commune, quas legitimas ap-.<text:line-break/>pellavit. Quemadmodum enim illae </text:span><text:span text:style-name="T7">inter-</text:span><text:span text:style-name="T25"> febres vehe-<text:line-break/>r mentes sunt , sic et'siti et vigiliis et difficili tolerantia,<text:line-break/>ac interdum cum mentis perturbatione fatigant. Quod<text:line-break/>autem ita acutae sint, propterea celeriter judicantur. In<text:line-break/>febre vero ardenti quae nunc grassabatur, ut moderate<text:line-break/>acuta erat et nullo pacto laboriofa symptomata-, sic neque</text:span></text:p>
      <text:p text:style-name="P17"><text:span text:style-name="T25">judicatio certa fiebat, sed veluti ad dimidium quodammodo<text:line-break/>declinans , ut ex recidiva rursus secundo judicaretur. Nam<text:line-break/>quum diqit cum intermittentibus, ostendit ante quidem<text:line-break/>judicatas imperfecte, sed a reversione secundo judicatas.</text:span></text:p>
      <text:h text:style-name="Heading_20_2" text:outline-level="2">XIX.</text:h>
      <text:p text:style-name="P22"><text:span text:style-name="T25">.Mullumque hac </text:span><text:span text:style-name="T7">febre ardente tunc interemtum , neque tunc<text:line-break/>cuiquam phrenitim obortam fuistse</text:span></text:p>
      <text:p text:style-name="P25"><text:span text:style-name="T25">* ’ - </text:span><text:span text:style-name="T25">./ •</text:span></text:p>
      <text:p text:style-name="P19"><text:span text:style-name="T25">Nullus quidem ex hac febre ardente obiit, quod mo-<text:line-break/>derata esset, thnjusque rei causa est ante dicta. Neque<text:line-break/>phrenitis fuit, quod quum totus status esset frigidus, ca-<text:line-break/>put his non repleretur. Quod autem ab incalescentibus<text:line-break/>capitis regionibus phrenitides fiant demonstratum esu</text:span></text:p>
      <text:h text:style-name="Heading_20_2" text:outline-level="2">XX.</text:h>
      <text:p text:style-name="P25"><text:span text:style-name="T7">At vero tertianae plures quidem quam ardentes febres</text:span></text:p>
      <text:p text:style-name="P18"><text:span text:style-name="T7">gravidresquc fuerunt. Parum rite ac ordine his in<text:line-break/></text:span><text:span text:style-name="T25">qantupr </text:span><text:span text:style-name="T7">circuitus procef-<text:line-break/>sureirin fffptem autem perfecte judicabantur, hotrumque<text:line-break/>nemini iaversuasunt.</text:span></text:p>
      <text:p text:style-name="P19"><text:span text:style-name="T25">Iu commentariis de febrium 'differentiis et de crisibus<text:line-break/>tum alia tum quod propscr bilis flavae redundantiam<text:line-break/>et febres • ardentes-et tertianae fiant ostendimus, quodque<text:line-break/>hoc commune habeant-, sed -locis differant in quibus re-<text:line-break/>dundans humor acervetur. Namin ardoribus febris </text:span><text:span text:style-name="T7">re-<text:line-break/>dundat</text:span><text:span text:style-name="T25"> in venis et praesertim jecoris et ventris. Tertia-<text:line-break/>nae autem ereantur, quum in totius corporis carnibus<text:line-break/>flava bilis exuperati Prohibita itaque, perspiratione qnan-<text:line-break/>tum biliosis naturis in carnoso genere bilis acervatum<text:line-break/>prius expurgabatur, in praesenti statu non vacuatum ter-<text:line-break/>tianas plores quam febres ardentes procreavit. Nam febres<text:line-break/>ardentes non magnopere fiunt excrementorum retentione,<text:line-break/>fed ex calore tum vasorum tum viscerum adaucto ,, ex</text:span></text:p>
      <text:p text:style-name="P17"><text:span text:style-name="T25">statu vehementer calido in flammam converso, ut fit in his<text:line-break/>qui. plus quam oporteat sese exercitaverunt aut admodum<text:line-break/>meditati sunt aut plus quam deceat in sole versati sunt aut<text:line-break/>cibis ardentioribus usi sunt aut qui ex his plurima vel<text:line-break/>omnia tum fecerunt tum perpessi sunt. At quum praesens<text:line-break/>status vehementer calidus non esset, ac ideo neque febres<text:line-break/>ardentes multis excitabantur; fed magis valde biliosis,<text:line-break/>iisque moderatissimae. Iure vero eisdem etiam magis ac-<text:line-break/>ciderunt, tertianae ob prohibitos biliosorum excremento-<text:line-break/>rum consuetos effluxus. Non igitur absque ratione his’<text:line-break/>laboriosiores fiebant quam febres ardentes, quod et legi-<text:line-break/>timae magis essent et judicationes peculiares haberent.</text:span></text:p>
      <text:h text:style-name="Heading_20_2" text:outline-level="2">XX<text:span text:style-name="T90">I</text:span>.</text:h>
      <text:p text:style-name="P22"><text:span text:style-name="T7">Quartanae vero multis quidem ab initio quartanae ordine<text:line-break/>coeperunt. </text:span><text:span text:style-name="T7">’ </text:span><text:span text:style-name="T7">Quibusdam mutem aliisque non paucis ex'<text:line-break/>aliis febribus et morbis decestsus in quartanas fiebant</text:span></text:p>
      <text:p text:style-name="P51"><text:span text:style-name="T7">longaeque his pro consuetudine, atque etiamniim lon-<text:line-break/>. giotes contingebant. .<text:tab/>,</text:span></text:p>
      <text:p text:style-name="P19"><text:span text:style-name="T25">Hae febres non ob statum per </text:span><text:span text:style-name="T7">fe</text:span><text:span text:style-name="T25"> primumque crea-<text:line-break/>bantur, fed quod melancholicis naturis bilis atrae redun-<text:line-break/>dantia vacuaretur, his aecillrt talibus prehendi morbis.<text:line-break/>Diuturnae autem fiebant, quod frigidus et humidus esset<text:line-break/>status, quo causae omnes plurimum lu corpore permanent,<text:line-break/>neque coctae', neque perspirantes. Ut autem in praescn-<text:line-break/>tia metuoriae mandes volo usum nominis quum inquit<text:line-break/>Hippocrates, </text:span><text:span text:style-name="T7">dccejsus in quartanas jiebant.</text:span><text:span text:style-name="T25"> Videtur enim<text:line-break/>non solum per effluxum decessus appellare, verum etiam<text:line-break/>et per alterius morbi in alterum transitum.</text:span></text:p>
      <text:h text:style-name="Heading_20_2" text:outline-level="2">XXII.</text:h>
      <text:p text:style-name="P25"><text:span text:style-name="T7">At quotidianae, noctumac et erraticae multae multis longo</text:span></text:p>
      <text:p text:style-name="P52"><text:span text:style-name="T7">tempore permanserunt</text:span><text:span text:style-name="T25"> tum erectis tum </text:span><text:span text:style-name="T7">decumben-<text:line-break/></text:span><text:span text:style-name="T25">, tibus. ...<text:tab/>...... • .. . , ..<text:tab/>•<text:tab/>. ..</text:span></text:p>
      <text:p text:style-name="P53"><text:span text:style-name="T25">• -d •<text:tab/></text:span><text:span text:style-name="T55">J</text:span><text:span text:style-name="T25">. &lt; —</text:span><text:span text:style-name="T55">1 1</text:span><text:span text:style-name="T25"> •</text:span></text:p>
      <text:p text:style-name="P54"><text:span text:style-name="T25">Hae febres non solum plenitudinis ratione, verum<text:line-break/>etiam fletus temperamento generationem habentes jure<text:line-break/>tum multae tum multis creabantur. Nam humidus et<text:line-break/>frigidus status, quemadmodum hiems proprium humorem<text:line-break/>pituitosum procreat, ex quo quotidianas febres excitari<text:line-break/>demonstravimus. Errantes vero febres diversiorum humorum<text:line-break/>suboles este proditae sunt. Quod autem hujusmodi febres<text:line-break/>multo tempore permanserint, mirum non est, quum status<text:line-break/>esset humidus et frigidus, ob idque humores coqui non<text:line-break/>sineret, qui alloqui et diuturni essent et propter frigus<text:line-break/>coctu difficiles.<text:tab/></text:span><text:span text:style-name="T25">.,</text:span></text:p>
      <text:h text:style-name="Heading_20_2" text:outline-level="2">XXIII.</text:h>
      <text:p text:style-name="P22"><text:span text:style-name="T7">Horumque plurimos febres sub vergilias et ad hiemem<text:line-break/>usque comitabantur.</text:span></text:p>
      <text:p text:style-name="P18"><text:span text:style-name="T25">Quod vergilias memoravit, non eas quae hoc in statu<text:line-break/>erant, fed</text:span><text:span text:style-name="T36">:</text:span><text:span text:style-name="T25"> eas quae post hunc statum in fecundo essent<text:line-break/>anno constat omnibus, prout antea dicebamus. Nam in<text:line-break/></text:span><text:span text:style-name="T25">- </text:span><text:span text:style-name="T25">fine illius status scripsit, mox circa arcturum spicantibus<text:line-break/>aquilonibus copiolae admodum aquae. Atque postea dixit,,<text:line-break/>tanquam jam ad naturam anni tempestatum ordo reversus'<text:line-break/>sit et reliquum omne quod arcturo successit et quod niemi.<text:line-break/>Jure igitur quae ex primo statu reliqua extabant, autumno<text:line-break/>cocta fuut atque hieme, nullum amplius morbum Thasii<text:line-break/>incurrerunt.</text:span></text:p>
      <text:h text:style-name="Heading_20_2" text:outline-level="2">XXIV.</text:h>
      <text:p text:style-name="P55"><text:span text:style-name="T7">. Multis autem convulsiones ac magis pueris ab initio abo-<text:line-break/>riebantur, atque febricitabant, subribusque eonvul-'<text:line-break/>stones succedebant, erantque haec plurimis horum<text:line-break/>diuturniora quidem, sed innoxia, nist his qui ex aliis<text:line-break/></text:span><text:span text:style-name="T7">i</text:span><text:span text:style-name="T25"> ‘ </text:span><text:span text:style-name="T25">omnibus </text:span><text:span text:style-name="T7">perniciose haberent. </text:span><text:span text:style-name="T60">1</text:span><text:span text:style-name="T7"> '<text:tab/>'</text:span></text:p>
      <text:p text:style-name="P56"><text:span text:style-name="T25">• '<text:tab/>- - •—<text:tab/>- .&gt; lio</text:span></text:p>
      <text:p text:style-name="P19"><text:span text:style-name="T25">Convulsiones oriebantur oborto statu frigido et hn-</text:span></text:p>
      <text:p text:style-name="P57"><text:span text:style-name="T25">mido. At pueri ob nervosi generis imbecillitatem con-<text:line-break/>vulsionibus prehendendis maxime sunt idonei. Nam ob<text:line-break/>ni etiam facile parvis 'ex causis is ipsis affectus creatur,<text:line-break/>niinusque periculosirs -esu Dicit autem convulsiones non-<text:line-break/>nullis quidem quamprimum ab initio concitari, quibusdam<text:line-break/>vero febre priusorta, prout nimirum qui convulsicnibus<text:line-break/>caperentur et febre, ad alterutrum maxime idonei fuissent.<text:line-break/>Ad quod enim, inquit, promptior aliquis erat, prius il-<text:line-break/>lud fiebat, cui alterum fuccedebat. Diuturnae autem jure<text:line-break/>convulsiones erunt autumno fecundo, de quo in fine scri-<text:line-break/>psit. Pacto autem anno toto humido et frigido et bo-<text:line-break/>reali.</text:span></text:p>
      <text:h text:style-name="Heading_20_2" text:outline-level="2">XXV.</text:h>
      <text:p text:style-name="P19"><text:span text:style-name="T25">At continuae </text:span><text:span text:style-name="T7">quidem subres nihil quicquam prorsus inter-<text:line-break/>mittebant , fed omnes tritaeophyae, tertianae naturam<text:line-break/>,itypo referentes invadebant , uno quidem die' aliquanta-</text:span></text:p>
      <text:p text:style-name="P18"><text:span text:style-name="T7">lum leviores remittebant, altero vero vehementiores<text:line-break/>exacerbabant, omnium quae tunc obortae sunt violan-<text:line-break/>tifstmae </text:span><text:span text:style-name="T7">, </text:span><text:span text:style-name="T7">longifstrnae et maximis comitatae laboribus,<text:line-break/></text:span><text:span text:style-name="T7">- </text:span><text:span text:style-name="T7">Leniter</text:span><text:span text:style-name="T25"> incipiebant-, </text:span><text:span text:style-name="T7">in. totum perpetuo increscebant,<text:line-break/>' diebus judicatoriis exacerbabantur, in deterius procede-</text:span></text:p>
      <text:p text:style-name="P19"><text:span text:style-name="T7">bant, parum remittebant, quam primum rursus ex re-<text:line-break/>mifstone vehementius invadebant et diebus judicatoriis<text:line-break/></text:span><text:span text:style-name="T25">-• plerumque </text:span><text:span text:style-name="T7">deterius vexabant </text:span><text:span text:style-name="T7">i </text:span><text:span text:style-name="T7">Rigores autem omnibus<text:line-break/></text:span><text:span text:style-name="T7">, ' </text:span><text:span text:style-name="T7">sinordinate et 'erratice</text:span><text:span text:style-name="T25"> aboriebantur, </text:span><text:span text:style-name="T7">fed his paucifstmis</text:span></text:p>
      <text:p text:style-name="P19"><text:span text:style-name="T7">ac minimi. Votum in ceteris, subribus majores,</text:span></text:p>
      <text:p text:style-name="P19"><text:span text:style-name="T25">Nisi ipse, quomodo febres quae tunc suerunt ordina-<text:line-break/>tas accessiones faciebant adfcripsisset, magnam nobis am-<text:line-break/>biguitatem reliquisset invenire quaerentibus quasnam ap-<text:line-break/>pellet tritaeophyas. Sed quoniam, protulit tritaeophyarum<text:line-break/>modum, nulla amplius est de re quaestio, fed sie nominis<text:line-break/>tritaeophyae significatu. Huic autem annectitur tum </text:span><text:span text:style-name="T7">ter-<text:line-break/>tianae</text:span><text:span text:style-name="T25"> tum semitertlanae nomen atque utriusque diffe-<text:line-break/>rentia: quid exquisita tertiana et non exquisita: sed quod</text:span></text:p>
      <text:p text:style-name="P17"><text:span text:style-name="T25">parum aucta aut liberalius aut plurimum et quantum ha-<text:line-break/>rum unaquaeque extendatur, tum quae magna est serui-<text:line-break/>tertiana tum quae media et quae parva. Agathluus certe<text:line-break/>integrum librum scripsit, primum de femitertianis, ubi<text:line-break/>quid hoe vocabulum significet interpretatur. Jam si quae<text:line-break/>a methodicis de hoc vocabulo scripta fiunt nunc percur-<text:line-break/>rere velim vel quae post haec ah Archigene non semel,<text:line-break/>sed in pluribus commentariis faepiusvdicta sunt, ac simul<text:line-break/>quae bene et quae male dixerunt discernere, tria me ar-<text:line-break/>bitror impleturum volumina. At quod ad artis opera<text:line-break/>conducit jam dictum est et in libris de febrium differen-<text:line-break/>tiis. Quoad praesens attinet, febris speciem quae hocnin<text:line-break/>statu dicitur, satius est conscribere: dicit enim ipse altero<text:line-break/>quidem die exacerbari, altero vero- aliquantulum, remittit<text:line-break/>Nam verbum </text:span><text:span text:style-name="T15">κουφίζεσθαι </text:span><text:span text:style-name="T25">cum praepositione </text:span><text:span text:style-name="T15">ύπὸ </text:span><text:span text:style-name="T25">fcripsit,<text:line-break/>ubi nos intelligere convenit quiddam aliud a voce com-<text:line-break/>posita significari quam a simplici. Nam per </text:span><text:span text:style-name="T15">κουφίζεσθαι</text:span></text:p>
      <text:p text:style-name="P17"><text:span text:style-name="T15">: </text:span><text:span text:style-name="T25">potest quis intelligere effatu dignum significari febris re-<text:line-break/>missionem , verum per </text:span><text:span text:style-name="T15">ύποκουφίζεσθαι </text:span><text:span text:style-name="T25">moderatiorem. Non<text:line-break/>tamen tum distincte .tum clere expofuit utrum qui ita<text:line-break/>febricitarunt accessionem haberent altero die minorem ea<text:line-break/>quae priore die fuisset, an et </text:span><text:span text:style-name="T7">ita</text:span><text:span text:style-name="T25"> permanens secundo dje<text:line-break/>remitteretur. Arbitror ego contextum indicare magis unam<text:line-break/>tertio die accessionem fieri et postero quadamtenus remitti.<text:line-break/>Docet quoque et rigores erratice his fieri, quod 'significat<text:line-break/>non in singulis accessionibus fieri, fed interdum, eosque<text:line-break/>parvos, fic et fudores exiguos atque item frigus extremi-<text:line-break/>tatum quae aegre concalescerent. Ex quibus, omnibus<text:line-break/>&gt; constat crudis pituitosisque humoribus putrescentibus </text:span><text:span text:style-name="T7">ta-<text:line-break/>lem</text:span><text:span text:style-name="T25"> oboriri febrem , his admixta flava hile. Quae igitur<text:line-break/>ex sola hujusmodi bile constat, tertiana nominatur. Quae<text:line-break/>vero crudum humorem aeqnipollentem acceperit, exqui-<text:line-break/>sita femitertiana efficitur, quae plurimum Romae creatur,<text:line-break/>• hujus nimirum urbis hominibus familiarissima. Haec qui-</text:span></text:p>
      <text:p text:style-name="P18"><text:span text:style-name="T25">dem horrida est fitque cum reduplicationibus appellatis,<text:line-break/>nec solum priori die accessionem efficit, verum etiam se-<text:line-break/>quenti, fed priore minorem mluusque .horridam et quae<text:line-break/>-repetitionem vel minorem vel prorsus nullam habeat.<text:line-break/>Nunc autem de ea quae tertio quidem fit die, sed altero<text:line-break/>in his remittitur, ferino est Hippocrati., quae propior na-<text:line-break/>turae </text:span><text:span text:style-name="T7">tertianae</text:span><text:span text:style-name="T25"> exacerbanti et a semitertiana magis dissita.<text:line-break/>Magnum siquidem dissidium est tum altero die non acce-<text:line-break/>dere, tum absque reduplicatione existere. Et vero parvus<text:line-break/>rigor horrori confinis est; quanquam ne hunc quidem<text:line-break/>perpetuo eum accessionibus invadere dicat, sed erratice,<text:line-break/>nisi forsan adverbium </text:span><text:span text:style-name="T7">erratice</text:span><text:span text:style-name="T25"> de aliis febribus prolulerit<text:line-break/>et non de febribus tritaeophyis. Quum autem paucissimos<text:line-break/></text:span><text:span text:style-name="T7">et</text:span><text:span text:style-name="T25"> minimos rigores his fieri profert,. horrorem quidem<text:line-break/>manifestavit non tamen eos abfolute ab accessionibus fu-<text:line-break/>stulit. Ut autem de his certior fias, res ita fe habet-:<text:line-break/>haec 'enim febris meritu tritaeophya nominatur. Non<text:line-break/>enim semitertiana est, quod neque sccundo -accedat die.</text:span></text:p>
      <text:p text:style-name="P17"><text:span text:style-name="T25">neque reduplicationes faciat, neque extensa est, quum<text:line-break/>utique nullo pacto ad integritatem desinat. Aequum itaque<text:line-break/>ipsi erat oppositam quandam praedictis febribus appella-<text:line-break/>tionem indere-; eratque ratio ut nullum aliud praeterquam<text:line-break/>tritaeophyae nomen inderetur. Deteriorem vero esse ut<text:line-break/>plurimum diebus judicatoriis febrium tritaeophyarum </text:span><text:span text:style-name="T25">pro-<text:line-break/></text:span><text:span text:style-name="T25">prium est, non omnium commune. Didicimus enim ex<text:line-break/>libris de diebus judicatoriis malignis morbis istud fieri,<text:line-break/>ipsas aliquantulum remitti, citoque rursus ex remissione</text:span></text:p>
      <text:p text:style-name="P14"><text:span text:style-name="T1">. </text:span><text:span text:style-name="T1">violentius invadere. Si . autem memor sis eorum quae in<text:line-break/>libris de judicationibus, diebus judicatoriis et febrium dif-<text:line-break/>ferentiis edita funt, nihil secundo meminisse opus est.<text:line-break/>Nam illis lu'libris de ejusmodi omnibus disseruimus,<text:line-break/>quale est et quod nunc pronunciatum est, purum remit-<text:line-break/>tentes. Itaque febres hujusmodi generationem habeut non<text:line-break/>ex uno, sed ex pluribus humoribus, quorum calidior<text:line-break/>quidem febrem accendit acutam atque celeriter definiit </text:span><text:span text:style-name="T1">.</text:span></text:p>
      <text:p text:style-name="P58"><text:span text:style-name="T25">quae ubi corpus prehenderit, frigidiores tum corrumpi<text:line-break/>- tum putrescere evenit, deinde ita rursum accendi ex facta<text:line-break/>remissione, hoc est velati febris requie ac imminutione,<text:line-break/>quod </text:span><text:span text:style-name="T7">vires</text:span><text:span text:style-name="T25"> jam ex infestantibus fatigatas offendat. / Si<text:line-break/>namque par sit magnitudine, multo quidem vehementius<text:line-break/>imbecilliores vices quam validiores divexare patet<text:line-break/>omnibus.<text:tab/>- :<text:tab/></text:span><text:span text:style-name="T25">/</text:span></text:p>
      <text:h text:style-name="Heading_20_2" text:outline-level="2">XXVI.</text:h>
      <text:p text:style-name="P25"><text:span text:style-name="T7">Sudores multi.</text:span></text:p>
      <text:p text:style-name="P19"><text:span text:style-name="T25">Nimirum aliis lu febribus multi sudores apparuerunt,<text:line-break/>potuerunt autem et citra febrem affectibus, velati con-<text:line-break/>vulfionibus copiosi, sudores superapparuisse ex accumulato<text:line-break/>lu errpore copiofo. humore propter frigidum statum con-</text:span></text:p>
      <text:p text:style-name="P17"><text:span text:style-name="T25">vulsionis violentia excreto. At quibus ait accidisse, his<text:line-break/>sane, ut par est, copiosi sudores eruperunt.</text:span></text:p>
      <text:h text:style-name="Heading_20_2" text:outline-level="2">XXV<text:span text:style-name="T84">II</text:span>.</text:h>
      <text:p text:style-name="P25"><text:span text:style-name="T7">Qui nullam his levationem, imo contra noxas ddferunt.</text:span></text:p>
      <text:p text:style-name="P59"><text:span text:style-name="T25">His inquit, febribus tritaeophyis de quibus est ora-<text:line-break/>tio , qui sudores nihil juvarent assederunt. Causa mani-<text:line-break/>festa est, quum nos attribuerimus incoctis morbis sudores<text:line-break/>neque prodesse neque bonum signum esse; hi namque<text:line-break/>aut humorum redundantiam aut virium imbecillitatem<text:line-break/>denunciant.<text:tab/></text:span><text:span text:style-name="T25">,</text:span></text:p>
      <text:h text:style-name="Heading_20_2" text:outline-level="2">XXVllI.</text:h>
      <text:p text:style-name="P22"><text:span text:style-name="T7">His ingens frigus extremorum quae vix etiam recalesce-<text:line-break/>rent.</text:span></text:p>
      <text:p text:style-name="P18"><text:span text:style-name="T25">Corporis extrema difficile recalescunt in accessionibus,<text:line-break/>tum ob insignem viscerum phlegmonem, tum frigidorum<text:line-break/>humorum copiam, ut de praedictis utriusque tractatibus<text:line-break/>demonstravimus.</text:span></text:p>
      <text:h text:style-name="Heading_20_2" text:outline-level="2">XXIX.</text:h>
      <text:p text:style-name="P60"><text:span text:style-name="T25">Neque hi </text:span><text:span text:style-name="T7">prorsus erant pervigiles, ed etiamnum maxime<text:line-break/>comatosu<text:tab/>. </text:span><text:span text:style-name="T7">-</text:span><text:span text:style-name="T60">!i</text:span></text:p>
      <text:p text:style-name="P19"><text:span text:style-name="T25">Vigiles rursus ait eos suisse magis vicissim, non id<text:line-break/>tamen bis prorsus erat, neque contrarietas magna. Dicit<text:line-break/>enim ipsis vicissim et comatulum lymptoma suetum suisse;<text:line-break/>hoc autem est, quum ad somnum deferuntur, nequeuntes<text:line-break/>vigilantium munera obire, ut demonstravimus*</text:span></text:p>
      <text:h text:style-name="Heading_20_2" text:outline-level="2">XXX.</text:h>
      <text:p text:style-name="P22"><text:span text:style-name="T25">Alvi </text:span><text:span text:style-name="T7">omnibus turbatae erant et malae, longa autem bis<text:line-break/>pestimae.</text:span></text:p>
      <text:p text:style-name="P18"><text:span text:style-name="T25">Defluente in ventrem humorum redundantia, ut ante<text:line-break/>dixi, ipfum turbari par erat. Has igitur tritaeophyas,<text:line-break/>de quibus orationem facit, tanquam ceteris morbis ma-<text:line-break/>ligniores ac </text:span><text:span text:style-name="T25">in </text:span><text:span text:style-name="T25">ventre deteriores esse necesse erat, •</text:span></text:p>
      <text:h text:style-name="Heading_20_2" text:outline-level="2">XXXI.</text:h>
      <text:p text:style-name="P22"><text:span text:style-name="T7">Horum mutem plurimis urinae et tenues erant, crudae,<text:line-break/>pallidae, ac tempore parum concoctae judicatorie, aut<text:line-break/>crafsurn quidem habentes, veram turbidae, neque con—<text:line-break/>sistentes, neque substdentes, neque concoctae, aut paucae,<text:line-break/>crudae, pravae, substdentes autem et hae omnes pesu<text:line-break/>stmae.</text:span></text:p>
      <text:p text:style-name="P25"><text:span text:style-name="T25">~ ' </text:span><text:span text:style-name="T25">Haec omnia </text:span><text:span text:style-name="T25">in </text:span><text:span text:style-name="T25">universum libro prognostici docuit,<text:line-break/>quae quidem et hoc in libro vehit exemplis per singula-<text:line-break/>ria ereduntur. Qttae autem quum in prognostico expo-<text:line-break/>fuerimus, non est amplius quod </text:span><text:span text:style-name="T25">de </text:span><text:span text:style-name="T25">eorum consonantia</text:span></text:p>
      <text:p text:style-name="P17"><text:span text:style-name="T25">cum illis dicamus quae apparent conspicua: nam in illis<text:line-break/>signa talia crudorum et incoctorum este demon ftranimns.</text:span></text:p>
      <text:h text:style-name="Heading_20_2" text:outline-level="2">XXXll.</text:h>
      <text:p text:style-name="P22"><text:span text:style-name="T7">Tusus quidem febrium erant comites, fed quae laesio aut<text:line-break/>utilitas ex</text:span><text:span text:style-name="T25"> tussi</text:span><text:span text:style-name="T7">prodierit, eam scribere non postum.</text:span></text:p>
      <text:p text:style-name="P19"><text:span text:style-name="T25">Expurgata humorum redundantia tusses inserri con-<text:line-break/>sueverunt.</text:span></text:p>
      <text:h text:style-name="Heading_20_2" text:outline-level="2">XXXlll.</text:h>
      <text:p text:style-name="P25"><text:span text:style-name="T7">Itaque diuturna, ac difficilia haec erant et admodum in-<text:line-break/>ordinate et erratice et citra cristn. Horum plurima<text:line-break/>tum his qui valde perniciosa tum his qui nequaquam<text:line-break/>. ita se haberent permanebant.. Si namque ipsarum qui-<text:line-break/>busdam paululum intermitterent, celeriter etiamnum<text:line-break/>revertebantur. Quibusdam eorum, iisque paucis octo-<text:line-break/>: gestmo</text:span><text:span text:style-name="T25"> die brevissime </text:span><text:span text:style-name="T7">judicabantur, atque ipsorum non-</text:span></text:p>
      <text:p text:style-name="P18"><text:span text:style-name="T7">nullis reversu sunt, Quare hieme adhuc ipsarum plu-<text:line-break/>rimi aegrotabant, pleroique vero</text:span><text:span text:style-name="T25"> citra . </text:span><text:span text:style-name="T7">cristn relique-<text:line-break/>runt.</text:span></text:p>
      <text:p text:style-name="P19"><text:span text:style-name="T25">Quod nunc Hippocrates de fecunda hieme mentionem<text:line-break/>faciat, non de prima, quam in principio totius status re-<text:line-break/>censuit, patet omnibus. Siquidem omnes morbi, de<text:line-break/>quibus ipsi nunc oratio est, secundo potissimum autumno<text:line-break/>viguerunt, deinde eorum quidam incipiente hieme cessa-<text:line-break/>verunt, nonnulli vero longius producti sunt. Quod vero<text:line-break/>ipsi citra ordinem essent et reverterentur ex frigoreni-<text:line-break/>mirum et humorum morbos procreantium multitudine,<text:line-break/>jure incidit, indeque superstitibus eadem acciderunt.</text:span></text:p>
      <text:h text:style-name="Heading_20_2" text:outline-level="2">XXX<text:span text:style-name="T84">I</text:span>V.</text:h>
      <text:p text:style-name="P22"><text:span text:style-name="T7">Haec autem tum sospitibus tum minime superstitibus ac-<text:line-break/>ciderunt suitque multa a c varia in morbis acrista, mu-</text:span></text:p>
      <text:p text:style-name="P17"><text:span text:style-name="T7">ximum etiam ac pe samiem sugnum gespetiio Asmitdbatur,<text:line-break/></text:span><text:span text:style-name="T60">:</text:span><text:span text:style-name="T7"> quod cibos omnei pleftqud~aversarentur, 'fique'</text:span><text:span text:style-name="T25">' maxime</text:span></text:p>
      <text:p text:style-name="P19"><text:span text:style-name="T25">•r - -ti</text:span><text:span text:style-name="T7">ui'Co</text:span><text:span text:style-name="T25"> </text:span><text:span text:style-name="T25">mniomnfl </text:span><text:span text:style-name="T25">su»alooons'saHr-v-^.<text:line-break/></text:span><text:span text:style-name="T25">quibus </text:span><text:span text:style-name="T7">cetera quoque perniciosa existcrcnt. His autem<text:line-break/>in febribus 'non ndmodum^stit^mgesttive sitiebant</text:span><text:span text:style-name="T25">.</text:span></text:p>
      <text:p text:style-name="P19"><text:span text:style-name="T25">Quod ecente,. qgnstare„e|;</text:span><text:span text:style-name="T36">iS</text:span><text:span text:style-name="T25">ad. myjorni%silh^9</text:span><text:span text:style-name="T55">ne</text:span><text:span text:style-name="T25">e</text:span><text:span text:style-name="T36">u</text:span><text:span text:style-name="T25">hene<text:line-break/>habere bonum, sit maximum alias ab Hippocrate uni-;<text:line-break/>versaliter pronunciatum est;;, atque hoc loco particulari<text:line-break/>exemplo confirmatum </text:span><text:span text:style-name="T25">eiiij </text:span><text:span text:style-name="T25">Quqd non admodum ipsi siti-<text:line-break/></text:span><text:span text:style-name="T25">rent, </text:span><text:span text:style-name="T25">qualitatem humorum; redundantium merito consccu-<text:line-break/>turn est.</text:span></text:p>
      <text:h text:style-name="Heading_20_2" text:outline-level="2">XXXV.</text:h>
      <text:p text:style-name="P22"><text:span text:style-name="T25">(?uum </text:span><text:span text:style-name="T7">autem tempora producerentur multique laboras<text:line-break/>escent et prava coUtquatio, his humorum sucefsus obo-<text:line-break/>riebantur tvel majores quam pro viribus sustinerent au</text:span></text:p>
      <text:p text:style-name="P18"><text:span text:style-name="T7">minoras quarn quicquam prpdssstsumf ,z verum qut- dere-<text:line-break/>p&lt;pde Isumsusumgsat sudejersusg,evaderent.</text:span><text:span text:style-name="T25"> </text:span><text:span text:style-name="T25">i l </text:span><text:span text:style-name="T55">i</text:span><text:span text:style-name="T25">'"’</text:span><text:span text:style-name="T55">!</text:span></text:p>
      <text:p text:style-name="P19"><text:span text:style-name="T25">~ </text:span><text:span text:style-name="T55">1</text:span><text:span text:style-name="T25"> v n - li u.i* rrnissd. f.r -.&lt;41 </text:span><text:span text:style-name="T25">t,</text:span><text:span text:style-name="T55">1</text:span><text:span text:style-name="T25"> tl"; - -</text:span></text:p>
      <text:p text:style-name="P19"><text:span text:style-name="T25">Quum ineceturum humorum copia multa fuerit, abs-<text:line-break/>cessus creantur,. Si paryi abscetsus fuerint-, nihil conse-<text:line-break/>runt ; 'si magni, </text:span><text:span text:style-name="T7">eoa</text:span><text:span text:style-name="T25"> ferre vires nequeunt. Quod autem<text:line-break/>et nunc per effluxum vacuationes, apostasies vel abfcessus<text:line-break/>vocitet , per eam quae infertur orationem demonstravit;</text:span></text:p>
      <text:p text:style-name="P61"><text:span text:style-name="T25">'laii<text:tab/></text:span><text:span text:style-name="T25">—— </text:span><text:span text:style-name="T15">ό </text:span><text:span text:style-name="T25">? ilunorr . </text:span><text:span text:style-name="T25">-f . al-al ni-r.</text:span></text:p>
      <text:h text:style-name="Heading_20_2" text:outline-level="2">XXXVI.</text:h>
      <text:p text:style-name="P19"><text:span text:style-name="T7">Quae hos exercebant dysenteriae, tenefmi, lienteriae st<text:line-break/>^ alvi stnxsone.f, 'gifibusdam atiarn kydropes, cnm stilet<text:line-break/>fine his molestiae.d. r </text:span><text:span text:style-name="T7">:&gt;</text:span><text:span text:style-name="T25"> ' sier r •</text:span></text:p>
      <text:p text:style-name="P19"><text:span text:style-name="T25">• Quos superius feriptq textu universe absceflus fuisse<text:line-break/>profert, hos nunc partieulatim percurrit. Morbos hujus-<text:line-break/>modi merito, antea suisse praediximus, confluentibus lu<text:line-break/>alvum excrementis, dysenterias quidem, cum eruentis sci...</text:span></text:p>
      <text:p text:style-name="P62"><text:span text:style-name="T25">licet dejectiohibus qudcunque modo creatis;, tenesmes vero<text:line-break/>qui ftnsiones sunt<text:tab/>esseer^.</text:span></text:p>
      <text:p text:style-name="P19"><text:span text:style-name="T25">tione obortae, lienterias autem quae celeres sinit cibo-<text:line-break/>rum noni mutatorum transitus, alvi fluxiones vocat, quum<text:line-break/>sine praedictis, affectibus dpg^jegitur tum perpetuo tum<text:line-break/>' assiduer humida.</text:span></text:p>
      <text:p text:style-name="P19"><text:span text:style-name="T25">acutos </text:span><text:span text:style-name="T55">r</text:span><text:span text:style-name="T25"> decubuisse ait. proptor humorum., frjgiqcrumet<text:line-break/>lrumidorum redundantiam; nonnullos quidem cum prae-<text:line-break/>dictis fymptomatis, nonnullos </text:span><text:span text:style-name="T7">vero</text:span><text:span text:style-name="T25"> sine nis.</text:span></text:p>
      <text:h text:style-name="Heading_20_2" text:outline-level="2">XXXVII.</text:h>
      <text:p text:style-name="P19"><text:span text:style-name="T7">Quicqujd autem ex his violentir accidebat , derepente vi-</text:span></text:p>
      <text:p text:style-name="P19"><text:span text:style-name="T7">res tollebat aut prorsus nihil conserebat.</text:span></text:p>
      <text:p text:style-name="P19"><text:span text:style-name="T25">Qui propter coctionis difficultatem et propter crudo-<text:line-break/>rum humorum copiam ereantur morbi, ab exeretionibus<text:line-break/>nihilo juvantur. Dixit enim multas quidem et violentas<text:line-break/>cito vires </text:span><text:span text:style-name="T7">deverterem</text:span><text:span text:style-name="T25"> at quae tales non sunt nihil con-</text:span></text:p>
      <text:p text:style-name="P18"><text:span text:style-name="T25">ferre. Quum autem hae duobus sint modis, nihil hae<text:line-break/>conieietitr' tprani</text:span><text:span text:style-name="T7">sine</text:span><text:span text:style-name="T60">3</text:span><text:span text:style-name="T25"> coinmciisine sint; nihil* quoque et<text:line-break/>aliae; quavis etiatn“mnstae juvant, nisi coquantur.</text:span></text:p>
      <text:h text:style-name="Heading_20_2" text:outline-level="2">XXXVIII.</text:h>
      <text:p text:style-name="P19"><text:span text:style-name="T7">Tapulae parvae ehdtfinUTn</text:span><text:span text:style-name="T25"> pro excrehonal morborum. ma</text:span><text:span text:style-name="T36">7<text:line-break/></text:span><text:span text:style-name="T25">' gntSiiiiine^eruifepebSiit</text:span><text:span text:style-name="T55">1</text:span><text:span text:style-name="T25">,* </text:span><text:span text:style-name="T7">inio msu psprsum</text:span><text:span text:style-name="T25"> oeeuftabantur<text:line-break/></text:span><text:span text:style-name="T7">sint spijile ^Snres-oedematd^nigidtiinttaoboriebantur, quae<text:line-break/>non sulveraittdr nihilque stgnspcarerti. sc</text:span></text:p>
      <text:p text:style-name="P63"><text:span text:style-name="T25">Omnium quae tundnuerftnt pathematum principium<text:line-break/>fuit'<text:tab/></text:span><text:span text:style-name="T55">;</text:span><text:span text:style-name="T25">nat-urn per vim</text:span></text:p>
      <text:p text:style-name="P19"><text:span text:style-name="T25">eurum quosdam excernere aggressa esset, nihil juvabat.<text:line-break/>Imo ab ipsis evicta aut confertim in profundum recurrere<text:line-break/>pernnsit n3£Ub faetaruin excrefeonum paucitatem ad abs-<text:line-break/>cessiim efficiendum concitata esu</text:span></text:p>
      <text:h text:style-name="P7" text:outline-level="2">XXXlX.</text:h>
      <text:p text:style-name="P19"><text:span text:style-name="T7">Quibusdam in articulos praecipueque in coxendicem de-<text:line-break/>' cumbebant, paucis decretorie cesoabunt, statimquerur-<text:line-break/>sus evicti ad pristinum habitum revertebantur.</text:span></text:p>
      <text:p text:style-name="P19"><text:span text:style-name="T25">Itaqtin quod abicessus per decubitum aut repositionem<text:line-break/>in diuturnis morbis' potissimum liat quodque in primis ad<text:line-break/>art.eutos ab eo in universum didicerimus etiam nunc<text:line-break/>ex hoc particulari testimonio confirmatum habebimus. Quia<text:line-break/>vero multa esset tum crudorum tum frigidorum tum in-<text:line-break/>coctorum humorum redundautia, propterea multis in ma-<text:line-break/>ximum articulum decubuit, fed non excernebantur propter<text:line-break/>difficilem humorum concoctionem; fi cui vero etiam </text:span><text:span text:style-name="T7">cef-<text:line-break/></text:span><text:span text:style-name="T25">favrsse riderentur, quamprimum recidebant; hoc enim est<text:line-break/>quod significatur, relinquebantur oedemata facta sursum<text:line-break/>latione; rursus autem revertentia in priorem habitum re-<text:line-break/>lapsa sunt. Etenim etiam id ab eo declaratur hisce ver-</text:span></text:p>
      <text:p text:style-name="P64"><text:span text:style-name="T25">bis: statimque rursus evicta dd pristinum habitum rever-<text:line-break/>tebantur.</text:span></text:p>
      <text:h text:style-name="Heading_20_2" text:outline-level="2">XL.</text:h>
      <text:p text:style-name="P65"><text:span text:style-name="T70">M</text:span><text:span text:style-name="T7">oriebantur autem ex omnibus quidem atque ex his plu-<text:line-break/>rimi pueri, jam</text:span><text:span text:style-name="T7">; </text:span><text:span text:style-name="T7">‘.astlaetttti.</text:span><text:span text:style-name="T25"> et natu </text:span><text:span text:style-name="T7">majores</text:span><text:span text:style-name="T7">, </text:span><text:span text:style-name="T7">octennes,<text:line-break/>ac decennes et prope puberes. His autem ista non absque<text:line-break/>prius descriptis t prima paro plerisque sine </text:span><text:span text:style-name="T7">his contin-<text:line-break/></text:span><text:span text:style-name="T7">gebant.</text:span></text:p>
      <text:p text:style-name="P19"><text:span text:style-name="T25">Quum praesens status evincentem habuisset potissi-<text:line-break/>mum humiditatem, (ea namque a </text:span><text:span text:style-name="T25">naturali desciverat) qui<text:line-break/>frigidi et </text:span><text:span text:style-name="T25">sicci essent humores, humiditatis </text:span><text:span text:style-name="T25">et frigiditatis<text:line-break/>pravitati minus patebant; </text:span><text:span text:style-name="T25">nam corpora promptius </text:span><text:span text:style-name="T25">ab his<text:line-break/>pati causis </text:span><text:span text:style-name="T25">demonstravimus, quae ipsorum </text:span><text:span text:style-name="T25">intemperiebus<text:line-break/>congeneres existunt.</text:span></text:p>
      <text:h text:style-name="P7" text:outline-level="2">XLI.</text:h>
      <text:p text:style-name="P19"><text:span text:style-name="T7">Unicum vero utile</text:span><text:span text:style-name="T25"> et </text:span><text:span text:style-name="T7">eorumqupp.pdspap.tHp signorum ma-<text:line-break/>ximum, quodque plursmof</text:span><text:span text:style-name="T41">r</text:span><text:span text:style-name="T7"> qqfpfsuiisrypfiripnlps immersus<text:line-break/>liberavit, hoc suit, quibMs g;st</text:span><text:span text:style-name="T41">:!</text:span><text:span text:style-name="T7">sum^rsum,sumertiffent<text:line-break/></text:span><text:span text:style-name="T25">et in hanc </text:span><text:span text:style-name="T7">abfcejsas cosumtfjstsum. </text:span><text:span text:style-name="T41">O</text:span><text:span text:style-name="T7">.sumejdebat;&gt; quoque<text:line-break/>caeteris multis tum surre^psu</text:span><text:span text:style-name="T41">M</text:span><text:span text:style-name="T7">sun^rstequn;susum^us,</text:span><text:span text:style-name="T25"> </text:span><text:span text:style-name="T25">, </text:span><text:span text:style-name="T25">His<text:line-break/></text:span><text:span text:style-name="T7">etiam ilitco magna quaecsmo oppsmpp.mutatsm continge-<text:line-break/>bat'. alvi namque etiamst.^sursun siwppicfatpe^ escent,<text:line-break/>statim maligno modq tv^ ststestqntup^suqf;^sueuftste ad<text:line-break/>omnes cibos habebant; qiostcaque tsuitres ^fmtef perci-<text:line-break/></text:span><text:span text:style-name="T25">j </text:span><text:span text:style-name="T7">plebantur- Jscrum stranguria diuturna ac laborioja<text:line-break/>erat.</text:span></text:p>
      <text:p text:style-name="P19"><text:span text:style-name="T25">Dixerat etiam superiu^strun^rjns^ ejt</text:span><text:span text:style-name="T36">;J</text:span><text:span text:style-name="T25">j^ nppfaitica<text:line-break/>sytuptomata his accidisse , etsi quandam communitatem sur-<text:line-break/>tiuntur, verum alia pro aliis. Nosque diximus, ubi cor-<text:line-break/>poris excrementa per renes expurgantur, fit illis stranguria</text:span></text:p>
      <text:p text:style-name="P66"><text:span text:style-name="T25">tum alias tum maxime propter confluentium urinarum<text:line-break/>acriifibrflaffi&lt;sibi ^siS^^luftissncgnia-fnit. ^nWaiitem<text:line-break/>memoriSubp^tet isun£ alfaff aWssualad</text:span><text:span text:style-name="T55">1</text:span><text:span text:style-name="T25"> stranguriam fa-<text:line-break/>ctor ipsu-ul<text:tab/>*essiuiritih J 'florf per de-</text:span></text:p>
      <text:p text:style-name="P19"><text:span text:style-name="T25">cubituim. tordiseorpore aldinih^ humores separarentur. Ut<text:line-break/>enitui per alvnnssfaepids^ninrrmsuiu.. corpus expurgatur,<text:line-break/>sic et siec reSni^dF yestalW? AflliixiWurhS ^strangu-<text:line-break/>ria '6t labdrnosu^iestiiverf^u-ecrpus pdr strariguriainaxpur-<text:line-break/>gatur. ’ Has autem partus per e quos aerium urinarum ex—<text:line-break/>cretio 'fiebatspatf erat^inisieflV, quod scilicet inmderentur<text:line-break/>et exdrniisini$sseonti'iniftnie vj.nsiestareutdr, hfsic et'</text:span><text:span text:style-name="T55">u</text:span><text:span text:style-name="T25">lu ipsu<text:line-break/>urinarum transitu laboriose habebant. Hujusmodi vero<text:line-break/>symptomata diutius ipsis facta sunt ob excrementorum<text:line-break/>quae expurgabantur ptenlliillitienu</text:span></text:p>
      <text:h text:style-name="P7" text:outline-level="2">XLII.</text:h>
      <text:p text:style-name="P22"><text:span text:style-name="T7">His autem extiterunt urinae copiosae, crajsue, variae et<text:line-break/>rubrae, cum dolore putrf permixtae.</text:span></text:p>
      <text:p text:style-name="P19"><text:span text:style-name="T25">Haec omnia toto corpore pravorum humorum fuper-<text:line-break/>flnitatem deponente oboriebantur, quapropter etiam omnes<text:line-break/>conservati sunt. Quum autem ea varia esset, ut ante<text:line-break/>docuimus, aliud siquidem alteri redundabat, mento et in<text:line-break/>urinis ipsis fuit varietas. Quum enim non omnibus essent<text:line-break/>similes, fed his quidem talis, aliis verr alia.</text:span></text:p>
      <text:h text:style-name="Heading_20_2" text:outline-level="2">XLIII.</text:h>
      <text:p text:style-name="P19"><text:span text:style-name="T25">At. hi </text:span><text:span text:style-name="T7">omnes superstites evasurwit, gorumque nullum </text:span><text:span text:style-name="T7">in-</text:span></text:p>
      <text:p text:style-name="P19"><text:span text:style-name="T7">teriiste novi. Quaecunque ejtra periculum erant^ </text:span><text:span text:style-name="T7">&lt; r .</text:span></text:p>
      <text:p text:style-name="P19"><text:span text:style-name="T25">Quare superstites evaserunt praennnciatum est: per<text:line-break/>urinas enim expurgati sunt. Hoc autem quaeeunque </text:span><text:span text:style-name="T7">citra</text:span></text:p>
      <text:p text:style-name="P17"><text:span text:style-name="T7">periculum erant,</text:span><text:span text:style-name="T25"> nonnulli sequenti orationi praeponunt,<text:line-break/>ubi ipsius post secundum statum explicationem facturi<text:line-break/>sumus.</text:span></text:p>
      <text:h text:style-name="Heading_20_2" text:outline-level="2">XLIV.</text:h>
      <text:p text:style-name="P25"><text:span text:style-name="T25">Omnes excretorum </text:span><text:span text:style-name="T7">undique secedentium concoctiones tern-<text:line-break/></text:span><text:span text:style-name="T7">- </text:span><text:span text:style-name="T7">pestivas aut bonos et judicatorios abscejsus explorare<text:line-break/>decet. </text:span><text:span text:style-name="T7">•</text:span></text:p>
      <text:p text:style-name="P19"><text:span text:style-name="T15">Γ </text:span><text:span text:style-name="T25">mnulli prius descripti, fletus finem praesentis enar</text:span><text:span text:style-name="T36">T<text:line-break/></text:span><text:span text:style-name="T25">rationis principium fecerunt, ut ea sic su habeat: Quae-<text:line-break/>cunque citra periculum omnes excretorum undique sece-<text:line-break/>dentium concoctiones tempestivas aut bonas et judicatorios<text:line-break/>abscessus explorare decet, ut orationis rntelligentia talis<text:line-break/>quidem-, fuerit. Quicunque citra periculum affectus pro-<text:line-break/>cedunt, lu his .concoctiones considerandae sunt; fieri vero<text:line-break/>potest ut </text:span><text:span text:style-name="T25">et </text:span><text:span text:style-name="T25">per se proposita oratio legatur, ut de omni-<text:line-break/>bus simpliciter morbis ab </text:span><text:span text:style-name="T50">ipsu.univer.se </text:span><text:span text:style-name="T25">dicatur qui absque<text:line-break/>matura concoctione sunt» Concoctio namque est quaedam</text:span></text:p>
      <text:p text:style-name="P17"><text:span text:style-name="T25">eorum, qnae praeter naturam siint, morbi maturatio. At<text:line-break/>ipsa concoeripessiiijccqfimpis ^bsiafitist?? teWferiSgflh<text:line-break/>dam ejecaquosi, ;ecncgqniiiij</text:span><text:span text:style-name="T36">ni</text:span></text:p>
      <text:p text:style-name="P25"><text:span text:style-name="T25">naturam haberjfa,. quum.ecnecqalturfu</text:span></text:p>
      <text:p text:style-name="P25"><text:span text:style-name="T25">naturam, totni</text:span><text:span text:style-name="T36">?c</text:span><text:span text:style-name="T25">maletiae jmssicqq^jniae.. ^mni^iq^al^<text:line-break/>teratio aut maxirnec. ejus gortfa, paunisiiiijececb;sni,miuo-<text:line-break/>rante scmscoctibo Praenir/jnaniramsial-oQasseotiftrporpptihqs,<text:line-break/>sum est a,,talnra sptni permuni^i^niq^^er^tis^yeui^<text:line-break/>quod qnidpmjalsimrlatnrajqjqssstbo </text:span><text:span text:style-name="T55">e</text:span><text:span text:style-name="T25">fc'ecfeffWsu&amp;liW»/<text:line-break/>superfluum ^piniliniiriStjlaq^gift^^g^u^XegnndW.<text:line-break/>naturam-alaliectibus^.vj.crqni^tpjg^ogtnip^.^niejuonspiinfe<text:line-break/>sic et in labopasiiiteMSninife^^p</text:span></text:p>
      <text:p text:style-name="P25"><text:span text:style-name="T25">deorsum excrenjenta tum lucp^f^iiij fstfflj uonisiusifini pS<text:line-break/>propria produnt surmap quae ec^.tusilg^ciuntur^eQrmn<text:line-break/>quae lu thoraec et pnlmonibjas spnt;.oquap</text:span><text:span text:style-name="T36">r</text:span><text:span text:style-name="T25">^§r</text:span><text:span text:style-name="T36">:</text:span><text:span text:style-name="T25">pmspjnipal<text:line-break/>'cernimus eorum quae in cerebro existunt ; at' quae per<text:line-break/>urinas procedunt eorum quae in venis. Verum de bis<text:line-break/>demonstratum est tum in commentariis de naturalibus fa-</text:span></text:p>
      <text:p text:style-name="P67"><text:span text:style-name="T25">cultatibns tuin Hf lilstftdgp Wisibus’ ae praescrtim in libro<text:line-break/>de </text:span><text:span text:style-name="T7">dsurfsoiuiit</text:span><text:span text:style-name="T25"> siimpisisiBsi?, inistniisics’laliplasssuut eorum<text:line-break/>qlir<text:tab/>qudaqnidniWc Hip-</text:span></text:p>
      <text:p text:style-name="P25"><text:span text:style-name="T25">p&amp;W</text:span><text:span text:style-name="T55">:9</text:span><text:span text:style-name="T25">d£' vacnalib</text:span><text:span text:style-name="T55">1</text:span><text:span text:style-name="T25"> excrementis<text:line-break/>moibfertftn librstSbcffeiiest explbiSntiNonfuillibero in ora-<text:line-break/>tioiiijsihepiiijalfaorni?, fucsifu'scribunt, orationem quan-<text:line-break/>darn aniionis, 'csirafibhis^liUfednsilii, iibndignotionis esse<text:line-break/>volentek.;' Si namque coftd&amp;dtiones explorare jubeat, ad<text:line-break/>dignotronem praenotitmemquespectabit oratio; si vero<text:line-break/>facerep ad curatibnem</text:span><text:span text:style-name="T55">f</text:span><text:span text:style-name="T25">pertifiebiit. Quod adtem</text:span><text:span text:style-name="T55">r</text:span><text:span text:style-name="T25">doncoctio-<text:line-break/>nes saciant omnia; qda’e Mediocriter calesaciuirt tum cibi<text:line-break/>tum fomenta tuxni cataplasmata, frictio iteth mediceris,<text:line-break/>atque'’exi ed geneffe- balnfea, ' constat'omnibus. Quorum<text:line-break/>omnium singularis'usus lu libris methods medendi expla-<text:line-break/>natus esu Non stilum autem morborum concoctiones ipsum<text:line-break/>considerare vel facere conveniebat, utrumque enim verum<text:line-break/>est, verum etiam et abscessus per effluxum, quos et prae-</text:span></text:p>
      <text:p text:style-name="P17"><text:span text:style-name="T25">cipue cum diligentia curare.,.qpcrtet, aut eos qui per de-<text:line-break/>cubitnm in partes ignohilicrea fjurrt:. fecundus,,,enim .iniP<text:line-break/>est scopus, quum alfecliiij iper, emissionem confequi. na-<text:line-break/>queamus. Quum itaqmeu ad,,yeutrem repunt excrementa,<text:line-break/>haec juvare convenit clysteribus , qui eo altrahere- galeant<text:line-break/>atque his quae in tuta: victus ratione ad id conferant;<text:line-break/>sin .asi renes,; urinas cientibus, si adcolum, .acribus medi-<text:line-break/>camentis illud- calefacientibus.,,. </text:span><text:span text:style-name="T25">-or-rtus . u i-iiij ,</text:span></text:p>
      <text:h text:style-name="Heading_20_2" text:outline-level="2">XLV.</text:h>
      <text:p text:style-name="P25"><text:span text:style-name="T7">Concoctiones arisu celeritatem</text:span><text:span text:style-name="T25"> aci </text:span><text:span text:style-name="T7">jecuram sanitatem s</text:span><text:span text:style-name="T71">i</text:span><text:span text:style-name="T7">gni</text:span><text:span text:style-name="T71">ficant<text:line-break/></text:span></text:p>
      <text:p text:style-name="P25"><text:span text:style-name="T25">Superiori textu dixi nonnullos quidem considerare<text:line-break/>concoctiones ., jubere; nonnullos vero, sacere et' utrosque<text:line-break/>orationis finem bifariam scribere, quum enarrant alteros<text:line-break/>medicos considerare, alteros facere. Dixi autem utrumque<text:line-break/>commode a medicis exerceri: nam si considerare scriptum</text:span></text:p>
      <text:p text:style-name="P17"><text:span text:style-name="T25">sit, prorsus id facere cdsifiequrtufl ' Aemulum siquidem<text:line-break/></text:span><text:span text:style-name="T7">natursni</text:span><text:span text:style-name="T25">'frliniIjgiie. rninistHiSr niestibtifn</text:span><text:span text:style-name="T55">r;</text:span><text:span text:style-name="T25"> nile</text:span><text:span text:style-name="T55">9</text:span><text:span text:style-name="T25"> Wlt Hippocra-<text:line-break/>ies. QiiWrifero-</text:span><text:span text:style-name="T55">i</text:span><text:span text:style-name="T25">pi^estileritqscSibalb-in'prittre oratione,<text:line-break/></text:span><text:span text:style-name="T7">considerare,</text:span><text:span text:style-name="T25"> planum feidi qnirni hier per tlanc pronuntiat<text:line-break/>concoctiones crifls 'feelalRateiss^^etPseduram sanitatem por-<text:line-break/>temdefa. </text:span><text:span text:style-name="T55">:</text:span><text:span text:style-name="T25"> Nequer eniiiiijtsigrlifidafe dixisset',^scd fatcsife, si<text:line-break/>medinis nipsis iconsdluisset nonbuotioitus&amp;eeie;</text:span><text:span text:style-name="T55">;</text:span><text:span text:style-name="T25">fed hoc<text:line-break/>quidem ubi morbos fandt 'ddrfRtfM; nuncin epidemiorum'<text:line-break/>tractatu'dignotiones et praenotiones ipsis proponit •viariiqtni<text:line-break/>medendi simul universu imfurt, etiamsi non exprimat.<text:line-break/>Nasi, quod simu&gt; innUat nauilestum esicniSi enim quae ,<text:line-break/>probe a natura fiunt, medicum imitars velit, </text:span><text:span text:style-name="T7">concoctio-<text:line-break/>nes</text:span><text:span text:style-name="T25"> autem ipsius opus sint, liquet ipsas et crisis eelerita--<text:line-break/>tem et lecuram sanitatem significaturas; nos autem ipsas<text:line-break/>adjuvantes concoctiones effecturos, </text:span><text:span text:style-name="T25">' </text:span><text:span text:style-name="T55">J</text:span><text:span text:style-name="T25"> '</text:span></text:p>
      <text:h text:style-name="P7" text:outline-level="2">XLV<text:span text:style-name="T6">I.</text:span></text:h>
      <text:p text:style-name="P25"><text:span text:style-name="T25">Cruda vero </text:span><text:span text:style-name="T7">et incocta .etsatui malos.rnbfcejsut jcmverfa</text:span></text:p>
      <text:p text:style-name="P68"><text:span text:style-name="T7">acnistas -aut dolat-esriant diuturnitatem Aut mortem api<text:line-break/>eorundem renerstoneft significant.</text:span></text:p>
      <text:p text:style-name="P19"><text:span text:style-name="T25">. Quemadmodum concoctiones fiunt natura morbosas<text:line-break/>causas evincente, sic etiam non evincente contraria. Ita-<text:line-break/>que. celeritati judicationis in coctionibus dictae contraria<text:line-break/>est morborum diuturnitas; securitati vero lu illis et acri-<text:line-break/>sia et mors et recidivae i empoutmtur; fanitatinautem illic<text:line-break/>communiter quae, nunc dicta i fuut omnia </text:span><text:span text:style-name="T41">;</text:span><text:span text:style-name="T7">et</text:span><text:span text:style-name="T25"> particulatim<text:line-break/>dolores. Nam quae sana sunt, corpora, dolorisnarentiani<text:line-break/>aut .indolentiam vel molestiae vacuitatem ( nihil enim re-<text:line-break/>fert quo appellare modo.-volueris) propriam habent in-<text:line-break/>separabile, at acrisiae vocabulum bifariam memini ab<text:line-break/>ipso dici, aut quum nullo modo futura sit crisis, aut prava<text:line-break/>futura. Atque hoc utroque .significatu morborum incoctio-<text:line-break/>nes acrisiae comitantur. Este vero memores omnem mor-</text:span></text:p>
      <text:p text:style-name="P18"><text:span text:style-name="T25">boBumricontiiiijtionemrjlu:: lnimorumtralleratlone consistere.<text:line-break/>Etenim; protensa estperrscdala feerpora' natura-, quae illo-<text:line-break/>rum est facultas, fit lrurRiiijhur\ ooneoctloi a sulidis cor-<text:line-break/>poribus sanis ; ut quum haeu ipsa</text:span><text:span text:style-name="T55">1</text:span><text:span text:style-name="T25"> aegrotant, jam in habitu<text:line-break/>ufonbnsriitcrnexitremtiniqiie paliqtiluiu exisset quibus ipsum<text:line-break/>. invehit* o.Sanarii&gt;autem priuo£ nbn potest quam solida ipsa<text:line-break/>corpora propriam?sacultatein recuperaverint quae lu calidi<text:line-break/>frigidi, humidi etniccissymmletiia. posita est; quare etiam<text:line-break/>ipsa corporumTolnior®m</text:span><text:span text:style-name="T55">!i</text:span><text:span text:style-name="T25">sunitns: iuo'horum symmetria sita<text:line-break/>esti; itainit-inluilsireferreuvid^itub vel bonam paatlum simi-<text:line-break/>larium -temperiem sanitatem-esse dicas vel elementorum<text:line-break/>ex- quibus generati^ sumns fyinmetriam. At quomodo<text:line-break/>solidorum corporum morbis medendum fit, in libris me-<text:line-break/>thodi</text:span><text:span text:style-name="T7">i</text:span><text:span text:style-name="T25"> medendi enunciatum est. Ut autem in omnibus<text:line-break/>omnia dicantur, fieri nequit. Hic enim summa inciden-<text:line-break/>tium medendi speculationem capita duntaxat annotare<text:line-break/>satis est, quemadmodum </text:span><text:span text:style-name="T7">et</text:span><text:span text:style-name="T25"> eorum quae ad dignotfonem</text:span></text:p>
      <text:p text:style-name="P69"><text:span text:style-name="T25">spectant. Nam quod unicuique tractatui proprium existit,<text:line-break/>absolute percurrere oportet quod vero obiter incidit,<text:line-break/>per capita prodere.</text:span></text:p>
      <text:h text:style-name="Heading_20_2" text:outline-level="2">XLVI<text:span text:style-name="T91">I</text:span>.</text:h>
      <text:p text:style-name="P22"><text:span text:style-name="T25">Horum autem </text:span><text:span text:style-name="T7">quodcunque maxime suturum stt, ex aliis<text:line-break/>considerandum esu </text:span><text:span text:style-name="T7">.</text:span></text:p>
      <text:p text:style-name="P19"><text:span text:style-name="T25">Quorum de arte praenoscendi mentionem fecit, </text:span><text:span text:style-name="T7">ea<text:line-break/></text:span><text:span text:style-name="T25">in prognostici libro docuit. Singula namque praedicta ex<text:line-break/>his quae illo in libro sunt (cripta patent, nosque illum<text:line-break/>tribus commentariis explanavimus. In quorum fine quod<text:line-break/>epidemiorum libri prognosticum sequantur ostendimus,<text:line-break/>scriptosque illum -in librum commentarios propter libros<text:line-break/>de crisibus, in quibus praenotiones explicatae sunt tum<text:line-break/>perniciosi tum mansueti morbi, qui item in unoquoque<text:line-break/>judiciorum praefiniti dies, quaenam bona judicia, quae</text:span></text:p>
      <text:p text:style-name="P70"><text:span text:style-name="T25">secura, quae violenta. Jam et de omnibus aliis quae ad<text:line-break/>hanc speculationem specant.</text:span></text:p>
      <text:h text:style-name="Heading_20_2" text:outline-level="2">XLVII<text:span text:style-name="T91">I</text:span>.</text:h>
      <text:p text:style-name="P71"><text:span text:style-name="T7">Praeterita enuncianda, praesentia cognoscenda et sutura<text:line-break/>praedicenda.<text:tab/></text:span><text:span text:style-name="T7">-</text:span></text:p>
      <text:p text:style-name="P19"><text:span text:style-name="T25">Etiam in prognostici libro statim ab initio pronun-<text:line-break/>ciavit; praenoscens enim ac praedicens coram aegris tum<text:line-break/>praesentia tum praeterita tum futura. Quod praenotio<text:line-break/>circa tria versetur tempora et quonam pacto hoc efficere<text:line-break/>oporteat, in illius libri commentariis dictum esu</text:span></text:p>
      <text:h text:style-name="Heading_20_2" text:outline-level="2">XLIX.</text:h>
      <text:p text:style-name="P19"><text:span text:style-name="T7">Haec exercere oportet.</text:span></text:p>
      <text:p text:style-name="P72"><text:span text:style-name="T25">Hoc loco nunc curare pro exercere dixit. In aliis<text:line-break/>autem saepius exercitationem curam nominat.</text:span></text:p>
      <text:h text:style-name="Heading_20_2" text:outline-level="2">L.</text:h>
      <text:p text:style-name="P22"><text:span text:style-name="T7">In his duobus te exarcdreGdportety ut morbis auxilieris<text:line-break/>aut non laedas.</text:span></text:p>
      <text:p text:style-name="P19"><text:span text:style-name="T25">Id ego parvum aliquando duxi et indignum Hippo-<text:line-break/>crate: nempe omnibus'lroniinibus conspicuum esse puta-<text:line-break/>bam. Oportet siquidem medicum imprimis 'aegrorum au-<text:line-break/>xilio animum intendere, sih minus, ipsos tamen non<text:line-break/>laedere. Quia </text:span><text:span text:style-name="T7">‘veto</text:span><text:span text:style-name="T25"> multus nidi praeclaros medicos in his<text:line-break/>jure culpatos quae fecerant aut quum venam secuerint<text:line-break/>aut laverint aut medicamentum aut vinum aut aquam<text:line-break/>frigidam exhibuerint, animadverti mecurn forsan et Hip-<text:line-break/>pocrati ipsi tale quid accidisse, ob idque ceteris multis '<text:line-break/>suis aequalibus medicis , exiudeque prorsus feci, ut si<text:line-break/>quando magnum quoddam aegro auxilium allaturus sim,</text:span></text:p>
      <text:p text:style-name="P17"><text:span text:style-name="T25">ut antea apud me cogitem^ ^on solum quantum juvero si<text:line-break/>voti compos fuerim, fed. etiam ne quid laedam. Nihil<text:line-break/>itaque unquam feci non ipse prius expertus, ne quid si<text:line-break/>voti compos mon, essein,. aegrotum laederem. Quidam<text:line-break/>.vero medici aleatoribus tesseras projicientibus similes ae-<text:line-break/>grotis offerre remedia consueverunt, quorum, frustratio<text:line-break/>maximam noxam inferunt; aegrotantibus. Artem eeio<text:line-break/>discentibus scio visum,,mibi nonnunquam juvare<text:line-break/>vel non: laedere indignumecssgfalpJIippocrate primo scri-<text:line-break/>ptutn fuisse. Verum jam njedentibns manifeste frio vir-<text:line-break/>tutem ipsius apparituram Quod si aliquando propter in-<text:line-break/>confultum vehementis, remedii usum aegrotum interire<text:line-break/>contingat, maxime facultatem hujus quod nunc Hippo-<text:line-break/>crates proposuit, sentient.</text:span></text:p>
      <text:h text:style-name="Heading_20_2" text:outline-level="2">LI.</text:h>
      <text:p text:style-name="P25"><text:span text:style-name="T7">Artem tria circumscribunt, morbus, aegrotus </text:span><text:span text:style-name="T7">et </text:span><text:span text:style-name="T7">medicus.</text:span></text:p>
      <text:p text:style-name="P10"><text:span text:style-name="T4">Medicum artis 'este ministrum,</text:span><text:span text:style-name="T1"> aegrumque cum medico<text:line-break/></text:span><text:span text:style-name="T4">morbo </text:span><text:span text:style-name="T4">obluctari, oportet.</text:span></text:p>
      <text:p text:style-name="P19"><text:span text:style-name="T25">Tria universa esse pronuuriat, ex quibus et per quae<text:line-break/></text:span><text:span text:style-name="T25">curatio absolvitur. </text:span><text:span text:style-name="T25">Primum </text:span><text:span text:style-name="T25">quidem </text:span><text:span text:style-name="T25">morbus </text:span><text:span text:style-name="T25">est, deinde<text:line-break/>medicus, his mutuo concertantibus et </text:span><text:span text:style-name="T25">prout </text:span><text:span text:style-name="T25">aliquis pro-<text:line-break/>tulerit, </text:span><text:span text:style-name="T25">compugnantibuo’ ac, dimicantibus </text:span><text:span text:style-name="T25">tum medico<text:line-break/>tum morbo. </text:span><text:span text:style-name="T25">Medicus siquidem </text:span><text:span text:style-name="T25">morbum profligare conatur,<text:line-break/>morbo vero ne evincatur propositum esu Tertium autem<text:line-break/>ex his </text:span><text:span text:style-name="T25">aeger </text:span><text:span text:style-name="T25">est, qui si </text:span><text:span text:style-name="T25">medico crediderit atque </text:span><text:span text:style-name="T25">imperata<text:line-break/>fecerit., huic certaminis socius efficitur hostiisque morbo.<text:line-break/>Si vero a medico desciverit et </text:span><text:span text:style-name="T25">quae a </text:span><text:span text:style-name="T25">morbo concitantur<text:line-break/></text:span><text:span text:style-name="T25">egerit, </text:span><text:span text:style-name="T25">duobus </text:span><text:span text:style-name="T25">modis medico facit injuriam</text:span><text:span text:style-name="T25">: </text:span><text:span text:style-name="T25">uno quidem<text:line-break/></text:span><text:span text:style-name="T25">quod dimiserit, altero vero </text:span><text:span text:style-name="T25">quod </text:span><text:span text:style-name="T25">sccundum </text:span><text:span text:style-name="T25">fecerit </text:span><text:span text:style-name="T25">qui<text:line-break/>primus unus </text:span><text:span text:style-name="T25">esset. </text:span><text:span text:style-name="T25">Ut autem duos uno validiores esse<text:line-break/>necesse </text:span><text:span text:style-name="T25">est; constat autem </text:span><text:span text:style-name="T25">aegrum </text:span><text:span text:style-name="T25">a morbo imperata, </text:span><text:span text:style-name="T25">de-<text:line-break/>ferto medico, agere, quum scilicet medicus aegrum a fri-<text:line-break/>gidae </text:span><text:span text:style-name="T25">potu abstinere </text:span><text:span text:style-name="T25">jubet, is </text:span><text:span text:style-name="T25">autem </text:span><text:span text:style-name="T25">a </text:span><text:span text:style-name="T25">febre </text:span><text:span text:style-name="T25">perustus, ab</text:span></text:p>
      <text:p text:style-name="P17"><text:span text:style-name="T25">ipsa quo patet , impellitur. </text:span><text:span text:style-name="T25">Ita </text:span><text:span text:style-name="T25">vero si et lavetur et vi-<text:line-break/>num assumat aut quicquam aliud agat hujusmodi quod<text:line-break/>interdixit medicus, profecto morbum aucturus est, si quae<text:line-break/>illum oblectant egerit ; medicum' vero proditurus, si quae<text:line-break/>non imperat moliatur; Porro in multis exemplaribus<text:line-break/>scriptus est medicus artis' minister</text:span><text:span text:style-name="T55">-</text:span><text:span text:style-name="T25">, lu quibusdam vero'<text:line-break/>non artis minllter, fed natuiae 'scriptis mandatur. Nihil<text:line-break/>tamen ad totius orationis lutelligentiam differt.</text:span></text:p>
      <text:h text:style-name="Heading_20_2" text:outline-level="2">LII.</text:h>
      <text:p text:style-name="P22"><text:span text:style-name="T25">Capitis </text:span><text:span text:style-name="T7">cervicisque dolores ei cum doloribus gravitates cum<text:line-break/>subribus at citra febres oboriuntur.</text:span><text:span text:style-name="T25"> </text:span><text:span text:style-name="T25">tv-</text:span></text:p>
      <text:p text:style-name="P19"><text:span text:style-name="T25">Hic textus praescriptionis vim habet, quum profitea-<text:line-break/>tur Hippocrates quo capitis cervicisque dolores et gravi-<text:line-break/>tates finiri consueverint, quasque sortiantur differentes<text:line-break/>sese deinceps pronunciaturum, ac ptoinde quae ab ipso</text:span></text:p>
      <text:p text:style-name="P17"><text:span text:style-name="T25">pronunciantur, ad ipsum hoc facientem animum conver-<text:line-break/>tarnus.</text:span></text:p>
      <text:h text:style-name="Heading_20_2" text:outline-level="2">LIII.</text:h>
      <text:p text:style-name="P25"><text:span text:style-name="T7">Ehrentttcn</text:span><text:span text:style-name="T25"> quidem nibdtibiststonef</text:span></text:p>
      <text:p text:style-name="P19"><text:span text:style-name="T25">Convulsiones, inquit, fiinitallireniticis perfeveranti-<text:line-break/>bus capitis collique doloribus et gravitatibus.</text:span></text:p>
      <text:h text:style-name="Heading_20_2" text:outline-level="2">LIV.</text:h>
      <text:p text:style-name="P22"><text:span text:style-name="T25">mo etiam </text:span><text:span text:style-name="T7">aeru^osu p^nt^^^quq nfint^lsumsumsu<text:line-break/>ter intereunt.</text:span></text:p>
      <text:p text:style-name="P19"><text:span text:style-name="T25">A nobis autem demonstratum eft ejusmodi dejectio-<text:line-break/>nes et vomitiones alliata, jjaxeciiijp ppqcrpari ,rniri eamque<text:line-break/>causam hisce deinceps verbis prcmurmiavj., monnulla celer-<text:line-break/>rime interire, hoc est statim </text:span><text:span text:style-name="T7">a,</text:span><text:span text:style-name="T25"> vomitu emori,, consistente<text:line-break/>ex flava bile in cerebri meningmnque. regionibus phreni-</text:span></text:p>
      <text:p text:style-name="P73"><text:span text:style-name="T25">tide. Nihil igitur mirum desiccatis: bis partibus convul-<text:line-break/>siones oboriri. Nonnulli qnidpm simul atque tum cum<text:line-break/>convulsi, tum aeruginosa vomuernniquamprimum intereunt,<text:line-break/>nonnulli vero ob virium rohumliem unum aut duos aut<text:line-break/>tres aut. interdum;quinquefapervixerunt.</text:span></text:p>
      <text:h text:style-name="Heading_20_2" text:outline-level="2">LV.</text:h>
      <text:p text:style-name="P22"><text:span text:style-name="T7">In ardentibus autem aliisque scsuibus, quibus cervicis quii<text:line-break/>dem adest dolorj ieniporuui gravitds et tenebrnc oculis<text:line-break/>obortae aut etiam hypochondrii minime cum dolore<text:line-break/>contentio supervenit, his sanguis per nares ernmpit.</text:span></text:p>
      <text:p text:style-name="P19"><text:span text:style-name="T25">Quae ita fiunt sanguinis eruptiones, de his in pro-<text:line-break/>gnostlei explicatione verba fecimus,, quum textum illum<text:line-break/>interpretaremur, cujus extat exordium. At quibus per<text:line-break/>febrem hujusmodi caput dolentibus pro nigri cujusdam</text:span></text:p>
      <text:p text:style-name="P74"><text:span text:style-name="T25">ante oculos visione caligo adestimutmvibrautes lucis; splen-<text:line-break/>dores obversantur et pro llomachi morsu hypochondrio<text:line-break/>ad dextra aut sinistra quiddam neque cum dolore, neque<text:line-break/>cum inflammatione contsiniiijuiiseila pro feomittf fahguis e '<text:line-break/>naribus fluxurus e spectatur.. Quodque perfectius illic de<text:line-break/>.his scripserit, si textui» -inter su compalalreris si didiceris.<text:line-break/>Tantum itaque mihi sclum-lioc leco .adjiciendum erit pro-<text:line-break/>pter Capitunemuqui lu^psjecspnlti^ratinuo; scripsit, ec.Ay-<text:line-break/></text:span><text:span text:style-name="T7">pochondni eont^ntio</text:span><text:span text:style-name="T25"><text:tab/>Jiqn -pnim recte, nega-</text:span></text:p>
      <text:p text:style-name="P25"><text:span text:style-name="T25">tionem </text:span><text:span text:style-name="T7">non</text:span><text:span text:style-name="T25"> sustniit, ' tumjolqjalam.ecritatem tum quod<text:line-break/>in prognostico ab IIippooratemrqntmtalmn sit;,, quum lu<text:line-break/>hypochondrio, dextro aut. sini^?doqniddam contunditur,<text:line-break/>neque cum dolore, neque ectur iiijlammatione, his sanguis<text:line-break/>e naribus fluxurus expectandussist. Nam quae hypochon-<text:line-break/>drii sine dolore fit contentio , impetus humorum ad caput<text:line-break/>signum esu Quod si cum dolore sit,?.viscerum phlegmo-<text:line-break/>nem sequitur. Quum vero capitis calore sursum saugni-</text:span></text:p>
      <text:p text:style-name="P75"><text:span text:style-name="T25">nem trahente et jecore impellente </text:span><text:span text:style-name="T7">flat</text:span><text:span text:style-name="T25"> contentio, (anguis<text:line-break/>nis eruptio exspe</text:span><text:span text:style-name="T77">c</text:span><text:span text:style-name="T25">tand</text:span><text:span text:style-name="T32">a </text:span><text:span text:style-name="T77">est.</text:span></text:p>
      <text:h text:style-name="Heading_20_2" text:outline-level="2">LVI.</text:h>
      <text:p text:style-name="P25"><text:span text:style-name="T72">Q</text:span><text:span text:style-name="T7">uibus nniverst.fiapiejs^rapstates^stomachi morsus, naue<text:line-break/>r suae ac fastidia sunt,, sus biliosae ac pituitojae vomi-<text:line-break/>tiones oboriuntur.</text:span></text:p>
      <text:p text:style-name="P19"><text:span text:style-name="T25">Hanc orationem in prognostico his verbis docuit;<text:line-break/>quicnnque per febrim‘noiallethal em caput dolore dixerit<text:line-break/>autretiam' prae 'oculis tehebroluffirquiddam' apparere aut,<text:line-break/>stomachi morsus Eure accesserit , </text:span><text:span text:style-name="T25">' </text:span><text:span text:style-name="T25">oiliofus aderit -omitus.<text:line-break/>Quodsirigitr eluiterif 'acf insuiiores hypochondrii partes<text:line-break/>frigidae exstiterint,’'eeleriiijfdtiamnum addritvomitus; Si<text:line-break/>quid'autem sub hoc tempuSi aut biberit aut esitaverit, ce-<text:line-break/>&lt; lerrime vomiturus osu ' Qnibus ex his primo die dolor<text:line-break/>coeperit, ii quarto die magis quam quinto premuntur,<text:line-break/>at septimo liberantur. Quin eorum plurimi quarto qui-<text:line-break/>«dem die dolere incipiunt, quinto vero maxime vexantur,</text:span></text:p>
      <text:p text:style-name="P23"><text:span text:style-name="T15">'' </text:span><text:span text:style-name="T25">verum nono et undecimo liberantur. Qui vero quinto die<text:line-break/>dolere incipiunt et quae cetera pro ratione prioribus ipsis<text:line-break/>accidunt, iisfiadralecimmn' quartunundiem morbus desinet.<text:line-break/>Haec autem oboriuntur ..miris, quidem ac mulieribus in<text:line-break/>tertianis praesertim, junioribus vero tum in his quidem<text:line-break/>accidunt, sed magis in continuis febribus tum lu legiti-<text:line-break/>mis tertianis. Haec oratio deiiisdem quae nunc praecur-<text:line-break/>rit, in prognostico scriptaest, ac ipsam nos in tertio quem<text:line-break/>in eum scripsimus commentario interpretati sumus. Quare<text:line-break/>quum accuratius ; tofum hunc sermonem. in prognostico<text:line-break/>scriptum videamnec a de iisdem rursum hoc loco dicere<text:line-break/>non opus </text:span><text:span text:style-name="T50">est.-i.Si </text:span><text:span text:style-name="T25">quid autem hoc in, libro excellentius<text:line-break/>procumbat, id sequentibus orationibus explicaturus fum ;<text:line-break/>tenentibus memoria nobis quod proprie vocata expositio<text:line-break/>in obscuris fiat dictionibus. Jam vero ex interpretum<text:line-break/>consuetudine causiloquia feu causarum disceptationes ob-<text:line-break/>scure dictorum per abusum expositiones appellamus., quod<text:line-break/>et nos hic facimus vincentem consuetudinem sequuti..</text:span></text:p>
      <text:p text:style-name="P17"><text:span text:style-name="T25">Ipsam- naniquer .oratibneantiiqnaerrmaniscstaLest, nulla in-<text:line-break/>diget explicatione, profieneritesi'causas eorum quae ab ipsa<text:line-break/>sigriifiqatiimetdilmiistejpDoimnKmusniontubidi&amp;ms.</text:span></text:p>
      <text:h text:style-name="Heading_20_2" text:outline-level="2">LVII.</text:h>
      <text:p text:style-name="P22"><text:span text:style-name="T25">Plerumque </text:span><text:span text:style-name="T7">vera.pueeiiilsuaes idL~astsuctibusr:onitulstone5 ma-<text:line-break/>xime</text:span><text:span text:style-name="T25"> oboriutiiuooiqrstui </text:span><text:span text:style-name="T25">oiusjnamimo airmiiutial</text:span></text:p>
      <text:p text:style-name="P19"><text:span text:style-name="T25">Pueri pEoptennnecvcisiugeneris.btumuinilamitatem tum<text:line-break/>mollitienu ad-cdrtvuisianieb fmnnprbmptissimi..:</text:span></text:p>
      <text:h text:style-name="Heading_20_2" text:outline-level="2">LVIII.</text:h>
      <text:p text:style-name="P348">Mulieribus eadem^etiam. ei ab&gt; utero dolarfi^ cojitingunt.</text:p>
      <text:p text:style-name="P19"><text:span text:style-name="T25">Praedictis quoque omnia fiunt feminis, ut maribus,.<text:line-break/>quatenus sunt homines, talesque omnes habent partes</text:span></text:p>
      <text:p text:style-name="P17"><text:span text:style-name="T25">quales viri. Quatenus autem ipsis praecipua luest pars<text:line-break/>uterus, eatenus et partis-drujus capiuntur morbis et ma-<text:line-break/>xime in quibus stomacho consentit. </text:span><text:span text:style-name="T25">. -</text:span></text:p>
      <text:p text:style-name="P76"><text:span text:style-name="T25">L<text:tab/></text:span><text:span text:style-name="T25">si </text:span><text:span text:style-name="T15">Ἡγί </text:span><text:span text:style-name="T25">valvae*j</text:span></text:p>
      <text:h text:style-name="Heading_20_2" text:outline-level="2">L<text:span text:style-name="T85">I</text:span>X.</text:h>
      <text:p text:style-name="P22"><text:span text:style-name="T7">Senioribus vero</text:span><text:span text:style-name="T25"> et </text:span><text:span text:style-name="T7">calor evincitur, paraplegiae aut maniae<text:line-break/>aut oculorum caecitates.</text:span></text:p>
      <text:p text:style-name="P19"><text:span text:style-name="T25">De capitis gravitate simulque cardiogmo et fastidio<text:line-break/>laborantibus ipsi erat oratio, quos ait poilea biliosa et<text:line-break/>pituitosa vomere, ac maxime si pueri sint, quibus et-con-.<text:line-break/>vulsiones magis quam adultis oboriri pronunciat, atque<text:line-break/>haec mulieribus et ab utero dolores accidere. At deinceps<text:line-break/>narrat paraplexias, manias et caecitates senioribus </text:span><text:span text:style-name="T7">eve-<text:line-break/>nire.</text:span><text:span text:style-name="T25"> Addidit autem orationi </text:span><text:span text:style-name="T7">et quibus jam'calor evinci-<text:line-break/>tur,</text:span><text:span text:style-name="T25"> caulaiu qua haec oboriebantur reddens, paraplexias<text:line-break/>quidem vocat paralyses ex apoplexia lu pariem aliquam</text:span></text:p>
      <text:p text:style-name="P77"><text:span text:style-name="T25">decumbente, manias vero citra febrem deliria. At haec<text:line-break/>fieri consueverunt senioribus ob naturae imbecillitatem<text:line-break/>collectam in capite plenitudinem per vomitus aut sangui-<text:line-break/>nis eruptiones nequeuntis excernere, nude etiam nonnnn-<text:line-break/>quam oculorum caecitates ea lu ipsus decumbente proce-<text:line-break/>dunt</text:span><text:span text:style-name="T7">.</text:span></text:p>
      <text:h text:style-name="Heading_20_2" text:outline-level="2">LX.</text:h>
      <text:p text:style-name="P22"><text:span text:style-name="T7">In T</text:span><text:span text:style-name="T73">h</text:span><text:span text:style-name="T7">afo paulo ante arcturum et sub arcturo aquae co-<text:line-break/>piolae et magnae per aquilonios. Circa aequinoctium<text:line-break/>autem et ad VergiUas usque austrinae pluviae, parvae<text:line-break/>et paucae, hiems aquilonia, squalores, frigora, venti,<text:line-break/>magnae nives. At circa aequinoctium tempestates maxi-<text:line-break/>mae, ver aquilonium, squalores, pluviae modicae, fri-<text:line-break/>gora, Ad solstitium aestivum imbres pauci, magna<text:line-break/>adusque canem suigora.</text:span><text:span text:style-name="T25"> A cane </text:span><text:span text:style-name="T7">vero ad arcturum </text:span><text:span text:style-name="T7">~<text:line-break/></text:span><text:span text:style-name="T7">usque aestas calida, aestus magni qui non paulatim in-<text:line-break/>crescebant, sed tum continui tum vehementes, non plue-</text:span></text:p>
      <text:p text:style-name="P18"><text:span text:style-name="T7">bat, spirarunt Etesiae. Circa arcturum pluviae austri-<text:line-break/>nae ad aequinoctium usque vernum. Hoc in statu hieme<text:line-break/>quidem paraplegiae coeperunt multos que </text:span><text:span text:style-name="T7">invaserunt,<text:line-break/></text:span><text:span text:style-name="T7">eorumque nonnulli derepente interierunt (Jiic enim </text:span><text:span text:style-name="T7">mor-<text:line-break/></text:span><text:span text:style-name="T7">bus untverstm grastabatur), ceterum morbo vacui dege-<text:line-break/>bant.</text:span></text:p>
      <text:p text:style-name="P19"><text:span text:style-name="T25">Quem statum explicat, is frigidus </text:span><text:span text:style-name="T25">et </text:span><text:span text:style-name="T25">siccus est aliquid<text:line-break/>inaequale prae. se ferens. Quum </text:span><text:span text:style-name="T25">itaque </text:span><text:span text:style-name="T25">his </text:span><text:span text:style-name="T25">in omnibus<text:line-break/>autumno </text:span><text:span text:style-name="T25">esset </text:span><text:span text:style-name="T25">similis, </text:span><text:span text:style-name="T25">tales </text:span><text:span text:style-name="T25">, </text:span><text:span text:style-name="T25">etiam </text:span><text:span text:style-name="T25">morbos habuit quales<text:line-break/>autumno maxime redundare consueverunt. Quod itaque<text:line-break/></text:span><text:span text:style-name="T25">etiam </text:span><text:span text:style-name="T25">esset </text:span><text:span text:style-name="T25">inaequalis, ex his manifestum </text:span><text:span text:style-name="T25">esu Nam circa<text:line-break/></text:span><text:span text:style-name="T25">arcturi ingressum </text:span><text:span text:style-name="T25">pluvias </text:span><text:span text:style-name="T25">magnas </text:span><text:span text:style-name="T25">cum aquiloniis ventis<text:line-break/></text:span><text:span text:style-name="T25">fuisse </text:span><text:span text:style-name="T25">pronuntiat; delude et autumnum totum huic statui<text:line-break/>contrarium scquutum;. pro aquilonio quidem austrinum<text:line-break/></text:span><text:span text:style-name="T25">contigisse et </text:span><text:span text:style-name="T25">pro pluvioso </text:span><text:span text:style-name="T25">paucas aquas </text:span><text:span text:style-name="T25">habuisse. Rurtus<text:line-break/></text:span><text:span text:style-name="T25">et hiemem </text:span><text:span text:style-name="T25">tum aquiloniam </text:span><text:span text:style-name="T25">tum </text:span><text:span text:style-name="T25">siccam extitisse, deinde</text:span></text:p>
      <text:p text:style-name="P17"><text:span text:style-name="T25">et ver totum ad canis ortum usque. Quare constat hoc<text:line-break/>in statu tum frigidum tum siccum satis superasse. At de-<text:line-break/>monstratum est etiam primordia ipsius inaequalia ad hie-<text:line-break/>mem usque fuisse; delude rursum post canem ex aquiloniis,<text:line-break/>et frigidis ait derepente magnos et aquilonios aestus et<text:line-break/>ab his etiamnum aquas austrinas evenisse. Liquet igitur<text:line-break/>totius status finem a cane admodum inaequalem suisse.<text:line-break/>Itaque iuorbos omnes, dilucide explicat ordine quo confe-<text:line-break/>qunti sunt, nulla quae obscura sit, nisi raro posita dictione.<text:line-break/>Ceterum quum incidentium morborum causas explanare<text:line-break/>instituimus, illae ejus orationibus, orationes ipsae per<text:line-break/>summa capita dividendae </text:span><text:span text:style-name="T7">fant,</text:span><text:span text:style-name="T25"> quae assequentur qui prius<text:line-break/>tum quae in primo commentario tum quae in hocce </text:span><text:span text:style-name="T7">prae-<text:line-break/>dicta</text:span><text:span text:style-name="T25"> sunt memoria tenent. Paraplegiae </text:span><text:span text:style-name="T7">itaque</text:span><text:span text:style-name="T25"> hieme<text:line-break/>fuisse ait, percusso nimirum a frigidis ventis, quum ex-<text:line-break/>fpiraverunt, capite ac maxime quod autumnus totus au-<text:line-break/>strinus factus ipsum tum calefecisset tum irrigasset tum</text:span></text:p>
      <text:p text:style-name="P17"><text:span text:style-name="T25">simul replevisset. Caput enim ita calefactum plurimum<text:line-break/>ex ventis frigidis et aquiloniis patitur, non tamen alius<text:line-break/>morbus hiemem infestavit, quod sicca esset. Dictum est<text:line-break/>autem et lu aphorismis siccitates imbribus esse salubrio-<text:line-break/>res. Verum ex paraplegiis moriebantur, pronuntiante ipso<text:line-break/>Hippocrate. Etenim et hic morbus uuiversim epidemius<text:line-break/>erat, inauditorum insuetorumque more propter paraple-<text:line-break/>giam , quae praeter consuetudinem accidit. Nam quae<text:line-break/>consueta est, decumbit quidem in partis paralysin, non<text:line-break/>tamen tollit hominem. At quae hoc in statu paraplegia<text:line-break/>grassata est, letalis erat, refrigerato scilicet admodum<text:line-break/>capite.</text:span></text:p>
      <text:h text:style-name="Heading_20_2" text:outline-level="2">LXI.</text:h>
      <text:p text:style-name="P22"><text:span text:style-name="T7">Febres autem ardentes ante ver coeperunt at ab aequino-<text:line-break/>ctio ad aestatem usque perdurabant, Quicunque autem<text:line-break/>vere</text:span><text:span text:style-name="T25"> et </text:span><text:span text:style-name="T7">aestate ineunte statim aegrotare coeperunt.</text:span></text:p>
      <text:p text:style-name="P78"><text:span text:style-name="T7">eorum plurimi fofpites evaserunt, pauci vero nonnulli<text:line-break/>interierunt.<text:tab/>'<text:tab/>.</text:span></text:p>
      <text:p text:style-name="P19"><text:span text:style-name="T25">Constat Hippocratem non enuntiare ipsas febres ar-<text:line-break/>dentes quae ante ver coeperunt, ad aestatem usque pro-<text:line-break/>ductas fuisse, sed ortus ipsarum grassatarum toto eo tem-<text:line-break/>pore contigisse, Thasus nimirum hoc tempore,' nunc illo<text:line-break/>ejusmodi febre correptis. At haec oratio non eodem modo<text:line-break/>in omnibus exemplaribus scripta esu Ego vero existima-<text:line-break/>verim optimam scripturam fecundum sequentem orationem,<text:line-break/>quae quod tota aestate perduraret, febrium ardentium ge-<text:line-break/>neratio significet, quodque toto </text:span><text:span text:style-name="T7">eo</text:span><text:span text:style-name="T25"> tempore moderatae et<text:line-break/>non letales essent; in autumni vero principio plerique<text:line-break/>his correpti perierunt. ltaque quod diu moderatae ac<text:line-break/>lenes essent, rationi consentaneum esse videtur; erant enim<text:line-break/>mediocres, quemadmodum quae hoc lu praedicto statu, pec</text:span></text:p>
      <text:p text:style-name="P17"><text:span text:style-name="T25">exquisitae, ut quae neque ab exquisite tum calido tum<text:line-break/>sicco statu procreatae, neque etiam temperamentis omni-<text:line-break/>bus obortae sunt, sed his qui primum bilem acervassent.<text:line-break/>Quod autem tunc febres ardentes prorsus “xtarent causae<text:line-break/>inventio facilis non est,: quod Hippocrates praecedentem<text:line-break/>aestatem plane non memoraverit, fed explanationis exor-<text:line-break/>dium ab autumni principio fecerit , idque longe difficilius,<text:line-break/>quod probabile sit aestatem illam suum naturale tempera-<text:line-break/>menturn servasse; quae • si prorsus in quodam descivisset,<text:line-break/>ipsius statum Hippocrates explicasset. Ergo calidior for-<text:line-break/>tassis suit, neque admodum a natura sua permutata, unde<text:line-break/>neque illam scribere voluerit, tamquam jam praeter na-<text:line-break/>turarn haberet. Quia vero aestate etiamsi fecundum na-<text:line-break/>turam extiterit, attamen humorem biliosum copiosiorem<text:line-break/>creari necesse est, propterea tunc etiam hic copiosior<text:line-break/>creatus non tantum solito, verum etiam longe auctior<text:line-break/>per illam aestatem evadit, a frigore postea succedente in-</text:span></text:p>
      <text:p text:style-name="P17"><text:span text:style-name="T25">tus conservatus, neque peripiratus,. neque discussus, sed<text:line-break/>diutius occultatus et putrefactus febres ardentes attulit.</text:span></text:p>
      <text:h text:style-name="Heading_20_2" text:outline-level="2"><text:span text:style-name="T78">L</text:span><text:span text:style-name="T25">XII.</text:span></text:h>
      <text:p text:style-name="P25"><text:span text:style-name="T7">Jam autumno et ibortis imbribus letales erant pluresque<text:line-break/>. peribant.</text:span></text:p>
      <text:p text:style-name="P19"><text:span text:style-name="T25">In mentem revocemus quod in fine scripsit totius<text:line-break/>orationis, quam de hoc statu fecit: </text:span><text:span text:style-name="T7">aquae austrinae ad ae-<text:line-break/>quinoctium vernum usque, '</text:span><text:span text:style-name="T25"> Dixit autem de tempore post<text:line-break/>canis ortum ad arcturum usque his verbis: </text:span><text:span text:style-name="T7">aestas calida,<text:line-break/>aestus magni qui non paulatim increscebant, sud tum con-<text:line-break/>tinui tum vehementes, non pluebat.</text:span><text:span text:style-name="T25"> Hinc liquet hujusmodi<text:line-break/>statum bilis procreatorem fuisse. Quare quum huic aquae<text:line-break/>austrinae succederent, jure febres .ardentes tum copiosae<text:line-break/>tum letales oboriebantur. Auster siquidem corpora dissole<text:line-break/>vere consuevit, humores fundere et praeterea simul putre-<text:line-break/>facere, ubi cum uberioribus pluviis extiterit.</text:span></text:p>
      <text:h text:style-name="P7" text:outline-level="2">LXlll.</text:h>
      <text:p text:style-name="P22"><text:span text:style-name="T7">Hae vero affectiones febribus ardentibus oboriebantur.<text:line-break/>Quibus quidem recte ac large sunguis per nares erupit,<text:line-break/>ii propterea maxime servati sunt, nullumque novi, fu<text:line-break/>decenter sunguis prostuxijsut, hoc in statu mortuum<text:line-break/>suijsa. In Philtsco siquidem et Epaminonte et Sileno<text:line-break/>quarto et quinto die paucum e naribus stillavit sangui-<text:line-break/>nis et obierunt.</text:span></text:p>
      <text:p text:style-name="P19"><text:span text:style-name="T25">Ac maxime quidem febrium ardentium proprium est, eas<text:line-break/>plerumque per sanguinis e nuribus eruptiones judicari, atque<text:line-break/>tunc pluribus sanguinem erupisse pronuntiat. Praeterea<text:line-break/>quae deinceps ab eo scripta sunt omnia, eorum quae<text:line-break/>sigillarim unicuique adscribantur, unam hanc summam<text:line-break/>consequuntur. Quibus quidem sanguinis profluvia perfe-<text:line-break/>cte oborta funt, eos salvos evasisse; quibus vero non<text:line-break/>plene sanguinis e naribus stillatio fuit, eos folos periisse.</text:span></text:p>
      <text:p text:style-name="P18"><text:span text:style-name="T25">aliis denique alias naturales excretiones aut'per ventrem<text:line-break/>aut per urinas factas salutem attulisse.</text:span></text:p>
      <text:h text:style-name="Heading_20_2" text:outline-level="2">LXIV.</text:h>
      <text:p text:style-name="P79"><text:span text:style-name="T7">At aegrotantium plerique circa cristn vigebant ac maxime<text:line-break/>quibus sunguis non erumpebat. Udem tamen superri-<text:line-break/>guerunt et exsudarunt.</text:span></text:p>
      <text:p text:style-name="P22"><text:span text:style-name="T25">' </text:span><text:span text:style-name="T25">, lu libris de rigore demonstratum est ob amaram,<text:line-break/>quae cum impetu cietur, bilem quae per sensibilia et car-<text:line-break/>nosa corpora ad excretionem fertur, rigorem consequi.<text:line-break/>Declaratum est etiam huic motui ratione sudores comitari<text:line-break/>interdum vero et biliosas vomitiones et alvi dejectiones.</text:span></text:p>
      <text:h text:style-name="Heading_20_2" text:outline-level="2">LXV.</text:h>
      <text:p text:style-name="P22"><text:span text:style-name="T7">Quibusdam fexto die regius morbus accidit, verum his<text:line-break/>per vestcam purgatio aut alvus perturbata prosuit, aut</text:span></text:p>
      <text:p text:style-name="P80"><text:span text:style-name="T25">I </text:span><text:span text:style-name="T7">larga e naribus sanguinis eruptio, ut Heraclidae apud<text:line-break/>AristoeUdem decumbenti contingit. At huic' st ex na-<text:line-break/>ribus prostuxit sunguis et alvus perturbata suit et per<text:line-break/>Vesicam purgatus esa Vigesimo autem die dijudicatus<text:line-break/>est, non ut Fhanagoreon servus, cui quum ipst nihil<text:line-break/>horum obtigijsut, periit.<text:tab/></text:span><text:span text:style-name="T7">,</text:span></text:p>
      <text:p text:style-name="P19"><text:span text:style-name="T25">Quibus non potuit natura bilem excernere, his ea<text:line-break/>in cute acervata icteros excitavit. Perniciosum autem id<text:line-break/>erat ante septimum diem ipsos oboriri, prout etiam in<text:line-break/>aphorrsmis enunciaturn esu Atque ex his ipsis illi soli<text:line-break/>ialvi evaserunt, quibus natura potuit alio modo humorum<text:line-break/>redundantiam excernere. Hos autem tres modos comme-<text:line-break/>moravit, urinarum excretiones, ventris exturbationes et<text:line-break/>sanguinis eruptiones. Nonnullis autem et haec omnia<text:line-break/>evenisse pronunciat, quemadmodum Heraclidae, qui vige-<text:line-break/>simo die judicatus est.</text:span></text:p>
      <text:h text:style-name="P7" text:outline-level="2">LXVI.</text:h>
      <text:p text:style-name="P22"><text:span text:style-name="T7">Haemorrhagiae plerisquc</text:span><text:span text:style-name="T25"> obortae </text:span><text:span text:style-name="T7">sunt, maxime vero ado-<text:line-break/>lescentibus et aetate vigentibus, eorumque plurimi in-<text:line-break/>terierunt quibus sunguis non erupit; senioribus vero ad<text:line-break/>icteros res aegrotantium serebantur, aut alvi turbatae<text:line-break/>aut dysenteriae succedebant, ut Bioni apud Silenum<text:line-break/>decumbenti contigit. Dysenteriae quoque per aestatem<text:line-break/>in vulgus grajsatae sunt; quibusdam etiam aegrotanti-<text:line-break/>bus,</text:span><text:span text:style-name="T25"> quibus </text:span><text:span text:style-name="T7">haemorrhagiae oboriebantur, in dysenteriam<text:line-break/>ipsururn factus transitus, ut Eratonis puero et</text:span><text:span text:style-name="T25"> stfylo,’<text:line-break/>qui copiofa </text:span><text:span text:style-name="T7">sanguinis eruptione oborta, in dysentericam<text:line-break/>affectionem delapst suscites evaserunt.</text:span></text:p>
      <text:p text:style-name="P19"><text:span text:style-name="T25">Adolescentibus ex ratione sanguinem </text:span><text:span text:style-name="T25">a </text:span><text:span text:style-name="T25">naribus erum-<text:line-break/>pere , post has vero aetate florentibus liquido constat. His<text:line-break/>vero senioribus tum prae imbecillicribus viribus tum im-<text:line-break/>minuto nativo calore, in regium morbum redundantis bi-<text:line-break/>lis magis fit decubitus. Fiebat autem et nonnullis per<text:line-break/>ventrem excretio turbulenta, aut dysenterica, quibus alni</text:span></text:p>
      <text:p text:style-name="P17"><text:span text:style-name="T25">excrementum defluxit. Ex his itaque tum praedictis tum<text:line-break/>postea dicendis tibi obscurum non fuerit sanguinis eru-<text:line-break/>ptiones in ardentibus febribus fieri ob vincentem flavam<text:line-break/>bilem, quae et sanguini commixta et ipsum' deurens et<text:line-break/>cum ipso ex .multo calore sursum ad caput erecta , quum<text:line-break/>venas in naribus ruperit,- sanguinis parit eruptiones.</text:span></text:p>
      <text:h text:style-name="Heading_20_2" text:outline-level="2">LXVll.</text:h>
      <text:p text:style-name="P22"><text:span text:style-name="T7">Itaque copiosui ac maxime hic humor redundavit. Etenim<text:line-break/>quibusdam impendente crisi sanguis e naribus non pro-<text:line-break/>fluxit, fed orta ad aures tubercula disparuerunt. His<text:line-break/>autem evanescentibus ad ilium sinistrum summamque<text:line-break/>coxendicem gravitas decubuit. Obortis praeterea post<text:line-break/>cristn doloribus urinisque tenuibus prodeuntibus, paucum<text:line-break/>sanguinis profundere coeperunt. Verum circa quartum<text:line-break/>et</text:span><text:span text:style-name="T25"> vigesimum diem </text:span><text:span text:style-name="T7">Antiphonti Critobuli stlio ad san-<text:line-break/>guinis eruptionem abfcestus facti sunt, quod ceffavit et<text:line-break/>circa quadragesimum diem perfecte judicatus est.</text:span></text:p>
      <text:p text:style-name="P18"><text:span text:style-name="T25">Propter periculum scilicet et quoscunque devinciebat<text:line-break/>labor, eos vix servari contigit, vigesimo quarto et quadra-<text:line-break/>gesimo die auxilium a sanguinis eruptionibus consequutos.</text:span></text:p>
      <text:h text:style-name="Heading_20_2" text:outline-level="2">LXV<text:span text:style-name="T92">I</text:span>II.</text:h>
      <text:p text:style-name="P22"><text:span text:style-name="T25">At </text:span><text:span text:style-name="T7">multae quidem mulieres aegrotarunt, sed pauciores<text:line-break/>quam viri t pauciores etiam morti occubuerunt. Arduum<text:line-break/>vero partum plurimae sortiebantur et</text:span><text:span text:style-name="T25"> a </text:span><text:span text:style-name="T7">partu insuper<text:line-break/>aegrotabant ipsueque potifstmurn moriebantur, </text:span><text:span text:style-name="T21">υ</text:span><text:span text:style-name="T7">eluti<text:line-break/>Telesbuli filia, quae sexto a partu die mortua esi In<text:line-break/>febribus itaque plurimis menses apparebant; quibusdam<text:line-break/>vero e naribus sunguis prostuxit tuncque multis virgini-<text:line-break/>bus td contingebat, nonnullis etiam e naribus sunguis et<text:line-break/>menstrua prorumpebant, ut in Daetharsts stlia virgine<text:line-break/>tum</text:span><text:span text:style-name="T25"> primum </text:span><text:span text:style-name="T7">patuit largeque e naribus sunguis prostuxit<text:line-break/>nullamque ex iis mortuam novi</text:span><text:span text:style-name="T25">, quibus </text:span><text:span text:style-name="T7">horum quicquam<text:line-break/>probe fuccefstjset. Quibus vero praegnantibus aegrotare<text:line-break/>contigit, quas novi, omnes foetus perdiderunt.</text:span></text:p>
      <text:p text:style-name="P18"><text:span text:style-name="T25">Mulieres merito minus quam viros aegrotasse minusque<text:line-break/>pericula fubiisse contigit; ut quae super sanguinis eru-<text:line-break/>ptiones crises efficeret et congenitum auxilium menstruam<text:line-break/>vacuationem haberent. Difficilem vero partum habuerunt,<text:line-break/>quod frigidus esset flatus. Imo in quibus morbus aliquis<text:line-break/>apparuit, hae oboriebantur eadernque ratione fetus cor-<text:line-break/>rumpebant.</text:span></text:p>
      <text:h text:style-name="Heading_20_2" text:outline-level="2">LXIX.</text:h>
      <text:p text:style-name="P22"><text:span text:style-name="T7">Urinae autem plurimis bene coloratae, pauca sedimenta<text:line-break/>confequutae cum dejectionibus tenuibus et biliosis. Ple-<text:line-break/>risque vero Ceteris judicatis in dysenterias desierunt,<text:line-break/>ut Xenophani et Critiae.</text:span></text:p>
      <text:p text:style-name="P19"><text:span text:style-name="T25">Has quoque tenues, hoc est aquosas urinas esse, pro-<text:line-break/>nunciat. Propterea et paulo post rursum scripsit;</text:span></text:p>
      <text:h text:style-name="P7" text:outline-level="2">LXX.</text:h>
      <text:p text:style-name="P22"><text:span text:style-name="T25">At urinae </text:span><text:span text:style-name="T7">aquojae,, copiosae, sincerae ac tenues post cri-<text:line-break/>stn multoque sedimento sucto aliisque probe judicatis,<text:line-break/>(suibus haec contingebant, eos' memorabo, Bionem qui<text:line-break/>apud Silenum decumbebat,^ Crittam, qui apud Xeno-<text:line-break/>phanem , Aretonis filium et Mneststrati uxorem.</text:span></text:p>
      <text:p text:style-name="P19"><text:span text:style-name="T25">Quum qui tales urinas excreverunt, eorum nomina<text:line-break/>recensuit, sequentia profert.</text:span></text:p>
      <text:h text:style-name="Heading_20_2" text:outline-level="2">LXX<text:span text:style-name="T85">I</text:span>.</text:h>
      <text:p text:style-name="P22"><text:span text:style-name="T7">Postea vero hi omnes dysenterici evaserunt; an quod, uri-<text:line-break/>nas aquosus minxerint, considerandum.</text:span></text:p>
      <text:p text:style-name="P19"><text:span text:style-name="T25">Consentaneum enim erat et quod per urinas aquofas<text:line-break/>non evacuatus fuisset biliosus humor, eum in ventrem<text:line-break/>delapsum dysenterias fecisse: verisimile quoque ob multas</text:span></text:p>
      <text:p text:style-name="P17"><text:span text:style-name="T25">hujus humoris factas redundantias-, etiamsi biliosa per<text:line-break/>corpus incrementa evacuata fuissent, ex supervacante etiam-<text:line-break/>itum lu corpore humore dysenteriam ipsu obortam fuisse.</text:span></text:p>
      <text:h text:style-name="Heading_20_2" text:outline-level="2">LXX<text:span text:style-name="T85">I</text:span>I.</text:h>
      <text:p text:style-name="P22"><text:span text:style-name="T7">At circa areturum undecimo die plerisque crists oborta<text:line-break/>est, neque his pro ratione reversiones reciderunt. Sub<text:line-break/>hoc autem tempus sapore premebantur. Inter</text:span><text:span text:style-name="T25"> quos<text:line-break/>plures pueri </text:span><text:span text:style-name="T7">hique minime omnium interibant.</text:span></text:p>
      <text:p text:style-name="P19"><text:span text:style-name="T25">Hippocratem ortus arcturi alterius anni meminisse<text:line-break/>perspicuum est in narrationis fine descripti. Hic autem<text:line-break/>erat austrinus, qui ad aequinoctium autumnale usque im-<text:line-break/>bre» habebat. Hoc autem tempore multos ait undecimo<text:line-break/>die sccure judicatos fuisse, simulque comatulos propter<text:line-break/>austrinum fcilicet statum, ob quem ipsum etiam ipsis ju-<text:line-break/>dicia quam alio tempore certiora fuerunt, quum anrbien-</text:span></text:p>
      <text:p text:style-name="P17"><text:span text:style-name="T25">tis nos aeris frigidum esset temperamentum, quo diutur-<text:line-break/>niora fuisse judicia profert." Ceterum tempus canis et<text:line-break/>arcturi intermedium, quod calidam et siccam constitutionem<text:line-break/>sortiretur, non memoravit, quo verisimilius erat, celerius<text:line-break/>multos judicatos fuisse, ut ne septimum diem transgrede-<text:line-break/>reutur. Hoc itaque tanquam illi tempori familiare prae-<text:line-break/>termisit; solos vero -morbos qui grassati sunt, percurrit.</text:span></text:p>
      <text:h text:style-name="Heading_20_2" text:outline-level="2">LXXllI.</text:h>
      <text:p text:style-name="P22"><text:span text:style-name="T25">Ad </text:span><text:span text:style-name="T7">aequinoctium vero</text:span><text:span text:style-name="T25"> et ad </text:span><text:span text:style-name="T7">vergilias usque et sub hie-<text:line-break/>mem febres ardentes consequebantur; quin etiam tunc<text:line-break/>plurimi phrenitici Jiebant, ex kisque plurimi morie-<text:line-break/>bantur.</text:span></text:p>
      <text:p text:style-name="P19"><text:span text:style-name="T25">Febres ardentes et phrenitidas idem humor facit, fed.<text:line-break/>non eundem locum occupat. Quum enim in vasorum<text:line-break/>capacitatibus una cum sanguine flava bilis continetur, ac-</text:span></text:p>
      <text:p text:style-name="P17"><text:span text:style-name="T25">cidit, quocunque modo excanduerit, febres ardentes pro-<text:line-break/>creari, ac praesertim quum in ventris et jecoris aut puI-<text:line-break/>monis venis bilis fervor urgeat; ubi vero ad solidas cor-<text:line-break/>poris partes appulerit, atque per eas feratur, rigorem<text:line-break/>excitat; si vero in cerebrum ipsiusque'membranas fele<text:line-break/>firmaverit, phrenitidas efficit. Priusquam autem fefe<text:line-break/>firmaverit per ipfarum venas diffluens, non phrenitidas,<text:line-break/>fed in febrium rigoribus deliria invehit. Itaque bilis<text:line-break/>quae prius in venis inferioribus ardentem febrem faceret,<text:line-break/>hoc in statu ab arcturo ad aequinoctium usque austrino<text:line-break/>ad caput collecta atque in cerebro ipsiusque membranis<text:line-break/>firmata phrenitidas procreavit.</text:span></text:p>
      <text:h text:style-name="Heading_20_2" text:outline-level="2">LXX<text:span text:style-name="T92">I</text:span>V.</text:h>
      <text:p text:style-name="P25"><text:span text:style-name="T7">Pauci vero etiam per aestatem</text:span><text:span text:style-name="T25"> tales </text:span><text:span text:style-name="T7">efficiebantur. </text:span><text:span text:style-name="T7">'</text:span></text:p>
      <text:p text:style-name="P18"><text:span text:style-name="T25">Paucos ait aestate phreniticos fuisse. Nam pars ejus<text:line-break/>ad canem usque erat frigida; pars vero ad arcturnm usque<text:line-break/>calida et sicca. Quare non poterat haec caput luterim<text:line-break/>replere, ut neque ausser, qui circa </text:span><text:span text:style-name="T7">arcturnm</text:span><text:span text:style-name="T25"> ad aequino-<text:line-break/>ctium usque perflavit. Neque enim humidurn erat, ne-<text:line-break/>que austrinum, neque diuturnum quod inter canem et<text:line-break/>arcturnm intercessit. Ubi copiosa bilis in cerebri regio-<text:line-break/>nes invecta est et phrenitidas creari pronnnciatum esu</text:span></text:p>
      <text:h text:style-name="Heading_20_2" text:outline-level="2">LXXV.</text:h>
      <text:p text:style-name="P22"><text:span text:style-name="T7">Itaque febribus ardentibus incipientibus, quibus impenderet<text:line-break/>pernicies portendebatur; quam primum enim ab initio<text:line-break/>febris acuta prehendebat, parumque superrigebant; in-<text:line-break/>somnes anxii, sttibundi, nauseabundi; paululum in fronte<text:line-break/>et claviculis exudabant i</text:span><text:span text:style-name="T25"> -ad </text:span><text:span text:style-name="T7">haec nemo per universum<text:line-break/>corpus, admodum delirabant, his timores, moestittae;</text:span></text:p>
      <text:p text:style-name="P22"><text:span text:style-name="T7">' extremastrtgida, ut summi pedes, sud mugis etiam ma-<text:line-break/>nus i accefstones diebus paribus, plurimis quarto die</text:span></text:p>
      <text:p text:style-name="P17"><text:span text:style-name="T7">labores maximi et sudores diutifstme sub frigidi, nec<text:line-break/>amplius extrema</text:span><text:span text:style-name="T25"> recalefeebant,, -fadsiivifa.ec </text:span><text:span text:style-name="T7">sublivida<text:line-break/>manebant, non sitiebant } praeterea bis erant urinae ni-<text:line-break/>grae , tenues</text:span><text:span text:style-name="T25">, paucae, alviqec </text:span><text:span text:style-name="T7">sistebantur, nec erupit e<text:line-break/>naribus sunguis} neque quibus haec acciderunt, sud<text:line-break/>paucis stillavit; neque horum cuiquani res ad recidivam<text:line-break/>devenit , verum sexto die</text:span><text:span text:style-name="T25">. eum </text:span><text:span text:style-name="T7">sudore moriebantur.</text:span></text:p>
      <text:p text:style-name="P19"><text:span text:style-name="T25">Quemadmodum omnia quae hoc in opere scribuntur,<text:line-break/>eorum quae ab eo aliis in libris univerfe dicuntur, exem-<text:line-break/>pla sunt, singula oculata experientia explorante, eodem<text:line-break/>modo et haec quae nunc dicuntur. Perniciosis siquidem<text:line-break/>febribus ardentibus accidisse symptomata pronunciat, per<text:line-break/>initia superrigentes, vigilantes, nauseabundos, paululum in<text:line-break/>fronte et claviculis exudantes: nam acutam febrem ipsis<text:line-break/>oboriri et sitim adesse , affectionis naturae erant propria,<text:line-break/>statirn vero a principio rigere haec quoque malignitatis</text:span></text:p>
      <text:p text:style-name="P18"><text:span text:style-name="T25">propria. Etenim febres ardentes rigor judicare consuevit:<text:line-break/>non tamen judicatoria statinr apparere oportet. Vigiliarum<text:line-break/>autem et angoris symptomata semper pravum est, non in<text:line-break/>principio solo, quemadmodum et exudare. Jam vero de-<text:line-break/>lirare, quod est quae absurda sunt loqui, hoc est desipere,<text:line-break/>laesum cerebrum significat. Timores vero acris admodum<text:line-break/>er dcassatae flavae bilis symptomata existunt. Timoribus<text:line-break/>autem etiam moestitiae sunt congeneres. At extremorum<text:line-break/>perfrictio febribus ardentibus maxime letale tum sympto-<text:line-break/>rna tum signum est; quemadmodum et delirare propter<text:line-break/>febris in ardente capite calorem. Proprium autem est et<text:line-break/>familiare febribus acutis summas etiam corporis partes<text:line-break/>peruri,: si quando igitur hae refrigerentur, ex ardentibus<text:line-break/>Visceribus sanguinem in medio corpore collectum esse de-<text:line-break/>clarant. Extrema vero egere sanguine, refrigerari et pror-<text:line-break/>sus emori exstinguique, ea jam deserente natura. Prae-<text:line-break/>terea accessiones si diebus paribus ab'initio statim fiant.</text:span></text:p>
      <text:p text:style-name="P18"><text:span text:style-name="T25">interdum quidem judicium pessimum sexic futurum die<text:line-break/>pronunciant, interdum </text:span><text:span text:style-name="T7">vero</text:span><text:span text:style-name="T25"> et diuturnum fore morbum;<text:line-break/>•atque: si vehemens motus fuerit pravamque accessionem<text:line-break/>quartus dies habuerit,, sexto die moriuntur, quemadmo-<text:line-break/>dum. h'i de quibUs est oratio. Quarto itaque die degen-<text:line-break/>tibus ait labores maximos ipsis factos fuisse, hoc est do-<text:line-break/>. lorifica omnia symptomata,: sudoresque subfrigidos diutissi-</text:span></text:p>
      <text:p text:style-name="P19"><text:span text:style-name="T25">me. Quapropter quod sextus dies cum sudoribus illaturus<text:line-break/>esset constat omnibus. Atque extrema livefcere, neque<text:line-break/>amplius recalescere interitus tum signum tum certum in-.<text:line-break/>dicium est et vires ultra septimum diem sufficere non<text:line-break/>posse. Aliud autem ex abundantia signum quoddam ipsis<text:line-break/>fuit, etiamsi prius aestuassent, non amplius sitirent. Itaque<text:line-break/>si qui antea ex siti arderent, postea sine siti suerint, ex<text:line-break/>duobus alterutrum .esse necesse est, aut morbi solutionem,<text:line-break/>aut facultatis interitum, ut non amplius praefentia mala<text:line-break/>perciperentur. At non fuit illis solutio, quum perniciosa</text:span></text:p>
      <text:p text:style-name="P82"><text:span text:style-name="T25">essent symptomata. Quare non eos suire deperditi sensus<text:line-break/>his signum fuit. Haec igitur omnia enuuciata symptomata<text:line-break/>tum maligna tum admodum: exitialia fiunt. Cum his etiam<text:line-break/>urinae nigrae, tenues et paucae numerantur. Nigrae<text:line-break/>quidem tamquam deassato jam humore bilioso; paucae<text:line-break/>vero ad universum sanguinis humorem torrefactum tum.<text:line-break/>ex ardente febre tum ex jam cadaveratis urinae inservien-<text:line-break/>tibus organis- Ob easdem -causas etiam alvus suppressa<text:line-break/>esu Ait praeterea ipse sanguinis e nuribus stillas perni-<text:line-break/>ciusum esse signum cum lu aliis tum maxime in arden-<text:line-break/>tibus febribus. Hoc aut perniciosissimum febribus arden-<text:line-break/>tibus signum esse patet, quod his maxima sit sanguinis<text:line-break/>eruptio.</text:span></text:p>
      <text:h text:style-name="Heading_20_2" text:outline-level="2">LXXVI.</text:h>
      <text:p text:style-name="P25"><text:span text:style-name="T25">Phreniticis </text:span><text:span text:style-name="T7">autem, contigerant quidem descripta non omnia</text:span></text:p>
      <text:p text:style-name="P18"><text:span text:style-name="T7">sed siis plerumque undecimo die, quibusdam etiam vi-<text:line-break/>gesimo crists oboriebatur.</text:span></text:p>
      <text:p text:style-name="P83"><text:span text:style-name="T25">Qui sine febre ardente phrenitici fuerunt, his quae<text:line-break/>praenuneiata sunt non evenerunt. Quoniam quibus una<text:line-break/>cum ardente febre sexto die mors acciderat, his dupli-<text:line-break/>cato malo phrenitis oriebatur. Ciroa vero undecimum<text:line-break/>diem judicationem secutam esse pronunciat, nonnullis au-<text:line-break/>tem vigesimo.</text:span></text:p>
      <text:h text:style-name="Heading_20_2" text:outline-level="2">LXXVI<text:span text:style-name="T92">I</text:span>.</text:h>
      <text:p text:style-name="P22"><text:span text:style-name="T7">Quibus non statim a principio circa tertium aut quartum<text:line-break/>diem coepit phrenitis, verum prima tempore mediocriter<text:line-break/>affectis circa feptimum diem in acutiem et celeritatem<text:line-break/>morbus excidit.</text:span></text:p>
      <text:p text:style-name="P19"><text:span text:style-name="T25">Quibus cicca tertium aut quartum diem coepit, sed<text:line-break/>in medio intercisa est, dimidia facta judicatione</text:span><text:span text:style-name="T25">, </text:span><text:span text:style-name="T25">phreni-</text:span></text:p>
      <text:p text:style-name="P17"><text:span text:style-name="T25">tis vehementer acuta non erat aegrotantibus. Jam enim<text:line-break/>et hujusmodi phreniticos conspeximus-</text:span></text:p>
      <text:h text:style-name="Heading_20_2" text:outline-level="2">LXXVlll.</text:h>
      <text:p text:style-name="P84"><text:span text:style-name="T7">Itaque morborum suit multitudo, atque ex aegris praeci-<text:line-break/>pue interibant adolescentes, juvenes, aetate storentes,<text:line-break/>. glabri qui cute erant sub albicante, rectis crinibus, ni-<text:line-break/>gris pilis </text:span><text:span text:style-name="T7">,; </text:span><text:span text:style-name="T7">nigris _ocusu , stui su otio et socordia vitam<text:line-break/>degerant; qui alba, qui gracili, qui aspera voce loque-<text:line-break/>bantur, blaesi, iracundi atque hujus generis mulieres<text:line-break/>plurimae moriebantur</text:span><text:span text:style-name="T25">.</text:span></text:p>
      <text:p text:style-name="P19"><text:span text:style-name="T25">Quemadmodum antea enunciavi , quae obscura qui-<text:line-break/>dem sunt, ea ipsum enarrare, eorum vero caulas a nobis<text:line-break/>adjici, sic nunc orationis sententiam manifestam non esse<text:line-break/>prosero. Utrum enim quae de solis phrenitidibus lutel-<text:line-break/>ligere oporteat, an de morbis quos pronunciavit omnibus,<text:line-break/>abditum esu Etenim ipsum propositae orationis exordium</text:span></text:p>
      <text:p text:style-name="P18"><text:span text:style-name="T25">diverIe scribunt. Nonnulli quidem ita: </text:span><text:span text:style-name="T7">Morborum autem<text:line-break/>fuit multitudo,-</text:span><text:span text:style-name="T25"> de phreniticis-ipsis sulis quibus haec lu-&gt;<text:line-break/>, tulit orationem esse volunt. Quidam vero hoc paeto:<text:line-break/></text:span><text:span text:style-name="T7">itaque morborum fuit multitudo •</text:span><text:span text:style-name="T25"> atque hi contra de prae-<text:line-break/>dictis -omnibus oratlonein haberi augurantur. Si de omni-<text:line-break/>bus quidem intellexerimus, non definientes-quam ob cau-<text:line-break/>sam adolescentes , juvenes et </text:span><text:span text:style-name="T7">aetate florentes</text:span><text:span text:style-name="T25"> interierunt;<text:line-break/>quam ob causam et pilo nulli et subcandidi; quam ob<text:line-break/>causiam qui rectos et nigros habent capillos ; oculos item<text:line-break/>nigros; quam ob causam qui tum quiete . tum segniter<text:line-break/>vixerunt; quare et qui lingua haesitant sim exili voce<text:line-break/>sunt praediti ; cur balbi -ut et iracundi, cur et mulieres,<text:line-break/>nisi haee omnia distincta fuerint, nihil nobis ex dictis ad<text:line-break/>praenotionem neque ad curationem magis profuerit. Si vero<text:line-break/>non'de omnibus morbis, fed de quibus folis phreniticis<text:line-break/>sermonem fecit, intellexerimus• dicta haec fuisse, difficil-<text:line-break/>limum </text:span><text:span text:style-name="T55">e</text:span><text:span text:style-name="T25">st </text:span><text:span text:style-name="T55">e</text:span><text:span text:style-name="T25">t ita causas invenire, quibus plurimi ex his<text:line-break/>interierint. Atque post ipsum textum (plurimos interiisse)</text:span></text:p>
      <text:p text:style-name="P18"><text:span text:style-name="T25">duplicem esse causam , altera est quia plerique tales phre-<text:line-break/>nitico morbe letalem tunc grassationem sortito, correpti<text:line-break/>sunt , propterea eorum mulsus interiisse pronunciatum est;,<text:line-break/>altera vero est; quod qui phrenitide correpti sunt, eorum<text:line-break/>plurimos interiisse intellexerimus. Quare et causae decla---<text:line-break/>ratio gemina est, proindeqne quos dixit hoc in statu<text:line-break/>omnes phrenitico'affectui capiendo opportunos esse, nobis<text:line-break/>ex his qui phrenitide correpti sunt, tales maxime inter,<text:line-break/>ire demonstrantibus. Orationis igitur obscuritas tanta<text:line-break/>ac talis existit; praeterea vero praecedit commemoratorum<text:line-break/>singulorum' inventio. Non enim sine ea fletui coaptari<text:line-break/>potest oratio. Videtur autem Hippocrates inter ea quae<text:line-break/>dixit, calidissimas aetates commemorasse,. inquit enim<text:line-break/>adolescentes, juvenes, aetate florentes. Naturas item quibus<text:line-break/>&gt; difficilis est perspiratio, nempe pilis nudos caudidosque et qui</text:span></text:p>
      <text:p text:style-name="P19"><text:span text:style-name="T25">capillis rectis, capillis nigris et nigris oculis existunt et qui<text:line-break/>vitam quietam otiosamque degerunt, tum lu aliis commen-</text:span></text:p>
      <text:p text:style-name="P18"><text:span text:style-name="T25">tariis tum in libro de temperamentis minus difflari osten-<text:line-break/>dimus, quod frigidioribus sintu temperamentis. Eandem<text:line-break/>quoque ob causam mulieres, quas status ob menstruam<text:line-break/>purgationem minus oblaedit, aut antea diximus. Quae<text:line-break/>autem interibant, ex eo erant genere. Reliquum est igi-<text:line-break/>tur de iis agere, qui lingua haesitant aut gracili voce, lo-<text:line-break/>quuntur et qui asperam vocem habent, de blesis. </text:span><text:span text:style-name="T7">et</text:span><text:span text:style-name="T25"> ira-<text:line-break/>eundis ac primum scriptis sschnophonis gracili voee lo-<text:line-break/>quentibus Si igitur ita scriptum fuerit, voce gracili Io-<text:line-break/>quentes significantur : voce namque graciles etiarnnum ita<text:line-break/>quidam, ut et voce tenues esse dicantur. Quum itaque<text:line-break/>nomen utrumque idem significet,- </text:span><text:span text:style-name="T7">voee</text:span><text:span text:style-name="T25"> tamen tenues a<text:line-break/>voce gracilibus differunt, ut in libro de voce, docuimus.<text:line-break/>Nam ob asperae gutturis arteriae angustiam </text:span><text:span text:style-name="T7">voce</text:span><text:span text:style-name="T25"> tenues<text:line-break/>fieri demonstravimus. Voce vero graciles ob naturalem<text:line-break/>musculorum guttur moventium pravitatem fieri ostendimus.<text:line-break/>Utrique autem ob . caloris nativi infirmitatem in prima<text:line-break/>conformatione tales efficiuntur. Quemadmodum autem</text:span></text:p>
      <text:p text:style-name="P17"><text:span text:style-name="T25">voce graciles deteriorem a principio musculorum guttur<text:line-break/>moventium conformationem consequuti funt; ita muscu-<text:line-break/>lorum linguae blesi. Aspera voce loquuntur, trachyphoui<text:line-break/>propter vocalium organorum asperitatem. At vocalia voco<text:line-break/>organa vel voci inservientia, quibus emissa vox efficitur.<text:line-break/>Haec sunt aspera arteria, guttur, voces veluti plectrum,’<text:line-break/>fpiritus per ipsas delati. Fauces enim vocis instrumen-<text:line-break/>tum esse demonstratum est, ut loquutionis linguam, non-<text:line-break/>nihil autem ad vocis generationem fauces conferunt, quae<text:line-break/>densam eam efficiunt. Haec- itaque organa si laevia qui-<text:line-break/>dem existant, laevem ea vocem efficere demonstratum est,<text:line-break/>aspera asperam. Ipsam autem asperitatem ob siccitatem'<text:line-break/>effici docuimus. Itaque cetera post aetates omnia huc<text:line-break/>usque commemorata frigidi temperamenti signa sunt. Sola<text:line-break/>siccitas temperamentis cum calidis tum frigidis copula-<text:line-break/>tur. Frigidis itaque et siccis temperamento, ut et prae-<text:line-break/>dictis contingit non facile difflari; Qui vero his calidio-</text:span></text:p>
      <text:p text:style-name="P17"><text:span text:style-name="T25">res existunt, his non statim hoc inesu Ideo hos ab ora-<text:line-break/>tione excepimus, alios autem.marramus, quibus oratio<text:line-break/>consentanea. est. Erat autem propositum multos interiisse,<text:line-break/>quos inter naturas ac aetates ecmrnemoravit. Aetates<text:line-break/>autem calidas' esse dicebam-lu.,quibus biliosus humor re-,<text:line-break/>dundaret; naturas vero quae difficile discuterentur. Itaque,<text:line-break/>de quibus hucusque mentionem fecimus, ex his reliquum<text:line-break/>adhuc est de iracundis disserere, quos animosis esse ma-<text:line-break/>xime contrarios proferunt. Etenim animosi magnanimi;<text:line-break/>sunt et rerum humilium contemtores. Iracundi vero pu-t<text:line-break/>sillanimes funt, quod virilis animi generositatem non ha—,<text:line-break/>beant;,quare ex temperamento frigidiores erunt ac, dissi-<text:line-break/>cilius discutientur. Quod autem in orationis fine pro-,<text:line-break/>nunciatum est, atque hujus generis mulieres plurimae,<text:line-break/>moriebantur, num ad finem tantum; referre oporteat, an-<text:line-break/>ad ea quae pronunciata sunt, non conflat. Postremi .au-<text:line-break/>tem illorum sunt iracundi , atque ex mulieribus huic spe-,<text:line-break/>eiei congeneres plurimas interiisse. adjecit. Utroque sane</text:span></text:p>
      <text:p text:style-name="P17"><text:span text:style-name="T25">modo vera esse potest oratio, sive ad praedicta omnia<text:line-break/>relationem faciat Hippocrates, sive ad postremum tantum.<text:line-break/>Quod si ad omnia referre verum sit, ita percipere melius<text:line-break/>est. In pueris siquidem et quod ultimo dictam est, con-<text:line-break/>tinetur. Sed in hunc' modum nequaquam prodita sunt<text:line-break/>omnia. Mulieres tamen hujus generis interiisse ipse pro-<text:line-break/>nunciat, viris eas comparans, quod fuperius dictum esu<text:line-break/>Verum mulieres permultae aegrotaverunt quidem, minus<text:line-break/>yero quam viri minusque interierunt. Caeternm praesens<text:line-break/>Hippocratis oratio talis quaedam existi t. Mulieres com-<text:line-break/>memoratis affectibus captae magis interibant, quae prae-<text:line-break/>dicti essent generis..</text:span></text:p>
      <text:h text:style-name="Heading_20_2" text:outline-level="2">LXXIX.</text:h>
      <text:p text:style-name="P22"><text:span text:style-name="T25">•At </text:span><text:span text:style-name="T7">hoc in statu ex quatuor signis ii maxime servabantur,<text:line-break/>quibus aut per nares probe sunguis prostuxit , aut qui-<text:line-break/>bus urinae copiosae, copiosum ac laudabile sedimentum</text:span></text:p>
      <text:p text:style-name="P18"><text:span text:style-name="T7">continentes per vesicam</text:span><text:span text:style-name="T25"> procesierunt, </text:span><text:span text:style-name="T7">aut per alvum<text:line-break/>turbulenta biliosa tempestive prodiderunt, aut qui dys-<text:line-break/>enterici sucti sunt. Multis autem contingebat non </text:span><text:span text:style-name="T41">a</text:span><text:span text:style-name="T7">b<text:line-break/>uno descriptorum signorum judicari; sed per omnes vias<text:line-break/>plurimis/ excretionem stersu qui gravius quidem habere<text:line-break/>videbantur, fed qufbus</text:span><text:span text:style-name="T25"> haec </text:span><text:span text:style-name="T7">contigerunt, omnes suco-.<text:line-break/></text:span><text:span text:style-name="T25">. lumes evadebant. </text:span><text:span text:style-name="T7">MuUeribus et virginibus paulo<text:line-break/>ante descripta signa omnia contigerunt. Quibus vero<text:line-break/>ex his aliquod probe succederet, aut menstrua largius<text:line-break/>apparerent , per dtaec servabantur et judicabantur nub-<text:line-break/>larnque ex his interire novi, quibus horum quicquam<text:line-break/>probe accidisuet, Philonis namque stliae libercliter ex<text:line-break/>naribus sunguis efstuebat, quod vero septimo dis intem-<text:line-break/>pestive coenasuet, mortem obiit.</text:span></text:p>
      <text:p text:style-name="P19"><text:span text:style-name="T25">Hic quoque et qui sequitur textus manifestus est, nlii<text:line-break/>de mulieribus disserit. Summa namque est quam docet,<text:line-break/>alios quidem per sanguinis eruptiones, alios vero per</text:span></text:p>
      <text:p text:style-name="P17"><text:span text:style-name="T25">urinas vel dejectiones; nonnullas etiam decumbentibus<text:line-break/>in dylenteriam Causis servari potuisse.</text:span></text:p>
      <text:h text:style-name="Heading_20_2" text:outline-level="2">LXXX.</text:h>
      <text:p text:style-name="P25"><text:span text:style-name="T7">Quibus par subres icutas dtqut ndeo ardentes invitae ef-<text:line-break/>. stuxerunt</text:span><text:span text:style-name="T25"> laerymae, </text:span><text:span text:style-name="T7">sanguinis e nuribus</text:span><text:span text:style-name="T25"> - prosiuvium ex-<text:line-break/>pectandum </text:span><text:span text:style-name="T7">est, st in ceteris perniciose non habuerint.<text:line-break/>Qui namque male habent; his non haemorrhagiam, sed<text:line-break/>mortem portendunt.</text:span></text:p>
      <text:p text:style-name="P19"><text:span text:style-name="T25">Unum etiam quoddam signorum haemorrhagiae por-<text:line-break/>tendentium ab ipso in superioribus praetermissorum in<text:line-break/>praefentia pronunciatur. Est autem dilucida satis oratio<text:line-break/>his, qui quae antea tum hoc lu libro tum in prognostico<text:line-break/>loquutus est meminerint. Dicta quoque a me sunt et haec<text:line-break/>omnia cum propriis limitationibus in prognostici commen-<text:line-break/>tariis et lu libro de judicationibus.</text:span></text:p>
      <text:h text:style-name="P7" text:outline-level="2">LXXXI.</text:h>
      <text:p text:style-name="P25"><text:span text:style-name="T25">(luibus tumores </text:span><text:span text:style-name="T7">circum aures in febribus cum dolore exur-<text:line-break/>gent ; quibusdam judicatorie cejsunte subre neque sup-<text:line-break/>' parantur, • etos aegris oborta biliosa diarrhoea aut dys-<text:line-break/>enteria aut crafsururn urinarum jedirnenturn, velutAHer-<text:line-break/>mippo Clazomenio, solvit. </text:span><text:span text:style-name="T7">. : ,</text:span></text:p>
      <text:p text:style-name="P19"><text:span text:style-name="T25">Perutile est cum nuper pronunciatis prius comme-<text:line-break/>moratis ad hoc ut non perpetuo censeamus parotidas ei-<text:line-break/>- fra suppurationem manentes pravum esse signum. Nam<text:line-break/>in praefenti statu febres ait decretorie nonnullis' cessasse,<text:line-break/>quod est judicatorio die et cum sudore aut alio quodam<text:line-break/>ita judicantium ac parotidas permansisse; deinde processu<text:line-break/>temporis resedisse per quas dixit urinas, dejectiones et<text:line-break/>dytenterias, expurgatis morbum efficientibus causa.</text:span></text:p>
      <text:h text:style-name="P7" text:outline-level="2">LXXXI<text:span text:style-name="T93">I</text:span>.</text:h>
      <text:p text:style-name="P22"><text:span text:style-name="T7">Quae circa enses existunt et ex quibus dignoscimus, ea aut<text:line-break/></text:span><text:span text:style-name="T25">similia aut </text:span><text:span text:style-name="T7">disistmilia sunsu </text:span><text:span text:style-name="T7">...</text:span></text:p>
      <text:p text:style-name="P19"><text:span text:style-name="T25">Quae de crisibus aut. judicatoriis diebus ah ipso edi-<text:line-break/>cta sunt, omnia.duobus in libris a nobis collecta confe-<text:line-break/>queris, tum libro de judicationibus tum libro de diebus<text:line-break/>judicatoriis. Verum nunc quoque orationis summa pro-<text:line-break/>mulgabitur. Judicia ait partim quidem similia, partim<text:line-break/>vero dissimilia fuisse. Deinde citat multos ex recidiva<text:line-break/>eosdemque eodem praestituto decimo septimo die plane<text:line-break/>judicatos. Alios etiam a recidiva die vigesimo eoeque<text:line-break/>non similiter. Exempli gratia primum duorum fratrum<text:line-break/>fequenti textu mentionem fecit.</text:span></text:p>
      <text:h text:style-name="Heading_20_2" text:outline-level="2">LXXXIll.</text:h>
      <text:p text:style-name="P25"><text:span text:style-name="T25">Ut duo </text:span><text:span text:style-name="T7">fratres qui simul eadem hora febricitare coepe-</text:span></text:p>
      <text:p text:style-name="P18"><text:span text:style-name="T7">runt.. Decumbebant autem juxta Epigenis theatrum<text:line-break/>fratres. Horum aetati provectiori crisis ,exto die, ju-<text:line-break/>niori septimo oborta est.' Reversus utrique</text:span><text:span text:style-name="T25"> simul </text:span><text:span text:style-name="T7">eadem<text:line-break/>hora morbus quinque dies, intermisit</text:span><text:span text:style-name="T25"> et </text:span><text:span text:style-name="T7">a recidiva uter-<text:line-break/>que stmul decimo scptirno prorsus judicatus est. Plu-<text:line-break/>rimis quinto die morbus judicatus est,</text:span><text:span text:style-name="T25"> diebus </text:span><text:span text:style-name="T7">jeptern<text:line-break/>intermisit et</text:span><text:span text:style-name="T25"> a </text:span><text:span text:style-name="T7">recidiva tertio judicatus est. Nonnullis<text:line-break/>quoque die suplirno judicatui est, intermisit tribus die-<text:line-break/>bus et septimo judicatus est. Alios reliquit sexto, inter-<text:line-break/>misit fex et tertio prehendit. Alits intermisit prima et<text:line-break/>' primo prehendit et sudtcatus est, quemadmodum</text:span><text:span text:style-name="T25"> </text:span><text:span text:style-name="T15">Ευιι-</text:span></text:p>
      <text:p text:style-name="P19"><text:span text:style-name="T7">gonti Duipbarst.s stlio contigui Aliis fexto judicatus<text:line-break/>est, intermisit septem,</text:span><text:span text:style-name="T25"> ia </text:span><text:span text:style-name="T7">recidiva quarto judicatus est,<text:line-break/>ut Aglaidae stliae. Itaque qui hoc in statu aegrotar<text:line-break/>runt, eorum plurimi koc morbi tenore laborarunt: at~<text:line-break/>que qui supersuerunt, eorum novi neminem, cui suctae<text:line-break/>morborum reversiones secundum rationem non recurre-</text:span></text:p>
      <text:p text:style-name="P17"><text:span text:style-name="T25">u 'rint; quosque </text:span><text:span text:style-name="T7">ego</text:span><text:span text:style-name="T25"> vidi, </text:span><text:span text:style-name="T7">ii omnes servabantur, quibus<text:line-break/>hujitf generis morborum reversiones contigerunt.. At<text:line-break/>hoc modo aegrotantium nemini recidivam a decimo<text:line-break/>septimo riirsus obortam fuistsu navi. Hisce vero morbis<text:line-break/>plurimi sexto die moriebantur, ut 'Epaminondas,:‘ Siler.</text:span></text:p>
      <text:p text:style-name="P85"><text:span text:style-name="T7">- nui et Pbiliscus Antagorei silius,</text:span><text:span text:style-name="T25"><text:tab/>iic • nqs</text:span></text:p>
      <text:p text:style-name="P19"><text:span text:style-name="T25">Utile </text:span><text:span text:style-name="T25">quidem orationis ex productis manifestum ,o im-<text:line-break/>utile vero obscurum esu Quare ipsum investigare non<text:line-break/>decuit. Ceterum qui utilibus student, sibi negotium faces-<text:line-break/>funt inquirendo pronunciaverit Hippocrates, aetate- pro-<text:line-break/>vectiori sexto sile cristn, juniori septimo, obortam suisse.<text:line-break/>At rursus postea utrique simul eadem hora reversiis est;<text:line-break/>mox fubintulit, .intermisse dies quinque. Non enim fieri<text:line-break/>potuit ut utrique diss quinque, fed alteri soli intermitte-<text:line-break/>ret, etiamsi concedatur, quod proferunt hoc ipsum de uno<text:line-break/>solo lutelligi posse., altero lu narratione enunciato septnno</text:span></text:p>
      <text:p text:style-name="P23"><text:span text:style-name="T15">- </text:span><text:span text:style-name="T25">die prima judicatione: judicato. 'Jam si huie intermisit<text:line-break/>dies quinque patet alteri; qui sexto die judicatus est, sex,<text:line-break/>dies intermisisse. Fieri quoque potest per initia vitiatam<text:line-break/>a librario dictionem servatam esse, quemadmodum et aliae<text:line-break/>multae- id apium subierunt tum apud Hippocratem tum<text:line-break/>apud alios non paucosr Quod autem- dico librarii'‘erra-<text:line-break/>tum fuisse, tale esu Putuit enim scripta esse dictio in<text:line-break/>hunc, modum; intermisit alteri fex dies', alteri quinque;<text:line-break/>qui vero aberravit, scripsisse potuit:- intermisit quinque;<text:line-break/>atque veri similius est-leniori quidem scx-dies‘intermisisse,<text:line-break/>juniori: vero quinque; quum utrique simul 'reversio in diem<text:line-break/>duodecimum inciderit. Sequenti itaque textu ait: plurimis<text:line-break/>fexito judicatus 'est,: intermisit quinto;: ut videantur et</text:span></text:p>
      <text:p text:style-name="P86"><text:span text:style-name="T25">. fratres ipsi exemplum esse judicationum quae plurimis<text:line-break/>eon tigerunt.<text:tab/>Post vero horum enarrationem judicationes</text:span></text:p>
      <text:p text:style-name="P19"><text:span text:style-name="T25">alias ' scripsit , varias omhes quae decimo septimo die cir-<text:line-break/>cumscribuntur; talem vero nullam qualem in duobus fra-</text:span></text:p>
      <text:p text:style-name="P18"><text:span text:style-name="T25">tribus intelligendam dico, ut lu duodecimo: die utrique<text:line-break/>morbus reverteretur et juniori quinque*.diebus intermitte--<text:line-break/>reti . Probabiliter quidem ita in ipsis dictum est, ut tunc:<text:line-break/>- quod ipsis cum aliis, esset simile, ' servaretur et quod’<text:line-break/>a recidiva decimo septimo uie judicarentur et peculia-:<text:line-break/>riter quod duodecimo morbus reverteretur’. Sed hone<text:line-break/>stum est, ut dixi, non pervestigare quum quod utile sit<text:line-break/>habeas, et jam praetermittamus judicia, omnia quae ah<text:line-break/>ipso serie- continuata dicta sunt, summis contenti., q.ua-<text:line-break/>tenus quidem similis ipsa fuerint et. quatenus dissimilia.</text:span></text:p>
      <text:p text:style-name="P22"><text:span text:style-name="T7">i</text:span><text:span text:style-name="T25"> Quum enim primae judicationes aut sexto die aegrotantes<text:line-break/>tollerent aut ita infidae essent, ut morbi rursum ad ulti-<text:line-break/>mam, absolutamque'redirent judicationem, die decimo se-<text:line-break/>ptimo prehendentes, in hoc tum simile tum dissimile fie-<text:line-break/>bat. , Post haec vero judicationes alias commemorat et<text:line-break/>reversiones, quae in vigesimum diem ita inciderunt, ut in<text:line-break/>eo absolute judicarentur. </text:span><text:span text:style-name="T7">Habitabant juxta theatrum.<text:line-break/></text:span><text:span text:style-name="T25">Quidam scribunt non theatrum, sed theretrum, ut inter-</text:span></text:p>
      <text:p text:style-name="P88"><text:span text:style-name="T25">pretentur locum esse aliquem aestivae habitationi accom-<text:line-break/>modum ab ardendo sic appellatum. Sed quomodo quis<text:line-break/>talia scribat nomina, nihil ad praesentem speculationem<text:line-break/>in ter est; neque quicquam refert an Perigenis veI Theonis<text:line-break/>vel Dionis fratres essent, at qni probe secundum artem<text:line-break/>medicam enarrare nequeunt, hi ad tales curiositates digre-<text:line-break/>dluntur.<text:tab/></text:span><text:span text:style-name="T7">.•' r' </text:span><text:span text:style-name="T7">ec</text:span></text:p>
      <text:h text:style-name="Heading_20_2" text:outline-level="2">LXXXIV.</text:h>
      <text:p text:style-name="P25"><text:span text:style-name="T25">(luibus </text:span><text:span text:style-name="T7">autem ad aures tubercula procreata escent, his<text:line-break/>vigesimo die crisis oboriebatur. Quibus vero non sup-<text:line-break/>purarunt, iis omnibus restincta et sedata sunt, sed ad<text:line-break/>vesicam conversu. Cratistonactae apud Heraclium de-<text:line-break/>cumbenti et Symni fullonis ancillae suppurarunt ac in-<text:line-break/>terierunt. Quibusdam vero morbus septimo die judi-<text:line-break/>catus estj novem diebus intermisit, reversus est et ex<text:line-break/>recidiva quarto die judicatus esu Phanocrito apud<text:line-break/>Gnathonem pictorem decumbenti die septimo judica-<text:line-break/>" tus est.</text:span></text:p>
      <text:p text:style-name="P89"><text:span text:style-name="T25">Quod et antea dixi memoria dignum este, id nunc<text:line-break/>quoque memoraturus sum , quod illo tum admirabilius,<text:line-break/>tum -rarius. Quod enim parotides citra suppurationem<text:line-break/>curatae sint solis ad inferiores partes factis excretionibus,<text:line-break/>non vahle consuetum est, fed rem auxit scribens hac in<text:line-break/>oratione Cratistonacten et pictoris ancillam interiisse du-<text:line-break/>ctis ad suppurationem parotidibus, nam cum aoc pugnare<text:line-break/>videtur. Concoctiones judicationis celeritatem sccuramque<text:line-break/>salutem denunciaut. Verum et nunc quae febrium in<text:line-break/>venis continebantur causiae non prius eiant concoctae<text:line-break/>Cratistonactae et ancillae picturis aut non interiissent.<text:line-break/>Parotides vero maturaverunt, quod rarum esse et memo-<text:line-break/>ria tenendum dixi, quod possibile sit particularem iu<text:line-break/>parte aliqua concoctionem fieri, morbo toto haudqua-<text:line-break/>quam concocto; ' Quae cetera hoc’modo de judicationibus<text:line-break/>dicta sunt, omnia abfolute prosequuti sumus in his quos<text:line-break/>de judicationibus et diebus judicatoriis commentariis suri--<text:line-break/>psimua.<text:tab/>rniv<text:tab/>,:'l iseiiijri '• . </text:span><text:span text:style-name="T55">:</text:span></text:p>
      <text:h text:style-name="P7" text:outline-level="2">LXXXV.</text:h>
      <text:p text:style-name="P22"><text:span text:style-name="T7">Sub hiemem circa brumale solstitium- et ad aequinoctium<text:line-break/>usque febres ardentes et phrenitides perdurabant mtdtsu<text:line-break/>que moriebantur. Crisas tamen varie exciderunt et ex<text:line-break/>principio plurimis quinto die</text:span><text:span text:style-name="T25"> morbus.fadicatus </text:span><text:span text:style-name="T7">est, diebus,<text:line-break/>quatuor intermisit, repetiitque et</text:span><text:span text:style-name="T25"> a </text:span><text:span text:style-name="T7">recidiva quinto die<text:line-break/>judicabatur, denique summa dierum quatuordectm. Pue-<text:line-break/>ris ita plurimis etiam natu grandioribus judicatio cone,<text:line-break/>tigit. Quibusdam etiam undecimo judicabatur,, decimo,<text:line-break/>quarto recidebat, ae vigesimo perfecte judicabantur.<text:line-break/>Quod st qui vigestrnv juperriguerint, his ouadragestmo<text:line-break/>judicabatur. Superriguerunt autem plurimi sub judicium<text:line-break/>primum. Qui vero sub judicium per initia riguerunt,<text:line-break/>etiam in recidivis ana qum judipio riguerunt.</text:span></text:p>
      <text:p text:style-name="P19"><text:span text:style-name="T25">Hic hiemis anni.fecundi non.primi- meminit, quam<text:line-break/>ipso in statu explicuit, superius a me causa dicta est, cn-,</text:span></text:p>
      <text:p text:style-name="P17"><text:span text:style-name="T25">jus gratia phrenitides non per initia, sed postea redun-<text:line-break/>darint. Praeterea praefinitos judicationum dies immuta-<text:line-break/>tos esse pronuneiat, ac rursum etiam harum varietatem<text:line-break/>exponit, quae cum praedictis communem habent recidi-<text:line-break/>vam. Pueris quoque atque his otiamnurn aetate prove-<text:line-break/>ctiorlbus judicationes decimo quarto prorsus accidisse pro-<text:line-break/>fert. His etenim morborum causae celerrime discutiuntur<text:line-break/>concoquuntque. Ceteris non solum ad vigesimum, verum<text:line-break/>et'ad quadragesimum pervenisse ait ex recidiva judicatio-<text:line-break/>nem ultimam, nihilque mirnm est si insignes judicationum<text:line-break/>differentiae in morborum varietate extiterint,</text:span></text:p>
      <text:p text:style-name="P90"><text:span text:style-name="T25">-</text:span><text:span text:style-name="T25"><text:tab/></text:span><text:span text:style-name="T25">» •<text:tab/>' Z. ’ - - , 'so. . . ' .<text:tab/>.<text:tab/>• •<text:tab/></text:span><text:span text:style-name="T7">, f</text:span></text:p>
      <text:h text:style-name="Heading_20_2" text:outline-level="2">LXXXVI.</text:h>
      <text:p text:style-name="P22"><text:span text:style-name="T7">Vere autem rigebant paucisami, aestate plures, autumno<text:line-break/>etiamnurn plures, sub hiemem longe plurimi. At sun-r<text:line-break/>guinis per nares prostuuia cestsurunt.</text:span></text:p>
      <text:p text:style-name="P18"><text:span text:style-name="T25">Veris nunc meminit quod in primo statu ab ipfo<text:line-break/>pronunciatum est, non secundi anni. Non enim eo usque<text:line-break/>morborum grassantium enarrationem produxit, verum ad<text:line-break/>fecundam usque hiemem extendit. Cur autem temporis<text:line-break/>progressu in dies etiam atque etiam superrigentium nu-<text:line-break/>merus augeretur, jam pro viribus antea narravi illa ora-<text:line-break/>tione , ubi quum admonerem, ostendi rigorem fieri quum<text:line-break/>flava bilis solida permeat corpora, non autem in vaso-<text:line-break/>rurn cavitatibus continetur. Itaque quum in motu per-<text:line-break/>initia esset,, febres ardentes procreavit; postea vero in<text:line-break/>carnosas transiens partes, ubi per eas foras pelleretur,<text:line-break/>rigorem fecit. Paulatim vero sanguinis eruptiones desine-<text:line-break/>bant, quod bilis non amplius in venis esset, sed in uni-<text:line-break/>versum corpus diffusa esset.</text:span></text:p>
      <text:h text:style-name="P5" text:outline-level="1"><text:bookmark-start text:name="bookmark16"/><text:span text:style-name="T25">HIPPOCRATIS EPIDEM. </text:span><text:span text:style-name="T25">I. </text:span><text:span text:style-name="T25">ET<text:line-break/>GALENI IN ILLUM GOMMEN-<text:line-break/>TARIUS III.</text:span><text:bookmark-end text:name="bookmark16"/></text:h>
      <text:h text:style-name="Heading_20_2" text:outline-level="2">I.</text:h>
      <text:p text:style-name="P22"><text:span text:style-name="T7">Morbos dignoscimus ex communi omnium natura</text:span><text:span text:style-name="T25"> et </text:span><text:span text:style-name="T7">cu~-<text:line-break/>jusque propria edocti. Ex morbo </text:span><text:span text:style-name="T41">f</text:span><text:span text:style-name="T7"> ex aegroto, ex<text:line-break/>dblatis et offerente, ex his etenim ad faciliorem ac<text:line-break/>difficiliorem dignationem deducimur; ex universali ac<text:line-break/>particulari caelestium statu et uniuscujusque</text:span><text:span text:style-name="T25"> .regionis,</text:span></text:p>
      <text:p text:style-name="P18"><text:span text:style-name="T7">ex consuetudine, ex victu, ex vitae institutis, ex cujusque<text:line-break/>aetate, sermonibus, moribus,</text:span><text:span text:style-name="T25"> silentio, </text:span><text:span text:style-name="T7">cogitationibus,<text:line-break/>fomnis, 'vigiliis^ insomniis quibusdam et quando; velli-<text:line-break/>cationibus, pruritibus, lacrymis, accejsionibus', dejectio-<text:line-break/>nibus</text:span><text:span text:style-name="T25"> , urinis, </text:span><text:span text:style-name="T7">sputis, vomitionibus et quae ex. quibus,<text:line-break/>in quos morborum succestiones et qui abscejsus ad per-<text:line-break/>niciem aut ad judicium; sudor, rigor, frigus, tujsis,<text:line-break/>sternutamenta, singultus, spiritus-, ructus, status silen-<text:line-break/>tes,strepentes , sunori i haemorrhagiae, haemorrhoides.<text:line-break/>JEx hii' autem et quae per haec contingunt 'conside-<text:line-break/>randa sunt.</text:span></text:p>
      <text:p text:style-name="P91"><text:span text:style-name="T25">- </text:span><text:span text:style-name="T55">1 1</text:span><text:span text:style-name="T25"> 1 '<text:tab/>t</text:span></text:p>
      <text:p text:style-name="P19"><text:span text:style-name="T25">Haec adscripta esse nonnulli censent, his similem<text:line-break/>-sortita tuin interpretationem, tum sententiam in libro de<text:line-break/>humoribus descriptis, quae aliis commentariis prius inter-<text:line-break/>pretati sumus. Haec sane sunt prognostica theoremata,<text:line-break/>quibus docet Hippocrates univerfales scopos a quibus<text:line-break/>praenotiones fieri oportet. Ceterum communem quidem</text:span></text:p>
      <text:p text:style-name="P17"><text:span text:style-name="T25">naturam appellat;, quae omnium hominum est; propriam<text:line-break/>vero .uniuscujusque nostrum. Quod autem ex ambabus.<text:line-break/>fieri tum dignotienes- tum praenotiones oporteat quodque,<text:line-break/>fecurior sit ea quae ex propria oritur natura, in progno-<text:line-break/>stico et in libris de fracturis, de articulis et de capitis,<text:line-break/>vulneribus et quos antea explicavimus. Jubens itaque<text:line-break/>scrnper partem affectam cum suo, qui secundum naturam<text:line-break/>est, statu conferre, orationi adjecit aliena negligenda non,<text:line-break/>esse</text:span><text:span text:style-name="T7">,. ita vero et</text:span><text:span text:style-name="T25"> quum inquit: at in acutis morbis spe-.<text:line-break/>culari sic oportet. Primum si aegroti facies sanorum fas.<text:line-break/>clebus et praesertim fuae similis .sic (hoc, enim pacto<text:line-break/>optima fuerit).. Quod si proprium' cujusque aegrotantis<text:line-break/>colorem magnitudinemque noverimus, communi non opus<text:line-break/>erit. Quia vero non propriam hominum omnium natu-<text:line-break/>ram prius agnoscimus, imo quod ex inopinato saepius ad<text:line-break/>ignotos vocemur, principium dignotionis morborum et.<text:line-break/>praenotionis futurorum a communibus facimus. Si namque</text:span></text:p>
      <text:p text:style-name="P17"><text:span text:style-name="T25">nasus acutus non fit, neque cavi oculi suerint, neque<text:line-break/>collapsa teiupora, neminem de aegro interrogamus. Si<text:line-break/>vero' nasus acutus fuerit cavique: oculi. et collapsa<text:line-break/>tempora apparuerint, tum quo pacto haberet, quum<text:line-break/>fecundum naturam esset, interrogamus. Sic autem<text:line-break/>et ex morbo praenotiones suturorum fiunt, nempe tibi<text:line-break/>pluribus demonstratum est tnm in libris de crisibus tum<text:line-break/>in aphorismornm commentariis, tertianas exquisitas cele-<text:line-break/>riter judicari, quartanas vero diuturnas esse et utrasque<text:line-break/>periculis vacare, phrenitidem praeterea et lethargum pe-<text:line-break/>riculosos et acutos; lienis item scirrhum tum periculo-<text:line-break/>sum tum diuturnum. Ex ipso autem aegroto futurorum<text:line-break/>praenotio duplici niodo fit. Alter modus est, quum in-<text:line-break/>quit: in composito homine audax responsio malum- Coit-<text:line-break/>tra turbulentus si aegrotaverit, non solum si audacter lo-<text:line-break/>quatur, verum neque si in urente febre deliraverit, peri-<text:line-break/>clitabitur. Alter modus talis est* si aeger quae deceant<text:line-break/>omnia fecerit et medico obtemperans nihil juvetur, gra-</text:span></text:p>
      <text:p text:style-name="P18"><text:span text:style-name="T25">vitet aegrotat; contrario, vero prorsus modo, si nihil ae-<text:line-break/>grotus quod oporteat fecerit, mediocriter habet. Sic et<text:line-break/>ex cibis exhibendis praenotio erit.' ‘ Quod si cibi pravi<text:line-break/>fuerint et nihilo deterior fiat, mediocriter aegrotat ; quum<text:line-break/>verc omnia decentur fiunt, .esi praeter id quod nihil ju-<text:line-break/>vetur, etiam exacerbetur, malum. At me non morborum<text:line-break/>duntaxat modos, verum etiam ideas interdum ex oblatis<text:line-break/>cibis dignovisse plerumque vidistis. Sed de his omnibus,<text:line-break/>iit dixi, alias plura disserui. Quum </text:span><text:span text:style-name="T7">vero</text:span><text:span text:style-name="T25"> et ex offerente<text:line-break/>cibos praenosci facilius aut difficilius pronunclat, in mor-<text:line-break/></text:span><text:span text:style-name="T25">, </text:span><text:span text:style-name="T25">bis intelligere. oportet. Tale autem quicquam saepius<text:line-break/>- conspicientes sive morbus diuturnus sit, sive febriles af-<text:line-break/>fectus diuturni suerint, dignoticni quidpiarn addimus et<text:line-break/>ex. eo quod nofcamus quisnam esset medicus, qui clerus<text:line-break/>• et insignis sit, spem sanationis minimam habemus, quod<text:line-break/>enim malignus sic morbus, si omnibus recte factis nihil<text:line-break/>juvetur, constat omnibus. Si vero vilis sit et imperitus,<text:line-break/>incolumem fore hominem, si omnia rite instituta essent.</text:span></text:p>
      <text:p text:style-name="P17"><text:span text:style-name="T25">probabili ratione auguramur. Imo etiam ex- statu, hoc est<text:line-break/>peculiari ambientis nos aeris temperamento fore praeno-<text:line-break/>tiones pronunciat. Istud autem ex universali ac particu-<text:line-break/>lari coelestium statu tale est: si meminerimus eorum quae<text:line-break/></text:span><text:span text:style-name="T7">prius</text:span><text:span text:style-name="T25"> lu descriptis tribus statibus enunciata sunt, lu qui-<text:line-break/>bus Hippocrates ipfe quae lu ambiente contingebant se-<text:line-break/>cundum calorem et frigus percurrens ad illorum finem<text:line-break/>praepollens temperamentum pronunclavit</text:span><text:span text:style-name="T55">1</text:span><text:span text:style-name="T25">, ut quum loqui-<text:line-break/>tur. Toto autem statu austrino et calido facto, etiamsi<text:line-break/>neque per totum annum auster fpirasset, neque fqualor<text:line-break/>suisset. Rursum quum essatur: </text:span><text:span text:style-name="T7">facto autem.</text:span><text:span text:style-name="T25"> anno toto<text:line-break/>humido, frigido et aquilonio quod redundabat, prouun-<text:line-break/>ciavit. </text:span><text:span text:style-name="T25">i </text:span><text:span text:style-name="T25">Non enim fieri poterat ut nullus dies toto anno<text:line-break/>calidus fuisset, nullus siccus, nullus humidus. Sic etiam<text:line-break/>morborum formas tales esse pane multo erat convenien-<text:line-break/>tius, non, tamen quin aliae interciderint. Hic tandem<text:line-break/>absoluti primi status expositione in hujus fine sic ad ver-<text:line-break/>bum scripsit. Ex omnibus qui hoc </text:span><text:span text:style-name="T7">in</text:span><text:span text:style-name="T25"> statu scripti sunt</text:span></text:p>
      <text:p text:style-name="P18"><text:span text:style-name="T25">letale pathema solis tabidis accidit : in ceteris enim omni-<text:line-break/>bus commode habebant, neque letale quicquam aliis in<text:line-break/>febribus, neque grassabatur una morborum species neque<text:line-break/>status unus toto anno perpetuo erat. At ex tempera-<text:line-break/>menti victoria aut frigidum aut humidum aut aliud quod-<text:line-break/>dam nos temperamentum dicimus. Hippocrates autem<text:line-break/>- scripsit: vere namque alii morbi, aestate alii, autumno<text:line-break/>alii et hieme alii acciderunt in frigidis quos scripsit </text:span><text:span text:style-name="T7">fla-<text:line-break/>tibus; per</text:span><text:span text:style-name="T25"> totum tamen annum hoc statu hic morbus do-<text:line-break/>minabatur, atque alter in altero. Quod autem dicitur,<text:line-break/>id existit: ex </text:span><text:span text:style-name="T7">universo et particulam statu coelestium.<text:line-break/></text:span><text:span text:style-name="T25">Addidit autem orationi, coelestium, quoniam nude et sine<text:line-break/>adjectione enunciatum status nomen regionis ideam quo-<text:line-break/>que indicare potest, reique alterius cujuscunque. Ac tandem<text:line-break/>connectens ait: ex universo et particulari statu coelestium,<text:line-break/>ex unaquaque regione et consuetudine. Quod autem et<text:line-break/>regionis idea ad futurorum praenotionem magnopere con-</text:span></text:p>
      <text:p text:style-name="P23"><text:span text:style-name="T15">• </text:span><text:span text:style-name="T25">ferat faepius demonstratum est.. Nunc, vero satis sit ad<text:line-break/>librum de aere, locis et aquis remittere, in quo docet<text:line-break/>Hippocrates quinam morbi in unaquaque regione exube-.<text:line-break/>rent; horum enim generatio, indigenis est vernacula rni-<text:line-break/>nusque ab ipsis impendet periculi, quod familiares sint.<text:line-break/>Imo vero etiam ex consuetudine ad praenotionem auxilium-<text:line-break/>esse docet. Itaque in prognostico additis ex consuetudine<text:line-break/>distinctionibus interdum - quidem . ita loquitur. Pronum<text:line-break/>vero in ventrem cubare cui per sanitatem ita dormire<text:line-break/>consuetum non est aut delirium aut ventris dolorem por-<text:line-break/>tendit. Interdum vero ita: per febres dentibus stridere<text:line-break/>quibus a pueris consuetum non est insaniam ac mortem<text:line-break/>significati </text:span><text:span text:style-name="T25">: </text:span><text:span text:style-name="T25">Praeterea ex laborantis victu quo usus sit<text:line-break/>artificiose conjici queant quales et quanti humores exube-<text:line-break/>rent. Hisce vero cognitis praeiens corporis affectus co-<text:line-break/>gnitu facilior est et expeditior venturorum praenotio red-<text:line-break/>ditur. Ex vitae qucque institutis imperat praenotione</text:span></text:p>
      <text:p text:style-name="P17"><text:span text:style-name="T25">duri. Vocitant autem omnia vitae instituta, quaecunque<text:line-break/>faciunt. homines aut utilitate aut necessitate ducti, qui<text:line-break/>vel navigant vel terram coluut aut aedificant et fabrili-<text:line-break/>cant aut venantur aut luhenter fele exercent, ut qui fae-*<text:line-break/>pius in aquis calidis aut frigidis lavantur. Itaque licet<text:line-break/>ex his ad quae, studia sua conferunt, de morbi disposi-<text:line-break/>tione conjectare. Qui namque in agro egit aestate in<text:line-break/>sole apricatus, in laboribus et victu tenui, is amaram<text:line-break/>bilem potius quam in pituitosum humorem, quantum in ;<text:line-break/>ipso suit, collegisse potuit. Contra vero qui urbem inco-<text:line-break/>luerit, in'umbra bis die lotus, atque in otio sese perfecte<text:line-break/>cibis impleverit, is pituitosum magis accumulasse potest,<text:line-break/>fed et in caeleris eadem est ratio. Quod , autem et ex<text:line-break/>aetate ad praesentium dignotionum et futurorum praeno-<text:line-break/>tionem non parvum emolumentum habeamus, disces ex<text:line-break/>aphorismis, in quibus de aetatibus disseruit. Jam vero<text:line-break/>librum hunc antea exposuimus. Quin et ex verbis ab<text:line-break/>aegrotante prolatis tum ad praesentium dignotionem tum</text:span></text:p>
      <text:p text:style-name="P18"><text:span text:style-name="T25">ad futurorum-praenotionem juvari possumus. At ipsa'<text:line-break/>significatio illi quae ex moribus ducitur conjuncta est et<text:line-break/>communicat. Si namque sermones aegrotanti sint quos<text:line-break/>pro more per sanitatem 'habuerit, nihil periculosum fore<text:line-break/>spectabimus, si vero consuetis contrarios aeger proferat,<text:line-break/>perniciosum signum est; quaedam enim suspicio nobis inde<text:line-break/>est laesam esse ipsius mentem, Quod autem deinceps</text:span></text:p>
      <text:p text:style-name="P22"><text:span text:style-name="T25">- </text:span><text:span text:style-name="T15">τρόποις, </text:span><text:span text:style-name="T25">hoc est modis, ab Hippocrate pronnnciatum est,<text:line-break/>quid id significet videamus.’ Hac enim voce veteres in<text:line-break/>duobus significatis utuntur: interdum quidem ad animi<text:line-break/>mores relerunt, interdum vero ad differentias vel ideas<text:line-break/>rei de qua agitur praescntis, ut si de victus ratione sit'<text:line-break/>oratio. Auctor si victus rationes </text:span><text:span text:style-name="T15">τρόπους </text:span><text:span text:style-name="T25">dicat, ipsius dif-<text:line-break/>ferentias vel formas declarat, quemadmodum etiam si fe-<text:line-break/>brium </text:span><text:span text:style-name="T15">τρόπους </text:span><text:span text:style-name="T25">multos esse dixerit, harum differentiae<text:line-break/>vel species significat. Hoc itaque loco vel animi mores<text:line-break/>significat per verbum </text:span><text:span text:style-name="T15">τρόποισι </text:span><text:span text:style-name="T25">vei sermonum differentias,<text:line-break/>quoniam de sermone mentionem fecit, ac si ita dixerit:</text:span></text:p>
      <text:p text:style-name="P17"><text:span text:style-name="T25">scrmonibus et ex eorum fpeciebus vel differentiis; diffe-<text:line-break/>rentias enim, vel formas vel species lu praesenti nihil<text:line-break/>refert dicere, quum haec omnia fiant in eorum sectione:<text:line-break/>quae generaliter intelliguntur. Quemadmodum autem sere -<text:line-break/>mones de aegrotantia difpofitione quidpiam locent, sic et<text:line-break/>taciturnitas quae, praeter naturam vel secundum naturam<text:line-break/>in .aegro comperitur. Haec enim natura taciturno 'secun-<text:line-break/>dum naturam est, contrario vero praeter naturam. Quare<text:line-break/>hilis veternus quidam atque in somnum propensio est, ob<text:line-break/>quam tacet praeter naturam aut melancholiae principium.<text:line-break/>Taciturno autem non. tacere, sed plura quam consuetum:<text:line-break/>sit loqui, mentis vacillationem portendit. Quum deinceps<text:line-break/></text:span><text:span text:style-name="T15">διανοήματα</text:span><text:span text:style-name="T25">, hoc est i cogitationes feu imaginationes dicit,<text:line-break/>rem neque scnfibilern, neque apparentem declaravit sed.<text:line-break/>quae conjecturis repetitur. Conjectura autem est, quod<text:line-break/>aegri tum eloquuntur tum agunt." Nam quum quis' no-<text:line-break/>stium mane aegrum de more invisisset, is tota nocte scfe<text:line-break/>invigilasse dixit, dum cogitaret quid nam contingeret, fi</text:span></text:p>
      <text:p text:style-name="P17"><text:span text:style-name="T25">Atlanti fesso non amplius ecelum sustinendum videretur.:<text:line-break/>Hoc quum diceret;: quoddam melancholiae principium este<text:line-break/>intelleximus. Simili modo et operibus quae aegri faciunt;<text:line-break/>animi- mores produntur. Haec sequentibus auctor loquitur<text:line-break/>somnis et vigiliis, de quibus nihil hie dicere intendo tum<text:line-break/>quod in aphorismis tum in prognostico et somnos et'vi-i<text:line-break/>gilias ante exposuerim. Praeterea' de insomniis prius ex-'<text:line-break/>posui tum aliis tum iis quae corporis affectum quendam<text:line-break/>produnt, quemadmodum et in libro de sanorum victu<text:line-break/>scriptum esu Si quis enim per insomnia rogos viderit, a'<text:line-break/>flava bile infestatur; si fumum vel caliginem vel profun-<text:line-break/>das tenebras, ab atra: bile; si imbres, frigidum humorem<text:line-break/>redundare ostendit,’ ut si nivem, glaciem et grandinem,<text:line-break/>frigidam pituitam; si in foetido loco este videatur, hu-<text:line-break/>morum putredinem;si gallorum gallinaceorum cristas aut<text:line-break/>rufa quaedam, sanguinem redundare; si caliginosa quaedam<text:line-break/>videre videatur, aut in caliginosis esse locis, status indi-<text:line-break/>cat. Quare et verbo insomniis adjecit quibus et quando,</text:span></text:p>
      <text:p text:style-name="P92"><text:span text:style-name="T7">-ii.<text:tab/>Jor</text:span><text:span text:style-name="T25"> rAstilaurou; .qtillduu, .1 &gt;</text:span></text:p>
      <text:p text:style-name="P25"><text:span text:style-name="T25">ut verbum, quibus dotum differentias demonstretc quost si<text:line-break/>id' adjectum non esset; etiam tusniscstuni exsisteret. ..Quando<text:line-break/>vero</text:span><text:span text:style-name="T7">tempust</text:span><text:span text:style-name="T25"> indicat, quo fiunt insomnia, hoc est-vel<text:line-break/>primo accessionis </text:span><text:span text:style-name="T55">:</text:span><text:span text:style-name="T25"> insultuivelrim'vigore: vel alio:'tfempore;<text:line-break/>atque si </text:span><text:span text:style-name="T7">'post</text:span><text:span text:style-name="T25"> 'cilium et talem quendam cibum' statim vel<text:line-break/>absque cibo, fit enim quaedam ex his’ demonstratio. Itaque<text:line-break/>qui nivej spargi videtur, si in accessionis iugressi-ercum<text:line-break/>rigore vel horrore’ vel frigoret fierirridb sibi sxideat, ad<text:line-break/>tempus magis quam ad corporis t affectum referre oportet.<text:line-break/>Si vero in declinatione tale insomnium conspexit, certius<text:line-break/>nobis indicium facit humorum frigore exsuperantium;<text:line-break/>atque magis etlamnum, si pituitosorum ciborum nihil' ede-<text:line-break/>rit, qui si in ventre contineantur, fieri potest ut cuidam<text:line-break/>talis fiat visio, etiamsi in tiniversc ecrpore nulla 'sit: simi-<text:line-break/>lis affectio. Quod autem deinceps dicitur, vellicationibus<text:line-break/>antea explicui et in commentariis de humoribus, quemad-<text:line-break/>modum et alia multa eorum, quae nunc ennnciata sunt;</text:span></text:p>
      <text:p text:style-name="P18"><text:span text:style-name="T25">quae et floccos carpentibus et festucas legentibus dici va-<text:line-break/>lent aut etiam de vellicantibus;. qualemcunque suam par-.<text:line-break/>temin qua quidam affenius dolopsicusprusundum occa-<text:line-break/>pati Saepe vero etiam 'ullicantet partem in &gt; qua pus<text:line-break/>continetur, aut alius qnidam,.acris, humor; quod utique et<text:line-break/>interdum desipientiae ratione contingit. Quod autem postea<text:line-break/>fcriptum est, pruritibus mordentes esse in cute humores,<text:line-break/>quibus pruriunt, ostendit. De lacrymis tum spontaneis<text:line-break/>tum invitis quiduam utraeque significare consueverint<text:line-break/></text:span><text:span text:style-name="T7">jam</text:span><text:span text:style-name="T25"> didicimus, quemadmodum et de accessionum formis,<text:line-break/>imb de dejectionibus, urinis, fputis et vomitionibus; </text:span><text:span text:style-name="T7">fuf+<text:line-break/></text:span><text:span text:style-name="T25">fidentissime in prognostico demonstratum est, simulque<text:line-break/>in aphorismis et in prognostico dictum. Postea vero ipso<text:line-break/>dicente et quae, ex.quibus, in quos morborum suecessio-<text:line-break/>nes et; absiiessus ad perniciem aut ad judicium hic ad me-<text:line-break/>moriam revocanda fiunt quae ante docuimus, in quibus<text:line-break/>prius enarrationes fecimus. Successiones itaque morborum<text:line-break/>- fiunt tum perniciofae- tum judicatoriae et ex morborum</text:span></text:p>
      <text:p text:style-name="P17"><text:span text:style-name="T25">ipsurum differentia ef^sssicixialrectis. Nam successio in<text:line-break/>morbos leviores et locos ignobiliores salutaris </text:span><text:span text:style-name="T7">est,</text:span><text:span text:style-name="T25"> in </text:span><text:span text:style-name="T7">gra-<text:line-break/>viores vero</text:span><text:span text:style-name="T25"> morbos et locos principaliores perniciosa. Ita<text:line-break/>yero' et abscessus qui pei effluxum quidem fiunt meliores,<text:line-break/>per decubituur vero minus commode. Atque horum ipso-<text:line-break/>rum a loco quidem affecto'remotissimi et in partes labo-<text:line-break/>rantis ignobiles boni funt, siis vero contrarii pravi. At<text:line-break/>vero quae: deinceps per fetum opus pTonunciata sunt, am-<text:line-break/>plissime his lu libris a me prius explanatis enarravimus,<text:line-break/>nimirum in aphorismis et prognostico, de rigore, fu dori-<text:line-break/>hus, tussi, sternutamento et singultu. In ceteris vero a<text:line-break/>nobis conditis tractatibus et de his quidem, imo et de aliis<text:line-break/>omnibus, quae tum ad' dignotiones tum praenotiones con-<text:line-break/>ducant diximus. Quum autem deinceps rursum frigoris<text:line-break/>esse- meminerit, animadvertendum est utrumne frigus<text:line-break/>universi corporis intelligere consentaneum sit, ut profun-<text:line-break/>dum inardeat, an partium extremarum, an de his omni-</text:span></text:p>
      <text:p text:style-name="P17"><text:span text:style-name="T25">bus ipsum verba facere satius.sic existimare. Aliud enim<text:line-break/>quiddam significat frigus' ihmceessienis principio; alicui<text:line-break/>vero in declinatione, quemadmodum etiamsi per totam<text:line-break/>accessionem ipsum permanserit</text:span><text:span text:style-name="T15">, ηόη </text:span><text:span text:style-name="T25">borium ignum est,<text:line-break/>sic et si’ tali eo'existente perpetuo profunditas inuratur'.<text:line-break/>De quibus omnibus in libris quos' explanavimus </text:span><text:span text:style-name="T7">et -</text:span><text:span text:style-name="T25"> iri<text:line-break/>opero dni judiciis- enunclatum est. ‘luQurim♦autem) spiritus<text:line-break/>protulit, respirationis differentiae lutelligendae fiant. Quo-<text:line-break/>niam vero statuitur deinceps mentionem</text:span><text:span text:style-name="T55">1</text:span><text:span text:style-name="T25"> teeil, lii quoque<text:line-break/>in' spirituum sunt genere. Dei bis autem in prognostini<text:line-break/>commentariis dictum est, et in libro de spirandi difficul-<text:line-break/>tate, de spirituum in respiratione differentiis, ut etide<text:line-break/>flatibus in prognostico. &gt; Ructus quoque et in spirituum<text:line-break/>genere existunt ob - idque cum respirationis spiritibus quor-<text:line-break/>dam modo communicant. Quatenus^ autem in statulento-<text:line-break/>rum spirituum sunt genere, ea tenus cum flatibus cbm-<text:line-break/>nmnicantr quare et ipsi flatulentum in ventre sujieriori<text:line-break/>procreari ipiritum'ostendunt-'</text:span><text:span text:style-name="T55">!</text:span><text:span text:style-name="T25"> Quod autem.in textus fisse</text:span></text:p>
      <text:p text:style-name="P18"><text:span text:style-name="T25">pronunciavit,, patet omnibus.- Etenim haemorrhagiae et<text:line-break/>haemorrhoides quomodo auxiliari quidem consueverunt,<text:line-break/>eaj et laestonem adserrej al didicimus.</text:span></text:p>
      <text:h text:style-name="Heading_20_2" text:outline-level="2">II.</text:h>
      <text:p text:style-name="P22"><text:span text:style-name="T7">Febres quaedam continuae sunt, quaedam interdum obsi-<text:line-break/>dent, noctu intermittunt. Altae noctu prehendunt, in-<text:line-break/>terdia. intermittunt. Sunt et semitenianae, tertianae,<text:line-break/>quartanae, quintanae,, septimanae at nonanae.</text:span></text:p>
      <text:p text:style-name="P11"><text:span text:style-name="T1">Continuae et intermittentes nomine bifariam veteres<text:line-break/>uti videntur. Continuas namque febres appellant inter-<text:line-break/>dum quidem' omnes quae ad integritatem non desinunt,<text:line-break/>interdum .vero: non omnes quae ad integritatem febris<text:line-break/>non desinunt, sed illas solas praecipue quae adusque ju-<text:line-break/>dicium nullam permutationem sortiuntur Ita vero<text:line-break/>et intermittentes interdum quidem illas solas nominant,</text:span></text:p>
      <text:p text:style-name="P18"><text:span text:style-name="T25">quae ad apyrexiam-desinunt, interdum vero quod ad lu--<text:line-break/>• tegritatem non desinunt, fed insignes faciunt singularum</text:span></text:p>
      <text:p text:style-name="P19"><text:span text:style-name="T25">accessionum </text:span><text:span text:style-name="T50">mutation.es, </text:span><text:span text:style-name="T25">in principium, incrementum, vt-.<text:line-break/>gorem et remissionem. At ex recentioribus medicis non-<text:line-break/>nulli febres nullam insignem mutationem sortitas non<text:line-break/>continuas, sed continentes appellant, continuas vero so-<text:line-break/>las illas, quae ad integritatem non' desinunt et particu-.<text:line-break/>laribus accessionibus intermittunt. Has prisci continuas<text:line-break/>aliquando vocitant, aliquando intermittentes. Sunt enim<text:line-break/>revera inter continuas et eas quae ad integritatem desi-<text:line-break/>nunt mediae. Jure itaque ubi cum continentibus confe-<text:line-break/>runtur, intermittentes vocantur, ubi vero cum his quae<text:line-break/>ad integritatem desinunt, continuae. Hoc autem in praes-</text:span></text:p>
      <text:p text:style-name="P22"><text:span text:style-name="T25">.enti textu febrium differentias scribens .Hippocrates, </text:span><text:span text:style-name="T7">ead-<text:line-break/></text:span><text:span text:style-name="T25">tum nonnullas ait esse continuas, (sunt enim vere con- '<text:line-break/>tinuae fecundum utrumque continui significatum) nonnul-<text:line-break/>las autem vel noctu vel interdiu intermittere. Ex quibus<text:line-break/>quae ad integritatem non desinunt , eas quidem recentio-</text:span></text:p>
      <text:p text:style-name="P18"><text:span text:style-name="T25">res medier diurnas, quae vero desinunt, illas quotidianas,<text:line-break/>tali minuta et subtili nominum disputatione apud veteres<text:line-break/>non existente. Nam quum intermittere duobus modis’<text:line-break/>tum intelligatur tum dicatur, - prout supra enunciatum est,<text:line-break/>quae singulis diebus aut noctibus exacerbantur febres,<text:line-break/>eas intermittentes dicemus, sive ad apyrexiam, sive ad<text:line-break/>remissionem vocatam pervenerint. Deinde ferie connu-<text:line-break/>merat a praedictis alias febrium differentias, femitertia-<text:line-break/>nas, tertianas, quartanas, quintanas, feptimanas et nona-<text:line-break/>nas commemorans. Tertianae quidem et quartanae mani-<text:line-break/>fefle ad integritatem desinunt. Semitertianarum vero-<text:line-break/>quaedam utraque incedunt via ; nonnullae altera earum<text:line-break/>sola quae ad integritatem non desinunt. Nam si anirnad-<text:line-break/>verteris quod ut in quotidie exacerbantibus, alias quidem<text:line-break/>ad integritatem venire pronunciat, alias autem ad remisi-<text:line-break/>. sionem, ita et quaenam sit earum quae tertio aut quarto</text:span></text:p>
      <text:p text:style-name="P19"><text:span text:style-name="T25">quoque die invadunt differentia, cognosces plane non </text:span><text:span text:style-name="T7">de</text:span></text:p>
      <text:p text:style-name="P17"><text:span text:style-name="T25">-re ,, sed de significato vocis semitertianae quaestionem esse.<text:line-break/>Nam quae quarto quoque die invadunt, scimus eas ad<text:line-break/>apyrexiam longo tempore desinere, . rarissimeque ex his<text:line-break/>quae quarto quoque die invadunt, visa est aliqua, quae<text:line-break/>ad integritatem non desineret. Res in bis quae tertio<text:line-break/>quoque die accedunt, non similiter fiet habet: nam per-<text:line-break/>multae sunt differentiae. In his igitur non de re, sed de<text:line-break/>significato et nomine est quaestio, quasnam ex praedictis<text:line-break/>febribus appellare conveniat, tertianas, semitertianas et.<text:line-break/>tritaeophyas. Sic quum quasdam febres dicit quartanas<text:line-break/>aut septimanas aut nonanas esse, non de nomine signifi-<text:line-break/>cato, fed de re quaestio statuitur. Nonnulli fiquidern me-<text:line-break/>dici profitentur se nullum omnino circuitum ultra quar-<text:line-break/>tum diem conspexisse; nonnulli vero, quemadmodum Hip-<text:line-break/>pocrates, sententiam proferunt. Ego vero et ab adole-<text:line-break/>scentia hucusque usus observatione' nullum ipse vidi<text:line-break/>septumanum, nullum nonanum., neque perspicue neque</text:span></text:p>
      <text:p text:style-name="P17"><text:span text:style-name="T25">obscure neque ambigue. Quintanos autein circuitus. vi-<text:line-break/>dimus ambiguos, non tamen exactu neque manifeste , ut<text:line-break/>quotidianos, tertianos et quartanos- Rem tamen logica<text:line-break/>demonstratione non egere censeo, quae ab experientia<text:line-break/>judicium assumit. Si quis enim accurate multoties con-<text:line-break/>spexerit aut septimo aut nono quoque die accessiones obo-<text:line-break/>riri (non enim semel, bis aut ter satis sit), persuasus is<text:line-break/>sane suerit, quosdam et tales esse circuitus.' At si a juv<text:line-break/>ventute ad senectutem non viderit quos invisit aegros ita<text:line-break/>febricitare multos, conflet hoc illi e contrario quod sci-<text:line-break/>licet non fiant hujusmodi circuitus. Fortassis itaque ad-<text:line-break/>versus Hippocratem logica demonstratione aliquis disse-<text:line-break/>ruerit, ut Diocles. Quibus enim asserueris signis autihu-<text:line-break/>moribus quintanum vel septimanum vel nonanum fieri<text:line-break/>circuitum, non habebis. Neque'vero nobis scripsit aegrum<text:line-break/>aliquem, qui ita laboraverit, quamquam oportebat quomodo<text:line-break/>aliorum multorum universalium praeceptorum exempla<text:line-break/>sigillatim docuit, ita ef in his fecisse. Cognoscere praeter-</text:span></text:p>
      <text:p text:style-name="P17"><text:span text:style-name="T7">ea oportet</text:span><text:span text:style-name="T25"> textus principium in multis exemplaribus suri-'<text:line-break/>ptum esse secundum speciem interpretationis:, quam asyn-<text:line-break/>deton, hoc est sine - conjunctionibus, vocant hoc modo: fe-<text:line-break/>bres continuae interdiu obsident, noctu intermittunt,•<text:line-break/>nocte tenent; die intermittunt; Quum autem hanc /pe-<text:line-break/>ciem interpretationis </text:span><text:span text:style-name="T15">ἀσύνδετον </text:span><text:span text:style-name="T25">vel conjunctionis vacuam<text:line-break/>vocari dixi, ostendi et ipsius expositionem. Oportet siqui-<text:line-break/>dem tamquam in catalogo dictorum nos intelligere adje-<text:line-break/>ctas, quae in orationibus praetermissae funt, conjunctiones.</text:span></text:p>
      <text:h text:style-name="Heading_20_2" text:outline-level="2">III.</text:h>
      <text:p text:style-name="P22"><text:span text:style-name="T7">Sunt autem in febre continua morbi acutijstmi, maximi<text:line-break/>et gravifstmi et maxime letales,-</text:span></text:p>
      <text:p text:style-name="P19"><text:span text:style-name="T25">Accuratissima horum omnium doctrina in commenta-<text:line-break/>riis de febrium differentiis tradita est, ut jam retuli, ve-<text:line-break/>rum demonstrare non proposui, neque particularia omnia</text:span></text:p>
      <text:p text:style-name="P18"><text:span text:style-name="T25">docere, ita ut nihiUpraetennittam, sed senis orationem<text:line-break/>explicare. Summas igitur incidentis singulorum fpecula-<text:line-break/>tionis non praeteribo. Itaque acutissimos et maximos et<text:line-break/>gravissimos in febre continua morbos esse pronunciat:<text:line-break/>acutissimos appellitat qui pauco tempore judicationes sub-<text:line-break/>eunt, maximos autem vehementissimos, gravissimos vero<text:line-break/>quj periculum inferunt ; quod luterpretatus -ipse intulit<text:line-break/>ipsos his verbis esse letales. Quoquo autem modo con-<text:line-break/>• tinuam febrem diu intellexeris, vera est oratio. Acutissimi<text:line-break/>siquidem morbi et maximi et gravissimi lu proprie dictis<text:line-break/>fynochis fiunt, atque in aliis nihil minus quae per parti-<text:line-break/>culares accessiones incedunt principia, incrementa, vigores<text:line-break/>,et declinationes manifestas facientes, nec tamen ad iute-<text:line-break/>gritatem desinentes, </text:span><text:span text:style-name="T7">de</text:span><text:span text:style-name="T25"> quibus hoc loco intelligere satius<text:line-break/>erit, quoniam et fynoehos in his contineri contingit, non<text:line-break/>has in fynochis. Quod si quis orationem de folis syno-<text:line-break/>diis dici intellexerit, reliquas continuas tamquam non</text:span></text:p>
      <text:p text:style-name="P17"><text:span text:style-name="T25">periculosas, neque vehementes, neque acutas eximere vi-<text:line-break/>debitur.</text:span></text:p>
      <text:h text:style-name="Heading_20_2" text:outline-level="2">IV.</text:h>
      <text:p text:style-name="P22"><text:span text:style-name="T25">At </text:span><text:span text:style-name="T7">omnium est securifstma, facillima et longifstrna quar-<text:line-break/>tana, Non enim salum per Je ipsu talis est , verum<text:line-break/>etiam ab aliis magnis morbis vindicat.</text:span></text:p>
      <text:p text:style-name="P19"><text:span text:style-name="T25">Quartanam facillimam dixit peraeque ac maxime to-<text:line-break/>lerabilem. Quum enim continuae febres nullam habeant<text:line-break/>adusque judicium molestiarum remissionem, sed assidue<text:line-break/>gravent, jure intolerabiles tum dicuntur tum existunt; lu<text:line-break/>quartana vero ac praesertim ubi moderata sit, mediis ac-<text:line-break/>cessionum diebus foras prodire licet et interdum quibus-<text:line-break/>dam consuetis fungi muneribus. At oportet te veterum<text:line-break/>consuetudinem cognoscere, quum eos de febribus disse-</text:span></text:p>
      <text:p text:style-name="P18"><text:span text:style-name="T25">rentes audieris. Si • namque febris aut hepatis aut pul-<text:line-break/>monis aut pleurae aut alicujus alterius partis inflamma-<text:line-break/>tlonem consequatur, pleuritidem vel peripneurnoniam vel<text:line-break/>hepatitin appellant morbum, non febrilem. Febricitantem<text:line-break/>autem citra inflammationem febre laborare dicunt et nunc<text:line-break/>intellige de quibus disserit febribus i.la dici orationem.<text:line-break/>Nam plerumque ex liene graviter febrientes homines quar-<text:line-break/>tana vidimus; deinde affusione byderica orta obiisse. At<text:line-break/>quartana ipsa per fe absque periculo est, quae et ,ab aliis<text:line-break/>morbis vindicat. Sedatas siquidem epilepsias aegro ex<text:line-break/>quartana diuturna divexato novimus, cujus generationem<text:line-break/>jam didicisti et in commentariis de febrium differentiis et<text:line-break/>de judiciis.</text:span></text:p>
      <text:h text:style-name="Heading_20_2" text:outline-level="2">V.</text:h>
      <text:p text:style-name="P22"><text:span text:style-name="T7">Ln femitertiana vocata febre tum acutos quoque morbos<text:line-break/>procreari accidit, tum praeter caeteras ista maxime</text:span><text:span text:style-name="T25"> le-</text:span></text:p>
      <text:p text:style-name="P17"><text:span text:style-name="T7">talis esu , Quin etiam</text:span><text:span text:style-name="T25"> tabidi, </text:span><text:span text:style-name="T7">quique dliis quibuscunque<text:line-break/>morbis longioribus laborant, hac potifstmum aegrotant.</text:span></text:p>
      <text:p text:style-name="P25"><text:span text:style-name="T25">Multis medicis persuadere non possum; ut rerum<text:line-break/>ipsarum inspectionem ah ea quae de nominibus et signifi-<text:line-break/>catis agit cousideratione discernunt, quibus ignoscere ju-<text:line-break/>stum esu Ubi enim Agathinus, ut caeteros praetermittam,<text:line-break/>librum integrum primum de semitertiana scripsit, quod in<text:line-break/>eo nominis significatum quaerat, quo quis pacto his </text:span><text:span text:style-name="T7">ve-<text:line-break/>niam</text:span><text:span text:style-name="T25"> non dederit? Quamquam facillimum erat propriam<text:line-break/>eorum quae videntur doctrinam continuam facere, pro-<text:line-break/>priam quoque de eorum nominibus, quemadmodum nunc<text:line-break/>ego facturus sum. Nam febrium quae tertio quoque- die<text:line-break/>' invadunt accessionibus, nonnullae ad integritatem desinunt,<text:line-break/>- quaedam non. Atque rursus utrinsque earum differentia<text:line-break/>ejusmodi existit. Quae febres ad integritatum finiuntur,<text:line-break/>earum nonnullae paroxyfrnon habent duodecim horis cir-</text:span></text:p>
      <text:p text:style-name="P17"><text:span text:style-name="T25">cumscriptum, aliae longius extensum. Quae vero febres<text:line-break/>ad integritatem neu perveniunt, earum quaedam horrificae<text:line-break/>quidem existentes quum a primo insultu ad incrementum<text:line-break/>veniunt,, etiamsi jam moderate praevenisse videantur, rur-<text:line-break/>fus alterum horrorem cum contractione,faciunt; atque ah<text:line-break/>hac rursus aliud incrementum, deinde ab illo oontractio-<text:line-break/>nem aliam aliumque rigorem; hae namque bis terque re-<text:line-break/>vertuntur. Secundo die alteram habent accessionem, fed<text:line-break/>priore minorem, absque priorum repetitione; . estque illis<text:line-break/>perpetuus is ferie continuata circulus, ut binis diebus<text:line-break/>binae fiant, ut dixi, accessiones. Aliae praeterea quaedam<text:line-break/>tertio quoque die accedentes citra horrificos illos insui-<text:line-break/>tus et repetitiones, unam tertio quoque die sortiuntur<text:line-break/>accessionem, nullam secundo die assequutae; unum hae<text:line-break/>continuum et aequale ab insultu ad vigorem usque ha-<text:line-break/>bent incrementum. Haec tibi sit febrium quae tertio<text:line-break/>quoque die paroxysmos subeunt differentia, quae assidue<text:line-break/>in aegrotantibus apparet. Nos autem demonstravimus fe-</text:span></text:p>
      <text:p text:style-name="P18"><text:span text:style-name="T25">brem horridam ex bilioso et pituitofo humore conflari,<text:line-break/>sed quae absque horrore est, eam ex bilioso quidem, sed<text:line-break/>ad motum coctionemque contumaciore. Eam. autem ferunt<text:line-break/>principium partium inflammationes. Quae vero cum ri-<text:line-break/>gore invadunt atque ad integritatem desinunt cum biliosis<text:line-break/>vomitionibus vel dejectionibus vel fudoribus, eurum bilis<text:line-break/>flava quae per universum corpus agitatur causa est. His<text:line-break/>itaque se, ita ut dictum est, habentibus singulorum cau-<text:line-break/>sam et curationem quaerere res tum medica tum utilis<text:line-break/>existit. Quo vero nomine singula commemorata recte vo-<text:line-break/>caverit, quamquam non amplius medicinae proprium exis<text:line-break/>siit, cognitu tamen ubi quis alios docere voluerit </text:span><text:span text:style-name="T7">necef-<text:line-break/></text:span><text:span text:style-name="T25">farium. Nam eas quae in aegris fiunt nobis tum affectuum<text:line-break/>dignotiones tum suturorum praenotiones tum curationes,<text:line-break/>nihil accurata nominum ratione egere videmus; neque<text:line-break/>enim ab his vulgus de medicis existimat. At ubi ex ve-<text:line-break/>nae sectione aegrum melius habere viderit, atque cibum</text:span></text:p>
      <text:p text:style-name="P18"><text:span text:style-name="T25">in tempore assumere, etenim id quoque conspicatus idiota<text:line-break/>judicium ferre potest. Deinde non statim a cibo princi-<text:line-break/>pium accessionis fieri, fed multo post tempore medium</text:span></text:p>
      <text:p text:style-name="P22"><text:span text:style-name="T25">' laudat. Quod si. frigidam dedisse, lavisse aegrotumque a<text:line-break/>febre vindicasse medicum viderit, illum quam, primum<text:line-break/>demiratur, quemadmodum etiam si quicquam ex futuris<text:line-break/>praedixerit. Ab his itaque medicus tum plane tum vere<text:line-break/>hominum sermone celebratur et bene audit. ’ Sophista<text:line-break/>vero quum de nominibus et significatis contendit, tempus<text:line-break/>tum suum tum discipulorum'conterit. Quonism vero non<text:line-break/>est nobis hoc in loco propositum ipsa artis- opera docere,</text:span></text:p>
      <text:p text:style-name="P25"><text:span text:style-name="T25">. id enim abunde alibi fecimus, sed, brevibus Hippocratis .<text:line-break/>mentem considerare, id quoque ita facere valebimus. Dixit<text:line-break/>siquidem et antea: </text:span><text:span text:style-name="T7">ipsorum autem plurimis hujusmodi af-<text:line-break/>fectus aderant, horridae febres, afstduae, acutae, in to^<text:line-break/>tum quidem non intermittentes: fed earum typus erat fe-<text:line-break/>rnitertianus, uno die leviores, altero insuper exacerbantes.<text:line-break/></text:span><text:span text:style-name="T25">Et rursus hoc loco ita pronunciat: </text:span><text:span text:style-name="T7">In femiiertiana vocata</text:span></text:p>
      <text:p text:style-name="P13"><text:span text:style-name="T4">febre</text:span><text:span text:style-name="T1"> tum acutos </text:span><text:span text:style-name="T4">quoque morbos procreari accidit tum<text:line-break/>praeter caeteras ista maxime letalis esu</text:span><text:span text:style-name="T1"> Quod letalis<text:line-break/>quidem sit semitertiana aperte pronunciavit Hippocrates.<text:line-break/>Quod vero quae ad integritatem veniunt, earum nulla<text:line-break/>letalis sit, palam in aphorismis his verbis declaravit:<text:line-break/></text:span><text:span text:style-name="T4">Quaecunque febres non intermittentes tertio quoque die<text:line-break/>vehementiores stunt, periculosae; quocunque autem modo<text:line-break/>intermiserint, periculum abeste significant.</text:span><text:span text:style-name="T1"> Quonam itaque<text:line-break/>pacto quisquam semitertianam. inter desinentes ad integri-<text:line-break/>tatem dixerit, Hippocratem scquutus. Qui proferunt, si<text:line-break/>quis </text:span><text:span text:style-name="T1">horis </text:span><text:span text:style-name="T1">quatuor </text:span><text:span text:style-name="T1">et </text:span><text:span text:style-name="T1">viginti citra febrem sic mediam<text:line-break/>ipsum habere Iemitertianam, talem hanc febrem inter<text:line-break/>intermittentes faciunt. Ita vero et qui medium et par-<text:line-break/>vum </text:span><text:span text:style-name="T1">a </text:span><text:span text:style-name="T1">magno differre horarum numero praedicant, ad<text:line-break/>integritatem deducere utrumque volentes, ab Hippocratis<text:line-break/>mente discedunt, inter febres intermittentes semitertianam<text:line-break/>constituentes ; haec enim citra periculum existet, etiamsi<text:line-break/>letalis ab Hippocrate dicatur. Satius itaque suerit no-</text:span></text:p>
      <text:p text:style-name="P17"><text:span text:style-name="T25">minibus, nt dictum est, neglectis singularum febrium tum<text:line-break/>curationes tum dignotiones tum praenotiones exercere.<text:line-break/>Quoniam vero tum manifestior .tum brevior per nomina<text:line-break/>evadit doctrina, prius febrium tertio quoque die invaden- -<text:line-break/>trium differentias oratione explicabimus, ut nuper faciebat<text:line-break/>fecundum unamquamque ipsarum peculiarem appellationem,<text:line-break/>prout facere consuevit, dum ubique febrium tertio quo-</text:span></text:p>
      <text:p text:style-name="P25"><text:span text:style-name="T25">. que die accedentium differentias explicat. Deinde eam<text:line-break/>quae intra duodecim horas cessat, concisae doctrinae gra-</text:span></text:p>
      <text:p text:style-name="P22"><text:span text:style-name="T25">, tia, exquisitam tertianam appellabimus. Quae vero hac-<text:line-break/>diuturniorem accessionem habuerit, simulque etiamnum<text:line-break/>longiorem remissionem, illam simpliciter tertianam nomi-<text:line-break/>nabimus. Quae vero accessionem plurimum prodnetam,<text:line-break/>parvum autem intervallum, eam jam tertianam productam<text:line-break/>vocabimus. Quae ad integritatem non desinit et horrifi-</text:span></text:p>
      <text:p text:style-name="P22"><text:span text:style-name="T55">:</text:span><text:span text:style-name="T25"> cas priore die repetitiones facit, altero vero die simplicem<text:line-break/>unam accessionem, hanc semitertianam appellabimus. Si<text:line-break/>vero simpliciter tertio quoque die invadat, tritaeophyam<text:line-break/>vel tertianigenam. Habes hae in oratione omnia distincta</text:span></text:p>
      <text:p text:style-name="P17"><text:span text:style-name="T25">tum inutilia tum utilia. Debes autem haec' perpetuo me-<text:line-break/>minisse et promptam horum notitiam consequi. Sic enim<text:line-break/>juniorum medicorum nugas deprehendes, quas de prae-<text:line-break/>dictis nominibus fecerunt, de rebus </text:span><text:span text:style-name="T7">fe</text:span><text:span text:style-name="T25"> disserere putantes.<text:line-break/>At quod nullam quidem earum quae ad integritatem </text:span><text:span text:style-name="T7">per-<text:line-break/>veniant,</text:span><text:span text:style-name="T25"> semitertianam nunc appellet Hippocrates demon-<text:line-break/>stratum est. Utrum vero illam solam quam ego proprie<text:line-break/>vocare consuevi horrificas repetitiones facientem, an eam<text:line-break/>quae fine his concitatur, consideratione dignum est. Etenim<text:line-break/>si tabidis atque aliter diu aegrotantibus haec febris acci-<text:line-break/>dere consuevit, fortassis etiamsi citra horrorem fiat, eam<text:line-break/>semitertianam ' vocabimus, si die secundo iterum invadat.<text:line-break/>Verum quod dixi quum de nomine sit. quaestio, nihil<text:line-break/>absurdum est, si non plane iutelligamus cui febri semiter-<text:line-break/>tianae vocem tribuat Hippocrates. Nam ab ipso de fe-<text:line-break/>bribus artem edocti, quibus ad artis opera indigemus, </text:span><text:span text:style-name="T7">ea<text:line-break/></text:span><text:span text:style-name="T25">absque illarum nominibus conscquemur. Sed fortassis</text:span></text:p>
      <text:p text:style-name="P93"><text:span text:style-name="T25">-- i<text:tab/></text:span><text:span text:style-name="T7">'<text:tab/></text:span><text:span text:style-name="T7">‘ </text:span><text:span text:style-name="T7">'<text:tab/>-<text:tab/>-e</text:span></text:p>
      <text:p text:style-name="P18"><text:span text:style-name="T25">necessarium esse videbitur deinceps considerare cur adje-<text:line-break/>cerit Hippocrates, vocata, neque simpliciter dixerit, in<text:line-break/>semitertiana quidem etiam acuti morbi oboriuntur. Mihi<text:line-break/>autem videtur vocabulum tamquam improprium improbare.<text:line-break/>His siquidem indigentius integritatem sortitis additionem<text:line-break/>facimus, ac dicentes semimortua, semimortuum, semideum,<text:line-break/>scmivocale, semiasinum et femiassum et quaecunque alia<text:line-break/>hujusmodi proferimus. Semitertiana vero non solum non<text:line-break/>est dimidia vel symptomatum multitudine vel viribus et<text:line-break/>universo horum affectu, verum etiam tertiana longe de-<text:line-break/>terior, ut citius esse videatur non illa hujus, sed haec<text:line-break/>illius dimidia dicenda. Itaque nescio qua ratione adducti<text:line-break/>sunt , cur ita potius appellarent quam aliter qui primum<text:line-break/>appellationem contemplati sunt. , Fieri siquidem potest, ut<text:line-break/>hanc appellationem indiderint, quod cum tertiana febris<text:line-break/>habeat, ut tertio quoque die invadat et ad integritatem<text:line-break/>desinat; femiterliana unum quidem horum habeat, alte-<text:line-break/>rum vero non, nam tertio quoque die invadit, sed ut ad</text:span></text:p>
      <text:p text:style-name="P17"><text:span text:style-name="T25">integritatem desinat,, non habet. Praeterea potuerunt<text:line-break/>etiam ita appellasse, quod cum rigore non invadat, atque<text:line-break/>ad haec quod cum exeretione non sedetur, quod item<text:line-break/>secundum diem liberum non sortiatur. Possunt quoque<text:line-break/>et hujusmodi aliud proferre qui nullius frugis sapientiam<text:line-break/>exercent et vero artis commoda praetermittunt.</text:span></text:p>
      <text:h text:style-name="Heading_20_2" text:outline-level="2">V<text:span text:style-name="T93">I</text:span>.</text:h>
      <text:p text:style-name="P22"><text:span text:style-name="T7">Nocturna febris non admodum letalis, longa t-amen, di-<text:line-break/>uturna longior, quibusdam autem ad tabem vergit.</text:span></text:p>
      <text:p text:style-name="P19"><text:span text:style-name="T25">Principio quidem febrium catalogum simpliciter scri-<text:line-break/>psit, sed harum deinceps mores docet. Praefatus igitur<text:line-break/>in catalogo: Febres quaedam continuae sunt, quaedam<text:line-break/>interdia obsident, noctu intermittunt, allae noctu prehen-<text:line-break/>dunt, jnterdiu intermittunt. Deinde quum de continuis<text:line-break/>disseruisset quae et quales essent illisque deinceps de</text:span></text:p>
      <text:p text:style-name="P18"><text:span text:style-name="T25">quartana et semitertiana doctrinam adjecisset, ad febres<text:line-break/>die invadentes et nocte intermittentes, vel nocte inva-<text:line-break/>dentes et die intermittentes pervenit, qui alteram ex his<text:line-break/>nocturnam, alteram diurnam appellitat: nocturnam quidem<text:line-break/>quae nocte invadat, diurnam vero qnae interdiu. Sed<text:line-break/>' quibus nocturnam laudare visus est, his ipsis non minus<text:line-break/>culpavit quod non simpliciter pronuntiaverit, nocturna non<text:line-break/>letalis, sed addiderit, non valde. Si namque non valde<text:line-break/>est letalis , constat eam mediocriter letalem esse, diur-<text:line-break/>nam autem non solum longiorem nocturna esse dixit,<text:line-break/>verum etiam et ad phthisin interdum propendere, proin-<text:line-break/>deque hac ratione deteriorem lexistere. Nam partim quo<text:line-break/>tempore tum difcuti tum rarescere magis consuevit, si<text:line-break/>contrahatur et densetur, corpus invadens jure malignior<text:line-break/>esse videtur; partim tempus habet providentiae insuetum.<text:line-break/>Quo hamque tempore dormire oportebat, eo aegrotum a<text:line-break/>medica providentia fructum capere neceste est, Quamobrem</text:span></text:p>
      <text:p text:style-name="P18"><text:span text:style-name="T25">tempore marcescunt contabescuntque oh duorum alterutrum,<text:line-break/>si luterdiu quidem dormiant, penuria sumnum subeunt;<text:line-break/>si non dormiant, vespertilionis vitam, non hominum<text:line-break/>agunt.</text:span></text:p>
      <text:h text:style-name="Heading_20_2" text:outline-level="2">VII.</text:h>
      <text:p text:style-name="P22"><text:span text:style-name="T7">Septimana longa npn letalis. Nonana etiamnum lon-<text:line-break/>gior non letalis.</text:span></text:p>
      <text:p text:style-name="P94"><text:span text:style-name="T25">/ •<text:tab/></text:span><text:span text:style-name="T25">—.—r<text:tab/><text:tab/></text:span></text:p>
      <text:p text:style-name="P19"><text:span text:style-name="T25">Hippocrati fidem non habere indecorum esu Videtur<text:line-break/>siquidem eum prout vidit haec scripsisse. Neque, enim<text:line-break/>mentiri decet qui sese vidisse profiteatur. Quare nos<text:line-break/>observare sedulo oportet </text:span><text:span text:style-name="T25">et </text:span><text:span text:style-name="T25">experientia verum judicare.<text:line-break/>Sed ut non </text:span><text:span text:style-name="T25">ita </text:span><text:span text:style-name="T25">nobis quod multis accidat, qui scrte<text:line-break/>quadam aliquem septimo die febre correptum conspicati<text:line-break/>fecundo et tertio ab initio suspicati sunt septimo nonnul-<text:line-break/>lum circuitum esse. Potest enim id casu interdum </text:span><text:span text:style-name="T7">eve-<text:line-break/>nire,</text:span><text:span text:style-name="T25"> praeterea eodem quoque victus genere. Quibus enim</text:span></text:p>
      <text:p text:style-name="P17"><text:span text:style-name="T25">.aegrotantibus morbosus affectus non plane Pedatus sit, sed<text:line-break/>apsis aliquod femen superfuerit,, his negligentius cibatis<text:line-break/>accidit faepe quidem a primo die febricitare, saepe vera<text:line-break/>septimo, saepe quoque octavo, saepe denique quodam alio;<text:line-break/>et fedata febre augurantibus' prorsus fefe liberatos et in<text:line-break/>omnibus similiter cibatis ex superstite morbi femine toti-<text:line-break/>dem diebus eandem in affectionem devenientibus peraeque<text:line-break/>febricitare. Quod plerumque fieri potest, quum affectionis<text:line-break/>residuum aequale sit et eodem victu aegri fruuntur. Is<text:line-break/>revera morbi.est circuitus, quum exacte cibatis ipsis febris<text:line-break/>ad eundem praefinitum diem accesserit, quemadmodum in<text:line-break/>quartana febre fieri conspicitur.</text:span></text:p>
      <text:h text:style-name="Heading_20_2" text:outline-level="2">V<text:span text:style-name="T86">III</text:span>.</text:h>
      <text:p text:style-name="P25"><text:span text:style-name="T7">Tertiana exquisita celeriter judicatur neque letalis esa</text:span></text:p>
      <text:p text:style-name="P12"><text:span text:style-name="T1">Paulo ante dictum est, ut typo loquar, quae pauci<text:line-break/>temporis accessionem habet febris, eanr tertianam exquisi-<text:line-break/>tam esse. Quae vero huic simul ut plurimum insunt<text:line-break/>omnia tum in libris de febrium differentiis, tum in com-<text:line-break/>mentariis de crisibus enunciatum est.</text:span></text:p>
      <text:h text:style-name="Heading_20_2" text:outline-level="2">IX.</text:h>
      <text:p text:style-name="P22"><text:span text:style-name="T7">Quintana omnium est pejstma. Etenim ante tabem et jam<text:line-break/>tabescentibus oborta perimit.</text:span></text:p>
      <text:p text:style-name="P19"><text:span text:style-name="T25">Tabidi, hectica febre nunquam cessante, febricitant,<text:line-break/>cujus totam naturam ut et caeterarum </text:span><text:span text:style-name="T25">in libris de fe-<text:line-break/></text:span><text:span text:style-name="T25">brium differentiis didicisti. Jam vero in quibusdam </text:span><text:span text:style-name="T25">et<text:line-break/></text:span><text:span text:style-name="T25">implicitam quandam ex periodicis vidi aut tertio quoque<text:line-break/>die repententibus aut et quotidie exacerbantibus, atque </text:span><text:span text:style-name="T25">ut<text:line-break/></text:span><text:span text:style-name="T25">Hippocrates pronunciat, ex his quae quinto quoque </text:span><text:span text:style-name="T25">die</text:span></text:p>
      <text:p text:style-name="P17"><text:span text:style-name="T25">repetunt; de quibus eadem a nobis dicta esse arbitror<text:line-break/>quae et de septimanis et nonanis paulo ante audivisti.</text:span></text:p>
      <text:h text:style-name="Heading_20_2" text:outline-level="2">X.</text:h>
      <text:p text:style-name="P22"><text:span text:style-name="T7">His vero sunt</text:span><text:span text:style-name="T25"> istarum </text:span><text:span text:style-name="T7">singularum febrium peraeque con-<text:line-break/>tinuarum et intermittentium modi et status et accejsto-<text:line-break/>nes. Primum enim continua quibusdam interdum inci-<text:line-break/>piens storet ac viget maxime, atque saevius ingravescit}<text:line-break/>circa judicium vero ac statim in judicio imminuitur,<text:line-break/>Nonnullis vero interdum leviter ac latenter incipit, sed<text:line-break/>in dies increscit exacerbaturque; sub judicium vero in<text:line-break/>ipfoque judicio cumulatim emicat. Nonnullis denique<text:line-break/>blanda incipiens increscit et exacerbatur et quadantenus<text:line-break/>vigorem adepta rursus ad judicium usque et subjudicium<text:line-break/>fe remittit. Atque haec in omnem febrem omnemqus<text:line-break/>morbum concidunt.</text:span></text:p>
      <text:p text:style-name="P18"><text:span text:style-name="T25">Modos febrium interdum quidem mores'vocitant; in-<text:line-break/>terdum vero differentias; ac substantias. Hic autem fingu-<text:line-break/>larum quae praedictae sunt febriam species eum scripsisse<text:line-break/>constat. Continuam igitur essatur nonnullis incipere qur-<text:line-break/>dem vehementissimam, fed paulatim adusque judicium<text:line-break/>imminui. Internum autem moderate incipere augerique<text:line-break/>paulatim adusque judicium, in. quo ait eam satis elucere;<text:line-break/>hae igitur contrarium inter se judicium habent. Alium<text:line-break/>autem modum his tertium inesse profert ex ambobus com-<text:line-break/>positum, quum incipit quidem leniter, aucta vero paula-<text:line-break/>tim et perfectam nacta magnitudinem, ad persectam usque<text:line-break/>solutionem fele remittit. Hos tres modos quidam arbi-<text:line-break/>trantur Hippocratem dicere in continuis febribus quae in<text:line-break/>orationis fine fcripfit non intelligentes. Contingit autem<text:line-break/>haec fieri in omni febre et morbo. Quare non conti--<text:line-break/>unarum duntaxat, verum etiam omnium caeterarum fe-<text:line-break/>brinm tum continuarum tum diuturnarum, praetereaque<text:line-break/>omnis alterius morbi tum acuti nimirum tum diuturn</text:span></text:p>
      <text:p text:style-name="P17"><text:span text:style-name="T25">eosdem ipsos modos tres esse pronunciat. Jam vero sym-<text:line-break/>ptomata eadem ratione judicantur omnia. Age vero de<text:line-break/>dolore id nobis perpendendum est. Is enim saepe quidem<text:line-break/>vehementissime invadit, paulatim autem ad perfectam fo-<text:line-break/>lutionem marcescit; interdum vero, ubi leniter incepit<text:line-break/>et ad vehementissirnum paulatim auctus est, celerem habet<text:line-break/>accessionem.. Nonnunquam etiamnum a peracto vigore<text:line-break/>incrementi analogia pari tempore declinationem accipit.</text:span></text:p>
      <text:h text:style-name="Heading_20_2" text:outline-level="2">XI.</text:h>
      <text:p text:style-name="P25"><text:span text:style-name="T25">Ex his autem ductis </text:span><text:span text:style-name="T7">scopis victus afferendus esa</text:span></text:p>
      <text:p text:style-name="P19"><text:span text:style-name="T25">Praescium te vult esse motus morborum, ut conve-<text:line-break/>nientem ipsis victum exhibeas. Nos siquidem ad suturum<text:line-break/>morbi rigorem respicientes victus rationem praescribere<text:line-break/>oportet. In libro autem de acutorum victu et in apho-</text:span></text:p>
      <text:p text:style-name="P17"><text:span text:style-name="T25">rismis, quo pacto praedictos morborum modos praenoscere<text:line-break/>oporteat, ex his quoque lu prognosticum commentariis<text:line-break/>atque ex libris de crisibus per capita disces quae hoc in<text:line-break/>libro scripsi,. in primo liujns commentarii scripto textu.</text:span></text:p>
      <text:h text:style-name="Heading_20_2" text:outline-level="2">XII.</text:h>
      <text:p text:style-name="P22"><text:span text:style-name="T7">Multa vero et alia praecipua signa sunt his germana, de<text:line-break/>quibus partim aliquando scriptum est, partim scribetur,<text:line-break/>ad quod ratiocinanti perpendendum et considerandum est,<text:line-break/>cui horum acutus ac letalis stt morbus, aut impendent,<text:line-break/>et cui adbibendus, necne et quando et quantus et qui-<text:line-break/>nam cibus suturus stt.</text:span></text:p>
      <text:p text:style-name="P19"><text:span text:style-name="T25">Quamquam multa a quibus praenotiones effici opor-<text:line-break/>tet praedixerit, alia tamen esse pronunciat et lu pro-<text:line-break/>gnostico partim nimirum scripta, partim et scribenda.</text:span></text:p>
      <text:h text:style-name="P7" text:outline-level="2">XIII.</text:h>
      <text:p text:style-name="P22"><text:span text:style-name="T7">Quae diebus paribus exacerbantur,</text:span><text:span text:style-name="T25"> ea </text:span><text:span text:style-name="T7">paribus judicantur,<text:line-break/>quorum vero accefstones diebus imparibus fiunt, diebus<text:line-break/>imparibus iudicantur.</text:span></text:p>
      <text:p text:style-name="P19"><text:span text:style-name="T25">Saepius a nobis dictum est in accessionibus fieri ju-<text:line-break/>dicia tum quod in his humores vehementer moveantur<text:line-break/>et. tamquam ferventes erumpant sanguinis profluvio aut<text:line-break/>sudoribus aut vomitionibus aut dejectionibus aut haernor-<text:line-break/>rhonlibus.aut menstruo mulieribus, tum quod eo tempore<text:line-break/>natura ad ipsorum excretionem excitetur, quoque simul<text:line-break/>gravata et male affecta ad excernendum proritetur, item<text:line-break/>quod fusis ipsis magis pravorum humorum fecretio expe-<text:line-break/>.' ditior et judicatio facilior fiat.</text:span></text:p>
      <text:h text:style-name="Heading_20_2" text:outline-level="2">XIV.</text:h>
      <text:p text:style-name="P19"><text:span text:style-name="T7">Circuitum autem diebus paribus judicantium prunus est</text:span></text:p>
      <text:p text:style-name="P18"><text:span text:style-name="T7">decretorius, quartus, sextus, octavusdecimus, decimus<text:line-break/>quartus, vigesimus octavus, trigesimus , quadragesimus<text:line-break/>octavus, sexagesimus, octogesimus et centesimus. Cir-<text:line-break/>cuituum vero diebus imparibus judicantium primus est<text:line-break/>tertius, quintus, septimus, nonus, undecimus, decimus<text:line-break/>septimus, primus et vigesimus, septimus et vigesimus<text:line-break/>et trigesimus primus.</text:span></text:p>
      <text:p text:style-name="P19"><text:span text:style-name="T25">Non proprie mihi ridetur hic circuitus nomen ulur-<text:line-break/>pare. Nam dies ipsus in quibus fiunt judicia, omnes<text:line-break/>ordine descripsit, etiam in prognostico, qui quaternario<text:line-break/>numero fiunt circuitus, eos accurate percurrit. Quamobrem<text:line-break/>haec decretoriorum dierum speculationem inquirere vi-<text:line-break/>dentur. Primum itaque diem judicatorium parium die-<text:line-break/>rnm quartum esse pronunciat, deinde sextum, mox<text:line-break/>in plurimis exemplaribus tum octavus tum decimus<text:line-break/>scriptus est; lu quibusdam vero decimus quartus post sex-<text:line-break/>tum </text:span><text:span text:style-name="T25">; </text:span><text:span text:style-name="T25">delude vigesimus. Et post hunc in quibusdam'<text:line-break/>vigesimus quartus, lu nonnullis trigesimus quartus, ab<text:line-break/>hoc quadragesimus; sub quem sexagesimus, octogesimus</text:span></text:p>
      <text:p text:style-name="P95"><text:span text:style-name="T25">et centesimus. Iu morbis vero qui diebus imparibus ju-<text:line-break/>dicantur, primum ait circuitum esse, fed satius erat, ut<text:line-break/>diximus, non primum, sed tertium; deinde quintum, mox<text:line-break/>septimum, deinde nonum, deinde undecimum, postea de-<text:line-break/>cirnum septimum, deinde primum et vigesimum, mox<text:line-break/>septimum et vigesimum, a quo primum et trigesimum. At<text:line-break/>a nobis demonstratum est in opere de diebus judicatoriis,<text:line-break/>omnium judicantium dierum validissimos esse qui et quar-<text:line-break/>tano et feptimano circuitu fiunt; moderatiores vero his<text:line-break/>esse, qui intercidunt, de quibus probabilis generationis<text:line-break/>gratia dicamus. Omnes itaque impares recte pronunciati<text:line-break/>sunt. lnter pares vero non recte dixerunt vigesimum<text:line-break/>octavum et undecimum; nullo siquidem modo ipsi sunt<text:line-break/>judicatorii.</text:span></text:p>
      <text:h text:style-name="Heading_20_2" text:outline-level="2">XV.</text:h>
      <text:p text:style-name="P96"><text:span text:style-name="T7">Scire autem oportet st aliter</text:span><text:span text:style-name="T25"> extra </text:span><text:span text:style-name="T7">hss praejdriptoi, dies<text:line-break/>judicium stat, recidivas fore portendi, letalesque mor-<text:line-break/>bos oboriri.<text:tab/></text:span><text:span text:style-name="T7">- -- -</text:span></text:p>
      <text:p text:style-name="P18"><text:span text:style-name="T25">Praedictos dies bene et firmiter judicare tum judica-<text:line-break/>tos morbos prorsus esse firmos, fieri tamen nonnunquam<text:line-break/>exitiales illis commentariis demonstratum esu</text:span></text:p>
      <text:h text:style-name="Heading_20_2" text:outline-level="2">XVI.</text:h>
      <text:p text:style-name="P22"><text:span text:style-name="T7">At animadvertere et nojse oportet hisce temporibus sutu-<text:line-break/>ras ad sulutcm aut perniciem judicationes, vel in me-<text:line-break/>lius aut deterius propensiones.</text:span></text:p>
      <text:p text:style-name="P19"><text:span text:style-name="T25">Hac in oratione quod ex judicationis nomine signifi-<text:line-break/>catur declaravit, quod quis concisa oratione dixerit cele-<text:line-break/>rem morbi mutationem. Quod autem quatuor modis mu-<text:line-break/>tatio fiat, ipse declaravit, 'nempe ad salutem aut mortem<text:line-break/>aut propensionem ad melius vel deterius insignem scilicet.<text:line-break/>Praetermisit autem vocabulum insignem, quod in com-<text:line-break/>muni judicationis dictione contineatur.</text:span></text:p>
      <text:h text:style-name="P7" text:outline-level="2">XV<text:span text:style-name="T94">II</text:span>.</text:h>
      <text:p text:style-name="P22"><text:span text:style-name="T7">Erraticae denique febres et quartanae, quintanae, septi-<text:line-break/>manae et nonanae quibus circuitibus judicentur, explo-<text:line-break/>randum esa</text:span></text:p>
      <text:p text:style-name="P19"><text:span text:style-name="T25">At de his in prognostico minime disserit. Etenim<text:line-break/>erraticae singulas accessiones inordinatas habent, signis ta-<text:line-break/>men per judicatorios dies apparentibus, earum judicatio<text:line-break/>praenoscitur. De circuitibus ad integritatem desinentibus,<text:line-break/>. quales tertianarum et quartanarum a plerisque medicorum<text:line-break/>demonstratum est theorema incognitum, quod scmper in<text:line-break/>aegris experti sumus. Non enim primis a principio die-<text:line-break/>.bus mentem attendere oportet, neque hos simpliciter<text:line-break/>deinceps commemorare, sed accessiones, ut de tertiana<text:line-break/>exquisita in aphorisrnis ipse dixit: </text:span><text:span text:style-name="T7">tertiana exquisita se-<text:line-break/>ptem circuitibus, ut longifstmum judicatur.</text:span><text:span text:style-name="T25"> Nam ut haec<text:line-break/>septem circuitibus judicatur, eadem ratione alia quidem</text:span></text:p>
      <text:p text:style-name="P17"><text:span text:style-name="T25">novem circuitibus, alia vero undecim,, et ita deinceps<text:line-break/>pro judicantium dierum numero. Atque de quartanis<text:line-break/>eadem est ratio. In prognostico namque dicit: quartana-<text:line-break/>rum status eo procedit ordine. Quum autem ego theo-<text:line-break/>riam hanc inEudemo philosopho praedixissem tribus quar-<text:line-break/>tanis affecto, unam quidem ex ipsis primum desinere, quae<text:line-break/>certis diebus invaderet et post totidem circuitus ; ubi vero<text:line-break/>haec sedata est, fecundam aliam tertio die, deinde et ter-<text:line-break/>tiam similiter praenunciassem me haec dicere ex divina-<text:line-break/>tione asserebant et non ex medica speculatione, quam-<text:line-break/>quam vates numquam Romae vidissent recte in aegris<text:line-break/>praedixisse. De caeteranrm enim urbium incolis nullum<text:line-break/>feci periculum. Dei autem gratia denuncianms nos in<text:line-break/>nulla unquam praedictione frustratos esse. Quod si tu in<text:line-break/>his quae de judicationibus enarrata funt te exercueris,<text:line-break/>tum Hippocrate tum arte dignus eris. Haec quidem obi-<text:line-break/>ter a me dicta funt; atqui ad praesentem explicationem</text:span></text:p>
      <text:p text:style-name="P17"><text:span text:style-name="T25">rursum procedamus. Quemadmodum - enim in prognostico<text:line-break/>de diebus judicatoriis,</text:span><text:span text:style-name="T25">, </text:span><text:span text:style-name="T25">sic etiam de circuitibus omnem<text:line-break/>orationem accurate definivit,' Nusquam tamen, neque </text:span><text:span text:style-name="T25">in<text:line-break/></text:span><text:span text:style-name="T25">prognostico solum, imo neque in aphorismis quintani </text:span><text:span text:style-name="T25">vel<text:line-break/></text:span><text:span text:style-name="T25">septimani vel nonani meminit. Enimvero quum </text:span><text:span text:style-name="T25">in pro-<text:line-break/></text:span><text:span text:style-name="T25">gnostico dixisset: quartanarum status eo procedit </text:span><text:span text:style-name="T25">ordine,<text:line-break/></text:span><text:span text:style-name="T25">et </text:span><text:span text:style-name="T25">in </text:span><text:span text:style-name="T25">aphorismis: tertiana exquisita septem </text:span><text:span text:style-name="T25">circuitibus<text:line-break/></text:span><text:span text:style-name="T25">judicatur</text:span><text:span text:style-name="T25">, </text:span><text:span text:style-name="T25">poterat quoque ipse de quintana et </text:span><text:span text:style-name="T25">septimana<text:line-break/></text:span><text:span text:style-name="T25">et </text:span><text:span text:style-name="T25">nonana </text:span><text:span text:style-name="T25">eandem orationem fecisse his ita scriptis. </text:span><text:span text:style-name="T25">Fit<text:line-break/>autem et </text:span><text:span text:style-name="T25">quartanarum status eodem modo et </text:span><text:span text:style-name="T25">quintanarum<text:line-break/></text:span><text:span text:style-name="T25">et </text:span><text:span text:style-name="T25">septimanarum et </text:span><text:span text:style-name="T25">nonarum ex eo </text:span><text:span text:style-name="T25">ordine.</text:span></text:p>
      <text:p text:style-name="P19"><text:span text:style-name="T25">Ante </text:span><text:span text:style-name="T25">particularem aegrorum </text:span><text:span text:style-name="T25">explanationem fatius esse<text:line-break/>mihi videtur tum </text:span><text:span text:style-name="T25">perspicuitatis tum brevitatis </text:span><text:span text:style-name="T25">gratia com-<text:line-break/>munem quandam </text:span><text:span text:style-name="T25">de </text:span><text:span text:style-name="T25">iis </text:span><text:span text:style-name="T25">omnibus </text:span><text:span text:style-name="T25">orationem facere. A<text:line-break/></text:span><text:span text:style-name="T25">me </text:span><text:span text:style-name="T25">demonstratum est </text:span><text:span text:style-name="T25">tum aliis </text:span><text:span text:style-name="T25">lu operibus tum in me-<text:line-break/>dendi methodo </text:span><text:span text:style-name="T25">duplicem eorum quae </text:span><text:span text:style-name="T25">investigantur in-</text:span></text:p>
      <text:p text:style-name="P17"><text:span text:style-name="T25">ventionem esse: unam quidem quae ratione ad notitiam<text:line-break/>pervenit tum universalis tum communis cujuscunque par-<text:line-break/>ticularis speciei; alteram vero quae per particularia ad<text:line-break/>commune ac universale pervenit. Atque haec quidem<text:line-break/>complere universale; opera vero artificum ex individuis<text:line-break/>speciebus fieri 5 opus autem esse in his exercitatione ei<text:line-break/>qui prius universale invenit. Praeterea et ad. universalem<text:line-break/>affirmationem utilia esse particularia. Sunt autem ad disci-<text:line-break/>pulorum captum haec yeluti exempla universalium ipsis<text:line-break/>institutorum theorematum. Ob id et ego in omnibus quos<text:line-break/>feci tractatibus non universalia duntaxat, verum etiam<text:line-break/>particularia percurri, ex libris Hippocratis ae praecipue<text:line-break/>epidemiorum orationes annotans, in quibus omnia expo-<text:line-break/>fui, quae ab initio adusque finem aegris oborta sunt. In<text:line-break/>libris itaque de spirandi difficultate omnes percurri,<text:line-break/>qui in epidemus difficile spiraverunt, in libris de<text:line-break/>diebus judicatoriis judicatos, atque eodem modo in<text:line-break/>caeteris. Quare neque prolixiori explicatione opus, sue-</text:span></text:p>
      <text:p text:style-name="P17"><text:span text:style-name="T25">rit ad artis opera properare volentibus. Sed quia con-<text:line-break/>textus quidam Hippocratis interjacent obscuriores, propter-<text:line-break/>ea mihr satius visum est tales quoque commentarios di-<text:line-break/>lucidos construere. Nam si symptomatum omnium quae<text:line-break/>singulis morbis accidisse narrat vel totam naturam vel<text:line-break/>causas generationis dixero, tractatus omnes a me factos<text:line-break/>huc transferre et in singulos aegrotos unum librum scribere<text:line-break/>periclitabor. Quod si eorum quae in prognostico univer-<text:line-break/>saliter scripta funt, sola exempla nunc judicavero, omnem<text:line-break/>disciplinam ad opera a me scripta remittens, concisam.<text:line-break/>spero fore orationem.</text:span></text:p>
      <text:h text:style-name="Heading_20_2" text:outline-level="2"><text:span text:style-name="T94">I</text:span>.</text:h>
      <text:p text:style-name="P22"><text:span text:style-name="T7">Qui PhUiscus prope moenia habitabat decubuit. Primo<text:line-break/>die febris acuta, noctu laboriose sudavit. Secundo'<text:line-break/>omnia exacerbata sunt; vesperi ab injecto clystere belle<text:line-break/>habuit, nocte quievit. Tertio mane et</text:span><text:span text:style-name="T25"> ad meridiem</text:span></text:p>
      <text:p text:style-name="P18"><text:span text:style-name="T7">usque a febre liber effe visus est} ad vesperam vero<text:line-break/>febris acuta invasit cum sudore, siticulosus suit, lin-<text:line-break/>gua inaruit , nigrum minxit, noctu jactabatur, non dor-<text:line-break/>mivit prorsus deliravit. Quarto nutem omnta proritata<text:line-break/>sunt , urinae nigrae , nox toleratu facilior, urinae me-<text:line-break/>lius coloratae. Quinto cireca meridiem paucum e nari-<text:line-break/>bus stillavit sincerum</text:span><text:span text:style-name="T25"> ; urinae variae </text:span><text:span text:style-name="T7">quibus inerant enae-<text:line-break/>Oremata, rotunda, geniturae similia, quae dispersu non<text:line-break/>substdebant. Huic supposita</text:span><text:span text:style-name="T25"> glande </text:span><text:span text:style-name="T7">statulenta pauca<text:line-break/>prodierunt</text:span><text:span text:style-name="T7">; </text:span><text:span text:style-name="T7">nox laboriosa fuit, fomni parvi, verba, de-<text:line-break/>' Uria, extrema undique frigida quae non amplius reca-<text:line-break/>lescebant </text:span><text:span text:style-name="T7">, </text:span><text:span text:style-name="T7">nigra minxit, parce dormivit, interdiu ob-<text:line-break/>mutuit, frigida sudavit, extrema livida. Die suxto<text:line-break/>, circa meridiem obiit. Huic spiritus ad stnem usque<text:line-break/>velut revocanti rarus et magnus. Lien tumore rotundo<text:line-break/>intumuit} sudores perpetuo frigidi, exacerbationes die-<text:line-break/>bus paribus.</text:span></text:p>
      <text:p text:style-name="P18"><text:span text:style-name="T25">Hoc in aegroto tertio die mors ei jam futura per-<text:line-break/>fpicue denunciabatur, qui universalium theorematum me-<text:line-break/>ininit. Primo namque die febri acutae obsidenti sudor<text:line-break/>obortus est qui febrem non folvit, imo et noctem perar-<text:line-break/>duam attulit. Secundus dies omnia proritavit. Inde ter-<text:line-break/>tius nigrarum urinarum excietionem habuit. Itaque quod<text:line-break/>primo die accidit, continuo pravum erat. Nam judica-<text:line-break/>toria non judicantia partim letalia existunt, partim diffi-<text:line-break/>cile judicium faciunt. Letalia quidem si aliquod ex le-<text:line-break/>talibus vel symptomatibus 'vel signis fuerit. Difficile vero<text:line-break/>facientia judicium, si absque his signa cruditatis humorum<text:line-break/>permaneant. At enim lu Philisco letale signum erat quod<text:line-break/>non, solutae tertio die a Iudore febri urinae nigrae et sitis<text:line-break/>accesserint et lingua inaruerit et -tota nocte inquietus fue-<text:line-break/>rit, vigilaverit, deliraverit. His autem ita factis quarto<text:line-break/>die cuncta proritata fuisse ait, urinasque rursus nigras</text:span></text:p>
      <text:p text:style-name="P17"><text:span text:style-name="T25">redditas. Fac itaque memineris quod ubi quartus dies<text:line-break/></text:span><text:span text:style-name="T25">in </text:span><text:span text:style-name="T25">acuto morbo difficilia tum symptomata tum signa perae-<text:line-break/>que ac tertius habuerit, judicationem brevi exspectare<text:line-break/>oportet et quod si paribus diebus accessiones fuerint, in<text:line-break/>puribus; si vero imparibus, in illis; ubi autem judicatio,<text:line-break/>hic et mors in perniciosis morbis. Enimvero sexto die<text:line-break/>mortem obiit Philiscus, quod ipsi accessiones paribus die-<text:line-break/>bus fuissent. Hoc enim ipse declaravit Hippocrates-, qui<text:line-break/>in narrationis fine ala scripsit ; huic spiritus ad finem<text:line-break/>usque velut revocanti rarus et magnus, lien tumore ro-<text:line-break/>tundo intumuit, sudores perpetuo frigidi, accessiones die-<text:line-break/>bus, paribus. Alius fortassis aegrotus similibus fymptoma-<text:line-break/>tibus et signis non sexto , sed octavo die interiisset, qui<text:line-break/>tum robustioribus quam Philiscus esset viribus tum fym-<text:line-break/>ptomatibus et signis minus perniciosis. Quod enim tertio<text:line-break/>die et quarto nigras urinas reddidisset malignitatis morbi<text:line-break/>magnitudinem perspicue .prodidit. Sudores praeterea fri-</text:span></text:p>
      <text:p text:style-name="P17"><text:span text:style-name="T25">gidi oborti et sanguinis stillatio</text:span><text:span text:style-name="T25">. </text:span><text:span text:style-name="T25">quinto die, brevi perni-<text:line-break/>ciem exspectari confirmarunt. Eoque etiamnum magis<text:line-break/>quod stillationi' sincerum hisce verbis adscripserit. Quinto<text:line-break/>die circa meridiem paucum e naribus stillavit, idque sin-<text:line-break/>eerum. Quum itaque vel dejectionem vel vomitionem<text:line-break/>sinceram dixerit; non mixtum intelligit, dejecta veI evo-<text:line-break/>mita flava sincera bile aut atra vel aeruginosa. De stilla<text:line-break/>autem, si sincerum, sanguinem intellexerimus rubrum, is<text:line-break/>enim proprius ipsi calor est, aliquid falsum intelligiinus.<text:line-break/>Rubri ramque stilla e naribus in pernicioso morbe nun-<text:line-break/>quam apparuit, at: semper atri. Quod igitur hoc ipsum<text:line-break/>atrum sincerum dicat, - volens quod tale est intelligere<text:line-break/>probabile esu Quare tertio quidem die jam morbi per-<text:line-break/>nicies perspicue videbatur, non tamen quando esset mo-<text:line-break/>riturus constabat Quarto vert uie quum urinae nigrae<text:line-break/>permanerent,</text:span><text:span text:style-name="T25">. </text:span><text:span text:style-name="T25">fierentque diebus paribus accessiones, sique</text:span></text:p>
      <text:p text:style-name="P18"><text:span text:style-name="T25">tum aetate tum virium robore aegrotus obstitisset, ad octa-<text:line-break/>, vum usque diem ipsum suffecturum par erat; si non, sexto</text:span></text:p>
      <text:p text:style-name="P19"><text:span text:style-name="T25">die interiturum. Quum autem propter commemorata<text:line-break/>quintus dies meri sanguinis stillam haberet tum frigidos<text:line-break/>fndores per totum morbum evenisse protulit, jure quidem<text:line-break/>exspectasset aegrotum non posse accessionem sexto die fu-<text:line-break/>turam proferre. Haec igitur videntur illis consequentia<text:line-break/>quae universaliter de judicatoriis diebus, .urinis, et sudo-<text:line-break/>ribus pronunciata funt tum lu libris de judicatoriis die-<text:line-break/>bus tum in libris de fpirandi difficultate et delirio. Quum<text:line-break/>enim in prognostico dixerit: spiritus autem frequens<text:line-break/>quidem dolorem aut partis, ali cujus supra feptum trans-<text:line-break/>verfum inflammationem significat, magnus vero et longo<text:line-break/>inspiratus tempore delirium ostendit. Deinde nunc quum<text:line-break/>et Philiscum delirasse affirmaverit, nihilque tota in nar-<text:line-break/>ratione de fpirandi difficultate enunclaverit, jure optimo<text:line-break/>in orationis fine addidit., huic, spiritus ad alnem usque</text:span></text:p>
      <text:p text:style-name="P17"><text:span text:style-name="T25">velut revocanti rarus et magnus. Constat autem idem<text:line-break/>esse didere et rarum et per multum tempus; oratlu velut<text:line-break/>revocanti quemadmodum recordanti significat. Nam in<text:line-break/>his libris de, spirandi difficultate demonstratam est rarum<text:line-break/>et magnum fieri spiritum ob mentis laesionem, tanquam<text:line-break/>functiones aegrum lateant, ut nesciat neque quando eas .<text:line-break/>cohibere, neque quando inchoare oporteat;</text:span></text:p>
      <text:h text:style-name="Heading_20_2" text:outline-level="2">II.</text:h>
      <text:p text:style-name="P22"><text:span text:style-name="T7">Silenum, qut apud Platamonem prope Evalcidis aedes<text:line-break/>habitabat-, ex lafsttudinibus, compotationibus et exerci-<text:line-break/>tationibus intempestivis febris prehendit. Coepit autem<text:line-break/>lumbis laborare, capitis gravitatem tulit, suitque cervi-<text:line-break/>cis distentio. Primo die ab alvo biliosa, sincera, spu-<text:line-break/>mosa, abunde colorata multa prodierunt; urinae nigrae<text:line-break/>nigrum continentes sedimentum; sttibundus suit, lingua<text:line-break/>insuper arida t nocte nihil dormivit. Secundo febris<text:line-break/>acuta, dejectiones plures, tenuiores, spumosae; urinae</text:span></text:p>
      <text:p text:style-name="P18"><text:span text:style-name="T7">nigrae i nox inquies at gravis, aliquantulum deliravit,<text:line-break/>Tertio omnia exacerbata sunt, hypochondrii contentio<text:line-break/>utrimque ad umbilicum promisca, submoilis</text:span><text:span text:style-name="T25"> , dejectiones<text:line-break/>. tenues, </text:span><text:span text:style-name="T7">nigricantes r urinae turbidae, nigrae, nox inso-<text:line-break/>mnis,. verba multa, risus, cantus, continere su non<text:line-break/>potuit. Quarto eadem vexabant. Quinto dejectiones<text:line-break/>sincerae, biliosae,,</text:span><text:span text:style-name="T25"> laeves, </text:span><text:span text:style-name="T7">admodum pingues; urinae te-<text:line-break/>nues, pellucidae, paucae^ mente constabat. Sexta<text:line-break/>circa caput aliquantulum sudavit; extrema corporis fri-<text:line-break/>gida, livida, jactatio vehemens, ab ahio nihil prodiit i<text:line-break/>, urinae supprejsue sunt, febris acuta. Septimo voce de-*<text:line-break/>suctus est, corporis summa non amplius recaluerunt;<text:line-break/>nihil. minxit. Octavo frigidus per universum corpus<text:line-break/>manavit sudor; exanthemata cum sudore rubra, ro-<text:line-break/>_ tunisa, parva, varis</text:span><text:span text:style-name="T25"> consimilia </text:span><text:span text:style-name="T7">permanebant, non abs-<text:line-break/>cedebant ; </text:span><text:span text:style-name="T25">ab </text:span><text:span text:style-name="T7">alvo autem. parvis irritamentis concitata<text:line-break/>stercora tenuia, qualia incocta copiosa cum dolore pro-<text:line-break/>dibant, urinas cum dolore mordaces reddebat i extrema<text:line-break/>paululum recalescebant i sumni exigui,</text:span><text:span text:style-name="T25"> comatosi, obmutuit.</text:span></text:p>
      <text:p text:style-name="P18"><text:span text:style-name="T15">' </text:span><text:span text:style-name="T25">urinae </text:span><text:span text:style-name="T25">tenuet', pellucidae. Nono .prope eadem;-Decimd<text:line-break/></text:span><text:span text:style-name="T25">ri </text:span><text:span text:style-name="T7">-potum non astumebat , sopore detinebatur, sumui tenues,<text:line-break/>'mb alvo senilia prodibant, minxtb eonscrtim sub crajsum<text:line-break/></text:span><text:span text:style-name="T60">;</text:span><text:span text:style-name="T7"> depositum</text:span><text:span text:style-name="T7">,</text:span><text:span text:style-name="T7">sedimentum farinae', trafstori similae album,<text:line-break/></text:span><text:span text:style-name="T7">c </text:span><text:span text:style-name="T7">sunimit corporis iterum frigida. Undecimo mortem ijp-<text:line-break/>•= petiit. Huic </text:span><text:span text:style-name="T7">a </text:span><text:span text:style-name="T7">principio ad extremum usque spiritus'<text:line-break/>magnus, narus, continens kypocbondrU palpitatio, Ae—<text:line-break/>'tas erat circiter annos viginti. '</text:span></text:p>
      <text:p text:style-name="P97"><text:span text:style-name="T25">-fi.<text:tab/>-ii.jv </text:span><text:span text:style-name="T7">dx </text:span><text:span text:style-name="T7">A::i r.-. 'rsu ' ni alli</text:span></text:p>
      <text:p text:style-name="P19"><text:span text:style-name="T25">- - in hoc aetatem addidit, quam in primo iegro non<text:line-break/>adjecerat, llle siquidem debisa ratione siexto die- morti<text:line-break/>. occubuit, perniciofa continenter in acuto morbo, a prin-</text:span></text:p>
      <text:p text:style-name="P19"><text:span text:style-name="T25">cipio tum signa tum symptomata consequutus. • Hic autem<text:line-break/>illi consimiliter ab initio affectus, attamen ad undeci.<text:line-break/>mum diem -progressus est propter- virium robur, quod<text:line-break/>huic inesse par erat tum alias tum quod per aetatis ad-<text:line-break/>ditionem decimavit, ea non in Pliilisco adjecta;' ex qua<text:line-break/></text:span><text:span text:style-name="T25">’ </text:span><text:span text:style-name="T25">nort adjecta ostendit quod pluribus </text:span><text:span text:style-name="T7">annis</text:span><text:span text:style-name="T25"> esset, ita ut .vi-</text:span></text:p>
      <text:p text:style-name="P18"><text:span text:style-name="T25">res parum in eo valerent. Secundus aeger iisdem ab<text:line-break/>, luitio tum signis tum symptomatibus, nisi validis viribus<text:line-break/>fuisset, feptimo interiisset die, sicque sane illo die prope<text:line-break/>obiit, de eoque scripsit: feptimo dle obmutuit, extrema<text:line-break/>non amplius recalescebant, nihil minxit. Ex his itaque<text:line-break/>constat eum ad mortem prope devenisse,,, sed quum vires<text:line-break/>essent validae, ad sequentem judicatorium diem undeci-<text:line-break/>mum sufficere potuit; quoniam eum qui tertio aut quarto<text:line-break/>die in pessimis fuerat tum signis- tum symptomatis, se-<text:line-break/>ptimo die mori oportebat, quum accessiones diebus im-<text:line-break/>paribus- magis fierent, quod his verbis declaravit: tertio,<text:line-break/>exacerbata sunt omnia: atque ab his rursus: quarto die<text:line-break/>eadem vexabant. Quum igitur scptimum diem praeterire,<text:line-break/>ut dixi, ob virium robur potuerit, octavo die pustulas<text:line-break/>cum sudore habuit rubentes, rotundas, parvas, natura<text:line-break/>ipsa cum morbo pugnante, atque ad cutim pravorum hu-<text:line-break/>morum superfluitatem propellente, ob, idque nono die<text:line-break/>haud obiit, sed undecimo. Quod si octavo die nihil tale</text:span></text:p>
      <text:p text:style-name="P17"><text:span text:style-name="T25">contigisset, qonsequens erat ipsum nono die interiisse,<text:line-break/>quum septimus qualem pronunciavit fuisset. Quia vero:<text:line-break/>is aegrouis etiam in morbo delirauit , proptsrea in ni sic<text:line-break/>riae fine adjecit: ipsum spiritum magnum er rarum a’<text:line-break/>principio ad extremum usque habuisse; imo et continen-<text:line-break/>ter hypocbondin .palpitationem ipsi fuisse profitetur; quod<text:line-break/>lu prognostico vel turbationem vel delirium significare di-<text:line-break/>cebatur. tfa ist autem homini fu &lt;lsc qu seda® lu septe<text:line-break/>transverso phlegmonei;; ob quatn tertio die explicationem<text:line-break/>scripsit: hypochondrii contentiu utrluque ad umbilicuul<text:line-break/>promissa submollis. Submollis aurem tub vacua ac inanis<text:line-break/>esu, hoc est citra tumorem, qui partibus .hypochondrio-<text:line-break/>rum. inflammatis' procreatur. Quuni' </text:span><text:span text:style-name="T7">vero ex</text:span><text:span text:style-name="T25"> septi transr.<text:line-break/>versi phlegmone ob continuitatem retrahitur., absque tu-,<text:line-break/>more contenditur.. Atque jam iu totius.enarrationis euor-<text:line-break/>dio edixit ipsum lumbis; laborare, capitis gravitatem et/<text:line-break/>cervicis conlentionem banere, quae et ipsa progredienti.</text:span></text:p>
      <text:p text:style-name="P17"><text:span text:style-name="T25">ad deterius morbo delirii signa fiunt; quae et cum'vigiliis<text:line-break/>et fine capitis gravitate fierent, phreniticus eraderet<text:line-break/>Nunc vero capitis gravitas humorum non. admodum cali-<text:line-break/>dorum aut biliosorum cupiam; nam plane, insomnis esset,<text:line-break/>contineri in eo ostendens, comatulum aegrum </text:span><text:span text:style-name="T25">fuisse </text:span><text:span text:style-name="T25">decla-<text:line-break/>ravit. Verum deistus' affectibus, </text:span><text:span text:style-name="T25">lu. </text:span><text:span text:style-name="T25">quibus, simul et coma-<text:line-break/>tofi </text:span><text:span text:style-name="T25">sunt </text:span><text:span text:style-name="T25">et </text:span><text:span text:style-name="T25">desipiunt., </text:span><text:span text:style-name="T25">latius dicetur, quum primam pror-<text:line-break/>rhetici orationem explicabimus. Adjecisse vero etiam<text:line-break/>praesenti </text:span><text:span text:style-name="T25">orationi beec; </text:span><text:span text:style-name="T25">oportet; ? </text:span><text:span text:style-name="T25">quod: </text:span><text:span text:style-name="T25">melius sit </text:span><text:span text:style-name="T25">, </text:span><text:span text:style-name="T25">quae<text:line-break/>nobis et alibi </text:span><text:span text:style-name="T25">dicta; </text:span><text:span text:style-name="T25">sunt; ubi quis ex causis manifestis<text:line-break/>febricitare coeperit, si nullo modo corpus ad morbum<text:line-break/>paratum fuerit, eum diaria febre corripui </text:span><text:span text:style-name="T25">io </text:span><text:span text:style-name="T25">At; certe </text:span><text:span text:style-name="T7">Si-,<text:line-break/>leno</text:span><text:span text:style-name="T25"> tale prorfusocontigisset ex lassitudinibus, potationi-<text:line-break/>bus </text:span><text:span text:style-name="T25">et </text:span><text:span text:style-name="T25">exercitationibns' intempestivis febricitanti, nisi cor-<text:line-break/>poris ad morbum accessisset apparatus.; quum obortis<text:line-break/>primo statim </text:span><text:span text:style-name="T25">aut secundo </text:span><text:span text:style-name="T25">die tum symptomatibus tum<text:line-break/>signis dignoveris. .Itaque primum </text:span><text:span text:style-name="T25">, </text:span><text:span text:style-name="T25">inquit, eum ignis pre-</text:span></text:p>
      <text:p text:style-name="P17"><text:span text:style-name="T25">hendit. Ita vero, febrem nominare consuevit, quum ve-<text:line-break/>hementissima fuerit. Deinde vero' primo die ab alvo 'bi-<text:line-break/>liosa, sincera, spumosa, abunde colorata et copiosa huic<text:line-break/>prodierunt, continuata serie urinae nigrum sedimentum<text:line-break/>continentes. Rursum subsequitur i sitibundus fuit, liq-<text:line-break/>gua arida, nihil noctu dormivit. Non parva Sileno primo<text:line-break/>statirn die tum exitialium symptomatum tum signorum<text:line-break/>multlludo tunc oborta lest, ut quivis aperte queat lutei-<text:line-break/>ligere lassitudines, potationes et exercitationes morbi oc-<text:line-break/>casiones suisse. Nam quisque qccasicnes maxime proprie<text:line-break/>manifestas causas appellaverit. Quum, autem alia quaedam<text:line-break/>oborta hominem aegrotaturum arguerint, multo tamen<text:line-break/>tempore praecesserint, aequum tunc fuit Silenum hunc<text:line-break/>ea. etiam victus ratione commemorata longo usum tem-<text:line-break/>pore, inde morbum sibi comparasse. Si quis .enim labora-<text:line-break/>verit multa perpessus in acticnihus adusque lassitudinem,<text:line-break/>hiberitque liberalius, et intempestive </text:span><text:span text:style-name="T7">fefe</text:span><text:span text:style-name="T25"> exercitaverit, id<text:line-break/>est aut ubi furti tardior concoctio</text:span><text:span text:style-name="T25">, </text:span><text:span text:style-name="T25">priusquam probe' in</text:span></text:p>
      <text:p text:style-name="P18"><text:span text:style-name="T25">sanguinem transmutatum suerit alimentum, hic in su par-<text:line-break/>tim biliosum quidem ob labores et tolerantias, partim<text:line-break/>vero itum crudum tum incoctum ex potu et lutempestivis<text:line-break/>exercitationibus acervabit. At inter morbos hi gravissimi<text:line-break/>sunt; ia quibus insignis amborum copia accumulatur,</text:span></text:p>
      <text:h text:style-name="Heading_20_2" text:outline-level="2">III.</text:h>
      <text:p text:style-name="P22"><text:span text:style-name="T7">Herophontem febris acuta prehendit. Ab alvo pauca per<text:line-break/>initia tenesrnodea, postea tenuia prodibant, biUosu. et<text:line-break/>copiosum sumni non-aderant, urinae nigrae et tenues.<text:line-break/>Quinto mane surditas, exacerbata sunt omnia; lien<text:line-break/>sublatus intumuit, hypochondrH distentio </text:span><text:span text:style-name="T7">; </text:span><text:span text:style-name="T7">ab alvo pauca<text:line-break/>nigra prodierunt, desipuit. Sexto delirabat, nocte sum<text:line-break/>dor, frigus., delirus permansit. Septimo perfrixit; siti-<text:line-break/>culosus suit, deliravit, sub noctem, ad mentem rediit,<text:line-break/>obdormivit. Octavo subrieitavitj lien imruinuius est;</text:span></text:p>
      <text:p text:style-name="P22"><text:span text:style-name="T7">. prorsus resipuit, ad inguen doluit, primumque ei tumor<text:line-break/>e lienis directo subortus est, deinde ad utramque tibiam<text:line-break/>dolores accejscrunt, nox .toleratu facilis</text:span><text:span text:style-name="T7">, </text:span><text:span text:style-name="T7">urinae melius</text:span></text:p>
      <text:p text:style-name="P17"><text:span text:style-name="T7">coloratae paucum sedimentum habuerunt. Nono suda-<text:line-break/></text:span><text:span text:style-name="T25">unit, </text:span><text:span text:style-name="T7">judicatus est, intermisit. Quinto die reversus; est<text:line-break/></text:span><text:span text:style-name="T25">morbus, </text:span><text:span text:style-name="T7">stmulque lien intumuit, febris acuta iterumque<text:line-break/>surditas. . Tertio post recidivam die lienis tumor imrni-<text:line-break/>nuebatur, pauciorque erat surditas, crura dolor invasu,<text:line-break/>noctu sudavit , die decimo septimo judicatus est,</text:span><text:span text:style-name="T25"> neque</text:span></text:p>
      <text:p text:style-name="P98"><text:span text:style-name="T7">in morbi reversione deliravit. Hic praeter exjpectatio-<text:line-break/>nem suspes evasit.</text:span></text:p>
      <text:p text:style-name="P19"><text:span text:style-name="T25">Primis enim diebus ipsum jure moriturum quisque<text:line-break/>auguratus esset. Etenim nigra minxit, biliosisque deje-<text:line-break/>ctionibus repressis surditas consequti ta est, tamquam ipsis<text:line-break/>ad caput recurrentibus, ex quibus jure quidem optimo<text:line-break/>desipuit. At ex nigris quae pravae sunt urinis nihil<text:line-break/>erat boni quod contra propenderet, nisi quod lien quinto<text:line-break/>intumuit die, quod cacochymiae portionem excepisset.<text:line-break/>Deinde octavo die pravis humoribus e liene ad crura</text:span></text:p>
      <text:p text:style-name="P18"><text:span text:style-name="T25">transeuntibus, hic imminuebatur quidem, caeterurn dum<text:line-break/>ad crura transirent, doluit- imprimis ' inguen sinistrum;<text:line-break/></text:span><text:span text:style-name="T33">h</text:span><text:span text:style-name="T25">oc siquidem erat tecundum lienis rectitudinem Postea<text:line-break/>ad utramque tlbiam dolores migraverunt,, a quibus sym-<text:line-break/>ptomatibus sane placide, per noctem habuit, mluxitque<text:line-break/>melioris coloris urinas, quae album etpaucum, sediuien-<text:line-break/>turn haberent. Deinde-sequenti die, qui nonus erat, irum<text:line-break/>sudore judicatus, esu Tantum scilicet: habent tum vexan-<text:line-break/>tium humorum -ad inferiores partes migratio tum urlua-<text:line-break/>rnm coctio. Enim vero neque haec satis sic esse potue-<text:line-break/>runt aegrum a morbo perfectu vindicare, qui nono die<text:line-break/>sudaverat. Quare pars ipsi quaedam pravorum humorum<text:line-break/>relicta est, quae quartodecinro die., recidivam attulit, a qua<text:line-break/>decimo septimo die judicatus est, lervato hoc in aegro-<text:line-break/>tante per dies judicatorios judicio.</text:span></text:p>
      <text:h text:style-name="P7" text:outline-level="2">IV.</text:h>
      <text:p text:style-name="P25"><text:span text:style-name="T7">' In Thaso Philini uxorem, quae filium pepererat, tum<text:line-break/>praecedentibus secundum natu-rtcm purgationibus tum in<text:line-break/>- cneteris facile degentem decimo quarto a</text:span><text:span text:style-name="T25"> partu. </text:span><text:span text:style-name="T7">die<text:line-break/>ignis cum rigore prehendit. Huic autem cor dobebat<text:line-break/>’• et hypochondrium dextrum; muliebrium dolores, pur-<text:line-break/>gatio cejsuvitr Fefst vero suppositione haec quidem le-<text:line-break/>viora sucta sunt. At capitis, cervicis et lumborum<text:line-break/>dolores permanebant, somni non aderant, extrema, fri-<text:line-break/>gida, stticulosu fuit, alvus adusta pauca dimittebat,<text:line-break/>urinae tenues et per exordia- decolores. Sexto die no-<text:line-break/>ctu magnopere deliravit rnrsurnque resipuit. dSeptimo<text:line-break/>stticulosu, dejectiones biliosae, abunde coloratae. Octavo</text:span></text:p>
      <text:p text:style-name="P22"><text:span text:style-name="T60">1</text:span><text:span text:style-name="T7"> subriguit, subris acuta prehendit, convulsiones eum<text:line-break/>dolore multae, multum deliravit, glande subdita ad<text:line-break/>desidendum’ expurgabat, multaque cum biliosa aststuxu<text:line-break/>prodierunt</text:span><text:span text:style-name="T25">, famni </text:span><text:span text:style-name="T7">non aderant. Nono convulsiones.<text:line-break/>Decimo aliquantulum mente constabat. Undecimo dor-</text:span></text:p>
      <text:p text:style-name="P18"><text:span text:style-name="T7">mivit , omnium recordata est, sed statim rursus delira-<text:line-break/>vit, minxit per convulsiones urinam confertim copiosum,<text:line-break/>raro ab astidentibus admonita, erasum albam (quale<text:line-break/>quid in urinis substdenttbus visitur, quae diu depositae<text:line-break/>- ac reservatae returbantur') eaque non substdebat, sud</text:span></text:p>
      <text:p text:style-name="P19"><text:span text:style-name="T7">Colore et crastltudine qualis subjugalium. Talia meje-<text:line-break/>bat, qualia ego vidi. Ad decimum quartum diem<text:line-break/>appulsae dolores per universum corpus, verba multa,<text:line-break/>aliquantulum mente constabat, sud brcoi rursus delira-<text:line-break/>vit. .Orca decimum septimum obmutuit. Vigesimo<text:line-break/>obiit.</text:span></text:p>
      <text:p text:style-name="P19"><text:span text:style-name="T25">Duo ex hac historia notanda prodeunt, quorum unum<text:line-break/>quidem est aegrotis superioribus ac posterioribus descri-<text:line-break/>ptis commune, judicatorii nimirum dies. AIterum aufem<text:line-break/>hujus proprium. Suppressa namque huic mulieri post par-<text:line-break/>tum purgatione tum morbus tum mors accidit. Obiit<text:line-break/>vigesimo </text:span><text:span text:style-name="T7">die.,</text:span><text:span text:style-name="T25"> decimo quarto et decimo' septimo deteriori-<text:line-break/>bus inter caeteros effectis. At supposita eum balano, si</text:span></text:p>
      <text:p text:style-name="P17"><text:span text:style-name="T25">nes. tulerit, scriptare manifestum significatum habet, fed citra<text:line-break/>additionem aut balanum, ut’ quidam volunt, subaudire<text:line-break/>oportet aut pessum mitigatorium scilicet et inflammationis<text:line-break/>prohibitorium, Illud certe. cunctis lu: mulieribus, quibus<text:line-break/>a partu lochiorum purgatio suppressa est tum scire tum<text:line-break/>memoria tenere decet-, nonnullas esse quae in summum<text:line-break/>mortis periculum prolabantur' et paucissimas asse quae<text:line-break/>modice vexentur, quandoquidem plurimis inflammatur<text:line-break/>uterus. Nonnullis denique quod sanguis in ipso partu<text:line-break/>fluxu vacuatus qualitate differat, bis quidem biliosus vel<text:line-break/>melancholicus, illis vero aeruginosus vel pituitosus aut<text:line-break/>mediocriter utilis, innoxius tamen absolute nunquam. </text:span><text:span text:style-name="T25">,<text:line-break/></text:span><text:span text:style-name="T25">Optima namque ejus portio in partus, alimentum assumpta -<text:line-break/>esu Demonstrant autem ipsius naturam fymptomata quae<text:line-break/>ex suppressione a partu lochiorum purgationis oborta sunt,<text:line-break/>quemadmodum et hic in ea quae oratione proponitur.<text:line-break/>Rigor </text:span><text:span text:style-name="T55">r</text:span><text:span text:style-name="T25">enim , febris </text:span><text:span text:style-name="T7">acuta,</text:span><text:span text:style-name="T25"> sitis, biliosus afflexus, delirium,<text:line-break/>vigiliae, certa sunt humoris biliosi redundantis indicia.-<text:line-break/>Convulsiones vero et palpitationes' et urinae subjugalium</text:span></text:p>
      <text:p text:style-name="P18"><text:span text:style-name="T25">urinis similes ipsae sunt, crudi et crassi humoris sunt<text:line-break/>species: sic pessimi sunt morbi, in quibus uterque </text:span><text:span text:style-name="T7">dictus<text:line-break/></text:span><text:span text:style-name="T25">humor redundat, quibus scmitertianam supervenire de-<text:line-break/>monstravimus. Quod igitur periculose mulier aegrotaverit<text:line-break/>haec erat causa. Utrum vero evasura esset, an moritura,<text:line-break/>haec tum symptomata tum signa statirn inter initia expli-<text:line-break/>care possunt. Attendamus igitur exercitationis gratia,<text:line-break/>trimo die qur a partu erat quartus decimus, ignis, in-<text:line-break/>quit, cum rigore mullerem prehendit. .Scimus autem llip-<text:line-break/>pocratem ignem ardentissimam febrem appellare; verun-<text:line-break/>tamen id nondum prorsus perniciosum: erat, quemadmo-<text:line-break/>dum neque cardiaigla laborare, hoc est ventriculi orificio<text:line-break/>delere, neque 'item muliebria, ut neque hypochondrium<text:line-break/>dextrum. Verum somni, inquit;'non aderant. Itaque<text:line-break/>- ex his omnibus-pravitatis morbi dignotio augetur; non<text:line-break/>tamen ex his omnino nobis constat mulierem interituram;<text:line-break/>veluti neque quod sitibunda esset, neque quod urinae esi-</text:span></text:p>
      <text:p text:style-name="P17"><text:span text:style-name="T25">fent tenues et decolores: tales enim urinae ad concoctio-<text:line-break/>nem tempus desiderant, non tamen perniciosae prorsus<text:line-break/>, existunt. Sed et extrema, inquit, frigida, quod jam perni-<text:line-break/>ciosum existit, si in morbi principio cum febre vehemen-<text:line-break/>tissima fiat. Itaque si mihi constaret quibus esset viribus<text:line-break/>mulier, de morbi etiam, tempore ex praedictis fymptoma-<text:line-break/>, tis esset mihi dicendi potestas, etiamsi praeter opinio-<text:line-break/>nem obscuram quandarn salutis spem haberet. Quod<text:line-break/>quoniam incertum est, vicium' limitationem perniciosis<text:line-break/>symptomatis in morborum consideratione vos adjicere<text:line-break/>oportet; ita namque certo pronunciare poteritis. Huic<text:line-break/>ergo mulieri dolores qui circiter decimum quartum diem<text:line-break/>universum corpus obsederunt et delirium suturum mortem'<text:line-break/>denuntiarunt, veI decimo septimo vel vigesimo ex judica-<text:line-break/>toriorum dierum natura. Et sane utrumque accidit; illa<text:line-break/>namque obmutuit, vigesimo die defuncta est.</text:span></text:p>
      <text:h text:style-name="P7" text:outline-level="2">V.</text:h>
      <text:p text:style-name="P22"><text:span text:style-name="T7">Epianatis uxorem, quae apud Arcbegeten decumbebat, su.<text:line-break/>stante jam partu rigor vehementer prehendit, non in-<text:line-break/>caluit,</text:span><text:span text:style-name="T25"> ut </text:span><text:span text:style-name="T7">dicebant. Secundo eadem. Tertio stltarn.<text:line-break/>peperit-, caeteraque omnia ex ratione procesterunt.<text:line-break/>Secundo a partu die eam prehendit febris acuta, oris<text:line-break/>iientriculi ei locorum muliebrium dolor, sumni non ad-<text:line-break/>erant; pefsu subdito haec quidem leviora facta sunt,-<text:line-break/>fed tum capitis tum cervicis ac lumborum dolor invasit,<text:line-break/>ex alvo pauca, biliosu, tenuia ac sincera dejecit, urinae<text:line-break/>tenues, subnigrae. Sexto die a quo febris eam</text:span><text:span text:style-name="T25"> corri-<text:line-break/>puit, </text:span><text:span text:style-name="T7">sub noctem deliravit. Septimo exasperata sunt<text:line-break/>omnia, pervigil, desipuit, sttibunda, dejectiones omnes<text:line-break/>biliosae, at undique</text:span><text:span text:style-name="T25"> coloratae.' </text:span><text:span text:style-name="T7">Octavo superriguit,<text:line-break/>liberalius -dormivit. Nono per eadem. Decimo crura<text:line-break/>laboriose doLuemnt; iterum cordolium, capitis gravitas,<text:line-break/>non deliravit, dormivit magis, alvus restitit, Undeci-<text:line-break/>mo sudavit, urinas reddidit melioris coloris copiosum</text:span></text:p>
      <text:p text:style-name="P18"><text:span text:style-name="T7">continentes sedimentum , levius habuit. Decimo quarto<text:line-break/>superriguit, febris acuta prehendit. Decimo quinto bi-<text:line-break/>liosa, jrigida, -sabfrequentia vomuit, sudavit, a sebre<text:line-break/>libera, Sub noctem febris'acuta, </text:span><text:span text:style-name="T25">urinae </text:span><text:span text:style-name="T7">erasae,</text:span><text:span text:style-name="T25"> al-<text:line-break/>bum </text:span><text:span text:style-name="T7">sedimentum. Decimo sexto exacerbata est sciris,<text:line-break/>nox inquieta, non dormivit, deliravit. Decimo octavo<text:line-break/>sttibunda ,lingua retorrida, non dormivit, multum de-<text:line-break/>liravit, crura-' doiuerunt. Ad vigesimum mane aliquan-<text:line-break/>tulum riguit, camatosu suit, placide dormivit, pauca,<text:line-break/></text:span><text:span text:style-name="T60">f</text:span><text:span text:style-name="T7"> biliosa et nigra vomuit, sub noctem surditas. Circiter<text:line-break/>‘ vigestmum primum sinistri lateris per totum gravitas<text:line-break/></text:span><text:span text:style-name="T25">j • </text:span><text:span text:style-name="T25">cum </text:span><text:span text:style-name="T7">dolate ipjam vexavit, parum tujstvlt, urinas crasu<text:line-break/></text:span><text:span text:style-name="T7">-• </text:span><text:span text:style-name="T7">sitiam continentes, turbulentae, subrubrae, quae depojb-<text:line-break/></text:span><text:span text:style-name="T25">r </text:span><text:span text:style-name="T25">tae non </text:span><text:span text:style-name="T7">substdebant, cetera vero levius kabuit, febra</text:span></text:p>
      <text:p text:style-name="P19"><text:span text:style-name="T7">non vacua. Statim per initia suuces dolor et rubor<text:line-break/>occupabant, columella retrahebatur, stuxio acris, mordax<text:line-break/>et falsu adusque suan permansit. Ad vigesimum se-<text:line-break/>ptimum diem febre libera, urinis sedimentum inerat,<text:line-break/>latus utrumque doluit. Ad trigesimum quartum febris<text:line-break/>corripuit, alvus perturbata -est. Quadragesimo pauca</text:span></text:p>
      <text:p text:style-name="P99"><text:span text:style-name="T7">biliosa vomunt. Octogesimo subre saluta prorsus judi-<text:line-break/>cata est.<text:tab/></text:span><text:span text:style-name="T7">...<text:tab/>;</text:span></text:p>
      <text:p text:style-name="P19"><text:span text:style-name="T25">Hanc mulierem quum prope definitum partus diem<text:line-break/>esset, absque febre riguisse pronunciat. Sed adjectum est<text:line-break/>orationi, ut dicebaut, ex rei novitate. Putabant enim<text:line-break/>veteres prope omnes spontaneis rigoribus ex necessitate<text:line-break/>febrem succedere. Spontanei sane vocantur qui citra cau-<text:line-break/>fam externam oriuntur. In praefatione itaque libri primi<text:line-break/>de morbis decenter lufcripti, febrem rigoris necessario<text:line-break/>esse comitem scriptum esu A nobis autem demonstratum,<text:line-break/>hujusmodi rigorem, quem febris non subsequitur, frigido-<text:line-break/>rum et crudorum humorum esse subolem, oh idque nunc<text:line-break/>magis quam olim existere, totus siquidem victus non la-<text:line-break/>boriosus, una cum balneis a cibo talem copiam accumu-<text:line-break/>lare consuevit. Hanc quoque copiam Epicratis uxor ha-<text:line-break/>bere visa esu Quare primo die ipsam riguisse </text:span><text:span text:style-name="T7">ait, neque</text:span></text:p>
      <text:p text:style-name="P18"><text:span text:style-name="T25">incaluisse, hoc est, neque febricitasse, rursumque similiter<text:line-break/>secundo die; deinde tertio die ac fortassis ante exactam<text:line-break/>diei praefinitionem rigoris vehementia peperisse. Secundo<text:line-break/></text:span><text:span text:style-name="T25">a </text:span><text:span text:style-name="T25">partu die cardiam, hoc est, orificium ventriculi illi<text:line-break/>deluisse profert et muliebria, scilicet ut subaudire opor-<text:line-break/>tet membra, veluti et mulieri praedictae. Deinde et<text:line-break/>supposito eam ait esse levatam. Quod autem ex eo vo-<text:line-break/>cabulo supposito intelligi queat vel balanus vel pessus<text:line-break/>antea dictum esu Inde ordine morborum acutorum sym-<text:line-break/>ptomata recenset, capitis scilicet, cervicis et lumborum<text:line-break/>dolores, vigillas quoque et dejectiones mere biliosas. Quo<text:line-break/>patet non modo crudum, sed et biliosum humorem abun-<text:line-break/>- dasse. Quum, autem et urinae tenues essent, morbum diu-</text:span></text:p>
      <text:p text:style-name="P100"><text:span text:style-name="T25">turnum esse necesse fuit. Quoniam vero et has subnigras<text:line-break/>fuisse retulit, id sane cum certamine et turbationem signi-<text:line-break/>ficati Et ad undecimum usque diem an mulier salva fo-<text:line-break/>‘et incertum erat, nullo interea manifesto signo compa-<text:line-break/></text:span><text:span text:style-name="T55">s</text:span><text:span text:style-name="T25"><text:tab/>' t</text:span></text:p>
      <text:p text:style-name="P17"><text:span text:style-name="T15">. </text:span><text:span text:style-name="T25">rente, in quo quis falutem vel mortem speraflet. Unde-<text:line-break/>cimo vero die illuxit quoddam salutis signum, ubi ait;</text:span></text:p>
      <text:p text:style-name="P25"><text:span text:style-name="T25">-undecimo die minxit quae melioris essent coloris et quae<text:line-break/>multum haberent sedimentum. Levius habuit. Eodem<text:line-break/>die quum vesperi humorum coctio coepisset, necesse erat<text:line-break/>ut morbus protraheretur, proindeque decimo quarto qui-<text:line-break/>dem ita primum judicata est, ut citra periculum jam ha-<text:line-break/>beret, diebus vero ad quadragesimum usque diem inter-<text:line-break/>mediis aegrotabat; prorsus vero octagesimo die liberata<text:line-break/>esu Itaque memoria teneri velim id quod experimentum<text:line-break/>attestatur, quadragesimum et octogesimum judicatorios esse,<text:line-break/>mendaciumque esse nec experimento apparere judicatorios<text:line-break/>dies integris septimanis connumerari. Ita namque et qua-<text:line-break/>dragesimus secundus et sexagesimus tertius et octogesimus<text:line-break/>quartus adferrent judicia, non quadragesimus, non sexa-<text:line-break/>gesimus, non octogesimus.</text:span></text:p>
      <text:h text:style-name="P7" text:outline-level="2">VI.</text:h>
      <text:p text:style-name="P25"><text:span text:style-name="T7">Cleonactidem, qui supra Heraclium decumbebat, ignis er-<text:line-break/>ratice prehendit} tum caput ab initio tum sinistrum la-<text:line-break/>tus doluit caeterasque partes lafsttudrnis modo labores<text:line-break/>vexarunt, febres altas aliter circa ordinem exacerbantes,<text:line-break/>sudores interdum quidem, interdum vero minime. Exa-<text:line-break/>cerbationes ut plurimum decretoriis maxime diebus in-<text:line-break/>vadebant. Ad vigesimum quartum diem extremae ma-<text:line-break/>nus frigescebant, stava, biliosa et</text:span><text:span text:style-name="T25"> fabfeequentia </text:span><text:span text:style-name="T7">vomuit<text:line-break/>et paulo post aeruginosa, quibus omnibus lavatus est.<text:line-break/>Circiter trigesimum prostuere sunguis ex utraque nare,<text:line-break/>coepit, idque inconstanter paulatim ad judicium usque;<text:line-break/>fed cibum non aversabatur, neque siticulosus toto tem-<text:line-break/>pore suit, neque insomnis, urinae tenues, non decolores.<text:line-break/>Quadragesimo vero subrubra minxit quae sedimentum<text:line-break/>rubrum copiosum continebant; levatus esu Postea vero<text:line-break/></text:span><text:span text:style-name="T25">. varie </text:span><text:span text:style-name="T7">'se habuerunt urinae, ut quae interdum sedimen-<text:line-break/>tum haberent, interdum vero nequaquam. Sexagestmo</text:span></text:p>
      <text:p text:style-name="P18"><text:span text:style-name="T7">urinis sedimentum copiosum album et laeve suit, remijsu<text:line-break/>sunt omnia, febres intermiserunt, urinae iterum tenues<text:line-break/>quidem, boni tamen coloris. Die septuagesimo</text:span><text:span text:style-name="T25"> a </text:span><text:span text:style-name="T7">febre<text:line-break/>liber suit quae dies decem intermisit. Octogesimo ri-<text:line-break/>gore oborto, febris acuta prehendit, copiose sudavit,<text:line-break/>urinis sedimentum rubrum ac laeve suit, persecte judi-<text:line-break/>catus esa</text:span></text:p>
      <text:p text:style-name="P19"><text:span text:style-name="T25">Cleonactidem, inquit , ignis prehendit, hoc est febris<text:line-break/>vehemens detinuit. Deinde infert erratice, quod est absque<text:line-break/>ullo circuitus ordine, ut si verbi gratia interdum quidem<text:line-break/>tertio vel quarto febricitasset, interdum quinto vel sexto.<text:line-break/>Ipsum autem ab initio ad finem bona signa consequuta<text:line-break/>sunt, cibi appetentia, sumnns, praeterea quod non siti-<text:line-break/>ret, nec urina esset decolor. Haec enim ad verbum ita<text:line-break/>sicripsit Hippocrates: - cibum non aversabatur, neque siti-<text:line-break/>culusus tuto tempore fuit, neque insomnis erat; simul<text:line-break/>vero quod neque biliosius neque calidus esset qui redun-</text:span></text:p>
      <text:p text:style-name="P17"><text:span text:style-name="T25">dabat humor his'significabatur : ab illo namque creantur<text:line-break/>aegri et sitibundi et insomnes et magis cibos- aversantes,<text:line-break/>hoc est -non appetentes. Quare si quemadmodum urinae<text:line-break/>boni erant coloris per totum morbum, ita et sedimentum<text:line-break/>habuissent, moderatum, lu temporis longitudinem morbus<text:line-break/>productus non fuisset; sed fortassis die quadragesimo ju-<text:line-break/>dicatus suisset, quemadmodum et nubem si bonam et uti-,<text:line-break/>lem habuisset, celerius morbus cessisset. Nunc vero quia<text:line-break/>urinae per totum morbum tenues erant, multo ad con-<text:line-break/>coctionem tempore indigebant. Die igitur quadragesimo<text:line-break/>ipsum ait minxisse subrubra, quae sedimentum rubrum co-<text:line-break/>piosnm haberent. Talem vero urinam ait in prognostico<text:line-break/>longe diuturniorem quidem esse ea quae album habet sedi-<text:line-break/>men tum, fed valde salubrem. A quadragesimo die scripsit varias<text:line-break/>ipsi urinas fuisse, interdum habentes sedimentum, interdum<text:line-break/>vero non,quod errantibus accessionibus convenit. Hae siquidem<text:line-break/>ex humorum morbos procreantium varietate proficiscuntur,<text:line-break/>urinae quoque incoctio et coctio alternis apparentes, aliquos</text:span></text:p>
      <text:p text:style-name="P18"><text:span text:style-name="T25">quidem ipsorum coqui ostendebant, alios vero incoctos<text:line-break/>permanere. At vero die sexagesimo sedimentum copiosum<text:line-break/>laeve et album fuisse pronunciat, ideoque subdit: remissa<text:line-break/>funt omnia', febres lutermiserunt. Verum quoniam ita<text:line-break/>postea scripsit: urinae iterum tenues, quidem, sed boni co-<text:line-break/>loris, residuos quosdam fuisse incoctos humores ostendit,<text:line-break/>quibus paulatim concoctis dies octogesimus absolutum ju-<text:line-break/>dicium attulit, de quo ad verbum sic scripsit: octogesimo .<text:line-break/>riguit, febris acuta prehendit, copiose sudavit, urinis se-<text:line-break/>dimentum rubrum ac leve fuit, perfecte judicatus esu Hic<text:line-break/>mrfus memento sedimenti ideam maximi esse momenti.<text:line-break/>In urinis quidem album sedimentum, sed crassum his qui<text:line-break/>obierunt fuisse docet, fiam de Sileno qui fecundus hujus<text:line-break/>libri aeger scriptus est ita loquitur: minxit confertim<text:line-break/>fubcrassurn depositum, sedimentum crassiori farinae simile,<text:line-break/>album.; quamquam Silenus hic postero die obierit die nn-<text:line-break/>decimo, qui decimo dictam urinam excrevisset. Jam cir-</text:span></text:p>
      <text:p text:style-name="P25"><text:span text:style-name="T25">. cultus etiam memineris judicatoriorum dierum. Sexage-</text:span></text:p>
      <text:p text:style-name="P17"><text:span text:style-name="T25">simus enim praejudicavit, non sexagesimus tertiiis; deinde<text:line-break/>octogesimus quartus. Tres enim septimanae non ad diem<text:line-break/>vigesimum primum, sed vigesimo circumfcribuntur.</text:span></text:p>
      <text:h text:style-name="Heading_20_2" text:outline-level="2">Vll.</text:h>
      <text:p text:style-name="P22"><text:span text:style-name="T7">Metonem febris vehemens prehendit, dolorem intulit lurn~<text:line-break/>horum gravitas. Secundo die aqua copiose epota ab<text:line-break/>alvo belle prodiit. Tertio capitis gravitas, 'dejectiones<text:line-break/>tenues, biliosue, subrubrae. Quarto omnia exacerbata<text:line-break/>sunt, iis ex nare dextra sunguis paulatim efstuxit, no-<text:line-break/>ctem moleste tulit, dejectiones eaedem quae die tertio<text:line-break/>fuere, urinae subnigrae subnigrum </text:span><text:span text:style-name="T7">ac </text:span><text:span text:style-name="T7">divulsum enaeo-</text:span></text:p>
      <text:p text:style-name="P22"><text:span text:style-name="T7">• rerna habentes non substdebant. Quinto die ex nare .<text:line-break/>sinistra sunguis efstuxit copiosus, sinceras</text:span><text:span text:style-name="T7">, </text:span><text:span text:style-name="T7">sudavit, ju-<text:line-break/>dicatus esa A judicio pervigil, in oratione deliravit,<text:line-break/>urinae tenues, subnigrae, lotione capitis usus est, dor-<text:line-break/>mivit, mente constitit. Huic non recidit febris, verum<text:line-break/>post judicium crebro sunguis e naribus erupit.</text:span></text:p>
      <text:p text:style-name="P18"><text:span text:style-name="T25">Hic aegrotus huic orationi universae fidem fecit, fan-<text:line-break/>guinis e naribus eruptiones largae et copiosae plerumque<text:line-break/>liberant. Videtur enim a fola sanguinis eruptione tum<text:line-break/>judicatus tum servatus, etiamsi signa non fine periculo<text:line-break/>haberet. Quarto igitur' die urinas ipsi subnigras fuisse<text:line-break/>profert. Deinde infert: quae enaeoremata subnigra con-<text:line-break/>tineret et' dispersa, non sudavit. Atque die quinto quam-<text:line-break/>vis sanguis eruperit‘et sudaverit, ex hisque fuerit judi-<text:line-break/>catus, ab his tamen urinae, inquit, tenues et subnigrae,<text:line-break/>deinde vigilavit, deliravit, hoc est praeter rationem Io-<text:line-break/>quutus est. Maximum hujus rei te docuit remedium, ca-<text:line-break/>pitis lotionem, quum in libro de morborum acutorum<text:line-break/>victu dixerit, his non lavandum esse caput, quibus e na-<text:line-break/>ribus erumpit sanguis, nisi minus quam justum sit fluxe-<text:line-break/>rit. Nunc vero justo minus fluxerat: vigil enim perma-<text:line-break/>nebat et praeter rationem loquebatur. Praeterea quae<text:line-break/>ducere oportet quo maxime propendet natura, eo per<text:line-break/>loca conferentia ducenda sunt, recte universaliter dictum<text:line-break/>ab eo quod nunc factum est fidem accipit. Memoriae</text:span></text:p>
      <text:p text:style-name="P17"><text:span text:style-name="T15">- </text:span><text:span text:style-name="T25">praeterea mandabis quod in tertii diei enarratione dictum<text:line-break/>est; capitis gravitas, qua ipsius plenitudo arguitur. Me-<text:line-break/>moria quoque tenebis sanguinis eruptionem quarto die,<text:line-break/>'qui judicatorius est, coepisse; quinto autem perfecte, ubi<text:line-break/>sanguis eruperat sudaveratqne, judicatum esse. Haec au-<text:line-break/>'tem plenius in libris de judicatoriis diebus tum culta tum<text:line-break/>exarata habebis. Quod autem in totius historiae fine ab<text:line-break/></text:span><text:span text:style-name="T25">ipsu </text:span><text:span text:style-name="T25">scriptum est, in hoc recidiva non erat, sed saepius<text:line-break/>sanguis etiam post judicium erupit, ob hoc dictum </text:span><text:span text:style-name="T25">est,<text:line-break/></text:span><text:span text:style-name="T25">quod citra urinarum coctionem judicatus esu Didicimus<text:line-break/>autem ex hoc libro coctiones celeritatem judicationis osten-<text:line-break/>dere, </text:span><text:span text:style-name="T25">sccuramque </text:span><text:span text:style-name="T25">salutem; cruda vero </text:span><text:span text:style-name="T25">et </text:span><text:span text:style-name="T25">incocta </text:span><text:span text:style-name="T25">et </text:span><text:span text:style-name="T25">quae<text:line-break/>in malos abscessus convertuntur vel acrisias vel dolores<text:line-break/>vel mortem vel diuturnitatem vel recidivas. Verum cruda<text:line-break/>quidem erant et incocta,- non tamen in malos abscessus<text:line-break/>conversa erant. Abscessus itaque ipfe docuit optimos quidem<text:line-break/>esse qui per effluxum fiunt, fecundo </text:span><text:span text:style-name="T25">loco </text:span><text:span text:style-name="T25">qui longissime </text:span><text:span text:style-name="T25">a </text:span><text:span text:style-name="T25">par-<text:line-break/>tibus affectis et in partibus corporis inferioribus oboriuntur.</text:span></text:p>
      <text:h text:style-name="P7" text:outline-level="2">VllI.</text:h>
      <text:p text:style-name="P25"><text:span text:style-name="T7">Erasinum, qui prope Bootae torrentem habitabat, febris<text:line-break/>vehemens</text:span><text:span text:style-name="T25"> a </text:span><text:span text:style-name="T7">coenxt invasit, noctem turbulentam tulit.<text:line-break/>Frimus dies quietus fuit, npx laboriosa. Secundo dis<text:line-break/></text:span><text:span text:style-name="T25">... proritate </text:span><text:span text:style-name="T7">sunt omnia, ad. noctem deliravit. Tertium<text:line-break/>laborwsu degit, multum deliravit. Quarto molestifstme<text:line-break/>habuit, ad noctem nihil dormivit, insomnia, ratioci-<text:line-break/>nationes ; deinde deteriora, magna et periculosa, timor,<text:line-break/>jactatio. Quinto mane compositus erat ac omnia in-<text:line-break/>telligebat i ad meridiem vero valde insanivit , continere<text:line-break/>- fa nan potuit, extrema frigida et sublivida, urinae in-<text:line-break/>coctae, sub salis occasum defunctui esu Huic ad ex-<text:line-break/>tremum usque cum sudore febres aderant, hypochon-<text:line-break/>dria tumida et cum dolore distenta, urinas vero nigrae,<text:line-break/>suspensu rotunda continebant, neque sub sidebant, ex alvo<text:line-break/>stercora demisa sunt, stlis aststdua, non tamen magna,<text:line-break/>- convulsiones cum sudore sub mortem continuae. ••'.</text:span></text:p>
      <text:p text:style-name="P18"><text:span text:style-name="T25">Huic Erasino semper, quod est per totum morbum,<text:line-break/>sudor erat citra judicium, hypochondria prave habebant,<text:line-break/>urinaeque erant nigrae. Quaenam itaque spes ipsi salutis<text:line-break/>-erat? Quare etiamsi quis proba ratione autumaverit fru-<text:line-break/>stra'esse scripta quae de hoc homine dicuntur, quod fu-<text:line-break/>tura in eo omnibus sint perspicua, Verum fortassis hunc<text:line-break/>-aegrum celeris interitus exemplum scripsit. </text:span><text:span text:style-name="T55">;</text:span><text:span text:style-name="T25"> Qunin enim<text:line-break/>in-prognostico praedixisset: febres iisdem numero diebus<text:line-break/>judicantur tum ex quibus, hornlues sospites evadunt tum<text:line-break/>ex quibus intereunt. Deinde etiam-omnes benigna signa<text:line-break/>sortitas-quarto die vel ante desinere: deinceps dixit, ma-<text:line-break/>lignissirnae vero et quae cum gravissimis sicut signis, quarto<text:line-break/>die vel ante perimunt Erasinus.itaque licet gravia omnia<text:line-break/>haberet,, ad diem tamen quintum productus est, quod<text:line-break/>primo die moderate se haberet; fcripsit siquidem in eo<text:line-break/>ad verbum ita; primus dies quietus Eunt. Quintus igi-<text:line-break/>tur dies quo desunctus est quartus est, si primum tum </text:span><text:span text:style-name="T25">,<text:line-break/></text:span><text:span text:style-name="T25">connumeraveris.</text:span></text:p>
      <text:h text:style-name="P7" text:outline-level="2">IX.</text:h>
      <text:p text:style-name="P25"><text:span text:style-name="T7">- In Tbasu Critoni erecto et obambulanti pedis dolor</text:span><text:span text:style-name="T25"> ue-<text:line-break/></text:span><text:span text:style-name="T7">... </text:span><text:span text:style-name="T7">hemerts ex pollice coepit , eodem die decubuit cum hor-<text:line-break/>rore et stomachi fastidio, </text:span><text:span text:style-name="T25">aliquantulum </text:span><text:span text:style-name="T7">incalescens sub<text:line-break/>noctem desipuit. Secundo die per totum pedem adus-<text:line-break/>que talum tumor subruber et cum distentione i phlyctae-<text:line-break/>nidia seu pustulae nigrae, febris acuta, insunivit, ab<text:line-break/>alvo mera, biliosa et coptosu procegsurunt. Postridie</text:span></text:p>
      <text:p text:style-name="P101"><text:span text:style-name="T7">'ab initio expiravit,, •.<text:tab/>- '</text:span></text:p>
      <text:p text:style-name="P19"><text:span text:style-name="T25">Hic aegrotus propter mortis celeritatem memoratu<text:line-break/>dignus esu Quod si mortis modus adscriptus suisset, tunc<text:line-break/>nos sane adjuvisset oratio. Nunc ex his quae scripsit '<text:line-break/>ingens plenitudo suisse videtur humorum, quos natura a<text:line-break/>principibus partibus ad urus deponere molita esu Quum<text:line-break/>autem pars ea superfluum oinue excipere non valeret, re-<text:line-break/>siduum recurrens ad caput ascendit, quod qua esset ma-</text:span></text:p>
      <text:p text:style-name="P17"><text:span text:style-name="T25">lignitate furiofum delirium concitavit. Argumentum ma-<text:line-break/>ligni excrementi statim exstabat, quod pustulae nigrae<text:line-break/>ad talum crearentur. Admiratione igitur dignum quid<text:line-break/>causae fuerit, cur huic homini quamprimum incipiente<text:line-break/>morbo vena secta non fuerit. Sed scimus Hippocratem<text:line-break/>ad plurimos quos scripsit aegrotos morbo jam progresso<text:line-break/>accersitum esse.</text:span></text:p>
      <text:h text:style-name="Heading_20_2" text:outline-level="2">X.</text:h>
      <text:p text:style-name="P25"><text:span text:style-name="T7">Clazomenium, qui prope Phrinichidae</text:span><text:span text:style-name="T25"> puteum </text:span><text:span text:style-name="T7">habitabat,<text:line-break/>febris vehemens prehendit , dolebat autem capite, cer-<text:line-break/>vice, lumbis a principio t</text:span><text:span text:style-name="T25"> illieo </text:span><text:span text:style-name="T7">surditas, fomni non<text:line-break/>aderant, febris invasit acuta, hypochondrium in tumo-<text:line-break/>rem attollebatur, distentio exigua, lingua arida. Quarto<text:line-break/>sub noctem deliravit. Quinto moleste exacerbata sunt<text:line-break/>omnia. Ad undecimum aliquantulum remiserunt. Al-<text:line-break/>vus ab initio ad decimum quartum usque copiosa, te-<text:line-break/>nuia et colore aquea dejecit; ad sucescurn placide ha-</text:span></text:p>
      <text:p text:style-name="P18"><text:span text:style-name="T7">bebat i deinde alvus supprejsa est; urinae per totum<text:line-break/>morbum tenues quidem, sud boni coloris, multum enaeo-<text:line-break/>rema dispersum continebant, nec substdebant. Ad de-<text:line-break/>cimum suxtum paulo crastiorei urinas minxit, quibus<text:line-break/>paucum suerat sedimentum; nonnihil levatus est, resi-<text:line-break/>piscebat magis. Decimo feptimo rursus tenues prostu-<text:line-break/>xeresecundum utramque aurem tumor cum dolore’<text:line-break/>subortus est} Jomni non aderant, delirabat, crurum</text:span><text:span text:style-name="T25"> do-<text:line-break/></text:span><text:span text:style-name="T7">lore vexabatur, stigestmo a febre liber judicatus est,<text:line-break/>non sudavit, omnia intelligebat. Circa vigesimum se-<text:line-break/>ptimum vehemens coxendicis dextrae dolor obortus st</text:span><text:span text:style-name="T41">a</text:span><text:span text:style-name="T7">-<text:line-break/>tirnque sudatus est. Tubercula fecundum aures neque<text:line-break/>sudata sunt, neque suppurabant, sed dolebant. Ad tri-<text:line-break/>gesimum primum prostuxit alvus multis, aquosis et dys-<text:line-break/>entericorum stmilibus, urinas crajsias minxit; parotides<text:line-break/>sudatae Junt. Circa quadragesimum dexter oculus do-<text:line-break/>luit, obtusius vidit, convaluit.</text:span></text:p>
      <text:p text:style-name="P18"><text:span text:style-name="T25">Hic homo et testimonium vel etiam exemplum est<text:line-break/>non parvum universalium praeceptorum. Exordiemur<text:line-break/>-autem ab urinis, de quibus undecimo die scripsit: urinae<text:line-break/>per totum morbum tenues quidem, sed boni coloris,<text:line-break/>multumque enaeorema dispersum continebant, non subsi-<text:line-break/>debaut. Perinde enim ac si ab initio tales ipsae fuissent<text:line-break/>et ad decimum fextum usque permansissent modo'simili,<text:line-break/>ita narrationem fecisse videtur. Decimo fexto die ipsa-<text:line-break/>rum motationum indicavit, quod tunc primum incidisset,<text:line-break/>ita loquutus: decimo </text:span><text:span text:style-name="T7">fexto</text:span><text:span text:style-name="T25"> die paulo crassiores urinas<text:line-break/>minxit , quibus .paucum luerat sedimentum. Constat igi-<text:line-break/>tur tenues quidem urinas, sed boni coloris, ob coloris<text:line-break/>bonitatem salutem indicare, tenues vero tempore , ad<text:line-break/>concoctionem indigere. At eorum quae molestias excita-<text:line-break/>bant non erat unum genus. Nam posteaquam decimo fexto<text:line-break/>die urinarum mutationem praedixisset, deinceps ait: die<text:line-break/>feptimo rursus tenues. Eodem autem die ait ipsi abscef-<text:line-break/>sus post aures excitatos, qui si cum crassis urinis fuissent,</text:span></text:p>
      <text:p text:style-name="P18"><text:span text:style-name="T25">vigesimo die optime habuisset, quum feptimus decimus<text:line-break/>vigesimi sit index. Eo itaque die plane judicatus est;<text:line-break/>hon tamen certitudinem habuit judicium , imo tubercula<text:line-break/>fecundum aures neque subsidenrnt, neque suppurarunt.<text:line-break/>Dolebat. praeterea, coepitque diarrhoea cum dysenteriosis,<text:line-break/>hoc est ramentosis dejectionibus, quae acrimoniae eonnn<text:line-break/>qui excernebantur humorum erant notae, quumque urinae<text:line-break/>una cum ipsis crassae fuissent, parotides depressae sunt;<text:line-break/>quae quum ita procederent, absoluta morbi mutatio in diem<text:line-break/>quadragesimum incidit. Quare memineris in ejusmodi<text:line-break/>judiciis non ultimi solum judicii, quod in judicatoriorum<text:line-break/>dierum circuitu accidit, sed etiam ejus quod in medio<text:line-break/>esu Etenim judicia lu omnibus aegrotis, non in his solis<text:line-break/>judicatoriis diebus fieri videntur, diebus etiam judicato-<text:line-break/>’ riis abscessus post aures excitati sunt. Nam scptimodeci-<text:line-break/>mo parotides extiternnt. Die vigesimo septimo dextrae<text:line-break/>coxae dolor invasit, natura quidem excrementum deorsum<text:line-break/>propellente, nec non valente excretionem per alvum</text:span></text:p>
      <text:p text:style-name="P17"><text:span text:style-name="T25">efficere, quam sequenti .quatriduo concitavit. Quod au-<text:line-break/>tem et vigesimo die judicium imperfectum </text:span><text:span text:style-name="T25">habuerit antea<text:line-break/></text:span><text:span text:style-name="T25">accepimus. Quapropter, in aegris judicatoriorum dierum<text:line-break/>circuitus'ab </text:span><text:span text:style-name="T25">evidenter </text:span><text:span text:style-name="T25">apparentibus fidem </text:span><text:span text:style-name="T25">accipiunt.</text:span></text:p>
      <text:h text:style-name="Heading_20_2" text:outline-level="2">XI.</text:h>
      <text:p text:style-name="P22"><text:span text:style-name="T7">Dromeadae conjugem,</text:span><text:span text:style-name="T25"> quaesiliam </text:span><text:span text:style-name="T7">pepererat, cneteris </text:span><text:span text:style-name="T7">onrni-<text:line-break/></text:span><text:span text:style-name="T7">bus ex recefstone procefsts, postridie prehendit </text:span><text:span text:style-name="T7">rigor,<text:line-break/></text:span><text:span text:style-name="T7">subris</text:span><text:span text:style-name="T25"> </text:span><text:span text:style-name="T25">acuta. </text:span><text:span text:style-name="T7">Coepit autem primo die circa hypochon-<text:line-break/>drium dosere cum fastidio, horrore, jactatione. </text:span><text:span text:style-name="T7">Se-<text:line-break/></text:span><text:span text:style-name="T7">quentibus nero diebus non dormivit, spiritus rarus, ma-<text:line-break/>gnus, stafimque revulsus. Secundo a rigore die commo-<text:line-break/>de ab alvo stercora prodierunt, urinae crajsae, albae,<text:line-break/>turbatae, quales quae ex substdentibus stunt, quum </text:span><text:span text:style-name="T7">i<text:line-break/></text:span><text:span text:style-name="T7">multo tempore depositae returbabantur, </text:span><text:span text:style-name="T7">'non </text:span><text:span text:style-name="T7">subsidebant,<text:line-break/>noctu non dormivit. Tertio die </text:span><text:span text:style-name="T7">circiter </text:span><text:span text:style-name="T7">meridiem no-<text:line-break/>vus rigor subortus est, febris acuta, urinae</text:span><text:span text:style-name="T25"> </text:span><text:span text:style-name="T25">similes; </text:span><text:span text:style-name="T25">hy-</text:span></text:p>
      <text:p text:style-name="P18"><text:span text:style-name="T25">poehondrii </text:span><text:span text:style-name="T7">dolor, fastidiosa et nauseabunda, nox mo-<text:line-break/>lesta , non dormivit, toto corpore sudavit sudore fri-<text:line-break/>gido, sud iterum recaluit. Quarto dolor quidem hypo-<text:line-break/>chondrii aliquantulum remisit, sed capitis cum dolore<text:line-break/>gravitas suit, veternus eam occupat, paucae sanguinis<text:line-break/>e naribus stillae deciderunt, lingua arida, stticulosu,<text:line-break/>urinae paucae, tenues, oleosae, parum dormivit. Quinto<text:line-break/>die sttibunda, fastidiosa, eaedem urinae, ab alvo nihil<text:line-break/>secefstt, circa meridiem multum deliravit consestimquc<text:line-break/>rursus parum ad intelligentiam rediit, exurgens in ve-<text:line-break/>ternum lapsu est, parva refrigeratio, non dormivit. Sexto<text:line-break/>die mane novus subortus est rigor celeriterque recaluit.<text:line-break/>Sudor toto corpore dimanavit, extrema frigida, deli-<text:line-break/>ravit, spiritus magnus, rarus, Paulo post convulstoni-<text:line-break/>bus a capite subortis, celeriter defuncta esa</text:span></text:p>
      <text:p text:style-name="P19"><text:span text:style-name="T25">Haec primo die statim acute aegrotare videbatur. Die<text:line-break/>sccundo ex his quae protulit symptomatis, praegressis<text:line-break/>in urina signis, jure quis eam brevi morituram expectasset.</text:span></text:p>
      <text:p text:style-name="P17"><text:span text:style-name="T25">Pravae siquidem admodum sinit returbatae, nullo pacto<text:line-break/>sublidentes urinae, imo die tertio urinae et cuncta sym-<text:line-break/>ptomata perseverarunt, mortis expectationem stabilientia.<text:line-break/>Quarto autem, quum stillatio e naribus supervenisset,<text:line-break/>urinaeque oleosae apparerent, ratione optima sexto dle<text:line-break/>exspiravit. Fuisse autem et in ea spiritum magnum et<text:line-break/>rarum dixit qui ipsam deliraturam denuntiabat.</text:span></text:p>
      <text:h text:style-name="Heading_20_2" text:outline-level="2">XII.</text:h>
      <text:p text:style-name="P25"><text:span text:style-name="T7">Quidam homo incalescens coenavit bibitque liberalius, </text:span><text:span text:style-name="T21">νο-<text:line-break/></text:span><text:span text:style-name="T25">muit omnia, </text:span><text:span text:style-name="T7">hypochondrii dextri dolor, inflammatio<text:line-break/>ex interna parte submollis, nox molesta, urinae per<text:line-break/>initia rubrae, crastdmentum continentes, depositae non<text:line-break/>.subfidebant, lingua arida,</text:span><text:span text:style-name="T25"> non </text:span><text:span text:style-name="T7">admodum sttibundus.</text:span></text:p>
      <text:p text:style-name="P19"><text:span text:style-name="T7">Quarto die febris acuta, undique dolores. Quinto<text:line-break/>minxit laeve, oleosum, copiosum, febris acuta. Sexto<text:line-break/>ad vesperam plurimum deliravit, nocte non dormivit.</text:span></text:p>
      <text:p text:style-name="P17"><text:span text:style-name="T7">Septimo exacerbata sunt omnia, urinae</text:span><text:span text:style-name="T25"> similes, </text:span><text:span text:style-name="T7">Verba<text:line-break/>multa, continere se non potuit. Ab alvo irritata li-<text:line-break/>quida et turbulenta cum lumbricis sccescerunt, nox simi-<text:line-break/>liter laboriofa, mane riguit, febris acuta, copiosus et<text:line-break/>calidus sudor manavit, stne febre esae visus est, non<text:line-break/>dormivit, a fomno persuictio,salivatio, vesperi multum<text:line-break/>deliravit, paulo post nigra, pauca et biliosa vomuit.<text:line-break/>Nono perfrigeratio, muUopere deliravit, non dormivit.<text:line-break/>Decimo crura dolor invasit, omnia exacerbata sunt,<text:line-break/>deliravit. Undecimo obiit.</text:span></text:p>
      <text:p text:style-name="P19"><text:span text:style-name="T25">Haec nos historia- primum docuit operae pretium esse,<text:line-break/>ut statim ab initio morbis invadentibus mentem adhibea-<text:line-break/>mus, neqtte cibum temere et citra observationem exhi-<text:line-break/>beamus, etiamsi parvf morbi compareaut. Nunc -igitur<text:line-break/>hic homo intempestive coenatus, quum , principio febris<text:line-break/>esse parva videretur, hoc enim per incalescens vocabu-<text:line-break/>lum declarabatur, laesus est, quod intempestive cibum sum-</text:span></text:p>
      <text:p text:style-name="P18"><text:span text:style-name="T25">sisset, imo et liberalius,. inquit, potavit , magni morbi<text:line-break/>principium esse nescius. Jure igitur haec vomuit, febrisque<text:line-break/>acuta cum symptomatibus non contemnendis oborta erat,<text:line-break/>imo et intolerabililme, urinaeque crassae non sublidentes.<text:line-break/>Die quinto manifeste moriturus videbatur praeter praedi-<text:line-break/>cta symptomata, excretis urinis oleosis, quas etiam die<text:line-break/>septimo mixtas eodem modo dicit. Obiit tandem hic die<text:line-break/>‘judicatorio undecimo.</text:span></text:p>
      <text:h text:style-name="Heading_20_2" text:outline-level="2">XIII.</text:h>
      <text:p text:style-name="P22"><text:span text:style-name="T7">Mulierem quae in littore decumbebat, trimestri foetu gravi-<text:line-break/>dam pehemens febris prehendit, stattmque lumbis dolere<text:line-break/>coepit. Tertio die certiicem et caput secundum clavi-<text:line-break/>culam manumque dextram dolor occupavit; celeriter<text:line-break/>lingua obmutuit, dextra manus cum convulsione para-<text:line-break/>plectico modo labefacta est, prorsus deliravit, nocte<text:line-break/>jactata non dormivit, alvus biliosis, paucis ac meris</text:span></text:p>
      <text:p text:style-name="P18"><text:span text:style-name="T7">dejectionibus turbata est. Quarto lingua voce saluta<text:line-break/>est, eadem convellebatur, dolores omnium permanebant,<text:line-break/>hypochondrium eum dolore contrahebatur, samnurn non<text:line-break/>capiebat, prorsus deliravit, alvus turbata est, ' urinae .<text:line-break/>tenues,</text:span><text:span text:style-name="T25"> non boni </text:span><text:span text:style-name="T7">coloris. Quinto febris</text:span><text:span text:style-name="T25"> acuta, </text:span><text:span text:style-name="T7">hypo-<text:line-break/>chondrii dolor, prorsus deliravit, dejectiones biliosus,<text:line-break/>sub noctem sudavit, febre liberata esu Sexto ad men-<text:line-break/>tem rediitab omnibus levata est, ad claviculam sini-<text:line-break/>stram dolor'perseverabat, stticulosu, urinae tenues, non<text:line-break/>dormivit. Septimo tremor, aliquantulum veternosa,<text:line-break/>nonnihil deliravit, claviculae Ob brachii sinistri dolores<text:line-break/>perseverabant, caetera remistsu sunt, ad se rediit, tres<text:line-break/>dies febre vacua permansit, Undecimo reversu febris<text:line-break/>esa, riguit, febris prehendit. Decimo quarto vomuit<text:line-break/>biliosit, stava , siubcrebra, sudavit, febre libera, dolore<text:line-break/>ex ipsts pathernatis oborta judicata est.</text:span></text:p>
      <text:p text:style-name="P18"><text:span text:style-name="T25">Haec sospes evasit, etiamsi vehementes morbos omnes<text:line-break/>atque etiam periculosiores protulerit. Micor sane quod<text:line-break/>nihil de ipsius aetate scripserit. Atqui eorum quae pro-<text:line-break/>dita sunt, meminisse convenit, ut cognofcamus gravidae<text:line-break/>talibus ex morbis citra foetuum corruptionem raro </text:span><text:span text:style-name="T7">Ser-<text:line-break/>vari.</text:span><text:span text:style-name="T25"> Jam illud quoque meminisse decet, foetum trime-<text:line-break/>strem et quadrimestrem praeter caeteros magis resistere.<text:line-break/>Cujus rei non ignarus Hippocrates ipsc in aphorifinis<text:line-break/>pronunciat. Praegnantes, si ad excretionem humor tur-<text:line-break/>• geat, purgandae sunt quarto mensu et adusque septimum,<text:line-break/>fed hae minus, minoribus autem et grandioribus fcetibus •<text:line-break/>religiole agendum. Itaque foetuum vincula, quibus hi<text:line-break/>utero connectuntur, imbecillia sunt eorumque corpus uni-<text:line-break/>,versum molle ac tenerum existis. Qui vero prope partum<text:line-break/>funt, quod magni sint, multo indigent alimento, quo desti-<text:line-break/>tuti saepius in acutis morbis intereunt. Quamobrern his<text:line-break/>acute laborantibus probam victus rationem praescribere<text:line-break/>perarduum est, si foetum conceperint. Si namque ut non</text:span></text:p>
      <text:p text:style-name="P17"><text:span text:style-name="T25">.praegnantes parce nutrias, foetus tuendi gratia liberalius<text:line-break/>alimentum exhibeas, ipsa praegnans lu periculum addu-<text:line-break/>citur. Propterea trimestres et quadrimestres quam caele-<text:line-break/>rae magis Cervantun Propositae igitur in oratione mulieri,<text:line-break/>quum vel -urinae albae vel boni coloris essent, propter<text:line-break/>tamen naturae robur fervari contigit, quae nocte per su-<text:line-break/>dures febrem sedavit. Nec vero fieri poterat certum esse<text:line-break/>morbum sequentibus diebus ad - undecimum usque, qui<text:line-break/>.rursum ubi cum rigore rediisset, vomitu et sudore per-<text:line-break/>fecte judicatus esu Neque enim a quinto ad undecimum<text:line-break/>usque quae facta fiunt symptomata nervosi erant generis,<text:line-break/>et non venarum vel arteriarum. Itaque die feptimo tre-<text:line-break/>mor, inquit, aliquantulum veternosa, nonnihil deliravit.<text:line-break/>-Quia quae in venis erant, melius post quinti diei judi-'<text:line-break/>oium coquebantur. Quare lu fexto die scripsit: urinae<text:line-break/>tenues," addito non boni coloris. Haec quidem meminisse<text:line-break/>existis utile et quod quinto die adducit certaminis suili-</text:span></text:p>
      <text:p text:style-name="P18"><text:span text:style-name="T25">cet plena judicia. Etenim paulo ante aegrotum alium<text:line-break/>per sanguinis eruptionem et praesentem mulierem per<text:line-break/>sudores, etiamsi illo die utrisque morbus incoctus esset,<text:line-break/>quare neque. perfectam fecit judicationem.</text:span></text:p>
      <text:h text:style-name="Heading_20_2" text:outline-level="2"><text:span text:style-name="T87">XIV</text:span>.</text:h>
      <text:p text:style-name="P19"><text:span text:style-name="T7">Melidiae prope Junonis templum jacenti vehemens capitis,<text:line-break/>r cervicis et pectoris dolor per initia obortus est; quam<text:line-break/>derepente febris acuta prehendit, muliebria pauca ap-<text:line-break/>paruerunt, korurnque omnium dolares continui. Sexto<text:line-break/>comatosu, fastidiosa, horrida, malarum rubor, delira-<text:line-break/>vit. Septimo sudavit, intermisit febris, dolores perse-<text:line-break/>verabant, reversu febris est, sumni parvi, urinae per<text:line-break/>totum morbum boni quidem coloris suere, sud tenues,<text:line-break/>dejectiones tenues, biliosae, mordaces, admodum pau-<text:line-break/>cae, nigrae, graveolentes prodierunt, urinae sedimen-</text:span></text:p>
      <text:p text:style-name="P18"><text:span text:style-name="T25">De hac etiam in principio quidem scripsit urinarum<text:line-break/>formam. At in historiae fine dicit, urinae per totum<text:line-break/>morbum boni quidem coloris fuere, fed tenues. Plane<text:line-break/>siquidem tenues coloris bonitatem secundum naturam ne-<text:line-break/>queunt. Nam urinae boni coloris mediocriter pallidae<text:line-break/>sunt ; at prorsus tenues albae sunt. Quatenus vero potest<text:line-break/>urinarum tenuitati convenire coloris bonitas, eatenus in-<text:line-break/>terpretari eum oportet pronunciantem, urinae per totum<text:line-break/>morbum boni quidem coloris fuere, fed tenues. Caete-<text:line-break/>rum haec quoque mulier naturae robore servata videtur.</text:span></text:p>
      <text:h text:style-name="P5" text:outline-level="1"><text:bookmark-start text:name="bookmark18"/>HIPPOCRATIS EPIDEMIORUM<text:bookmark-end text:name="bookmark18"/><text:line-break/>L<text:span text:style-name="T6">I</text:span>BER SECUNDUS.</text:h>
      <text:h text:style-name="Heading_20_2" text:outline-level="2">I.</text:h>
      <text:p text:style-name="P22"><text:span text:style-name="T25">Cranone </text:span><text:span text:style-name="T7">carbunculi aestivi grasuahantur. Per ardores<text:line-break/>largo imbre pluebat, sud id per 'universum ab austro<text:line-break/>magis. Ichores quidem cuti subnascebantur, qui intro<text:line-break/>concepti calescebant prnritumque concitabant. Deinde<text:line-break/>phlyctaenides ambustis</text:span><text:span text:style-name="T25"> pustulis similes </text:span><text:span text:style-name="T7">ajsurgebant, qui-<text:line-break/>bus sub autem uri videbantur. Per siccitatis aestus sc-<text:line-break/>ires plerumque citra sudoremin his vero st imbrium</text:span></text:p>
      <text:p text:style-name="P18"><text:span text:style-name="T7">guttulae deciderint, magis per initia sudatoriae suat.<text:line-break/>' Haec judicatu difficiliora manent quam st aliter con-<text:line-break/>tingerent i minus tamen st non propter haec, sud pro-<text:line-break/>pter morbi modum mortisve extiterytt.</text:span></text:p>
      <text:h text:style-name="Heading_20_2" text:outline-level="2">II.</text:h>
      <text:p text:style-name="P22"><text:span text:style-name="T7">Febres ardentes aestivis magis, etiam caeteris tempestati-<text:line-break/>bus oriuntur i restccantnr tamen et accenduntur magis<text:line-break/>aestate.</text:span></text:p>
      <text:h text:style-name="Heading_20_2" text:outline-level="2"><text:span text:style-name="T96">II</text:span>l.</text:h>
      <text:p text:style-name="P22"><text:span text:style-name="T25">Autumno maxime </text:span><text:span text:style-name="T7">lumbrici et cardialgia, quamquam </text:span><text:span text:style-name="T41">e</text:span><text:span text:style-name="T7">t<text:line-break/>ipsu minus grascitur, ipsa morbo tali constante. Asea-<text:line-break/>rides vesperi huic simili modo vexant. Atque nunc<text:line-break/>illae interdia plerumque infestant, non salum quod ma-<text:line-break/>iores dolores excitent, verum etiam quod per su ipsus<text:line-break/>vexent.</text:span></text:p>
      <text:h text:style-name="P7" text:outline-level="2">IV.</text:h>
      <text:p text:style-name="P22"><text:span text:style-name="T25">Autumno </text:span><text:span text:style-name="T7">morbi acutijstmi maximeque letales, qui quod<text:line-break/>hi vesperi exacerbentur,</text:span><text:span text:style-name="T25"> eo prorsius similem </text:span><text:span text:style-name="T7">affectionem<text:line-break/>sortitur, ac anni morborum periodum habentis tempestas.<text:line-break/>Quale datur morbi diei, quale ad exacerbationem ve-<text:line-break/>spera, tale est cujusque etiam inter fe constitutionis tem-<text:line-break/>pus, quum quid in superiori idea non innovandum fue-<text:line-break/>rit { stn minus, haec alia constitutione imperium obtinue-<text:line-break/>rint. Quare etiam annum ad se ipsum ita fe habere<text:line-break/>ne ceste est.</text:span></text:p>
      <text:h text:style-name="Heading_20_2" text:outline-level="2">V.</text:h>
      <text:p text:style-name="P22"><text:span text:style-name="T25">Constantibus temporibus et annis </text:span><text:span text:style-name="T7">tempestive tempestiva red-<text:line-break/>dentibus constantes ac judicatu facillimi morbi gignun-<text:line-break/>tur l inconstantibus vero inconstantes et qui difficile<text:line-break/>judicantur; quales Perinthi graffantur, quum aut ven-_^<text:line-break/>torum status aliqui aut non status, aut aquae aut sicci-<text:line-break/>tates aut ardores aut frigora exupararint aut</text:span><text:span text:style-name="T25"> desiece-</text:span></text:p>
      <text:h text:style-name="P7" text:outline-level="2">V<text:span text:style-name="T96">I</text:span>.</text:h>
      <text:p text:style-name="P19"><text:span text:style-name="T7">Sub morborum autem principia considerandum an dere-<text:line-break/>pente vigorem soniantur, quod ex incremento manife-<text:line-break/>stum est. Amcrernentn vero ex morborum circuitibus,<text:line-break/>ex quibps etiam judicationes se produnt, iternque ex his,<text:line-break/>quae per circuitus oboriuntur exacerbationibus, st cele-<text:line-break/>rius aut non, accedant, st diutius quoque aut non du-<text:line-break/>rent , aut st magis aut minus divexent. Ex omnibus<text:line-break/>autem . continuis aut intermittentibus et diuturnis vul-<text:line-break/>neribus et sputis doloristcis etiam tuberculorum inflam-<text:line-break/>mationes et quaecunque alia posterius apparent: sur-<text:line-break/>tnfsts autem et ex aliis operibus, quae celerius asuntur<text:line-break/>breviora sunt, quae tardius longiora, morbo etiam in<text:line-break/></text:span><text:span text:style-name="T25">• circuitibus </text:span><text:span text:style-name="T7">celeriorem recursum ac reliquum argumen-<text:line-break/>tum prohibente. Etenim qui statim intereunt, eorum<text:line-break/>celeriores sunt judicationes, quod et celeres stnt dolores.</text:span></text:p>
      <text:p text:style-name="P17"><text:span text:style-name="T7">continentes et vehementes. Quae vero ad melius judi-<text:line-break/>cant, non statirn apparent.</text:span></text:p>
      <text:h text:style-name="Heading_20_2" text:outline-level="2">VII.</text:h>
      <text:p text:style-name="P25"><text:span text:style-name="T7">Judicatoria non judicantia partim letalia sunt, partim<text:line-break/>difstcilis judicationis.</text:span><text:span text:style-name="T25"> </text:span><text:span text:style-name="T25">. </text:span><text:span text:style-name="T25">Quae </text:span><text:span text:style-name="T7">praejudicantur, st cum<text:line-break/>cruditate judicata suerint, recidiva oboriuntur. Sin<text:line-break/>minus, judicationes nullae: imo perniciosa signa eaque<text:line-break/>non parva sunt. Quaecunque judicatoria stgna stunt,<text:line-break/>haec st non edantur, dispcilis sunt judicationis. Quae<text:line-break/>vero contraria significant, malum} non salum st recur-<text:line-break/>rant, verum etiam st ad priscae naturae contraria</text:span><text:span text:style-name="T25"> pro-<text:line-break/>repant, </text:span><text:span text:style-name="T7">quemadmodum etiam malorum stgna sunt quae<text:line-break/>in contraria prolabuntur. Ita vero animadvertendum<text:line-break/>est in eduliis, venis concidentibus, hypochondriorum<text:line-break/>. tumoribus, tum sursum tum deorsum propendentibus,<text:line-break/>. Sed et multa sunt hujusmodi velut abortientium mam-<text:line-break/>mae gracilescuntt neque enim contrarium est, neque<text:line-break/>tuffes diuturnae, quod quum testis intumuerit cefsunt.</text:span></text:p>
      <text:p text:style-name="P18"><text:span text:style-name="T7">testuqua tumor a tesest communionis</text:span><text:span text:style-name="T25"> pectoris, mamma-<text:line-break/>rum, geniturae et </text:span><text:span text:style-name="T7">vocis monumentum ese,</text:span></text:p>
      <text:h text:style-name="Heading_20_2" text:outline-level="2">VllI.</text:h>
      <text:p text:style-name="P22"><text:span text:style-name="T25">Absicesihs </text:span><text:span text:style-name="T7">aut per venas aut per osta aut nervos aut cu-<text:line-break/>tim aut alia emijsuria abscedunt. Boni autem sant qui<text:line-break/>insca morbum consistunt, quales varices et lumborum<text:line-break/>gravitates superne deorsum ducti. Praesertim vero opti-<text:line-break/>mi sunt inferiores, quique insca ventrem maxime et </text:span><text:span text:style-name="T21">α<text:line-break/></text:span><text:span text:style-name="T7">morbo rernotiststmi abscedunt at qui per efstuxum abeunt;<text:line-break/>quemadmodum sunguis s naribus aut pus ex aure, spu~<text:line-break/>tum et urina per ejstuxurnr At quibus hisce modis non<text:line-break/>fiunt abscejsus sunt velut dentes, oculi, nasus et sudor.<text:line-break/>Sed et quae sub cutem abscedunt, suras tubercula, velut<text:line-break/></text:span><text:span text:style-name="T25">tangae </text:span><text:span text:style-name="T7">seu strumae et purulentae papulae, aut ulcus<text:line-break/>aut hujusmodi pustulae efflorescentes, aut Jquamae et<text:line-break/>capillorum defluvium, vitiligines, leprae aut ejusmodi<text:line-break/>quae sunt abjce[sus acervatim jluentes, neque serpentes<text:line-break/>et quaecunque alia dicta sunt, etiamsimon indigne morbi</text:span></text:p>
      <text:p text:style-name="P18"><text:span text:style-name="T7">excretioni respondeant-, quemadmodum Ternenei nepti ex<text:line-break/>vehementi morbo quiddam in digitum sume decubuit,<text:line-break/>quae quum morbo suscipiendo non ejsut , ex interno re-<text:line-break/>cursu abiit,</text:span></text:p>
      <text:h text:style-name="Heading_20_2" text:outline-level="2">IX.</text:h>
      <text:p text:style-name="P22"><text:span text:style-name="T7">Abscejsus aut per venas aut per</text:span><text:span text:style-name="T25"> alvum aut per </text:span><text:span text:style-name="T7">nervos<text:line-break/>aut per cutem aut ojsta aut secundum dorsalem medul~<text:line-break/>lam aut ad alia emisaria, os. pudendum, aures, nares<text:line-break/>efstuunt. Uteri ascectus octavo mensu judicationem<text:line-break/>subeuntes, postridie velut in lumbos aut stemur et testes<text:line-break/>decumbunt. Interdum vero ex tusu in testes et testis ipse<text:line-break/></text:span><text:span text:style-name="T60">a</text:span><text:span text:style-name="T7"> sui?/</text:span><text:span text:style-name="T60">0</text:span><text:span text:style-name="T7">' Tufstculost abjcestus qui in superiore ventris<text:line-break/>regione sunt, non peraeque perfecte liberant. Largae<text:line-break/>sanguinis e naribus eruptiones plerumque liberant, ut<text:line-break/>Hxragorae contigit, qucd ntedici non animadverterunt.</text:span></text:p>
      <text:h text:style-name="P7" text:outline-level="2">X.</text:h>
      <text:p text:style-name="P22"><text:span text:style-name="T7">Qui natura voces habent asperas, U$ etiam linguae sunt<text:line-break/>subasperae et</text:span><text:span text:style-name="T25"> qu.-iecunque </text:span><text:span text:style-name="T7">ex morbis asperitates similiter<text:line-break/>contingunt. Quae igitur a natura linguae durae sunt,<text:line-break/>etiam fine morbo hoc habent. Molles, vero tum ad<text:line-break/>noxam tum ad utilitatem quam prior natura tardiores<text:line-break/>sunt. ' Consideranda quoque veniunt quae ex victus ra-<text:line-break/>tione oblonga sunt capita et cervices longae a propen-<text:line-break/>sionibus et venarum capacitas et crasutudo, ab eadem<text:line-break/>causa procedens et angustiae</text:span><text:span text:style-name="T25"> et latitudines, </text:span><text:span text:style-name="T7">brevitates<text:line-break/>ac tenuitates ex contrariis. Quorum venae latae., iis.<text:line-break/>et ventres et ojsu luta sunt kique graciles existunt. Obest<text:line-break/>vero his contraria consequuntur et eorum qui fame<text:line-break/>cerantur moderationes. Ab his perspicienda sunt quae<text:line-break/>incrementa unicuique imminuant et quae diminutiones ad-<text:line-break/>augeant et quae incrementa</text:span><text:span text:style-name="T25"> simul </text:span><text:span text:style-name="T7">adaugeant et quae<text:line-break/>corroborent et quae sint commanes venarum distantiae.</text:span></text:p>
      <text:h text:style-name="P7" text:outline-level="2">XI.</text:h>
      <text:p text:style-name="P22"><text:span text:style-name="T7">Quae imi ventris' circa pubem stunt ruptiones plerumque<text:line-break/>statim sunt 'innoxiae. Quae paulo supra umbilicum in<text:line-break/>dextra parte jacent, ipsue dolorem et jactationem et<text:line-break/>stercoris vomitum inducunt, velut etiam Pittaco accidit. •<text:line-break/>Hae vero aut a plaga aut vulsura aut alterius insultu.<text:line-break/>Quibus quod imum ventrem et cutem intercedit, id in-<text:line-break/>statur, nec cejsut : Us dolor pallido multo suffunditur,<text:line-break/>ac velut ex candido pallescit, quod id omne ab hepate<text:line-break/>prucedat et a quo hepatici etiam morbi iis insident. Et<text:line-break/>ieteri ab hepate oriundi in subcandidum colorem mu-<text:line-break/>tant, etiam qui ex aquosu hydrope et alba pituita la-<text:line-break/>borant. A liene vero tum hydropes tum icteri nigri-<text:line-break/>cantiorei existunt. Sed et in exalbidis lenticoloribus<text:line-break/>ulcera peraegre sanantur et cutis et labra diffinduntur,<text:line-break/>quod Antiocho' et Aleitae accidit. Quod oritur ex sul-<text:line-break/>suginost corporis humoribus, quum in cutem </text:span><text:span text:style-name="T21">ά </text:span><text:span text:style-name="T7">-capite<text:line-break/>maxime excalesucto deciderit..</text:span></text:p>
      <text:h text:style-name="P7" text:outline-level="2">XII.</text:h>
      <text:p text:style-name="P25"><text:span text:style-name="T7">Explorandae sunt eausuc unde quit aegrotare coeperit,<text:line-break/>sive capitis, stve auris , sive lateris dolor stt. Quibusdam<text:line-break/>vero dentes, quibusdam etiam inguinum tumores mor-<text:line-break/>borum stgna dant. Oborta ulcera ac febres et tubercula<text:line-break/>j judicantia, quibus haec non affuerint, judicatio</text:span><text:span text:style-name="T41">;</text:span><text:span text:style-name="T7"> nulla<text:line-break/>est. Quibus intus relinquantur, iis certifstmae ac celer-<text:line-break/>rimae recidivae nascuntur. Crudas ac liquidas deje~<text:line-break/>ctiones milium folidum oleo incoctum ststit. Exemplo<text:line-break/>est nautae puer et Myriockaune.</text:span></text:p>
      <text:h text:style-name="P5" text:outline-level="1"><text:bookmark-start text:name="bookmark21"/>HIPPOCRATIS EPIDEM. II. ET<text:line-break/>GALENI IN ILLUM COMMEN-<text:line-break/>TAR<text:span text:style-name="T6">IU</text:span>S II.<text:bookmark-end text:name="bookmark21"/></text:h>
      <text:h text:style-name="Heading_20_2" text:outline-level="2">I.</text:h>
      <text:p text:style-name="P22"><text:span text:style-name="T65">Mulier</text:span><text:span text:style-name="T7"> cardialgia laborabat nihilumqud remittebat. Huic<text:line-break/>poliis hordeaceus in mali panici succum inspersus</text:span><text:span text:style-name="T7">, </text:span><text:span text:style-name="T7">ac<text:line-break/>cibus sumel dumtaxat per diem acceptus sutis suit, ne-r<text:line-break/>que revomebat, velut Curioni contigit.</text:span></text:p>
      <text:p text:style-name="P19"><text:span text:style-name="T25">Primum epidemiorum librum magni Hippocratis tum<text:line-break/>Papientia tum gloria dignum esse prommciatum est, ut</text:span></text:p>
      <text:p text:style-name="P17"><text:span text:style-name="T25">qui multa et magnopere utilia et vera et .ad rerum artem<text:line-break/>medendi spectantium tum inventionem tum cognitionem<text:line-break/>complectatur. Quae vero hoc secundo libro continentur,<text:line-break/>propter rerum obscuritatem., brevitatem et varietatem<text:line-break/>adeo diverfa et ab invicem sejuncta sunt, ut non ab uno'<text:line-break/>Hippocrate aut Thessalo ejus filio conscripta esse videan-</text:span></text:p>
      <text:p text:style-name="P22"><text:span text:style-name="T25">. tur. Multa enim aliter alibi confusa sunt, multa quoque<text:line-break/>praeter rationem inserta, quaeque seriem cum sequentibus</text:span></text:p>
      <text:p text:style-name="P22"><text:span text:style-name="T25">- nullam, sortiuntur. Quapropter non ad opus soluta ora-<text:line-break/>tione conscriptum, sed ad recordationem et memoriam<text:line-break/>magis haec prope omnia congesta fuisse videntur. Cense-<text:line-break/>mus quoque hunc secundum librum non ad editionem,<text:line-break/>quemadmodum primum et tertium, ab Hippocrate condi-<text:line-break/>tum fuisse. Est enim aegrotantium morborum et sympto-<text:line-break/>matum connnmeratio quaedam, ut quum dicit: </text:span><text:span text:style-name="T7">Mulier<text:line-break/>cardialgia laborabat.</text:span><text:span text:style-name="T25"> Est enim cardialgia morbus, quem<text:line-break/>et oardiogmum, hoc est lu ore ventriculi morsum,; voci-<text:line-break/>tant. Enimvero quia cor ventriculi orificio adjacet,</text:span></text:p>
      <text:p text:style-name="P18"><text:span text:style-name="T25">propterea quidam arbitrantur hunc affectum a corde or-<text:line-break/>tum ducere a situ adstruentes. - Quidam etiam vocabulo<text:line-break/>- decepti cor morderi putant. Patet enim morsum sub<text:line-break/>• sterni cartilagine fieri, cor autem in medio thorace con-</text:span></text:p>
      <text:p text:style-name="P19"><text:span text:style-name="T25">stitui. Quod vero cor non solum primum viscus, quod<text:line-break/>vitalis facultatis principium est, apud veteres significet,<text:line-break/>verum etiam ventriculi orificium, virorum mediocriter<text:line-break/>eruditorum latere neminem auguror, quandoquidem prae-<text:line-break/>ter medicos etiam Thucydides in secundo historiarum<text:line-break/>libro de peste scribens ita loquitur: Et quum in cor se<text:line-break/>insinuaverat, ipsum penitus evertebat et bilis excretiones<text:line-break/>omnes medicis vocatae sequebantur. In prorrhetico vero/<text:line-break/>siq scribitur : </text:span><text:span text:style-name="T7">Cordis dolor cum praecordiorum contentio-<text:line-break/>/ ne et capitis dolore malignam..</text:span><text:span text:style-name="T25"> Quum enim pravi hu-<text:line-break/>moree ventriculi orificium substdentes irrorant, nausea-.<text:line-break/>bundus. hornoi redditur et cordolio vexatur.., Propterea<text:line-break/>boni remedii mulieri adhibiti nobis nunc memoriam re-</text:span></text:p>
      <text:p text:style-name="P17"><text:span text:style-name="T25">ducit</text:span><text:span text:style-name="T15">, </text:span><text:span text:style-name="T25">quod et vomitum .prohibuit et stomacho robur ad-<text:line-break/>didit. P</text:span><text:span text:style-name="T7">ollis,</text:span><text:span text:style-name="T25"> inquit, </text:span><text:span text:style-name="T7">hordeaceus in mali punici succum,<text:line-break/>inspersus;</text:span><text:span text:style-name="T25"> pravum enim humorem polenta exsiccavit.<text:line-break/>Ventriculum vero mali punici succus cum ipsa farina</text:span></text:p>
      <text:p text:style-name="P22"><text:span text:style-name="T25">, sumptus roborabat, ut cui facultas humorem ipsis tunicis<text:line-break/>contentum detergendi. At non oris ventriculi dolorem<text:line-break/>cardlalglam appellitant, sed eum duntaxat, qui ab acri-<text:line-break/>bus humoribus concitatur, quum os. ipsum proritatur mor-<text:line-break/>deturque, quod in moeroribus accidere consuerit. Quam-<text:line-break/>obrem etiam sic affecti bilem evomunt, quae et nonnullis<text:line-break/>per inferiora descendit, quorum venter sincera ac biliosa<text:line-break/>dejicit. At merito haec eveniunt. Orificium namque ven-<text:line-break/>triculi propter nervorum quos habet sensibilium magni-<text:line-break/>tudinem nihil eorum ipsi insidentium non percipit. Quum<text:line-break/>itaque ab acri humore bilioso mordetur, cardialgiam pro-<text:line-break/>creat, proindeque'biliosus oritur vomitus. Eam ob rem<text:line-break/>prisci illius morsus cardiogmos et cardialgias vocitabant.</text:span></text:p>
      <text:h text:style-name="P7" text:outline-level="2">II.</text:h>
      <text:p text:style-name="P22"><text:span text:style-name="T7">Mutationes auxiliantur, st non in' deteriora mutentur,<text:line-break/>velut iis qui</text:span><text:span text:style-name="T25"> ab </text:span><text:span text:style-name="T7">astsumptis febrium gratia medicamentis<text:line-break/>evomunt»</text:span></text:p>
      <text:p text:style-name="P19"><text:span text:style-name="T25">Quae vomuntur, eorum mutationes in deterius du-<text:line-break/>ctaej-ut et'in omni excrementorum genere improbantur.<text:line-break/>Etsi namque bonum est haec expelli, diversos tamen cor-<text:line-break/>poris affectus et magnam naturae perturbationem porten-<text:line-break/>-dnnt. Vomituum autem varietatem improbat quoque pror-<text:line-break/>rhetici auctor hisce verbis: </text:span><text:span text:style-name="T7">Vomitus cum varietate malum,<text:line-break/>quum qui seorsum tum qui prope invicem prodeant.</text:span><text:span text:style-name="T25"> Itaque<text:line-break/>mutationes excrementorum, quod varios humores purgent,<text:line-break/>non omnino improbandae sunt, nisi in deterius muten-<text:line-break/>tur et assidue creentur, aut pessima signa, ut colliquationis<text:line-break/>et putredinis', sortiantur, quemadmodum in prognostico his<text:line-break/>verbis disseruit: </text:span><text:span text:style-name="T7">Si vero quod vomitur porraceum aut li-<text:line-break/>vidum aut. nigrum .suerit, quisquis horum colorum extite-</text:span></text:p>
      <text:p text:style-name="P17"><text:span text:style-name="T7">rit, is pravus</text:span><text:span text:style-name="T25"> esie vomitus existimandus est. </text:span><text:span text:style-name="T7">Si vero<text:line-break/>omnes idem homo colores vomat, id jam perniciostfstmum<text:line-break/>esu Celerrimam quoque mortem denunciat vomitus livi-<text:line-break/>dus, st graviter oleat.</text:span><text:span text:style-name="T25"> Quae omnia, eodem fere contextu<text:line-break/>in Coacis praenotionibus arguit, ubi scribit: </text:span><text:span text:style-name="T7">Porraceus<text:line-break/>autem vomitus et niger et lividus malum. Si vero omnes<text:line-break/>etiam colorei evomat idem homo, perniciosum.</text:span><text:span text:style-name="T25"> Quod<text:line-break/>vero hic de vomitibus loquitur, idem in aphorismis de<text:line-break/>alvi dejectionibus pronunciat: </text:span><text:span text:style-name="T7">In alvi profluviis excre-<text:line-break/>mentorum mutationes juvant, nist in prava mutentur.</text:span><text:span text:style-name="T25"> Et<text:line-break/>quemadmodum illic profluvia sponte oborta declarat, sic<text:line-break/>hic de ipsis, qui sponte cientur, vomitibus ipsi est oratio,<text:line-break/>quod ex consequentibus patet. Dicit enim: </text:span><text:span text:style-name="T7">velut iis qui<text:line-break/>ab afsumptis ob febres medicamentis evomunt t</text:span><text:span text:style-name="T25"> quod ipse<text:line-break/>in aphorismis dilucide pronunciat: </text:span><text:span text:style-name="T7">Et quo plures colores<text:line-break/>deteriores suerint, masus malum, cum medicamento , mi-<text:line-break/>nus.</text:span><text:span text:style-name="T25"> Non enim mirum est talia a medicamento educi.</text:span></text:p>
      <text:h text:style-name="P7" text:outline-level="2"><text:span text:style-name="T88">II</text:span>I.</text:h>
      <text:p text:style-name="P22"><text:span text:style-name="T7">Postremae vomituum in meraciora desinentes putredinem<text:line-break/>significant, quemadmodum Dextppo.</text:span></text:p>
      <text:p text:style-name="P19"><text:span text:style-name="T25">Hippocrati consuetum est in omni excrementorum<text:line-break/>genere tum mera tum minime mixta reprobare, ae me-<text:line-break/>ras humorum vacuationes esse pravas statuere. Etenim in<text:line-break/>prognostico de sputo haec scribit: </text:span><text:span text:style-name="T7">Sputo admodum com-<text:line-break/>mixtamstavitiem conspici.</text:span><text:span text:style-name="T25"> Si namque multo post doloris<text:line-break/>principium expuat, quod flavum sit aut fulvum aut quod<text:line-break/>.multam tussim exnitet, neque valde,commixtum, deterius<text:line-break/>existit. Quod enim commixtum non est, merum est;<text:line-break/>quod his verbis arguit: Quod enim </text:span><text:span text:style-name="T7">stavum merum est,<text:line-break/>periculosum.</text:span><text:span text:style-name="T25"> Atque iterum: </text:span><text:span text:style-name="T7">Si vero suerit ita merum,<text:line-break/>ut et nigrities conspiciatur, id illis gravius malum est.<text:line-break/></text:span><text:span text:style-name="T25">Sed et in prorrhetico dicit: </text:span><text:span text:style-name="T7">Quae vomuntur mera et<text:line-break/>nauseabunda, prava sunt.</text:span><text:span text:style-name="T25"> De iisdem quod prava sint in</text:span></text:p>
      <text:p text:style-name="P18"><text:span text:style-name="T25">prognostico dilucide scribit, ubi haec profert: </text:span><text:span text:style-name="T7">Vomitus is<text:line-break/>est utilifstmus, qui ex pituita et bile commixtus est,</text:span><text:span text:style-name="T25"> ut<text:line-break/>qui potissimum neque admodum crassus, neque copiosus<text:line-break/>evomitur. Meraciores namque deteriores sunt. Quod etiam<text:line-break/>in Coacis his scriptis consumat: </text:span><text:span text:style-name="T7">Vomitus autem minime<text:line-break/>molestus est, quum pituita et bile permixtus stt, neque<text:line-break/>maxima copia vomatur.</text:span><text:span text:style-name="T25"> Meraciores autem vomitus de-<text:line-break/>teriores. Et paulo post: </text:span><text:span text:style-name="T7">Brevi celeres, biliosi et sinceri<text:line-break/>vomitus malum.</text:span><text:span text:style-name="T25"> Eadem et ab ipso de- meris dejectioni-<text:line-break/>bus ubique scribuntur. Caeterum purum aut merum di-<text:line-break/>citur quod alteri commixtum non est suamque naturam<text:line-break/>sinceram tuetur. Imo idem in prognostico declaravit quid<text:line-break/>sincerum vocet, quum mero opposuerit. Etenim merum<text:line-break/>vinum dicere consuevimus, cui aqua permixta non fuerit.<text:line-break/>? Hocque modo caeterorum unumquodque merum purumve<text:line-break/>dicitur, quum ipsum per fe solum alteri substantiae com-<text:line-break/>mixtum non fuerit. Sic puras dejectiones vocamus, quae</text:span></text:p>
      <text:p text:style-name="P17"><text:span text:style-name="T25">unum solum humorem, qui secerni queat, fortitae fue-<text:line-break/>rint, non commixtum caeleris. , Quo pacto primo epide-<text:line-break/>miorum ipse prorsus biliosas excretiones meras vocitat,<text:line-break/>quas etiam damnat. Semper enim inaequales rerum<text:line-break/>omnium admodum ad invicem discrepantium implicationes<text:line-break/>et ipfe Hippocrates damnat et ita rem feste habere docet<text:line-break/>experientia. Quaeret autem aliquis</text:span><text:span text:style-name="T55">7</text:span><text:span text:style-name="T25"> qua ratione ab Hip-<text:line-break/>pocrate pronunciatur postremos vomitus non mixtos et<text:line-break/>sinceros putrefactionem significare, quum potius saltem<text:line-break/>hujusmodi signum portendere videatur, quum et noxia et<text:line-break/>suspecta vacuari possint. In tertianis enim febribus in-<text:line-break/>termittentibus apyrexiam non facile percipimus, bile sub<text:line-break/>hypochondriis morbum fovente non plane expulsa. Hoc<text:line-break/>autem derepente non fit, neque in primis, sed magis in,<text:line-break/>postremis vomitibus, si quae nunc de vomitibus dicuntur,<text:line-break/>iis similia sunt, quae in prorrhetico de meris dejectioni-<text:line-break/>,bus. pronunciata sunt, ubi dicit : </text:span><text:span text:style-name="T7">quae dejectiones in spu-<text:line-break/>mosus meras desinunt, exacerbationes excitant f</text:span><text:span text:style-name="T25"> fieri namque<text:line-break/>patet ultimas excretiones morbos fere levaturas morbo-</text:span></text:p>
      <text:p text:style-name="P18"><text:span text:style-name="T25">rum accessiones significare, quod lu deterius desinant.<text:line-break/>Magnam enim humorum inaequalitatem significant et post<text:line-break/>diuturnam liquidorum per . vomitus eductionern, quae<text:line-break/>postrema vomuntur meraciora certas putrefactionis humo-<text:line-break/>rum causas produnt.</text:span></text:p>
      <text:h text:style-name="Heading_20_2" text:outline-level="2">IV.</text:h>
      <text:p text:style-name="P22"><text:span text:style-name="T7">Serapis ex alvo humente intumuit. Pruritus autem haud<text:line-break/>suto quot diebus non ultra 'progrejst stnt. Ceneonem<text:line-break/>vero etiam quidam abscisius occupabat, qui nigresuctus<text:line-break/>interemit.</text:span></text:p>
      <text:p text:style-name="P25"><text:span text:style-name="T25">Humidam alvum vocitat a qua liquida dejiciuntur.<text:line-break/>Fit autem alvus quam congruat tumidior, quum alimen-<text:line-break/>tum liquefactum indigentius distribuitur: contra vero<text:line-break/>- siccior, quum omnis hujus burniditas ad jecur advehitur.</text:span></text:p>
      <text:p text:style-name="P17"><text:span text:style-name="T25">Itaque quae dejiciuntur celerius subducuntur, interdum<text:line-break/>quidem oh bilis in ventrem defluentis ipsiusque ad seces-<text:line-break/>fum proritantis copiam, interdum vero tum retentrice<text:line-break/>ventris facultate imbecilliore tum ventriculi et intestino-<text:line-break/>rum excretrice robustiore facta. Intumuit ergo mulier.<text:line-break/>Consuevit ipse oedema vocare omnem praeter naturam<text:line-break/>tumorem. At pruritus pravi humoris est suboles. Est<text:line-break/>enim ipsius natura nitrosa et aliquantulum.salsa aut amara.<text:line-break/>Unde illotis, fordidis, non concoquentibus et mali succi<text:line-break/>alimenta edentibus prurire contigit, scabie </text:span><text:span text:style-name="T7">et</text:span><text:span text:style-name="T25"> lepra in-<text:line-break/>fectis frequentius. Causa patet, quod in hujusmodi af-<text:line-break/>fectibus humor </text:span><text:span text:style-name="T7">exuberet</text:span><text:span text:style-name="T25"> et crassior exisset. Quum autem<text:line-break/>magna sit crudorum humorum copia, abscessus oboriun-<text:line-break/>tur, quorum parvi quidem non opitulantur, magni vero<text:line-break/>perimunt. Qualis erat Serapidis abscessus, qui niger et<text:line-break/>malignus factus ipsam interemit.</text:span></text:p>
      <text:h text:style-name="P7" text:outline-level="2">V.</text:h>
      <text:p text:style-name="P22"><text:span text:style-name="T7">Stymargi quoque uxor, ubi ventris perturbatio perpaui-<text:line-break/>cos dies concitata multopere constitiffet et ex abortu<text:line-break/>quadrimestris foetus foeminei convaluistet, intumuit.</text:span></text:p>
      <text:p text:style-name="P19"><text:span text:style-name="T25">Perturbatio ex copiosis eduliis oboritur; aliis quidem<text:line-break/>ventrem mordentibus, aliis vero flatus concitantibus.<text:line-break/>Nonnunquam etiam ex partibus compositis facultate pn-<text:line-break/>gnantibus, quarum illae quidem ventrem excitant, hae<text:line-break/>vero morantur. Sed et flatus et dolor aut febris vehe-<text:line-break/>mens aut rheuma aut haemorrhagia aut moeror aut ira<text:line-break/>hoc idem praestant. Unde tanquam ex diuturna seditione<text:line-break/>pueruli abortus accidit. Nam probabile est hujusmodi<text:line-break/>mulieri mucosa suisse vasorum ad uterum pertinentium<text:line-break/>oscula, ex quibus secundinae pendent. Quia vero non<text:line-break/>satis abunde purgata est, jure post abortura intumuit. </text:span><text:span text:style-name="T25">»</text:span></text:p>
      <text:h text:style-name="P7" text:outline-level="2">VI.</text:h>
      <text:p text:style-name="P22"><text:span text:style-name="T7">stdojco calculo vehementer laboranti, superiori palpebrae<text:line-break/>hordeolum ad aurem magis ortum esu Deinde intus<text:line-break/>exulceratum suit. Quinto et sexto die ex interioribus<text:line-break/>pus erupit ac inferiores affectus solvit. Glandularum<text:line-break/>ad aures tumor aderat ac inferne cervici insidebat, al-<text:line-break/>ter e directo superioris tumoris.</text:span></text:p>
      <text:p text:style-name="P19"><text:span text:style-name="T25">Calculos illis lu corporibus procreari demonstratum<text:line-break/>est,, in quibus humorum crassamentum igneo calore con-<text:line-break/>cretam fuerit. Quare multos intuemur ob edacitatem<text:line-break/>quem proprie crudum humorem nominamus plurimum<text:line-break/>accumulare; ex quo calculus generatur. Quod maxime<text:line-break/>pueris accidit qui calidiores existunt, quemadmodum ipse<text:line-break/>fexto epidemiorum pronunciat: </text:span><text:span text:style-name="T7">erasa namque mejunt,<text:line-break/></text:span><text:span text:style-name="T25">Idque crassamentum si consulat et accumuletur, quum de-<text:line-break/>centi tempore non excernatur et intus copiosum maneat,<text:line-break/>cogitur concrefcitque. Hoc autem orto principio residuum</text:span></text:p>
      <text:p text:style-name="P17"><text:span text:style-name="T25">crassum quodcunque iu vesicam appellat isti adhaerescit<text:line-break/>ereaturque calculus, lta vero lac quoque crassum ad cal-<text:line-break/>culi procreationem idoneum existimatur. Imo et quae-<text:line-break/>cunque crassos humores gignunt ad calculorum jecur tum<text:line-break/>Iieu et renes obstruuntur. Hlucque senum alii in hy-<text:line-break/>dropem, alii in calculum labantur, qui his plenius usi sint.<text:line-break/>Hordeolum autem est exilis abscessus oblongus palpebrae<text:line-break/>cilio obortus. Hujusmodi hordeola etiam posthias vqr<text:line-break/>citant.</text:span></text:p>
      <text:h text:style-name="Heading_20_2" text:outline-level="2">VII.</text:h>
      <text:p text:style-name="P22"><text:span text:style-name="T7">drstaei uxoris frater de via fefsus incaluit i deinde ter-<text:line-break/>minthi in tibia creati sunt. Postea continua febris<text:line-break/>oborta est postridieque sudor, qui aliis quoque diebus<text:line-break/>paribus sumper manabat. Febris etiamnum detinebat.<text:line-break/>Erat autem lienicus, sunguis ex nare sinistra crebro<text:line-break/>stuxit et paulatim judicatus esa Postridie fecundum</text:span></text:p>
      <text:p text:style-name="P18"><text:span text:style-name="T7">sinistram aurem, tumor, sequenti die etiam' secundum<text:line-break/>dextram subortus est, fed hic minor qui intepescebat.<text:line-break/>Hi evanuerunt, nec suppurarunt.</text:span></text:p>
      <text:p text:style-name="P19"><text:span text:style-name="T25">Terminthorum ipse meminit sexto epidemiorum his<text:line-break/>verbis: </text:span><text:span text:style-name="T7">Quibus sunt haemorrhoides, ii neque pleuritide,<text:line-break/>neque peripneumonia, neque phagedaena, neque furuncu-<text:line-break/>lis, neque</text:span><text:span text:style-name="T25"> terminthis corripiuntur. Eadem quoque oratio<text:line-break/>etiam in libro de humoribus prope finem scripta est nos-<text:line-break/>.que ibi diximus termluthonrm nomen nigra quaedam tu-<text:line-break/>bercula praesertim in tibiis euascentia prodere, a figurae,<text:line-break/>coloris et magnitudinis similitudine, quam cum terebinthi<text:line-break/>fructu sortitur, originem duxisse. Consuevit autem ipsis<text:line-break/>iusidere superior et luferior pustula nigra, qua rupta quae<text:line-break/>subjacent desquamatis similia conspiciuntur, quibus separa-<text:line-break/>tis pus invenitur. Alii dicunt terminthos esse quasdam<text:line-break/>eminentias in cute consistentes, rotundas et nigrovirides</text:span></text:p>
      <text:p text:style-name="P17"><text:span text:style-name="T15">. </text:span><text:span text:style-name="T25">termiuthi fructibus similes; At ex itineris labore hic<text:line-break/>homo incaluit et assidua febris obortu esu Assiduam ap-<text:line-break/>pellat febrem quae ad integritatem non cessat, nisi pror-<text:line-break/>Ius soluta sit, etiamsi aliqua manifesta declinatio appa-<text:line-break/>reat. Quum vero declinatio manifesta non est, sed sem-<text:line-break/>per a primo principio adusque cristn eodem modo permanet,<text:line-break/>generis est febrium ardentium, sed ab ipsis acutie differti<text:line-break/>Est enim febris et biliosa et ardens et peracuta. Earum<text:line-break/>autem differentias et nomina in nostris habes operibus<text:line-break/>tum de febribus tum de crisibus, Rationi quidem conso-<text:line-break/>num est subsplenico existeuti crebro e nere sinistra san-<text:line-break/>guinern erupisse, natura recte fanguinis fluxum dirimente,<text:line-break/>proiudeque excretio facta est. Ad quod tendit etiam tu-<text:line-break/>mor, primum quidem ad sinistram, secundo ad dextram.<text:line-break/>Dicit igitur hos tumores molies evasisse, hoc est evanuisse<text:line-break/>paulatimque marcuisse. Sic enim vocat celeris motus et<text:line-break/>mutationis cessationem et coctionem, proptereaque ad fup-</text:span></text:p>
      <text:p text:style-name="P17"><text:span text:style-name="T25">purationem non pervenerunt, ut etiam in epidemiis scri-<text:line-break/>ptum esu Crisis simul facta est, celerius ad statum per-<text:line-break/>venit, ad humoris mutationem molle factum esu Atque<text:line-break/>in prorrhetico mollia facta brevi solutionem demonstrant.</text:span></text:p>
      <text:h text:style-name="Heading_20_2" text:outline-level="2">VIII.</text:h>
      <text:p text:style-name="P22"><text:span text:style-name="T7">Qut ab Alcibiade venerat, ipst ex modicis febribus ante<text:line-break/>judicationem testis stnister intumuit</text:span><text:span text:style-name="T25"> ( habebat </text:span><text:span text:style-name="T7">autem ma-<text:line-break/>gnum lienem</text:span><text:span text:style-name="T25">) et fane tunc illi fabris </text:span><text:span text:style-name="T7">die vigesimo ju-<text:line-break/>dicata esu Deinde alias atque alias subincalesaebat et<text:line-break/>fubfloridum conspuebat.</text:span></text:p>
      <text:p text:style-name="P19"><text:span text:style-name="T25">Testiculi sinistri tumor ex iis esse censetur qui e di-<text:line-break/>reete creantur, ut etiam in splenico ex laeva haemorrha-<text:line-break/>gia. Aliquatenus vero floridum dicit' quod subcruentum<text:line-break/>est, quemadmodum et florida sputu vocantur rubra et<text:line-break/>subcruenta. Etiam facies .florida ruborem et subrubrum</text:span></text:p>
      <text:p text:style-name="P102"><text:span text:style-name="T25">significat et sanguinis copiam demonstrat. Floridos quoque<text:line-break/>in prorrhetieo nominavit, quos praerubros vocaverat.<text:line-break/>Hoe autem signum fuerit plenitudinis cum calore in ca-<text:line-break/>pite cumulatae.<text:tab/>i</text:span></text:p>
      <text:h text:style-name="Heading_20_2" text:outline-level="2">IX.</text:h>
      <text:p text:style-name="P22"><text:span text:style-name="T7">Quae ex tufst paucum nihilque estsutu dignum rejiciebat,<text:line-break/>huic manus dextra et erus sinistrum siderata et resaluta<text:line-break/>sunt; alia vero nulla te neque facie neque mente<text:line-break/>alterata est., ac ne illis quidem partibus admodum. Ad<text:line-break/>vigesimum diem sin melius coepit procedere, quod fere<text:line-break/>circa menstruorum eruptionem contigit, ac tunc surtasu<text:line-break/>sts primum apparuerunt t erat enim virgo.</text:span></text:p>
      <text:p text:style-name="P19"><text:span text:style-name="T25">Quum superiores thoracis partes ad primum et </text:span><text:span text:style-name="T7">fe-<text:line-break/>cundum.</text:span><text:span text:style-name="T25"> costarum interstitium afficiuntur, tum manus in<text:line-break/>consensum veniunt, nervis ad ipsas ex mesopleuris pro-</text:span></text:p>
      <text:p text:style-name="P17"><text:span text:style-name="T25">cedentibus. Atque ita Pythioni alia, quidem ratione con-<text:line-break/>tigisse accepimus, quod nimirum propter sputa diverfa<text:line-break/>coeperit eum tremor,, manibus, idquc jure. Tremoris,<text:line-break/>siquidem causa est facultatis musculorum motricis insumi-<text:line-break/>tas. Quare affectis superioribus thoracis partibus quae<text:line-break/>cervicis vertebris committuntur et a quibus manus mo-<text:line-break/>ventur, hae manus humorum pondere gravatae ad suas<text:line-break/>functiones obeundae inutiles reddebantur. Etenim diu-<text:line-break/>turna tussis multorum abscessuum est suboles, quoniam<text:line-break/>tusses laboriosae, ut loquitur Hippocrates, aut in articulis<text:line-break/>aut in manibus* aut cruribus aut foemorrbus aut lumbis<text:line-break/>aut testibus stabiliuntur, quemadmodum ipse sexto epi-<text:line-break/>demiorum pronunciat. Qui igitur ex immoderatiore vocis<text:line-break/>contentione lassati sunt aut rigore correpti, in anginas<text:line-break/>magiis desinebant. Qui vero manibus operabantur, in ma-<text:line-break/>nuum duntaxat paraplegiae concidebant. Qui 'vero equi-<text:line-break/>tutu lassi aut nimiopere de via fessi aut qui alio modo<text:line-break/>cruribus laboraverant , his in lumbis aut cruribus impo-</text:span></text:p>
      <text:p text:style-name="P18"><text:span text:style-name="T25">tentiae paraplegicae, decumbebant, ac femoribus ac tibiis<text:line-break/>- tum lassitudo tum dolor insidebat. At intemperantiae<text:line-break/>durissimae ac vehementissimae infiderationes seu paraplexias<text:line-break/>ducunt. Sed et longa tussis desinit interdum in abscessum<text:line-break/>qui in testibus procreatur, propter naturalem partium et<text:line-break/>thoracis et genitalium organorum communionem. Qua<text:line-break/>etiam ratione testibus a tussi tum obsessis cum pectore,<text:line-break/>mammis, genitalibus partibus et utero, societatis monu-<text:line-break/>mentum est, ut et in libro de humoribus dicitur. Para-<text:line-break/>plegice hic pronunciat, quod in prorrhetico paraplectico<text:line-break/>modo scriptum est. Paraplegiae quidem vocat eas para-<text:line-break/>lyses quae ex apoplexia in partem aliquam decumbunt.<text:line-break/>Paraplegiam namque unius partis corporis affectum talem<text:line-break/>esse constat, qualis est tutius corporis affectus apoplexia.<text:line-break/>Nam 'si tota pars anterior cerebri afficiatur, quae supre-<text:line-break/>mum ipsius ventriculum ambiunt partes, eas simul affici<text:line-break/>necesse est et intellectiles earum actiones laedi.’ Qui au-<text:line-break/>tem haec homo patitur, is tum sensus tum motus jacet</text:span></text:p>
      <text:p text:style-name="P17"><text:span text:style-name="T25">orbus, illaesa tamen respiratione. Alius autem affectus<text:line-break/>est qui apoplexia nuncupatur, qui respirationem tam </text:span><text:span text:style-name="T7">ver<text:line-break/></text:span><text:span text:style-name="T25">hementer laedit, ut vix magna vi respirare queas. Para-<text:line-break/>plegia vero saepe apoplexiae solutione succedit. At utrum-<text:line-break/>que, tum carum tum-apoplexiam, quodammodo media in-<text:line-break/>terjacet epilepsia, quae tamen in paraplegiam non desinit.<text:line-break/>Et vero horum trium morborum causa humor est frigidus<text:line-break/>et crassus aut omnino viscosus; qui praecipuos cerebri<text:line-break/>ventriculos replet et obstruit. Non igitur mirandum est,<text:line-break/>si manus aut cruris paralysis hac in muliere creata sit,<text:line-break/>quae non satis commode expurgata fuerat, quod in- pri-<text:line-break/>rna muliebrium eruptione judicatum est.</text:span></text:p>
      <text:h text:style-name="Heading_20_2" text:outline-level="2">X.</text:h>
      <text:p text:style-name="P22"><text:span text:style-name="T7">Apemantus et subri illius qui caput ejus fregit pater et<text:line-break/>Nicostratus nihil quicquam extujstebant. Erant autem</text:span></text:p>
      <text:p text:style-name="P17"><text:span text:style-name="T7">alibi circa renes dolores/ Ad interrogata dicebant ipsas<text:line-break/>femper potu et ctbo impleri.</text:span></text:p>
      <text:p text:style-name="P19"><text:span text:style-name="T25">De Apemanto et fabro </text:span><text:span text:style-name="T7">et</text:span><text:span text:style-name="T25"> Nicostrato idem dicit in<text:line-break/>.quarto epidemiorum, quorum dolores in ano et dextro<text:line-break/>ceueone et paulo infra umbilicum enarrat, quibus alla<text:line-break/>multa adjungit. In praesenti vero Apemantu pronunciat<text:line-break/>cibi et potus copiam morbi causam exstitisse. Ideo scri-<text:line-break/>ptum est in epidemiis graves et acerbos dolores renibus<text:line-break/>insidere, quum cibo replentur, sed eos solvi, quum va-<text:line-break/>cuantur cibis. Idque merito. Qui namque ob cibum re-<text:line-break/>nibus dolor oboritur, quod excrementorum tum copia tum<text:line-break/>pondere premantur graventurque, quam primum, simul<text:line-break/>atque haec per inferiora dejecta fuerint, quiescit cessatque<text:line-break/>prorsus.</text:span></text:p>
      <text:h text:style-name="P7" text:outline-level="2">XI.</text:h>
      <text:p text:style-name="P22"><text:span text:style-name="T7">Dolores </text:span><text:span text:style-name="T7">vehementifstmas conspicatus quidam quomodo di-<text:line-break/>gnoverit, terror, tolerantia, experientiae et animi an-<text:line-break/></text:span><text:span text:style-name="T7">gustiae </text:span><text:span text:style-name="T7">indicant.</text:span></text:p>
      <text:p text:style-name="P19"><text:span text:style-name="T25">Haec </text:span><text:span text:style-name="T25">oratio tota consultoria est. </text:span><text:span text:style-name="T25">Hortatur </text:span><text:span text:style-name="T25">enim dolo-<text:line-break/></text:span><text:span text:style-name="T25">rum differentias </text:span><text:span text:style-name="T25">ac </text:span><text:span text:style-name="T25">species nosse medicum </text:span><text:span text:style-name="T25">decere, </text:span><text:span text:style-name="T25">nosque<text:line-break/>dolorum et </text:span><text:span text:style-name="T25">tempora et circumscriptiones dignoscere, ut<text:line-break/>etiam sexto epidemiorum imperat. Dolorum autem genus ,<text:line-break/></text:span><text:span text:style-name="T25">et </text:span><text:span text:style-name="T25">vehementia ex facili </text:span><text:span text:style-name="T25">aut difficili </text:span><text:span text:style-name="T25">tolerantia, experientia<text:line-break/>vel timore dignoscitur. </text:span><text:span text:style-name="T25">Itaque </text:span><text:span text:style-name="T25">dolorum differentiae ab<text:line-break/>ipsis aegrotis accipiendae sunt. Quidam enim tanquam<text:line-break/></text:span><text:span text:style-name="T25">ab </text:span><text:span text:style-name="T25">acu sc pungi credunt; alii vero ut a terebro admodum<text:line-break/></text:span><text:span text:style-name="T25">perforari; </text:span><text:span text:style-name="T25">alii frangi et contundi, divelli, tendi, detrahi<text:line-break/>et ponderis cujusdam sensum habere, interdum quidem<text:line-break/></text:span><text:span text:style-name="T25">imminentibus </text:span><text:span text:style-name="T25">partibus suspensi, interdum vero ambienti-<text:line-break/></text:span><text:span text:style-name="T25">bus incumbentis. </text:span><text:span text:style-name="T25">Alii narrant stomachum jactari </text:span><text:span text:style-name="T25">et con-<text:line-break/>cidere. </text:span><text:span text:style-name="T25">Alii dolorem vehementem</text:span><text:span text:style-name="T25">, </text:span><text:span text:style-name="T25">gravem, violentum et</text:span></text:p>
      <text:p text:style-name="P17"><text:span text:style-name="T15">• </text:span><text:span text:style-name="T25">continuum aut intermittentem, pati. Alii asserunt sibi<text:line-break/>stomachum comprimi, nonnulli tamquam ab externo quo-<text:line-break/>dam superposito pondere, interdum etiam lu dextro hy-<text:line-break/>pochondrio dum vehementior editur respiratio, ponderis<text:line-break/>fensus concitatur, propterea ipse pronunciat: qui dolores'<text:line-break/>in lateribus et pectore aliisque in locis decumbunt, an<text:line-break/>magnopere inter se differant discendum esu Id enim<text:line-break/>non folum ad loci affecti dignotionfem, verum etiam ad<text:line-break/>eorum quae circa laborantem agenda sunt praenotionem,<text:line-break/>. etiam ad curationis inventionem confert;</text:span></text:p>
      <text:h text:style-name="Heading_20_2" text:outline-level="2">X<text:span text:style-name="T88">II</text:span>.</text:h>
      <text:p text:style-name="P22"><text:span text:style-name="T7">Aqua quae cito calescit et cito frigescit perpetuo le-<text:line-break/>vior est.</text:span></text:p>
      <text:p text:style-name="P19"><text:span text:style-name="T25">Aquae levitas, quod cito calescat et cito frigescat co-<text:line-break/>gnoscitnr. At aqua optima consistentis, gustu, odore et</text:span></text:p>
      <text:p text:style-name="P18"><text:span text:style-name="T25">colore probatur. Gustu quidem et odore, ita ut nullam<text:line-break/>alienam prae fe ferat qualitatem, ut neque sit dulcis,<text:line-break/>neque falsa, neque acida, neque acris aut foetida aut<text:line-break/>• putrida aut aliam quandam"qualitatem sortiatur, sed omnis<text:line-break/>omnino qualitatis expers et citra omnem omnino qualita-<text:line-break/>tem et citra.omnem admixtionem, gustum vel odoratum<text:line-break/>ferientem.; Nihil'autem limosum habeat, fed sit limpida,<text:line-break/>pura et iis quae in eam injiciuntur ramentis libera. Erit<text:line-break/>.certe hujusmodi aqua tenuium partium et facile coquetur<text:line-break/>et distribuetur et celeriter hypochondria pervadet tum<text:line-break/>calore tum frigore mutabilis et contrarias qualitates prom-<text:line-break/>pte acceptura ,• atque talis aqua erit frigida et humida et<text:line-break/>aqua proprie- vocabitur. Cavere, autem oportet palustrem,<text:line-break/>turbidam, graveolentem, salsam et, ut fummatim dicam,<text:line-break/>quaecunque aliam qualitatem gusiui repraesentat. Oportet<text:line-break/>enim optimam aquam qualitatis omnis omnino expertem<text:line-break/>esse. Fuerit autem talis bibenti jucunda. Haec studiose<text:line-break/>exploranda est, quod aqua omnibus hominibus tum sanis</text:span></text:p>
      <text:p text:style-name="P17"><text:span text:style-name="T25">.tum aegris communissima sit et ad vitam maxime necessa-<text:line-break/>ria. </text:span><text:span text:style-name="T25">Hluc </text:span><text:span text:style-name="T25">Hippocrates lu opere de victus ratione </text:span><text:span text:style-name="T25">lu<text:line-break/></text:span><text:span text:style-name="T25">morbis Scutis sic de aqua disserere conspicitur, </text:span><text:span text:style-name="T25">ut </text:span><text:span text:style-name="T25">aqua<text:line-break/></text:span><text:span text:style-name="T25">-neque incidendi </text:span><text:span text:style-name="T25">facultatem conscquatur, quemadmodum<text:line-break/>'acetum, neque calidum-ut mel lu acutis morbis, pro-<text:line-break/>pterea quod </text:span><text:span text:style-name="T25">tarde </text:span><text:span text:style-name="T25">permeet </text:span><text:span text:style-name="T25">et </text:span><text:span text:style-name="T25">difficilis sit coctionis </text:span><text:span text:style-name="T7">et</text:span><text:span text:style-name="T25"> ae-<text:line-break/>gre subdmiatur, etiamsi</text:span><text:span text:style-name="T55">1</text:span><text:span text:style-name="T25"> alsas optima et innoxia sit. Si<text:line-break/></text:span><text:span text:style-name="T25">namque diu. lu </text:span><text:span text:style-name="T25">ventre moretur, ipsi fluctuationes efficere<text:line-break/>•consuevit, qui quttmabiliofns sit, ipsa etiam corrumpitur.<text:line-break/>Et postquam </text:span><text:span text:style-name="T25">e ventriculo </text:span><text:span text:style-name="T25">lu hilam vix- descenderit; non<text:line-break/>facile distribuitur; neqrte ad- jeciiij neqqe mullo magis ad<text:line-break/>. renesi et thoracem et pulmonem, proptereaque neque uri-<text:line-break/>nas </text:span><text:span text:style-name="T25">ciere solet, </text:span><text:span text:style-name="T25">neque sputum educere; imo neque trni-<text:line-break/>versi ecrporir perspirationes efficit. Propterea Hippoera-<text:line-break/>;tes aegrotis ipsa prohibita, mellicratum, oxytnef'et vinum<text:line-break/>concedit. </text:span><text:span text:style-name="T25">lu </text:span><text:span text:style-name="T25">sexto epidemiorum ubi scribit, aqua cocta<text:line-break/>et quae sequuntur caetera, non prout oratio postulat,</text:span></text:p>
      <text:p text:style-name="P18"><text:span text:style-name="T25">enunciavit quibus in morbis aut cujus utilitatis gratia<text:line-break/>aquam vel omnem vel pravam duntaxat coquere oporteat.<text:line-break/>Nos autem- omnia perspicue definivimus diximusque vix<text:line-break/>aquam innoxiam comperiri posse. Innoxiam autem voco<text:line-break/>quae neque luti quicquam contineat, neque graveoleat,<text:line-break/>nullam denique gustantibus qualitatem repraefentet. Hoc<text:line-break/>autem enuncio quod nonnullae incommodas admixtas sior-<text:line-break/>tiantur qualitates salis vel nitri vel sulphuris vel bitumi-<text:line-break/>nis et aluminis aliarumque hujusmodi multarum rerum.<text:line-break/>Fit quoque nitiofa aqua propter pravi aeris admixtionem.<text:line-break/>Sunt vero et alia aquae vitia, quae rebus in ipsa deco-<text:line-break/>ctis dignoscuntur. In optimis siquidem aquis citissime,<text:line-break/>in pravis vero tardissime cilii concoquuntur, atque hae<text:line-break/>aquae ita vitiosae ab antiquis crudae et incoctae 'vocan-<text:line-break/>tur. Porro tutissimum est aquam experientia jndifcasse.<text:line-break/>- Sequis vero et certis signis velit ipsius vires praenoscere,<text:line-break/>haec habet a nobis omnia in primo de sanitate tuenda<text:line-break/>accurate tradita. Sed et lu libro de aere, loris et aquis</text:span></text:p>
      <text:p text:style-name="P18"><text:span text:style-name="T25">prope omnia scripta funt, quae etiam nos interpretati<text:line-break/>sumus.</text:span></text:p>
      <text:h text:style-name="Heading_20_2" text:outline-level="2">XlII.</text:h>
      <text:p text:style-name="P22"><text:span text:style-name="T25">Cibi </text:span><text:span text:style-name="T7">et potus num ad aequalitatem maneant, experientia<text:line-break/>opus habent.</text:span></text:p>
      <text:p text:style-name="P11"><text:span text:style-name="T1">Abditum est utrum ad aequalitatem manere lutelli-<text:line-break/>gendum sit de tempore quo alimenta conficiuntur, an de<text:line-break/>alimentorum facultatibus, qua ratione ipse pronunciat<text:line-break/>fortes ac debiles vitae rationes, hoc est breve aut diu-<text:line-break/>turnum corporibus alimentum exhibere et debiliores cibos<text:line-break/>paucum brevi nutrimentum continere, cujusmodi funt.<text:line-break/>olera et plurimi arborum fructus. Et alibi: ciborum alios<text:line-break/>celeriter, alios tarde domari, quod quae comrneduntur,<text:line-break/>luter se differant, quod haec quidem cito, illa tarde in<text:line-break/>corpore commutentur, coquantur, apponantur ipfique assi-</text:span></text:p>
      <text:p text:style-name="P18"><text:span text:style-name="T25">milentur.- Nos autem tribus lu libris de alimentorum fa-<text:line-break/>cultatibus quaedam. edulia esse peculiaria, quae celeriter*<text:line-break/>quidem coquuntur, sanguinem creant ac nutriunt, quae-<text:line-break/>darn vero tarde, recensuimus. Quare hunc prolixiorem de<text:line-break/>his orationem habere non opus esu Utrum vero cibi et<text:line-break/>potus peraeque maneant nonnullus dubitaverit. Verum,<text:line-break/>tamen ipse decernit facilius esse potu quam cibo repleri.<text:line-break/>Libro quoque de alimento sic scribit: quicunque celerri-<text:line-break/>• ma appositione indigent, his humidum remedium ad virium</text:span></text:p>
      <text:p text:style-name="P19"><text:span text:style-name="T25">instaurationem optimum, esu Quum vero etiamnurn cele-<text:line-break/>riori opus est odoratu, .aut alimentorum tum usus tum<text:line-break/>experientia' magis auxiliantur pro peculiari singulorum na-<text:line-break/>turae dispositione et alimenti proprietater Etenim non-<text:line-break/>nulla quibusdam concedere, neque universalem hac in re<text:line-break/>sequi regulam oportet, quod alia aliis magis his quam<text:line-break/>illis placeant et conferant, quorum ratio nonnisi longa<text:line-break/>experientia et usu dignosci non potest Hasce vero pe-<text:line-break/>culiares cujnsque alimenti virtutes considerandas esse ipse</text:span></text:p>
      <text:p text:style-name="P17"><text:span text:style-name="T25">profiteri videtur libro de alimento his scriptis; hurnidum<text:line-break/>alimentum quam siccum facilius mutatur; siccum alimen-<text:line-break/>tum quam humidum promptius mutatur. Haec itaque non<text:line-break/>.solum ad mutationem, verum etiam ad alimentorum tum<text:line-break/>qualitatem tum facultates referre possumus. In morbis<text:line-break/>autem tum ventris tum jecoris mediocrem et circurnscri-<text:line-break/>ptam oportet esse alimentorum quantitatem, ut neutrum<text:line-break/>gravetur.</text:span></text:p>
      <text:h text:style-name="Heading_20_2" text:outline-level="2">XIV.</text:h>
      <text:p text:style-name="P22"><text:span text:style-name="T7">Dicendum quod efstuente sanguine ex pallido virescant et<text:line-break/>quaecunque hujusmodi caetera, Quod ad humectandum,<text:line-break/>siccandum, calefaciendum ei refrigerandum talia multa<text:line-break/>quidam invenerint.</text:span></text:p>
      <text:p text:style-name="P19"><text:span text:style-name="T25">Ex immoderato sanguinis profluvio corpus ex pallido<text:line-break/>virescit, hoc est colore marcescit et ex pallido viride aut</text:span></text:p>
      <text:p text:style-name="P18"><text:span text:style-name="T25">viride pallens redditur, ac merito: color enim est humo-<text:line-break/>rum praedominantium effectus. Sic linguas virides fieri<text:line-break/>ipse protulit, quarum in viridius color transit, </text:span><text:span text:style-name="T25">ex pallida<text:line-break/></text:span><text:span text:style-name="T25">nimirum bile, rubras autem ex sanguine, albas denique<text:line-break/>ex </text:span><text:span text:style-name="T25">pituita. </text:span><text:span text:style-name="T25">Copiosu itaque effluente sanguine </text:span><text:span text:style-name="T25">vegetus<text:line-break/></text:span><text:span text:style-name="T25">corporis color flere exuitur, virore inficitur </text:span><text:span text:style-name="T25">et </text:span><text:span text:style-name="T25">ex viridi<text:line-break/>pallet, quod pallore deforme esse </text:span><text:span text:style-name="T25">et </text:span><text:span text:style-name="T25">herbaceo </text:span><text:span text:style-name="T25">colore de-<text:line-break/></text:span><text:span text:style-name="T25">formari </text:span><text:span text:style-name="T25">dicitur. </text:span><text:span text:style-name="T25">Consueverunt enim </text:span><text:span text:style-name="T25">Graeci stirpibus vi-<text:line-break/></text:span><text:span text:style-name="T25">rorem ab herba et hujus colore plerumque denominare, fed<text:line-break/>accidit interdum pallidos virides appellari. </text:span><text:span text:style-name="T25">Corpus igitur<text:line-break/></text:span><text:span text:style-name="T25">viride fieri dicitur, quum floridus illius </text:span><text:span text:style-name="T25">culor deperditur<text:line-break/>. </text:span><text:span text:style-name="T25">et sanguine defraudatum, lividum et </text:span><text:span text:style-name="T25">quasi cadaverosum</text:span></text:p>
      <text:p text:style-name="P19"><text:span text:style-name="T25">apparet; quemadmodum in prorrhetico scriptum </text:span><text:span text:style-name="T25">est: </text:span><text:span text:style-name="T7">Quae<text:line-break/></text:span><text:span text:style-name="T7">statis temporibus, sanguinis emptionibus ofstciuntur </text:span><text:span text:style-name="T7">et</text:span><text:span text:style-name="T25"> </text:span><text:span text:style-name="T25">siti-<text:line-break/></text:span><text:span text:style-name="T7">bundi, difficiles et viridicati stunt, haemorrhagia cestante,<text:line-break/>epileptici stunt.</text:span><text:span text:style-name="T25"> lu sexto epidemiorum : </text:span><text:span text:style-name="T7">Quibus copiosus<text:line-break/>e naribus prostuit sunguis, quibus et decolorationes citra<text:line-break/>judicium 'oriuntur, iis pauca auxiliari queunt.</text:span><text:span text:style-name="T25"> At haec</text:span></text:p>
      <text:p text:style-name="P17"><text:span text:style-name="T25">seni consueta est dictio. Etenim in Coacis haec scribit:<text:line-break/></text:span><text:span text:style-name="T7">icterici non ita exquisito sensu praediti, quibus singultus<text:line-break/>oboriuntur, his alvi erumpunt, fed et fortafsts supprimun-<text:line-break/>tur, hi virore inficiuntur,</text:span><text:span text:style-name="T25"> et prope finem; </text:span><text:span text:style-name="T7">st difficulter<text:line-break/>spirarent i</text:span><text:span text:style-name="T25"> ad hoc ubi quis cum virore pallescit, bene<text:line-break/>spirare noxium non est, quibus in locis omnibus </text:span><text:span text:style-name="T15">τὸ ἐκ-<text:line-break/>χλοιοίσθαι </text:span><text:span text:style-name="T25">virore </text:span><text:span text:style-name="T7">injici</text:span><text:span text:style-name="T25"> significat; Addidit autem quosi<text:line-break/>copiosus praeterea hujusmodi cibos ac potus invenire pos-<text:line-break/>sit aliquis qui adjuvet ad calefaciendum, refrigerandum,<text:line-break/>exsiccandum et humectandum. Nam praepositionem </text:span><text:span text:style-name="T15">πρὸς<text:line-break/></text:span><text:span text:style-name="T25">non dixit ut contrarium significet, sed ut ad haec adju-<text:line-break/>vet, quemadmodum ennnciat; accessionum in principiis<text:line-break/>habendam esse considerationem hortatus, non in solis<text:line-break/>principiis id speculandum, fed in universa morborum<text:line-break/>historia.</text:span></text:p>
      <text:h text:style-name="P7" text:outline-level="2">XV.</text:h>
      <text:p text:style-name="P22"><text:span text:style-name="T7">Ejectus abortu suetus masculus fexaginta dierum in par-<text:line-break/>tuum supprefstonibus-salubris.</text:span></text:p>
      <text:p text:style-name="P19"><text:span text:style-name="T25">Quatuor esse partuum tempora demonstratum est.<text:line-break/>Primum quidem, quo tum lu obtusionibus tum lu divi-<text:line-break/>sionibus seminis idea vincit, </text:span><text:span text:style-name="T7">quo</text:span><text:span text:style-name="T25"> tempore hanc composi-<text:line-break/>tionem nondum conceptum, sed sueturam nominavit Hip-<text:line-break/>pocrates. Secundum vero quum cor et, cerebrum et jecur<text:line-break/>inarticulata quidem etiamnum ac informia sunt,- verum<text:line-break/>concretionem jam aliquam et magnitudinem insignem for-<text:line-break/>tiuntur tuncque conceptus vocatur. Tertium autem tem-<text:line-break/>pus est, quum tria principia manifeste deprehenduntur,<text:line-break/>verum obscurior est membrorum forma. Quartum denique<text:line-break/>tempus est, quum omnia jam membra articulata sunt,<text:line-break/>neque amplius emhryon, fed jam puer nominatur, quo<text:line-break/>tempore et salture et moveri incipit, ita ut animal per-<text:line-break/>fectum appellet Hippocrates. Qui itaque conceptus uno</text:span></text:p>
      <text:p text:style-name="P18"><text:span text:style-name="T25">aut duobus mensibus eduntur, facilem abortum subeunt,<text:line-break/>qui vero trium aut quatuor sunt mensium, caeterorum<text:line-break/>difficillime abortum patiuntur idque notum ipse habet in<text:line-break/>aphorismis, ubi pronunciat: </text:span><text:span text:style-name="T7">Praegnantes medicamentis<text:line-break/>purgandae sunt, st humor</text:span><text:span text:style-name="T41">y</text:span><text:span text:style-name="T7">turgeat, quadrimestres et ad<text:line-break/>septimum usque mensem, sud hae minus; minoribus autem<text:line-break/>aut grandioribus faetibus cavendae sunt purgationes.<text:line-break/></text:span><text:span text:style-name="T25">Causa, quod vincula quibus matrici foetus connectitur,<text:line-break/>imbecilla sunt , universumque .corpus molle. Quod autem<text:line-break/>conceptione magni sunt, his copioso alimento opus est,<text:line-break/>qui saepius in morbos ac potissimum acutos deflui abor-<text:line-break/>. tiuntur. Verum etiam nonnunquam accidit lu difficili<text:line-break/>partu propter sanguinis suppressionem ex magno </text:span><text:span text:style-name="T7">ac</text:span><text:span text:style-name="T25"> vehe-<text:line-break/>menti mulieris labore partum expellere cenantis, quum<text:line-break/>partes muliebres a se invicem sejunguntur. Quod autem<text:line-break/>nunc dicit de hac muliere </text:span><text:span text:style-name="T7">abortum salubrem efsu,</text:span><text:span text:style-name="T25"> mirum<text:line-break/>non est, morbus enim ex abortu levabatur et mulier<text:line-break/>salva evasit.</text:span></text:p>
      <text:h text:style-name="P7" text:outline-level="2">XVI.</text:h>
      <text:p text:style-name="P25"><text:span text:style-name="T7">Proh Herculem! mali octavo die intumuit.</text:span></text:p>
      <text:p text:style-name="P19"><text:span text:style-name="T25">Abdita oratio, quod neque mali, neque morbi ideam<text:line-break/>proferat.</text:span></text:p>
      <text:h text:style-name="Heading_20_2" text:outline-level="2">XVII.</text:h>
      <text:p text:style-name="P22"><text:span text:style-name="T25">puicunque </text:span><text:span text:style-name="T7">tenesmo prehenditur, is sune magis dysenteri-<text:line-break/>cus evadit.</text:span></text:p>
      <text:p text:style-name="P19"><text:span text:style-name="T25">Primi medici multa nomina morbis a parte laesa im-<text:line-break/>posuerunt. Hujusmodi pleuritis, peripneumonia, ischias,<text:line-break/>podagra, nephritis.,', arthritis, ophthalmia et dysenteria.<text:line-break/>Multa vero a symptomate, ut ileus, tenesmus, convulsio,<text:line-break/>palpitatio, tremor, paralysis, apoplexia, dyspnoea, apnoea,<text:line-break/>insomnia, delirium et coma; multa etiam ab utroque, ut<text:line-break/>cephalalgia, otalgia, cardiaIgia et hysteralgia, quemadmo-<text:line-break/>dum et ab existimatu causa morbi, ita nominatur melan-</text:span></text:p>
      <text:p text:style-name="P17"><text:span text:style-name="T25">cholia et cholera. Fortassis etiam leucophlegmatias hy-<text:line-break/>derus, ut etiam per similitudinem, cujusmodi generis est qui<text:line-break/>elephas nominatur et cancer, polypus, uva, vitiligo alba,<text:line-break/>carbunculus, area, meliceris et ficus; multa quoque com-<text:line-break/>peries morborum nomina, quae neque locum affectum<text:line-break/>exprimunt, neque causam effectricem, ut phlegmone, gan-<text:line-break/>graena </text:span><text:span text:style-name="T25">; </text:span><text:span text:style-name="T25">scirrhus, erifypelas, afcfcessus, oedema, empyema,<text:line-break/>ulcus, fractura, ruptura, tuberculum, furunculus, varus.<text:line-break/>Nunc </text:span><text:span text:style-name="T25">autetn </text:span><text:span text:style-name="T25">prout libuerit, morbos quisque </text:span><text:span text:style-name="T25">vocitet, nos<text:line-break/></text:span><text:span text:style-name="T25">autem de propositis disserimus. Itaque quatuor cruento-<text:line-break/></text:span><text:span text:style-name="T25">rum morborum, qui </text:span><text:span text:style-name="T25">a caeteris discernuntur, </text:span><text:span text:style-name="T25">existunt dif-<text:line-break/></text:span><text:span text:style-name="T25">ferentiae. </text:span><text:span text:style-name="T25">Una </text:span><text:span text:style-name="T25">quidem in praecisu carnosis partibus aut<text:line-break/></text:span><text:span text:style-name="T25">exercitatione </text:span><text:span text:style-name="T25">defessis, quadam periodo </text:span><text:span text:style-name="T25">peracta. - Secunda<text:line-break/></text:span><text:span text:style-name="T25">est ob hepatis imbecillitatem aqueo </text:span><text:span text:style-name="T25">subeunte sanguine.<text:line-break/></text:span><text:span text:style-name="T25">Tertia ex melancholico. Quarta denique </text:span><text:span text:style-name="T25">sinceri vel cone<text:line-break/></text:span><text:span text:style-name="T25">creti </text:span><text:span text:style-name="T25">est </text:span><text:span text:style-name="T25">sanguinis. Differunt autem quod </text:span><text:span text:style-name="T25">tres primae<text:line-break/></text:span><text:span text:style-name="T25">'confertam simulque copiosam excretionem efficiant; quarta<text:line-break/>vero paulatim et brevi tempore'. At nunc ale quarta di-</text:span></text:p>
      <text:p text:style-name="P17"><text:span text:style-name="T25">cendum est, cujus exulceratio intestinorum affectus est;<text:line-break/>quam solam nonnulli dysenteriam nominant. Et vero<text:line-break/>alusdem generis morbus qui tenesmus vocatur, ulcus in<text:line-break/>recto intestino factum, qui. alia similia dysentericis, con-<text:line-break/>tensiones tamen multo vehementiores invehit. Partes<text:line-break/>siquidem imbecilliores ex robustioribus humorum redun-<text:line-break/>dantiam excipiunt, adeo ut dysenteriae, tenesmi, diarrhoeae &lt;<text:line-break/>et' lienteriae confluentibus in intestina supervacaneis hu-<text:line-break/>moribus procreantur: quemadmodum et iisdem in vesicam<text:line-break/>conversis dysuriae iisdemque ad orificium ventriculi </text:span><text:span text:style-name="T7">acce-<text:line-break/>dentibus</text:span><text:span text:style-name="T25"> vomitus, ita ut creentur quidem dysenteriae<text:line-break/>cum cruentis excrementis; tenesmi vero quum vehemen-<text:line-break/>tes contensiones ex recti intestini exulceratione conci-<text:line-break/>tamur, lienteriae vero sunt celeres immutatorum ciborum<text:line-break/>transitus. Propterea epidemiorum tertio jure pronunciavit<text:line-break/></text:span><text:span text:style-name="T7">ventris morbos multos et noxios multis accidigsu,</text:span><text:span text:style-name="T25"> primum<text:line-break/>quidem tenesmos doloribus maximis comitatos. Hic prae-</text:span></text:p>
      <text:p text:style-name="P17"><text:span text:style-name="T25">terea morbus aliter tum dolorem tum molestiam infert,<text:line-break/>dolorem quidem ob contenfionem, molestiam vero ob assi-<text:line-break/>duam surrectionem. Itaque qui amara bile scatent, jure<text:line-break/>febribus synticticis prehenduntur et alvi excrementis per-<text:line-break/>turbantur. Rubicundi autem et ad melancholiam idonei,<text:line-break/>crassum et calidum sanguinem sortiti, tum phreniticis tum<text:line-break/>ardentibus morbis et cruentis dyfenteriis non, abs re cor—<text:line-break/>ripiuntur. Didicimus siquidem eas quasdam esse disseren-<text:line-break/>tia duplices, altera quidem est, quae erosis ab ulcere in-<text:line-break/>testinis efficitur, altera vero coploso sanguine per venas<text:line-break/>ad intestina deductas evacuato. Hippocrates autem de<text:line-break/>tenesmis loquutus ait tenesmos adolescentibus pituitosis<text:line-break/>accidere, quod non solum naturale temperamentum ad<text:line-break/>tenesmi affectionem producendam ‘idoneum sit, verum<text:line-break/>etiam quod aetas illa sit ita calida, ut propter-pituitae<text:line-break/>acrimoniam et putredinem tenesmum creari intel ligamus, </text:span><text:span text:style-name="T25">i<text:line-break/></text:span><text:span text:style-name="T25">Etenim hujusmodi pituita decursu ad rectum intestinum</text:span></text:p>
      <text:p text:style-name="P17"><text:span text:style-name="T25">ulcerofam partis, laesionem invectura 'laborantes adsidue<text:line-break/>ad sui excretionem perarduam excitat. At tenesmo capti<text:line-break/>contensiones subeunt et vehementiores dysentericae excre-<text:line-break/>tionis propensiones. Crafla namque . et viscosa, pituita<text:line-break/>non ut flava bilis cito decurrit, fed corporibus adhaeret<text:line-break/>ac infarcitur. Symptomatum autem similitudo non his<text:line-break/>scium inest ad invicem, sed etiam ipsa tangentibus, ut re-.<text:line-break/>nibus ad intestinum colon et quaedam locum affectam<text:line-break/>cognitu facilem indicant., ut dysenteriae et tenesmi. Nos<text:line-break/>autem oportet eas dysenterias intelligere; quae praecipue<text:line-break/>hoc nomine dicuntur, ut quod intestinorum exulceratio-<text:line-break/>nem significet. Neque enim, ut dixi, affatim creatur hic<text:line-break/>morbus, quemadmodum alter in quo hepar patitur. At<text:line-break/>mens adhibenda est, ut noscamus utrum in superioribus<text:line-break/>intestinis ulceratio sit, an vero lu inferioribus, quod non<text:line-break/>parum interest ad curationem nosse, qua in parte in-<text:line-break/>testinorum ulceratio sit. Quae namque in altioribns sunt<text:line-break/>partibus a deglutitis medicamentis, quae vero in inferio-<text:line-break/>ribus ab injectis juvantur. Dignoscuntur autem hujus-</text:span></text:p>
      <text:p text:style-name="P103"><text:span text:style-name="T25">modi dysenteriae excretionibus ab hepate manantibus et<text:line-break/>tenuitate sanguinis decoloris. Cujus enim hepar imbecil-<text:line-break/>lum est, </text:span><text:span text:style-name="T25">is </text:span><text:span text:style-name="T25">colorem ob sanguinis in ipso genere paucita-<text:line-break/>tem album sortitus esu Qui vero lienem habet debilem,<text:line-break/>hujus color lentiginosus est, humeri melancholico similis,<text:line-break/>qui sanguini permixtus sit<text:tab/>*<text:tab/>*<text:tab/>*</text:span></text:p>
      <text:p text:style-name="P104"><text:span text:style-name="T25">Quod autem sanguis tunc abundet haemorrhagiae et dys-<text:line-break/>enterias cruentas videlicet appellatas excitat, non quae<text:line-break/>ob bilem exulcerant intestina , de quibus quarto commen-<text:line-break/>tario in librum de articulis a. me dictum est. </text:span><text:span text:style-name="T25">.<text:tab/></text:span><text:span text:style-name="T25">* .</text:span></text:p>
      <text:p text:style-name="P105"><text:span text:style-name="T34">*</text:span><text:span text:style-name="T25"><text:tab/>*<text:tab/></text:span><text:span text:style-name="T79">*</text:span><text:span text:style-name="T25"><text:tab/>Caeterum in dys-</text:span></text:p>
      <text:p text:style-name="P106"><text:span text:style-name="T25">.entericis excretionibus vehementer mordentibus aut hirci<text:line-break/>fuccum immittimus, vel caprinum sevum, vel rosaceum<text:line-break/>ceratum, quibus ipsa quidem intestinorum exulceratio non<text:line-break/>curatur, ac potissimum quum quid putridum habuerit, re-<text:line-break/>focillatur tamen interea facultas<text:tab/>*<text:tab/>*</text:span></text:p>
      <text:p text:style-name="P107"><text:span text:style-name="T64">9</text:span><text:span text:style-name="T15"><text:tab/>*<text:tab/></text:span><text:span text:style-name="T25">Neque mirandum, quoniam quae-</text:span></text:p>
      <text:p text:style-name="P109"><text:span text:style-name="T25">cunque tum animalia tum stirpes cito crescunt, haec etiam<text:line-break/>vitam celeriter terminant.<text:tab/>*<text:tab/>*<text:tab/>*</text:span></text:p>
      <text:p text:style-name="P108"><text:span text:style-name="T25">*<text:tab/>*<text:tab/>Siccorum morborum causae.</text:span></text:p>
      <text:p text:style-name="P19"><text:span text:style-name="T25">Hnmidorum autem contrariae omnes. Esculentorum qui-<text:line-break/>dem facultate humidiorum ecpia, plura potulenta, victus<text:line-break/>omnis delicatior, oblectamentum, crebra dulcium aquarum<text:line-break/>potissimum u pestu balnea. Sic autem et otiosa vita etiam<text:line-break/>sine laboribus, imbres multi, omnis status humidus et me-<text:line-break/>dicamenta, ut et caetera multa ea facultate donata. Verurn-<text:line-break/>tamen ad dysenteriam redeo, quae fere semper cum </text:span><text:span text:style-name="T7">te-<text:line-break/>nesmo</text:span><text:span text:style-name="T25"> existit. Etenim interdum quidem ab aliqua causa<text:line-break/>procreatur morbus, nondum tamen janr permanentem af-<text:line-break/>fectum habet, si causa secedat. Interdum vero jam pro-<text:line-break/>creatus est, atque etiamunm procreatur. Saepe vero qui<text:line-break/>procreatur cessavit abeuute causa. Jam vero permanens<text:line-break/>affectus est et affectus caufa humor est mordax, qui initio</text:span></text:p>
      <text:p text:style-name="P18"><text:span text:style-name="T25">quidem intestinum fordibus expurgat et radit, tempore<text:line-break/>vero exulcerat. Itaque si priusquam exulceret, percur-<text:line-break/>rendo cessaverit, nequaquam hic morbus dysenteria est,<text:line-break/>si vero intestinum exulcerari contigerit-, non jam cum<text:line-break/>humore creatus-morbus cessaverit.</text:span></text:p>
      <text:h text:style-name="Heading_20_2" text:outline-level="2">XVI<text:span text:style-name="T6">II.</text:span></text:h>
      <text:p text:style-name="P22"><text:span text:style-name="T7">Lactanti pustulae pafstm per corpus ad cutem eruperunt,<text:line-break/>quae ad aestatem sedata sunt, ubi iactare cejsavistsut.</text:span></text:p>
      <text:p text:style-name="P19"><text:span text:style-name="T25">Pustulas dicit quae sponte per cutem efflorescunt, ut<text:line-break/>etiam in libris epidemiorum scribit: </text:span><text:span text:style-name="T7">papulas magnas.<text:line-break/></text:span><text:span text:style-name="T25">,,, Gignuntur autem ex supervacaneis humoribus, quibus ap-<text:line-break/>pellatio facta esse videtur </text:span><text:span text:style-name="T15">ἐκ τον έκθύειν, </text:span><text:span text:style-name="T25">quod est erum-<text:line-break/>pere. Hac significatione sexto epidemiorum dixit, solvet<text:line-break/>autem ulcusculum papula inferior, hoc est eruptio.</text:span></text:p>
      <text:h text:style-name="P7" text:outline-level="2">XIX.</text:h>
      <text:p text:style-name="P25"><text:span text:style-name="T7">Coriarii coriacea parantis .uxori, quum peperistet ac per-<text:line-break/>secte purgata escet, ex fecundis membranarum quiddam<text:line-break/>subsistere visum est, quod quarto die male decaststt:<text:line-break/>stranguria namque Vexabatur, quae quum brevi conci-<text:line-break/>peret masculum peperit. Habebat autem jam multos<text:line-break/>annos et postremum menses non prodibant. Quum au-<text:line-break/>tem peperigsct, urinae stillicidium paulatim intermisit.</text:span></text:p>
      <text:p text:style-name="P19"><text:span text:style-name="T25">Multa vesicae oboriuntur symptomata, quorum alia<text:line-break/>quidem caeleris partibus communia sunt; ut omnes prae-<text:line-break/>ter naturam tumores tum dolores., tum quae ob ea; effi-<text:line-break/>ciuntur pathemata; alia vero ipsius solius propria , ut<text:line-break/>iscburiae st stranguriae; .alio vero modo incommoderatae<text:line-break/>urinarum exeretiones. At stranguria fit an acribus urinis<text:line-break/>propter, exulcerationem aut vesicae, imbecillitatem., inter-<text:line-break/>dum quidem ex. renum affectu, interdum vero ex alia</text:span></text:p>
      <text:p text:style-name="P17"><text:span text:style-name="T25">quadam causa eorum quae in urinas pravas sui humores<text:line-break/>transmittunt aut album pus quum renes abscessu laborent,<text:line-break/>interdum etiam propter humores venarum et per renes et<text:line-break/>per vesicam expurgatos. Quemadmodum enim per ventrem<text:line-break/>saepe corpus universum expurgatur, sic et per renes et<text:line-break/>per vesicam. Atque laboriose universum corpus per &lt;lin-<text:line-break/>turnam stranguriam expurgatur et nonnunqnam partes<text:line-break/>effici necesse est, per .quas aerium urinarum fit excretio,<text:line-break/>quod nimirum ipsae mordeantur et. assidue excretione<text:line-break/>vexentur. Hippocrates autem primo'epidemiorum in </text:span><text:span text:style-name="T7">fe-<text:line-break/>cundo</text:span><text:span text:style-name="T25"> statu dicit signorum solum bonum ac maximum esse<text:line-break/>stranguriam, quae et infirmos plurimos, liberavit, pravis<text:line-break/>humoribus per vesicam excretis, ut aliquando per inte-<text:line-break/>stina... Verum nott</text:span><text:span text:style-name="T55">1</text:span><text:span text:style-name="T25"> feinper hoc accidit. Vesica namque<text:line-break/>in stranguriis ad urinarum jexeretionem promovet, priusquam<text:line-break/>decenter ipfa repleta siti ex duplici causa, aut quod ipsa-<text:line-break/>rum qualitatem noh ferat, quum mordaces fuerint, aut<text:line-break/>quod propter imbecillitatem praegravetur priusquam ac-<text:line-break/>cumulentur, etiamsi paucae sint. Addit, autem hanc uxo-</text:span></text:p>
      <text:p text:style-name="P18"><text:span text:style-name="T25">rem coriarii multorum annorum fuisse et sic se habuisse,<text:line-break/>hoc est stranguria laborasse, ac tandem menstrua non<text:line-break/>prodii sse. ac derepente </text:span><text:span text:style-name="T25">' </text:span><text:span text:style-name="T25">stranguria' liberatam fuisse; quod<text:line-break/>prdptei parturn contigisse par est credere.</text:span></text:p>
      <text:h text:style-name="Heading_20_2" text:outline-level="2">XX.</text:h>
      <text:p text:style-name="P22"><text:span text:style-name="T7">Quaedam priuiijuatm conciperet coxendicem dolebat ; post-<text:line-break/>quam dero cbnicdptU, non dmpliiiti dolebat. Vigesimo<text:line-break/>autern a partu die tursurn doluitj marem utique 'pepe-</text:span></text:p>
      <text:p text:style-name="P22"><text:span text:style-name="T7">~ iit."' Praegnanti in inferforr tibia dextra, ’iientqoa hi<text:line-break/>manu dextra nsispollicem sc tertio aut quarto niensu<text:line-break/>pustulae eruperunt, ad quiu manna thuris utimur, qiiae<text:line-break/>an piegerdnt nescio ; eam namque semestrem reliqui. H&amp;-<text:line-break/>bitabat autcnt, ui ago arbitror, in </text:span><text:span text:style-name="T60">r</text:span><text:span text:style-name="T7"> Archelai aedibus ad<text:line-break/>rupem.</text:span></text:p>
      <text:p text:style-name="P19"><text:span text:style-name="T25">lpsae partuum circumstantiae et concursus adeo vani<text:line-break/>ac diversi aut- nullum aut perexigurim niomentumnd sanii.<text:line-break/>tatem et morbum sortiuntur yidfenturque ex, illis magis</text:span></text:p>
      <text:p text:style-name="P18"><text:span text:style-name="T25">esse quae potius communes, rerum dispositiones., quam in-<text:line-break/>dubias et proprias naturas, demonstrent, quales et in hoc<text:line-break/>et caeteris fenis operibus scriptae sunt. Ut itaque sum-<text:line-break/>matim haec accipiuntur, sic et superficie tenus haec per-<text:line-break/>currere decet. Non enim haec accurate observavit ,ut et<text:line-break/>sedulo explicari valerent, quemadmodum in primo et ter-<text:line-break/>tio fecit, verum in praesenti </text:span><text:span text:style-name="T7">ad</text:span><text:span text:style-name="T25"> diaria retulit. Consenta-<text:line-break/>neum igitur est hac in muliere, dextra uteri parte asse-<text:line-break/></text:span><text:span text:style-name="T7">cta in</text:span><text:span text:style-name="T25"> coxendicem • dolorem defcendisse mulieremque<text:line-break/>dolnisse. Postquam autem peperit, levatus est dolor ma-<text:line-break/>lumque a natura in alium locum depositum est, idqne je-<text:line-break/>eundum rectitudinem; hoc est quum tertio vel quarto<text:line-break/>mense papulae, facto jam partu, robustiores in tibiam<text:line-break/>dextram dextramque manum eruperunt. Scito namque<text:line-break/></text:span><text:span text:style-name="T25">\ </text:span><text:span text:style-name="T25">quod exanthemata lu uteri affectibus ad cutim erumpen-<text:line-break/>tia significent inflammationem aut erysipelas, lu uteris pro-<text:line-break/>creari, ut lu libro de natura muliebri fcriptum esu</text:span></text:p>
      <text:p text:style-name="P17"><text:span text:style-name="T25">Existimatur autem aptius remedium hyposisma, </text:span><text:span text:style-name="T7">manna<text:line-break/>thuris</text:span><text:span text:style-name="T25"> aut libani fructus. Etenim adstrictorium magis<text:line-break/>magisque exsiccatorium est. Nunc autem non constat<text:line-break/>utrum uni aut duabus mulieribus id accidisse dicati Dixit<text:line-break/>x.amque primum, masculum peperit, deinde vero, non novi<text:line-break/>quid pepererit'; semestrem enim reliqui.</text:span></text:p>
      <text:h text:style-name="Heading_20_2" text:outline-level="2">XX<text:span text:style-name="T89">I</text:span>.</text:h>
      <text:p text:style-name="P25"><text:span text:style-name="T7">Antigenis uxor, qui ad Nicamachum habitabat, carno-<text:line-break/>sum quidem puerum</text:span><text:span text:style-name="T25"> peperit, </text:span><text:span text:style-name="T7">verum qui maximas par.<text:line-break/>tes distinctas haberet, magnitudinem vero quatuor di-<text:line-break/>- .gitorurn et exos escat i • tandem etiam crajsus et rotundus,<text:line-break/>' Ipsa autem ante partum anhelosa erat, deinde simul<text:line-break/>cutn partu pus paucum, quale ex furunculo evomuit.</text:span></text:p>
      <text:p text:style-name="P19"><text:span text:style-name="T25">Hic partus admirabilis esset, nisi ipsum ex abortu<text:line-break/>natum esse suspicaremur. At quomodo mulier aute par-</text:span></text:p>
      <text:p text:style-name="P17"><text:span text:style-name="T25">tum esset asthmatica, deinde vero in ipso partu pus evo-<text:line-break/>muerit in libro de difficili respiratione a nobis abunde<text:line-break/>proditum esu Ubi etiam alios Hippocratis textus ex<text:line-break/>libris epidemiorum dealyfpnoea conscriptus explicuimus.<text:line-break/>Hoc autem Polum addam asthmaticos crebro ac dense re-,<text:line-break/>spirare thoracemque magnopere distendere. IIoc autem<text:line-break/>accidit, quoniam obstructio aut compressio, aut angustia,<text:line-break/>quaedam respirationis organis insidet, quod hac in mu-<text:line-break/>liere pu8 manifestum fecit.</text:span></text:p>
      <text:p text:style-name="P110"><text:span text:style-name="T25">XXll.<text:tab/>. i</text:span></text:p>
      <text:p text:style-name="P111"><text:span text:style-name="T7">Quae ex arduo partu stlias gemellas edidit multer s ne-<text:line-break/>que admodum perpurgata est,. universa primum intu-<text:line-break/>muit; deinde venter magnus evadebat,, eaeterae vero<text:line-break/>partes fubfederunt.<text:tab/>Ad sextum usque mensem rubra</text:span></text:p>
      <text:p text:style-name="P25"><text:span text:style-name="T7">primum, deinde reliquo jam tempore alba admodum<text:line-break/>profluxerunt. Hi vero fluxus veneri qfstciebant suique<text:line-break/></text:span><text:span text:style-name="T25">meie </text:span><text:span text:style-name="T7">rubicundi prodibant.</text:span></text:p>
      <text:p text:style-name="P18"><text:span text:style-name="T25">Si quae ob partum vacuanto eorum suppressio fiat,<text:line-break/>mala causa signumque malum esu Purgatio siquidem est<text:line-break/>alienorum, quae graviditatis tempore in- venis aceryani<text:line-break/>funt, absumpto quidem ad partus nutritionem utili qui<text:line-break/>venis inerat sanguine', remanente vero deteriore, qui sin-<text:line-break/>gulis mensibus per uterum antea excernebatur. Quum<text:line-break/>itaque hic non evacuatus est-pariente muliere, rausa<text:line-break/>tumoris est in universo corpore existentis, aut: uterum </text:span><text:span text:style-name="T7">in<text:line-break/>magnam inflammationem</text:span><text:span text:style-name="T25"> adducit, aut ad unum locum<text:line-break/>adductus' excipiens peculiarem morbum adscrt, ut etiam<text:line-break/>nunc venter translatum ab utero pravum sanguinem re-<text:line-break/>cepit et magnus evadit, interdum vero suppressit etiam<text:line-break/>post partum purgatione, ut in Thaso Philini uxori con-<text:line-break/>tigisse pronunciat Hippocrates. At non solum suppressa<text:line-break/>in partu purgatione mulieribus morbus accidit, verum<text:line-break/>etlam morbosa- est menstruorum suppressio. Non tamen;<text:line-break/>imo non peraeque noxia illi, quae in partu esu Quod</text:span></text:p>
      <text:p text:style-name="P17"><text:span text:style-name="T15">- </text:span><text:span text:style-name="T25">non solum ipsam plenitudinem, verum etiam cacochymiam<text:line-break/>efficiat Nau dictum est foetum in sc meliorem quo nu-<text:line-break/>triatur 'anguinis portionem trahere, deteriorem vero, re-<text:line-break/>linquere, quae causa est praegnantibus. Tcaecchyiniae,, quum<text:line-break/>natura .post partum evacmatr </text:span><text:span text:style-name="T25">: </text:span><text:span text:style-name="T25">At auctor, , sive nobis medi-<text:line-break/>cameutum exhibentibus;, sive etiam natura -ipsa corpus<text:line-break/>expurgante, infestantium humorum vaeuallo fiat, purga-<text:line-break/>tiones numluar.e consuenit.i Vecerjnn, tamen testimoniis<text:line-break/>etiam confirmare; • licet vacuationem nim, simpliciter, eam<text:line-break/>vo.cari quae, per menstruorum excretioriem sit, fed purga-<text:line-break/>• tionem, quemadmodum eam etiam quae per purgantia<text:line-break/>medicameuta-editur eti lochiam </text:span><text:span text:style-name="T7">fea</text:span><text:span text:style-name="T25"> puerperii purgalionetn<text:line-break/>medici .nominarunt,; • non simpliciter vacuationem. Ipsa<text:line-break/>vero dictio variis’ modis a priscis interpretibus, scripta le-<text:line-break/>gitur. iDioscoiides^ enim ita seriliitrf ad </text:span><text:span text:style-name="T7">venerea</text:span><text:span text:style-name="T25"> autem<text:line-break/></text:span><text:span text:style-name="T15">ούραι </text:span><text:span text:style-name="T25">respiciebant. At, Heraclides id censet, esse incredi-<text:line-break/>bile, prepterei existimat </text:span><text:span text:style-name="T15">θύραι</text:span><text:span text:style-name="T25">, juod est januae, per </text:span><text:span text:style-name="T15">Θ<text:line-break/></text:span><text:span text:style-name="T25">scriptum esse, .media litera . lu ea aut tempore deperdita</text:span></text:p>
      <text:p text:style-name="P18"><text:span text:style-name="T25">aut. primo libri feriba decepto. Verum neutra scriptura<text:line-break/>docet nos quicqparn ex nente fenis scceoium- Quare<text:line-break/>duxerim ego potius ab ipfo auctore, </text:span><text:span text:style-name="T15">οἱ</text:span><text:span text:style-name="T7">Asooi,</text:span><text:span text:style-name="T25"> hoc,,est<text:line-break/></text:span><text:span text:style-name="T7">fluore?</text:span><text:span text:style-name="T25"> scriptum fuisse vel quiddam, aliud; ut oratio sit de<text:line-break/>muliebri fluore, de quo tota est historia. Hic namque<text:line-break/>admodum in congressibus mulieres infestat ,tum propter<text:line-break/>assiduum fluorem tum propter magnum pudendorum calorf<text:line-break/>remmt pruritum, nec non lumborum et inguinis dolorem<text:line-break/>et imi ventris tensionem foetorisque vehementiam, </text:span><text:span text:style-name="T25">,</text:span></text:p>
      <text:p text:style-name="P112"><text:span text:style-name="T25">.<text:tab/>. XXIII. ;<text:tab/>&lt;.,7'</text:span><text:span text:style-name="T15">Ϊ.</text:span></text:p>
      <text:p text:style-name="P22"><text:span text:style-name="T25">Diuturnis </text:span><text:span text:style-name="T7">lienteriis ructus acidus obortus, antea nequaquam<text:line-break/>suetus bonum signum, quale Lemaenetae contigit. For-<text:line-break/>tafsts autem etiam arte parare licet. </text:span><text:span text:style-name="T21">Ε</text:span><text:span text:style-name="T7">-tenim hujusmodi<text:line-break/>perturbationes mutationes concitant. Fortajsts etiam<text:line-break/>ructui acidi lienteriam olvunt.</text:span></text:p>
      <text:p text:style-name="P113"><text:span text:style-name="T25">Is textus paulo aliter scriptus in aphorismis luveni-<text:line-break/>tur et nos jam illum explicuimus, pronitas et Erasistrati<text:line-break/>de lienteria et dyscnterra et tenesmo sententias apposui-<text:line-break/>mus ac demonstratum est aliena a'mente fcribi praecla-<text:line-break/>rissimorum medicorum , videlicet Philotimi, Herophrli,<text:line-break/>Eudemi, Archigenis, Dioclis, Praxagorae aliorumque ve-<text:line-break/>terum. Propterea non opus est multis scrmonem protra-<text:line-break/>here. Quod vero pronunciat: </text:span><text:span text:style-name="T7">etenim hujusmodi pertur-<text:line-break/>bationes concitant,</text:span><text:span text:style-name="T25"> id fit ratione permutationis morborum,<text:line-break/>ut quartana febris epilepsiam sanat et quaecunque febris<text:line-break/>convulsionem </text:span><text:span text:style-name="T25">et </text:span><text:span text:style-name="T25">ophthalmiam diarrhoea et pleuritis peri-<text:line-break/>pneumoniam et phrenitis lethargum et alii plerique morbi<text:line-break/>morbis medentur. -<text:tab/></text:span><text:span text:style-name="T25">'</text:span><text:span text:style-name="T55">15</text:span></text:p>
      <text:h text:style-name="Heading_20_2" text:outline-level="2">XXIV.</text:h>
      <text:p text:style-name="P22"><text:span text:style-name="T7">Lycia veratri potione sanata esu Postremo lien magnus<text:line-break/>fuit tum dolores tum febris. Dolores vero ad hume-<text:line-break/>rum pertingebant, atque vena quae ad lienem est su</text:span></text:p>
      <text:p text:style-name="P18"><text:span text:style-name="T7">cubito distendebatur ac plerumque pulsabat ’ interdum<text:line-break/>vero neque feota est, sud una cum sudore aut sponte<text:line-break/>sua considebat. Quibus procedentibus lien ad dextra<text:line-break/>pertendebat. Spiritus intus duplicabatur, non tamen<text:line-break/>magnus, mente movebatur, coarctabatur status ingre-<text:line-break/>diens nec quicquam deorsum subibat, neque mejebat;</text:span></text:p>
      <text:p text:style-name="P19"><text:span text:style-name="T7">. obiit ante partum.</text:span></text:p>
      <text:p text:style-name="P114"><text:span text:style-name="T25">Et febris et dolor ad humerum et cervicem et lie-<text:line-break/>nis tumor et duplicatus spiritus magnam lienis inflamma-<text:line-break/>tionem esse testantur. Manifestum est, quum lu morbis<text:line-break/>acutis aegrotantium tumor visceribus insidet, eum inflam-<text:line-break/>mationis esse symptoma hosque ipsum vocare viscerosos.<text:line-break/>Existimandum est etiam mulierem delirasse<text:tab/>*</text:span></text:p>
      <text:p text:style-name="P115"><text:span text:style-name="T25">*<text:tab/>*<text:tab/>*<text:tab/>quoniam spiritus du-</text:span></text:p>
      <text:p text:style-name="P25"><text:span text:style-name="T25">plicabatur, non tamen ratione magnus. Ipsa namque spi-<text:line-break/>randi difficultas contingebat, quia nervorum organorum<text:line-break/>genus ipsius affectum erat, proptereaque universa urina-</text:span></text:p>
      <text:p text:style-name="P17"><text:span text:style-name="T25">rum suppressio facta' est duplicabaturque spiritus. Cur<text:line-break/>autem non magnus? aut quia refrigerabatur: coarctabatur<text:line-break/>enim, inquit: </text:span><text:span text:style-name="T25">quo </text:span><text:span text:style-name="T25">vocabulo in </text:span><text:span text:style-name="T25">iis; </text:span><text:span text:style-name="T25">utitur </text:span><text:span text:style-name="T25">qui </text:span><text:span text:style-name="T25">secundum<text:line-break/>nativum calorem refrigerantur. Sic </text:span><text:span text:style-name="T25">scimus in </text:span><text:span text:style-name="T25">tertio epi-<text:line-break/>demiorum </text:span><text:span text:style-name="T25">scriptum </text:span><text:span text:style-name="T25">esse. Ah initio </text:span><text:span text:style-name="T25">autem </text:span><text:span text:style-name="T25">coaretabatuf et<text:line-break/>lu fine ac iterum, semper coarctabatur </text:span><text:span text:style-name="T25">; </text:span><text:span text:style-name="T25">de Dealci uxore,<text:line-break/>imo et decumbente in Dealcis horto septimo decimo, in-<text:line-break/>quit, mane extrema frigida coarctabantur. At de his<text:line-break/>spirandi difficultatibus ac de aliis omnibus quas reperire<text:line-break/>licet apud Hippocratem, loquutus sum ego tribus in libris<text:line-break/>de dyspnoea </text:span><text:span text:style-name="T25">inscriptionem </text:span><text:span text:style-name="T25">habentibus. Consentaneum vero<text:line-break/>est etiam </text:span><text:span text:style-name="T25">venam, quae </text:span><text:span text:style-name="T25">ad lienem </text:span><text:span text:style-name="T25">fertur, ad cubiti </text:span><text:span text:style-name="T25">flexum<text:line-break/>porrectam </text:span><text:span text:style-name="T25">esse, idque </text:span><text:span text:style-name="T25">pati propter </text:span><text:span text:style-name="T25">crassum, foeculentum<text:line-break/></text:span><text:span text:style-name="T25">et ferventem </text:span><text:span text:style-name="T25">ejus </text:span><text:span text:style-name="T25">sanguinem. </text:span><text:span text:style-name="T25">Cujus </text:span><text:span text:style-name="T25">affectionis auxilium<text:line-break/>maximum </text:span><text:span text:style-name="T25">censebatur </text:span><text:span text:style-name="T25">venae sectio, maxime vero propter<text:line-break/>lienis inflammationem , quae minime facta </text:span><text:span text:style-name="T25">esu </text:span><text:span text:style-name="T7">Pulsabat.<text:line-break/></text:span><text:span text:style-name="T25">autem, inquit, quod et inflammationis et tumoris signum<text:line-break/>est, in quibus veteres' pulsum esse dixerunt. Tumorem</text:span></text:p>
      <text:p text:style-name="P116"><text:span text:style-name="T25">autem esse testantur sequentia, dum dicit: </text:span><text:span text:style-name="T7">Verum una<text:line-break/>cum sudore aut sponte sua considebat;</text:span><text:span text:style-name="T25"> quibus ipsum signi-<text:line-break/>ficat aut cum sudoribus aut et citra sudores dissolutum<text:line-break/>suisse.<text:tab/>*<text:tab/>' *<text:tab/></text:span><text:span text:style-name="T25">' </text:span><text:span text:style-name="T25">*<text:tab/>*</text:span></text:p>
      <text:p text:style-name="P117"><text:span text:style-name="T25">Quod itaque </text:span><text:span text:style-name="T7">ei</text:span><text:span text:style-name="T25"> salsae et marinae qualitatis participet<text:line-break/>testatur , gustus. Saepe vero et amaritudo quaedam mani-<text:line-break/>festa deprehenditur. • Est autem ut lu sanis salsus dolor,<text:line-break/>ut cognoscitur si sudor casu in os confluat, sic in aegro-<text:line-break/>tis. Nihilominus tamen paulatim mutatur et ad praedo-<text:line-break/>minantis humoris morbumque excitantis gestum.<text:tab/>*</text:span></text:p>
      <text:p text:style-name="P118"><text:span text:style-name="T25">*<text:tab/>*<text:tab/>*<text:tab/>Sed interdum etiam</text:span></text:p>
      <text:p text:style-name="P25"><text:span text:style-name="T25">ad bonum est perspiratis et attenuatis humoribus, quos<text:line-break/>e corpore, quum crassiores fuerint, per feusibiles </text:span><text:span text:style-name="T7">excre-<text:line-break/>tiones natura</text:span><text:span text:style-name="T25"> vacuat, ubi sudores et urinarum aut deje-<text:line-break/>ctionurn copiam aut vomitum invehit. Nunc vero ubi<text:line-break/>non expurgat corpus et quae molesta sunt commovet, vi-<text:line-break/>detur natura sudores efficere, quoniam neque deorsum<text:line-break/>quicquam dejiciebat, neque urinam emittebat mulier, ut</text:span></text:p>
      <text:p text:style-name="P17"><text:span text:style-name="T25">pravorum humorum redundantiam excerneret; sed ante<text:line-break/>partutn obiit.</text:span></text:p>
      <text:h text:style-name="Heading_20_2" text:outline-level="2">XXV.</text:h>
      <text:p text:style-name="P25"><text:span text:style-name="T7">Quae circum fauces ad alterutram partem sua irruptione<text:line-break/>. vergebant, exulcerata non funt, in sinistram transierunt,<text:line-break/>in splenem dolor procesut citra judicationem.</text:span></text:p>
      <text:p text:style-name="P19"><text:span text:style-name="T25">Hoc e directo accidit. Quod enim ad sinistra teten-<text:line-break/>dit, ad lienem delatum est doloremque concitavit, neque<text:line-break/>juvabat, quoniam citra judicium. Consuevit sane Hippo-<text:line-break/>crates ita scribere quo dicat, quae ad aures et quae ad<text:line-break/>fauces, quum significat eparmata, sclerysma, rubores,,<text:line-break/>tumores, parotidas, qua significatione pronunciavit primo,<text:line-break/>epidemiorum libro. At eparmata seu tubercula multis </text:span><text:span text:style-name="T25">ad<text:line-break/></text:span><text:span text:style-name="T25">alterutram aurem, plurimis ex utraque propenderunt, qui-<text:line-break/>bus indicat: in una solum aure parotidem fuisse. Atque</text:span></text:p>
      <text:h text:style-name="Heading_20_2" text:outline-level="2">I.</text:h>
      <text:p text:style-name="P119"><text:span text:style-name="T25">iterum: quibusdam etiam processu corporis in testiculo-<text:line-break/>rum allerum, quibusdam vero in utrumque inflammatio-<text:line-break/>nes cum dolore concidunt, et paulo post de angina labo-<text:line-break/>rantlbus luquit, quibus itaque in rectum erat tumor;<text:line-break/>neque in alteram partem propendebat, hi neque paraple-<text:line-break/>ctici efficiebantur. *<text:tab/>*<text:tab/></text:span><text:span text:style-name="T25">*<text:tab/></text:span><text:span text:style-name="T25">*</text:span></text:p>
      <text:p text:style-name="P120"><text:span text:style-name="T25">Non enim potest acer et ardens humor, ex quo fit febris,<text:line-break/>in auribus abscessum procreare; in inferioribus autem<text:line-break/>corporis partibus fiunt quidem abscessus ex vehementi<text:line-break/>frigido et crasso humore, quemadmodum ex istorum me-<text:line-break/>dio parotides.<text:tab/>*<text:tab/>*<text:tab/></text:span><text:span text:style-name="T25">*</text:span></text:p>
      <text:p text:style-name="P25"><text:span text:style-name="T25">.si: . </text:span><text:span text:style-name="T15">χχνι. </text:span><text:span text:style-name="T25">• , '</text:span></text:p>
      <text:p text:style-name="P22"><text:span text:style-name="T7">Hieroni decimo quinto judicatio, sucta esa Coi forori<text:line-break/>splcuico modo jecur sublatum est, ac die sucundomor—</text:span></text:p>
      <text:p text:style-name="P121"><text:span text:style-name="T7">' </text:span><text:span text:style-name="T7">r tua esu </text:span><text:span text:style-name="T7">' -- -<text:tab/></text:span><text:span text:style-name="T25">; :i,</text:span></text:p>
      <text:p text:style-name="P19"><text:span text:style-name="T25">Hieroni judicatio facta-est proindeque convaluit. Quia</text:span></text:p>
      <text:p text:style-name="P17"><text:span text:style-name="T25">Vero in Coi sorore hepatis tumor signum est magnae iu-<text:line-break/>flammationis, fecundo die interiit.</text:span></text:p>
      <text:h text:style-name="Heading_20_2" text:outline-level="2">X1VH.</text:h>
      <text:p text:style-name="P22"><text:span text:style-name="T7">Bioni quum ex larga urina nihil subfideret, ex nare<text:line-break/>sinistra sunguis erupit. Etenim liett sursum mcurvus<text:line-break/>erat ac durus superne mansit» Hinc recidiva.</text:span></text:p>
      <text:p text:style-name="P19"><text:span text:style-name="T25">Visceris tumorem significat sium dicit lienem et in-<text:line-break/>curvum et durum esse. Sic etenim in Philisci historia:<text:line-break/>fplen, inquit, intumuit circulari incurvatione. Et lu<text:line-break/>prognostico hypochondriorum et dolores et curvationes<text:line-break/>vocat, quas superius tumores denominaverat. Sunt autem<text:line-break/>hi omnes tumores, qui praeter naturam citra inflamma-<text:line-break/>tionem contingunt, flatulenti quidem, ac maxime quum<text:line-break/>recentes extiterint.</text:span></text:p>
      <text:p text:style-name="P122"><text:span text:style-name="T15">,.<text:tab/>. </text:span><text:span text:style-name="T25">XXVIlL </text:span><text:span text:style-name="T7">,,r .......</text:span></text:p>
      <text:p text:style-name="P22"><text:span text:style-name="T7">Qui autem angina laborabant, </text:span><text:span text:style-name="T25">eorum hae </text:span><text:span text:style-name="T7">sunt astsuctio-<text:line-break/>nes. Cervicis vertebrae intro vergebant</text:span><text:span text:style-name="T7">, </text:span><text:span text:style-name="T7">quibusdam<text:line-break/>amplius, quibusdam prope collumque conspicuam intro<text:line-break/>cavitatem habebat et hac parte contactum dolebat.</text:span></text:p>
      <text:p text:style-name="P123"><text:span text:style-name="T25">i’<text:tab/>:t : : ' r m </text:span><text:span text:style-name="T15">ύ</text:span><text:span text:style-name="T25">;..sq<text:tab/>.</text:span></text:p>
      <text:p text:style-name="P19"><text:span text:style-name="T25">Nunc anginae speciem exponit, quae </text:span><text:span text:style-name="T25">raro </text:span><text:span text:style-name="T25">a nobis<text:line-break/>visa esu Eit- autem in primis vertebris, quarum secunda<text:line-break/>processum habet dentiformem nominatum, a quo et paris<text:line-break/>dens ab Hippocrate vocatur. Dicit autem infra hancce<text:line-break/>vertebram anginam extilisse; non peraeque acutam ac<text:line-break/>eam quae fit -lu secunda. </text:span><text:span text:style-name="T15">Νοή </text:span><text:span text:style-name="T25">enim solum est </text:span><text:span text:style-name="T25">vertebra-<text:line-break/></text:span><text:span text:style-name="T25">rum introrsum demigratio, quae pandatio nominatur, ve-<text:line-break/>rum etiam quae retrorsum </text:span><text:span text:style-name="T25">tensiones </text:span><text:span text:style-name="T25">ad interiorem' regio-<text:line-break/>nem sequitur, tractis nervosis corporibus </text:span><text:span text:style-name="T25">a tumoribus hic<text:line-break/></text:span><text:span text:style-name="T25">contra naturam consistentibus.</text:span><text:span text:style-name="T55">r</text:span><text:span text:style-name="T25"> </text:span><text:span text:style-name="T25">Quum igitur </text:span><text:span text:style-name="T25">una fola trat-<text:line-break/></text:span><text:span text:style-name="T25">hitui </text:span><text:span text:style-name="T25">vertebra, </text:span><text:span text:style-name="T25">vel etiam •duae </text:span><text:span text:style-name="T25">tresve mutua </text:span><text:span text:style-name="T25">scrie, </text:span><text:span text:style-name="T25">fplua</text:span></text:p>
      <text:p text:style-name="P17"><text:span text:style-name="T25">panda luxatur illa in parte. Quum vero inter attractas<text:line-break/>vertebras una vel plures illaesae permanserint, non eas<text:line-break/>pandari, sed contra gihbescere accidit, ut si ad alterutram<text:line-break/>partem aut ad dextram vel sinistram partem attractatio<text:line-break/>fiat, ad illam spina intorqueatur. Dicit autem iu spinae<text:line-break/>quidem pandatione nullum factum esse paraplecticum, lu<text:line-break/>.obliquatione vero libro de articulis adusque manum para-<text:line-break/>plecticum fieri pronunciat. At hunc affectum ipse letalem<text:line-break/>esse scripsit hoc in aphorismo , cujus initium est: si </text:span><text:span text:style-name="T7">febre<text:line-break/>detento repente cervix intorqueatur.</text:span><text:span text:style-name="T25"> In prorrbetico quo-<text:line-break/>que,.ubi dicit: </text:span><text:span text:style-name="T7">quibus, spiritus attrahitur, vox autem suf-<text:line-break/>focat^ instdet vertebra.</text:span><text:span text:style-name="T25"> Quum enim adjacentes musculi<text:line-break/>in anterioribus dentis partibus fervescentes aut. quomodo-<text:line-break/>cunque intensi tutam ad fe vertebram attraxerint, regio<text:line-break/>quidem'illa posterior • cava magis apparet, premitur au-<text:line-break/>tem larynx indeque suffocatur. At rarissima est hujusmodi<text:line-break/>cynauohe et</text:span><text:span text:style-name="T36">;</text:span><text:span text:style-name="T25">,in,illo aphorismo. Senioribus autem factis</text:span></text:p>
      <text:p text:style-name="P124"><text:span text:style-name="T25">tonsillam vertebrae, prope occipitium intro impulsus; Signi-<text:line-break/>ficat. autem id cynanches genus et </text:span><text:span text:style-name="T25">lu </text:span><text:span text:style-name="T25">libro de articulis<text:line-break/>ita scribens.^ : praeterea etiam'eoguatur in </text:span><text:span text:style-name="T7">magna vertebra<text:line-break/>pandam cervicem habere., </text:span><text:span text:style-name="T7">'- </text:span><text:span text:style-name="T7">ne. stt dpfis. prociduum caput.<text:line-break/></text:span><text:span text:style-name="T25">Multari; itaque angustiam praebet faunibus, idqite intror-<text:line-break/>sum propendens, *<text:tab/>* </text:span><text:span text:style-name="T25">tali-#-.</text:span></text:p>
      <text:p text:style-name="P125"><text:span text:style-name="T25">In cynanche igitur et in .omni .morbo pueris oboriente<text:line-break/>aegrotus. angustiamnsensu percipilaneque quicquam d.eglu-<text:line-break/>tire potest. </text:span><text:span text:style-name="T36">J!;</text:span><text:span text:style-name="T25"> </text:span><text:span text:style-name="T25">Celerior </text:span><text:span text:style-name="T25">autem cynanche- </text:span><text:span text:style-name="T25">dicitur,i </text:span><text:span text:style-name="T25">quae, </text:span><text:span text:style-name="T25">in<text:line-break/></text:span><text:span text:style-name="T25">faucibus neque abscessum neque </text:span><text:span text:style-name="T25">ruborem </text:span><text:span text:style-name="T25">aliquem prae fe<text:line-break/>fert </text:span><text:span text:style-name="T25">, </text:span><text:span text:style-name="T25">sed in Isolis, musculislihqc consistit. </text:span><text:span text:style-name="T25">Is </text:span><text:span text:style-name="T25">assemus </text:span><text:span text:style-name="T25">frir,-<text:line-break/></text:span><text:span text:style-name="T25">gidorum viscidorumque humorum est suboles<text:tab/>al</text:span></text:p>
      <text:p text:style-name="P126"><text:span text:style-name="T25">*<text:tab/>* propterea si quando magnus -tibi appareat</text:span></text:p>
      <text:p text:style-name="P127"><text:span text:style-name="T25">abscessus, quae per os immittuntur auxilia, eorum usus<text:line-break/>non sufficit, sed et foris linimenta et cataplasmata ad-,<text:line-break/>movenda sunt, lavacris etiam, fednon nisi lu declinatione<text:line-break/>utendum esu<text:tab/></text:span><text:span text:style-name="T25">_</text:span></text:p>
      <text:h text:style-name="P7" text:outline-level="2">XXIX.</text:h>
      <text:p text:style-name="P22"><text:span text:style-name="T7">At Cuidam quoque ejsuctus erat infra os Jentem appella-<text:line-break/>tum, quod non peraeque acutum estsc quibusdam enim<text:line-break/>valde rotundum majori arnluiu circumscribebatur, st cum<text:line-break/>dante </text:span><text:span text:style-name="T7">' </text:span><text:span text:style-name="T7">appellato non escet ' suuccs</text:span><text:span text:style-name="T25"> non </text:span><text:span text:style-name="T7">instammabantur,<text:line-break/>fed substdebant. Partes sub maxilsu tmnida instamma-<text:line-break/>iis non erant similes.</text:span></text:p>
      <text:p text:style-name="P25"><text:span text:style-name="T25">-- Dentem vocant veteres dentiscrmem fecundae verte-<text:line-break/>brae processum cranio articulatum. Factus est autem </text:span><text:span text:style-name="T7">a</text:span><text:span text:style-name="T25"> na-<text:line-break/>tura, ut caput ante atque reluo adducat. Primae siquidem<text:line-break/>vertebrae- eum cranio </text:span><text:span text:style-name="T25">- </text:span><text:span text:style-name="T25">articulatio caput ad dextram et<text:line-break/>sinistram circumducit.</text:span></text:p>
      <text:p text:style-name="P25"><text:span text:style-name="T15">ΧΧΧ.</text:span></text:p>
      <text:p text:style-name="P128"><text:span text:style-name="T7">Fasum </text:span><text:span text:style-name="T60">hubone</text:span><text:span text:style-name="T7">s ulli intumuerunt, jed </text:span><text:span text:style-name="T41">ma</text:span><text:span text:style-name="T7">sa secundum na-<text:line-break/></text:span><text:span text:style-name="T7">' </text:span><text:span text:style-name="T7">turami'</text:span><text:span text:style-name="T7"><text:tab/></text:span></text:p>
      <text:p text:style-name="P18"><text:span text:style-name="T25">Bubonas nunc vocat Hippocrates, quae in tonsillis<text:line-break/>fiunt inflammationes et ipsas glandulas.</text:span></text:p>
      <text:h text:style-name="Heading_20_2" text:outline-level="2">XXXI.</text:h>
      <text:p text:style-name="P22"><text:span text:style-name="T7">Linguam etiam non facile convolvebant, prominentior<text:line-break/>enim .esae videbatur et qpae sub lingua sunt venae, erant<text:line-break/>conspicuae, deglutire quiddam non poterant, aut admo-<text:line-break/>dum moleste.</text:span></text:p>
      <text:p text:style-name="P19"><text:span text:style-name="T25">- Impulsis namque faucibus assidue quoque lingua im-<text:line-break/>pellebatur et ore egrediebatur et magna erat. Unde neque<text:line-break/>facile ipsam volvebant propter humoris crassitiem, quem<text:line-break/>ipse prodens pronunciat-:- et quae </text:span><text:span text:style-name="T7">sub lingua sunt venae,<text:line-break/>eas effe conspicuas.</text:span></text:p>
      <text:h text:style-name="Heading_20_2" text:outline-level="2">XXXII.</text:h>
      <text:p text:style-name="P22"><text:span text:style-name="T7">Ima st vi cogerent, id ad nares fugiebat ei per nares<text:line-break/>loquebantur,</text:span></text:p>
      <text:p text:style-name="P18"><text:span text:style-name="T25">In quibusdam exemplaribus scribitur: imo ad nares<text:line-break/>confugiebat etiam potius</text:span><text:span text:style-name="T25">, </text:span><text:span text:style-name="T25">si admodum cogeretur.</text:span></text:p>
      <text:p text:style-name="P87"><text:span text:style-name="T25">• •<text:tab/></text:span><text:span text:style-name="T15">'-Γ </text:span><text:span text:style-name="T25">XXXlll.</text:span></text:p>
      <text:p text:style-name="P22"><text:span text:style-name="T7">Spiritus autem his non admodum sublimis, Quibusdam<text:line-break/>vero temporum, capitis et cervicis venae intumescebant.</text:span></text:p>
      <text:p text:style-name="P129"><text:span text:style-name="T25">Sublimis quidem erat spiritus ob lori angustiam. Non<text:line-break/>autem admodum quod proprius non esset spirabilium par-<text:line-break/>tium affectus.<text:tab/>..<text:tab/>.</text:span></text:p>
      <text:h text:style-name="Heading_20_2" text:outline-level="2">XXXIV.</text:h>
      <text:p text:style-name="P22"><text:span text:style-name="T25">Perum </text:span><text:span text:style-name="T7">recrudescentibus ex his brevi calebant tempora,<text:line-break/>etiamsi alias non febricitarent. Non suffocabantur<text:line-break/>plurimi, nist quum salinam aut aliud quiddam deglutire.<text:line-break/>cuperent, neque intus oculi desidebant. Quibus igitur<text:line-break/>neutram in partem tumor ieseectebat, fed recta proce-</text:span></text:p>
      <text:p text:style-name="P130"><text:span text:style-name="T15">-<text:tab/>- </text:span><text:span text:style-name="T25">in. wa - </text:span><text:span text:style-name="T50">.iit.si.iin </text:span><text:span text:style-name="T25">.<text:tab/>- i </text:span><text:span text:style-name="T7">-t ,<text:tab/>n • &lt; j</text:span><text:span text:style-name="T25"> tjltr-.. sii</text:span></text:p>
      <text:p text:style-name="P19"><text:span text:style-name="T25">debat, </text:span><text:span text:style-name="T7">neque hi parapleetici resolvebantur, Quodst ali-<text:line-break/>quem interUstsc viderim , in memoriam revocabo. Quos<text:line-break/>autem nunc novi, ii supersates mansurunt. Quidam ex<text:line-break/>morbo celerrime quidem recreabantur, plurimi vero<text:line-break/>quadraginta dies percurrabant, idque tempus etiam<text:line-break/>febre vacui.</text:span></text:p>
      <text:p text:style-name="P19"><text:span text:style-name="T25">Recrudefcentes laffectus voeat, qui nullam habent<text:line-break/>constantiam, mutabiles. In his igitur, inquit, brevissimus<text:line-break/>horum erat capitis calor nisi alias febricitarent,</text:span><text:span text:style-name="T25">'</text:span></text:p>
      <text:p text:style-name="P25"><text:span text:style-name="T25">XXXV. </text:span><text:span text:style-name="T7">s</text:span></text:p>
      <text:p text:style-name="P22"><text:span text:style-name="T7">Multi praeterea ad longifstniurn tempus aliquam tumoris<text:line-break/>partem reservabant, quae tum deglutitio tum vox in-<text:line-break/>dicabat.</text:span></text:p>
      <text:p text:style-name="P19"><text:span text:style-name="T25">Quibus aderat crudus er frigidus humor tumorem<text:line-break/>.efficiens, hi longo tempore tumerem ferebant. Horum</text:span></text:p>
      <text:p text:style-name="P17"><text:span text:style-name="T25">autem erant signa, tum si aegroti nullum malum se habere<text:line-break/>existimarent tum loci deglutitionis angustia, neque de-<text:line-break/>center sermocinari.</text:span></text:p>
      <text:h text:style-name="Heading_20_2" text:outline-level="2">XXXVI.</text:h>
      <text:p text:style-name="P25"><text:span text:style-name="T7">Columellae quoque eliquatae pravam quandam imminu-.<text:line-break/>tionis significationem prae, se serebant, etsi nullum de-</text:span></text:p>
      <text:p text:style-name="P131"><text:span text:style-name="T25">• ternis malum </text:span><text:span text:style-name="T7">habere videbantur. Qut pero, tumores in<text:line-break/>alterutram partem vergentes habebant, hi,unde vertebrae<text:line-break/>inclinatae suerunt, istic resolvebantur insequor Versus<text:line-break/>alteram pariem trahebantur. Haec autem erant in fa-<text:line-break/>cte maxime conspicua, qre et eo quod ad gurgulionem<text:line-break/>est intersepto. Qusu etiam genae inferiores pro ratione<text:line-break/>immutabantur. ; . .<text:tab/></text:span><text:span text:style-name="T7">... .<text:tab/>.<text:tab/>,..</text:span></text:p>
      <text:p text:style-name="P19"><text:span text:style-name="T25">Haec quidem pars ubi fele habet secundum naturam<text:line-break/>gurgulio vocatur ; quum vero male afficitur, si illius ex-<text:line-break/>tremum inflammatum uvae- acino assimiletur, urva; quum</text:span></text:p>
      <text:p text:style-name="P132"><text:span text:style-name="T25">Pni®<text:tab/>columella; sinum extenuata est, lorum ap-</text:span></text:p>
      <text:p text:style-name="P133"><text:span text:style-name="T25">pellatur. Liquatur autem aeribus humoribus et excre-<text:line-break/>mentis, quae ni .plam feruntur. </text:span><text:span text:style-name="T7">[d</text:span><text:span text:style-name="T41">acC</text:span><text:span text:style-name="T7"> autem e,</text:span><text:span text:style-name="T41">an</text:span><text:span text:style-name="T7">t ma-<text:line-break/>xime conspicua in sucie, in ane et eo quod ad gurgulionem<text:line-break/>est intersupto.</text:span><text:span text:style-name="T25"> llaec, inquit, maxime patebant fcilicet he-<text:line-break/>miplegia in palato , quod os ipse vocavit et in gurgulione,<text:line-break/>Patiuntur autem isti, quod tertiae nervorum conjugatio—<text:line-break/>nis spinalis medullae pars misceatur, parti conjugationis<text:line-break/>nervorum a cerebro ad haec delatorum distnbuaturque, -<text:line-break/>.unde necessario hae partes afficiuntur<text:tab/>”<text:tab/></text:span><text:span text:style-name="T25">' '</text:span></text:p>
      <text:h text:style-name="Heading_20_2" text:outline-level="2">XXXVII.</text:h>
      <text:p text:style-name="P22"><text:span text:style-name="T7">Caeterum quae ab angina stebant paraplegiae, non uni-<text:line-break/>versum corpus perreptabant, velut ex aliis, sud</text:span><text:span text:style-name="T25"> adusque<text:line-break/></text:span><text:span text:style-name="T7">manum pertingebant. Atque</text:span><text:span text:style-name="T25"> ii et </text:span><text:span text:style-name="T7">cocta, eaque pauca<text:line-break/>ac moleste exspuebant.</text:span></text:p>
      <text:p text:style-name="P18"><text:span text:style-name="T25">Paraplegiae, inquit, per univerfum corpus non crea-<text:line-break/>bantur, quemadmodum aliis ex • causis dimidium spinalis<text:line-break/>medullae, yeluti obstructione aut incisione saeta. . Sed<text:line-break/></text:span><text:span text:style-name="T7">adusque manum</text:span><text:span text:style-name="T25"> quae ab anginola. affectione oboriuntur.<text:line-break/>Scimus enim manum nervos ab ultima cervicis vertebra<text:line-break/>atque dorsi principio recipere. </text:span><text:span text:style-name="T7">Atque hi matura exspue-<text:line-break/>bant.</text:span><text:span text:style-name="T25"> - Exlpuebant quidem quod a tumore humor discu-<text:line-break/>teretur. Matura vero, hoc est tempore concocta sputa,<text:line-break/>caeterum a natura ipsa digerente. </text:span><text:span text:style-name="T7">Eaque pauca ac mo-<text:line-break/>lesta</text:span><text:span text:style-name="T25"> pro, cum violentia aut quod adhuc angustia perseve-<text:line-break/>raret, aut quod ipsa niotrix facultas debilis evaferat.</text:span></text:p>
      <text:p text:style-name="P25"><text:span text:style-name="T25">XXXVllf.</text:span></text:p>
      <text:p text:style-name="P134"><text:span text:style-name="T7">'Quibus autem in rectum tumor' decumbebat, itidem ex-<text:line-break/>spuebant.</text:span><text:span text:style-name="T25"><text:tab/></text:span><text:span text:style-name="T25">ror s</text:span></text:p>
      <text:p text:style-name="P135"><text:span text:style-name="T7">’•</text:span><text:span text:style-name="T7"><text:tab/>.<text:tab/></text:span></text:p>
      <text:p text:style-name="P19"><text:span text:style-name="T25">Quibus autem, inquit, aequaliter tendebat immuta-<text:line-break/>tio , ii absque labore exspuebant. Nulla namque in ipsis</text:span></text:p>
      <text:p text:style-name="P17"><text:span text:style-name="T25">resolutione facta facultatem minime imbecillam fortiuntnr.<text:line-break/>Hoc autem solum membrum interjacet. Quaedam enim ante<text:line-break/>et post ipsnm existunt.</text:span></text:p>
      <text:p text:style-name="P25"><text:span text:style-name="T25">'</text:span><text:span text:style-name="T55">y</text:span><text:span text:style-name="T25"> ’ </text:span><text:span text:style-name="T25">XXXIX.</text:span></text:p>
      <text:p text:style-name="P22"><text:span text:style-name="T7">Quibus vero etiam cum febre, hi multo magis ac diffi-<text:line-break/>culter spirabant et loquentes sulivam fundebant, kisque<text:line-break/>venae magis tumescebant.</text:span></text:p>
      <text:p text:style-name="P136"><text:span text:style-name="T25">Febre scilicet praeclusum humorem fundente </text:span><text:span text:style-name="T7">diffi-<text:line-break/>culter</text:span><text:span text:style-name="T25"> primum quidem spirabant propter febrem: deinde<text:line-break/>quod urgente febre refrigerari postularent. </text:span><text:span text:style-name="T7">Loquentes<text:line-break/>sulivam sundebant.</text:span><text:span text:style-name="T25"> Quum autem humiditas confundere-<text:line-break/>tur, atqne circa os colligeretur, salivam effundebant.<text:line-break/>Etenim quum natura esset infirma, corporis ornatus atque<text:line-break/>gubernatio niegligebatur. </text:span><text:span text:style-name="T7">Hisque venae magis tumescebant.<text:line-break/></text:span><text:span text:style-name="T25">Venae autem tumescebant, quod oh febrem multi in iis<text:line-break/>vapores producerentur.<text:tab/></text:span><text:span text:style-name="T25">’</text:span></text:p>
      <text:h text:style-name="P7" text:outline-level="2">XL.</text:h>
      <text:p text:style-name="P22"><text:span text:style-name="T7">Atque eorum omnium frtgidijstmi erant pedes. Ex qui-<text:line-break/>bus isti praecipue, st qui non illico mortui sunt. Ad,<text:line-break/>recte standum erant impotentiores. Quos autem ego<text:line-break/>novi omnes interierunt.</text:span></text:p>
      <text:p text:style-name="P19"><text:span text:style-name="T25">Atque omnium pedes erant frigidissimi. Omnium<text:line-break/>quidem, quoniam et ratione et experientia didicimus,<text:line-break/>scmper imbecillium pedes frigidos esse eornmque potissi-<text:line-break/>mum .ab absumpto a febre nativo calore nequeunte prae<text:line-break/>imbecillitate ad extrema pervenire, propterea eos erectos<text:line-break/>stare, hoc est ambulare et consuetas obire functiones non<text:line-break/>valuisse. His autem affectibus omnes interierunt, verum<text:line-break/>alivj.quidem celeriter , alii vero , posterius. Dicit eos qui<text:line-break/>non statim interibant, stare minime potuisse. Quoniam<text:line-break/>vero vertebrae luxatio vel major vel minui est, de mi-<text:line-break/>nore loquutus ait : </text:span><text:span text:style-name="T7">Qui luxationem in rectum surtiuntur,<text:line-break/></text:span><text:span text:style-name="T25">hoc est anterius neutram in partem ita propendent ;ut</text:span></text:p>
      <text:p text:style-name="P137"><text:span text:style-name="T25">neque dextrorsum, neque sinistrorsum tenderent, eos nul-<text:line-break/>lam subiisse paralysin. Hoc enim indicat vocabulum<text:line-break/></text:span><text:span text:style-name="T7">paraplectici,</text:span><text:span text:style-name="T25"> resoluti. Cur? Quia nervorum processus<text:line-break/>non comprimebantur. Non igitur facultatis influxus par-<text:line-break/>cus erat, unde neque infeusibilitas, neque immobilitas<text:line-break/>contigit.<text:tab/></text:span><text:span text:style-name="T25">..</text:span></text:p>
      <text:h text:style-name="P5" text:outline-level="1"><text:bookmark-start text:name="bookmark25"/>HIPPOCRATIS EPIDEM. <text:span text:style-name="T14">II. </text:span>ET<text:line-break/>GALENI <text:span text:style-name="T6">I</text:span>N ILLUM COMMEN-<text:line-break/>TARIUS III.<text:bookmark-end text:name="bookmark25"/></text:h>
      <text:h text:style-name="Heading_20_2" text:outline-level="2">I.</text:h>
      <text:p text:style-name="P138"><text:span text:style-name="T7">Perinthum ad aestivum, prope solstitium venimus. Hiems<text:line-break/>quidem placida et australis suit, ver autem et aestas<text:line-break/>prorsus citra pluvias adusque vergiliarum occasum. '<text:line-break/>Etenim st quid aquas decidijsut, quast exilis erat irro-<text:line-break/>ratio.<text:tab/>- -<text:tab/>.</text:span></text:p>
      <text:p text:style-name="P18"><text:span text:style-name="T25">In tertia fecundi epidemiormm'fectione status cujus-<text:line-break/>dam meminit Perinthi oborti et universam morborum<text:line-break/>ideam declarat, quae ab ardente febre duxit exordium,<text:line-break/>. cujus comes fuit vomitus diuturno tempore grassatus.<text:line-break/>Adjicit autem et has febres ardentes tunc etiam citra<text:line-break/>vomitum accidisse et alvum tunc aegrotantium copiosis<text:line-break/>dejectionibus sca luisse. Unde conjectare licet subjectam<text:line-break/>status causam in putrente. pituita extitisse spirabilibus or-<text:line-break/>ganis et;ventriculi orificio illaesis manentibus, concitatis<text:line-break/>iterum ex inferioribus partibus: ardente febre et toto anni<text:line-break/>cursu, quemadmodum squalidum et peraridum describit.<text:line-break/>Quis 'non -conjecturasset ardentium febrium- impetum fu-<text:line-break/>turum.?; maxime vero in magna imbrium penuria et diu-<text:line-break/>turno ventorum silentio?,:. Praeterea vero, neque vomitus<text:line-break/>aderant, et alvi tenuibus, aquosis et bile vacuis pertur-<text:line-break/>babantur. Mulieribus autem dinc: anno potissimum periti<text:line-break/>culofum imminebat, quo bilis propter strtui siccitatem<text:line-break/>ferocior humidam naturam misere divexabat. Unde et</text:span></text:p>
      <text:p text:style-name="P17"><text:span text:style-name="T25">comata, mentis ernotiones, atque alia 'his similia oborie-<text:line-break/>liantur.</text:span></text:p>
      <text:p text:style-name="P25"><text:span text:style-name="T7">r,</text:span></text:p>
      <text:p text:style-name="P22"><text:span text:style-name="T7">Etesiae non admodum spirarunt sparstmque spirarunt.<text:line-break/>Aestate febres ardentes in vulgus multae grafsutae sunt,<text:line-break/>quibus non erant vomitus, sed alvi perturbationes ex<text:line-break/>tenuibus, aquosts, non biliosis , • neque spumantibus multis<text:line-break/>quae interdum deposita subsistebant, quibus sane erat<text:line-break/>stmile; quod sali exponebatur. Aequales specie deje-<text:line-break/>ctiones surnper malunt,</text:span><text:span text:style-name="T25"> </text:span><text:span text:style-name="T25">an!i'... </text:span><text:span text:style-name="T55">f</text:span><text:span text:style-name="T25"> . i</text:span></text:p>
      <text:p text:style-name="P19"><text:span text:style-name="T25">Sanitas ex quatuor- efficitur elementorum commode-<text:line-break/>.ratione, humidi, sicci, calidi et frigidi, • At nonnulla sunt<text:line-break/>corpora et naturae et aetates intemperatae. His itaque<text:line-break/>similes quidem sunt status morbifici, quibus alii com<text:line-break/>trarii conferunt. Quemadmodum enim temperatis corpo-<text:line-break/>ribus temperati status salubres existunt, sic etiam inter-</text:span></text:p>
      <text:p text:style-name="P17"><text:span text:style-name="T25">pretati illis nocumento sunt. Eadem profecto ratione<text:line-break/>vehementer humidi et frigidi status intemperata cuipora<text:line-break/>humore et frigore summopere oblaedunt; humidi'vero et<text:line-break/>calidi humidis calidisque temperamentis-; 'sicci quoque et<text:line-break/>calidi fui similibus detrimentum invehunti Nunc autem<text:line-break/>hiemis serenitas 'et ver et aestas vaporibus vacua aestatis<text:line-break/>aestuosae caulae sunt, Qnurn enim aestiva tempestas na-<text:line-break/>tura scmper sit calida, ubi additur vaporum vacuitas et<text:line-break/>venturum silentium, aestum subsequi necesse esu Quod<text:line-break/>fieri accidit, quum prodromi venti neque spirarunt, neque<text:line-break/>eorum, coinifes, quos Etesias vocitant. Scripsit enim an-<text:line-break/>etor non diu spirasse et si quando spirarunt, id sparsim<text:line-break/>factum esse. Quum autem aestiva tempestas calidissima<text:line-break/>est, caniculae ortum fieri contingit. Hoc vero tempus ess<text:line-break/>quadraginta dierum, quod Julii fit Idibus. Ante hujus<text:line-break/>exortum octo fere dies boreales veuti perflant, quos pro-<text:line-break/>dromos vocitant. Post duos ab exortu dies iidem borea-<text:line-break/>les .venti citra interruptionem quadraginta diebus spirant.</text:span></text:p>
      <text:p text:style-name="P18"><text:span text:style-name="T25">quos ventos Etesias vocare consueverunt. Ab his ventis<text:line-break/>molliorem reddi putant solis exhalationem propter dupli-<text:line-break/>catum sideris ardorem. Neque facile alios 'ventos inve-<text:line-break/>nies ita destinatos. Hi namqne perflantes multus ab; hn-<text:line-break/></text:span><text:span text:style-name="T25">' </text:span><text:span text:style-name="T25">manis corporibus affectus excidunt. Propterea in primo.<text:line-break/>epidemiorum statu dixit: Etesiae pauci paulatim fparsim<text:line-break/></text:span><text:span text:style-name="T36">:</text:span><text:span text:style-name="T25"> spirarunt. In secundo vero Etesiae continuo spirarum.</text:span></text:p>
      <text:p text:style-name="P139"><text:span text:style-name="T25">*<text:tab/>*<text:tab/>*<text:tab/>Quod vero proferat,</text:span></text:p>
      <text:p text:style-name="P140"><text:span text:style-name="T7">quod suli exponebatur,</text:span><text:span text:style-name="T25"> magnam tum tenuium tum mor-<text:line-break/>dacium humorum acrimoniam significat, quae qxpulfis et<text:line-break/>dejectis excrementis spumantem aestu fervorem non de-<text:line-break/>ponit, Quod vero dicit </text:span><text:span text:style-name="T7">deposita,</text:span><text:span text:style-name="T25"> jacentia significat, ut<text:line-break/>in primo epidemiorum, ubi dicit, </text:span><text:span text:style-name="T7">ventus diu jacens mitsu<text:line-break/>me quiescebat, </text:span><text:span text:style-name="T7">si<text:tab/>, ..</text:span></text:p>
      <text:p text:style-name="P141"><text:span text:style-name="T25">‘</text:span><text:span text:style-name="T36">z</text:span><text:span text:style-name="T25">'<text:tab/>——————<text:tab/>. C;</text:span></text:p>
      <text:p text:style-name="P25"><text:span text:style-name="T25">ni-</text:span></text:p>
      <text:p text:style-name="P25"><text:span text:style-name="T7">Inter hos multi saporati erant ae mente' emoti, hique</text:span></text:p>
      <text:p text:style-name="P18"><text:span text:style-name="T7">tales evadebant; quum vero expergifcerentur, omnia<text:line-break/>intelligebant.</text:span></text:p>
      <text:p text:style-name="P19"><text:span text:style-name="T25">Coma cataphoram somnolentam significare videtur,,<text:line-break/>ut ipse tertio epidemiorum pronunciat: </text:span><text:span text:style-name="T7">Erat autem coma<text:line-break/>afstduum, non somnolentum.</text:span><text:span text:style-name="T25"> Quod enim ipsum somno- -<text:line-break/>lentum fit et quod tale semper sit, quodque nunc praeter<text:line-break/>rationem non existat, ita scripsit: </text:span><text:span text:style-name="T7">Eodem quoque de Py -<text:line-break/>thione loquitur;</text:span><text:span text:style-name="T25"> nono die erat comate soporatus, inipla- .<text:line-break/>cidus, ubi expergefactus esset. At magni nominis in-<text:line-break/>terpretes contendunt minime simul fieri posse et comate<text:line-break/>soporari </text:span><text:span text:style-name="T7">et</text:span><text:span text:style-name="T25"> pervigilia premi, ignorantes duo esse catapho-<text:line-break/>rae genera, ut jam nos libro de comate et ex.Hippocra-<text:line-break/>tis sententia scripsimus. </text:span><text:span text:style-name="T7">Ac mente emoti erant,</text:span><text:span text:style-name="T25"> inquit,<text:line-break/>delirium quoddam breve indicat, cujus modum aliis atque-<text:line-break/>aliis vocabulis ostendere consuerit hisce verbis: nugari,<text:line-break/></text:span><text:span text:style-name="T7">delirare,</text:span><text:span text:style-name="T25"> desipere, </text:span><text:span text:style-name="T7">mente emoveri, insanire:, suriaret</text:span><text:span text:style-name="T25"> Hi</text:span></text:p>
      <text:p text:style-name="P18"><text:span text:style-name="T25">quidem duo affectus, corna dico et mentis emotionem, ra-<text:line-break/>tione materiae contrarii ridentur. Coma namque ex </text:span><text:span text:style-name="T7">ce-<text:line-break/>rebri</text:span><text:span text:style-name="T25"> tum frigiditate tum humiditate, haec vero ex con-<text:line-break/>trariis, ut plurimum, qualitatibus ortum habere videtur.<text:line-break/>Verum tamen hae multoties periculosa humorum copula-<text:line-break/>tione miscentur et concurrunt, ut in Sileni historia de-<text:line-break/>scriptum est: </text:span><text:span text:style-name="T7">Parumper deliravit, deinde exiles surnni,<text:line-break/>comatost,</text:span><text:span text:style-name="T25"> ut sit interdum coma ex incommoderata facul-<text:line-break/>, tatum animalium imbecillitate ac veluti exstinctione, ipfo<text:line-break/>motu jam consopito et ,postmodum ‘omnino consiimpto,<text:line-break/>atque haec apud Hippocratem habentur. Coma prosnn-'<text:line-break/>dum cum pervigilio et coma fomnolentum et comatost<text:line-break/>phrenitici et ardentes. Detinebat autem vel coma assidue<text:line-break/>non somnolentum vel cum laboribus vigiliae. Quum enim<text:line-break/>apertis oculis laborantes vigilare nequeant., clausis autem<text:line-break/>animo dormiendi vigilaverint, hujusmodi affectus coma<text:line-break/>non fomnolentum vocatur. Mirandum autem non est ac-</text:span></text:p>
      <text:p text:style-name="P18"><text:span text:style-name="T25">cumulatis in corpore crudis humoribus comatofos simul et<text:line-break/>delirantes fieri. Comatofos quidem propter crudorum humorum<text:line-break/>plenitudinem et- frigiditatem, delirantes vero quod hi<text:line-break/>putrefacti aerimoniarn et aestum procreent. Consentaneum<text:line-break/>enim est tale quid esse coma cum levi delirio ex crudis,<text:line-break/>frigidis et crassis, simul et tenuibus et calidis humoribus<text:line-break/>fieri. Quod significarunt sequentes affectus </text:span><text:span text:style-name="T7">et</text:span><text:span text:style-name="T25"> difficile<text:line-break/>audiebant, inquit et comatost. At iterum: comatost vero<text:line-break/>et somnolenti et toto anno vehemens siccitas et tota<text:line-break/>aestate ardor vehementissimns. Perardui namque morbi<text:line-break/>esse conspiciuntur, in quibus biliosorum, crudorum et<text:line-break/>incoctorum humorum plenitudo acervatur. Parvi autem<text:line-break/>i delirii signum erat, quod consurgentes omnia perciperent.</text:span></text:p>
      <text:p text:style-name="P25"><text:span text:style-name="T25">ni</text:span></text:p>
      <text:p text:style-name="P22"><text:span text:style-name="T7">Spiritus elati, non tamen admodum. Urinae quidem te-<text:line-break/>nues plurimis et paucae^ nec alias decolores. Hae-</text:span></text:p>
      <text:p text:style-name="P23"><text:span text:style-name="T21">, </text:span><text:span text:style-name="T7">morrhagia ex. naribus non nist paucis contingebant</text:span><text:span text:style-name="T25"> j<text:line-break/></text:span><text:span text:style-name="T7">neque parotides, de quibus postea descripturus tum.<text:line-break/>Neque lien attollebatur, neque dextrum hypochondrium,<text:line-break/>neque valde ‘doloristcurn, neque vehementer intensum<text:line-break/>erat. . Quiddam tamen interius significabat. Omnia<text:line-break/>vero plerumque circa decimum quartum 'diem maxime<text:line-break/>judicabantur, pauca eum sudore, pauca eum rigore, ac<text:line-break/>pauci/stmis recidivae contingebant. At verosub minu-<text:line-break/>tulis quae per aestatem irrorabant pluviis sudor appa-<text:line-break/>rebat, febricitantibus etiam quidam sudores statlm ab<text:line-break/>initio oboriebantur, non tamen malignet quibusdam<text:line-break/>qitoque sub hoe tempus judicatio eum sudore sucta esa</text:span></text:p>
      <text:p text:style-name="P19"><text:span text:style-name="T25">Non, his neque in pulmone, neque in corde ignei<text:line-break/>caloris copia colligebatur. Jure itaque neque magnus<text:line-break/>spiritus, neque parvus omnino erat, quippe qui neque<text:line-break/>dolores patiebantur, neque frigore vexabantur. Quare si,<text:line-break/>ut in tertio de spirandi difficultate libro Icriptum est,</text:span></text:p>
      <text:p text:style-name="P17"><text:span text:style-name="T25">sublime nihil prodat diversum a pauco, merito dicit ipsis<text:line-break/>spiritus elatos aut sublimes esse, </text:span><text:span text:style-name="T7">non tamen admodum.<text:line-break/></text:span><text:span text:style-name="T25">Hoc idem de cynanehicis protulit, quod scilicet ut ple-<text:line-break/>rumque angina laborantibus ita spiritus attolleretur, ut<text:line-break/>etiam adusque fauces iniret, 'non autem in thoracis pro-<text:line-break/>fundum descenderet.</text:span></text:p>
      <text:p text:style-name="P25"><text:span text:style-name="T25">- ... - </text:span><text:span text:style-name="T25">•/</text:span></text:p>
      <text:h text:style-name="Heading_20_2" text:outline-level="2">V.</text:h>
      <text:p text:style-name="P22"><text:span text:style-name="T25">Jn </text:span><text:span text:style-name="T7">aestivis autem febribus circa septimum et octavum et<text:line-break/>nanum diem aspredines miliaceae culicum morsibus simi-<text:line-break/>les, non multum pruriginosae in summa cute enasce-<text:line-break/>bantur et ad judicationem usque perdurabant. Nulli<text:line-break/>equidem masculo talia vidi milia. Mulier vero cui ta-'<text:line-break/>lia efflorescerent, nulla mortua esu Hae tamen mu^<text:line-break/>Heres gravi erant auditu et saporatae quamvis antea non<text:line-break/>admodum foporosue ejsunt , quibus ista evenire debebant.<text:line-break/>Non tamen in totum perseverabant. Aestate vero etiam<text:line-break/>ad vergiliarum occasum saporatae et somnolentae erant;</text:span></text:p>
      <text:p text:style-name="P18"><text:span text:style-name="T7">postea certe vigiliae magis urgebant. Verum neque<text:line-break/>''prorsus ista constitutione moriebantur.</text:span></text:p>
      <text:p text:style-name="P19"><text:span text:style-name="T25">Quod symptoma prodit auctor, illud per se periculo-<text:line-break/>sum non est hoc edicto: </text:span><text:span text:style-name="T7">Aspredines miliaceae culicum<text:line-break/>morsibus similest</text:span><text:span text:style-name="T25"> verum potius occasionem praebent dubi-<text:line-break/>tandi, </text:span><text:span text:style-name="T25">an </text:span><text:span text:style-name="T25">sint exanthemata rubra, rotunda., varis similia,<text:line-break/>cnjusmodi in Sileno octavo die post sudorem apparuerunt<text:line-break/></text:span><text:span text:style-name="T25">permanentia, </text:span><text:span text:style-name="T25">neque evanescentia. Similitudine a culici-<text:line-break/>bus </text:span><text:span text:style-name="T25">ducta saepenumero usus </text:span><text:span text:style-name="T25">est Hippocrates. Septimo<text:line-break/>namque epidemiorum de Syro scriptore scribit. Crurum<text:line-break/>color </text:span><text:span text:style-name="T25">velut </text:span><text:span text:style-name="T25">a </text:span><text:span text:style-name="T25">culicibus </text:span><text:span text:style-name="T25">perdomitus videbatur et paulo post<text:line-break/>de Pherecyde octavo die tamquam </text:span><text:span text:style-name="T25">a </text:span><text:span text:style-name="T25">culicibus morsus ante<text:line-break/>mortem </text:span><text:span text:style-name="T25">extussivit. In </text:span><text:span text:style-name="T25">Coacis culicum </text:span><text:span text:style-name="T25">puncturae leguntur,<text:line-break/></text:span><text:span text:style-name="T25">ubi dicit</text:span><text:span text:style-name="T25">: </text:span><text:span text:style-name="T25">turbulenta suppressio, brevi veluti </text:span><text:span text:style-name="T25">culicum<text:line-break/></text:span><text:span text:style-name="T25">puncturae erumpunt, hoc est quales </text:span><text:span text:style-name="T25">et </text:span><text:span text:style-name="T25">ab </text:span><text:span text:style-name="T25">urtica exci-<text:line-break/></text:span><text:span text:style-name="T25">tantur, quas uredines in prorrhetico his scriptis vocati</text:span></text:p>
      <text:p text:style-name="P17"><text:span text:style-name="T25">quibus autem torpores et pruritus pungentes per caput<text:line-break/>percurrunt. Et rursus: pungentes tamen prurigines' et<text:line-break/>atrae hilis vitia minus hae. quam viri sentiunt, nisi<text:line-break/>menstrua prorsus deperdita fuerint. Et prope finem; et<text:line-break/>nnm pungentes prurigines ipsis in pectore aut dorso<text:line-break/>insint.</text:span></text:p>
      <text:h text:style-name="Heading_20_2" text:outline-level="2">VL.</text:h>
      <text:p text:style-name="P19"><text:span text:style-name="T7">Alvum igitur afsumptis ststere non concedebatur; sud su~<text:line-break/>ctam praeter rationem medelam prodeste quisque cen-<text:line-break/>' suifsu</text:span><text:span text:style-name="T60">1</text:span><text:span text:style-name="T7">, etiamst permulta -stnt quibus haec medentur,<text:line-break/>quod in substratis frigori cubilibus decumberent. Nam<text:line-break/>frigidum quidem exulcerat , calefacit autem ejusmodi<text:line-break/>speciei sunstm progrediendo, etiamnum magis. Atque<text:line-break/>nullus natura affectus inerat et quibus et qualia stgna<text:line-break/>et plura aut pauciora contingebant, oscitatio, tufsts, ster-<text:line-break/>nutatio, pandiculatioructui, status et hujus generis<text:line-break/>omnia perniciem invehunt.</text:span></text:p>
      <text:p text:style-name="P18"><text:span text:style-name="T25">Haec interdum quidem existunt naturae opera, inter-<text:line-break/>dum vero ex morbosis affectibus oriuntur. Morbolos af-<text:line-break/>fectus dico, non solum ubi jam aegrotant, fed etiam quum<text:line-break/>jam ipforum aliquis ceperit consistere. Esto tibi exempli<text:line-break/>gratia oculorum perturbatio proprie vocata, quae princi-<text:line-break/>pium quoddam-est inflammationis. Is itaque et alii hu-<text:line-break/>jusmodi morbosi affectus, quum constitui incipiunt, sol-<text:line-break/>vuntur excernente tum vapores tum humores eos affectus.<text:line-break/>procreantes natura, quemadmodum oscitatio, pandiculatio,<text:line-break/>quae ob excrementorum excretionem fiunt. Tussis quoque<text:line-break/>ut mundas efficiat respirationis vias; Sternutamenta etiam<text:line-break/>perpetuo naturae sunt opera, fiunt tamen in morbosis<text:line-break/>affectibus. Ai de his omnibus in libris de fymptomatunr-<text:line-break/>causis dictum esu Ructum aliquando ciere confert, ut<text:line-break/>iis qui flatibus oneratum ventrem patiuntur, ac praesertim<text:line-break/>quibus flatulentus spiritus ad inferiora non descendit. At-<text:line-break/>que narrant stomachum imbecillum ructibus tamquam<text:line-break/>proprio exercitio corroborari. Praeterea ructum acidum</text:span></text:p>
      <text:p text:style-name="P142"><text:span text:style-name="T25">lienteriam sanare' proferunt. De flatibus autem quid<text:line-break/>enunciandum est? Est porro eorum generatio in alvinis<text:line-break/>regionibus, pituitosis quibusdam aut cibis in flatus calo-<text:line-break/>ris penuria solutis. Etenim<text:tab/>*<text:tab/>*</text:span></text:p>
      <text:h text:style-name="Heading_20_2" text:outline-level="2">i.</text:h>
      <text:p text:style-name="P25"><text:span text:style-name="T7">Quibus in subribus cum corporis jactatione et horrore vultus<text:line-break/>rubescunt, lajsttudines, oculorum dolares, capitis gra-<text:line-break/>vitates at paraplegiae adsunt et quibus menstrua appa-<text:line-break/>: renf ;.</text:span><text:span text:style-name="T25"> praecipue </text:span><text:span text:style-name="T7">vero quibus primum erumpunt. Quin<text:line-break/>et virginibus et mulieribus, quibus per tempus, sud et<text:line-break/>quibus consueto tempore aut ut decet prodeunt, deinde<text:line-break/>. plurimum- pallidae redduntur,. , Magni- autem est mo-<text:line-break/>menti in- omnibus intueri quid et postea consequitur et<text:line-break/>- quo tempore et in quibus. admodum biliosa, sin febribus<text:line-break/>maxime quibusdam prorsus, ad crura purgatio secedit.</text:span></text:p>
      <text:p text:style-name="P25"><text:span text:style-name="T25">Erat crudorum, crassorum mordaclumque humorum</text:span></text:p>
      <text:p text:style-name="P17"><text:span text:style-name="T25">copia, ut et antea proditum esu Sed et fortassis inae-<text:line-break/>qualitas, quae in descripto statu cum horrido molestoque<text:line-break/>sensu mulieres infestavit proptereaque oculorum dolores,<text:line-break/>capitis gravedines </text:span><text:span text:style-name="T7">et</text:span><text:span text:style-name="T25"> paraplegiae aderant. Talis enim<text:line-break/>humorum inaequalitas ita ad caput tulit impetum, ut<text:line-break/>Tensoris occnparit proindeque carus et abfcessus in arti-<text:line-break/>culis facti funt. Haec autem aecidunt ob febrium calo-<text:line-break/>rem lejtis copia ad caput ascendente. Hine deinde ad<text:line-break/>inguina vel axillas vel crura pars aliqua defeendit, quam<text:line-break/>in ardentibus febribus jactationem concitare accidit quam<text:line-break/>saepissime , non tamen hoc inseparabile est. -Horrorem<text:line-break/>vero non saepe patiuntur qui ardentibus febribus • assi-<text:line-break/>eduntur. Febres autem horridae-dicuntur in quibus’ ad<text:line-break/>famnmm adfcenium ippellati paroxysmi incrementum<text:line-break/>usque horrores aegroti subeant. At eos horridos 'non<text:line-break/>appellat, qui initio insultus paroxysmi tales fuerunt, fed<text:line-break/>in quibus plurimum per </text:span><text:span text:style-name="T55">1</text:span><text:span text:style-name="T25"> totum paroxysmum horroris</text:span></text:p>
      <text:p text:style-name="P17"><text:span text:style-name="T25">symptoma porrectum est. Quod duobus fit modis: uno<text:line-break/>quidem, incremento reduplicationes efficiente; altero vero<text:line-break/>incremento inaequalem ascensum creante. Idque est quod<text:line-break/>ipsc in epidemiis scripsit: </text:span><text:span text:style-name="T7">Oboriebantur autem eorum<text:line-break/>plurimis hi morbi, febres horridae, afstduae, acutae.<text:line-break/></text:span><text:span text:style-name="T25">Ubi horridas dixit non simpliciter eas, quae cum horrore<text:line-break/>irruunt, ut plurimis febribus, quibus horrores principium<text:line-break/>inferunt; ied, ut dictum est, plurimam paroxysmi par-<text:line-break/>tem occuparunt. Interdum vero etiam quod multoties<text:line-break/>commoveatur corpus, menstrua mulieribus prodeunt, ut<text:line-break/>in Coacis fcriptum est: </text:span><text:span text:style-name="T7">Qui horrores lajsttudinem, capitis<text:line-break/>gravedinem et dolores invehunt, menstruorum eruptionem<text:line-break/>portendunt,</text:span><text:span text:style-name="T25"> ldem lu prorrhetico scriptis mandatum est:<text:line-break/></text:span><text:span text:style-name="T7">Quibus ex</text:span><text:span text:style-name="T25"> horrore </text:span><text:span text:style-name="T7">febres sunt, iis menstruorum prostu-<text:line-break/>trium oboritur.</text:span><text:span text:style-name="T25"> Cervix autem in his dolore abfessa hae-<text:line-break/>morrhagiam prodit. Nisi enim muliebria prodirent, de-<text:line-break/>ceret vultus ruborem salubrem quandam- haemorrhagiam<text:line-break/>significare. Qui autem hujusmodi febres patiuntur, horri-</text:span></text:p>
      <text:p text:style-name="P143"><text:span text:style-name="T15">• • . '<text:tab/></text:span><text:span text:style-name="T15">&gt;... ’<text:tab/>• •••' •- </text:span><text:span text:style-name="T25">q </text:span><text:span text:style-name="T25">. </text:span><text:span text:style-name="T25">.. a .. ; </text:span><text:span text:style-name="T25">J s . - £<text:tab/></text:span><text:span text:style-name="T7">' - </text:span><text:span text:style-name="T7">f.</text:span></text:p>
      <text:p text:style-name="P25"><text:span text:style-name="T25">dis morbis sunt obnoxii, ut demonstrat senex prinjo epi-<text:line-break/>demiorum </text:span><text:span text:style-name="T25">et in , </text:span><text:span text:style-name="T25">Coacis his verbis </text:span><text:span text:style-name="T25">: </text:span><text:span text:style-name="T7">. </text:span><text:span text:style-name="T7">Horror- et difficilis<text:line-break/>respiratio in laboribus tabida stgna sunt.</text:span><text:span text:style-name="T25"> Atque iterum:<text:line-break/></text:span><text:span text:style-name="T7">Horrore detenti crebro ad suppuratum deveniunt.</text:span><text:span text:style-name="T25"> Verum<text:line-break/>et hos febris ad suppurationem adducit. Laborant, </text:span><text:span text:style-name="T25">autem<text:line-break/>'ut plurimum </text:span><text:span text:style-name="T25">horrore tabidi, quoniam thoracis </text:span><text:span text:style-name="T25">partes<text:line-break/>marcescunt, quae </text:span><text:span text:style-name="T25">ipsorum acumine </text:span><text:span text:style-name="T25">tenues </text:span><text:span text:style-name="T25">thoracis mem-<text:line-break/>branas </text:span><text:span text:style-name="T25">viscera </text:span><text:span text:style-name="T25">tegentes et </text:span><text:span text:style-name="T25">pungunt </text:span><text:span text:style-name="T25">et abluunt. </text:span><text:span text:style-name="T25">Quod<text:line-break/></text:span><text:span text:style-name="T25">vero </text:span><text:span text:style-name="T25">dicit, lu </text:span><text:span text:style-name="T25">cruribus purgatio, novimus </text:span><text:span text:style-name="T25">lu vires re-<text:line-break/></text:span><text:span text:style-name="T25">cuperantibus </text:span><text:span text:style-name="T25">a </text:span><text:span text:style-name="T25">diuturno morbo refundi reliquos insalubres<text:line-break/>humores </text:span><text:span text:style-name="T25">in </text:span><text:span text:style-name="T25">debiliores et remotiores corporis partes, quod<text:line-break/>est iis simile quae in Coacis praenotionibus habentur, .<text:line-break/>quos derepente febris , expertes hypochondrii </text:span><text:span text:style-name="T25">et cordis<text:line-break/></text:span><text:span text:style-name="T25">nec </text:span><text:span text:style-name="T25">non </text:span><text:span text:style-name="T25">ernrum inferiorumque partium dolor subsequitur<text:line-break/>et venter </text:span><text:span text:style-name="T25">intumescit, </text:span><text:span text:style-name="T25">solvit hos venae sectio, quibus </text:span><text:span text:style-name="T25">veu-<text:line-break/></text:span><text:span text:style-name="T25">tris fluxus nocebit. Longae namque febres ac yeheinen-<text:line-break/>tes fiunt et tusses et flatus et singultus. His autem.folvi</text:span></text:p>
      <text:p text:style-name="P18"><text:span text:style-name="T25">incipientibus</text:span><text:span text:style-name="T15">, </text:span><text:span text:style-name="T25">vehemens coxendicum vel crurum dolor<text:line-break/>aut puris expuitio aut oculorum privatio supervenit.</text:span></text:p>
      <text:p text:style-name="P144"><text:span text:style-name="T25">. .-rn ; ob </text:span><text:span text:style-name="T7">r' . rr ‘ -r- -: •'<text:tab/></text:span><text:span text:style-name="T25">’• t</text:span></text:p>
      <text:p text:style-name="P145"><text:span text:style-name="T7">riut . •- ' •' v.</text:span><text:span text:style-name="T25"> </text:span><text:span text:style-name="T25">VIII.<text:tab/>- •<text:tab/></text:span><text:span text:style-name="T25">r....... -</text:span></text:p>
      <text:p text:style-name="P19"><text:span text:style-name="T7">Medicamentorum genera novimus, ex quibus, qualia et</text:span></text:p>
      <text:p text:style-name="P87"><text:span text:style-name="T25">. </text:span><text:span text:style-name="T25">c r </text:span><text:span text:style-name="T7">quae stant. Non enim omnia similiter , fed alia aliter<text:line-break/></text:span><text:span text:style-name="T7">c' </text:span><text:span text:style-name="T7">probe componuntur. Atque alibi maturius aut tardius<text:line-break/>sumpta differunt et praeparationes ipsae,</text:span><text:span text:style-name="T25"> quale esi sic-<text:line-break/>care, </text:span><text:span text:style-name="T7">tundere, coquere et hujusmodi caetera. Plurma<text:line-break/>- vero praeterea quae huc consideranda veniunt, quaenam<text:line-break/>cuique conveniant et quibus in morbis et quo morbi<text:line-break/>tempore, aetas etiam, idea, victus, anni quoque tem-<text:line-break/>pus quodnam stt et qualiter procedat et hujusmodi<text:line-break/>caetera. -<text:tab/>.</text:span></text:p>
      <text:p text:style-name="P19"><text:span text:style-name="T25">Purgantium medicamentorum naturam, facultates et<text:line-break/>effectus hic tamquam per epitomen describit et quid nobis<text:line-break/>inspiciendum sit ipsa sumpturis pronunciat, etiam indica-</text:span></text:p>
      <text:p text:style-name="P146"><text:span text:style-name="T15">'ίζ ' &lt;.<text:tab/>.</text:span><text:span text:style-name="T25">fe </text:span><text:span text:style-name="T15">•,<text:tab/>ἱ </text:span><text:span text:style-name="T25">fe </text:span><text:span text:style-name="T15">V </text:span><text:span text:style-name="T25">sii </text:span><text:span text:style-name="T15">’•19: </text:span><text:span text:style-name="T25">’<text:tab/></text:span><text:span text:style-name="T15">, </text:span><text:span text:style-name="T25">•*) ",<text:tab/>' .• ie </text:span><text:span text:style-name="T15">ί </text:span><text:span text:style-name="T25">' &gt; j'si </text:span><text:span text:style-name="T7">l’‘<text:tab/>'</text:span><text:span text:style-name="T60">1</text:span><text:span text:style-name="T7">'' </text:span><text:span text:style-name="T25">tl</text:span><text:span text:style-name="T15">Ί</text:span><text:span text:style-name="T25">'* f</text:span></text:p>
      <text:p text:style-name="P25"><text:span text:style-name="T25">tiones quasdam paucis tradit, quas nos etiam in Iibro de<text:line-break/>purgantium medicamentorum facultatibus et in opere de<text:line-break/>medendi methodo addidimus; etiam in operibus de pur-<text:line-break/>gantium medicamentorum compositione copiose scripturi<text:line-break/>fumus. - . At niunp auctor 'medicos hortatur, quo noscant<text:line-break/>medicamentorum naturam - et per opportunum tempus quo<text:line-break/>medicamentum</text:span><text:span text:style-name="T25">v-</text:span><text:span text:style-name="T25">assumendum sit scrutentur et accurate<text:line-break/>considerent eorum qui id assnmunal naturas, tempera-<text:line-break/>menta , consuetudinem, aetatem, robur virium et anni<text:line-break/>tempestatem, utrum propria aut ab assumendo alienata sit.<text:line-break/>Quapropter quosdam: invenies medicamenta posse citra<text:line-break/>molestiam assumere, alios -vero contra: nt etiam alios<text:line-break/>qui nullum ab ipsis malum percipiant, </text:span><text:span text:style-name="T25">:</text:span><text:span text:style-name="T25">alios autem ita<text:line-break/>affectos, ut neque initio ipsis uti queant et eorum stoma-<text:line-break/>chus ita aversatur, ut etiam ante usum prope exsclva-<text:line-break/>tur. Itaque invenimus, hoc in examine 'medicamenta<text:line-break/>quaedam quae tota substantia agunt; quaedam vero mixtam<text:line-break/>lu substantia' facultatem' sortiuntur et duplicem actionem</text:span></text:p>
      <text:p text:style-name="P18"><text:span text:style-name="T25">perficiunt, tdaecqne, ita dilucide interdum , ut et quae<text:line-break/>maxime contraria funt operentur, idque conspicientibus<text:line-break/>admiratiouern advehunt. Etenim brassicae succus alvum<text:line-break/>perturbat, olus autem ipsum brassicae contrarium et alia<text:line-break/>multa hoc modo efficit. Dispensationes autem medica-<text:line-break/>• mentorum appellat administrationes, praeparationes, com-<text:line-break/>positiones et doles, curandique rationem ut in libro epi-.<text:line-break/>demiorum primo ambientis statum nominavit, quo quia<text:line-break/>ambiente animalium corpora commutantur, propterea etiam<text:line-break/>ipsum nes considerare adhortetnr.</text:span></text:p>
      <text:h text:style-name="Heading_20_2" text:outline-level="2">IX.</text:h>
      <text:p text:style-name="P22"><text:span text:style-name="T7">Zoilo juxta murum ex matura tufst febris acuta suborta<text:line-break/>est et faciei rubor alvusque praeterquam ad necejsttntem<text:line-break/>intercepta, lateris sinistri dolor et auris e directo ma-<text:line-break/>gnopere dolebat, sed caput non tantopere. Spuens<text:line-break/>purulentum femper aegrotabat. Sed alia judicata sunt<text:line-break/>et ud octavum aut nonum diem ex ore pus copiosum</text:span></text:p>
      <text:p text:style-name="P18"><text:span text:style-name="T7">erupit. Ad nont vero principia auris dolor cejsavit;<text:line-break/>haud scio quomodo stne rigore judicatio facta esu<text:line-break/>Caput valde sudavit</text:span><text:span text:style-name="T25"> aurisque et lateris </text:span><text:span text:style-name="T7">sinistri stabilis<text:line-break/>erat quidam ardor. Superne una cum aure ad sca-<text:line-break/>pulas praecipue dolor sedatus est. Sed et ante sputa<text:line-break/>multa ab expuitionis initio et circa feptirnum aut octa-<text:line-break/>vum diem storida rejecta sunt, deinde laboriosa. Al-<text:line-break/>vus adusque nonum et decimum diem restitit, dolor<text:line-break/>exstinctus est, tumor remittebat, parvique sudores subant,<text:line-break/>non tamen decernebant. Sed manifesta erant tum ex<text:line-break/>aliis tum ex Jecejsu judicia. Incipiente siquidem auris<text:line-break/>dolore, venter perturbatus est, nono autem die ex aure<text:line-break/>pus erupit et morbus absque rigore decimo. quarto eo-<text:line-break/>dem ipsa die judicatus est. Quin et sputum copiosius<text:line-break/>et magis coctum procedebat, ubi ex aure pus erupit.<text:line-break/>Sudores autem et serpentia, ulcuscula ad multum tem-<text:line-break/>pus in capite creabantur, quaa tertio die restccata sunt.<text:line-break/>Quaecunque non significata disparent, male decernunt,<text:line-break/>quemadmodum ancillae Polemarchi erysipelas.</text:span></text:p>
      <text:p text:style-name="P18"><text:span text:style-name="T25">Talium ac tantorum symptomatum concursus paroti-<text:line-break/>das portendebat. Consentaneum siquidem erat </text:span><text:span text:style-name="T25">in </text:span><text:span text:style-name="T25">acuta<text:line-break/>febre, capitis dolore, faciei rubore, alvi suppressione,-<text:line-break/>. hypochondrii tum tumore tum tunsione, parotidum ma-<text:line-break/>teriam sursum vehi. Haec autem </text:span><text:span text:style-name="T25">iis </text:span><text:span text:style-name="T25">sunt consona quae<text:line-break/>in prorrhetico scripta sunt, quibus parotidas </text:span><text:span text:style-name="T25">fore praeco-<text:line-break/></text:span><text:span text:style-name="T25">gnoscit, foporofa, fastidiosa, dolentia hypochondria, parce<text:line-break/>sanguinea, quae ad aurem </text:span><text:span text:style-name="T25">lu </text:span><text:span text:style-name="T25">tumorem assurgunt. Ad haec<text:line-break/>prope aures anteriores faciei partes tument. Atque paulo<text:line-break/>post: hypochondrii contentio curn sopore fastidioso et ca-<text:line-break/>pitis dolore ad aures affluunt. Rursum etiam: comatula,<text:line-break/>nauseabunda, dolentia hypochondria, densa ac pauca ex-</text:span><text:span text:style-name="T25">\<text:line-break/></text:span><text:span text:style-name="T25">puentia ad aurem tumores, comatost. </text:span><text:span text:style-name="T25">Quin </text:span><text:span text:style-name="T25">etiam paro-<text:line-break/>tidum materia </text:span><text:span text:style-name="T25">in pulmonem </text:span><text:span text:style-name="T25">translata </text:span><text:span text:style-name="T25">naturae robore </text:span><text:span text:style-name="T25">ex-<text:line-break/>pulsa est, </text:span><text:span text:style-name="T25">ut lu Coacis </text:span><text:span text:style-name="T25">pronunciatum </text:span><text:span text:style-name="T25">est. </text:span><text:span text:style-name="T25">Quas ob res<text:line-break/>aurium tumores evacuat tussis cum salivatione. Quod<text:line-break/>vero dicit: </text:span><text:span text:style-name="T7">Interceptam alvum,</text:span><text:span text:style-name="T25"> suppressam significat, ut<text:line-break/>in prorrhetico pronunciat: </text:span><text:span text:style-name="T7">Ventres intercepti, pauca vero</text:span></text:p>
      <text:p text:style-name="P18"><text:span text:style-name="T7">nigra, globulosu ad necefsttaiem ernistsa</text:span><text:span text:style-name="T25"> Et illud: </text:span><text:span text:style-name="T7">Ce-<text:line-break/>phalalgia cum catocho laborantes, delirantes, alvo inter-<text:line-break/>cepta , oculos ferocientes, floride in opisthotonum inde,<text:line-break/>dunt, quique in febribus exudantes</text:span><text:span text:style-name="T25"> dolore capitis </text:span><text:span text:style-name="T7">ajstcitm-<text:line-break/></text:span><text:span text:style-name="T25">! tur, </text:span><text:span text:style-name="T7">alvo intercepta, convulsione prehenduntur.</text:span><text:span text:style-name="T25"> At etiam<text:line-break/>'interceptos vocat in Coacis, quorum alvus retinetur.</text:span></text:p>
      <text:p text:style-name="P25"><text:span text:style-name="T7">Hic,</text:span><text:span text:style-name="T25"> luquit, </text:span><text:span text:style-name="T7">intercepti, leviter exudantes, his urinae tur-<text:line-break/>bidae status et geniturae efstuvium, singultus significant.<text:line-break/></text:span><text:span text:style-name="T25">Ad eundem sensum in prorrhetico: </text:span><text:span text:style-name="T7">cibos interceptos,</text:span><text:span text:style-name="T25"> re-<text:line-break/></text:span><text:span text:style-name="T7">tentos in ventre cibos significat.</text:span><text:span text:style-name="T25"> Propterea addidit, </text:span><text:span text:style-name="T7">prae-<text:line-break/>terquam propter necefsttatem?</text:span><text:span text:style-name="T25"> hoc est opitulante aliquan-<text:line-break/>tulurn medico vel clystere et glande. Illud enim, propter<text:line-break/>necessitatem, tale quid denotat. Colligit, itaque hic affe-<text:line-break/>ctionum complexum ex rerum minime hornogenearum<text:line-break/>concursu. De floridis autem sputis a nobis in superiori<text:line-break/>commentario enunciatum esu Quod vero modo dicit cum<text:line-break/>magna difficultate rarum esu Consuevit namque dicere<text:line-break/>difficulter ferre, ut contrarium ejus pronunciatum lu</text:span></text:p>
      <text:p text:style-name="P17"><text:span text:style-name="T25">aphorismis loquuti, </text:span><text:span text:style-name="T7">sucile ferre;</text:span><text:span text:style-name="T25"> ae persimile est illi qui<text:line-break/>in primo epidemiorum scribitur difficulter </text:span><text:span text:style-name="T7">fe</text:span><text:span text:style-name="T25"> habere, iit-<text:line-break/>quum </text:span><text:span text:style-name="T7">ditatplurimi laboriose degebant,</text:span><text:span text:style-name="T25"> significans fym—<text:line-break/>ptornata plurimis aegrotantibus laboriofe contigisse, ut<text:line-break/>non ea facile ferrent. Non dissimili ratione in prorrhetico<text:line-break/>scripsisse videtur</text:span><text:span text:style-name="T55">1</text:span><text:span text:style-name="T25">: </text:span><text:span text:style-name="T7">atque urinae difficiles, malum,</text:span><text:span text:style-name="T25"> ut<text:line-break/>significet eas cum labore excerni. Quaecunque vero sine<text:line-break/>signo evanescunt, inquit; quoniam- si tum magnus<text:line-break/>tum vehemens morbus cessaturus est, sed solutionis<text:line-break/>ipsius signa, quae solutoria vocantur, praecedant oportet.<text:line-break/>Haec autem funt utiles sudores per universum corpus<text:line-break/>eflusi aut urinarum aut dejectionum aut vomituum copia<text:line-break/>aut </text:span><text:span text:style-name="T7">e</text:span><text:span text:style-name="T25"> naribus haemorrhagia aut alia quaedam sanguinis<text:line-break/>evacuatio, vel utero vel auribus in glandulas aut alias<text:line-break/>in partes ignobiles aut in articulos decubitus. Nullo au-<text:line-break/>tem appareqte' signorum,, morbus, quidem cessasse vifus<text:line-break/>est; sed non multo post revertitur. Propterea in pro-<text:line-break/>gnostico protulit: puibuscunque </text:span><text:span text:style-name="T7">scbres cesaant, sulutoritr</text:span></text:p>
      <text:h text:style-name="Heading_20_2" text:outline-level="2">i.</text:h>
      <text:p text:style-name="P18"><text:span text:style-name="T7">stgnts non apparentibus, neque diebus criticis, istas reverti<text:line-break/>expectemus oportet,</text:span><text:span text:style-name="T25"> ut in secundo aphorismorumi </text:span><text:span text:style-name="T7">Nul-<text:line-break/>lam his morbis praestare stdern oportet qui non fecundum<text:line-break/>rationem levant: neque admodum metuere quae pernicio-<text:line-break/>sa praeter rationem contingunt.</text:span><text:span text:style-name="T25"> Unde auctor prorrhetici<text:line-break/>perniciosa appellat, quae nullo edito signo levarunt, mor-<text:line-break/>tem portendunt. Ut itaque morborum sulutiones certae<text:line-break/>ac securae sint, copiosam quandam excretionem aut ma-<text:line-break/>nifestam secessionem desiderant. Quodsi haec non eveniant,<text:line-break/>accidere folent quae in prognostico hoc modo scripta sunt:<text:line-break/>(luae </text:span><text:span text:style-name="T7">dolentia non critice sensim solvuntur, malae.</text:span><text:span text:style-name="T25"> Quia<text:line-break/>quae mollescunt, brevi futuram solutionem indicant. Haec<text:line-break/>etiamnum i </text:span><text:span text:style-name="T7">Sitis praeter rationem suluta in acutis mor-<text:line-break/>bis malum.</text:span><text:span text:style-name="T25"> Id quoque i </text:span><text:span text:style-name="T7">Qui lateris dolor in acutis bi-<text:line-break/>liosis praeter rationem evanuerit, mentis,</text:span><text:span text:style-name="T25"> alienationem in-<text:line-break/>dicat. Illud enim in Coacis i </text:span><text:span text:style-name="T7">Quae in pravis signis le-<text:line-break/>vant, quaeque in utilibus non remittunt, difficilia,</text:span><text:span text:style-name="T25"> lpse,<text:line-break/>quoque procedens dicturus esti </text:span><text:span text:style-name="T7">Qui tumores praeter </text:span><text:span text:style-name="T21">τά-<text:line-break/></text:span><text:span text:style-name="T7">, tionern facile evanescunt, adulterinum.</text:span><text:span text:style-name="T25"> :Quini et in hn-</text:span></text:p>
      <text:p text:style-name="P17"><text:span text:style-name="T15">, ' . </text:span><text:span text:style-name="T25">» </text:span><text:span text:style-name="T15">• • '</text:span></text:p>
      <text:p text:style-name="P19"><text:span text:style-name="T25">jus sectionis fine: </text:span><text:span text:style-name="T7">Quae deteriora derepente evanescunt.<text:line-break/></text:span><text:span text:style-name="T25">Haec autem ipse profert quum sine signis vel excretione<text:line-break/>vel coctione fieri significat. Imprimis quidem evanescere<text:line-break/>dicit, deinde vero et derepente et praeter rationem et<text:line-break/>absque ratione et sine manifesta causa; non secundum<text:line-break/>rationem, citra judicium et citra signa. Evanescere autem<text:line-break/>ab ipso etiam effertur de tumoribus praeter naturam, ut<text:line-break/>de parotidibus vacuari, mollescere, hoc est remitti </text:span><text:span text:style-name="T7">et<text:line-break/></text:span><text:span text:style-name="T25">evanescere. Verum; et ipsius est consuetudo hanc vocem<text:line-break/></text:span><text:span text:style-name="T15">λαπάσσεσθαι, </text:span><text:span text:style-name="T25">hoc est remitti et. evanescere, proferendi de<text:line-break/>omnibus quae quomodocnnque remittuntur, quandoqui-<text:line-break/>dem magis vacuantur. In prognostico quoque dixit </text:span><text:span text:style-name="T7">ven-<text:line-break/>trem</text:span><text:span text:style-name="T25"> </text:span><text:span text:style-name="T15">λαπάττειν, </text:span><text:span text:style-name="T25">hoc est vacuare et -ventris tumores repri-<text:line-break/>mere. Utitur autem, ut significet non . .suium his vocibus<text:line-break/>evanescere, levari, facile dissipari , mollescere , remitti,<text:line-break/>roborari, judicari, folvi, sed et plerisque caeleris utitur.-</text:span></text:p>
      <text:h text:style-name="P7" text:outline-level="2">X.</text:h>
      <text:p text:style-name="P19"><text:span text:style-name="T7">Febres bubonibus obortae, praeterquam dtariae, malum.<text:line-break/>, Bubones vero febribus succedentes, fi in acutis statim<text:line-break/>per initia remiserint, deteriores.</text:span></text:p>
      <text:p text:style-name="P19"><text:span text:style-name="T25">Multos fortassis aliquis affectus esse censnerit nomi-<text:line-break/>num multitudine deceptus. Verbi gratia bubones, tu-<text:line-break/>hercula, panos, lippitudines, peripneumonias, pleuritidas<text:line-break/>et' caetera multa similibus nominibus donata. Haec'enim<text:line-break/>omnia quaedam inflammationes, verum ipsorum unum-<text:line-break/>quodque diversum nomen sortitum esu Bubo namque,<text:line-break/>tubefculum, panus, glandularum sunt morbi. Rubo etiam<text:line-break/>inflammatio. Tuberculum autem est quod cito ad incre-<text:line-break/>mentum et suppurationem procedit. Panus vero est quod<text:line-break/>phlegmonodes, erysipelas aut eryfipelatodes phlegmone<text:line-break/>denominatur. Qui' vero oboriuntur glandularum 'tumores<text:line-break/>sine ulcere aut manifesta causa, admodum sirfpecti du-<text:line-break/>cuntur, qui plenitudinem produnt. Sic autem nominant</text:span></text:p>
      <text:p text:style-name="P18"><text:span text:style-name="T25">efflorescentes glandulas. Enimvero si febres ex glandu-<text:line-break/>larum inflammatione creata manifestam causam sortiantur,<text:line-break/>aut'etiam diariae sint, minime suspectae habentur. Bu-<text:line-break/>bones autem febribus supervenientes, deteriores existunt,<text:line-break/>quod ob viscerum phlegmonem, et magnam humorum pu-<text:line-break/>tredinem procreari videantur, quales in pestilenti statu<text:line-break/>malignis febribus suboriuntur. Et vero glandularum tum<text:line-break/>siumores in febribus diuturnum affectum declarant, ut hoc<text:line-break/>modo in Coacis scriptum esu In febribus bubonis dolor<text:line-break/>morbum diuturnum significat. Id autem accidit quia ma-<text:line-break/>gnam malignorum humorum copiam habent, ex quibus<text:line-break/>potissimum tamquam ex materia febris accenditur. Quod<text:line-break/>si ab initio decrescant, pejores judicantur, quod tum im-<text:line-break/>becillas, tum prostratas esse vires testentur. Propterea<text:line-break/>dixit ipse, </text:span><text:span text:style-name="T7">abscejsus veluti bubones signum quidem</text:span><text:span text:style-name="T25"> esse pro--<text:line-break/>gressus habentium ex aliorum visceribus praesertim insi-<text:line-break/>dentium. At hi maligni sunt.</text:span></text:p>
      <text:h text:style-name="P7" text:outline-level="2">XI.</text:h>
      <text:p text:style-name="P22"><text:span text:style-name="T25">Qui </text:span><text:span text:style-name="T7">statibus conflictantur cum molli hypochondriorum<text:line-break/>tumore et neutrius lateris contentione, iis superne in<text:line-break/>dextris, rotundum quiddam ac</text:span><text:span text:style-name="T25"> veluti </text:span><text:span text:style-name="T7">circumferentia<text:line-break/>aliqua pure plena, quod modo valde extensum est, modo<text:line-break/>vero diffusum, interdum etiam deorsum vergit et</text:span><text:span text:style-name="T25"> utrin-<text:line-break/>que </text:span><text:span text:style-name="T7">ad umbilicum contentionem facit. Si status in ea<text:line-break/>quae sursum stt in directum latione, in rotundum quid-<text:line-break/>dam concludatur et veluti comprehendatur, absque ju-<text:line-break/>dicatione calore attenuatur, Quodst illud effugerit, ad<text:line-break/>suppurationem procedit.</text:span></text:p>
      <text:p text:style-name="P19"><text:span text:style-name="T25">Flatuleutos spiritus vocat flatus quibus corporis par-<text:line-break/>tes divexantur. Qua significatione flatuleutos eos appel-<text:line-break/>lamus , quum de luflatis et de inflato ventre loquimur.</text:span></text:p>
      <text:p text:style-name="P25"><text:span text:style-name="T15">ΧΙΙ.</text:span></text:p>
      <text:p text:style-name="P25"><text:span text:style-name="T7">Spiritus denst parvi, magni, rari. Foras magnus pro-</text:span></text:p>
      <text:p text:style-name="P17"><text:span text:style-name="T7">cedit, intro parvus. Hic quidem protensus, ille vero<text:line-break/>urgens. Duplicata intro revocatio qualis superinsultan-<text:line-break/>tibus, calidus, frigidus.</text:span></text:p>
      <text:p text:style-name="P19"><text:span text:style-name="T25">Difficilis respirationis conjugationes ac differentiae<text:line-break/>perfectius in sexto descriptae comperiuntur. Etenim tri-<text:line-break/>bus quarta adjicitur manifeste hoc in secundo praeter-<text:line-break/>missa. At id arbitror accidisse non auctoris, sed potius<text:line-break/>verermn scribarum &lt;gnosantia vel negligentia. Et hic<text:line-break/>error ad hoc usque tempus pervenit. Propterea divisio<text:line-break/>difficilis respirationis hic, datur mutilata. In sexto vero<text:line-break/>perfecte hoc modo descripta est: &lt;S</text:span><text:span text:style-name="T7">pintas parvi,</text:span><text:span text:style-name="T25"> densi,<text:line-break/>magni </text:span><text:span text:style-name="T7">rari; parvi rafi; magni denst; extra magni •,<text:line-break/>intus parvi} intus magni; extra parvi. Alter quidem<text:line-break/>extendens, alter vero urgens. Dupla intro revocatio ve-<text:line-break/>luti superinfpirantibus, calidus, frigidus.</text:span><text:span text:style-name="T25"> Conjugationibus<text:line-break/>enim fecundum magnitudinem et parvitatem et fecundum<text:line-break/>densitatem et raritatem; alias duas superaddit, unam qui-</text:span></text:p>
      <text:p text:style-name="P147"><text:span text:style-name="T25">dem in qua respiratio minor et densior,, alterum vero<text:line-break/>«quum et minor et rarior existit. His aliam tertiam ad-<text:line-break/>dit, in qua tum minor tum rariori Et praeterea quartam,<text:line-break/>in qua et minor et densior est, quam hic a scriba prae-<text:line-break/>termissam esse dicimus. Constat enim duat oppositiones<text:line-break/>sibi invicem complicatas quatuor conjugationes constitueris,<text:line-break/></text:span><text:span text:style-name="T25">r </text:span><text:span text:style-name="T25">#<text:tab/># </text:span><text:span text:style-name="T25">. &lt;•;. </text:span><text:span text:style-name="T25">Quod itaque </text:span><text:span text:style-name="T25">- -<text:tab/></text:span><text:span text:style-name="T25">* </text:span><text:span text:style-name="T55">0</text:span></text:p>
      <text:p text:style-name="P148"><text:span text:style-name="T25">*<text:tab/>*<text:tab/>*<text:tab/>er harum secunda descripta</text:span></text:p>
      <text:p text:style-name="P149"><text:span text:style-name="T25">quidem in sextu, in fecundo vero praetermissa. Non enim<text:line-break/>adjicitur intro magnus, extra parvus. Verum alterum<text:line-break/>tantummodo difficilis respirations genus fecundum constitu-<text:line-break/>tum est, quod *<text:tab/>*<text:tab/>* </text:span><text:span text:style-name="T55">:</text:span><text:span text:style-name="T25"><text:tab/></text:span><text:span text:style-name="T25">*<text:tab/>*</text:span></text:p>
      <text:p text:style-name="P22"><text:span text:style-name="T25">' </text:span><text:span text:style-name="T25">lnquiret autem cum ratione aliquis quare in prognostico<text:line-break/>de difficili respiratione hoc modo scribat ; spiritus densus<text:line-break/>quidem laborem potius significat, quam pblegmonem in<text:line-break/>locis supra septum transversum positis.- Si autem magnus<text:line-break/>sit spiritus, isque multo tempore,</text:span><text:span text:style-name="T55">1</text:span><text:span text:style-name="T25"> delirium portendite<text:line-break/>Frigidus autem e naribus et ore exspiratus admodum jam</text:span></text:p>
      <text:p text:style-name="P18"><text:span text:style-name="T25">perniciosus est; ubi trium duntaxat respirationi generum<text:line-break/>meminisse videtur, aut satis est tot tantum nosse conjuga—<text:line-break/>litures in iis praeter naturam affectibus. </text:span><text:span text:style-name="T25">. f </text:span><text:span text:style-name="T25">* </text:span><text:span text:style-name="T15">Λ</text:span></text:p>
      <text:p text:style-name="P150"><text:span text:style-name="T25">Quod vero iracundia densiorem<text:line-break/>cmnino efficiat respirationem ignorat nemo. Ipsam ita-<text:line-break/>que relinquamus..<text:tab/>*<text:tab/>*<text:tab/>*</text:span></text:p>
      <text:p text:style-name="P19"><text:span text:style-name="T25">Ati de Antigenis uxore dictum, quod ante partum esset<text:line-break/>.asthmatica. Asthmate namque laborant, qui dense respis<text:line-break/>rant thoracemque multopere distendunt. Hujus rei cau-<text:line-break/>fam jam protulimus, neque pluribus opus esu *</text:span></text:p>
      <text:p text:style-name="P151"><text:span text:style-name="T25">.<text:tab/>i lu Coacis</text:span></text:p>
      <text:p text:style-name="P152"><text:span text:style-name="T25">.. .,(</text:span><text:span text:style-name="T25">*<text:tab/>*<text:tab/>* Et magnus qui foras spi-</text:span></text:p>
      <text:p text:style-name="P19"><text:span text:style-name="T25">rando effertur et parvus qui intro, et parvus qui foras;<text:line-break/>et magnus qui intro (picat. Pessimus autem et morti<text:line-break/>proximus tum extendens tum urgens propter obscuritatem<text:line-break/>et dupla intro revocatio qualis intro respirat. *</text:span></text:p>
      <text:p text:style-name="P153"><text:span text:style-name="T25">*<text:tab/>*:, Et dicit alius quidem extendens,</text:span></text:p>
      <text:p text:style-name="P25"><text:span text:style-name="T25">alius vero urgens, ut enunciet alterius partis respiratio-</text:span></text:p>
      <text:p text:style-name="P154"><text:span text:style-name="T25">nis differentias , quae fecundum motum eduntur in tardi-<text:line-break/>tate et celeritate.’ Ille namque extendens tardus est, urgens<text:line-break/>autem celer. Tarditas et celeritas a nullo motu separari<text:line-break/>possunt. Quod </text:span><text:span text:style-name="T7">vero</text:span><text:span text:style-name="T25"> dicat, dupla intro revocatio, inae-<text:line-break/>qualem respirationem declarat. Perquiri autem eadem<text:line-break/>etiam contradiqtio potest, in exspiratione quam iutuetnur<text:line-break/>a scriba praetermissem. *<text:tab/>•<text:tab/>*<text:tab/></text:span><text:span text:style-name="T25">- </text:span><text:span text:style-name="T25">*<text:tab/>*</text:span></text:p>
      <text:p text:style-name="P155"><text:span text:style-name="T25">Duplam intro fieri spiritus revocationem.. Praeterea vero<text:line-break/>adjungit veluti super inspirationem, ut noscamus de ex-<text:line-break/>spiratione etiam haec dici. At hujusmodi spiritus mentio-<text:line-break/>nem sacit. in libro de acutorum morborum victu his ver-<text:line-break/>bis: spiritus offendens in adfcensu densus vel admodum<text:line-break/>magnus, • #<text:tab/>*<text:tab/>* ' </text:span><text:span text:style-name="T25">? </text:span><text:span text:style-name="T25">Calidus, frigidus,</text:span></text:p>
      <text:p text:style-name="P156"><text:span text:style-name="T25">alia ipsa est difficilis respirationis oppositio, puemadmo-<text:line-break/>dum enim magnus </text:span><text:span text:style-name="T7">et</text:span><text:span text:style-name="T25"> parvus spiritus, densus et rarus,<text:line-break/>sic calidus et frigidus exspiratur. *<text:tab/>*<text:tab/>' *</text:span></text:p>
      <text:p text:style-name="P17"><text:span text:style-name="T25">Multas quidem et prolixas nugas describunt, pernecessa-<text:line-break/>ria vero praetermittunt. Verum nos * * * *</text:span></text:p>
      <text:p text:style-name="P157"><text:span text:style-name="T25">r,.T - r -<text:tab/>. .</text:span></text:p>
      <text:p text:style-name="P19"><text:span text:style-name="T25">su-uic. lini- XIIL fi, ni.; .r<text:line-break/></text:span><text:span text:style-name="T7">-Afstduarum oscitationum medela longa spiratio f 'non, ut<text:line-break/>vix</text:span><text:span text:style-name="T25"> bibentibus </text:span><text:span text:style-name="T7">brev4 fpiratim</text:span></text:p>
      <text:p text:style-name="P19"><text:span text:style-name="T25">Vaporoso quodam et crasso spiritu in musculoso ge-<text:line-break/>nere contento oscitant homines et pandiculantur et </text:span><text:span text:style-name="T25">pro-<text:line-break/></text:span><text:span text:style-name="T25">pterea crebro exspirant. Purgantur enim in exspirationi-<text:line-break/>bus </text:span><text:span text:style-name="T25">et </text:span><text:span text:style-name="T25">evacuatur hujusmodi spiritus. Quod si quis id assi-<text:line-break/>due non faciat; fed longo tempore, patet priorem affector<text:line-break/>non amplius inesse et ita longa respiratio salubre oscita-<text:line-break/>tionis erit signum. Longa enim respiratio fpiritum qui<text:line-break/>longo tempore editur, hoc est ratum et multum signi-<text:line-break/>ficat, quemadmodum brevis respiratio Iphitum </text:span><text:span text:style-name="T25">qui </text:span><text:span text:style-name="T25">brevi<text:line-break/>tempore educiturhoc est densum et parvum pro-<text:line-break/>dit. Quemadmodum igitur spiritus detentio, quae </text:span><text:span text:style-name="T25">in </text:span><text:span text:style-name="T25">eo</text:span></text:p>
      <text:p text:style-name="P158"><text:span text:style-name="T25">consistit, ut multo tempore respiratio contineatur, singul-<text:line-break/>tum sanat, sic et oscitationes fanabit. Contrariorum<text:line-break/>namque contraria sunt remedia. Quid vero sit detentio<text:line-break/>jam alibi Caepius a nobis dictum est, Prolixe • spirans di-<text:line-break/>citur, qui prolixe aut longo temporis spirat. Impotis au-<text:line-break/>tem ex vix bibentibus brevis spiratio salubris, qui scili-<text:line-break/>cet breni tempore: fit, spirabilium organorum nictus, quem<text:line-break/>-sane et densum spiritum vocamus, qui simul </text:span><text:span text:style-name="T7">et</text:span><text:span text:style-name="T25"> causa et<text:line-break/>signumsalubre 'esu<text:tab/>,* </text:span><text:span text:style-name="T25">ivj. </text:span><text:span text:style-name="T25">* Verum</text:span></text:p>
      <text:p text:style-name="P159"><text:span text:style-name="T25">tamen hujusmodi assertiones auctoris mentem apertam non<text:line-break/>haberit, nisi addito ipsorum textu, in quibus natura velit<text:line-break/>haee observari. Propterea utrum.<text:tab/>*<text:tab/>*</text:span></text:p>
      <text:p text:style-name="P160"><text:span text:style-name="T25">*</text:span><text:span text:style-name="T25"><text:tab/></text:span><text:span text:style-name="T25">magis quam hos *<text:tab/>*<text:tab/>* </text:span><text:span text:style-name="T55">1</text:span></text:p>
      <text:p text:style-name="P161"><text:span text:style-name="T25">*</text:span><text:span text:style-name="T25"><text:tab/></text:span><text:span text:style-name="T25">u- ut simul respiretur longo tempore et frigis<text:line-break/>dum exspiretur *<text:tab/>*<text:tab/>*<text:tab/>*<text:tab/>*</text:span></text:p>
      <text:p text:style-name="P162"><text:span text:style-name="T25">*<text:tab/></text:span><text:span text:style-name="T25">Quod enim -aegrotus cesset, a frigidi aeris<text:line-break/>respiratione propter fervorem interiores partes infestantem</text:span></text:p>
      <text:p text:style-name="P17"><text:span text:style-name="T25">et petat protegi propter exteriorum partium frigus, leta-<text:line-break/>lis morbus esse- censetur, idque maxime fjrerit, nisi initio<text:line-break/>paroxysmi id accidat.</text:span></text:p>
      <text:h text:style-name="Heading_20_2" text:outline-level="2">XIV.</text:h>
      <text:p text:style-name="P163"><text:span text:style-name="T25">E </text:span><text:span text:style-name="T7">directo etiam laterum .contentio</text:span><text:span text:style-name="T25"> dolorosia et </text:span><text:span text:style-name="T7">hypochon-<text:line-break/></text:span><text:span text:style-name="T25">;</text:span><text:span text:style-name="T25">driprum </text:span><text:span text:style-name="T7">contentsonef, tum lienis eatuberatsones tum sujto<text:line-break/></text:span><text:span text:style-name="T7">m </text:span><text:span text:style-name="T7">guinif e naribus eruptiones steri debent. </text:span><text:span text:style-name="T41">r</text:span><text:span text:style-name="T7"><text:tab/>. ,</text:span></text:p>
      <text:p text:style-name="P19"><text:span text:style-name="T25">Hic textus similis est textui qni in texto epidemio-<text:line-break/>rum pronunclatur. .E </text:span><text:span text:style-name="T7">directo etiam et laterum dolor et<text:line-break/>hypochondriorum eontensiorues et lienis tumores et e nari-<text:line-break/>bus eruptiones etstoritm quam plurima ad. aures et oculos<text:line-break/>Jecundurn rectitudinem oboriuntur.</text:span><text:span text:style-name="T25"> Praeterquam quod eo<text:line-break/>loci addit quae auribus et oculis oboriuntur, cur et liae<text:line-break/>partes, ut et caeterae submittant secundum rectitudinem;<text:line-break/>Etenim ex ipsis ad alia fit depositio secundum rectitudi-<text:line-break/>nem et aliae partes affectae in aures aut oculos desinunt.<text:line-break/>Quemadmodum et nuper parturientem nec satis abunde</text:span></text:p>
      <text:p text:style-name="P164"><text:span text:style-name="T25">pdrgatam luvestt febris acuta et ex tuta sinistra rnanu<text:line-break/>tumefacta </text:span><text:span text:style-name="T25">in </text:span><text:span text:style-name="T25">sinistrum oculum depositio erat, quae'a me;<text:line-break/>dicis neglecta totam pupillam consumpsit et oculi usum<text:line-break/>ex mali sursum ad eum translatione perdidit. Postea vero<text:line-break/>ea-membra omnia </text:span><text:span text:style-name="T25">et </text:span><text:span text:style-name="T25">genua et pedes- ipsi tumirernnt et ob<text:line-break/>febris acutiem corpus obsidentis praefertim rd tarfos et<text:line-break/>crura quaedam papulae effloruerunt st VA per urinas et<text:line-break/>multas dejectiones, accedente aestate, incolumis invasit.<text:line-break/>At hoc praeceptum quod secuhdtfm rectitudinem est in<text:line-break/>mediclua celebratur et merito sane •' </text:span><text:span text:style-name="T25">*<text:tab/>*</text:span></text:p>
      <text:p text:style-name="P166"><text:span text:style-name="T25">-<text:tab/>* -<text:tab/>*• Propterea in ' prognostico im-</text:span></text:p>
      <text:p text:style-name="P167"><text:span text:style-name="T25">probantur contraria sanguinis profluvia, quale in liene<text:line-break/>magno ex dextro latere erumpit et' qnod ex hypocbon-<text:line-break/></text:span><text:span text:style-name="T25">drio </text:span><text:span text:style-name="T25">similiter </text:span><text:span text:style-name="T25">' </text:span><text:span text:style-name="T25">*<text:tab/>*<text:tab/></text:span><text:span text:style-name="T25">? </text:span><text:span text:style-name="T25">*<text:tab/>♦ </text:span><text:span text:style-name="T25">Etiam</text:span></text:p>
      <text:p text:style-name="P25"><text:span text:style-name="T25">in Coacis, </text:span><text:span text:style-name="T25">non e </text:span><text:span text:style-name="T25">directo haemorrhagia malum. *</text:span></text:p>
      <text:p text:style-name="P19"><text:span text:style-name="T25">•'? ‘ "a . • </text:span><text:span text:style-name="T7">-.h</text:span></text:p>
      <text:p text:style-name="P18"><text:span text:style-name="T25">irqalec- i XV. </text:span><text:span text:style-name="T7">' k.sumsc . -<text:line-break/>Quae post cristn relinquuntur, recidivas invehunt.</text:span></text:p>
      <text:p text:style-name="P19"><text:span text:style-name="T25">Eadem quoque habetur sententia lu primae sectionis<text:line-break/>fine ita pronunciatai' </text:span><text:span text:style-name="T7">Quibus relinquuntur, recidivae ear-<text:line-break/>tifstmae ac uitifsimnet</text:span><text:span text:style-name="T25"> In. fecundo etiam aphorisrnorum,<text:line-break/>quam praetermittimus, quod jam explicatu suerit.</text:span></text:p>
      <text:h text:style-name="Heading_20_2" text:outline-level="2">XVI.</text:h>
      <text:p text:style-name="P168"><text:span text:style-name="T25">Primum </text:span><text:span text:style-name="T7">itaque lienis tumores -, nisi in articulos</text:span><text:span text:style-name="T25"> desierint,<text:line-break/></text:span><text:span text:style-name="T7">-sanguinis</text:span><text:span text:style-name="T25"> e </text:span><text:span text:style-name="T7">naribus stt eruptio,<text:tab/></text:span><text:span text:style-name="T7">=</text:span></text:p>
      <text:p text:style-name="P19"><text:span text:style-name="T25">Haemorrhagia saepenumero tum lienis tumores, tum<text:line-break/>hypochondriorum contentiones 'solvit, nisi lu alias par-<text:line-break/>tes fiat humorum decubitus. Humorum autem decubi--<text:line-break/>tus nominatur, quum humores quiden) alteri parti prius<text:line-break/>molesti, et illa relicta in alteram migraverint. Apud<text:line-break/>Hippocratem vero de humorum a liene ad hepar et con-</text:span></text:p>
      <text:p text:style-name="P17"><text:span text:style-name="T25">tra ab hepate ad lienem transitu haec scripta sunt: hypo-<text:line-break/>chondriorum mutationes ex qualibus in qualia immutan-<text:line-break/>tur et quae possunt viscerum inflammationes quae ab he-<text:line-break/>pate ad lienem sive contrario modo ettquaecunque firnt<text:line-break/>hujusmodi. In hac autem' migratione Icimus periculosas'<text:line-break/>esse quae ad liene a hepar ,- iron periculosas- autem quae-<text:line-break/>ab hepate est lienem migrant affectiones.</text:span></text:p>
      <text:h text:style-name="Heading_20_2" text:outline-level="2">XVH.</text:h>
      <text:p text:style-name="P169"><text:span text:style-name="T7">Aut dextri hypochondrii contentio, nist nrinae perrupe-<text:line-break/>rint. Haec enim est utrorumque interceptio et recidi-<text:line-break/>vae stant.<text:tab/>-</text:span><text:span text:style-name="T7"><text:tab/><text:tab/>,<text:tab/>'</text:span></text:p>
      <text:p text:style-name="P19"><text:span text:style-name="T25">Haec sententia in sexto epidemiorum perfectius hoc<text:line-break/>modo scripta est: </text:span><text:span text:style-name="T7">Imprimis itaque lienum tumores nist<text:line-break/>in articulos desierint, aut haemorrhagia accedit, aut' dex-‘<text:line-break/>tri h-ypochondrii. contentio, nist urinae pertransterint.</text:span><text:span text:style-name="T25"> Haec<text:line-break/>enim utriusque interceptio, horum merito, recidivae. Co-</text:span></text:p>
      <text:p text:style-name="P170"><text:span text:style-name="T25">pinsae namque urinae vifcerum amplitudinem detinent:<text:line-break/>Nisi enim copiose fluant </text:span><text:span text:style-name="T25">, </text:span><text:span text:style-name="T25">recidivarum causae suut. Est<text:line-break/>enim vesica ceu communis quaedam corporis sentina, quae<text:line-break/>ipfa eluit viscera, lien etiam etsi per alvum plerumque<text:line-break/>purgatur, attamen simul etiam per urinas expurgatur, ut<text:line-break/>intueri licet in urinis nigrantibus, per quas lienis morbi<text:line-break/>•' solvuntur. Propterea detentionem prae cessatione htrmo-<text:line-break/>rarn per vasa evacuatorum-nunc dicit, quemadmodum<text:line-break/>persaepe urinarum vel detentionem vel cessationem scri-<text:line-break/>bere consuevit. Quum' *<text:tab/></text:span><text:span text:style-name="T25">*<text:tab/>*<text:tab/>*</text:span></text:p>
      <text:p text:style-name="P171"><text:span text:style-name="T25">• su<text:tab/>XVHI. ..</text:span></text:p>
      <text:p text:style-name="P22"><text:span text:style-name="T7">Haec itaque perpendentem abfcestus efficere conveniet, st<text:line-break/>non stant; quosdam etiam qui</text:span><text:span text:style-name="T25">,/ qua </text:span><text:span text:style-name="T7">et qualiter oportet</text:span></text:p>
      <text:p text:style-name="P22"><text:span text:style-name="T41">;</text:span><text:span text:style-name="T7"> </text:span><text:span text:style-name="T7">ijam prodierint excipere. Qiii vero non abunde prodse<text:line-break/>eunt; coadjuvandi sunt. Qui prorsus etiam sunt in-<text:line-break/>commodi</text:span><text:span text:style-name="T25">, </text:span><text:span text:style-name="T25">avertendi;,-.si. maxime </text:span><text:span text:style-name="T7">affuturi fini,</text:span><text:span text:style-name="T25"> sin mi-<text:line-break/>nus , </text:span><text:span text:style-name="T7">st jam peniant. </text:span><text:span text:style-name="T7">.</text:span></text:p>
      <text:p text:style-name="P18"><text:span text:style-name="T25">Oratione facta de his quae in morbis relinquuntur<text:line-break/>ah abscessibus, nunc quomodo ipsos efficere oporteat do-<text:line-break/>net, multasque distinctioneet aufert, iusi non» </text:span><text:span text:style-name="T25">. ?«&gt; </text:span><text:span text:style-name="T25">*</text:span></text:p>
      <text:p text:style-name="P172"><text:span text:style-name="T25">.'<text:tab/>'*<text:tab/>*<text:tab/>'<text:tab/></text:span><text:span text:style-name="T15">.*</text:span><text:span text:style-name="T45">Λ</text:span><text:span text:style-name="T15">.<text:tab/></text:span><text:span text:style-name="T25">.. j-.</text:span></text:p>
      <text:h text:style-name="Heading_20_2" text:outline-level="2">XIX.</text:h>
      <text:p text:style-name="P19"><text:span text:style-name="T7">'Quae quarto die sanguinis e naribus eruptiones</text:span><text:span text:style-name="T25"> contin-<text:line-break/>, gunt, </text:span><text:span text:style-name="T7">difficilem judicationem saciunt.</text:span><text:span text:style-name="T25"> </text:span><text:span text:style-name="T25">j .</text:span></text:p>
      <text:p text:style-name="P19"><text:span text:style-name="T25">Hoc effatum pronunciatae ab ipso sententiae conso-<text:line-break/>num est. </text:span><text:span text:style-name="T7">Judicatoria non statim appareant.</text:span><text:span text:style-name="T25"> Quum enim<text:line-break/>in morborum principiis eruda sunt omnia, spem quidem<text:line-break/>aliquam, solutionem vero nullam significare possunt. Id-<text:line-break/>circo haemorrhagiae quarto die oborientes suspectae.<text:line-break/>Quandoquidem quartus dies vix manifestus est vixqae<text:line-break/>judicatorius. At acuti morbi, ut in Coacis scribitur:<text:line-break/>prosiuente e </text:span><text:span text:style-name="T7">naribus sanguine, die decretorio judicantur.<text:line-break/></text:span><text:span text:style-name="T25">Eadem quoque sententia iisdem. verbis sexto epidemiorum<text:line-break/>Scripta est. Et vero etiamnnm hoc idem in Coacis hisce</text:span></text:p>
      <text:p text:style-name="P173"><text:span text:style-name="T25">verbis protulit- </text:span><text:span text:style-name="T7">In febre ardente stuxus e naribus quarto<text:line-break/>die malum , nistti quid: aliud contigerit ; quinto vero die<text:line-break/>minus periculosum.</text:span><text:span text:style-name="T25"> Iterum: </text:span><text:span text:style-name="T7">Hujusmodi haemorrhagiae<text:line-break/>quarto die oborientes coma invehunt.</text:span><text:span text:style-name="T25"> Contra vero aliis<text:line-break/>diebus obortos fluxus laudat; ut quum dicit, septimo vel<text:line-break/>nono vel quartudeciuni die Toborti stuxus . e naribus febres<text:line-break/>plerumque solvunt.<text:tab/></text:span><text:span text:style-name="T25">i .<text:tab/>.</text:span></text:p>
      <text:p text:style-name="P174"><text:span text:style-name="T7">•<text:tab/>dui sut</text:span><text:span text:style-name="T25"> XX.. ,</text:span></text:p>
      <text:p text:style-name="P25"><text:span text:style-name="T7">, Quae febres uno die intermittunt, altero vero superrigeni,<text:line-break/>una cum judicatione ad septimum circuitum, perduranti</text:span></text:p>
      <text:p text:style-name="P19"><text:span text:style-name="T25">De tertianis febribus haec sententia percipienda est,<text:line-break/>quae septem periodis solvi ipsis profert quarto apborismo-<text:line-break/>Tum, etiamsi alio modo in Coacis sentire videatur. Ter-<text:line-break/>tiana exquisita, inquit, quinque vel septem periodis vel<text:line-break/>novem longissimo termino judicatur. Exquisita quidem<text:line-break/>erit tertiana, quae Iuam naturam sinceram conservat,</text:span></text:p>
      <text:p text:style-name="P175"><text:span text:style-name="T25">quaeque flava bile redundante et commota scatet et aestiva<text:line-break/></text:span><text:span text:style-name="T25">' </text:span><text:span text:style-name="T25">tempestate et regione calida et sicca et hominis aetate let<text:line-break/>^temperamento simili accenditur. Hanc igitur febrem ad<text:line-break/>summum septem periodis judicari pronunciat. Porro lu<text:line-break/>- tertianis et quartanis febribus fecundum periodorum, non<text:line-break/>dictum' numerum crisis oboritur.<text:tab/></text:span><text:span text:style-name="T25">. •</text:span></text:p>
      <text:h text:style-name="Heading_20_2" text:outline-level="2">XXL.</text:h>
      <text:p text:style-name="P22"><text:span text:style-name="T7">Scopo ex mucosts, biliosis et saucium inflammatione, vi-<text:line-break/>tiosa victu usu, alvus supprefsu et scbris continua oborta<text:line-break/>ejt. Lingua erat storida; ille pervigil, valida imi ven-<text:line-break/></text:span><text:span text:style-name="T7">tris </text:span><text:span text:style-name="T7">contensto aequabiliter, </text:span><text:span text:style-name="T7">et. </text:span><text:span text:style-name="T7">paulatim ad inferiorem<text:line-break/>partem vergensf spiritus aliquantulum densur, Jrypor<text:line-break/>chondria in respiratione et sui contentione dolcbati<text:line-break/>absque fusui vero subcrajsu excreabat. seeplus exhibita<text:line-break/>ab hypochondrio quidem depulit, nihil' autem-trantrnistt.<text:line-break/>Postridie glandes</text:span><text:span text:style-name="T25"> duae </text:span><text:span text:style-name="T7">imrnijsue non juvarunt. Urina</text:span></text:p>
      <text:p text:style-name="P18"><text:span text:style-name="T7">erat crajsu ac turbida, sedimentum laeve et aequale,<text:line-break/>alvus in turbulentia restitit</text:span><text:span text:style-name="T21">, </text:span><text:span text:style-name="T7">venter que mollis exstabat<text:line-break/>et lien elatus ac deorsum librabatur. Potu acido mulsa<text:line-break/>utebatur. Decimo sunguis ex nare sinistra aquosus et<text:line-break/>paucus prodiit. Hoc autem ipst aegroto non admodum<text:line-break/>opitulabatur. Lrina sedimentum habebat, cui sedimento<text:line-break/>quiddam inerat tenue</text:span><text:span text:style-name="T25"> vasi </text:span><text:span text:style-name="T7">adhaerens, quod neque erat<text:line-break/>geniturae stmile neque difstrnile, ‘hod brevi effluxerat.<text:line-break/>Postridie liber a febre judicatus esu Undecimo pro-<text:line-break/>dierunt alvi sueces paucae quidem, viscosae tamen et<text:line-break/>conturbatae. An id tale judicatorio modo contigit,<text:line-break/>quale fuit Antigenis in Perintho?</text:span></text:p>
      <text:p text:style-name="P176"><text:span text:style-name="T25"><text:tab/>_ ' </text:span><text:span text:style-name="T25">; • ’</text:span></text:p>
      <text:p text:style-name="P19"><text:span text:style-name="T25">Morborum concursus dilucide demonstrant quomodo,<text:line-break/>fe haberet aegrotus, cujus nomen Scopus erat. Magnum<text:line-break/>autem momentum habet lienis .tumor , hypochondriorum</text:span></text:p>
      <text:p text:style-name="P18"><text:span text:style-name="T25">contentio et partium imi ventris distentio. Hae namque,<text:line-break/>praecipuorum viscerum affectiones magnam in spatiosis<text:line-break/>locis flatuum copiam significant, qui in ipsis commorati<text:line-break/>causiae funt cur alvus sistebat, neque necessitati cedebat.<text:line-break/>Praeterea vero lien tumefactus deorfumque propendens<text:line-break/>primas tenet in angustia. Postea spiritus aliquantulum<text:line-break/>densus certum erat viscerum affectorum signum. Verum-<text:line-break/>tamen inexspectatus hic malorum acervus tum dejectioni-<text:line-break/>bus, tum conserta urinarum purgatione folutus esu Spiritus<text:line-break/>autem aliquantulum densus erat, quod hypochondria spi-<text:line-break/>rabilibus instrumentis essent contigua,, proindeque dolen-<text:line-break/>tibus ipsis hoc accidit. Verum, de difficilibus respirationi-<text:line-break/>bus in libris de dyspnoea a nobis perfecta oratione di-<text:line-break/>ctum esu Datus autem est peplus laboranti, qui tum ad<text:line-break/>t pituitae tutu bilis purgationem etiam ad flatuum copiam<text:line-break/>discutiendam confert, qui exsiccatus (blande purgat, de<text:line-break/>quo et lu libro de acutorum morborum diaeta haec suri-</text:span></text:p>
      <text:p text:style-name="P18"><text:span text:style-name="T25">bit: </text:span><text:span text:style-name="T7">Peplium autem veratro </text:span><text:span text:style-name="T7">nigro magis </text:span><text:span text:style-name="T7">status </text:span><text:span text:style-name="T7">educit, ab<text:line-break/>hypochondrio </text:span><text:span text:style-name="T7">quidem propellit</text:span><text:span text:style-name="T25">, fed </text:span><text:span text:style-name="T7">nihilo </text:span><text:span text:style-name="T7">levatur </text:span><text:span text:style-name="T7">aegro-r<text:line-break/></text:span><text:span text:style-name="T25">ecs; Decimo rdlepaueum sanguinis e sinistra nare prodiit,<text:line-break/>.noti: tamen aegrotus, propterea, admodum adjutus esu<text:line-break/>.Quare? Quia decimus dies judicatorius non est er quia<text:line-break/>paucus et- aquosus prodiit sanguis., etiamsi </text:span><text:span text:style-name="T25">e </text:span><text:span text:style-name="T25">directu</text:span><text:span text:style-name="T36">:</text:span><text:span text:style-name="T25"> et<text:line-break/>tumente liene et extenso hypochondrio propria, crisi per<text:line-break/>haemorrhagiam nt plurimum,fleri confueverit. Urina<text:line-break/>, porro geniturae, similis dicitur, quunj humor a Praxagora<text:line-break/>vocatus vitreus evacuatur. Lapen </text:span><text:span text:style-name="T7">autem,</text:span><text:span text:style-name="T25"> vocare folet.au-<text:line-break/>ctor tenuem, albam et viscosam: pituitam,;; quae per os<text:line-break/>.exspuitur; interdum; </text:span><text:span text:style-name="T25">quidem acidam, </text:span><text:span text:style-name="T25">interdum vero' acrem<text:line-break/></text:span><text:span text:style-name="T25">et </text:span><text:span text:style-name="T25">falsam vel dulcem et insipidam. Atque </text:span><text:span text:style-name="T25">interdum </text:span><text:span text:style-name="T25">lapen<text:line-break/>acidam, interduni salsam </text:span><text:span text:style-name="T25">vocitat. </text:span><text:span text:style-name="T36">u</text:span><text:span text:style-name="T25"> </text:span><text:span text:style-name="T25">ln libro quidem de<text:line-break/></text:span><text:span text:style-name="T25">morbis </text:span><text:span text:style-name="T25">ita scribit: </text:span><text:span text:style-name="T7">Et </text:span><text:span text:style-name="T7">vomit sulivam </text:span><text:span text:style-name="T7">et pituitam} inter?<text:line-break/></text:span><text:span text:style-name="T7">dum vero et cibos; et</text:span><text:span text:style-name="T25"> rursnm</text:span><text:span text:style-name="T25">: </text:span><text:span text:style-name="T7">viscera strepitum edunt et<text:line-break/></text:span><text:span text:style-name="T7">pituitam </text:span><text:span text:style-name="T7">evomunt, </text:span><text:span text:style-name="T7">quae </text:span><text:span text:style-name="T7">tamquam </text:span><text:span text:style-name="T7">acetum dentibus stu-<text:line-break/>porem excitat</text:span><text:span text:style-name="T25"> et aphthas appellatos morbos et alias alia</text:span></text:p>
      <text:p text:style-name="P17"><text:span text:style-name="T25">evomunt et bilem et sputa et pituitam et acrem et atram<text:line-break/>..biletu in- melancholico morbos- Vomit autem</text:span><text:span text:style-name="T55">1</text:span><text:span text:style-name="T25"> alias quidem<text:line-break/>• aere 'veluti acetum; alias vero sputum et pituitam; alias</text:span></text:p>
      <text:p text:style-name="P177"><text:span text:style-name="T25">denique bilem viridem. In opere quoque -'de morbis lu-<text:line-break/>ternis, </text:span><text:span text:style-name="T7">in peripneumonia venter mw mwrat et acidam pii-<text:line-break/>'tuitam vomuit.</text:span><text:span text:style-name="T25"> In tertis .quoque phthisi interdum vomuit<text:line-break/>bilem, interdum pituitam. In morbis quoque crassorum<text:line-break/>•humorum propaginibus morbis- appellatis, interdum vo-<text:line-break/>muit aridam pituitam, interdum fallam, </text:span><text:span text:style-name="T25">’ </text:span><text:span text:style-name="T25">Haec autem<text:line-break/>erant pituitosi et erudi humoris signa. *<text:tab/>*</text:span><text:span text:style-name="T25">••• '•</text:span></text:p>
      <text:p text:style-name="P178"><text:span text:style-name="T25">7<text:tab/></text:span><text:span text:style-name="T25">* Qiraecunque igitur ipsius pars ad</text:span></text:p>
      <text:p text:style-name="P19"><text:span text:style-name="T25">candidiorem colorem vergit, resoluto luteo colore, humo-<text:line-break/>. ris cruditatem indicat. Quia vero Iuleum adauctum ad<text:line-break/>flavum maxime accedit,- biliosum calorem prodit. At<text:line-break/>pingue urinarum fedimectum una cuni inaequali et bi-<text:line-break/>lioso colore pinguedineui'A febrili calore colliquari signi-<text:line-break/>ficat. Pinguis autem et' in colore et sedimento oleo con-</text:span></text:p>
      <text:p text:style-name="P17"><text:span text:style-name="T25">similis carnem. Haec urina corruptionis signum est, quod qui<text:line-break/>carnem- colliquat fervor, vehementior est eo qui pingue-<text:line-break/>dinem resolvit. Maxime siquidem ignitus est qui carnea<text:line-break/>colliquat, moderatini* autem qui pinguedinem.</text:span></text:p>
      <text:h text:style-name="Heading_20_2" text:outline-level="2">XXII.</text:h>
      <text:p text:style-name="P25"><text:span text:style-name="T25">(iuae </text:span><text:span text:style-name="T7">in linguif exsurgunt sustremmata aut-globuli et hu-<text:line-break/>miles calculi concrescunt et quae podagricis ad imbe-<text:line-break/></text:span><text:span text:style-name="T7">' </text:span><text:span text:style-name="T7">cilles eorum articulas oriuntur, ajsturn naturam eonfe-<text:line-break/>quuntur. Etenim ostium natura</text:span><text:span text:style-name="T25"> quod </text:span><text:span text:style-name="T7">haec indurentur<text:line-break/>ad</text:span><text:span text:style-name="T25"> contendantur </text:span><text:span text:style-name="T7">causu est.</text:span></text:p>
      <text:p text:style-name="P19"><text:span text:style-name="T25">Systremmata et systrophae tubercula et duritias signi-<text:line-break/>ficant. Nam humorum congeries tubercula procreat. Po-<text:line-break/>dagrici autem in omni nervoso genere aegrotant et catar-<text:line-break/>ruis sunt obnoxii, praecipue vero repleti cerebri excre-<text:line-break/>mentis. </text:span><text:span text:style-name="T25">- </text:span><text:span text:style-name="T25">Quamobrern etiam in lingua tubercula nascuntur,<text:line-break/>quae plilyctidas vocanti - Hae vero siiut et acidae et sal-</text:span></text:p>
      <text:p text:style-name="P17"><text:span text:style-name="T25">sae pituitae foboles. Lapillos autem ex crassis viscosis-<text:line-break/>que: humoribus procreari Iatet neminem; sed hi tempore<text:line-break/>et duritias et tophos construunt. Quirm autem ossium<text:line-break/>natura per se dura et immuta sivj. multis indiget ad mo-<text:line-break/>tum articulationibus, quae propria arthritidis concepta-<text:line-break/>cnla censentur. Terrea namque ossa- quendam humorem<text:line-break/>requirunt, sed, viscosum et crassum., ut quodammodo ir-<text:line-break/>rorentur. Quod, si quis humor praefer naturam accesserit,<text:line-break/>ad motum ,non sunt idonea. Quibus symptomatis ob-<text:line-break/>noxii valde sunt podagra laborantes propter multas pedum<text:line-break/>motiones.</text:span></text:p>
      <text:h text:style-name="Heading_20_2" text:outline-level="2">XXIII.</text:h>
      <text:p text:style-name="P22"><text:span text:style-name="T7">Htppostrati uxori hypochondrii sinistri tumor ' ex annua<text:line-break/>quartana in fastigium sublatus est, quum frigidula </text:span><text:span text:style-name="T7">par '<text:line-break/></text:span><text:span text:style-name="T7">tam este videretur, oborto frigaris in universum corpus<text:line-break/>impetu et sudore ipsa judicata 'est, ac postea menses</text:span></text:p>
      <text:p text:style-name="P18"><text:span text:style-name="T7">tum copia</text:span><text:span text:style-name="T25"> tum </text:span><text:span text:style-name="T7">tempore plures eruperunt, tunc enim<text:line-break/>supprimebantur, nec abscejscs consistere visus esu</text:span></text:p>
      <text:p text:style-name="P19"><text:span text:style-name="T25">Hippostrati uxori ex diuturna quartana febre in sini-<text:line-break/>stro hypochondrio tumor obortus est. Quum enim lien<text:line-break/>tamquam humoris melancholici receptaculum sit, ex quo<text:line-break/>quartana febris gignitur, non praeter rationem hocliypo-<text:line-break/>chondrium intumuit. Et certe tumor tum per sudores<text:line-break/>tum per copiosa'muliebria ex fluxu judicatus </text:span><text:span text:style-name="T7">esu</text:span><text:span text:style-name="T25"> Neque<text:line-break/>-amplius muliebria deficere visa sunt Muliebris namque<text:line-break/>quiddam habent 'haemorrhagiae simile, quod hujusmodi-<text:line-break/>abscessus solvere consuevit. Quartanam porro febrem<text:line-break/>annuam pro diuturna pronunciat, ut etiam in sexto epi-<text:line-break/>demiorum protulit. Dexippi morbus post glabrationem<text:line-break/>non procul ab anno in quartanam conversus esu</text:span></text:p>
      <text:h text:style-name="Heading_20_2" text:outline-level="2">XXlV.</text:h>
      <text:p text:style-name="P25"><text:span text:style-name="T7">In penis pulsantibus</text:span><text:span text:style-name="T25"> et fanguinem </text:span><text:span text:style-name="T7">fundentibus positurae.</text:span></text:p>
      <text:p text:style-name="P18"><text:span text:style-name="T7">figura ampla et laxa stt ac universi st prorsus ex de-<text:line-break/>clivi acclivis constciatur. Quapropter quae in venarum .<text:line-break/>sectionibus deligationes</text:span><text:span text:style-name="T25"> siunt , </text:span><text:span text:style-name="T7">/anguinis impetum promo-<text:line-break/>vent, validae vero sanguinem prohibent.</text:span></text:p>
      <text:p text:style-name="P19"><text:span text:style-name="T25">In venarum sectionibus si ob aliquam causam fluxus'<text:line-break/>prohibeatur veluti ob violentam adstrictionem, haec la-<text:line-break/>xanda esu Si vero ob entis conversionem sectio obducta<text:line-break/>sit, dimissa deligatione cubitus in verias posituras figu-<text:line-break/>randus est, pronam, lupinam, extensam, </text:span><text:span text:style-name="T7">contractam,’<text:line-break/></text:span><text:span text:style-name="T25">quousque in ea figura ‘constituatur quae effluxus subsequa-<text:line-break/>tur vasis sectione n directo cutis divisioni respondente.<text:line-break/>Quod si parva sectio facta fuerit; vena iterum incidenda<text:line-break/>esu At in decumbentium lipothymia ipsa auferenda est,<text:line-break/>stomachus ad vomitum proritandus et extrema obliganda.<text:line-break/>Perturbante vero sanguinis concretione fluxumque suppri-<text:line-break/>mente, grumus indicibus utriusque manus digitis diluen-</text:span></text:p>
      <text:p text:style-name="P179"><text:span text:style-name="T25">dus et per compressionem excludendus. Quod si ob fri-<text:line-break/>gus aut perfrigerationem aeris aut frigidum affectum re-<text:line-break/>moretur, pars fovenda, calefacienda, consopienda, frican-<text:line-break/>da, exercenda et prorsus in contrarium habitum addu-<text:line-break/>cenda<text:tab/>*<text:tab/>*<text:tab/>*<text:tab/>suppressiones</text:span></text:p>
      <text:p text:style-name="P180"><text:span text:style-name="T25">*</text:span><text:span text:style-name="T25"><text:tab/></text:span><text:span text:style-name="T25">*<text:tab/>*<text:tab/>sanguinis<text:tab/>*</text:span></text:p>
      <text:p text:style-name="P181"><text:span text:style-name="T25">*</text:span><text:span text:style-name="T25"><text:tab/></text:span><text:span text:style-name="T25">„<text:tab/></text:span><text:span text:style-name="T25">*<text:tab/>*<text:tab/>patefieri existi-</text:span></text:p>
      <text:p text:style-name="P182"><text:span text:style-name="T25">mantes<text:tab/></text:span><text:span text:style-name="T25">*<text:tab/>-<text:tab/>*,<text:tab/></text:span><text:span text:style-name="T25">*<text:tab/>*</text:span></text:p>
      <text:p text:style-name="P183"><text:span text:style-name="T25">Dicit in eructantibus mulieribus<text:tab/>*<text:tab/></text:span><text:span text:style-name="T25">*</text:span></text:p>
      <text:p text:style-name="P184"><text:span text:style-name="T25">*<text:tab/>*<text:tab/>figuram'elevatam plures quidem</text:span></text:p>
      <text:p text:style-name="P185"><text:span text:style-name="T25">fcribunt<text:tab/>*<text:tab/>*<text:tab/>*<text:tab/>*</text:span></text:p>
      <text:p text:style-name="P25"><text:span text:style-name="T25">Illud enim eructantibus aquas effundentibus significat</text:span></text:p>
      <text:p text:style-name="P186"><text:span text:style-name="T25">♦<text:tab/>' </text:span><text:span text:style-name="T25">e •<text:tab/>*<text:tab/></text:span><text:span text:style-name="T7">*<text:tab/>m</text:span></text:p>
      <text:p text:style-name="P187"><text:span text:style-name="T25">ut vera sit scriptura.<text:tab/>*,<text:tab/>♦<text:tab/></text:span><text:span text:style-name="T25">*</text:span></text:p>
      <text:p text:style-name="P25"><text:span text:style-name="T25">Figuram idoneam vocat corporis posituram, ut in fexto<text:line-break/>epidemiorum appellat figuras recreantes. Et iterum , ubi<text:line-break/>docet quomodo in uberiore sanguinis fluxu sanguis sedan-<text:line-break/>dus sit , hoc modo scribit: </text:span><text:span text:style-name="T7">Sanguinis venarum suppref-</text:span></text:p>
      <text:p text:style-name="P17"><text:span text:style-name="T7">stones, leipothymia, figura</text:span><text:span text:style-name="T25">, alia </text:span><text:span text:style-name="T7">retentio, linamentum<text:line-break/>contortum</text:span><text:span text:style-name="T41">t</text:span><text:span text:style-name="T7"> admotio, deligatio.</text:span></text:p>
      <text:h text:style-name="Heading_20_2" text:outline-level="2">XXV.</text:h>
      <text:p text:style-name="P22"><text:span text:style-name="T7">Sanguinem et aliquantulum biliosum acidos ructus excitat.<text:line-break/>Fortafsts autem ad atrae bilis orbum hisce desinet.</text:span></text:p>
      <text:p text:style-name="P19"><text:span text:style-name="T25">Quemadmodum pruriginosae corruptiones calidioribus<text:line-break/>magisque biliosis cibariis concurrunt, sic acidae cum fri-<text:line-break/>gidioribus natura, magisque pituitosis. . Hoc idem et in'<text:line-break/>excrementis accidit. Edulia namque acida quaecunque<text:line-break/>exhibentur, pituitosa funt et frigida. Pruriginosa vero,<text:line-break/>quae calida et biliosa. Scimus etiam propter ventris fri-<text:line-break/>gus acidos ructus produci et ob pituitam in eo acervatam<text:line-break/>etiam ob ciborum copiam, commoderatis quidem ipsis<text:line-break/>existentibus, facultate vero frigidis. Quod autem hujus-<text:line-break/>modi temperamentum lu melancholicos morbos incidat,.</text:span></text:p>
      <text:p text:style-name="P188"><text:span text:style-name="T25">hoc ex facili humorum tum mutatione tutu successione siti<text:line-break/>Quod ipsic in. epidemiorum sexto </text:span><text:span text:style-name="T25">his </text:span><text:span text:style-name="T25">verbis significat:<text:line-break/>.Eodem </text:span><text:span text:style-name="T7">modo biliosum et sanguineum corpus nialancholi-<text:line-break/>cum., nist evacuationes surtiantiir^<text:tab/>*<text:tab/></text:span><text:span text:style-name="T7">*</text:span></text:p>
      <text:p text:style-name="P19"><text:span text:style-name="T25">Hunc porro praedominantem' humorem scmper purgare<text:line-break/>tum fanis tum aegris confert, neque simul et semel uni-<text:line-break/>verfum. Etenim corpus motum facilius fert, isque humor<text:line-break/>imminutus hominem laedere non potest..</text:span></text:p>
      <text:h text:style-name="Heading_20_2" text:outline-level="2">XXVI.</text:h>
      <text:p text:style-name="P189"><text:span text:style-name="T7">Rigores mulieribus a lumbis inchoant magis et per dor-<text:line-break/>sum ad caput, seruntur. Sed ei viris posteriore magis<text:line-break/>corporis parte, quam anteriore, ut cubitis et scmoribus.<text:line-break/>Sed at rara cutis id comprobat. Prodit vero etiam<text:line-break/>animalium pilus,<text:tab/></text:span><text:span text:style-name="T7">-<text:tab/>— - . ~ .</text:span></text:p>
      <text:p text:style-name="P19"><text:span text:style-name="T25">Haec sententia iisdem verbis in aphorismis scripta</text:span></text:p>
      <text:p text:style-name="P17"><text:span text:style-name="T25">est, Atque de ea, quemadmodum etiam de pilis, lu libris<text:line-break/>de temperamentis proditum esu</text:span></text:p>
      <text:p text:style-name="P25"><text:span text:style-name="T25">. XXVII,</text:span><text:span text:style-name="T36">;</text:span><text:span text:style-name="T25"> C. . i \ ec.</text:span></text:p>
      <text:p text:style-name="P22"><text:span text:style-name="T7">Quibus intra constitutum tempus nihil mali occidit, his<text:line-break/>singulis partus vitales eduntur.</text:span></text:p>
      <text:p text:style-name="P19"><text:span text:style-name="T25">Hippocrati suspecta mulierum erat negligentia partus<text:line-break/>tempore, multa siquidem ipsarum errata sunt, ut et to-<text:line-break/>tius vitae intemperantia et incontinentia, res venereae,<text:line-break/>vehementes animi perturbationes, praecipites saltationes,<text:line-break/>pota medicamenta et alia multa quae celeris abortus pe-<text:line-break/>riculum adferunt, </text:span><text:span text:style-name="T15">Ί </text:span><text:span text:style-name="T25">Quaedam vero alia sunt symptomata<text:line-break/>' aut ab </text:span><text:span text:style-name="T7">aere</text:span><text:span text:style-name="T25"> aut aeris constitutionibus aut a morbi muta-<text:line-break/>fionibus aut a diarrhoea aut a febre aut a caeleris mor-<text:line-break/>, bis concitata, quae omniaefpeetanda sunt, praecipue vero<text:line-break/>stato tempore, quod tum feptimo tum nono mense spe-</text:span></text:p>
      <text:p text:style-name="P190"><text:span text:style-name="T25">ctandum esse’ didimus. Haec dictio </text:span><text:span text:style-name="T15">ἀπόγονον </text:span><text:span text:style-name="T25">foetum signi-<text:line-break/>ficat, quod et </text:span><text:span text:style-name="T15">γόνο'ν </text:span><text:span text:style-name="T25">isi </text:span><text:span text:style-name="T25">libro de carnibus vocat-: </text:span><text:span text:style-name="T25">pueri in-<text:line-break/></text:span><text:span text:style-name="T25">quit, partus scptimestris est editus. Nonnulli </text:span><text:span text:style-name="T25">vere&gt; 'intel-<text:line-break/></text:span><text:span text:style-name="T25">lexerunt<text:tab/></text:span><text:span text:style-name="T25">*<text:tab/></text:span><text:span text:style-name="T25">7*<text:tab/></text:span><text:span text:style-name="T25">*<text:tab/>verum</text:span></text:p>
      <text:p text:style-name="P191"><text:span text:style-name="T25">tamen<text:tab/></text:span><text:span text:style-name="T25">*<text:tab/></text:span><text:span text:style-name="T25">*<text:tab/></text:span><text:span text:style-name="T25">--i<text:tab/></text:span><text:span text:style-name="T25">*<text:tab/>*<text:tab/>.</text:span></text:p>
      <text:h text:style-name="Heading_20_2" text:outline-level="2">XXVllI.</text:h>
      <text:p text:style-name="P19"><text:span text:style-name="T7">dpparentia quos </text:span><text:span text:style-name="T7">in </text:span><text:span text:style-name="T7">mensus incidant videndum.</text:span></text:p>
      <text:p text:style-name="P19"><text:span text:style-name="T25">Multa </text:span><text:span text:style-name="T25">praegnantibus negotium facessunt. </text:span><text:span text:style-name="T25">Animadver-<text:line-break/>tendum autem est , </text:span><text:span text:style-name="T25">utrum haec </text:span><text:span text:style-name="T25">primis et aliis mensibus<text:line-break/>accidant, ut </text:span><text:span text:style-name="T25">si muliebria effluant. </text:span><text:span text:style-name="T25">Existente siquidem<text:line-break/></text:span><text:span text:style-name="T25">adhuc </text:span><text:span text:style-name="T25">parvo </text:span><text:span text:style-name="T25">suetu, quod pauco indigeat </text:span><text:span text:style-name="T25">alimento, non<text:line-break/></text:span><text:span text:style-name="T25">est </text:span><text:span text:style-name="T25">valde </text:span><text:span text:style-name="T25">laborandum. Caeleris vero mensibus </text:span><text:span text:style-name="T25">maxime<text:line-break/></text:span><text:span text:style-name="T25">perfpiciendum est quod lu aphorismis scriptum </text:span><text:span text:style-name="T25">patet: </text:span><text:span text:style-name="T7">Si<text:line-break/></text:span><text:span text:style-name="T7">mulieri utero gerenti purgationes prodeant, suetum ejste<text:line-break/>fanum impojstbilet</text:span><text:span text:style-name="T25"> Praeterea vero multa sunt alia veluti<text:line-break/>acutae febres et hujus generis morbi, </text:span><text:span text:style-name="T7">de</text:span><text:span text:style-name="T25"> quibus «</text:span></text:p>
      <text:p text:style-name="P192"><text:span text:style-name="T15">Γ. </text:span><text:span text:style-name="T45">:</text:span><text:span text:style-name="T15"><text:tab/>- ,’ .<text:tab/>*<text:tab/></text:span><text:span text:style-name="T25">Scribitur etiam s</text:span></text:p>
      <text:p text:style-name="P19"><text:span text:style-name="T7">Mulieri utero gerenti acuto quodam morbo prehendi<text:line-break/>mortiferum.</text:span></text:p>
      <text:h text:style-name="Heading_20_2" text:outline-level="2">XXIX.</text:h>
      <text:p text:style-name="P22"><text:span text:style-name="T7">Labores per circuitus. Qui foetus septuaginta diebus<text:line-break/>movetur,</text:span><text:span text:style-name="T25"> eorum </text:span><text:span text:style-name="T7">triplo perficitur.</text:span></text:p>
      <text:p text:style-name="P19"><text:span text:style-name="T25">Didicimus in foetihus non. esse statum tempus neque<text:line-break/>manifestae conformationis neque motionis. . Verum Hip-<text:line-break/>pocrates multis in locis de hac re loquutus fexto epide-<text:line-break/>miorum hoc modo scribit i </text:span><text:span text:style-name="T7">laboret per circuitus,</text:span><text:span text:style-name="T25"> quia<text:line-break/>quod septenario movetur, in triplicato perficitur et quod<text:line-break/>in novenario movetur, in triplicato absolvitur. In opere<text:line-break/>de alimento hoc modo loquitur: </text:span><text:span text:style-name="T7">ad consurmationem</text:span><text:span text:style-name="T25"> tri-<text:line-break/></text:span><text:span text:style-name="T7">gtnta qusuque sules; ud motum septuaginta, ad perfectio-<text:line-break/>nem ducenti et decem,</text:span><text:span text:style-name="T25"> llli enim conformationi, quam<text:line-break/>typosin vocat, triginta quinque dies concedit; motui vero</text:span></text:p>
      <text:p text:style-name="P17"><text:span text:style-name="T25">feptuaginta, perfectioni denique ducentos ac decem. Atque<text:line-break/>numerus feptein mensium computationem fecundum Hip-<text:line-break/>pocratem continet. Et hoc de moribus dictum esse ri-<text:line-break/>detur. Propterea haec apponit: - </text:span><text:span text:style-name="T7">aliidleunt ad formatio-'<text:line-break/>nem quadraginta quinque, ad tnotum septuaginta sux,<text:line-break/>ad exortum ducentos et decem.</text:span><text:span text:style-name="T25"> Conceditur enim marem<text:line-break/>triginta diebus, foeminam vero quadraginta diebus con-<text:line-break/>formari. In libre de carnibus haec scripta sunt: </text:span><text:span text:style-name="T7">Habent<text:line-break/>autem,</text:span><text:span text:style-name="T25"> inquit, </text:span><text:span text:style-name="T7">suetus feptimo mensu editi tres hebdoma-<text:line-break/>dum decadas, in unaquaque vero deinde septuaginta<text:line-break/>numerantur dias; tres vero decades hebdomadum stmul<text:line-break/>universi decem et ducenti dies et ita suptimestres edun~-<text:line-break/></text:span><text:span text:style-name="T25">Tur, quemadmodum </text:span><text:span text:style-name="T7">novirnestres ducentis- et septuaginta<text:line-break/>-diebus,</text:span><text:span text:style-name="T25"> ut lu fexto epidemiorum pronunciatum est. A t<text:line-break/>quomodo hoc alias aliter accidat, a me libro' de foetus<text:line-break/>conformatione et libro de femine explicatum esu</text:span></text:p>
      <text:p text:style-name="P193"><text:span text:style-name="T25">'<text:tab/></text:span><text:span text:style-name="T15">:<text:tab/>&lt; . .. •<text:tab/></text:span><text:span text:style-name="T25">• nuit::' </text:span><text:span text:style-name="T55">XXX</text:span><text:span text:style-name="T25">*<text:tab/>' '</text:span></text:p>
      <text:p text:style-name="P22"><text:span text:style-name="T25">A </text:span><text:span text:style-name="T7">menstruis</text:span><text:span text:style-name="T25"> deatra et </text:span><text:span text:style-name="T7">sinistra dehiscunt. Humidum per<text:line-break/>prodeuntia dlaetanf stccifstmam, requirit.</text:span></text:p>
      <text:p text:style-name="P194"><text:span text:style-name="T25">rrr<text:tab/>cr ,r; v-r.</text:span></text:p>
      <text:p text:style-name="P19"><text:span text:style-name="T25">. j </text:span><text:span text:style-name="T25">Uteri singulis mensibus purgari folent. Propterea<text:line-break/>dehiscunt spsourm sinus ad excrementorum vias et quod<text:line-break/>ab Hippocrate pronunciatum est accidit, </text:span><text:span text:style-name="T7">Quaecunque<text:line-break/>humidos habent uteros, non concipiunt.</text:span><text:span text:style-name="T25"> Extluguiturenim<text:line-break/>• femen, quod inb redundantem humiditatem accidit. Auctor<text:line-break/>ergo in libro de natura pueri jure haec de mulieribus<text:line-break/>scribit,i si </text:span><text:span text:style-name="T7">fanguine mulier evacuata suerit, gerit utero ; st<text:line-break/>vero plena suerit, minime. Vacuis enim uteris et venit<text:line-break/>[anguine concipiunt suetus mulieres. Nam post menstruo-<text:line-break/>rum purgationem mulieres in utero concipiunt.</text:span><text:span text:style-name="T25"> Haec<text:line-break/>etiam ipsi oratio libro de morbis mulierum prolata est,<text:line-break/>ubi eloquitur: </text:span><text:span text:style-name="T7">enimvero st munda, purgata, illaesa et<text:line-break/>[anguine vacuata fuerit, stc ad virum accedat incipienti-<text:line-break/>bus menstruis, optimum vero desuentibus atque etiamnum</text:span></text:p>
      <text:p text:style-name="P195"><text:span text:style-name="T7">prodeuntibus magis quam evanescentibus et adhuc apertius<text:line-break/>postquam mulieres purgatae suerint, maxime in utero<text:line-break/>concipiunt,</text:span><text:span text:style-name="T25"> ltaque conceptio fit potissimum sedatis nuper<text:line-break/>menstruis, ut maxime uteri genituram concipiant At<text:line-break/>hoc non fatis est, verum ad foecundam generationem<text:line-break/>perficiendam qui copulantur, - eos ejusdem generis esse<text:line-break/>oportet, simile temperamentum sortitos eosque viros et<text:line-break/>mulieres procreationis gratia conjugari. Quidam asserunt<text:line-break/>haec ab auctore de‘ conceptione marium et foeminarum<text:line-break/>scripta suisse. Quod in dextra uteri parte mares concis<text:line-break/>piantur, in sinistra vero foeminae. *<text:tab/>*</text:span></text:p>
      <text:p text:style-name="P196"><text:span text:style-name="T25">*</text:span><text:span text:style-name="T25"><text:tab/></text:span><text:span text:style-name="T25">Quidam vero recentiores interpretes ausi</text:span></text:p>
      <text:p text:style-name="P197"><text:span text:style-name="T25">sunt<text:tab/>*<text:tab/>*<text:tab/>*-<text:tab/>et facere. De</text:span></text:p>
      <text:p text:style-name="P198"><text:span text:style-name="T25">dogmatis autem veritate disserendi non datur nunc occasio.<text:line-break/>Dictum autem est in<text:tab/>*<text:tab/>«</text:span></text:p>
      <text:p text:style-name="P196"><text:span text:style-name="T25">*</text:span><text:span text:style-name="T25"><text:tab/></text:span><text:span text:style-name="T25">ut etiam de sicca diaeta, quae uteri humi-</text:span></text:p>
      <text:p text:style-name="P25"><text:span text:style-name="T25">ditati congruit.</text:span></text:p>
      <text:h text:style-name="P7" text:outline-level="2">XXXI.</text:h>
      <text:p text:style-name="P22"><text:span text:style-name="T25">Essiormatus </text:span><text:span text:style-name="T7">foetus quo celerius movetur, eo rursum tar-<text:line-break/>dius ac diutias incrementum habet.</text:span></text:p>
      <text:p text:style-name="P199"><text:span text:style-name="T25">Quum mafculus foemina non solum calidior, verum<text:line-break/>et siccior ab ortu existat, breviori etiamtempore delinea-<text:line-break/>tur conformaturque, foemina vero i diuturniori. Constat<text:line-break/>enim in calido et sicco citius quidem os compingi, citius<text:line-break/>vero nervos protendi venasque citius excavari et caele-<text:line-break/>ras partes omnes conformari et universum corpus ad mo-<text:line-break/>tus promptum et concinnatum reddi<text:tab/>*<text:tab/>*</text:span></text:p>
      <text:p text:style-name="P200"><text:span text:style-name="T25">*<text:tab/>*<text:tab/>*<text:tab/>*<text:tab/>Purgationes</text:span></text:p>
      <text:p text:style-name="P25"><text:span text:style-name="T25">autem prodeunt plurimis- quodam tempore concipientibus,<text:line-break/>in conceptu foeminarum quidem trigesimo praesertim die,-<text:line-break/>in marium vero conceptu circa quadragesimum. Conceptus<text:line-break/>vero rei fensus potissimum ilibus ingeritur. Nonnullis<text:line-break/>enim derepente pleniora fiunt, maribus quidem ut plu-</text:span></text:p>
      <text:p text:style-name="P18"><text:span text:style-name="T25">rimum in dextris magis circa scptuagesimum diem sit<text:line-break/>motus, foeminis in sinistris circa nonagesimum diem. Ve-<text:line-break/>rum tamen accuratf hujusce certitudo nulla conjicienda<text:line-break/>esu Multis enim mulieribus foemineus foetus in dextro,<text:line-break/>multis quoque in sinistro masculus movetur- Porro effiu-<text:line-break/>- xus vocantur corruptiones quae per scptern dies effluunt.</text:span></text:p>
      <text:p text:style-name="P19"><text:span text:style-name="T25">Abortiones autem- quae ad quadraginta usque eveniunt;<text:line-break/>atque mulli foetus hoc dierum fpatio corrumpuntur. To-<text:line-break/>tam vero partium perfectionem tardiorem foemina quam<text:line-break/>mas recipit. Quum autem- foeminae quam meres celerius'<text:line-break/>procreentur, hae quoque juventutum et flerem et senectu-<text:line-break/>tem citius consequuntur. Masculus autem in corpore<text:line-break/>quam foemlua majorem motum plerumque concitat et fa-<text:line-break/>citius paritur, tardius foemina. Atque caeteris quidem<text:line-break/>animalibus unum definitum est pariendi tempus, homini<text:line-break/>vero multa. Etenim feptimo, optavo et nono mensu<text:line-break/>eduntur, imo etiam decimo, nonnullae etlam undecimum<text:line-break/>attingere profitentur. Hippocrates autem aut etiam ipsius</text:span></text:p>
      <text:p text:style-name="P17"><text:span text:style-name="T25">discipulus Polybus Iibro de natura pueri haec his pro-<text:line-break/>nunciatis scribit. Foemina quidem primam concretionem<text:line-break/>quadragesimo fecundo die ut longissimo suscipit, mascu-<text:line-break/>lus vero trigesimo &lt; die ut longissimo. Ut plurimum enim<text:line-break/>hoc tempore vel paulo breviori aut paulo diuturniori<text:line-break/>haec articulari contingit. Atque paulo post: multae mu-<text:line-break/></text:span><text:span text:style-name="T7">lieres jam infantulum corruperunt paulo ante trigesimum<text:line-break/>diem et inarticulatus apparebat.</text:span><text:span text:style-name="T25"> Quaecunque-vero post<text:line-break/>trigesimum vel ipsd trigesimo die articulata esse videban-<text:line-break/>tur et in puella secundum diei quadragesimi secundi com-<text:line-break/>putationem, quum corruptio fuerit. Et praeterea: causa<text:line-break/>vero est, quod foemina posterius conformetur et articule-<text:line-break/>tur, quod genitura imbecillior sit et humidior foemina<text:line-break/>masculo. Qua ratione necesse est foemluam masculo po-<text:line-break/>steriorem conformari. Hoc autem robur et calor ex ca-<text:line-break/>lidiori et crassiori femine accepta celerioris motus infanti<text:line-break/>causam ita praebent, ut masculus tertio mense, foemina<text:line-break/>quarto moveatur. Quod et lu eodem libro manifeste pro-</text:span></text:p>
      <text:p text:style-name="P18"><text:span text:style-name="T25">nunciatum his verbis invenies. Quum ergo extremae<text:line-break/>partes corporis puelli foras expulsae fueriiit et ungues et<text:line-break/>capilli radices egerint, tum certe etiam movetur. Atque<text:line-break/>tempus ad hoc destinatum est, masculo trium rneusium, foe-<text:line-break/>minae vero quatuor. Sic enim ut plurimum accidit. Ad-<text:line-break/>dita vero causa eloquitur, movetur autem primum mas, a<text:line-break/>robustiore siquidem et crassiore genitura procreatur. Pro-<text:line-break/>indeque foeminae promptius rubescunt, ut in libro de<text:line-break/>' septimestri, partu dictum esu Atque praeterea dicit et<text:line-break/>alia: Quum ab utero secesserint filiae juvenum mulierum<text:line-break/>cele.rius pubescunt et sapiunt et propter corporum imbe-<text:line-break/>cillitatem et victus rationem senescunt.</text:span></text:p>
      <text:h text:style-name="Heading_20_2" text:outline-level="2">XXXll.</text:h>
      <text:p text:style-name="P22"><text:span text:style-name="T7">Labores tertia supra quinquagesimum die et sexto supra<text:line-break/>centesimum oboriuntur, Labores menstrui tertio, quinto,<text:line-break/>feptimo,</text:span><text:span text:style-name="T25"> nono </text:span><text:span text:style-name="T7">mensu et fecundo ei quarto.</text:span></text:p>
      <text:p text:style-name="P18"><text:span text:style-name="T25">Labores vocat quaecunque graviditatis tempore uteris,<text:line-break/>accidunt, sive in conformatione, sive in motu, sive in<text:line-break/>abortu, sive in perfectione, sive lu, partu quicquamleve-<text:line-break/>niat. Quemadmodum enim puello non unus est terminus<text:line-break/>constitutus, sic et labores inconstantes, incidunt. Etenim<text:line-break/>secundum diversam nos ambientis aeris et regionis et ae-<text:line-break/>tatis et diaetae et temperamenti et mulierum semen ex-<text:line-break/>cipientium naturam varium et dubium graviditatis tem-<text:line-break/>pus existit. Quod Hippocrates .libro de feptimestri partu<text:line-break/>hisce verbis prodidit: </text:span><text:span text:style-name="T7">mulieribus autem foetuum conce-<text:line-break/>ptiones, abortus et partus hocce tempore judicantur, quo<text:line-break/>et morbi et sanitas et mors humanis corporibus,</text:span><text:span text:style-name="T25"> Horum<text:line-break/>autem omnium alia singulis diebus, alia quotannis. Sexto<text:line-break/>quoque epidemiorum haec habet: </text:span><text:span text:style-name="T7">labores tertio, quinto,<text:line-break/>septimo, .nono mense, secundo, quarto, scxto.</text:span><text:span text:style-name="T25"> Quo loco pares<text:line-break/>menses imparibus comparat. Quod autem dicit de quin-<text:line-break/>quagesimo tertio die, praeterea de centesimo fexto, prope<text:line-break/>sententiae simile est, quae libro de alimento pronunciaq</text:span></text:p>
      <text:p text:style-name="P201"><text:span text:style-name="T25">tur; alii, inquit, ad foetus ideam quinquaginta dies, ad<text:line-break/>primum motum centum requirunt; ad perfectionem </text:span><text:span text:style-name="T7">tre-<text:line-break/>centos,</text:span><text:span text:style-name="T25"> ut quod, de quinquagesimo tertio die, fecundo<text:line-break/>nienfe, quod vero de centesimo fexto, quarto mense con-<text:line-break/>tingat.<text:tab/></text:span><text:span text:style-name="T25">•</text:span></text:p>
      <text:h text:style-name="Heading_20_2" text:outline-level="2">XXXHL.</text:h>
      <text:p text:style-name="P22"><text:span text:style-name="T7">Quae ad semestrem partum nosce oportet aut a mensturn<text:line-break/>stuxu aut conceptione navem menses numerandi sunt et<text:line-break/>ad septuaginta ac ducentos dies Graeci mensus canst-<text:line-break/>ciuntur. Si quid his accedat, praeterea videndum esu<text:line-break/>Quin ettamnum ista masculis aut foeminis an contra-<text:line-break/>ria efstciancur.</text:span></text:p>
      <text:p text:style-name="P19"><text:span text:style-name="T25">De partu tum qui septimo mense tum qui nono edi-<text:line-break/>tur decernendi dat consilium, imo etiam deleo qui hoc<text:line-break/>tempus exuperat. Hic enim vivit eti hebdomadarum Hip-<text:line-break/>pocratis rationem servati Novem siquidem menses ducen-<text:line-break/>torum septuaginta dierum numerum continent, ut ex libro</text:span></text:p>
      <text:p text:style-name="P17"><text:span text:style-name="T25">de carnibus didicimus, ubi scribit: novem mensium et de-<text:line-break/>cem dierum fit foetus, vivit et numerum perlectum conse-<text:line-break/>quitur in hebdomadas. Quatuor namque decades hebdo-<text:line-break/>madarum dant numerum ducentorum octoginta dierum.<text:line-break/>In decadem vero hebdomadarum septuaginta cadunt dies.</text:span></text:p>
      <text:p text:style-name="P202"><text:span text:style-name="T25">*<text:tab/>*<text:tab/>Quod vero dicit Graecos</text:span></text:p>
      <text:p text:style-name="P203"><text:span text:style-name="T25">fieri menses<text:tab/>*<text:tab/>*</text:span></text:p>
      <text:h text:style-name="Heading_20_2" text:outline-level="2">XXXIV.</text:h>
      <text:p text:style-name="P22"><text:span text:style-name="T7">Ab eduliis et potibus humeri ac mammae inflantur. Vi-<text:line-break/>ctus intemperantia et njstatus partium capitis incre-<text:line-break/>menta saciunt quoad osta strma exstiterint.</text:span></text:p>
      <text:p text:style-name="P19"><text:span text:style-name="T25">Lac foeminis procreatur, quae in seipsis animal vi-<text:line-break/>vum gignunt, ut partus tempore sit utile. Id autem<text:line-break/>-animantibus alimenti gratia natura comparavit. Aliis qui-<text:line-break/>dein animantibus,; quod unicum sit periendi tempus,- quo</text:span></text:p>
      <text:p text:style-name="P17"><text:span text:style-name="T15">. </text:span><text:span text:style-name="T25">toto tempore lactis est: illis concoctio; hominibus vero<text:line-break/>quoniam plura sunt tempora. Secundum primum his<text:line-break/>tempus adesse necesse est. Propterea ante septimum men-<text:line-break/>sum lac mulieribus inutile, quod tunc utile gignitur. At<text:line-break/>jure accidit ex necessaria causa ultimis temporibus con-<text:line-break/>coctum, perfectis autem foetibus exuberat excrementum.<text:line-break/>Non enim amplius ad suetus formationem alimentum est,<text:line-break/>fed nonnihil ad incrementum tamquam jam consistens,<text:line-break/>quod summam perfectionem foetus consequutus siti Lac<text:line-break/>autem lu; </text:span><text:span text:style-name="T7">loco,</text:span><text:span text:style-name="T25"> superiore et mammis colligitur propter<text:line-break/>constitutionis ordinem a principio posituin. At lac omnino<text:line-break/>mulieribus ante septimum mensem creatum inutile . efL<text:line-break/>Verum simul atque partus vitales funt, lac quoque tunc<text:line-break/>utile.,esu Mammae autem amplitudinis uteri signa sunt,<text:line-break/>quae virgines.etiam ad matrimonium idoneas esse demon-<text:line-break/>strant, quas turgentes vocare consuevit Hippocrates. Verum’<text:line-break/></text:span><text:span text:style-name="T55">e</text:span><text:span text:style-name="T25">t. inflatione spoJTuut mammae intumescere, quemad-</text:span></text:p>
      <text:p text:style-name="P17"><text:span text:style-name="T25">modum ex intemperie caput augetur, quousque osta solida<text:line-break/>extiterint; quae pueris tardius indurescunt.</text:span></text:p>
      <text:h text:style-name="Heading_20_2" text:outline-level="2">XXXV.</text:h>
      <text:p text:style-name="P25"><text:span text:style-name="T25">Afensiruarum </text:span><text:span text:style-name="T7">purgationum est circuitus, quae' ante has<text:line-break/></text:span><text:span text:style-name="T7">„ </text:span><text:span text:style-name="T7">stunt gravitates, octimestrium laboribus sunt similes.</text:span></text:p>
      <text:p text:style-name="P204"><text:span text:style-name="T7">4<text:tab/>-</text:span></text:p>
      <text:p text:style-name="P19"><text:span text:style-name="T25">Menstrua multis modis prohibentur et ut suppressio<text:line-break/>fiat. Scimus sanitatem incertam esse, quemadmodum ab<text:line-break/>auctore libro de mulieribus saepe pronunciatum esu Hic<text:line-break/>autem gravitates damnat, quae ex suppressis in utero ex-<text:line-break/>crementis oboriuntur, quas octimestrium laboribus similes<text:line-break/>efficit, qui magni et toleratu difficiles et periculosi existi-'<text:line-break/>mautur. Propterea primo de mulieribus haec fcriptasunt:<text:line-break/></text:span><text:span text:style-name="T7">Si nutem menstrua non omnino secefferint,</text:span><text:span text:style-name="T25"> id a mdrbo<text:line-break/>fit, aut ipsa crassa, viscosa et glutinosa funt. Itaque pri-<text:line-break/>mum venter sursum ac deorsum purgandus est, deinde<text:line-break/>uteris pessaria admovenda., quibus, sanguis fervetur, luter-</text:span></text:p>
      <text:p text:style-name="P17"><text:span text:style-name="T25">mittendum, irrigandum, quo sanguis prodeat et caetera.<text:line-break/>Ac iterum: et labor alias et alias partes ventris luferiores<text:line-break/>fub umbilico, cervicem, inguen et lumbos occupat. Quae-<text:line-break/>dam enim sunt mulieres, quibus in uteris sunt ulcera et<text:line-break/>deorsum supra inguen </text:span><text:span text:style-name="T7">et</text:span><text:span text:style-name="T25"> interire periclitantur. Quod si<text:line-break/>menstrua non erumpant inclusa sex mensibus, patientur<text:line-break/>quaecunque parturienti menstruo viam invenire nequeunt.<text:line-break/>Libro de sterilibus causam reddens, cur mulieres non<text:line-break/>concipiunt, haec scribit: si autem mulieri non prodeant<text:line-break/>omnino menstrua ob causas omnes praedictas, et ita non<text:line-break/>concipit. Nam venae plenae sanguine semen non exci-<text:line-break/>piunt et quod in uteris diu remoretur aliquid fanguinis<text:line-break/>eo tota machina semen foveri prohibet. Fraterna vocavit<text:line-break/>quae similia et quae ejusdem sunt sanguinis, quemadmo-<text:line-break/>dum in opere de acutorum morborum victu scriptum esu<text:line-break/>Multa fraterna societate conjuncta similia et multopere<text:line-break/>cognata. Quoniam cognatorum maxime omnium cognati</text:span></text:p>
      <text:p text:style-name="P17"><text:span text:style-name="T25">sunt fratres. Et alibi dicit fraterne Ie habere pro simi-<text:line-break/>liter, et cognata esse pro esse similia.</text:span></text:p>
      <text:h text:style-name="Heading_20_2" text:outline-level="2">XXXVI.</text:h>
      <text:p text:style-name="P25"><text:span text:style-name="T7">Primipararum lac ab alimento mutationem, octavo vero<text:line-break/>mense complementum adeptum esu Menstruae purga-<text:line-break/>tiones</text:span><text:span text:style-name="T25"> octimesiribus ad </text:span><text:span text:style-name="T7">decimum mensem tendentibus<text:line-break/>, / similes obortae malum.</text:span></text:p>
      <text:p text:style-name="P19"><text:span text:style-name="T25">Lacti ex sanguine accurate cocto procreatio esu Co-<text:line-break/>ctionis' autem accurationem ipsi praebet tempus hujus<text:line-break/>comitatus ad vas deducens, ut opere de usu partium de-<text:line-break/>monstratum esu Mammis enim natura non ex vicinis vasis<text:line-break/>duntaxat, scd etiam longissimo intervallo remotissimis tum<text:line-break/>sanguinem tum spiritum subministrat. Quia vero- uteros<text:line-break/>et mammas ad unius operis officium natura praeparavit,<text:line-break/>ipsas partes quibusdam vasis connexuit, ut quum in ute-<text:line-break/>ris augetur et conformatur foetus, illi soli utrinque</text:span></text:p>
      <text:p text:style-name="P18"><text:span text:style-name="T25">communes alimentum irrigando deducunt. Quum autem<text:line-break/>editus fuerit, in mammas derepente universum confluit<text:line-break/>alimentum. Quod autem acervatur mulieribus utero non<text:line-break/>gerentibus supervacaneum, singulis mensibus natura vasis'<text:line-break/>ad uteros porrectis excernit. Postquam vero conceperint,<text:line-break/>ex ipsis foetus alimentum trahit. Sic itaque lac menstrui<text:line-break/>fratrem appellat Hippocrates, octixnestri quidem perfi-<text:line-break/>ciente, alimento vero excedente; At quomodo ex alimen-<text:line-break/>- torum mutatione lac procreetur ipse de natura pueri</text:span></text:p>
      <text:p text:style-name="P25"><text:span text:style-name="T25">pronunciat. Quum movetur 'foetus, tunc certe matri<text:line-break/>etiam lac adesse significat. Mammae siquidem attolluntur<text:line-break/>et papillae turgent, lac vero non continent. Quum uteri<text:line-break/>puero tument, mulieris alvum premunt, illa plena exi-<text:line-break/>stente, oppressio fit. Pars eduliorum et potuum pinguif-<text:line-break/>sima foras exilit in omentum; in carnem et, reliqua:<text:line-break/>quemadmodum etiam in opere de morbis mulierum ab</text:span></text:p>
      <text:p text:style-name="P18"><text:span text:style-name="T25">ipso prolatum est: quo loci lan, inquit, quomodo pro-<text:line-break/>creetur a me libro de natura pueri in partu existentis<text:line-break/>edictum esu Quum autem mulier peperit, menstrua non<text:line-break/>valde prodeunt, quibusdam tamen exceptis pauca. Pars<text:line-break/>enim humidi dulcissima quae ad mammas convertitur, ex<text:line-break/>cibis et potibus exsugitur. Propterea jure mammae pe-<text:line-break/>ctori adjacent. Si namque lactis gratia mammae factae<text:line-break/>sint, lac autem ut dictum est, alimentum probe condi-<text:line-break/>tum , iu illa potissimum regione haec vafa posita esse<text:line-break/>oportebat, ubi facile et velocissime lactis accurate cocti</text:span></text:p>
      <text:p text:style-name="P205"><text:span text:style-name="T25">• copia colligi posset<text:tab/>*<text:tab/>*<text:tab/>. *</text:span></text:p>
      <text:p text:style-name="P19"><text:span text:style-name="T25">idque magis patiuntur mulieres primiparae. Deest enim<text:line-break/>alimentum puellis quod ad undecimum usque mensem<text:line-break/>suppetat. Et ibidem: quae minus alimentum in foetibus<text:line-break/>habent; celerius parrunt, quae copiosius, serius. Natura<text:line-break/>igitur id praevidit, quum puerorum lac matris apparat,<text:line-break/>quod est optimum, nisi aegrotaverit. Decet enim matris</text:span></text:p>
      <text:p text:style-name="P17"><text:span text:style-name="T25">totum corpus et lac vitiosum non esse. Itaque nobis ex<text:line-break/>sanguine conceptis lac alimentum esu Ex sanguine vero<text:line-break/>lactis est procreatio paucissimam mutationem in mammis<text:line-break/>recipiens. Lac autem ex tribus substantiis dissimilium<text:line-break/>partium componitur: una quidem serosa et tenui, altera<text:line-break/>vero crassa et cafeosa, tertia denique oleosa et pingui.<text:line-break/>Quod vero dicit ad decimuin mensem tendentibus. *</text:span></text:p>
      <text:p text:style-name="P206"><text:span text:style-name="T25">*<text:tab/>*<text:tab/>*<text:tab/>*<text:tab/>simile</text:span></text:p>
      <text:p text:style-name="P25"><text:span text:style-name="T25">iis est quae in opere de morbis mulierum dicuntur</text:span></text:p>
      <text:p text:style-name="P207"><text:span text:style-name="T25">*<text:tab/>*<text:tab/>*<text:tab/>*<text:tab/>*<text:tab/>Etenim</text:span></text:p>
      <text:p text:style-name="P25"><text:span text:style-name="T25">in aphorismis prodidit: mulieri utero gerenti si lac copio-<text:line-break/>fum a mammis effluat, foetum imbecillum significat. Hoc<text:line-break/>autem non primis mensibus procreatur.</text:span></text:p>
      <text:h text:style-name="Heading_20_2" text:outline-level="2">XXXVII.</text:h>
      <text:p text:style-name="P22"><text:span text:style-name="T7">Gravibus incufsts vulneribus-, nist tumores appareant, in-<text:line-break/>gens malum; st laxi et molles fuerint, bonum; st fur-<text:line-break/>sum serpant, deterius.</text:span></text:p>
      <text:p text:style-name="P18"><text:span text:style-name="T25">Eadem prope oratio in aphorismis ab ipsu fcripta<text:line-break/>est: si magnis et gravibus vulneribus - tumor non appa-<text:line-break/>reat, ingens malum; molles boni; crudi mali. Qua<text:line-break/>oratione vitiosa damnat vulnera, quibus nulli tumores<text:line-break/>superveniunt, quod metus sit confluentes vulneribus hu-<text:line-break/>mores ab bis ad partes nobiliores transferri. Etenim ut<text:line-break/>admodum tumere vulnera periculosum est, sic nullo pror-<text:line-break/>sus modo intumescere periculosissimum. ' lllud enim -ma-<text:line-break/>gnae inflammationis, hoc .emortui corporis signum esu<text:line-break/></text:span><text:span text:style-name="T7">'Si sursum ferpanti'</text:span><text:span text:style-name="T25"> tumores duros o regione refponden-<text:line-break/>, tes intelligi, qui plerumque erudi sunt. Ipsos autem vo-<text:line-break/>cat in aphorismis- crudos et</text:span><text:span text:style-name="T55">-</text:span><text:span text:style-name="T25"> mollibus deteriores esse<text:line-break/>pronunciat. Sexto vero epidemiorum quum quae aequa-<text:line-break/>biliter maturescunt et quae non admodum dura et con-<text:line-break/>traria componit, tanquam in una oppositione, -durum<text:line-break/>quidem tumorem, molli pejorem dicit; i pio autem duro<text:line-break/>duriorem et quanto durior est, tanto difficilior.. </text:span><text:span text:style-name="T25">r.</text:span></text:p>
      <text:h text:style-name="P7" text:outline-level="2">XXXVLll.</text:h>
      <text:p text:style-name="P25"><text:span text:style-name="T7">'Quibus tumores in ulceribus sunt, ii non admodum con-<text:line-break/></text:span><text:span text:style-name="T55">;</text:span><text:span text:style-name="T25"> velluntur, </text:span><text:span text:style-name="T7">neque insaniunt. His autem derepente eva*-<text:line-break/>mescentibus, quibus quidem ad posteriora suerant, con-<text:line-break/>vulstones cum doloribus; quibus vero ad anteriora, aut<text:line-break/>insania aut acuti laterum dolores et dysenteria Aubra<text:line-break/>concitantur. Tumores praeter rationem juvantes, im-<text:line-break/>posturam ferunt, qualem Andronici filio intro' recur-<text:line-break/>rens erysipelas portendit, nist quid commodi eodem re-<text:line-break/>cursus significet.</text:span></text:p>
      <text:p text:style-name="P19"><text:span text:style-name="T25">In quinto quoque aphorismorum edicit: </text:span><text:span text:style-name="T7">quibus tiv<text:line-break/>mores ulceribus superveniunt , ii neque admodum convel-<text:line-break/>luntur, neque insuniuntt</text:span><text:span text:style-name="T25"> Ita namque scribit: </text:span><text:span text:style-name="T7">quibus cum<text:line-break/>ulceribus tumores conspiciuntur, hi fere non convelluntur,<text:line-break/>nec in mammam incidunt. His autem derepente evane-<text:line-break/>scentibus, quibus quidem retrorsum,</text:span><text:span text:style-name="T25"> convulsiones et </text:span><text:span text:style-name="T7">tetani<text:line-break/>Oboriuntur, quibus vero antrorsum, maniae, lateris dolo-<text:line-break/>res acuti aut empyema, aut dysenteria, st rubri tumores</text:span></text:p>
      <text:p text:style-name="P17"><text:span text:style-name="T7">extiterlnt.</text:span><text:span text:style-name="T25"> Convelluntur enim interdum quidam in ulce-<text:line-break/>ribus et insaniunt, qunm nimirum insignem magnitudi-<text:line-break/>nem aut malignitatem aliquam acceperint. Tumoribus<text:line-break/>entem repente evanescentibus, oriuntur convulsiones, quum<text:line-break/>in posterioribus partibus sunt ulcera, videlicet in-dorso.<text:line-break/>Quod si in anterioribus sint ulcera, maniae aut acuti la-<text:line-break/>teris dolores aut etiam aliarum partium. Causa est quod<text:line-break/>posteriora nervis exuberent, anteriora vero arteriis et venis.<text:line-break/>Quod autem hic scribitur, </text:span><text:span text:style-name="T7">convulsiones cum doloribus,<text:line-break/></text:span><text:span text:style-name="T25">in aphorismis sunt convulsiones., tetani et pro his dyscn-<text:line-break/>teria rubra. Illic dicitur, </text:span><text:span text:style-name="T7">empyema aut dysenteria, st ru-<text:line-break/>tri tumores extiterintr'</text:span><text:span text:style-name="T25"> Sic autem vocat dysenteriam<text:line-break/>cruentam, quae sanguinis est vacnatio per intestina citra<text:line-break/>' ulcerationem. Nonuunquam etiam hepatis imbecillitate<text:line-break/>cruenta dejiciuntur, ac tum dysenteria morbus nominatur.<text:line-break/>Et multi medici neglecto hepate, interitus aegrotantis cau-<text:line-break/>sae extiterunt. Et per est ex inflammationis intro recuriu<text:line-break/>suppurationes fieri, materia ad 'thoracem affluente vel</text:span></text:p>
      <text:p text:style-name="P17"><text:span text:style-name="T25">etiam cruentam dysenteriam materia tumoris illuc rapta<text:line-break/>quae ex sanguine luflammationem procreavit.</text:span></text:p>
      <text:h text:style-name="Heading_20_2" text:outline-level="2">I.</text:h>
      <text:h text:style-name="Heading_20_2" text:outline-level="2">XXXIX.</text:h>
      <text:p text:style-name="P22"><text:span text:style-name="T15">Η.οο </text:span><text:span text:style-name="T25">ab </text:span><text:span text:style-name="T7">ontu circa aurem erat, postea ad pubem propa-<text:line-break/>gatum est. Quod alteri tertio ab ortu die eruperat,<text:line-break/>nono suppuratum esu Hic feptimo die sunus</text:span><text:span text:style-name="T25"> evasit.<text:line-break/></text:span><text:span text:style-name="T7">Maligniora sunt quae derepente disparent.</text:span></text:p>
      <text:p text:style-name="P19"><text:span text:style-name="T25">Ad aures tuberculum aut tumor aut quicquam aliud<text:line-break/>productum, postea ad pubem propagatum est, quemad-<text:line-break/>modum et quod tertio die apparuit, nono die pus factum<text:line-break/>est et aegrotus sanus evasit. Addit autem tanquam hujus<text:line-break/>sectionis conclusionem, animadversionis caput, dicens,<text:line-break/></text:span><text:span text:style-name="T7">quae derepente evanescunt, ea maligniora este.</text:span><text:span text:style-name="T25"> Quippe<text:line-break/>quae neque decretorio die decesserunt, neque praeceden-<text:line-break/>tibus folutoriis signis, ut sit idem quod in prorrhetico<text:line-break/>pronunciatum est; lateris dolorem cum sputis biliosis</text:span></text:p>
      <text:p text:style-name="P17"><text:span text:style-name="T25">evanescentem praeter rationem vitio dant. Nam quaecun-<text:line-break/>que praeter rationem evanuerunt, aliquid mali portendunt.<text:line-break/>Subitaneae namque mutationes acutorum sunt morborum,<text:line-break/>quorum probam crisin didicimus, quae non sine matura-,<text:line-break/>tione et aliquo decretorio die eoque manifesto prius de-,<text:line-break/>clarato efficitur et quae specie crisis niorbo propria editur.</text:span></text:p>
      <text:h text:style-name="Heading_20_2" text:outline-level="2">1.</text:h>
      <text:h text:style-name="P5" text:outline-level="1"><text:bookmark-start text:name="bookmark29"/>HIPPOCRATIS LIBRI <text:span text:style-name="T6">II.</text:span> EP<text:span text:style-name="T6">I</text:span>DE-<text:line-break/>MIORUM SECTIO IV<text:bookmark-end text:name="bookmark29"/>.</text:h>
      <text:h text:style-name="Heading_20_2" text:outline-level="2">I.</text:h>
      <text:p text:style-name="P22"><text:span text:style-name="T13">H</text:span><text:span text:style-name="T7">epatitls per lumbos ad magnum usque vertebram deor-<text:line-break/>sum fertur, indeque susc vertebris communicat et sublatu<text:line-break/>per hepar et per septum transversum cor et recta. cla-<text:line-break/>viculas adit.. Hinc autem mliae ad cervicem, aliae ad<text:line-break/>scapulas., quaedam inscrius destexae advertebras et<text:line-break/>costas declinant. Ex sinistris quidem una prope clavi-</text:span></text:p>
      <text:p text:style-name="P18"><text:span text:style-name="T7">culas tendit.} ex alia autem paulo insurius destexa, ubi<text:line-break/>quidem illa desinit fese costis adjungens, dum venam<text:line-break/>ipsum cordis attigerit ad sinistra su stectens. Deorsum<text:line-break/>autem siemijsu fecundum vertebras descendit, donec eo<text:line-break/>perveniat, unde su sublimem erigit, reliquis omnibus<text:line-break/>costfs adhaerens utrinque singulis, quum una stt mittens<text:line-break/>ramulos, a corde aliquatenus ad locum aliquem a sini-<text:line-break/>stris magis procedens, deinde in -a arteriam quousque<text:line-break/>consumpta suerit eaque pervenerit, unde jecoraria<text:line-break/>sublimis emerstt. Quo priusquam perveniat , ad extre-<text:line-break/>mas duas costas scinditur et in utrnmque vertebrarum<text:line-break/>partem progrejsa ibi conditur. Quae vero recta a corde<text:line-break/>ad claviculam tendit, supra arteriam est, indeque ut<text:line-break/>' etiam ad lumbos infra arteriam ad hepar fertur, par-<text:line-break/>" timad portas et pinnas, partim in reliquum deinceps<text:line-break/>paulo infra septum transversum excurrit. Septum au-<text:line-break/>tem adhaeret hepati, quod separari sucile non potest.<text:line-break/>Geminae porro venae a claviculis scinduntur et hinc et</text:span></text:p>
      <text:p text:style-name="P18"><text:span text:style-name="T7">inda sub pectus ad imum ventrem pertingunt. Quonam<text:line-break/></text:span><text:span text:style-name="T7">r </text:span><text:span text:style-name="T7">vero inde ferantur mihi nondum constat. At septum<text:line-break/>transversum infra, dsc vertebram cordis substratam sta-<text:line-break/>bulatur, atque ea in parte qua renes ex arteria utrin-<text:line-break/>que eminenti </text:span><text:span text:style-name="T7">, </text:span><text:span text:style-name="T7">Lx quibus arteriae enascuntur, utrimque<text:line-break/>cum arteria</text:span><text:span text:style-name="T25"> nervum </text:span><text:span text:style-name="T7">habent. Atque huc quadmntenus<text:line-break/>ex corde recurrens jecoraria desinit. A jecorarin vero<text:line-break/>per. septum transversum duae maximae venae hinc et<text:line-break/>inda sublimes seruntur, multspdaeque per septum, cui<text:line-break/>complexi adhaerent. In superiore</text:span><text:span text:style-name="T25"> autem </text:span><text:span text:style-name="T7">Altus parte<text:line-break/></text:span><text:span text:style-name="T25">. magis </text:span><text:span text:style-name="T7">exstant conspicuae. Duo vero nervi a cerebro<text:line-break/>sub magnae vertebrae os a superiore parte perreptant<text:line-break/>et ad gulam magis'ab utraque arteriae parte descen-<text:line-break/>dunt et uteroue in sese incidens uni similis. Deinde<text:line-break/>ubi septum 'et vertebrae existunt</text:span><text:span text:style-name="T25">, ibi </text:span><text:span text:style-name="T7">desinunt. Et qui-<text:line-break/>dam ancipites ab' hac communione ad jecur et lienem<text:line-break/>ipjos tendere censeeriULt^^ AUus mervus ab utraque ver-</text:span></text:p>
      <text:p text:style-name="P17"><text:span text:style-name="T7">, ‘tcbrarum parte juxta spinam extenditur et ex obliquo<text:line-break/>vertebrarum et costis distribuitur. Quemadmodum au-<text:line-break/>tem venae, stc</text:span><text:span text:style-name="T25"> hi per </text:span><text:span text:style-name="T7">septum transversum ad lactes<text:line-break/></text:span><text:span text:style-name="T25">i </text:span><text:span text:style-name="T7">pertendere mihi videntur, in- quibus atiam desinunt.</text:span></text:p>
      <text:p text:style-name="P208"><text:span text:style-name="T7">Rursus autemdb eo loco unde septum exoritur conti-<text:line-break/>nuitate quadam per medium insuararseriam,. quod est<text:line-break/></text:span><text:span text:style-name="T25">- reliquum ad vertebras </text:span><text:span text:style-name="T7">quemadmodum venae distribuun-<text:line-break/>tur, quoad in os sueram procurrentes consumpti cont-<text:line-break/>duntur.</text:span><text:span text:style-name="T25"><text:tab/></text:span><text:span text:style-name="T25">u, ni- .</text:span></text:p>
      <text:p text:style-name="P25"><text:span text:style-name="T15">Π.</text:span></text:p>
      <text:p text:style-name="P25"><text:span text:style-name="T7">Tn Aeno qui continenter leguminibus vescebantur, tum<text:line-break/>mares tum stocminue</text:span><text:span text:style-name="T7">, </text:span><text:span text:style-name="T7">crurum impotentia laborabant<text:line-break/>''vitamque traducebant. Et vero qui ervo vescebantur,<text:line-break/>hi genuum dolore vexabantur. Adhibenda diligentia<text:line-break/>est, ut 'excandescentia inducatur, cum coloris reparandi<text:line-break/>tum astsustonts humorum conciliandae gratia, laetitia<text:line-break/>quoque dc terror et hujusmodi pasuemata. Si reliquum<text:line-break/>corpus aegrotet sisimul etiam ipsi medendum ejl. Sin<text:line-break/></text:span><text:span text:style-name="T60">1</text:span><text:span text:style-name="T7"> minus, id. sutisu ~"so</text:span></text:p>
      <text:p text:style-name="P17"><text:span text:style-name="T15">. </text:span><text:span text:style-name="T25">Ili. .</text:span><text:span text:style-name="T36">v</text:span><text:span text:style-name="T25">,,</text:span></text:p>
      <text:p text:style-name="P22"><text:span text:style-name="T7">Stymargi ancilla Idumaea cum stliam peperistet, ipst uteri<text:line-break/>osculum conversum est, ac coxam et crui. dolor invasit.<text:line-break/>Secta ad malleolum vena</text:span><text:span text:style-name="T25"> 7 convaluit, </text:span><text:span text:style-name="T7">etsi totum cor-<text:line-break/>pus tremores occupabant. </text:span><text:span text:style-name="T41">y</text:span><text:span text:style-name="T7"> Perum</text:span><text:span text:style-name="T25"> ad </text:span><text:span text:style-name="T7">causam ei</text:span><text:span text:style-name="T25"> 'causiae<text:line-break/>principium deveniendum </text:span><text:span text:style-name="T7">suit.</text:span></text:p>
      <text:h text:style-name="P5" text:outline-level="1"><text:bookmark-start text:name="bookmark31"/>HIPPOCRATIS LIBRI II. EPIDE-<text:line-break/>MIORUM SECTIO V.<text:bookmark-end text:name="bookmark31"/></text:h>
      <text:p text:style-name="P22"><text:span text:style-name="T65">Q</text:span><text:span text:style-name="T7">ui fulvi sunt, acuto nasa et</text:span><text:span text:style-name="T25"> oculis parvis, pravij qui<text:line-break/></text:span><text:span text:style-name="T7">fulvi, fimi et magnis oculis boni. .Hydropici ravos<text:line-break/>habent oculos et calvi sunt. Vocis exilitatem varix sol-<text:line-break/>vit ad sinistrum et dextrum testem enatust citra horum<text:line-break/>alterum solvi non potest. Magni, calvi, balbi et exili<text:line-break/>voce praediti boni sunt. Balbus autem aut calvus aut</text:span></text:p>
      <text:p text:style-name="P18"><text:span text:style-name="T7">exili voce donatus aut hispidus, morbis admodum me-<text:line-break/>lancholicis conflictatur. Morbos quoque habent quicun-<text:line-break/>-rqud lingua ascendant ac. haesitant , ut. nec labris rmdt,-<text:line-break/>derari queant , eos weeejsu est. illis destnentibus; puru-<text:line-break/>lentos fieri. Validum inferiorum lacorum dolorem sur-<text:line-break/>ditas scivit et. sunguis copiosus</text:span><text:span text:style-name="T25"> ' ex- </text:span><text:span text:style-name="T7">naribus profluens,<text:line-break/>, Insunia magni morbi pro consuetudine' 'contingentis su-</text:span></text:p>
      <text:p text:style-name="P19"><text:span text:style-name="T7">lutio. Si puerperii convulsio Juccesarit, febris est con-<text:line-break/>citanda, immijsaque in vestcam cerato multo tepido ae</text:span></text:p>
      <text:p text:style-name="P209"><text:span text:style-name="T7">•perclysterem infuso’alvus colluenda.</text:span><text:span text:style-name="T25"><text:tab/>• </text:span><text:span text:style-name="T25">,vj. iiiij</text:span></text:p>
      <text:p text:style-name="P25"><text:span text:style-name="T15">Π.</text:span></text:p>
      <text:p text:style-name="P19"><text:span text:style-name="T7">Si capitis os confractum suent,, lac et vinum aequali<text:line-break/>- aquae mixtura diluta . propinanda. Quod st ulcus exs-<text:line-break/>titerit, interiores venae fecundae sunt, nist febricitet.<text:line-break/>Si autem deliret, caput embroche perfundendum est,<text:line-break/>nist hypochondria extuberent*</text:span><text:span text:style-name="T25"> i </text:span><text:span text:style-name="T7">Si caput deluerit, ad<text:line-break/>pectus primum dolor accedit, deinde ad hypochondria,<text:line-break/>postea ad coxam, omnia namque</text:span><text:span text:style-name="T25"> simul </text:span><text:span text:style-name="T7">dolerc nequeunt.</text:span></text:p>
      <text:p text:style-name="P210"><text:span text:style-name="T15">..</text:span><text:span text:style-name="T25">-.ur-..i'ao<text:tab/>;. </text:span><text:span text:style-name="T15">ύ </text:span><text:span text:style-name="T25">secoec tot m. .‘sn.oSrini;..v. .? t .</text:span></text:p>
      <text:p text:style-name="P22"><text:span text:style-name="T7">Ananiam, hoc est subventaneos status incisu vena, fluxum<text:line-break/>- vero medicamentum, illitam ststiti stuxus enim ex magna<text:line-break/>-nenar prodit. Siatero.sponte copiosa stuat., jejunet aut<text:line-break/>r.aqune partes duas, lactis quatuor bibat. Infoecundas<text:line-break/>- famentis ac medicamentis curato.</text:span><text:span text:style-name="T25"> </text:span><text:span text:style-name="T25">. r</text:span></text:p>
      <text:h text:style-name="Heading_20_2" text:outline-level="2">IV.</text:h>
      <text:p text:style-name="P19"><text:span text:style-name="T7">Qui derepente sine febre, voce deficiunt, iis vena secanda<text:line-break/>est. Pituitae defluxiones ex mammis trahunt oculi et<text:line-break/>per nares ad pulmonem eructant. Quibus tufsts stcca<text:line-break/>est, diis non solvitur, nist dolor vehemens</text:span><text:span text:style-name="T25"> ad coxas<text:line-break/></text:span><text:span text:style-name="T7">- aut crura dut. ad testem irruat. Si hydrope laboran-<text:line-break/>tem tufsts prehenderit, siquidem protinus animo deficiat,<text:line-break/>calidis omnibus utatur; stn</text:span><text:span text:style-name="T25"> minus, </text:span><text:span text:style-name="T7">vinum potet ac<text:line-break/>cibis. impleantur, venas autem interiores secare oportet.</text:span></text:p>
      <text:h text:style-name="Heading_20_2" text:outline-level="2">V.</text:h>
      <text:p text:style-name="P19"><text:span text:style-name="T7">Magni morbi in vehementia existentis sulutio coxarum</text:span></text:p>
      <text:p text:style-name="P18"><text:span text:style-name="T7">dolor est, oculorum perversiones, caecitas, testiuin tu-<text:line-break/>mor et mammarum elevatio. Si febre detinente faciei<text:line-break/>partes die. impari graciles substdant, sequenti die solu-<text:line-break/>tio exspectanda est. Hydropicus st tumorem in cruri-<text:line-break/>bus habens tufstat, malum. Si auris doleat, lacte<text:line-break/>utatur. -Nist die impari sebris remiserit, ipsam reci-<text:line-break/>dere nec esae esa Cui vena in cubito pulsut, insunus<text:line-break/>et iracundus est; cui vero quiescit, stupidus.</text:span></text:p>
      <text:h text:style-name="Heading_20_2" text:outline-level="2">VL.</text:h>
      <text:p text:style-name="P25"><text:span text:style-name="T7">Si vulnus sanguinem fundat,</text:span><text:span text:style-name="T25"> ne ulcus madefeceris</text:span><text:span text:style-name="T7">; caput<text:line-break/>vero calida irrigato. Si cardialgia vexet, panis calidus<text:line-break/>cum vino meraco exhibendus esu Vomitus sulutio,<text:line-break/>aqua calida potui exhibenda et vomafr Quaecunque<text:line-break/>siderantur, intercepta vena ulceranda et curanda esu<text:line-break/>- In digitorum manus convulsione citra subrem scarifi-<text:line-break/>candum , si caput non doleat. Sin minus, aquam cali-<text:line-break/>dam affundito.</text:span></text:p>
      <text:p text:style-name="P17"><text:span text:style-name="T7">Ad oculos recipe spodii partem duodecimam, croci quintam,<text:line-break/>nuclei olivae unum, gerujsue unum, myrrhae unam.</text:span></text:p>
      <text:p text:style-name="P211"><text:span text:style-name="T25">[ Aquam </text:span><text:span text:style-name="T7">frigidam capiti affundito</text:span><text:span text:style-name="T25"> et allia cum </text:span><text:span text:style-name="T7">mata<text:line-break/>exhibito, calvorum vaesees nist magni suerint, furiost<text:line-break/>Junt. Ad alphos et lepram calcem ex aqua elotam<text:line-break/>admoveto, ut ne ulceret.<text:tab/>Secundarum purgatio, st</text:span></text:p>
      <text:p text:style-name="P19"><text:span text:style-name="T7">non emineant. Sternutatorio naribus exposito sterna*<text:line-break/>tantis nares et os comprime,</text:span></text:p>
      <text:h text:style-name="P2" text:outline-level="1"><text:bookmark-start text:name="bookmark33"/>H<text:span text:style-name="T6">I</text:span>PPOCRAT<text:span text:style-name="T82">I</text:span>S <text:span text:style-name="T6">L</text:span>IBRI <text:span text:style-name="T6">II</text:span>. EPI<text:span text:style-name="T6">D</text:span>E-<text:line-break/>MIORUM SECTIO IV.<text:bookmark-end text:name="bookmark33"/></text:h>
      <text:h text:style-name="Heading_20_2" text:outline-level="2">I.</text:h>
      <text:p text:style-name="P345"><text:span text:style-name="T74">Qui</text:span><text:span text:style-name="T25">bus </text:span><text:span text:style-name="T7">caput magnum, oculi parvi, ii balbi et iracundi<text:line-break/>sunt. Quibus plures sunt dentes, ii diuturnae sunt vi-<text:line-break/>tae. Balbi lingua celeres, melancholici et magnopere<text:line-break/></text:span><text:span text:style-name="T25">biliosi </text:span><text:span text:style-name="T7">sunt. Oculis non nictantes iracundi. </text:span><text:span text:style-name="T7">... </text:span><text:span text:style-name="T7">Quibus<text:line-break/>caput magnum, oculi nigri et magni, nasus erasus et<text:line-break/>stmus, ii boni existunt. Quibus oculi ravi et magni<text:line-break/>sunt , caput parvum-, cervix tenuis, pectus angustum.</text:span></text:p>
      <text:p text:style-name="P212"><text:span text:style-name="T21">- </text:span><text:span text:style-name="T7">r </text:span><text:span text:style-name="T7">concmnam structuram eonfequuritnr~ Qui capui puivum<text:line-break/>surtitur, neque balbus, neque calvus suturus est, nist<text:line-break/>glaucus, extiterit. </text:span><text:span text:style-name="T7">.<text:tab/>„ .....<text:tab/></text:span><text:span text:style-name="T7"><text:tab/></text:span></text:p>
      <text:p text:style-name="P25"><text:span text:style-name="T25">V' II.</text:span></text:p>
      <text:p text:style-name="P22"><text:span text:style-name="T7">In cffnvulstanibus st vox die- imparirsulvatur., -a </text:span><text:span text:style-name="T7">magna<text:line-break/></text:span><text:span text:style-name="T7">morbo liberat. Puerperae febricitanti </text:span><text:span text:style-name="T7">et </text:span><text:span text:style-name="T7">dolenti aquam<text:line-break/>affundito </text:span><text:span text:style-name="T7">et</text:span><text:span text:style-name="T7">ptisurrarn trastarn ter 'die calidam </text:span><text:span text:style-name="T7">dato.<text:line-break/></text:span><text:span text:style-name="T7">Puer mensu feptimo, nono aut decimo educatur, </text:span><text:span text:style-name="T7">voce<text:line-break/></text:span><text:span text:style-name="T25">pollet, </text:span><text:span text:style-name="T7">robur </text:span><text:span text:style-name="T7">eum sequitur ei-</text:span><text:span text:style-name="T25"> manuum </text:span><text:span text:style-name="T7">compos </text:span><text:span text:style-name="T7">esu Voce<text:line-break/></text:span><text:span text:style-name="T7">saluta </text:span><text:span text:style-name="T7">omnia ' </text:span><text:span text:style-name="T7">solvuntur; sulutio namque </text:span><text:span text:style-name="T7">voci est</text:span><text:span text:style-name="T25"> simi-<text:line-break/></text:span><text:span text:style-name="T25">lis. At </text:span><text:span text:style-name="T25">die </text:span><text:span text:style-name="T7">impari sulutio contingit.</text:span></text:p>
      <text:p text:style-name="P213"><text:span text:style-name="T25">.<text:tab/>• -.ni.-a 'bni li<text:tab/>..r - : - • -</text:span></text:p>
      <text:p text:style-name="P214"><text:span text:style-name="T25">-iu<text:tab/></text:span><text:span text:style-name="T25">.mulo </text:span><text:span text:style-name="T25">ii . : </text:span><text:span text:style-name="T25">III.<text:tab/>; </text:span><text:span text:style-name="T25">r. 'j </text:span><text:span text:style-name="T7">r.r.su</text:span></text:p>
      <text:p text:style-name="P25"><text:span text:style-name="T7">Si </text:span><text:span text:style-name="T7">venae </text:span><text:span text:style-name="T7">in </text:span><text:span text:style-name="T7">manibus. pulsent </text:span><text:span text:style-name="T7">et facies suna ac robusta<text:line-break/></text:span><text:span text:style-name="T7">suerit </text:span><text:span text:style-name="T7">ct .ltypockandria </text:span><text:span text:style-name="T7">mollia </text:span><text:span text:style-name="T7">non exiit eruit, diuturnus<text:line-break/></text:span><text:span text:style-name="T25">t </text:span><text:span text:style-name="T7">oboritur morbus, qui </text:span><text:span text:style-name="T7">non absque </text:span><text:span text:style-name="T7">convulsione aut sangui-<text:line-break/></text:span><text:span text:style-name="T7">nis </text:span><text:span text:style-name="T7">copiosi </text:span><text:span text:style-name="T7">ex </text:span><text:span text:style-name="T7">naribus eruptione dut </text:span><text:span text:style-name="T7">coxendicum</text:span><text:span text:style-name="T25"> </text:span><text:span text:style-name="T25">dolore<text:line-break/></text:span><text:span text:style-name="T7">. non suluitur. </text:span><text:span text:style-name="T7">Affecta gula, </text:span><text:span text:style-name="T7">calida caput perfunden-</text:span></text:p>
      <text:p text:style-name="P18"><text:span text:style-name="T7">dum est</text:span><text:span text:style-name="T25">, nist sit </text:span><text:span text:style-name="T7">frigus</text:span><text:span text:style-name="T25">; sin minus</text:span><text:span text:style-name="T7">, farina quam cali-<text:line-break/>. difstma et merum exhibenda sunt In alvi perturbatione<text:line-break/></text:span><text:span text:style-name="T7">qr</text:span><text:span text:style-name="T7">fastas coctas exhibe to </text:span><text:span text:style-name="T7">,- </text:span><text:span text:style-name="T7">st superiore* corporis partes ad~<text:line-break/>modum biliosae suerint aut cuminum in, subis edendum<text:line-break/>dato., ...... </text:span><text:span text:style-name="T41">s</text:span></text:p>
      <text:p text:style-name="P215"><text:span text:style-name="T25">i... </text:span><text:span text:style-name="T25">... -iiij<text:tab/></text:span><text:span text:style-name="T36">IV</text:span><text:span text:style-name="T25">.<text:tab/></text:span><text:span text:style-name="T7">-- . </text:span><text:span text:style-name="T7">r-rsi</text:span></text:p>
      <text:p text:style-name="P19"><text:span text:style-name="T7">At morbi interceptio nonnisi die impari continget</text:span><text:span text:style-name="T25">; neque<text:line-break/></text:span><text:span text:style-name="T7">smorbi principium aderit, nist puri Aie, mense quoque'et<text:line-break/>anno pari. Nitrum Aegyptiam at cdriandrurn et cu-<text:line-break/>minum cum oleo trita ventri illinito. (sui intereunt,<text:line-break/>eos die impari interire neceste esu Senum autem fuerit<text:line-break/>mortem aut vehementes dolores praedicere. Quorum<text:line-break/>.foculi robusti non</text:span><text:span text:style-name="T25"> fani, </text:span><text:span text:style-name="T7">iis brevi mors aderat. Quodst<text:line-break/></text:span><text:span text:style-name="T45">λ</text:span><text:span text:style-name="T15"> </text:span><text:span text:style-name="T25">anno </text:span><text:span text:style-name="T7">accidat impari; ab atruque impares steri necejse<text:line-break/>est. &lt;Sin vero pari anno et die pari stat, mortem in<text:line-break/>diem imparem incidere necejse esu Ex numero tertius<text:line-break/>est validijstmus.</text:span></text:p>
      <text:p text:style-name="P216"><text:span text:style-name="T7">Anginam et lippitudinem sanat menae sectio, vulnerato<text:line-break/>intestino, refpinatio deorsum adiidlnus obscura procedit<text:line-break/></text:span><text:span text:style-name="T7">' </text:span><text:span text:style-name="T7">et pectus vacmalur. Lac vgitui et vinum pari iquae<text:line-break/>potione temperatum exhibeto,</text:span><text:span text:style-name="T7"><text:tab/></text:span><text:span text:style-name="T7">Quorum pectus- bilem</text:span></text:p>
      <text:p text:style-name="P19"><text:span text:style-name="T7">procreat, ii balbi, furiosi et calvi sunts Ex his qui<text:line-break/>...ab. ortu etiam strabones eduntur, hi sunt imprudentes<text:line-break/>aut calculo obnoxii aut insaniunt.. Quibus haec non<text:line-break/>accidunt, naturae beneficio alterius mali solutio su.</text:span></text:p>
      <text:p text:style-name="P19"><text:span text:style-name="T25">:rr, . • '' '• </text:span><text:span text:style-name="T7">r.'r~~' </text:span><text:span text:style-name="T25">• </text:span><text:span text:style-name="T25">'rr &gt; !•-. </text:span><text:span text:style-name="T55">1</text:span><text:span text:style-name="T25"> .</text:span></text:p>
      <text:p text:style-name="P217"><text:span text:style-name="T25">" . </text:span><text:span text:style-name="T25">: .<text:tab/>ni. - </text:span><text:span text:style-name="T25">VI.</text:span></text:p>
      <text:p text:style-name="P19"><text:span text:style-name="T7">Plurimam facultatem habet mirnima dextra et oculus dexter,<text:line-break/></text:span><text:span text:style-name="T7">' </text:span><text:span text:style-name="T7">eaclemtjiie rectitudo</text:span><text:span text:style-name="T25"> 'in infaioribus </text:span><text:span text:style-name="T7">stantibus. Nam</text:span><text:span text:style-name="T25"> et<text:line-break/></text:span><text:span text:style-name="T7">" mares desttris innascuntur. Mulieribus mensu ut sistas<text:line-break/>maximam mammae cucurbitulam admove. Trimestris<text:line-break/>foetus prodit omnia Mnccjue magnus est. Si lac copio-<text:line-break/>sum</text:span><text:span text:style-name="T25"> prosiuat, </text:span><text:span text:style-name="T7">foetum debilem estsc necejse esa Si foli-<text:line-break/>diores mammae fuerint, foetus salubrior est, utraque<text:line-break/></text:span><text:span text:style-name="T25">- </text:span><text:span text:style-name="T55">1</text:span><text:span text:style-name="T25"> ‘ ’</text:span></text:p>
      <text:h text:style-name="Heading_20_2" text:outline-level="2">V.</text:h>
      <text:p text:style-name="P18"><text:span text:style-name="T7">vero mamma venam crastsum habet, quapropter rnaxi-<text:line-break/>rnarn constuentiae partem sortitur.</text:span></text:p>
      <text:h text:style-name="Heading_20_2" text:outline-level="2">VIL.</text:h>
      <text:p text:style-name="P19"><text:span text:style-name="T7">Stranguriam sulvit venae suctui. Si loci qui ad caput<text:line-break/>sunt superiores, ad humorum excretionem turgeant, iis<text:line-break/>ulcerum purgatio, vomitus et sudor conserunt. Ab alvi<text:line-break/>perturbatione autsuufst cancro oborto os amarescit. Lsu-<text:line-break/>terium bis terve propinato</text:span><text:span text:style-name="T7">, </text:span><text:span text:style-name="T7">nist balbus suerit. Aeris<text:line-break/>storem ustum dum rufescat et spongiam admovere opor-<text:line-break/>' tet,. nist balbus extiterit. Anxietudini, jactationi, hor-<text:line-break/>rori et oscitationi vinum pari aquae portione tempera,,<text:line-break/>tum aut lac exhibeatur. Ad auris dolorem graviststmum<text:line-break/>cucurbitula affigenda esu</text:span></text:p>
      <text:h text:style-name="Heading_20_2" text:outline-level="2">v.</text:h>
      <text:p text:style-name="P25"><text:span text:style-name="T55">V1IL</text:span><text:span text:style-name="T25"> i— : ----- -i'• '•</text:span></text:p>
      <text:p text:style-name="P25"><text:span text:style-name="T7">Quemcunque parttum superiorum dolorem, genuum aut<text:line-break/></text:span><text:span text:style-name="T7">. </text:span><text:span text:style-name="T7">coxendicum dolor aut anhelatio oborta haec omnia- susu<text:line-break/>vit, In volvulo molli frigidum vinum copiosum</text:span><text:span text:style-name="T25"> er</text:span></text:p>
      <text:p text:style-name="P18"><text:span text:style-name="T7">meracum prout congruit, exhibendum quoad somnus ant<text:line-break/>crurum dolor obortus fuerit. Soluit autem et febris et<text:line-break/>dysenteria citra dolorem, st hypochondrium contensum<text:line-break/>: suerit , id manu comprimendum ac lavandum, dd re-<text:line-break/>duviam galla nigra cum meile prosuit. Aqua inva-<text:line-break/>dente lactis heminas octo bibendas dato. Quod si vo-<text:line-break/>mat, neque potet, -myrtetum acrc dato. Quo mulier in<text:line-break/>utero concipiat, polypos parvos in primis ascitos quam<text:line-break/>- vaitdiststmos et prope semiustulatos esui dato; atque ni-</text:span></text:p>
      <text:p text:style-name="P19"><text:span text:style-name="T7">trum Aegyptium tritum, coriandrum</text:span><text:span text:style-name="T25"> ct cuminum </text:span><text:span text:style-name="T7">in<text:line-break/></text:span><text:span text:style-name="T7">- </text:span><text:span text:style-name="T7">pastillos ejsurrnato et in studendum subditat</text:span></text:p>
      <text:h text:style-name="Heading_20_2" text:outline-level="2">IX.</text:h>
      <text:p text:style-name="P25"><text:span text:style-name="T7">Si ex crapula caput</text:span><text:span text:style-name="T25"> doleat, </text:span><text:span text:style-name="T7">otni meraci heminam bibat.<text:line-break/>Si vero aliter caput doleat, panis quam calidijstmus cum</text:span></text:p>
      <text:p text:style-name="P22"><text:span text:style-name="T7">• arenti meraco edendum est. Si hominem calor prehen-<text:line-break/>derit non a bile neque a pituita, sed aut a lafsttudine<text:line-break/>nui alia causa febricitet, calida copiosa affusu caput</text:span></text:p>
      <text:p text:style-name="P218"><text:span text:style-name="T7">irrigato , quoad pedes sudaverint surinamque crnststsist-<text:line-break/>mam coquito. Quum autem pedes sudaverint, farinam<text:line-break/>plurimam et caHdifstmam edat mero superbibito et</text:span><text:span text:style-name="T25"> sire-<text:line-break/></text:span><text:span text:style-name="T7">gulis coopertus placide quiescat aut certe narcijst duo<text:line-break/>aut tria capita in caena edat. Qui in maniam lapsu-<text:line-break/>rus est, ipst hoc signum praesagit in mammis sangui-<text:line-break/>nem colligi,<text:tab/>.<text:tab/></text:span><text:span text:style-name="T7">-<text:tab/>- -</text:span></text:p>
      <text:h text:style-name="P2" text:outline-level="1"><text:bookmark-start text:name="bookmark35"/>HIPPOCRATIS EPIDEM. I<text:span text:style-name="T6">II</text:span>. ET<text:line-break/>GALENI IN ILLUM COMMEN-<text:line-break/>TARIUS <text:bookmark-end text:name="bookmark35"/>I.</text:h>
      <text:h text:style-name="Heading_20_2" text:outline-level="2">I.</text:h>
      <text:p text:style-name="P19"><text:span text:style-name="T66">P</text:span><text:span text:style-name="T7">ythio qui prope Telluris aedem habitabat.</text:span></text:p>
      <text:p text:style-name="P19"><text:span text:style-name="T25">Quum hunc textum per se prius scriptum intellexe-<text:line-break/>ris, Pythio qui </text:span><text:span text:style-name="T7">prope Telluris aedem habitabat,</text:span><text:span text:style-name="T25"> initio<text:line-break/>altero eorum quae ipsi contigerunt historiam lege. Satius<text:line-break/>siquidem est existimare ita scriptam esse dictionem, quam</text:span></text:p>
      <text:p text:style-name="P17"><text:span text:style-name="T25">statim per initia figuram soloecam consulto Hippocratem<text:line-break/>commisisse; quum nullam aliam hujusmodi figuram tuto in<text:line-break/>libro neque in aegrorum, neque in pestis narratione scri-<text:line-break/>ptis mandaverit: quidam tamen lu dandi casu scripserunt;<text:line-break/></text:span><text:span text:style-name="T7">scythioni qui prope Telluris aedem habitabat,</text:span><text:span text:style-name="T25"> quod de<text:line-break/>soloeciimo quaestionem effugere velint,</text:span></text:p>
      <text:h text:style-name="Heading_20_2" text:outline-level="2">ll.</text:h>
      <text:p text:style-name="P219"><text:span text:style-name="T7">Coepit primo die tremor a manibus, febris acuta, deli-<text:line-break/>rium.<text:tab/>. </text:span><text:span text:style-name="T7">~<text:tab/>'</text:span></text:p>
      <text:p text:style-name="P19"><text:span text:style-name="T25">Primo statim die Pythioni una cum acuta febre duo<text:line-break/>symptomata manuum tremorem et levem quandam insipien-<text:line-break/>tiam fuisse pronunciat. Quantum enim insipientiae alias<text:line-break/>aliis nominibus ipse deferre consuevit, quum </text:span><text:span text:style-name="T7">nugari, de-<text:line-break/>lirare, destpere, dementem esae loquitur: aut rursus<text:line-break/>vesanire, surere, insanire, mente consternari.</text:span><text:span text:style-name="T25"> Si igitur .<text:line-break/>deliraverit Pythio, eum mediocriter desipuisse constat. At</text:span></text:p>
      <text:p text:style-name="P18"><text:span text:style-name="T25">vero tremoris causam facultatis </text:span><text:span text:style-name="T25">musculorum </text:span><text:span text:style-name="T25">infirmitatem<text:line-break/>esse didicimus. Insipientiam vero fieri oblaefo ab lu-<text:line-break/>flammatione </text:span><text:span text:style-name="T25">aut biliosi' </text:span><text:span text:style-name="T25">humoris </text:span><text:span text:style-name="T25">abundantia </text:span><text:span text:style-name="T25">cerebro.<text:line-break/>Acutam denique febrem humorum putredinem comitari.<text:line-break/>Si itaque quae </text:span><text:span text:style-name="T25">morbum </text:span><text:span text:style-name="T25">praecesserunt, quemadmodum in<text:line-break/>aliis scripsit, in Pythione scripsisset, </text:span><text:span text:style-name="T25">ex </text:span><text:span text:style-name="T25">illis forsan indi-<text:line-break/>catio quaedam praeparationis ad morbum nobis fuisset.<text:line-break/>Quia </text:span><text:span text:style-name="T25">vero non. </text:span><text:span text:style-name="T25">adjecit iis solis </text:span><text:span text:style-name="T25">quae </text:span><text:span text:style-name="T25">adscripsit, nos quo-<text:line-break/>que ipsius inventionem conficere lentabimus, quum ex eo<text:line-break/>quod </text:span><text:span text:style-name="T25">nihil de iis </text:span><text:span text:style-name="T25">quae morbum praecesserunt scripserit,<text:line-break/>fiat affectionis </text:span><text:span text:style-name="T25">corporis </text:span><text:span text:style-name="T25">significatio. </text:span><text:span text:style-name="T25">Sive </text:span><text:span text:style-name="T25">enim </text:span><text:span text:style-name="T25">ex </text:span><text:span text:style-name="T25">intem-<text:line-break/></text:span><text:span text:style-name="T25">pestivis exercitationibus aut </text:span><text:span text:style-name="T25">potu </text:span><text:span text:style-name="T25">aut venere, prout scri-<text:line-break/>- bene consuevit, sive ex </text:span><text:span text:style-name="T25">alio quodam </text:span><text:span text:style-name="T25">quod a </text:span><text:span text:style-name="T25">consueta </text:span><text:span text:style-name="T25">vi-<text:line-break/></text:span><text:span text:style-name="T25">ctus </text:span><text:span text:style-name="T25">ratione permutatum </text:span><text:span text:style-name="T25">sit</text:span><text:span text:style-name="T25">, </text:span><text:span text:style-name="T25">febricitare coepisset Pythio,<text:line-break/>hoc </text:span><text:span text:style-name="T25">enunciare non omisisset. </text:span><text:span text:style-name="T25">Patet igitur longo tempore<text:line-break/>morbi structuram sensim paratam fuisse. Quum itaque<text:line-break/>tremores, cujusque siententia, causam continentem facultatis</text:span></text:p>
      <text:p text:style-name="P17"><text:span text:style-name="T25">imbecillitatem sortiantur; illa autem imbecilla reddatur<text:line-break/>aut propria ratione aut ob opprimentem facultatem. Qui<text:line-break/>vero tremor laesio facultatis comes est, nequaquam in<text:line-break/>morbi fit principio citra validam aegrotationem aut fa-<text:line-break/>mem aut lassitudines aut vigilias aut curas, ad haec prae-<text:line-break/>terea immoderatam venerem. , Quorum si quid factum<text:line-break/>suisset, id ipsum Hippocrates lu textu, ut confuevit,<text:line-break/>plane memorasset. Quia vero nihil tale scripsit, vires<text:line-break/>gravari plenitudine conjecisse consentaneum esu Quod<text:line-break/>autem tum manuum tremores essent, suorum nervorum<text:line-break/>. ex cervicis medulla ortum habentium j tum vero quod<text:line-break/>homo deliraret, id indicium est, cerebrum etiam ipsum<text:line-break/>jam pravum quendam humorem excipere. Oportebat </text:span><text:span text:style-name="T7">igi-<text:line-break/>tur</text:span><text:span text:style-name="T25"> Hippocratem intellexisse hominem periculose laboran-<text:line-break/>tem ad venae sectionem accedere aut primo die, si nul-<text:line-break/>lus incoctus cibus lu ventre contineretur, aut prorsus fe-<text:line-break/>cundo, atque etiamnum magis quod a primi diei expositione<text:line-break/>ipse scripserit. </text:span><text:span text:style-name="T7">tt</text:span></text:p>
      <text:h text:style-name="P7" text:outline-level="2">III.</text:h>
      <text:p text:style-name="P19"><text:span text:style-name="T7">Secundo die omnino exacerbata sunt.</text:span></text:p>
      <text:p text:style-name="P19"><text:span text:style-name="T25">Proditur enim morbus incremento non ut parvus,<text:line-break/>neque ex vulgari ortus affectione, imo tum ipse magnus<text:line-break/>est tum causam minime spernendam sortitur. Quoniam<text:line-break/>vero non in Pythione solum, verum etiam in aliis mul-<text:line-break/>tis aegris, qui venae sectione indigere ridentur, ipsam,<text:line-break/>prout nos de ejus scriptis conjecimus, adjecisse non repe-<text:line-break/>ritur: ex duobus alterum animo conjicere necesse est aut<text:line-break/>illis hominibus venae sectionem celebratam non fuisse aut<text:line-break/>hujus praesidii narrationem esse praetermissam; quod au-<text:line-break/>tem indigentium nemini venam secuerit, credibile non<text:line-break/>est, quum ille vir hoc remedium commendaverit, ut in<text:line-break/>. germanissimis operibus, tum aphorismis tum libris de<text:line-break/>acutorum victu, tum in libro de articulis atque lu hoc<text:line-break/>'ipso epidemiorum tertio declaravit, quum de quodam ae-<text:line-break/>groto scriberet: octavo die cubitum secui et copiosus</text:span></text:p>
      <text:p text:style-name="P18"><text:span text:style-name="T25">sanguis, prout oportebat, fluxit; quum enim' octavo ipso<text:line-break/>die illi venam secuerit, multo sane magis praecedentibus<text:line-break/>diebus ipsum hoc auxilio usum esse constat: quod autem<text:line-break/>in singulis aegrotis non scripserit quibus id auxilium ad-<text:line-break/>hibitum est, quum eo minorum etiam adusque balani<text:line-break/>sirppositionem mentionem fecerit, incredibile esu Ergo<text:line-break/>si utrinque oratio absurda sit, minus absurdum deligendum<text:line-break/>est. Equidem existimo auxilium in multis adhibitum esse,<text:line-break/>fed in narratione tanquam manifestum praetermissum fuisse.<text:line-break/>Quo me potissimum adducit quod prius scriptum est<text:line-break/>eos quibus octavo die venae lectio facta esu Videtur<text:line-break/>siquidem hoc tanquam rarum scripsisse , fed tanquam con-<text:line-break/>suetum ante diem octavum praetermisisse. Nam si in legi-<text:line-break/>timis operibus, magnis morbis vexantibus, venae fectione<text:line-break/>perpetuo utatur, simul cum ea haec duo fola respiciens,<text:line-break/>aegrotantis tum aetatem tum vires: his etiam ipsis in<text:line-break/>epidemiorum libris cuidam octavo die sectam esse venam<text:line-break/>pronunciat. At nullum aliud constitui potest quam quod</text:span></text:p>
      <text:p text:style-name="P17"><text:span text:style-name="T25">in aegris curandis usurpatum sit remedium, fed id tan-<text:line-break/>quam dilucidum in historia praetermissum esu Itaque<text:line-break/>de venae sectione quod aegris omnibus communis sit ora-<text:line-break/>tio, semel dixisse sufficiet, quemadmodum et quibuscunque<text:line-break/>communibus caeleris. De propriis autem nobis singulo-<text:line-break/>rum erit explicatio, exordium a Pythione ut lustituimus<text:line-break/>ducturis.</text:span></text:p>
      <text:h text:style-name="Heading_20_2" text:outline-level="2">IV.</text:h>
      <text:p text:style-name="P22"><text:span text:style-name="T7">Tertio eadem. Quarto ab alvo pauca, sincera et biliosa<text:line-break/>dejecta sunt. Quinto omnia exacerbata sunt, tremores<text:line-break/>manebant r somni exiles, alvus constitit, Sexto sputa<text:line-break/>Varia et aliquantulum rubra. Septimo os distortum esa<text:line-break/>Octavo proritata sunt omnia, tremoresque rursum per-<text:line-break/>manebant; urinae circa principia quidem etiam ad<text:line-break/>octavum usque diem tenues, decolores, quae enaearerna<text:line-break/>nubilosum sortiebantur, Decimo Judavit; sputa paulu-<text:line-break/>lum cocta i prope judicatus est, urinae circa judicatio*-<text:line-break/>nem subtenues. Quadragesimo a judicatione die, postea</text:span></text:p>
      <text:p text:style-name="P23"><text:span text:style-name="T21">, </text:span><text:span text:style-name="T7">suppuratio circa sudem et stranguriosus abseejsur fa-<text:line-break/>ctus</text:span><text:span text:style-name="T25"> esi.</text:span></text:p>
      <text:p text:style-name="P220"><text:span text:style-name="T25">- • sisc<text:tab/>o •<text:tab/></text:span><text:span text:style-name="T25">'</text:span><text:span text:style-name="T55">J</text:span><text:span text:style-name="T25"> </text:span><text:span text:style-name="T25">r</text:span></text:p>
      <text:p text:style-name="P19"><text:span text:style-name="T25">-. </text:span><text:span text:style-name="T25">Caetera quidem hujus orationis symptomatum </text:span><text:span text:style-name="T25">nar-<text:line-break/></text:span><text:span text:style-name="T25">rationem habent tum dictione tum sententia conspicuam;:<text:line-break/>quorum vires et in prognostico et in. horam ipsorum epi—<text:line-break/>demiorum primo didicimus. Non pauca etiam in fecundo<text:line-break/>ad aegrorum explicationem utilia prcnunciata sunt. </text:span><text:span text:style-name="T25">-At<text:line-break/></text:span><text:span text:style-name="T25">quum lu eorum quae scxto die contigerunt narratione<text:line-break/>sputa varia et aliquantulum rubra protulit, neque Pythio-<text:line-break/>nem pleuriticum neque peripneumonrcum fuisse addidit,<text:line-break/>quaestionem nobis reliquit, utrum </text:span><text:span text:style-name="T25">et </text:span><text:span text:style-name="T25">alias hujusmodi<text:line-break/>sputa fieri queant acuto morbo laborantibus, an solis pe-<text:line-break/>rrpneumonicis et pleuriticis, videturque ' arbitrari etiam<text:line-break/>alias contigisse, cousiuentibus quidem in pulmonem pravis<text:line-break/>humoribus, sed prorsus ita paucis, ut viscus non luflam-<text:line-break/>metnr. Quod enim neqire peripneumonieue, neque pleuri-<text:line-break/>ticus fuerit Pythio, inde patet, quod neque meminerit.</text:span></text:p>
      <text:p text:style-name="P18"><text:span text:style-name="T25">neque nominatim hujusmodi affectiones produxerit Hip-<text:line-break/>pocrates; imo nec ullum earum inseparabile symptoma.<text:line-break/>Nam vel doloris lateris, vel difficultatis spirandi mentio-<text:line-break/>nem fecisset. Non tamen ab affectu capite talia sputa<text:line-break/>aliquando visa sunt; cum tussi vero, spirandi difficultate<text:line-break/>et lateris dolore hujusmodi sputu nonnunquam eonspi-<text:line-break/>ciuntur. Atque duos quosdam vidi citra febrem qui ta-<text:line-break/>lia sputa colore pallida cum tussi exspuerint, verum al-<text:line-break/>terum quidem paulatim parvis febriculis obortis in diu-<text:line-break/>turuum tempus affectio prorogata permanentibus febribus<text:line-break/>tabidum hominem prodidit, alterum vero absque febre,<text:line-break/>quum talia paucis deinceps diebus exspuisset, nihil absurdi<text:line-break/>consequutum esu itaquo in primis thoracis partibus qui-<text:line-break/>bus cum ultimis cervicis vertebris conjungitur, aliquam<text:line-break/>humorum affluentiam non multam constitisse par est, qua<text:line-break/>spicandi difficultas non excitaretur, quod ad refpirationis<text:line-break/>functionem primum intercostale fpatium nihil quod </text:span><text:span text:style-name="T7">mi-<text:line-break/></text:span><text:span text:style-name="T25">nifesturn sit conferat. Quum autem in ipsis nervorum</text:span></text:p>
      <text:p text:style-name="P18"><text:span text:style-name="T25">ad manus procedentium radicibus affectio oborta stt, ner-<text:line-break/>vique degraventur, tremulas fecisse’ manus conscntaneum,<text:line-break/>est. Ex primo namque intercostali spatio et superjacen-<text:line-break/>tibus vertebris nervi musculorum motores enascuntur.<text:line-break/>Haec autem testantur et quod tumores una cum sputis<text:line-break/>quae supervenerunt permanserint; et quod ubi aliquod<text:line-break/>concoctionis signum apparuit, non amplius facti sunt tre-<text:line-break/>- mores, morbusque sublatus sit judicio per sudores conse-<text:line-break/>qunto, et quamvis urinae cnidae essent, sputorum con-<text:line-break/>coctio judicavit judiciumque attulit, ut neutrum quod<text:line-break/>judicare consuerit signum fefellerit. Quum enim duplex<text:line-break/>esset aegrotanti affectio, una quidem febrilis ex iis quae<text:line-break/>in venis continentur humoribus; altera vero in thorace<text:line-break/>nuper, enunciata priorem contigit sudoribus uon plane<text:line-break/>sedari, quod adhuc incocta esset; alteram vero remitti,<text:line-break/>quod in thorace nihil prorsus mansisset residui. Itaque<text:line-break/>sic scribit: </text:span><text:span text:style-name="T7">Decimo sudavit, sputa paululum cocta,prope</text:span></text:p>
      <text:p text:style-name="P17"><text:span text:style-name="T7">judicatus est, urinae circa judicationem subtenues.</text:span><text:span text:style-name="T25"> Quum<text:line-break/>ostendit quae lu prognostico de tenuibus urinis quae ge-<text:line-break/>mi.nae sunt, scripsit. Primae quidem hae sunt: Quoad<text:line-break/>autem </text:span><text:span text:style-name="T7">urina fulva tenuisque fuerit, crudus erit morbus.<text:line-break/></text:span><text:span text:style-name="T25">Alterae vero hae: (lui urinas, </text:span><text:span text:style-name="T7">tenues et crudas diuturno<text:line-break/>tempore mejunt et quae caetera ut superfuturis stgna suna,<text:line-break/>his abfcestum ad regiones septa transversu inferiores ex-<text:line-break/>spectare oportet.</text:span><text:span text:style-name="T25"> Quapropter ad eorum quae Pythioni<text:line-break/>acciderunt finem ad verbum ita scripsit: </text:span><text:span text:style-name="T7">Quadragesimo<text:line-break/>autem a judicatione' die, postea suppuratio circa spedem<text:line-break/>et stranguriosus absuestsus factus esu</text:span><text:span text:style-name="T25"> Quia vero et tremo-<text:line-break/>ris manuum et delirii primo statim die meminit et in<text:line-break/>sequentibus scripsit: Omnia </text:span><text:span text:style-name="T7">exacerbata sunt’,</text:span><text:span text:style-name="T25"> atque ad-<text:line-break/>jecit: </text:span><text:span text:style-name="T7">Septimo os distortum est:</text:span><text:span text:style-name="T25"> definiendum est, utrum<text:line-break/>increscente cerebri malo aut deorsum translato os detra-<text:line-break/>ctum sit. Atqui ex sequentibus ad inferiores regiones<text:line-break/>magis translatio facta esse non communi earum ad </text:span><text:span text:style-name="T7">cepe-</text:span></text:p>
      <text:p text:style-name="P17"><text:span text:style-name="T25">brum affectu videtur. Fortassis quod aegroto vena fecta<text:line-break/>fuerit, cujus gratia ipse magnum emolumentum eonsequu-<text:line-break/>tus esu Et vero primis diebus nondum sputorum quic-<text:line-break/>quam exiguum apparebat, impacta lateri affectione, non<text:line-break/>propter ipsius malignitatem. Scimus enim gravissimas </text:span><text:span text:style-name="T7">effe<text:line-break/></text:span><text:span text:style-name="T25">tum peripneumonias tum pleuritidas, in quibus nihil<text:line-break/>exspuitur, quatenus etiam ipse docuit Hippocrates. Cae-<text:line-break/>terum hic non ob morbi gravitatem nihil sputi primis<text:line-break/>diebus esse redditum existimandum est, fed quod circa<text:line-break/>primum lutercostale spatium tantum esset affectio; quodfi<text:line-break/>et gravis et in eo esset solum loco, neque quicquam ob<text:line-break/>id exspueretur. Itaque venae sectionis auxilio potuit re-<text:line-break/>vulsis humoribus istic redundantibus initium coctionis<text:line-break/>affectioni sexto die contigisse, in qua sputa primum com-<text:line-break/>memoravitr Quod autem de decimo die recensendum dis<text:line-break/>stuleram , est ejusmodi. Neque in his epidemiorum libris<text:line-break/>quispiam plane decimq die judicatus est, neque ipse usquam<text:line-break/>asseruit decimum diem judicatorium esse, quemadmodum</text:span></text:p>
      <text:p text:style-name="P18"><text:span text:style-name="T25">undecimum non raro pronunciavit. Habes autem omnes<text:line-break/>ipsius sententias lu commentariis de diebus judicatoriis<text:line-break/>collectas, ubi etiam quadragesimus morbos judicare osten-<text:line-break/>•ditur, non quadragesimus secundus, prout existimarunt<text:line-break/>nonnulli, qui dierum judicatoriorum circuitus septumanis<text:line-break/>integris fieri ducebant.. Quod si quis ob id solum arbi-<text:line-break/>tretur morbum non absolute judicatum este, quod Pythio<text:line-break/>decimo die, non undecimo sudaverit, non recte, judicat.<text:line-break/>Defectus namque judicationis eo quod nondum coctus<text:line-break/>sit morbus, necessario accidit. Multos siquidem et ipse<text:line-break/>.Hippocrates scripsit et nos conspeximus diebus judicato-<text:line-break/>riis ob solam urinarum cruditatem non integre judicatos,<text:line-break/></text:span><text:span text:style-name="T25">i </text:span><text:span text:style-name="T25">.Utrisque vero inter se concurrentibus et aegri decimo<text:line-break/>die imbecillitate et urinarum cruditate, non debuit for-<text:line-break/>tassis homo judicari aut non vere et judicatorie. Quare<text:line-break/>forfan scriptum undecimo et non decimo statim per initia<text:line-break/>vitiatum est; quemadmodum et alia multa vitiata esse con-</text:span></text:p>
      <text:p text:style-name="P17"><text:span text:style-name="T25">spiciuntur, quae ab his qui primum haec scripferunt, ne-<text:line-break/>glecta perpetuo manenti Verum de decimo die haec<text:line-break/>sufficiant. Jam vero perpendere non perfunctorie melius ...<text:line-break/>est; quodnam enaeorema nubilosum existere ducendum<text:line-break/>sit. In prognostico namque scriptum est: </text:span><text:span text:style-name="T7">Quae nubes in<text:line-break/>urinis innatant, albae quidem bonae, nigrae vero pravae.<text:line-break/></text:span><text:span text:style-name="T25">Neque igitur urina nubilosa, neque enaeorema in progno-<text:line-break/>stico explicatum est, etiamsi accurate omnem in eo libro<text:line-break/>docuerit ex urinis lu acutis morbis praenotionem. Neque<text:line-break/>vero eorum qui praesentem librum exposuerunt quisquam<text:line-break/>explanavit, quidnam urinam nebulosam esse velit Hippo-<text:line-break/>crates. Ego vero quae mihi videntur de ipsa perquirenti .<text:line-break/>recensere non cunctabor. Nubis nomen ab ambiente nos<text:line-break/>aere per metaphoram in urinis medici dicere consueve-<text:line-break/>runt. Sive Hippocrates hanc appellationem primus de<text:line-break/>fpecie aliqua vel enaeorematum vel urinarum dixerit,<text:line-break/>sive aliter ipsis quispiam indiderit. Quemadmodum igitur</text:span></text:p>
      <text:p text:style-name="P17"><text:span text:style-name="T25">in continente nos aere interdum quidem caliginosus fit sta-<text:line-break/>tus, quum is atris nubibus addeusatus est, interdum vero sin-<text:line-break/>cerus et nubibus vacuus emicat et nubes quaedam per ipsum<text:line-break/>dispersae conspiciuntur: ac tunc </text:span><text:span text:style-name="T7">aer nubilosus dicitur,</text:span><text:span text:style-name="T25"> quo<text:line-break/>tempore nubium colorem, neque plane nigrum, neque<text:line-break/>lucidum, sed inter hos medium cernimus: sic et lotium<text:line-break/>et enaeorema nubilosum videtur mihi appellare Hippo-<text:line-break/>crates, quod neque colore nigrum est, neque jam plane<text:line-break/>nigrum, fed inter haec medium. Tale igitur enaeorema<text:line-break/>Pythioni factum esse conjiciendum esu Si namque album<text:line-break/>fuisset, imperfectam judicationem fecisset, quemadmodum<text:line-break/>etiam si nigrum, non probam. Quonia'm vero inter al-<text:line-break/>bum et nigrum esset, ob id quidem bona, fed incompleta<text:line-break/>. judicatio contigit. Quod vero residuum fuit, quadragesimo<text:line-break/>die in duplicem abscessum transiit, quem ipsum rectum<text:line-break/>non existimant , magisque neque rectam ipsam explicant,<text:line-break/>quod stranguriam Pythioni factam esse consensu abscessus<text:line-break/>in sedem existiment, quum Hippocrates ipse interdum</text:span></text:p>
      <text:p text:style-name="P17"><text:span text:style-name="T25">-quidem scribat simpliciter factam stranguriam, interdum<text:line-break/>vero non simpliciter, .sed ipsi adjiciat abscessus appellatio-<text:line-break/>nem, ut in secundo primi epidemlorum statu, quum itu<text:line-break/>scribit: </text:span><text:span text:style-name="T7">Unicum vero utile et eorum quae edebantur<text:line-break/>signorum maximum, quodque plurimos maximis periculis<text:line-break/>immersas Uberavit, hoc suit ut ud stranguriam diverterent<text:line-break/>et in hanc abseestsus conciderent.</text:span><text:span text:style-name="T25"> Ipso namque appellante<text:line-break/>abscessus tum eos qui vexantium humorum excretione<text:line-break/>facti sunt tum eos qui decubitu et meritu. Ut autem in<text:line-break/>aliis ad dysenteriam, ita et nunc ad stranguriam abscessus<text:line-break/>factos fuisse pronunciavit, quum pravi qui venis conti—<text:line-break/>nentur humores utraque exeretione purgarentur. Hoc<text:line-break/>ergo in ipsu secundo statu de urinis paulo ante textum,<text:line-break/>quem nuper protuli, ita ipse scripsit </text:span><text:span text:style-name="T15">ι </text:span><text:span text:style-name="T7">Et cum stranguria,<text:line-break/>non nephriticae, sed his alia pro aliis.</text:span><text:span text:style-name="T25"> Hoc est pro vi-<text:line-break/>tiosis qui in venis sunt humoribus et febribus his succe-*<text:line-break/>dentibus purgationes considerant, pravis humoribus per<text:line-break/>vesicam excretis, ut nonnunquam per intestina. Morsus</text:span></text:p>
      <text:p text:style-name="P18"><text:span text:style-name="T25">igitur ab acribus excrementis procreatus stranguriam pa-<text:line-break/>riebat. Vesica siquidem, ut demonstratum est, iu strangu-<text:line-break/>riis ab urinarum excretione proritatur, priusquam lusigui-<text:line-break/>ter ab ipsis impleatur, geminam ob causam, aut quod<text:line-break/>ipsarum mordacium redditarum qualitatem non ferat aut<text:line-break/>quod propter imbecillitatem gravetur, priusquam acerven-<text:line-break/>tur, etiamsi. paucae omnino fuerint. Talem igitur quen-<text:line-break/>dain Pythioni jam factum esse abscessum pronunciat, nec<text:line-break/>ita simpliciter rcripsit eum in stranguriam incidisse, fed<text:line-break/>abscessum habuisse addidit. Sic enim sese habet textus;<text:line-break/></text:span><text:span text:style-name="T7">Suppuratio circa sudem et stranguriosus abfcesuus suctus<text:line-break/>eji.</text:span><text:span text:style-name="T25"> Verum talia plerique interpretes, nam e duobus </text:span><text:span text:style-name="T7">al-<text:line-break/>terum, aut</text:span><text:span text:style-name="T25"> praetermittunt aut perperam interpretantur<text:line-break/>• protrahuntque non necessario; de quibus femel hoq in<text:line-break/>loco disserere statui. Equidem satius esse ducebam longo<text:line-break/>a me quaesita tempore et cum judicii fecuritate inventa<text:line-break/>sola scribere, citra omnem eorum qui perperam exposue- .<text:line-break/>runt reprehensionem. Sed quoniam nonnulli prorsus</text:span></text:p>
      <text:p text:style-name="P18"><text:span text:style-name="T25">rudes atque ab omni disciplina alieni, ubi in peregrinas<text:line-break/>quorundam scripturum expositiones inciderunt, hac ipsa<text:line-break/>novitate capti ipsas celebranti Quamobrem satius esse<text:line-break/>duxi semel eorum qui ita interpretantur mentionem </text:span><text:span text:style-name="T7">fa-<text:line-break/>cere ,</text:span><text:span text:style-name="T25"> quum etiam ipse Hippocrates enunciaverit: Extra-<text:line-break/>neum </text:span><text:span text:style-name="T7">namque nondum intelligentes magis quam consue-<text:line-break/>tum laudant, quod jam</text:span><text:span text:style-name="T25"> noverunt, </text:span><text:span text:style-name="T7">quia utile atque alie-<text:line-break/></text:span><text:span text:style-name="T25">. num magis quam </text:span><text:span text:style-name="T7">apertum.</text:span><text:span text:style-name="T25"> Quocirca • qui praeterrnoniti<text:line-break/>nostros in commentarios inciderunt et qui et quales sint<text:line-break/>pravarum explicationum modi-’ ipsos cognoscere queant,<text:line-break/>prolixius hic de his omnibus scribere institui. Nemo<text:line-break/>vero orationis prolixitatem vitio, vertat., ad vitiosarum<text:line-break/>explicationum, dignotionem adjutorem perpetuo ipfum ha-<text:line-break/>biturus. Ipsarum itaque explicationum genus unum est,<text:line-break/>quod in proposito aegroto quidam fecerunt, e quibus unius<text:line-break/>verba ipsis nominibus adscribam, ne quis me virum falso<text:line-break/>arguere existimet. </text:span><text:span text:style-name="T7">Telluris vero templum,</text:span><text:span text:style-name="T25"> fortassis ad<text:line-break/>causae demonstrationem, qua manuum tremor factus mor-</text:span></text:p>
      <text:p text:style-name="P18"><text:span text:style-name="T25">busque ipsi inciderit, positum est: veluti mulieri ob men-<text:line-break/>struorum suppressionem, ut par est, propter partis otium:<text:line-break/>obortam. In fexto rursus narrat profecto peregre viro<text:line-break/>- otiatam parte mulierem collectis ad os menstruis bar-</text:span></text:p>
      <text:p text:style-name="P19"><text:span text:style-name="T25">bam produxisse. Quod quid aliud existit quam femina<text:line-break/>lu virum mutata? Sic itaque Pythio a coitu temperatus<text:line-break/>propter eam quam circa fanum curam habebat morbum<text:line-break/>incurrit. Haec quidem unius interpretum oratio, fese de-<text:line-break/>struentis, quod saepius quidem Hippocrates domicilia no-</text:span><text:span text:style-name="T55">;<text:line-break/></text:span><text:span text:style-name="T25">minatim commemoret , non eorum omnium, fed paucissi-<text:line-break/>morum prorins .enarrationem scribat. Si namque non<text:line-break/>otiose aegrorum domicilia conscripta sint, fed aliquid quod<text:line-break/>arti commodetur commonstrent; non recte fecit qui lu<text:line-break/>paucis eorum vim explanavit, in caeleris vero vel multis<text:line-break/>praetermisse, ut statim lu primo aegroto in primo epide-'<text:line-break/>rniorum fcripto. </text:span><text:span text:style-name="T7">Philiscus enim,</text:span><text:span text:style-name="T25"> inquit, </text:span><text:span text:style-name="T7">prope moenia<text:line-break/>habitabat.</text:span><text:span text:style-name="T25"> Deinde rursus: Epicrati/ </text:span><text:span text:style-name="T7">uxor, quae apud</text:span></text:p>
      <text:p text:style-name="P18"><text:span text:style-name="T7">Archegetem decumbebat.</text:span><text:span text:style-name="T25"> Tum: .Erasinus, qui </text:span><text:span text:style-name="T7">adBootae<text:line-break/>torrentem habitabat.</text:span><text:span text:style-name="T25"> Mox: </text:span><text:span text:style-name="T7">Clazomenium, qui juxtaPhry-<text:line-break/>uichidae puteum jacebat.</text:span><text:span text:style-name="T25"> Postea ’ de muliere quadam:<text:line-break/>Dromeadae, inquit, </text:span><text:span text:style-name="T7">uxorem, quaip stliam pepererat.</text:span><text:span text:style-name="T25"> Deinde<text:line-break/>de alia rursus muliere, </text:span><text:span text:style-name="T7">quae in littore decumbebat,</text:span><text:span text:style-name="T25"> Atque<text:line-break/>in hoc ipso epidemiorum tertio pleiosque alios reperias<text:line-break/>icriptos aegrotos cum domiciliis in quibus habitabant,<text:line-break/>quas nullo modo prorsus explicant. Chaerio, inquit, qui<text:line-break/>apud </text:span><text:span text:style-name="T7">Demaeneturn habitabat.</text:span><text:span text:style-name="T25"> Ah hoc deinceps: Eurya-<text:line-break/></text:span><text:span text:style-name="T7">nactis stliam virginem ignis prehendit.</text:span><text:span text:style-name="T25"> Deindei alynan-<text:line-break/></text:span><text:span text:style-name="T7">chicac apud Tabicrnem.</text:span><text:span text:style-name="T25"> Post hanc rursus i </text:span><text:span text:style-name="T7">Adolefcentu-<text:line-break/>lus, qui in suro mendacium habitabat.</text:span><text:span text:style-name="T25"> Sed quid multa<text:line-break/>adscribere oportet, quum totus fere liber scriptura ejus-<text:line-break/>modi refertus sit? Verum ad propositum procedendum.<text:line-break/>Quum enim permulti aegroti ita descripti' sint, omnium<text:line-break/>domicilia aut nullum explicare oportebat. Verum non-<text:line-break/>nulli librorum interpretes auditores tantopere contemsc-<text:line-break/>•lunt, ut ego hon nunquam lu Alexandria explicationem hu-</text:span></text:p>
      <text:p text:style-name="P18"><text:span text:style-name="T25">jusmodi audierim cujusdam aegri in primo epidemiorum<text:line-break/>descripti eo in textu, cujus exordium est: </text:span><text:span text:style-name="T7">Silenus qui<text:line-break/>apud Platamonem habitabat.</text:span><text:span text:style-name="T25"> In his enim quae huic ac-<text:line-break/>ciderant explicandis etiam talem quandarn orationem<text:line-break/>scripsit Hippocrates: </text:span><text:span text:style-name="T7">Nocte nequaquam dormivit, verba<text:line-break/>multcsu</text:span><text:span text:style-name="T25"> His igitur acclamavit interpres libri, </text:span><text:span text:style-name="T7">lunaticus<text:line-break/>enim erat.</text:span><text:span text:style-name="T25"> Discipuli vero clamoribus exilientes supra<text:line-break/>modum admirati funt. Nonnulli quidem interpretes lu<text:line-break/>tam supervacaneam sedulitatem venerant, ut quaerant<text:line-break/>utrum in Platamone Silenus habitaret. Quidam vero in<text:line-break/>Platamone per m, nonnulli autem in Platanone per n.<text:line-break/>Eadem vero ratione quaerunt hujusmodi interpretes, quum<text:line-break/>Hippocrates pronunciavit: </text:span><text:span text:style-name="T7">Habitabat in theatro,</text:span><text:span text:style-name="T25"> nnm sa-<text:line-break/>tius sit scribere theetrum an theatrum. At eos quidem<text:line-break/>arguuut qui in talibus tempus conterunt; alios vero qui<text:line-break/>per ea in Prorrhetico et Coacis praenotionibus scripta<text:line-break/>exponunt, quae horum librorum aegris evenerunt, plerique</text:span></text:p>
      <text:p text:style-name="P17"><text:span text:style-name="T25">admirantur. At in plurimis eorum in prorrhetico de-<text:line-break/>scriptorum pravitas per quosdam lu eum librum confectus<text:line-break/>commentarios demonstrata esu Proditur siquidem libri<text:line-break/>auctor saepius ex unr vel duobus sigillarim ab ipso con-<text:line-break/>spectis universales enunciationes conficere.’ Multos quoque<text:line-break/>concursus ex diversi generis signis acervatos eum scribere<text:line-break/>demonstratum esu Et vero tantam in ea doctrina con-<text:line-break/>curfuum multitudinem esse declaravimus, ut ipsi connu- '<text:line-break/>merari nequeant. Praeterea quoque illud a nobis decla-<text:line-break/>ratum est in eorum explicatione quae scripsit auctor pror-<text:line-break/>rhetici doctrinam aliam ea meliorem reperiri non posse<text:line-break/>quae ab Hippocrate in prognostico data est, ipfo fingu-<text:line-break/>lorum seorsim signorum vires docente, neque enim aliter</text:span></text:p>
      <text:p text:style-name="P22"><text:span text:style-name="T25">• fieri posse ut multis simul concurrentibus quicquam<text:line-break/>praenoscatur. Qui ergo librum utrumque legerint, et pro-<text:line-break/>gnosticum et prorrheticum, iis clara esse certo scio quae<text:line-break/>nunc dicta sunt omnia. Quod si quis nostros lu ea opera</text:span></text:p>
      <text:p text:style-name="P17"><text:span text:style-name="T25">commentarios praelegerit, poterit etiam absque his nune<text:line-break/>commemoratis hujusmodi interpretationis pravitatem ex<text:line-break/>me cognoscere. Qui vero eos non legerint, ad illos prius<text:line-break/>eos accedere velim; postea vero rursum huc reversos tum<text:line-break/>intelligere, tum quae a me prodita sunt,, de ipsis ferre<text:line-break/>fententiam. Accepto siquidem paulo ante quodam ex com-<text:line-break/>mentariis a Lyco Macedone in praesentem librum condi-<text:line-break/>tis, tres reperi in Pythionis enarratione textus e prorrhe-<text:line-break/>tico conscriptos. Ipse in primo quidem ita ad verbum<text:line-break/>dicebat: </text:span><text:span text:style-name="T7">Tremulae, obscurae et contrectabiles desipientias<text:line-break/>admodum phreniticae, ut et Didymarcho in Co contigit.<text:line-break/></text:span><text:span text:style-name="T25">In secundc sic;: </text:span><text:span text:style-name="T7">Tremores </text:span><text:span text:style-name="T60">r</text:span><text:span text:style-name="T7">udoribus oborti redire consue-,<text:line-break/>verunt.</text:span><text:span text:style-name="T25"> Tertius denique his verbis scriptus est: Urinae 4<text:line-break/></text:span><text:span text:style-name="T7">turbulentis vigiliis decolores, cum nigris sufpensts delirium,<text:line-break/>portendunt.</text:span><text:span text:style-name="T25"> Ipsi, quidem sunt ex prorrhetico textus </text:span><text:span text:style-name="T7">a<text:line-break/></text:span><text:span text:style-name="T25">Lyco adscripti, ac si Quintus in propositi Pythionis ex-<text:line-break/>plicatione ita protulisset. Mihi vero quandoquidem prave<text:line-break/>scripta conatus sum arguere, etiamsi superioribus commen-<text:line-break/>tariis id agere vitaverim, hujusmodi tamen explicationum</text:span></text:p>
      <text:p text:style-name="P17"><text:span text:style-name="T25">pravitatem declarare satius isse videtur. - Primum ilaque<text:line-break/>pronrhetici textus his quae in Pythione narrantur mini-<text:line-break/>meecngruit; neque enim cum silentio, neque magnopere<text:line-break/>fuit phreniticus. , Nos autem quum prorrheticum explica-<text:line-break/>remus, quae et qualea sunt cum silentio desipientiae, de-<text:line-break/>monstravimus etcur ipsas admodum phreniticas pronum<text:line-break/>ciaverit, quorum neutrum in Pythione fuit. Non enim<text:line-break/>citra silentium deliravit, ac moderate phreniticus factus<text:line-break/>est. Secundus autem textus quo pronunciat: Tremores<text:line-break/>fudoribus succedentes redire consueverunt. Quae Py-<text:line-break/>thioni contigerunt, his contrarium ostendit. Non enim </text:span><text:span text:style-name="T25">.<text:line-break/></text:span><text:span text:style-name="T25">succedebant, sed ex principio quidem simul invadebant,<text:line-break/>postea vero ipse die, decimo sudavit; Quare tremores non<text:line-break/>fudoribus successisse videntur, -sed tremoribus sudores.<text:line-break/>Textus reliquus ac tertius quo pronunciavit t </text:span><text:span text:style-name="T7">Turbulentis<text:line-break/>aa vigilibus decolores cum nigrii enqeorematibui delirium<text:line-break/>portendunt:</text:span><text:span text:style-name="T25"> decenter a Lyoo citatus esset, si Pythio pri-<text:line-break/>mum quidem non absque perturbatione vigilasset, urinam-</text:span></text:p>
      <text:p text:style-name="P18"><text:span text:style-name="T25">que cum nigre enaecremate minxisset, deinde ita postea<text:line-break/>desipuisset. Verum quoniam neque minxit- talia, nubilo-<text:line-break/>sum siquidem enaeorema a nigro magno, distat intervallo,<text:line-break/>neque ex vigiliis turbulentis phreniticus factus est, fed<text:line-break/>statim a primo die deliravit; non rectu adductus esu<text:line-break/>Quid enim prohibebat enaeorema nigrum ipsum dicere,<text:line-break/>deinde vigilias quidem primo vel fecundo die; postea vero<text:line-break/>primo rursus die, ac deluceps desipientiam ? Imo etiam<text:line-break/>ipse Lyciis quum vocem </text:span><text:span text:style-name="T7">nubilosum</text:span><text:span text:style-name="T25"> interpretaretur, quod<text:line-break/>ab ea nigrum significaretur, pronunciare non ausus esu<text:line-break/>Quare supervacuo haec adjecit, si supervacanee adjecta<text:line-break/>non solum ad propositum inutilia, verum etiam omnino<text:line-break/>falsa dicere oportet , neglexitque omnino praecipua quae<text:line-break/>ab Hippocrate pronunciata sunt, quisnam su tremorum<text:line-break/>affectus, quae in tremulis manibus sedes affecta aut undi<text:line-break/>varia sputa et multa his succedentia, de quibus ego dis-<text:line-break/>serui. Nihil enim horum prorsus speculatus ceu quae-<text:line-break/>stionem, quod nequaquam omnino quaestui sit, ad verbum</text:span></text:p>
      <text:p text:style-name="P17"><text:span text:style-name="T25">sibi ita objicit : </text:span><text:span text:style-name="T7">Septimo die os distortum asu</text:span><text:span text:style-name="T25"> Atque yi-<text:line-break/>detur historia .ipsa eum ea quae lu aphorismis sic habet<text:line-break/>sententia; </text:span><text:span text:style-name="T7">In febre, non intermittente st labrum aut nasus<text:line-break/>aut oculus aut supercilium pervertatur , st non videat, st<text:line-break/>non audiat, imbecillo jam corpore, quicquid horum acci-<text:line-break/>derit, mors proxima.</text:span><text:span text:style-name="T25"> Haec est Lyci oratio sibi tanquam<text:line-break/>quaestionem objicientis, quae nullam prorsus ambiguitatem,<text:line-break/>continet. In aphorismis enimalixitt </text:span><text:span text:style-name="T7">Imbecillo jam cor-<text:line-break/>porer</text:span><text:span text:style-name="T25"> At Pythioni non imbecillo os distortum est. Enim-<text:line-break/>vero quum solvit Lycus quod ipse objecerat, nihil aliud<text:line-break/>ad solutionem protulit quam quod nunc djctum est. Ita-<text:line-break/>que quod manifestum erat, id tamquam dubium propo-<text:line-break/>suit. Ex caeteris vero nihil quod artem esset utile, quae-</text:span></text:p>
      <text:p text:style-name="P22"><text:span text:style-name="T55">1</text:span><text:span text:style-name="T25"> sivit; neque quisnam 'esset affectus Pythioni, quo oborta<text:line-break/>essent descripta symptomata, quis item locus aut qui es-<text:line-break/>sent affecti. Imo , neque quod de venae sectione praeter-<text:line-break/>missum erat indicavit. Humorum etiam temperamento-<text:line-break/>rumque non solum nunc non rnerniuit, vel coeli status.</text:span></text:p>
      <text:p text:style-name="P17"><text:span text:style-name="T25">fed neqne in ulla alia'' aegrorum explanatione quam po-<text:line-break/>tissimum oportebat considerare qui Hippocratis librum luv<text:line-break/>terpretabatur ac sic Asclepiadem exponeret, poros</text:span><text:span text:style-name="T55">1</text:span><text:span text:style-name="T25"> ettu-i<text:line-break/>mores ae lucompacta elementa, et ad tenuium partium<text:line-break/>lationem ipsum dicere oportebat. Ad haec enim ille<text:line-break/>principia reducit. omnia./' Calidum vero, frigidum , hurni-<text:line-break/>dum et siccum causas statuit Hippocrates ; quemadmodum<text:line-break/>ambientem aerem in animantium corporibus, sic et quae,<text:line-break/>tuor humores temperamento luter ie discrepantes ait tam<text:line-break/>sanitatis tum' morborum caulas: sanitatis quidem, quum<text:line-break/>inter fe commoderate sc habuerint, morborum vero quum<text:line-break/>vel exuperaverint aut aefecerint aut ex peculiari ioco in<text:line-break/>alienum transierint. Ilaque ad haec principia etiam qui<text:line-break/>ante Lycum et Quintum aliquem Hippocratis librum ex-'<text:line-break/>plicarunt empirici, prorsus agere student quemadmodum<text:line-break/>in'comoediarum actibus nonnulli propriam inductae </text:span><text:span text:style-name="T7">pesu,<text:line-break/></text:span><text:span text:style-name="T25">Ibnae simul actionem fervant. Nam ut qui Erasistratuin<text:line-break/>interpretantur, recte fe de humoribus vel temperamentis<text:line-break/>verba facere putant, si qui dicere aliquid in Hippocrati-</text:span></text:p>
      <text:p text:style-name="P17"><text:span text:style-name="T25">oum librum aggreditur, recte facit, si ad vocem illius<text:line-break/>scopum explicationis dirigat. Sed fortassis Lyci tanquam<text:line-break/>no tho' Hippocratis sectae aemulo indulgere in his quibus<text:line-break/>delinquere videtur est melius, nisi quis hoc iplo lueuset,<text:line-break/>quod , quum enarrationes scribere nequeat, agat fabulam.<text:line-break/>Id enim huic simile est, si comoediam aggrediaris et agere<text:line-break/>nequeas. Si quis vero ad eos, qui fe Hippocraticos no-<text:line-break/>minant, accesserit, non recte ipsis veniam dederit,, ubi<text:line-break/>spuriorum externorum sectae Hippocraticae aemulorum<text:line-break/>instar aberraverint. Qnum vero et eorum errores non so-<text:line-break/>lum ab Hippocratis sententia, verum etiam ab ipsa rerum<text:line-break/>veritate secesserint, eos dupliciter quisque incusaverit.<text:line-break/>.Optimum siquidem est consentaneum interpretem utrurn-<text:line-break/>que. hunc scopum habere , et auctori consentanea et vera<text:line-break/>dicere. Qui alterum dumtaxat servat, is quod dimidium<text:line-break/>totius labefactaverit, culpandus est. Qui vero interpres<text:line-break/>neque vera neque libri auctori conscntanea loquitur,<text:line-break/>summe peccare existimandus esu Caeterum Sabinus ipsius-</text:span></text:p>
      <text:p text:style-name="P17"><text:span text:style-name="T25">que discipulus Metrodorus, quamquam superioribus Hippo-<text:line-break/>eraticis accuratiores esse existimatifunt, tamen et Hippo-<text:line-break/>cratem ipsi laepius male explicare videntur. Atque statim<text:line-break/>in proposito aegroto iis verbis proferunt. Ut enim con-<text:line-break/>vulsio tum a vacnatione tum repletione fit, ita et tremor,<text:line-break/>•qui parva est convulsio, a contrariis absolvitur. De causa<text:line-break/>igitur qua ejusmodi fiant affectus dogmaticorum virorum,<text:line-break/>non empiricorum est disserere. Attamen ipsos' cognoscere<text:line-break/>atque ab invicem discernere posse etiam empiricis neces-<text:line-break/>sarium est. Videtur autem primum in ea ipsa re Sabinus<text:line-break/>deceptus, quod tremorem parvam esse convulsionem dixe-<text:line-break/>rit. Toto namque genere inter se differunt hi affectus.<text:line-break/>At functionum laesiones affectus aut symptomata vocare<text:line-break/>nihil differt. Non enim affectus quidem infolidis anima-<text:line-break/>lis partibus existunt, it oedema, phlegmone et fcirrhus,<text:line-break/>sed ut functiones in fieri suam existentiam assumunt, non<text:line-break/>quod constanter eo in habitu existant, sic et earum este-</text:span></text:p>
      <text:p text:style-name="P18"><text:span text:style-name="T25">ctiones. Quum enim omnis motus in fieri suam existen-<text:line-break/>tiam sortiatur, quumque sit in animalibus voluntarius<text:line-break/>quidam motus, quemadmodum alter involuntarius ac<text:line-break/>naturalis, voluntarii laesiones in musculorum motibus<text:line-break/>fiunt, </text:span><text:span text:style-name="T7">a</text:span><text:span text:style-name="T25"> quibus et qui secundum naturam sunt, eos sci-<text:line-break/>mus perfici. Verum quod in ipsis fecundum naturam est,<text:line-break/>unum et simplex existit; quod vero praeter naturam, lu<text:line-break/>primis quidem duabus differentiis, aut praeter voluntatem<text:line-break/>aut ex voluntate, non tamen secundum naturam, sed ex<text:line-break/>impetu dicere vel ex voluntate, quantum ad praesens at-<text:line-break/>tinet-, nihil iuteresu Ex motibus autem qui citra arbi-<text:line-break/>trium fiunt in instrumentis ex voluntate moveri solitis<text:line-break/>alius convulsio appellatur, alius palpitatio, altus rigor,<text:line-break/>inter se differentes. Sed de his universe uno integro<text:line-break/>opere dictum est.- Motus vero qui secundum arbitrium<text:line-break/>et non fecundum naturam editur, una est species qui tre-<text:line-break/>mor vocatur, de quo nunc disserere necessarium est, quo-<text:line-break/>niam et de caeteris hujus gratia quiddam enarratum, esu<text:line-break/>Eit igitur tremor non solum tum musculis tum nervis</text:span></text:p>
      <text:p text:style-name="P18"><text:span text:style-name="T25">aegrotantibus, verum etiam secundum naturam se haben-<text:line-break/>tibus, quum quis supra vires quodcunque pondus aut ma-<text:line-break/>nibus bajulare aut humeris imponere contendit. Itaque<text:line-break/>nonnulli conspiciuntur juvenes robustissimi dum praegrave<text:line-break/>gestant onus aliquod, cruribus obtremiscere, </text:span><text:span text:style-name="T7">ac</text:span><text:span text:style-name="T25"> maxime<text:line-break/>quum scalas ascendere tentaverint. At quod illis in ma-<text:line-break/>ximis ponderibus, id et senibus atque aliter imbecillis<text:line-break/>ex miporibus accidit. Haec namque etiam gravia jam<text:line-break/>imbecillis existunt. Quidam etiam animi affectus tremo-<text:line-break/>' res ’ efficiunt. Nam et libro de tumoribus pronunciaturn<text:line-break/>est; transeunti per praecipitem locum crura tremere, quod<text:line-break/>videlicet maximus terror vices dissolvat, quemadmodum<text:line-break/>etiam si quis alius accedentem feram aut latrones aut ho-<text:line-break/>stes intuitus metuat. Itaque nos merito in commentario<text:line-break/>de tremore, convulsione, palpitatione et rigore tremorem<text:line-break/></text:span><text:span text:style-name="T25">\ </text:span><text:span text:style-name="T25">ex facultatis infirmitate perpetuo fieri demonstravimus. At<text:line-break/>quia interdum quidem ipsa facultas per fe imbecilla est,<text:line-break/>interdum vero ob animi affectum, aut etiam quia nequa-</text:span></text:p>
      <text:p text:style-name="P17"><text:span text:style-name="T25">quam propria ratione affecta ex </text:span><text:span text:style-name="T7">gravi</text:span><text:span text:style-name="T25"> pondere haec pati-<text:line-break/>tur; tres causiarum ipsius esse differentias asseruimus, vo-<text:line-break/>luntariorum instrumentorum intemperiem, affectum animi<text:line-break/>et oneris gravitatem. Si igitur neque metuenti, neque<text:line-break/>-grave onus gestanti'tremor fiat, e duobus alterum existit,<text:line-break/>aut instrumentorum est intemperies aut in ipso corpore<text:line-break/>circa musculos vel nervos pondus. Sed quidam sermoni<text:line-break/>fuhest error</text:span><text:span text:style-name="T36">f</text:span><text:span text:style-name="T25"> de quo in commentariis de tremore; convul-<text:line-break/>sione, palpitatione et rigore diximus. Quidam enim.con-<text:line-break/>spiciuntur et manibus et capite tremere, partes movere<text:line-break/>non proponentes, atque ob id falsu dictum esse videtur<text:line-break/>quod instituentibus agere quippiam eveniat. Verum si<text:line-break/>intellexeris, reclinato cervicali collo capitis tremorem de-<text:line-break/>sistere manusque depositas non amplius ipsas tremere, cre-<text:line-break/>des merito dici quibus quaecunque pars otiatur, ipsi pror-<text:line-break/>sus tremorem non oboriri. Si vero attollant aut subla-<text:line-break/>tum illud servent, tunc fieri symptoma. Tanta siquidem<text:line-break/>musculorum requie indigent qui </text:span><text:span text:style-name="T7">ita</text:span><text:span text:style-name="T25"> agunt, ut etiam op-</text:span></text:p>
      <text:p text:style-name="P17"><text:span text:style-name="T25">positos inter Ce musculos simul moveant. Exempli gratia<text:line-break/>in manu et qui attollunt et qui deprimunt partem eam<text:line-break/>tum extendunt tum flectunt. Robustiori etiam opus est<text:line-break/>facultate his qui manum in angulum: ductam sublimem<text:line-break/>servant quam qui ipsam extendunt aut flectunt. Qui<text:line-break/>namque extendunt, uno musculorum genere ad id rei ef-<text:line-break/>ficiendum natura comparato operantur, feriatis tunc ipsam<text:line-break/>flectentibus. Qui vero flectunt, operantur quidem flectere<text:line-break/>natura solitis, feriantur autem extendere valentibus. Si<text:line-break/>quis vero sublatam in angulum et sublimem manum sur-<text:line-break/>tiatur, neque flectat, utrisque aequaliter musculis opera-<text:line-break/>tur , quemadmodum in tetanis vocatis. Non igitur minore<text:line-break/>his opus est robore, qui in ejusmodi figura vel crus vel<text:line-break/>collum vel manum servant citra ullam solidi corporis<text:line-break/>fulturam membrum tum valentis tum portantis. At quum<text:line-break/>ipsorum motrix facultas vectarum partium gravitate longe<text:line-break/>superior fuerit, facile quidem attollit, facile quoque sub-</text:span></text:p>
      <text:p text:style-name="P17"><text:span text:style-name="T25">latas servati Quum vero multo inferior fuerit, velut in<text:line-break/>resolutis, nullo pactu potest attollere. Quum autem ae-<text:line-break/>que pollens existit, vicissim sigillatimque vincitur. Vin- ,<text:line-break/>cens siquidem lu ipsa figura extensam manum fervat,<text:line-break/>nicta vero deorsum elabi sinit. Sed ausculta mihi id ita<text:line-break/>continue fieri, ut victrix haec membrum sustollat, victa<text:line-break/>mox a sursum sublatorum pondere deorsum ferri permit-<text:line-break/>tat; vincens vero rursum et illa simul facultatem eorum<text:line-break/>vindicans iterum attollere aggrediatur. Deinde quum haec<text:line-break/>vicissitudo brevissima fiat inclinatione, et quum infra ja-<text:line-break/>cet, sursum quamprimum revellatur et quae membrum<text:line-break/>attollit statim deorsum ex adverso ducat, neque exacte<text:line-break/>tum inconcussum tum' stabile servetur membrum, sed<text:line-break/>neque motus habeat in utramque partem effatu dignos,<text:line-break/>qui , brevibus et temporum et locorum intervallis serven-<text:line-break/>tur, Itaque tremor talis quidam existit motus, ut paucis<text:line-break/>complectar quae latius in praedicto libro narrata funt.<text:line-break/>Quae vero in morboso rigore fit partium concussio et ar-</text:span></text:p>
      <text:p text:style-name="P18"><text:span text:style-name="T25">bitratu et magnis contrariarum motionum sibi invicem<text:line-break/>fuccedentium intervallis simul cum sensu frigoris perfici-<text:line-break/>tur.- Simile quodammodo huic patbemati existit aliud<text:line-break/>tum musculorum tum nervorum, quod convulsio adpel-<text:line-break/>latnr, simili quidem in omnibus atque per organa ipsa<text:line-break/>existente in illis motione, quae et in eo quod impetu<text:line-break/></text:span><text:span text:style-name="T25">- </text:span><text:span text:style-name="T25">proprio ipsa moveantur evenit, sed hoc solo differt, quod</text:span></text:p>
      <text:p text:style-name="P19"><text:span text:style-name="T25">non proprio impetu ipsa moveantur. De palpitatione hoc<text:line-break/>in loco disserere supervacaneum est, ne et de pulsu dicere<text:line-break/>cogar, qui cum palpitatione quandam communitatem ha-<text:line-break/>bere videtur. Satis enim jam mihi etiam verba de tre-<text:line-break/>more praeter institutum in explanatorio libro prolata sunt.<text:line-break/>At desideranti accurate omnium praedictorum tum digno-<text:line-break/>tionern tum generationem perdiscere, liber legendus est,<text:line-break/>lu quo de his omnibus perfecte disserui, quando et de<text:line-break/>singultu et tussi et sternutamento et de caeteris quibusdam<text:line-break/>ejusmodi motibus a me quidem in libris de symptomatum<text:line-break/>causis definitum est, quum et dignotiones et differentias</text:span></text:p>
      <text:p text:style-name="P17"><text:span text:style-name="T25">motuum atque, eorum causas, a quibus proficiscuntur,<text:line-break/>percurrerem. Sabinus .autem in talibus omnibus aut plus<text:line-break/>aut minus quiddam neglexit. Quare contrario modo Quin-<text:line-break/>tus et Lycus tamquam illo prudeutiores admittendi 'sunt,<text:line-break/>quod nihil quicquam de hisce pronunciare non sint aggressi,<text:line-break/>fed ut empirici interpretationes fecerint, etiamsi empi-<text:line-break/>ricornrn nonnulli; quemadmodum declarari, ceu in co-<text:line-break/>moedia indutam perfonam agant, qui quum Hippocrati-<text:line-break/>cum quidem librum explicant , ut Hippocratici, Erasistrati<text:line-break/>tamen et Herophili et Asclepiadis aliorumque ab illis<text:line-break/>eujusque fectae esse produntur. Quod itaque femper dico,<text:line-break/>ubi nunc dixero, ad aliud pergam. Singulorum quae<text:line-break/>fcire medicum oportet, ut doctrinam seorsum fecerit, ita<text:line-break/>ad librorum Hippocratis explanationes accedere confenta-<text:line-break/>neum est, conclusiones- quidem in horum singulis demon-<text:line-break/>strandas recordatum, fed demonstrationes ipfas non com-<text:line-break/>memorantem. Id fane nos praestitimus, alius vero nullus</text:span></text:p>
      <text:p text:style-name="P17"><text:span text:style-name="T25">eorum qui lu Hippocratis opera scripserunt. Caeterurn in<text:line-break/>his aberrarunt omnes. Alia siquidem est quae res ipsas<text:line-break/>docet institutio quae accurate fusa oratione absolvitur.<text:line-break/>Ab ea: vero diflert quae lu operum explicatione- consistit,<text:line-break/>neque idem habet utraque propositum. Nam ejus oriae<text:line-break/>fusa explicatione constat scopus veritatis, est inventio;<text:line-break/>lu explanationibus autem senis sententia noscenda prae-<text:line-break/>ponitur. Qui ergo exacte singula prius didicerit, is po-<text:line-break/>stea ad librorum veterum expositiones deveniat oportet,<text:line-break/>habeatque hoc primum, ut senis mentem inveniat, secundo<text:line-break/>utrum recte, an non recte dicta sint quae scriptis sunt<text:line-break/>prodita, idque faciat demonstratorum in tractatibus de<text:line-break/>singulis medicis praeceptorum non irnrnernor. </text:span><text:span text:style-name="T25">_ </text:span><text:span text:style-name="T25">Qui vero<text:line-break/>interpretes demonstrationem suis dictis inferre nequeunt,<text:line-break/>loquacitate auditores obtundunt et ab auctoris lententia-<text:line-break/>recedunt, suis narrationibus fidem adhiberi volentes, at-<text:line-break/>que ob id a dictionibus ad dictiones transuunt, quae ipsae</text:span></text:p>
      <text:p text:style-name="P17"><text:span text:style-name="T25">nihil sane ad propositum conferunt. Quod autem non<text:line-break/>detur scientificorum sermonum demonstrationes in enar-<text:line-break/>rationibus conscribi, ex iis quoque nunc 'enunciatis li-<text:line-break/>quido conflet. Non enim solum in Pythione, verum<text:line-break/>etiam in aegris multis dicturum symptomatum' meminit<text:line-break/>Hippocrates. Si quis sane in omnibus citra demonstra-<text:line-break/>tionem, quae placita enunciaverrt, nullam quae scientiam<text:line-break/>pariat doctrinam, discipulorum animis infundet. Si vero<text:line-break/>in quibusdam aegris demonstrationem tradiderit, in aliis<text:line-break/>autem conticuerit, in primo quidem epidemiorum, fi ita<text:line-break/>contigerit, eas omnes dixerit. In caeteris vero ad illas<text:line-break/>remiserit, quod a nobis dictum est efficiet, uno nimirum<text:line-break/>in libro sermonem cum demonstrationibus abfolutissimum<text:line-break/>faciet, in aliis autem ipsius conclusiones scripturus. Sed<text:line-break/>id ipfurn utroque modo absurdum est: nam in primo epi-<text:line-break/>demiorum si. quis eum exponat, primum de necessitate<text:line-break/>quinquaginta commentarii erunt scribendi, duo autem vel<text:line-break/>unus, in singulos alios. Quapropter si quis prognosticum</text:span></text:p>
      <text:p text:style-name="P18"><text:span text:style-name="T25">veI aphorismos legere velit, ipsi prius necesse est illos<text:line-break/>quinquaginta commentarios primi epidemiorum libri inter-<text:line-break/>pretes praelegere. Ita vero si quis ab alio quodam com-<text:line-break/>mentarios scribere coeperit, in illum quidem quinquaginta<text:line-break/>scribet, qui vero alium libram legere voluerit, illos quin-<text:line-break/>quaginta libros ipsum prius legisse necessarium erit. </text:span><text:span text:style-name="T7">At-<text:line-break/>qui</text:span><text:span text:style-name="T25"> longe satius est problematum unumquodque, vel theo-<text:line-break/>rematum vel quovis modo quis vocare velit, seorsum fcri-<text:line-break/>ptum habere, atque ad illud solum reverti, quum quis de<text:line-break/>fcriptis in eo icientur doceri voluerit. Ob id sane et nos<text:line-break/>ut de tremore, convulsione, palpitatione et rigore, ita<text:line-break/>de aliis omnibus feorsum commentati conclusionibus de-<text:line-break/>monstratorum lu explicationibus usi sumus. Sabinus vero<text:line-break/>qui neque demonstravit quo pacto quatuor eae affectiones<text:line-break/>differant, tremor, palpitatio, convulsio et rigor, neque<text:line-break/>hic rationem ullam, etsi non comperto veram, neque de-<text:line-break/>.. monstrativam, sed probabilem dixit, principio quidem af-</text:span></text:p>
      <text:p text:style-name="P17"><text:span text:style-name="T25">feruit tremorem parvam esse convulsionem , paulo post au-<text:line-break/>tern procedens, speciem convulsionis tremorem esse pro-<text:line-break/>tulit. Sed enim quo celerius ab his quae praeter men-<text:line-break/>tem funt reprehensionibus, desistamus, adversus pravos<text:line-break/>interpretes conquesti, • statuamus tremorem convulllonem<text:line-break/>esse aut convulsionis speciem, ab eoqne discamus quonam<text:line-break/>modo in Pythione factus sit. Stomachus, inquit, hominis<text:line-break/>afficiebatur, llliusque sympathia manus tremebant. At<text:line-break/>affectum ullum stomachi ipsi fuisse demonstrare nemo pot-<text:line-break/>est, quum nullum prolatum symptoma in eorum quae<text:line-break/>Pythioni contigerunt explicatione affectionis stomachi<text:line-break/>indicium nobis facere possit, neque quod focietas quaedam<text:line-break/>stomacho sit cum manibus demonstravit. Ipse namque<text:line-break/>tribus modis consortia profitetur, aut propter viciniam aut<text:line-break/>propter vel generis vel operis familiaritatem. Generis<text:line-break/>quidem, quum nervosum nervoso, venosum venoso et ar-<text:line-break/>teriofum arterioso condolescit. Operis vero , quum mam-<text:line-break/>mae et thorax genitalibus partibus compatiuntur. Verum</text:span></text:p>
      <text:p text:style-name="P17"><text:span text:style-name="T25">in herum communitatum nulla manus stomacho consen-<text:line-break/>tire possunt. Neque enim opus aliquod ipsis commune<text:line-break/>est, neque in nervis communitas ob quam nervosum in<text:line-break/>manibus genus ad affecti stomachi consensum perveniat.<text:line-break/>Ad stomachum enim a sexto cerebri conjugio nervi ferun-<text:line-break/>tur, ad munus </text:span><text:span text:style-name="T7">vero</text:span><text:span text:style-name="T25"> dorfalis medullae regione ad sextam<text:line-break/>vel septimam vel octavam vertebram. Partes ergo a sexta<text:line-break/>conjugatione nervos sortitas stomacho, non manus' com-<text:line-break/>pati rationi consentaneum esu Atque de tremore talla<text:line-break/>nugantur, qui propter veneris abstinentiam Pythionem ple-<text:line-break/>nitudinem accumulasse putant. Atqui venus quidem quam-<text:line-break/>quam ex vaeuatione non sinit plethoram subali, demtis<text:line-break/>enim hoc ipsis, abunde tamen stomachum exoluit, quum<text:line-break/>veneris abstinentia robustissimum ipsum efficiat, etiamsi<text:line-break/>plenitudluem acervet. Si quis autem temperanter rivat,<text:line-break/>putare plenitudinem ipsum accumulare valde - absurdum<text:line-break/>est. Non enim his,, sed otiosis plenitudo efficitur. Si</text:span></text:p>
      <text:p text:style-name="P17"><text:span text:style-name="T25">quis vero abacta venere ita exerceatur ut athletae, fos-<text:line-break/>sores, messores aut manuariam aliquam agentes artem,<text:line-break/>pleni tudinem non acervat. Verum quia quae norunt con-<text:line-break/>ticere nequeunt, contingit sero discentibus ut purgantissi- </text:span><text:span text:style-name="T25">'<text:line-break/></text:span><text:span text:style-name="T25">ma promant, dum intempestive nugantur. Nam quae<text:line-break/>fuit necessitas scribendi Democritum quidem dixisse coitum<text:line-break/>epilepsiam parvam esse, Epicurum vero veneris usum nun-<text:line-break/>quam prodesse,, jucundum tamen si non laeserit? In aegris<text:line-break/>siquidem ob immoderatam venerem dici hos sermones opor-<text:line-break/>tebat, non in his qui‘ad adversam sibi vivendi formam<text:line-break/>instituerunt. Verumtamen haec quoque scripsit Sabinus<text:line-break/>contradictionem non percipiens. Absurdissimum etiam<text:line-break/>est ob veneris abstinentiam Pythionem delirasse. Ait enim<text:line-break/>acervatam lu cerebro genituram plenitudine gravatam<text:line-break/>delicium symptoma efficere, ut os in capitis fracturis pre-<text:line-break/>mens et manus nostra delirium procreare consuevit. Quare<text:line-break/>rursum terebratu nulli se adfuisse demonstrat. Quum quis</text:span></text:p>
      <text:p text:style-name="P18"><text:span text:style-name="T25">autem aut digitis cerebrum cum meningibus presserit aut<text:line-break/>per vocatas meningum custodes aut etiam ante perforatio-<text:line-break/>“ nem os impressum hasce partes premant, deliria non</text:span></text:p>
      <text:p text:style-name="P19"><text:span text:style-name="T25">fiunt., sud cataphorae profundae et anaesthesiae contingunt<text:line-break/>scporatis vehementer ita interdum affectis, quemadmodum,<text:line-break/>in vehementibus apoplexiis. Et vero quum varia sputa<text:line-break/>ob geniturae retentionem facta esse dicant, sed omnium<text:line-break/>minime ipsis contradicere honestissimum, non esu Qui<text:line-break/>namque studiose studio nullo digna arguit, is sibi ipsi in-<text:line-break/>juriam facit. Atqui non haec solum, verum etiam et alia<text:line-break/>multa his similiter dicta sunt, inter quae hoc unum esu<text:line-break/>Ajunt enim factum Pythioni ad sedem abscessum propter<text:line-break/>. Ioci, quo geniturae exeretio fit, vicinitatem ac propter<text:line-break/>sedis abscessum stranguriam consequutam. Praeterea alia<text:line-break/>quaedam proferunt, ex quibus aliquis suspicatus fuerit<text:line-break/>venereorum abstinentiam neque paucorum neque parvo-<text:line-break/>rum morborum causam este. Atque haec ipsi scribunt et</text:span></text:p>
      <text:p text:style-name="P17"><text:span text:style-name="T25">in propositorum aegrorum explicatione Democritum, Epi-<text:line-break/>curum nihil commodi ex venereis fieri pronunciasse asse-<text:line-break/>verant. At certe quod omnium est sapientissimum, quem-<text:line-break/>admodum convulsio, inquiunt, tum repletioni tum in-<text:line-break/>anitioue supervenit, eodem ipso modo libidinem et con-<text:line-break/>tinentiam tum ratiocinationis tum nervorum affectorum ,<text:line-break/>communis symptomata consequuntur. Nos igitur horum<text:line-break/>impulsi sapientia ac vera ’licere confidentes neque ath-<text:line-break/>letas ipsus a concubitu temperare sinemus, ne ex ea re<text:line-break/>vel convellantur vel desipiant. Haec nimirum omnia ati-<text:line-break/>que etiam alia quae in expositione scripsit Hippocrates<text:line-break/>Pythioni facta fuisse ajunt continentiam venereorum mor-<text:line-break/>bum ipsius praecessisse plane confisi, quamquam ipsi ab<text:line-break/>initio dixerunt, verisimile esse haec accidisse Pythioni<text:line-break/>propter concubitus abstinentiam, quam illi </text:span><text:span text:style-name="T15">ἀποχὴν </text:span><text:span text:style-name="T25">nomi-<text:line-break/>nant. Deinde quod ab initio moderate dixerunt, aequum<text:line-break/>esse obliti prorsus etiam de re facta orationem instituunt.</text:span></text:p>
      <text:p text:style-name="P17"><text:span text:style-name="T25">Et sane si prope Telluris templum habitasset Pythio, quae<text:line-break/>ipsi erat necessitas ut fe a venereis temperasset, qui deae<text:line-break/>neque esset sacerdos neque aedituus. Prorsus enim de<text:line-break/>eo Hippocrates tale quiddam plenius scripsisset quam quod<text:line-break/>prope Telluris sacrum habitasset. Imo si aedituus an fa-<text:line-break/>cerdos fuisset, non erat ipsi necesse ut perpetuo a vene-<text:line-break/>reis abstineret, ac si Dianae aut Palladis sacerdos esset»<text:line-break/>Verum quod modo dixi, studiose arguere quae studio in-<text:line-break/>digna sunt inter absurda censetur. Jam ergo ab his qui<text:line-break/>in Pythionem vitiose ab interpretibus explicata sunt de-<text:line-break/>sistens ad aegrotum Hermoeratem digressus pro peculiari<text:line-break/>mihi consuetudine explanationes facturus sum, non ad-<text:line-break/>modum de his sollicitus quae nonnulli non recte scripse-<text:line-break/>runt, ussi magna quaedam urgeat necessitas. Ego vero<text:line-break/>prius de characteribus aliquid dicturus sum.</text:span></text:p>
      <text:p text:style-name="P221"><text:span text:style-name="T25">Miror hujus libri, ut aliorum etiam Hippocratis mul-<text:line-break/>.torum infelicitatem, quorum hi sunt dissipati, illi aliquid<text:line-break/></text:span><text:span text:style-name="T25">r<text:tab/>•<text:tab/>.</text:span></text:p>
      <text:p text:style-name="P18"><text:span text:style-name="T25">habent scriptis Hippocratis adjectum. Rectius dicam for-<text:line-break/>tasse infelicem non fuisse librum, caeterunr ejus nos le-<text:line-break/>ctores ,. qui tempus in re perdimus inani. Ad exitum<text:line-break/>igitur narrationis eventorum Pythionis adscripta est. Pri-<text:line-break/>nium </text:span><text:span text:style-name="T15">π </text:span><text:span text:style-name="T25">literae nota, rectam habens in medio lineam sic<text:line-break/></text:span><text:span text:style-name="T15">γπ, </text:span><text:span text:style-name="T25">ut quidam scribunt nongentorum notam. Deinde scri-<text:line-break/>pta est </text:span><text:span text:style-name="T15">π </text:span><text:span text:style-name="T25">literae nota nihil in medio habens. </text:span><text:span text:style-name="T7">Mo ov,<text:line-break/></text:span><text:span text:style-name="T25">sub quam </text:span><text:span text:style-name="T7">M</text:span><text:span text:style-name="T25"> postremo </text:span><text:span text:style-name="T7">T.</text:span><text:span text:style-name="T25"> Coacti igitur fumus notae hae<text:line-break/>quid significent investigare, idque incerti Hippocratisne<text:line-break/>sint an alius ista singulis adscripserit aegris. Verum no-<text:line-break/>bis, cum hoc ipsum compulsi indagaremus, in mentem<text:line-break/>. venit, si ut hoc in libro eas invenimus notas, sic in aliis<text:line-break/>etiam libris vulgarium morborum omnibus comperissemus<text:line-break/>narrationi eorum quae aegris acciderunt adscrrptas, non<text:line-break/>sit fortassis absonum ab Hippocrate dicere adscriptas, nunc<text:line-break/>eum neque in. aliis libris inveniuntur neque etiam in</text:span></text:p>
      <text:p text:style-name="P25"><text:span text:style-name="T7">•si'</text:span></text:p>
      <text:p text:style-name="P17"><text:span text:style-name="T25">ipso hoc tertio, in omnibus aeque exemplaribus, merito<text:line-break/>in suspicionem non nos tantum venimus, sed majores etiam<text:line-break/>nostri; ab aliquo esse adscriptas, fortasse quod discipulos:<text:line-break/>detineret, ut posset/declarare quasi quid mirificum quod<text:line-break/>unaquaeque earum denotaret. Potuit etiam compendium<text:line-break/>sibi quis soli facere utilitatis,, quam, caperet ex singulis<text:line-break/>aegris. Ut in hoc ipso quem commemoravimus Pythione,<text:line-break/>quod diductam per medium lineam habet </text:span><text:span text:style-name="T15">γπ</text:span><text:span text:style-name="T25">, ridetur </text:span><text:span text:style-name="T15">πι-<text:line-break/>θανὸν, </text:span><text:span text:style-name="T25">id est verisimile, significare; scquens </text:span><text:span text:style-name="T15">π πλῆθος, </text:span><text:span text:style-name="T25">id<text:line-break/>est abundantiam, a quo statim ov fcriptum, </text:span><text:span text:style-name="T15">ούρον, </text:span><text:span text:style-name="T25">id est<text:line-break/>urinam significare videtur, ut ex ambobus significetur<text:line-break/></text:span><text:span text:style-name="T15">πλῆθος ονρων, </text:span><text:span text:style-name="T25">id est abundantia urinae, deinde </text:span><text:span text:style-name="T7">M</text:span><text:span text:style-name="T25"> qua-<text:line-break/>dragesimum nobis diem ob oculos ponere: </text:span><text:span text:style-name="T7">T vytlav,</text:span><text:span text:style-name="T25"> id est<text:line-break/>sanitatem, atque haec ambo interpretari, quadragesimo<text:line-break/>die, hominem convaluisse. Et collectam ex omnibus notis<text:line-break/>hanc esse sententiam, verisimile este ob abundantiam red-<text:line-break/>ditae urinae propulsatum ipfum morbum esse et persana-</text:span></text:p>
      <text:p text:style-name="P18"><text:span text:style-name="T25">tum hominem quadragesimo die. At haec non inveniri<text:line-break/>adscripta. hoc modo lu omnibus exemplaribus ante dixi.<text:line-break/>Nunc dico nec in quibus inveniuntur, in his omnibus<text:line-break/>primum aegrum habere talem notam. Ergo quae exem-<text:line-break/>plaria notas habent in fine adscriptas narrationis de<text:line-break/>Pythione, hunc habent in modum scriptas: </text:span><text:span text:style-name="T15">γπ. π. </text:span><text:span text:style-name="T7">ov. M. T.<text:line-break/></text:span><text:span text:style-name="T25">Porro quod rationi consentaneum sit unamquamque notam<text:line-break/>quod modo dixi significare consumant illae, quae aliis<text:line-break/>sunt aegris adjunctae. Nam ubique adjacet </text:span><text:span text:style-name="T15">γπ </text:span><text:span text:style-name="T25">lineam ha-<text:line-break/>hens medium intersecantem; ad finem vero superstitibus<text:line-break/></text:span><text:span text:style-name="T7">T</text:span><text:span text:style-name="T25"> additum est, </text:span><text:span text:style-name="T15">ύγεἰαν </text:span><text:span text:style-name="T25">denotans, id est sanitatem, desun-<text:line-break/>ctis </text:span><text:span text:style-name="T21">Θ,</text:span><text:span text:style-name="T15"> </text:span><text:span text:style-name="T25">quod scilicet </text:span><text:span text:style-name="T15">θάνατον, </text:span><text:span text:style-name="T25">id est mortem, indicat.<text:line-break/>Prima igitur quando ea significare videntur quae dixi-<text:line-break/>mus, et media sint probabilia, quippe quae Hippocratis de<text:line-break/>aegris orationi esse consentanea possint , nobis quidem in-<text:line-break/>anis labor in. Pythione consectus est, et in aliis confi-</text:span></text:p>
      <text:p text:style-name="P18"><text:span text:style-name="T25">cietur tempus frusira terentibus. Sophistae vero talibus<text:line-break/>exponendis ut vates quidam suspiciuntur a discipulis.</text:span></text:p>
      <text:p text:style-name="P25"><text:span text:style-name="T25">V. - </text:span><text:span text:style-name="T36">r</text:span></text:p>
      <text:p text:style-name="P25"><text:span text:style-name="T7">- Hermocrates qui ad novum murum habitabat,</text:span><text:span text:style-name="T25"> igni esi </text:span><text:span text:style-name="T7">cor-<text:line-break/>reptus, Coepit caput ilii lumburque dolere </text:span><text:span text:style-name="T7">• </text:span><text:span text:style-name="T7">hypochon-<text:line-break/>drium molliter intendebatur, lingua initio adusta suit,<text:line-break/>statim obsurduit, somnum non habuit, sttibundus non<text:line-break/>admodum, urinae crajsue et rubentesq deposttaeque non‘<text:line-break/>substdebant ; ab alvo combusta ct non pauca exibant.<text:line-break/>Quinto die reddidit tenues urinas, suspensiones habe-<text:line-break/>bant, nec substdebant; sub noctem deliravit. Die fexto<text:line-break/></text:span><text:span text:style-name="T7">, </text:span><text:span text:style-name="T7">auriginosus evastt, omnia exacerbata sunt, mente non<text:line-break/>constabat.</text:span></text:p>
      <text:p text:style-name="P19"><text:span text:style-name="T25">Nec desinunt hic nugari quidam interpretes hujus li-<text:line-break/>bri , sed ideo esse ajunt scriptum ad novum murum, quod<text:line-break/>recens calce indutus homini obfuerit. Alii ab iis dissen-</text:span></text:p>
      <text:p text:style-name="P18"><text:span text:style-name="T25">-tiunt seduloque student ostendere non propter calcem<text:line-break/>appellasse eum novum murum , verum quod praeter mo-<text:line-break/>rem exclusis ventis et quum jam aedes, lu quibus Her-<text:line-break/>mocrates commorabatur, non bene perflarentur, morbus<text:line-break/>hominem corripuit. Verum de loco fatis, ac potius, ut<text:line-break/>id quod est dicam, nimium. De iis jam quae illi acci-<text:line-break/>derunt porro ridendum est, ac eorum quae alias de-<text:line-break/>monstravimus revocanda memoria,, de quibus hoc est.<text:line-break/>Tria esse prima febrium genera: unum earum:, quae dia-<text:line-break/>riae appellantur, alterum hecticarum, tertium earum quas<text:line-break/>acutas vocaut 'comites putridorum humorum. Atque e<text:line-break/>tertio horum genere febrem afflixisse Hermocratem hinc<text:line-break/>conflet, quod quum lucipit de illo facere verba, statim<text:line-break/></text:span><text:span text:style-name="T25">, </text:span><text:span text:style-name="T25">dicat Hippocrates: igni est correptus. Nam ut m alia hi-<text:line-break/>storia scripsit: Quidam incalescens coenavit, ut hoc vo-<text:line-break/>cabulo, </text:span><text:span text:style-name="T7">calens,</text:span><text:span text:style-name="T25"> febris mediocritatem ostenderet quae eoe-<text:line-break/>nalum tenebat, ita hic ignem appellavit validam febrem.</text:span></text:p>
      <text:p text:style-name="P17"><text:span text:style-name="T25">Ac caput quoque illi coepit dolere una cum surditate.<text:line-break/>Itaque ex his in caput liquet invasisse quandain humorum<text:line-break/>abundantiam. Declaratum jam est frigidioribus et pitui-<text:line-break/>tosioribns succedere, somnos veternosos lethargicaque mala,<text:line-break/>calidioribus aut prorsus mordacibus vigilias et deliria.<text:line-break/>Proinde quum vigiliae eum tenerent .cum surditate et ca-<text:line-break/>pitis dolore lumbique,. suspicari replentes caput humores<text:line-break/>consentaneum erat mordaniores este. Usu venit porro<text:line-break/>his, nbi cum calida febre et flagrante cerebrum ossen-<text:line-break/>dantj scqui, ut didicisti; deliria. Quod si duos dies aut<text:line-break/>tres aut quatuor haec, fynaptomata durent, certius prae-<text:line-break/>fcies delirium. Id quod hic accidit Hermo crati; nam eas-<text:line-break/>ponendo quinto die scripsit delirasse hominem. Jam<text:line-break/></text:span><text:span text:style-name="T7">Vero</text:span><text:span text:style-name="T25"> febrem fuisse qualis dicta est, vel linguae indicant<text:line-break/>fymptomata. Quid namque dicit ? Lingua in principio<text:line-break/>adusta fuit: hoc enim nomen eam omnino siccam signifi-</text:span></text:p>
      <text:p text:style-name="P17"><text:span text:style-name="T15">: - - •/ • &gt; </text:span><text:span text:style-name="T25">— t',' </text:span><text:span text:style-name="T15">'• </text:span><text:span text:style-name="T25">v"-- • -. </text:span><text:span text:style-name="T15">,</text:span></text:p>
      <text:p text:style-name="P25"><text:span text:style-name="T25">cat fuisse; potest etiam nigram. Atqui in tali lingua fe-<text:line-break/>breque tali, si absit lugens sitis, alterutrum indicat, aut'<text:line-break/>mentem laesam aegri • esse-aut ventris naturalem faculta-<text:line-break/>tem, qua subinde cibos appetimus, emori. Porro quum<text:line-break/>narrationi haec sunt adjecta, hypochondrium molliter lu-<text:line-break/>tendebatur, in jecluore conjicias, febrilis affectionis ori- •<text:line-break/>ginem extitisse. Quia non singulari numero quem vocat<text:line-break/>dixit hypochondrium, alterum tautmn indicat, non utrum-<text:line-break/>que fuisse intensum. Quando autem aut dextrum sit ne-<text:line-break/>cesse aut sinistrum hypochondrium nos accipere, dextrum<text:line-break/>fuisse intensum fit verisimilius, propter excellentiam, qua<text:line-break/>praestat alteri. Siquidem talia citra appositum et distin-<text:line-break/>ctiones proferunt. Atqui etiam modus ipsius, adustio lin-<text:line-break/>guae, satis jecinoris affectum indicere possunt Nam in-<text:line-break/>tensionem, quae dicitur, fuisse mollis hypochondrii con-<text:line-break/>flet veluti vacuum indicarer nam vacuum significatur ex<text:line-break/>molli , huic est oppositum quod est cum tumore quemad-<text:line-break/>modum tensum laxo, ac si ita diceret, dextrum hypochon-</text:span></text:p>
      <text:p text:style-name="P17"><text:span text:style-name="T25">drinm intendebatur, sed citra tumorem, vel quia non<text:line-break/>magna fuerit inflammatio jecinoris, vel quia in simis par-<text:line-break/>tibus dumtaxat, quibus ventriculum amplectitur, quum<text:line-break/>gibba nondum una cum: simis in tumorem essent elevata.<text:line-break/>Jam ventris combusta excrementa etiam ignitionem hujus<text:line-break/>visceris indicant. Quare si urinae ad haec letales acces-<text:line-break/>sissent, celerrime petiisset horno. At quia ut talibus erant<text:line-break/>mediocres, fieri speres posse, ut producatur morbus. Nam<text:line-break/>bonae quidem urinae haudquaquam in isto affectu inci-<text:line-break/>dunt; rubrae vero spatio longo laboraturum hominem,<text:line-break/>non tamen plane moriturum arguunt., ut in commentariis,<text:line-break/>in librum praesagiorum et praedictionum planum fecimus,<text:line-break/>ubi ejus libri reprehendimus auctorem. Nam quae alia<text:line-break/>de occasione aegrotautibus acciderunt, quia ad aliud </text:span><text:span text:style-name="T7">re-<text:line-break/>fert,</text:span><text:span text:style-name="T25"> errat. Jam in his commentariis prolixius fumus<text:line-break/>tum phrenitidis peculiaria, signa persecuti tum quod lu</text:span></text:p>
      <text:p text:style-name="P17"><text:span text:style-name="T25">libris Hippocratis citra controversiam germanis, de quibus-<text:line-break/>praesagia funt, uniuscujusque facultatem signi exacte et:<text:line-break/>sigillarim explanavit. At de rubris vel prorurbis </text:span><text:span text:style-name="T25">urinis,<text:line-break/></text:span><text:span text:style-name="T25">verbum nullum fecit, fed dq subrubra urina quum mea-,<text:line-break/>tionem facit, simul proruhraruni vim. indicavit. Atque<text:line-break/>adeo de subrubris urinis haec fcribit verba</text:span><text:span text:style-name="T25">: </text:span><text:span text:style-name="T25">Si </text:span><text:span text:style-name="T25">uriua fu.e-<text:line-break/></text:span><text:span text:style-name="T25">rit </text:span><text:span text:style-name="T25">subrubra </text:span><text:span text:style-name="T25">ac subrubram quod fubsidet, diuturniorem,<text:line-break/>haec quidem morbum quam prima significat,. fed </text:span><text:span text:style-name="T25">admo-</text:span><text:span text:style-name="T36">;<text:line-break/></text:span><text:span text:style-name="T25">dum tamen salubris esu Quum ergo sit </text:span><text:span text:style-name="T25">subrubra, praeter<text:line-break/></text:span><text:span text:style-name="T25">caeteras salubris quidem, longius tamen</text:span><text:span text:style-name="T25">-quam praedictae<text:line-break/></text:span><text:span text:style-name="T25">trahat, quas ocius dixit morbum ensolvere, </text:span><text:span text:style-name="T25">miae mag-<text:line-break/></text:span><text:span text:style-name="T25">nopere funt rubrae, longius signisicabunt </text:span><text:span text:style-name="T25">spatium, caete-<text:line-break/></text:span><text:span text:style-name="T25">rum </text:span><text:span text:style-name="T25">non </text:span><text:span text:style-name="T25">mortem, quantum ex seipsis, </text:span><text:span text:style-name="T25">neque delirium,<text:line-break/></text:span><text:span text:style-name="T25">siquidem per flavam bilem in cerebro </text:span><text:span text:style-name="T25">exudantern .deliria<text:line-break/>oriuntur, </text:span><text:span text:style-name="T25">quemadmodum si ea </text:span><text:span text:style-name="T25">sit adusta , ut </text:span><text:span text:style-name="T25">jam </text:span><text:span text:style-name="T25">transeat<text:line-break/></text:span><text:span text:style-name="T25">in </text:span><text:span text:style-name="T25">.atram, </text:span><text:span text:style-name="T15">μανιώ.δη,. </text:span><text:span text:style-name="T25">id est </text:span><text:span text:style-name="T25">furiosam. At vero sanguinem,<text:line-break/></text:span><text:span text:style-name="T25">abundare inconcoctiorem et scrosioremi </text:span><text:span text:style-name="T25">rubra </text:span><text:span text:style-name="T25">indicat </text:span><text:span text:style-name="T25">urina<text:line-break/></text:span><text:span text:style-name="T25">qui </text:span><text:span text:style-name="T25">lu </text:span><text:span text:style-name="T25">venis videlicet jecinoris et profundi corporis </text:span><text:span text:style-name="T25">con-</text:span></text:p>
      <text:p text:style-name="P18"><text:span text:style-name="T25">tinetur, ut flavam bilem rufa et atra. Quid igitur venit in<text:line-break/>, mentem cum aliis nonnullis tum Lyco, ut hunc appro-<text:line-break/>barent, qui lu praedictionibus scripsit, surditas urinaeque<text:line-break/>praerubrae, in quibus suspensiones non subsideant, </text:span><text:span text:style-name="T25">deli-<text:line-break/>rium </text:span><text:span text:style-name="T25">nunciant, qui rnorim regio si corripiantur, malum<text:line-break/></text:span><text:span text:style-name="T25">esu </text:span><text:span text:style-name="T25">Apparet enim ex his quae hoc </text:span><text:span text:style-name="T25">sunt </text:span><text:span text:style-name="T25">loco de Hermo-<text:line-break/></text:span><text:span text:style-name="T25">i </text:span><text:span text:style-name="T25">crate tradita, auctorem illius libri universale collegisse<text:line-break/></text:span><text:span text:style-name="T25">'praeceptum, </text:span><text:span text:style-name="T25">sed longe aberrat et ab rei ipsius natura </text:span><text:span text:style-name="T25">et</text:span></text:p>
      <text:p text:style-name="P19"><text:span text:style-name="T25">Hippocratis </text:span><text:span text:style-name="T25">sententia, tum vero ab iis, quae </text:span><text:span text:style-name="T25">in aegrotis<text:line-break/>obfervantur. Natu rei </text:span><text:span text:style-name="T25">natura demonstrat siccos </text:span><text:span text:style-name="T25">tempera-<text:line-break/>, mento humores et </text:span><text:span text:style-name="T25">virtute mordaces lu cerebrum </text:span><text:span text:style-name="T25">elatos<text:line-break/>concitare vigilias et </text:span><text:span text:style-name="T25">phrenitidem</text:span><text:span text:style-name="T25">; id </text:span><text:span text:style-name="T25">quod </text:span><text:span text:style-name="T25">in commenta-<text:line-break/>, riis </text:span><text:span text:style-name="T25">de </text:span><text:span text:style-name="T25">locis </text:span><text:span text:style-name="T25">affectis ostendit* At Hippocrates tales </text:span><text:span text:style-name="T25">humo-<text:line-break/>res cognovit, </text:span><text:span text:style-name="T25">flavam et atram bilem, humidnm </text:span><text:span text:style-name="T25">vero suc-<text:line-break/>cum et frigidum, pituitam</text:span><text:span text:style-name="T25">, mitissimum </text:span><text:span text:style-name="T25">autem simulque<text:line-break/>nobis </text:span><text:span text:style-name="T25">familiarissimum</text:span><text:span text:style-name="T25">, </text:span><text:span text:style-name="T25">sanguinem</text:span><text:span text:style-name="T25">, praeterea urinam , </text:span><text:span text:style-name="T7">fe-<text:line-break/></text:span><text:span text:style-name="T25">rnm este </text:span><text:span text:style-name="T25">humorum in </text:span><text:span text:style-name="T25">venis - contentorum nos ille docuit.<text:line-break/>Quare ratio convincit, ubi amplior semicoctus sanguis per</text:span></text:p>
      <text:p text:style-name="P18"><text:span text:style-name="T25">urinas expellatur, rubras eum has efficere, atque ideo<text:line-break/>diuturnum fore morbum, quod requirat scilicet ad con-<text:line-break/>coctionem longius spatium sanguis, siquidem spatio tempo-<text:line-break/>ris finnt concoctiones. At non erit talis morbus, ut ab<text:line-break/>urinis exitiosus; neque phrenitidi obnoxius. Sed non<text:line-break/>oportet hic nos longiores esse, posteaquam istarum jam<text:line-break/></text:span><text:span text:style-name="T25">- </text:span><text:span text:style-name="T25">orationum in commentariis in praedictiones importunita-</text:span></text:p>
      <text:p text:style-name="P19"><text:span text:style-name="T25">tem </text:span><text:span text:style-name="T25">prodiderimus. At enim qqum crassas etiam fuisse<text:line-break/>indicet, nec snbsedisse urinas, plane funt illae ex con-<text:line-break/>turbatis et turbidis, </text:span><text:span text:style-name="T25">ut </text:span><text:span text:style-name="T25">solet hic appellare, quae semper<text:line-break/>turbationem crudam annunciant multo praeditam spiritu<text:line-break/>flatuoso, ut mustum Quo fit ut capitis dolores his uri-<text:line-break/>nis sint adjuncti, quod spiritus caput cum calidioribus<text:line-break/>fuccis petat, </text:span><text:span text:style-name="T7">a</text:span><text:span text:style-name="T25"> quibus merito intenduntur vigiliae et pe-<text:line-break/>riculum est delirii futuri, si acrimoniam humores obti-<text:line-break/>neant. Haec quum statim ab initio Hippocrates cuncta</text:span></text:p>
      <text:p text:style-name="P18"><text:span text:style-name="T25">exposuerit et symptomata et signa Hermocrati accidisse,<text:line-break/>deinde nihil de diebus proximis prodiderit: durasse haee<text:line-break/>ad quintum usque' diem innuit omnia, ac tum se demum<text:line-break/>ad alia accessisse enarranda, ubi aliqua ex parte variassent.<text:line-break/>Proinde quinto dicit die, illum reddidisse urluas tenues,<text:line-break/>quare ad ejus diei expositionem transeamus. Quinto die<text:line-break/>reddidit tenues urinas, suspensionem habebant, non sub-<text:line-break/>sidebant, sub noctem deliravit Quum primum immutata<text:line-break/>urina et desipuit homo, die quinto scripsit Hippocrates,<text:line-break/>praeterita, ut diximus, secundi et tertii et quarti diei de-<text:line-break/>claratione, nimirum quod eadem permansissent in his sym-<text:line-break/>ptomata. Quare de tenuibus urinis revocemus ad memo-<text:line-break/>riarn, quid in. praesagiis dixit his verbis: Qui tenues<text:line-break/>- crudasqne diutius urinas reddunt, si caetera, ut fupersu-<text:line-break/>turis portendantur, his abscessus in regionibus infra se-<text:line-break/>ptum transversum exspectandus esu Itaque altero modo</text:span></text:p>
      <text:p text:style-name="P17"><text:span text:style-name="T25">in concoctus esse morbus significatur per tenues . urinas..iut<text:line-break/>etiam per crassas, ubi non fubfidanti Siquidem contur-<text:line-break/>batae, sed dum depositae sunt substdentes,, concoctionis<text:line-break/>a] i cujus indicant initium potissimum, ubi illico sublidant.<text:line-break/>Quae vero non subsidunt, ultra flatuosam turbationem,<text:line-break/>crassitiem esse inecncocturum humorum significant. Atque<text:line-break/>ey his liquet morbum producendum.:. . insuper qua erat<text:line-break/>pravitate febris et quia fub noctem deliravit homo, cum<text:line-break/>periculo esse conjunctum. Reliqua jam videamus, num .esse<text:line-break/>consentanea videantur: auriginosus evasit, omnia exacer,-<text:line-break/>bata sunt, mente non constabat. Distinctio hoc tibi sit<text:line-break/>intensionis hypochondrii ex jecluore profectae. Diffundi-<text:line-break/>tur etenim nonnunquam per totum corpus flava bilis, quod<text:line-break/>decretorium est, ut in aphorilmis quoque est eo libri loco<text:line-break/>declaratum, ubi ait: </text:span><text:span text:style-name="T25">. </text:span><text:span text:style-name="T25">Aurigo ante diem septimum’ mala<text:line-break/>est. Reduc item ad memoriam ante concoctum morbum,<text:line-break/>crebro te audivisse, nullum quemlibet abscessum profi-<text:line-break/>cere, nedum auriginosum. Is enim impediri significat hi-</text:span></text:p>
      <text:p text:style-name="P222"><text:span text:style-name="T25">lem</text:span><text:span text:style-name="T15">, </text:span><text:span text:style-name="T25">' quominus ex viscere expurgetur et evacuetur per<text:line-break/>ventrem vel propter oppilationem ejus, vel inflammatio-<text:line-break/>nem. Morbo autem jam concocto decretorie in </text:span><text:span text:style-name="T7">ter</text:span><text:span text:style-name="T25"> i m<text:line-break/>natura ad cutem excrementum reponit cum quorundam<text:line-break/>aliorum humorum, tum flavae - bilis : nam hoc quidem<text:line-break/>loco flavam appelles an pallidam nihil interesu Porro<text:line-break/>quum affectio incresceret jecinoris, 'auriginosam affectionem<text:line-break/>exstitisse ex eo indicatur, quod exacerbarentur omnia sexto<text:line-break/>die, simulque quod mente ille non confleret, quod est<text:line-break/>desiperet. </text:span><text:span text:style-name="T25">i<text:tab/>v<text:tab/>~-</text:span></text:p>
      <text:p text:style-name="P25"><text:span text:style-name="T25">..-.L. </text:span><text:span text:style-name="T25">VL .</text:span></text:p>
      <text:p text:style-name="P25"><text:span text:style-name="T25">.pie </text:span><text:span text:style-name="T7">feptimo graviter se habuit: urinae erant tenues, stmi-<text:line-break/>' les, proximis diebus eodem modo. Circa diem undeci-<text:line-break/>mum omnia illi visu remista esu.</text:span></text:p>
      <text:p text:style-name="P19"><text:span text:style-name="T25">Quae die quinto urinae fieri coepissent deteriores,<text:line-break/>non correctae sunt multis diebus. Non enim septimo</text:span></text:p>
      <text:p text:style-name="P17"><text:span text:style-name="T25">modo die, verum sequentibus etiam ad undecimum usque<text:line-break/>diem in iisdem fuisse dicit symptomatibus versatum et<text:line-break/>signis Hermocratem: circa undecimum diem omnia illi<text:line-break/>nisa sunt remissa esse. Recte, sane visa funt, , dixit, ne-<text:line-break/>que enim periculosissimis ex signis potuit subito, cum<text:line-break/>eadem permaneret humorum inconcoctio, ad meliorem<text:line-break/>statum pervenire; idque adeo quum nihil eluxisset decre-<text:line-break/>torii die undecimo, id quod solet non raro conspici, quod<text:line-break/>tum natura solet aut sanguinis excretione vel alvi aut<text:line-break/>vomitibus aut sudoribus aut parotidibus aut decubitu qua-<text:line-break/>piam, ex discrimine hominem vindicare. Attendamus ita-<text:line-break/>que jam quae die undecimo acciderunt.</text:span></text:p>
      <text:h text:style-name="Heading_20_2" text:outline-level="2">VII.</text:h>
      <text:p text:style-name="P22"><text:span text:style-name="T7">Coma coepit, urinae crafstores, subrubrae, insua tenues,<text:line-break/>non substdebant ; aliquantulum mente constabat.</text:span></text:p>
      <text:h text:style-name="Heading_20_2" text:outline-level="2">1.</text:h>
      <text:p text:style-name="P18"><text:span text:style-name="T25">Solidum fcripsii lib</text:span><text:span text:style-name="T36">ram</text:span><text:span text:style-name="T25">, interpretans significationem<text:line-break/>hujus dictionis, </text:span><text:span text:style-name="T7">coma,</text:span><text:span text:style-name="T25"> in quo indicatur propensionem le •<text:line-break/>lationemve in somnum sic appellasse Hippocratem. In<text:line-break/>somnum autem propensionem voco, quum vigilare aegri<text:line-break/>nequeant, non apertos habentes oculos, sed conniventesr<text:line-break/>vel altis somnis vel tenuibus vel vigiliis detineantur. Unde<text:line-break/>exactam quaerit distinctionem, multam etiam prudentiam<text:line-break/>et exercitationem, ut ex qua affectione aeger cornatosus<text:line-break/>fieret, assequaris: frequenter enim ubi multum humecsata<text:line-break/>pars sit, quae est sensus fons, in qua et sumnum recte<text:line-break/>Aristoteles fieri demonstravit, coma loquitur, ut nonnul-<text:line-break/>lis usu venit ebriis: subinde ob solum frigus est cum am-<text:line-break/>bobus his profundus succedat et cornatosus somnus; quin<text:line-break/>etiam propter infirmitatem virium talis affectus fit, adeo-<text:line-break/>jam emorientium, ut apertas palpebras servare non va-<text:line-break/>leant. Ac ita affecti hoc habent, ut postquam oculis con-<text:line-break/>niverint, aut nihil prorsus aut parum dormiant, fed vigi-</text:span></text:p>
      <text:p text:style-name="P18"><text:span text:style-name="T25">lent:; nec attollere tamen palpebras queant: quod quidem<text:line-break/>vitium ab eo quod committit humiditas et algor, pulsus<text:line-break/>distinguunt potissimum languidissimi,- tardi, rari et parvi.<text:line-break/>Quod si hanc esset Hippocrates contemplationem juxta ac<text:line-break/>alias perfequutus vel pulsuum lu aegris genus tradidisset;<text:line-break/>fieret ut etiam exactiorem nos cognitionem eorum quae<text:line-break/>aegrotis evenerunt assequeremur. Quam quia praeteriit;<text:line-break/>ut quidem urinarum, ex iis quae literis mandavit, de ae-<text:line-break/>' grotis est conjectandum. At in cerebrum se succum con-<text:line-break/>tulisse pituitosum undecimo die, non est rationi consonum<text:line-break/>in morbo, qui siccus et calidus e primo statim impetu<text:line-break/></text:span><text:span text:style-name="T7">r</text:span><text:span text:style-name="T25"> fuit. Siquidem lingua adusta, vigilia, febris vehemens,<text:line-break/>fexto die auriginnsa perfusio, excrementa alvi combusta,<text:line-break/>totam ipse igneam affectionem corporis declarant. Huc<text:line-break/>accedit, quod si qua crassities esset collecta succorum in<text:line-break/>jecinore et ejus venis, non ea in toto continebatur cor-</text:span></text:p>
      <text:p text:style-name="P17"><text:span text:style-name="T25">pore, quam ostendit jam inde usque ab initio urinarum<text:line-break/>crassities. Reliquum, ergo est </text:span><text:span text:style-name="T55">1</text:span><text:span text:style-name="T25"> perfrigerationem insignem<text:line-break/>cerebri aut facultatis imbecillitatem Hermocrati coina lu-<text:line-break/>duxisse, die undecimo, </text:span><text:span text:style-name="T25">s </text:span><text:span text:style-name="T25">Utrum autem, sit horum, extreme<text:line-break/>est perniciosum. Nam insanabilia ea esse demonstratum<text:line-break/>est frigora, cum calidis morbis et siccis succedant. Recte<text:line-break/>ergo Hippocrates scripsit, omnia visa sunt remissa este,<text:line-break/>nam quum exitiosissimum </text:span><text:span text:style-name="T7">sigmrm</text:span><text:span text:style-name="T25"> die undecimo coma in-<text:line-break/>cepisset, haud potuit fieri ut salubrem tum fletum corpus<text:line-break/>recuperaret. Imo vero ne medius quidem est ullus in ta-<text:line-break/>libus status, sed si a salubri flatu ea deflectat forma fe-<text:line-break/>liris, in contrariam impingit perniciem, in qua extingui-<text:line-break/>tur nativus calor. . Ergo quia coma symptoma ita perni-<text:line-break/>clusum undecimo die exstitit, attendamus urinae: nam si<text:line-break/>exitiosae etiam hae appareant esse, propinquam significant<text:line-break/>mortem; sin mediocres, in longius tempus trahetur: nam<text:line-break/>optima urina in talem statum nullo pacto incidet. Ad</text:span></text:p>
      <text:p text:style-name="P18"><text:span text:style-name="T25">quid, de eis.'referat, audiamus,, Urinae, inquit, crassiores.<text:line-break/>Haec quidam ita connectunt, ut ,,post dictionem </text:span><text:span text:style-name="T7">coma<text:line-break/></text:span><text:span text:style-name="T25">fuprjadictam coepit urinis attribuant. Nam quum inter-<text:line-break/>cedat hoc inter coma et urinas,, utrilibet assignes licet :<text:line-break/>ut duplex sit lectio, mna haec, coma coepit, altera haec,<text:line-break/>coepit mejere crassiora: etenim verbo </text:span><text:span text:style-name="T15">οῆρει., </text:span><text:span text:style-name="T25">id est </text:span><text:span text:style-name="T7">mejer<text:line-break/>bat,</text:span><text:span text:style-name="T25"> per indicativum, quem vocant,.modum prolato ad-<text:line-break/>jiciuut v literain mc scribunt </text:span><text:span text:style-name="T15">ούρεῖν </text:span><text:span text:style-name="T25">cum v , id . est<text:line-break/></text:span><text:span text:style-name="T7">mejere,</text:span><text:span text:style-name="T25"> modo, ut vocant, infinitivo, ut verbo coepit con-<text:line-break/>scutiat scriptura. Caeternm dictioni coma est verisimi-<text:line-break/>‘ lius verhum </text:span><text:span text:style-name="T7">coepit adhaerete,</text:span><text:span text:style-name="T25"> cum nunc inceperit pri-<text:line-break/>mum: urinae vero crassae usque ab initio fuerint, siqui-<text:line-break/>dem lu narratione diei primi scriptum est his verbis - uri—<text:line-break/>nae crassae erant, et rubrae depositaeque non substdebant.<text:line-break/>Qnarenoneon venit, hinc dicere nunc coepisse urinas<text:line-break/>crassas esse, quum tales ab initio ad quintum usque diem<text:line-break/>fuissent; nam die quinto quidem mutatas tenues dicit</text:span></text:p>
      <text:p text:style-name="P17"><text:span text:style-name="T25">factas; deinde septimo die eas fuisse commemoravit eas-<text:line-break/>dem. Recte igitur dixit: undecimo die reddebat urinas<text:line-break/>crassiores, conferens cum his illas, quae a quinto die hac-<text:line-break/>tenus tenues fuerant. Jam etiam subrubras eas fuisse<text:line-break/>ait'et infra quaedam tenuia parva habuisse, quae fubside-<text:line-break/>rent. Subintelligendum enim est huic.; infra, parva quae-<text:line-break/>dam tenuia habuisse, quae fubsiderent. </text:span><text:span text:style-name="T25">&gt; </text:span><text:span text:style-name="T25">Quare videntur<text:line-break/>ambegisse hae urinae inter bonas et exitiosas. Porro in<text:line-break/>fine quod dicit, bifariam legunt. Quidam ita: non subsi-<text:line-break/>stebant aliquantulum, adjungentes dictionem </text:span><text:span text:style-name="T7">aliquantulum<text:line-break/></text:span><text:span text:style-name="T25">urinis ‘ non subsidentibus. Alii sic: fubsidebant, delude<text:line-break/>iterum ab initio, aliquantulum mente constabat, quod<text:line-break/>propius' ridetur ad sensum accederet Nam aliquantu-<text:line-break/>lum si sit praedictum subsidere urinas, lolent sic Graeci<text:line-break/>dicere, at non subsidentibus raro id genus .nomina adji-<text:line-break/>ciunt. Habes ergo quae undecimo die symptomata et signa<text:line-break/>acciderunt. Videamus jam quae die quarto decimo de-<text:line-break/>scripserit.</text:span></text:p>
      <text:h text:style-name="P7" text:outline-level="2">VIII.</text:h>
      <text:p text:style-name="P22"><text:span text:style-name="T25">Quarto decimo die a </text:span><text:span text:style-name="T7">febre erat Uber i non sudavit, dor-<text:line-break/>mivit , omnino mente constabat, urinae eaedem,</text:span></text:p>
      <text:p text:style-name="P19"><text:span text:style-name="T25">Necquicquam videatur adjectum, non sudavit, cui<text:line-break/>est simile, non.illi profluxit sanguis, non vomuit; paro-,<text:line-break/>tidas non habuit. Sed ut non multo ante dixit, sub diem<text:line-break/>undecimum omnia illa visa sunt esse remissa, qui quum<text:line-break/>dicere potuisset simpliciter; omnia sunt remissa, adjecit,<text:line-break/>visa sunt, quo illorum admoneret quae alibi scripsitiis,<text:line-break/></text:span><text:span text:style-name="T25">, </text:span><text:span text:style-name="T25">quae non secundum rationem relevant, non est habenda<text:line-break/>fides, ita etiam hic non dubitavit cumulum addere, non<text:line-break/></text:span><text:span text:style-name="T7">sudavit,</text:span><text:span text:style-name="T25"> ut ob oculos proponeret quam sit infida remissio<text:line-break/>- morbi. Nam si quae postulabat ;res quarto decimo die<text:line-break/>evenissent, conservassent hominem. Itaque quia non ap-<text:line-break/>. paruerunt, hinc malignitatem nobis morbi subjecit. Quos<text:line-break/>quidem affectus ignorat vulgus medicorum et gaudet, si </text:span><text:span text:style-name="T36">(<text:line-break/></text:span><text:span text:style-name="T25">qua videatur allevatio, tametsi haec de exitiosis signis et</text:span></text:p>
      <text:p text:style-name="P223"><text:span text:style-name="T15">'<text:tab/></text:span><text:span text:style-name="T25">s </text:span><text:span text:style-name="T25">* </text:span><text:span text:style-name="T25">" ' </text:span><text:span text:style-name="T15">-‘ἰ<text:tab/></text:span><text:span text:style-name="T25">- - - -•<text:tab/></text:span><text:span text:style-name="T25">S-- - </text:span><text:span text:style-name="T25">j - </text:span><text:span text:style-name="T25">- • -</text:span></text:p>
      <text:p text:style-name="P22"><text:span text:style-name="T25">- symptomatibus prioribus proficiscatur, -nescium; cum natura<text:line-break/>enecatur et extinguitur insitus ealor, tales solere affectio-<text:line-break/>nes incidere, non Iecus;ac partes, .quae defluxione mala<text:line-break/>in tumorem assurgunt;ubi natura prae: infirmitate haud-<text:line-break/>quaquam attingit concoctionem humoris,. qui excitavit tu-<text:line-break/>morem. Nam quum generatur, inquit, pus,) dolores fiunt<text:line-break/>et febres, quod nativus calor humores tumoris auctores<text:line-break/>immutet; quare quando- omnino hic a coquendo abstinet<text:line-break/>per imbecillitatem., nec laborant, nec febricitant, nisi<text:line-break/>perperam. Ideo fit ut in his qui suppurarunt; </text:span><text:span text:style-name="T25">’ </text:span><text:span text:style-name="T25">excreto<text:line-break/>pure pars sit, in quam fluxio impegit, falva;' at ubi<text:line-break/>suppuratio et manifestus dolor et febris abest; putrescit<text:line-break/>pars, ut eam cogamur solidam aliquando praecidere. Huic<text:line-break/>igitur non dissimile est quod iis accidit, qui siue signis et<text:line-break/>sine ratione explicati sunt febre, post signa letalia, lu<text:line-break/>hoc casu fuisse Hermocratem' vel corna, quod hominem</text:span></text:p>
      <text:p text:style-name="P18"><text:span text:style-name="T25">die undecimo arripuit, arguebat. Siquidem una cum ar-<text:line-break/>dente febre et snccnm habente mordacem acremque ad-<text:line-break/>junctum, si quis symptomate teneatur, liumidos ei frigi-<text:line-break/>dos humores, atque nor mordaces comitante, non esse<text:line-break/>profligatum-incommodum ostendit, quum nihil acciderit<text:line-break/>decretorii, Ied 'uffioeai t et extingui nativum calorem. Sed<text:line-break/>haec alias longms tractavimus. Quin etram hic (umma-<text:line-break/>tim satis St lixisse de iis qui a tebre in granibus aegri-<text:line-break/>tudinibus praeter rationem liberantur: nam quo habere,<text:line-break/>quum signa processerint exitiosa, commodius videantur,<text:line-break/>hoc morbum habent perniciosiorem. At vero Sabinus di-<text:line-break/>xit, insidiatis morbus more ferae aut sicmluisfcelerati,<text:line-break/>animantis enim est ratione, praediti petere, insidiis., nec<text:line-break/>opinantes adoritur, quos petivit. Verum ejusmodi verba<text:line-break/>nugas jure, dixeris. Siquidem quum nihil quod scientiam<text:line-break/>faciat afferant,, nisi .loquacitate obtundant, institutum se<text:line-break/>putant exemplo demonstrasse, quod nulla ratione his,, qui-</text:span></text:p>
      <text:p text:style-name="P17"><text:span text:style-name="T25">bnscum confertur, consentiat. Quare hos relinquamus<text:line-break/>et ipsi jam quae instituimus absolvamus. Mihi vero<text:line-break/>hic animum diligenter adverte, ac cave mireris cur saepe<text:line-break/>ego, quum quempiam perniciose fe habere dixissem, qui<text:line-break/>interim repente habere-belle, adeo ut et levaret illuderet- '<text:line-break/>que, non a plebejis tantum,'sed et a medicis quibusdam,<text:line-break/>in praedictione -tamen constarem, postea quum repetere-<text:line-break/>tur, ille </text:span><text:span text:style-name="T7">a morbo,</text:span><text:span text:style-name="T25"> qui videbatur recte habere, 'uiereretur-<text:line-break/>que .ex divinatrice non medica speculatione habitus sim<text:line-break/>praedixisse, quum haec praeclari isti medici nusquam esse<text:line-break/>affirmaverint literis mandata. Equidem unde mortem qui-</text:span></text:p>
      <text:p text:style-name="P25"><text:span text:style-name="T25">-busdani lu' undecimum diem aut falutem praefagiverint,<text:line-break/>abunde scripsi de ejusmodi praedictionibus omnibus in<text:line-break/>commentariis de judiciis et in libris etiam de diebus de-<text:line-break/>cretoriis: quorum est omnium princeps divinus ille Hip-<text:line-break/>pocrates. Sed caetera in illis quos citari modio libris et<text:line-break/>vero etiam nonnullis aliis prosecutus sum. In praesentia</text:span></text:p>
      <text:p text:style-name="P17"><text:span text:style-name="T25">qui illos revolverint, his planam faciam propositam di-<text:line-break/>sputationem. Undecimo, die Hermocrates melior esse visus<text:line-break/>est , quartodecimo perfecte liberatus. Constituto jam hoc<text:line-break/>et praecognito, recidivam omnino fore et periturum eum,<text:line-break/>diem septimum decimum consentaneum erat,iis, quae, die<text:line-break/>undecimo et quarto decimo evenerant, recidivam attulisse.<text:line-break/>Nam morbi mutatio in dies incidit decretorios. Didici-<text:line-break/>mus namque in praesagiis et. aphorismis dierum quater- .<text:line-break/>narios orbes in vigesimum, non - lu primum vigesimum </text:span><text:span text:style-name="T7">in-<text:line-break/>cidere; atque. idcirco</text:span><text:span text:style-name="T25"> undecimum quarti decimi esse indi-<text:line-break/>cem , decimum vero et feptirnum vigesimi. Ergo tum<text:line-break/>morbum rediisse die septimo Hermocrati in primis est con-<text:line-break/>sonum, tum .consecutam aliam esse mutationem vigesimo,<text:line-break/>non tamen jam' lectis Hippocratis scriptis-, quae-die vige- </text:span><text:span text:style-name="T55">:<text:line-break/></text:span><text:span text:style-name="T25">simo mutatio futura esset,, constat. In causa est, quod nos<text:line-break/>lateat., quomodo vires laborantis haberent, atque certissi-<text:line-break/>mum earum signum, ipsus nimirum pulsus ipsa praeterie-</text:span></text:p>
      <text:p text:style-name="P224"><text:span text:style-name="T25">.rit. Hia enim simul perspectis, facillimum erat dicere vi-<text:line-break/>gesimone die moriturus esset aeger, an in spatium longius-<text:line-break/>protrahendus morbus; ignoratis vero obfcurum. Itaque<text:line-break/>audiamus, quae de die septimo decimo, quae item de vi-<text:line-break/>gesimo, Hippocrates dicat.<text:tab/></text:span><text:span text:style-name="T25">-<text:tab/></text:span><text:span text:style-name="T25">' &gt;</text:span></text:p>
      <text:p text:style-name="P225"><text:span text:style-name="T7">su. i -'sirS Z</text:span><text:span text:style-name="T25"><text:tab/>'<text:tab/>,• .* ' U-’. 't ri '<text:tab/>'ni . I. I </text:span><text:span text:style-name="T7">i</text:span><text:span text:style-name="T25"> -&lt; ‘7 •• . ' ’ •’ • </text:span><text:span text:style-name="T7">:A' - ‘ '•</text:span></text:p>
      <text:p text:style-name="P226"><text:span text:style-name="T7">.... m</text:span><text:span text:style-name="T25"><text:tab/>. IX. </text:span><text:span text:style-name="T7">r .<text:tab/>•; ... .. ........</text:span></text:p>
      <text:p text:style-name="P25"><text:span text:style-name="T7">Circa diem septimum decimam rediit: in sequentibus die-<text:line-break/>bus incaluit, febris erat acuta, urinae tenues, deliravit,</text:span></text:p>
      <text:p text:style-name="P227"><text:span text:style-name="T25">i -r ... ,<text:tab/>i si ;.j i. ii .<text:tab/>•&lt;'</text:span></text:p>
      <text:p text:style-name="P19"><text:span text:style-name="T25">Alia quidem sunt symptomata recidivae. At urinae<text:line-break/>tenues morbum esse mconcoctum significant., ltaque ut<text:line-break/>non- sint magnopere signa, quae.'apparebant exitiosa, fore<text:line-break/>incoluiuem hominem dicere nequeas, conspiciens feptimo<text:line-break/>decimo/ die eam urinarum incoecoctionmn. Nam Hippo-</text:span></text:p>
      <text:p text:style-name="P17"><text:span text:style-name="T25">crates ipse dixit in tallbns ut aeger diuturnitatem morbi<text:line-break/>Insiluere</text:span><text:span text:style-name="T55">7</text:span><text:span text:style-name="T25"> noiu: possit esse periculum,</text:span><text:span text:style-name="T25">•urmnie’ iimtusmecef </text:span><text:span text:style-name="T25">,</text:span></text:p>
      <text:p text:style-name="P228"><text:span text:style-name="T25">' vv<text:tab/>Tv." !<text:tab/>• jui-i :<text:tab/>.</text:span></text:p>
      <text:p text:style-name="P27"><text:span text:style-name="T25">' i-.i;’- u 'luriv X.<text:tab/>-</text:span></text:p>
      <text:p text:style-name="P229"><text:span text:style-name="T7">Rursus autem rvigestmo die judicatus est, a febre immu-<text:line-break/>nis,</text:span><text:span text:style-name="T25"> non </text:span><text:span text:style-name="T7">sudavit. </text:span><text:span text:style-name="T7"><text:tab/>~~</text:span></text:p>
      <text:p text:style-name="P19"><text:span text:style-name="T25">Quo “ecuudnm rationem die oportuisset febrem exa-<text:line-break/>cerbari, -si natura prorsus humorum , coctionem' aggressa<text:line-break/>fuisset, quos incoctos urinae tenues permanentes, prede-<text:line-break/>bant, eodem febris perfecte-cessavit. Neque enim decimo<text:line-break/>septimo caloris''nativi ratione febris recidite fed sola pu-<text:line-break/>tredinis succensis febriliter hmnoribus. Itaque ipsorum<text:line-break/>humorum fervor' perfpiratus a febre immunem hominem'<text:line-break/>reddidit, . ' Verum manentibus perniciosis symptomatis,<text:line-break/>ut postea dicit, manifestum eratmoriturumHermocratem.<text:line-break/>Quemadmodum autem decimo quarto dienscripsit. </text:span><text:span text:style-name="T7">nonrsu-<text:line-break/>davit,</text:span><text:span text:style-name="T25"> ita et vigesimo idem addidit, ad memoriam tevo-</text:span></text:p>
      <text:p text:style-name="P17"><text:span text:style-name="T25">cane levamentum absque signis faetum esse. Quod autem?<text:line-break/>permanserint symptomata, naturam aegrotantis extingui<text:line-break/>liquido constat ex his quae deinceps scripsit lu vigesimi<text:line-break/>diei narratione, quibus jam mentum adhibe.</text:span></text:p>
      <text:h text:style-name="Heading_20_2" text:outline-level="2">XI.</text:h>
      <text:p text:style-name="P230"><text:span text:style-name="T7">Cibds tino tempore atrersubatur, mente constabat, loqui<text:line-break/>non valebat, lingua arida, non sitiebat, parce dormi-<text:line-break/>vit:cornatosus.<text:tab/></text:span><text:span text:style-name="T7">, '<text:tab/>:: :</text:span></text:p>
      <text:p text:style-name="P19"><text:span text:style-name="T25">Haec pionunciata omnia jam emorientis vitalis facul-<text:line-break/>tatis certa signa sunt, ut verbi gratia ciborum aversatio<text:line-break/>luappetentiam significans, quae interdum ob orificium ven-<text:line-break/>tricnli ab aliena quadam humorum qualitate! male affectum<text:line-break/>oboritur, interdum Vero et propter facultatis ipsius exci-<text:line-break/>dium,- cujus erant in secunda valetudine munera , tum<text:line-break/>actionem fentire, tum 'ipsum sanatura appetere. Ejusdem</text:span></text:p>
      <text:p text:style-name="P17"><text:span text:style-name="T25">vero munus est tum humidae substantiae indigentia tum<text:line-break/>repletio. Quo itaque modo in: his se habuit, manifestavit<text:line-break/>Hippocrates hisce verbis </text:span><text:span text:style-name="T7">t</text:span><text:span text:style-name="T25"> Non </text:span><text:span text:style-name="T7">sitiebat,</text:span><text:span text:style-name="T25"> atque huic sub-<text:line-break/>junxit: cibos </text:span><text:span text:style-name="T7">toto tempore aversabatur.</text:span><text:span text:style-name="T25"> Deinde scripsit:<text:line-break/>mente </text:span><text:span text:style-name="T7">constabat;</text:span><text:span text:style-name="T25"> hinci </text:span><text:span text:style-name="T7">lingua arida, non sitiebat. Mente<text:line-break/></text:span><text:span text:style-name="T25">quidem </text:span><text:span text:style-name="T7">constabat</text:span><text:span text:style-name="T25"> ad communem utriusque distinctionem<text:line-break/>assumpsit, </text:span><text:span text:style-name="T7">Non sitiebat vero</text:span><text:span text:style-name="T25"> ad alteram. Communis</text:span><text:span text:style-name="T25">'<text:line-break/></text:span><text:span text:style-name="T25">autem distinctio hoc fert, neque humidae, neque siccae<text:line-break/>substantiae indigentiam sentiebat. Non quod non confe-<text:line-break/>queretur, sed quod interiret ipsius facultas. . Huic vero<text:line-break/>orationi, </text:span><text:span text:style-name="T7">lingua arida,</text:span><text:span text:style-name="T25"> adjecit, non </text:span><text:span text:style-name="T7">sitiebat,</text:span><text:span text:style-name="T25"> qua distin-’<text:line-break/>gueret non ob humiditatem hominem non sitivisse, quem-<text:line-break/>admodum nonnulli eorum qui humidum et frigidum hu-<text:line-break/>morem; accumularunt, scd quod etiamsi siticulosissima esset<text:line-break/>affectio, facultas tamen emoriens non scutiret. Non po-<text:line-break/>tuisse etiam eum loqui ob ejusdem jactuiam factum essi<text:line-break/>Si igitur haec symptomata et vigesimo die et per totum<text:line-break/>fere, morbum ipsi adfuerint, patet extincto nativo calore.</text:span></text:p>
      <text:p text:style-name="P17"><text:span text:style-name="T25">febrem vigesimo die cessavisse. Atque his id iassentitur,<text:line-break/>parce dormivit, cornatosus. Non enim ut qui secundum<text:line-break/>naturam se habent dormivit, sed propter faeultatis in-<text:line-break/>firmitatem ultro oculos ita claudebat, ut apertos .habere<text:line-break/>non valeret et ipsus inclinabat parceque dormivit. Adje-<text:line-break/>cit enim verbo, </text:span><text:span text:style-name="T7">dormivit,</text:span><text:span text:style-name="T25"> adverbium </text:span><text:span text:style-name="T7">parce,</text:span><text:span text:style-name="T25"> quoniam etiam<text:line-break/>hoc infirmae facultatis signum erat, non fomnorum secuns<text:line-break/>dum naturam. Quare aegrotanti hoc tempore lomniculo-<text:line-break/>sum coma fuit magis quam propter sensisici, principii hu-<text:line-break/>miditatem. Mirari itaque licet non quod interierit Her-<text:line-break/>'umcrates, sed quod adulque vigesimum septimum suffece-<text:line-break/>rit. Rationi namque consentaneum erat non multo post<text:line-break/>vigesimum diem mortem consequuturam esse. Constat' igi-<text:line-break/>tur juvenem quendarn fuisse et natura valde robustum,-<text:line-break/>ob idque obstitisse paululum marcescentem. Licet-enim<text:line-break/>ex omnibus ipsi obortis conjicere vocatum a recentiori-<text:line-break/>bns medicis marcorem retorridum fuisse. Peremit autem<text:line-break/>ipsum vigesimo feptimo die febris, quae oh humorum pu-</text:span></text:p>
      <text:p text:style-name="P18"><text:span text:style-name="T25">tredinem vigesimo quarto concitata suerat, quam sequenti<text:line-break/>textu manifestavit. At operae pretium est observare cur<text:line-break/>in-praefenti. textu scripserit: </text:span><text:span text:style-name="T7">mente prorsus constabat.<text:line-break/></text:span><text:span text:style-name="T25">Videtur. siquidem omnino mente constitisse, quum ipfe<text:line-break/>Hippocrates pronunciet aegrum in quinti diei enarratione<text:line-break/>desipuisse, ac rursus postea sexto die adjecit: non </text:span><text:span text:style-name="T7">mente<text:line-break/>constitit,</text:span><text:span text:style-name="T25"> et rursus: </text:span><text:span text:style-name="T7">decimo feptimo desipuit.</text:span><text:span text:style-name="T25"> E duobus<text:line-break/>itaque alterum aut qui solis his diebus deliravit, alio vero<text:line-break/>tempore mente constitit, significare volens-scripsit, </text:span><text:span text:style-name="T7">mente<text:line-break/>prorsus constabat</text:span><text:span text:style-name="T25">, aut quod vigesimo die cujus luterpre-<text:line-break/>tationem in praelenti textu scripsit, prorsus mente consta-<text:line-break/>bat, hoc est, ne paululum quidem deliravit Quare autem<text:line-break/>adjecit • paulo ante dixi. Quum enim quidam in morbis<text:line-break/>non sitiant, neque appetant, aut propter delirium non fen-<text:line-break/>tiant quae patiuntur aut propter facultatis naturalis ven-<text:line-break/>, triculi interitum. Quoniam vero citra delirium ita pa-<text:line-break/>tiantur:; relinquitur naturalem ipsorum facultatem emor-<text:line-break/>tuam esse.</text:span></text:p>
      <text:h text:style-name="P7" text:outline-level="2">XII.</text:h>
      <text:p text:style-name="P19"><text:span text:style-name="T7">Circiter nero quartum et vigesimum diem incaluit, alius<text:line-break/>liquidis tenuibus et copiosa stuida; sequentibus diebus<text:line-break/>! febris acuta, lingua exusta est, vigesimo septimo de-<text:line-break/>functui est.</text:span></text:p>
      <text:p text:style-name="P19"><text:span text:style-name="T25">Huic aegroto quartus </text:span><text:span text:style-name="T7">et</text:span><text:span text:style-name="T25"> vigesimus inter judicatorio,s<text:line-break/>’ est circuitus,, ut demonstratum est, multoque magis vige-<text:line-break/>simus septimus in hoc quasdam innovationes ex propor-<text:line-break/>tione attulerunt. Quemadmodum enim septimo decimo<text:line-break/>die reversus est morbus, vigesimo die melius habere visus<text:line-break/>est, non ita tamen habens fecundum rei veritatem, sed<text:line-break/>opinionem multis praebens extincti caloris nativi sine fe-<text:line-break/>bre factus esu Eodem modo die vigesimo, quarto qiium<text:line-break/>ex reliquorum humorum putredine febricitare incepisset;<text:line-break/>deincepsque deorsum multa dejecisset tum tenuia tum</text:span></text:p>
      <text:p text:style-name="P17"><text:span text:style-name="T25">maligna, vigesimo septimo die obiit facta 'febre ipsa et<text:line-break/>acuta et sicca, per quae et lingua simul exusta est.</text:span></text:p>
      <text:p text:style-name="P19"><text:span text:style-name="T25">- '• i " .--st fa&gt;</text:span><text:span text:style-name="T55">3</text:span><text:span text:style-name="T25">. - • "-al.: .- t</text:span></text:p>
      <text:h text:style-name="Heading_20_2" text:outline-level="2">XIII.</text:h>
      <text:p text:style-name="P22"><text:span text:style-name="T7">Huic surditas per totum morbum permansit; urinae aut<text:line-break/>cra/sae et rubrae non substdebant, aut tenues et decolo-<text:line-break/>res enaeoremaia continebant f gustare non valebat.</text:span></text:p>
      <text:p text:style-name="P19"><text:span text:style-name="T25">Atque post vigesimi diei expositionem deinceps quod<text:line-break/>nunc enunciatum est adscripsit, </text:span><text:span text:style-name="T7">gustare non valebat,</text:span><text:span text:style-name="T25"> quod<text:line-break/>idem ac vox, </text:span><text:span text:style-name="T7">cibos aversatus</text:span><text:span text:style-name="T7">,</text:span><text:span text:style-name="T25"> </text:span><text:span text:style-name="T25">significat At urinas a de-<text:line-break/>cimo septimo die tenues adulque vigesimum fuisse protu-<text:line-break/>lit. Praedixerat autem, si quid meminerimus, et de his<text:line-break/>quae rubrum et non subfidens enaeorema haberent Nunc<text:line-break/>vero repetitis simul omnibus quae demonstraverat paten-<text:line-break/>tia, loquitur illum alias aliam urinam minxisse, bonam<text:line-break/>autem plane nullam. Praeterea quod per totum morbum<text:line-break/>surditas permanserit., non antea pronuntiatum jure nunc</text:span></text:p>
      <text:p text:style-name="P18"><text:span text:style-name="T25">apposuit. At non novi quomodo nihil quicquam etiamnum<text:line-break/>de auriginosa effusione protulerit. Nam consentaneum<text:line-break/>erat eliam hujus meminisse. Sed fortassis quod pateret<text:line-break/>. omnibus eam perseverasse tacuit. Quod enim nondum<text:line-break/>sudor Hermecrati-</text:span><text:span text:style-name="T7">erupisset,</text:span><text:span text:style-name="T25"> neque per alvum auf&gt; urinas</text:span></text:p>
      <text:p text:style-name="P25"><text:span text:style-name="T25">• aut vomitus biliosorum: vacngilo ecnseqUuta, esset, 'sedari<text:line-break/>non potuit; icterus; Ex omnibus-itaque narratis ipsi jecur<text:line-break/>vehementer affectum fuisse videtur, quod tum vegetatri-<text:line-break/>cis tum naturalis animae appellatae principium existit,<text:line-break/>• cujus quatuor esse facultates demonstravimus; attraetricem,<text:line-break/>retentrieem, alteratricemot expultricem,, quibus corpora</text:span></text:p>
      <text:p text:style-name="P22"><text:span text:style-name="T25">' tum nutriuntur, tum increscunt,- ipsaque'allecta inappe-<text:line-break/>tentiae ita graves prehendunt, ut mori potius aeger velit;<text:line-break/>quam quicquam gustare.</text:span></text:p>
      <text:p text:style-name="P19"><text:span text:style-name="T25">Vetustiora quidem exemplaria adjectorum aegris cha-<text:line-break/>racterum principium habebant a muliere apud Bitonem</text:span></text:p>
      <text:p text:style-name="P18"><text:span text:style-name="T25">anginosa septima ab initio descripta. Et sane qui ad-<text:line-break/>scriptus huic libro characteras interpretati sunt, ab illa<text:line-break/>omnes ‘inceperunt, dicentes primis aegris ipsos non ad-<text:line-break/>jectos esse. In nonnullis- tamen exemplaribus quae nunc<text:line-break/>lu manus nostras pervenerunt, primis etiam' aegris adjecti<text:line-break/>characteres reperinntur, ut et. Qioscoridis editio'spfos ha-<text:line-break/>lier. Atque huic utique Hermo crati primum quidem sub-<text:line-break/>scriptum est </text:span><text:span text:style-name="T15">π </text:span><text:span text:style-name="T25">lineam in medio..-habens characterum omnium<text:line-break/>quos in aegrotis omnibus adscriptos ieperiri, diximus.<text:line-break/>Deiude </text:span><text:span text:style-name="T7">E</text:span><text:span text:style-name="T25"> scriptum est, atque post ipsum </text:span><text:span text:style-name="T15">δ </text:span><text:span text:style-name="T25">lineam rectam<text:line-break/>deorsum reversam, habens veluti v. Descriptum deinde<text:line-break/></text:span><text:span text:style-name="T25">post </text:span><text:span text:style-name="T25">ipsum </text:span><text:span text:style-name="T15">κ </text:span><text:span text:style-name="T15">ρ </text:span><text:span text:style-name="T15">ξ. </text:span><text:span text:style-name="T25">Post haec </text:span><text:span text:style-name="T15">Θ, </text:span><text:span text:style-name="T25">hoc modo </text:span><text:span text:style-name="T15">π. ε. </text:span><text:span text:style-name="T7">d.</text:span><text:span text:style-name="T25"> </text:span><text:span text:style-name="T15">κ. </text:span><text:span text:style-name="T15">ζ. θ.<text:line-break/></text:span><text:span text:style-name="T25">Primus ftaque character ut antea </text:span><text:span text:style-name="T15">τὸ πιθανὸν </text:span><text:span text:style-name="T7">credibile<text:line-break/></text:span><text:span text:style-name="T25">significat, quemadmodumiet ultima litem interdum quidem<text:line-break/>V, interdum vero </text:span><text:span text:style-name="T15">Θ </text:span><text:span text:style-name="T25">scripta, sanitatis quidem v, mortis<text:line-break/>vero </text:span><text:span text:style-name="T15">Θ </text:span><text:span text:style-name="T25">signum esu Qui vero character, hune praece-<text:line-break/>cedit, dierum numerum indicat; quibus horno interiit aut<text:line-break/>perfecte sanatus esu Qui in medio existunt, modum ha-</text:span></text:p>
      <text:p text:style-name="P18"><text:span text:style-name="T25">bent, in quo servari hominem contigit vel interire. </text:span><text:span text:style-name="T25">Et<text:line-break/></text:span><text:span text:style-name="T25">nunc characterem </text:span><text:span text:style-name="T7">t</text:span><text:span text:style-name="T25"> cum </text:span><text:span text:style-name="T15">δ. </text:span><text:span text:style-name="T25">deorsum reflexo scribens </text:span><text:span text:style-name="T25">ere..<text:line-break/></text:span><text:span text:style-name="T25">dibile esse ait retentis dejectionibus, vigesimo feptimo<text:line-break/>periisse Hermocratem. Quidam interpretum, quod alvus<text:line-break/>vigesimo quarto </text:span><text:span text:style-name="T25">die </text:span><text:span text:style-name="T25">profluxerit, ipsi mortem accidisse </text:span><text:span text:style-name="T25">pro-<text:line-break/></text:span><text:span text:style-name="T25">ferunt ex prorrhetico auctoritatem promentes in textu </text:span><text:span text:style-name="T25">ita<text:line-break/></text:span><text:span text:style-name="T25">fe </text:span><text:span text:style-name="T25">habentem: </text:span><text:span text:style-name="T7">Surditas et urinae praeritbrac non </text:span><text:span text:style-name="T7">subsi-<text:line-break/></text:span><text:span text:style-name="T7">stentes, enaeorema habentes delirium portendunt , his </text:span><text:span text:style-name="T7">ob-<text:line-break/></text:span><text:span text:style-name="T7">oriri ictertim malum. Mala quoque et ictero succedens<text:line-break/>fatuitas. Hos quidem</text:span><text:span text:style-name="T25"> voce privari, </text:span><text:span text:style-name="T7">sud sentientes ejsu<text:line-break/>contingit; atque his, arbitror, alvus prorumpit, ut Her-<text:line-break/>mippo suctum est, atque obiit.</text:span><text:span text:style-name="T25"> </text:span><text:span text:style-name="T25">. </text:span><text:span text:style-name="T25">ls est ex prorrhetico </text:span><text:span text:style-name="T25">tex-<text:line-break/></text:span><text:span text:style-name="T25">tus, de quo quum librum ilium explanaremus, dictum est.</text:span></text:p>
      <text:p text:style-name="P25"><text:span text:style-name="T25">•Nunc vero tantum dicere sufficiet rursus; memoriae </text:span><text:span text:style-name="T25">grati'<text:line-break/></text:span><text:span text:style-name="T25">tia et quae in illis et quae hoc in libro hucusque expo-<text:line-break/>suimus. Contigit siquidem Hermocratem neque per </text:span><text:span text:style-name="T25">alvi</text:span></text:p>
      <text:p text:style-name="P17"><text:span text:style-name="T25">retentionem, neque per excretionem interiisse, sed haec<text:line-break/>quidem morbi symptomata apparuisse quemadmodum et<text:line-break/>quum antea excrevit combusta, utrisque </text:span><text:span text:style-name="T7">et </text:span><text:span text:style-name="T41">f</text:span><text:span text:style-name="T25"> hepatis affe-<text:line-break/>ctione» consequentibus, ut ostendimus, tum in aliis qui-<text:line-break/>busdam tum in commentariis de locis affectis. Videtur<text:line-break/>autem et ipsi mors maxime quidem ob hepar advenisse;<text:line-break/>jam vero et quod caput non secundum naturam haberet.<text:line-break/>Aegrotum, autem etiamnum absurdius interpretantur qui<text:line-break/>ob id scriptum solum profitentur, ut judicatoriorum die-<text:line-break/>rum vires perpenderemus, ac si non omnibus quidem ae-<text:line-break/>grie communiter hoc observetur, scd singula seorsum juxta<text:line-break/>eas quae ipsi contigerunt affectiones.</text:span></text:p>
      <text:h text:style-name="Heading_20_2" text:outline-level="2">XIV.</text:h>
      <text:p text:style-name="P25"><text:span text:style-name="T7">Qui in Dealcis horto decumbebat.</text:span></text:p>
      <text:p text:style-name="P18"><text:span text:style-name="T25">Hic quoque rursum Sabinus hortum adjectum esse ait<text:line-break/>adjuvantem morbi causam homini factum esse, atque hisce-<text:line-break/>verbis ita scribit: ob id enim et hortum nunquam appo-<text:line-break/>suisset hincque febri causam extitisse manifestans. Non<text:line-break/>enim herbivorum animal homo est; quapropter ex alieno<text:line-break/>victu veluti innovationem qnaudam sustinuit. Hoc in loco<text:line-break/>quidem ille scripsit: Sed quoniam in hoc commentario<text:line-break/>praeter meam ipsius voluntatem ad alienarum explicatio-<text:line-break/>num confutationem ab amicis scribere quaedam sum ad-<text:line-break/>ductus, et ntine pauca adjiciam idem genus habentia. Pri-<text:line-break/>mnrn itaque neque perpetuo hominem habitare dixit in<text:line-break/>DeaIcis horto, sed jacere solum scripsit; qui antea quum<text:line-break/>recte valeret, alibi habitare potuit; morbo vero correptus<text:line-break/>opportunioris diverforii indigus tale in Dealcis horto<text:line-break/>habuerit. Secundo non necesse est in horto diversorium<text:line-break/>habentem oleribus perpetuo vesci ut herbivorum animal:<text:line-break/>quemadmodum neque si prope eos fueris, qui caprinam<text:line-break/>vel ovillam carnem vendunt, hanc quotidie comedas, ut</text:span></text:p>
      <text:p text:style-name="P18"><text:span text:style-name="T25">qui oratorie loquuntur. Neque enim si vicinus his fueris<text:line-break/>qui carhes vendunt, propterea tibi necesse est ut et plu-<text:line-break/>rimas has integras veluti athletae devores. Tertium ab<text:line-break/>his est, quod quum mullam sermonum ubertatem haberet<text:line-break/>ad aeris hortorum accusationem, hanc quidem totam par-<text:line-break/>tem praetermisit et ad olera conversus esu Cloacas quo-<text:line-break/>que commemorare poterat, quae excrementa ad hortos fere<text:line-break/>repurgant omnernque talem graveolentiam, atque etiamnum<text:line-break/>ab oleribus, arboribus et fruticibus, ut a brassica, careo et<text:line-break/>bnxo exhalationem. Circumstans enim aer manifeste ab<text:line-break/>horum ricinia pravus redditur. Sed enim jam satis a me<text:line-break/>de harum interpretationum contradictionibus enarratum<text:line-break/>est. Ad utilia vero digressus textus Hippocratis profequar.</text:span></text:p>
      <text:h text:style-name="Heading_20_2" text:outline-level="2">i.</text:h>
      <text:h text:style-name="Heading_20_2" text:outline-level="2">XV.</text:h>
      <text:p text:style-name="P22"><text:span text:style-name="T7">Diutius capitis gravitate et temporis dextri dolore vexatus,<text:line-break/>levi autem occasione igne prehensus decubuit.</text:span></text:p>
      <text:p text:style-name="P18"><text:span text:style-name="T25">Ignem quidem Hippocrates febrem vehementem ap-<text:line-break/>pellat, prout jam faepenumero a me demonstratum esu<text:line-break/>Praeterea et quod proprie magis, ut et hominibus omni-<text:line-break/>bus consuetum est parvas causas occasiones vocare, ita et<text:line-break/>ipse interdum appellat idque demonstratum esu Quaedam<text:line-break/>enim per se ipsa quidem morbum efficere nequeunt, quae<text:line-break/>si ad praeexistentem morborum praeparationem accesserint,<text:line-break/>totius morbi causam habere, quemadmodum in proposito<text:line-break/>aegroto existimantur. Nam quod caput diutius gravaretur<text:line-break/>tempusque doleret , affectum quendam </text:span><text:span text:style-name="T25">• </text:span><text:span text:style-name="T25">morbosum homini<text:line-break/>procreatum esse demonstrabat. Atque sane probe fecisset,<text:line-break/>si priusquam oh levem aliquam externam causam aegro-<text:line-break/>tasset, quae ipsius opportunitatem ad affectum prodebat,<text:line-break/>medico sese credidisset, qui a futuro morbo praescrvare<text:line-break/>potuisset.</text:span></text:p>
      <text:h text:style-name="Heading_20_2" text:outline-level="2">XVI.</text:h>
      <text:p text:style-name="P25"><text:span text:style-name="T7">Postridie ex sinistra nare paucus merus sunguis efstuxit.</text:span></text:p>
      <text:p text:style-name="P231"><text:span text:style-name="T25">De quo praedixit tanquam dolente fluxisse, ait, ex<text:line-break/>sinistra nare paucum sincerum sanguinem. Sincerum autem<text:line-break/>quum de flava veI atra bile dicatur vel aeruginofa mani-<text:line-break/>festum habet significatum, ut jam multoties dictum esu<text:line-break/>Quum enim familiarem tum colorem tum coulistentiam<text:line-break/>unusquisque humor sinceram servaverit, tunc merum ipsum<text:line-break/>vacuari dicimus. De sanguine vero fortassis modo contra-<text:line-break/>. rio merum ah ipso dici intelligendum est peraeque ac<text:line-break/>male'mixtum. Constat autern fanguinis colorem rubrum<text:line-break/>secundum naturam esse, decolorem vero non talem ; sed<text:line-break/>vel nigriorem vel fulviorem insigniter, atque frequentius<text:line-break/>quidem sanguinem nigrum merum, dicere consuevimus, qui<text:line-break/>propalam consistentia crassus existit. Itaque quod proposi-<text:line-break/>tus aeger venae lectione indigebat , si vires valerent, ma-<text:line-break/>nifestum est. Quod autem nihil de hoc auxilio, scripserit<text:line-break/>Hippocrates, eadem erit tibi quaestio de ea quae, in primo<text:line-break/>aegroto scripta est.<text:tab/>, .<text:tab/>..<text:tab/>,</text:span></text:p>
      <text:h text:style-name="P7" text:outline-level="2">XVII.</text:h>
      <text:p text:style-name="P232"><text:span text:style-name="T7">Ab alvo stercora probe prodierunt.</text:span></text:p>
      <text:p text:style-name="P19"><text:span text:style-name="T25">Hoc solum ipsum videtur moderatum in morbi prin-<text:line-break/>cipio fuisse; caetera vero omnia prava, quae in sequenti<text:line-break/>textu scripta sunt.</text:span></text:p>
      <text:h text:style-name="Heading_20_2" text:outline-level="2">XVIII.</text:h>
      <text:p text:style-name="P22"><text:span text:style-name="T7">Urinae tenues varia habentes enaeorematn minute dispersu<text:line-break/>veluti crnfstorem farinam geniturae similem. Tertio die<text:line-break/>febris</text:span><text:span text:style-name="T25"> arula; </text:span><text:span text:style-name="T7">dejectiones nigrae, tenues, spumosae; se-<text:line-break/>dimentum lividum dejectionibus; aliquantulum sapore<text:line-break/>premebatur; surrectiones moleste serebatt uriuis sedi-<text:line-break/>mentum* lividum ac sub glutinosum.</text:span></text:p>
      <text:p text:style-name="P19"><text:span text:style-name="T25">Omnia commemorata tum symptomata- tum signa in<text:line-break/>ipfo prava fuisse, scriptorum prognostico memoribus ma-</text:span></text:p>
      <text:p text:style-name="P18"><text:span text:style-name="T25">nifesta sunt. Non pauca quoque scriptis in primum epi-<text:line-break/>demiorum commentariis praedicta funt.</text:span></text:p>
      <text:h text:style-name="Heading_20_2" text:outline-level="2">XIX.</text:h>
      <text:p text:style-name="P22"><text:span text:style-name="T7">Quarto biltosu vomuit, stava, pauca, paululum intermit-<text:line-break/>tens aeruginosa. </text:span><text:span text:style-name="T21">Έ </text:span><text:span text:style-name="T7">sinistra nare paucus sincerus sun-<text:line-break/>guis destuxsu Eaedem dejectiones, urinae similes. Parce<text:line-break/>circa caput et claviculam sudavit t lien sublatus intu-<text:line-break/>muit ; femoris dolor e directo; hypochondrii dextri con-<text:line-break/>tentio submollis i nocte non dormivit; aliquantulum de-<text:line-break/>liravit.</text:span></text:p>
      <text:p text:style-name="P19"><text:span text:style-name="T25">Atque haec omnia pronuhciata symptomata prava<text:line-break/>sunt praeter abscessum qui in lienem </text:span><text:span text:style-name="T7">et</text:span><text:span text:style-name="T25"> femur - sinistrum<text:line-break/>suboriebatur.</text:span></text:p>
      <text:h text:style-name="Heading_20_2" text:outline-level="2">xx.</text:h>
      <text:p text:style-name="P22"><text:span text:style-name="T7">Quinto dejectiones copiosiores, nigrae, spumosae, sedimen-<text:line-break/>tum nigrum dejectionibus, nocte non dormivit, deliravit.</text:span></text:p>
      <text:p text:style-name="P17"><text:span text:style-name="T15">/ </text:span><text:span text:style-name="T25">Haec etiamnum omnia perniciosa sunt. Quare se-<text:line-break/>quentibus mentem adhibeamus.</text:span></text:p>
      <text:h text:style-name="Heading_20_2" text:outline-level="2">XXI.</text:h>
      <text:p text:style-name="P22"><text:span text:style-name="T7">Sexto dejectiones nigrae, pingues, spumosae</text:span><text:span text:style-name="T7">, </text:span><text:span text:style-name="T7">glutinosae,<text:line-break/>graveolentes</text:span><text:span text:style-name="T7">; </text:span><text:span text:style-name="T7">dormivit t mente magis constitit.</text:span></text:p>
      <text:p text:style-name="P19"><text:span text:style-name="T25">Haec quidem, </text:span><text:span text:style-name="T7">dormivit, mante magis constitit,</text:span><text:span text:style-name="T25"> mi-<text:line-break/>tiora Eunt symptomata, caetera vero deteriora,</text:span></text:p>
      <text:h text:style-name="Heading_20_2" text:outline-level="2">XXII.</text:h>
      <text:p text:style-name="P22"><text:span text:style-name="T7">Septimo lingua perarida', sttibundus; non dormivit; deli-<text:line-break/>ravit; urinae tenues, non bene coloratae. Octavo de-<text:line-break/>jectiones nigrae, paucae, coactae; dormivit; intellexit;<text:line-break/>non admodum siticulosus.</text:span></text:p>
      <text:p text:style-name="P19"><text:span text:style-name="T25">Hactenus omnia ipsi symptomata fallacia esse videntur.</text:span></text:p>
      <text:h text:style-name="P7" text:outline-level="2">XX11I.</text:h>
      <text:p text:style-name="P22"><text:span text:style-name="T25">Nono rigor </text:span><text:span text:style-name="T7">accefstt’, febris acuta, sudavit, refrigeratio,<text:line-break/>deliravit, dextro oculo distortus est, lingua perarida,<text:line-break/>sttibundus, insomnis. Decimo eodem. Undecimo pror-<text:line-break/>sus in omnibus mente constabat, sub re liber, sudavit,<text:line-break/>urinae circa judicationem tenues,</text:span></text:p>
      <text:p text:style-name="P25"><text:span text:style-name="T7">f. .. -.</text:span></text:p>
      <text:p text:style-name="P19"><text:span text:style-name="T25">Apparuit hunc hominem quendam validis fuisse viri-<text:line-break/>bus, quod ipsae cum maximo morbo luctantes obsisterent.<text:line-break/>Nullo siquidem bono huc usque ipsi oborto, videtur nono'<text:line-break/>. die rigore critico facto et post ipsum, quemadmodum con-<text:line-break/>fuerit, acuta febre et post febrem, sudore, non derepente<text:line-break/>quidem febre vacuus fuisse propter morbi magnitudinem.<text:line-break/>Verumtamen quum eadem permansissent, inquit enim de-<text:line-break/>cimo eadem, undecimo die statim a febre liberatus fuisse<text:line-break/>visus est. Quod vero in judicio tum deliraverit, tum oculo<text:line-break/>dextro strabo fuerit, res sunt quae in judiciis eveniunt.<text:line-break/>Etenim neque subita quaedam ipsi vifa est contigisse nono<text:line-break/></text:span><text:span text:style-name="T25">„ - - • " ; : ' • ' ! •'</text:span></text:p>
      <text:p text:style-name="P17"><text:span text:style-name="T25">die judicatio, sed ad undecimum usque extendi, in quo<text:line-break/>jam, alt, prorsus in omnibus mente constabat. Adjecit au-<text:line-break/>tem: urinae tenues circa judicationem, ne ipsi credamus<text:line-break/>et certam esse existimemus; at celerius morbum cito re-<text:line-break/>versurum exspectemus; ' Nam tum propter alia tum pro-<text:line-break/>pter ipsius magnitudinem talem exspectationem habere<text:line-break/>consentaneum erat.</text:span></text:p>
      <text:h text:style-name="Heading_20_2" text:outline-level="2">XX1V.</text:h>
      <text:p text:style-name="P22"><text:span text:style-name="T7">Duos a sebre dies liber suit, reversu est decimo quarto,<text:line-break/>mox vero nocte non dormivit; prorsus deliravit.</text:span></text:p>
      <text:p text:style-name="P19"><text:span text:style-name="T25">Completo tum imperfecto tum infideli circa unde-<text:line-break/>cimum diem judicio, duos ipsum intermifisse ait dies, hoc<text:line-break/>est et duodecimum et decimum tertium; deinde rursus<text:line-break/>revertisse decimo quarto, rursus et similibus divexatum<text:line-break/>symptomatibus.</text:span></text:p>
      <text:p text:style-name="P233"><text:span text:style-name="T25">r </text:span><text:span text:style-name="T15">'<text:tab/></text:span><text:span text:style-name="T25">XXV,</text:span></text:p>
      <text:p text:style-name="P22"><text:span text:style-name="T7">Decimo quinto urina turbida, qualis ex his redditur quae<text:line-break/>ubi subfederunt, returbantur, febris acuta, prorsus de-<text:line-break/>liravit, non dormivit, genua et tibias dolor occupavit,<text:line-break/>ah alvo, balanis appositis, nigra stercora manarunt.</text:span></text:p>
      <text:p text:style-name="P19"><text:span text:style-name="T25">Ad acutiem rursum febris reversa pervenit et ob morbi<text:line-break/>magnitudinem quam ab initio habuit. </text:span><text:span text:style-name="T25">' </text:span><text:span text:style-name="T25">Et quod undecimo<text:line-break/>die in quo prima fuit judicatio, nondum coctionis signa<text:line-break/>essent in urinis. Dolores vero tum genuum, tum tibia-<text:line-break/>rum, vergentia humorum morbum parientium ad inferas<text:line-break/>partes signa existentia inter bona existunt. Admotis bala-<text:line-break/>nis nigrae dejectiones stercorusae, propter colorem malum.</text:span></text:p>
      <text:h text:style-name="Heading_20_2" text:outline-level="2">XXVI.</text:h>
      <text:p text:style-name="P22"><text:span text:style-name="T25">Decimo </text:span><text:span text:style-name="T7">fexto urinae tenues nebulosum enaeorema haben-<text:line-break/>tes , deliravit.</text:span></text:p>
      <text:p text:style-name="P234"><text:span text:style-name="T25">Atque haec invadentis aegrum fecundo acutae febris<text:line-break/>tum signa tum symptomata sunt, si quae in prognostico<text:line-break/>et quae in epidemiorum primo demonstrata sunt memo-<text:line-break/>ria tenuerimus. Me namque sexcenties eadem dicere non<text:line-break/>oportet.<text:tab/>'<text:tab/></text:span><text:span text:style-name="T7">, </text:span><text:span text:style-name="T7">r.</text:span><text:span text:style-name="T25"> 0-</text:span></text:p>
      <text:h text:style-name="Heading_20_2" text:outline-level="2">XXVII.</text:h>
      <text:p text:style-name="P235"><text:span text:style-name="T7">Decimo feptimo mane extrema scigida</text:span><text:span text:style-name="T25">; indumentis </text:span><text:span text:style-name="T7">conte-<text:line-break/>gebatur, scirris acuta, per universum corpus sudavit, le~<text:line-break/></text:span><text:span text:style-name="T7">•- </text:span><text:span text:style-name="T7">vatus est, magis intellexit, subre non vacuus, siticu-<text:line-break/>losus, vomuit biliosa, stava, pauca ; ab alvo stercora<text:line-break/>prodierunt, paulo post nigra; pauca, tenuia; urinae<text:line-break/></text:span><text:span text:style-name="T7">‘ </text:span><text:span text:style-name="T7">tenues, non bene coloratae.</text:span><text:span text:style-name="T25"><text:tab/></text:span><text:span text:style-name="T25">r :<text:tab/>•' , :</text:span></text:p>
      <text:p text:style-name="P19"><text:span text:style-name="T25">Apparet rursus decimum septimum diem fecisse quen-<text:line-break/>dam sudorem, qui morbum solvere non potuit propter<text:line-break/>humorum cruditatem, ex quibus homo aegrotasse videtur.</text:span></text:p>
      <text:h text:style-name="P7" text:outline-level="2">XXVllI.</text:h>
      <text:p text:style-name="P22"><text:span text:style-name="T7">Octavodeclmo non mente constabat, cornatosus j decimo<text:line-break/>nono eadem.</text:span></text:p>
      <text:p text:style-name="P19"><text:span text:style-name="T25">Nullum prorfus notatu dignum aegroto decimus septi-<text:line-break/>mus dies auxilium attulisse visus est; nihilominus tamen<text:line-break/>naturalis ipsius facultas adversus morbum pugnare et for-<text:line-break/>san victura proditur.</text:span></text:p>
      <text:h text:style-name="Heading_20_2" text:outline-level="2">XXIX.</text:h>
      <text:p text:style-name="P22"><text:span text:style-name="T25">Pigesimo </text:span><text:span text:style-name="T7">dormivit, prorsus mente constabat, sudavit, febre<text:line-break/>vacuus , </text:span><text:span text:style-name="T25">non sitivit, urinae tenues, </text:span><text:span text:style-name="T7">vigesimo, primo pau-<text:line-break/>lulum deliravit, nonnihil sitivit, hypochondrii dolor et<text:line-break/>circa umbilicum palpitatio perpetua. siigestmo quarto<text:line-break/>urinis inerat sedimentum, prorsus mente constabat. Vi-<text:line-break/>gesimo septimo ischii dextri dolor, urinae tenues, qui-<text:line-break/>bus inerat sedimentum, caetera placidifstrna confequu-<text:line-break/>tus esi Circa vigesimum nonum oculi dextri, dolor,.<text:line-break/>urinae tenues. Quadragesimo dejecit pituitosa, alba.</text:span></text:p>
      <text:p text:style-name="P17"><text:span text:style-name="T7">copiosa, multopere per universum corpus sudavit, per-<text:line-break/>fecte judicatus esa</text:span></text:p>
      <text:p text:style-name="P19"><text:span text:style-name="T25">Tertium quidem est hoc judicium quo et natura ag-<text:line-break/>gressi est morbum solvere per sudorum excretionem die<text:line-break/>judicatorio, quemadmodum et in superioribus: erant si-<text:line-break/>quidem illi quoque judicatorii. Adclidi autem illud nul-<text:line-break/>lam aliam ob causam quam quod multi ex non recte<text:line-break/>scriptis in prorrhetico erraverunt, ah Hippocratis mente<text:line-break/>vaIde recedentes et ea quae lu aegris fit praenotione, ob<text:line-break/>idque logiatri quidem sunt: sic enim plerique docti eos<text:line-break/>nominant, qui in operibus ludecore se gerunt. Medici<text:line-break/>vero non sunt qui aegris lu prorrhetico et Coacis prae-<text:line-break/>notionibus fidem adhibentes, in aliud referunt testimonium<text:line-break/>eorum, quae probant, expromentes quae in prorrhetico<text:line-break/>vel Coacis praenotionibus male dicta sunt; atque omit-<text:line-break/>tentes pronunciata in prognostico, aphorisuris et epidemus<text:line-break/>catholica theoremata et quae in prorrhetico et Coacis</text:span></text:p>
      <text:p text:style-name="P17"><text:span text:style-name="T25">praenotionibus vera scripta sunt, haec ab his qui hos li-<text:line-break/>bros scripserunt, ex aphorismis et prognostico et epide-<text:line-break/>miis in ipsos translata sunt, prout demonstravi atque in<text:line-break/>confeetis a me in prorrheticum commentariis. Lycus au-<text:line-break/>tem nescio quo pactu et ipse talis plenus pravitatis in<text:line-break/>Quintum ipsum referat, etiamsi cum Quinto ne annum<text:line-break/>quidem integrum suerit conversatus. Satyrus et Phecia-<text:line-break/>nus plurimum cum ipso versati nullam hujusmodi expli-<text:line-break/>cationem referunt. Non enim id ego accurate scio, quan-<text:line-break/>quam utroque praeceptore fum usus.</text:span></text:p>
      <text:h text:style-name="P2" text:outline-level="1"><text:bookmark-start text:name="bookmark39"/><text:span text:style-name="T25">HIPPOCRATIS EPIDEM. III. ET<text:line-break/>GALEN</text:span><text:span text:style-name="T31">I</text:span><text:span text:style-name="T25"> IN ILLUM COMMEN-<text:line-break/>TARIUS </text:span><text:span text:style-name="T81">II</text:span><text:span text:style-name="T15">.</text:span><text:bookmark-end text:name="bookmark39"/></text:h>
      <text:p text:style-name="P25"><text:span text:style-name="T25">Nullus unquam </text:span><text:span text:style-name="T7">a</text:span><text:span text:style-name="T25"> me liber scriptus est, quem non amici<text:line-break/>quidam expostulassent, quique potissimum in longiorem<text:line-break/>peregrinationem contenderent, tum eorum quae a me ipsis<text:line-break/>dicta essent tum eorum quae in dissectionibus animalium<text:line-break/>et in aegrotis demonstrata fuissent, commentarium habere<text:line-break/>rogantes. At quia quidam editi' aliis etiam studio digni<text:line-break/>esse visi sunt, ipsis me quoque exhortantibus ut omnes<text:line-break/>artis medicae partes complerem, eodem modo ut jam qui-</text:span></text:p>
      <text:p text:style-name="P17"><text:span text:style-name="T25">busdam dedi, etiam id feci. Cognoscens autem me ipsum<text:line-break/>in omnibus a me . conscriptis. Hippocratis mentem perpe-<text:line-break/>tuo exposuisse simulque eppertunissimas ipsius, dictiones<text:line-break/>attulisse; supervacaneum esse existimavi: si singularum di-<text:line-break/>ctionum explicationes per comnieutariosal principio omnium<text:line-break/>ipsius librorum ad finem usque' scriberem. At quoniam et<text:line-break/>has amicorum inonnnili habere expostularent, r ^maxime<text:line-break/>legitimis siuctuosissiiuisque libris Hippocratis incepi, eo-<text:line-break/>dem servato; libris fceco, queinetin superioribus fece-<text:line-break/>ram. Est autem lric, quod-quae perpetuo vel ut pluri-<text:line-break/>mum in, aegrotis conspiniuntur, haee Gula scribenda , non<text:line-break/>eos cousutando. qui vel rara scripserunt vel quae nullo<text:line-break/>pacto, videntur et falsa prorsus existunt. Imq et com-<text:line-break/>mentarii in. librum de fracturis et .lu librum de articulis,<text:line-break/>atque etiam lu librum de ulceribus et. lu librum de vul-<text:line-break/>neriluis capitis et in aphorisinec et prognosticon ita scripti </text:span><text:span text:style-name="T55">z<text:line-break/></text:span><text:span text:style-name="T25">sunt. Postea vero rogantibus ajnicasmbsequutus, commen-<text:line-break/>tarios lu librum de acutorum victu scripsi, priorem qui-</text:span></text:p>
      <text:p text:style-name="P17"><text:span text:style-name="T25">dem in libri partem adusque balneorum usum,'’ quae pars<text:line-break/>maxime legitima credita est'p. alterum vero, ilu sequentem<text:line-break/>partem. Post hanc-autem explanationem libri de humo-<text:line-break/>ribus propere ac; paucis diebus ; properante ast peregrina-</text:span><text:span text:style-name="T55">1<text:line-break/></text:span><text:span text:style-name="T25">tioneni amico, qui rute scribere ipsum </text:span><text:span text:style-name="T7">rogaverat. t</text:span><text:span text:style-name="T25"> Et vero<text:line-break/>his: bene liabere Existimantibus , in multus enim excide-<text:line-break/>rant, ex hoc contigit- non solum amicossi verum ellam<text:line-break/>alios ex amicis medicos plerosque </text:span><text:span text:style-name="T7">rue aii</text:span><text:span text:style-name="T25"> ornmum Hippo-<text:line-break/>cratis librorum explanationes condendas “ exhortari. • Et<text:line-break/>fane jam condidi commentarium-lu librum- deecedici effi-<text:line-break/>cina, in primum vj."fecundum epidemiorum; 'ecquibus<text:line-break/>quum expositiones in tertium incepturus essem, accidit<text:line-break/>perbelle a quibusttam rogari ut jam iu' prorrheticum ex-<text:line-break/>planationes facerem. Haec autem supplicatio fuerat, quum<text:line-break/>aliquando sermo nobis in obambulatione de this incideret,<text:line-break/>quae lu 'prognostico''et-aphorisinis pronunclata funt. De-<text:line-break/>monstrabam siquidem haec omnia magna r in aegris habere</text:span></text:p>
      <text:p text:style-name="P17"><text:span text:style-name="T25">vires. At si quis ut uniyerialibus scriptis in prorrhetico<text:line-break/>omnibus mentem intenderit, is permultum aberraturus esu<text:line-break/>Talia autem - esse et pIurima in Coacis praenotionibus de-<text:line-break/>monstrabam,, commixta nonnullis quidem eorum quae in<text:line-break/>aphorismis vel prognostico prolata sunt. Quibusdam </text:span><text:span text:style-name="T7">vero<text:line-break/></text:span><text:span text:style-name="T25">quae in epidemiis et sola eorum quae illis in libris scri-<text:line-break/>pta sunt, vera existunt ; caetera omnia vitiosa habentur<text:line-break/>in, prorrhetico ,et Coacis praenotionibus. lnterscruntur<text:line-break/>itaque nonnulla in epidemiorum sccundo et sexto, quem-<text:line-break/>admodum et in aphorismis est finem, imo et alia omnia et<text:line-break/>lu .secundo et fexto sunt Hippocratis; quaedam vero etiam<text:line-break/>cogente ipsa auctore. Erat autem inter Hippocratis filios<text:line-break/>praestantrssimus nomine Thessalus, qui plane patris inen-<text:line-break/>tem assequutus. esu In primo et tertio epidemiorum aut<text:line-break/>nihil aut pauca prorsus quivis adscripta esse conjecerit.<text:line-break/>At universalia his in libris theoremata pauca prorsus scri-<text:line-break/>pta sunt, nuda in illis eorum quae contigerunt existente</text:span></text:p>
      <text:p text:style-name="P17"><text:span text:style-name="T25">narratione vel communi multis lu statibus epidemis vel<text:line-break/>singulis ' privatiin. Completis itaque in secundum librum<text:line-break/>commentariis, tres interea scriberentur' contigit, propter<text:line-break/>eos, qui me rogaverunt, ut dixi, oomnlentarii ih </text:span><text:span text:style-name="T7">proi-<text:line-break/>rheticum </text:span><text:span text:style-name="T7">,</text:span><text:span text:style-name="T25"> per </text:span><text:span text:style-name="T25">quos demonstravi plurima in illo libro per-<text:line-break/>peram dicta esse; multa quidem ut universalia , quamquam<text:line-break/>raro existentia, multa vero et indefinita, distinctionibus<text:line-break/>indigentia. Perspicuitatis vero gratia unius meminero ex<text:line-break/>iis, quae vitiose a quibusdam scripta sunt et in prorrbeti-<text:line-break/>cum commentariis et his qui lu aegros epidemiorum fcripti<text:line-break/>sunt. Scripta itaque in prorrhetico tali quadam oratione:<text:line-break/></text:span><text:span text:style-name="T7">Febres ex hypochondriis malignae.</text:span><text:span text:style-name="T25"> Qui ' nonnulli librum<text:line-break/>explanarunt, nos admonent aegros tui in epidemiis de<text:line-break/>scripti sunt, illos solos proferentes qui interierunt, in<text:line-break/>quibus hypochondriorum contensionem scribit Hippocrates.<text:line-break/>tempore morbi vel dolorem vel palpitationem vel hujus-<text:line-break/>modi quiddam subticentes, servatos fuisse. Hippocrates</text:span></text:p>
      <text:p text:style-name="P18"><text:span text:style-name="T25">autem quemadmodum caetera in acutis morbis utilia in<text:line-break/>prognostico scripsit, ita et de hypochondriis, in. illa, libri<text:line-break/>parte.quae lipc modo incipit: hypochmniriiaB qpsimipgt<text:line-break/>, esi, dolore, vacuum existens,- molle et aequabile tum' lu</text:span></text:p>
      <text:p text:style-name="P19"><text:span text:style-name="T25">nex ira mn. in sinistra Hoc (urdem totius orationis pro-<text:line-break/>lixae pnrcipium est, in qua de aypochondriis locet,Hip-<text:line-break/></text:span><text:span text:style-name="T25">«. </text:span><text:span text:style-name="T25">pocrates. .Qui ,verc febres ex.hypochondriis malignas, esse<text:line-break/>simplicitqr; ..pronuuniat, citra</text:span><text:span text:style-name="T36">(</text:span><text:span text:style-name="T25">decenies, distinetioneis&gt;,, orias<text:line-break/>in prognoinco scripsit Hippocrates, manifeste errat. </text:span><text:span text:style-name="T25">, </text:span><text:span text:style-name="T25">,Nam<text:line-break/>longe verius erat dicere, febres,</text:span><text:span text:style-name="T15">βχ </text:span><text:span text:style-name="T25">cerebro affecto ma-<text:line-break/>lignae;. febres ex cerebri, membranis affectis malignae;<text:line-break/>.febres erfrjpulmone affeciiij jmalignaep atque etiam </text:span><text:span text:style-name="T7">bis ma-<text:line-break/></text:span><text:span text:style-name="T25">•gis scbres. en corde affecto malignae, quam febres, ex hy-<text:line-break/>pochondriis,, malignae, si proprie quidem intelligamus<text:line-break/>hypochondriorum; appellationem,, inter febres acutas laxif-<text:line-break/>,simae suiitli-isisiero, non proprie,,Ted</text:span><text:span text:style-name="T36">v</text:span><text:span text:style-name="T25"> cum apprehensione,<text:line-break/>ecomprehenderjlaus,, ventrem jjlippar, liquem qt fepitnm</text:span></text:p>
      <text:p text:style-name="P17"><text:span text:style-name="T25">transverium; nonnullae quidem ipsarum malignae, aliae<text:line-break/>mites;, ut in commentariis de loris affectis determinatum<text:line-break/>est. Hoc quidem unum tibi sit exemplum eorum quae<text:line-break/>non recte lu prorrhetico scripta sunt, et eorum qui, -ut<text:line-break/>nuper protuli, libros invicem exponunt, in prorrhetico<text:line-break/>quidem ita explicant: Bene, inquit, </text:span><text:span text:style-name="T7">febres ac hypochon-<text:line-break/>driis mabignae, nempe in epidemiis hic et ille videntur inter- •<text:line-break/></text:span><text:span text:style-name="T25">iisie </text:span><text:span text:style-name="T7">astsuctH bypachondrus.</text:span><text:span text:style-name="T25"> In epidemi.s Vero,quum ad ipfos<text:line-break/>aegros venerint, recte hunc aegrum ajunt interiisse; nam<text:line-break/>Tiniversc lu prorrheticb enunciatum est: febres ex hypou</text:span><text:span text:style-name="T55">v<text:line-break/></text:span><text:span text:style-name="T25">chondriis malignae.' Si autem ita interpretari oporteat,<text:line-break/>primum quidem licet enunciationem ei quae in prorrhetico<text:line-break/>est dicere: febres ex hypochondriis moderatae: fecundo<text:line-break/>ab nite aegrotos b ypochonuriis affectos lu epidemus scr-<text:line-break/>"vatos inculumee' ostendere. Unum- quidem id exemplum<text:line-break/>est, ut dixi, pravarum explicationum. Alterum autem<text:line-break/></text:span><text:span text:style-name="T55">1</text:span><text:span text:style-name="T25"> implicitarum inter </text:span><text:span text:style-name="T7">fe</text:span><text:span text:style-name="T25"> affectionum, quo'-et ipfo frequenter</text:span></text:p>
      <text:p text:style-name="P17"><text:span text:style-name="T25">usus videtur, qui .prorrheticum- scripsit, ut lu commenta-<text:line-break/>riis ipsius demonstrari, Implicitos dico affectus, quibus<text:line-break/>plures partes affectae sunt. Potest siquidem idem homo<text:line-break/>non solum in thorace affici, verum etiam lu pulmone et<text:line-break/>rcapite. Fieri: autem potest ab his quoque adjectum esse</text:span></text:p>
      <text:p text:style-name="P25"><text:span text:style-name="T25">et in ventre et hepate. Itaque si aliquando scripserit<text:line-break/>symptoma phrenitidis indicium, </text:span><text:span text:style-name="T25">-. </text:span><text:span text:style-name="T25">deinceps autem et ipsi<text:line-break/>adjecerit symptoma aliud peripneumoniae proprium, plrlegv<text:line-break/>monesque jecoris vel ventris vel aliorum cujusdam; deinde<text:line-break/>difficiliorem dicat affectum uoinin,bu« illis quibus duae<text:line-break/>vel plures partes afficiuntur, pravam doctrinam facturus<text:line-break/>•est. Talis enim orationis erit modus: </text:span><text:span text:style-name="T7">(?ni ni / p.rtncipio '<text:line-break/>comatost stant aum capitis, lumborum, hypaphondriiet<text:line-break/>•cervicis dolore, vigilantes num phrenitici? Nares bis de-<text:line-break/>stillantes, perniciosum tum alias, tum st quarto die coepe-<text:line-break/>rit, ventris praerubra proluvies.</text:span><text:span text:style-name="T25"> Hepaticum est. fymptorna<text:line-break/>quod cum praedictis etiam potest existere , ac si et pleuri-</text:span></text:p>
      <text:p text:style-name="P18"><text:span text:style-name="T25">tis vel peripneumonia comatulis illis contigerit; fed non<text:line-break/>ejusdem affectus signum esu Si quis vero voluerit et quae<text:line-break/>in prorrhetico non recte ieripta sunt, atque eos, qui in-<text:line-break/>vicem interpretati sunt et quae illo in libro scripta sunt,<text:line-break/>et aegros lu epidemiis arguere, commentarios lu prorrhe-<text:line-break/>ticnm legat. Ego itaque aegros tum in primo- tum in<text:line-break/>fecundo' libro scriptos antea exposui, citra confutationem<text:line-break/>eorum qui non probe explanarunt. At quoniam amicorum<text:line-break/>non multi me rogaverunt in paucis aegris de perperam<text:line-break/>exponentibus indicare, coactus sum in tres aegros solos<text:line-break/>»unum explanantem librum hunc praecedentem conficere.</text:span></text:p>
      <text:p text:style-name="P236"><text:span text:style-name="T25">Nunc- arbitror rursum satius esse me eodem modo reli-<text:line-break/>quos explicare, quo et antea jam in primo epidemiorum<text:line-break/>exposui; Periclitor siquidem in alterum incidere vitium<text:line-break/>eorum qui commentariorum tum magnitudinem tum lon-<text:line-break/>gi tudi nem odio habent»<text:tab/>•</text:span></text:p>
      <text:h text:style-name="P7" text:outline-level="2">I.</text:h>
      <text:p text:style-name="P25"><text:span text:style-name="T7">su Thasia Philistes diuturno tempore caput dolebat, ac<text:line-break/>tandem etiam veterno aliquantulum correptus decubuit.<text:line-break/>Ex potibus autem subribus ajstduis obortis dolor nocte<text:line-break/></text:span><text:span text:style-name="T36">x</text:span><text:span text:style-name="T25">' </text:span><text:span text:style-name="T25">exacerbatus esi; primum incaluit. Primo die </text:span><text:span text:style-name="T7">biliosa<text:line-break/>pauca vomuit, stava primum, postea aeruginosa plura,<text:line-break/>ab allio autem stercora manarunt ; nox molesta. Se~ </text:span><text:span text:style-name="T7">,<text:line-break/></text:span><text:span text:style-name="T7">eundo die surditas; febris acuta; hypochondrium dex-<text:line-break/>trum contensum est, quod intro pergebat; urinae te-<text:line-break/>nues, pellucidae, quae enaeorema geniturae stmile,</text:span><text:span text:style-name="T25"> paii-<text:line-break/>cum </text:span><text:span text:style-name="T7">continebant; 'circa 'meridiem vehementer insanivit.<text:line-break/>Tertio die parmoleste habuit. Quarto convulsiones; exa-<text:line-break/>cerbata sunt omnia. Quinto mane defunctus est '</text:span></text:p>
      <text:p text:style-name="P19"><text:span text:style-name="T25">Tamquam memoria tenentibus quae et in prognosti-<text:line-break/>*cnm et aphorismos et prorrheticuin, quaeque etiamnum<text:line-break/>in primum et fecundum epidemiorum exposui, at ne im-<text:line-break/>pendio loqui ridear, orationem ita facturus furn. Hic</text:span></text:p>
      <text:h text:style-name="P7" text:outline-level="2">i.</text:h>
      <text:p text:style-name="P19"><text:span text:style-name="T25">homo surrecturus aegrotabat, capite dolens, ut qui ante<text:line-break/>ipsum descriptus esu Sed lu hoc quidem non parvum<text:line-break/>adjecit symptoma, quod interdum ipse caro soporaretur,<text:line-break/>atque ab illo morbi principium adjunxit huic quidem<text:line-break/>ex errore magno accidisse: affecto siquidem vehementer<text:line-break/>capite maximum malum est copiosa vini potio: in illo<text:line-break/>autem ex manifesta causa morbum coepisse .ait, ut lu illo<text:line-break/>quidem nondum cerebrum existimet affectum fuisse, solius<text:line-break/>autem lu capite redundantiae humorum esse symptomata.<text:line-break/>Huic autem Philistae et cerebrum ipsum tempore asse-<text:line-break/>' etum&lt; fuisse affectione prava. Superveniente vero ex potu<text:line-break/>laesione, morbus ita magnus et vehemens effectusnst,, ut<text:line-break/>quinto die hominem peremerit. Quae his lu diebus scri-<text:line-break/>psit Hippocrates Philistae accidisse symptomata alia qui-<text:line-break/>dem celeritatis morbi sunt,, ac si cerebrum illaesum fuif-<text:line-break/>-fet; alia vero cerebri ipsius. Celeritatis itaque morbi tunt<text:line-break/>et in vomitibus Iymptomata et minarum qualitas: ipsius</text:span></text:p>
      <text:p text:style-name="P17"><text:span text:style-name="T25">vero cerebri </text:span><text:span text:style-name="T7">et surditas et convulsio et</text:span><text:span text:style-name="T25"> vehementer insa-<text:line-break/>nire. At quod ab auctore*ita pronunciatum est: hypo-<text:line-break/>chondrium dextrum distentum' est et lutrtr vergebat, fit<text:line-break/>quidem ubi a liaphragmate trahuntui , quae sn ipso sunt.<text:line-break/>Diaphragma vero ipsum' tenditur interdum quidem lu pleu-<text:line-break/>tritide propter phlegmones membranae costas succingentis<text:line-break/>m^nitudluem , interdum vero propter nervorum prluci-<text:line-break/>-plunnill quod ad se eos quicad diaphragma porriguntur<text:line-break/>nervos retrahit propter propriam phlegmonem. Verum<text:line-break/>nnnc ea, hujusmodi tribus, magisconsentaneumest propter<text:line-break/>'nervorum tensionem retractum-ipsum hypochondrium re-<text:line-break/>traxisse.:- trUt- plurimum itaque et utraque hypochondria<text:line-break/>in hujusmodi affectionibus intro proceduntr Aecidrt au-<text:line-break/>-tem- nonnullis alterumsolum;ubi principii: nervorum al_<text:line-break/>teraquidem pars vehementius' affecta fuerit; altera vero '</text:span></text:p>
      <text:p text:style-name="P25"><text:span text:style-name="T25">inullomodo val moderate, </text:span><text:span text:style-name="T25">mut-v </text:span><text:span text:style-name="T25">. •</text:span></text:p>
      <text:p text:style-name="P17"><text:span text:style-name="T7">Chaerionem, qui npud Demaenctum decumbebat, expatu<text:line-break/>Jebniuicomprehpndtp., stafsmtpte capitis gravitas dosprem<text:line-break/>inferensiinom dormiebat,} alpus tuscbitlentfv aenifisms:;alsc<text:line-break/>quantulum lldiostsAejectiouibus,</text:span><text:span text:style-name="T25"> Tertio </text:span><text:span text:style-name="T7">die febsos acuta,;</text:span></text:p>
      <text:p text:style-name="P22"><text:span text:style-name="T7">' capsus tremor., maxstme gero lasuiscnsurtorsu, pjauiorpcst.<text:line-break/>rigor, qottvulstdnefj. prorsus esestpuitf noef#</text:span><text:span text:style-name="T41">r:</text:span><text:span text:style-name="T7"> jactatio.<text:line-break/>Quartorquieuisul .paulunv derrnipit,, deljrafsifg^ sisusutp<text:line-break/>laboriosa kakuiti exacerbctta su&amp;r pttfnsajsatsttryvj ndgffi<text:line-break/>jactatio.} 'nostrdornsmitr' Sexto. &lt;eadctft,</text:span><text:span text:style-name="T41">y</text:span><text:span text:style-name="T7"> siaptsmorsur<text:line-break/>perdigifiti subrii’acutfli.per nnsugrsurn sudapit}. fndsoar<text:line-break/>tus eji, liuic perpesup ab, dspo .desuctibnes</text:span><text:span text:style-name="T41">(i</text:span><text:span text:style-name="T7">lsilipsua,</text:span></text:p>
      <text:p text:style-name="P25"><text:span text:style-name="T7">&gt; paucae fi/aaer.ae.,. urinae</text:span><text:span text:style-name="T41">r</text:span><text:span text:style-name="T7"> tenues,</text:span><text:span text:style-name="T41">iL</text:span><text:span text:style-name="T7">bene: pplfitfSaetf, tena&amp;t-<text:line-break/>rema nebsoosum habentes. Ad. octavuin. rnejsciris coloris<text:line-break/>• urinas minxit, sedimentum aibum rpaucurn^siabera^tp,<text:line-break/>mente constitit i febris intermisit. Nono reversu</text:span><text:span text:style-name="T25"> esi.<text:line-break/>Ad decimum </text:span><text:span text:style-name="T7">quartum febris acuta. Decimo fexto vo-<text:line-break/>muit biliosu, flava, copiosu. Decimo feptimo subnguit.</text:span></text:p>
      <text:h text:style-name="Heading_20_2" text:outline-level="2">II.</text:h>
      <text:p text:style-name="P18"><text:span text:style-name="T7">febris acutat sudavit, absque subre judicatus esa Uri-<text:line-break/>nae post reversionem et cristn boni</text:span><text:span text:style-name="T25"> coloris, </text:span><text:span text:style-name="T7">sedimentum<text:line-break/></text:span><text:span text:style-name="T7">"</text:span><text:span text:style-name="T7">abntiitehies i</text:span><text:span text:style-name="T25"> neque </text:span><text:span text:style-name="T7">in resierstona deliravit. Decimo<text:line-break/>octdvo paululum incdluisc insujper sitivit; uruiae tenues,<text:line-break/>enaeddarna nebulofam '; parum deliravit, Circiter deci-<text:line-break/>mwn nonum scbris expers, cervicem dolor occupavit;<text:line-break/>urinis sudintantam. Vigesimo perfecte' sudicatus est.</text:span></text:p>
      <text:p text:style-name="P19"><text:span text:style-name="T25">Hic homo ex plenitudine ac maxime biliosorum ae-<text:line-break/>grotasseovidetur. Si autem luripsd inquisiveris et quae<text:line-break/>diebus'judicatoriis demonstrata fonti..et quue sic urinis,<text:line-break/>reperies convenientem secundum rationem ipsum vigesimo<text:line-break/>diei perfecte; liberatum. Nonnulla </text:span><text:span text:style-name="T7">vero</text:span><text:span text:style-name="T25"> exemplaria in<text:line-break/>narrationis calce non habent adscriptum vigesimo; quam-<text:line-break/>quam probatissima quaeque ita scriptam dictionem norint.</text:span></text:p>
      <text:p text:style-name="P17"><text:span text:style-name="T7">Virginem Euryanactis stliarn ignis prehendiqr haec perpe~<text:line-break/>tuo sitis suit expers t edulia non affunebat </text:span><text:span text:style-name="T7">j, </text:span><text:span text:style-name="T7">ed&gt; alvo<text:line-break/>pauca, dejiciebantur i urinae tenues , paucae , non probe<text:line-break/></text:span><text:span text:style-name="T25">, coloratae .• exordiente </text:span><text:span text:style-name="T7">febre ad sudem delebat. Sexto<text:line-break/>die a febri immunis, non sudavit, judicata, est, Quod<text:line-break/>ad sudem enat, paululum suppuravit et una </text:span><text:span text:style-name="T41">C</text:span><text:span text:style-name="T7">um judi-<text:line-break/>catione erupit. A judicatione. feptimo die rigore cor-<text:line-break/>- repta aliquantulum riguit, incaluit, sudavit. Octavo<text:line-break/>post judicationem die 'nati admodum riguit ^ postea ex-<text:line-break/>r teema, sumper frigida. .Ad '' decirrium ' postsudarem ob-<text:line-break/>ortum deliravit, </text:span><text:span text:style-name="T53">staejmq.ua </text:span><text:span text:style-name="T7">rursum ad mentem </text:span><text:span text:style-name="T7">rediit.</text:span></text:p>
      <text:p text:style-name="P25"><text:span text:style-name="T25">- .Dicebam autem ex degustata uva </text:span><text:span text:style-name="T7">haec ivccidedarev Cum<text:line-break/></text:span><text:span text:style-name="T7">- </text:span><text:span text:style-name="T7">autem duodecimo </text:span><text:span text:style-name="T53">intermi.st.jset, </text:span><text:span text:style-name="T7">rirrsus multoperg delira-<text:line-break/></text:span><text:span text:style-name="T25">nit</text:span><text:span text:style-name="T7">aivpi pursiatn est biliosis paucis </text:span><text:span text:style-name="T7">, </text:span><text:span text:style-name="T7">tenuibus, morda-<text:line-break/>cibus </text:span><text:span text:style-name="T7">, </text:span><text:span text:style-name="T7">crebro desurgebat. Septimo, dic, a quo postre-<text:line-break/>mum deliravit</text:span><text:span text:style-name="T25">, "tepuncta </text:span><text:span text:style-name="T7">est. Haec incipiente morbo<text:line-break/>fauces dolebat ac perpetuo ruborem habuit; gurgulio</text:span></text:p>
      <text:h text:style-name="Heading_20_2" text:outline-level="2">HL.</text:h>
      <text:p text:style-name="P17"><text:span text:style-name="T7">-revulsus est, defluxionesrnisitae, parcae , tenuet^ acresj<text:line-break/>tufstebdt , concoctum inihil educebat i &lt;toto morbi tempore<text:line-break/></text:span><text:span text:style-name="T25">- omnes </text:span><text:span text:style-name="T7">cihos aversata est, neque quidquamappetivit,<text:line-break/>siti varia, neque</text:span><text:span text:style-name="T25"> qnicquam </text:span><text:span text:style-name="T7">efffttu dignumbibitr tace--<text:line-break/>bat, nihil loquebntur etrtnoeror et desperatio ipst aderat.</text:span></text:p>
      <text:p text:style-name="P25"><text:span text:style-name="T25">i </text:span><text:span text:style-name="T7">Quiddam tabidum congenitum erat.</text:span></text:p>
      <text:p text:style-name="P19"><text:span text:style-name="T25">; Posteaquam quae huic aegrotanti ad , mortem usque<text:line-break/>facta sunt enarravit, naorbi tutius liypo.thesin adjecit.,</text:span><text:span text:style-name="T7">-r</text:span><text:span text:style-name="T25">ex<text:line-break/></text:span><text:span text:style-name="T25">qua decenter interiit.-salii- enim malas quidem a </text:span><text:span text:style-name="T25">capite<text:line-break/></text:span><text:span text:style-name="T25">ad pulmonem huic factas fuisse </text:span><text:span text:style-name="T50">destuxioi.es </text:span><text:span text:style-name="T25">faucibus </text:span><text:span text:style-name="T25">et<text:line-break/></text:span><text:span text:style-name="T25">gurgulioni noxias Adjenit autem et, narrationit </text:span><text:span text:style-name="T7">at</text:span><text:span text:style-name="T25"> quid-<text:line-break/>dam tabidum erat congenitum; quod meminisse, oportet,<text:line-break/>non autem sophistis fidem adhibere nullum morbum geni-<text:line-break/>tum esse narrantibus. Verum hoc ipsum quidem per se<text:line-break/>solum non. ita cito ipfain peremisset, sed linio </text:span><text:span text:style-name="T25">, </text:span><text:span text:style-name="T25">affectui<text:line-break/>implicata •naturalis sacultatis peremptio citae mortis causa<text:line-break/>eixtitit.," Ipsa vero per totum textum declarata, </text:span><text:span text:style-name="T7">esu, Haec</text:span></text:p>
      <text:p text:style-name="P17"><text:span text:style-name="T7">perpetuti stiid-stsusuit f edulia non mffumebatsc</text:span><text:span text:style-name="T25"> Aride ho-<text:line-break/>r-um fymptomatum' malignitate libro hunc praecedente dixi<text:line-break/>et Hippocrates:-ipse-ad finem narrationis iterum demon-<text:line-break/>strat; ut consuevit, qtiae aegrotis‘tutu salutis tum mortis<text:line-break/>caufae fiunt,' adscripfiti Omnia aversabatur edulia per<text:line-break/>totum- morbi tempUs-ineque quicquam appetivit, sine siti<text:line-break/>summum ciborum odium ipsi-adfuisse judicans, ut neque<text:line-break/>in</text:span><text:span text:style-name="T55">!</text:span><text:span text:style-name="T25"> rei alicujus desiderium, -perveniret ; quare suitiuntur<text:line-break/>nonnulli eorum qui' omnern cibutu respuunt lex recordat<text:line-break/>tione; rubi antea nonnumquam fuaviter cibarentur.</text:span><text:span text:style-name="T25">.. </text:span><text:span text:style-name="T25">In-&gt;<text:line-break/>tuemur enim' quotidie nonnullos eorum, qui - lu morbis<text:line-break/>non appetunt; simul ubi quippiam gustarint, ipsum aver-<text:line-break/>fari ; alios vero •gustare </text:span><text:span text:style-name="T15">ηοΊΓ </text:span><text:span text:style-name="T25">ausus;- Attamen ex his ple-.<text:line-break/>rique interrogantibus ipsos; si quid desiderent, respondent<text:line-break/>edulia, quaedam; memores eorum, quibus antea id .facien-<text:line-break/>tes oblectarentur-. Atque maximum tibi signum esto» fa-<text:line-break/>cultatis ciborum desideratsricis’‘in</text:span><text:span text:style-name="T55">f</text:span><text:span text:style-name="T25">'perlecta extlucfione’ &gt;<text:line-break/>posita, si parata haec quae se desiderare profitentur, simul-</text:span></text:p>
      <text:p text:style-name="P18"><text:span text:style-name="T25">atque gustarint, tum culpent tum non amplius ingerant.<text:line-break/>His etiam pessime habentibus deterius etiarnnum habent<text:line-break/>qui nihil appetunt summam naturalis facultatis peremtio-<text:line-break/>nem indicantes, qua tum cibos tum potus appetimus.<text:line-break/>Ob haec itaque mortua muliere ultra nobis opus non est<text:line-break/>differentium exemplarium consideratione et de dierum in-<text:line-break/>quifitione discutiamus. Nullum enim ipsis ordinem haben-<text:line-break/>tibus, quia a capite defluxio et congenitum quid tabis mor-<text:line-break/>tis .essent causae, propterea et exemplarium discordiam<text:line-break/>judicatu difficilem simul ac supervacuam praetermisit.</text:span></text:p>
      <text:p text:style-name="P237"><text:span text:style-name="T25">:'</text:span><text:span text:style-name="T55">fc</text:span><text:span text:style-name="T25">C’<text:tab/></text:span><text:span text:style-name="T25">——’ <text:s text:c="2"/>•<text:tab/></text:span><text:span text:style-name="T25">i '<text:tab/>' •</text:span></text:p>
      <text:h text:style-name="Heading_20_2" text:outline-level="2">Iv.</text:h>
      <text:p text:style-name="P22"><text:span text:style-name="T7">Quae anginoja apud Bitonem decumbebat, huic primum<text:line-break/>lingua laborare coepit, obscura vox, lingua rubra, in-<text:line-break/>aruit. Primo die horruit, incaluit, rigor , febris acuta.</text:span></text:p>
      <text:p text:style-name="P238"><text:span text:style-name="T7">tumor subruber, durus, cervicis et in pectus utraque ex<text:line-break/>parte, extrema frigida, livida; spiritus sublimis; potus<text:line-break/>per nares effluebat; devorare non poterat; dejectiones<text:line-break/>et urinae substiterunt, Quarto exacerbata sunt omnia.<text:line-break/>Quinto anginosu periit. P. D. S. Q.</text:span><text:span text:style-name="T25"> M. </text:span><text:span text:style-name="T7">Probabile<text:line-break/></text:span><text:span text:style-name="T25">' dejectionibus fapprefas quinto mortua est,<text:line-break/></text:span><text:span text:style-name="T25">? i it </text:span><text:span text:style-name="T7">i i . . ’ '<text:tab/></text:span><text:span text:style-name="T25">• • • C• •<text:tab/>- i - • -- '.•'llil.<text:tab/>- •.<text:tab/>. .</text:span></text:p>
      <text:p text:style-name="P19"><text:span text:style-name="T25">Neque in omnibus exemplaribus ita repetitur scriptus<text:line-break/>orationis finis, neque ab omnibus libri interpretibus co-<text:line-break/>gnitus videbitur. Verum horum nonnulli pro- quinto se-,<text:line-break/>ptimum scribunt, nonnulli autem octavum. At Capito,<text:line-break/>non novi quid ipsi visum sit, et diem et cynanchicam su-<text:line-break/>stulit atque ante haec, quarto omnia exacerbata sunt,<text:line-break/>sine quarto scribit, universi textus finem talem efficiens:<text:line-break/>dejectiones et urinae substiterunt, omnia exacerbata sunt,<text:line-break/>interiit De meliori itaque scriptura postea considerabi-<text:line-break/>mus, Prius autem ex enunciatis in ipsa explicaoimus<text:line-break/>quae manifesta non funt; hoc fiquidem est quod maxime</text:span></text:p>
      <text:p text:style-name="P18"><text:span text:style-name="T25">proposui lu interpretationum libris. Videtur sane spiritus<text:line-break/>sublimis, perspicua non esse oratio. Nimirum Sabinus de<text:line-break/>ipsa hoc in textu scripsit: sublimis autem erat respiratio,<text:line-break/>hoc est, per summas nares respirabat propter arteriae<text:line-break/>phlegmonem, sic praecluso viae spatio , ut spiritus </text:span><text:span text:style-name="T7">attra-<text:line-break/>ctio</text:span><text:span text:style-name="T25"> ad pulmonem non amplius fieri posset. Et vero ob-<text:line-break/>scura est Sabini ipsius oratio,, ut altero interprete rur-<text:line-break/>sum indigeat. Videtur autem mihi velle indicare illis<text:line-break/>summa nere' respirare, qui in luspirationibus pinnas ipsius<text:line-break/>'naris movent. Multos siquidem aegros ita respirare cer-<text:line-break/>nimus., ut in inspirationibus quidem ipfas contraherent,<text:line-break/>lu exspirationibus vero dilatarent, idque iis accidit, qui<text:line-break/>ob anginam vel peripneumoniam vel empyema strangu-<text:line-break/>lantur, atque aliis qui imbecillis sunt viribus, ltaque quo<text:line-break/>pacto quidem in aegris fiat, nunc dicere necesse non est;<text:line-break/>Quo vero modo propter spirabilium, organorum angustiam<text:line-break/>eveniat, nunc proferam quamprimum, curque fublimem-<text:line-break/>appellaverit ; Hippocrates spiritum hujusmodi simul expli-</text:span></text:p>
      <text:p text:style-name="P17"><text:span text:style-name="T25">caturus. Conspiciuntur siquidem sic affectis summae tho-<text:line-break/>racis partes ad ornoplatas usque moveri : et rationi con-<text:line-break/>sonum est, hoc dici nunc ab ipso fieri sublimem spiritum,<text:line-break/>non solum in cynanchicis, verum etiam et in peripneumo-<text:line-break/>nicis et empyicis appellatis affectibus. Fit autem et ci-<text:line-break/>tra febres improprie appellatis, orthopnoicis et asthmati-<text:line-break/>cis. De hujusmodi siquidem accidentibus nomen utrum-<text:line-break/>que huic affectui impositum est, asthma quidem propter<text:line-break/>coactam respirationem, quae et velociter currentibus ac-<text:line-break/>cidit: orthopnoea vero quandoquidem quod decumbeutes<text:line-break/>suffocentur, sese rectos figurant, nonnulli autem et cogun-<text:line-break/>tur ac plane exurgunt. At et in prognostico his verbis<text:line-break/>ita prolatis scriptum est : cynanchae autem gravissimae qui-<text:line-break/>‘dem sunt et celerrime enecant, quae neque in faucibus<text:line-break/>quicquam manifestum, neque in cervice, sed dolorem plu-<text:line-break/>rimum praestant et •orthopnoeam. Eadem itaque causa<text:line-break/>orthopnoeam perit strangulantibus affectibus et appellatum</text:span></text:p>
      <text:p text:style-name="P18"><text:span text:style-name="T25">nuper sublimem spiritum: nam fecundum naturam haben-<text:line-break/>tes, quum in quiete omnium voluntariarum actionum fue-<text:line-break/>rimus, solis thoracis partibus ad septum transversum por-<text:line-break/>rectis respiramus; quemadmodum in commentariis de re-<text:line-break/>spirationis causis demonstratum est; ampliore autem in-<text:line-break/>spiratione indigentes et continuas infernis simul movemus;<text:line-break/>ubi vero plurima indigemus et partes in omoplati move-<text:line-break/>mus, toto thorace vehementer operantes. ' Sedhoc qui-<text:line-break/>dem nobis bene- valentibus accidit celeri cursu aut quo-<text:line-break/>cumque motu vehementer agitatis, propter ampliorem<text:line-break/>~ respirationis necessitatem. In peripneumoniis vero et fup-<text:line-break/>puratorum pathematis feu affectibus et orthopnoeis cum<text:line-break/>febre propter organorum refpirationi inservientium angu-<text:line-break/>stiam, tantam aeris substantiam excipere non valentium<text:line-break/>quanta animal opus habet. Itaque non satiatus respiratio-<text:line-break/>nis usus suffocationis periculum inducit, ob idque cogun-<text:line-break/>tur tum assidue tum toto thorace moliri respfrationem.<text:line-break/>In angina vero quae in pulmonibus sunt spiritus conce-</text:span></text:p>
      <text:p text:style-name="P17"><text:span text:style-name="T25">piacula quibus respiramus, non ohsepta existunt et pura,<text:line-break/>fed uaufculis gutturis inflammatis angustia fir m• primum<text:line-break/>externi aeris ingressum, quem per inspirationem'attrahi-<text:line-break/>mus, ut et nunc in altera quidem caula fit Similiter<text:line-break/>autem et incompletus fit respirationis usus, nt asthmati-<text:line-break/>cis, empyicis et peripneumonicis inest. Ob id qui suffo-<text:line-break/>cantur, ad surrectionem concitantur et ad externum<text:line-break/>aerem toto thorace violenter attrahendum. Hac certe<text:line-break/>ratione anginosis sublimem appellatum este spiritum ali-<text:line-break/>quis perpenderit. Fieri autem potest etiam, quia sese eri-<text:line-break/>gere voluut ita lici, idem sublimi spiritu significaute,<text:line-break/>quod in prognostico orthopnoea. Scriptum autem et<text:line-break/>in, praesentis, hac in oratione, anginae enarratione;<text:line-break/>quod et potus ad neres propulsabatur. Id autem accidit<text:line-break/>ipsiim denotare nequeuntibus aut propter meatus ad ste-<text:line-break/>macburn angusiiam aut propter ipsius mortificationem, </text:span><text:span text:style-name="T7">ac<text:line-break/></text:span><text:span text:style-name="T25">paralysin, summe perniclosum utrum que existens, quem-<text:line-break/>admodum et quod ita tertio die praescriptum est, </text:span><text:span text:style-name="T7">extrema</text:span></text:p>
      <text:p text:style-name="P17"><text:span text:style-name="T7">frigida, livida;</text:span><text:span text:style-name="T25"> praefatus enim, </text:span><text:span text:style-name="T7">tertio rigor, febris acuta,<text:line-break/></text:span><text:span text:style-name="T25">siibintulit,. extrema </text:span><text:span text:style-name="T7">frigida, livida.</text:span><text:span text:style-name="T25"> Interenrtionis autem<text:line-break/>' et extinctionis caloris 'nativi signum extremorum tum sci—<text:line-break/>girs tum livor; in acutis febribus obortus. Itaque sic acci-'<text:line-break/>dit aegrotanti et detectionum et urinarum suppressio, tam-<text:line-break/>quam' jam emortuis functionibus omnibus; ideoque eredis<text:line-break/>bile est , neque feptimo die neque nono hominem inter-;<text:line-break/>iisse. Non enim facultas ad tantum tempus sufficere </text:span><text:span text:style-name="T7">po-<text:line-break/>terat,</text:span><text:span text:style-name="T25"> quae jam tertio die et symptomata et signa haberer<text:line-break/>naturae refrigeratae. Atque consuetus Hippocrates in ila<text:line-break/>acutis morbis quae- quotidie oriuntur scribere-, nihil quic-<text:line-break/>quam de qnluto er' fexto diebus omitteret pronunclaiet At<text:line-break/>quoniam e.t, completa tertii diei enarratione quarti solius,<text:line-break/>meminit, in eoque omnia exacerbari asserit, magisqueetiam-<text:line-break/></text:span><text:span text:style-name="T36">(</text:span><text:span text:style-name="T25">num manifestpm est quod impossibile esset ad septimum<text:line-break/>ufque «ut octavum mulierem vixisse., admirabiles siquidem<text:line-break/>transmutationes; quae raro fiunt propter naturae robur;</text:span></text:p>
      <text:p text:style-name="P18"><text:span text:style-name="T25">ac nos multoties vidimus et Hippocrates ipse in aegrorum<text:line-break/>enarratione scripsit, fimulque hoc ipsum significavit, me-<text:line-break/>Iinsque aegrum habere demonstravit; sed nunc&gt;tertio di®<text:line-break/>cum . febre acuta extremis tum frigidis tum hurnidis </text:span><text:span text:style-name="T7">fa-<text:line-break/>ctis,</text:span><text:span text:style-name="T25"> hisqne retentis, -quae mejuntur; etiamsi non adscri-<text:line-break/>psisset, .quarto omnia exacerbata funt, prorlus circiter<text:line-break/>diem quintum obiisset. Sed quoniam et hoc adscripsit;<text:line-break/>atque etiamnum magis quicquam confisus affirmaverit ita<text:line-break/>habentem non ad sextum diem vivam perventuram, </text:span><text:span text:style-name="T7">ac<text:line-break/></text:span><text:span text:style-name="T25">' minus quidem in septimum vel octavum accessuram. Di-<text:line-break/>gnum igitur admiratione quomodo subscripserit qui primus<text:line-break/>eharacteras subscripsit,, ita ut ipsa octavo die interiisse<text:line-break/>significaretur j eoque etiamnum magis quomodo Zeno He-<text:line-break/>rophileus, vir non contemnendus, praescriptos in tertio<text:line-break/>epidemiorum charaeteras exponens, etiam ipse anginosam<text:line-break/>ait octavo die defunctam, idque hujusmodi characteribus</text:span></text:p>
      <text:p text:style-name="P18"><text:span text:style-name="T25">significari: </text:span><text:span text:style-name="T15">πι, δ, ε, κ,. θ; </text:span><text:span text:style-name="T25">horum characterum primus<text:line-break/>quidem </text:span><text:span text:style-name="T15">πιθανὸν </text:span><text:span text:style-name="T7">credibile</text:span><text:span text:style-name="T25"> significat-per m litteram scriptus<text:line-break/>mediam rectam lineam habens, utriuque aliis.lineis aeque<text:line-break/>distantibus, veluti' nonnulli scribunt numeium nongente-<text:line-break/>- siiuum. significari et perpetuo in 'omnibus aegris hoc signi-<text:line-break/>ficat cunctis sequentibus characteribus praescriptus. Cha-<text:line-break/>racter autem ad ipsorum finem scriptus:, .hic quidem mor-<text:line-break/>tem indicat litera </text:span><text:span text:style-name="T15">θ </text:span><text:span text:style-name="T25">significante; in caeleris autem aegro-<text:line-break/>tantibus litera </text:span><text:span text:style-name="T21">υ </text:span><text:span text:style-name="T7">suditav sunitatem indicante.</text:span><text:span text:style-name="T25"> Qui vero<text:line-break/>character ante ultimum scribitur, dierum numerum per-<text:line-break/>petuo-significat, lu quibus propositus ubique in oratione<text:line-break/>aeger aegrotavit, Characteres vero, in medio tum hujus<text:line-break/>tum</text:span><text:span text:style-name="T55">1</text:span><text:span text:style-name="T25"> primi omnium causam indicans qua servatus aeger<text:line-break/>fuerit vel interierit, quemadmodum lu anginosa hac duo<text:line-break/>sunt characteres , alter quidem qui primus omnium fequi-<text:line-break/>tur, qui per medium rectam lineam habens scriptus est<text:line-break/></text:span><text:span text:style-name="T15">πι; </text:span><text:span text:style-name="T25">atque ab hoc deinceps: alius atque alius. Itaque qui<text:line-break/>primus omnium sequitur, cujus medium obtinet linea,</text:span></text:p>
      <text:p text:style-name="P18"><text:span text:style-name="T25">elementum est </text:span><text:span text:style-name="T15">δ, </text:span><text:span text:style-name="T25">habens a media quae deorsum est lihea<text:line-break/>fui ipsius lineam alteram rectam ad imas partes actam ut<text:line-break/>. I scribimus. Sequens character est </text:span><text:span text:style-name="T15">ε </text:span><text:span text:style-name="T25">litera. Ex his du-<text:line-break/>tem deinceps, Zeno ait </text:span><text:span text:style-name="T15">διαχωρημάτων ἐπίσχεσιν, </text:span><text:span text:style-name="T25">dejectio-<text:line-break/>nnm retentionem; significari, reflexo </text:span><text:span text:style-name="T15">δ </text:span><text:span text:style-name="T25">ad insieras partes,<text:line-break/>quovis modo dejecta significante. Etenim ipsum ait fndo-<text:line-break/>ris esse signum;: non solum urinarum vel dejectionum. </text:span><text:span text:style-name="T7">e<text:line-break/></text:span><text:span text:style-name="T25">vero </text:span><text:span text:style-name="T15">ἐποχὴν </text:span><text:span text:style-name="T25">vel </text:span><text:span text:style-name="T21">ίπίσχίσίν</text:span><text:span text:style-name="T15"> </text:span><text:span text:style-name="T25">ipsarum, </text:span><text:span text:style-name="T7">retentionem</text:span><text:span text:style-name="T25"> auii </text:span><text:span text:style-name="T7">sup~<text:line-break/>prefstonern,</text:span><text:span text:style-name="T25"> utrovis modo appellare volueris, ut tota<text:line-break/>signorum lutelligentia talis sit, credibile est dejectionibus<text:line-break/>retentis octavo die interiisse cynanchicam. Demiror ita-<text:line-break/>que, ut dixi', cum accuratiora exemplaria quintum diem<text:line-break/>habeam, consentiente, huic scripturae etiam ipsa littera e,<text:line-break/>ut paulo demonstravi, et ipsum Zenonem octavum’ diem<text:line-break/>scriptum agnoscere et contradicentes ipsi nonnullos de hac<text:line-break/>re quidem nihil dixisse, sed de characteribus ipsum redar-<text:line-break/>guere, quod secundam literam permutaverit ac </text:span><text:span text:style-name="T15">δ </text:span><text:span text:style-name="T25">reste-</text:span></text:p>
      <text:p text:style-name="P17"><text:span text:style-name="T25">xum fecerit, non ita habente in tertio epidemiorum fcri-<text:line-break/>ptnra, sed post, primum characterem p scriptum' quem-<text:line-break/>admodum illi .loquuntur. Sed jam hic residuum longa<text:line-break/>quaedam verborum irrepit multitudo. Existimabit enim<text:line-break/>quidam revera ab; Hippocrate adjectos aegris characteras,<text:line-break/>si qui contradicunt Zenoni </text:span><text:span text:style-name="T15">τὸ ρ </text:span><text:span text:style-name="T25">asserant scriptum este, non.<text:line-break/>deorsum reflexum </text:span><text:span text:style-name="T15">δ; </text:span><text:span text:style-name="T25">ut si quis legerit libros contradicen-<text:line-break/>tiurn Zenoni, qui neque Hippocratis dicunt esse characte-<text:line-break/>ras, librumque aliquem repertum Ptolemaei Euergetis ap~<text:line-break/>pellati, qui collectos, ipsus haberet a quodam medico<text:line-break/>Pamphilo, genere et civitate Indica, fedde Cleophantii<text:line-break/>secta; quos ab, eo dissidere fecum cenfuerunt qui Zenoni<text:line-break/>coutradicuntt; neque Hippocratis esse neque ita scriptos<text:line-break/>characteras,, ut ipse exposuit, ltaque mihi videntur et<text:line-break/>hucusque enunciata supervacanea esse, nihilque lecturis<text:line-break/>emolumenti ad artis opera allatura, ad quae, eum studio</text:span></text:p>
      <text:p text:style-name="P18"><text:span text:style-name="T25">properare oportet qui huic addictus est. At quoniam quod<text:line-break/>. ipsi scripti essent,</text:span><text:span text:style-name="T55">-</text:span><text:span text:style-name="T25"> visum est amicis, quibus cedens lu<text:line-break/>primo libro confutationes quasdam 'scripsi eorum quae<text:line-break/>prave in. aegris exposuerunt, ut aliquid dicerem et de bis<text:line-break/>characteribus semel in hoc libro; quod ut facerem ani-<text:line-break/>mum induxi:, non ignorans quod perpetuo dico-, quae </text:span><text:span text:style-name="T7">'a<text:line-break/></text:span><text:span text:style-name="T25">recentioribus medicis in commentariis scripta funt; tem-<text:line-break/>pus quidem nobis consumere, medicinale vero docere ;ni—<text:line-break/>hrl , propter quos et ego medico'8 tractatur seorsum per<text:line-break/>fe secli . Quos vero adversus Sophistas paravi , quoniam<text:line-break/>et his recentlores indigere video qui ab ipsis pervertun-<text:line-break/>tur; bos inios etiamnum per se, ut si quis ex abundantia<text:line-break/>occasionem nacttis fuerit, ipsos evolvat,</text:span><text:span text:style-name="T25">' </text:span><text:span text:style-name="T25">ut adversus so-'<text:line-break/>phistas. hostes peratus siti Sic igitur et nunc quum res<text:line-break/>•sit inutilis ad probe medendum ex his prodit characteri-<text:line-break/>bus, </text:span><text:span text:style-name="T15">ηοή </text:span><text:span text:style-name="T25">tamen cunctabor .totum percurrere,. quandoqule </text:span><text:span text:style-name="T25">'<text:line-break/></text:span><text:span text:style-name="T25">dem amicis ita placuit. At pudore erubescerem ad ejus-<text:line-break/>modi nugas deflecti, nist prius in multis operibus omnia</text:span></text:p>
      <text:p text:style-name="P17"><text:span text:style-name="T25">quae ad medicam artem spectant utilis perlequutirs i ita,<text:line-break/>ad Hippocraticorum librorum explanationes venirem; id<text:line-break/>quidem discere possunt, qui artem dlscnut absque his<text:line-break/>quae in medicis tractationibus,; peri decursum manifeste<text:line-break/>scripsi, ut qui mente rbtusi sunt, quae dicuntur assequi<text:line-break/>possint; narrationis vero cognitionem obtinebunt, qua ple-<text:line-break/>rique hominum demirantur interdum quosdam ex his qui<text:line-break/>artes tractant, existi mantes eos qui multa legerunt multa- </text:span><text:span text:style-name="T25">—'<text:line-break/></text:span><text:span text:style-name="T25">eue retinuerunt statim et artis praecepta dignofcere. Nunc'<text:line-break/>itaque etiam dicturus sum omnem de characteribus histal..<text:line-break/>riam, quoniam hoc et amicis et familiaribus melius esse,<text:line-break/>videtur, ut semel hic fiat. Quae itaque sum dicturus a<text:line-break/>Zeuxide dicta sunt primo hunc in librum commentario,<text:line-break/>ac fortasse praestiterat, quemadmodum, in talibus facere<text:line-break/>consuevi, qui hanc historiam nosse desiderant, eos ad<text:line-break/>illum librum remittere. Verum qula Zeuxidis commen-<text:line-break/>tarii non amplius aestimati recrescunt, ob .id me spscs</text:span></text:p>
      <text:p text:style-name="P17"><text:span text:style-name="T25">explicare voluerunt ducto historiae a Mnemone exordio.<text:line-break/>Nam nonnulli quidem ajunt ipsum accepisse tertium epi-<text:line-break/>demiorum ex magna Alexandriae bibliotheca ut legendum,<text:line-break/>et hoa characteras similibus tum atramento tum literis<text:line-break/>explicandos interseruisse; nonnulli vero et ipsum ex Pam-<text:line-break/>phylia alportasse et regem- Aegypti Ptolemaeum ita libro-<text:line-break/>rum ambitiosum fuisse, ut appellentium omnium libros<text:line-break/>ad se deferre .juberet et hos in novas chartas scriberet<text:line-break/>daretque scriptus dominis, a quibus appulsis libri ad ipsum<text:line-break/>asportati essent et nave advectus libros in bibliothecis<text:line-break/>reponeret, esseutque ipsis inscriptiones Libri ex navibus.<text:line-break/>Unum autem ajunt aliquem repertum etiam tertium epi-<text:line-break/>demiorum inscriptum Ex navibus, juxta emendatorem<text:line-break/>Mnemonem Siditern. Nonnulli denique non juxta emenda-<text:line-break/>torem inscriptum ajunt, sed simpliciter nomine Mnemonis;<text:line-break/>quoniam et aliorum omnium, qui• una cum libris nave<text:line-break/>advecti sunt, regii ministri nomen inscribebant libris in</text:span></text:p>
      <text:p text:style-name="P17"><text:span text:style-name="T25">apothecis reconditis,- Non enim statim in bibliothecas<text:line-break/>ipsos ferebant, fed prius lu domibus quibusdam cumula-<text:line-break/>tim deponebant; Quod autem Ptolemaeus ille ad anti-<text:line-break/>quorum librorum comparationem ita sollicitus esset, non.<text:line-break/>parvum esse testimonium ajunt quod cum Atheniensibus;<text:line-break/>fecit. Dato namque ipsis pignore quindecim talentorum<text:line-break/>argenti accepit Sophoclis, Euripidis et Aefohyli libros, nt<text:line-break/>solum scriberet , deinde statim salvos redderet. Ubi autem<text:line-break/>magnifice lu chartis optimis paravit, quos ab Atheniensi-<text:line-break/>bus acceperat, retinuit; quos vero ipse paraverat, ad ipsos<text:line-break/>misit, rogans ut. quindecim talenta: teperent, acciperent-<text:line-break/>que novos pro veteribus quos dedissent libris.'Atheniensi-<text:line-break/>bus itaque si quoque non novos,libros misisset, antiquos<text:line-break/>vero retinuisset, nihil aliudcfaciendum erat istis, qui uti-<text:line-break/>que argentum ex tali conditione acceperant-, ut hoc ipsi<text:line-break/>detinerent, si ille quoque libros detineret; proptereaque<text:line-break/>novos libros acceperunt et argentum detinuerunt. Mne-</text:span></text:p>
      <text:p text:style-name="P17"><text:span text:style-name="T25">mon igitur sive librum ipse apportaverit sive ex hiblio-<text:line-break/>theca accepto interseruerit, quaestus gratia id secesse vi-,<text:line-break/>detur. Solum enim se ipsum scire asserens quae chara-<text:line-break/>cteres significant, lucrum ex ipsorum explanatione facie--<text:line-break/>bat. Quod si ita esset, probabilius est librum in biblio-<text:line-break/>theca repositum ab ipso adornatum esse, longe siquidem<text:line-break/>majorem erat habitura fidem ipsius explanatio, bibliotheca<text:line-break/>regia-'characteras’ habente. </text:span><text:span text:style-name="T7">Si</text:span><text:span text:style-name="T25"> autem librum </text:span><text:span text:style-name="T7">e</text:span><text:span text:style-name="T25"> domo<text:line-break/>ufportasset; suspectus fuiflet. Scriptas ab Heraclio tum Ta-<text:line-break/>rentino tum Erythraeo demonstrationes referre non dubi--<text:line-break/>tarem , quod interserti characteres essent, nisi mentem<text:line-break/>habentibus hoc 'compertum esse existimarem et a tali<text:line-break/>multiloquio celeriter liberari properarem.. Ad utile itaque<text:line-break/>redeo, cujus gratis' et horum aegrorum historiam ad me- *<text:line-break/>moriam revocamus; Ridiculum siquidem est existimare<text:line-break/>hominem ob </text:span><text:span text:style-name="T7">id</text:span><text:span text:style-name="T25"> interiisse, quod, dejectionum retentio facta'<text:line-break/>fuisset. Non enim propter retentionem obiit, fed quod</text:span></text:p>
      <text:p text:style-name="P18"><text:span text:style-name="T25">ipsi acciderit dejectiones ea re detineri tendentibus ad in-<text:line-break/>• teritum naturalibus functionibus. Non enim quia extrema<text:line-break/>frigida et livida tertio die fuerant, propterea defunctus<text:line-break/>est, sed quod interiret haecque mortua fierent. Atque<text:line-break/>ipse Hippocrates tamquam vaticinatus ad enarrationis, fi-<text:line-break/>nem adscripsit, obiit anginosa, etiamsi statim ab initio<text:line-break/>praedixisset: Quae anginosa apud Bitonem decumbebat,<text:line-break/>verum ad .hunc finem adjectio quandam habet demonstra-<text:line-break/>tionem, haec mulier ob anginam mortua esu Scripsit au-<text:line-break/>tem ita in prognostico de perniciosis anginis: Ipsae namque<text:line-break/>eodem die suffocant et secundo et tertio. Par erat igitur<text:line-break/>et propositam hac in oratione mulierem propterea tertio<text:line-break/>die mortem obire, quum extrema frigida et livida essent<text:line-break/>ac dejectionum retentio fieret; Quapropter conjiciendum<text:line-break/>est vires ipsius validas ad quintum usque diem perman-<text:line-break/>sisse, ut. autem ad octavum fuffecissent, fieri non potuit.<text:line-break/>Sed de his quidem fatis. Quisque vero intellexerit,' quod</text:span></text:p>
      <text:p text:style-name="P17"><text:span text:style-name="T25">sive Hippocrates hujus mulieris curationem susceperit, sive<text:line-break/>una cum curante consideraverit, prorsus etsi nihil aliud,<text:line-break/>sane parvum cataplasma impusuit aut diacIystna ipsi dedit.<text:line-break/>Probabile itaque erit praetermissa esse in narratione reli-<text:line-break/>qua auxilia lu aegrotante adhibita, venaeque sectionemr<text:line-break/>solum autem clysterem et balani impositionem non im-<text:line-break/>primis, caeterurn obiter scripta esse: Quum enim et quae<text:line-break/>mejuntur et quae vomuntur et quae per alvum dejiciun-<text:line-break/>tur, adjungitque praeterea suppressionem, unde nihil aeger<text:line-break/>excernebat per </text:span><text:span text:style-name="T7">fe,</text:span><text:span text:style-name="T25"> in his una cum excretorum qualitate,<text:line-break/>obiter glandis et parvi clysteris usum adjecit.</text:span></text:p>
      <text:p text:style-name="P239"><text:span text:style-name="T25"><text:tab/>• </text:span><text:span text:style-name="T25">!</text:span></text:p>
      <text:p text:style-name="P19"><text:span text:style-name="T25">Equidem jam statueram me prorsus ab importuna de<text:line-break/>characteribus loquacitate discedere, sed quoniam amici<text:line-break/>plures orationem integram absolvi desiderant, atque multa<text:line-break/>pars harum nugarum jam a me peracta est, reliquum ad-</text:span></text:p>
      <text:p text:style-name="P17"><text:span text:style-name="T25">jicere non murabor. Itaque decreveram, prout consuevi,<text:line-break/>sermones nihil ad artem conserentes seorsum scribere, </text:span><text:span text:style-name="T7">flc<text:line-break/></text:span><text:span text:style-name="T25">et huic rei librum unum per se scriptum tribuere, ut qui<text:line-break/>in talibus inaniter laborare vellent nugis inutilibus </text:span><text:span text:style-name="T7">ope-<text:line-break/>ram</text:span><text:span text:style-name="T25"> darent. At quoniam secundum hunc commentarium<text:line-break/>jam praevenisse et. effatu dignam prolixitatem accepisse vi-<text:line-break/>deo, ut amplius non possim in ipfo reliquos aegros expli-<text:line-break/>care et pestilentem statum ab ipsis scriptum addefe, non<text:line-break/>tamen status explicationem distrahere velim, ut pars qui-<text:line-break/>dem ipsius in hoc commentario scripta sit, reliqua vero lu<text:line-break/>sequenti; ob id et sermones de characteribus in hoocom-<text:line-break/>pleturus sum, circumcisa harum nugarum multitudine.</text:span></text:p>
      <text:p text:style-name="P25"><text:span text:style-name="T25">' Nam si quaecumque dicta sunt ab horum characterum scri-<text:line-break/>ptoribus in inquisitionem agam, et.quae recte dicta sunt<text:line-break/>et quae aliter dijudicavero, non unum ad hoc librum<text:line-break/>desideraturus. Praecedit igitur, ut dixi, omnes, qui me-<text:line-break/>diam lineam habet </text:span><text:span text:style-name="T15">πι πιθανὸν </text:span><text:span text:style-name="T7">probabile</text:span><text:span text:style-name="T25"> perpetuo indi-</text:span></text:p>
      <text:p text:style-name="P17"><text:span text:style-name="T25">cans. Qui vero character finem facit ; litera vel </text:span><text:span text:style-name="T7">v</text:span><text:span text:style-name="T25"> vel </text:span><text:span text:style-name="T15">Θ<text:line-break/></text:span><text:span text:style-name="T25">scripta videntur. Illa quidem </text:span><text:span text:style-name="T15">ύγεἰαν, </text:span><text:span text:style-name="T25">hoc est sanitatem,<text:line-break/>haec vero </text:span><text:span text:style-name="T15">θάνατον, </text:span><text:span text:style-name="T25">id est mortem, significat. Ante hos<text:line-break/>autem characteras ponitur dierum numerus, in quibus ae-<text:line-break/>ger aut laboravit aut interiit. ; Medii characteres omnes<text:line-break/>quidem fiunt ex literis, queas vocis elementa significant,<text:line-break/>praeter </text:span><text:span text:style-name="T15">δ </text:span><text:span text:style-name="T25">deorsum reflexum- Quam autem intelligentiam<text:line-break/>singuli fortiantur ostendam- Nos igitur memores, literae<text:line-break/>ante characterum ultimum, a quo salutem aut mortem<text:line-break/>significari, diximus, descriptas , dierum numerum notare,<text:line-break/>de caeteris quibusdam inter has et principium scriptis<text:line-break/>verba facturi sumus, </text:span><text:span text:style-name="T15">α </text:span><text:span text:style-name="T25">quidem </text:span><text:span text:style-name="T15">ἀποφθορἀ» ἡ ἀπώλειαν<text:line-break/></text:span><text:span text:style-name="T25">corruptionem aut interitum prodit, </text:span><text:span text:style-name="T15">γ </text:span><text:span text:style-name="T25">vero urinam geni-<text:line-break/>turae similem, </text:span><text:span text:style-name="T15">δ </text:span><text:span text:style-name="T25">reflexum cujusmodi est quod deorsum<text:line-break/>hoc.modo scriptum habeat </text:span><text:span text:style-name="T15">δ, ἱδρῶτα καί διάῤῥοιαν καὶ<text:line-break/>διαφόρησίν, </text:span><text:span text:style-name="T25">sudorem, diarrhoeam et discussionem et, ut<text:line-break/>summatim dicam, evacuationem quamcnmque signisicare<text:line-break/>velint, </text:span><text:span text:style-name="T7">t</text:span><text:span text:style-name="T25"> autem </text:span><text:span text:style-name="T15">ἐποχἡν, </text:span><text:span text:style-name="T25">hoc est retentionem, indicat aut </text:span><text:span text:style-name="T7">fe-<text:line-break/></text:span><text:span text:style-name="T25">dem; </text:span><text:span text:style-name="T15">ἕδραν. ζ </text:span><text:span text:style-name="T25">vero </text:span><text:span text:style-name="T15">ζήτημα </text:span><text:span text:style-name="T7">quaestionem, su </text:span><text:span text:style-name="T21">&amp;άνατον</text:span><text:span text:style-name="T15"> </text:span><text:span text:style-name="T25">mor-</text:span></text:p>
      <text:p text:style-name="P18"><text:span text:style-name="T25">tem, ut praedictum eft. </text:span><text:span text:style-name="T15">ι, ἱδρῶτα </text:span><text:span text:style-name="T25">fudorem. », </text:span><text:span text:style-name="T15">-κρίσιν<text:line-break/></text:span><text:span text:style-name="T25">judicationem aut coeliacam affectionem, </text:span><text:span text:style-name="T15">μ μανἰαν, </text:span><text:span text:style-name="T25">insa-<text:line-break/>niarn aut </text:span><text:span text:style-name="T15">μήτραν </text:span><text:span text:style-name="T25">uterum. ' v </text:span><text:span text:style-name="T15">νέότἠτα* </text:span><text:span text:style-name="T25">vel </text:span><text:span text:style-name="T15">νὲκρωσιν </text:span><text:span text:style-name="T25">jutleini<text:line-break/>tutem vel internecionem, </text:span><text:span text:style-name="T15">ξ </text:span><text:span text:style-name="T25">vero </text:span><text:span text:style-name="T15">ξανθὴν χολὴν </text:span><text:span text:style-name="T25">flavam bi-<text:line-break/>lern</text:span><text:span text:style-name="T15">, ξένον τί καὶ σπάνιον καὶ </text:span><text:span text:style-name="T21">ξνσμον καί ξηροτητα, </text:span><text:span text:style-name="T7">pe-<text:line-break/>regrinum-aliquid; rerum;</text:span><text:span text:style-name="T25"> raiuentum </text:span><text:span text:style-name="T25">et </text:span><text:span text:style-name="T25">siccitatem, </text:span><text:span text:style-name="T15">ο</text:span><text:span text:style-name="T25">autem<text:line-break/>dolores vel urinam. </text:span><text:span text:style-name="T25">’• </text:span><text:span text:style-name="T25">Nonnulli ajunt quum </text:span><text:span text:style-name="T25">fnprapositum </text:span><text:span text:style-name="T25">»<text:line-break/>habuerit, urinam tunc ipsum scriptum significare</text:span><text:span text:style-name="T25">, ut ita </text:span><text:span text:style-name="T25">v<text:line-break/>scribere consueverunt, </text:span><text:span text:style-name="T15">πι </text:span><text:span text:style-name="T25">vero </text:span><text:span text:style-name="T15">πλῆθος ὴ πτύελον ἡ πυρὸν<text:line-break/>ἡ πυρετὸν’ ἡ πνϊύμονος πάθος, </text:span><text:span text:style-name="T25">plenitudinem vel’ sputum<text:line-break/>vel triticum vei febrem vel pulmonis affectum, </text:span><text:span text:style-name="T25">vero<text:line-break/></text:span><text:span text:style-name="T25">lu medio habens, ut'praedictum </text:span><text:span text:style-name="T25">'est'; </text:span><text:span text:style-name="T15">πιθανὸιζ </text:span><text:span text:style-name="T7">medibile<text:line-break/></text:span><text:span text:style-name="T25">notat; p </text:span><text:span text:style-name="T15">ρύσιν </text:span><text:span text:style-name="T15">ἡ </text:span><text:span text:style-name="T15">ῤῖγσς </text:span><text:span text:style-name="T7">fiuxronem</text:span><text:span text:style-name="T25"> 'vel rigorem, </text:span><text:span text:style-name="T15">τὸ </text:span><text:span text:style-name="T15">δὲ </text:span><text:span text:style-name="T15">φ<text:line-break/>φρενῖτιν ἡ φθἰσϊν </text:span><text:span text:style-name="T25">phrenitidem vel phtisin</text:span><text:span text:style-name="T15">; σ( σπἀσμὸν </text:span><text:span text:style-name="T25">vel<text:line-break/></text:span><text:span text:style-name="T15">στομαχου ζάκωσιν ὴ στόματος </text:span><text:span text:style-name="T25">ronvulsianem vel stomachi<text:line-break/>aut oris malum, </text:span><text:span text:style-name="T15">τ </text:span><text:span text:style-name="T25">vero </text:span><text:span text:style-name="T15">τόκον </text:span><text:span text:style-name="T25">partum</text:span><text:span text:style-name="T15">, υ </text:span><text:span text:style-name="T25">autem </text:span><text:span text:style-name="T15">οχειαν<text:line-break/></text:span><text:span text:style-name="T25">sanitatem vel </text:span><text:span text:style-name="T15">ύποχόνδριον </text:span><text:span text:style-name="T25">hypochondrium; </text:span><text:span text:style-name="T15">χ χολὴν </text:span><text:span text:style-name="T25">vel<text:line-break/>. </text:span><text:span text:style-name="T15">χολῶδες </text:span><text:span text:style-name="T25">bilem vel biliosum; </text:span><text:span text:style-name="T15">ψ, ψύξ!ν </text:span><text:span text:style-name="T25">frigus, </text:span><text:span text:style-name="T15">ώ</text:span><text:span text:style-name="T25">;denique<text:line-break/></text:span><text:span text:style-name="T15">ώμότητα </text:span><text:span text:style-name="T25">cruditatem.</text:span></text:p>
      <text:p text:style-name="P18"><text:span text:style-name="T7">Qui adolescens in mendacium suro decumbebat, cum ex<text:line-break/>lafsttudinsous, laboribus, accursibus praeter consuetudi-<text:line-break/>nem ignis prehendit. Primo die alvus turbulenta bilio-<text:line-break/>sis,: copiosis, tenuibust urinae tenues, jubnigrae; non<text:line-break/>dormivit </text:span><text:span text:style-name="T7">i </text:span><text:span text:style-name="T7">stttbundus. Secundo omnia exacerbata sunt;<text:line-break/>desectiones</text:span><text:span text:style-name="T25"> plures, importuniores, </text:span><text:span text:style-name="T7">non dormivit, mentis<text:line-break/></text:span><text:span text:style-name="T7">_ </text:span><text:span text:style-name="T7">perturbationes, aliquantulum sudavit. Lenio moleste<text:line-break/>ajsactus</text:span><text:span text:style-name="T7">, </text:span><text:span text:style-name="T7">stttbundus</text:span><text:span text:style-name="T7">, </text:span><text:span text:style-name="T7">anxius, magna jactatio, angustia,<text:line-break/>extrema livida ac f rigidae hypochondrv contensto </text:span><text:span text:style-name="T41">t</text:span><text:span text:style-name="T7">ub-<text:line-break/>mollis utrimque. Quarto non dormivit</text:span><text:span text:style-name="T7">, </text:span><text:span text:style-name="T7">in deterius<text:line-break/>.^.ruit, Septima obiit, aetate annorum prope viginti.</text:span></text:p>
      <text:p text:style-name="P19"><text:span text:style-name="T25">.sii' - ' i' fi.:.ii </text:span><text:span text:style-name="T25">"U</text:span><text:span text:style-name="T55">-</text:span><text:span text:style-name="T25">ir •</text:span></text:p>
      <text:p text:style-name="P240"><text:span text:style-name="T25">Incepisse quidem ipsi morbum ait ex lassitudinibus<text:line-break/>propter insuetas exercitationes obortis. Scimus enim </text:span><text:span text:style-name="T21">πό-<text:line-break/>νους</text:span><text:span text:style-name="T15"> </text:span><text:span text:style-name="T25">labores exercitationes eum vocare, quemadmodum<text:line-break/>etiam </text:span><text:span text:style-name="T21">χοπους</text:span><text:span text:style-name="T15"> </text:span><text:span text:style-name="T25">corporis affectus, in quibus etiamsi parum<text:line-break/>aliquis moveatur, tensivus vel ulcerosus ipsi sensus ex-<text:line-break/></text:span><text:span text:style-name="T7">- i</text:span><text:span text:style-name="T25"><text:tab/>z .<text:tab/>vj.z.</text:span></text:p>
      <text:p text:style-name="P19"><text:span text:style-name="T25">/ </text:span><text:span text:style-name="T25">' • </text:span><text:span text:style-name="T25">'</text:span></text:p>
      <text:h text:style-name="Heading_20_2" text:outline-level="2">V.</text:h>
      <text:p text:style-name="P241"><text:span text:style-name="T25">•(. . mnoitaao ;ry’-::</text:span><text:span text:style-name="T15">-σ </text:span><text:span text:style-name="T25">-eq<text:tab/>... :•</text:span></text:p>
      <text:p text:style-name="P25"><text:span text:style-name="T25">citatur. Quia vero laboribus, eursus addidit, superfluo<text:line-break/>labores adfcripsisse videtur, qui cursibus ut genus in- spe-<text:line-break/>cie continetur. Ideo quidam pro </text:span><text:span text:style-name="T15">πόνων </text:span><text:span text:style-name="T21">πύτων</text:span><text:span text:style-name="T15"> </text:span><text:span text:style-name="T25">pro labo-<text:line-break/>ribus potibus scripserunt, v primum sccundaesyllabae<text:line-break/>in t mutato. Tota scquens .enarratio eorum quae adoles-<text:line-break/>scenti contigerint, ut exemplum est acuti niorbi in aeta-<text:line-break/>tem maxime juvenum cadentis. Itaque, eaetera sympto-.<text:line-break/>mata,acuminis morbi sunt. Unde vero quisque periculum<text:line-break/>vel mortem praenoverit primo quidem die dictum essuri-<text:line-break/>nae subnigrae et secundo aliquantulum sudavit, tertio die<text:line-break/>magna'jactatio, omnibus autem diebus nihil prorsus dor-<text:line-break/>mivisse pronunciat. Haec igitur periculosa; extrema par-<text:line-break/>tium livida et frigida tertio die oborta, letalia, atque<text:line-break/>etiamnum hac in aetate. Hoc autem fit aut. propter ex-<text:line-break/>cedentem magnitudinem phlegmones viscera i obsidentis aut<text:line-break/>caloris nativi extinctionem. De hypochondriorum autem<text:line-break/>conteusicne sub molli prius diximus llippoeratem tensionem'</text:span></text:p>
      <text:p text:style-name="P18"><text:span text:style-name="T25">citra tumorem per prolatam orationem indicare. Ostendit<text:line-break/>hujusmodi tensio nullum externorum corporum qui in ab-<text:line-break/>domlue sunt- 'musculi; obsideri phlegmone</text:span><text:span text:style-name="T25">, </text:span><text:span text:style-name="T25">fed vel septum<text:line-break/>transversum vel hepar vel lienem,' haec namque cumoae-<text:line-break/>teris periculosa sunt. Mortis autem signum idoneum est<text:line-break/>extremarum partium tum livor tum frigus tertio die lu<text:line-break/></text:span><text:span text:style-name="T7">febre</text:span><text:span text:style-name="T25"> acuta vigesimo: aetatis anno facta. Quapropter ad<text:line-break/>septimum uique&gt; diem suffecit adolescens. Atque fortassis<text:line-break/>aliam; </text:span><text:span text:style-name="T7">ob</text:span><text:span text:style-name="T25"> causam quod viribus- esset natura validis, non<text:line-break/>solum propter aetatem. Quae itaque si quis ;ex hujus ae-<text:line-break/>gri historia ceperit, haec sunt utilia. Quaerere-autem<text:line-break/></text:span><text:span text:style-name="T25">i </text:span><text:span text:style-name="T25">qua lu civitate locus aliquis mendax vocetur, veluti Athe-<text:line-break/>nis astutorum aut Cercopum forum appellatum est, et quae-<text:line-break/>nam talia in' singulis aegris nonnulli interpretes scripse-<text:line-break/>runt,, si quid in ipsis ad artis opera conferre viderem,<text:line-break/>non praetermitterem. </text:span><text:span text:style-name="T15">’Οξύ </text:span><text:span text:style-name="T7">acutum</text:span><text:span text:style-name="T25"> in medio tum prae-<text:line-break/>scripti aegri tum praescribendi scriptum est, assignari<text:line-break/>'utrique valens, quod uterque acute aegrotasse videatur.</text:span></text:p>
      <text:p text:style-name="P17"><text:span text:style-name="T25">Sed quoniam an praescripta aegra cynanchica ad finem<text:line-break/>adjectum est, aliisque nonnullis aegris est explanationis<text:line-break/>finem quid tale adscriptum esu, per quod historiae utilitas<text:line-break/>appareat,nationi magis consentaneum aegro priori verbum<text:line-break/></text:span><text:span text:style-name="T15">όξύ </text:span><text:span text:style-name="T25">adscriptum esse. Eorian vero qui characteras adscri-<text:line-break/>psit, hoc quoque adfcripsit; fed paulo post decimo ordine<text:line-break/>in aegro de ita additis scripturis plane dicturus sum. </text:span><text:span text:style-name="T25">, •&gt;</text:span></text:p>
      <text:p text:style-name="P25"><text:span text:style-name="T25">si ” . -</text:span></text:p>
      <text:p text:style-name="P19"><text:span text:style-name="T25">Quia vero consultius esse auguror pestilentem statutu<text:line-break/>ad tertium commentarium servare, nounnlla praedictis ad-<text:line-break/>jiciam: quae apud medicos lu controversic versantur ex<text:line-break/>signis adolescentis enarrationi adscriptis die septimo morte<text:line-break/>peremti. Zeno namque hos scripsit characteras ,. primum<text:line-break/>quidem omnium </text:span><text:span text:style-name="T7">nt,</text:span><text:span text:style-name="T25"> lineam inmedio rectam habens, quod<text:line-break/></text:span><text:span text:style-name="T15">πιθανοῆ ' </text:span><text:span text:style-name="T7">credibilis</text:span><text:span text:style-name="T25"> perpetuo signum esse scriptum esu Se-<text:line-break/>cundum autem </text:span><text:span text:style-name="T21">ξ,</text:span><text:span text:style-name="T15"> </text:span><text:span text:style-name="T25">ac tertium ab ipso </text:span><text:span text:style-name="T15">ζ </text:span><text:span text:style-name="T25">et quartum </text:span><text:span text:style-name="T7">&amp;, sft.</text:span></text:p>
      <text:p text:style-name="P17"><text:span text:style-name="T25">S, </text:span><text:span text:style-name="T21">ζ</text:span><text:span text:style-name="T25">&gt; </text:span><text:span text:style-name="T15">θ, ζ;</text:span><text:span text:style-name="T25">itaque septimum diem significari; </text:span><text:span text:style-name="T15">Θ </text:span><text:span text:style-name="T25">vero </text:span><text:span text:style-name="T15">θά-<text:line-break/>νατον</text:span><text:span text:style-name="T64">7</text:span><text:span text:style-name="T15"> </text:span><text:span text:style-name="T25">mortem .Sed haec quidem lu omnibus communia.<text:line-break/>Illud </text:span><text:span text:style-name="T15">ξ </text:span><text:span text:style-name="T25">externum signum esse vult. Externum autem<text:line-break/>adolescenti suisse ait in enarrationis principio ex lassitudi-<text:line-break/>nibus et cursibus praeter consuetudinem ipsum,in.morbum<text:line-break/>incidisse. Quae igitur adversus Zenonem ptonunciatia sunt<text:line-break/>de primo signo rei indicante, quoniam omnibus aegro-<text:line-break/>tantibus existunt communia, paulo post, si videro, adjiciam.<text:line-break/>Prius autem quae in praesenti aegro privarim quaeruntur<text:line-break/>consideremus, quod de; re medica controversiam movisse<text:line-break/>videatur. Quum enim scripsisset, ut et antea narrari,<text:line-break/>primum librum Zeno de characteribus, deinde alturum<text:line-break/>ipso majorem Apollonius empiricus adversus ipsum scri-<text:line-break/>psisset, mox postea rursum illi Zeno contradixisset; Apol-<text:line-break/>lonius cognominatus Biblas scripsit et ipfe mortuo jam Ze-<text:line-break/>none , de characteribus librum non folum apparatus com-<text:line-break/>prehendens, fed etiam fuperreprehensiouem vocatam lu</text:span></text:p>
      <text:p text:style-name="P18"><text:span text:style-name="T25">Zenonem confecit. Ut enim neque ipfe probe </text:span><text:span text:style-name="T7">a</text:span><text:span text:style-name="T25"> Mnemone<text:line-break/>apparata interpretari potuit, sed ubi scrinone verisimili<text:line-break/>deficeret, characteras' permutavit in explanationis abun-<text:line-break/>dantiam, ita contradictionem fecit, neque librum in bi-<text:line-break/>bliotheca regia inventum neque navibus asportatum ne-<text:line-break/>que juxta Bacchii publicationem habere dicens, ita cha-<text:line-break/>raeteras ut Zeno scripsit in proposito adolescente, lu hanc<text:line-break/>vero futilem loquacitatem nescio quo pacto Heraclides<text:line-break/>Tarentinus impulsus est, quamquam perpetuo expositiones<text:line-break/>ad commoditatem reducere lentavit; fed nunc utique cum<text:line-break/>, Zenone magis contendere videtur quam utilitati operam<text:line-break/>praestare. Facit ergo characterum explicationem, ut cur<text:line-break/></text:span><text:span text:style-name="T15">ζ </text:span><text:span text:style-name="T25">ante </text:span><text:span text:style-name="T15">θ</text:span><text:span text:style-name="T25">, quod in sine est, scriptum sit; alterum vero qui<text:line-break/>ante hunc ordinatus . est, indicare ait quaerendum esse,<text:line-break/>cur septimo die interierit, factis ipsi per dies pares exa-<text:line-break/>cerbationibus. Rationi nanique erat consonum, uti ipse<text:line-break/>loquitur Hippocrates, judicationem morbi exacerbationis</text:span></text:p>
      <text:p text:style-name="P17"><text:span text:style-name="T25">diebus fuisse, Effatur enim: Quorum exacerbationes die-<text:line-break/>bus paribus fiunt, horum et judicationes paribus; ..quorum<text:line-break/>vero imparibus, herum judicationes diebus imparibus coni<text:line-break/>tingunt. Subjecta est autem et generali judicationis signi-<text:line-break/>ficato mors.: sic sane et Tarentinus de. characteribus, asse;<text:line-break/>'ruit. Si quis autem praeclari quiddam dicat, considera-<text:line-break/>vimus; quod enim plerumque diebus exacerbationis inter-<text:line-break/>ire accidat, rarumqne sit contrarium fatendum ac Ta-<text:line-break/>rentino vera dicere concedendum est. Hic tamen aeger<text:line-break/>exacerbationes diebus paribus habuisse non videtur: </text:span><text:span text:style-name="T25">primo<text:line-break/></text:span><text:span text:style-name="T25">siquidem die quae in morbi principio facta </text:span><text:span text:style-name="T25">sunt, scripsit -<text:line-break/></text:span><text:span text:style-name="T25">Hippocrates; fecundo, inquit, omnia exacerbata sunt </text:span><text:span text:style-name="T25">ob<text:line-break/></text:span><text:span text:style-name="T25">morbi , </text:span><text:span text:style-name="T25">qui </text:span><text:span text:style-name="T25">acute movebatur-, afcensum; tertio autem </text:span><text:span text:style-name="T25">die<text:line-break/></text:span><text:span text:style-name="T25">morbum </text:span><text:span text:style-name="T25">magis </text:span><text:span text:style-name="T25">auctum, fuisse indicat. Quum </text:span><text:span text:style-name="T25">enim in fer<text:line-break/></text:span><text:span text:style-name="T25">eundo praedixisset, non dormivit, mentis </text:span><text:span text:style-name="T25">perturbationes<text:line-break/></text:span><text:span text:style-name="T25">erant; in tertii diei enarratione scripsit, primum </text:span><text:span text:style-name="T25">quidem<text:line-break/></text:span><text:span text:style-name="T25">graviter affectus est, quod primo die non fcripIerat; </text:span><text:span text:style-name="T25">poste-</text:span></text:p>
      <text:p text:style-name="P17"><text:span text:style-name="T25">ea sitibundus, mox anxius, delude, magna jactatio, posse<text:line-break/>ea angustis; atque horum unum erat fatis, tertio die</text:span></text:p>
      <text:p text:style-name="P22"><text:span text:style-name="T25">. obortum, sucundo die deteriorem ipsum indicare. Illud<text:line-break/>enim, non dormire una necte; atque illud, mentem per-<text:line-break/>turhatam habere lu morbis acutis, citra magnum pericu-<text:line-break/>lum assidue sicri ridentur: quae vero tertio scripta sunt,<text:line-break/>periculosa suerunt omnia. Praeterea ob id asserit secundo<text:line-break/>die, tertio deteriorem esse, quod secundo mentis pertur- .<text:line-break/>bationem scripscrit, tertio vero et alsa quaedam symptu-<text:line-break/>mata paulo ante commemorata luisse pronunciavit et rnen-</text:span></text:p>
      <text:p text:style-name="P22"><text:span text:style-name="T25">, tem non abfolute perturbatam, id enim exiguum est, sed<text:line-break/>delirasse ait. Videtur profecto et propter hoc ipsum syrn-<text:line-break/>ptoma tertius dies secundo deterior suisse; non tamen,<text:line-break/>qnod in ipso suhmollem hypochondrio eontensionem nem<text:line-break/>antea ' existentem, subintellexerit aliquis hine secundum<text:line-break/>ipso moderatiorem fuisse. Quod enim vistms an lea morbo<text:line-break/>vacans, coeperit die quodam affici illum ostendit priori-</text:span></text:p>
      <text:p text:style-name="P18"><text:span text:style-name="T25">bus deteriorem. At inter omnia commemorata sympto-<text:line-break/>mata hoc die perniciosissima extitisse ridentur partium ex-<text:line-break/>' tremarum frigus et livor. Quare, quod paulo ante dixi,<text:line-break/>mirari oportet quonam pacto adolescens quinto die non<text:line-break/>obierit. At medius-fidius fortassis aliquis Tarentinum<text:line-break/>patrocinatus enarratis subscripta esse consequentia profite-<text:line-break/>bitur, quarto non dormivit, in deterius ruit affectus.<text:line-break/>Verum hunc ipsum meminisse faciemus medici praecepti,<text:line-break/>nimirum quartum diem septimi indicem ab ipso Hippo-<text:line-break/>crate pronunciatum esse, quod factorum in ipso bonorum<text:line-break/>vel malorum discessus non minus, imo et magis septimo<text:line-break/>quam sexto die oboriatur. Quomodo'ergo Tarentinus pro-<text:line-break/>fert rationi magis congruum esse, hunc adolescentem fexto<text:line-break/>interiisse die, quoniam diebus paribus exacerbationes ha-<text:line-break/>beret? Tertio namque die plurima enarratorum sympto-<text:line-break/>matum ipsi accidisse constat, quarto vero aucta fuisse;<text:line-break/>suffecisse vero ac ad septimum usque diem restitisse. For-</text:span></text:p>
      <text:p text:style-name="P17"><text:span text:style-name="T25">tassis quidem tum quod vices natura validas habuerit, tum<text:line-break/>praeterea propter aetatem. Quod si haec ipsi non affuis-<text:line-break/>sent, qninto rnteriisset die. Videtur sane milii Tarentinus<text:line-break/>adversus Zenonem studiosu magis agendo quam accurate<text:line-break/>rem inquirendo haec habere. Hoc idem passus est et<text:line-break/>Apollonius, qui ipsc quoque </text:span><text:span text:style-name="T15">ζ </text:span><text:span text:style-name="T25">literam secundo loco inter<text:line-break/>characteras positam explicat. Ipsum secuti sunt et alii<text:line-break/>multi et maxime quod primum quidem medicum aliquod<text:line-break/>praeceptum absque characteribus commodum exponere, di-<text:line-break/>cat; quod ipsis verum esse visum sit quod ab eo dictum<text:line-break/>est, ob id quidem obiisse adolescentem asserit, quod prae-<text:line-break/>ter consuetudinem ex lassitudinibus, laboribus et cursibus<text:line-break/>febre correptus esset. Ego vero labores quidem et cur-<text:line-break/>fus, si plures exercitationes hac appellatione significentur,<text:line-break/>pertinaciter affirmavero nequaquam mortis causias fuisse,<text:line-break/>nisi morsicIus in corpore apparatus antea extitisset. De<text:line-break/>potibus autem secundum nonnullos, ita namque quosdam<text:line-break/>transscripsisse dixi, nihil habeo quod manifeste hoc in</text:span></text:p>
      <text:p text:style-name="P17"><text:span text:style-name="T25">adolescente proferam, quod neque qualitatem, neque<text:line-break/>quantitatem potuum cognoscam, cum multa lu ipsis dif-<text:line-break/>ferentia. ’ sit i etenim tempore potus differunt; nonnulli<text:line-break/>quidem duobus et tribus diebus , quidam vero his multis,<text:line-break/>plicatis fiunt et quae quotidie Copia bibitur, non parvam<text:line-break/>sortitur differentiam. Rursum praeter haec potus qualitas:<text:line-break/>nonnulli siquidem meracius bibunt, nonnulli verc aquo- -<text:line-break/>fius, nonnulli denique temperatum; quidam etiam frigi-<text:line-break/>dum, quidam calidum, alii etiam horum utrumque aut ex<text:line-break/>consuetudine aut praeter consuetudinem interdum bibe-<text:line-break/>runt. Accidit et vinorum ipsorum non parva progenere<text:line-break/>ac tempore diversitas: non enim eundem affectum tinum<text:line-break/>novum ac- vetus parit, neque- crassum ac tenue, neque<text:line-break/>album et nigrum, neque odoratum ac graveolens, neque<text:line-break/>austerum ac dulce. Quapropter jure dixi me de oborta<text:line-break/>adolescenti laesione nihil certi enunciare posse. - Commune<text:line-break/>tamen est immoderatiori vinorum omnium potui, quod et</text:span></text:p>
      <text:p text:style-name="P17"><text:span text:style-name="T25">nervos , et mentem feriat. Non tamen insignis in adole-<text:line-break/>fcentis morbo laesio dominata est: neque enim in convul-<text:line-break/>sionem neque tremorem lapsus est; imo neque phre-<text:line-break/>niticus factus est; ob idque arbitror et potuum scripturam<text:line-break/>rationi minus consonam </text:span><text:span text:style-name="T36">z</text:span><text:span text:style-name="T25">esse. Est enim rationi magis<text:line-break/>consentaneum cruditates adolescenti praecessisse: fortassis<text:line-break/>quidem in ventre: quod si non, saltem in venis omnino:<text:line-break/>in quibus nop paucorum humorum copia collecta est, ut<text:line-break/>urinae et dejectiones tenues quidem, non tamen biliosae<text:line-break/>redditae demonstrant.. Videtur autem- et biliosus aliquis<text:line-break/>ipsi humor in universo corporis habitu contineri propter<text:line-break/>labores, a quibus consentaneum est desipientiam quandarn<text:line-break/>ac febrem accessisse.</text:span></text:p>
      <text:p text:style-name="P19"><text:span text:style-name="T55">VL</text:span><text:span text:style-name="T25"> . . . </text:span><text:span text:style-name="T25">. ’<text:line-break/></text:span><text:span text:style-name="T7">Apud Tisamenum jacebat mulier, cui ileus cum jactatio-<text:line-break/>nibus concitatus est; vomitiones multae</text:span><text:span text:style-name="T7">; </text:span><text:span text:style-name="T7">potum 'conti-<text:line-break/>nere non potuit ; dolores circa hypochondria, atque in</text:span></text:p>
      <text:p text:style-name="P18"><text:span text:style-name="T7">inferioribus alvi locis dolores; tormina afstdua, non su<text:line-break/>tibunda; incalescebat: extrema perpetuo frigida, scsti-<text:line-break/>diosu, injomnis, urinae paucae, tenues; dejectiones cru-<text:line-break/>dae, tenues, paucae; nihil amplius prodejsc potuit,<text:line-break/>obiit»</text:span></text:p>
      <text:p text:style-name="P19"><text:span text:style-name="T25">Male nonnulli scribunt hac in muliere </text:span><text:span text:style-name="T15">ύλεώδεα </text:span><text:span text:style-name="T25">per<text:line-break/></text:span><text:span text:style-name="T7">v,</text:span><text:span text:style-name="T25"> quum </text:span><text:span text:style-name="T15">είλεώδεα </text:span><text:span text:style-name="T25">per </text:span><text:span text:style-name="T15">ει </text:span><text:span text:style-name="T25">scribendum sit: Ileus enim, hoc<text:line-break/>est volvulus, appellatur affectus, cujus symptomata mu-<text:line-break/>lierem vexasse scribit, multos vomitus et potus continere<text:line-break/>non posse et dolores circa hypochondria esse et tormina<text:line-break/>cum doloribus in ventre, quae omnia volvulosis assident.<text:line-break/>Quod autem deinceps scripsit non eorum est ipsis assiden-<text:line-break/>tium, fed eorum quae in malignum tendenti affectui su-<text:line-break/>perveniunt, potissimum extremas partes perpetuo esse fri-<text:line-break/>gidas; pravum quoque est fastidium ciborum. Quin et<text:line-break/>urinas adscripsit, etiamsi affectus venis et humoribus non<text:line-break/>insederit, sed intestinis: quum enim in his magna coe-</text:span></text:p>
      <text:p text:style-name="P17"><text:span text:style-name="T25">perit phlegmone, praedicta symptomata oboriri consueve-<text:line-break/>runt; vocantur autem affectus ileus. Parva igitur ex uri-<text:line-break/>nis, quum bonae sunt, salutis spes est ita constitutis, sed<text:line-break/>non parvum ad exitium momentum, si pravae suerint. Pe-<text:line-break/>riclitantibus enim morbo laborantibus propter intestinorum<text:line-break/>phlegmonem, si et alia quaedam in corpore affectio prava<text:line-break/>esse videatur, malum simul aegrotanti augebitur- Sic </text:span><text:span text:style-name="T7">igi-<text:line-break/>tur</text:span><text:span text:style-name="T25"> consuevit Hippocrates, quum alicui spirabilium orga-<text:line-break/>norum inest affectio, urinas inspicere: si namque ipsae ,<text:line-break/>fecundum naturam sint, ex solis spirabilibus organis ver-<text:line-break/>satur periculum, si vero etiam pravae appareant, male<text:line-break/>habere significant quemadmodum ei nunc nutritionis or-<text:line-break/>ganum. Quamquam venter patitur ipsiusque affectio ex<text:line-break/>dejectionibus cognoscitur, attamen et urinarum meminit,<text:line-break/>ut tenuium quae humorum cruditatem in venis significant.<text:line-break/>At urinas fiemper memineris, fimulque lu ipsis ventris.</text:span></text:p>
      <text:p text:style-name="P17"><text:span text:style-name="T25">thoracis, pulmonis et nervorum affectibus inspicias; qui-<text:line-break/>bus bonae apparuerint, magnum ad salutem momentum<text:line-break/>praestant; quibus pravae juvant etiam quadamtenus ad-<text:line-break/>verius aegrotantis periculum. Existente autem omni ileo<text:line-break/>periculoso, qui in sublimibus intestinis consistunt'ilei, his<text:line-break/>qui crassa occupant, funt deteriores, ad sympathiam tum<text:line-break/>hepar tum lienem deducentes. Dignosces autem ipsus<text:line-break/>tum ex vomituum assiduitate et vehementia ; tum quod<text:line-break/>potuin continere nequeant; atque etiamnum magis, quod<text:line-break/>nihil per alvum dejiciatur; praeterea tormina et dolores<text:line-break/>concitant, quum sublimes partes obsident. Quodfi ileosi<text:line-break/>etiam stercus evomant, id enim fieri conspicitur, eviden-<text:line-break/>tissirnum tibi sit tenuium intestinorum affectorum signum.<text:line-break/>Est autem acutissimus affectus, ipsumque propterea nunc<text:line-break/>descripsit' Hippocrates, unaque adscripsit, cui auxiliari<text:line-break/>nihil potuit. Memineris autem et hujus libro de venae<text:line-break/>sectione. Nullum enim aliud auxilium scripsit lu horum </text:span><text:span text:style-name="T25">-<text:line-break/></text:span><text:span text:style-name="T25">aegrorum libris, neque illam, non sane quod laborantes</text:span></text:p>
      <text:p text:style-name="P17"><text:span text:style-name="T25">ab auxiliis dejecti adjuti non suerint, sed quod singulis<text:line-break/>aegris auxilia scribere non oporteat; nisi quicquam eorum,<text:line-break/>quae raro facta sunt, contigerit, ut cui octavo die vena<text:line-break/>secta esu Diem vero, .quotipsa mortua est aegra, prae-<text:line-break/>termisit, ut quae secundo statim die obierit aut quod pln- '<text:line-break/>rimum tertio propter affectionis celeritatem, quam ipse in<text:line-break/>narratione declaravit.</text:span></text:p>
      <text:h text:style-name="Heading_20_2" text:outline-level="2">VII.</text:h>
      <text:p text:style-name="P22"><text:span text:style-name="T25">stlulierem ex iis </text:span><text:span text:style-name="T7">quae apud Pantimcdem degebant, ex in-<text:line-break/>fantuli corruptivi abortione primo die ignis prehendit.<text:line-break/>Lingua arida, stticulosu, aestuabunda, insomnis. Al-<text:line-break/>vus turbata copiosis, tenuibus et crudis. Secundo die<text:line-break/>superriguit, febris acuta, ab alvo copiosa, non dormi-<text:line-break/>vit, Tertio die vehernentiores dolores. Quarto delira-<text:line-break/>vit. Septimo mortua esa Alvus perpetuo lubrica de-<text:line-break/>jectionibus multis, tenuibus, erudis; urinae paucae, te-<text:line-break/>nues, Febris ardens.</text:span></text:p>
      <text:p text:style-name="P18"><text:span text:style-name="T25">Si propter causam aliquam externam hano mulierem<text:line-break/>abortiri contigisset, ipse significaret Hippocrates. Conflet<text:line-break/>itaque abortionem ob morbum factam esse mulieri, quae<text:line-break/>pravos humores collegerat. Adjecit huic orationi ex cor-<text:line-break/>ruptione factus </text:span><text:span text:style-name="T15">τὸ νηπίου </text:span><text:span text:style-name="T7">infantuli</text:span><text:span text:style-name="T25"> dictionem, indicantis,<text:line-break/>ut arbitror, hac adjectione parvum fuisse abortivum foe-<text:line-break/>tnm. Nominant enim homines puellos non multo post<text:line-break/>conceptionem natos infantulos. Per metaphoram igitur<text:line-break/>par est Hippocratem valde pusillos ex conceptis foetus ita<text:line-break/>appellasse. Etenim hi potissimum corrupti ejiciuntur. Fe-<text:line-break/>bris acutiem et magnitudinem per id quod protulit, </text:span><text:span text:style-name="T7">ignis<text:line-break/>prehendit,</text:span><text:span text:style-name="T25"> declaravit et ex eo quod adjecit, </text:span><text:span text:style-name="T7">lingua arida,<text:line-break/>sttibunda et aestuabunda,</text:span><text:span text:style-name="T25"> malignitatis febris signum exi-<text:line-break/>stit. Accurate dejectionum formae mentem adhibe. Nam<text:line-break/>ubi scripsit, alvus turbata tenuibus, copiosis et crudis,<text:line-break/>etiamsi ipfe pronunciaverit in narrationis fine caulum ipsi<text:line-break/>incidisse, vocaverit autem et febrem quae primo die coeperit</text:span></text:p>
      <text:p text:style-name="P17"><text:span text:style-name="T25">et secundo exacerbata suerit, adjeceritque quod lingua<text:line-break/>inaruerit et sitibunda fuerit; attamen ait cruda fuisse,<text:line-break/>quae -dejiciebantur. Ardentem vero febrem ex biliosis<text:line-break/>humoribus fieri scimus. Consentaneum igitur est huic<text:line-break/>mulieri lu tota corporis mole biliosum humorem acervatum<text:line-break/>fuisse: in primis autem venis mesaraei scilicet et simae<text:line-break/>jecoris cruda contenta. Praeterea et urinas ait ipsi fuisse<text:line-break/>tenues et crudas, crudis dejectionibus similes, crudis re-<text:line-break/>dundantibus humoribus, non lu primis venis solum, ve-<text:line-break/>rum etiam in gibba jecoris parte. Febris ardens ad hujus<text:line-break/>aegrotantis finem multis in exemplaribus adscriptum esu<text:line-break/>At nonnulla non hoc duntaxat scriptum habent, sed et<text:line-break/></text:span><text:span text:style-name="T15">τὸ </text:span><text:span text:style-name="T25">a additum, vel quod primam hanc aegram lu causo<text:line-break/>fuisse intelligere oporteat vel primam hujus causi speciem<text:line-break/>esse, quae deinceps ab ipso scripta est in secunda muliere,<text:line-break/>cujus principium ita est</text:span><text:span text:style-name="T25">: </text:span><text:span text:style-name="T25">alteram ex abortione. Ego vero<text:line-break/>in octavo aegro, cujus principium ex tat: Adolescentem</text:span></text:p>
      <text:p text:style-name="P17"><text:span text:style-name="T25">qui in Mendacium foro decumbebat, absolutiorem dixi<text:line-break/>me de ita adscriptis sermonem facturum,- quum decimum<text:line-break/>aegrotum explicarem. Atque nunc ipsum explicaturus<text:line-break/>sum, ex his duobus suspicatus adscriptum esse verbum,<text:line-break/>causus, febris ardens, ab altero quodam, non ipso auctore,<text:line-break/>quod primum quidem non uni vel duobus aegris ad finem<text:line-break/>narrationis morbi formam adscripsisset; sed omnibus vel<text:line-break/>plurimis, si omnino et nos has docere voluisset, ut non-<text:line-break/>nulli post ipsum fecerunt. Sed ille tamquam his, qui<text:line-break/>morbum dignoscere 'scivissent, eorum quae aegris conti-<text:line-break/>gerunt, enarrationem fecit. Videntur autem et alii vete-<text:line-break/>res suis in operibus non eos contemplari qui nuper ad<text:line-break/>libros accesserunt, fed qui jam in ipsis habitum confie-<text:line-break/>qnuntur. Confirmat autem meam opinionem praeter id<text:line-break/>quod praedictum est, fecundum id quod in solo epidemio-<text:line-break/>rum tertio adscriptum esu Omnibus itaque hujus libri<text:line-break/>interpretibus ab altero quodam qui apparatos nunc cha-<text:line-break/>Tacteras illos adscripsit et haec jure adseripta. Nam in</text:span></text:p>
      <text:p text:style-name="P17"><text:span text:style-name="T25">cynanchica jure quis 'concesserit ab Hippocrate adscriptum’<text:line-break/>esse: interiit cynanchica, qui mulierem ipsam vellet in-<text:line-break/>teriisse ob cynanchen anginam. In hac quae nunc dici-<text:line-break/>tur obiisse, ita intalligi non potest. Nam pulteaquarn<text:line-break/>pronunciavit: septimo obiit, intulit, alvus perpetuo li-<text:line-break/>quida dejectionibus copiosis, tenuibus et' crudis; urinae<text:line-break/>paucae, tenues. Posteaqne deinceps scriptum est, febris<text:line-break/>ardens; nonnullis autem et </text:span><text:span text:style-name="T15">α </text:span><text:span text:style-name="T25">adjacet; lu quibusdam au-<text:line-break/>tern pro ipsu scriptum est </text:span><text:span text:style-name="T7">primus,</text:span><text:span text:style-name="T25"> in aliis vero </text:span><text:span text:style-name="T7">grirna.<text:line-break/></text:span><text:span text:style-name="T25">Hunc siquidem librum prorsus labefactarunt ejusmodi ad-<text:line-break/>scriptis plerique juniores medici. Patet ergo non ut in<text:line-break/>cynanchica ad finem adseripsisse, obiit cynanchica. Eo-<text:line-break/>dem modo concedendum esse et nunc scriptis adjectum,<text:line-break/>febris ardens. Non enim pronunciavit, obiit ardente fe-<text:line-break/>bre detenta, quemadmodum in anginosa; obiit cynanchica.<text:line-break/>Sed hoc nomen causus recto 'casu scriptum comperitur. In<text:line-break/>medio vero tum hujus tum obiit est, et alvus perpetuo<text:line-break/>liquida, et quae huic continua existunt. Quoniam ergo</text:span></text:p>
      <text:p text:style-name="P242"><text:span text:style-name="T25">neque mortua est ardente febre, imo neque deinceps haec<text:line-break/>prorsus inter fe cohaerentia scripta sunt, manifestum eva-<text:line-break/>dit, ab aliquo intersertum fuisse, non autem ab ipso Hip-<text:line-break/>pocrate scriptum. Fortassis vero et aliquis adscripsit sui<text:line-break/>ipsius gratia </text:span><text:span text:style-name="T25">, </text:span><text:span text:style-name="T25">ut ad memoriam talia in marginibus ad-<text:line-break/>scribere consuevimus; deinde eorum qui librum trahsscri-<text:line-break/>pferunt aliquis tamquam ipsius auctoris esset, lu texturam<text:line-break/>operis, transtulit.<text:tab/>&gt;</text:span></text:p>
      <text:h text:style-name="Heading_20_2" text:outline-level="2">VIII.</text:h>
      <text:p text:style-name="P22"><text:span text:style-name="T7">Alteram ex abortione ad quintum mensum Oeceti uxorem<text:line-break/>febris prehendit. Incoepit autem Comatosu ac rursum<text:line-break/>insuninis, lumborum dolor; capitis gravitas. Secundo<text:line-break/>die alvus turbata est, primum paucis, tenuibus et sin-<text:line-break/>ceris dejectionibus..' Tertio die pluribus ac deterioribus;<text:line-break/>nocte nihil dormivit. Quarto deliravit, metus, moesti-<text:line-break/>tia, oculus distortus est; sudor paucus et frigidus cir-<text:line-break/>cum caput, extremitates /rigidae. Quinto exacerbata</text:span></text:p>
      <text:p text:style-name="P25"><text:span text:style-name="T7">•e - • '</text:span></text:p>
      <text:p text:style-name="P18"><text:span text:style-name="T7">sunt, omnia; multum deliravit: iterumque celeriter mente<text:line-break/>constitit, stticulosu, insomnis, alvus per totum morbum<text:line-break/>. Copiosis ac sinceris dejectionibus stuxit: urinae paucae,.</text:span></text:p>
      <text:p text:style-name="P19"><text:span text:style-name="T7">tenues, subnigrae i extrema frigida, sublivida. Sexto<text:line-break/>die eadem. Septimo obiit phrenitica.</text:span></text:p>
      <text:p text:style-name="P19"><text:span text:style-name="T25">Mulier ante hanc descripta infantulum etiamnum foe-<text:line-break/>tum corruptum elisit. Infantulus autem foetus, ut dixi,<text:line-break/>unius aut duorum aut longissime trium mensium intelli-<text:line-break/>gendus est. At quae praesenti oratione narratur, trium'<text:line-break/>mensium foetum abortivit, neque ipsa propter . aliquam<text:line-break/>externarum causarum, fed ex corporis affectione. Inter-<text:line-break/>dum enim mulieres ubi vehementius salierunt aut ubi de-<text:line-break/>repente visu aliquo, quod illis terrori sit, metuerint, ab-<text:line-break/>ortiuut: interdum vero propter dolorem vel insignem cru-<text:line-break/>ditatem aut rei cujusdam venosae esum aut omnino phar-<text:line-break/>maci potum aut quod lufit quiddam eorum quae abortio-<text:line-break/>uern concitant: imo nounullae et propter venae sectionem<text:line-break/>et sanguinis ex vulnere eruptionem vel ex immoderata</text:span></text:p>
      <text:p text:style-name="P18"><text:span text:style-name="T25">haemorrhoide abortierunt. Quasdam autem novi et ex<text:line-break/>. ipsa uteri cervice sanguinem profudisse praegnantes jam-<text:line-break/>diu, rnoxque deinde foetum ejecisse. Quorum, mulieri-<text:line-break/>bus hac in oratione ab Hippocrate scriptis, nullum suisse<text:line-break/>ex eo constat, quod in ipsarum explanatione non adscri-<text:line-break/>pserit, quum ipse talia praetermittere non. consueverit<text:line-break/>Ipsis ergo contigit febricitare: non propter foetus corru-<text:line-break/>ptionem , fed propter febrem abortiverunt. Videtur autem<text:line-break/>hac muliere concitatus qui prorrheticum scripsit ita enun-<text:line-break/>clare: qui comatosi per initis funt cum capitis, Iumbo-<text:line-break/>mm, hypochondrii et cervicis dolore vigilantes num phre-<text:line-break/>nitici ? Potest autem ipse alteram vel alterum ita ha-<text:line-break/>bentem vidisse. Propositam igitur hac in oratione mulie-<text:line-break/>rem tum comatosarn, tum rurfus insomnem fuisse profert<text:line-break/>et capitis gravitatem habere et lumborum dolorem: non<text:line-break/>tamen quicquam de cervice apposuit. Ait- et alvum per-<text:line-break/>turbatam fuisse tenuibus et sinceris dejectionibus, nihil</text:span></text:p>
      <text:p text:style-name="P17"><text:span text:style-name="T25">hic praeterea de ipsarum colore, adjecit. Datur namque<text:line-break/>mera pallida et flava et sulva et rubra, aeruginosa et ni-<text:line-break/>gra dejici ,, cognoscentibus nobis Hippocratem ipsum mera<text:line-break/>vocare quaecumque familiarem colorem habent cum altero<text:line-break/>humore inpennixtum, ut si quis finxerit biliosas dejectio-.<text:line-break/>nes meras, hoc est vel colore' flavas vel fulvas. Nam<text:line-break/>aeruginosas et nigras adjecto colore dicere tum huic tum<text:line-break/>caeleris 'medicis consuetudo esu Nos vero etiam citra ad-<text:line-break/>ditionem biliosas quasdam dejici dicere consuevimus, de<text:line-break/>flava bile tali dictione usi. Ex aeruginosa vero vel ni-<text:line-break/>gra vel altera quapiam bile non simpliciter biliosa dici-<text:line-break/>mus, sed ipsi coloris discrimen ipsis adjicimus. Atque<text:line-break/>haec in omnibus consuetudo invaluit, quod bilis tum pal-<text:line-break/>lida tum flava assidue tum vomatur tum dejiciatur, non<text:line-break/>solum aegrotantibus, sed. etiam bene valentibus, raro vero<text:line-break/>alia, in lusce duntaxat qui morbosum affectum sortiuntur.</text:span></text:p>
      <text:p text:style-name="P25"><text:span text:style-name="T25">'In tertii diei narratione quum pronunciasset,, nocte nihil,<text:line-break/>dormivit, comatis autem non amplius meminit,, demon-</text:span></text:p>
      <text:p text:style-name="P243"><text:span text:style-name="T7">VAse</text:span><text:span text:style-name="T25"><text:tab/>••<text:tab/>4,<text:tab/>•<text:tab/>T t- <text:tab/></text:span></text:p>
      <text:p text:style-name="P25"><text:span text:style-name="T25">stravit nobis ipsam paulo post deliraturam. Jure igitur<text:line-break/>serie narravit, quarto deliravit, metus, rnoestitia, oculus<text:line-break/>dexter distortus est, sudor circum caput paucus, frigidus;<text:line-break/>phreniticam hominem ostendit</text:span><text:span text:style-name="T55">z</text:span><text:span text:style-name="T25">esse, proindcque prave ad-<text:line-break/>rnodum habere. Quum ' autem enarratis tum signis tum<text:line-break/>symptomatis extremitatum frigus adjecisset, etiamnum magis '<text:line-break/>quidam ipsam mori exspectavit. Et vero defuncta est<text:line-break/>praedictis comitata symptomatis, quibus quinto et fexto<text:line-break/>die vexata </text:span><text:span text:style-name="T7">esu</text:span><text:span text:style-name="T25"> Quae vero ut fidem his facientia in pror-<text:line-break/>riretico scripta sunt, etiamsi in commentariis -illum lu li-<text:line-break/>brum factis prava prius esse demonstravimus, memoriae<text:line-break/>tamen gratia ipsa commemoraturus sum, quamquam talia<text:line-break/>fcribere deprecatus renuerim. </text:span><text:span text:style-name="T55">1</text:span><text:span text:style-name="T25"> </text:span><text:span text:style-name="T25">Quum itaque dictum sit in<text:line-break/>prorrhetico, ex lumborum recursu oculorum perversio ob<text:line-break/>id mulieris hujus meminerunt et in ipsius oratione dictio-<text:line-break/>nis prorrhetici. Sunt autem, ut demonstratum est, talia'<text:line-break/>omnia prava, fcientibus nobis in universali oculorum per-</text:span></text:p>
      <text:p text:style-name="P17"><text:span text:style-name="T25">versionem non bonum esse signum, sive ex lumborum re-<text:line-break/>cursu, sive quovis modo fiat; male praeterea affectatam<text:line-break/>esse interpretationem et ab Hippocratis dictione longe<text:line-break/>alienam. Non enim pronunciavit: ex lumborum recursu,<text:line-break/>sed ut in prognostico lu hae dictione: qui cum febre<text:line-break/></text:span><text:span text:style-name="T7">circa</text:span><text:span text:style-name="T25"> lumbos et inferas sedes fiunt dolores, si scptum<text:line-break/>transversum inferis sedibus relictis attigerint, letales ad-<text:line-break/>modum existunt. Non tamen potest aliquis in praesenti<text:line-break/>aegra ascensum ad caput ostendere redundantium in lum-<text:line-break/>bis humorum. Atque ut haec temere quidam interpretum<text:line-break/>dixerunt, sic et dictionem hanc male ex prorrhetico 'nunc<text:line-break/>dictis inferunt ad aegrae praesentis explicationem, in qua<text:line-break/>profert: ventris valde rubra proluvies, prava quidem in<text:line-break/>morbis omnibus, non minime vero in propositis, quum<text:line-break/>non dixerit Hippocrates praerubram huic mulieri ventris<text:line-break/>fuisse proluviem. Absurdius autem adhuc et hujus dictio-<text:line-break/>nis sunt memores, ln febribus ardentibus, cum aliquan-<text:line-break/>tulo frigore dejectionibusque aquosis, biliosis ac multis.</text:span></text:p>
      <text:p text:style-name="P17"><text:span text:style-name="T25">oculorum lemae signum malum est, tum alias tum si<text:line-break/>catochi fiant; nihilque referre proserunt, si vel catochum<text:line-break/>dicas, ignorantes Hippocratem profundum coma a comate<text:line-break/>vigili distinguere, ltaque profundum </text:span><text:span text:style-name="T7">coma aliquam habet<text:line-break/></text:span><text:span text:style-name="T25">ad vocatam catochen ab Archigene et Philippo commu-<text:line-break/>nitatem: non tamen vigil, quod huic mulieri accidisse<text:line-break/>narrant in morbi principio et non quo tempore distortus<text:line-break/>est oculus. Porro mirari licet eos utramque dictionem in<text:line-break/>praesentis aegrae explanatione scripsisse in qua profert:<text:line-break/>alvi praerubra proluvies, et, dejectionibus aquofae bilis:<text:line-break/>neutram etenim ipsarum hac in muliere scripsit Hippo-<text:line-break/>crates, neque quod utramque scripserit explicant. Prae-<text:line-break/>terea quod neque eadem dejectio esse potuerit, tum prae-<text:line-break/>rubra tum aquosa bilis. Interserunt autem et alias<text:line-break/>multas dictiones, quae vicissim tum prorrheticnm interpre-<text:line-break/>tantur tum aegros qui in epidemiis narrantur. Verum<text:line-break/>quaecumque vitiose scripta sunt, arguere non licet; quum</text:span></text:p>
      <text:p text:style-name="P18"><text:span text:style-name="T25">declarata sit in nobis dilucide simul et absolute in pror-<text:line-break/>rheticum commentariis ejusmodi luterpretationum pravitas.<text:line-break/>Phrenitis, hoc etiam inter adscripta connumerant, quem-<text:line-break/>admodum etiam causus, qui antea non in omnibus exern-<text:line-break/>' plaribus existit. Neque enim in alio quodam aegroto ali-<text:line-break/>quid hujusmodi adfcripsit, neque nunc ipse instituerat<text:line-break/>morborum dignotiones scribere, ut lu libris de morbis</text:span></text:p>
      <text:p text:style-name="P19"><text:span text:style-name="T25">• inscriptis reperire licet»</text:span></text:p>
      <text:h text:style-name="Heading_20_2" text:outline-level="2">IX.</text:h>
      <text:p text:style-name="P25"><text:span text:style-name="T7">Quae mulier in mendacium suro decumbebat, eam pri-<text:line-break/>- mum laboriose masculum enixam vehemens prehendit su-<text:line-break/>bris ; statim in principio sutbunda, sustidiosu, cardiaL-<text:line-break/>gia laboravit; lingua perarida, alvus tenuibus et pau-<text:line-break/>cis perturbata; non dormivit. Secundo die aliquantu-<text:line-break/>lum riguit, febris acuta, paucus circa caput sudor<text:line-break/>manavit. Tertio laboriose ab alvo cruda, copiosa, te-</text:span></text:p>
      <text:p text:style-name="P18"><text:span text:style-name="T7">nuia prodierunt. Quarto rigor obortus est, exacerbata<text:line-break/>sunt omnia, insomnis. Quinto moleste habuit. Sexto<text:line-break/>eadem ex alvo liquida copiosa secejscre. Septimo ri-<text:line-break/>guit, febris acuta, sitis ingens , jactatio, circiter occa-<text:line-break/>sum toto corpore sudor frigidus diffusus est, extremorum<text:line-break/>jrigus, quae non recalescebant, iterurnque sub noctem<text:line-break/>riguit, extrema non recalescebant, non dormivit, ali-<text:line-break/>quantulum deliravit ac rursum illico ad mentem rediit.<text:line-break/>Octavo circa meridiem recaluit, sttibunda, comatosu,<text:line-break/>nauseabunda; vomuit biliosa, pauca, stava; nocte ja-<text:line-break/>ctatio, non dormivit, multum ajsutimque minxit inscia.<text:line-break/>Nono : emistsu sunt omnia, comatosu ad vesperam , pau-<text:line-break/>xillum riguit, vomuit amarm biliosa Decimo rigor,<text:line-break/>febris exacerbata est, nihil dormivit, mane copiosum<text:line-break/>minxit sedimentum non habens; extrema recaluerunt.<text:line-break/>Undecimo vomuit aeruginosa, biliosa, non multo post<text:line-break/>riguit; iterurnque extrema frig i; ad occasum rigor,<text:line-break/>sudor, vomuit copiosa; nox laboriosa Duodecimo vo-</text:span></text:p>
      <text:p text:style-name="P23"><text:span text:style-name="T21">, </text:span><text:span text:style-name="T7">muit copiosu, nigra, graveolentia; singultus multus} •<text:line-break/>sitis laboriosa Decimo tertio nigra, graveolentia, co-<text:line-break/>piosa vomuit; rigor, circa meridiem muta. Decimo<text:line-break/>quarto sunguis per nares efstuxit, defuncta esu Huic<text:line-break/>per totum morbum alvus liquida et horroris sensus ad-</text:span></text:p>
      <text:p text:style-name="P19"><text:span text:style-name="T7">- </text:span><text:span text:style-name="T7">suit, aetas annorum vere feptemdecim.</text:span></text:p>
      <text:p text:style-name="P25"><text:span text:style-name="T25">• - Sive Athenis in estutorum foro haec muliercula de-<text:line-break/></text:span><text:span text:style-name="T25">* </text:span><text:span text:style-name="T25">cumberet, sive alia in’ civitate, aliis inquirendum permit-<text:line-break/>tentes, quae per totum acciderent morbum conternplabi-<text:line-break/>mur, a quibus ipsi non concedebatur nivere. Omnia siqui-<text:line-break/>dem a principio erant letalia et magis quisquam admiratus<text:line-break/>fuerit quomodo ad decimum quartum suffecerit. Verum<text:line-break/>mihi ridetur ob id ad finem eorum quae ipsi oborta funt<text:line-break/>addidisse: </text:span><text:span text:style-name="T7">Aetas annorum fere feptemdecim.</text:span><text:span text:style-name="T25"> Constat au-<text:line-break/>tem praeterquam quod valida esset aetate et ipsam per fe<text:line-break/>naturae imbecillae non fuisse, alias non suffecisset. Quum</text:span></text:p>
      <text:p text:style-name="P18"><text:span text:style-name="T25">-enim neque aliud quicquam eorum quae illi factu sunt<text:line-break/></text:span><text:span text:style-name="T55">?</text:span><text:span text:style-name="T25">esset utile; ac derepente secundo die parum riguisset, acute<text:line-break/>febricitasset, circa caput pamm frigidum sudasset, mox<text:line-break/>rursum quarto exacerbata essent omnia, iterurnque septimo<text:line-break/>riguisset, lingua inaruisset et acute febricitasset, habuisset-<text:line-break/>que praeterea extremitates frigidas, neque hae amplius<text:line-break/>recalescerent, quomodo ipsam prorsus mori </text:span><text:span text:style-name="T7">nono</text:span><text:span text:style-name="T25"> vel un-<text:line-break/>decimo die non oportuit? Productu est utique ad deci-<text:line-break/>mum quartum diem propter tum aetatem turn robur na-<text:line-break/>turae, quae robur idem declaravit, ac decimoquarto die<text:line-break/>sanguinis emptionem excitavit. At enim sanguinis vacua-<text:line-break/>tio morbum certe maximum non erat sanatura. Demon-<text:line-break/>stravit autem morbi magnitudinem praeter alvi sympto-<text:line-break/>mata graveolentia nigrorum vomitu rejectorum, perpetuo<text:line-break/>siquidem letalia sunt graveolentia, quemadmodum et ipfe<text:line-break/>in prognostico pronunciavit: omnes et putres et graveo-<text:line-break/>lentes odores in omnlbus quae vomitu rejiciuntur mali.</text:span></text:p>
      <text:p text:style-name="P23"><text:span text:style-name="T15">' </text:span><text:span text:style-name="T25">Quod in sine adscriptum est, causiis, similem ab surdi satem<text:line-break/>sortitur scripto ad calcem aute hanc aegram verbo,<text:line-break/>phrenitis.</text:span></text:p>
      <text:h text:style-name="P2" text:outline-level="1"><text:bookmark-start text:name="bookmark43"/>HIPPOCRATIS EPIDEM. III. ET<text:line-break/>GALENI IN ILLUM COMMEN-<text:line-break/>TARIUS <text:bookmark-end text:name="bookmark43"/><text:span text:style-name="T6">III.</text:span></text:h>
      <text:p text:style-name="P25"><text:span text:style-name="T25">Quum pestilentem statum hic scribat Hippocrates, quae<text:line-break/>ad eorum dicturus est explanationem conferunt, superius<text:line-break/>a nobis elaborata per capita commentatus, ita ad ipsius<text:line-break/>contextus accedam. Primum quidem quod statum non su-<text:line-break/>lum ambientis nos aeris temperamentum praeter naturam,<text:line-break/>verum etiam omnem cujuscunque rei ideam ita appellere<text:line-break/>consueverit, ad memoriam revocemus. Deinde quod fit<text:line-break/>quoddam secundum naturam unicuique anni tempori tem-</text:span></text:p>
      <text:p text:style-name="P18"><text:span text:style-name="T25">peramentum. Postea quod propter naturalis status in eum<text:line-break/>qui praeter- naturam, est eversionem nostris in corporibus<text:line-break/>morbi oboriantur. Cum his autem eorum meminerimus,<text:line-break/>quae in aphori&amp;nis scripsit hisce verbis ufns: </text:span><text:span text:style-name="T7">Ex anni<text:line-break/>constitutionibus, siccitates adstduis imbribus sunt salubrio-<text:line-break/>res minusque letales. Per agstduos autem imbres mdrbl<text:line-break/>plerumque oriunturfebres longae, alvi prostuviaret pu-<text:line-break/>tredines;-</text:span><text:span text:style-name="T25"> Recordemur quoque et quae in principio secundi<text:line-break/>epidemiorum interpretatus scripsi. Quod si quis, quae pro-<text:line-break/>tuli accurate inia legit, ad eorum quae nunc nobis pro- .<text:line-break/>posita funt explicationem perveniet.</text:span></text:p>
      <text:p text:style-name="P25"><text:span text:style-name="T7">. • -Luimrrm. r •</text:span></text:p>
      <text:p text:style-name="P19"><text:span text:style-name="T7">Annus austrinus, pluvius, ventis minime perpetuo perstatus.</text:span></text:p>
      <text:p text:style-name="P19"><text:span text:style-name="T25">Primo quidem epidemiorum libro tres status defcri-<text:line-break/>psit , hic vero unicum hunc, qui nunc explicandus nobis<text:line-break/>- proponitur; et vero etiam secundo epidemiorum tres alii</text:span></text:p>
      <text:p text:style-name="P17"><text:span text:style-name="T25">fcripti sunt. Verum liber ille non ad editionem, quem-<text:line-break/>admodum tum primus tum tertius creatus esse videtur.<text:line-break/>Non tamen quamprimum in; principio narrationis eorum<text:line-break/>quae facta funt, prius illis lu libris status scriptis man-<text:line-break/>datus est, fed plane incipit ab expositione eorum quae ab<text:line-break/>ipso tum in procreatis morbis tum in ambientis nos ae-<text:line-break/>ris temperamento narrata sunt. </text:span><text:span text:style-name="T7">In Thasu itaque,</text:span><text:span text:style-name="T25"> inqiiij,<text:line-break/></text:span><text:span text:style-name="T7">autumno ad aequinoctium et sub vergilias, aquae multae,<text:line-break/>continuae, molles, stante austro.</text:span><text:span text:style-name="T25"> At ex rei congruentia<text:line-break/>a sequentibus etiam duobus statibus incepit; lu praesenti<text:line-break/>vero status nomen in omnibus prope exemplaribus habe-<text:line-break/>tur, non tamen quo in loco haec contigerint declaratur.<text:line-break/>Quum enim multis gentibus communis quaedam pestis<text:line-break/>grassata fuerit, hujus historiam hoc lu libro construit. In<text:line-break/>Diofcoridis quidem exemplaribus non solum ita simpliciter<text:line-break/>scriptum est, </text:span><text:span text:style-name="T7">status,</text:span><text:span text:style-name="T25"> sed additur, </text:span><text:span text:style-name="T7">calidus, humidus,</text:span><text:span text:style-name="T25"> in<text:line-break/>medio paginae totius scripti, quemadmodum caeteris exem-<text:line-break/>pluribus, status, dumtaxat. Quaedam autem inveneris quae</text:span></text:p>
      <text:p text:style-name="P17"><text:span text:style-name="T25">neque id praescriptum lu medio continent, ut et non-<text:line-break/>nulla lu quibus nihil prorsus. Ex quibus auguratus sue-<text:line-break/>rit'nonnullus , non ipsum hoc status vocabulum inprimis<text:line-break/>scripsisse, sed fortassis illos qui et characteras ad aegrorum<text:line-break/>narrationis finem scripserunt. Verum hoc quidem quovis<text:line-break/>modo habuerint, nullam vel laesionem vel utilitatem ad<text:line-break/>praenotionem vel curationem afferunt. Sed ad illarum<text:line-break/>'rerum expositionem quibus quoddam inest emolumentum<text:line-break/>convertamur. </text:span><text:span text:style-name="T7">Annus austrinus, pluviosus, ventis perpetuo<text:line-break/>minime perstatus.</text:span><text:span text:style-name="T25"> Huic statui similis est, qui in fecundi<text:line-break/>epidemiorum principio hoc ordine pronunciatur: Cranone<text:line-break/></text:span><text:span text:style-name="T7">carbunculi aestivi grastabanturper ardores, largo imbre<text:line-break/>pluebat per universum , sed haec ab austro magis contin-<text:line-break/>gebant.</text:span><text:span text:style-name="T25"> Ili' vero status luter fe differunt, tum quod per<text:line-break/>totum annum hic dicat talem fuisse ambientis nos aeris<text:line-break/>temperaturam; in secundo vero aestate dumtaxat; tum quod<text:line-break/>scriptis hic adjecit, </text:span><text:span text:style-name="T7">ventis perpetuo minime perstatus,</text:span><text:span text:style-name="T25"> quod<text:line-break/>illic non adfcripsit. </text:span><text:span text:style-name="T7">Sed</text:span><text:span text:style-name="T25"> perpendat quinis ex </text:span><text:span text:style-name="T7">eo</text:span><text:span text:style-name="T25"> quod</text:span></text:p>
      <text:p text:style-name="P17"><text:span text:style-name="T25">illo in libro adscripsit, </text:span><text:span text:style-name="T7">austro magis contingebant,</text:span><text:span text:style-name="T25"> tale<text:line-break/>quiddam significari ,, hic scilicet totum- annum pronunelat,<text:line-break/>austrinum, fimulque flatibus silentem, nobis ita; intfelli-<text:line-break/>gentibus, ut. et flatibus minime perflatus, fimulque borea-<text:line-break/>lis totus annus tum esse tum dici queat; hoc autem paulo<text:line-break/>post definietur. &gt; Ad memoriam atitem revocemus plerasque<text:line-break/>nos lu aere temperaturas conspexisse.,, quae tum quietem<text:line-break/>tum tranquillitatem scitarentur, non tamen eadem inter<text:line-break/>fe ratione. Verum hanc tum mollem tum humidam,<text:line-break/>illam vero tum siccam tum quid frigoris habentem. Haec<text:line-break/>itaque.plane serena est, mollis vero nebulosa est et tur-<text:line-break/>bulentum et austrinum statum consequitur et interdum ne-<text:line-break/>bulis scatentem plurimis. Huic autem contraria borealis<text:line-break/>et quod maxime nulla in aere agitatio’ appareat, sed- ex-<text:line-break/>quisite fuerit quae vocatur tranquillitas. Eandem enim<text:line-break/>rationem videtur </text:span><text:span text:style-name="T7">der</text:span><text:span text:style-name="T25"> habere in maris tempestatibus. Quem-<text:line-break/>admodum enim hic perpetuo quidem- multo major vel mi-<text:line-break/>nor fluctus est, non tamen interdum ob parvitatem ma- '<text:line-break/>niifeste deprehenditur, nisi angustus fuerit, qui ipsum </text:span><text:span text:style-name="T7">r&amp;-</text:span></text:p>
      <text:p text:style-name="P18"><text:span text:style-name="T25">cipit locus, ut in Chalcide Euboeae et Messina Siciliae<text:line-break/>‘conspicitur: eadem ratione in ambiente nos aere plana<text:line-break/>quidem immobilitas et stabilitas numquam esse videtur,<text:line-break/>occulta tamen interdum propter parvitatem. Nubes quo-<text:line-break/>que et in talibus a vento tranquillitatibus saepius conspi-<text:line-break/>cimus, quae consistere quidem nobis videntur, fed revera<text:line-break/>moventur. Paulo post siquidem in altera aeris regione<text:line-break/>cernuntur, quod illis’non contingeret, si nullo pacto mo-<text:line-break/>verentur. Talem itaque quandam etiam nunc existimare<text:line-break/>oportet in toto anno statum fuisse, qui tanto ab eo differt<text:line-break/>'qui Cranone fuit flatu secundo in libro descripto, quanto<text:line-break/>&lt; diuturnior. Communis utroque in statu affectus est pu-<text:line-break/>tredo communem quoque habens causam, humiditatem,<text:line-break/>cum ventorum carentia. Videtur autem ex materia hu-<text:line-break/>mida omnis fieri putredo; ex caufa vero effectrice et ex-<text:line-break/>traneo et praeter naturam calore; simul vero ab immobr-<text:line-break/>litate augeri. Quod itaque nihil quicquam exquisite sic-<text:line-break/>corum putrescat omnes manifeste intuemur. Neque enim la-</text:span></text:p>
      <text:p text:style-name="P17"><text:span text:style-name="T25">pis, neque fictile, neque aurum, neque argentum, neque aes,<text:line-break/>neque quicquam aliud hujuscemodi videtur putrescere. Quod<text:line-break/>autem et quae natura putrescere possunt </text:span><text:span text:style-name="T25">in </text:span><text:span text:style-name="T25">temperamentis<text:line-break/>frigidis plurimum permanere videantur, neque hoc quisquam<text:line-break/>ignorat, quin etiamnum magis, quum </text:span><text:span text:style-name="T25">hujusmodi </text:span><text:span text:style-name="T25">perstan-<text:line-break/>tur ventis. Denique vestes assiduae commutant homines,<text:line-break/>ac maxime ubi calidus et humidus circumstans afir fuerit,<text:line-break/>quod </text:span><text:span text:style-name="T25">ipsas </text:span><text:span text:style-name="T25">putrefaciat immobilitas. Sic et arteriarum mo-<text:line-break/>tus in </text:span><text:span text:style-name="T25">’ </text:span><text:span text:style-name="T25">animalibus tum alia quaedam utilia tum auxilium<text:line-break/>tale praestant. Dicit autem et ipfe Hippocrates </text:span><text:span text:style-name="T25">in </text:span><text:span text:style-name="T25">apho-<text:line-break/>risuris</text:span><text:span text:style-name="T25">, </text:span><text:span text:style-name="T25">ut </text:span><text:span text:style-name="T25">superius </text:span><text:span text:style-name="T25">narrari</text:span><text:span text:style-name="T25">, </text:span><text:span text:style-name="T25">in imbribus fieri putredines.<text:line-break/>Quod </text:span><text:span text:style-name="T25">itaque </text:span><text:span text:style-name="T25">necesse erat corporum </text:span><text:span text:style-name="T25">hutniditates </text:span><text:span text:style-name="T25">putruisse<text:line-break/>ex </text:span><text:span text:style-name="T25">his liquet; </text:span><text:span text:style-name="T25">videamus deinceps unumquodque particu-<text:line-break/>larium dictionem ipsius conscquuti.</text:span></text:p>
      <text:h text:style-name="Heading_20_2" text:outline-level="2">II.</text:h>
      <text:p text:style-name="P244"><text:span text:style-name="T25">-Quum autem </text:span><text:span text:style-name="T7">suualorei paulo superioribus anni temporibus<text:line-break/>oborti fuistent, austris sub arctarum spirantibus, pluviae<text:line-break/>multae,<text:tab/>'<text:tab/></text:span><text:span text:style-name="T7">-‘</text:span></text:p>
      <text:p text:style-name="P18"><text:span text:style-name="T25">Didicisti jam </text:span><text:span text:style-name="T25">in statibus libro primo descriptis- aeris<text:line-break/>temperamentum </text:span><text:span text:style-name="T25">ex </text:span><text:span text:style-name="T25">salubri et naturali ordine variasse.<text:line-break/>Didicisti etiam qui hic sit status </text:span><text:span text:style-name="T7">et</text:span><text:span text:style-name="T25"> quatuor ejus esse prae-<text:line-break/>ter naturam simplices, quatuor item alteras compositas<text:line-break/>conversiones. Simplices in calore tantum, frigore, hu-<text:line-break/>miditate </text:span><text:span text:style-name="T25">et </text:span><text:span text:style-name="T25">siccitate; compositas in calore et humiditate,<text:line-break/>calore </text:span><text:span text:style-name="T25">et </text:span><text:span text:style-name="T25">siccitate, algore et siccitate, algore et humidi-<text:line-break/>tate. Nunc ergo horum, quae didicisti, memor, subfe-</text:span><text:span text:style-name="T25">,<text:line-break/></text:span><text:span text:style-name="T25">quere hujus status narrationem Hippocrates, cum paulo,<text:line-break/>inquit, superioribus </text:span><text:span text:style-name="T25">temporibus </text:span><text:span text:style-name="T25">squalores praecessissent,<text:line-break/>deinde adducit, sub arcturum stante austro multum pluit.<text:line-break/>Videtur etenim superiore </text:span><text:span text:style-name="T25">jam anno </text:span><text:span text:style-name="T25">aeris circumfusi non<text:line-break/></text:span><text:span text:style-name="T25">undequaque temperamentum constitisse </text:span><text:span text:style-name="T25">naturale</text:span><text:span text:style-name="T25">, </text:span><text:span text:style-name="T25">non vi-<text:line-break/></text:span><text:span text:style-name="T25">guisse tamen eadem tempestate </text:span><text:span text:style-name="T25">ullus </text:span><text:span text:style-name="T25">morbus,</text:span><text:span text:style-name="T25">' </text:span><text:span text:style-name="T25">ut vocant,<text:line-break/>vulgaris. Nam in aphorismis </text:span><text:span text:style-name="T25">didicisti</text:span><text:span text:style-name="T25">, ubi sic dicitur: ex<text:line-break/>anni </text:span><text:span text:style-name="T25">autem statibus, ut semel dicam, </text:span><text:span text:style-name="T25">squalores .mbribus</text:span></text:p>
      <text:p text:style-name="P17"><text:span text:style-name="T25">sunt salubriores et minus letales. Hoc etiam minus in-<text:line-break/>cidit ejusmodi aliquis morbus, quod siccitate tantum ex-<text:line-break/>celleret temperaturae immutatio, praeter ullam alterius<text:line-break/>oppositionis mutationem, a qua aut calidus fieret magno-<text:line-break/>pere aut frigidus aer. Verum enim vero illa vehemens<text:line-break/>conversio sub arcturi videtur exortum se protulisse: qui<text:line-break/>aliquanto spatio autumnale aeqnluoctium praecedit. Jam<text:line-break/>vero qui illi autumnus, quae delude bruma successerit,<text:line-break/>postea quae hanc exceperint tempora anni, si ejus perse-<text:line-break/>quamur dictiones, discemus.</text:span></text:p>
      <text:h text:style-name="Heading_20_2" text:outline-level="2">III.</text:h>
      <text:p text:style-name="P22"><text:span text:style-name="T25">Autumnus </text:span><text:span text:style-name="T7">obscurus, nebulosus, aquarum ubertas, kiems<text:line-break/>austrina , humida, mollis.</text:span></text:p>
      <text:p text:style-name="P19"><text:span text:style-name="T25">Umbrosum dixit pro caliginoso; quod non lucidum<text:line-break/>significat, nec purum; neque omnino serenum. Namque</text:span></text:p>
      <text:p text:style-name="P18"><text:span text:style-name="T25">sident etiamnum qui Asiam incolunt Graeci </text:span><text:span text:style-name="T15">σκιώδη </text:span><text:span text:style-name="T25">et<text:line-break/></text:span><text:span text:style-name="T15">σκιαστὰ, </text:span><text:span text:style-name="T25">id est </text:span><text:span text:style-name="T7">umbrosa,</text:span><text:span text:style-name="T25"> omnia, quae ad nigrum decli-<text:line-break/>nant, appellare. His etiam, dictionem </text:span><text:span text:style-name="T15">ζοφῶδες, </text:span><text:span text:style-name="T25">id est<text:line-break/></text:span><text:span text:style-name="T7">caliginosum,</text:span><text:span text:style-name="T25"> attribuunt et. </text:span><text:span text:style-name="T15">φάιὸν., </text:span><text:span text:style-name="T7">fusuum,</text:span><text:span text:style-name="T25"> quod prope ad<text:line-break/>nigrum accedit. Apertum est autem hujuscemodi non<text:line-break/></text:span><text:span text:style-name="T36">z</text:span><text:span text:style-name="T25"> posse fieri aerem, nisi multis nubibus, iisque non splen-<text:line-break/>didis, obducatur. Nubilosum igitur virtute complecteba-<text:line-break/>tur umbrosus. Sed te non latet eam loquendi rationem<text:line-break/>non Hippocrati tantum, sed multis etiam aliis veteribus<text:line-break/>familiarem. Jam etiam dixit, hiems erat.austrina, humida<text:line-break/>et lenis. Sunt qui austrum scrnper ducant este.humidum:<text:line-break/>quod non est ita: videtur enim siccus aliquando esse, quem<text:line-break/>leuconotum vulgus [Latini caram] appellant. Et poeta<text:line-break/>talem nobis austrum indicat dicens:</text:span></text:p>
      <text:p text:style-name="P25"><text:span text:style-name="T15">αύτἀρ ἐγώ ζεφύροιο καὶ ἀργέσταο </text:span><text:span text:style-name="T21">νότοιο.</text:span></text:p>
      <text:p text:style-name="P19"><text:span text:style-name="T25">siquidem purum austrum, quem fieri sine imbribus sci-<text:line-break/>mus, eo vocavit nomine. At vero primo etiam vulgarium</text:span></text:p>
      <text:p text:style-name="P18"><text:span text:style-name="T25">morborum in primo Hippocratis ilatu: cum esset autem<text:line-break/>totus, inquit, hic status austrinus et cum squaloribus, at-<text:line-break/>que is auster subinde vehemens esu Semper ergo aper-<text:line-break/>tnm habet motum. Lenis alius est ausier, cujus motum<text:line-break/>in aere et nubibus non sentias, qui calidus siemper esu<text:line-break/>Carus interim frigidus manifeste videtur.</text:span></text:p>
      <text:h text:style-name="Heading_20_2" text:outline-level="2">IV.</text:h>
      <text:p text:style-name="P22"><text:span text:style-name="T7">Longe post solstitium intervallo prope aequinoctium ferae '<text:line-break/>hiemes, jamque sub aequinoctium aquilonares venti, cum<text:line-break/>nivibus non diuturno tempore spirarunt.</text:span></text:p>
      <text:p text:style-name="P19"><text:span text:style-name="T25">Pars haec quaedam tempestatis contrariae intercessit,<text:line-break/>ut hic dixit, non ita diu.</text:span></text:p>
      <text:p text:style-name="P245"><text:span text:style-name="T25">'-..su<text:tab/></text:span><text:span text:style-name="T25">V.</text:span></text:p>
      <text:p text:style-name="P22"><text:span text:style-name="T7">Vtr rursus austrinum, sine ventis</text:span><text:span text:style-name="T25">, aquae </text:span><text:span text:style-name="T7">multae ad cae,<text:line-break/>nem ustque continentes.</text:span></text:p>
      <text:p text:style-name="P18"><text:span text:style-name="T25">indicavit tibi lenem hiemem scribendo ad hunc mo-<text:line-break/>dttrn, ver rursus austrinum, sine ventis; nam verbum rur-<text:line-break/>fns, ut contrarius status intervenit', innnit ad suum tem</text:span><text:span text:style-name="T36">r<text:line-break/></text:span><text:span text:style-name="T25">peramentum rediisse aeris flatum,</text:span></text:p>
      <text:p text:style-name="P246"><text:span text:style-name="T25"><text:tab/> : iri -<text:line-break/></text:span><text:span text:style-name="T7">Aestas surena, calida, aestus pruesacanies, magni. Ete-<text:line-break/>siae pauci difperstm spiraverunt.</text:span></text:p>
      <text:p text:style-name="P19"><text:span text:style-name="T25">Lenitas hiemis et veris tranquillitas cum aestate ae-<text:line-break/>stuosa suffocanteve congruunt. Nain cum sua sponte sit<text:line-break/>aestivum tempus calidum, si ventorum accesserit tranquil-<text:line-break/>litas, necessario aestus suffocatiove consequitur. Hoc fit,<text:line-break/>ubi neque prodromi, quos vocant, flant, neque qui eos<text:line-break/>sequuntur; quos etesias appellant. Dirimit eos canis or—</text:span><text:span text:style-name="T25">-<text:line-break/></text:span><text:span text:style-name="T25">tus: et ipse etiam Hippocrates addidit: , etesiae parvae<text:line-break/>dssperfim spirarunt.</text:span></text:p>
      <text:p text:style-name="P17"><text:span text:style-name="T25">. i; iit - &gt; </text:span><text:span text:style-name="T36">ViL</text:span></text:p>
      <text:p text:style-name="P19"><text:span text:style-name="T7">'Sub araturum rursus spirantibus aquae multae.</text:span></text:p>
      <text:p text:style-name="P247"><text:span text:style-name="T25">sc. </text:span><text:span text:style-name="T25">• </text:span><text:span text:style-name="T15">ς </text:span><text:span text:style-name="T25">: j , .'-e<text:tab/>-<text:tab/>-er.; —</text:span></text:p>
      <text:p text:style-name="P22"><text:span text:style-name="T25">- </text:span><text:span text:style-name="T25">Rursus ad pluviarum exundantiam, non ad boream<text:line-break/>refertur. Nam superiore arcturi ortu multum pluerat et<text:line-break/>fnbinde postea boreas ero rarm spiravit.</text:span></text:p>
      <text:p text:style-name="P248"><text:span text:style-name="T25">. I<text:tab/></text:span><text:span text:style-name="T15">Ί </text:span><text:span text:style-name="T25">‘ ' V' i ‘alv ».» </text:span><text:span text:style-name="T7">-• 'rf;</text:span></text:p>
      <text:h text:style-name="Heading_20_2" text:outline-level="2">VIIL.</text:h>
      <text:p text:style-name="P22"><text:span text:style-name="T7">Quum autem annus austrinus, humidus et mollis exstitiffet,<text:line-break/>per hiemem quidem sani degebant, exceptis tabidis, de<text:line-break/>quibus sunbetur.</text:span></text:p>
      <text:p text:style-name="P19"><text:span text:style-name="T25">Integrum statum , quod parvi omnino aquilones suis-<text:line-break/>fent, ah dominantibus in eo humidum appellavit et au-<text:line-break/>strinum</text:span><text:span text:style-name="T25">: </text:span><text:span text:style-name="T25">nam quod tranquillum et calidum lenem appel-<text:line-break/>let antea didicisti. Verum haud dum ea tempestas, licet<text:line-break/>esset repentina, mortales magnopere offendit; propter su-</text:span></text:p>
      <text:p text:style-name="P18"><text:span text:style-name="T25">perioris anni squalidi temperamentum: at coeperunt affe-<text:line-break/></text:span><text:span text:style-name="T25">ctus </text:span><text:span text:style-name="T25">quibusdam tabifici, qui scilicet huic vitio parebunt.<text:line-break/>Ipfeque adeo posthac se recepit scripturum quae </text:span><text:span text:style-name="T25">illis </text:span><text:span text:style-name="T25">ac-<text:line-break/>ciderunt. -</text:span></text:p>
      <text:h text:style-name="Heading_20_2" text:outline-level="2">IX.</text:h>
      <text:p text:style-name="P19"><text:span text:style-name="T7">Ante ver autem una cum </text:span><text:span text:style-name="T7">obortis </text:span><text:span text:style-name="T7">frigoribus ignes </text:span><text:span text:style-name="T7">facri<text:line-break/>r </text:span><text:span text:style-name="T7">multi, quibusdam cum causa aliqua, quibusdam vero<text:line-break/></text:span><text:span text:style-name="T7">non </text:span><text:span text:style-name="T7">contingebant, atque </text:span><text:span text:style-name="T7">hi </text:span><text:span text:style-name="T7">maligni multos enecamnt.</text:span></text:p>
      <text:p text:style-name="P19"><text:span text:style-name="T7">Sacram</text:span><text:span text:style-name="T25"> ignem didicisti a biliosa fluxione oriri, at<text:line-break/>non illa semper prava et putri. Plane enim contra ubi<text:line-break/>mitis sit fluxio bilem pallidam obtinens, quae </text:span><text:span text:style-name="T7">in</text:span><text:span text:style-name="T25"> nobis<text:line-break/>naturaliter </text:span><text:span text:style-name="T25">gignitur</text:span><text:span text:style-name="T25">, </text:span><text:span text:style-name="T25">solet quidem sacrum ignem </text:span><text:span text:style-name="T25">facere,<text:line-break/>nullum </text:span><text:span text:style-name="T25">tamen </text:span><text:span text:style-name="T25">ex </text:span><text:span text:style-name="T25">eo </text:span><text:span text:style-name="T25">dare </text:span><text:span text:style-name="T25">damnum, siquidem </text:span><text:span text:style-name="T25">recte </text:span><text:span text:style-name="T25">tractes.<text:line-break/></text:span><text:span text:style-name="T25">At non </text:span><text:span text:style-name="T25">erat nunc </text:span><text:span text:style-name="T25">talis qui </text:span><text:span text:style-name="T25">sacrum ignem </text:span><text:span text:style-name="T25">excitavit hu-<text:line-break/>mor; sed </text:span><text:span text:style-name="T25">malignus, </text:span><text:span text:style-name="T25">qui </text:span><text:span text:style-name="T25">eroderet pntrefaceretque ab </text:span><text:span text:style-name="T25">exs-</text:span></text:p>
      <text:p text:style-name="P17"><text:span text:style-name="T25">perante humida ventorum tranquillitate generatus illis po-<text:line-break/>tissimum mortalibus, quibus, cum -sua ipsi sponte aliis<text:line-break/>essent biliosiores, etiam victus biliosum magis eis succum<text:line-break/>congessisset: siquidem morborum proficiscuntur differentiae-<text:line-break/>ab aeris circumflui temperamento, propter naturam cujus-<text:line-break/>que et victum quem sanus servat. Victum, Graece </text:span><text:span text:style-name="T15">δίαιταν,<text:line-break/></text:span><text:span text:style-name="T25">appello non hunc tantum qui cibo et potione constat,<text:line-break/>verum etiam qui omnibus aliis, ut otio-, exercitatione,<text:line-break/>balueo, venere, somno, vigiliis et vero omnibus quae<text:line-break/>quovis fiunt modo in corporibus humanis.</text:span></text:p>
      <text:p text:style-name="P249"><text:span text:style-name="T25">-<text:tab/>X. -<text:tab/>;• .. vj. - -</text:span></text:p>
      <text:p text:style-name="P25"><text:span text:style-name="T7">Multi ex faucibus laborarunt t voces vitiatae.</text:span></text:p>
      <text:p text:style-name="P19"><text:span text:style-name="T25">Quibus caput sua sponte prompte replebatur, bis in;<text:line-break/>praesentia exundantia humorum plenum, in pulmonem,<text:line-break/>coepit et ventrem per fauces fluxiones demittere. Porro</text:span></text:p>
      <text:p text:style-name="P18"><text:span text:style-name="T25">jure dicit voces etiam </text:span><text:span text:style-name="T25">his </text:span><text:span text:style-name="T25">affectas </text:span><text:span text:style-name="T25">fuisse, </text:span><text:span text:style-name="T25">nempe </text:span><text:span text:style-name="T25">et- hoc<text:line-break/></text:span><text:span text:style-name="T25">assidue fieri videtur in destillationibus</text:span><text:span text:style-name="T25">, </text:span><text:span text:style-name="T25">ubi abunde </text:span><text:span text:style-name="T7">fau-<text:line-break/></text:span><text:span text:style-name="T7">ces et</text:span><text:span text:style-name="T25"> guttur irrigaverint.</text:span></text:p>
      <text:p text:style-name="P250"><text:span text:style-name="T25">•<text:tab/>:<text:tab/>al; al ' XI.</text:span></text:p>
      <text:p text:style-name="P19"><text:span text:style-name="T7">Febres ardentes phreniticae.</text:span></text:p>
      <text:p text:style-name="P251"><text:span text:style-name="T25">-.•r-i -<text:tab/>; r. - ......<text:tab/>....<text:tab/>v... ... . ... -</text:span></text:p>
      <text:p text:style-name="P19"><text:span text:style-name="T25">Ardentes febres exstiterunt invadentibus in </text:span><text:span text:style-name="T25">jecur et</text:span></text:p>
      <text:p text:style-name="P19"><text:span text:style-name="T25">ventrem biliosis excrementis; phrenitici vero </text:span><text:span text:style-name="T25">caput ,pe-<text:line-break/></text:span><text:span text:style-name="T25">tentibus.</text:span></text:p>
      <text:p text:style-name="P252"><text:span text:style-name="T7">. . . , <text:tab/><text:tab/>e.. ... </text:span><text:span text:style-name="T25">&gt;i.. . .. ,.</text:span></text:p>
      <text:p text:style-name="P253"><text:span text:style-name="T25">.<text:tab/>. j •<text:tab/>• Xss;<text:tab/>;</text:span></text:p>
      <text:p text:style-name="P19"><text:span text:style-name="T7">Ora </text:span><text:span text:style-name="T7">aphthosa, pudendis tubercula, lippitudines, carbunculi.</text:span></text:p>
      <text:p text:style-name="P19"><text:span text:style-name="T25">Singuli hi affectus fere non sunt cacoethes</text:span><text:span text:style-name="T25">, uti de<text:line-break/></text:span><text:span text:style-name="T25">sacro igne diximus paulo ante; non,nunquam </text:span><text:span text:style-name="T25">vero etiam<text:line-break/>sunt </text:span><text:span text:style-name="T25">cacoethes,, uti nunc,</text:span><text:span text:style-name="T25">. </text:span><text:span text:style-name="T25">quod putridus esset, quis ab-</text:span></text:p>
      <text:p text:style-name="P18"><text:span text:style-name="T25">Undabat humor. Quare in omnibus quos recenset mor-<text:line-break/>bis hoc mihi scmper memoria teneto, neque aphthas<text:line-break/>puta aegros tenuisse vel quodcunqne aliud incommodum<text:line-break/>de more, scd simul cum morborum putredine. Memineris<text:line-break/>etiam hanc communem rationem, ab eodem statu genitum<text:line-break/>omnibus putrem humorem non easdem obsidere partes,<text:line-break/>' quod nec per naturam omnium in eadem conditione, cor-<text:line-break/>pus esset eo statu, sed esset alia aliis pars infirmior. Aph-<text:line-break/>tbae frequentissime sollicitant puerorum ora, quae exul-<text:line-break/>cerationes sunt in somno, quia omnia eorum sunt mollis-/<text:line-break/>sima membra et quasi 'mucosa: insuper os est omnino<text:line-break/>etiamnum insuetum cibariis et poculis. Ubi ergo acri-<text:line-break/>monla quapiam lac fit. mammae praeditum, aphthas gene-<text:line-break/>rat; quae facile sedatur, si lufautis os modice adstringas;<text:line-break/>- si vero humor affluat pravus; scmper aphthae prodeunt<text:line-break/>cacoethes. Jam .carbunculorum perpetuo est periculosus<text:line-break/>affectus, nam ex vitiosis constat humoribus. Quare nunc</text:span></text:p>
      <text:p text:style-name="P18"><text:span text:style-name="T25">erat verisimile; fuisse perniciosissimum eum, qui ultra na-<text:line-break/>tivam malignitatem, etiam quam status afferebat adjun-<text:line-break/>ctam haberet. Verum fatis de hujus est affectus origine<text:line-break/>dictum, cum principium fecundi vulgarium morborum<text:line-break/>enarrabam. Reliqua hujus capitis clara funt.</text:span></text:p>
      <text:p text:style-name="P25"><text:span text:style-name="T25">: </text:span><text:span text:style-name="T55">:</text:span><text:span text:style-name="T25"> . XnI.</text:span></text:p>
      <text:p text:style-name="P19"><text:span text:style-name="T7">Alvi perturbatae, cibos aversabantur.</text:span></text:p>
      <text:p text:style-name="P19"><text:span text:style-name="T25">Ex vitioso humore, qui a capite defluxerat in. fau-.<text:line-break/>ces, quod in pulmonem invaserat, tabificos constituebat<text:line-break/>affectus. Quod vero in ventrem derivatum erat, quia sub-<text:line-break/>ibat mordicando, ventris profluvium concitabat: quod<text:line-break/>significavit hisce verbis: alvi turbatae. In transitu item<text:line-break/>ventris facultatem ciborum appetentem afflixit, unde ci-<text:line-break/>bos fastidiebant.</text:span></text:p>
      <text:h text:style-name="P7" text:outline-level="2">XIV.</text:h>
      <text:p text:style-name="P19"><text:span text:style-name="T7">Hi quidem stticulost erant, illi vero minime.</text:span></text:p>
      <text:p text:style-name="P19"><text:span text:style-name="T25">Pluribus de causis nec siti caruissie. omnes nec suisse<text:line-break/>sitibundos probabile esu Videtur humiditas omnibus pu-<text:line-break/>tredinofa fuisse collecta, verum non pari quantitate aut<text:line-break/>aeque prava. Quamobrem fieri potuit, aliquos non sitire,<text:line-break/>ut illi, qui cibum fastidiebant ob facultatis potus appe-<text:line-break/>tendi offensam; liquet autem pessimam fuisse horum affe-<text:line-break/>ctionem , nec malignam illis humiditatern in ventrem<text:line-break/>confluxisse; alios vero sitibundos fuisse, quod conflueret<text:line-break/>in ventrem vitiosus humor, nec dum adeo laesisset ejus<text:line-break/>os, ut potionis appetens facultas jam corrupta esset.</text:span></text:p>
      <text:h text:style-name="Heading_20_2" text:outline-level="2">XV.</text:h>
      <text:p text:style-name="P19"><text:span text:style-name="T7">Urinae turbatae, copiosae, pravae.</text:span></text:p>
      <text:p text:style-name="P18"><text:span text:style-name="T25">Lotia fuisse turbata ita accipe, ut dudum cum dice-<text:line-break/>ret alvi turbatae; nam ad renes quibus vitiatus humor<text:line-break/>defluxit, his necessario lotia turbabantur, hoc est cum<text:line-break/>mordicatione et dolore pert-ransibant. Quod huic est anne-<text:line-break/>xum, </text:span><text:span text:style-name="T7">multa, mala,</text:span><text:span text:style-name="T25"> potest etiam de lotiis dictum esse; potest<text:line-break/>etiam ipsum seorsum, ut una hac oratione multitudinem<text:line-break/>indicet symptomatum pravorum fuisse; et id temporis<text:line-break/>aegrotantes affectus.</text:span></text:p>
      <text:h text:style-name="Heading_20_2" text:outline-level="2">XVL.</text:h>
      <text:p text:style-name="P19"><text:span text:style-name="T7">Comatost plurimum 5 rursumque pervigiles.</text:span></text:p>
      <text:p text:style-name="P19"><text:span text:style-name="T25">Corna vigiliis vacans ab humiditate didicisti et resci-<text:line-break/>geratione fieri eerebri. vigilias comati non’ commistas a<text:line-break/>siccitate et calore. Nunc ergo eum qui increvissent<text:line-break/>humores, humiditatem obtinerent exuperantem, verum<text:line-break/>non eam tamen universam acrem, hurniditas comatosum</text:span></text:p>
      <text:p text:style-name="P17"><text:span text:style-name="T25">affectum, acredo ex putredine induxit vigilias. Itaque<text:line-break/>causae contrariae contraria merito symptomata peperere-</text:span></text:p>
      <text:h text:style-name="Heading_20_2" text:outline-level="2">XVll.</text:h>
      <text:p text:style-name="P25"><text:span text:style-name="T7">Acrisiae multae aut perardua judicia.</text:span></text:p>
      <text:p text:style-name="P19"><text:span text:style-name="T25">Quae erat humoris vitiositas, quidam morbi haud-<text:line-break/>quaquam decreverunt, aliqui prave,</text:span></text:p>
      <text:h text:style-name="Heading_20_2" text:outline-level="2">XVIll.</text:h>
      <text:p text:style-name="P25"><text:span text:style-name="T7">Hydropes. </text:span><text:span text:style-name="T60">1</text:span></text:p>
      <text:p text:style-name="P81"><text:span text:style-name="T25">Vel hoc pathema quosdam dicit ex abundantia pra-<text:line-break/>vorum humorum affecisse. Omnem enim haec potest rnor-<text:line-break/>bum concitare, alium alio lu corpore:, pro. eorum natu-<text:line-break/>ralibus differentiis et vivendi dissimili ratione, ut paulo<text:line-break/>ante est dictum<text:tab/></text:span><text:span text:style-name="T25">\ i</text:span></text:p>
      <text:h text:style-name="P7" text:outline-level="2">XIX.</text:h>
      <text:p text:style-name="P25"><text:span text:style-name="T25">Tabidi multi.</text:span></text:p>
      <text:p text:style-name="P19"><text:span text:style-name="T25">Retuli etiam supra, quod ex capite in fauces deflu-<text:line-break/>xerat, ubi per guttur in asperam arteriam et pulmonem<text:line-break/>venisset, ejuscemodi vitia produxisse.</text:span></text:p>
      <text:h text:style-name="Heading_20_2" text:outline-level="2">XX.</text:h>
      <text:p text:style-name="P25"><text:span text:style-name="T7">Atque</text:span><text:span text:style-name="T25"> hi quidem </text:span><text:span text:style-name="T7">morbi sunt, qui in vulgus grajsubantur.</text:span></text:p>
      <text:p text:style-name="P19"><text:span text:style-name="T25">Unus de vulgaribus morbis et ipse pestilens est, ut<text:line-break/>in libro quoque de victus genere acutorum dictum est his<text:line-break/>verbis: Nam si quando nulla morbi pestilentis forma com-<text:line-break/>munis vulgetur , caeterum dispersi sint morbi. Neque enim •<text:line-break/>certi est morbi nomen vulgare vel pestilens , caeterum qui-<text:line-break/>cunque uno in leco multo simul invaserit, vulgaris hic<text:line-break/>vocatur; qui simul si hoc habeat, ut mullos perimat, pe-<text:line-break/>stis esu;</text:span></text:p>
      <text:h text:style-name="P7" text:outline-level="2">XXL.</text:h>
      <text:p text:style-name="P22"><text:span text:style-name="T7">Ex delineatorum generum unoquoque multi laborabant ac<text:line-break/>moriebantur, eorumque singulis hunc in modum accidit.</text:span></text:p>
      <text:p text:style-name="P19"><text:span text:style-name="T25">Cum dicit et complures moriebantur , pestilentes fuisse<text:line-break/>morbos qui vulgarentur demonstrat. Qui, quando di-<text:line-break/>versi fuerunt, de singulis separarim infra se acturum pro-<text:line-break/>mittit.</text:span></text:p>
      <text:h text:style-name="Heading_20_2" text:outline-level="2">XXII.</text:h>
      <text:p text:style-name="P22"><text:span text:style-name="T7">Multis equidem erysipelas cum causts</text:span><text:span text:style-name="T25">. ex vulgaribus </text:span><text:span text:style-name="T7">vasi-<text:line-break/>deque parvulis ulcusculis in toto corpore, maximeque<text:line-break/>sexagenariis circum caput effloruit, st quoque paululum<text:line-break/>negligeretur. Multis autem etiam inter curationes mm-<text:line-break/>gnae inflammationes oriebantur et erysipelas admodum<text:line-break/>celeriter undique populabatur.</text:span></text:p>
      <text:p text:style-name="P17"><text:span text:style-name="T25">Cujus prae omnibus meminit primi pathernatis, jure<text:line-break/>nunc primi etiam singulas reddit differentias; quod acci-.<text:line-break/>. , disse quibusdam dicit parvis decaufis, quas, vocavit oc-<text:line-break/>casiones; et multos qui a medicis curabantur, magnas esse<text:line-break/>inflammationes consecutas, quo. sacer ignis scilicet, pluri-<text:line-break/>rmum depasceretur. Plurimis jam'caput hunc sollicitasti<text:line-break/>quando repletum hoc’ maxime in</text:span><text:span text:style-name="T55">r</text:span><text:span text:style-name="T25"> austrinis esset et calidis<text:line-break/>ventorum tranquillitatibus. Cur autem et sexagenarios<text:line-break/>hic praetor caeteros tentaret, hoc lu causa esu Foris<text:line-break/>ambiens praeter naturam calor causa, quamobrem corporis<text:line-break/>putrescerent humores, fuit; sicut nativus calor, ubi suum<text:line-break/>nativum exacte temperamentum fervat, plus aliis hu-<text:line-break/>moribus sanguinis efficit;. quando vero in magis igneum<text:line-break/>versus fuerit, pallidam et </text:span><text:span text:style-name="T7">flavam</text:span><text:span text:style-name="T25"> bilem.; At calor exter-<text:line-break/>nus putredinis auctor humorum est; nam materia quidem<text:line-break/>humiditas est, causa efficiens calor praeter naturam. Quare<text:line-break/>senes, qui superfluas scmper humidi tat es ob naturae im-<text:line-break/>becillitatem coacervant; ut his accessit aeras calor ex illa</text:span></text:p>
      <text:p text:style-name="P18"><text:span text:style-name="T25">affectus tempestate, humorum putredinosae corruptioni<text:line-break/>fuerunt juvenibus opportuniores.</text:span></text:p>
      <text:h text:style-name="Heading_20_2" text:outline-level="2">XXIII.</text:h>
      <text:p text:style-name="P19"><text:span text:style-name="T7">Plurimis igitur ipsarum abfceffus in empyemate concide-<text:line-break/></text:span><text:span text:style-name="T7">r. </text:span><text:span text:style-name="T7">ranti tum carnium tum ofsturn et nemorum prolapsus<text:line-break/>magni.</text:span></text:p>
      <text:p text:style-name="P19"><text:span text:style-name="T25">Malignitas abundantis humoris ex magnitudine con-<text:line-break/>stitit putredinis; atque dictis subtexens dicit:</text:span></text:p>
      <text:p text:style-name="P254"><text:span text:style-name="T15">...-.-, </text:span><text:span text:style-name="T25">XXIV.<text:tab/>.lual.i '</text:span></text:p>
      <text:p text:style-name="P22"><text:span text:style-name="T7">• Erat autem rheuma consistens, non puri stmtle, verum<text:line-break/>, quiddam aliud et stuxio copiosa et varia.</text:span></text:p>
      <text:p text:style-name="P19"><text:span text:style-name="T25">Hippocrates aperte tibi indicavit, quod nos saepe jam<text:line-break/>diximus, corporis humores propter humiditatem et aeris.</text:span></text:p>
      <text:p text:style-name="P17"><text:span text:style-name="T25">tranquillitatem computruisse, atque idcirco pus non gene-<text:line-break/>ravit. Computrescebant vero oh pravos hurnidos humo-<text:line-break/>res solidae partes. At variam esse, fluxionem propter pu-<text:line-break/>trescentium diversitatem ratio </text:span><text:span text:style-name="T7">erat',</text:span><text:span text:style-name="T25"> -nam a communi pu-<text:line-break/>tredinis causa singula putrefcentia peculiarem ohtluent<text:line-break/>corruptionis speciem. </text:span><text:span text:style-name="T25">.. „</text:span></text:p>
      <text:h text:style-name="Heading_20_2" text:outline-level="2">XXV.</text:h>
      <text:p text:style-name="P25"><text:span text:style-name="T7">Quibus itaque circum caput hujusmodi aliquid steti con-<text:line-break/>tingit, totius capitis</text:span><text:span text:style-name="T25"> et mentis </text:span><text:span text:style-name="T7">glabrntiones ofstumque<text:line-break/>. denudationes, et prolapsus acciderunt, mdltaeque fluxio-</text:span></text:p>
      <text:p text:style-name="P19"><text:span text:style-name="T7">nes. Et haec tum in' febribus tum citra febres</text:span><text:span text:style-name="T25"> ade-<text:line-break/>riant. Atque, </text:span><text:span text:style-name="T7">ista pias terroris quam periculi denum.</text:span></text:p>
      <text:p text:style-name="P22"><text:span text:style-name="T7">'' </text:span><text:span text:style-name="T7">ciant. Quibus namque ad suppurationem talium matu-<text:line-break/>ratio devenit, eorum plerique superstitet evadebant. A<text:line-break/>quibus vero bistammatio. quidem aut erysipelas recestsurit,<text:line-break/>nullumque hujusmodi abscesuim creaverit, eorum multi<text:line-break/>perierunt. Similiter quoque et quacunque corporis parte</text:span></text:p>
      <text:p text:style-name="P255"><text:span text:style-name="T15">- </text:span><text:span text:style-name="T25">oberrarunt, ista contigerunt. </text:span><text:span text:style-name="T7">Multds fiquidem brachium<text:line-break/>' ac totus decullitits defluxerunt. Nonnullis</text:span><text:span text:style-name="T25"> nere </text:span><text:span text:style-name="T7">ista lar<text:line-break/>- tera male vexabant aut anteriorum aut posteriorum ali-<text:line-break/></text:span><text:span text:style-name="T7">: ~ quod. Quibusdam vero totum femur aiit tibia aut pes<text:line-break/></text:span><text:span text:style-name="T7">tetus denudabatur. ' ^<text:tab/></text:span><text:span text:style-name="T25">^' ravit si</text:span><text:span text:style-name="T25">'ico:</text:span></text:p>
      <text:p text:style-name="P19"><text:span text:style-name="T25">Hamorum putredo cujus est commune munus, ut il-<text:line-break/>las partes,.in quas impingat,-corrumpat, terribiliorem in<text:line-break/>capitis partibus speciem praebuit; propterea quod licet<text:line-break/>vel paululum de natura hic deflectant, major fiat sugilla-<text:line-break/>tio, quam caeleris ‘lu partibus multum a natura diverten-<text:line-break/>tibus. Nam a scmore vel brachio vel tibia vel cubito<text:line-break/>si cutis recesserit, minorem praebet mali speciem. At si<text:line-break/>capitis una cum ente crines defluxerint, atque adeo menti<text:line-break/>cum illis vitii sit facies .magna, periculum vero minus<text:line-break/>quam si is pudenda affectus teneat aut guttur aut thora--<text:line-break/>cern aut aliam principalem partem. Neque tamen </text:span><text:span text:style-name="T25">; </text:span><text:span text:style-name="T25">quae<text:line-break/>caput ita tentabant, formidabilia magis erant quam pe-</text:span></text:p>
      <text:p text:style-name="P256"><text:span text:style-name="T25">jora; verum etiam quae cuilibet aliarum partium decide-<text:line-break/>hant. Pejora enim erant in quibus in profundum seces-<text:line-break/>sit humor ignem facrum efficiens , quum in ifcera se et<text:line-break/>principes partes conferens praeter alia symptomata fe-<text:line-break/>bres etiam acutas generabat: quibusdam tamen, quibus in<text:line-break/>Iuperficie erat ejusmodi putredo, partes etiam citra febres<text:line-break/>marcescebant; quorum quidam hac de re. praecipue inco-<text:line-break/>lumes evaserunt, vitiosis humoribus simul cum ipsis par-<text:line-break/>tibus , quas' ii putrefecerant., emissis. Oberrabat enim, ut<text:line-break/>ipfe vocavit, per totum corpus, hoc est nulloque ordine ,<text:line-break/>et casu vagabantur, ut praesagire medicus arte, quo esset<text:line-break/>decubitura, nonrvaleret. •<text:tab/>•</text:span></text:p>
      <text:h text:style-name="Heading_20_2" text:outline-level="2">XXVI.</text:h>
      <text:p text:style-name="P22"><text:span text:style-name="T7">Hujusmodi autem omnium gravifstmum erat, quum pu~<text:line-break/>bem ac pudenda obsiderent.</text:span></text:p>
      <text:p text:style-name="P18"><text:span text:style-name="T25">Etiam abfque pestilente statu, ubi has regiones in-<text:line-break/>flarnmatio vel sacer ignis obsederit, facillime putrescunt,<text:line-break/>unaque partes superiores afficiunt. Unde nobis est valde ne-<text:line-break/>cesse, ut putrida praecidamus, locum veluti radicem inu-<text:line-break/>rere. Nihil habet ergo admirationis ubi is esset status, ut<text:line-break/>brachium ,-cubitus, femur, tibia, latus, caput computre-<text:line-break/>scant, si plurimum offendantur pudenda.</text:span></text:p>
      <text:p text:style-name="P257"><text:span text:style-name="T25">&gt;<text:tab/>'' . . . </text:span><text:span text:style-name="T15">, </text:span><text:span text:style-name="T25">. </text:span><text:span text:style-name="T15">..,-.!’</text:span></text:p>
      <text:p text:style-name="P258"><text:span text:style-name="T25">XXVII.</text:span><text:span text:style-name="T25"><text:tab/></text:span><text:span text:style-name="T25">. </text:span><text:span text:style-name="T55">z</text:span></text:p>
      <text:p text:style-name="P22"><text:span text:style-name="T7">Atque ea suit eorum quae cum dicere aut causa externa<text:line-break/>contigerunt conditio.</text:span></text:p>
      <text:p text:style-name="P19"><text:span text:style-name="T25">Hactenus verba de facro igne fecit, qui ex ulcere<text:line-break/>aliam ve ita parvam ob causam externam constitit. Post-<text:line-break/>hac de iis quae sine tali causa inciderunt tractabit.</text:span></text:p>
      <text:h text:style-name="P7" text:outline-level="2">XXVIll.</text:h>
      <text:p text:style-name="P259"><text:span text:style-name="T7">Multis autem in febrsuus aut ante febrem aut a febre<text:line-break/></text:span><text:span text:style-name="T25">- </text:span><text:span text:style-name="T25">contigerunt.<text:tab/>,<text:tab/></text:span><text:span text:style-name="T25">*</text:span></text:p>
      <text:p text:style-name="P260"><text:span text:style-name="T25">i </text:span><text:span text:style-name="T25">t<text:tab/></text:span><text:span text:style-name="T25">—————</text:span></text:p>
      <text:p text:style-name="P19"><text:span text:style-name="T25">Non' ob ulcus his aut alia de causa externa, quae<text:line-break/>sit manifesta, fed nt consuevimus dicere, sua sponte pro-<text:line-break/>venit sacer ignis; atque partim simul cum febre invade- </text:span><text:span text:style-name="T25">.<text:line-break/></text:span><text:span text:style-name="T25">bat, partim quum febres aut consequutae sunt aut prae-<text:line-break/>cesserunt.</text:span></text:p>
      <text:p text:style-name="P261"><text:span text:style-name="T25">' e. XXIX. ‘<text:tab/>. . '.e.</text:span></text:p>
      <text:p text:style-name="P25"><text:span text:style-name="T7">At inter ea quae absuejsum sucijscni, per suppurationem<text:line-break/>aut insignis quaedam alvi perturbatio aut probarum<text:line-break/></text:span><text:span text:style-name="T25">, urinarum </text:span><text:span text:style-name="T7">transmifsto exstitifsut, per haec salvebantur.</text:span></text:p>
      <text:p text:style-name="P22"><text:span text:style-name="T7">' ~ </text:span><text:span text:style-name="T7">Quibus autem nibil horum accidijset, verum citra signi-<text:line-break/>ficationem evanescerent, mortem inferebant.</text:span></text:p>
      <text:p text:style-name="P262"><text:span text:style-name="T25">.. . y -<text:tab/>• • -<text:tab/>, fm ' i. i; . ' i» t ..<text:tab/>’ •.<text:tab/>‘ </text:span><text:span text:style-name="T55">:</text:span></text:p>
      <text:p text:style-name="P19"><text:span text:style-name="T25">Paulo ante etiam causa reddita est, cur superstites</text:span></text:p>
      <text:p text:style-name="P17"><text:span text:style-name="T25">essent magis quibus per putridam partem malus humor<text:line-break/>.una cum illa de corpore decideret. Nec est obscurum<text:line-break/>quin si et per ventrem et urinas expurgatus, suisset , mo-<text:line-break/>lestus, dum excerneretur, fuerit; profuerit tamen univerfo<text:line-break/>corpori.</text:span></text:p>
      <text:h text:style-name="Heading_20_2" text:outline-level="2">XXX.</text:h>
      <text:p text:style-name="P22"><text:span text:style-name="T7">Vere longe plurimos exercebant sucri ignes , tenebantquc<text:line-break/>sub aestatem et sub autumnum.</text:span></text:p>
      <text:p text:style-name="P19"><text:span text:style-name="T25">Genuit quidem, nt dixi, vitiosus humores flatus dif-<text:line-break/>ficulter transspirans, qui humidus calidusque erat - et<text:line-break/>ventis carebat, quos in corpore frigora concluserunt, ut<text:line-break/>etiam in primi libri vulgarium morborum prima tempe-<text:line-break/>state est dictum. Merito itaque vere varii morbi incepe-<text:line-break/>runt paulo ante , commemorati; nam hoc loco illi est de<text:line-break/>sacro igni sermo: quem, quando emicuit primus, primum<text:line-break/>quoque descripsit. Itaque de his, luquit, sacris ignibus,</text:span></text:p>
      <text:p text:style-name="P17"><text:span text:style-name="T25">e</text:span></text:p>
      <text:p text:style-name="P19"><text:span text:style-name="T25">qui incesserunt initio veris, quidam totam aestatem dura-<text:line-break/>verunt et uunimnum. Quum </text:span><text:span text:style-name="T55">1</text:span><text:span text:style-name="T25"> autem utroque modo haec<text:line-break/>verba intelligi possent, tenebantque aestate et sub autu-<text:line-break/>mnum et quod quamvis ipsi in vere generarentur, eorum<text:line-break/>tamen subsistentia, ad autumnum duraret: et quod quum<text:line-break/>adhuc generarentur , eorum generatio usque ad autumnum<text:line-break/></text:span><text:span text:style-name="T55">1</text:span><text:span text:style-name="T25"> duraret: ita ut alii quidem vere generarentur ac desine-<text:line-break/>rent, alii aestate, alii itidem autumno generarentur ac<text:line-break/>desinerent, rectius secunda hac significatione accipias. Ne-<text:line-break/>que enim rationi consentaneum est ineunte vere natum<text:line-break/>ad autumnum usque productum esse sacrum ignem. Omnino<text:line-break/>enim interea hominem interemit, si magnopere esset ca-<text:line-break/>coethes, vel per putrescentes partes putredine expurgata<text:line-break/>discussus sit.</text:span></text:p>
      <text:p text:style-name="P263"><text:span text:style-name="T25">si so - XXXI. '<text:tab/>-<text:tab/>•'</text:span></text:p>
      <text:p text:style-name="P22"><text:span text:style-name="T7">Nonnullis multa erat turbatio tuberculaque ad fauces,<text:line-break/>linguae inflammationes, absuejsuique fecundum dentes.</text:span></text:p>
      <text:p text:style-name="P264"><text:span text:style-name="T25">Affectus hoo loco persequitur partium, de quibus an-<text:line-break/>tea non meminit. </text:span><text:span text:style-name="T55">z</text:span><text:span text:style-name="T25"><text:tab/>si -.</text:span></text:p>
      <text:h text:style-name="Heading_20_2" text:outline-level="2">XXXll.</text:h>
      <text:p text:style-name="P22"><text:span text:style-name="T7">Vocesque multis innotescebant male affectae ac interce-<text:line-break/>ptae,, primum quidem tabidis incipientibus et febre ar-<text:line-break/>dente et phrenitide laborantibus.</text:span></text:p>
      <text:p text:style-name="P19"><text:span text:style-name="T25">Equidem etiam quod est supra in aegro qui ordine<text:line-break/>est undecimus scriptum, ubi sic ait: </text:span><text:span text:style-name="T15">δεξιῶ ίλλαινεν, </text:span><text:span text:style-name="T25">(quod<text:line-break/>nos, dexter oculus erat distortus, vertimus) suspicabar<text:line-break/>esse ab'alio inductum. Etenim Heraclidis filius Hippocra-<text:line-break/>tes, sujus etiam' aphorismos esse et praesagia autumant,<text:line-break/>usitatissimis esse usus et proinde claris vocabulis ridetur,<text:line-break/>quae vocare rhetorici civilia folent: at vero </text:span><text:span text:style-name="T15">ἰλλαίνειν<text:line-break/></text:span><text:span text:style-name="T25">non est illius generis, eoque minus </text:span><text:span text:style-name="T15">κατιλλαίνειν </text:span><text:span text:style-name="T25">vel </text:span><text:span text:style-name="T15">κα-<text:line-break/>τιλλαἰνουσαι</text:span><text:span text:style-name="T25">, maxime quum de voce, non de palpebris<text:line-break/>dicitur. Ad haec propter dictionis formam, quae activa.</text:span></text:p>
      <text:p text:style-name="P17"><text:span text:style-name="T25">non nassiva est: rectius enim, siquidem voci statuerat ad-<text:line-break/>aptare hoc nomen, erat </text:span><text:span text:style-name="T15">κατειλούμεναι </text:span><text:span text:style-name="T25">scripturusnon<text:line-break/></text:span><text:span text:style-name="T15">κατειλοϋσαι: </text:span><text:span text:style-name="T25">et multo quidem rectius hoc, </text:span><text:span text:style-name="T15">κατιλλαινόμε-<text:line-break/>ναι. </text:span><text:span text:style-name="T25">Nam. de </text:span><text:span text:style-name="T15">ἰλλαίνειν </text:span><text:span text:style-name="T25">participium ea deducas figurat<text:line-break/>appello autem lioc, scilicet participium, mone grammati-<text:line-break/>corum. Atqui nullus sit sensus, si de vocibus dicantur<text:line-break/></text:span><text:span text:style-name="T15">κατειλοϋσαι, </text:span><text:span text:style-name="T25">ut quidam lutelligere nos interpretes volue-<text:line-break/>nmt, tamquam tendat verbum </text:span><text:span text:style-name="T15">ἰλλαίνειν </text:span><text:span text:style-name="T25">ad distorquere.<text:line-break/>Nam </text:span><text:span text:style-name="T15">κατειλοϋσαι </text:span><text:span text:style-name="T25">significat distorquentes, </text:span><text:span text:style-name="T15">κατειλούμεναι<text:line-break/></text:span><text:span text:style-name="T25">vero distortae. Multi itaque una in dictione enrores com-<text:line-break/>missi videntur, dum </text:span><text:span text:style-name="T15">κατειλοϋσαι </text:span><text:span text:style-name="T25">accipere, ut multis est ni-<text:line-break/>sum interpretibus, volumus quasi'a dictione </text:span><text:span text:style-name="T15">ἰλλαίνειν </text:span><text:span text:style-name="T25">de-<text:line-break/>scenderit. Etenim activum est </text:span><text:span text:style-name="T15">ἰλλαίνουσα,ι, ἰλλαινόμεναι<text:line-break/></text:span><text:span text:style-name="T25">passivum, et adjecta propositione </text:span><text:span text:style-name="T15">κατιλλαίνονσαι. </text:span><text:span text:style-name="T25">Atqui<text:line-break/></text:span><text:span text:style-name="T15">εἰλοῆσαι </text:span><text:span text:style-name="T25">et </text:span><text:span text:style-name="T15">κατειλοϋσαι </text:span><text:span text:style-name="T25">ab </text:span><text:span text:style-name="T15">ἰλλαίνω </text:span><text:span text:style-name="T25">derivari non videntur:<text:line-break/>nec vero etiam </text:span><text:span text:style-name="T15">εἰλούμεναι </text:span><text:span text:style-name="T25">et </text:span><text:span text:style-name="T15">κατειλούμεναι. </text:span><text:span text:style-name="T25">Per autem</text:span></text:p>
      <text:p text:style-name="P17"><text:span text:style-name="T25">raro' invenias apud veteres</text:span><text:span text:style-name="T55">-</text:span><text:span text:style-name="T25"> hoc genus verba et nomina,<text:line-break/></text:span><text:span text:style-name="T7">ilXulvtw</text:span><text:span text:style-name="T25"> dico et </text:span><text:span text:style-name="T15">ἰλλὸς</text:span><text:span text:style-name="T25">, a quo videtur Sopbron cornparati-<text:line-break/>vurn, quod vocant grammatici, fecisse, </text:span><text:span text:style-name="T15">ἰλλότερον τἀνκύονα.<text:line-break/></text:span><text:span text:style-name="T25">Quare rectius dixeris, siquidem ab his velis nugari; non<text:line-break/></text:span><text:span text:style-name="T15">ἀπὸ τῆς ἰλλώσεως </text:span><text:span text:style-name="T25">deductum </text:span><text:span text:style-name="T15">εἰλοΰσαι, </text:span><text:span text:style-name="T25">fed ab alio quodam,<text:line-break/>quod cum Plato tum Antipho usurpasse videtur. Plato<text:line-break/>quidem, cujus haec sunt in Timaeo verba: Hanc igitur<text:line-break/>circuitu tutam cutem- deurebat fulfur, qua vulnerata, quum<text:line-break/>humor per eam efflueret, humidum et calidum, quod qui*<text:line-break/>dem sincerum erat', emanavit: mistum vero in quibus cu-<text:line-break/>tis erat, foras a corruptione productum, longum siebat,<text:line-break/>subtiliter extensum ab impulsu. ’ Quia vero sensim im-<text:line-break/>pellebatur ab aeris frigere, intro iterum </text:span><text:span text:style-name="T15">ύπὸ τὸ δέρμα<text:line-break/>εἰλούμενον κατεῥ’ῥιζοττο, </text:span><text:span text:style-name="T25">id est fub cutem coactum firma-<text:line-break/>batur. - Videtur enim pro- conclusum vel repulsum in al-<text:line-break/>tum </text:span><text:span text:style-name="T15">εἰλόμενον </text:span><text:span text:style-name="T25">hic usurpasse. Quo significato videtur etiam</text:span></text:p>
      <text:p text:style-name="P17"><text:span text:style-name="T25">haee ab eo scripta esse oratio. Terram vero nutricem<text:line-break/>nostram </text:span><text:span text:style-name="T15">εἰλουμενην, </text:span><text:span text:style-name="T25">id est quae restringitur, ad rationem<text:line-break/></text:span><text:span text:style-name="T7">in perpetuum</text:span><text:span text:style-name="T25"> constitutam. Est item apud Antiphontem in<text:line-break/>fecundo libro de veritate invenire hoc scriptum vocabu-<text:line-break/>lum eo loco: ubi ergo lu aere imbres et venti sibi mu-<text:line-break/>tuo adversentur, ibi cogitur aqua et multum spissatur. &gt;<text:line-break/>Quod autem eorum, quae committuntur superius sit, hoc<text:line-break/>densatur et cogitur, </text:span><text:span text:style-name="T15">ύπό τε </text:span><text:span text:style-name="T21">τον ηνΐύματος</text:span><text:span text:style-name="T15"> εἰλούμενον καὶ<text:line-break/>ύπὸ τῆς βίας, </text:span><text:span text:style-name="T25">id esu a vento contortum et a vi. Sane<text:line-break/>et hic conclusum vel contractum in se denotare per di-<text:line-break/>ctionem </text:span><text:span text:style-name="T15">εἰλούμενον </text:span><text:span text:style-name="T25">videtur, Numquid 'igitur in libro,<text:line-break/>quem explicare instituimus, qui de vocibus,scripsit </text:span><text:span text:style-name="T15">κατει-<text:line-break/>λοῆσάι, </text:span><text:span text:style-name="T25">tale quid significari innuit, voces quasi occlusas et<text:line-break/>coactas ostendens, ut accipiamus de vocibus esse dictum,<text:line-break/>quae exire nequeunt: quando incidit iis, qui gracili sunt<text:line-break/>voce, an hoc minime convenit? Potuit enim, sistentes<text:line-break/>vel impeditas vel tardas vel aliquid tale fcrlbere, qui</text:span></text:p>
      <text:p text:style-name="P265"><text:span text:style-name="T25">significare volebat, adeo impedita esse voce hominem, ut<text:line-break/>vix loqui posset, sam etiam a vinculo, licet veluti vin-<text:line-break/>. ctarn accipere vocem esse dictam hoc loco, adeoque ludi-<text:line-break/>cat de vinculis sc poeta dixisse:<text:tab/></text:span><text:span text:style-name="T25">,<text:tab/>•</text:span></text:p>
      <text:p text:style-name="P25"><text:span text:style-name="T15">’/λάσιν ούκ ἐθέλοντα βίρ δήσαντες ἄγουσιν.</text:span></text:p>
      <text:p text:style-name="P22"><text:span text:style-name="T7">Ducunt vi vinclis religatum, qii renuebat, </text:span><text:span text:style-name="T7">'</text:span><text:span text:style-name="T60">iJ</text:span><text:span text:style-name="T7">~<text:line-break/></text:span><text:span text:style-name="T7">- t.</text:span></text:p>
      <text:p text:style-name="P25"><text:span text:style-name="T25">Liquet porro rectius, si </text:span><text:span text:style-name="T15">κατειλούμεναι </text:span><text:span text:style-name="T25">fit scriptum quam<text:line-break/></text:span><text:span text:style-name="T15">κατειλοϋσαι’ </text:span><text:span text:style-name="T25">qui quidem communis est omnis expositionis<text:line-break/>lapsus. Nam quidquid statuas a dictione </text:span><text:span text:style-name="T15">κατειλοϋσαι </text:span><text:span text:style-name="T25">signi-<text:line-break/>ficari ,actionern significat, non passionem Unde maxime<text:line-break/>suspiceris Hippocratis non esse dictionem; neque enim<text:line-break/>adeo erat graeci sermonis imperitus, ut in eo offenderet<text:line-break/>similiter, </text:span><text:span text:style-name="T25">ut </text:span><text:span text:style-name="T25">pueri qui modo litteras discere coeperunt.<text:line-break/>Videtur enim passionem quandam vocis indicari; fignisica-<text:line-break/>tur tamen non passio</text:span><text:span text:style-name="T25">, </text:span><text:span text:style-name="T25">sed actio</text:span><text:span text:style-name="T25">, </text:span><text:span text:style-name="T25">passio vero utique signi-<text:line-break/>ficaretur, scripto vecabulo . </text:span><text:span text:style-name="T15">κατειλούμεναι. </text:span><text:span text:style-name="T25">Praeterea si vel<text:line-break/></text:span><text:span text:style-name="T15">κατειλούμεναι </text:span><text:span text:style-name="T25">scribamus, non est Hippocratis institutum</text:span></text:p>
      <text:p text:style-name="P18"><text:span text:style-name="T25">inufilatis et infrequentibus uti nominibus. Jam qui di-<text:line-break/>stortum significari putant, cum his hoc pugnat</text:span><text:span text:style-name="T25">, </text:span><text:span text:style-name="T25">quod ille<text:line-break/>in praesagiis dissertum interpretaturus sic scripsit, si re-</text:span></text:p>
      <text:p text:style-name="P22"><text:span text:style-name="T25">• flexa sit palpebra aut labrum aut nasus; sed neque refle-<text:line-break/>xum, neque aliud ex dictis proprie de vocibus dicatur.<text:line-break/>Quare quidam hujus interpretes libri omnibus quae<text:line-break/>commemoravimus abdicatis pro </text:span><text:span text:style-name="T7">voces linguae scri-<text:line-break/></text:span><text:span text:style-name="T25">bunt, exponentes linguas </text:span><text:span text:style-name="T15">κατειλούσας, </text:span><text:span text:style-name="T25">quasi devinctas et<text:line-break/>difficulter motas. Quos quidem oportebat ut voces mu-<text:line-break/>taverunt lu linguas, ita vel potius quam voces dictionem </text:span><text:span text:style-name="T25">/<text:line-break/></text:span><text:span text:style-name="T15">κατειλοϋσαι </text:span><text:span text:style-name="T25">in </text:span><text:span text:style-name="T15">κατειλούμεναι </text:span><text:span text:style-name="T25">vertere. Verum jam fatis de<text:line-break/>dictione </text:span><text:span text:style-name="T15">κατειλοϋσαι., </text:span><text:span text:style-name="T25">non magno usui, ut luventa sit,<text:line-break/>futura. Sat est enim nosse hic generatim dici et intelligi,<text:line-break/>propter destillationem, quae illis ex capite defcendebat,<text:line-break/>laesis vocis organis simul vitiatam esse vocein. Nam in<text:line-break/>humidis tempestatibus et calidis destillationem caput re-</text:span></text:p>
      <text:p text:style-name="P17"><text:span text:style-name="T25">pletum ventri demittere et thoraci operae pretium est<text:line-break/>scire, primum discernendi causa, utrum alia causa hoc<text:line-break/>aegris vitii induxerit, an ex. vulgaribus sit morbis, deinde<text:line-break/>ut occurras ne in tale quid incurras : nam ossensionesex<text:line-break/>aere si provideas, ubi et quemadmodum fiant toto victus<text:line-break/>genere a tempestate dominante diversu instituendo, decli-<text:line-break/>nes, praedicere consequentia velis, id quod certe ex usu<text:line-break/>nobis est, ut praefatione praesagiorum ostensum est vel<text:line-break/>ad hanc rem lioc commentabere, ut corporis in omnibus<text:line-break/>ambientis aeris statibus affectiones cognoscas. Quare con-<text:line-break/>tenti, ut diximus, hoc laesas voces fuisse, praeteritaque<text:line-break/>dictione </text:span><text:span text:style-name="T15">κατειλοϋσαι, </text:span><text:span text:style-name="T25">quod illi proximum est inspiciamus.<text:line-break/>Primum enim hos ait, qui coepissent tabescere, inci-<text:line-break/>disse in id symptoma: secundo loco ardente detentus fe-<text:line-break/>bre phreniticosque. . Proinde censeas tabidis hoc affe-<text:line-break/>ctas ratione accidisse: -nam quum inultas alias causas et</text:span></text:p>
      <text:p text:style-name="P18"><text:span text:style-name="T25">corporis status tabes consequitur, tum praecipue destilla-<text:line-break/>tionem ' capitis, quam potissimum vocis vitium comitatur.</text:span></text:p>
      <text:p text:style-name="P19"><text:span text:style-name="T25">Verum febribus ardentibus et phrenitidi per fe tale vocis,<text:line-break/>vitium non succedit, ut incipientibus tabidis. Quia vero<text:line-break/>in hoc statu, quia calidus et humidus et sine ventis fue-<text:line-break/>rat, caput contigit affici, phreniticos et ardente detentos<text:line-break/>febre consecutum hoc est communi de causa symptoma,<text:line-break/>non propter privatam morbi molitionem. Desiccantur<text:line-break/>enim potius in illis, non irrigantur, partes </text:span><text:span text:style-name="T7">voci attribu-<text:line-break/>tae,</text:span><text:span text:style-name="T25"> ut accidit in hac tempestate, Quamobrern vox<text:line-break/>clangosa et acuta a siccitate efficitur vocalium organorum,<text:line-break/>rauca ab humiditate.</text:span></text:p>
      <text:h text:style-name="Heading_20_2" text:outline-level="2">XXXHI.</text:h>
      <text:p text:style-name="P22"><text:span text:style-name="T7">Quin febres etiam ardentes at phrenitis ante ver coepe-<text:line-break/>runt post iUa frigora, quae praecejserant, ac plurimi</text:span></text:p>
      <text:p text:style-name="P18"><text:span text:style-name="T7">tum diu aegrotabant, acuta autem his et letalia<text:line-break/>contigere.</text:span></text:p>
      <text:p text:style-name="P19"><text:span text:style-name="T25">Humorum putredinem, quam pridem pepererat aerie<text:line-break/>temperamentum, verisimile erat frigore succedente in ex-<text:line-break/>trema hieme, impulsam in altum morbos concitaturam,<text:line-break/>sacro igni assimiles. Alios igitur quosdam, qui fuerunt<text:line-break/>hujus generis, exponet, hosque ordine ab sacro igni pri-<text:line-break/>mos jam scribit: hae febres sunt ardentes et phrenitis ab<text:line-break/>eadem illa quidem profectae causa,- fed differentes locis<text:line-break/>affectis: nam quibus in jecinoris et ventris regionem<text:line-break/>maximeque in ejus os pravus humor decubuit, hos febres<text:line-break/>ardentes Tollicitavernnt: quibus in cerebrum pervenit<text:line-break/>phrenitis.</text:span></text:p>
      <text:h text:style-name="Heading_20_2" text:outline-level="2">XXXIV.</text:h>
      <text:p text:style-name="P19"><text:span text:style-name="T7">Hic autem erat febrium ardentium, quae tum grascaban-</text:span></text:p>
      <text:p text:style-name="P266"><text:span text:style-name="T7">tur, status. Incipientis coma, jactatio, horror comita»<text:line-break/>bantur, febris nqn acuta, neque sttis vehemens., neque<text:line-break/>. deliria.<text:tab/>.</text:span></text:p>
      <text:p text:style-name="P19"><text:span text:style-name="T25">Quae symptomata propter eam, quae tunc erat, tem-<text:line-break/>pestatem ardentibus febribus evenirent, hon propria morbi<text:line-break/>ralione, haec annotat. Quare quidam pro </text:span><text:span text:style-name="T15">κωματώδεις, </text:span><text:span text:style-name="T25">id est<text:line-break/>. camatosi, male scripserunt </text:span><text:span text:style-name="T15">κανματώδεις, </text:span><text:span text:style-name="T25">id est aestuosi: nam<text:line-break/>est hoc febribus ardentibus peculiare ut etiam perpetuo si-<text:line-break/>tire, nulliunque prope dixeris eximium esse aliud febrium<text:line-break/>ardentium insigne: verum abunde ex hisce duobus affir-<text:line-break/>maveris compleri, sitim assiduam atque exurentem calo-<text:line-break/>ran , aegris sentientibus. Vermn hic status. cum caput<text:line-break/>.multa humiditate impleret, comatulum aut omnibus aut<text:line-break/>plerisque, utcumque laborarent, symptoma attulit fub<text:line-break/>morbi invasionem, ubi pravi humores nondum eo deve-<text:line-break/>nerant acredinis, ut vigilias vehementes, deliria phreni-<text:line-break/>tirnque .concitare possent. Ac coma perraro febribus ar-</text:span></text:p>
      <text:p text:style-name="P17"><text:span text:style-name="T25">dentibus est adjunctum, fastidium persaepe; non est per-<text:line-break/>petuum tamen, ut praedicta duo, assidua sitis et deurens<text:line-break/>calor. Horrent vero qui febre ardente tenentur raro;<text:line-break/>•quare hoc etiam annotavit. Quod-jam sequitur, febris<text:line-break/>non acuta, aliqui simpliciter, absque negatione, febris<text:line-break/>acuta scribunt, alii cum negatione in hunc modum: feliris<text:line-break/>non acuta, .diversam utrique scripturam, ratione inducta<text:line-break/>probabili, habentes. Qui omittunt negationem, quia di-<text:line-break/>velli ab ardente febre acuta febris nequeat, uti neo<text:line-break/>sitis: alteri ideo scriptum cum negatione confirmantes,<text:line-break/>qui raro iis et novo exemplo acciderit cum corna tum<text:line-break/>haec febris. Quippe his quoque illum ajunt subjunxisse,<text:line-break/>neque magnopere erant siticulosi, tametsi sit etiam ‘febri-<text:line-break/>bus ardentibus hoc pecullarissimum. Esse itaque </text:span><text:span text:style-name="T7">eonfen-<text:line-break/></text:span><text:span text:style-name="T25">taneum, sicut erant, non perinde sitibundi, sic eos non<text:line-break/>valde febricitasse acute. Potuit etiam quod Hippocrates<text:line-break/>scripserat, febris non valde acuta, esse ab eo qui primus</text:span></text:p>
      <text:p text:style-name="P18"><text:span text:style-name="T25">exscripsit, corruptum errorque mansisse. Hic se offert<text:line-break/>non parva de omnibus pathognomenicis signis quaestio r<text:line-break/>nam si remotis ipsis affectus potest- species conservari,<text:line-break/>alia his pathognomonicis signis erunt 'nobis ad affectus<text:line-break/>cognoscendos certiora; quod qui constituat, volet illa me-<text:line-break/>rito pathognomica indicia appellere et quae ante vocahan-<text:line-break/>-fur indicia pathognomonica assidentia, quorum separari<text:line-break/>illa non possunt et affectus, ut ita dicam; constituunt es-<text:line-break/>sentiam. Assidentia vero ex his sunt, quae saepe illis<text:line-break/>adcidunt. Si aeger ergo non sitibundus sit nec magnopere<text:line-break/>febricitet acute, qua jam nota esse morbum illum arden-<text:line-break/>tem febrem dicemus? Quanquam enim permultis febre<text:line-break/>ardente affectis esse fastidiosis ecntingit,, non est tamen<text:line-break/>hoc affectus proprium, quippe cum multi etiam alii quo-<text:line-break/>modocunque aegrotantes fastidiosi fiant, - Quare neque,<text:line-break/>• quod visum quibusdam est, qui sese duxerunt hujusce-<text:line-break/>modi dubitationes declaraturos, etiam nobis est pronun-<text:line-break/>ciandum, ab excrementis cognosci inprimis febrem arden-.</text:span></text:p>
      <text:p text:style-name="P18"><text:span text:style-name="T25">tem. Neque enim mera in solis, ardentibus febribus biliosa'<text:line-break/>alvi reddunt, neque his solis syntexis,, id est colliquatio;<text:line-break/>accidit; verum sunt haec quidem symptomata maligna' et<text:line-break/>exurentium febrium; ista tamen qui' excernunt, multi<text:line-break/>modice sitiunt et calores febris ferunt. Verum lu prae-<text:line-break/>fenti'statu ne tales-quidem erant dejectiones.. Nam alvus,<text:line-break/>inquit, his plerisqne turbata erat; atque dejectiones cru-<text:line-break/>das excernebant et multas et tenues; , </text:span><text:span text:style-name="T55">1</text:span><text:span text:style-name="T25"> </text:span><text:span text:style-name="T25">Videtur </text:span><text:span text:style-name="T7">ergo Hip-<text:line-break/>pocrates febrem ardentem assiduitate cognoscere</text:span><text:span text:style-name="T25"> sitis calo-<text:line-break/>risque exurentis, sicut</text:span><text:span text:style-name="T55">:</text:span><text:span text:style-name="T25"> phrenitim perpetuo delirio. Sic<text:line-break/>enim quamvis non perinde sitiant aegri, neque valide </text:span><text:span text:style-name="T25">'<text:line-break/></text:span><text:span text:style-name="T25">exurantur, per totum autem morbum dicta duo sint sytu-'<text:line-break/>plumata, febris ardens esse dicetur morbus, existetque<text:line-break/>alia febris hac calidior, ut corpus fundat reddatque de-<text:line-break/>jectiones bilicsas et colliquativas. Sed non appellabitur<text:line-break/>. ardens febris, nisi adjuncta perpetuo habeat per totum<text:line-break/>morbum paulo ante commemorata duo, irrequietam sitim.</text:span></text:p>
      <text:h text:style-name="P7" text:outline-level="2">I.</text:h>
      <text:p text:style-name="P25"><text:span text:style-name="T15">/ </text:span><text:span text:style-name="T25">.</text:span></text:p>
      <text:p text:style-name="P19"><text:span text:style-name="T25">quantumlibet biberint, ac lujuBnndum et ardentem fasti-<text:line-break/>diosumque calorem. </text:span><text:span text:style-name="T25">.' </text:span><text:span text:style-name="T25">Proinde adest siere illis intensissima<text:line-break/>sitis et febris fervidissima. At raro uti nunc, quum fe-<text:line-break/>hris non esset acula, etiam non perinde aegri erani siti-<text:line-break/>bundi, quae ob. id ipsum signavit, sicut, etiam hoc, nullo<text:line-break/>pacto fuisse deliros eos, quonlam hoc 'etiam ardentibus<text:line-break/>febribus accidit. Nam parvae esse signum dementiae deli-<text:line-break/>riurn ante docuimus.</text:span></text:p>
      <text:p text:style-name="P25"><text:span text:style-name="T25">'i v' y ’ q'</text:span><text:span text:style-name="T55">7</text:span><text:span text:style-name="T25">,. :• •</text:span></text:p>
      <text:h text:style-name="Heading_20_2" text:outline-level="2">XXXV.</text:h>
      <text:p text:style-name="P19"><text:span text:style-name="T25">• . • , • ' . - . . ’ ' vj.</text:span></text:p>
      <text:p text:style-name="P19"><text:span text:style-name="T25">A naribus </text:span><text:span text:style-name="T7">destillarunt.</text:span></text:p>
      <text:p text:style-name="P19"><text:span text:style-name="T25">Hoc in comitibus est malignarum ardentium febrium,,<text:line-break/>ut sanguinis eruptiones, lenium. Et, ut breviter dicatur,<text:line-break/>omnis de naribus stilla, ut docuimus, pravum est signum.</text:span></text:p>
      <text:p text:style-name="P267"><text:span text:style-name="T25">-liui: -<text:tab/>...<text:tab/>- </text:span><text:span text:style-name="T25">XXXVI; . </text:span><text:span text:style-name="T25">‘ ' •' ' ;<text:tab/></text:span><text:span text:style-name="T15">,.<text:tab/></text:span><text:span text:style-name="T25">-</text:span></text:p>
      <text:p text:style-name="P25"><text:span text:style-name="T7">Exacerbationes plarisque diebus paribus.</text:span></text:p>
      <text:p text:style-name="P268"><text:span text:style-name="T25">Et hoc quoque inter rara est. . Nam febres ardeutes<text:line-break/>solent adeoque omnes, ita ut illae, morbi multum acuti,<text:line-break/>accedere diebus imparibus.<text:tab/></text:span><text:span text:style-name="T25">'<text:tab/>-</text:span></text:p>
      <text:h text:style-name="Heading_20_2" text:outline-level="2">XXXVII.</text:h>
      <text:p text:style-name="P25"><text:span text:style-name="T7">Grca ipsus exacerbationes, oblivio, exolutio, vocis desuctus.</text:span></text:p>
      <text:p text:style-name="P269"><text:span text:style-name="T25">•<text:tab/>-si<text:tab/>z<text:tab/>H</text:span></text:p>
      <text:p text:style-name="P19"><text:span text:style-name="T25">, Et oblivio manifesta est et monstrata frequenter est<text:line-break/>de exitialibus esse. Languorem, id est </text:span><text:span text:style-name="T15">ἄφεσιν</text:span><text:span text:style-name="T25">, veluti<text:line-break/>dissolutionem et remissionem omnium corporis partium<text:line-break/>ipsum dicere par est, quum non aliter ac resolutis pro-.<text:line-break/>jectae appareant. Quod quidem inter signa perniciosa esse<text:line-break/>didicisti , ut de aliis quoque symptomatibus omnibus, quae<text:line-break/>hoc libro recensuit. Quare hic luterpretanda sunt ea tan-</text:span></text:p>
      <text:p text:style-name="P18"><text:span text:style-name="T25">tum quae obscura videntur et quae demonstravimus alias,<text:line-break/>folum ad memoriam revocabo; non autem absolutam tra-<text:line-break/>darn eorum doctrinam.</text:span></text:p>
      <text:h text:style-name="Heading_20_2" text:outline-level="2">XXXVIlI.</text:h>
      <text:p text:style-name="P22"><text:span text:style-name="T7">His manuum ac pedum extrema scmper frigidiora multo-<text:line-break/>que maxime circa exacerbationes,</text:span><text:span text:style-name="T25"> ' ac </text:span><text:span text:style-name="T7">rursus lente ae-<text:line-break/>que probe recalescebant, iterurnque et intelligebant et<text:line-break/>loquebantur.</text:span></text:p>
      <text:p text:style-name="P19"><text:span text:style-name="T25">Varietatem symptomatum, quae morbi ejus tempesta-<text:line-break/>tis habebant, commemorat, quae sunt omnia prava.</text:span></text:p>
      <text:h text:style-name="Heading_20_2" text:outline-level="2">XXXIX.</text:h>
      <text:p text:style-name="P22"><text:span text:style-name="T25">Eos </text:span><text:span text:style-name="T7">autem aut afstdue sapor non somnolentus detinebat<text:line-break/>• xm vigiliae cum laboribus.</text:span></text:p>
      <text:p text:style-name="P18"><text:span text:style-name="T25">Nec hoc quidem obscurum est, qni ea,habeat in me-<text:line-break/>. moria, quae in libro de comate tradita sunt et in priori-<text:line-break/>bus commentariis. Quum enim vigilare aegri apertis ocu-<text:line-break/>lis non valent, scd connivent spe somni concillandi et<text:line-break/>vigiles tamen manent, vocitamus illud non somnolentum<text:line-break/>coma. Quibus si quis adsit dolor manifeste, vigilabunt<text:line-break/>magis ita affecti, adeo ut ne in phantasiam quidem tenuis<text:line-break/>somni deveniant. Siquidem' istis</text:span><text:span text:style-name="T25">, </text:span><text:span text:style-name="T25">qui eo comate tenen-<text:line-break/>tur, usu venit ejusmodi quiddam, ut medii inter plane<text:line-break/>vigiles intercedant et dormientes.</text:span></text:p>
      <text:h text:style-name="Heading_20_2" text:outline-level="2">XL.</text:h>
      <text:p text:style-name="P22"><text:span text:style-name="T7">Horum plerisque alvi dejectionibus crudis, tenuibus, co-<text:line-break/>piosis turbabantur.</text:span></text:p>
      <text:p text:style-name="P19"><text:span text:style-name="T25">Vel hinc liquet non attendere Hippocratem in diguo-<text:line-break/>scendis ardentibus morbis speciem dejectionum. Cruda</text:span></text:p>
      <text:p text:style-name="P18"><text:span text:style-name="T25">itaque dicit et tenuia qui tum tenebantur febre ardente<text:line-break/>dejecisse, nec verbum fecit de meris biliosis vel- colliqua-<text:line-break/>tionibus, quae quidam indicia esse febrium ardentium ma-<text:line-break/>xima existimant,</text:span></text:p>
      <text:h text:style-name="Heading_20_2" text:outline-level="2">XLL.</text:h>
      <text:p text:style-name="P22"><text:span text:style-name="T7">Urinae multae, tenues, neque judicatorii, neque boni quic-<text:line-break/>- quam habebant-.</text:span></text:p>
      <text:p text:style-name="P19"><text:span text:style-name="T25">Ubi de urinis agit, quae acciderunt his folet tradere,<text:line-break/>nec addere,’ bonum an malum denuncient, nos putans<text:line-break/>quae in praesagiis didicimus in universum de vitio vel<text:line-break/>bonitate urinarum memoria tenere. Hic adjunxisse puto,<text:line-break/>quanquarn eas dixerat esse tenues, quod illis adscripserit,<text:line-break/>multae. Nam memor docuisse se multitudine urinarum<text:line-break/>iuterim judicjum fieri, indicavit hoc loco, quamvis.rnul-<text:line-break/>tae essent, nihil tamen decretorii fuisse, nec boni. Ne-<text:line-break/>que quo purgaret corpus et infestantia amoveret, videtur</text:span></text:p>
      <text:p text:style-name="P17"><text:span text:style-name="T25">nunc molita natura multam urinam; fed quemadmodum<text:line-break/>didicisti, sudores et dejectiones interdum, ut superfluitatis<text:line-break/>humorum in corpore malorum symptomata, excerni, in-<text:line-break/>terdum expurgante natura, ita nunc abundantis in cor-<text:line-break/>pore serosi humoris sinnt urinae symptomata. Ideoque eis<text:line-break/>addidit, nihil decretorii- quicquam vel boni, siquidem<text:line-break/>reddebantur, quia ob nimiam copiam eae vasa sustinere<text:line-break/>non poterant, vel quod mordacitate vehementi offenderen-<text:line-break/>tur, itaque ad excernendum contenderent. Hujusmodi<text:line-break/>etiam hac ipsa tempestate erant quae per ventrem ex-<text:line-break/>cernebantur , ut est supra dictum. Et vero etiam sirdores<text:line-break/>illis erant consentanei.</text:span></text:p>
      <text:h text:style-name="Heading_20_2" text:outline-level="2">XLII.</text:h>
      <text:p text:style-name="P22"><text:span text:style-name="T25">Neque </text:span><text:span text:style-name="T7">quicquam aliud stc affectis decretorium apparebat</text:span><text:span text:style-name="T7">.<text:line-break/></text:span><text:span text:style-name="T7">neque sunguis e naribus profluebat</text:span><text:span text:style-name="T25"> j </text:span><text:span text:style-name="T7">neque abfeestsus alius<text:line-break/>ex consuetis judicatorius edebatur, moriebaturque unus-</text:span></text:p>
      <text:p text:style-name="P17"><text:span text:style-name="T7">quisque, uti fors ferebat, errabunde plerumque circa<text:line-break/>judicationes quidam longius producti, voce orbi, multi<text:line-break/>cum fudoribus. Aegris sane perniciose affectis haec ac-<text:line-break/>cidebant.</text:span><text:span text:style-name="T25"> </text:span><text:span text:style-name="T25">t</text:span></text:p>
      <text:p text:style-name="P19"><text:span text:style-name="T25">Qui perniciose habebant, haec iis accidebant, quae<text:line-break/>tibi hic collegit, nimirum symptomata eorum, qui febre<text:line-break/>ardente laborantes perniciose habebant. Quorum sympto-<text:line-break/>matum quodque jam audivisti ante frequenter cur sit per-<text:line-break/>niciosum; male quidem habentibus haec evenerit.</text:span></text:p>
      <text:p text:style-name="P270"><text:span text:style-name="T25"><text:tab/></text:span><text:span text:style-name="T25">al. . .</text:span></text:p>
      <text:h text:style-name="Heading_20_2" text:outline-level="2">XLIll.</text:h>
      <text:p text:style-name="P25"><text:span text:style-name="T7">Atque phreniticis consimilia fuere.</text:span></text:p>
      <text:p text:style-name="P165"><text:span text:style-name="T25">Finita de ardentibus febribus oratione transit ad ea,<text:line-break/>quae phreniticis acciderunt. Itaque et his ejus verbis ut-<text:line-break/>tendamus.<text:tab/></text:span><text:span text:style-name="T25">&lt;</text:span></text:p>
      <text:p text:style-name="P271"><text:span text:style-name="T25">ec<text:tab/></text:span><text:span text:style-name="T15">χΰν, </text:span><text:span text:style-name="T25">‘su</text:span></text:p>
      <text:p text:style-name="P25"><text:span text:style-name="T7">Hi vero</text:span><text:span text:style-name="T25"> siti vacui prorsius </text:span><text:span text:style-name="T7">erant.</text:span></text:p>
      <text:p text:style-name="P19"><text:span text:style-name="T25">De phreniticis agit. Fuisse eos dicit non sitibundos,<text:line-break/>non tam quod illis multa humiditas in ore ventriculi<text:line-break/>afflueret, quam quod quae patiebantur non lutelligerent<text:line-break/>et facultatem haberent stomachi appetitricem, quae ex-<text:line-break/>stinguebatur.</text:span></text:p>
      <text:h text:style-name="Heading_20_2" text:outline-level="2">XLV.</text:h>
      <text:p text:style-name="P22"><text:span text:style-name="T7">Nullus phreniticorum furiose insanivit, quemadmodum in<text:line-break/>caetcris accidit, sud alia quadam cataphora mala ac<text:line-break/>lenta graviter interibant.</text:span></text:p>
      <text:p text:style-name="P19"><text:span text:style-name="T25">Si non.praediceret, nec phreniticorum valde insani-<text:line-break/>vit quisquam, fed simpliciter dixisset , praesentes phreni-<text:line-break/>ticos cataphora segni periisse, non erat absurdum </text:span><text:span text:style-name="T7">acci-<text:line-break/>pere</text:span><text:span text:style-name="T25"> eos conversione in lethargum facta ita defunctos</text:span></text:p>
      <text:p text:style-name="P17"><text:span text:style-name="T25">esse. Nunc quui» sit praedictum, nec valde insanivit<text:line-break/>quisquam, probabilius est periisse eum cataphora. tnanen-<text:line-break/>tes phreniticos, hoc est dementes: -hoc enim discriinlue<text:line-break/>solo .cum febre phrenitim accipimus, nulla re alia di-’<text:line-break/>stantem a mania, id est insania, 'quam febre. Mentis<text:line-break/>siquidem utraque noxa est-, fed proprium insanientium-est<text:line-break/>febre liberos esse, ut febricitare phreniticorum. Non est<text:line-break/>igitur' mirum in corpore crudis collectis humoribus, ut<text:line-break/>excreta commonstrarunt esse-, comatofos illos simul et de- '<text:line-break/>mentes evasisse: comatofos quidem ex multitudine et fri-<text:line-break/>gore succorum crudorum, dementes, quod putrescentes<text:line-break/>acredinem periebant et calorem.</text:span></text:p>
      <text:h text:style-name="Heading_20_2" text:outline-level="2">XLVI.</text:h>
      <text:p text:style-name="P25"><text:span text:style-name="T7">At erant et aliae sebres, de quibus scribetur.</text:span></text:p>
      <text:p text:style-name="P25"><text:span text:style-name="T25">,, Revocemus ad memoriam,..quando postquam supra</text:span></text:p>
      <text:p text:style-name="P18"><text:span text:style-name="T25">dixit,, febrium ardentium.; quae vigebant, haec erat na-<text:line-break/>tura, ntque hanc narravit et quae illis acciderunt ordine<text:line-break/>; omnia; et deinde rursus dixit, similia et phreniticis; post-<text:line-break/>ea jam disputatione, de his peracta intulerit, erant prae-<text:line-break/>terea aliae febres, de quibus jam acturus sum. Nam his<text:line-break/>verbis febrium esse species, febrem ardentem et phreni-<text:line-break/>tim ostendit: febrem ardentem, quod perpetuam habeat<text:line-break/>sitim cum perpetuo et multo ardore, phrenitlur vero, </text:span><text:span text:style-name="T25">ut<text:line-break/></text:span><text:span text:style-name="T25">quae sit assidua, nuaque dementiam perpetuam habeat.</text:span></text:p>
      <text:h text:style-name="Heading_20_2" text:outline-level="2">XLVH.</text:h>
      <text:p text:style-name="P22"><text:span text:style-name="T25">Ora multis aphthofa, </text:span><text:span text:style-name="T7">ulcerosa, fluxiones ad pudenda mul-<text:line-break/>tae , ulcera, tubercula intus et extra circum inguina.</text:span></text:p>
      <text:p text:style-name="P19"><text:span text:style-name="T25">' </text:span><text:span text:style-name="T25">Et ante quidem de his sermonem habuit. Verum<text:line-break/>quia de unoquoque seorsum agit, posteaquam ad antu-<text:line-break/>muum usque generationem productum sacri ignis dixit.</text:span></text:p>
      <text:p text:style-name="P272"><text:span text:style-name="T25">plane de his quae nunc . post eum describuntur omnibus<text:line-break/>idem ostendit. Hac ergo de causa eorundem iterum me-<text:line-break/>minii.<text:tab/>.<text:tab/></text:span><text:span text:style-name="T25">. .<text:tab/>,</text:span></text:p>
      <text:p text:style-name="P273"><text:span text:style-name="T25">'<text:tab/></text:span><text:span text:style-name="T55">K</text:span><text:span text:style-name="T25"> XLV1II. ,;</text:span><text:span text:style-name="T55">!A!</text:span></text:p>
      <text:p text:style-name="P22"><text:span text:style-name="T7">Lippitudines humidae, longae, diuturnae, cum doloribus,<text:line-break/>epiphyfes palpebrarum foris, intus adnasuebantur, quae<text:line-break/>multorum oculos perderent </text:span><text:span text:style-name="T7">, </text:span><text:span text:style-name="T7">quas ficos nominant.</text:span></text:p>
      <text:p text:style-name="P19"><text:span text:style-name="T25">Abundantis humoris fuperflnitas vrdetur duplicem<text:line-break/>habere fpeciem in crassitiei et tenui latis differentia, ut<text:line-break/>fere in humidis et tranquillis tempestatibus fieri scmper<text:line-break/>solent. Nam nisi peculiaribus utens exercitationibus ven-<text:line-break/>tiles corpus et totum lustres concitesque, copiam • acerva-<text:line-break/>bis crassorum humorum et tenuium; crassorum propter<text:line-break/>socordiam., tenuium et aquosiorum, quod vacuati non sint.<text:line-break/>Tenuitatis igitur eorum conjecturae sunt, ea quae per aI-r<text:line-break/>vum excernuntur tenuia similesque urinae : crassitiei,</text:span></text:p>
      <text:p text:style-name="P17"><text:span text:style-name="T25">quod omne producitur et plurimis est assidens coma. His<text:line-break/>ergo merito, quibus ad oculos affluentia vergebat, humi-<text:line-break/>das lippitudines fecit oh tenuitatem et palpebrarum ger-<text:line-break/>mina, causa crassitiei. Nam quod ex humore in oculos<text:line-break/>manante humidi exiret, fecit lippitudines, hoc est cum<text:line-break/>fluxione hnrnida et aquosa; crassius rero partibus adhae-<text:line-break/>rescens affectis; tubercula excitavit, collium modo. Quod<text:line-break/>vero crassi humoris lu profundo oculorum erat, dolores<text:line-break/>peperit.</text:span></text:p>
      <text:p text:style-name="P25"><text:span text:style-name="T25">KL1X.</text:span></text:p>
      <text:p text:style-name="P125"><text:span text:style-name="T7">Enascebantur vere et su aliis ulceribus multa et in ptv~<text:line-break/></text:span><text:span text:style-name="T25">_ dendis. -<text:tab/></text:span><text:span text:style-name="T25">'ii</text:span></text:p>
      <text:p text:style-name="P275"><text:span text:style-name="T25">:<text:tab/>'<text:tab/>’ J' ’</text:span></text:p>
      <text:p text:style-name="P276"><text:span text:style-name="T7">Aj</text:span><text:span text:style-name="T25"><text:tab/>-<text:tab/>- .. • • • - - . - j<text:tab/>,</text:span></text:p>
      <text:p text:style-name="P19"><text:span text:style-name="T25">Quae materiae erassitudine in palpebris excrescebant,<text:line-break/>non hic tantum, verum in pudendis quoque exstitisse ait<text:line-break/>et si qua pars alia forte esset exulcerata, humorum cras-</text:span></text:p>
      <text:p text:style-name="P17"><text:span text:style-name="T25">sitie, ut dictum est, 'ejusmodi efficiente excre.scentias, quas<text:line-break/>sungos vulgo vocant.</text:span></text:p>
      <text:p text:style-name="P25"><text:span text:style-name="T25">IS.</text:span></text:p>
      <text:p text:style-name="P25"><text:span text:style-name="T7">Carbunculi aestate, multi et alia quae putredines vocantur.</text:span></text:p>
      <text:p text:style-name="P19"><text:span text:style-name="T25">Atque quod commoraretur in corpore pravus humoi,<text:line-break/>putredo increscebat; aestate verSSxcipiente, neque ipsa<text:line-break/>etesias habente, multo magis evaluit. ldeoque calidi<text:line-break/>morbi plures et prioribus maligniores viguerunt.' Osten-<text:line-break/>dimus enim carbunculum ex calido quidem fervore, </text:span><text:span text:style-name="T7">ve-<text:line-break/>ruta</text:span><text:span text:style-name="T25">crassa materia constitui.</text:span></text:p>
      <text:h text:style-name="Heading_20_2" text:outline-level="2">LL.</text:h>
      <text:p text:style-name="P25"><text:span text:style-name="T7">Pustulae quoque magnae.</text:span></text:p>
      <text:p text:style-name="P19"><text:span text:style-name="T25">Apertum est ah </text:span><text:span text:style-name="T15">ἐκθύειν, </text:span><text:span text:style-name="T25">quod est </text:span><text:span text:style-name="T15">ἐξορμᾶν, </text:span><text:span text:style-name="T25">id est</text:span></text:p>
      <text:p text:style-name="P17"><text:span text:style-name="T25">erumpere, derivatum esse </text:span><text:span text:style-name="T7">tx&amp;vpuat,,</text:span><text:span text:style-name="T25"> id est papulis, no-<text:line-break/>men. in iis quae sponte ex ubera t in. pute. Haet cou-<text:line-break/>stant superfluis scilicet humoribus. Atque qualitatem etiam<text:line-break/>non injuria subsequuntur, quum tenues humores exulce-<text:line-break/>rationem potius quam tumores creent, at crassi in tumo-<text:line-break/>rem pellem attollant. Liquet autem, quae nunc lu cute<text:line-break/>sponte sunt genita, ejusdem esse generis cum illis quae lu<text:line-break/>palpebris et ulceribus praedixit excrescere.</text:span></text:p>
      <text:p text:style-name="P277"><text:span text:style-name="T25">iriiso -i».Tnc'<text:tab/>: r</text:span></text:p>
      <text:p text:style-name="P25"><text:span text:style-name="T7">Herpetes multis magnir</text:span></text:p>
      <text:p text:style-name="P19"><text:span text:style-name="T25">Magnos aut quod multum occuparent loci, aut quod<text:line-break/>adjunctam malignam exulcerationem haberent, appellavit:<text:line-break/>utrumque autem succedit dicto humorum vitio.</text:span></text:p>
      <text:p text:style-name="P19"><text:span text:style-name="T55">1</text:span><text:span text:style-name="T25"> ' ' t . , -</text:span></text:p>
      <text:h text:style-name="Heading_20_2" text:outline-level="2">LllL.</text:h>
      <text:p text:style-name="P25"><text:span text:style-name="T7">Quae ad alvum spectant? plertsque multa et noxia conti-</text:span></text:p>
      <text:p text:style-name="P17"><text:span text:style-name="T7">gerunt, primum quidem tenesuni mulsa molesti, plurimis<text:line-break/>vero pueris omuibuiqua impuberibus eorumque plurimi<text:line-break/>interierunt, lienterici multi.</text:span></text:p>
      <text:p text:style-name="P19"><text:span text:style-name="T25">Tum humiditate aetatis, tum quia plus cibi.sumen-<text:line-break/>tes pueri, nutrimenta saepe corrumpunt, merito tenesmo<text:line-break/>corripiebantur. Qui cum alloqui dolorificus est et mole-<text:line-break/>stus affectus , dolorificus propter tensionem, molestus quod<text:line-break/>assidue desidendum sit; tam vero in .hoc statu, quem ple-<text:line-break/>thoricum simul et pravis humoribus fuisse exundantem<text:line-break/>dixnnus, multi magis lienteria tenebantur. Natu debili-<text:line-break/>tata facultate retentrice fieri lienterias didicisti. Est porro<text:line-break/>consentaneum, , sicut extincta fere erat facultas ventris<text:line-break/>nutritiva, unde cibos prorsus ait paulo post eos fastidi-<text:line-break/>visse , sic retentricem etiam fuisse laesam.</text:span></text:p>
      <text:p text:style-name="P17"><text:span text:style-name="T25">.'...t </text:span><text:span text:style-name="T25">. - nir: -p </text:span><text:span text:style-name="T7">'i-</text:span></text:p>
      <text:p text:style-name="P25"><text:span text:style-name="T7">Dysenteria labopabant, neque hi admodum moleste.</text:span></text:p>
      <text:p text:style-name="P19"><text:span text:style-name="T25">Consentaneum erat inferri hoc praedictis quibusdam<text:line-break/>qui 'non dolorose aegrotarant. Sed nullus is est praedictus.<text:line-break/>Jmmo vero contra magis et priores omnes, qui et ante<text:line-break/>lientericos dicti'sunt tenesuro laborasse doloroscque aegro-<text:line-break/>tarant. Quare est fortassis scriptura corrupta, quo modo<text:line-break/>in multis libris aliae luendae multae, a primo librario<text:line-break/>commistae, manserunt. Nam rectius scriptum sit: hique<text:line-break/>admodum dolorose. Quidam vero dictum ajunt, neque hi<text:line-break/>admodum dolorose, perinde ac multi dysenterici non fue-<text:line-break/>runt, " volente indicare Hippocrate ex hoc </text:span><text:span text:style-name="T7">dolorose</text:span><text:span text:style-name="T25"> ge-<text:line-break/>nerationem morbi, non modum. Quidam quod dysenteri-<text:line-break/>cis nullo dolore affectis adjunctum sit, ideo dicunt, neque<text:line-break/>hi admodum dolorose, ab eo esse adjunctum: ut intelli-<text:line-break/>gamus lientericos necessario esse dolore vacuos.</text:span></text:p>
      <text:p text:style-name="P278"><text:span text:style-name="T15">..</text:span><text:span text:style-name="T55">;</text:span><text:span text:style-name="T25"> r '<text:tab/>’ LV.</text:span></text:p>
      <text:p text:style-name="P279"><text:span text:style-name="T7">Defectiones autem biliosae et pingues et tenues et aquo-<text:line-break/>sus. Ac multis quidem eo rn&amp;rbui ipse decubuit tam<text:line-break/>citra febres tum in febribus. Tormina cum doloribus<text:line-break/>aderant, itemque sursum volvuli maligni. Multorum-<text:line-break/>que prodeuntium ac supprejsurwn exitus, at nequa ex-<text:line-break/>euntia</text:span><text:span text:style-name="T25"> dolores' </text:span><text:span text:style-name="T7">salvebant, multaeque eorporis partes par-<text:line-break/>tiebantur.<text:tab/></text:span><text:span text:style-name="T7">/</text:span></text:p>
      <text:p text:style-name="P19"><text:span text:style-name="T25">Praesens scrmo omne genus continet morbi, quatenus<text:line-break/>natura inter fe homines aetatibusque et victu distant. Ergo<text:line-break/>cum aliis alius abundaret succis, a statu aeris hunc, ut<text:line-break/>demonstravimus</text:span><text:span text:style-name="T25">, </text:span><text:span text:style-name="T25">auxit; tandem putredine excipiente, pu-<text:line-break/>tresactio pro humorum differentia collectorum variabat.<text:line-break/>Jam quia haec in locum fe cuique aegro natura-imbecil-<text:line-break/>lirnum conferebat, multis, quia satis multi homines essent,<text:line-break/>contingit partibus laedi. Proinde erat probabile natura</text:span></text:p>
      <text:p text:style-name="P18"><text:span text:style-name="T25">biliosis et iis qui in aetatis erant flore et sollicitis iisque<text:line-break/>qui laboribus sese et administrationibus conficerent, haec<text:line-break/>abundasse. Pinguia colliquationis esse ipsc. signa docuit :<text:line-break/>. aquosa tenuis et ferosae humilitatis. Porro multos dicit<text:line-break/>hoc morbo laborasse, hoc est dejecisse talia: etenim </text:span><text:span text:style-name="T7">ci-<text:line-break/>tra</text:span><text:span text:style-name="T25"> seliges hoc dicit quibusdam accidisse. At exitus, hoc<text:line-break/>est vacuationes illis ait contigisse multorum, quae inerant<text:line-break/>in corpore et suppressa erant, quod fortassis significat quum<text:line-break/>etiamnum multa in corpore retinerentur, tamen multa<text:line-break/>exrisse, quominus exeuntia dolores solvisse. Nam quo-<text:line-break/>modo fulverent illa, quum quae supprimerentur essent<text:line-break/>etiam multa,</text:span></text:p>
      <text:h text:style-name="Heading_20_2" text:outline-level="2">LVI.</text:h>
      <text:p text:style-name="P22"><text:span text:style-name="T7">Oblatis etiam difficile auscultabantur. Etenim purgatio-<text:line-break/>nes plurimos oblaedebant. Qui vero ita afficiebantur,<text:line-break/></text:span><text:span text:style-name="T25">eorum </text:span><text:span text:style-name="T7">plerique celeriter moriebantur. Multis quoque</text:span></text:p>
      <text:p text:style-name="P25"><text:span text:style-name="T7">• vita longior degebatur.</text:span></text:p>
      <text:p text:style-name="P18"><text:span text:style-name="T25">Oblata potest dicere tum omnia in communi remedia,<text:line-break/>tum privarim cibum et potionem. Purgationes, quarum<text:line-break/>fecit mentionem, utrisque possunt annumerari. Nam ni-<text:line-break/>hil contulisse ita affectis remedia, etiamsi ille nihil di-<text:line-break/>xisset, in aperto esu Si quidem quum multi morerentur,<text:line-break/>nullius erant usus omnibus illis remedia.</text:span></text:p>
      <text:p text:style-name="P25"><text:span text:style-name="T25">LW1.</text:span></text:p>
      <text:p text:style-name="P22"><text:span text:style-name="T7">Ut autem in summa dicam, omnes tum qui morbis longis,<text:line-break/>tum qui acutis aegrotabant, ex his maxime quae per<text:line-break/>alvum secedebant, interierunt. Omnes enim alvus</text:span><text:span text:style-name="T25"> /usiutit.</text:span></text:p>
      <text:p text:style-name="P19"><text:span text:style-name="T25">Et pestis quoque illa longissima, quae nostra aetate<text:line-break/>vulgata est, ex iis quae per alvum vacuantur, omnes<text:line-break/>prope peremit. Quae evacuabantur, erat colliquatio.<text:line-break/>Quod quidem esse symptoma videtur in perpetuum febris,<text:line-break/>quam pestilentem privatim vocitant, quum mortales vel<text:line-break/>' citra pestem corripiat.</text:span></text:p>
      <text:h text:style-name="P7" text:outline-level="2">LVIII.</text:h>
      <text:p text:style-name="P22"><text:span text:style-name="T7">Omnes autem in quos sune incidi, praeter praescriptos omnes<text:line-break/>morbos, quibus vexabantur, cibos equidem aversabantur.<text:line-break/>Plerique vero praecipueque hi ipsi et qui eodem modo<text:line-break/>affecti erant, sed et ex aliis qui etiam perniciose haberent.</text:span></text:p>
      <text:p text:style-name="P19"><text:span text:style-name="T25">Etiam hoc symptoma omnes cepit, qui in pesse diu-;<text:line-break/>turna, quae modo viguit, laborabant; quare factum est<text:line-break/>ut multi morerentur’. Fortiores ergo, qui vim sibi ipsi<text:line-break/>afferentes cibum oblatum assumpferunt, omnes fere super-<text:line-break/>stites suerunt. Plurimi vero mori quam comedere quie-<text:line-break/>quam prius duxerunt, atque haec ipsa accidisse illis vi-<text:line-break/>dentur, qui tum aegrotaverunt, maxime vilio ventris:<text:line-break/>etenim et hujus est opus ciborum appetentia. </text:span><text:span text:style-name="T25">.</text:span></text:p>
      <text:h text:style-name="Heading_20_2" text:outline-level="2">LIX.</text:h>
      <text:p text:style-name="P25"><text:span text:style-name="T7">Siticulosi partim quidem erant, partim vero stti vacui.</text:span></text:p>
      <text:p text:style-name="P18"><text:span text:style-name="T25">De iis hoc loco, qui ob alni turbationem, ut ipse<text:line-break/>appellavit, citra febrem afficiebantur, sermonem habet;<text:line-break/>quod est ex his verbis clarum, quum subdit, ex his quos<text:line-break/>febres tenebant aliaque-, nemo circa potum intempestivus<text:line-break/>erat. Apertum est etiam ex illis, quae supra diximus,<text:line-break/>cur non essent sitibundi omnes, nec siti liberi. Crassitudo<text:line-break/>enim humorum et tenuitas aquosa erat acervatu, frigida<text:line-break/>illa quidem sua sponte utraque, fed acquisititium a pu-<text:line-break/>tredine calorem mutuans. Quare in quibus excellebat<text:line-break/>jam putredinosus calor, erunt sitibundi; in quibus non-<text:line-break/>dum, hi contra merito non sitiebant.</text:span></text:p>
      <text:h text:style-name="Heading_20_2" text:outline-level="2">LX.</text:h>
      <text:p text:style-name="P22"><text:span text:style-name="T7">Quos' febris aliaque vexabant, airriim nullus siticulosus</text:span><text:span text:style-name="T25"> </text:span><text:span text:style-name="T15">ρο-<text:line-break/></text:span><text:span text:style-name="T25">tum </text:span><text:span text:style-name="T7">intempestive sumfit, fed quoad potionent licebat<text:line-break/>quam</text:span><text:span text:style-name="T25"> vellet </text:span><text:span text:style-name="T7">victus rationem instituere.</text:span></text:p>
      <text:h text:style-name="Heading_20_2" text:outline-level="2">x.</text:h>
      <text:p text:style-name="P18"><text:span text:style-name="T25">Posteaquam priori capite dixit de iis qui ex ventre<text:line-break/>laborarunt; quod partim sitibundi, partim non essent, hic<text:line-break/>nunc: de aegrotantibus simul cum febre ait, non magno-<text:line-break/>pere ullum fuisse sitibundum, neque ut medicis non esset<text:line-break/>audiens. Quod hinc est factum, quoniam non perinde<text:line-break/>bis tantum putredinosae saniei in ventrem, quantum prae-<text:line-break/>dictis, conflueret.</text:span></text:p>
      <text:p text:style-name="P280"><text:span text:style-name="T55">:</text:span><text:span text:style-name="T25"><text:tab/>7 tXL si ' ' /</text:span></text:p>
      <text:p text:style-name="P22"><text:span text:style-name="T7">Urinae nutem copiosae quidem, fed quae ex oblatis potio-<text:line-break/>nibus non vacuabantur, imo exitperabant. Verum eje-<text:line-break/>ctarum urinarum multa quaedam erat pravitas. Neque<text:line-break/>enim crafsttudo erat neque concoctio neque expurgatso<text:line-break/>bona. In multis namque probae per vesicam expurga-<text:line-break/>tiones suctae bonam, plurimis vero colliquationem, per-<text:line-break/>turbationem et dolorem et judicationes npllas por-<text:line-break/>tendebant.</text:span></text:p>
      <text:p text:style-name="P25"><text:span text:style-name="T7">\</text:span></text:p>
      <text:p text:style-name="P18"><text:span text:style-name="T25">Quoe sunt dicta, clara omnia sunt et memoriam, non<text:line-break/>interpretationem postulant. Ipse namque superiori ser-<text:line-break/>mone, quem ego exposui, non obscure ostendit, quod<text:line-break/>aliquando urinae symptomatis ratione vacuentur, sicut su-<text:line-break/>dores, vomitiones et dejectiones.</text:span></text:p>
      <text:h text:style-name="Heading_20_2" text:outline-level="2">LXII.</text:h>
      <text:p text:style-name="P22"><text:span text:style-name="T7">Comate autem detinebantur, praecipue quidem phrenitici<text:line-break/>et qui causa febricitabant , quin et caeteris in omnibus<text:line-break/>maximis morbis, quod cum febre contingerent.</text:span></text:p>
      <text:p text:style-name="P19"><text:span text:style-name="T25">Coma creavit materiae crassitudo et praeter caeleros<text:line-break/>iis, quibus erat affectum caput. Est autem phreniticis<text:line-break/>affectum per fe, fed lu ardentibus febribus per accidens.<text:line-break/>Nam febris calor pravos humores ad caput subvenit; ab-<text:line-break/>undabant autem tunc crudi et frigidi.</text:span></text:p>
      <text:p text:style-name="P281"><text:span text:style-name="T7">r</text:span><text:span text:style-name="T25"> </text:span><text:span text:style-name="T25">LXIII.<text:tab/></text:span><text:span text:style-name="T25">...</text:span></text:p>
      <text:p text:style-name="P22"><text:span text:style-name="T7">Perpetuo autem plurimos grave coma comitabatur aut te-<text:line-break/>nues et pani fomni.</text:span></text:p>
      <text:p text:style-name="P19"><text:span text:style-name="T25">Grave coma, a quo aegre quis excitetur, accipien-<text:line-break/>durn est, cujus contrarium est quod tenues et parvos<text:line-break/>somnos habeat. Quorum accidit primum iis, quibus cras-<text:line-break/>situdo et copia- exuperabat frigidae materiae, alteris qui-<text:line-break/>bus putrefacta tenuitas.</text:span></text:p>
      <text:h text:style-name="Heading_20_2" text:outline-level="2">LXlV.</text:h>
      <text:p text:style-name="P282"><text:span text:style-name="T7">' Praeterea multae aliae febrium ideae in vulgus grafsuiae<text:line-break/>sunt, tertianarum, quartanarum, nocturnarum, ajst-<text:line-break/>duarum, diuturnarum, erraticarum , anxiarum, incon-<text:line-break/>stantium. </text:span><text:span text:style-name="T25">jj.c,<text:tab/></text:span><text:span text:style-name="T25">. • .</text:span></text:p>
      <text:p text:style-name="P19"><text:span text:style-name="T25">Quia humores noxii erant diversi, ideo quum alii<text:line-break/>morbi tum plura jam inciderunt febrium genera. Merui-</text:span></text:p>
      <text:p text:style-name="P18"><text:span text:style-name="T25">ni.t autem intermittentium, quae numero tres sunt, quo-<text:line-break/>tidianarum, tertianarum, quartanarum; tertianarum qui-<text:line-break/>dem et quartanarum nominatim primum quotidianarum<text:line-break/>vero dicendo., nocturnarum. Nam earum quod duplex est<text:line-break/>• differentia, quatenus hae luterdiu accedunt, illae noctu,<text:line-break/>inde diversa nomina invenerunt. Hippocrates earum quae<text:line-break/>tum vigebant, mentionem fecit, quod erant nocturnae.<text:line-break/>Memoria itaque repetamus etiam quod quum et primo<text:line-break/>libro et secundo morborum vulgarium tum multos sepa-<text:line-break/>rarim aegros adduxerit, tum integras sit tempestates per-<text:line-break/>fequutus; nusquam nec quintanam, nee septimanam </text:span><text:span text:style-name="T7">fcri-<text:line-break/>psit</text:span><text:span text:style-name="T25"> vel aliam febrem multorum dierum. Nec vero etiam<text:line-break/>in tertio libro vulgarium. morborum, neque ante, neque<text:line-break/>posthac ad finem usque. Unde mihi in mentem venit illa,<text:line-break/>quae primo libro vulgarium morborum tradita sunt, in-<text:line-break/>farcta ab alio suspicari, ubi alias esse plurium dierum,<text:line-break/>- quam sit quartana , statuit. At lu praedicta oratione in-<text:line-break/>termittentium genus propria appellatione non nominavit.</text:span></text:p>
      <text:p text:style-name="P17"><text:span text:style-name="T25">quemadmodum continuarum; sed et tantum omnes ejus<text:line-break/>species perfequutus. Deinde communi nomine continuas<text:line-break/>indicavit, quarum febres ardentes praedixit et phreniti-<text:line-break/>das. Postea longarum nomen et vagarum prodidit, ubi<text:line-break/>mini memor sic ejus, quod est luitio propositae orationis<text:line-break/>dictum, ipsum omnia, quae collegit, febrium species<text:line-break/>appellare.</text:span></text:p>
      <text:h text:style-name="Heading_20_2" text:outline-level="2">LXV.</text:h>
      <text:p text:style-name="P22"><text:span text:style-name="T25">At </text:span><text:span text:style-name="T7">hae omnes cum multa perturbatione contingebant, et-<text:line-break/>enim plurimis alvi turbabantur, horridae, sudores nihil<text:line-break/>decernebant; urinae quales defcriptae sunt. Eorum vero<text:line-break/>plerisque haec erant diuturna. Neque enim his qui<text:line-break/>creabantur abseestsus quemadmodum et, in aaeteris decer-<text:line-break/>nebant. Omnes quidem omnibus difficiles- erant aut<text:line-break/>nullae judicationes aut diuturnae. His vero quamma-<text:line-break/>xime judicabantur. Atque horum pauci ad octogesimum<text:line-break/>diem judicabantur, plurimos vero, ut fors tulit, reli-</text:span></text:p>
      <text:p text:style-name="P18"><text:span text:style-name="T7">querunt. Horum etiam pauci ab hydrope stantes et<text:line-break/>erecti moriebantur. Multos sienique etiam praeter alias<text:line-break/>morbos tumores vexabant et quam maxime tabidos.</text:span></text:p>
      <text:p text:style-name="P19"><text:span text:style-name="T25">Praedictus dicit omnes scbres adjunctam habuisse mul-<text:line-break/>tam turbationem; mox ipfe quae esset turbatio exponit,<text:line-break/>describitque earum symptomata. Reliqua, nisi priora ex- '<text:line-break/>ciderint, clara sunt.</text:span></text:p>
      <text:h text:style-name="Heading_20_2" text:outline-level="2">LXVI.</text:h>
      <text:p text:style-name="P22"><text:span text:style-name="T7">Maximum quidem et gravijstmum et quod plurimos inter-<text:line-break/>emit tabes. Nam guum multi hieme coepistsunt, magna<text:line-break/>ex parte decubuerunt; partim recti esae sustinuerunt.<text:line-break/>Verum ante ver qui decubuerunt, sere perierunt. Re-<text:line-break/>liquorum tustsus neminem reliquerunt, remisceres tantum<text:line-break/>aestate suerunt. At sub autumnum omnes decubuerunt<text:line-break/>atque multi obierunt-: quorum aegrotabant plurimi diu.</text:span></text:p>
      <text:p text:style-name="P18"><text:span text:style-name="T7">Coeperunt igitur horum plurimis subito ex</text:span><text:span text:style-name="T25"> his deterio*<text:line-break/>res, tum horrores </text:span><text:span text:style-name="T7">crebri, suepe scbres continuae, acu-<text:line-break/>tae'. sudores intempestivi, frigidi multi perpetuo. Mul-<text:line-break/>tam vero erat frigus et vix eis calor</text:span><text:span text:style-name="T25"> revocari </text:span><text:span text:style-name="T7">poterat.<text:line-break/></text:span><text:span text:style-name="T25">t </text:span><text:span text:style-name="T7">Ventres varus modis substiterunt rursusque statim hume-<text:line-break/>ctabantur. Quae pulmonem infestabant, per alvum omnia<text:line-break/>reddebantur. Copia urinarum non bonarum, coiliqua-<text:line-break/>tiones malae. Multae tusus tenuerunt perpetuo et multa<text:line-break/>excreantes cocta et liquida, minus tamen cum labore;<text:line-break/>quae etiamsi quando escent difficiliores, rursus lenius<text:line-break/>omnibus purgabantur, quae pulmoni incommodabant i<text:line-break/>• fauces non admodum mandares, neque salsugines quic-<text:line-break/>qaarn molestabant; lenta vero et alba et liquida spu-<text:line-break/>mosuque</text:span><text:span text:style-name="T25"> multa </text:span><text:span text:style-name="T7">a capite veniebant. - At multo maximum<text:line-break/></text:span><text:span text:style-name="T25">“ hos </text:span><text:span text:style-name="T7">et alios comitabatur malum, fastidium ciborum,<text:line-break/>ttt supra diximus; nnm ne potum quidem libenter eum<text:line-break/>cibo sumebant, sud calde citra sttim degebant.</text:span></text:p>
      <text:p text:style-name="P18"><text:span text:style-name="T25">Dixit etiam fupra, repleto in calida et humida ven-<text:line-break/>tisque vacua tempestate capite, ex destillatione in pul-<text:line-break/>monem descendente tabidam affectionem constitisse; cujus<text:line-break/>etiam per stomachum portio in ventrem delata eum tur-<text:line-break/>bavit.. Quae deinde dixit de tabidis etsi iis, qui praedi-<text:line-break/>ctorum meminerunt, clara funt; faciam tamen, ut quae<text:line-break/>videbuntur referenda, haec declarem. Primum hoc inter<text:line-break/>ea est, ineunte vere plerosque tabidos obiisse ex aeris<text:line-break/>immutatione. Dixit enim extremam suisse hiemem aspe-<text:line-break/>ram et circa aequinoctium jam aquilone spirante minxisse:<text:line-break/>quae tabidis mutationes infestissimae funt, atque ob id<text:line-break/>autumnus etiam perniciosus est: unde in aphorismis eum<text:line-break/>ipse dixit tabescentibus adversarium esse. Et alioqui qui-<text:line-break/>dem aquilo partibus thoracis officit universis. Quare lu<text:line-break/>aphorismis ait: Tusses, fauces, laterum dolores et pecto-<text:line-break/>' ris existere, flante aquilone; multo "vero magis quibus</text:span></text:p>
      <text:p text:style-name="P17"><text:span text:style-name="T7">jam</text:span><text:span text:style-name="T25"> sunt haec vitiosa et caput repletum destillationem'<text:line-break/>transmittit. Unde aestate tusses dicit remissiores fuisse,<text:line-break/>hoc est imminutas et moderatiores. Nam fuit, ut ipsc<text:line-break/>scripsit, serena aestas et calida, ut e diversu principium<text:line-break/>insequentis autumni tabidis inimicissimum. Dixit enim:<text:line-break/>sub arcturnm, rursus flante Borea, multum pluit. Quod<text:line-break/>autem longo spatio producerent non solum tabes, sed et<text:line-break/>alii morbi, in causa crassities fuit materiae, nihil haben-<text:line-break/>tis sua sponte acredinis et caloris, sed tempore a putre-<text:line-break/>dine mutuantis. Planissimum hoc fecit hisce verbis, fan-<text:line-break/>ces non perinde mordaces, neque salsugines quicquam<text:line-break/>molestabant; lenta vero et liquida spumofaque multa a<text:line-break/>capite veniebant. Quod reliquum est hujus capitis , omne<text:line-break/>memori superiorum clarum esu</text:span></text:p>
      <text:h text:style-name="Heading_20_2" text:outline-level="2">LXVII.</text:h>
      <text:p text:style-name="P25"><text:span text:style-name="T7">Gravitas corporis, comatosu</text:span></text:p>
      <text:p text:style-name="P18"><text:span text:style-name="T25">Saepe est dictum emoriente sustentatrice et motrice<text:line-break/>corporum facultate, quae pridem ab ea ut lenia fereban-<text:line-break/>tnr et movebantur, gravia videri.</text:span></text:p>
      <text:h text:style-name="Heading_20_2" text:outline-level="2">LXVIH.</text:h>
      <text:p text:style-name="P22"><text:span text:style-name="T7">Quibus fere omnibus oedemata fiebant,, quae in aquam<text:line-break/>inter cutem eruperunt.</text:span></text:p>
      <text:p text:style-name="P19"><text:span text:style-name="T25">Non mirum si propter abundantiam inconcoctorum<text:line-break/>humorum ad hunc affectum quidam devenerunt.</text:span></text:p>
      <text:h text:style-name="Heading_20_2" text:outline-level="2">LXIX.</text:h>
      <text:p text:style-name="P25"><text:span text:style-name="T7">Horrebant et sub mortem delirabant.</text:span></text:p>
      <text:p text:style-name="P19"><text:span text:style-name="T25">Cum pravitas humorum ex putredine parta incresce-<text:line-break/>ret, horrore corripiebantur et delirio progressu temporis..<text:line-break/>in quo etiam moriebantur.</text:span></text:p>
      <text:h text:style-name="P7" text:outline-level="2">LXX.</text:h>
      <text:p text:style-name="P22"><text:span text:style-name="T7">Genus erat tabidorum glabrum , subalbum, pituitosum,<text:line-break/>subrubicundum, caestum, leucopfdegmaticae, ac quibus<text:line-break/>scapulae in morem alarum prominebant, mulieresque.<text:line-break/>Itidem melancholicum genus et subsunguineum. Febres<text:line-break/>ardentes hos et phrenitides et dysenteria tentabant: te-<text:line-break/>nefmi juvenes pituitosus exercitabant</text:span><text:span text:style-name="T25">; diuturna alvi pro-<text:line-break/>si unia </text:span><text:span text:style-name="T7">et acria excrementa pinguiaque biliosus.</text:span></text:p>
      <text:p text:style-name="P19"><text:span text:style-name="T25">Corporis surmas eorum, qui tabificis morbis corri-<text:line-break/>piebantur, narrat. Glabrum igitur Graece </text:span><text:span text:style-name="T15">λεῖον, </text:span><text:span text:style-name="T25">quod </text:span><text:span text:style-name="T25">est<text:line-break/></text:span><text:span text:style-name="T25">depile, indicat justo frigidius temperamentum. Nec. hoc<text:line-break/>ad pueros refertur scmper; funt enim </text:span><text:span text:style-name="T25">sii </text:span><text:span text:style-name="T25">propter aetatem<text:line-break/>calidi; fed ad adultos, ut in commentariis de tempera-<text:line-break/>mentis declaravimus. Itidem albus color, ubi quidem<text:line-break/>micor, quod praepositionem </text:span><text:span text:style-name="T7">sub</text:span><text:span text:style-name="T25"> addiderit, subalbum<text:line-break/>dicens. Nam in rubicundo recte sane dictum est subru-<text:line-break/>bicundurn. Didicisti namque rubentem colorem calidum</text:span></text:p>
      <text:p text:style-name="P283"><text:span text:style-name="T25">denotare temperamentum; subrubrum non perinde ac album<text:line-break/>frigidum, non tamen etiam calidum. Qui vero alba pi-<text:line-break/>tuita affluunt, quos Graeci </text:span><text:span text:style-name="T15">λευκοφλ-εγματίας </text:span><text:span text:style-name="T25">appellant, si<text:line-break/>quam habemus traditorum in libris de temperamentis me-<text:line-break/>moriam, </text:span><text:span text:style-name="T7">citra</text:span><text:span text:style-name="T25"> controversiam sunt frigidi temperamenti.<text:line-break/>Est his molle corpus et tumidius quodam modo, prope-<text:line-break/>modum ut aqua affectis inter cutem, quam leucophlegina- „<text:line-break/>tiam appellant. Itaque omnes hi sunt plane frigidi tem-<text:line-break/>peramenti, pituitosi vero, ut audivisti, temperamenti ma-<text:line-break/>lorum pleni humorum. Praeterea de caesiis femelque de<text:line-break/>oculorum coloribus in commentariis de temperamentis<text:line-break/>didicisti, non esse existimandum pro certo ex tali signo<text:line-break/>de totius temperatura corporis, nisi solorum oculorum;'<text:line-break/>sed neque quidem evidenter in praedictis. Nam primum<text:line-break/>oculos,, qui </text:span><text:span text:style-name="T15">χαροποὶ,, </text:span><text:span text:style-name="T25">hoc est caesii vocantur, qui sint<text:line-break/>considerandum revocandumque ad -memoriam poeta quae<text:line-break/>scripsit, ubi ait: </text:span><text:span text:style-name="T25">.<text:tab/>.<text:tab/>'<text:tab/>,</text:span></text:p>
      <text:p text:style-name="P18"><text:span text:style-name="T7">"Apxtot,</text:span><text:span text:style-name="T25"> </text:span><text:span text:style-name="T15">τ’ ἀγρότεροἰ τε σύες, </text:span><text:span text:style-name="T21">χαςσποί</text:span><text:span text:style-name="T15"> τε λεοντες.</text:span></text:p>
      <text:p text:style-name="P25"><text:span text:style-name="T55">y</text:span><text:span text:style-name="T25"> Id est: </text:span><text:span text:style-name="T15">'</text:span></text:p>
      <text:p text:style-name="P19"><text:span text:style-name="T7">Urfique agrestesque sues, charopique leones.</text:span></text:p>
      <text:p text:style-name="P19"><text:span text:style-name="T25">Delude ubi videris multos leones, ita memoriae color<text:line-break/>oculorum mandandus est, ut valeas, quum in hominibus<text:line-break/>conspiciatur, facile agnoscere i qunmque videantur illi </text:span><text:span text:style-name="T7">ta-<text:line-break/>les</text:span><text:span text:style-name="T25"> esse, temperamentum quoque quod ad oculos attinet,<text:line-break/>calidum et siccum dices. At huic non parum multa lu<text:line-break/>praesenti oratione repugnant. Primum enim cum frigidiore<text:line-break/>temperamento caesium collocavit. Postea picrocholos, </text:span><text:span text:style-name="T7">id<text:line-break/></text:span><text:span text:style-name="T25">est biliosos appellavit, quasi ab his dissidentes; quum<text:line-break/>aperte sint hi temperamento calido et sicco. Immo vero<text:line-break/>ipsi morbi, quos descripsit a corporis formis, significant<text:line-break/>primo loco prolatos- esse omnes frigidiores, rubicundos,<text:line-break/>calidiores, biliosos niabunde calidos. Nam haec tempestas<text:line-break/>in corpore videtur humores acervasse et replesse caput,<text:line-break/>idque omnibus morbis commune fuisse; fed fuisse suo</text:span></text:p>
      <text:p text:style-name="P17"><text:span text:style-name="T25">quemque morbo alium alio correptum pro sua cnjusque.<text:line-break/>natura, alvi profluviis, acribus dejectionibus pinguibus-<text:line-break/>que biliosus. Nam ipse in praesagiis dixit, pinguedines ,<text:line-break/>innatantes similes aranearum telis reprehendendas esse,<text:line-break/>indicant enim colliquationem. Quare biliosi merito in r<text:line-break/>febres colliquativas inciderunt, offendebanturque alvi de-<text:line-break/>jectionibus. Rubicundi vero et ad melancholiam appositi<text:line-break/>et crasso Sanguine calidoque praediti, non injuria pbre-<text:line-break/>nitide sunt et febre ardente correpti et etiam cruen tis<text:line-break/>dysenteriis, ut par erat maxime. Duplices enim eas sci-<text:line-break/>mus esse intestinis exulceratione erosis, alteram difleren-<text:line-break/>tiam: alleram, quum copiosus sanguis per venas, quae<text:line-break/>ad intestina pertinent, evacuatur: quae autem essent na-<text:line-break/>turae vel calidiores tantum vel frigidiores simul et humis<text:line-break/>diores, has par erat, ut quae nec facile febribus cede-<text:line-break/>bant , nec biliosis affectibus in solas incidisse capitis de-<text:line-break/>stillationes, ideoque intabuisse. Quia vero scripsit Hip-</text:span></text:p>
      <text:p text:style-name="P18"><text:span text:style-name="T25">poerates</text:span><text:span text:style-name="T15">: </text:span><text:span text:style-name="T25">genus tabidorum erat glabrum, subalbum/ pi-<text:line-break/>tuitosum, subrubicundum, et sermoni etiam caesios inseruit,<text:line-break/>dignum mihi hoc. quaestione- risum esu Consentaneum<text:line-break/>erat non caesios, sed glaucos potius dicere, quia hi fri-.<text:line-break/>gidi, illi humidi, alii pariter frigidi et humidi tempera-<text:line-break/>menti esse rideantur: quorum nihil cum praesente dispu-<text:line-break/>tatione pugnat. Comparemus jam cum his infantes, Scy-<text:line-break/>thas, Gallos et Germanos, qui plane temperamento sunt<text:line-break/>humidiore, frigidiore vero non citra controversiam. Mihi<text:line-break/>igitur visum est operae pretium, ut de colore oculorum<text:line-break/>caesiorum haberetur quaestio. Interpretes libri hujus em-<text:line-break/>pirici quidem, nnaque cum his Lycns, ut alia multa,<text:line-break/>sic hoc, missa'causae inquisitione, praetereunt: Hippocra-<text:line-break/>, tici vero quidam temperamenti esse calidi signum cae-</text:span></text:p>
      <text:p text:style-name="P19"><text:span text:style-name="T25">sium, quidam sicci dicunt. Sunt qui neutrum jam addant.<text:line-break/>Sabinus quidem hoc demum fatis habuit dicere: caesium<text:line-break/>vero qui est valde siccum, opportunum est tabi, neque cau-</text:span></text:p>
      <text:p text:style-name="P18"><text:span text:style-name="T25">fam cur id scripserit, adducit: neque alia quibus hoc est<text:line-break/>adjunctum, esse omnia frigidloris temperamenti et h umi-<text:line-break/>dioris signa. Num ergo pro glauco Hippocrates caestum<text:line-break/>falsus vocabulo scripsit? nam quid dicas aliud? Sed hoc.<text:line-break/>lu communi sit considerare propositum. Ad reliquam jam-<text:line-break/>orationis partem accedamus. Nam in morbis tabificis una<text:line-break/>cum praedictis etiam </text:span><text:span text:style-name="T15">πΓερν/ώδεις, </text:span><text:span text:style-name="T25">id est quibus scapulae<text:line-break/>in modum alarum prominent,, commemoravit; qui non<text:line-break/>propter temperamentum, fed propter vitiosam thoracis<text:line-break/>figuram obnoxii tabi funt. ' Probabile tamen est ejus figu-<text:line-break/>ram nativum calorem sequi. In fine ubi de tabidis tra-<text:line-break/>ctat, quando Hippocrates adjecit </text:span><text:span text:style-name="T7">et</text:span><text:span text:style-name="T25"> mulieres, animadver-<text:line-break/>tendum est, utrum hoc modo dixerit, quasi dicas, mulie-<text:line-break/>res perinde ac viros tabe fuisse correptas, quae erat<text:line-break/>eorundem generum; an, licet his votis carerent, frequen-<text:line-break/>tes tamen dicat in hunc affectum, mulieres incidisse, quum<text:line-break/>humidiores sint et frigidiores, ut qui affectus quosdam</text:span></text:p>
      <text:p text:style-name="P18"><text:span text:style-name="T25">viros ex suo cujusque temperamento tentavit, ille idem<text:line-break/>permultas mulieres ex communi. /Equidem utrumque<text:line-break/>censeo consentaneum esse. Nam est verisimile frequentio-<text:line-break/>res viris mulieres, propter temperamentum fuum com-<text:line-break/>mune, tabe captas esse, ac prae ceteris illas, quae ejus<text:line-break/>erant generis, cujus recensuit viros. Quia vero subdit<text:line-break/>melancholicum genus et subsanguineum, febribus ardenti-<text:line-break/>bus praecipue fuisse et phrenitide affectum. Ad memo-<text:line-break/>riam quae didicimus revocemus, </text:span><text:span text:style-name="T25">; </text:span><text:span text:style-name="T25">Quibus multus fan-<text:line-break/>guis et calidus generatur, prompte ad melancholicorum<text:line-break/>humorum hos vitium devenire. , Quare accipe non hos,<text:line-break/>qui atram jam multam bilem acervaverunt, 'fed qui ad<text:line-break/>generandum eam esse appositi, qui,sane, calidis ut arri-<text:line-break/>perentur morbis, quod natura essent calidiore merito fa-<text:line-break/>ctum esu Posteaquam autem supra dixit pituitosus esse<text:line-break/>tabificis captos morbis, nunc addita his aetate dicit,<text:line-break/>tenesmi juvenes pituitosos exercitabant; nempe quod non<text:line-break/>tantum naturale temperamentum esset ad committendum</text:span></text:p>
      <text:p text:style-name="P17"><text:span text:style-name="T25">tenesmum pronum, sed aetas quoque calida esset; ut ex<text:line-break/>acri et putredinosa pituita tenesmum intelligamus ortum.<text:line-break/>Si quidem meatum ad jejunum intestinum ea pituita ex-<text:line-break/>ulcerans ad excretionem assiduam aegros irritavit. Ten-<text:line-break/>siones autem et desidendi cupiditatem teuefmo laborantes<text:line-break/>vehementiorem habent quam dyfenterici, propterea quod<text:line-break/>aegre pituita excerni potest; corporibus enim prae crassitie<text:line-break/>et viscositate inhaerescit, non ut flava bilis statim per-<text:line-break/>aneat. De naturis autem biliosic ante dicebam merito<text:line-break/>•illis acres dejectiones esse propter pallidam, flavam et<text:line-break/>amaram quam vocant bilem; pingues vero propter colli- </text:span><text:span text:style-name="T55">:<text:line-break/></text:span><text:span text:style-name="T25">quationem, quibus dejectionibus, ob collectorum copiam<text:line-break/>vi liciorum humorum, longa successisse profluvia ventris.</text:span></text:p>
      <text:h text:style-name="Heading_20_2" text:outline-level="2">LXXl.</text:h>
      <text:p text:style-name="P25"><text:span text:style-name="T7">Omnibus quos supra descripsimus ver erat insustifstmum,<text:line-break/></text:span><text:span text:style-name="T7">.. </text:span><text:span text:style-name="T7">plurimosque sustulit: aestas comrnodifstma paucifstrnique</text:span></text:p>
      <text:p text:style-name="P17"><text:span text:style-name="T7">periere, autumno rursus et sub vergilias multi inter-<text:line-break/>ierunt</text:span><text:span text:style-name="T25"> </text:span><text:span text:style-name="T15">τεταρταΐοι.</text:span></text:p>
      <text:p text:style-name="P19"><text:span text:style-name="T25">Vitioso humore qui collectus erat in corporis pro-<text:line-break/>funditate retruso ab aeris frigore quo extrema hieme et<text:line-break/>ineunte vere erat infestus, haud injuria maxime quidem<text:line-break/>tabidis, ut ante dixit, et vero etiam aliis vere contigit<text:line-break/>'perire; aestate quae serena erat et. sicca omnes relevari ;<text:line-break/>iterurnque aere sub arcturum in humidum vertente, </text:span><text:span text:style-name="T7">me-<text:line-break/>rito</text:span><text:span text:style-name="T25"> multi toto autumno usque ad occasum vergiliarum in<text:line-break/>fine praesentis status </text:span><text:span text:style-name="T15">τεταρταῖοι, </text:span><text:span text:style-name="T25">id est quartani perierunt.<text:line-break/>Quaedam exemplaria adscriptum habent </text:span><text:span text:style-name="T15">τετάρτη, </text:span><text:span text:style-name="T25">id est<text:line-break/>quarto, alia </text:span><text:span text:style-name="T15">ταταριαῖοι, </text:span><text:span text:style-name="T25">id est quartani, et quae his sunt<text:line-break/>vetustiora litteram </text:span><text:span text:style-name="T7">d,</text:span><text:span text:style-name="T25"> quae aliis est major. Sunt quibus<text:line-break/>nihil est omnino ascriptum. Qui itaque cum </text:span><text:span text:style-name="T7">vt.</text:span><text:span text:style-name="T25"> scribunt<text:line-break/></text:span><text:span text:style-name="T15">τεταρτη, </text:span><text:span text:style-name="T25">hoc est quarto, quare dativo casu esse dictum<text:line-break/>judicent,, hoc -modo interpretantur, multi die quarto per-</text:span></text:p>
      <text:p text:style-name="P17"><text:span text:style-name="T25">ierunt, qui sine </text:span><text:span text:style-name="T15">η </text:span><text:span text:style-name="T25">esse id additum, similem esse hunc ante<text:line-break/>expositis in primo libro vulgarium morborum volunt </text:span><text:span text:style-name="T7">et<text:line-break/></text:span><text:span text:style-name="T25">quartum esse statum, commemoratis scilicet cum eo tribus<text:line-break/>illius libri statibus. At quibus in exemplaribus pro quarto<text:line-break/></text:span><text:span text:style-name="T7">A</text:span><text:span text:style-name="T25"> tantum est ascriptum, idem significatur ac quarto ;<text:line-break/>quod quidem non aliter atque notae a Pamphilo Mne-<text:line-break/>mone scriptae symbolice videtur positum esse: atque hanc<text:line-break/>veteres unam lectionem agnoscunt. Quidam qui haec de-<text:line-break/>flectere studebant, commutata scriptura fecerunt </text:span><text:span text:style-name="T15">τεταρταΐοι,<text:line-break/></text:span><text:span text:style-name="T25">hoc est quartani : atque hanc esse totam orationem statue-<text:line-break/>runt. Autumno rursus et sub vergilias multi quartani<text:line-break/>interierunt. Itaque tantum legit in suis exemplaribus<text:line-break/>- Capito: cui tamen subesse videtur mendacium, sive de<text:line-break/>aegrotantibus, sive de'febribus accipias. Nam de aegro-<text:line-break/>tantibus quidem prorsus est absurdum; neque enim pro-<text:line-break/>babile est, praesentem humoris statum adeo esse consecu-</text:span></text:p>
      <text:p text:style-name="P17"><text:span text:style-name="T25">tos acutos morbos, ut quarto die perimerent aegros; de<text:line-break/>febribus vero verisimile erat, tum quoniam deustam diu-<text:line-break/>turnitate crassam materiam probabile erat in melancholi-<text:line-break/>cum transiisse excrementum, tum quod anni erat tempus<text:line-break/>autumnus. A febribus tamen vigentibus quartanis non<text:line-break/>petiissent multi, securam etenim scimus esse per se hanc<text:line-break/>febrem, ut de ea Hippocrates dixit.</text:span></text:p>
      <text:p text:style-name="P284"><text:span text:style-name="T55">1 1</text:span><text:span text:style-name="T25"> ’<text:tab/>" </text:span><text:span text:style-name="T55">1</text:span><text:span text:style-name="T25"><text:tab/>"<text:tab/></text:span><text:span text:style-name="T25">-.1</text:span></text:p>
      <text:p text:style-name="P19"><text:span text:style-name="T25">A pestilente tempestate sedecim narrat aegros ad finem<text:line-break/>usque libri. Inde sunt adscripta quaedam , de quibus vi-<text:line-break/>detur recte Dioscorides statuere, qui vult ea statim tum-<text:line-break/>' pestati fubtexta; huncque illis libri locum in sua editione<text:line-break/>attribuit, llaque ea hic nos exponemus, si prius hoc<text:line-break/>tantum dixerimus, quod videtur mihi haec quoque alius<text:line-break/>adsuripsisse, non ipfe scripsisse Hippocrates; verum illa</text:span></text:p>
      <text:p text:style-name="P17"><text:span text:style-name="T25">mihi aestas videtur fecundum rationem profuisse. Nam<text:line-break/>aestivos morbos hiems succedens solvit, hiemales aestas<text:line-break/>infequens transmutat. Quamquam ista per fe aestas haud<text:line-break/>flebilis fuit, fed subito calida austrina et a ventis silens<text:line-break/>evasit, profuit tamen ad aliam tempestatem transmutata-<text:line-break/>Enimvero revocemus ad memoriam quae de aestate lu<text:line-break/>narranda tempestate scripsit in haec verba, aestas serena<text:line-break/>erat et calida, magni erant aestus, etesiae parvi difpersun<text:line-break/>spiraverant. Quare par erat moderatiores aestate morbos<text:line-break/>esse,- ex humorum, ut dictum est, ortos exuperantia, qui<text:line-break/>ineunte vere potissimum prodierunt. Quia illud frigidum<text:line-break/>humores in altum corporis repulerat, jam aestas quae<text:line-break/>illud squalida et calida excepit, simul et ad cutem malum<text:line-break/>traxit humorem et digessit ejus portionem non paucam.<text:line-break/>Quo tempore si etesiae spirassent, morborum humani cor-<text:line-break/>poris statum omnem abstersissent. Quia vero ejus supere-<text:line-break/>rat pars, moxqne sub arcturnm flante borea multum plue-<text:line-break/>bat, humores qui nimis per cutem manabant, rursus im-</text:span></text:p>
      <text:p text:style-name="P18"><text:span text:style-name="T25">pediti sunt et in profundum corpus impulsi. Hinc de in-<text:line-break/>tegro aegrotare multique mori coeperunt. Hac ergo de<text:line-break/>causa aegrotantibus id temporis aestas nonnihil profuit:<text:line-break/>non quia morbos qui hieme coeperunt cessare sit proba-<text:line-break/>bile aestate. Tametsi ita </text:span><text:span text:style-name="T7">fe habeat res, ut qui hieme<text:line-break/></text:span><text:span text:style-name="T25">emerserint, aestate profligentur, et quos produxit aestas<text:line-break/>hieme. Aestivi siquidem et hiemales morbi intelligendi<text:line-break/>funt, qui aestate quae in natura sua constat et hieme<text:line-break/>prae ceteris existunt. Ita enim in aphorismis Hippo-<text:line-break/>crates dixit. At morbi omnibus omnes temporibus anni et<text:line-break/>existunt et exacerbantur, sunt tamen qui certis anni<text:line-break/>temporibus praecipue emergant exacerbenturque. Sub<text:line-break/>haec quae vere regnant aegritudines, quae aestate et au-<text:line-break/>tumno hiemeque recensuit, nimirum ubi nihil aeris tem-<text:line-break/>peramento innovetur. Nam si vere eodem die modo ca-<text:line-break/>Tor, modo aIgor intendatur, morbos ait autumnales irn-<text:line-break/>pendere. Neque enim temporum anni nomina, caeterum</text:span></text:p>
      <text:p text:style-name="P17"><text:span text:style-name="T25">temperamenta certas morborum formas committunt, quae<text:line-break/>ubi varient, non possunt non una fecum morbos commu-<text:line-break/>tare. Jam vero proposita oratio morbos vult qui hieme<text:line-break/>extiteruut aestate repelli vel si vitioso sit aestas tempera-<text:line-break/>mento: cujusrnodi quum aliquando in Cranone fuisset, car-<text:line-break/>bunculos statim excitavit, qualis si in praesenti esset, plu-<text:line-break/>rimos malorum succorum et putrescentium abundantis'<text:line-break/>aucta et jam putrefacta peremisset. Quamobrem menda-<text:line-break/>cium esse apparet et praeter Hippocratis mentem hlema-<text:line-break/>les morbos prorsus aestate discuti, quum qui hoc propo-<text:line-break/>suit, nesciverit quosnam morbos ducat Hippocrates singu-<text:line-break/>lis anni temporibus esse proprios. Nec vero etiam est<text:line-break/>necesse, quae post haec deinceps ab ipso scripta sunt, hoc<text:line-break/>loco referre, quum alibi ab ipso in universum tradita<text:line-break/>sint. Quare illa omnino praeteribo. Plana namque sunt<text:line-break/>omnia et lu libris quos antehac enarravi abunde de his<text:line-break/>disputavi.</text:span></text:p>
      <text:p text:style-name="P18"><text:span text:style-name="T25">Sedecim post tempestatem aegros descripsit Hippocra-<text:line-break/>tes , qui, ut quidam censent, in ea laboraverunt: quando<text:line-break/>ipse ubi finem facit de iis quae tum acciderant, narrandi,<text:line-break/>sic dixit, omnibus </text:span><text:span text:style-name="T15">τοῖς ύπογεγραμμένοις </text:span><text:span text:style-name="T25">ver erat infestissi-<text:line-break/>mum. Potest tamen de supra descriptis dictum esse ver-<text:line-break/>bum hoc </text:span><text:span text:style-name="T7">vnoytypapptvot:</text:span><text:span text:style-name="T25"> qui usus apud multos esu Nam<text:line-break/>.sedecim hos aegros aliud tenebat morborum genus ac<text:line-break/>commemoratos ab eo in tempestate pestilenti. Verum<text:line-break/>quae de his aegris prodidit, non fusam jam requirunt in-<text:line-break/>terpretationem, si memoria quae ante exposuimus teneas.<text:line-break/>Nam omnium prope symptomatum et signorum, quorum<text:line-break/>Hippocrates meminit in aegris, de quibus verba fient, re-<text:line-break/>liquum, quod non sit ante dictum, est nullum. Itaque<text:line-break/>fummatim percurremus ea, quae in his sunt scripta: sicubi<text:line-break/>quid se offerat, quod antea non habuimus, illud solum<text:line-break/>elaboraturi.</text:span></text:p>
      <text:h text:style-name="P7" text:outline-level="2">LXXll.</text:h>
      <text:p text:style-name="P25"><text:span text:style-name="T7">In Tha/o Parium quendam, qui supra Dianae aedem<text:line-break/></text:span><text:span text:style-name="T7">- </text:span><text:span text:style-name="T7">decumbebat, festris cdnipuit' acuta</text:span><text:span text:style-name="T7">, </text:span><text:span text:style-name="T7">primo continua et<text:line-break/>ardens;- in principio sttibiindus erctt pp;r:omatosus^ </text:span><text:span text:style-name="T7">fur-<text:line-break/></text:span><text:span text:style-name="T7">susque insumnisr Inter initia venter turbatus, urinae<text:line-break/>albae. DiesaxtOrerat oleosa urina, depectiones biliosae,<text:line-break/></text:span><text:span text:style-name="T7">. - </text:span><text:span text:style-name="T7">pingues</text:span><text:span text:style-name="T7">, </text:span><text:span text:style-name="T7">delinxvit..</text:span><text:span text:style-name="T25"> i </text:span><text:span text:style-name="T7">Septima omnia exacerliata faerunt,<text:line-break/>nihili dormivit, caeterum stmibas terantiitninaer et ’ mens<text:line-break/>perturbata,' ajb alvo item biliosa pinguiaque .reddidit.<text:line-break/>Lnde die octavo) parum ex. naribus stillavit , uomuit vi-<text:line-break/></text:span><text:span text:style-name="T7">' </text:span><text:span text:style-name="T7">rulenta pauca,parumdormivitr 'suono nihil est muta-<text:line-break/>tum. - JllecUno adacta suerunt r-emifstam, Undecimo </text:span><text:span text:style-name="T7">-su-<text:line-break/></text:span><text:span text:style-name="T7">davit ,</text:span><text:span text:style-name="T25"> «t </text:span><text:span text:style-name="T7">non tato corpore.U eirCransutsut, statim</text:span><text:span text:style-name="T25">q</text:span><text:span text:style-name="T7">ve'</text:span><text:span text:style-name="T25"> re-<text:line-break/></text:span><text:span text:style-name="T7">casuit. Duodecima • febris acuta</text:span><text:span text:style-name="T25"> </text:span><text:span text:style-name="T25">;&gt;u </text:span><text:span text:style-name="T7">desectiones biliosae,<text:line-break/>. .tanues, multae; urina fuspenstonem habebat, delirabit.</text:span></text:p>
      <text:p text:style-name="P19"><text:span text:style-name="T7">Septimodecvno graviter laboravit </text:span><text:span text:style-name="T7">; </text:span><text:span text:style-name="T7">neque enim vel sumni<text:line-break/>vel subris producebatur. Vogestmo undique sudavit, in-<text:line-break/>fomnis, dejectionei biliosue,,. a cibo abhorrebat, eoma-<text:line-break/>tosus eratr Quarto </text:span><text:span text:style-name="T7">et </text:span><text:span text:style-name="T7">vtgestrno recidiva, - Trigesimo-</text:span></text:p>
      <text:p text:style-name="P23"><text:span text:style-name="T21">: </text:span><text:span text:style-name="T7">quanto febre liberr. alvus non substitit, atque calor re-<text:line-break/>diit. Quadragesimo soebre liber,</text:span><text:span text:style-name="T25"> alvus </text:span><text:span text:style-name="T7">spatio</text:span><text:span text:style-name="T25"> parvo non<text:line-break/></text:span><text:span text:style-name="T7">substitit, a</text:span><text:span text:style-name="T25"> cibo abhorrebat</text:span><text:span text:style-name="T7">, rursusqae levior; rursus'<text:line-break/>statim repetebat, ferculis etiam multis ‘vitiostsque ute-<text:line-break/>batur. Circa recidivas</text:span><text:span text:style-name="T25"> siomni </text:span><text:span text:style-name="T7">mali, deliravit, urinasque<text:line-break/>tum reddidit craffas illas quidem , caeterum turbatas et<text:line-break/>malas, alvus astricta rursusqae laxatat febriculae con-<text:line-break/>tinuae, dejectiones multae, tenues. Centesimo vigesimo<text:line-break/>die obiit. Erat huic alvus continenter ab initio ad<text:line-break/>stnem usque lubrica </text:span><text:span text:style-name="T7">, </text:span><text:span text:style-name="T7">excrevitque biliosu , kumida multa,<text:line-break/>cum subsisteret fervida et incocta; urinae perpetuo</text:span><text:span text:style-name="T25"> ma-</text:span></text:p>
      <text:p text:style-name="P285"><text:span text:style-name="T7">, lac, comatosus plurimum erat, cum doloribus infomnis<text:line-break/>erat, a cibo abhorrebat. Continenter ardente febre<text:line-break/>laborabat.<text:tab/></text:span><text:span text:style-name="T7">'r'</text:span></text:p>
      <text:p text:style-name="P19"><text:span text:style-name="T25">Curiose et hoc lu loce rursus, interpretum quidam<text:line-break/>ajunt aegri patriam non esse temere adjectam. Etenim</text:span></text:p>
      <text:p text:style-name="P286"><text:span text:style-name="T25">dictum esse ab. Asclepiade , Parius maximum consequi a<text:line-break/>sanguinis- missione emolumentum. Absurdum vero sit,<text:line-break/>quoniam nihil de sanguinis missione dixit Hippocrates: ideo<text:line-break/>aegro putare patriae adscriptum esse nomen.<text:tab/>Multo jam</text:span></text:p>
      <text:p text:style-name="P25"><text:span text:style-name="T25">faciunt absurdius hi interpretes, qui nunquam investiga-<text:line-break/>verunt cur in tanto numero aegrorum semel Hippocrates<text:line-break/>Ianguluic missionem meminerit, quod nos sumus commen-<text:line-break/>tatu Quare istis repudiatis, quae juvenum interest audi-<text:line-break/>visse, haec referemus. Verbi gratia, quod de urina fcri-<text:line-break/>psit oleofa in praesente aegro fexto die: Nam quidam<text:line-break/>pinguem minam-ita cenfuit ab eo dictam esse, quae li-<text:line-break/>quefcente pinguedine per morbum fervidum et adurentem<text:line-break/>fit; nonnulli colore et crassamento.olei similem. Equi- '<text:line-break/>dem talem saepe urinam nullo aegri detrimento redditam<text:line-break/>conspexi, imrno vero interim. plane ’ e contrario ex morbi<text:line-break/>concoctione. Haud tamen est ita vifalprorsus, ut oleum<text:line-break/>pinguis urina. Nam ea quam modo narravi urina oleum</text:span></text:p>
      <text:p text:style-name="P17"><text:span text:style-name="T25">et colore et crassamento repraesentans, minime pinguis<text:line-break/>videtur. Et ipse autem in praesagiis Hippocrates dicit;<text:line-break/>pinguitudines telis aranearum similes, innatantes esse' coni-<text:line-break/>siderandas-, nam colliquationis sunt signa.’ Nos vero pin-<text:line-break/>guitndines fluitantes vidimus frequenter, verum nunquam<text:line-break/>excretam talem prorsus .urinam, neque in medio pinguia<text:line-break/>pendere, quo minus iubfidere; nam ita est comparatum.,<text:line-break/>natura emue pingue ut reliquis humoribus; invehatur.<text:line-break/>Ae ne rim praesagiis - quidem Hippocrates verbum de his<text:line-break/>urinis: fecit , quamvis omnia sit quae in acutus morbos<text:line-break/>cniluiit, sedulo et aperte persecutus. ilam etiam die eo-<text:line-break/>demsexto aegrum diciti de quo loco agimus,biliosaat-‘<text:line-break/>que pinguia dejecisse; quem: videntur aperte liquanti plui<text:line-break/>guedinem febri esse e&amp;nsequentia; Atque videbitur iis,<text:line-break/>qui pinguem putant este" urinam oleofam, suffragati: pot-<text:line-break/>eft autetn' ad contrarium etiam referri. • Nam omnino</text:span><text:span text:style-name="T55">1</text:span><text:span text:style-name="T25"> Hip-<text:line-break/>pocrates urinas pingues diceret;) si quidem hae quoque'</text:span></text:p>
      <text:p text:style-name="P17"><text:span text:style-name="T25">oleo similes sunt. Jam cum diversa in urinis et excre-<text:line-break/>mentis nomina usurpaverit, innuere videbitur etfuam<text:line-break/>utrisque significationem illum' tribuissc. Mihi ergo proba-<text:line-break/>bilius videtur, urinas olei referentes colorem et crassitiem<text:line-break/>bic.oleofas dici. Explanationem vero utroque modo fa-<text:line-break/>ciam. Etenim si pinguitudinem quandam habuissent uri-<text:line-break/>nae, quemadmodum et dejectiones; sint illae censendae<text:line-break/>quidem pravae ., ?at noni omnino exitiales tamen; quod<text:line-break/>non perinde sit’ carnem . colliquescere, ac adipem. Nam<text:line-break/>calor est scrventissimus qui carnem fundit; moderatior<text:line-break/>qui pinguedinem; nempe et culliquationes quae </text:span><text:span text:style-name="T7">per: ven-<text:line-break/>trem</text:span><text:span text:style-name="T25"> excernuntur : putant omnes medici a pinguibus?<text:line-break/>dejectionibus distare. lu peste quidem longissima nostrae<text:line-break/>aetatis colliquationes cuncti prope excreverunt, quidam<text:line-break/>mere- fulvas, quidam moderatius, omnes certe putidas.<text:line-break/>Aerum enim vero eae excretiones letales funt, nec,tem-<text:line-break/>-pus perferunt. Purius autem bie viginti dies ultra cen-</text:span></text:p>
      <text:p text:style-name="P17"><text:span text:style-name="T25">tum aegrutavit, iidqtte: quum malam haberet rationem<text:line-break/>victus. Nam ipsc de eo Hippocrates scripsit: Et ferculis<text:line-break/>etiam multis vitiatisque. utebatur, quo est factum ut<text:line-break/>pinguem urinam redderet .die 'fexto et proximis. Non<text:line-break/>erat ergo eum cito mori necesse. Quod si non fuit pin<text:line-break/>guis urina, sed olei. colore </text:span><text:span text:style-name="T7">et</text:span><text:span text:style-name="T25"> crassitie assimilis, ut ab<text:line-break/>urina omnino erat’ etiam probabilius homluem non mo-<text:line-break/>riturum. Sed quod in ejusmodi observavi urinis, rem<text:line-break/>multo utilissimam, jam proferam. Nam ut non est ipsum<text:line-break/>•oleum exquisite unius neque coloris neque crassitudinis,<text:line-break/></text:span><text:span text:style-name="T7">flc</text:span><text:span text:style-name="T25"> nec oleosa urina; pallida quidem omnino existens, sed<text:line-break/>aut plus aut minus. Quidquid igitur ipsius ad candidio-<text:line-break/>rem tendit colorem, exoluto colore pallido., humorum<text:line-break/>denotat cruditatem: quod </text:span><text:span text:style-name="T7">vero</text:span><text:span text:style-name="T25"> vehementer pallidum est,<text:line-break/>ut ad flavum accedat, biliosum calorem. Periculum igi-<text:line-break/>tur his urinis non ob malignitatem subest, sed ob vim<text:line-break/>febris. Eorum aliqui si reliqua sunt cuncta salubria ju-</text:span></text:p>
      <text:p text:style-name="P18"><text:span text:style-name="T25">dicantur. Nihil habet ergo admirationis, si in talibus<text:line-break/>urinis quis longo tempore morbum traxerit, utro modo<text:line-break/>oleosas accipias. Non enim sunt illae quidem salubres<text:line-break/>urinae, non tamen magnopere perniciosae. Porro ex iis,<text:line-break/>* quae in exitu scripsit historiae, pravitas humorum quae-</text:span></text:p>
      <text:p text:style-name="P19"><text:span text:style-name="T25">dam tenebat Parium biliosa et ventris jecinorisque ex-<text:line-break/>tinguebatur facultas. Nam ubi finem imponit his narran-<text:line-break/>dis, quae illi acciderunt, scripsit perpetuo usque ah initio<text:line-break/>turbatam alvum fuisse dejectionibus biliosis et humidis:<text:line-break/>interim etiam suppressam fuisse,, ferventibus inconcoctis-<text:line-break/>que dejectis. Hinc tibi humorum, qui morbum induxe-<text:line-break/>runt, liquet vitium. Itidem ex eo qui toto fere morbo'<text:line-break/>cornatosus fuit et lusomnis. Jam quod extinguebatur na-<text:line-break/>turalis facultas, ejus signum proprium est ipsa quae lu<text:line-break/>morbo evenit inappelentia. Neque enim latet Hippocra-<text:line-break/>tem </text:span><text:span text:style-name="T15">ἀποσίτους </text:span><text:span text:style-name="T25">more antiquorum Graecorum eos qui ap-<text:line-break/>petentia carent appellare. Atqui videtur imbecilla fuisse<text:line-break/>natura, quae judicium saepe moliretur, nihil tamen pro-</text:span></text:p>
      <text:p text:style-name="P18"><text:span text:style-name="T25">ficeret, fed morbo esset inferiori huc accessit malus lio-<text:line-break/>minis vietus, qui quidem nion leve; affertrad exitiunf mo-<text:line-break/>mentum. At vero dierum decretoriorum ratio exacte et<text:line-break/>hic ohscrvata videture Omnes enim decretorii motus et<text:line-break/>recidivae in hosce dies aegro inciderunt. Etenim rnde.<text:line-break/>eimi meminit et quartidecimi , a quo decimi et' septimi,<text:line-break/>postea vigesimi et vigesimiquarti </text:span><text:span text:style-name="T7">et</text:span><text:span text:style-name="T25"> trigesimiquarti, atque<text:line-break/>quadragesimi, postremi'omnium centesimi vigesimi, qpo die-<text:line-break/>functum esse- hominem 'ait. Quod vero dixi ante, &lt;non<text:line-break/>praeteribo hic. Si rquis</text:span><text:span text:style-name="T36">;</text:span><text:span text:style-name="T25"> errores interpretum hujus libri<text:line-break/>refutet, in crimen incidet loquacitatis. Itaque ut'illis<text:line-break/>• quaedam sum exempli gratia referre compulsus, ita i hoc<text:line-break/>loco faciam. Sabinus ergo quid de aegri patria attuerit,<text:line-break/>supra indicavi. Qtrae vero de oleosa ille, urina , hoc: loco<text:line-break/>commemorabo: non parum enim refert hujusce resscon-<text:line-break/>sideratio. Itaque de ea lu haec verba scribit r oleosum<text:line-break/>igitur sunt qui bilem dicaut este ; veru m non est bilis,<text:line-break/>quandoquidem' non ita esset perniciosum : nam bilis fre-</text:span></text:p>
      <text:p text:style-name="P17"><text:span text:style-name="T25">quenter exit, neque offendit quicquam. Alii nervorum,<text:line-break/>ossium et cartilaginum dicunt liquationem esse, hujus enim<text:line-break/>coloris haec omnia esse. Sed falluntur ii, • qui • calorem<text:line-break/>oleosum ossibus ferunt et cartilaginibus nervisque </text:span><text:span text:style-name="T7">effe si-<text:line-break/></text:span><text:span text:style-name="T25">milem, neque etiam tanta fuisset vitae protractio sulidis<text:line-break/>partibus- marcescentibus. Vigesimo enim die supra cente-<text:line-break/>simum vita excessit; neque periit quisquam tali urina<text:line-break/>reddita. An vero propterea potius hic est aeger descri-<text:line-break/>ptus, ut ideo ostendat oleosa reddita urina nullam esse<text:line-break/>mortis exspectationem, sed aliquandiu sustinere potuisse<text:line-break/>acuitatem, delude mortuum esse, itaque salutis spem fuisse<text:line-break/>nullam !uperata morbi acnitate, His praedictis Sabinus<text:line-break/>mox adjungit: quid est ergo oleosum? Ut oleum ignem<text:line-break/>externum: alit, ita/ nostrae naturae, quae assimilis est igni,<text:line-break/>alimentum est coctorum ciborum adeps. Proinde oleosa<text:line-break/>urina nutrimentum est naturae, ostenditque nataram ci-<text:line-break/>bum non scntire,'rdeoque jam interiisse , • qnia non nu-</text:span></text:p>
      <text:p text:style-name="P287"><text:span text:style-name="T25">7<text:tab/>•<text:tab/>.</text:span></text:p>
      <text:p text:style-name="P288"><text:span text:style-name="T25">tritur natura. Longus vero hic morbus jure erat, quod<text:line-break/>pars lautum detraheretur, non universum naturae alimen- •<text:line-break/>tum. Haec -verba sunt Sabini, cujus est sententia-: quem-<text:line-break/>admnilum externus hic'ignis oleo nutritur, sic insitum<text:line-break/>nobis calidum : itaque aliquando oleum est iis ex usu, qui<text:line-break/>eorpiis recuperare volunt, ad haec, ut colore et crassitie<text:line-break/>sit similis oleosa urina Oleo , non pinguitudine tamen veI<text:line-break/>olfactu vel gustu. Quare' mireris sane hos, qui quum<text:line-break/>aliena male reprehendant, sua placita nullo judicio litte-<text:line-break/>ris produnt. </text:span><text:span text:style-name="T25">• • n-ici </text:span><text:span text:style-name="T25">.<text:tab/></text:span><text:span text:style-name="T25">,<text:tab/>. ;</text:span></text:p>
      <text:p text:style-name="P19"><text:span text:style-name="T25">•i-b </text:span><text:span text:style-name="T25">-- </text:span><text:span text:style-name="T25">: - ' </text:span><text:span text:style-name="T25">sui- </text:span><text:span text:style-name="T25">LXXIH.</text:span></text:p>
      <text:p text:style-name="P22"><text:span text:style-name="T7">Mulier quaedam quae apud frigidam- aquam in Thafo<text:line-break/>aegrotabat, postquam stlitem pepertjset, nec escet pur-<text:line-break/>gata, tertio n partu die subre correpta est, acuta, hor-<text:line-break/>rida. Multo tamen ante partum febriculosa decubuerat<text:line-break/>cibumque fastidierat. Ut riguifsut, febres fuerunt con-<text:line-break/>tinuae , acutae,; horridae. Die octavo proximisque</text:span></text:p>
      <text:p text:style-name="P17"><text:span text:style-name="T21">- </text:span><text:span text:style-name="T7">diebus multam deliravit, rediitque statim ad mentem,<text:line-break/>alvus turbata multis tenuibus et aquosa bile mistis, non<text:line-break/></text:span><text:span text:style-name="T7">- </text:span><text:span text:style-name="T7">sitiebat. Undecimo mentis erat compos f- fed erat co-<text:line-break/></text:span><text:span text:style-name="T7">-u </text:span><text:span text:style-name="T7">matosu j urinae multae., tenues et nigrae, stnsumnis erat.</text:span></text:p>
      <text:p text:style-name="P19"><text:span text:style-name="T7">ngefimo aliquantum circum frixit statirnque recusuit,<text:line-break/>nonnihil delirabat, infomnis erat,- alvus eadem erat:<text:line-break/>urinae aquosae et multae malae. Vogestrnofeptimo fe-<text:line-break/>bre vacabat, substitit alvus : non multa gost dextra co-<text:line-break/>xendix graviter diu doluit; sub res rursus comitabantur<text:line-break/>et urinae aquojue. Quadragesimo coiendicis dolor re-<text:line-break/>mistus fuit, fustes vero affiduae, humidae, multae, ab-<text:line-break/>vas est represtsu, cibum fastidiebat ; in' urinis nihil est<text:line-break/>innovatum i at vero febres omnino non intermittebant,<text:line-break/>erraticae,! nunc accedebant, nunc non. Sexagesimo<text:line-break/>tujsus sine stgnis evanuerant i neque ulla enim spatorum<text:line-break/>erat concoctio, nec alvi consuetus abfcestsus, dextra<text:line-break/>maxilla detracta est, comatosu, iterum deliravit sta-<text:line-break/>timque resipuit ,'sud</text:span><text:span text:style-name="T25"> ad cibos </text:span><text:span text:style-name="T7">aversu </text:span><text:span text:style-name="T53">'animo.su.</text:span><text:span text:style-name="T7">habuit.</text:span></text:p>
      <text:p text:style-name="P289"><text:span text:style-name="T7">maxilla ad locum suum rediit, alvus biliosa, pauca red-<text:line-break/>didit: acutius febricitavit, inhorruit scquentibusque die-<text:line-break/><text:tab/> Ius. ohmutuip,. rediitque ad menternrst est locuta. Octo-</text:span></text:p>
      <text:p text:style-name="P19"><text:span text:style-name="T7">gestrno obiit f urinae hujus perpetuo nigrae erant tenues-<text:line-break/>que et aquosae, comaeque consequebatur; cibum non<text:line-break/>sumebat; animo erat dejecto; infomnis, iracunda, im-<text:line-break/>placida, animo melancholico.</text:span></text:p>
      <text:p text:style-name="P19"><text:span text:style-name="T25">Annotandum puto,,, qui factum sit, ut nihil de .hoc,<text:line-break/>apud frigidam aquam, Sabinus dixerit r quum ille licere<text:line-break/>posset, hac , de </text:span><text:span text:style-name="T7">re</text:span><text:span text:style-name="T25"> mulierculam refrigeratam lu valetudi-<text:line-break/>' nem incurrisse. Natu hoc multo, erat probabilius iis,<text:line-break/>quae lu Parium funt dicta et in eum qui lu horto de-<text:line-break/>cumbebat et qui prope aedem faianae, eurnque qui pro-<text:line-break/>.pier novum murum habitabat.. Itaque videbitur, suppressa<text:line-break/>e partu purgatione,, incidisse ,mulier in,morbum, quippe<text:line-break/>menstruorum suppressio offendit, tamen non perinde ut si<text:line-break/>partu supprimantur, officit quod nop abundantiam modo.</text:span></text:p>
      <text:p text:style-name="P17"><text:span text:style-name="T25">sed insignem etlam humorum pariat pravitatem. Nam<text:line-break/>meliorem sanguinem ad fe foetus nutrimenti causa alli-<text:line-break/>ciens, relinquensque deteriorem, causa est ut praegnantes<text:line-break/>pravis humoribus impleantur, quos a partu evacuat na-<text:line-break/>tura. • Quod quum majores animadvertissent </text:span><text:span text:style-name="T15">λοχίών κένω-<text:line-break/>σιν</text:span><text:span text:style-name="T25">, id est puerperarum a partu vacuationem, excretio-<text:line-break/>nem sanguinis vocitaverunt.' Est vero etiam menstrua va-<text:line-break/>euatlo nonfoium vaeuatio, fed purgatio r verum non est<text:line-break/>aequabilis tamen multitudo vitiosorum humorum, neque<text:line-break/>pati spatio menstruis circuitibus congeritur, quanta dum<text:line-break/>partum’geret. In universum vero melancholicus apparet<text:line-break/>sanguis, quem a puerperio evacuant. Prolude etiam con-'<text:line-break/>spiciuntur urinae omnibus infectae esse,, ut si fuligo quae-<text:line-break/>piam in eas incidisset. Quod utique Hippocrates et de<text:line-break/>hau scripsit muliere, undecimo die; dicens, urinae mul-<text:line-break/>tae, tenues,'nigrae; Equidem quandam novi quam tali-<text:line-break/>bus: urinis magna copia evacuatis, auxilium percepit.<text:line-break/>Alias non est huic, talis: evacuata , nam in aquosa con-</text:span></text:p>
      <text:p text:style-name="P17"><text:span text:style-name="T25">versae sunt ei urinae multae, tenues, nigrae. Quare in<text:line-break/>vigesimi .diei scriptum est narratione, urinae aquosae,<text:line-break/>multae, malae; postea quadragesimo die lu urinis nihil est<text:line-break/>innovatum. Quin nec aliam est illa vacuationem conse-<text:line-break/>cuta, nec abscessum. Itaque postquam diu laborasset, octo-<text:line-break/>gesimo die obiit. Nam ipse sic Hippocrates scripsit. Ne-<text:line-break/>que enim illa sputorum erat concoctio-: nec alius solitus<text:line-break/>abscessus, licet studeret illico natura redundantiam ad<text:line-break/>coxendicem deponere, sed haec videtur reciprocata; nam<text:line-break/>ille dicit, quadragesimo coxendicis dolor remissus est;<text:line-break/>tusses vero assiduae, humidae. Enimvero saepius jam au-<text:line-break/>divimus quod thoraci consortium cum genitalibus sit.<text:line-break/>Habes eorum quae huic mulieri acciderunt capita. De<text:line-break/>iis vero, quae in proposita oratione sunt separarim scripta,<text:line-break/>alni excrementa </text:span><text:span text:style-name="T15">ύδατόχολα, </text:span><text:span text:style-name="T25">quidam per </text:span><text:span text:style-name="T15">χ </text:span><text:span text:style-name="T25">et </text:span><text:span text:style-name="T15">λ </text:span><text:span text:style-name="T25">scribuntur,<text:line-break/>quidam per </text:span><text:span text:style-name="T21">χ</text:span><text:span text:style-name="T15"> </text:span><text:span text:style-name="T25">et o et </text:span><text:span text:style-name="T15">λ; </text:span><text:span text:style-name="T25">atque illa esse quidem tenuia,<text:line-break/>ut aqua est, nam tenue utrunque nomen indicat, caete-</text:span></text:p>
      <text:p text:style-name="P17"><text:span text:style-name="T25">rum colore diverso, </text:span><text:span text:style-name="T15">ύδατόχλοα τῆς χλόης, </text:span><text:span text:style-name="T25">id est graminis,<text:line-break/>reddere colorem, </text:span><text:span text:style-name="T15">ύδατόχολα τῆς χολῆς, </text:span><text:span text:style-name="T25">id est bilis. Jam<text:line-break/>tertia etiam scriptura est per </text:span><text:span text:style-name="T21">χ</text:span><text:span text:style-name="T15"> </text:span><text:span text:style-name="T25">et </text:span><text:span text:style-name="T15">ρ ῆδατος χρόα, </text:span><text:span text:style-name="T25">id est<text:line-break/>aquae color, quae nec in antiquis et fidelibus exemplari-<text:line-break/>bus reperitur; estque plane mendosa. Nam aquosae uri-<text:line-break/>nae ex nominis argumento et materiam repraesentant te-<text:line-break/>nuem et colorem album. . Porro in historia hujus aegrae<text:line-break/>Hippocrates est affectata quadam abusus dictione; alloqui<text:line-break/>clarissime hoc llbro omnia locutus. Scripsit ergo, dictio-<text:line-break/>nem in hunc modum </text:span><text:span text:style-name="T25">, </text:span><text:span text:style-name="T15">πρὸς δὲ τὰ γεύματα ἀπονενοημένως<text:line-break/>εἴχεν, </text:span><text:span text:style-name="T25">hoc est sed ad cibos aversu animo sc habuit, maximo<text:line-break/>appetitus defectu et eorum odio ex voce una indicato;<text:line-break/>quod signum esse pravum frequenter est dictum. Operae<text:line-break/>pretium est autem mirari cur nihil Sabinus de notis cui-<text:line-break/>que aegro subditis dixerit: de quibus quia secundo com-<text:line-break/>mentario fatis, disputa vi, nihil est etiam quod hic de eis</text:span></text:p>
      <text:p text:style-name="P17"><text:span text:style-name="T25">faciam mentionem. Atqui ille in singulis aegris instituit<text:line-break/>et detegere conatur interpretum lueptias.</text:span></text:p>
      <text:p text:style-name="P290"><text:span text:style-name="T25">a- ••<text:tab/>• e .ri 1 t.-i . e ..<text:tab/>•<text:tab/>’. ei. tr-</text:span></text:p>
      <text:p text:style-name="P19"><text:span text:style-name="T25">alvj. - • LXXIV. -sum ,</text:span></text:p>
      <text:p text:style-name="P25"><text:span text:style-name="T7">ibi Thajo Pythionem, qui supra Herculis fanum decum-<text:line-break/>bebat, ex laboribus, lafsttudiniiui, parum Labita </text:span><text:span text:style-name="T7">victus',<text:line-break/></text:span><text:span text:style-name="T7">ratione, magnus coepit rigor et febris acuta-;.. lingua<text:line-break/>inaruit, sttibundus erat, biliosus, nan dormivit; urinae<text:line-break/>subnigrae, suspensio sublimis, non substdebat. Aitei-o<text:line-break/>dia sub meridiem extremae partes frigebant, praefer<text:line-break/>caeteras manus, et caputt obmutuit,:'voce desectus est,<text:line-break/></text:span><text:span text:style-name="T60">n</text:span><text:span text:style-name="T7"> </text:span><text:span text:style-name="T7">diu brevispirus, rediit, nocte quievit, circa caput mo-<text:line-break/>- dicum sudavit. Ore- tertio interdia quievit L vesperi sub<text:line-break/>solis occasum aliquantam suiguit, turbatio; nox labor</text:span></text:p>
      <text:p text:style-name="P22"><text:span text:style-name="T7">’ </text:span><text:span text:style-name="T7">riosu fuit, nihil dormivit j ab alvOi psiuca, compacta<text:line-break/>stercora descenderunt. Qtiarta mane guteriit; adi meri--,</text:span></text:p>
      <text:p text:style-name="P25"><text:span text:style-name="T7">' </text:span><text:span text:style-name="T7">Hem ornum irritata sua </text:span><text:span text:style-name="T41">t</text:span><text:span text:style-name="T7"> frigus, matus</text:span><text:span text:style-name="T25">, sine </text:span><text:span text:style-name="T25">voce, </text:span><text:span text:style-name="T25">in</text:span></text:p>
      <text:p text:style-name="P18"><text:span text:style-name="T7">deterius, calor rediit post paulo urinas nigras eum<text:line-break/>suspensione reddidit, nocte placide dormivit. Quinto<text:line-break/>relevatus visus est este, ventrem tamen cum dolore grm-<text:line-break/>vitds tenuit; sttibundus. Noctem laboriosum habuit.<text:line-break/>Sexto mane quievit : ad vesperum dolores increverunt,<text:line-break/>exacerbatus est, vesperi, indito clystere commode alvus<text:line-break/>reddidit, nocte dormivit. Septimo die fastidiosas im-<text:line-break/>placidior erat, oleosum minxit, nocte est multum tur-<text:line-break/>batus, delirabat, nihil dormiebat. Octavo mane ali-<text:line-break/>quantum dormivit, moxque frigus eum cepit, ac vox<text:line-break/>eum defecit-, spiritus exilis et imminutus; vesperi rursus<text:line-break/>calor rediit, deliravit ; jam antelucano aliquanto levius<text:line-break/>habuit; dejectiones merae, paucae, biliosae. Nono quum<text:line-break/>excitaretur, cornatosus erat, 'non valde sttibundus, sub<text:line-break/>jolis occasum graviter tulit, deliravit; noctem incom-<text:line-break/>modam habuit. Decimo mane stne voce, multum frigus,<text:line-break/>febris acuta, multus sudor, obiit, diebus huic paribus<text:line-break/>labares.</text:span></text:p>
      <text:p text:style-name="P18"><text:span text:style-name="T25">Vel hujus offendes omnia ab initio symptomata et<text:line-break/>signa letalia fuisse et accessiones diebus paribus, ut ipse<text:line-break/>indicavit Hippocrates, quum in decimi diei narratione,<text:line-break/>' quo obiisse illum dicit, addidit, diebus huic paribus la-<text:line-break/>bores, etenim mortem generale judicii significatum ama<text:line-break/>plectitur, ut est ostensum. Iam servatum - in hoc etiam<text:line-break/>est' aegro ut judicia iis essent fere, diebus, quibus gravio-<text:line-break/>res labores, nam quum in dies paras inciderent, mors ’<text:line-break/>quoque in die est consecuta pari. Porro in narratione<text:line-break/>symptomatum hujus duo sunt., quae interpretum requi-<text:line-break/>runt, quorum in respiratione, est alterum. Nam </text:span><text:span text:style-name="T15">βραχύ-<text:line-break/>πνους,- </text:span><text:span text:style-name="T25">id est brevifpirus, est in diei secundi expositione<text:line-break/>scriptus: et spiritus exilis imminutusque lu octavi enar-<text:line-break/>ratione. Didicisti autem tum in primo de dyspnoea com-<text:line-break/>mentario, tum fecundo in praesagis, ubi hanc dictionem<text:line-break/>sumus interpretati: Spiritus si frequens sit, dolorem signi-<text:line-break/>ficat vel inflammationem supra septum transversum , par</text:span></text:p>
      <text:p text:style-name="P17"><text:span text:style-name="T15">! </text:span><text:span text:style-name="T25">vum esse quendam pariter et rarum spiritum, qui; quum<text:line-break/></text:span><text:span text:style-name="T25">' refrigeratur et emoritur jam vitalis . facultas fit: quod<text:line-break/>symptomate quodam inseparabili indicavit hisce • verbis:<text:line-break/></text:span><text:span text:style-name="T25">si frigidum e naribus </text:span><text:span text:style-name="T25">et ore </text:span><text:span text:style-name="T7">expiretur,’ exitiale </text:span><text:span text:style-name="T7">jam</text:span><text:span text:style-name="T25"> </text:span><text:span text:style-name="T25">est<text:line-break/>admodum. Eundem puta eum hic dixisse, secundo die<text:line-break/>brevem, octavo exilem et imminutum. Nam quidam est<text:line-break/>alius praeterea spiritus brevis simul et frequens, dolorem -<text:line-break/></text:span><text:span text:style-name="T25">denotans</text:span><text:span text:style-name="T25">, </text:span><text:span text:style-name="T25">ut demonstravimus </text:span><text:span text:style-name="T25">aut in respirationis </text:span><text:span text:style-name="T25">partibus<text:line-break/></text:span><text:span text:style-name="T25">aut illorum vieinis. Verum ambos si inter fe compares,<text:line-break/>pauciorem multo suris aerem attrahi intro in altero offen-<text:line-break/>des, quem parvum simul et rarum dixit fieri. Nam </text:span><text:span text:style-name="T7">fre-<text:line-break/>quentia</text:span><text:span text:style-name="T25"> si ad brevitatem accedat, assiduitate' </text:span><text:span text:style-name="T25">defectum<text:line-break/></text:span><text:span text:style-name="T25">cujusque inspirationis resarcit, ut qui assidue bibunt mo-<text:line-break/>dicum: siquidem hos </text:span><text:span text:style-name="T15">βραχυπότονς, </text:span><text:span text:style-name="T25">id est modicum potan-<text:line-break/>tes, appellabis qui </text:span><text:span text:style-name="T25">et </text:span><text:span text:style-name="T25">parum bibunt et magno interjecto</text:span></text:p>
      <text:p text:style-name="P22"><text:span text:style-name="T25">" </text:span><text:span text:style-name="T25">spatio. Nam si parum quis et assidue bibat-, hunc simpli-<text:line-break/>citer non </text:span><text:span text:style-name="T15">βραχύποτον, </text:span><text:span text:style-name="T25">sed </text:span><text:span text:style-name="T15">βραχὺ πίνοντα, </text:span><text:span text:style-name="T25">id est paulatim<text:line-break/>bibentem appellaveris. Haud- aliter qui proprie brevispi- ,</text:span></text:p>
      <text:p text:style-name="P18"><text:span text:style-name="T25">rus vocatur, quoties spiritum trahit, non parvum tantum,<text:line-break/>verum etiam intervallo longo interposito, externum per<text:line-break/>guttur aerem attrahit. Quaeras ergo fortassis cur quum<text:line-break/>Hippocrates primo die febrem praedixerit acutam fuisse,<text:line-break/>allero die hominem brevispirum fuisse dixerit: nam nos<text:line-break/>in vehementibus febribus demonstravimus, magnum spiri-<text:line-break/>. tum et frequentem esse. Respondemus, primo quidem<text:line-break/>die calorem per putrescentes humores succensum febrilem,<text:line-break/>ipsum quidem digestum esse, relictum vero nativum tan-<text:line-break/>turn adeo jam infirmum, ut jam prius cxtingueretur quam<text:line-break/>febrilis de integro accenderetur calor, veluti fervefactis,<text:line-break/>qui computrescerent, succis. Alterum vero diem frigoris<text:line-break/>dominantis attulisse signum. Cujus quidem est maxima<text:line-break/>demonstratio, quod brevispirum dicat tum hominem fuisse<text:line-break/>et friguisse. Nam de fecundo die ita scribit, allero die<text:line-break/>sub meridiem extremae partes frigebant, praeter caeteras<text:line-break/>manus et caput, mutus, voce defectus, diu brevifpirus.<text:line-break/>Rursus de octavo die haec tradit, octavo mane aliquan-</text:span></text:p>
      <text:p text:style-name="P17"><text:span text:style-name="T25">tum dormivit rnoxque frigus coepit et vox eum defecit,<text:line-break/>spiritus exilis et imminutus: ubi mihi hoc quoque attende:<text:line-break/>Quum est refrigeratus, una cum vitiata respiratione voce<text:line-break/>esse eum defectum dicit, quod solet etiam, interim ex-<text:line-break/>tinctionem naturae comitari. In quarto die quum scribit,<text:line-break/>frigus, mutus, sine voce, lu deterius, ostendit adjecto<text:line-break/></text:span><text:span text:style-name="T7">in</text:span><text:span text:style-name="T25"> deterius, etiam brevifpirunr illum fuisse. Reliquum<text:line-break/>ergo est hic ut declaremus cur postea </text:span><text:span text:style-name="T15">ἄνανδος, </text:span><text:span text:style-name="T25">id est mu-<text:line-break/>tus addiderit, voce defectus. Cujus haec est ratio. Ser-<text:line-break/>monem Graece </text:span><text:span text:style-name="T15">αύδὴν</text:span><text:span text:style-name="T25">, nec .orationem quando auditu pro-<text:line-break/>prie sentitur, antiqui vocare videntur; nec illud species<text:line-break/>ejus sit sola, quod de angustia per animantis emittitur os,<text:line-break/>in quo continetur fletus, sibilus, luctus, tussis et id ge-<text:line-break/>nus alia; fed unam hominis vocem, qua inter nos collo-<text:line-break/>quimur, sermonem, Graece </text:span><text:span text:style-name="T15">αύδὴν </text:span><text:span text:style-name="T25">nominanti Itaque, etiam<text:line-break/>poeta ubi suos equos alloquentem inducit Achillem, ibi</text:span></text:p>
      <text:p text:style-name="P18"><text:span text:style-name="T25">alterum eorum ait respondisse lingua humana. inquit<text:line-break/>enim;</text:span></text:p>
      <text:p text:style-name="P19"><text:span text:style-name="T7">Aidntvtn</text:span><text:span text:style-name="T25"> </text:span><text:span text:style-name="T15">ἔθηκε </text:span><text:span text:style-name="T21">θεὰ</text:span><text:span text:style-name="T15"> λευκώλενος ’Ἡγη,<text:line-break/></text:span><text:span text:style-name="T25">id est:</text:span></text:p>
      <text:p text:style-name="P19"><text:span text:style-name="T7">Hunc regina loqui fecit dea candida Juno.</text:span></text:p>
      <text:p text:style-name="P19"><text:span text:style-name="T25">Non quod antea voce careret, neque communem equorum<text:line-break/>vocem haberet, caeterum quod non illam, quem sermonem<text:line-break/>Graece, </text:span><text:span text:style-name="T15">αύδὴν </text:span><text:span text:style-name="T25">appellant. Sic deam dicit loqui, quum<text:line-break/>humana uteretur lingua; quod eam etiam humana esse<text:line-break/>forma ferant, quum dii ejus figurae omnes non sinti Nam<text:line-break/>' sol plane et luna reliquaque sidera longius ab humana forma<text:line-break/>recesserunt. Unde etiam: Hippocrates obmutuisse quidem<text:line-break/>dixit, quod loqui non valeret; </text:span><text:span text:style-name="T7">voce</text:span><text:span text:style-name="T25"> defectum esse, quod<text:line-break/>nee lugere- nec clamare; quod certe multo liquet esse<text:line-break/>deterius quam obmutuisse; nam quibus sola est resoluta<text:line-break/>lingua, possunt interdum clamare altissime, tamen loqui<text:line-break/>non valent; qui si ne vocem quidem mittere queant, ex-</text:span></text:p>
      <text:p text:style-name="P17"><text:span text:style-name="T25">tremae est hoc extinctionis facultatis signum, ubi qui eo<text:line-break/>im statu sunt;' neque lugent neque gemunt neque </text:span><text:span text:style-name="T7">fa-<text:line-break/>nare</text:span><text:span text:style-name="T25"> omnino possunt. Sabinus, ita ut alii qui nullam<text:line-break/>omnino habet vocem, hunc arbitratur mutum esse ni-<text:line-break/>ctum; voce vero defectum perinde ab Hippocrate ait feri-<text:line-break/>ptum esse ac attonitum, quasi vero ita affectum attonitum<text:line-break/>vocare non potuisset. Atqui nec reliqua, quae lu hoc<text:line-break/>sunt affectu dicta, consentiunt, praesentem aegrotum at-<text:line-break/>tonitum fuisse.</text:span></text:p>
      <text:h text:style-name="Heading_20_2" text:outline-level="2">LXXV.</text:h>
      <text:p text:style-name="P22"><text:span text:style-name="T7">Qui phreniticus primo die decubuit, aeruginosu multa te-<text:line-break/>nuia vomuit; febris horrida prehendit; sudor copiosus,<text:line-break/>afstduus per universum corpus j capitis et cervicis gra-<text:line-break/>vitas cum dolore; urinae tenues, enaeorernata parva,<text:line-break/>dispersu; non sudavit. Ab alvo affatim stercora de-<text:line-break/>jiciebantur; multum deliravit; nihil dormivit. Secundo<text:line-break/>mane vox desucit; Jebris' acuta invastt; sudavit j non</text:span></text:p>
      <text:p text:style-name="P17"><text:span text:style-name="T7">intermisits palpitationes per totum corpus; nocte con-<text:line-break/>vulsiones. Tertio exacerbata sunt amnia. Quarto obiit.</text:span></text:p>
      <text:p text:style-name="P25"><text:span text:style-name="T25">Acutissimae phrenitidis hic aeger est exemplum, primo<text:line-break/>statim die una cum febre incessentis. Omnesque certe<text:line-break/>vidimus, qui quidem ita phrenitide perciti essent, intra<text:line-break/>feptimum diem mortuos esse; perpauci, hique rari, hunc<text:line-break/>superarunt. Est vero eorum morborum admiranda gene-<text:line-break/>tratio, quonam pacto commode valentes subitu invadat.<text:line-break/>Neque enim sicuti ipsorum generatio subita est, ita<text:line-break/>et generationis causa, ut si medicamentum homo le-<text:line-break/>tale sumpsisset vel bestia eum virulentissima momordisset:<text:line-break/>sed pedeteutim in corpore causae, quae sunt excitandis<text:line-break/>hujuscemodi malis, crescunt: quod morsis usu venit a<text:line-break/>rabidis canibus. Nam apertum est quod canis venenum<text:line-break/>est, licet in morsis non ocietur nec conquiescat, nullam<text:line-break/>sui ipsius notam prodit multis interitu proximis mensibus:</text:span></text:p>
      <text:p text:style-name="P17"><text:span text:style-name="T25">subito autem illis, quum viderint aquam, formido inces-<text:line-break/>sit posteaque brevi moriuntur. Longo enim tempore<text:line-break/>causa, quae rabiem efficit, augetur: quae ubi eo tandem<text:line-break/>pervenerit, niortem affert repentinam. Item in hac phre-<text:line-break/>nitide vitiosus in corpore humor'coacervatus fuit, veneno<text:line-break/>letali assimilis , in corporibus vicinis aliquid paulatim<text:line-break/>agens; quae quando </text:span><text:span text:style-name="T7">vitio</text:span><text:span text:style-name="T25"> jam aliquo pacto opportuna<text:line-break/>erant, humorque ipse evaserat malignissimus, letale re-<text:line-break/>pente apparuit symptoma. Namque sic phreniticus initio)<text:line-break/>statim vomuit virulenta, quod febribus adurentibus fere<text:line-break/>est consequens. Itaque ut veneno epoto letali quidam<text:line-break/>postridie vel tertio die moriuntur, qualitate ejus, non co-<text:line-break/>pia mortem afferente, et item hic quoque aeger statim </text:span><text:span text:style-name="T7">ter-'<text:line-break/></text:span><text:span text:style-name="T25">tio die censendus est obiisse, a qualitate succorum viru-<text:line-break/>lentorum, non a phrenitide peremptus: at phreniticis i!-.<text:line-break/>lnm est subIecura, symptomatis vice. Equidem quarto</text:span></text:p>
      <text:p text:style-name="P17"><text:span text:style-name="T25">die et quinto acuta a primo statim correptos phrenitide<text:line-break/>vidi exanimatos esse, tertio non vidi, sic ne vigesimum<text:line-break/>diem attigisse. Quare hunc videtur Hippocrates ut velo-<text:line-break/>cissime peremptum ob oculos nobis proponere: et alterum<text:line-break/>paulo post, qui praeter omnium expectationem vitam pro-<text:line-break/>duxit, de quo ssio loco lisseremus,</text:span></text:p>
      <text:h text:style-name="Heading_20_2" text:outline-level="2">LXXVI.</text:h>
      <text:p text:style-name="P19"><text:span text:style-name="T7">Calvo in Larisa sumur dextram derepente doluit, nihil~<text:line-break/>que ex oblatis profuit. Primo die febris acuta, ardens<text:line-break/>sensim prehendit, doloresque concomitabantur. Secundo<text:line-break/>die femoris quidem dolores remiserunt, fed febris in-<text:line-break/>tensa est, submoleste patiebatur, non dormiebat, summa<text:line-break/>corporis frigebant, urinarum non bonarum copia pro-<text:line-break/>stuxit. Tertio femoris quidem dolor cejsuvit, verum<text:line-break/>. mentis alienatio perturbatioque et multa jactatio accesu</text:span></text:p>
      <text:p text:style-name="P19"><text:span text:style-name="T7">. ferunt. Quarto circa meridiem celerrime defuncta est.</text:span></text:p>
      <text:p text:style-name="P18"><text:span text:style-name="T25">Hoc lecto aegro, siquidem animum dictis diligenter<text:line-break/>non advertas, in quovis dolore timidus eris: si vero di- '<text:line-break/>ligenter attenderis, non praecipitanter timidus eris, neque<text:line-break/>temere securus. Sed si qua forte pars doleat , primum<text:line-break/>nunquid ob externam quandam causam evenerit animad-<text:line-break/>vertas. Namque lu motibus quibusdam imprudentes qui-<text:line-break/>dam laesi sunt: et dormiendo qui minus commode partem<text:line-break/>aliquam composuerint; in convertendoque et contorquendo<text:line-break/>fubito partes rigentes et ante refrigeratae convulsionibus-<text:line-break/>que et elisionibus correptae dolores maximos creant. Et<text:line-break/>vero rapturae etiam quibusdam dolorem afferunt, prae<text:line-break/>caeteris qui sicco sunt temperamento, atque adeo magis,<text:line-break/>si inclinata aetate vel senes sint. Quod si nulla talis do-<text:line-break/>loris videatur. causa esse, proximum est considerare ' quae<text:line-break/>praecesserit ratio victus, ecquid ignarior praeter institu-<text:line-break/>tum sit aut albo sit homo pleniore usus, magni nutri-<text:line-break/>menti aut solitae illi excretiones substiterint. Nam si<text:line-break/>quid tale sit aut si omnino plenitudo causa doloris ante-</text:span></text:p>
      <text:p text:style-name="P17"><text:span text:style-name="T25">grefla videatur, quamprimum hominem vacuato; tum enim<text:line-break/>sccurissime fluxiones reprimentia partibus dolentibus ap-<text:line-break/>plicueris. Nain si ante vacuationem id tentes, humorum<text:line-break/>abundantiam ad maxime principes partes retorquebis, lino<text:line-break/>ne calefacere quidem et lenire ante corporis vacuationem<text:line-break/>partes dolentes licet: nam saepe ad partem affectam<text:line-break/>omnino, ob ea remedia, allicitur humorum affluentia;<text:line-break/>ita alterum homini discrimen accedit, ubi nimium sit in-<text:line-break/>flammata pars. Etenim etiam ipfe, ut jam nosti, verba<text:line-break/>fecit de istis abscessibus, quorum aut capax pars non sit<text:line-break/>aut si sit, non ferat. Si nulla ex praecedente victus </text:span><text:span text:style-name="T7">ge-<text:line-break/>nere</text:span><text:span text:style-name="T25"> esse affiucntia in corpore appareat, remediis ad do-<text:line-break/>lorem ^facientibus tutu utaris licet, fomentisque ac me-<text:line-break/>dicamentis hutnidis et calidis facultate, quorum in com-<text:line-break/>mentarris de medicamentis materiam didicisti. Qui si his<text:line-break/>non cedat, relinquitur ut totum corpus vacuetur. Etenim<text:line-break/>faepenumero in eo. abundantia paulatim est coacervata,</text:span></text:p>
      <text:p text:style-name="P17"><text:span text:style-name="T25">ubi apud se ciborum homo .non animadvertat neque quan-<text:line-break/>titatem neque qualitatem. Aliquando vero etiam cutis<text:line-break/>se ipsa densior reddita ab aliquibus causis hominem idio-<text:line-break/>tam latentibus perspirationern cohibens, causa evasit'<text:line-break/>plethoricae affectionis. Quare dolorem si remedia non<text:line-break/>sedent, aeger primo quoque tempore est vacuandus. Ego<text:line-break/>vero in calvo hoc certe, detractus eifanguis sit, nec ne,<text:line-break/>non habeo conjicere. Nam quatenus dicit Hippocrates,<text:line-break/>nihil ex iis quae offerebantur juvabat, possit aliquis di-<text:line-break/>cere inter ea quae offerantur Hippocratem sanguinis<text:line-break/>missionem commemorasse. Alius dicat non este de oblatis<text:line-break/>illi • auxiliis, verum quia mente excidit in quatuorque<text:line-break/>diebus obiit, relictaauxilia esse. Porro ad finem in exem-<text:line-break/>plarihus concinnatis tum huic aegro tum proximo est<text:line-break/>adscriptum, primum quidem, acutum, deinde vero notae<text:line-break/>illae, de quibus, ut dixi, prudenter Sabinus nihil dixit;</text:span></text:p>
      <text:p text:style-name="P17"><text:span text:style-name="T25">at Zeuxis in unoquoque aegro malos interpretes repre-<text:line-break/>hendit. Nobis vero adscriptitia illa praesenti sermone vi-<text:line-break/>sum fuit praeterire: scribam enim, si visum fuerit, iis,<text:line-break/>qui in istis libenter curiosi funt, separarim integrum li-<text:line-break/>brum, . ubi de notis cuique additis aegro sermo habebitur;<text:line-break/>in </text:span><text:span text:style-name="T7">praesenti</text:span><text:span text:style-name="T25"> utilibus admiscere non decet inutilia.</text:span></text:p>
      <text:h text:style-name="Heading_20_2" text:outline-level="2">LXXVlI.</text:h>
      <text:p text:style-name="P25"><text:span text:style-name="T7">Abderae Periclem febris acuta, continua cum dolore pre-<text:line-break/>hendit; sitis multat anxietas et potum continere'non<text:line-break/>poterat. Erat subsplenicus et gravato capite. Primo<text:line-break/>die sunguis copiosus ex, nare sinistra prostuxit : vehemens<text:line-break/>tamen febris intendebatur’, urinas copiosus reddidit,<text:line-break/>turbulentas^ albas, quae sedimentum non deponebant.<text:line-break/>Secundo exacerbata sunt omnia. Urinae crajsue qui-<text:line-break/>dem erant, sud magis substdebant, et remiffa est anxie-<text:line-break/>, tas, dormivit. Tertio febris remiffa est; urinae copio-<text:line-break/>sae, concoctae multumque sedimentum continentes i</text:span></text:p>
      <text:p text:style-name="P17"><text:span text:style-name="T7">noctem quietam habuit. Quarto sub meridiem multum<text:line-break/>calidum per universum corpus sudavit; sine</text:span><text:span text:style-name="T25"> febre </text:span><text:span text:style-name="T7">judi-<text:line-break/>catus est, neque morbus acutus reversus esu</text:span></text:p>
      <text:p text:style-name="P19"><text:span text:style-name="T25">Exemplum hic aeger est acutissimi morbi, horrendi<text:line-break/>illius quidem rudibus, caeterum brevi judicandi, prnden-<text:line-break/>tibus. Nam quum sublienofo primo statim die de sinistra<text:line-break/>nare copiosus erupisset sanguis: urinae item crassae essent<text:line-break/>et non consisterent et albo colore esient: tum altero die<text:line-break/>consisterent, melior erat de aegro spes. Ad haec ubi se-<text:line-break/>cundo die hominem fastidium reliquisset et dormivisset,<text:line-break/>certior jam brevi fore hominem incolumem spes erat. At<text:line-break/>postquam tertio die essent optimae et copiosissimae urinae,<text:line-break/>' clarum jam erat quarto die liberatum hominem iri morbo.</text:span></text:p>
      <text:h text:style-name="P7" text:outline-level="2">LXXVIII.</text:h>
      <text:p text:style-name="P19"><text:span text:style-name="T7">Abderae virginem quae in suero templi</text:span><text:span text:style-name="T25"> vestibulo </text:span><text:span text:style-name="T7">decum-<text:line-break/>bebat, subris acuta et ardens prehendit. Erat autem<text:line-break/></text:span><text:span text:style-name="T25">sitibunda </text:span><text:span text:style-name="T7">et pervigil: ipst primum muliebria profluxe-<text:line-break/>runt. Sexto die vehemens oborta est anxietas, rubor,<text:line-break/>horror, jactatio. Septimo eadem perseverarunt : urinae<text:line-break/>tenues</text:span><text:span text:style-name="T25"> quidem, </text:span><text:span text:style-name="T7">sud probe colorataet alvus non infesta-<text:line-break/>batur. Octavo surditas, febris acuta, insomnis, anxia,<text:line-break/>horrida, mentis compos; urinae eaedem. Nono ac</text:span><text:span text:style-name="T25"> pro-<text:line-break/></text:span><text:span text:style-name="T7">ximis diebus eadem, permansttque surditas. Decimo-<text:line-break/>quarto mentis perturbatio, subris remifsto. Decimo-<text:line-break/>scptimo multum e nanbus efstuxit, surditas nonnihil<text:line-break/>' levata est et sequentibus diebus anxietas, surditas aderat<text:line-break/>delirabatque. Uigestrno pedum dolor cepit at surditas<text:line-break/>et delirium reliquerunt; paucus ex naribus sunguis pro-<text:line-break/>rupit, sudavit; a febre liberata esu Vigestmoquarto<text:line-break/>febris reversu est iterurnque surditas; pedum dolor per-<text:line-break/>mansit , delirium. VigestmosepUmo copiose sudavit; a</text:span></text:p>
      <text:p text:style-name="P18"><text:span text:style-name="T7">subre immunis, surditas reliquit, pedam dolor aLiqaan-<text:line-break/></text:span><text:span text:style-name="T25">tulum </text:span><text:span text:style-name="T7">moratus est; in caeieris perfecte judicata esa</text:span></text:p>
      <text:p text:style-name="P291"><text:span text:style-name="T25">Ex humorum , haec abundantia videtur aegrotasse et<text:line-break/>quantum portendebant, prima symptomata, mortem certe<text:line-break/>huie timeres. Sed bonus urinarum color iis, qui humo-<text:line-break/>rum copia laborant, maximum est signum, quae'quia<text:line-break/>crassae non erant, fore longinquiorem'morbum denuncia-<text:line-break/>bant. Porro ut in omnibus aegris et ita etiam videntur<text:line-break/>hic servati decretoriorum dierum este circuitus. Jam na-<text:line-break/>tura quoque in hac decretoria signa et symptomata vide-<text:line-break/>tur praetulisse. ' .<text:tab/>.<text:tab/>;<text:tab/>• </text:span><text:span text:style-name="T25">tq •<text:tab/>’</text:span></text:p>
      <text:h text:style-name="Heading_20_2" text:outline-level="2">LXXIX.</text:h>
      <text:p text:style-name="P25"><text:span text:style-name="T7">Abderae Anaxionern ad Thracias portas decumbentem fe-<text:line-break/>bris acuta prehendit; lateris dextri dolor continuus;</text:span></text:p>
      <text:p text:style-name="P25"><text:span text:style-name="T7">- suce, tufsivit, neque quicquam primis diebus expuebat;<text:line-break/>sttibundus scmsumnis ; urinae probe coloratae, - copwsue.</text:span></text:p>
      <text:p text:style-name="P18"><text:span text:style-name="T7">tenues. Sexto die</text:span><text:span text:style-name="T25"> deliravit. Ad </text:span><text:span text:style-name="T7">fotus autem nihil re-<text:line-break/>mittebatur. Septimo 'dolores patiebatur, febris enim<text:line-break/>intendebatur, neque dolores remiserant, tujsesque vexa-<text:line-break/>bant, disistcile spirabat. Octavo venam in cubito fecui,<text:line-break/>multum sune sanguinis, prout decebat, efstuxit. Dolores<text:line-break/>certet verum tufsus siccae perseverarunt. Undecimo re-<text:line-break/>misit subris paucumque circa caput sudavit; etiamnum<text:line-break/>tufsus et quae a pulmone educebantur, erant liquidiora.<text:line-break/>Decimo feptimo coepit pauca cocta expuere., levatus est,<text:line-break/>sttibundus erat et pulmonis aliquantulum probae erant<text:line-break/>purgationes. Jitgefimo sudavit febre vacuus.; post cristn<text:line-break/>levatus esu • fsegestmo septimo febris reversu est; tujsu.<text:line-break/>vit, cocta multa eduxit, urinis sedimentum copiosum,<text:line-break/>album; absque</text:span><text:span text:style-name="T25"> siti </text:span><text:span text:style-name="T7">erat, fomni accejsierunt. Trigesimo<text:line-break/>quarto per universum corpus sudavit, subre saluta, pror-<text:line-break/>sus judicatus est, .</text:span></text:p>
      <text:p text:style-name="P19"><text:span text:style-name="T25">In hoc uno aegrorum primo, et tertio libro descri-<text:line-break/>ptorum de sanguinis missione Hippocrates fecit mentionem.</text:span></text:p>
      <text:p text:style-name="P18"><text:span text:style-name="T25">ut non sulo, cui sanguinem misisset., sed ut octavo die<text:line-break/>sclo: nam tum etiam medici quasi lege certa , ultra quar-<text:line-break/>tum diem venam non secabant. Quando igitur huic octavo<text:line-break/>die missus sanguis est, multo certe plures censeas sanguinis<text:line-break/>missionem requirentes , fecundo, tertio, quarto die auxilio<text:line-break/>hoc este usos; Reticuit autem Hippocrates ,' sicut remedia<text:line-break/>alia omnia: tamen uecesse interdum habuit scribere nihil<text:line-break/>eos ab iis, quae offerebantur, adjutos fuisse, ut maligni-<text:line-break/>tatem suggereret morbir neque enim lucubrationem hic<text:line-break/>curationis instituit; fed praesagitionis conscribere. Non-<text:line-break/>nullis etiam aegris ridetur non- fuisse ab initio praesto:<text:line-break/>quare adscribit interitu: huic perpetuo, postquam ego<text:line-break/>ipfuin vidi, hoc et. hoc accidit exacte. Ego vero igno-<text:line-break/>rantibus' etiam horum aegrorum libro primo de judiciis<text:line-break/>praescripsi usum ubi quo modo ineoncoctum exquisite mor-<text:line-break/>bum cognoscas, quomodo eum,. qui jam primum matu-<text:line-break/>rescit, quo pactu qui progreditur in concoctione, quem-</text:span></text:p>
      <text:p text:style-name="P292"><text:span text:style-name="T25">admodum qui jam perfectae concoctioni proximus est,<text:line-break/>dilucide studui ostendere. Ideoque Anaxion hic, cum<text:line-break/>scmper tussiret nihilque' plane expueret; inconcoctissimu<text:line-break/>, conflictabatur pleuritide Quum vero die undecimo ex-<text:line-break/>puere coepisset, morbum significat concoqui, deinde'pede-<text:line-break/>tentim tempore' progredlente ile scripsit Hippocrates: in<text:line-break/>vigesimoseptimo- die multa excreavit concocta , </text:span><text:span text:style-name="T55">!</text:span><text:span text:style-name="T25"> in ' urina<text:line-break/>multa substdebant alba., Quamobrem trigesimoquertu "est<text:line-break/>prorsus judicatus, c esnbto -<text:tab/>'</text:span></text:p>
      <text:p text:style-name="P293"><text:span text:style-name="T25">. ,,<text:tab/>’ ’’ , </text:span><text:span text:style-name="T25">: , :: i? / </text:span><text:span text:style-name="T25">: : ,<text:tab/>' </text:span><text:span text:style-name="T25">—-.--C ,<text:tab/>,<text:tab/>•.<text:tab/></text:span><text:span text:style-name="T7">&lt; m</text:span></text:p>
      <text:p text:style-name="P25"><text:span text:style-name="T25">. u: /- LXXX.:'.</text:span></text:p>
      <text:p text:style-name="P19"><text:span text:style-name="T7">Abderae Heropytus recto statu incedens capitis dolore<text:line-break/>• ' correptus esa Non multo vero post tempore decubuit.</text:span></text:p>
      <text:p text:style-name="P19"><text:span text:style-name="T7">Is prope supertarem piam habitabat, quem subris ar~-<text:line-break/></text:span><text:span text:style-name="T25">- dens </text:span><text:span text:style-name="T7">acuta prehendit. Per initia biliosa multa vomitu<text:line-break/>" exdlusu sunt, sttictilosus-, jactatio vehemens, urinae te-</text:span></text:p>
      <text:p text:style-name="P19"><text:span text:style-name="T7">nues, nigrae, quibusdnerat enaeorema sublime, interdum<text:line-break/>- quidem, interdum vero non, note laboriosa, intlerdum<text:line-break/>parte febris exacerbabatur at plurimum aitrn ordinarii.</text:span></text:p>
      <text:p text:style-name="P17"><text:span text:style-name="T7">Sub denmumquartum surditas, febres extensae sunt,<text:line-break/>• urinae</text:span><text:span text:style-name="T25"> eadem </text:span><text:span text:style-name="T7">Vigesimo et proximis diebus multopere<text:line-break/>deliravit. Quadragesimo multus "e naribus sunguis eru-<text:line-break/>pit, magisque mente constitit, inerat quidem, sud mi-<text:line-break/>' dtti suiditas, remiserunt scbres. Sequentibus diebus cre-<text:line-break/>- </text:span><text:span text:style-name="T7">&lt;bro </text:span><text:span text:style-name="T7">et paulatim-sunguis e naribus prostuxit. Ad.sexn-<text:line-break/>- gestrnum sanguinis eruptiones quidern cejstarunf. verum<text:line-break/>ischii dextri</text:span><text:span text:style-name="T25"> dolor </text:span><text:span text:style-name="T7">artus est, -ad febre, intendebantur,<text:line-break/></text:span><text:span text:style-name="T7">" </text:span><text:span text:style-name="T7">neque vero multo post inferiorum 'pdrtfam dolores exorti<text:line-break/></text:span><text:span text:style-name="T7">- ' </text:span><text:span text:style-name="T7">sunt.' Contigit </text:span><text:span text:style-name="T7">autem' aut </text:span><text:span text:style-name="T7">subres majores' </text:span><text:span text:style-name="T7">et </text:span><text:span text:style-name="T7">surditatem<text:line-break/>multam este aut haec'quidem remitti leo arique, ischii<text:line-break/>vero inferioris majores ejsc doloresr Jam vero ad octo-<text:line-break/>- gestmdm remiserunt stitidam omnia, verum nihil</text:span><text:span text:style-name="T25"> derest-<text:line-break/></text:span><text:span text:style-name="T7">- </text:span><text:span text:style-name="T7">quit. Urinae siquidem </text:span><text:span text:style-name="T7">boni </text:span><text:span text:style-name="T7">coloris ct </text:span><text:span text:style-name="T53">cojiio.su </text:span><text:span text:style-name="T7">sedimenta<text:line-break/>continentes </text:span><text:span text:style-name="T7">descenderunt </text:span><text:span text:style-name="T7">et deliria sunt imminuta. Qir-<text:line-break/></text:span><text:span text:style-name="T7">• ’ citer </text:span><text:span text:style-name="T7">centesimam ahius biliosa multis perturbata est, </text:span><text:span text:style-name="T41">n</text:span><text:span text:style-name="T7">ec<text:line-break/>pauco tempore 'talia multa procadebant , tandemq</text:span><text:span text:style-name="T41">ue</text:span><text:span text:style-name="T7"> dy-<text:line-break/>scnteria eum dolore </text:span><text:span text:style-name="T7">vexavit , </text:span><text:span text:style-name="T7">in'aliis facilitas, 'su to-</text:span></text:p>
      <text:p text:style-name="P18"><text:span text:style-name="T7">tum autem tum febres reliquerant, tum surditas desiit.<text:line-break/>Centesimo plane judicatus esu Febris erat ardens.</text:span></text:p>
      <text:p text:style-name="P19"><text:span text:style-name="T25">Hic vir memoratu dignus est, qui morbum gravem<text:line-break/>virium robore excepit, alloqui tanto morbo futurus im-<text:line-break/>par. Et omnino passibus ejus -inerat robur, fimulque re-<text:line-break/>liqua omnia secundum naturam constabant. Dixi vero et<text:line-break/>alibi Hippocratem praeteriisse hanc partem in febrieitan-<text:line-break/>tibus praesagitionis. Jam etiam respiratio ridetur et ap-<text:line-break/>petitus laboranti inculpatus fuisse: quae -magnae sunt, ut<text:line-break/>ille ipse docuit, ad salutem ponderis. At febris primo<text:line-break/>quidem acuta invasit, verum ejus postea est acuitas retusa.<text:line-break/>De qua scripsit Hippocrates: febris alias aliter exacerba-<text:line-break/>batur , fed fere inordinate. Unum vero habebat aeger<text:line-break/>periculosum signum,* urinarum tenuitatem et nigritiem.<text:line-break/>Unde natura vix longo tempore morbum debellavit, san-<text:line-break/>guinis concitata eruptione die quadragesimo ex decretoriis</text:span></text:p>
      <text:p text:style-name="P17"><text:span text:style-name="T25">uno, coxendicisque dolore et omnium inferiorum partium,<text:line-break/>postea creato: nempe enim magni morbi etiam quaerunt,<text:line-break/>quae judicent fe, egregia. At neque hoc plane est discuf-<text:line-break/>sus morbus, </text:span><text:span text:style-name="T25">fed </text:span><text:span text:style-name="T25">citra diem octogesimum signa eluxerunt<text:line-break/>ex urinis ejus maturationis: postea usque ad centesimum<text:line-break/>diem paulatim concoctus, omnino est profligatus.</text:span></text:p>
      <text:h text:style-name="Heading_20_2" text:outline-level="2">LXXXI.</text:h>
      <text:p text:style-name="P19"><text:span text:style-name="T7">Abderae Nicodemuni ax venere et potu orta febris prehen-<text:line-break/>dit. Incipiens mutem anxietate, cordolio et sui vexatus:<text:line-break/>lingua exusta est</text:span><text:span text:style-name="T7">; </text:span><text:span text:style-name="T7">urinae tenues et nigrae. Secundo<text:line-break/></text:span><text:span text:style-name="T7">, - </text:span><text:span text:style-name="T7">die febris exacerbatm est cum horrore; anxius, nihil<text:line-break/>dormivit, vomuit biliosu flava.; eaedem urinae, noctem<text:line-break/>quietam transegit; dormivit. Tertio: remijsu sunt omnia<text:line-break/>et adfuit tranquillitas: sub solis occasum aliquantulum<text:line-break/>jactatus est-, noctem moleste tulit. Quarto rigor invasit,<text:line-break/>febris multa, omnium dolores, 'urinae tenues, enaeorema, </text:span><text:span text:style-name="T7">'</text:span></text:p>
      <text:p text:style-name="P18"><text:span text:style-name="T7">multum deliravit. Septimo levamentum. Octavo cae-<text:line-break/>tera omnia’ remiserunt, sequentibusque diebus dolores<text:line-break/>quidem tenuerunt, sed minores omnes i hunc autem excv-<text:line-break/>cerbationei et perpetuo</text:span><text:span text:style-name="T25"> dolores </text:span><text:span text:style-name="T7">diebus paribus invese-<text:line-break/>- runt. Vigesimo urinam reddidit albam crastsamentum<text:line-break/>continentem quae deposita non substdebatg copiose suda-<text:line-break/>vit, abrque sebre visus, est. . Sub vesperam iterum reca-<text:line-break/>luit, Udem dolores, horror,'sitis, nonnihil deliravit. Jse-<text:line-break/>gestmo quarto copiosum- minxit urinam albam, quae<text:line-break/>copiosum sedimentum deponebat, capiosp sudore .calido<text:line-break/>per universum corpus effusu , n febre Uber judicatus esu</text:span></text:p>
      <text:p text:style-name="P19"><text:span text:style-name="T25">Et ipse Hippocrates signisicavit dicens </text:span><text:span text:style-name="T25">t . </text:span><text:span text:style-name="T25">accessiones et<text:line-break/>dolores diebus paribus; quare etiam a vigesimo die su-<text:line-break/>dore est judicatus. Sigillatim vero qui omnia tenet me-<text:line-break/>moria quae ante . exposuimus hoc libro et superioribus<text:line-break/>&lt;duobus, atque ante hos in praesagiis et praedictionibus,<text:line-break/>invenire omnia ipse poterit;</text:span></text:p>
      <text:h text:style-name="P7" text:outline-level="2">LXXXII.</text:h>
      <text:p text:style-name="P25"><text:span text:style-name="T25">fh- </text:span><text:span text:style-name="T7">Tdiafo morosa mulier ex moerore aum occasione recta<text:line-break/></text:span><text:span text:style-name="T7">ni </text:span><text:span text:style-name="T7">inaadeni, tum 'omni, tum cibi oblita et stti et suctd-<text:line-break/></text:span><text:span text:style-name="T7">-- </text:span><text:span text:style-name="T7">cione premebdtur'. llabirab^e autem prope PyladL ae-</text:span></text:p>
      <text:p text:style-name="P19"><text:span text:style-name="T7">des in plano. Primo die 'sub initium noctis metus • fer-<text:line-break/>- mones multi; maestitia, levis febriculn,</text:span><text:span text:style-name="T25"> mane convulsio-</text:span></text:p>
      <text:p text:style-name="P19"><text:span text:style-name="T25">nes multae. </text:span><text:span text:style-name="T7">tsuum autem intermisi stent convulsiones<text:line-break/>illae multae, delirabat, obseoena sulndatur, dolores<text:line-break/></text:span><text:span text:style-name="T25">n </text:span><text:span text:style-name="T7">multi, magni, continui. Secundo eadem, nihil dormi-<text:line-break/></text:span><text:span text:style-name="T25">r: </text:span><text:span text:style-name="T7">vit f subris acutior. Tertio quidem convulsiones cejsu-<text:line-break/>runt i corna vero et cataphora et rursum vigiliae infe-<text:line-break/>staverunt} exiliii, continere se non potuit; multum de-<text:line-break/></text:span><text:span text:style-name="T55">1</text:span><text:span text:style-name="T25">“ </text:span><text:span text:style-name="T25">liravit j </text:span><text:span text:style-name="T7">febris acuta. Nocte </text:span><text:span text:style-name="T41">ver</text:span><text:span text:style-name="T7">o endem; sudore copiosa<text:line-break/>calido per universum corpus sudavit i z febre libera<text:line-break/>dormivit, omnino mente constitit, judicata esa Circa<text:line-break/>- tertium diem urinae nigrae, tenues, enaeorema cero<text:line-break/>aliquamdiu valde rotundum </text:span><text:span text:style-name="T41">n</text:span><text:span text:style-name="T7">on subsistebat. Sub cristn<text:line-break/>muliebria multa prodierunt, </text:span><text:span text:style-name="T7">-r'</text:span></text:p>
      <text:p text:style-name="P18"><text:span text:style-name="T25">Quid dictio </text:span><text:span text:style-name="T15">δυσάνιος, </text:span><text:span text:style-name="T25">id est morulus, significet, do-<text:line-break/>cnit Critias, ecjus sunt haec verba: Morosus , est qui vi-<text:line-break/>libus de rebus stomachatur et de magnis plus caeteris<text:line-break/>mortalibus diutinsque. Erat ergo tristis vel tetrica quam<text:line-break/>hic morosam Hippocrates vocat, quae diu in tristitia per-<text:line-break/>sistebat: quod iterum paulo post de ea dicit, quae Cyzici<text:line-break/>gemellas filias enixa erat. Tacita vero et tetrica nec ad<text:line-break/>animi aequitatem perduci potuit. Verum, non possum non<text:line-break/>mirari cur in hac muliere non addiderit vel cohibitos<text:line-break/>omnino fuisse, menses vel non perfecte profluxisse. Nam<text:line-break/>acute simul et ex humorum abundantis videtur laborasse,<text:line-break/>atque tertio die sub noctem per sudores esse et mensium<text:line-break/>excretionem judicata. Quin etiam multi menses post ju-<text:line-break/>dicium evacuati morbi decessionem confirmaverunt. Urina<text:line-break/>vero, licet esset nigra, nihil attulit periculosi; quod re-<text:line-break/>tenti menses essent magis melancholici, unde mulier me-<text:line-break/>rito morosa evasu et timida interimque deliravit et comate<text:line-break/>est detensa.</text:span></text:p>
      <text:h text:style-name="P7" text:outline-level="2">LXXXIll.</text:h>
      <text:p text:style-name="P22"><text:span text:style-name="T7">Larisoae virginem febris ardens et acuta prehendit; in-<text:line-break/>somnis erat, sttibunda; lingua fuliginosu, arida; urinae<text:line-break/>probe coloratae,sud tenues. Secando die laboriose de-<text:line-break/>gebat; non dormivit. Tertio et sequentibus diebus mul-<text:line-break/>tae dejectiones aqvei coloris.- ab alvo exdusue sunt.<text:line-break/>Quarto urinant tenuem paucam reddidit quae enaeorema<text:line-break/>sublime habuit , neque substdebat, sub noctem deliravit,<text:line-break/>Sexto per nares sunguis abunde copiosus effluxit, hor-<text:line-break/>ruit, sudore copiosa calido per totum corpus ejsusu,<text:line-break/>febre libera judicata esi In febre autem et jam judi-<text:line-break/>cata tunc primum huic muliebria descenderunt; virgo<text:line-break/>siquidem erat. Erat autem perpetuo anxia, horrida,<text:line-break/>cui faciei rubor, oculorum dolor et capitis gravitas.<text:line-break/>Huic febris reversu, sud judicata, diebus paribus dolo-<text:line-break/>res invaserant.</text:span></text:p>
      <text:p text:style-name="P18"><text:span text:style-name="T25">Aetatem puellam attigisse mensium ex ipsis liquet<text:line-break/>Hippocratis yerbis: ineules tum primum prcvenerunt et<text:line-break/>ipsum etiam suisse morbum ex humorum copia, judica-<text:line-break/>tumqae die fexto esse, quod dolores in dies pares incur-<text:line-break/>rissent, ut ipfe scripsit. </text:span><text:span text:style-name="T25">. </text:span><text:span text:style-name="T25">At mirum non revertisse, quum<text:line-break/>fextus dies non </text:span><text:span text:style-name="T25">. </text:span><text:span text:style-name="T25">indicet unquam fideliter. Quare novum<text:line-break/>hoc e.t rarum illi accidisse indicavit, quum scripsit: huic<text:line-break/>non repetiit, scd judicata est tanquam debuisset repetere.<text:line-break/>At vero causam etiam cur non redierit, scripsit addendo,<text:line-break/>dum febricitaret et jam judicata esset, menses primum illi </text:span><text:span text:style-name="T25">"<text:line-break/></text:span><text:span text:style-name="T25">provenerunt. Nam vacuationis perseveratio diebus post<text:line-break/>judicium satis erat ut firmum servaretur judicium, quod<text:line-break/>die sexto praecesserat per sanguinis eruptionem, et sudores,<text:line-break/>maxime quod nulla esset princeps pars inflammata, neque<text:line-break/>maligna humorum abundantia. Ipse /terte, plethoricum vi-<text:line-break/>tae esse significavit, quum dicit perpetuo in facie rubo-<text:line-break/>rem fuisse, lu oculis dolorem, in capite gravitatem. Pla-</text:span></text:p>
      <text:p text:style-name="P17"><text:span text:style-name="T25">num ergo erat solam requiri vacuationem, quam natura<text:line-break/>tertio die incepit, consummavit sexto. Nam per naturam,<text:line-break/>non ut morbi symptoma, ventris 'vacuationem accidisse<text:line-break/>ipse, dilucide his verbis, indicavit, tertio alvus multa red-<text:line-break/>didit aquei coloris, proximisque diebus talia 'commode:<text:line-break/>hoc adjectum denotat, quae offerebant, excerni, porro ex<text:line-break/>iis quae sunt in ejus historia exposita, etiam haec duo<text:line-break/>ad praedicta declaranda duxi, primum quando initio est<text:line-break/>scriptum, lingua fuliginosa etarida, alterum hoc, quarto<text:line-break/>urina tenuis et-pauca habebat suspensionem elatam, non<text:line-break/>subsistebat, - deliravit; -Nam horum prius relatum, utile<text:line-break/>tibi est, ut ne omnino putes fuliginofam linguam esse<text:line-break/>exitialem; sic autem appellat tinclam quasi fuligine qua-<text:line-break/>dam quae sicca erat ex vaporibus ; alterum, quia etiam lu<text:line-break/>aliis aegris quum dixerit, suspensio elata, statim subjecit,<text:line-break/>deliravit, innuens quod ejusmodi suspensiones delirium<text:line-break/>comitatur, quanquam in praesagiis, ubi omnia, quae acci-</text:span></text:p>
      <text:p text:style-name="P294"><text:span text:style-name="T25">dunt urinis, est persecutus, nullum fecit praesagium ex<text:line-break/>eis delirii. Quare signum hoc videtur per su ipsum deli-<text:line-break/>rium nunquam denunciare, sed casu nonnunquam com-<text:line-break/>monstrare, quia flatuosiorem esse sanguinem indicat. Nam<text:line-break/>nullus plane si status insit, deferuntur ad ima vasa sus-<text:line-break/>pensiones.<text:tab/>.<text:tab/></text:span><text:span text:style-name="T25">•</text:span></text:p>
      <text:h text:style-name="Heading_20_2" text:outline-level="2">LXXXIV.</text:h>
      <text:p text:style-name="P25"><text:span text:style-name="T7">Abderae Apollonius recto statu diuturno tempore patieba-<text:line-break/>tur. Erat autem vifcerosus et circa hepar consuetus<text:line-break/>dolor longo tempore comitabatur, ac tunc sune etiam<text:line-break/></text:span><text:span text:style-name="T7">" </text:span><text:span text:style-name="T7">auruginosus suctui est, statrilentus et coloris subalbi,<text:line-break/></text:span><text:span text:style-name="T25">.Ex </text:span><text:span text:style-name="T7">intempestiviors vero victu et carnis bubulae esu ali-<text:line-break/>quantulum primum incaluit, decubuit. Deinde ustus<text:line-break/>lacte cacto et crudo, multo caprillo et ovillo et vitiosa<text:line-break/>victu laesiones omnium insignes suquutae sunt. Nam et</text:span></text:p>
      <text:p text:style-name="P18"><text:span text:style-name="T7">febres exacerbatae sunt, venter ex ingestis, nihil effatu<text:line-break/>dignum reddidit; urinae tenues et paucae; sarnni non<text:line-break/>aderantt instatio mala, sttis multa, cornatosus, hypo-<text:line-break/>chondrii dextri tumor cum dolore, extrema undique</text:span></text:p>
      <text:p text:style-name="P22"><text:span text:style-name="T7">• sub frigida, aliquantulum delirabat, omnium quae loque-<text:line-break/>batur, capiebat oblivio, exturbabatur,</text:span><text:span text:style-name="T25"> dd decimum </text:span><text:span text:style-name="T7">quar-<text:line-break/>tum a quo riguit, incaluit, decubuit et vehementer in- </text:span><text:span text:style-name="T7">'<text:line-break/></text:span><text:span text:style-name="T7">sunivit; clamor, perturbatio, verba multa et rursus su-<text:line-break/>dor, tuncque accefstt coma, PosthaeC vero alvus pertur-<text:line-break/>bata multis, biliosa,, meris, crudis; urinae nigrae, pau-<text:line-break/>cae, tenues; multa corporis jactatio, dejectiones variae;<text:line-break/>aut enim nigrae et paucite et aeruginosae, aut pingues<text:line-break/>et crudae et.mordaces. Tandem vero etiam lacti simi-<text:line-break/>les reddi conspiciebantur. &lt;Sub vigesimum quartum<text:line-break/>mitigatione caetera quidem in iisdem perseverarunt, ve-<text:line-break/>rum aliquantulum mente valuit, ex quo vero tempore:<text:line-break/>decubuit, nullus meminit, rursum vero cito deliravit,<text:line-break/>atque in deterius omnia ruebant. At circa trigesimum<text:line-break/>febris acuta invasit, stercora copiosa et tenuia dejecta</text:span></text:p>
      <text:p text:style-name="P18"><text:span text:style-name="T7">sunt, delirus fuit, extrema frigida, voce captus esu<text:line-break/></text:span><text:span text:style-name="T25">Trigesimo </text:span><text:span text:style-name="T7">quarto vita 'desunctus esu Ex quo ego aum<text:line-break/>vidi, huic perpetuo alvus turbulenta fuit, urinae tendes,<text:line-break/>nigrae i comatosus infoninis; extremitates frigidae, psr<text:line-break/></text:span><text:span text:style-name="T7">- </text:span><text:span text:style-name="T7">totam^morbum deliravit, phrenitide periit.</text:span></text:p>
      <text:p text:style-name="P295"><text:span text:style-name="T25">Jam in hoc etiam’ Hippocrates, ut lu aliis multis; in<text:line-break/>fine ipsc narrationis lirevibus capitibus symptomata 'et<text:line-break/>signa quae acciderunt, docuit, ex quibus instare mortem<text:line-break/>praevideas'. Habet autem dictio fic </text:span><text:span text:style-name="T25">i </text:span><text:span text:style-name="T25">huic perpetuo, post-<text:line-break/>quam hominem ego vidi, alvus turbata fuit, urinae tenues<text:line-break/>et nigrae, cornatosus ipfe et- insomnis, extremae partes<text:line-break/>frigidae, delirus perpetuo. At singula clara sunt, si quae<text:line-break/>ante exposuimus meministi.<text:tab/></text:span><text:span text:style-name="T55">;</text:span><text:span text:style-name="T25"> " </text:span><text:span text:style-name="T25">r</text:span></text:p>
      <text:h text:style-name="P7" text:outline-level="2">LXXXV.</text:h>
      <text:p text:style-name="P25"><text:span text:style-name="T7">Mulier in Cyzico gemellas puellai luboriofe peperit, quae<text:line-break/></text:span><text:span text:style-name="T25">? quum non </text:span><text:span text:style-name="T7">adniodum expurgata astet, primo Aie sebre<text:line-break/></text:span><text:span text:style-name="T25">r </text:span><text:span text:style-name="T7">horrida et acuta correpta esu Capitis et cervicis gra-<text:line-break/>vitas prehendit cum dolore, vigil ab initio; taciturna<text:line-break/>autem et tetrica et quae: suasionibus non cedebat ; uri-<text:line-break/></text:span><text:span text:style-name="T7">- </text:span><text:span text:style-name="T7">nae tenues et decolores; sttibunda, anxia multopere,<text:line-break/>t alvus inordinate turbata, ac rursus constitit. Sexto ad<text:line-break/></text:span><text:span text:style-name="T7">o. </text:span><text:span text:style-name="T7">noctem multum deliravit, nihil, dormivit. Circiter un-<text:line-break/>decimum vehementer infanioit , rursusque mente valuit,<text:line-break/>urinae nigrae et tenues, rursus intermittentes, aledsuc<text:line-break/>et ab alvo mullae, tenues et turbulentae dejectiones.</text:span></text:p>
      <text:p text:style-name="P296"><text:span text:style-name="T7">• Decimo quarto convulsiones multae, extrema frigida,<text:line-break/>neque amplius ad mentem rediit, urinae restituerunt.<text:line-break/>Decimo fexto voce capta esu Decimo septimo phre-<text:line-break/>nitide interiit, .<text:tab/></text:span><text:span text:style-name="T7">'<text:tab/></text:span><text:span text:style-name="T25">. </text:span><text:span text:style-name="T15">Λ<text:tab/></text:span><text:span text:style-name="T25">.<text:tab/></text:span><text:span text:style-name="T25">' " </text:span><text:span text:style-name="T25">•</text:span></text:p>
      <text:p text:style-name="P19"><text:span text:style-name="T25">Non tantum quia non probe suit a partu purgata,<text:line-break/>superfuit mulieri huic sanguis magis melancholicus, quae</text:span></text:p>
      <text:p text:style-name="P17"><text:span text:style-name="T25">causa erat, cur initio tacita esset et tetrica, oec posset ad<text:line-break/>animi perduci aequitatem et possea multum deliraret aut<text:line-break/>valde infaniret, verum etiam propter difficilem enixum,<text:line-break/>.inflammate utero, febris est•-aucter In conspicuo porro<text:line-break/>est, vitiosis humoribus ad caput sublatis, delirium surio-<text:line-break/>sum exstitisse simulqme convulsiones consequutas esse. De-<text:line-break/>cretoriorum dierum circuitus, ut lu. omnibus aegris, it</text:span><text:span text:style-name="T36">a<text:line-break/></text:span><text:span text:style-name="T25">et hi e conservantur.. Sicubi. videatur raro 'quicquam esse<text:line-break/>labefactatum, illud .solum adnotamns.</text:span></text:p>
      <text:p text:style-name="P25"><text:span text:style-name="T7">: ... , - - ...</text:span></text:p>
      <text:h text:style-name="Heading_20_2" text:outline-level="2">LXXXVL.</text:h>
      <text:p text:style-name="P22"><text:span text:style-name="T7">In Thaf o Dealcis uxorem, </text:span><text:span text:style-name="T25">quae </text:span><text:span text:style-name="T7">in Leto decumbebat,<text:line-break/>..febris horridaiet acuta ex maerore prehendit. Ahdni-</text:span></text:p>
      <text:p text:style-name="P25"><text:span text:style-name="T25">-. tio </text:span><text:span text:style-name="T7">autem contegebatur et ud stnem uscus scmper taci-<text:line-break/>turna palpabat, evellebat, scalpebat, stocios legabat,<text:line-break/>lacryrnae rnoxque risus, non dormiebat, sib alvo irri-<text:line-break/>tamenta , sed nihil prodibat, paucum, admonita bibebat,<text:line-break/>urinae tenues, paucae, subres ad manum leves,</text:span><text:span text:style-name="T25"> e.rtren</text:span></text:p>
      <text:p text:style-name="P17"><text:span text:style-name="T7">morum frigus. Nono die multum deliravit et rursus<text:line-break/></text:span><text:span text:style-name="T25">composita est </text:span><text:span text:style-name="T7">et taciturna. Decimo quarto spiratio<text:line-break/>rara, magna per tempus et rursus brevispira. Decimo<text:line-break/>suptimo ab alvo proritatio turbulenta, postea ipsa epota<text:line-break/>pertransibant, neque immorabantur,' omnium sensum<text:line-break/>perdiderat, aridae cutis circumtensto. Vigesimo verba<text:line-break/>multa dc mox compostta fuit, vox defecit, breoisaira.<text:line-break/>Ltgestmo primo abiit. Huic ad simem ufque suit spiri-<text:line-break/>tus narus, magnus, nihil omnino sentiebat, scmper pari-<text:line-break/>nis contegebatur aut verba multa uut stlens, perpetuo<text:line-break/>phrenitis.</text:span><text:span text:style-name="T25"> </text:span><text:span text:style-name="T25">n'</text:span></text:p>
      <text:p text:style-name="P19"><text:span text:style-name="T25">A primo haec fuisse phrenitica videtur; Sunt autem<text:line-break/>tales,-uti prius dixi/gravissimae phrenitides, ac ocissime,<text:line-break/>quotquot invadunt, tollunt; sed mune quidem haec febri-<text:line-break/>citans acute ad diem vigesimum primum fe sustentavit,<text:line-break/>fortasse quia modice febricitaret. Prolude, ut insinuaret<text:line-break/>hoc, scripsit in hac-una aegra, febres ad manum tenues.</text:span></text:p>
      <text:p text:style-name="P18"><text:span text:style-name="T25">Sane videtur haec delirii speciem ex melancholia et phre-<text:line-break/>nitide habuisse mistam ; nam hpc</text:span><text:span text:style-name="T25">, </text:span><text:span text:style-name="T25">aut multa loquebatur<text:line-break/>aut perpetuo tacebat, ostendit ejusmodi mixtionem. At<text:line-break/>'nescio, cur Hippocratis interpretes nihil scripserint in<text:line-break/>haec verba, ubi ait,, fpiritus rarus;' quod est perinde, ac<text:line-break/>per intervallum; atque sane videtur deinceps idem dixisse.<text:line-break/>Eorte ergo aut ut raritatis augmentum indicaret, per in-<text:line-break/>• tervallum, addit, ac si ita dixisset per magnum admodum<text:line-break/>intervallum: est enim interdum consuetum ut magnum<text:line-break/>relinquatur solumque, usurpetur per lu tervallum. At non ,<text:line-break/>perpetuo, quemadmodum in aliis, irnmo nec diu mulie-<text:line-break/>rem hanc ita tuto morbo spirasse Indicat. Itaque subdit<text:line-break/>rurfusque brevispira, indicans et hic, ut antea ex frigore<text:line-break/>non parvo tantum, sed magno intervallo etiam mulierem<text:line-break/>respirare, qui revera est brevis spiritus. Nam rarus et<text:line-break/>magnus, quatenus rarus est, minor est frequente et magno,</text:span></text:p>
      <text:p text:style-name="P18"><text:span text:style-name="T25">quatenus vero magnus , hactenus, praestat parvo et-oraro.<text:line-break/>Secundum utrumque. igitur parvus est brevis spiritus et<text:line-break/>rarus. . Videturque nunc quidem, quasi etiam ea refrige-<text:line-break/>ratione fuisse muliercula haec, qua, quae apnoea, id est<text:line-break/>suffocatione prehenduntur, tenentur. Itaque de ea scri-<text:line-break/>bit, vigesimo die multum locuta est rediit.que, ad mentem<text:line-break/>brevispira. Vocis vero defectus fere adjunctus est cum<text:line-break/>brevi et raro spiritu. At vero per intervallum cum raro<text:line-break/>scriptum pro longo admodum intervallo est accipiendum.<text:line-break/>Nam pauco morbi tempore significare non potest, quando<text:line-break/>in fine historiae scripsit haec: huic perpetuo spiritus ra-<text:line-break/>rus .et magnus erat, siarn . perpetuo, fJraece </text:span><text:span text:style-name="T15">διὰ τέλεος,<text:line-break/></text:span><text:span text:style-name="T25">dicere pro toto morbi spatio ad finem usque solet. Et<text:line-break/>quemadmodum hoc perpetuo, sic illud dicit, scmper coo-<text:line-break/>periebatur aut multum loquebatur aut, tacebat perpetuo.<text:line-break/>Nam multum loqui phreniticorum est, tacere melancho-<text:line-break/>licornm et cooperiri est commune utrisque, nisi quando et<text:line-break/>ex frigore cooperirentur.</text:span></text:p>
      <text:h text:style-name="P7" text:outline-level="2">LXXXVII.</text:h>
      <text:p text:style-name="P22"><text:span text:style-name="T7">Meliboea adolescens ex potu et Venereis multis longo tem-<text:line-break/>pore incaluit et decubuit. Horridus autem et aestua-<text:line-break/>bundus erat,injimni </text:span><text:span text:style-name="T7">, </text:span><text:span text:style-name="T25">teque </text:span><text:span text:style-name="T7">siti premebacur. Ab alvo<text:line-break/>primo die stercora multa dejecta sunt' cum multo hu-<text:line-break/>morum af fluxu et jequentibus diebus aquei coloris multa</text:span></text:p>
      <text:p text:style-name="P22"><text:span text:style-name="T7">- similia prodierunt, urinae tenues, paucae, decolores;<text:line-break/>spiritus rarus</text:span><text:span text:style-name="T25"> , magnus et </text:span><text:span text:style-name="T7">longis intervallis, hypochon-<text:line-break/>driorum contensto submollis, utrtnque oblonga, perpe-<text:line-break/>tua et continens, cordis palpitatio, urinam minxit oleo-<text:line-break/>sum. Decimo remisce deliravit et compositus at taci-<text:line-break/>turnus erat, cutis arida et aircumtenfa, dejectiones<text:line-break/>multae, tenues vel biliosae, pingues. Decimo quarto<text:line-break/>desipuit, exasperata sunt omnia, rnultopere deliravit.’<text:line-break/>Vigesimo vehementer insanivit, jactatio, nihil minxit,<text:line-break/>modicos potus continebat, stigestmo quarto obiit phre-<text:line-break/>niticus.</text:span></text:p>
      <text:p text:style-name="P297"><text:span text:style-name="T25">Multa quidem pocula nervis nocent et origini eorum<text:line-break/>cerebro. Venus vero cum haec satis laedit, tum vires<text:line-break/>elidit qt debilitat. Itaque adolescens hic vitiofa collecta<text:line-break/>humorum abundantia, merito a modicis febribus coepit;<text:line-break/>qui quum in dies pe.juer haberet, in phrenitim tandem<text:line-break/>exquisitam incidit<text:tab/>Nam oriri, silam magnus et rarus</text:span></text:p>
      <text:p text:style-name="P19"><text:span text:style-name="T25">spiritus indicabat et ejus modestia et perpetua taciturnitas<text:line-break/>modice aegrum desipere, nam leves et turbulenti homines<text:line-break/>deliri levibus de .causis fiunt:, qui contrariis sunt morbis,<text:line-break/>. . de magnis, j Cur autem, spiritui per intervallum addiderit,<text:line-break/>in superiore aegro tractavimus. Et de hypochondriorum<text:line-break/>palpitationibus et .alibi .et in praesagiis ..egi. . Item de sub-<text:line-break/>molli, hypochondrii, contensione, illum eam, quae tumore<text:line-break/>earet, appellare quae fit, ubi nullo musculi in vitio sunt,<text:line-break/>scd offensae sunt partes,,qtrae'intra peritonaeum sitae sunt.</text:span></text:p>
      <text:h text:style-name="P7" text:outline-level="2">LXXXVHI.</text:h>
      <text:p text:style-name="P22"><text:span text:style-name="T7">Verum illa mihi aestas videtur secundum rationem pro-<text:line-break/>suijsu Nam aestivos morbos kiems succedens sulvit, hier<text:line-break/>males aestas insuquens transniutau Quampiam ista per<text:line-break/>se aestas haud stabilis suit, sud subito calida, austrina<text:line-break/>et a ventis filetis evastt ; profuit tamen ad aliam tem-<text:line-break/>pestatem iransrnutata. At in magna parte pono artis<text:line-break/>este, recte posta de iis quae tradidimus, existimare. Is<text:line-break/>enim, qui novit</text:span><text:span text:style-name="T25"> et utitur </text:span><text:span text:style-name="T7">his, non magnopere mihi in<text:line-break/>arte salli videtur poste. Singulas autem temporum anni<text:line-break/>status perdiscere est operae pretium et morbos. Quid<text:line-break/>boni habeat statas</text:span><text:span text:style-name="T25"> vel morbus commune et </text:span><text:span text:style-name="T7">quid mali<text:line-break/>statui stt vel morbo commune. Et qui longus morbus<text:line-break/>et letalis, qui longus et sunabilis: qui acutus et leta-<text:line-break/>lis, qui acutus et sunabilis. Seriei hinc dierum in-<text:line-break/>indecretoriorum observanda est et praedicendi hinc fa-<text:line-break/>cultas fcienti datur. Hinc fcire est quibus., quando et<text:line-break/>quae stt victus praescribenda ratio.</text:span></text:p>
      <text:h text:style-name="P2" text:outline-level="1"><text:bookmark-start text:name="bookmark49"/>HIPPOCRATIS <text:span text:style-name="T14">ΕPIDΕΜ. </text:span>VI. ET<text:line-break/>GALENI IN ILLUM COMMEN-<text:line-break/>TA<text:span text:style-name="T6">RI</text:span>US <text:bookmark-end text:name="bookmark49"/><text:span text:style-name="T6">I.</text:span></text:h>
      <text:p text:style-name="P19"><text:span text:style-name="T25">Galeni praefatio. Sextum Hippocratis librum<text:line-break/>de popularibus morbis multi explanatores corruperunt,<text:line-break/>alii aliter, ut quisque fe verisimiliter explanaturum esse<text:line-break/>sperabat, ipsius verba permutantes. Quamobrem propter<text:line-break/>hoc; et ego veteres codices indagare et eurum commenta-<text:line-break/>ria, qui primi librum hunc explanaverunt; evolvere coa-<text:line-break/>ctus sum. luter quos et Zeuxis Tarentinus et Erythraeus</text:span></text:p>
      <text:p text:style-name="P18"><text:span text:style-name="T25">Heraclides censentur, ante quoe etiam Bacchius et Glau-<text:line-break/>cias exstiterunt, lsti sane, si veterem prius scripturam<text:line-break/>edocentes, locum esse mendosum postea dicerent, consen-<text:line-break/>taneum esset propterea et ipsos veram Hippocratis fcriptu-<text:line-break/>ram hanc aut illam esse cogitare, eorumqne mihi diligen-<text:line-break/>tia probaretur, si post loci castigationem </text:span><text:span text:style-name="T7">eoa</text:span><text:span text:style-name="T25"> aliquid<text:line-break/>utile una et caeteris magistri opjnioni, consentiens edocere<text:line-break/>perspicerem.- Quapropter quum illi non nunquam in utro-<text:line-break/>que aberrent, illud mihi longe satius fore vifum est, si<text:line-break/>antiquam lectionem servans, eam scmper interpretari stu-<text:line-break/>duero; quod si hoc interdum facere nequiverim, ipsam<text:line-break/>' aliqua verisimili castigatione. emendavero,-, quemadmodum</text:span></text:p>
      <text:p text:style-name="P19"><text:span text:style-name="T25">Heraclides in fecundo libro de, morbis popularibus fecit<text:line-break/>loco illo., ubi fcriptum est, ad Apbrodisium autem urae,<text:line-break/>Graece </text:span><text:span text:style-name="T15">οίραὶ,- </text:span><text:span text:style-name="T25">spectabant. Quoniam ab explanatoribus'<text:line-break/>haec dictio, </text:span><text:span text:style-name="T15">οίραὶ </text:span><text:span text:style-name="T25">minime probabiliter declarata, est, for-i<text:line-break/>fatur inquit, prius </text:span><text:span text:style-name="T15">@ύραι </text:span><text:span text:style-name="T25">per litteram scriptum erat;<text:line-break/>•linea vero, quae lu ipsu media erat, abolita librarius</text:span></text:p>
      <text:p text:style-name="P17"><text:span text:style-name="T21">ονραί</text:span><text:span text:style-name="T15"> </text:span><text:span text:style-name="T25">scriptum fuisse existimavit, Fieri namque hoc modo<text:line-break/>potuit ut membrana tenui deleta simul et haec linea de-<text:line-break/>leretur et ab initio protinus ipsam debilius obscuriusque<text:line-break/>scriptam temporis longinquitate prorsus evanuisse. Inter<text:line-break/>omnes autem qui veteres scripturas perverterunt Capito-<text:line-break/>nem et Dioscoridem ad hoc faciendum' andacissirnos inve-<text:line-break/>nio. Ego itaque eousiderans num omnium istorum an<text:line-break/>eernm tantummodo qui recte scripturas commutarunt, an<text:line-break/>nullius prorsum, meminisse aequius foret, mecum ita con-<text:line-break/>stitui, si nullus eorum, qui commentaria haec lecturi'<text:line-break/>sunt, ipforum longitudinem aegre laturus esset, omnium<text:line-break/>meminisse'rectius fore; fed multi . quum sint, qui non<text:line-break/>hujusmodi solum commentaria-, verum etiam moderatiora<text:line-break/>vituperent solumque utilibus studeant, medlarn quandam<text:line-break/>inter utraque haec extrema explanationem facere. Atque'<text:line-break/>id statim ab initio testatus sum ut ab his commeutariis.<text:line-break/>recedant qui ipsis non delectantur; Ego etenim quem-<text:line-break/>admodum alia multa rogantibus amicis obtemperans con- •<text:line-break/>feci, ita et hasce explanationes illorum causa facere ag-</text:span></text:p>
      <text:p text:style-name="P18"><text:span text:style-name="T25">gressus Ium. Ea vero quae a me scriberentur in vulgus!<text:line-break/>exire considerans, his prooemiis opus habui. Quemadmo-<text:line-break/>dum igitur haee । raefatus sum, ita et istud praefari ne-<text:line-break/>cesse est, locutionis videlicet genus hoc in libro longe<text:line-break/>ab. eo esse diversum, quo lu primo et tertio de morbis<text:line-break/>popularibus: libro Hippocrates usus, quos fere omnes con—<text:line-break/>sentiunt sulos ab. Hippocrate, ut emitterentur, fuisse «m- -<text:line-break/>scriptos, ei aliis autem quinque; quintum et scptimumi<text:line-break/>prmut dubio spurios esse ac subdititios. Sextum </text:span><text:span text:style-name="T7">ver,<text:line-break/></text:span><text:span text:style-name="T25">hunc quem'in praesentia habemus in manibus et ante<text:line-break/>ipsum; fecundum librum, . ex illis quae sibi ipse Hippo-<text:line-break/>crates .collegerat!; Thessalum ejus filium ajunt conflavisse;<text:line-break/>quin et nonnulli ipfum Thessalum aliquid ex propria len-<text:line-break/>taentia adfcripsisse opinantur; nonnulli vero' post ipsum,,<text:line-break/>alios. In primo sane atque tertio libro quasdam aeris con-</text:span></text:p>
      <text:p text:style-name="P25"><text:span text:style-name="T25">- stitutiones Hippocrates exponit, post quas morbi in vul-<text:line-break/>gus grassati enumerantur; hunc enim dictionem </text:span><text:span text:style-name="T15">ἑπιδημή-</text:span></text:p>
      <text:p text:style-name="P298"><text:span text:style-name="T15">σαντα </text:span><text:span text:style-name="T25">illis attribuere Hippocrates conspicitur et hanc ob<text:line-break/>causam librorum inscriptionem talem fecit, populares ipsos<text:line-break/>appellans, Graece </text:span><text:span text:style-name="T15">ἐπιδημίονς, </text:span><text:span text:style-name="T25">quia de morbis in populum<text:line-break/></text:span><text:span text:style-name="T25">t </text:span><text:span text:style-name="T25">passim saevientibus in ipsis agitur, uon<text:tab/>, hoc</text:span></text:p>
      <text:p text:style-name="P19"><text:span text:style-name="T25">est de ipsius Hippocratis peregrinationibus quibus multas<text:line-break/>civitates peragravit. In duobus autem his libris haec<text:line-break/>est exigua portio, sed plurima doctrinae </text:span><text:span text:style-name="T7">portio</text:span><text:span text:style-name="T25"> aphorismi<text:line-break/>quidam esse 'videntur, singuli propria circumspectione se-<text:line-break/>parati. Quare duo hi libri cum propria nscrsptibne ca<text:line-break/>rerent; aliorum communem suscepisse dicuntur, ut et ipsi<text:line-break/>nidelicet populares 'uobarennirniqumn miniiuum in iis con-<text:line-break/>tineretur, quod ipsi inscriptioni consentiret. Quartus au-.<text:line-break/>tem liber istisi locutionis forma persimilis , contemplationis<text:line-break/>utilitate longe superatur. Quiduhque vero librum hunc<text:line-break/>scxtum • Thessali constitutiones appellaverunt, manifeste<text:line-break/>falluntur. Haec mihi praedixisse satis sit; quum et alia<text:line-break/>non pauca a quibusdam explanatoribus scripta fuerint,’<text:line-break/>quae, ’ ne longior essem, congruens fuit praetermittere.</text:span></text:p>
      <text:p text:style-name="P17"><text:span text:style-name="T15">: . ; </text:span><text:span text:style-name="T25">Communem aliquem sermonem de re communi scmel<text:line-break/>tamen facere constitui; cuivis autem lecturo suam pro-<text:line-break/>priam linguam ut libuerit scribere liceat; Nonnulli qui-<text:line-break/>dem </text:span><text:span text:style-name="T7">fioyat</text:span><text:span text:style-name="T25"> primam dictionem ex tribus syllabis constantem<text:line-break/>scripierunt. aliqui vero </text:span><text:span text:style-name="T15">ήιόσησ, </text:span><text:span text:style-name="T25">ex quatuor, quidam non'<text:line-break/>per </text:span><text:span text:style-name="T15">κ </text:span><text:span text:style-name="T25">scribunt </text:span><text:span text:style-name="T15">όκόσησιν, </text:span><text:span text:style-name="T25">sed per. </text:span><text:span text:style-name="T15">π </text:span><text:span text:style-name="T25">secundam syllabam,<text:line-break/>quemadmodum Capito non in hoc modo, verum etiam in<text:line-break/>omnibus aliis hujusmodi nominibus fecit. Nihil autem<text:line-break/>artis operum hoc an illo modo fcrspleris luteresu Quo-<text:line-break/>circamelius esse milii periuest, si eas soluin scripturas in<text:line-break/>meis. commentariis attulero, quae sententiae significationem<text:line-break/>permutant; quae vero folis verbis, sententia minime vio-<text:line-break/>lata, dissentiunt, eas cujusque arbitrio scribendas ac pro-<text:line-break/>ferendas pennifero. Rursum igitur ab altero initio supra</text:span></text:p>
      <text:h text:style-name="Heading_20_2" text:outline-level="2">I.</text:h>
      <text:p text:style-name="P25"><text:span text:style-name="T53">QA.buseu.nque </text:span><text:span text:style-name="T7">ex abortu.</text:span></text:p>
      <text:p text:style-name="P17"><text:span text:style-name="T25">positam dictionem repetens ad ipsius explanationem me<text:line-break/>convertam.</text:span></text:p>
      <text:h text:style-name="Heading_20_2" text:outline-level="2">II.</text:h>
      <text:p text:style-name="P25"><text:span text:style-name="T7">Quibus cunque ex abvrtu et uteri</text:span><text:span text:style-name="T25"> trmioribias ad capitis gra-<text:line-break/>vitatem </text:span><text:span text:style-name="T7">convertuntui astscctus, iis </text:span><text:span text:style-name="T41">a</text:span><text:span text:style-name="T7">d sinciput maxime<text:line-break/></text:span><text:span text:style-name="T7">.... </text:span><text:span text:style-name="T7">dolores stunt et quicunque eaeteri ab uteris oriuntur, iis<text:line-break/></text:span><text:span text:style-name="T7">- </text:span><text:span text:style-name="T7">octo aut decem mensibussu. ifchium, destnunt,. ,</text:span><text:span text:style-name="T25">,, ,,r</text:span><text:span text:style-name="T36">;</text:span></text:p>
      <text:p text:style-name="P25"><text:span text:style-name="T25">. . </text:span><text:span text:style-name="T25">Quod Attici </text:span><text:span text:style-name="T15">ἄμβλωσιν, </text:span><text:span text:style-name="T25">id est abortum vocant, id<text:line-break/>Hippocrates, </text:span><text:span text:style-name="T15">ἀποφθορὰν, </text:span><text:span text:style-name="T25">hoc est deperditionem appellare,<text:line-break/>consuevit et verba vero huic- appellationi, congruentia et<text:line-break/>a grammaticis vocata participia ipsi proportione quadran-<text:line-break/>tia, scxibit; </text:span><text:span text:style-name="T15">ἀμβλώσκειν </text:span><text:span text:style-name="T25">autem, hoc est abortiri,, fortassis;<text:line-break/>enim quispiam et id iplbm ignorat, de imperfecta foetuum<text:line-break/>emissione, utcunque facta fuerit, pronunciaut: medica-;<text:line-break/>menia quoque id. praestantia amblctiea,nid est ahortiyum</text:span></text:p>
      <text:p text:style-name="P17"><text:span text:style-name="T25">facientia nuncupant. .Significatum quidem dictionis semel<text:line-break/>nunc dixisse abunde sit; mox utiliora incipiemus, lllud<text:line-break/>tantum prius admonebimus veteres explanatores dietio-<text:line-break/>nern illam in hac parte ita scripsisse, quibuscunque a per-<text:line-break/>ditione circa uteros et tumoribus in capitis gravitates<text:line-break/>convertitur, </text:span><text:span text:style-name="T55">1</text:span><text:span text:style-name="T25"> perditionem, .non deperditionem, volentes<text:line-break/>ipsium abortum nominare. Alii vero: da praepositionem<text:line-break/>adjungentes, deperditionem scilicet- ipsam appellare volue-<text:line-break/>runt, atque ita' saepius Hippocrates appellavisse deprehen-<text:line-break/>ditur; nnm vero et hotr loco ita fecerit, obscurum esu<text:line-break/>Quemadmodum autem in hae dictione etsi variis nodis<text:line-break/>scribant, eadem tamen orationis sententia .etinetm, ita<text:line-break/>si quis uteros plurali numero aut uterum singulari et ea-<text:line-break/>pitis gravitatem aut gravitates dixerit*;orationis minime'<text:line-break/>sententiam 'variat. Qua de causa et ego Galenus has lu'<text:line-break/>locutione dissensiones quia rerum significatarum nullam<text:line-break/>permutant, recensendas examinandasque nequaquam judi-<text:line-break/>cavi. Quod igitur ab Hippocrate dicitur, hoc est: Qui-</text:span></text:p>
      <text:p text:style-name="P17"><text:span text:style-name="T25">bus mulieribus ex foetuum abortu oedemata, id est tumo-<text:line-break/>res in utero passis per consensum gravitas 'capitis accide-<text:line-break/>rit, his lu sincipite dolorem excitari, • nee non et alias<text:line-break/>capitis gravitates, quaecunque ex uteri affectibus oriuntur,<text:line-break/>eadem ratione sincipiti adhaerentes dolores concitare.<text:line-break/>Primum igitur quid oedematis nomen significet, conside-<text:line-break/>rare opus esu Videtur enim scmper Hippocrates, ut ple-<text:line-break/>rumque ostensum est, omnes praeter naturam tumores hoc<text:line-break/>vocabulo nominare, sive dolore careant durique sint,<text:line-break/>quos proprie scirrhos Graeci appellant, sive dolorem </text:span><text:span text:style-name="T7">in-<text:line-break/>ferant,</text:span><text:span text:style-name="T25"> quos phlegmonae, id est inflammationes, proprie<text:line-break/>vocant, sive absque dolore laxi atque molles sint, hos<text:line-break/>vero solos oedemata Graeci appellant. In praesentia sane<text:line-break/>videtur eorum tumorum meminisse, qui diutius perma-<text:line-break/>nere et capiti gravitatem inferre valent. Quod in aborti-<text:line-break/>bus quidem id evenire soleat, res ipsa sensibus apparens<text:line-break/>testatur, verum quid sit in causa, quare inter alias capi-<text:line-break/>tis partes sinciput magis dolore afficiatur, quidam hujus</text:span></text:p>
      <text:p text:style-name="P17"><text:span text:style-name="T25">libri explanatores indagare conati inter se dissentiunt.<text:line-break/>Alii enim situm e regione, quem Graeci </text:span><text:span text:style-name="T15">κατ’ ἴξιν </text:span><text:span text:style-name="T25">vocant,<text:line-break/>causantur: lumborum namque </text:span><text:span text:style-name="T7">et</text:span><text:span text:style-name="T25"> plane dorsi partibus<text:line-break/>affectu aliquo divexatis, in posterius cerebrum situs recti-<text:line-break/>tudinem pertinere affirmant: nonnulli et ipsius uteri </text:span><text:span text:style-name="T7">po-<text:line-break/></text:span><text:span text:style-name="T25">sterioribus partibus affectis occiput, prioribus sinciput<text:line-break/>affectum participare testantur. Verum alii situs rectitu-<text:line-break/>dinem, quam et </text:span><text:span text:style-name="T15">κατ’ ἴξιν </text:span><text:span text:style-name="T25">Hippocrates nominat, dimitten-<text:line-break/>tee , cerebrum lu consensum uteri affectuum duci conten-<text:line-break/>dunt, utpote quae nervosa particula sit, cerebrum vero<text:line-break/>nervis originem praebeat, atque idcirco capitis gravitates<text:line-break/>oriri; sud quum plurima cerebri pars in sincipite locetur,<text:line-break/>propterea eo maxime loco dolorem sentiri. Alii partem<text:line-break/>hanc capitiis infirmissimam esse dicentes, ideo et magis<text:line-break/>quam alias obnoxiam esse vitiis. affirmant. Caeterum qui<text:line-break/>ex mediis cerebri partibus lu sincipite positis in • utero<text:line-break/>nervos descendere ajunt, neque ut ipsorum mentio. fiat</text:span></text:p>
      <text:p text:style-name="P18"><text:span text:style-name="T25">digni sunt; sicut necne etiam illi fortasse, qui asserunt<text:line-break/>quia nervosus vterus est, ideo ip.b patiente simul </text:span><text:span text:style-name="T7">et aer-<text:line-break/></text:span><text:span text:style-name="T25">vorurn principium affici; cur hamque peritonaeum utero<text:line-break/></text:span><text:span text:style-name="T25">' </text:span><text:span text:style-name="T25">vicinius, intestina, ventriculus, septum transversum, quod<text:line-break/>et ipsa nervnsa sunt, non in affectuum </text:span><text:span text:style-name="T7">uteri</text:span><text:span text:style-name="T25"> participa-<text:line-break/>tionem trahuntur? Quam isti adhuc illi magis damnandi<text:line-break/>sunt qui una cum testibus cerebrum affici tradunt, quo-<text:line-break/>niam et ipsi ex eadem materia, ex qua cerebrum, creati<text:line-break/>funtj atque ideo nihil mirum,-si ut uteri affectos cere-<text:line-break/>brum fentiat, quandoquidem et utero testes inhaerescant.<text:line-break/>Quodsi adhuc rudiores istis recensuero, forsitan me qnis-<text:line-break/>piam increpuerit et eorum qua supra posui immemorem<text:line-break/>appellaverit. Satius igitur fuerit ipforum • nugis scmel<text:line-break/>posthabitis nequaquam amplius eorum quae dixerint<text:line-break/>meminisse. At .eorum sermo qui nervosum esse uterum<text:line-break/>praedicant, secundum aliquam significationem verus, se-<text:line-break/>cundum aliquam falsus esse putandus esu Tria enim simi-<text:line-break/>larium corporum in animalibus genera sunt, quae et exan-<text:line-break/>guia et sinu carentia videntur; horum aliqua ex ossibus,</text:span></text:p>
      <text:p text:style-name="P17"><text:span text:style-name="T25">aliqua ex cerebro et dorsi medulla, aliqua ex musculis<text:line-break/>prodeunt. Horum primum genus ab Hippocrate quidem<text:line-break/>omnino copula nomluatur, secundum nervus et tonus,<text:line-break/>tertium vero , tendo. Sed certi quidem homines omnia<text:line-break/>haec nervos appellantes, ob eam quam dixi fimilitudi-<text:line-break/>nem, primum ipsorum genus colligatorium esse ajunt, se-<text:line-break/>cundum autem sentiens atque electorium, tertium apo-<text:line-break/>neurosin, hoc est nerveam propaginem cognominant. Ex<text:line-break/>nullo istorum trium generum uterus nervos multos susci-<text:line-break/>pit. Sed quoniam ipsius corpus latissime distendi contra-<text:line-break/>que in brevissimum spatium contrahi cernitur, quod a<text:line-break/>nullo carnoso membro aut pingui praestatur, hac ratione<text:line-break/>uterum nervosum esse ex quadam similitudine dicimus;<text:line-break/>derivatum a nervis nomen ei quoque imponentes, quem-<text:line-break/>admodum sane et vesicam et reliqua omnia alba et exan-<text:line-break/>gui materia; ita nuncupare soliti sunt, quando plurimum<text:line-break/>extendi rursumque in se ipsa retrahi et subsidere viden-<text:line-break/>tur. Hac eadem itaque ratione et vocatum colem in ma-</text:span></text:p>
      <text:p text:style-name="P17"><text:span text:style-name="T25">rium genitalibus et uteri cervicem nervosos esse confir-<text:line-break/>mant; nonnulli vero et carnosum nervum penis colem<text:line-break/>appellant, ab eoque penem et ipsum totum nervosum<text:line-break/>dicunt. In hunc itaque modum non secundum proprie<text:line-break/>nervorum potentiam, verum secundum corpoream substan-<text:line-break/>tiam similitudinem accipientes, deinde quaerunt, quid<text:line-break/>est, quare collis affectus nervorum principia non simul<text:line-break/>vehementer afficit, principia, nervorum autem cerebrum<text:line-break/>dorsique medullam appello. Atqui in uterum nervi qui-<text:line-break/>dem plane inseruntur: alioqni enim quo modo fentiret?<text:line-break/>sed admodum pusilli funt isti, si cum membri magnitudine<text:line-break/>comparentur. Quamobrem non levi ecnsideratione dignum<text:line-break/>est, si quis isse pbysice-speculari voluerit, eurnam ali-<text:line-break/>quae ex istis mulieribus quas ob frequentes uteri affectus<text:line-break/>uterarias vocant, contractionibus ac distentionibus nervo-<text:line-break/>rum convulsioni similibus corripiantur, quum tamen lu<text:line-break/>uteri phlegmone haud itu mullum id accidere cernatur,<text:line-break/>licet febres valde vehementes et calidae concitentur, ob</text:span></text:p>
      <text:p text:style-name="P17"><text:span text:style-name="T25">quas lingua, ut ipfe deinceps hoc in libro narrabit, veluti<text:line-break/>a fuligine denigrescat. Oportebat igitur eos haec prius<text:line-break/>explorare, quicunque de capitis uterique in affectibus su-<text:line-break/>cletate dicere aliquid aggrediuntur. Calidas vehementesque<text:line-break/>febres ab utero provenire neminem in artis operibus ver-<text:line-break/>satum praeteriti Nam in Alexandria sophisticam artem<text:line-break/>edocentes, a quibus potissimum libri longis falsisque scr-<text:line-break/>monibus referti sunt, inter adolescentulos a gregibus et<text:line-break/>armentis venientes et ad aegrotos nunquam accedentes,<text:line-break/>ipsi quoque hac in re minime exercitati plerumque ver- ,<text:line-break/>fantur; ab omnibus enim istic hominibus victus ratio valde<text:line-break/>neglecta esu Quisquis igitur ex uteri phlegmone laboran-<text:line-break/>tes mulieres conspexit, quomodo calidae magnaeque febres<text:line-break/>omne corpus occupantes caput haud aliter exurant atque<text:line-break/>illae, quae, sine uteri vitio similes oriuntur, apprime no-<text:line-break/>vit. Caeterum etsi nec adhuc evidenter illi febricitent,<text:line-break/>quibus menstrua purgamenta suppressa sunt, periculum<text:line-break/>tamen impendet ne cito in scbrem lucidant, istarumque</text:span></text:p>
      <text:p text:style-name="P18"><text:span text:style-name="T25">caput grave redditur et halitibus calidisque humoribus<text:line-break/>repletur, quocirca et ipsarum nonnullae febrem habeant<text:line-break/>postea aut non habeant, sopore opprimuntur. Haec sane<text:line-break/>ita fieri sensu percipitur. Quae causa vero sit, propter<text:line-break/>quam ab hujusmodi uteri affectibus caput repletur, postea<text:line-break/>quaerere oportuit notis quidem invenire expetentem, sin<text:line-break/>minus, at illud saltem quod experientia ostendit, obser-<text:line-break/>vantem memoriterque tenentem- Igitur nos aliquas id<text:line-break/>genus affectuum sensibus apparentium caulas assignare co-<text:line-break/>nabimur, atque hinc initium capere decrevimus. Inler<text:line-break/>omnes corporis partes plurimas maximasque venas uteri<text:line-break/>habent. Quumque eos aut menses aut a partu purgamenta<text:line-break/>' suppressa aut phlegmone aliqua utcunque orta male ac-<text:line-break/>cipiunt, ipsus sanguine compleri necesse esu Quo dein<text:line-break/>'• putrescente, si febris excitetur, inter fynochorum species<text:line-break/>ipsam connumerari opus est, nam id genus' febrium ex<text:line-break/>putrescente sanguine 'accendi ostensum est: hae vero </text:span><text:span text:style-name="T7">ca-<text:line-break/>lentium</text:span><text:span text:style-name="T25"> vaporum vim haud parvam in caput submittunt.</text:span></text:p>
      <text:p text:style-name="P17"><text:span text:style-name="T25">Verum capite quavis de causa horum vaporum pleno, gra-<text:line-break/>vitates maxime , in fyncipite hominem vexantes apparere<text:line-break/>illi quibus artis opera curae sunt, priusquam a me au-<text:line-break/>diverint, notum habuerunt. At quae hujus eventi causa<text:line-break/>sit. forsan scire aves; tibi igitur eam quae mihi verisimile<text:line-break/>l'ima visa fuerit, exponam, neque hanc unicam, sed plu-<text:line-break/>res. Primum quidem vapores illos calidos proxime dictos<text:line-break/>per arterias in caput subvulare ratio ostendit: ipsas quo-<text:line-break/>que arterias per collum ab utraque vocati infundibuli<text:line-break/>parte recta iu fynciput discurrentes videre licet. Prae-<text:line-break/>terea et omni sanitatis tempore tenuia et balituosa cerebri<text:line-break/>excrementa maxime per sinciput difflari sulere affirma-<text:line-break/>mus; si quidem in ipso suturae laxissimae sunt et ipsa<text:line-break/>calvaria subtilissima plurimisque meatibus pervis, ad haec-<text:line-break/>et multa sentientia corpora juxta suturas sunt: membra-<text:line-break/>nulae enim quaedam crassum cerebri involucrum pericra-<text:line-break/>nio vocatae. tunicae connectnnt et multitudo tenuium con-</text:span></text:p>
      <text:p text:style-name="P18"><text:span text:style-name="T25">ceptaculorum per suturas exsiliunt; aequos autem magni-<text:line-break/>tudine affectus magis censoria naturaliter corpora perci-<text:line-break/>piunt, magis vero sentientia ab .nferentihus dolorem causis<text:line-break/>magis crucianturi His sane de causis lu sincipite dolores<text:line-break/>fiunt, modo illa invenienda causa fuperest, propter quam<text:line-break/></text:span><text:span text:style-name="T7">ocio</text:span><text:span text:style-name="T25"> aut decem mensibus mulieribus ita male habitis lu<text:line-break/>coxendice finit, hoe est irruit morbus. Verum quoniam<text:line-break/>. nonnulli non octo aut decem meusibus, sed octavo aut<text:line-break/>decimo scribendum censens, dicuntque in multis et potis-<text:line-break/>simum vetustissimis codicibus hoc Graecum elementum et<text:line-break/>hoc </text:span><text:span text:style-name="T15">η </text:span><text:span text:style-name="T25">reperiri</text:span><text:span text:style-name="T15">, ι </text:span><text:span text:style-name="T25">quidem loco hujus dictionis</text:span><text:span text:style-name="T15">, ι </text:span><text:span text:style-name="T25">loco'<text:line-break/>decem scriptum esse, ulterius quae et in istis sit differen-<text:line-break/>tia perpendamus. Si enim ita legamus, octo aut. decem<text:line-break/>. mensibus in coxendicem finire, ab abortu, non a con-<text:line-break/>ceptu menses numerabimus ; si vero octavo mensu aut de-<text:line-break/>cimo, sic a conceptu tempus significari affirmabimus. Mini<text:line-break/>sane id fieri posse ridetur, ut suam utramque lectionem<text:line-break/>utroque modo sententia accipiatur, at hujus quoddicitur</text:span></text:p>
      <text:p text:style-name="P18"><text:span text:style-name="T25">judicium experientiae committendum est; quemadmodum<text:line-break/>ego et lu omnibus id genus et id eo, de quo nunc loqui-<text:line-break/>mur, scmper feci. Atque observanti mihi nonnunquam<text:line-break/>quadraginta diebus, nonnunquam duobus mensibus aut<text:line-break/>quatuor morbus finiri atque aboleri visus est; quibusdam<text:line-break/>vero et in plures menses productus fuit et nonnullae re-<text:line-break/>vera ad octavum mensem., aliae et ad decimum pervene-<text:line-break/>runt. Vidi quoque ex utero in coxendicem migrare col-<text:line-break/>ligique materiam; id vero haud in multis, quamvis mul-<text:line-break/>- tas ex utero male habente diu, laborantes fpectaveriin.</text:span></text:p>
      <text:p text:style-name="P19"><text:span text:style-name="T25">Ejus itaque, investigare causam gravabor, quod nondum<text:line-break/></text:span><text:span text:style-name="T7">' an</text:span><text:span text:style-name="T25"> revera ita eveniret certior factus essem. Aristoteles<text:line-break/>•namque, an est, prius firme cognito; deinde propter quid<text:line-break/>est quaeri oportere praecepit, quod si quis antequam, an<text:line-break/>est, firma notitia perceperit, propter quod sit, investiga-<text:line-break/>verit, homo iste nugari garrireque maluisse, quamvis </text:span><text:span text:style-name="T7">ve-<text:line-break/>ritatem</text:span><text:span text:style-name="T25"> explorare ridetur. Igitur qui et nunc propositae<text:line-break/>rei causam reddere conati sunt, haec in medium afferunt.<text:line-break/>Quicunque .enim a tempore abortus usque ad octo aut</text:span></text:p>
      <text:p text:style-name="P17"><text:span text:style-name="T25">decem menses numerare dignum putant, uterum duobus<text:line-break/>temporibus, octavo scilicet mense et decimo, malis tole-<text:line-break/>randis assuevisse dicunt: octavo enim mense foetum con-<text:line-break/>verti, decimo autem in lucem edi: sic igitur et in prae-<text:line-break/>sentia iisdem statis temporibus contristantes humores ex-<text:line-break/>cerni, quae in locum vicinum, fufcipereque transmissa<text:line-break/>poteutem, irruerunt, asseveranti At qui a conceptionis<text:line-break/>tempore numerandum esse jubent, rationi magis conscn-<text:line-break/>taneum esse dicunt, ut quemadmodum etsi tempore inter-<text:line-break/>medio foetus nullo vitio lentatus sit, novum tamen ali-<text:line-break/>quem motum uterus circa ipsum temporibus istis, dum<text:line-break/>aut convertitur, aut partu editur, habuerit, ita et nunc<text:line-break/>habeat. Caeterum utrique falluntur, qui foetus motiones<text:line-break/>utero tribuant. Quando enim octavo mense convertitur,<text:line-break/>hunc sane motum omnino ex se ipso ciet, atque tunc<text:line-break/>paritur, cum vehementius commotus aliquam ex conti-<text:line-break/>nentibus membranis effregerit, hoc enim et in libro de<text:line-break/>pueri natura hisce verbis testatum est: Quum vero mu-</text:span></text:p>
      <text:p text:style-name="P18"><text:span text:style-name="T25">lieri partus tempora adveniunt, tunc puero, commoto<text:line-break/>manibusque et pedibus sefe agitanti aliquando, intimarum<text:line-break/>membranarum dirumpere accidit: una effracta, reliquae<text:line-break/>imbecilliorem facultatem habent; atqui prima suetum am-<text:line-break/>biens laceratur, deinde ultima. Quando igitur, nec dum<text:line-break/>utero foetus per abortum ejectus continetur,, neque ut<text:line-break/>motus ipsius incolumes ferventur fieri potest. Perinde<text:line-break/>vero atque isti neque illi fide digni sunt, qui septimum<text:line-break/>mensem ac nonum foetuum partus efficere; octavum vero<text:line-break/>ac decimum egressiones propter naturam uno mense natn-<text:line-break/>ralibus tardiores efficere asserunt, quod secundo popula-<text:line-break/>rium morborum libro dictum esse volunt lu illis verbis,<text:line-break/>ubi dixit, postero; ac si dixisset posteriorem tempore'aut<text:line-break/>, mense; sed hoc prius in eo libro declaravimus, at </text:span><text:span text:style-name="T7">ego si<text:line-break/></text:span><text:span text:style-name="T25">hoc dictum ita le habere prius vidissem, perquisivissem<text:line-break/>•utique ipsius causam diligentius; fed quoniam per multa<text:line-break/>flata tempora uteri affectus judicari et judicatoriorum die-</text:span></text:p>
      <text:p text:style-name="P18"><text:span text:style-name="T25">rum circuitibus consonare perspexi,nt ipfe lu libro de<text:line-break/>praesagiis docuit, causae inventionem relinquo, quum ne-<text:line-break/>que scmper neque plerumque ita fieri videam. , Verum<text:line-break/>'scriptorem hunc, sive Hippocrates sit sive Thessalus sive<text:line-break/>alius quispiam; lu duabus forsan aut tribus mulieribus<text:line-break/>ita evenisse fortuito conspicatum, inconsultius de re ne-<text:line-break/>que scmper neque crebrius incidente, ut diximus, lu<text:line-break/>universum pronnnciasse existimo. Sed de his hactenus a<text:line-break/>nobis dictum esto. Eorum autem meminerimus, quae in<text:line-break/>narratione Hippocrates conjunctionem et interjecerunt in-<text:line-break/></text:span><text:span text:style-name="T7">ter</text:span><text:span text:style-name="T25"> eam partem, in capitis gravitatem vertitur </text:span><text:span text:style-name="T7">et eam lu.<text:line-break/>syncipile</text:span><text:span text:style-name="T25"> dolores, totamque scripturam ita constituemus.<text:line-break/>Quibuscunque a perditione circa uterum et tumoribus in<text:line-break/>' capitis gravitatem commutetur et in sincipite dolores et<text:line-break/>quicunque alii ab uteris, iis octo mensibus aut decem lu<text:line-break/>coxendicem desinit. Medicinalem sane quandam praescri-<text:line-break/>ptionem ad praesagiendum utilem, non causas reddentem<text:line-break/>priori sermoni adjungunt, talem judicantes esse sententiam:</text:span></text:p>
      <text:p text:style-name="P18"><text:span text:style-name="T25">quibuscunque mulieribus in utero ex abortu tumoribus<text:line-break/>excitatis in capitis gravitatem fit -commutatio et lu fyn-<text:line-break/>cipite iisdem dolores fiunt, istis ocio' et decem mensium<text:line-break/>spatio in coxendicem Uterum vexantia recumbunt; tan-'<text:line-break/>quam non omnibus uteri tumoribus sincipiti dolorem in-<text:line-break/>ferentibus, neque omnibus in coxendicem abscedentibus,<text:line-break/></text:span><text:span text:style-name="T7">fed</text:span><text:span text:style-name="T25"> illis tantummodo qui in sincipite dolores </text:span><text:span text:style-name="T7">creant.<text:line-break/></text:span><text:span text:style-name="T25">Verum quum id quoque ego observaverim, haud ita fieri<text:line-break/>" compertum habui. Quin etlam neque ipsi hujusce rei ali-<text:line-break/>quam rationem afferunt: cur enim soli illi uteri tumores,<text:line-break/>qui sincipiti dolores intulerunt, in coxendicem ab iis<text:line-break/>migrare putentur, assignari causa non potest. Quamobrem<text:line-break/>neque nos ipsis crediderimus, utpote neque ab experien-<text:line-break/>tia neque ex rei natura indicatorie sermonis hujus affir-<text:line-break/>mationem confequuti. Illud quoque in confesso est eam<text:line-break/>•partem quam ita fcripsit Hippocrates, et quaecunque aliae,<text:line-break/>ab uteris, duobus modis explanari. Quidam sane ad uteri<text:line-break/>affectus sermonem referunt tanquam omnibus ipsis aut</text:span></text:p>
      <text:p text:style-name="P18"><text:span text:style-name="T25">minus quam praedictus capitis gravitates et in sincipite<text:line-break/>dolores evenientes habentibus. Alii vero ad capitis asse-<text:line-break/>ctus sermonem referunt, ac si ita omnem verborum ferient<text:line-break/>scripsisset: quibuscunque a perditione-et tumoribus in ea-<text:line-break/>pitis gravitatem vertitur, lu sincipite dolores sunt et alii<text:line-break/>quoque capitis affectus ab utero exorti in sincipite ma-<text:line-break/>xinie fefe ostendunt. Alios affectus intelligamus capitis<text:line-break/>gravitati proportione respondentes-, aliquos autem ex ipsis<text:line-break/>cephalaeas vocant, aliquos hemicranias, aliquos cepha-'<text:line-break/>lalgias, id est capitis dolores simpliciter.</text:span></text:p>
      <text:p text:style-name="P25"><text:span text:style-name="T15">1Π. </text:span><text:span text:style-name="T25">.</text:span></text:p>
      <text:p text:style-name="P22"><text:span text:style-name="T7">Qui acuminato sunt capite et valida quidem cervice i tum<text:line-break/>caeteris tum ojstbus robusti sunt. Qui vero caput do-<text:line-break/>lent , stuentes habent auras, his palatum concavum est<text:line-break/>et dentes perversu serie positi</text:span></text:p>
      <text:p text:style-name="P18"><text:span text:style-name="T25">Hoc loco etiam nihil refert, utrum craterauchenes<text:line-break/>Graeca voce per quinque syllabas aut cratrauchenes per<text:line-break/>quatuor quispiam scripserit: robustis enim cervicibus ho-<text:line-break/>mines utraque vox significat-. Maerauchenes vero, id est<text:line-break/>longicolli, ut nonnulli veterem scripturam permutantes<text:line-break/>scribunt, non eandem rem significat Valida enim cervix<text:line-break/>robusta nominatur ob duritiam magnitudinemque ossium,<text:line-break/>plerumque talis existens, ita quoque sc habent ipsi cir-&gt;<text:line-break/>cum positi musculi, tendones et copulae; at longae eervi-i<text:line-break/>ces tantum abest ut ’ vi aliqua polleant, ut etiam pror-<text:line-break/>fus vitiosae sint, perinde atque angustum longumque pe-<text:line-break/>ctus, quandoquidem id amplum esse, non latum dumtaxat<text:line-break/>- aut longum, oportet. Amplum autem in lati profundique&gt;<text:line-break/>dimensione pectus, collum et aliud quodque membrum<text:line-break/>consistit, cum proportione inter fe congrua ea aucta fue-<text:line-break/>rint, in ipsis vero prorsus et longitudo aut major est aut -<text:line-break/>aequalis iis quae moderate se habent. Hominum quidem<text:line-break/>nobis obviam venientium pectora non prius apparent</text:span></text:p>
      <text:p text:style-name="P18"><text:span text:style-name="T25">quam eorum corpora nudata fuerint: sed caput silico ad*<text:line-break/>fpirimus et quodnam ilu formatione ac magnitudini vitium<text:line-break/>habeat coguuscrmrrs :-lu magnitudine, si minus sit aut<text:line-break/>majus quam conveniat; in formatione, si exquisite ro-<text:line-break/></text:span><text:span text:style-name="T50">tundum.su, </text:span><text:span text:style-name="T25">frontis occipitiique prominentia carens peni-<text:line-break/>tus aut acutum • productiores, quam deceat., eminentias<text:line-break/>habens aut utrasque aut altera tantruni aut una dumtaxat<text:line-break/>eminentia praeditum; altera vero privatum. lu majore<text:line-break/>itaque capite et acuto et excessus quantitas consideranda<text:line-break/>est et ipsius cervicis excellentia, ut ipsis meliusne an<text:line-break/>deterius caput formatum sit, dignoscere valeamus. DecIa-<text:line-break/>ratum est enim </text:span><text:span text:style-name="T15">ιύ </text:span><text:span text:style-name="T25">libris de tuenda sanitate non medio-<text:line-break/>erem utilitatem medicos ex hujusmodi, cognitione perci-<text:line-break/>pere et ad fervandam membri sanitatem et ad futuram<text:line-break/>vitii emendationem, si quando didicisse prius acciderit.<text:line-break/>Sed lu capite. evidenter parvo, parvitatem quidem novisse<text:line-break/>opus est et ea praeterea</text:span><text:span text:style-name="T25">, </text:span><text:span text:style-name="T25">quae ad collum pertinent, ex<text:line-break/>abundanti consideranda; quoniam perinde ac truncus dorsi.</text:span></text:p>
      <text:p text:style-name="P17"><text:span text:style-name="T25">fpinaeex capite tamquam ex radice praegerminat.- .Alibi<text:line-break/>enim didicistis, medullae dorsi a cerebro et ortus initium<text:line-break/>et facultatum.: copiam fuggeri: . sicnc</text:span><text:span text:style-name="T36">:</text:span><text:span text:style-name="T25"> medullam vertebrae<text:line-break/>includunt , tenuem . quidem, pusillae, crassiorem autem fa-<text:line-break/>eram ampliores. Quemadmodum igitur,-magnum .pectus<text:line-break/>,-ample interius, cavitate inane, est,. in&gt; qua.duo magna via<text:line-break/>fcera, pulmones; scilicet atque,:coxi; nulla, es parte com-<text:line-break/>- pressa continentum perinde etexiguum pectus proportione<text:line-break/>sini respondentia-haec viscera continet, exigua videlicet<text:line-break/>et in. angustiis/versantia; haud aliter caput.et dorsi .spina<text:line-break/>magnitudine refpondentiaet cerebrum et medullam inelu-<text:line-break/>duiit-.i Quum: enim membra haec grandiora sunt et &lt;cere-<text:line-break/>brum et medullam, ampliores latioresque spiritus cavernas<text:line-break/>in ipsis efficiunt; at si pusilla fuerint, contrarium evenit.<text:line-break/>Vis praeterea cogitandi iis, qui. aut nimis, magna capita<text:line-break/>aut nimis exigua evidenter .possidentoblaefa esu Sed .<text:line-break/>exigua capita scmper.prava sunt; magna vero, licet </text:span><text:span text:style-name="T7">Taro,<text:line-break/></text:span><text:span text:style-name="T25">nonnunquam tamen et bona: fuerint </text:span><text:span text:style-name="T7">et</text:span><text:span text:style-name="T25"> ob facultatis eo-</text:span></text:p>
      <text:p text:style-name="P17"><text:span text:style-name="T25">rnm formatricis robur et materiae, tunde creata sunt,<text:line-break/>ubertate, quali capite Peri.e.les-Atheniensis vir prudentissi-<text:line-break/>mus fuisse traditur; unde et. comici ejus capitis magnitu-<text:line-break/>dinem dicteriis lacessunt. Praeterea vero magis grande<text:line-break/>caput bonum: sit , si et naturalem : figuram retineat et</text:span><text:span text:style-name="T55">:</text:span><text:span text:style-name="T25"> cer-<text:line-break/>vicem validam et oculor; acute </text:span><text:span text:style-name="T25">cernentes </text:span><text:span text:style-name="T25">habeat</text:span><text:span text:style-name="T25">:</text:span><text:span text:style-name="T55">;</text:span><text:span text:style-name="T25"> t </text:span><text:span text:style-name="T25">-tunc<text:line-break/>erum optime, hujusmodi caput, </text:span><text:span text:style-name="T7">fefe</text:span><text:span text:style-name="T25"> habere sinendum' est.<text:line-break/>Verum acuta capita, nam eloexr his quaedam non esse<text:line-break/>improbanda affirmavimus, optima figura aliquantulum per-<text:line-break/>mutata fieri dicimus. Optima,'enim capitis figura oblongo<text:line-break/>orbi ntrinque compresso similis est,</text:span><text:span text:style-name="T25">i </text:span><text:span text:style-name="T25">deficit autem acuto<text:line-break/>capiti aut.occipitii aut frontis emluentia aut ultra-quam<text:line-break/>deceat productam habet. Plerumque igitur, ut dixq quem-<text:line-break/>admodum magnum caput, ita. et hujusmodi acuta; men-<text:line-break/>dosa improbaque reperies; naro tamen </text:span><text:span text:style-name="T25">et ex-siis-</text:span><text:span text:style-name="T25">aliqua<text:line-break/>bona fuerint, facultate materiam</text:span><text:span text:style-name="T25">, </text:span><text:span text:style-name="T25">ex qua homo in utero<text:line-break/>meatus est,. efformante admodum valida, neque sanguinis<text:line-break/>ili uterum defluentis multitudine superata, </text:span><text:span text:style-name="T25">fed </text:span><text:span text:style-name="T25">contra</text:span></text:p>
      <text:p text:style-name="P17"><text:span text:style-name="T25">ejus vim sustinere, resistere eleganterque effingere potens<text:line-break/>fuit. Quando igitur ob alterutrius, eminentiae defectum<text:line-break/>aut excessum acuta capita redduntur; prunum quidem te<text:line-break/>illud aiumadvestere decet, utrum aucta aut diminuta pro-<text:line-break/>minentia acutum capal evaserit </text:span><text:span text:style-name="T15">ι </text:span><text:span text:style-name="T25">vitiosum enim femper est.<text:line-break/>ex, .comminuta mucronatum caput: ndnefemper malum ex<text:line-break/>adaucla. Verum autem praeterea considerare icon venit' lu-<text:line-break/>primis quidem decoram incrementi formam; deformia enim<text:line-break/>incrementa prava sunfi fecundo utriifiu eapitis excessus,<text:line-break/>qui in eo occipitio est, plus quam ea, quae a facie est,<text:line-break/>pars excreverit: melius enim putandum est, 'dcieiprtii e'mi-<text:line-break/>nentiam majorem esse, ibi namque et nobilissimus cerebri<text:line-break/>sinus et dorsi medullae exortus locati sunt. Postea dern-<text:line-break/>.cepe, cervicem considerato, imbecillane sic am robusta;<text:line-break/>nam si-eminentis neque indecora fuerit, neque ultra mo-<text:line-break/>dum giandis validumque eam collum sustineat, hujusmodi<text:line-break/>capitis acumen probatu.; hos enim homines et aliortitn<text:line-break/>membrorum,</text:span><text:span text:style-name="T36">(</text:span><text:span text:style-name="T25"> </text:span><text:span text:style-name="T7">sed</text:span><text:span text:style-name="T25"> ossium nraecipue viribus pollere cornpe-</text:span></text:p>
      <text:p text:style-name="P17"><text:span text:style-name="T25">ales; Sed hoc loco' et illud perpendito," quid si voluerit/<text:line-break/>quum dixerit et aliis:- num intellexerit pectus et jecur,<text:line-break/>ut ejusmodi hominibus tria generosa principia insint;uon<text:line-break/>solum cerebrum: an et faa illa sola dicat, quae primum<text:line-break/>initium et •. ortum ex capite habent; ea vero sunt dorsi<text:line-break/>medulla et nervi er cum ipsis ossium musculorumque ma-<text:line-break/>leria, qui necessario una eum eapite augescunt et robo-<text:line-break/>rantur. Haec membra vero plerumque in simul augeri<text:line-break/>comperies. Quando enim (anguis, ex quo capitis partes<text:line-break/>ereatae sunt, multus atque bonus est, ' vitalem quoque<text:line-break/>potentiam, quam ex corde prodire ostendimus, nutricem-<text:line-break/>que'vocatam quam ex jecore in venas' proiuanare didicisti,<text:line-break/>statim ab initio robustas esse credibile est; atqui hujus-,<text:line-break/>modi animali prima veluti fundamenta totius corporis<text:line-break/>magnifica esse ac- generosa necesse est. At in capite con-<text:line-break/>tra</text:span><text:span text:style-name="T55">:</text:span><text:span text:style-name="T25"> defornrrr effigie et exiguitate vitiosa, praeterea et in<text:line-break/>ore palati partes inspicito; ita vero appellant in eo altio-<text:line-break/>ris spatii -partem illam, quae fupra foramina e naribus"lu</text:span></text:p>
      <text:p text:style-name="P17"><text:span text:style-name="T25">ipfum </text:span><text:span text:style-name="T7">pertinentia</text:span><text:span text:style-name="T25"> Sublimis estt 'invenies enim et hanc<text:line-break/>partem .illis cavam</text:span><text:span text:style-name="T25">, </text:span><text:span text:style-name="T25">quorum acutum valde caput ac de-<text:line-break/>forme est; hos autem praecipue vocant homines </text:span><text:span text:style-name="T15">φοξούς,<text:line-break/></text:span><text:span text:style-name="T25">hoc est acuti capitis. In multis quoque dentes male po-<text:line-break/>siti videntur, id est non recte e regione superiores cum<text:line-break/>inferioribus, committuntur , neque lucifores cum . incisuri-<text:line-break/>bus, neque canini cum aaninis, neque: moleres cum mo-<text:line-break/>laribus; sed veluti revulsum juxta atque distortum in<text:line-break/>ipsis </text:span><text:span text:style-name="T7">os</text:span><text:span text:style-name="T25"> apparet. Hos igitur crebro dolore capitis vexari<text:line-break/>conspicies ipsorumque aures destillatione'laborare, non-<text:line-break/>nunquam sanie quadam tenui et liquida , nonnunquam cen ,<text:line-break/>purulento humore ac suetidc emanante : imbecilla, nam-<text:line-break/>que membra multum </text:span><text:span text:style-name="T55">1</text:span><text:span text:style-name="T25"> planumque excrementum colligere<text:line-break/>•consueverunt. Igitur quum jam scripturis sermo expla-<text:line-break/>natus suerit, paucis quibusdam additis,: aliam partem<text:line-break/>transibo. Ea vero pauca .hujusmodi sunt, reminiscentia<text:line-break/>scilicet unius, quod a</text:span><text:span text:style-name="T36">;</text:span><text:span text:style-name="T25"> me hujus, sermonis initio dictum<text:line-break/>‘fuit;, videtur enim jam aperte .liber iste commentario ma-</text:span></text:p>
      <text:p text:style-name="P17"><text:span text:style-name="T25">gis quam jesto. volumini similis esse, Hippocrate sibi<text:line-break/>ipsi, ut memoriae subveniret, nonnulla scribente, prout<text:line-break/>unumquodque aut experientia comprehendisset aut ratio-<text:line-break/>nali meditatione excogitasset. Nulla enim cognatio vel<text:line-break/>propinquitas primae parti cum' secunda intercedit, quem-<text:line-break/>admodum rursus neque tertiae cum istis.</text:span></text:p>
      <text:p text:style-name="P25"><text:span text:style-name="T45">Λ</text:span><text:span text:style-name="T15"> ιν.</text:span></text:p>
      <text:p text:style-name="P299"><text:span text:style-name="T7">Quibus os a palato difcefstt, iis medius considit nasus.<text:line-break/>Quibus vero unde dentes procedunt, inde summus nasus<text:line-break/>fimus efficitur,<text:tab/>'' '</text:span></text:p>
      <text:p text:style-name="P19"><text:span text:style-name="T25">Quod os duo nasi lutersepit foramlua, id alio-quodam<text:line-break/>osse tenui fulcitur sursum: ab intercilio principium habente<text:line-break/>et in extremum nasi; ubi alae sitae sunt, desinente. ' In<text:line-break/>ea igitur parte positum est nasi interseptum illis in locis<text:line-break/>ad quae innisorum dentium extrema perveniunt. Pars*.</text:span></text:p>
      <text:p text:style-name="P18"><text:span text:style-name="T25">autem his superior palatum quidem nominatur; ea vero<text:line-break/>medium nasi interseptum nititur. Itaque ubi fulcientium<text:line-break/></text:span><text:span text:style-name="T25">, </text:span><text:span text:style-name="T25">ossium aliquod decidens perierit, ibi interseptum illa lu<text:line-break/>parte nufum concavum efficit atque id ejus symptoma<text:line-break/>simitas vocatur.</text:span></text:p>
      <text:h text:style-name="Heading_20_2" text:outline-level="2">V.</text:h>
      <text:p text:style-name="P22"><text:span text:style-name="T7">Puerorum fulgores una curti pubertate in quibusdam mu-<text:line-break/>tationes habent, atque etiam alias et ad renem urget<text:line-break/>dolor gravis, quum cibis implentur.</text:span></text:p>
      <text:p text:style-name="P25"><text:span text:style-name="T25">..... ' '' - / ""t.</text:span></text:p>
      <text:p text:style-name="P19"><text:span text:style-name="T25">' </text:span><text:span text:style-name="T25">Hanc omnibus explanationibus scripturam cognoscen-<text:line-break/>tibus et omnibus antiquis codicibus'eam habentibus, non-<text:line-break/>nulli recentiores alius' aliter /eam mutare conati' funt»<text:line-break/>Quidam enim epilepsies scribunt,' aliqui catalepsies, alii<text:line-break/>epilampsies, hoc est efiulgescentiae. , Ipsorum autem inter-<text:line-break/>pretatiolab ipso morbum comitialem significari vult, qui</text:span></text:p>
      <text:p text:style-name="P17"><text:span text:style-name="T25">plerumque ab infantia laborantibus in ipsc a puerili </text:span><text:span text:style-name="T7">ae-<text:line-break/>tate</text:span><text:span text:style-name="T25"> ad pubertatem-transitu evanescere ecnfuevit.: Etenim<text:line-break/>id ita fieri compertum est, </text:span><text:span text:style-name="T25">'• </text:span><text:span text:style-name="T25">nisi quispiam eo tempore vi-<text:line-break/>tiosa' victus ratione utens, sini ipsi confervandi morbi<text:line-break/>anetor fuerit. Oritur sane plerumque ob frigidam cere—<text:line-break/>bri temperaturam , </text:span><text:span text:style-name="T25">! </text:span><text:span text:style-name="T25">humiditate adjuncta frequenter idqne<text:line-break/>saepius accidit, quoniam raro ex alicujus membri vitio<text:line-break/>provenit. Fluitur autem quo tempore pubescunt, si et in<text:line-break/>aliis aegrotus, ut decet, su gesserit, quia totius, corporis<text:line-break/>temperamentum ad siccius calidiusque convertitur. Quo<text:line-break/>enim pacto juvenis puero calidior sit, in libris de tem-<text:line-break/>peramentis didicisti: ubi etiam quo modo puer juvene sit<text:line-break/>calidior declaravimus</text:span><text:span text:style-name="T25">: </text:span><text:span text:style-name="T25">juvenis quidem absolute calidior,<text:line-break/>puer vero non absolute, fed .eo quod plus innati calidi<text:line-break/>possideat. Illi itaque,, qui fe ipsus Hippocraticos nomi-<text:line-break/>nant, ipsum fulgoies calidi dicere volunt, per translatio-<text:line-break/>nem, ab externa flamma, quae quum materiam vicit eam-<text:line-break/>que sibi ipsi omnem assimilavit, effulget rnanifestaque omni-</text:span></text:p>
      <text:p text:style-name="P25"><text:span text:style-name="T25">. . /</text:span></text:p>
      <text:p text:style-name="P17"><text:span text:style-name="T25">bus redditur, 'quum prius humidam materiam exsiccans<text:line-break/>occultaretur. At Zeuxis et cum ipsu pariter nonnulli em-<text:line-break/>pirici fulgorem haud ita interpretantur, fed altero quo-:<text:line-break/>dammodo; intelliges autem ex Zeuxidis fermone in hunc:<text:line-break/>modum descripto» infantes usque ad pubertatis annos ap- .<text:line-break/>pellat Hippocrates, isti autem pubescendi tempore effulgent.<text:line-break/>Atque' hic magnam vim exprimendi habente translatione<text:line-break/>usus estptunc enim magis carnosi fiuut ecadustiores, </text:span><text:span text:style-name="T7">'eo-<text:line-break/></text:span><text:span text:style-name="T25">loreque et forma gratiores, viribus ingenioque praestari-»<text:line-break/>tiores. - Repente autem ac simul haec omnia eveniunt,<text:line-break/>eorurnque qui natura formosi sunt tunc magis effulget<text:line-break/>pulcritudo id em iste autem Zeuxis infantes appellari<text:line-break/>omnes pueros inquit, quemadmodum et Herophilus ipsos<text:line-break/>appellavit: de rac enim re hirnc in modum scribit hisce<text:line-break/>verbis: videtur Hippocrates infantes nominasse usque- -ad<text:line-break/>pubertatis- annos , abn eos .tantumr qui nuper funt nati;<text:line-break/>ad quinque vel fex annos, ut pleraque nunc lutelligere su-<text:line-break/>lenti Contentus fuit autem et Herophilus tam grandes</text:span></text:p>
      <text:p text:style-name="P18"><text:span text:style-name="T25">natu infantes vocare per haec verba: infautibus non<text:line-break/>erumpunt sumina multa </text:span><text:span text:style-name="T25">, </text:span><text:span text:style-name="T25">neque menstrua purgamenta ii-<text:line-break/>dem non.concipiunt, non calvescunt. Neque enim prae-<text:line-break/>dictam aetatem natis liaec accidere negat, hoc .est a'primo<text:line-break/>statim ortu, ut nonnulli accipientes ipsum derident, tan-<text:line-break/>quam res omnibus notas edocentem, </text:span><text:span text:style-name="T7">e quorum</text:span><text:span text:style-name="T25"> numero:<text:line-break/>est-etiam Callimachus:, sed illis .qui ad pubertatem, usque<text:line-break/>pervenerunt, quod nonnulli et in istis ea fieri opinareni-<text:line-break/>tur. Hactenus Zeuxis loquutus est: at milii quid per in-<text:line-break/>fantes significare videatur et antea quidem dixi et nunc<text:line-break/>iterum manifestiori scrmone repetam. Comitialis affectus<text:line-break/>aut a naturali intemperie provenit; cum humidum valde<text:line-break/>cerebrum est,' tuncqpe morbus iste puerilis adpellatur,<text:line-break/>' quemadmodum ipfe in libro de aquis, aere et locis ita</text:span></text:p>
      <text:p text:style-name="P19"><text:span text:style-name="T25">Icmbens significavit: Pueris accidere convulsiones et su-<text:line-break/>spiria sive anhelitus; quae putans puerilem efficere et sa-<text:line-break/>crum morbum esse. In his verbis clare patet,cilli di-<text:line-break/>ctioni, </text:span><text:span text:style-name="T7">puerilem,</text:span><text:span text:style-name="T25"> sublutelligendum esse affectum, ut loquntio</text:span></text:p>
      <text:p text:style-name="P18"><text:span text:style-name="T50">ita.se </text:span><text:span text:style-name="T25">habeat; quae putant puerulum affectum efficere et<text:line-break/>\ sacrum: morbum esse. Accidit autem hic idem astbctus</text:span></text:p>
      <text:p text:style-name="P19"><text:span text:style-name="T25">pueris etiam ob errata medici orationem, postulans. Quando,<text:line-break/></text:span><text:span text:style-name="T25">. </text:span><text:span text:style-name="T25">vero ob humiditatem oritur, plane- infantes statim invadit<text:line-break/>definitque aetatis conversione, nullum nobis negotium </text:span><text:span text:style-name="T7">fa-<text:line-break/>eessens.</text:span><text:span text:style-name="T25"> Quapropter quoscunque pueros non a prima sta-&gt;<text:line-break/>tim' aetate, quum, adhuc sunt infantuli , sed annorum pro-r<text:line-break/>gressu vexare inceperit, procul dubio ob peccata in victus<text:line-break/>ratione commissa aut ob aliam quampiam externam eau-t-<text:line-break/>fam- exortus est; in quibus aetatis conversionem praesto-<text:line-break/>' lari non convenit, fed sectum morbosum affectum difcu-</text:span></text:p>
      <text:p text:style-name="P25"><text:span text:style-name="T25">tere.- Illud utique :non exigua consideratione dignum est,<text:line-break/>si facundum antiquam lectionem fulgores; .acceperimus;-ut<text:line-break/>Hippocrates et Zeuxis acceperunti oratiu enim hujusmodi<text:line-break/>est: Infantium, quum pubescunt, 'fulgoresocatidi et aliast<text:line-break/>quidem nonnullas lu ipsic .mutationes;habent, quin etiam<text:line-break/>renum affectionem; quam ipfe deinceps explanat. Prae-<text:line-break/>termitletur enim et lu hoc sermone epilepsiae nomen.</text:span></text:p>
      <text:p text:style-name="P17"><text:span text:style-name="T25">Atque ideo nonnulli hand absque ratione fcribere viden-<text:line-break/>tur epilepses, quemadmodum et alii catalepses. At hos<text:line-break/>decebat tanquam non it* fcriptum invenientes, sed quod<text:line-break/>meliueesset ita fcribere dicentes,, ad • praedictam explana-<text:line-break/>tionem accedere. Qhirm vero hdecuvoix et apposita sit,<text:line-break/>hanc rursum alii adimunt, duas orationes' nullo vinculo<text:line-break/>inter fet connexas esse volentes; unam'hisce 'verbis'satis<text:line-break/>ideelaratam, infantium fulgores, fimulutqueqpubescunt, lu-<text:line-break/>nonnqllis mutationes habeut et alia.;' alturum hoc modo<text:line-break/>dicentes; in renem dolor gravis cum; cibo replentur et<text:line-break/>reliqua quae sequuntur, de renum vitiis: spfo tradente;, ab<text:line-break/>altero initio; non quod in pueris, quum pubescunt, in<text:line-break/>laan vitiurn comitialis -morbus transuat; • haud enim ea<text:line-break/>aerate fenum morbus-creari videtur , quemadmodum vesi-<text:line-break/>eaeu.lapixi isse namque lu pueris* magis ; renum autem<text:line-break/>affectus in declinante potius aetate contingit. Adscriba-<text:line-break/>mus' igitur </text:span><text:span text:style-name="T7">ea</text:span><text:span text:style-name="T25"> aleluceps, quae de renum vitiis in hunc<text:line-break/>msdo ab eo traditu sunt.</text:span></text:p>
      <text:h text:style-name="P7" text:outline-level="2">VL.</text:h>
      <text:p text:style-name="P25"><text:span text:style-name="T7">'An. renant, dolor gratsis procidit,, quum cibo replentur uo-<text:line-break/></text:span><text:span text:style-name="T25">- r muntque. p^fnitam.us </text:span><text:span text:style-name="T7">Qwm vertt inbjmtirn excreverint,<text:line-break/>; aeruginosa,mesuntjeg leviores quidam evadunt, </text:span><text:span text:style-name="T7">.; </text:span><text:span text:style-name="T7">Solvunt-<text:line-break/></text:span><text:span text:style-name="T7">o' </text:span><text:span text:style-name="T7">iun autetn idolfirdiifr vacuati ejbiir, arenulae fulvae sub-<text:line-break/></text:span><text:span text:style-name="T7">d </text:span><text:span text:style-name="T7">fidant et </text:span><text:span text:style-name="T7">:</text:span><text:span text:style-name="T7">cruentam urinam mejuntji femoris e regione<text:line-break/></text:span><text:span text:style-name="T7">tr: </text:span><text:span text:style-name="T7">positi stupor- percipitur. Qiiiescere non confert ,d sud<text:line-break/></text:span><text:span text:style-name="T25">o </text:span><text:span text:style-name="T7">exerceri, non: [repleri* Juvenessderatro</text:span><text:span text:style-name="T25"> i </text:span><text:span text:style-name="T7">purgare oportet,<text:line-break/></text:span><text:span text:style-name="T25">io </text:span><text:span text:style-name="T7">poplitis venam incidereuridam cientibus expurgare,<text:line-break/></text:span><text:span text:style-name="T7">r . </text:span><text:span text:style-name="T7">attenuare ac 'etndUirer</text:span></text:p>
      <text:p text:style-name="P25"><text:span text:style-name="T7">ro</text:span><text:span text:style-name="T25"> .Dolorem gravem aut tanquam alienius rei gravis loco<text:line-break/>incumbentis sensum inferentem aut acerbum intelligere<text:line-break/>possumus. Siquidem utrumque verum est, diversis tamen<text:line-break/>temporibus in renibus fieri:, lu calculorum enim crea-<text:line-break/>tione atque exitu acerbissime dolent;, reliquo auteni tem-<text:line-break/>pore, ut rei cujuspiarn gravis loco incumbentis dolorem<text:line-break/>percipiunt. , Quicunque igitur lu renum cavis lapillos</text:span></text:p>
      <text:p text:style-name="P17"><text:span text:style-name="T25">concrescere arbitrantur; insolo per.urinarios meatus transr-<text:line-break/>itu laborantes dorereiajuntr Atllquicitnque in ipsainecum<text:line-break/>carne calculos creari sibi persBulerun</text:span><text:span text:style-name="T55">,</text:span><text:span text:style-name="T25">t:,‘: non solum inter<text:line-break/>exeundum, verum etiam creationis tempore eenin loco<text:line-break/>dolorem ipsos inferre testantur-; arleindetiet quando inore-<text:line-break/>nurn sinusivj.ervadunt.r:; Calculos autem lu renumHcanris<text:line-break/>bus geneiari,ctpropoiitione tophis; luualtic.ulorum) morbo<text:line-break/>genitis respondentes., orationem, lu testem adducunt, lex<text:line-break/>libro de natura</text:span><text:span text:style-name="T55">1</text:span><text:span text:style-name="T25"> huufinis et victu sdratiinie ita fe. haffientu.<text:line-break/>Quibuscunque, arenosum sublidet- auti tophi in urinis, estis<text:line-break/>ah. luitio: tubercula fecundum venam; crassam oria; sunt, et<text:line-break/>suppuraveruut.v Postea vero non celeriter ruptis tuberem-<text:line-break/>lis , -tuphi lex pure concreti sunt.c . qni foras per venas<text:line-break/>eum lotio lu vesicam tradUntuBo iHaee est sane =.Hippo-<text:line-break/>cratica narratio. Caeterum renutu calculi utroque fieri<text:line-break/>modo possunt et .nuper dicto et eo., quem paulo ante de-'<text:line-break/>claravimus, quum in ipiorum unitus temporis nter vallo<text:line-break/>exustum arefactumque crassum . eti viscidum humorem ad</text:span></text:p>
      <text:p text:style-name="P18"><text:span text:style-name="T25">tophi spissitudinem redigi asserebamus. Eodem quoque<text:line-break/>tempore si obstructioi' aliqua lu ipsis fiat aut mediocris<text:line-break/>phlegmone , gravitatis magis quam doloris fensu efficitur,<text:line-break/>quemadmodum etiin jecore;, propterea quod ut,renes, ita<text:line-break/>‘et jecur 'perexiguis: .nervis praeditum est. Dolores autem ’<text:line-break/>eo putissimum-'tempore in'renibus excitari dicit, quod<text:line-break/>replentur cibo. Quumque duo ah hac voce, cibus, apud<text:line-break/>ipfuta significentur,' lui utroque significato, veridica ..oratio</text:span></text:p>
      <text:p text:style-name="P25"><text:span text:style-name="T25">' estj.siivef de assumptis .cibariis, ex quibus sanguinis multiU<text:line-break/>tudo creatur, sive de. alimenti. recrementis, quat. in ni-<text:line-break/>testinis</text:span><text:span text:style-name="T25">. </text:span><text:span text:style-name="T25">colliguntur, - lutelligas </text:span><text:span text:style-name="T25">:. </text:span><text:span text:style-name="T25">nonnnuquam enim et. ita<text:line-break/>elbos nuncupat, ut </text:span><text:span text:style-name="T25">in </text:span><text:span text:style-name="T25">libro de ratione, victus in acutis,'<text:line-break/>ita luquiens: Quibus enitui cibus in intestinis occlusus est;</text:span></text:p>
      <text:p text:style-name="P25"><text:span text:style-name="T25">: nisi quis alvum, prius-ducens sorbitionem dederit, vehe-,<text:line-break/>men ter. laedet. </text:span><text:span text:style-name="T25">i </text:span><text:span text:style-name="T25">Dolor itaque a cibo </text:span><text:span text:style-name="T7">ita</text:span><text:span text:style-name="T25"> significante excis,<text:line-break/>tatiis in renibus;, qui multitudine pondereque excremento-<text:line-break/>rum premantur onerenturque; simulatqne ista. deleta ex-<text:line-break/>pulsaque suerint, remittitur atque, plane .finitur. At dolor</text:span></text:p>
      <text:p text:style-name="P17"><text:span text:style-name="T25">ex sanguine in venis contracto proveniens, ;quando in<text:line-break/>renes incubuerit,, etiamsi venam caecideris, haud illico<text:line-break/>discutitur et oli renum corporis densitatem et quoniam<text:line-break/>ob multa ipsis snperinjecta corpora exterius appositorum<text:line-break/>remediorum facultas ad renes jam debilior affecta per-<text:line-break/>venit. Solvit autem ipsorum dolores non id solum, ve-<text:line-break/>rum etiam et per superiorem ventrem facta exeretio, quam<text:line-break/>tam coli, quam renum dolore vexatis commune quoddam<text:line-break/>symptoma est: continenter enim renes laxo intestino et<text:line-break/>laxum intestinum renibus per tunicam peritonaeum vo-<text:line-break/>catam copulantur. luter initis itaque pituitosi vomitus<text:line-break/>fiunt i hujusmodi enim succus lu ventriculo creatur ple-<text:line-break/>rumque ex ciborum multitudine, ac multo magis, si isti<text:line-break/>crassi naturaque pituitosiores exstiterint Quod si incre-<text:line-break/>scant perfeverentque affectus; iis ita patientibus vomitus<text:line-break/>aeruginosus supervenit, ob dolores ac vigilias corrupto<text:line-break/>sanguine, idque maxime quum una febricitaverint et in-</text:span></text:p>
      <text:p text:style-name="P17"><text:span text:style-name="T25">edia macerati suerint. Et melius quidem, inquit, a vo-<text:line-break/>mitibus habent; ab accessionibus quidem liberantur, fed<text:line-break/>non ab affectu, cum cibis vacuati sint. Utroque autem<text:line-break/>modo et nunc cibi nomen accipere possumus, sed potius<text:line-break/>de ventris intestinorumque excrementis intelligere debe-.<text:line-break/>mus. Arenulae autem rufae, inquit, subsident, lioc est<text:line-break/>in urinis: id enim accidere evidens est, si rufum colorem<text:line-break/>talem esse intellexeris, qualis est et sandaracha quae </text:span><text:span text:style-name="T7">vo-<text:line-break/>catur.</text:span><text:span text:style-name="T25"> ' Quapropter et .nonnulli in artis operibus diligen-<text:line-break/>ter versati fnbsidentias oroboides appellant, hoc est ervi<text:line-break/>similes; alii sandaraehodes, id est fandaracliae colorem<text:line-break/>reserentes; interdum et re vera rufas nominant. Nempe<text:line-break/>duae priores et jecinoris affectus comitantur; tertia re-<text:line-break/>num morbos fequitur, quemadmodum et quando veluti<text:line-break/>arenae colore subsidentiae evadunt. Nam in urinis sub-<text:line-break/>sidentiam colores majoris minorisqne ratione inter fe dif-<text:line-break/>ferunt, verum ex materia crassa tenacique modo crassitu-<text:line-break/>dinem majorem, modo tenacitatem, modo utramque pari-</text:span></text:p>
      <text:p text:style-name="P17"><text:span text:style-name="T25">bus omnino portionibus habente, plane fiunt. Itaque si<text:line-break/>ex sula pituita crassa et vifcida subsidentia facta sit; color<text:line-break/>cinereus erit, aliorum tophorum colori similis, qui in</text:span><text:span text:style-name="T55">-</text:span><text:span text:style-name="T25">aquis<text:line-break/>sponte calidis multis in. regionibus lapidibus adnasui ace<text:line-break/>crefcereque cernuntur, • et lu vasis aliuqnvj.ulli aqua cale-<text:line-break/>fit. Quin etiam in animalis corpore ex purulento, hne<text:line-break/>more, et ex purulento pituitosoque composito, hujusmodi<text:line-break/>tophus nonnunquam creari potest,r quemadmodum et lu<text:line-break/>articulorum morbis accidere 'consuevit </text:span><text:span text:style-name="T25">s </text:span><text:span text:style-name="T25">eodem enim pror-<text:line-break/>sus modo in his et renum affectibus lapides concrescunt./<text:line-break/>At si quibusdam parum sanguinis cum pituita crassa len-<text:line-break/>taque mistum sit, urinarum subsidentiae color;pro fucoi<text:line-break/>majore copia evadet, nonnunquam veluti ex pallido albo-<text:line-break/>que mistus aut ex rubro et albo aut ex flavo et albo.<text:line-break/>Nonnunquam vero et rufus erit et ipso sanguinis colore<text:line-break/>ad colorum differentias faciente; neque enim sanguis ho-<text:line-break/>minibus exquisitu ruber scmper est, fed interdum quidem<text:line-break/>ad atrius, interdum ad flavius et rufius vergiti Aut igi-</text:span></text:p>
      <text:p text:style-name="P17"><text:span text:style-name="T25">tur omnes, quas modo recensui, colorum differentias<text:line-break/>praeter • cinereum at hac voce, ’ rufum, significari putam,<text:line-break/>dum. est, ipso dicente arenulas rusas sublidere autadjeetam<text:line-break/>.illam vocem, fanguinem ex communi sensu dictam fuisse<text:line-break/>accipiendum esu. Dico autem nojsnunquam, quemadmo-<text:line-break/>dum; enim cruentum ipsis interdum lotium emittitur, non<text:line-break/>scmper tamet- neque in.omnibus renum affectibus, pari-<text:line-break/>ter et interdum arenulae rufae in -urinis substdentes ap-<text:line-break/>parenti In commentariis namque de naturalibus potentiis;<text:line-break/>quicquid in venis serosi tenuisque cum sanguine permistum<text:line-break/>est, renem ad se ipsum attrahere demonstravimus; mea-<text:line-break/>tibus autem id lu renis, ventriculum percolantibus, latius<text:line-break/>patescetis, aliquid etiam ex crassioribus succis illabitur.<text:line-break/>Quando igitur istud calefactum in renis cavo ad tophi<text:line-break/>eonststentiam redactum: fuerit, si renum vis expulsoris<text:line-break/>omne id una eum lotio extruserit, arenosae in ipso sub-<text:line-break/>fidentiae fiunt; quodsi renis cavo impactum tenacius </text:span><text:span text:style-name="T7">in-</text:span></text:p>
      <text:p text:style-name="P18"><text:span text:style-name="T25">haerescat, aliquid aliud ejusdem materiae ex veua cava<text:line-break/>suscipiens fibique apponens, plus augetur, scmper enim<text:line-break/>quod recens influit, priori circumaffigitur; atque ita insigni<text:line-break/>magnitudine tophua grandescit. Verum nonnulli inquiunt,<text:line-break/>cur sanguinem: mejurrt? quoniam calculus egredlens quum<text:line-break/>angulosus sit, proximas particulas, vuluerat et cruorem<text:line-break/>evoeat. Quod .si ex vena cava lu renem pertinens mea-<text:line-break/>tus patentior fiat fanguis autem liquidus fit; neque mul-<text:line-break/>'tus,; neque viscidus, cruentum ita lotium redditur; At<text:line-break/>dolorem stupidum in crus descendentem propter vuforum<text:line-break/>dorso incumbentium, cavae scilicet venae magnaeque ar-<text:line-break/>teriae cum renibus et cruribus conjunctionem, ortum .ha-<text:line-break/>bere putandum esu Maximae; namque, lu ipsos, renes ex-<text:line-break/>pullulant;; post eas quaedam haud magnae in lumbos in-<text:line-break/>seruntur: postea utrumque conceptaculum bipartitu divisum<text:line-break/>in utrumque crus delebitur per ipfumque tutum distribni-<text:line-break/>tur. Quicunque vero per meatus urinarios aut quasdam<text:line-break/>membranas aut nervos vel etiam peritonaeum cum cruri-</text:span></text:p>
      <text:p text:style-name="P17"><text:span text:style-name="T25">bus sociari asseverant, dissecandorum corporum plane im-<text:line-break/>periti sunt. Quaenam igitur renum laborantibus accidant,<text:line-break/>haectenus narravit Hippocrates. Deinceps vero de ipso- .<text:line-break/>rum curatione hisce, verbis loquitur: quiescere non con-<text:line-break/>dneit, sed exercitationes, non impleri, juvenes veratro<text:line-break/>purgare, poplitem caedere, urinariis evacuare, tenuare </text:span><text:span text:style-name="T7">et<text:line-break/></text:span><text:span text:style-name="T25">mollire. Sibi ipsi formulam quandam renum curationis<text:line-break/>hifee verbis per capita constituit, nonnulla quidem omnis<text:line-break/>aetatis corporisque habitus communia, nonnulla juvenum<text:line-break/>et robustorum proprie scribens. Communia sunt autem<text:line-break/>quae primo scripta sunt et quiescere, quod ipfe </text:span><text:span text:style-name="T15">ἐλιννύειν<text:line-break/></text:span><text:span text:style-name="T25">vocat, quod otiose vivere significat, quod ipsis, non con-<text:line-break/>ducere ait, et exercitationes; has enim conducere arbitra- -<text:line-break/>tur tanquam multitudinem evacuantes et pituitosum, cras-<text:line-break/>sum immaturumque omnem ad maturitatem ducentes et<text:line-break/>attenuantes et corporis! omnes particulas roborantes. Sed<text:line-break/>te animadvertere oportet, • ipsum non prorsum magnas<text:line-break/>exercitationes in praesentia dicere, veluti equitationes aut</text:span></text:p>
      <text:p text:style-name="P17"><text:span text:style-name="T25">armis aut lucta aut pancratio certare aut humum fodere<text:line-break/>aut id genus aliud facere; sed omnem absolute motionem,<text:line-break/>quae pro aetatis, habitus roborisque renibus aegrotantis<text:line-break/>ratione corpus exercere valeat. Verum etiam non impleri,<text:line-break/>cujusque aetatis et corporis habitus commune docurnen-<text:line-break/>fum esu Quae sequuntur, juvenibus-, ut ipfe ait, con-<text:line-break/>gruentia scribit, ita dicens: Juvenes veratro purgare, po-<text:line-break/>plitem incidere. Veratro quidem purgare, si valde anti-<text:line-break/>quus affectus sit et.ceu vectibus, ut ita dixerim, extru-<text:line-break/>dendus-: ad hujusmodi enim morbos veratro utimur;<text:line-break/>venam autem caedere, ubi sanguis aut mustus aut crassus<text:line-break/>in venis abundet- Quodsi Utroque auxilio ipfe homo in-<text:line-break/>digeat , a venae sectione incipiendum esse patet. Alias<text:line-break/>autem didicisti,' membra supra jecur cubiti venae sectio-<text:line-break/>nem postulare; infra vero crurum, in' poplitibus venas<text:line-break/>nobis caedentibus aut omnino saltem juxta malleolos.<text:line-break/>Quod deinceps dixit. urinariis mundare omnibus utile est.</text:span></text:p>
      <text:p text:style-name="P17"><text:span text:style-name="T25">neque simpliciter dixit urinariis utendam esse, sed hoc<text:line-break/>verbum, mundare, adjiciens modum adjumenti ab ipsis<text:line-break/>provenientis declaravit, non solum tenacia et crassa reni-<text:line-break/>pus inhaerentia purgantibus, verum etiam cum ipsis et ea,<text:line-break/>quam in venis praeter naturam sanguini misse innatant,<text:line-break/>educentibus. Quod autem in calce narrationis dictum est,,<text:line-break/>tenuere, omnibus renum vitio laborantibus usui est et<text:line-break/>quos ad veratri sumptionem praeparamus et quos sine hoc<text:line-break/>per sanguinis missionem curamus vel etiam post ejus as-<text:line-break/>sumptionem. Dictum est autem, tenuare, de humoribus;<text:line-break/>hos enim tenuare convenit; mollire, de membris solidis;<text:line-break/>siquidem utrumque veratrum hausturis percommodum est,<text:line-break/>ut tuto purgatio fiat. Igitur nisi humores pertenuati sue- '<text:line-break/>rint et membra, per quae fit vomitus, mollia reddita<text:line-break/>sint et ad distentiones detractionesque, antequam demus<text:line-break/>veratrum, tractabilia effecta, in suffocationis discrimen,<text:line-break/>ob humorum crassitiem aegrum adducemus aut nervorum<text:line-break/>convulsiones in vellicationibus, ob membrorum in dila-</text:span></text:p>
      <text:p text:style-name="P17"><text:span text:style-name="T25">tando duritiam quae purgatur, capietur aut vasculum ali-<text:line-break/>quod dirumpetur. Quin etiam licet veratrum non prae-<text:line-break/>beatur, optima res est humores tenues esse et renum<text:line-break/>ipsorum corpora mollia, ut per ipsa transue facile humo-<text:line-break/>res possint: nam ab initio neque calculus lu ipsia un-<text:line-break/>quam generabitur, si quis haec ambo diligenter observet,</text:span></text:p>
      <text:h text:style-name="Heading_20_2" text:outline-level="2">VII.</text:h>
      <text:p text:style-name="P22"><text:span text:style-name="T7">'Muliebria aqua laborantibus-diutius perseverant} quum<text:line-break/>vero non celeriter prodeant, tumores efstciunt.</text:span></text:p>
      <text:p text:style-name="P19"><text:span text:style-name="T25">Aqua laborantes nonnulli intelligunt eas, quae ut<text:line-break/>aqua inter cutem corripiantur, idoneae sunt; nonnulli<text:line-break/>eas, quae tenuem naturaliter aquofumque sanguinem ha-<text:line-break/>bent. Potest autem et de utrisque dictum esse intelligi,<text:line-break/>se magis de illis quarum sanguis natura subtilis est , nullo,<text:line-break/>alio morboso affectu corpus infestante: in istis enim men-<text:line-break/>strua purgatio, quam muliebria vocavit, diu permanet.</text:span></text:p>
      <text:p text:style-name="P17"><text:span text:style-name="T25">Dupliciter enim et id ipsius diu intelligi potest aut de<text:line-break/>diebus, quibus ejusmodi mulieres purgantur aut de ipsa-<text:line-break/>rum aetate; si de dlebtts lutelligas, significabit, pluribus<text:line-break/>deinceps diebus istas , quam alias mulieres purgari ; si de<text:line-break/>aetate, per plures annos menstrua excrementa durare: nam<text:line-break/>revera in istis multus tenuisque sanguis colligitur, quem-<text:line-break/>admodum contrario modo affectis paucus et crassus. Al-<text:line-break/>bae quidem sunt priores et molles, nigrae autem durae<text:line-break/>et graciles omnino eae, quae atrabilarium sanguinem pro-<text:line-break/>creant, clarumque est istas ab initio contrariis inter se<text:line-break/>temperaturis constare: nam quae ab ipso nunc aqua labo-<text:line-break/>rantes vocantur, humidioris sunt ac frigidioris tempera-<text:line-break/>menti; his contrariae siccioris atque calidioris. Quod si<text:line-break/>ex morbo aqua abundaverint, non omnibus menses pluri-<text:line-break/>bus diebus feruntur; interdum enim ipsa suppressio morbi<text:line-break/>earum causa est; rursus suppressio ob osculorum uteri ob-</text:span></text:p>
      <text:p text:style-name="P17"><text:span text:style-name="T25">structionem sanguinisque crassitiem efficitur. Quapropter<text:line-break/>nonnulli arbitrantes dictum hoc de mulieribus ex inorbo<text:line-break/>aqua abundantibus accipiendum esse, loco verbi perma-<text:line-break/>nent permanere legunt, sic muliebria aqua laborantibus<text:line-break/>permanere diu, subintelligere nos, conveniens, jubentes,<text:line-break/>ac si itu dixisset, muliebria aqua laborantibus diu con-<text:line-break/>venit permanere, ut consultorius juxta et curatorius Termo<text:line-break/>sit, ejus tantum, quod sit, narrationem lu fe continens.<text:line-break/>Huic sententiae consentire ajunt id, quod in calce ser-<text:line-break/>mornis dictum est, quum vero celeriter non ferantur, in-<text:line-break/>tumescunt. Velle enim ipfum dicunt, pluribus diebus,<text:line-break/>ita et brevi tempore, hujusmodi mulieres expurgari, quo-<text:line-break/>niam tarde exeuntibus menstruis, purgamentis tumores<text:line-break/>fiunt.- Atqui hoc etiam et in habentibus aquosum sangui-<text:line-break/>nem contingere ait; istis etenim carnes aquosiores gene-<text:line-break/>rantur; haud statis temporibus accedente purgatione.</text:span></text:p>
      <text:p text:style-name="P300"><text:span text:style-name="T15">, </text:span><text:span text:style-name="T25">r- </text:span><text:span text:style-name="T15">’•<text:tab/>:<text:tab/>- </text:span><text:span text:style-name="T25">-r </text:span><text:span text:style-name="T15">. </text:span><text:span text:style-name="T25">VllI. </text:span><text:span text:style-name="T25">ni-<text:tab/></text:span><text:span text:style-name="T15">'-,- </text:span><text:span text:style-name="T25">,<text:tab/>'</text:span></text:p>
      <text:p text:style-name="P22"><text:span text:style-name="T7">Cranone vetusti dolore frigidi, recentes calidi. Eorum<text:line-break/>plerique a fanguine creabantur; Quae etiam ab ifckio<text:line-break/>exoriebantur pathematn, frigida.</text:span></text:p>
      <text:p text:style-name="P19"><text:span text:style-name="T25">Haec quoque sibi ipsi scripsisse videtur Hippocrates<text:line-break/>reminiscentiae causa sub brevi compendio, propter qnod<text:line-break/>et obscurior oratio esu Dubium est enim , doloresne<text:line-break/>tantum lu Cranone factos fuisse dicat, eosqne in ventrene<text:line-break/>an etiam in alia quapiam parte, an vero affectus cum &lt;lo-<text:line-break/>lore 'conjunctos. Illud autem antiquos dolores frigidos<text:line-break/>esse, novos autem calidos, etsi, clare dictum esse vniea-<text:line-break/>tur, obscurum tamen nonnihil atque ambiguum est.. Aut<text:line-break/>enim antiques dicit, qui jam pridem excitati suerunt aut<text:line-break/>diu perseverantes, quemadmodum et recentes aut nunc<text:line-break/>excitatos aut cito desinentes et frigidos aut frigoris feu-<text:line-break/>fum inferentes aut qui a calidis mitigantur; pariter et</text:span></text:p>
      <text:p text:style-name="P18"><text:span text:style-name="T25">calidos aut caloris senium facientes aut qui a frigidis so-<text:line-break/>piantur. Quidam etiam dolores frigidos vocatos'esse du-<text:line-break/>cunt, qui leves sunt; calidos, qui vehementes: aut fe-<text:line-break/>cundum usitatum Graecis loquendi morem significationes<text:line-break/>'has accipientes. Verum’ quo anni tempore Hippocrates<text:line-break/>haec facta fuisse scripserit, nos ignorantes, neque etiam<text:line-break/>, quando excitafi sint . aut-quomodo aut quamdiu petman-<text:line-break/>serint dolores, evidenter invenire possumus Sed novos<text:line-break/>quidem dolores prorsus sanguine creatos esse idem .est, ac<text:line-break/>fi dixisset ex sanguine calido videlicet ac multo;’ at de<text:line-break/>antiquis doloribus loquens quum succum non adjecerit,<text:line-break/>signum est ab altero quodam fucco frigido ipfos. ortos<text:line-break/>fuisse et ea quae ex coxendice frigida ipsis oborta esse ait,<text:line-break/>ut affectus dicens aut dolores, frigido fcilicet et istos hu-<text:line-break/>mores concitante. At multos explanatores demirari licet<text:line-break/>in hujusmodi locutiones, de quibus nihil affirmari potest,<text:line-break/>multa sine demonstratione scribentes; ubi vero aliquid<text:line-break/>demonstrari et utiliter inveniri potest aut nihil penitus</text:span></text:p>
      <text:p text:style-name="P17"><text:span text:style-name="T25">aut pauca et sine demonstratione tanquam mandata scri-<text:line-break/>bentes.</text:span></text:p>
      <text:p text:style-name="P301"><text:span text:style-name="T25">' </text:span><text:span text:style-name="T55">:</text:span><text:span text:style-name="T25"><text:tab/></text:span><text:span text:style-name="T25">/ </text:span><text:span text:style-name="T55">IX</text:span><text:span text:style-name="T25">’<text:tab/>•- </text:span><text:span text:style-name="T25">-al-.n '</text:span></text:p>
      <text:p text:style-name="P25"><text:span text:style-name="T7">Qui affectus ad vehementes rigores procedunt, non sd-<text:line-break/>- . modum nist prope statum mitesuunt.</text:span></text:p>
      <text:p text:style-name="P19"><text:span text:style-name="T25">Ita fcriptum.este hnnc sermonem, antiqui explanato-<text:line-break/>res agnoscunt. At recentiores ipsum in clariorem perrnn-<text:line-break/>tantes ita scribunt, rigores validi existentes</text:span><text:span text:style-name="T36">:</text:span><text:span text:style-name="T25"> non admodum<text:line-break/>mitigantur, fed prope, statum, hancque locutionem id nos<text:line-break/>docere volunt, omnes validos in morbo rigeres, non ad-<text:line-break/>modum ullo alio morbi tempore mitescere, praeterquam<text:line-break/>quum prope statum esu Secundum priorem autem suri-.<text:line-break/>pturam qui in rigores validos tendunt-, hoc est perveniunt<text:line-break/>affectus, subintelligendus est enim affectus, oportet ipsum<text:line-break/>iutelligere, hos ante statum non mitescere. Quidam sane</text:span></text:p>
      <text:p text:style-name="P18"><text:span text:style-name="T25">ipfum, status, qui universi morbi pars est meminisse di-<text:line-break/>cuntqalii vero </text:span><text:span text:style-name="T7">ejus,</text:span><text:span text:style-name="T25"> qui in privatis exacerbationibus lu-<text:line-break/>- venitur;: ut rigor qqum vehemens est, antequam tempus<text:line-break/>status adventet; non desinat. Id quidem nonnullis eri-<text:line-break/>deuter accidit, istumque appellamus rigorem </text:span><text:span text:style-name="T7">anectherman-<text:line-break/>ton,</text:span><text:span text:style-name="T25"> Graeco vocabulo, hoc est calefieri nequeuntem, non<text:line-break/>validum. Contingit autem et vi rigorem ipsum fortem<text:line-break/>dicere: multo enim । malignior est, quam qui immodice<text:line-break/>vehemens sit et celeriter desinat. Quod si universae ae-<text:line-break/>gritudinis statum lutelligae, maxime lu quartanis febribus<text:line-break/>sermo iste utilis fuerit. Nam si cum validis rigoribus ac-<text:line-break/>cessiones invadant, si nihil remittantur rigores, fieri non<text:line-break/>- potest ut ad statum morbus pervenerit: quin etiam multo<text:line-break/>ininus hujusce quartanae declinationem fore sperandum' est<text:line-break/>prius, quam rigor Iedatus fuerit Quare sermo prognosti-<text:line-break/>cus est de febribus ad. rigores vehementes adfceudentibus,<text:line-break/>qui prius quam rigor sedatus sit, dilcufi nequeunt; id<text:line-break/>autem prope statum efficito. At id genus rigores ex</text:span></text:p>
      <text:p text:style-name="P17"><text:span text:style-name="T25">frigidissima pituita vitrea nominata aut ex atrae bilis succo,<text:line-break/>proveniunt, verum ex praegelida pituita rigor fit non<text:line-break/>vehemens, fed aegre incalescens, ex succo autem melan-<text:line-break/>cholico nonnunquam utroque modo</text:span><text:span text:style-name="T25">, </text:span><text:span text:style-name="T25">nonnunquam alteri<text:line-break/>utro; fed hujusmodi' succus quarto 'quoque die accessio-<text:line-break/>nem facit, vitreus vero quotidie. Nihil plane hujusce-<text:line-break/>modi rerum interpretes declarant; sed illa uberrime<text:line-break/>accuratissimeque persequuntur, quae nullum penitus fructum<text:line-break/>auditoribus ferunt: nam et in sequenti fermone, pluri-<text:line-break/>mum medicinalis eruditionis continente, nullum ex cele-<text:line-break/>berrimis praeceptis scire deprehenduntur.</text:span></text:p>
      <text:h text:style-name="Heading_20_2" text:outline-level="2">X.</text:h>
      <text:p text:style-name="P22"><text:span text:style-name="T7">Ante rigorem urinarum supprefstones, st cum bonis signis<text:line-break/>procejsterint et alvus dejecerit sumnique ajsuertnt. For-<text:line-break/>tafsts vero tum febris modus, tum etiam fortofsts quae<text:line-break/>ex laststtudinibus oboriuntur, consideranda funt.</text:span></text:p>
      <text:p text:style-name="P18"><text:span text:style-name="T25">Per deos quid dicere debeam, nescio, quando utilissi-<text:line-break/>mum praeceptum milliesque lu laborantibus deprehensum<text:line-break/>libri hujus interpretes ignorant. Sed alios quispiam mi-<text:line-break/>nus demiretur; Sabinus vero Rususque Ephesius, viri lu<text:line-break/>libris Hippocratis diligentissime versati, magna profecto<text:line-break/>admiratione digni funt, nisi frequenter judicatorio rigori<text:line-break/>urinae suppressionem antecessisse viderint, de qua in prae-<text:line-break/>fentia Hippocrates meminit, nos judicatorium rigorem lu<text:line-break/>morbo futurum praesagire edocens. Si in acuta febre et-<text:line-break/>alia signa tibi salubria videantur et judicationem paulo<text:line-break/>post fore speres, te scire oportet, suppresso lotio jndica-<text:line-break/>torium rigorem necessario futurum. Quod si et nox dif-<text:line-break/>ficilis antecesserit et dies judicatorius sit, certius futurus<text:line-break/>rigor praedici poterit. At si nota ex arteria pulsata, ut<text:line-break/>didicisti, idem tibi ostenderit, non rigorem modo, verum<text:line-break/>etiam acerbissimum rigorem indubitanter fore exspectato.<text:line-break/>Illud igitur ex bonis aut urinis solis aut etiam ex aliis<text:line-break/>bonis signis una cum ipfis urinis te intelligere oportet.</text:span></text:p>
      <text:p text:style-name="P18"><text:span text:style-name="T25">Tanta nempe signorum ab urina in acutis febribus vis est,<text:line-break/></text:span><text:span text:style-name="T25">ut et </text:span><text:span text:style-name="T25">soli ipsi credendum sit; aliis veto accedentibus etiam,<text:line-break/>divinatio tibi erit firmissima perpetuoque veridica. Verum<text:line-break/>urina etiam, alvo multa excernente,, supprimitur; illuc<text:line-break/>enim serosam hurniditatem vergere signum est,, cujus re-<text:line-break/>dundantis triplicem evacuationem esse didicisti, per al-<text:line-break/>vum, per lotium, per sudores. Igitur si alvus plura; de-<text:line-break/></text:span><text:span text:style-name="T25">, </text:span><text:span text:style-name="T25">jecerit, urinae suppressae ad futurum'rigorem praesentien-<text:line-break/>dum fidere non convenit; at si alvus fluxa non sic pro-<text:line-break/>ximamque esse morbi judicationem praenoveris, aegrotum<text:line-break/>rigere sudareque necesse est.. Quid sibi volunt autem verba<text:line-break/>illa: </text:span><text:span text:style-name="T7">Et somni adsint?</text:span><text:span text:style-name="T25"> nam </text:span><text:span text:style-name="T25">si </text:span><text:span text:style-name="T25">unum quiddam ex bonis<text:line-break/>signis adductum est, maxime dictis in praesentia quadra-,<text:line-break/>bit. Illud vero, si ex bonis fluxerint, velut exemplum<text:line-break/>quoddam dictum esu Quod si hoc tanquam futuri rigoris<text:line-break/>signum sit, non simpliciter id a.</text:span><text:span text:style-name="T25">te </text:span><text:span text:style-name="T25">rntelligendum est</text:span><text:span text:style-name="T25">; </text:span><text:span text:style-name="T25">ple-<text:line-break/>rurnque enim nox judicationem' antecedens,, antecedens.</text:span></text:p>
      <text:p text:style-name="P17"><text:span text:style-name="T25">inquam, rigori et judicationi post ipsum factae, molesta<text:line-break/>est, quando firmissimam cum antedictis rigoris futuri prae-<text:line-break/>senfionem habebis. </text:span><text:span text:style-name="T25">' </text:span><text:span text:style-name="T25">Interdum autem, sed raro cum (omnis<text:line-break/>placidis tranquilla nox est, atque in istis non rigorem,<text:line-break/>sed excretionem significans pulsus apparet. Sed de istis<text:line-break/>abunde in voluminibus de pulsibus actum esu Te prae-<text:line-break/>terea jubet Hippocrates et modum febris contemplari, hoc<text:line-break/>est, an calida sit et biliosa et ardens, an ex aliis quae-<text:line-break/>piam; nam quaecunque lu acutis febribus et potissimum<text:line-break/>ardentibus rigores judicatorii fiunt, hos ex bile flava ex-<text:line-break/>tra venas per sensuria corpora delata excitari didicisti.<text:line-break/>Propterea et febres ex lassitudinibus provenientes tempe-<text:line-break/>, raturae biliosissimae ad praesensionem tibi et ipfae con-<text:line-break/>ducent. Haec itaque est ab externis causis ad divinatio-<text:line-break/>nem percepta utilitas, unico quidem veluti ' exemplo ex-<text:line-break/>plicata, tibi autem et in aliis externis causis, quaecunque</text:span></text:p>
      <text:p text:style-name="P17"><text:span text:style-name="T25">biliosius corpus efficiunt, futura percommoda. Hae sunt<text:line-break/>autem, morae fusi sole aestivo, vigiliae, cogitationes, an-<text:line-break/>gores animi, ira, alimenti inopia, biliosorum ciborum</text:span></text:p>
      <text:p text:style-name="P25"><text:span text:style-name="T25">. nimius usus. Primam sane tutissimamque naturae febrium<text:line-break/>notitiam ex iis quae in corpore apparent, acquirentes,<text:line-break/>quemadmodum in commentariis de differentia febrium di-<text:line-break/>dicisti; secunda vero et ab externis causis notitia</text:span><text:span text:style-name="T7">jtd</text:span><text:span text:style-name="T25"> eo-<text:line-break/>rum quae invenisti certiorem fidem haud purum expediet.<text:line-break/>Mirandum est igitur quonam pacto haec utilissima con-<text:line-break/>templatio explanatores latuerit.</text:span></text:p>
      <text:h text:style-name="Heading_20_2" text:outline-level="2">XI.</text:h>
      <text:p text:style-name="P274"><text:span text:style-name="T7">Abfcestsus non admodum quibus rigores oboriuntur,<text:line-break/></text:span><text:span text:style-name="T7">f<text:tab/>—</text:span></text:p>
      <text:p text:style-name="P19"><text:span text:style-name="T25">Raro abscessus illis., qui cum rigore febricitant, eve-<text:line-break/>niunt, quemadmodum in quartanis tertianisque febribus<text:line-break/>videre liceti In istarum enim accessionum remissionibus</text:span></text:p>
      <text:p text:style-name="P302"><text:span text:style-name="T25">excretiones multitudinem educunt, propter quod permul-<text:line-break/>tam esse oportet vexantium humorum abundantiam, ut<text:line-break/>naturae abscessum facerenecesse sit. '</text:span><text:span text:style-name="T25">' •<text:tab/>'<text:tab/>-</text:span></text:p>
      <text:h text:style-name="Heading_20_2" text:outline-level="2">XII.</text:h>
      <text:p text:style-name="P22"><text:span text:style-name="T25">Crurum </text:span><text:span text:style-name="T7">effoeminationes veluti aut ante morbum aut sta-<text:line-break/>tim a morbo iter sumenti stunt, atque ideo fortajsts,<text:line-break/>quod ex lafsttudinibus aliquid in articulos abscefstt, ex<text:line-break/>quo etiam crurum ejstoerninationes.</text:span></text:p>
      <text:p text:style-name="P19"><text:span text:style-name="T25">Evidenter eognosci nequit, utrum solas imbecillitates<text:line-break/>effoeminationes dixerit, an eas quae ex-penuria nutrimenti<text:line-break/>omnium crurum fiant. Quantum enim ad prius ex ante-<text:line-break/>dictis exemplis pertinet et eas quae per inopiam alimenti<text:line-break/>fiant, intelligere licet; quantum vero ad fecundum spe-<text:line-break/>ctat, quum dicit, eo quod fortasse id, quod ex lassitudis<text:line-break/>«ibus, lu articulos decubuit, extenuationes quispiam recte<text:line-break/>intelligere nequeat, sed ahfolute imbecillitates, quae et</text:span></text:p>
      <text:p text:style-name="P17"><text:span text:style-name="T7">citra</text:span><text:span text:style-name="T25"> maciem crurum actiones debilitare vel etiam ab-<text:line-break/>scessus excipere queunt. Quod in calce autem sermonis<text:line-break/>adjectum est, ex quo crurum effoeminationes, dictum fuit<text:line-break/>et ab initio: quapropter nonunlli eorum quae deinceps<text:line-break/>scripta sunt, istud' antecedens faciunt, primum quidem<text:line-break/>haec verba: ex quo, auferentes, unaque cum iis aliqua<text:line-break/>ex sequentibus permutantes. _ Verum quod ib initio dixi,<text:line-break/>et nunc repetam. Hoc est autem hujusce libri sententias<text:line-break/>varie ae multifariam scriptas esse, quemadmodum et hanc,<text:line-break/>quarum praeterea nonnullae haud recte disjunctae sunt;<text:line-break/>aliae contra haud congrue copulatae. Quorum omnium<text:line-break/>si meminerim simulque errantes confutare velim, in im-<text:line-break/>mensam longitudinem producetur oratio.</text:span></text:p>
      <text:p text:style-name="P303"><text:span text:style-name="T7"><text:tab/>•</text:span></text:p>
      <text:h text:style-name="Heading_20_2" text:outline-level="2">XIlli.</text:h>
      <text:p text:style-name="P22"><text:span text:style-name="T7">Quas tubercula foras protulerant, acuminata, aequabiliter<text:line-break/>commaturescentia, neque in. ambitu dura, deorsum ten-</text:span></text:p>
      <text:p text:style-name="P304"><text:span text:style-name="T21">, </text:span><text:span text:style-name="T7">'dentia, neque bifida meliora sufitsc</text:span><text:span text:style-name="T25"> 'Contrariu </text:span><text:span text:style-name="T7">malaat<text:line-break/>quae plu,imum contraria, pejstmui<text:tab/>.<text:tab/>.</text:span></text:p>
      <text:p text:style-name="P25"><text:span text:style-name="T25">“ Ab ‘ iis; quae ex terra progerminant, Graeci homines<text:line-break/>phymata vocaverunt, hoc est tubercula, eos praeter na-<text:line-break/>tufam tumores , qui prorsus sine causa externa proveniunt,<text:line-break/>fed potissimum' eos hoc nomine vocant, qui extra corpo-<text:line-break/>ris superficiem extuberant. Veium ob nominis alterius<text:line-break/>inopiam luteidnin let latos pauloque naturalibus partibus<text:line-break/>elatiores hoc eodem nomine appellant, quod et Hippo-<text:line-break/>'crates hoc loco fecit, bona esse tubercula .extumescentia<text:line-break/>dicens hoc est quibus insignis i.uuiefactio luest aut quae-<text:line-break/>ermqne' non lutrofsum, sed exirorsum versas augescunt,<text:line-break/>quemadmodum in libro praesagiorum scribens dixit: quae-<text:line-break/>cunque exterius vergunt, optima sunt, qnam maxime ex-<text:line-break/>'trorsum spectantianit in aciem' turbinata; sed quaecunque,<text:line-break/>ait, introrsum rumpuntur, optima sunt,, quae externae<text:line-break/>partes minime attingunt; Melius quidem est extrorsum</text:span></text:p>
      <text:p text:style-name="P17"><text:span text:style-name="T25">vergere, fed si intro declinent,, melius rursum in illis<text:line-break/>omnibus est ipsorum eruptionem in interiores locos fieri.<text:line-break/>Tuberculorum sane generatio in abdomine atque etiam<text:line-break/>pectore est, istis enim inanes cavitates subsunt tuhercu-<text:line-break/>lornrn introrsum spectantium praeter naturam tumorem<text:line-break/>excipientes. Sed ex iis, quae exterius intumescunt, acuta<text:line-break/>ac, turbinata latis meliora sunt, utpote ex, calidioribus te-<text:line-break/>nuioribusque materiae succis procreata et, idcirco celeriter<text:line-break/>fuppurantia; nam ex .crassis, tenacibusque constantia; ut-<text:line-break/>pote frigidis et lata funt et aegre soquuntur, quin etiam<text:line-break/>putrefcunt potius quam coquuntur longiori tempure. </text:span><text:span text:style-name="T7">llrae-<text:line-break/></text:span><text:span text:style-name="T25">terea laudat et aequabiliter fuppurantia. Nam quae ex<text:line-break/>aliqua parte suppurant, reliquum vero totum non suppu-<text:line-break/>rans habent, primum quidem eo quod aliis statim fuppuv<text:line-break/>rantibus diuturniora sunt,, secundo vero quod difficilius<text:line-break/>curantur, pejora censentur, aliis enim auxiliis suppurantes<text:line-break/>partes egent, aliis non suppurantes. Non circumdura<text:line-break/>autem circumduris meliora sunt. Circumdura vocat au-</text:span></text:p>
      <text:p text:style-name="P18"><text:span text:style-name="T25">tem, quae lu medio; mollia suppurantiaque. sunt, circum<text:line-break/>vero dura et aegre aut nequaquam suppurantia. Laudat<text:line-break/>praeterea et tubercula declinia.; haec sunt autem deorsum<text:line-break/>verfur. aciem suae suppurationis liabentm.. Hoc enim-lo co<text:line-break/>aperta facile, defluere materias sinunt, nisi ea ex inae-<text:line-break/>qualibus esse te latuerit, in iis enim aliquid boni inest et<text:line-break/>-- aliquid mali: verum quaecunque aequaliter; suppurantia<text:line-break/>aciem in inferioribus habent, haec omnium optima. Non<text:line-break/>bifida etiam bifidis meliora este nos admonet: lu bifidis<text:line-break/>enim medium non sine vitio invenitur, fed crudum atque<text:line-break/>durum. At clare patet , ex tuberculis, quae diximus, con-<text:line-break/>trario inter se modo habentibus , quaecunque plurimum<text:line-break/>inter se formis dissident, haec viribus ac moribus etiam<text:line-break/>longe distere. Nam fatis magnam latitudinem praedictis<text:line-break/>differentiis habentibus, aliquod inter contraria medium<text:line-break/>esse neceste est et a medio aliud magis, aliud minus re-</text:span></text:p>
      <text:p text:style-name="P17"><text:span text:style-name="T25">cedere: ut in duris ac mollibus, in Una siquidem oppo-<text:line-break/>sitione tanquam exemplo sermonem: facere satis erit, - dui<text:line-break/>rurn quidem -melli;pejus est-, inter dura, magis durum;<text:line-break/>durissimum vero pessimum est. Ita'sane'mediocriter molle<text:line-break/>mediocriter bonum est et , perfecte molle perfecte bonum.<text:line-break/>Quae itaque in hac oppositione audivisti, ad praedictas<text:line-break/>omnes applicare poteris.</text:span></text:p>
      <text:h text:style-name="Heading_20_2" text:outline-level="2">XIV.</text:h>
      <text:p text:style-name="P305"><text:span text:style-name="T7">Ferinum autumno et cardialgiae et horridum et melan-<text:line-break/>' ckclieurn procreantur^</text:span><text:span text:style-name="T25"><text:tab/></text:span><text:span text:style-name="T25">ri</text:span></text:p>
      <text:p text:style-name="P19"><text:span text:style-name="T25">Seu ventris vermiculos, qui afcarrdes dicuntur, et<text:line-break/>lumbrici ferinum vocet </text:span><text:span text:style-name="T7">i</text:span><text:span text:style-name="T25"> seu elephantum bf cancrum; seu<text:line-break/>phthifin, ut nonnulli volueruut; seu omne malignum vis<text:line-break/>tium: jure autumno haec omnia procreantur et ob mali<text:line-break/>succi, tum temporis abundantiam ei ob-aeris inaequalita-</text:span></text:p>
      <text:p text:style-name="P18"><text:span text:style-name="T25">tem,. temperiem. Nihil igitur mirUm, si-.et cordis dolo-<text:line-break/>res et horrores et atra bilis autumnali tempore abunde<text:line-break/>' generantur; omnia enim haee antedietas causas comitan-<text:line-break/>tur. Caeterum in enarratione fecundi: voluminis de mor-<text:line-break/>bis vulgaribus latissime de omnibus, autumno grassantlbus<text:line-break/>morbis disputavimus.</text:span></text:p>
      <text:p text:style-name="P306"><text:span text:style-name="T25">-i-<text:tab/>-• . </text:span><text:span text:style-name="T25">XV.<text:tab/>-<text:tab/>.. .... :</text:span></text:p>
      <text:p text:style-name="P22"><text:span text:style-name="T7">In principiis exacerbationes considerandae sunt, ac in omni<text:line-break/>morbo, qitalis est sub vesperam exacerbationis motus at<text:line-break/>nurn annus in vesperam vergat m asuarides ferociant.</text:span></text:p>
      <text:p text:style-name="P19"><text:span text:style-name="T25">Et secundo de morbis popularibus libro hoc modo<text:line-break/>fcriptum est:Ad initia morborum considerandum , si con-<text:line-break/>festirn florent; utitur enim interdum Hippocrates hac voce<text:line-break/>ad initia, quemadmodum et hoc in sermone usus est: ad<text:line-break/>initia morborum refert considerare,' nnm statim floreant,<text:line-break/>quemadmodum et in dicendo, quod et ad calefaciendum</text:span></text:p>
      <text:p text:style-name="P18"><text:span text:style-name="T25">et’ refrigerandunil et siccandum ei humeetandum, multi<text:line-break/>sane quispiam hujusmodi invenerit; neque enim ut ad-<text:line-break/>versans, neque </text:span><text:span text:style-name="T25">ut </text:span><text:span text:style-name="T25">contradicens his verbis utitur, sed ut<text:line-break/>ad calefaciendum, refrigerandum, siccandum et humectan-<text:line-break/>dum juvantia, multa, inquit, hujusmodi luvenire quis-<text:line-break/>piatn possit; id vero et a nobis in illis: commentariis'de-<text:line-break/>claratum est, quibus secundum librum de morbis vulgaribus<text:line-break/>- explanavimus. Quod nisi • quis ita velit dictionem acci-<text:line-break/></text:span><text:span text:style-name="T25">' </text:span><text:span text:style-name="T25">pere, ita necessario intelligenda haec verbafunt, ad initia,<text:line-break/>hoc .est secundum initia aut circa initia. Neque tamen<text:line-break/>in sutis initiis id considerandum esse nos admonet, fed in<text:line-break/>morbis universis. Deinde exemplum adjecit, quod bifa-<text:line-break/>riam legi potest,</text:span><text:span text:style-name="T55">1</text:span><text:span text:style-name="T25"> uno quidem modo ad’vesperam exacer-<text:line-break/>bari et annus, deinde ab altero principio, ad vesperam </text:span><text:span text:style-name="T25">et<text:line-break/></text:span><text:span text:style-name="T25">•ascarides; alio item modo </text:span><text:span text:style-name="T25">ut'</text:span><text:span text:style-name="T25">ad vesperam exacerbari </text:span><text:span text:style-name="T25">et<text:line-break/></text:span><text:span text:style-name="T25">annus ad vesperam, delude ab alio principio et ascarides.<text:line-break/>.Diem namque toti' anno proportione respondere censet,<text:line-break/>ut matutino tempori ver simile sit, meridiei aesta'-, vefperi</text:span></text:p>
      <text:p text:style-name="P17"><text:span text:style-name="T25">autumnus, nocti hiems. Dictum est autem et de his nbe-<text:line-break/>rius, ubi secundi morborum popularium voluminis eam<text:line-break/>partem declaravimus, cujus initium est, ascarides vesperi.</text:span></text:p>
      <text:h text:style-name="Heading_20_2" text:outline-level="2">XVI.</text:h>
      <text:p text:style-name="P22"><text:span text:style-name="T7">Infantibus oborta tujstcula cum ventris, perturbatione et<text:line-break/>febre .afstdua, significat post judicationem bimestri in<text:line-break/>totum vigesimo die ad articulos etiam tumores sure.</text:span></text:p>
      <text:p text:style-name="P19"><text:span text:style-name="T25">Omnes enarratores scriptis similiter creduut, nec eo-<text:line-break/>rum quae laudant quaepiam lutellignnt, siquidem non<text:line-break/>nulla, et si affectare dixerim, veluti artis nervi sunt,alia<text:line-break/>perexiguam utilitatem afferunt, alia vero neque exiguam,<text:line-break/>quemadmodum id quod in praefenti parte proponitur.<text:line-break/>Etenim ego quaecunque in aegrotantibus eodem scmper<text:line-break/>modo fieri videntur, memoratu digna censeo et ex his<text:line-break/>ipsis ea potissimum quae magno usui sunt, quemadmodum<text:line-break/>paulo ante de praefeusione ex rigore dicebam. Interdum</text:span></text:p>
      <text:p text:style-name="P18"><text:span text:style-name="T25">namque in vehemeniisiima febre adjuncta vigilia, fastidio,<text:line-break/>siti, impatientia, nonnunquam et delirio, omnibus aegro-<text:line-break/>tantis domesticis perterritis ac flentibus, quempiam licet<text:line-break/>rigorem et sudorem morbique solutionem scienter prae-<text:line-break/>. dicentem, Aesculapium esse videri. Sed in proposita sen-<text:line-break/>tentia primum quidem quid dicat, obscurum est; deinde<text:line-break/>etsi omnes ipsius scriptoris verisimiles lutellectus habere<text:line-break/>quispiam se crediderit,. nihil tamen ex ipsis praedicere<text:line-break/>poterit. Esto enim infans aliquis tussiens,. ventre per-<text:line-break/>turbatu, cum febre perpetua; delude utcunque, quo quis<text:line-break/>velit, die judicetur, sive octogesimo a partu sive fexage-<text:line-break/>simo: duobus enim modis sermo iste declaratus est, bime-<text:line-break/>stri , prorsus vigesimo, nonnulli quidem ah ortu bimestrem<text:line-break/>esse volentes, quo die insans judicatur, vigesimum autem<text:line-break/>a die quo aegrotare incepit: at nonnulli ajunt duos men-<text:line-break/>ses nato morbum accidisse, atque viginti dies post initium<text:line-break/>judicatum esse,, hisque hunc in modum habentibus nos<text:line-break/>praedicere posse, puerulo isti a judicatione abscessum ali-</text:span></text:p>
      <text:p text:style-name="P17"><text:span text:style-name="T25">quem in articulos impetum esse facturiun. Atqui neque<text:line-break/>'scmper neque plerumque istud eveniet, i Praedictiones<text:line-break/>autem aut veraces esse in perpetuum decet aut raro men-<text:line-break/>tiri, nam raro veritatem assequi et plerumque aberrare<text:line-break/>nequaquam artificiosum est.</text:span></text:p>
      <text:h text:style-name="Heading_20_2" text:outline-level="2">XVIL.</text:h>
      <text:p text:style-name="P22"><text:span text:style-name="T7">Quod si superne quidem deorsum infra umbilicum in in-<text:line-break/>ferioribus articulis constiterint, bonum-, si vero insume<text:line-break/>sursum, non peraeque rnorbum folvunt, nist suppu-<text:line-break/>raverint.</text:span></text:p>
      <text:p text:style-name="P19"><text:span text:style-name="T25">Quod de pueris adhuc ista loquatur, ex inferius di-<text:line-break/>cendis constat. Verum ferino iste non de particularibus<text:line-break/>est, sed de communibus et lu fecundo de morbis popula-<text:line-break/>ribus et in aphorismis et in libro praesagiorum repetitus;<text:line-break/>quos omnes locos dudum explanavimus. Vult enim Hip-<text:line-break/>pocrates ex superioribus locis in inferiora umbilico factos</text:span></text:p>
      <text:p text:style-name="P17"><text:span text:style-name="T25">abscessus salubres esse'; non hujusmodi autem, haud salu-<text:line-break/>bres, sed eorum malignitas aliquantulum obtunditur, si<text:line-break/>oedemata suppuraverunt. Usus est autem' et hoc loco<text:line-break/>oedematis appellatione in communi significato omnium<text:line-break/>praeter naturam tumorum, ut antea dictum esu</text:span></text:p>
      <text:h text:style-name="Heading_20_2" text:outline-level="2">XVIlI.</text:h>
      <text:p text:style-name="P22"><text:span text:style-name="T7">Qui vero tumores in humeris suppurantur tantulis, iis<text:line-break/>mustellina brachia efficiunt.</text:span></text:p>
      <text:p text:style-name="P19"><text:span text:style-name="T25">Quod de lufantibus adhuc disputet, ipfe declaravit<text:line-break/>inquiens, tantulis, dignum censens nos et modo dicta ad<text:line-break/>initium sermonis referre. Verum quomodo isti breviori<text:line-break/>humero reddantur, in libro de articulis nostrisque in<text:line-break/>ipsum commentationibus didicisti.</text:span></text:p>
      <text:h text:style-name="P7" text:outline-level="2">XIX.</text:h>
      <text:p text:style-name="P22"><text:span text:style-name="T7">Solvet autem</text:span><text:span text:style-name="T25"> ulcusiculorum in </text:span><text:span text:style-name="T7">partes inferiores eruptio,<text:line-break/>nist rotunda et profunda suerint. Hujusmodi namque<text:line-break/>tunc maxime pueris perniciosu sunt.</text:span></text:p>
      <text:p text:style-name="P19"><text:span text:style-name="T25">Ab hoc Graeco verbo </text:span><text:span text:style-name="T15">ἐκθύειν, </text:span><text:span text:style-name="T25">quod erumpere signi-<text:line-break/>ficat, vocabulum </text:span><text:span text:style-name="T15">'ἔκθυσιν, </text:span><text:span text:style-name="T25">hoc est eruptionem derivavit<text:line-break/>Hippocrates, media-syllaba producta, perinde ac si cum<text:line-break/>impetu exitum dixisset. Ipsa vero affectus abscessu egen-<text:line-break/>tes discutere inquit, nisi rotunda et profunda sint, hoc<text:line-break/>est nisi summopere maligna fuerint Infesta namque in-<text:line-break/>fantibus sunt, neque dolores, aeque curationem ferre po-<text:line-break/>tentibus, quin et alloqui aegre sanabilia hujusmodi ul-<text:line-break/>cera sunt.</text:span></text:p>
      <text:h text:style-name="Heading_20_2" text:outline-level="2">XX.</text:h>
      <text:p text:style-name="P22"><text:span text:style-name="T7">Solvet etiam morbum sanguinis profluvium, quod magis<text:line-break/>in adultioribus proditur.</text:span></text:p>
      <text:p text:style-name="P18"><text:span text:style-name="T25">Sanguinem profecto emanantem omnibus id genus ni-<text:line-break/>tiis prodesse saepius jam didicimus; in infantibus autem,<text:line-break/>de quibus sermonem fecit, ah initio neque sanguis appa-<text:line-break/>ret, praeterquam raro. Ideo et ipse addidit: frequentius<text:line-break/>autem perfectioribus </text:span><text:span text:style-name="T7">id</text:span><text:span text:style-name="T25"> incidit, hoc est iis, qui funt ad-<text:line-break/>ultionis aetatis. Qui affectus autem sint, qui per abfces-<text:line-break/>fus quos dixit et sanguinis profluvia et ulcuscula, in in-<text:line-break/>- fantibns judicantur, non clare admodum aperuit: initium’<text:line-break/>enim sermonis erat, infantibus tussicula cum ventris per-<text:line-break/>turbatione et febre continente, potest autem ex iis, quae<text:line-break/>dixit, symptomatibus et de lateris, pulmonis, jecinoris<text:line-break/>atque ventriculi affectibus intelligi.</text:span></text:p>
      <text:h text:style-name="Heading_20_2" text:outline-level="2">XXL.</text:h>
      <text:p text:style-name="P22"><text:span text:style-name="T7">Lacrimae in acutis male habentibus spontaneae quidem,<text:line-break/>bonae; involuntariae vero praeterfluentes, malae.</text:span></text:p>
      <text:p text:style-name="P18"><text:span text:style-name="T25">De lacrimis hujusmodi dicfum fane est et in libro<text:line-break/>praesagiorum et in aphorismis; </text:span><text:span text:style-name="T7">fed</text:span><text:span text:style-name="T25"> accuratius lu primo<text:line-break/>volumine de morbis popularibus, ubi ait: Quibuscunque<text:line-break/>in acutis febribus, magis autem in ardentibus, involuuta-<text:line-break/>rie lacrimae cadunt, . his de naribus sanguinis profluvium<text:line-break/>exspectandum est, nisi alia perniciose habeant; in male<text:line-break/>autem habentibus. non sanguinis profluvium , fed mortem<text:line-break/>significant. Et nos in ejus libri explanationibus hunc<text:line-break/>sermonem declaravimus.</text:span></text:p>
      <text:h text:style-name="Heading_20_2" text:outline-level="2">XXll.</text:h>
      <text:p text:style-name="P25"><text:span text:style-name="T7">Ouibus circumtenduntur palpebrae, malum significatur.</text:span></text:p>
      <text:p text:style-name="P19"><text:span text:style-name="T25">Idem affectus talem palpebram efficit, qualis in prae-<text:line-break/>sagiorum libro' descriptus est. 'Cutis''circa frontem dura<text:line-break/>et praetenfa. Quod autem de acutis morbis hoc et alia<text:line-break/>deinceps in prognosticorum volumine dicta sint, ab ipso<text:line-break/>declaratum fuit et hisce in verbis dicente: Lacrimae in</text:span></text:p>
      <text:p text:style-name="P17"><text:span text:style-name="T25">acutis male habentium voluntarie quidem emanantes bonae<text:line-break/>sunt; involuntarie autem, tualae,</text:span></text:p>
      <text:p text:style-name="P307"><text:span text:style-name="T25">- •' ' i -.<text:tab/></text:span><text:span text:style-name="T25">XXIiI.</text:span><text:span text:style-name="T7">sumscdsu ' &lt; </text:span><text:span text:style-name="T60">;</text:span><text:span text:style-name="T7"> ?</text:span></text:p>
      <text:p text:style-name="P25"><text:span text:style-name="T7">Malum quoque quod in. oculis inarescit veluti arida spuma.</text:span></text:p>
      <text:p text:style-name="P19"><text:span text:style-name="T25">Id quoque in morbis acutis fieri cernitur, quum<text:line-break/>fumme aridi sunt et vires imbecillae, perexiguis Iacrymu-<text:line-break/>lis ab oculis excidentibus, deinde ibi inarescentibus.</text:span></text:p>
      <text:p text:style-name="P25"><text:span text:style-name="T25">\</text:span></text:p>
      <text:p text:style-name="P25"><text:span text:style-name="T25">XXIV. fu ;</text:span></text:p>
      <text:p text:style-name="P25"><text:span text:style-name="T7">Oculorum quoque hebetatio ac retusto malum.</text:span></text:p>
      <text:p text:style-name="P19"><text:span text:style-name="T25">In acutis morbis obscurari oculorum aciem, infirmi-<text:line-break/>tatem et interitum risoriae potentiae significati</text:span></text:p>
      <text:h text:style-name="P7" text:outline-level="2">XXV.</text:h>
      <text:p text:style-name="P25"><text:span text:style-name="T7">Squalor etiam malum.</text:span></text:p>
      <text:p text:style-name="P19"><text:span text:style-name="T25">Erat quidem et habens veluti spumam squalidum, sed<text:line-break/>nunc, etiamsi sine spuma sit, malum esse significat.</text:span></text:p>
      <text:p text:style-name="P308"><text:span text:style-name="T25">'<text:tab/></text:span><text:span text:style-name="T55">5</text:span><text:span text:style-name="T25"> </text:span><text:span text:style-name="T25">XXVL</text:span></text:p>
      <text:p text:style-name="P25"><text:span text:style-name="T7">Quique intro corrugantur-, malum denuneiant. </text:span><text:span text:style-name="T7">~</text:span></text:p>
      <text:p text:style-name="P19"><text:span text:style-name="T25">Quando membrana musculis oculum moventibus agnata,<text:line-break/>ad circulum usque coronam appellatum porrecta, dissoluta<text:line-break/>relaxataque fuerit, tunc oculos interius corrugari accidit:<text:line-break/>nam si exterius corrugati fuerint , erit sane cutis ipsius<text:line-break/>haec affectio. Imbecillitatis autem ac refrigerationis hoc<text:line-break/>signum esse testimonio est id, quod lu valde senibus con-<text:line-break/>tingit ; ipsorum enim oculi rugosi esse cernuntur.</text:span></text:p>
      <text:h text:style-name="P7" text:outline-level="2">XXVII.</text:h>
      <text:p text:style-name="P22"><text:span text:style-name="T7">Concreti etiam oculi quique vix vertuntur et intro con-<text:line-break/>voluti, malum.</text:span></text:p>
      <text:p text:style-name="P19"><text:span text:style-name="T25">De oculis haec quoque disseruit. Nam concreti, hoc<text:line-break/>est immobiles, perfectissimam ejus potentiae exstinctionem<text:line-break/>significat, a qua musculi, quum naturaliter affecti erant,<text:line-break/>movebantur. Illud autem et vix verfiles proximum </text:span><text:span text:style-name="T7">isti<text:line-break/>affectum</text:span><text:span text:style-name="T25"> dederat; obtorti autem oculi aut delirium aut<text:line-break/>tremorem ipsos moventium musculorum indicant. Haec<text:line-break/>omnia vero in acutis et periculosis morbis ob principis<text:line-break/>membri noxam oboriuntur.</text:span></text:p>
      <text:h text:style-name="Heading_20_2" text:outline-level="2">XXVlll.</text:h>
      <text:p text:style-name="P25"><text:span text:style-name="T25">Et </text:span><text:span text:style-name="T7">quae caetera praetermittuntur.</text:span></text:p>
      <text:p text:style-name="P19"><text:span text:style-name="T25">Quaenam funt haec, quae oculis evenientia omissa<text:line-break/>esse dicit ? an scilicet ea, quae lu praesagiorum volumine</text:span></text:p>
      <text:p text:style-name="P17"><text:span text:style-name="T25">per haec verba enumerata sunt? Si lucem enim fugiant<text:line-break/>aut lacrimentur aut invertantur aut alter allero minor<text:line-break/>sit aut alba rubra appareant aut in ipsis venulas lividas<text:line-break/>aut nigras habeant aut lippitudines circum oculos aut si<text:line-break/>suspensi videantur aut prominentes aut valde cavi. Prius<text:line-break/>autem in eo libro cum aliis omnibus et haec explanavimus.</text:span></text:p>
      <text:h text:style-name="Heading_20_2" text:outline-level="2">XXIX.</text:h>
      <text:p text:style-name="P22"><text:span text:style-name="T7">Febrium quaedam manui mordaces sunt, quaedam vero<text:line-break/>mites. Quaedam non mordaces quidem apparent, sud<text:line-break/>insurgentes. Aliae autem acutae quidem, sud quae ma-<text:line-break/>nui cedant. Quaedam illico perurentes, quaedam sem-<text:line-break/>per debiles et aridae, quaedam etiam sulsuginosue.</text:span></text:p>
      <text:p text:style-name="P19"><text:span text:style-name="T25">Rursum et hoc loco in fine sermonis adjecit et id<text:line-break/>genus alia, quoniam ab ipso solae sebrium insignes diffe-</text:span></text:p>
      <text:p text:style-name="P17"><text:span text:style-name="T25">rentiae designatae sunt. Primas itaque differentias scri-<text:line-break/>psit ab ipsa propria -febrium essentia acceptes. Essentia<text:line-break/>vero febrium est, non fecundum Hippocratem modo at-<text:line-break/>que praeclarissimos medicos, fed etiam sccundum commu-<text:line-break/>nem omnium hominum notionem, praetor naturam cali-<text:line-break/>ditas, maxime quidem in totum animal effusa; sin minus,<text:line-break/>at omnino vel in plurimis partibus vel lu nobilissimis ac-<text:line-break/>censa. Saepius namque universa cutis nullam evidentem<text:line-break/>praeter naturam caliditatem, neque nobis exterius turgen-<text:line-break/>tibus, neque ipsis laborantibus, prae fe ferre videtur;<text:line-break/>fed in profundo corpore ipsam aegrotantes fentiunt, vi-<text:line-break/>fceraque sibi incendio flagrare ajunt: nonnulli praeterea<text:line-break/>et fastidio afficiuntur et siticulosi sunt atque pervigiles.'<text:line-break/>Nunc igitur Hippocrates febrium differentias, quaecunque<text:line-break/>a medicis dignoscuntur, non ex iis quae laborantes </text:span><text:span text:style-name="T7">re-<text:line-break/>ferunt,</text:span><text:span text:style-name="T25"> fed ex iis quae ipsi tactu visuque evidenter </text:span><text:span text:style-name="T7">per-<text:line-break/>cipiunt,</text:span><text:span text:style-name="T25"> enumerat. Primae autem sunt et praecipua et<text:line-break/>ex propria, ut dixi, febrium essentia acceptae, quae per</text:span></text:p>
      <text:p text:style-name="P17"><text:span text:style-name="T25">calorem traduntur; neque enim arteriarum motu febrium<text:line-break/>essentia continetur; hac lu re namque quo modo Erasi-<text:line-break/>stratus et Chrysippus hallucinati sunt, alias didicisti. Febrilis<text:line-break/>igitur caliditas febricitantia corpora tangentibus aut acrem<text:line-break/>mordacemque aut mediocriter molestam fele offeret., suave<text:line-break/>enim illud atque familiare, quale naturali colori inest,<text:line-break/>nequaquam habet. Quemadmodum igitui et alia pleraque<text:line-break/>majoris minorisque ratione inter fe differentia aditantibus<text:line-break/>gratiora loquendo, quam veriora, explicamus, ita et ca-<text:line-break/>liditatem purum molestam interdum nihil molesti tristis-<text:line-break/>que habere dicimus, ipsam scilicet calori valde insesto<text:line-break/>comparantes. Itaque nonnunquam caliditas plurima juxta<text:line-break/>atque acerrima videtur, plerumque vero non pauca qui-<text:line-break/>dem, Ied ali acerrima differens aut rursum acerrima qui-<text:line-break/>dem, fed non multa. Et hae singulae, quas dixi inter-<text:line-break/>dum aliquo tempore post, non primo statim manus impo-<text:line-break/>situ appareut; quemadmodum et quae primo tactu magnae</text:span></text:p>
      <text:p text:style-name="P17"><text:span text:style-name="T25">acresque visae funt, nonnunquam per longum tempus,<text:line-break/>injecta in aegrotantem manu; diminui videbuntur. Igitur<text:line-break/>squalida interdum atque valde arida caliditas apparet<text:line-break/>perinde atque si lapidem aliquem calefactum tangamus;<text:line-break/>plerumque' vero roridam se humeetatam et halituusam re-<text:line-break/>praesentat., ut halitus quidam permultus ex laborantium<text:line-break/>corpore emanans perspicue scutlatur. Atque horum rur-<text:line-break/>sus ipsorum quemadmodum et praedictorum quaedam sta-<text:line-break/>tim ab initio apparentia perfeverant, nonnulla vero aut </text:span><text:span text:style-name="T25">•<text:line-break/></text:span><text:span text:style-name="T25">augescentem aut decrescentem, quae ab initio apparuit,<text:line-break/>qualitatem habent, nonnulla et alteram nequaquam a prin-<text:line-break/>cipio visam ac penitus ab iis, quae a principio apparue-<text:line-break/>runt, differentem. Differentiae itaque ab ipsa febrium<text:line-break/>essentia acceptae hujusmodi funt. De reliquis autem po-<text:line-break/>sterius videbimus; prius enim bene est enumeratas diffe-<text:line-break/>reutias Hippocratis verbis accommodare. Quum dicit<text:line-break/>igitur, febres quidem aliae manui mordaces, aliae, vero<text:line-break/>mites, tibi significat ab ipCo de febribus, in totum mor-</text:span></text:p>
      <text:p text:style-name="P17"><text:span text:style-name="T25">dacibus aut mitibus apparentibus sermonem fieri. Sub-<text:line-break/>jiciens igitur, inquis, aliae non mordaces quidem, fed.<text:line-break/>post insurgentes, per haec verba significans, febres initio<text:line-break/>mordaces diutius inhaerente manu, mordacitatis scnsum<text:line-break/>inferentes; contra vero atque istae illae fe habent, de<text:line-break/>quibus dicit: aliae acutae quidem, fed a manu victae,<text:line-break/>initio enim acutae quum apparuerint, paulatim remittun-<text:line-break/>tur. Eam autem dictionem acutae, de caliditate celeriter<text:line-break/>manni occurente suumque ipsius velocem motum osten-<text:line-break/>dente te intelligere opus est: quemadmodum acutos alis<text:line-break/>quos et acres nominamus; quod idem est ac si celeres<text:line-break/>dixeris. Acutos etiam morbos dicimus, quicunque pro-<text:line-break/>pria tempora usque in finem yelociter pertranscuut. Sive<text:line-break/>autem manibus sive manui dicas, ad cognoscendas prae-<text:line-break/>dictas differentias nihil refert; quandoquidem mentem sa-<text:line-break/>nam habenti clarum est, id genae differentias non oculis,<text:line-break/>fed manibus sensiles esse. Adjiciunt autem et omnes ho-<text:line-break/>mines quandoque hujusmodi appendices, ad hoc natura</text:span></text:p>
      <text:p text:style-name="P17"><text:span text:style-name="T25">ducti, quae dictorum evidentiam augeant et in illis rebus<text:line-break/>maxime, in quibus per conjecturas quasdam et signa, non<text:line-break/>per sensoriam cognitionem, quod quaeritur, invenire li-<text:line-break/>cet. Ita ergo et Hippocrates non solum fermonis initio<text:line-break/>manuum meminit, fed etiam citrn dixit: aliae acutae<text:line-break/>quidem, sed quae a manu vincuntur. At deinceps fe-<text:line-break/>brium in magnitudine differentiam demonstrans, inquit,<text:line-break/>aliae statim perurentes, aliae in totum debiles, ob quid<text:line-break/>igitur hujusmodi imago tangentibus fefe offerat, ut multa<text:line-break/>aut pauca caliditas videatur, in posterum rejiciamus;<text:line-break/>nunc folum quod ita appareat dixisse abunde esu . Quem-<text:line-break/>admodum enim in externis, si oculis quis velatis flarn-<text:line-break/>mam tetigerit aut multain sentiet ipsius substantiam aut<text:line-break/>paucam, nullam in clarioris qualitate differentiam perci-<text:line-break/>piens. Hoc itidem modo in febribus habet; interdum<text:line-break/>namque caloris secundum qualitatem dignotio eadem cum<text:line-break/>illa apparet, quae in alio corpore fit, sed multitudine in-<text:line-break/>ter se differre videntur. Ex verbis autem sequentibus</text:span></text:p>
      <text:p text:style-name="P17"><text:span text:style-name="T25">illud aridae satis clarum est, sed illusi, saIsuginosae,. ob-<text:line-break/>scururn; neque enim salsum tactu, sed tantum gustatu<text:line-break/>scnsibile esu - Est vero adhuc magis obscurum, quod se-<text:line-break/>quitur, quum dicit, aliae </text:span><text:span text:style-name="T15">πεμφιγώδεες, </text:span><text:span text:style-name="T25">adspecta terribi-<text:line-break/>les: nam hoc loco diversam scripturam repetimus. In<text:line-break/>plurimis quidem codicibus huic voci, </text:span><text:span text:style-name="T15">πεμφιγώδεες, </text:span><text:span text:style-name="T25">adja-<text:line-break/>cet haec, adspectu; in paucis post hanc vocem, adspecta<text:line-break/>et haec, terribiles, adjecta esu Solum autem inter ex-<text:line-break/>planatores Sabinum inveni, qui exemplar ita scriptum,<text:line-break/>agnosceret, quem Metredorus fiequutus est et quicunque<text:line-break/>ab ipsis usque ad hoc derivati sunt, nihilominus tamen<text:line-break/>lu paucissimis codicibus simpliciter scriptum inveni, aliae<text:line-break/></text:span><text:span text:style-name="T15">πεμφιγώδεες, </text:span><text:span text:style-name="T25">neque hac voce, adspectu, neque hac, ter-<text:line-break/>ribiles, addita. Salsuginosas autem febres ad tactum ali-<text:line-break/>quis redigens, eas esse dicet, quae pruritum aliquem ac<text:line-break/>morsum tangentibus inserunt, ut a muria et reliquis sal-<text:line-break/>sis corporibus excitari solet. Pemphigodees autem febres,<text:line-break/>hoc est spiritibus affluentes interpretamur; sentimus enim</text:span></text:p>
      <text:p text:style-name="P17"><text:span text:style-name="T25">plerumque per febricitantium cutem aereum quendam ha-<text:line-break/>litum affluentem. Quod nisi tales, sud eas quae cum pu-<text:line-break/>stulis sunt, pemphigodees. febres quis esse velit, aliquam<text:line-break/>ex necessariis differentiis praetermiscrit, ex praedictarum<text:line-break/>.videlicet genere, quas ab ipsa maxime febrium essentia<text:line-break/>assumi diximus. Ut enim mordax valde, aut vehemens<text:line-break/>aut arida aut squalens in multis febribus caloris species<text:line-break/>esse videtur, ita etiam flatuofa manu quendam iu ipsam<text:line-break/>spiritum exilieutem nonnunquam halituosum, nonnun-<text:line-break/>quam aridum , percipiente. Verum quum plura hoc pem-<text:line-break/>pbix significet, aliud alius explanator accipiens, tanquam<text:line-break/>unum illud solum quod ipfe posuit, significet, probabilis<text:line-break/>audientibus esse ridetur. Eorsan igitur sane satis est di-<text:line-break/>xisse, pemphigodees febres flatuosas esse, sicque in ge-<text:line-break/>nere hactenus dictarum differentiarum censeri et eum, qui<text:line-break/>non ita intellexerit, hanc differentiam praetermisisse vi-<text:line-break/>deri. At quum in plerisque exemplaribus haec vox, ad-<text:line-break/>spectu, isti, pemphigodees, adjecta sit, necesse nobis est</text:span></text:p>
      <text:p text:style-name="P18"><text:span text:style-name="T25">grammaticam garrulitatem interdum et ipsam ad haec uti-<text:line-break/>lem attingere. Sed exactius quidem de obscuris apud<text:line-break/>Hippocratem dictionibus alibi proprio opere egimus. In<text:line-break/>. praesentia vero satis erit, me grammaticorum dicta scqnu-<text:line-break/>tum secundum eorum placida de vocis hujus, </text:span><text:span text:style-name="T7">pemphix,<text:line-break/></text:span><text:span text:style-name="T25">significatis aliquid dicere. Videtur enim Sophocles ipsum<text:line-break/>in Colchis pro flata accipere, ita dicens.</text:span></text:p>
      <text:p text:style-name="P19"><text:span text:style-name="T7">Abduxit pemphix, non prope venti secundi.</text:span></text:p>
      <text:p text:style-name="P19"><text:span text:style-name="T25">Et idem lu Salamine Satyris:</text:span></text:p>
      <text:p text:style-name="P19"><text:span text:style-name="T7">Et fore utique ceraunia</text:span></text:p>
      <text:p text:style-name="P19"><text:span text:style-name="T7">Pemphigibus tonitrui</text:span><text:span text:style-name="T25"> et </text:span><text:span text:style-name="T7">tetri odoris occupaverint.</text:span></text:p>
      <text:p text:style-name="P19"><text:span text:style-name="T25">Aeschylus autem in Prometheo:</text:span></text:p>
      <text:p text:style-name="P19"><text:span text:style-name="T7">Devincte recta.<text:line-break/>Rependo autem et quam primum quidem<text:line-break/>Boreae veneris ad status cape</text:span></text:p>
      <text:p text:style-name="P18"><text:span text:style-name="T7">Fremitum irruentem ne</text:span></text:p>
      <text:p text:style-name="P19"><text:span text:style-name="T7">Te rapiat procellosa pemphige convertens repente.<text:line-break/></text:span><text:span text:style-name="T25">Et pro radiis ipsis uti videtur hac voce, pemphix, So-<text:line-break/>phocles in Colchis hisce carminibus:</text:span></text:p>
      <text:p text:style-name="P309"><text:span text:style-name="T25">Et utique admiratus </text:span><text:span text:style-name="T7">sum hoc ; </text:span><text:span text:style-name="T7">,<text:line-break/></text:span><text:span text:style-name="T25">t </text:span><text:span text:style-name="T7">Contemplans pemphiga auream intuitus<text:line-break/></text:span><text:span text:style-name="T25">Ita et Aeschylus:<text:tab/></text:span><text:span text:style-name="T25">- -</text:span></text:p>
      <text:p text:style-name="P22"><text:span text:style-name="T25">Ex adversio neque </text:span><text:span text:style-name="T7">pemphix salis odspiciiur neque<text:line-break/>sidereum</text:span></text:p>
      <text:p text:style-name="P19"><text:span text:style-name="T7">Os Latoniae puellae</text:span></text:p>
      <text:p text:style-name="P19"><text:span text:style-name="T25">Pro gntta autem idem accepit lu Prometheo:</text:span></text:p>
      <text:p text:style-name="P310"><text:span text:style-name="T7">Bene cave, ne tibi incidat<text:tab/></text:span><text:span text:style-name="T7">,</text:span></text:p>
      <text:p text:style-name="P19"><text:span text:style-name="T7">Pemphix: amara enim et pro vita halitus.</text:span></text:p>
      <text:p text:style-name="P19"><text:span text:style-name="T25">In Pentheo quoque:</text:span></text:p>
      <text:p text:style-name="P19"><text:span text:style-name="T25">Ne </text:span><text:span text:style-name="T7">sanguinis vero pemphiga in folum sparsuris.</text:span></text:p>
      <text:p text:style-name="P23"><text:span text:style-name="T15">&gt; </text:span><text:span text:style-name="T25">Pro nebula etiam posita esse videtur hoc iu carmine apud<text:line-break/>Sophoclem </text:span><text:span text:style-name="T25">in </text:span><text:span text:style-name="T25">Salamine Satyris</text:span><text:span text:style-name="T25">:</text:span></text:p>
      <text:p text:style-name="P19"><text:span text:style-name="T7">Pemphige omnem tarde ridens ignis.</text:span></text:p>
      <text:p text:style-name="P19"><text:span text:style-name="T25">Et apud Ibycum-:</text:span></text:p>
      <text:p text:style-name="P19"><text:span text:style-name="T7">Densus pemphigus epoti.</text:span></text:p>
      <text:p text:style-name="P19"><text:span text:style-name="T25">Dictus </text:span><text:span text:style-name="T25">est </text:span><text:span text:style-name="T25">autem </text:span><text:span text:style-name="T25">ab </text:span><text:span text:style-name="T25">eo sermo </text:span><text:span text:style-name="T25">iste </text:span><text:span text:style-name="T25">per quandarn compara-<text:line-break/></text:span><text:span text:style-name="T25">tionem </text:span><text:span text:style-name="T25">de </text:span><text:span text:style-name="T25">iis, quae procella </text:span><text:span text:style-name="T25">jactantur</text:span><text:span text:style-name="T25">, dici </text:span><text:span text:style-name="T25">solitam. Id-<text:line-break/>circo </text:span><text:span text:style-name="T25">et </text:span><text:span text:style-name="T25">plurimi </text:span><text:span text:style-name="T25">ex iis </text:span><text:span text:style-name="T25">qui </text:span><text:span text:style-name="T25">futura </text:span><text:span text:style-name="T25">praesagiunt, de stillis,<text:line-break/>quae </text:span><text:span text:style-name="T25">per imbres cadunt, </text:span><text:span text:style-name="T25">dictas esse pemphigas ajunt. Sed<text:line-break/>Callimachus hunc in modum </text:span><text:span text:style-name="T25">ait: ne per </text:span><text:span text:style-name="T25">pemphigas </text:span><text:span text:style-name="T25">in- ,<text:line-break/></text:span><text:span text:style-name="T25">ducentibus </text:span><text:span text:style-name="T25">permitte. Sed </text:span><text:span text:style-name="T25">Euphorion ita </text:span><text:span text:style-name="T25">inquit: </text:span><text:span text:style-name="T25">Flori-<text:line-break/>bus pernphiges admurmurant mortuis. Pemphigis itaque<text:line-break/>significata </text:span><text:span text:style-name="T25">jam recensuimus, deque duobus </text:span><text:span text:style-name="T25">ex </text:span><text:span text:style-name="T25">istis supra<text:line-break/></text:span><text:span text:style-name="T25">mentionem </text:span><text:span text:style-name="T25">fecimus, </text:span><text:span text:style-name="T25">quod </text:span><text:span text:style-name="T25">omnes </text:span><text:span text:style-name="T25">videlicet </text:span><text:span text:style-name="T25">optimi expla-<text:line-break/>natores </text:span><text:span text:style-name="T25">Hippocratem </text:span><text:span text:style-name="T25">fecundum illa fermonem suum </text:span><text:span text:style-name="T25">fecisse<text:line-break/></text:span><text:span text:style-name="T25">voluerunt. At nunc modo dictis significatis et aliud ter-<text:line-break/></text:span><text:span text:style-name="T25">tium adjecisse </text:span><text:span text:style-name="T25">convenit, ut </text:span><text:span text:style-name="T25">pemphigodees febres </text:span><text:span text:style-name="T25">eas </text:span><text:span text:style-name="T25">iu-</text:span></text:p>
      <text:p text:style-name="P18"><text:span text:style-name="T25">telligamus , quae veluti scintillarum exsilientium manuique<text:line-break/>nostrae occursantium imaginem reddunt, atque hujusmodi<text:line-break/>febres ex duabus simplicibus jam praedictis compositae<text:line-break/>fuerint; flatuosis scilicet atque igneis. Huic autem decla-<text:line-break/>rationi solum illud adversabitur, si huic dictioni pem-<text:line-break/>phigodees adjiciatur haec adspectu. Non immerito igitur<text:line-break/>quidam hanc abstulerunt. Qui non abstulerunt autem, aut<text:line-break/>febres cum tuberculis intellexerunt aut eas, quae animam<text:line-break/>vitiant. Et quoniam cum tuberculis febres a symptomate<text:line-break/>cognominantur, probabiliter sane a symptomate ipsum<text:line-break/>pestilentes febres denominare intelligere possumus: est<text:line-break/>enim revera et haec una febrium species. Quod autem<text:line-break/>lu ipsa tubercula oriantur et Thucydides testatur, ita scri-<text:line-break/>bens i Et exterius quidem tangenti corpus neque valde<text:line-break/>calidum erat, neque viride, fed subrubrum, lividum, tu-<text:line-break/>berculis exiguis et ulceribus efflorescens. At quicunque<text:line-break/>febres animam laedentes pemphigodees appellatas esse con-<text:line-break/>tendunt, longe a proposita febrium divisione aberrant:</text:span></text:p>
      <text:p text:style-name="P18"><text:span text:style-name="T25">nonnulli enim veteres medici et febrem qnandam phreui-<text:line-break/>ticam appellaverunt, quetnadmodum sane et lethargicam<text:line-break/>et pleuriticam et peripuenmonicam. Sed febrium enume-<text:line-break/>ratio nunc in praesenti sermone proposita a differentia<text:line-break/>caloris accipitur, sub qua et pestilens febris putridum<text:line-break/>calorem habens contineri potest. Phrenitica non • potest,<text:line-break/>quum non aliis, ita et Hippocrati mos sit febris spbciem<text:line-break/>phrenitin asserere; neque a symptomate nuncupata, qua-<text:line-break/>, lis ea est, quae pustulas excitat, iu dictis differentiis ab<text:line-break/>ipfo includitur, quemadmodum neque aliae, quarum pro-<text:line-break/>xime mentio sucta esu Phreniticorum namque fabris ca-<text:line-break/>lorem habere mordacem invenitur in omne corpus aequa-<text:line-break/>biliter et omni injectae manus tempore perfusum; quare<text:line-break/>prima omnium ipsarum dicta esu Itaque neque eorum<text:line-break/>interpretationem admittimus,'qui falsas febres a qualitate<text:line-break/>aegrotantium ipsorum ure, fensu percepta nominatas esse<text:line-break/>confirmant. Hippocrates namque omnes, quae ad tactum<text:line-break/>spectant, notitiam fecundum caloris differentiam, in quo</text:span></text:p>
      <text:p text:style-name="P18"><text:span text:style-name="T25">genus</text:span><text:span text:style-name="T15">. </text:span><text:span text:style-name="T25">febrium universum atque essentia consistit , deinceps<text:line-break/>enumerasse visus est. Etenim si pestilentem febrem pem-<text:line-break/>phigodea nominatam esse probaverimus, appellationem<text:line-break/>quidem ab accidente, speciem vero ipfam secundum pro-<text:line-break/>priam febrium essentiam sortita erit. . Eadem quoque ra-<text:line-break/>tione et salsas febres esse dicentes, quae omnia, quotquot<text:line-break/>gustet aegrotans, salsa videri efficiant, neque isti propo-<text:line-break/>sitarum in praesenti doctrina febris differentiarum rnerni-<text:line-break/>' nerunt. Quod si inter febrium differentias et istas Hip-<text:line-break/>pocrates collocasset, omnino et illas una cum his enn-<text:line-break/>merasset, in quibus et ipsa saliva et omnia quae gustet<text:line-break/>febricitans amara videantur. Has quidem differentias non<text:line-break/>inter febrium, fed potius inter saporum notitias collocare<text:line-break/>fatius est; febres autem luter caloris differentias enume-<text:line-break/>randae sunt; quemadmodum enim sapores gustatu, ita et<text:line-break/>.febres tactu sentiuntur. Verum quod neque Sabinus<text:line-break/></text:span><text:span text:style-name="T25">t </text:span><text:span text:style-name="T25">recte hanc vocem, terribiles, adjecerit, ita seriem verbo-<text:line-break/>rum scribens, aliae pemphigodees adspectu terribiles antea</text:span></text:p>
      <text:p text:style-name="P17"><text:span text:style-name="T25">dixi et nunc-lu memoriam revocabo, ' nempe terribiles'<text:line-break/>adspectu ipsos dictus esse, a nobis quidem, si cum pusiu-<text:line-break/>lis et ulceribus sint; ab ipsis autem si insaniant et torve-<text:line-break/>intueantur. De his autem ambobus quid sentire oporteat,<text:line-break/>ante retulimus. Pari modo peccaverunt et' illi, qui fe-<text:line-break/>bres .stas spirituofas dictas esse voluerunt, non ad tactum<text:line-break/>notitiam referentes, fed ad difficilis respirationis speciem,<text:line-break/></text:span><text:span text:style-name="T7">in</text:span><text:span text:style-name="T25"> qua magnus creberque spiritus redditur. Igitur veri-<text:line-break/>simillimum est, febrem pemphigodea dictam esse aut fpi—<text:line-break/>rituosam , quae ad tactum referatur tnt pestilentem, in<text:line-break/>sermone autem quum huic, voci , pemphigodees, haec, ter-<text:line-break/>ribil es, adjecm sit, sola pestilens febris denotatur, cujus<text:line-break/>ali aliis calor par putredinis excellentiam differtsicut in<text:line-break/>hac nostrae tempestatis longissima pestilentia nisum esu<text:line-break/>Atque idcirco neque calidi et perurentes, qui peste labo-<text:line-break/>rabant, tangentibus videbantur, quamvis interius magno<text:line-break/>flagrarent incendio, quemadmodum et Thucydides ajebat<text:line-break/>et exterius quidem tangenti corpus neque valde calidum</text:span></text:p>
      <text:p text:style-name="P17"><text:span text:style-name="T25">erat, neque viride, sed fnbrubrum,-lividum, pusiulis exi-<text:line-break/>gitis et ulceribus efflorescens; interiora autem ini urehan-r<text:line-break/>tur, ut neque valde subtilium vestimentorum, neque lin-<text:line-break/>teolorum velamenta, neque aliud quicquam 'praeter nudi-<text:line-break/>tatem </text:span><text:span text:style-name="T25">ferre </text:span><text:span text:style-name="T25">possent. Dicta est sane pemphix et </text:span><text:span text:style-name="T25">lu </text:span><text:span text:style-name="T25">Gnidiis;<text:line-break/>sententiis,, quas Eriphputi medico attribuunt hisce verbis </text:span><text:span text:style-name="T25">(<text:line-break/></text:span><text:span text:style-name="T25">Mingit parum subinde .et urit et supernatat pemphix, </text:span><text:span text:style-name="T25">ut.<text:line-break/></text:span><text:span text:style-name="T25">olei viridis instar arapeae. Videntur sane isti pemphiga<text:line-break/>vocare, non tutam ampullam</text:span><text:span text:style-name="T25">, </text:span><text:span text:style-name="T25">scd folum id, quod ipsam<text:line-break/>exterius araneae instar circumscribit, Quinn absolvisset<text:line-break/>igitur Hippocrates maxime proprias et principes febrium<text:line-break/>differentias, deinceps ad eas, quae a colore sumuntur,<text:line-break/>trangressus inquit.: Aliae valde rubrae, diae valde pal-<text:line-break/>lidae , aliae vero lividae. Valde rubras dixit non simpli-<text:line-break/>citer rubras et post has deinceps iterum, valde pallidas,<text:line-break/>non pallidas; lividas vero simpliciter, nihil ipsi incre-<text:line-break/>menti significativum adjiciens, ut si et ipsas lividissimas<text:line-break/>dixisset; scmper enim color iste malus est, fed ruber </text:span><text:span text:style-name="T25">ac</text:span></text:p>
      <text:p text:style-name="P18"><text:span text:style-name="T25">pallidus usitati et familiares sunt. - Febres autem valde ru-<text:line-break/>hentes vehementissimam calidifatem indicant et materiam<text:line-break/>esse sanguinem, quemadmodum valde pallidae pallidam<text:line-break/>bilem testantur. Iu ipsis vero dejectiones considera: nam<text:line-break/>ss eas bile tinctas inveneris, ex ejus effusione naturalem<text:line-break/>colorem permutatum esse cognoveris; at si fine, iu disse-<text:line-break/>rentia febris colorem ponito. Hujusmodi febres profecto<text:line-break/>nisi cum rigore atque sudore aliquando praejudicatae fue-<text:line-break/>rint, tabem inferunt. Valde rubrae autem inter fynochos<text:line-break/>numerantur et venae sectione ad animi usque defectum<text:line-break/>ducente juvantur, ut in voluminibus de arte curatrice<text:line-break/>didicisti, ubi et magna utilitas ex hujusmedi differentia-<text:line-break/>rum cognitione percipitur</text:span><text:span text:style-name="T25">.' </text:span><text:span text:style-name="T25">ipsis videlicet singulis propriam<text:line-break/>medicationem requirentibus. A,t lividae febres </text:span><text:span text:style-name="T7">a</text:span><text:span text:style-name="T25"> colore<text:line-break/>sane et ipsae cognomen adeptae sanguineum suoeum defi-<text:line-break/></text:span><text:span text:style-name="T25">' </text:span><text:span text:style-name="T25">cere nunciant et cum ipso itidem ingenitum calidum, at-<text:line-break/>que idcirco mortiferae sunt,; ex quibus nonnullae syn-<text:line-break/>copae evacuationem sequentes efficiunt, de quibus in li-</text:span></text:p>
      <text:p text:style-name="P17"><text:span text:style-name="T25">bris de arte curatricte notitiam accepisti. Id genus febres<text:line-break/>Euriphon lividas nominat itu scribens: livida febris<text:line-break/>habetur et synciput alias et alias caput dolet et viscera<text:line-break/>dolor torquet et vomit bilem; et quum dolor cruciat, in-<text:line-break/>tueri nequit, quoniam gravatur et venter siccus redditur<text:line-break/>et cutis tota livida et labla qualia exesis moris esse so-<text:line-break/>Ient, oculorum alba livescunt; adspieit perinde ac si<text:line-break/>stranguletur, interdum vero minus id patitur, saepius<text:line-break/>etiam commutat. Quin etiam et lu libro de morbis Hip-<text:line-break/>pocrati adscripto, quem Dioscorides ab altero Hippocrate,<text:line-break/>Thessali filio scriptum esse voluit, de quodam morbo li-<text:line-break/>vido mentio fit; libri autem initium tale est, multam<text:line-break/>urinam facit, quando caput excalefactum fuerit. Sed de<text:line-break/>livido morbo ad verbum haec scribit: Morbum lividum<text:line-break/>febris arida comitatur et horror alias et alias capitis do-<text:line-break/>lor et viscera dolor male habet et bilem vomitu rejicit,<text:line-break/>quumque dolor vexat, nequit intueri, sed gravatur et</text:span></text:p>
      <text:p text:style-name="P18"><text:span text:style-name="T25">venter aridus redditur et cutis livida; et labia et oculo-<text:line-break/>rum alba livent, adspicitque ac si stranguletur; interdum<text:line-break/>et colorem mutat, atque ex livido subviridis efficitur.<text:line-break/>Alii vero rursum hoc loco lividam febrem male interpre-<text:line-break/>tati sunt, eam scilicet, in qua lividae dejectiones </text:span><text:span text:style-name="T7">'appa-<text:line-break/></text:span><text:span text:style-name="T25">• rent : istis namque pari ratione conveniret et nigram fe-<text:line-break/>brem eam appellare, in qua nigrae materiae expulsio siti<text:line-break/>Superest nempe adhuc extremum dictionis Hippocraticae<text:line-break/>explanandum, ubi, inquit, et alia similia praedictis scili-<text:line-break/>cet similia. Recensuit, autem postremas secundum colores<text:line-break/>differentias, non sccnndum ipsam febrium essentiam, aliis<text:line-break/>tamen quae ab aliquo accidente proveniunt propinquio-<text:line-break/>res, quemadmodum cum aut intermittentes aut- continuas<text:line-break/>febres esse dicimus et intermittentium hanc tertianam,<text:line-break/>illam quotidianam, aliam vero quartanam; at continuarum<text:line-break/>aliam semitertianam</text:span><text:span text:style-name="T25">, </text:span><text:span text:style-name="T25">aliam ardentem, aliam gelidam,<text:line-break/>aliam succensam/aliam pestilentem, aliam' paIusirem, aliam<text:line-break/>hepialam. Caeterum Praxagoras inter acutarum febrium</text:span></text:p>
      <text:p text:style-name="P17"><text:span text:style-name="T25">differentias et phreniticas mt lethargicas , praeterea et </text:span><text:span text:style-name="T7">icte-.<text:line-break/></text:span><text:span text:style-name="T25">ricas quasdam nuncupavit. At receptiores medici, non<text:line-break/>solum continuam, sed: etiam synochum febrem quaudam<text:line-break/>appellaverunt ejusque differentias posuerunt ornotonarn<text:line-break/>videlicet seu .acmasticain vocatam et epacmasticam atque<text:line-break/>paraemasticam. Item, fecundum aliam divisionem aliis -<text:line-break/>quoque morbis communem, nonnullas acutas febres ap-<text:line-break/>pellamus, nonnullas diuturnas. Alia quoque divisione<text:line-break/>boni inoris febres et mali moris dicimus, qninetiam alias.<text:line-break/>ordinatas aut inordinatas. Praeterea quasdam statum cir-<text:line-break/>cuitum ferventes et erraticas. Quidam autem veteres a<text:line-break/>diversis membris accensas febres ab illis cognominabant,-<text:line-break/>lateralem febrem aliquam vocantes et jecorariam et liena-<text:line-break/>riam; alias vero a symptomate soporificain</text:span><text:span text:style-name="T25">, </text:span><text:span text:style-name="T25">somnolentam,<text:line-break/>lethargicam, phreniticam, aeruginosam. De quibus omni-<text:line-break/>bus lu propriis de ipsis libris late notitiam adeptus es;<text:line-break/>sed lu praesenti sermone, quae ad explanationem perli-<text:line-break/>neut, abunde tractata spnt. Non meam enim solum sen-</text:span></text:p>
      <text:p text:style-name="P311"><text:span text:style-name="T25">tentiajn protuli, ernmetiam illustrium interpretum men-<text:line-break/>, tionem feci, alios..omnes silentio involvens, .quicunque<text:line-break/>de teorrum disserentia leorscm ab expianatoriis commen-<text:line-break/>tariis aliquid prodiderunt, inter quos est et Archigenes,<text:line-break/>de , quibus ip, alio volumine sermonem faciam.<text:tab/>, .</text:span></text:p>
      <text:p text:style-name="P312"><text:span text:style-name="T25">*<text:tab/></text:span><text:span text:style-name="T25">* </text:span><text:span text:style-name="T55">1<text:tab/>1</text:span><text:span text:style-name="T25"><text:tab/>.1 </text:span><text:span text:style-name="T25">li . ‘<text:tab/>'•</text:span></text:p>
      <text:p text:style-name="P313"><text:span text:style-name="T7">'<text:tab/>r<text:tab/>XXX. , s . -</text:span></text:p>
      <text:p text:style-name="P19"><text:span text:style-name="T7">Contenstones corporis articulorumque durities malum. Et<text:line-break/>• aeger ipse exsolutus et artuum confractiones malum<text:line-break/></text:span><text:span text:style-name="T25">portendunt.</text:span></text:p>
      <text:p text:style-name="P19"><text:span text:style-name="T25">Conteuso relaxatum contrarium est, duro molle;<text:line-break/>quare ipsu deinceps dicturus est, cutis durae mollitio,<text:line-break/>contensae relaxatio. 'Sive cutem contensam sive articu-<text:line-break/>Ium sive -corpus dicat, ad naturaliter affectum ipsum<text:line-break/>conferentes, ita dictum fuisse lutelligemus. Secundum<text:line-break/>naturan autem fe habet., quod neque contunsum neque.<text:line-break/>laxatum, sed mediocriter fe habet. Contunsa sane inter-</text:span></text:p>
      <text:p text:style-name="P18"><text:span text:style-name="T25">dum per proprium affectum contenduntur, interdum a<text:line-break/>quibusdam aliis attracta; per proprium quidem affectum;<text:line-break/>cum aut. vehementi frigore conglaciata aut ab aliqua ex-<text:line-break/>siccante causa arefacta fuerint, sunt enim, ut notvisti, pIu-<text:line-break/>res' distenduntur autem quaedam continuis particulis,<text:line-break/>quum arefiunt aut inflammantur aut congelascunt. Con-<text:line-break/>tra quaedam ultra naturales fines relaxantur multo hu-<text:line-break/>more , fine frigore madentia; Obdurescunt autem quae<text:line-break/>dura fiunt frigore siccescentia aut- scirrhe aut siccitate:<text:line-break/>phlegmone namque non durum, fed resistentem tumorem<text:line-break/>efficit, perinde atque utres sunt lividae materiae atque<text:line-break/>aeria pleni.t Quemadmodum autem renitens duro simile<text:line-break/>apparet, ob- commune accidens, nam dirum quoque re-<text:line-break/>iiitens est, longe tamen secundum propriam naturam dif-<text:line-break/>fert, ita et molli corpori exoletum simile quum sit ali-<text:line-break/>quantulum, quantum ad fensibllem apparentiam pertinet;<text:line-break/>non eodem tamen affectu praeditum est; siquidem aegro-<text:line-break/>tantium corpora potentia musculorum motrice debilitata,</text:span></text:p>
      <text:p text:style-name="P17"><text:span text:style-name="T25">exoluta et abjecta jacere cernuntur. Hunc itaque affectum<text:line-break/>manifestavit dicens: et ipfe dissolutus, deinceps vero ma-<text:line-break/>nifeste subdidit et articulorum cataclasies, hoc est con-<text:line-break/>fractiones. Sed quidam tertlam syllabam non per a scri-<text:line-break/>hunt, cataclasies, sed per i cataclisies, hoc est decubitas.<text:line-break/>Utro modo autem melius fuerit scribere, facile invenie-<text:line-break/>mus, si eorum reminifcemur, quae in libro de praesagiis,<text:line-break/>de decubitu per haec verba tradidit. Aegrotantem vero<text:line-break/>a medico deprehendi oportet in dextrum latus aut sicili<text:line-break/>sirum decumbentem et crura manusque paulum inflexas<text:line-break/>habentem. Animadverte vero hic, crura et manus pau-<text:line-break/>lum inflexas habentem: nam aut nequaquam aut plus </text:span><text:span text:style-name="T25">.</text:span><text:span text:style-name="T25">-<text:line-break/>quam conveniat, inflexas esse, utrumque malum est, quia<text:line-break/>praeter naturam sint, lpse igitur dixit, ita enim et plu-<text:line-break/>rimi recte valentium cubant, id circo postea subjunxit:<text:line-break/>Supinum autem jacere - manibus cruribusque extentis mi-<text:line-break/>nus bonum. Tibi vero declaratum est facultatis infirmi-<text:line-break/>tatem ab hujusmodi decubitu indicari et adhuc magis ab</text:span></text:p>
      <text:p text:style-name="P17"><text:span text:style-name="T25">eo, qui deinceps his verbis exprimitur </text:span><text:span text:style-name="T15">ι </text:span><text:span text:style-name="T25">At si pronus fue-<text:line-break/>rit e lectuloque ad pedes delabatur , gravius esu Tales<text:line-break/>igitur decubitus in praesenti sermone per haec verba signi-<text:line-break/>ficavit; et ipse dissolutus, siquidem manus et crura pa-<text:line-break/>rum inflexas habere laudabile est, quod ultra hos fines<text:line-break/>transit, majorem articulorum fractionem indicati Ita nam-<text:line-break/>que ipsam appellavit; at in libro de praesagiis in his<text:line-break/>verbis: Mortiferum est autem ore aperto dormire crura-<text:line-break/>que supini jacentis inflexa esse et explicita, quod signifi-<text:line-break/>cat latissime distantia. Sive autem inflexa sive explicata<text:line-break/>fcribat, utroque modo articulos confractos esse indicati<text:line-break/>Atque ideo melius hoc loco fuerit cataclasies articulorum<text:line-break/>per a scribere, hoc est confractiones; nam per i scribere<text:line-break/>cataclisies, hoc est decubitus, non admodum recte articu-<text:line-break/>lis quadrat, universo corpori hujusmodi appellationes non<text:line-break/>articulis Hippocrate attribuere solitu.</text:span></text:p>
      <text:p text:style-name="P18"><text:span text:style-name="T25">Audacia quidem nota est delirii maximeque quuin im-<text:line-break/>pudens est, sicuti plures dictum esu Oculorum autem<text:line-break/>abjectio audaci adspectui contraria est, declarat namque<text:line-break/>prae facultatis palpebras regentis imbecillitate oculos dru-<text:line-break/>tius apertos patere non posse. Infractionem vero oculo-<text:line-break/>rum appellat, quum palpebrae invertuntur, ut in</text:span><text:span text:style-name="T25">, </text:span><text:span text:style-name="T25">libro<text:line-break/>de praesagiis narravit, inquiens: Sin incurva fuerit aut<text:line-break/>livida paIpebra aut labium aut nasus, rnalumi , </text:span><text:span text:style-name="T25">;</text:span></text:p>
      <text:h text:style-name="P2" text:outline-level="1"><text:bookmark-start text:name="bookmark51"/>HIPPOCRATIS EPIDEM. VI. ET<text:line-break/>GALENI IN ILLUM COMMEN-<text:line-break/>TARIUS <text:span text:style-name="T14">II.</text:span><text:bookmark-end text:name="bookmark51"/></text:h>
      <text:h text:style-name="Heading_20_2" text:outline-level="2">I.</text:h>
      <text:p text:style-name="P314"><text:span text:style-name="T66">Di</text:span><text:span text:style-name="T7">latare, constringere, haec quidem certe, illa vero<text:line-break/>minime.</text:span></text:p>
      <text:p text:style-name="P19"><text:span text:style-name="T25">Curationum et isti modi sunt contrarii affectibus con-<text:line-break/>venientes : dilatare namque densata oportet, densare autem,<text:line-break/>quae ultra decens amplificata sunt. Ideo secundam sylla-<text:line-break/>ham hujus vocis </text:span><text:span text:style-name="T15">στενυγρῶσαι </text:span><text:span text:style-name="T25">cum tenui spiritu, non</text:span></text:p>
      <text:p text:style-name="P18"><text:span text:style-name="T25">cum crasso legendum est: neque enim cum hac dictione<text:line-break/></text:span><text:span text:style-name="T15">ύγρὸν,</text:span><text:span text:style-name="T25">. ut quis forsan putare posset, compositu est </text:span><text:span text:style-name="T15">ι </text:span><text:span text:style-name="T25">nam<text:line-break/>ignorat iste ab Ionibus angustum stenygron appellari.<text:line-break/>Hujus autem rei testis locuples Simonides fuerit lu his<text:line-break/>carminibus ita scribens:</text:span></text:p>
      <text:p text:style-name="P19"><text:span text:style-name="T7">Non sune quisquam stc umbrosa in montibus</text:span></text:p>
      <text:p text:style-name="P19"><text:span text:style-name="T7">Vir leonem timuit, neque pardalim,</text:span></text:p>
      <text:p text:style-name="P19"><text:span text:style-name="T7">Solus stenygra, id est angusto occurrens tramite.</text:span></text:p>
      <text:p text:style-name="P19"><text:span text:style-name="T25">Idem enim significat, quod arctus Arctantur autem et<text:line-break/>dilatantur ultra naturalem modum luterdum vasculorum<text:line-break/>quorundam aut membrorum sensilia oscula; plerumque<text:line-break/>vero et ratione visibilia tam in cute, quam in profundo<text:line-break/>corpore posita; atque densata aperire et rarefacere medio.-<text:line-break/>criter calefaciendo, patentia vero cogere adstringendo ac<text:line-break/>. refrigerando opus esu Sed perfectum de his sermonem,<text:line-break/>sicut et de aliis curati vis praeceptis, in libro de arte cu-<text:line-break/>randi sariendum habebitis.</text:span></text:p>
      <text:p text:style-name="P315"><text:span text:style-name="T15">. </text:span><text:span text:style-name="T25">c </text:span><text:span text:style-name="T15">π </text:span><text:span text:style-name="T25">&gt;0 uini. ss ; -<text:tab/>i.</text:span></text:p>
      <text:p text:style-name="P25"><text:span text:style-name="T7">Humores hos quidem expellere, illos vero, exsiccare decet;<text:line-break/>alios autem addere,, et hae quidem parte, Ula' vero</text:span></text:p>
      <text:p text:style-name="P316"><text:span text:style-name="T7">_ </text:span><text:span text:style-name="T7">minime.</text:span><text:span text:style-name="T25"> </text:span><text:span text:style-name="T25">-L.' •<text:tab/>. -'i i </text:span><text:span text:style-name="T25">• </text:span><text:span text:style-name="T25">si, ••<text:tab/>;•</text:span></text:p>
      <text:p text:style-name="P25"><text:span text:style-name="T25">i- </text:span><text:span text:style-name="T15">’,Χ’;-; </text:span><text:span text:style-name="T25">-</text:span></text:p>
      <text:p text:style-name="P25"><text:span text:style-name="T25">Et lu librc; de fueris .illorum doctrinam accuratius<text:line-break/>traditam didicistis, quemadmodum et lu nostris de cura-<text:line-break/>tione libris proditum est. Quod 'videlicet nonnunquam<text:line-break/>redundantes humores sensibiliter evacuare convenit aut<text:line-break/>vomjtionious aut clysteribus aui purgatoriis medicinis aut<text:line-break/>per lotia aut per sudores aut per venae scissionem aut<text:line-break/></text:span><text:span text:style-name="T25">- </text:span><text:span text:style-name="T25">per ani sanguifluas vocatas venas aut per uterum aut sca-<text:line-break/>rificando; interdum vero digerere, exterius adhibitis me-<text:line-break/>dicamentis, oportet, ex quibus modis hunc exsiccare ap-<text:line-break/>pellavit, priorem vero expellere. Quumque utrique com-<text:line-break/>mune sit evacuare, quod tertio contrarium erat, scripsit,<text:line-break/>. ipfurn addere vel imponere nominans, hoc est deficientes<text:line-break/>humores creare. Clarum est autem nos per cibos potus-</text:span></text:p>
      <text:p text:style-name="P18"><text:span text:style-name="T25">que ipsorum qualitates idoneas et modum seligentes, utque<text:line-break/>concoquantur, digerantur corporibusque imponantur, pro-<text:line-break/>curantes istos reparare, Illud autem partim quidem sic,<text:line-break/>partim vero non, etsi non dictum fuisset, 'manifestum<text:line-break/>erat•: interdum enim uno in homine aliquae particulae lu</text:span></text:p>
      <text:p text:style-name="P22"><text:span text:style-name="T25">• tumorem elatae evacuationis, aliquae nutrimento carentes<text:line-break/>repletionis indigent.</text:span></text:p>
      <text:p text:style-name="P25"><text:span text:style-name="T7">' - -..tni ... '</text:span></text:p>
      <text:h text:style-name="Heading_20_2" text:outline-level="2">HI.</text:h>
      <text:p text:style-name="P22"><text:span text:style-name="T7">•Vas, corpus, cutem, carnes extenuare, incrascare oportet,<text:line-break/>atque alia, et haec quidem-, illa vero minime.</text:span></text:p>
      <text:p text:style-name="P317"><text:span text:style-name="T7">*<text:tab/>’<text:tab/>’<text:tab/>*• , I.<text:tab/>_<text:tab/>,</text:span></text:p>
      <text:p text:style-name="P19"><text:span text:style-name="T25">Per vas totum corpus intelligendum est: nam ipsum<text:line-break/>immodice crassum extenuare et emaciatum plenius reddere, ....<text:line-break/>haud </text:span><text:span text:style-name="T7">raro</text:span><text:span text:style-name="T25"> nobis propositum est; plerumque vero non to-<text:line-break/>tum , fed aut carnes aliquas aut cutem solam, interdum<text:line-break/>et humores, quos significavit ilia verba adjiciens </text:span><text:span text:style-name="T7">et alia.</text:span></text:p>
      <text:p text:style-name="P18"><text:span text:style-name="T25">Illud vero </text:span><text:span text:style-name="T7">et haec quidem, ea vero 'non, eo</text:span><text:span text:style-name="T25"> modo intel-<text:line-break/>ligendurn est, quo proximum sermonem explanavi.</text:span></text:p>
      <text:p text:style-name="P318"><text:span text:style-name="T25">:<text:tab/>" -<text:tab/>' •' si • IV.<text:tab/>-sc- -<text:tab/></text:span><text:span text:style-name="T55">!</text:span></text:p>
      <text:p text:style-name="P22"><text:span text:style-name="T7">'Lenire, exasperare, indurare, emollire, et haec quidem,<text:line-break/>illa vero minime.</text:span></text:p>
      <text:p text:style-name="P19"><text:span text:style-name="T25">Commune et in universum medicamentum propositum<text:line-break/>quum ab ipso didiceris, singula omnia curationis prae-<text:line-break/>cepta consequi poteris. Nam si ecntrariorum contraria<text:line-break/>sunt medicinae, praeter naturam exasperata complanare,<text:line-break/>laevia exasperare opus erit. Asperantur sane fauces ple-<text:line-break/>rurnque sensibiliter et aspera arteria et os et universa<text:line-break/>cutis in scabiosis leprosisque affectibus et pustulis quibus- '<text:line-break/>dam milii granulorum instar, aliquibus minoribus, aliqui-<text:line-break/>bus majoribus. Asperantur quoque et ventris partes ple-<text:line-break/>rumque quum per ipsas biliosus succus merus oopiosusque<text:line-break/>excernitur, interdum vero et ex acribus erodentibusque</text:span></text:p>
      <text:p text:style-name="P18"><text:span text:style-name="T25">alimentis id sequitur. Atque hinc evidens est, per me-<text:line-break/>dicamina asperitatem tollentia curationem esse faciendam,<text:line-break/>quod ipse complanare appellavit Contra autem atque<text:line-break/>haec se habent, quibus exasperatio convenit. In cute<text:line-break/>quidem et cicca barbae capitisque pilos id accidit: circa<text:line-break/>pilos quidem capiti, ut in alopeciis vocatis et ophiasi et<text:line-break/>mydriasi; in barba vero quum tarde vixque pili exoriun-<text:line-break/>tur, in quibus' et ipsi omnia medicamina ad alopecia </text:span><text:span text:style-name="T7">fa-<text:line-break/>cientia</text:span><text:span text:style-name="T25"> experti sumus. At in aliis corporis particulis, ubi<text:line-break/>sunt cava ulcera et integri sinus, abstersorias medicinas<text:line-break/>infundentes -, locos</text:span><text:span text:style-name="T55">1</text:span><text:span text:style-name="T25"> illos exasperamus. Et ventriculum te-<text:line-break/>naci pituita refertum exasperantibus medicamentis non-<text:line-break/>nunquam detergemus. ' Ejusdem generis sunt et pessi per<text:line-break/>fanguifluas venas purgationes proritantes. Quin etiam</text:span></text:p>
      <text:p text:style-name="P25"><text:span text:style-name="T25">• palpebrarum tubercula, Graeci sycoses vocant, prius ali-’</text:span><text:span text:style-name="T55">-<text:line-break/></text:span><text:span text:style-name="T25">qno exasperantes, ita detractoriis medicamentis oblinimus,<text:line-break/>idque facimus, ut ulcerata tubercula in profundum vires</text:span></text:p>
      <text:p text:style-name="P17"><text:span text:style-name="T25">medicaminum accipiant. Novistis sane in istis me mari-<text:line-break/>narum bestiarum, quae cete vocantur, coriis asperis et<text:line-break/>sepiae testis </text:span><text:span text:style-name="T7">et</text:span><text:span text:style-name="T25"> pumice utentem, hisquemm praesentibus-<text:line-break/>ipso parvo cyatho scalpelli, angustum non latum extre-<text:line-break/>mum habentis. Verumetiam achoras et vocatos favos et<text:line-break/>myrmecias verrucas et quaecunque id genus alia medica- •<text:line-break/>mentis discutere volumus aut nostris unguibus aut duriore<text:line-break/>linteolo aut aliquo ex antedictis prius mediocriter frican-<text:line-break/>tes, deinde ipsis medicamina superdamus. Obdurare, mol-<text:line-break/>lire, haec nobis quoque usu veniunt, plerumque in omni<text:line-break/>corpore , nonnunquam lu parte una.; Nam eos, qui uni-<text:line-break/>verso corporis habitu suhtnmido et in hydropem vergente<text:line-break/>sunt, duriores reddimus linteis prius fricantes et aspera<text:line-break/>frictione utentes atque in pulvere exercentes; haec autem<text:line-break/>non serentes, medicamentis emplasticis arefaciunt medici<text:line-break/>et lavationis abstinentia et dictis frictionibus, pro viribus<text:line-break/>scilicet atque paulatim eas augentes. Verum unam inter-<text:line-break/>dum particulam ita affectam fecundum ea, quae dixi, cu-</text:span></text:p>
      <text:p text:style-name="P18"><text:span text:style-name="T25">rabimus. In extremis autem membris- potissimum id fieri<text:line-break/>adsidue cernitur. Ulcerum quoque omnium, cum carne<text:line-break/>repleta sunt, "cicatricem hoc modo facimus: durescens<text:line-break/>enim caro cutis naturam induit cicatrixque efficitur. Ite-<text:line-break/>rum per contraria, callosa, et in scirrhum versae phlegmo-<text:line-break/>nae molliuntur', quemadmodum et obdurati lienis medela<text:line-break/>perficitur et crassescentem cutem lu affectu, quem ele-<text:line-break/>phantem vocamus et cicatrices, quam conveniat, duriores<text:line-break/>remollimus, sicut molliores induramus.</text:span></text:p>
      <text:h text:style-name="Heading_20_2" text:outline-level="2">V.</text:h>
      <text:p text:style-name="P25"><text:span text:style-name="T7">• Excitare, stupefacere.</text:span></text:p>
      <text:p text:style-name="P19"><text:span text:style-name="T25">Excitare scnfum et motum in iis qui eos debilitatos<text:line-break/>habeant</text:span><text:span text:style-name="T25">, </text:span><text:span text:style-name="T25">non mediocrem usum medicis praebere omnibus<text:line-break/>notum est. At stupefacere in solis vehementibus doloribus</text:span></text:p>
      <text:p text:style-name="P17"><text:span text:style-name="T25">interdum ex usu fuerit, cum medicamenta ex opio, man-<text:line-break/>dragora et alterco exhibemus’ nam ipse dixit, </text:span><text:span text:style-name="T7">stupor<text:line-break/>vero moderatus dolorem folvit.</text:span><text:span text:style-name="T25"> Quod si quis potentiori-<text:line-break/>bus aut pluribus medicamentis stupefactoriis utatur, </text:span><text:span text:style-name="T7">re-<text:line-break/>frigerantur</text:span><text:span text:style-name="T25"> exstinguunturque corpora.</text:span></text:p>
      <text:p text:style-name="P19"><text:span text:style-name="T25">VI<text:line-break/></text:span><text:span text:style-name="T7">stt caetera quaecunque sunt hujusmodi.</text:span></text:p>
      <text:p text:style-name="P319"><text:span text:style-name="T25">Illa dicit, quae per ecntrarietatem antedictis similem<text:line-break/>fiunt aut refrigerando aut calefaciendo aut humectando<text:line-break/>aut exsiccando aut intrusa expellendo aut illud exciden-<text:line-break/>do </text:span><text:span text:style-name="T25">, </text:span><text:span text:style-name="T25">quod toto genere inimicum est corpori</text:span><text:span text:style-name="T25">, </text:span><text:span text:style-name="T25">aut abscin-<text:line-break/>dendo, quod magnitudine naturalem modum excedit, aut<text:line-break/>contortum dirigendo aut obstructum recludendo aut reli-<text:line-break/>qua quaecunque in arte curativa dicta funi. Quorum<text:line-break/>omnium commune propositum est contraria affectibus^ad-<text:line-break/>hibere. </text:span><text:span text:style-name="T25">.</text:span><text:span text:style-name="T25">,<text:tab/>' </text:span><text:span text:style-name="T25">/ .</text:span></text:p>
      <text:h text:style-name="P7" text:outline-level="2">VII.</text:h>
      <text:p text:style-name="P320"><text:span text:style-name="T7">Derivare.<text:tab/></text:span><text:span text:style-name="T7">-</text:span></text:p>
      <text:p text:style-name="P19"><text:span text:style-name="T25">Curationum modos ad succos pertinentes hic docere<text:line-break/>incipit, in libro de succis accuratius descriptos,-sed nunc<text:line-break/>quoque reminiscentiae causa narrabuntur. Derivationem<text:line-break/>sane appellare, consuevit Hippocrates , quando succus ali-<text:line-break/>quis evacuationis indiget, neque per convenientem regio-<text:line-break/>nem ferri inceperit, neque tamen valde procul a conve-<text:line-break/>nienti, neque ad remotissimum locum. Ut si per lotii<text:line-break/>vias exire lentaverit vitiata vesica' aut renibus; tunc enim<text:line-break/>per alvum derivare satius fuerit. Quemadmodum etiam<text:line-break/>si per alvum vitiatis intestinis ferri inclinaverit: contra<text:line-break/>enim lu istis succum evacuandum ad urinarios meatus<text:line-break/>dirigemus. In mulieribus vero nonnunquam ad uterum<text:line-break/>aut e. contrario interdum uteri profluvium ad urinae vias<text:line-break/>ac aIvum derivabimus. At si lu aliqua id genus evacua-<text:line-break/>tione vomitum citaverimus, revulsionem hanc nominat,</text:span></text:p>
      <text:p text:style-name="P18"><text:span text:style-name="T25">ut si vomitus etiam retraxerimus, ad uterum aut vesicam</text:span></text:p>
      <text:p text:style-name="P321"><text:span text:style-name="T25">' aut sedem incitantes.<text:tab/>.....</text:span></text:p>
      <text:p text:style-name="P322"><text:span text:style-name="T25">/ </text:span><text:span text:style-name="T15">, </text:span><text:span text:style-name="T25">.<text:tab/></text:span><text:span text:style-name="T25">VIII.- </text:span><text:span text:style-name="T25">ni ' •</text:span></text:p>
      <text:p text:style-name="P19"><text:span text:style-name="T25">Derivare, </text:span><text:span text:style-name="T7">cadentem statim revellerer renitentia emollire.</text:span></text:p>
      <text:p text:style-name="P323"><text:span text:style-name="T7">• •....<text:tab/>•;<text:tab/>’• .' • *<text:tab/>, !<text:tab/>. j i</text:span><text:span text:style-name="T25"> .. ;; i. ,</text:span></text:p>
      <text:p text:style-name="P19"><text:span text:style-name="T25">Consentaneum erat, ut derivationi revulsionem sub-<text:line-break/>jungeret sicque deinde pro quo modo quis optime revul-<text:line-break/>sionem faceret, edoceret. Sed Hippocrates revulsionem<text:line-break/>silentio praeteriens, illico ad illud sc contulit, quod bene<text:line-break/>revulsuris humores male lu membrum aliquod irruentes,<text:line-break/>utilissimum cognitu erat. Neque enim scmper in retra-<text:line-break/>hentibus auxiliis permanendum est, fed- aliquod tempus,<text:line-break/>quod retrahentibus vacet, interponere oportet; ut.succum, '<text:line-break/>qui in affecto membro prius inhaeferit, excerni permitta-<text:line-break/>mus.: in membro enim remanens., ipsum bifariam contri-<text:line-break/>stabit et multitudine distendens et qualitate discrucians.<text:line-break/>At si humores iu particulam prius illatos exire permiseris.</text:span></text:p>
      <text:p text:style-name="P17"><text:span text:style-name="T25">ipsam dolore liberabis faciliusque revulsoriis auxiliis ali-<text:line-break/>quid proficies, non amplius in fe ipsum membro propter<text:line-break/>dolorem succcs proritante, ultra eam, quam a principio<text:line-break/>non recte acceperunt, inclinationem.</text:span></text:p>
      <text:p text:style-name="P324"><text:span text:style-name="T25">r.:./<text:tab/>ssXi.. . t - ' .<text:tab/>.</text:span></text:p>
      <text:p text:style-name="P22"><text:span text:style-name="T7">Humorem altum non prodeuntem educere oportet, prodeun-<text:line-break/>tem vero una ex vasts effundere, stmile quoddam opus<text:line-break/>facere, velut st dolor</text:span><text:span text:style-name="T25"> dolore </text:span><text:span text:style-name="T7">sudetur. Difstmilia st sur-<text:line-break/>sum sublata tendant per- tnsuriora salvere convenit, at-<text:line-break/>que his contraria facere, veluti purgatio, venae fectio,<text:line-break/>st quando non inconsulto detrahatur.</text:span></text:p>
      <text:p text:style-name="P19"><text:span text:style-name="T25">Alium quidem succum non exeuntem ducere, ex iis<text:line-break/>patet, quae, lu aphorismis et inrllbro de succis tradita<text:line-break/>sunt. Nam si humor infestans excernatur, cum; moderata. ‘<text:line-break/>_est evacuatio, id. nihil aliud curantem admittere oportet,<text:line-break/>quemadmodum si immodica, fuerit, ipsum medicum aliquid</text:span></text:p>
      <text:p text:style-name="P17"><text:span text:style-name="T25">facere necesse est, nonnunquam evacuationis redundantiam<text:line-break/>fupprimentem, nonnunquam ejus defectum incitantem,<text:line-break/>quod ipfe nominavit exeuntem </text:span><text:span text:style-name="T21">σννΐχχυμουν,</text:span><text:span text:style-name="T15"> </text:span><text:span text:style-name="T25">hoc est una<text:line-break/>efiundere. Consuevit enim ecchymofes appellare ex va-<text:line-break/>sculis effusiones et inanitiones; facere autem idem, quod'<text:line-break/>permutare aut miscere, significare didicisti. Ambiguum<text:line-break/>vero est, utrum antedictis connectendum sit an deinceps<text:line-break/>dicto applicandum, utroque enim modo non proprie dici<text:line-break/>videtur; atque ideo nonnulli ipsum tanquam consequens<text:line-break/>antedicta cum illis conjunxerunt; deinde ah altero prin-<text:line-break/>cipio posuerunt, simile, ut dolorem dolor sedat. Verum<text:line-break/>alii sequentium principium hoc fenefunt, facere simile.<text:line-break/>Quoniam, vero, ut dixi, utroque modo dictum neutro ve-<text:line-break/>risimile est, multi </text:span><text:span text:style-name="T7">ad ipsius</text:span><text:span text:style-name="T25"> scripturam permutandam se<text:line-break/>converterunt, quemadmodum et alia,quaecunque uno lu<text:line-break/>nomine obscuritatem continent. Et nonnulli quidem per<text:line-break/></text:span><text:span text:style-name="T15">ο </text:span><text:span text:style-name="T25">et p primam syllabam, secundam vero per </text:span><text:span text:style-name="T15">γ </text:span><text:span text:style-name="T25">et i scri-<text:line-break/>bunt, </text:span><text:span text:style-name="T15">όργίσασθαι, </text:span><text:span text:style-name="T25">id est irasci; alii primam syllabam per</text:span></text:p>
      <text:p text:style-name="P18"><text:span text:style-name="T7">a et st ,</text:span><text:span text:style-name="T25"> fecundam per </text:span><text:span text:style-name="T15">γ </text:span><text:span text:style-name="T25">et </text:span><text:span text:style-name="T15">ἀ , ἐργάσασθαι, </text:span><text:span text:style-name="T25">hoc est facere.<text:line-break/>Deinde ajunt, deinceps loco exempli additum fuisse illud,<text:line-break/>veluti dolorem lolor solat Sane ita in multis codicibus<text:line-break/>scriptum reperitur,, scd tecte in, Dioscoridis. exemplaribus<text:line-break/>scriptum non est; videtur enim ab aliquo explanationi<text:line-break/>adjectum fuisse, postea vero inter auctoris-ipsius verba ab<text:line-break/>libri, scriptore fuisse infertum. Verumquod per </text:span><text:span text:style-name="T15">γ </text:span><text:span text:style-name="T25">et a<text:line-break/>scriptum est, </text:span><text:span text:style-name="T15">όργίσασθαι;, </text:span><text:span text:style-name="T25">id est irasci, affectatum admo-<text:line-break/>dum et ab Hippocratis elocutione longe alienum est, sive<text:line-break/>de nobis ipsis; sive de iis, quae curantur membris, sive<text:line-break/>de humoribus dicatur: nam ipsa veluti ad iram concitare<text:line-break/>ef ad expulsionem stimulare, significari ajunt per hoc<text:line-break/>verbum </text:span><text:span text:style-name="T15">ὸργἰσασθάι. </text:span><text:span text:style-name="T25">Sed haec contemnenda exiliaque funt,<text:line-break/>quemadmodum et. reliqua omnia, quae incolumi rerum<text:line-break/>veritate de vocabulis disputantur. Quod si et ipsae res<text:line-break/>labefactentur, hujusmodi a nobis scripturae fugiendae simt,<text:line-break/>sicut hoc loco omnibus, fere interpretibus curationes quas-<text:line-break/>dam interdum per similia fieri concedentibus et non fem-</text:span></text:p>
      <text:p text:style-name="P18"><text:span text:style-name="T25">per a oontrariis,quod ipfe Hippocrates suspicatus alloquia<text:line-break/>quosdam opinaturos, unico exemplo eorum deceptionem<text:line-break/>indicavit in aphorismis fcribens: Quandoque in nervorum<text:line-break/>distentione sine .ulcere juveni carnofo, -aestate media; fri-\<text:line-break/>gidae multae infusio 'caloris revocationem facit; calor an-<text:line-break/>, tem haec fanat. Erigidnrn namque affectum nervorum<text:line-break/>distentionem simili auxilio se curare quispiam putaverit,<text:line-break/>si frigida ipfum aqua consperserit; id vero haud ita ha-<text:line-break/>liet, nam retractionem caloris efficiens juvat, quam nisi<text:line-break/>efficeret, summam noxam inferret. </text:span><text:span text:style-name="T25">. </text:span><text:span text:style-name="T25">Atqui sicuti hoc au-<text:line-break/>xilium frigidum esse cum videatur, calefaciendo, nonnun-<text:line-break/>quarn frigidum morbum nervorum distentionem tollit, ita<text:line-break/>alia contra calefacientia ex accidenti refrigerant, igneum<text:line-break/>calorem digerentia; de his vero mihi in omnibus de me-<text:line-break/>thodo curativa libris late disputatum est, per auxilia af-<text:line-break/>fectui adversantia femper curationem fieri decIaranti. Sed<text:line-break/>qui majori dolore minorem curari arbitrantur, mirifice<text:line-break/>falluntur , neque enim dolor dolorem curat, fed remedium,</text:span></text:p>
      <text:p text:style-name="P17"><text:span text:style-name="T25">quod cum dolore affectum doloris auctorem delet.' 'Nam<text:line-break/>alibi didicisti,' nulli symptomati primario., sed ipsuiu<text:line-break/>creanti affectui curationem scmper deberi. Quod si quis<text:line-break/>neutiquam primo, sed interdum' ex accidenti similia simi-<text:line-break/>libus curari per media illa, quae primo loutraria funt;<text:line-break/>dixerit, iste vera dicit, idque ita esse et ex libro de ra-<text:line-break/>tione curandi per scientiam didicisti et adhuc ex nostris<text:line-break/>lu aphorismos commentariis. Quod vero aliqui dicunt<text:line-break/>quempiam, coxa adusta, ut in coxendicis morbo contin-<text:line-break/>git, dolore dolorem sanavisse, nimirum perspicue absur-<text:line-break/>dum est; neque enim a dolore, sed ab exustione, cui forte<text:line-break/>dolor adjunctus erat, aegritudo sanatu suit. Nam si quis-<text:line-break/>piam contudisset aut secuisset aut quocunque alio modo<text:line-break/>doldrem membro intulisset, nequaquam ipsum sanare po-<text:line-break/>tuisset; atqui si dolor sanitatis auctor esset , undelibet ero-<text:line-break/>citatus coxendicis morbum tollere debuisset. Eodem modo<text:line-break/>et dentem dolore vexatum si quis evellens, hominem do-<text:line-break/>lore liberet, non per dolorem lu extrahendo dente con-</text:span></text:p>
      <text:p text:style-name="P17"><text:span text:style-name="T25">citatum, sed per .extractionem , cui dolor conjunctus erat,<text:line-break/>id assecutus fuit,, quoniam si citra dolorem etiam dentem<text:line-break/>eximere potuisset, pariter aegrotans a dolore liber evafis-<text:line-break/>sut; quemadmodum si et absque evulsione quis dentem<text:line-break/>premens aut quatiens dolorem irritet, dolorem quidem<text:line-break/>acerbiorem reddiderit-, nihil tamen levamenti attulerit.<text:line-break/>Utrinque apparet igitur, quantum in iplo est, inutilem<text:line-break/>dolentibus esse doloretn. Etenim per auxilia anodyna vo-<text:line-break/>cata, hoc est dolorem sedantia, multa dolentia membra<text:line-break/>sanantur; in aliis vero plerumque dolores magni per ex-<text:line-break/>teriirs adhibita illati ex aliquo affectu, dolentibus nullum<text:line-break/>laxamentum praebuerunt; unum enim solum est, quod<text:line-break/>medeatur, quod affectum utcunque, sive nitra dolorem,<text:line-break/>sive cum dolore exscindit; dolor vero suapte natura non<text:line-break/>dolorem sedare, sed contra omnino irritare idoneus est.<text:line-break/>Hoc igitur exemplum evidenter falsum est; verum ad al-<text:line-break/>terum quoddam eorum, quae isti dicunt, transeuutes il-<text:line-break/>Iius quoque ahsurditatem. contemplemur. Dicuut igitur</text:span></text:p>
      <text:p text:style-name="P17"><text:span text:style-name="T21">- !</text:span></text:p>
      <text:p text:style-name="P19"><text:span text:style-name="T25">vomitum vomitu et acri clystere mordaces dejectiones saepe<text:line-break/>- curari. Est </text:span><text:span text:style-name="T7">vero</text:span><text:span text:style-name="T25"> et . in hoc casu una sane curatio affectum</text:span></text:p>
      <text:p text:style-name="P25"><text:span text:style-name="T25">exscindere, ob quem-vel nauseabundi sunt vel. crebro lu-"<text:line-break/>testinomm moriu stimulati, ad exonerandum ventrem con-<text:line-break/>surgunt. Id autem, ut didicistis, bifariam fit, uno quidem<text:line-break/>modo nobis eos humores evacuantibus, qui et nauseam<text:line-break/>stomacho et intestinis morsum inferunt; altero autem eos<text:line-break/>cum coquentibus et lu optimam qualitatem mutantibus aut<text:line-break/>contemperantibus. Ostensum vero est et in his medica-<text:line-break/>tionem per contraria fieri: nam prorsus evacuare alienum<text:line-break/>naturaeque inimicum humorem, ejusdem retentioni con-<text:line-break/>trarium est et qualitatis mutatio per contrariam qualita-<text:line-break/>tem fit Caeterum hujusmodi quaestionis agitandae hic<text:line-break/>locus non est, cum in omnibus curativae methodi volu-<text:line-break/>minibus femper a contrariis curationem fieri demonstrave-<text:line-break/>rimus. At quoniam saepius empiricorum methodicorum-<text:line-break/>que rationibus adducti quidam hoc medicinae fundamentum<text:line-break/>impugnare atque evertere conantur, rationes proxime</text:span></text:p>
      <text:p text:style-name="P18"><text:span text:style-name="T25">dictis similes afferentes, fortasse melius fuerit, postquam<text:line-break/>praefentis libri explanationem absolvero., libellum aliquem<text:line-break/>componere, in quo apertissime demonstretur, contraria<text:line-break/>sola primo atque per se contrariorum esse remedia, ex<text:line-break/>accidenti namque calvus medicus calvum' aegrotantem,<text:line-break/></text:span><text:span text:style-name="T25">- </text:span><text:span text:style-name="T25">similis similem medicari potest et ob longi acutique. capitis<text:line-break/>aegrotantem et claudus claudum. Futuri autem libri in-<text:line-break/>scriptio talis erit: Quod recte ab Hippocrate dictum sit<text:line-break/>contrariorum contraria esse remedia. Nunc iterum ad<text:line-break/>propositae vocis declarationem revertamur, in qua per<text:line-break/></text:span><text:span text:style-name="T15">ε </text:span><text:span text:style-name="T25">et </text:span><text:span text:style-name="T15">ρ </text:span><text:span text:style-name="T25">primam syllabam in veteribus codicibus scriptam<text:line-break/>esse et hanc vetustissimos interpretes agnoscere dicebamus.<text:line-break/>Hanc vero et Dioscoridis sectatores servaverunt, quamvis<text:line-break/>multae ex antiquis scripturis permutarent. Hippocrates<text:line-break/>igitur, ut per commentarium sibi ipsi, quemadmodum et<text:line-break/>alia multa conjecturaliter ac breviter, ita et hoc forte<text:line-break/>scripsit, facere simile, cum praedixisset, nonnunquam me-<text:line-break/>lius esse iis quae vacuantur , auxiliari, subdidit, efficere</text:span></text:p>
      <text:p text:style-name="P17"><text:span text:style-name="T25">simile, hoc est commiscere cum.eo, qui bene evacuetur,<text:line-break/>humore, alium similem. Possumus autem et quod sequi-<text:line-break/>tnr, dissimilia, in eandem sententiam interpretari ; etenim<text:line-break/>dissimiles quoque humores una cum ils,- qui congrue eva-<text:line-break/>cuantur, exhaurire convenit. Si quis autem operari vel<text:line-break/>efficere, ita explanare velit, hoc est mutare et alterarer<text:line-break/>et concoquere, ita quoque medicinalem sententiam sermo<text:line-break/>habuerit. Si enim succus aliquis merito excernatur, </text:span><text:span text:style-name="T21">συν-<text:line-break/>ίκχυμωσΒμ τούτω</text:span><text:span text:style-name="T7">, id est</text:span><text:span text:style-name="T25"> isti similes reddere, unaque </text:span><text:span text:style-name="T7">eva-<text:line-break/>cuationis</text:span><text:span text:style-name="T25"> indigentur succos excernere convenit, sive ipsi<text:line-break/>aliquo modo similes sive dissimiles sint. Possumus quoque<text:line-break/>et sermonem dividentes, finem prioris facere, efficere<text:line-break/>simile; posterioris autem rursum principium hoc statuere;<text:line-break/>dissimilia si'surfum vergant elata per inferna solvere’, ut<text:line-break/>hujusmodi sententia fit, humores membris in totum dis-<text:line-break/>similes surfum ver Ius petentes deorsum trahere; fi vero<text:line-break/>deorfum vergant, sursum revellere; nobis ea dissimilia<text:line-break/>dicta esse intelligentibus, quae a locis aliena sunt. Eo-</text:span></text:p>
      <text:p text:style-name="P18"><text:span text:style-name="T25">dem modo et alteram scripturam explanabimus, ubi prima<text:line-break/>dictionis syllaba per </text:span><text:span text:style-name="T15">ο </text:span><text:span text:style-name="T25">etsi scripta esu Nam, irritare<text:line-break/>simile, id significare dicemus, ut scilicet unusquisque no-<text:line-break/>stram ut humores effundantur aeque atque ii qui evacuan-<text:line-break/>tur, efficere debeat; pariter autem et dissimiles reddendi.<text:line-break/>Sed forsan, ut nonnulli crediderunt, hoc verbum irritare<text:line-break/>per translationem ab animalibus turgentibus, hoc est in<text:line-break/>venerem concitatis nictum esse poterit: ita enim ipse uti<text:line-break/>videtur, cum dixit in aphurifmis: Medicari in valde acu-<text:line-break/>tis, si turgeat, eodem‘die, nam in humoribus ad exitum<text:line-break/>paratissimis et ad evacuationem properantibus, in proxime<text:line-break/>dicto et in aliis aphorismis hac voce, </text:span><text:span text:style-name="T7">turgere,</text:span><text:span text:style-name="T25"> uti vide-<text:line-break/>tur. Ita igitur et hoc loco, ajunt, par est ah eo de hu-<text:line-break/>moribus irritare dictum esse, hoc est ad expulsionem<text:line-break/>habiles ipsos efficere. Rursum itaque ab altero initio ad<text:line-break/>aliquod utile, quoad ejus fieri possit, orationem conversa-<text:line-break/>mus. Postquam enim dixit sursum elata deorsum solvere<text:line-break/>et contraria itidem , elata quidem idem quod concitata</text:span></text:p>
      <text:p text:style-name="P18"><text:span text:style-name="T25">significare putandum est, ut de primo affectus exortu ipsi<text:line-break/>scrm. fiat, jubenti ad contraria loca statim retrahere<text:line-break/>deorsum quidem in iis quae superius ortum habent, sur-<text:line-break/>sum vero in iis quae inferius; ut eadem regula utentes<text:line-break/>opem feramus et ad- differentia loca abducamus. Igitur<text:line-break/>si in pedes et crura flexionem decumbere senserimus, ex<text:line-break/>cubiti venis sanguinem mittemus aut vomitu purgabimus;<text:line-break/>non, ut quidam putant, nequaquam sursum retrahendum<text:line-break/>est, licet, ad inferiora proruentibus succis, magnus aliquis<text:line-break/>in ipsis morbus futurus sit. Potest autem intelligi et<text:line-break/>illud, surium- elata, de humoribus superiora petentibus,<text:line-break/>ut ea vox, </text:span><text:span text:style-name="T7">elata,</text:span><text:span text:style-name="T25"> magis proprie dicta sit; sententia </text:span><text:span text:style-name="T7">vero<text:line-break/></text:span><text:span text:style-name="T25">et nunc eadem remanet. Humores namque sursum elatos,<text:line-break/>hoc est sublime petentes, deorsum versus retrahere haud<text:line-break/>recte impetum facientes oportet et contra decurrentes in<text:line-break/>oppositum ducendi funt, ut in capite vitiato purgatione<text:line-break/>per alvum et sectione venae cubiti utendum estr utrum-<text:line-break/>que enim evacuat retrahitque deorsum. Verisimile autem</text:span></text:p>
      <text:p text:style-name="P18"><text:span text:style-name="T25">fuerit et contraria ab ipso lu hujusmodi sensum dicta esse:<text:line-break/>Superius elatos humores </text:span><text:span text:style-name="T7">et</text:span><text:span text:style-name="T25"> creatos affectas ad inferiora<text:line-break/>statim ah initio retrahere convenit et contraria his dein-<text:line-break/>ceps facere, quod est a loco evacuare; ut lu capite po-<text:line-break/>steriora capitis dolentem recta frontis vena incisa juvat,<text:line-break/>.quae locale remedium esu</text:span></text:p>
      <text:p text:style-name="P325"><text:span text:style-name="T25">z<text:tab/></text:span><text:span text:style-name="T25">X.</text:span></text:p>
      <text:p text:style-name="P326"><text:span text:style-name="T7">Abfcestus quales bubones, stgna quidem sunt locorum pro-<text:line-break/>pagines habentium, tum aliorum, tum praecipue visce-<text:line-break/>rum i at hi maligni sunt.<text:tab/>-<text:tab/>- </text:span><text:span text:style-name="T7">. i</text:span></text:p>
      <text:p text:style-name="P19"><text:span text:style-name="T25">Spiritus autem creber phlegmonem in partibus supra<text:line-break/>interseptum significat. Magnus vero et longo temporis<text:line-break/>intervallo post rediens delirium ostendit. Frigidus vero<text:line-break/>si ex naso et ore prodierit, jam valde perniciosus est.</text:span></text:p>
      <text:h text:style-name="P7" text:outline-level="2">XI.</text:h>
      <text:p text:style-name="P19"><text:span text:style-name="T7">Spiritus parvi, denst, magnis, raris parvi, rari; denst,<text:line-break/>' magnit intus magni, extra parvi; hic extendens, ille<text:line-break/>urgens. Dupla intro revocatio, qualis superspirantibus.<text:line-break/>Calidut, frigidui.</text:span></text:p>
      <text:h text:style-name="Heading_20_2" text:outline-level="2">XII.</text:h>
      <text:p text:style-name="P19"><text:span text:style-name="T7">Afstduurum oscitationum longa spiratio medela esu</text:span></text:p>
      <text:p text:style-name="P19"><text:span text:style-name="T25">Hunc quoque textum in fecundo epidemiorum libro<text:line-break/>explanavimus.</text:span></text:p>
      <text:h text:style-name="Heading_20_2" text:outline-level="2">Xlll.</text:h>
      <text:p text:style-name="P19"><text:span text:style-name="T25">, Non aut </text:span><text:span text:style-name="T7">pix bibentibus brevis spiratio.</text:span></text:p>
      <text:p text:style-name="P19"><text:span text:style-name="T25">Quemadmodum lu epidemiorum secundo plurima exem-<text:line-break/>plaria textum ita lcriptum continent: </text:span><text:span text:style-name="T7">Non aut vix bi-<text:line-break/>bentibus longa respiratio:</text:span><text:span text:style-name="T25"> sic hic, </text:span><text:span text:style-name="T7">brevis respiratio,</text:span><text:span text:style-name="T25"> A</text:span></text:p>
      <text:p text:style-name="P17"><text:span text:style-name="T25">nobis autem de utraque lectione lu commentariis secundi<text:line-break/>epidemiorum abunde dictum esu</text:span></text:p>
      <text:h text:style-name="Heading_20_2" text:outline-level="2">XIV.</text:h>
      <text:p text:style-name="P327"><text:span text:style-name="T7">In directum biferum dolor, praecordiorum distentio nes,<text:line-break/>lienis tumores et ex nartbus eruptiones steri. debent. In<text:line-break/>auribus item directio et magna ex parleAalia in ocuUs<text:line-break/>, spectanda sunt.<text:tab/>r ,</text:span><text:span text:style-name="T25"> ini<text:tab/>•</text:span></text:p>
      <text:p text:style-name="P19"><text:span text:style-name="T25">In plurimis exemplaribus ita perstat lectio, prout<text:line-break/>nunc scripta eiL Hanc tamen et iero inveneris doloris<text:line-break/>laterum, tensionis hypochondriorum, tumoris lienis et ex<text:line-break/>naribus eruptionis. Quam lectionem </text:span><text:span text:style-name="T7">ego</text:span><text:span text:style-name="T25"> quoque ut </text:span><text:span text:style-name="T7">me-<text:line-break/>dicata</text:span><text:span text:style-name="T25"> et dilucidam admitto. Et sane quod ex altera le-<text:line-break/>ctione significatur, idem est. Et antea in secundo epide-<text:line-break/>miorurn hanc lectionem explicavimus. In praesenti sane<text:line-break/>supervacaneum est quod de auribus et oculis additur, quod<text:line-break/>hae partes his subjaceant quae secundum rectitudinem</text:span></text:p>
      <text:p text:style-name="P15"><text:span text:style-name="T1">fiunt duobus modis. Interdum enim ex seipsis in alias<text:line-break/>quasdam partes secundum rectitudinem depositiones effi-<text:line-break/>ciunt; interdum vero et aliis affectis in oculos vel aurem<text:line-break/>hae decumbunt.</text:span></text:p>
      <text:h text:style-name="Heading_20_2" text:outline-level="2">XV.</text:h>
      <text:p text:style-name="P22"><text:span text:style-name="T7">Considerandum sane utrum omnia secundum rectitudinem<text:line-break/>stant, an ea quidem quae inferne sursum, qualia quae<text:line-break/>circa maxillas aut oculos aut aurem stunt. An vero<text:line-break/>quae superne deorsum non in directum tendant? Quam-<text:line-break/>quam anginae tumores rubicundi laterumque dolores d'<text:line-break/>secundum rectitudinem stunt.</text:span></text:p>
      <text:p text:style-name="P19"><text:span text:style-name="T25">In secundo de morbis popularibus non est adjecta<text:line-break/>haec dictio, per quam dubitat, utrum ex inferioribus in<text:line-break/>superiora abscessu facto, semper membri rectitudo utiliter<text:line-break/>servetur; ex superioribus autem in inferiora corrumpan-<text:line-break/>tur ac fiant quidam non secundum regionem abscessus.</text:span></text:p>
      <text:p text:style-name="P18"><text:span text:style-name="T25">Ignorum vero est, utrum secundus, iste vero sextus liber<text:line-break/>inscriptus sit, ex eo illius sententias prius scriptas fuisse<text:line-break/>putandum esu In illis enim quae ab ipsc, ut divulgaren-<text:line-break/>tur, scripta sunt, rationabiliter hujusmodi ordo apparet;<text:line-break/>in commentariis autem non itidem. Scripta namque ab<text:line-break/>Hippocrate in diversis vel chartis vel tabulis ejus filium<text:line-break/>Thelsalum collegisse ajunt, duosque hos libros, fecun-<text:line-break/>dum videlicet atque sextum integrasse, nonnulli et quar-<text:line-break/>tum addunt. Primum vero atque tertium, ut ederentur,<text:line-break/>compositos esse constat. Atque' ideo quidam dicunt, si<text:line-break/>quae in secundo libro continentur, prius ea, quae in<text:line-break/>sexto, posterius scripta sunt, Hippocratem par est, cum<text:line-break/>postea abscessum in inferiora non e regione utiliter factum<text:line-break/>vidisset, ita praefentem sententiam conscripsisse; sin'autem<text:line-break/>. hoc loco dubitans, posterius ea de quibus dubitavit di-<text:line-break/>judicans , constanter in secundo de morbis popularibus<text:line-break/>libro sententiam tulit, illis potius credendum esu ln his<text:line-break/>•igitur quae nunc scribit, atqui et anginae, rubores et</text:span></text:p>
      <text:p text:style-name="P18"><text:span text:style-name="T25">costarum dolores, secundum rectum, de transmutatione,<text:line-break/>non ex costarum morbo in anginam, sed ex angina lu<text:line-break/>ecstarum vitium, sermonem esse intelligendum. Haec enim<text:line-break/>a superioribus iir inferiora fit, de qua ambigens praedi-<text:line-break/>xerat, quae a superis in inferiora, non secundum rectum.<text:line-break/>Haec itaque, cum sibi ipsi objecta subintulisset, postea ea<text:line-break/>infert, quae in sequenti oratione ita se habent.</text:span></text:p>
      <text:h text:style-name="Heading_20_2" text:outline-level="2">XVI.</text:h>
      <text:p text:style-name="P22"><text:span text:style-name="T7">Art quae superne insca jeanr distribuuntur, qualia quae in<text:line-break/>testes et varices decumbunt, haec quoque spectanda sunt.</text:span></text:p>
      <text:p text:style-name="P19"><text:span text:style-name="T25">Angina laborantibus collarum dolores secundum </text:span><text:span text:style-name="T7">re-<text:line-break/>ctum</text:span><text:span text:style-name="T25"> fieri praefatus,: deinceps quaerit, in abfcessibus ad<text:line-break/>inferiora corporis depulsis, scmper situs rectitudo fervetur,<text:line-break/>nec ne, quemadmodum, lu proximo ante hunc sermonem<text:line-break/>dubium revocavit.' 'Sed ibi dixit, abscessus, qui ad lu-<text:line-break/>- feriora; nunc dixit, abscessus infra jecur, superiorum in-</text:span></text:p>
      <text:p text:style-name="P18"><text:span text:style-name="T25">feriorumque omnium corporis partium jecur, ut videtur,<text:line-break/>terminum statuens. Ipsius enim devexum transverso septo<text:line-break/>adnexum est, quocirca et quaecunque supra jecur, haec ,<text:line-break/>eadem et supra septum exstant, cor scilicet, haec ambiens<text:line-break/>pectus adhncqne multo magis collum et caput; reliqua</text:span></text:p>
      <text:p text:style-name="P22"><text:span text:style-name="T25">• omnia in inferioribus corporis esse dicuntur. Eorum etiam,<text:line-break/>quae superius sunt, si interfe conferantur, aliqua magis<text:line-break/>supra sunt,'aliqua minus. Nobis vero est consuetudo in<text:line-break/>omnibus ita dictis, interdum, quod minus supra est, in-<text:line-break/>fra esse dicere, ut ad superius ipso comparantibus, quod<text:line-break/>autem minus infra est et id inferioribus comparantes, su-<text:line-break/>perius esse diximus. Ac propter hujusmodi locutionis<text:line-break/>incuriam consuetudine longinqua ecnfirmatam, nobis am-<text:line-break/>biguitas quaedam atque confusio iu sermonibus oritur,</text:span></text:p>
      <text:p text:style-name="P22"><text:span text:style-name="T25">, quam memoria complectentes, cum Hippocratem dicentem<text:line-break/>audiverimus, abscessus in inferioribus corporis partibus<text:line-break/>obortos meliores esse, considerare debemus, secundum<text:line-break/>quem significationis modum, inserius esse acceperit simul-</text:span></text:p>
      <text:p text:style-name="P18"><text:span text:style-name="T25">que membrorum dignitates definiemus. Ideo namque ut<text:line-break/>plurimum abscessus in superioribus excitati difficiliores<text:line-break/>sunt, quod membra-illa majus, quam inferiora discrimen<text:line-break/>afferunt, cum utraque eodem affectu vexata, sunt. Sive<text:line-break/>enim cerebrum, sive guttur aut gula aut pulmo aut pectus<text:line-break/>aut cor inflammata sint, mortifera aegritudo, membris<text:line-break/>infra jecur inflammatis pauci admodum pereunt, potissi-<text:line-break/>murn si recta curatio adhibeatur. Quin etiam jecoris<text:line-break/>ipsius devexum concavo longe periculosius est et nonnulli<text:line-break/>ipsum inter superiores corporis totius portes, quemadmo-<text:line-break/>dum et os ventriculi, reponunt. Haec itaque a nobis<text:line-break/>obiter dicta sint, etsi non praeter propositum sint; reli-<text:line-break/>quum vero explanationis in propositum sermonem delu-<text:line-break/>ceps absolvamus. Quaerere namque videtur Hippocrates,<text:line-break/>utrum quae infra jecur ex superioribus delebuntur, ut in<text:line-break/>testes et varices, </text:span><text:span text:style-name="T7">e regione fieri melius</text:span><text:span text:style-name="T25"> sit; aut licet non<text:line-break/>e regione fiant, superiorum tamen partium vitiis aeque</text:span></text:p>
      <text:p text:style-name="P18"><text:span text:style-name="T25">auxiliari queant, lu nonnullis plane neque an e regione<text:line-break/>facta sint, dignosci potest; ut quod varices e regione<text:line-break/>facto abscessu furorem curaverint, neque enim perspicere<text:line-break/>licet, in dextrisne cerebri partibus an in sinistris, affectu<text:line-break/>oborto, in furorem acti fuerint, quemadmodum neque<text:line-break/>diutius tussientibus sine lateris dolore abscessus in testicu-<text:line-break/>lum Eat. Atqui forsan et in his locis recta oppositio ser-<text:line-break/>vatur,, essi utra pulmonis aut cerebri pars affecta sit, haud<text:line-break/>certo sciamus, quoniam et melancholiam sanguinis per<text:line-break/>venas sedis effusio plerumque fanare potest, neque tunc<text:line-break/>loci nobis passi rectam oppositionem cognoscentibus. San-<text:line-break/>guinis quoque ex utero copiosum profluvium multos cu-<text:line-break/>rare. morbos omnibus in aperto est, fed neque hic an, ex<text:line-break/>dextri uteri venis an ex sinistri, an ex utroque excretio<text:line-break/>facta sit agnoscere possumus. In his itaque affectibus<text:line-break/>, cognitu difficilis est aut omnino ignota languentis membri<text:line-break/>recta oppositio', in quibus </text:span><text:span text:style-name="T7">vero</text:span><text:span text:style-name="T25"> ipsam dignoscere licet et<text:line-break/>in iis Hippocrates, ut, videtur, considerandum esse ait.</text:span></text:p>
      <text:p text:style-name="P18"><text:span text:style-name="T25">num scmper ex abscessibus ad inferiora transmutatis, me-<text:line-break/>liores illi sint, qui seeuudum rectam oppositionem fiunt.</text:span></text:p>
      <text:h text:style-name="Heading_20_2" text:outline-level="2">XVll.</text:h>
      <text:p text:style-name="P19"><text:span text:style-name="T7">Haec animadvertenda, quo, unde et quamobrern.</text:span></text:p>
      <text:p text:style-name="P19"><text:span text:style-name="T25">Solisne ultimis an. in praedictis omnibus fle abscessi-<text:line-break/>bus tum his qui fecundum rectitudinem, tum his qui<text:line-break/>non e regione decumbunt, hoc illatum sit, abditum esu<text:line-break/>Quod autem dicit hujusmodi, ipsum esu Considerandus,<text:line-break/></text:span><text:span text:style-name="T15">, </text:span><text:span text:style-name="T25">inquit, locus est, lu quem decumbit abscessus. Hac enim<text:line-break/>voce, quo, signisicatur. At non solum hoc, sed etiam<text:line-break/>pars, ex qua manat consideranda, quod per </text:span><text:span text:style-name="T7">unde</text:span><text:span text:style-name="T25"> de-<text:line-break/>claratur. Praeterea causa qua abscessus oritur spectanda<text:line-break/>est; hoc etiam rursus ex dictione quamobrern significatur..<text:line-break/>- Scire namque oportet, utrum a natura morbi coctione<text:line-break/>aut vexante humore incocto ex una parte in alteram<text:line-break/>transfluente abscessus oriatur. Potest aliquis hunc tex-</text:span></text:p>
      <text:p text:style-name="P17"><text:span text:style-name="T25">tum a praedictis separare, ac deinceps dicendorum initium<text:line-break/>lu praescriptum modum facere.</text:span></text:p>
      <text:p text:style-name="P328"><text:span text:style-name="T7">/ „ </text:span><text:span text:style-name="T7"><text:tab/>-</text:span></text:p>
      <text:h text:style-name="Heading_20_2" text:outline-level="2">XVIIL.</text:h>
      <text:p text:style-name="P22"><text:span text:style-name="T7">Haec consideranda, quo, unde et quamobrern venae tem-<text:line-break/>porum non firmentur, neque viror pellucidus stt.</text:span></text:p>
      <text:p text:style-name="P19"><text:span text:style-name="T25">Dicebam et hunc in modum totum sermonem dividi<text:line-break/>posse, quemadmodum et alio quodam modo,'eo videlicet,<text:line-break/>venae temporum non firmae, neque viriditas splendida,<text:line-break/>si spiritus in ipfis relinquatur et alia deinceps. Nisi enim<text:line-break/>viriditas splendida in oratione interjecta esset, multi for-<text:line-break/>miter dividi posset, quippe quod commentarius non liber<text:line-break/>sit: sirperius enim intellexisti de hoc. Hoc autem inter-<text:line-break/>jecto, viriditas splendida, adhuc etiam magis obscura ora-<text:line-break/>tio reddita esu Alibi enim etiam superius diximus, ubi<text:line-break/>haec </text:span><text:span text:style-name="T7">viride</text:span><text:span text:style-name="T25"> scripta est, qualisnam per ipsam color signi-</text:span></text:p>
      <text:p text:style-name="P17"><text:span text:style-name="T15">. </text:span><text:span text:style-name="T25">ficetur, non posse manifeste intelligi, quemadmodum ne-<text:line-break/>que si </text:span><text:span text:style-name="T7">chloafma</text:span><text:span text:style-name="T25"> scriptum sit, ut nonnulli scribere con-<text:line-break/>sueverunt. Videmus enim etiamnum hac tempestate, ut<text:line-break/>in Co ipsa Hippocratis patria, ita et in tota nostra Asia,<text:line-break/>viridia quidem appellari olera et arbores et stirpes, veluti<text:line-break/></text:span><text:span text:style-name="T15">χλωρὰ </text:span><text:span text:style-name="T25">id est herbida; et pecudes Graeci </text:span><text:span text:style-name="T15">χλοερὰ </text:span><text:span text:style-name="T25">dicunt,<text:line-break/>- quod significet herbas verno tempore pabulari. Dicunt<text:line-break/>quidem' et homines quosdam virides, non quod herbae<text:line-break/>similem colorem habeant, sed potius pallidum. Incertum<text:line-break/>est igitur utrum Hippocrates subpallidum colorem viri-<text:line-break/>dem atque herbaceum dixerit, quod permultis accidere<text:line-break/>conspicitur: an herbae • coloris similem, quod perraro ac-<text:line-break/>cidisse visum est. Igitur quum vox haec per fe obscura<text:line-break/>sit, adjecta hac </text:span><text:span text:style-name="T7">dictione, splendida,</text:span><text:span text:style-name="T25"> major adhuc obscuri-<text:line-break/>tas oritur: difficile namque est excogitare, quidnam per<text:line-break/>haec verba significare voluerit, </text:span><text:span text:style-name="T7">viriditas splendida.</text:span><text:span text:style-name="T25"> Atque</text:span></text:p>
      <text:p text:style-name="P25"><text:span text:style-name="T25">• idcirco nonnulli interpretes hanc omnem obscuritatem<text:line-break/>evitare cupientes, hoc modo scripserunt, neque </text:span><text:span text:style-name="T7">color splen-</text:span></text:p>
      <text:p text:style-name="P17"><text:span text:style-name="T7">didus,</text:span><text:span text:style-name="T25"> intelligendumque esse ajunt splendidum de aegro- •<text:line-break/>tantis nativo colore</text:span><text:span text:style-name="T25">, </text:span><text:span text:style-name="T25">ita quoque et Sabinus opinatus esu</text:span></text:p>
      <text:h text:style-name="Heading_20_2" text:outline-level="2">XIX.</text:h>
      <text:p text:style-name="P22"><text:span text:style-name="T7">Venae temporum non consistentes, neque viror splendidus<text:line-break/>stt, st spiritus intus desidat aut tufsts stcca ferina non<text:line-break/>fuerit, ut in articulos decumbat exspectare oportet, plu~<text:line-break/>rimurnque secundum distentionem ventris rectitudinem.</text:span></text:p>
      <text:p text:style-name="P19"><text:span text:style-name="T25">Jam dixi et sine prima hujus sermonis parte, istam<text:line-break/>per se hunc in modum legi posse, si spiritus intus relin-<text:line-break/>quitur et quae deinceps scripta sunt. Spiritum vero nunc<text:line-break/>intelligemus eum, qui quod naturaliter conveniat, major<text:line-break/>su, ut oratio in hunc modum fe habeat: Si in morbo<text:line-break/>aliqui sublevati temporum venas habeant non firmatas,<text:line-break/>hoc est latius’ distentas et non genuinus color sit, ac re-</text:span></text:p>
      <text:p text:style-name="P17"><text:span text:style-name="T25">liqua deinceps enarrata, istis iu articulos abscessus ex-<text:line-break/>spectandus esu Quae sequuntur vero hujusmodi' sunt,<text:line-break/>primum quidem hoc, arida tussis, secundum autem illud,<text:line-break/>non ferina. Aridam tussim eam, per quam nihil exspui-<text:line-break/>tur, appellare mos esu Istud sane; ita lu libro accurate<text:line-break/>composito conscriptum, auctorem aenigrnatica locutione<text:line-break/>gaudere aperte demonstrat; at sibi ipsi adumbrationem<text:line-break/>quandam per commentarium scribentem nullus jure utique<text:line-break/>reprehendat; multa enim sic nobis ipsis per quasdam no-<text:line-break/>tas designare consuevimus. Forsan igitur et nunc sibi ipsi<text:line-break/>haec scripsit Hippocrates de pluribus affectibus sermonem<text:line-break/>faciens, hoc quidem loco de tussi arida in pulmonem et<text:line-break/>costarum inflammationibus: nam et haec vox, </text:span><text:span text:style-name="T7">spiritus,<text:line-break/></text:span><text:span text:style-name="T25">illis adstipulatur; fed superius dicta, quum de iis, quae<text:line-break/>in facie contingunt, scriberet, de febribus calidis et per-<text:line-break/>urentibus intelligenda funt; caeterum et illa de pectoris<text:line-break/>pulmonumque affectibus dicta esse possunt. Integra igitur<text:line-break/>oratio talis erit: Si diutius' una cum antedictis tusses ari-<text:line-break/></text:span><text:span text:style-name="T7">i</text:span></text:p>
      <text:p text:style-name="P18"><text:span text:style-name="T25">dae sint, abscessum in articulos exspectare convenit. Sed<text:line-break/>conditionem quandam tussibus obscuram adscribens, quae-<text:line-break/>stionem alteram excitavit, quaenam sint ferinae tusses.</text:span></text:p>
      <text:p text:style-name="P25"><text:span text:style-name="T25">- Nonnulli sane lumbricos intestinorum , quum ad ostiolum<text:line-break/>. ventriculi repentes ipsum mordeant, aridas tusses excitare<text:line-break/>ajunt; quod si revera ita accidere compertum foret, nulla<text:line-break/>prorsus quaestio esset, sed rnillies absque ulla tussi lumbri-<text:line-break/>cos os ventriculi infestantes vidimus. Quocirca plures ex-<text:line-break/>planatores ad alias interpretationes fe converterunt ; qui-<text:line-break/>dam hanc vocem, ferinae, de phthisicis dictam esse vo-<text:line-break/>lentes, quoniam ipsorum ungues, ut ferarum incurvantur;<text:line-break/>nonnulli de maligno morbo; iu judicatoriis namque abscefi-<text:line-break/>sibus, ut crudum, ita et sanabilem esse morbum oportet; .<text:line-break/>concoctus enim citra abscessum solutionem nuntiat, per-<text:line-break/>niciosus autem neque ullum judicatorium abfcessum fore<text:line-break/>promittit. At si diutius et crudus morbus perduret, ne-<text:line-break/>- que malignus sit, tunc aliquem fore abscessum exspectan-</text:span></text:p>
      <text:p text:style-name="P19"><text:span text:style-name="T25">dum esu Quod autem crudus una et malignitate carens</text:span></text:p>
      <text:p text:style-name="P18"><text:span text:style-name="T25">diutius morbus perseverare debeat, ut abscessum fore spe-<text:line-break/>randum sit, manifeste ipse in libro de praefagiis ita scri-<text:line-break/>bens declaravit:' Quicunque sane lotia tenuia, et cruda<text:line-break/>multum 'temporis fecerint , sin alia perdurationis signa ad-<text:line-break/>sint, in istis abscessum ad partes intersepto inferiores ex-<text:line-break/>spectare .oportet. Erit itaque tota oratio hujusmodi: Si<text:line-break/>aliquis pectoris aut pulmonis morbus crudus permaneat<text:line-break/>nihilque malignitatis habeat, abscessus exspectandus est.<text:line-break/>Quod crudus sit, signum est arida tussis: nam si quid ex-<text:line-break/>spuant, concoctionis indicium esu Id autem, quod ex-<text:line-break/>spuitur, si liquidum ac tenue sit, mediocris.; si crassum,<text:line-break/>. perfectae concoctionis nota erit. Verum de his et com-<text:line-break/>mentariis librorum de ratione victus in acutis et in libris<text:line-break/>de judicationibus uberius disputatum est, neque minus<text:line-break/>etiam in libello de quatuor morbi temporibus. Sed quod<text:line-break/>in calce hujus partis adjecit dicens, distentionum quae in<text:line-break/>ventre, plurimi quidem cum antedictis copulant, nonnulli<text:line-break/>vero et per su solum propriam habere sententiam asse-</text:span></text:p>
      <text:p text:style-name="P17"><text:span text:style-name="T25">runt. Igitur si quidem cum antedictis conjungentes lege-<text:line-break/>rimus, fermo talis erit : Quum jam antedictis abscessum<text:line-break/>fore spectaveris, ventris distentiones praeterea conspice:<text:line-break/>ex his enim comprehendere poteris, utrum in dextram<text:line-break/>corporis partem an in sinistram morbi abscessus futurus<text:line-break/>sit: hujusmodi namque distentiones sccundum ipsarum<text:line-break/>rectum situm abscessus fore nuntiant. Quod si iterum<text:line-break/>istud per </text:span><text:span text:style-name="T7">fe</text:span><text:span text:style-name="T25"> aliquis legat, secundum earum, quae in ven-<text:line-break/>tre fiunt, distentionum rectum situm, sententia erit:<text:line-break/>Quemadmodum in spirabilibus instrumentis quodam morbo<text:line-break/>et sanabili laborantibus abscessus fieri cernimus, et lu<text:line-break/>ventris partibus incidere comperies; erunt autem et ipsi<text:line-break/>e regione passorum membrorum.</text:span></text:p>
      <text:h text:style-name="Heading_20_2" text:outline-level="2">XX.</text:h>
      <text:p text:style-name="P22"><text:span text:style-name="T7">Horum autem plerisque qui natura candidioris sunt habi-<text:line-break/>tus, etiam facies impensu rubet, neque sunguis ex na-<text:line-break/>ribus aut paucus profluit.</text:span></text:p>
      <text:p text:style-name="P18"><text:span text:style-name="T25">Subintelligendum plane est, ipsos in morbis facies<text:line-break/>valde rubicundas habere ac naturaliter albioris esse colo-<text:line-break/>ris; si quidem multi in morbis salubriter longis, quum<text:line-break/>futurus abscessus est, facie diu rubescunt praecipueque si<text:line-break/>fecundum aures excitari debeat. Quibus vero ita fe ha-<text:line-break/>hentibus facies ita rubescat, declaravit inquiens, hujusmodi<text:line-break/>homines albioris esse coloris: nigrioribus enim natura,<text:line-break/>etsi nunquam sanguis in facie exuberet, non tamen evi-<text:line-break/>denter apparet; at in alba corpora et in ipsa externa<text:line-break/>quum exiguum quippiam alterius coloris inciderit, statim<text:line-break/>omnibus conspicuum esu Hoc quidem ipsi adjectum esu<text:line-break/>Sed orationis continuitas talis fuerit: Istis valde rubentem<text:line-break/>faciem habentibus, quum: salubris aegritudo perdurat ;'per<text:line-break/>abscessus judicationem fore sperandum est, nisi de naribus<text:line-break/>sanguinis profluvium redundantem sanguinem evacuatione<text:line-break/>praevertat, qui in aliquem articulum impetum facturus<text:line-break/>erat. At quibuscunque ita habentibus aut nihil penitus</text:span></text:p>
      <text:p text:style-name="P17"><text:span text:style-name="T25">sanguinis aut modicum neque morbi magnitudine dignum<text:line-break/>effluxerit, hunc in modum abscessus eveniunt.</text:span></text:p>
      <text:p text:style-name="P329"><text:span text:style-name="T7">. su ' ' • - • '<text:line-break/></text:span><text:span text:style-name="T25">XXI.-<text:tab/><text:tab/><text:tab/> : . </text:span><text:span text:style-name="T25">• -</text:span></text:p>
      <text:p text:style-name="P22"><text:span text:style-name="T25">Et </text:span><text:span text:style-name="T7">quidem st quid ex his quae effluunt, intus relinquatur,<text:line-break/>promptus est ad absceffum morbus.</text:span></text:p>
      <text:p text:style-name="P19"><text:span text:style-name="T25">Nisi ea conjunctio, </text:span><text:span text:style-name="T7">quidem,</text:span><text:span text:style-name="T25"> scripta fuisset, perspicua<text:line-break/>narratio esset. Nam quum dixisset, faciem valde rubicun-<text:line-break/>dam habentibus non effuso de naribus sanguine aut pauco<text:line-break/>effuso abscessus excitari, merito subjunxit, si effuso </text:span><text:span text:style-name="T7">ali-<text:line-break/>quid</text:span><text:span text:style-name="T25"> relinquitur, ad abscessum morbus paratus esu At<text:line-break/>quoniam ea conjunctio, </text:span><text:span text:style-name="T7">quidem,</text:span><text:span text:style-name="T25"> adjecta est, subintelligere<text:line-break/>praeterea convenit, sin autem lutus aliquid non relinqui-<text:line-break/>tur, abscessus non erit. Non solum autem in commen-<text:line-break/>tariis, quos sibi ipsi homines conscribunt, hujusmodi </text:span><text:span text:style-name="T25">lo-<text:line-break/></text:span><text:span text:style-name="T25">cutiones juvare licet, fed etiam iu libris accurate scriptis,<text:line-break/>ut conjuhctione quidem praeposita, nihil praeterea ipsi</text:span></text:p>
      <text:p text:style-name="P17"><text:span text:style-name="T25">respondens subjungatur. Id autem maxime Dioscoridis<text:line-break/>sectatores animadvertisse novimus: quippe qui fe magis<text:line-break/>quam alios grammaticae peritos osse jactant et veterem<text:line-break/>lectionem tuentur, quam omnes explanatores agnoscunt et<text:line-break/>omnes codices retinent. Aut si conjunctio </text:span><text:span text:style-name="T7">quidem</text:span><text:span text:style-name="T25"> plane<text:line-break/>supervacua visa fuisset, ipsam expungere quam in hanc<text:line-break/>vocem, </text:span><text:span text:style-name="T7">non, convertere</text:span><text:span text:style-name="T25"> maluissent. Haec enim locutio,<text:line-break/>essi non effusis intus relinquitur, paratus est, sucum ipsa<text:line-break/>pugnat, hac voce, intus relinquitur, ea, quae non in to-<text:line-break/>tum, sed ex parte evacuata sunt, significante; ea vero<text:line-break/>etsi non effusis, contrarium indicante, sicut et hac copiose<text:line-break/>fluxisse. Quemadmodum igitur hoc loco, lutus relinqui-<text:line-break/>tur , dicere non convenit, ita et neque ubi nihil prorsus<text:line-break/>effluxit. Nam nisi de vexante humore intus relinqui<text:line-break/>dictum esse, ut nonnulli voluerunt, acceperimus, isti enim<text:line-break/>ad morbum orationem referunt,, quod in sanguinis parcis<text:line-break/>effusionibus accidere solet, haec pars, intus relinquitur,<text:line-break/>insinuat. Effuso enim sanguine, fed non quantum satis</text:span></text:p>
      <text:p text:style-name="P17"><text:span text:style-name="T25">est, </text:span><text:span text:style-name="T15">- </text:span><text:span text:style-name="T25">imperfectae morborum judicationes fiunt, in quibus<text:line-break/>istud, lutus relinquitur, dicere conveniens esu</text:span></text:p>
      <text:p text:style-name="P330"><text:span text:style-name="T25">t<text:tab/></text:span><text:span text:style-name="T55">s</text:span><text:span text:style-name="T25"><text:tab/></text:span><text:span text:style-name="T25"><text:tab/></text:span></text:p>
      <text:h text:style-name="Heading_20_2" text:outline-level="2">XXII.</text:h>
      <text:p text:style-name="P22"><text:span text:style-name="T7">Eadem ratione st sitis remaneat, orisque’ siccitas et insua-<text:line-break/>vitas et cibi sustidium.</text:span></text:p>
      <text:p text:style-name="P19"><text:span text:style-name="T25">Quando finita febre altera symptomata remanent,<text:line-break/>aliquid intus relinqui morbi reliquiarum dicitur. Hippo-<text:line-break/>crates igitur eorum exempli causa meminit, quae inter<text:line-break/>remanentia principatum obtinent, sitis videlicet et oris<text:line-break/>'siccitatis et insuavitatis et inappetentiae, id est privatio-,<text:line-break/>nis appetitus. Quare hujusmodi sermo id, quod in ante-<text:line-break/>cedente comprehensum est, enucleat, uhi-ajebat: etsi qui-<text:line-break/>dem effusis intus relinquatur. Bifariam enim intus relin-<text:line-break/>qui intelligimus, uno quidem modo humorem morbi</text:span></text:p>
      <text:p text:style-name="P17"><text:span text:style-name="T25">auctorem, altero autem morbosum affectum, nunc mor-<text:line-break/>bosi affectus intus relicti signa explanat.</text:span></text:p>
      <text:h text:style-name="Heading_20_2" text:outline-level="2">XXIII.</text:h>
      <text:p text:style-name="P22"><text:span text:style-name="T7">Febres autem non acutae hujusmodi sunt; fed quae rever-<text:line-break/>siones faciunt.</text:span></text:p>
      <text:p text:style-name="P19"><text:span text:style-name="T25">Et hoc unum ex iis, est, quae ad futurorum absces-<text:line-break/>suum praesensionem faciunt; siquidem acutae febres cito<text:line-break/>- judicantur et per excretionem ex toto consumuntur; non<text:line-break/>acutae autem, quae revertentes nominantur et diuturnae ,<text:line-break/>funt et imperfectas folutiones habent: postea rursum ex-<text:line-break/>oriuntur et per fecundam lu abscessum expulsionem inte-<text:line-break/>gre solvuntur.</text:span></text:p>
      <text:h text:style-name="Heading_20_2" text:outline-level="2">XXIV.</text:h>
      <text:p text:style-name="P331"><text:span text:style-name="T7">Quae post judicationem relinquuntur, recidivas facere con-<text:line-break/>sueverunt.<text:tab/></text:span><text:span text:style-name="T7">&lt;</text:span></text:p>
      <text:p text:style-name="P18"><text:span text:style-name="T25">Hic idem scnno et in fecundo de morbis popularibus<text:line-break/>scriptus est et post hunc alii ad eum usque, quaecunque<text:line-break/>tertianae naturam habent, quos fupra declaratos prae-<text:line-break/>teribimus.</text:span></text:p>
      <text:h text:style-name="Heading_20_2" text:outline-level="2">XXV.</text:h>
      <text:p text:style-name="P19"><text:span text:style-name="T25">Primum itaque </text:span><text:span text:style-name="T7">lienum tumores, nist in articulos desinant<text:line-break/>. vel sunguis a naribus prostuat aut dextri hypochondrii<text:line-break/>contensto, nist urinae exierint et vias stbi fecerint. Ipsa<text:line-break/>nanique utrorumque interceptio horum jure quodam re-<text:line-break/>cidivas faciet. In igitur absuegsus procurare convenit,<text:line-break/>st non stant; qui vero jam stunt, declinare, eos autem,<text:line-break/></text:span><text:span text:style-name="T25">_ qui, </text:span><text:span text:style-name="T7">quales et qua oportet prodierunt, recipere. Qui<text:line-break/>Vero non sutis prodeunt, eos juvare decet; alios vero<text:line-break/>prorsus inutiles advertere et maxime qui suturi sunt,<text:line-break/>alloqui quum recens coeperint.</text:span></text:p>
      <text:h text:style-name="P7" text:outline-level="2">XXVI.</text:h>
      <text:p text:style-name="P22"><text:span text:style-name="T7">Quaecunque tertianae maturam habent , his nox ante ac-<text:line-break/>cescionern molesta est.</text:span></text:p>
      <text:p text:style-name="P19"><text:span text:style-name="T25">Quasnam febres tertianae naturam habentes intelligat,<text:line-break/>•• explanatum fuit, semitertianas videlicet et extensas ter-<text:line-break/>tianas. In-uno enim solo recentiores medici concordant<text:line-break/>tum praedicta vocabula enucleant, lu exquisitis scilicet<text:line-break/>tertianis, quod intra duodecim horarum .spatium tertianae<text:line-break/>exacerbatio conscribitur, reliquae autem horae febre va-<text:line-break/>cant,, de methodicorum namque menstruoso semitertiana-<text:line-break/>rum nominis, abusu neque ulla mentio facienda est. At<text:line-break/>si exquisita tertiana minorem quam duodecim horarum<text:line-break/>accessionem habet, cujus accessio quintedecim horarum<text:line-break/>spatio continetur, </text:span><text:span text:style-name="T7">ea</text:span><text:span text:style-name="T25"> tertiana simpliciter absque ulla ad-<text:line-break/>jectione vocabitur, ac si quis accuratius loqui velit, ter-<text:line-break/>tiana non exquisita. Atqui fi ipse Hippocrates pronun-<text:line-break/>ciavit: Febres, quaecunque non intermittentes tertio quo-</text:span></text:p>
      <text:p text:style-name="P18"><text:span text:style-name="T25">que die vehementicres evadunt, omnes malae; quocunque<text:line-break/>autem modo intermittant, nullum instare periculum signum<text:line-break/>est, omnes tertio quoque die exacerbatae, lu integritatem<text:line-break/>autem desinentes, discrimine vacabunt. Quod si mentem<text:line-break/>Hippocratis sequentes has discrimine- vacare dixerimus,<text:line-break/>semitertianam vero ipse non sine discrimine esse cognovit,<text:line-break/>ex intermittentium numero febris ista non fuerit; sed </text:span><text:span text:style-name="T7">fe-<text:line-break/>bres ,</text:span><text:span text:style-name="T25"> quarum integritatis tempus </text:span><text:span text:style-name="T7">non</text:span><text:span text:style-name="T25"> brevius horis viginti<text:line-break/>quatuor est, omnes simpliciter tertianae vocabuntur; qui-<text:line-break/>bus vero integritatis intervallum hoc tempore brevius est,<text:line-break/>exacerbationes vero longiores, istae protensae tertianae<text:line-break/>dicuntur., Verum quum quatuor omnia intervalla sint,<text:line-break/>omnino ad tria usque perveniunt secundum eum, qui ter-<text:line-break/>tio quoque die fit, circuitum. Duo namque dies duae-<text:line-break/>que noctes inter duas accessiones interponuntur in omni-"<text:line-break/>bus, quam tertio quoque die exacerbantur; raro autem<text:line-break/>febrem' ultra tria intervalla exacerbatam et ad integrita-<text:line-break/>tem finientem reperies, quam Agathinus magnam semiter-</text:span></text:p>
      <text:p text:style-name="P17"><text:span text:style-name="T25">tianam appellere consuerit, quemadmodum illam mediam,<text:line-break/>cujus accessionis integritatisque tempora aequalia sunt,<text:line-break/>cujus accessionis tempus brevius est et cui intra: quatuor<text:line-break/>et viginti horarum-spatium accessionis tempus concluditur,<text:line-break/>hunc parvam semitertianam vocat, quare neque tertianam<text:line-break/>neque protensam tertianam unquam -nominat. Nam si<text:line-break/>exacta tertiana duodecim horas non superat, has autem<text:line-break/>superans illico longa tertiana est, nulla erit tertiana sim-<text:line-break/>pliciter: adhuc vero magis, neque extensa tertiana, qui-<text:line-break/>bus haud positis, neque exactam tertianam nominare ne-<text:line-break/>cesse suerit; quum nulla enim sit non exacta, adjectio<text:line-break/>haec vana erit Quonam igitur pacto exquisitam tertianam<text:line-break/>Hippocrates appellare consuevit, quum tertianam simpli-<text:line-break/>citer appellare liceret, si quidem ea sola tertiana est, quae<text:line-break/>duodecim horis breviorem accessionem habet? Constat<text:line-break/>igitur hanc ab eo exquisitam tertianam esse vocatam, ad-<text:line-break/>huc magis eam, quae et alias notas a nobis in commen-<text:line-break/>tariis de judicationibus scriptas habeat ; simpliciter vero</text:span></text:p>
      <text:h text:style-name="P7" text:outline-level="2">x.</text:h>
      <text:p text:style-name="P19"><text:span text:style-name="T25">tertianam ultra duodecim horas extensam accessionem ha-<text:line-break/>beutem; quod si quatuor et viginti horas excesserit, ter-<text:line-break/>tianam longam aut extensam hanc appellabimus. Quae<text:line-break/>vero ultra tria intervalla exacerbationem producat, raro<text:line-break/>in vocatam integritatem desinere invenietur; verum neque<text:line-break/>semitertianam statim istam vocabimus, si neque repetitio-<text:line-break/>; nes horridas faciat, neque altero die accessionem alteram<text:line-break/>sine repetitione habeat; hanc quidem. semitertianam ap-<text:line-break/>pellabimus. Sed si qua febris tertio quoque die exacer-<text:line-break/>betur , neque per minimum intervallum ita mitescat, ut<text:line-break/>in eo febricitans prope sinceram integritatem esse videa-<text:line-break/>tur, hanc acutam febrem nominabimus id ipsum, quod<text:line-break/>est de ipsa dicentes, quod videlicet tertio die exacerba-<text:line-break/>turi Sola igitur adhuc ex his, quae tertio die exaspe-<text:line-break/>rantur, tritaeophyes</text:span><text:span text:style-name="T25">,' </text:span><text:span text:style-name="T25">hoc est tertianae naturam sapiens,<text:line-break/>nominabitur, quae ferme in integritatem remittitur. Si-<text:line-break/>quis vero et alias omnes acutas febres, quaecunque al-<text:line-break/>ternis diebus irritantur, tritaeophyes nominare velit, for-</text:span></text:p>
      <text:p text:style-name="P17"><text:span text:style-name="T25">fan et ipse non sine ratione lu hanc sententiam' descea-<text:line-break/>disse videbitur; non tamen quampiam ex febribus </text:span><text:span text:style-name="T25">lu iu- -<text:line-break/></text:span><text:span text:style-name="T25">tegritatem desinentibus' ab Hippocrate semitertianam vocari<text:line-break/>concedemus: istae namque securae sunt, semitertiana vero<text:line-break/>periculosa; inter quas tritaeophyes appellatae medlae </text:span><text:span text:style-name="T25">sunt,<text:line-break/></text:span><text:span text:style-name="T25">quas noctem ante accessionem molestam habere dicit </text:span><text:span text:style-name="T15">ι </text:span><text:span text:style-name="T25">pror-<text:line-break/></text:span><text:span text:style-name="T25">fus enim hoc ipsis proprium, est; extensis </text:span><text:span text:style-name="T25">vero </text:span><text:span text:style-name="T25">tertianis<text:line-break/>non omnibus. Caeterum, ut ne molestia afficiar saepius<text:line-break/>de. semitertianae significato </text:span><text:span text:style-name="T25">scribens </text:span><text:span text:style-name="T25">interrogantibusque<text:line-break/>respondens, unum hac de </text:span><text:span text:style-name="T25">re </text:span><text:span text:style-name="T25">libellum feparatim composui.<text:line-break/>In libris sane .aphorisinornm nullam de febribus </text:span><text:span text:style-name="T25">, </text:span><text:span text:style-name="T25">tritaeo-<text:line-break/>phyes, quae vocantur, mentionem Hippocrates </text:span><text:span text:style-name="T25">'faciens<text:line-break/></text:span><text:span text:style-name="T25">absolute dixitr Quibuscunque judicatio, fit, his nox mole-<text:line-break/>sta, quae ante accessionem; subsequens autem </text:span><text:span text:style-name="T25">, </text:span><text:span text:style-name="T25">tolerabilior<text:line-break/>plerumque. </text:span><text:span text:style-name="T25">Judicationem </text:span><text:span text:style-name="T25">vero </text:span><text:span text:style-name="T25">aliqui eam intellexerunt,<text:line-break/></text:span><text:span text:style-name="T25">in qua repentina quaedam atque insignis mutatio </text:span><text:span text:style-name="T25">fit:' allu<text:line-break/></text:span><text:span text:style-name="T25">qui simpliciter </text:span><text:span text:style-name="T25">accessionem significari </text:span><text:span text:style-name="T25">voluerunt. </text:span><text:span text:style-name="T25">In- omni-<text:line-break/></text:span><text:span text:style-name="T25">bus autem ferine tertio quoque</text:span><text:span text:style-name="T25">'die </text:span><text:span text:style-name="T25">acdessionem </text:span><text:span text:style-name="T25">habentibus</text:span></text:p>
      <text:p text:style-name="P18"><text:span text:style-name="T25">febribus, praeter exquisitas tertianas nox mte accessio<text:line-break/>nem revera molesta esse solet. Quod si </text:span><text:span text:style-name="T7">et</text:span><text:span text:style-name="T25"> lu exactis ter-<text:line-break/>tianis ni nonnunquam eveniat, judicationem sequenti die<text:line-break/>/futuram portendit potissimumque si et reliqua futurae ju-<text:line-break/>dicationis ludicia consentiant.</text:span></text:p>
      <text:p text:style-name="P332"><text:span text:style-name="T25">.<text:tab/>; •<text:tab/>• XXVII. </text:span><text:span text:style-name="T36">;</text:span><text:span text:style-name="T25"> 'ser. - .. •/.</text:span></text:p>
      <text:p text:style-name="P22"><text:span text:style-name="T25">Tusies </text:span><text:span text:style-name="T7">aridae parum irritantes in febribus ardentibus, etst<text:line-break/>non fecundam proportionem siticulosae,- neque linguae<text:line-break/>mlde ton esuciae, non ferino, sud spiritu ; constat au-</text:span></text:p>
      <text:p text:style-name="P19"><text:span text:style-name="T7">i ternt Quando enim ioqduntur aut oi hidt-, tunc tiispunt.</text:span></text:p>
      <text:p text:style-name="P19"><text:span text:style-name="T7">Quando non loquuntur, neque hiant; non tufstunt; hoc<text:line-break/></text:span><text:span text:style-name="T25">- vero in </text:span><text:span text:style-name="T7">febribus laboriosts matime evenit. .</text:span></text:p>
      <text:p text:style-name="P19"><text:span text:style-name="T25">Et in aphorismis de iisdem hoc pactu scripsit: quos-<text:line-break/>cunque diutius tusses aridae parum irritant in febribus ar-<text:line-break/>dentibus, non admodum siticulosi sunt. Id igitur non ad-<text:line-break/>modum </text:span><text:span text:style-name="T7">HiicuIoL’ id</text:span><text:span text:style-name="T25"> significat, quod ion fecundum por.</text:span></text:p>
      <text:p text:style-name="P18"><text:span text:style-name="T25">portionem siticulosi. In ardentibus namque febribus sine<text:line-break/>arida tussi magnopere sitiunt; quod si tussis arida accedat,<text:line-break/>siti quidem carere non possunt, sed ipsorum sitis acrimo-<text:line-break/>nia retunditur, ut aliquantum plane, fed non secundum<text:line-break/>febris magnitudinem sitiant. Illud autem, parum irritan-<text:line-break/>tes tusses excitari, non frusira adjicitur: nam vehementes<text:line-break/>si fiant, pectoris pulmonisque partes calefaciunt, atque<text:line-break/>inde febrem sitimque adaugent ,, ac si pusillae tusses sint<text:line-break/>• et per longiora intervalla excitentur, tantisper membra<text:line-break/>commovent, dum in ipsa humor aliquis delabatur, atque ,<text:line-break/>ita evenit neque tusses vehementer agitare , neque febrem<text:line-break/>accendere, humoreque particulas irrigare, ad ipsus modica<text:line-break/>tussi commotas defluente,- propter quem laborantes minus<text:line-break/>siticulosi reddentur. Siccis autem tussibus ex aliqua: etiam<text:line-break/>morbi malignitate nascentibus, quam deinceps qualisnam<text:line-break/>sit dicam, ab eis has, ,de quibus tunc loquitur, distin-<text:line-break/>guens, ait, non, ferino, sed spiritu/. Aliqui vero simpli-</text:span></text:p>
      <text:p text:style-name="P18"><text:span text:style-name="T25">citer ipsum omnem malignitatem, ferinum, vocare arbi-<text:line-break/>trantur; fedalii quidem phthisin, • quoniam curvescentibus<text:line-break/>unguibus feris, quantum ad hoc attinet, similes esse vi-<text:line-break/>' dentur; alii vero, cum in os ventriculi lumbrici adscen-<text:line-break/>derint, tunc ipsus tusses excitare ajunt, neque tamen ra-<text:line-break/>tione hoec neque experientia demonstrare possunt, feri-<text:line-break/>num igitur satius est malignum intelligere, sive ex capite<text:line-break/>humore destillante, sive ex alicujus spirabilium viscerum<text:line-break/>ulcere, sive ex aliquo in iisdem orto abscessu, sive ob ea,<text:line-break/>quae vocantur empyemata, tussiant; aliae vero tusses funt<text:line-break/>ab eis diversae . •, . ‘, quae malignae non funt aut ex<text:line-break/>instrumentorum spirabilium intemperie aut faucium arte-<text:line-break/>riaeve asperitate obortae, nonnunquam etiam ex alimen-<text:line-break/>tis potionibusye exafperantibus, alias vero et ex ambientis<text:line-break/>aeris qualitate concitatae. In aphorismis enim ipfe scri-<text:line-break/>psit: si vero aquilonia tempestas suerit, tusses, fauces,<text:line-break/>ventres duri, difficultates urinae, horridi, dolores costa-</text:span></text:p>
      <text:p text:style-name="P18"><text:span text:style-name="T25">rum, pectorurn. </text:span><text:span text:style-name="T7">Aer</text:span><text:span text:style-name="T25"> namque admodum frigidus inspira-<text:line-break/>tus interdum faucium asperaeque arteriae loca exasperat<text:line-break/>atque refrigerat, nonnunquam et toti pulmoni pectorique<text:line-break/>intemperiem affert, saepius vero et ambo haec contingunt<text:line-break/>modiceque ex his arida tussicula vexantur. Quod haec<text:line-break/>ita se habeant,. signum est, ipsos cum spiritum attrahunt,<text:line-break/>ad tussim provocari, cum multus simul aer ipsis loquen-<text:line-break/>tibus et hiantibus et ore spiritum ducentibus intraverit,<text:line-break/>sed eum per nares attrahunt et aerem externum quispiam<text:line-break/>in aedibus ipscrum calefecerit , tunc aut omnino parum<text:line-break/>aut nequaquam tussiunt. - Quocirca et ob nares quidam<text:line-break/>panniculum ponentes, ita inspirant, exacerbari tussim ex-<text:line-break/>perti, cum aer externus frigidus multus simul membris<text:line-break/>prius refrigeratis atque exasperatis obvius fiat. Maxime<text:line-break/>autem laboriosis febribus id accidere inquit; quas autem<text:line-break/>laboriosas febres vocet, ignotum est, num eas quae ex<text:line-break/>' vehementibus motionibus accenduntur, an eas quae sponte</text:span></text:p>
      <text:p text:style-name="P18"><text:span text:style-name="T25">lassitudinis sensum inferentes exoriuntur; hujusmodi sane<text:line-break/>differentias nullus fere aut nostrae tempestatis medicus aut<text:line-break/>antiquus observat, etsi exemplum Hippocratis habeant,<text:line-break/>quam imitari eos deceret, qui veritatem ipsam propter se,<text:line-break/>non gloriae aut lucri causa consequi student. Ego vero,<text:line-break/>quod'dictum est, experientia examinare satius esse ani-<text:line-break/>madverti. Laboriosis quidem febribus ab externis fatiga-<text:line-break/>tionibus artis hujusmodi tussiculas accidere conspexi; aliis<text:line-break/>vero non omnino. Quin et ipsis febribus ab externis<text:line-break/>laboribus ortis non simpliciter, fed per frigus aut vehe-<text:line-break/>' mentem aestum et maxime in via pulverulenta laboranti-<text:line-break/>bus. Quamobrern et ex accidente quodam potius, quam<text:line-break/>ex laboriuso affectu tussire mihi videbantur. Nam pro-<text:line-break/>pterea, quod faucium loca, ob frigus, ut dixi, aut pul-<text:line-break/>verem aut immodicam ariditatem ipsis ab aere circumfuso<text:line-break/>genitam exasperata sint, ad haec etiam propter ipsorum<text:line-break/>instrumentorum intemperiem isti tussi divexantur: siqui-<text:line-break/>dem et propter intemperiem tusses existere alibi didicistis.</text:span></text:p>
      <text:h text:style-name="P7" text:outline-level="2">XXVIH.</text:h>
      <text:p text:style-name="P19"><text:span text:style-name="T7">Fiihil contemnere, nihil temere.</text:span></text:p>
      <text:p text:style-name="P333"><text:span text:style-name="T25">su </text:span><text:span text:style-name="T55">:</text:span><text:span text:style-name="T25"> 'ni </text:span><text:span text:style-name="T15">-ΓΤ.<text:tab/></text:span><text:span text:style-name="T25">- </text:span><text:span text:style-name="T45">ς</text:span><text:span text:style-name="T15">1 </text:span><text:span text:style-name="T25">t . T<text:tab/></text:span><text:span text:style-name="T25">•—-7————•' .</text:span></text:p>
      <text:p text:style-name="P19"><text:span text:style-name="T25">Id. quidam exi ipsum per se dictum et scriptum nullo<text:line-break/>alni ex praedictis, aut ex fubscquentibus indiget ut, intel-<text:line-break/>ligatur aut 'ipsi .fides adhibeatur; hoe vero loco omnino<text:line-break/>apposite ad id, de quo agitur, haec sententia collocata est.<text:line-break/>Hujusmodi namque praecepta plerisque. exigua, vilia nullo-<text:line-break/>que. pretio digna-videutur.,, utque propterea ab ipsis </text:span><text:span text:style-name="T7">cou-<text:line-break/></text:span><text:span text:style-name="T25">jiemriuntur, ut neque ratione neque experientia harum<text:line-break/>rerum naturam contemplentur.. Quemadmodum vero,, quod<text:line-break/>nihil despicere oporteut, praedictus sermo exemplum est,<text:line-break/>- ita etiam quod nihil; temere, nihil inconsiderate- affirman-<text:line-break/>dum sit </text:span><text:span text:style-name="T25">, </text:span><text:span text:style-name="T25">ut'ego ipsc in oratione,-, quae ante hanc est et<text:line-break/>lu aliis omnibus scci. Neque id in Hippocratis solum<text:line-break/>.scriptis, fed et in aliis omnibus antiquorum libris obscrvo,<text:line-break/>ut nqn temere, quae quisque ipsorum dixerit, approbem.;<text:line-break/>fed expenentia et- latione, verumne an fassum sit; quod</text:span></text:p>
      <text:p text:style-name="P17"><text:span text:style-name="T25">scripserunt, examino. At qui fe unius auctoris doctri-<text:line-break/>nae veluti servos aut libertinos addixerunt, simul atque<text:line-break/>ah eo scriptum aliquod invenerunt; inconsiderate ac te-<text:line-break/>mere credunt. Ut in sicc nicto maxime laboriosis febri-<text:line-break/>hus aridas tusses excitari', neque ini quibus laboriosis id<text:line-break/>fieret, quaesiverunt:: nuinquid ab fatigationibus </text:span><text:span text:style-name="T7">et</text:span><text:span text:style-name="T25"> externa<text:line-break/>vexatione, an et citra haec' eundem affectum habentibus,<text:line-break/>neque utium simpliciter, an ex accidenti lassitudo ipsis<text:line-break/>evenerit. Quod vero.‘lu his, id etiam in aliis infinitis<text:line-break/>contingere sciatis et ipsis,. qui -libros conscripserunt et iis,<text:line-break/>qui eos interpretati sunt et adhuc mullo magis illis me-<text:line-break/>dicis, qui quotidie in invitatibus eircumciirfant, sula -ir-<text:line-break/>rationabili exercitatione'utentes. Multa enim isti velut<text:line-break/>exigua despiciunt; nescientes multis-interdum exiguis con-<text:line-break/>junctis nuam ex ipsis summam haud contemnendam in-<text:line-break/>tegrari, temereque alicuius viri scriptis assentiunt, cui<text:line-break/>ipfe </text:span><text:span text:style-name="T7">fe ipsum</text:span><text:span text:style-name="T25"> unusquisque servum tradiderit. Sin autem</text:span></text:p>
      <text:p text:style-name="P18"><text:span text:style-name="T25">quis id non fecerit, at alio certe mode ei •nonnunquam<text:line-break/>quod primo imaginationis captu verisimile vifum fuerit<text:line-break/>'absquei-longioris temporis et per se est una' eum aliis con-<text:line-break/>iemplatione assentiens, rem- luro visami,'perinde-ac si plni.<text:line-break/>rumque aut assidue conspiceretur, temere celebrat. Atqui<text:line-break/>fectarum dissidia hinc maxime orle esse jperrest, - homlui-<text:line-break/>llius sapientiae opinionem affectantibus.'sibiqute nimium<text:line-break/>‘tribuentibus, quad verisimilia visa suerint ,aalon saepius<text:line-break/>una cum multis considerata', vera esse erestentlbus. Quem-<text:line-break/>admodum vero nunc de signifitatiwc praecepto exempli<text:line-break/>loco sermonem fecimus, ita quoque in curativis nullum<text:line-break/>"eorum, quae pusilla esse videantur, spernendum est, neque<text:line-break/>teniere atque lu explorate - dictis ipsorum. facultatibus J cr«-<text:line-break/>dendutn, ut in libris de methodo curandi praecepimus, </text:span><text:span text:style-name="T25">l</text:span></text:p>
      <text:p text:style-name="P25"><text:span text:style-name="T7">Sui</text:span><text:span text:style-name="T25"> </text:span><text:span text:style-name="T25">XXIX. </text:span><text:span text:style-name="T25">p</text:span></text:p>
      <text:p text:style-name="P19"><text:span text:style-name="T25">Per </text:span><text:span text:style-name="T7">adjectionem contraria adhibere etinterquiescete.</text:span></text:p>
      <text:p text:style-name="P17"><text:span text:style-name="T25">:r Curativum consilium atqu&amp; salubre hoc tibi, appellere<text:line-break/>dicet, Hippocratemqne illud, quod prifts dixeral. nihil<text:line-break/>-negligere et nihil' temere lu lum scrmoec: veluti exemplo<text:line-break/>declarare. Consuetudines igitur, ut rem pusillam nonnulli<text:line-break/>medicorum dnspiciunt, nullam ab ipsis indicationem, quac<text:line-break/>medelam commutet, oriri arbitrantes At alii non-wnr<text:line-break/>temnunt quidem, a pravis vero, consuetudinibus quosdam<text:line-break/>ad contrarias, repetite traducere etmantes non modicoer-<text:line-break/>-rore tenentur,, quandoquidem neque ipsas negligere , neque<text:line-break/>statim traducere ecBve.nit; sed paulatim </text:span><text:span text:style-name="T7">et</text:span><text:span text:style-name="T25"> ipsos interquie-<text:line-break/>.scere permittendo.. Bifariam autem verbum </text:span><text:span text:style-name="T7">interquiesuene<text:line-break/></text:span><text:span text:style-name="T25">intelligere possumus; uno quidem, modo ut non solum in<text:line-break/>-contrariam: consuetudinem paulatim aliquos transferamus,<text:line-break/>sed et antequam, universa mutatio, saeta' siti; luter mutan-<text:line-break/>dum quiescamus, -ut . quando ex otio ad exercitationes<text:line-break/>convertimus, primum quidem </text:span><text:span text:style-name="T7">a</text:span><text:span text:style-name="T25"> brevissimis incipiemus, at-<text:line-break/>que paulatim has adaugebimus, deinde nonnunquam unum<text:line-break/>vel etiam duos otiosos-dies.interponemus; altero modo</text:span></text:p>
      <text:p text:style-name="P17"><text:span text:style-name="T25">haec vox, </text:span><text:span text:style-name="T7">interquiescere;</text:span><text:span text:style-name="T25"> intelligenda est, tamquam illi<text:line-break/>verbo, </text:span><text:span text:style-name="T7">adhiberem</text:span><text:span text:style-name="T25"> contraria sit; ut in quos, quae prius<text:line-break/>haud inerat, consuetudinem inducere volumus, ipsam oau-<text:line-break/>latim inducamus: a quibus vero prius servatam removere,<text:line-break/>paulatim rurium et istos quiescere, hoc est desinere ju-<text:line-break/>beamus.</text:span></text:p>
      <text:h text:style-name="Heading_20_2" text:outline-level="2">XXX.</text:h>
      <text:p text:style-name="P334"><text:span text:style-name="T7">Posteriora capitis dolentem in fronte recta vena incisu<text:line-break/>juvit.<text:tab/>' ' </text:span><text:span text:style-name="T7">r.</text:span></text:p>
      <text:p text:style-name="P19"><text:span text:style-name="T25">Veteres interpretes hoc yerbum, </text:span><text:span text:style-name="T7">juvit-,</text:span><text:span text:style-name="T25"> in .tempore<text:line-break/>praeterito scriptum agnoscunt dicuntque in aphorilmis,<text:line-break/></text:span><text:span text:style-name="T7">juvat,</text:span><text:span text:style-name="T25"> in praesenti tempore scriptum esse, antiquo magi-<text:line-break/>stro lu ec volumine communem sententiam pronuntiante.<text:line-break/>Hoc autem' loco eum ad propriae memoriae praesidium de<text:line-break/>uno quodam, </text:span><text:span text:style-name="T7">juvit,</text:span><text:span text:style-name="T25"> scripsisse, ut postea, cum lu multis<text:line-break/>hoc remedium expertus esset,• ipsum in univerium pro-<text:line-break/>mulgare auderet; constat autem remedium hoc locale esse</text:span></text:p>
      <text:p text:style-name="P17"><text:span text:style-name="T25">et ad contraria revulforium. flectam autem; in fronte<text:line-break/>venam et ante dissectionem evidenter conspicere licet;<text:line-break/>istam vero una cum illis, quae utrimque adjacent, con-<text:line-break/>jfluentem esse dissectio ostendit Haud bene igitur quidam<text:line-break/>hanc vocem, recta, 'de incisione dictam' esse autumant,<text:line-break/>neque enim propter sectionis figuram, sed propter‘sangui-<text:line-break/>nis effusionem dolentibus utilitas affertur.</text:span></text:p>
      <text:h text:style-name="Heading_20_2" text:outline-level="2">XXXI.</text:h>
      <text:p text:style-name="P22"><text:span text:style-name="T7">Exceptiones praecordiorum-, ex quibus et alia et viscerum<text:line-break/></text:span><text:span text:style-name="T60">1</text:span><text:span text:style-name="T7"> inflammationum, qualia postsunt, sive ex jecore lien et</text:span></text:p>
      <text:p text:style-name="P25"><text:span text:style-name="T7">r- e contrario et quaecunque hajusmodir</text:span><text:span text:style-name="T25"> </text:span><text:span text:style-name="T25">i;ti; </text:span><text:span text:style-name="T15">Ί </text:span><text:span text:style-name="T25">&lt; -</text:span></text:p>
      <text:p text:style-name="P19"><text:span text:style-name="T25">Non solum ex qualibus, et aliae scriptum luveni-<text:line-break/>mus, sed enam, ex qualibus qualia alterant'et ex quali<text:line-break/>birs qualia faciunt.sic,,primam quidem lectionem enar-<text:line-break/>vatores agnoscunt et Rufus;. hane vero, en qualibus qualia<text:line-break/>alterant,. Sabini Diofcoridisque sectatores; Lyci autem</text:span></text:p>
      <text:p text:style-name="P17"><text:span text:style-name="T25">discipuli, ex qualibus qualia faciunt. Sed antiquae lectio-<text:line-break/>nis sententia commune quoddam edocet, aliae vero.pri-<text:line-break/>vatum: de exceptionibus enim solum, quae in praecordiis<text:line-break/>fiunt, non de omnibus loquuntur. Satius est autem, ubi<text:line-break/>fieri potest, verumque est arbitrari Hippocratem commune<text:line-break/>potius, quam privatum documentum tradere. Communis<text:line-break/>itaque sermo talis est: exceptiones autem considerare con-<text:line-break/>venit et in praecordiis et in aliis- omnibus membris ortus,<text:line-break/>ex quibus affectibus aut locis, in quos affectus et loca<text:line-break/>fiant, ut in jecore ac liene. Ipfe enim istorum exempli<text:line-break/>causa meminit, nobis scientibus ex liene in jecur exce-<text:line-break/>ptiones periculosas esse, discrimine autem vacare, potius-<text:line-break/>que utiles esse, quaecunque morborum transumtiones ab<text:line-break/>jecore in lienem fiunt. Omnia vero, quae ad abscessus<text:line-break/>pertinent et quos natura sola per' se, quosque nos aut una<text:line-break/>cum ipsa moliri consuevimus et lu libro de succis et in<text:line-break/>secundo de morbis popularibus superius explanavimus.<text:line-break/>Aliae quoque lectiones funt praeter eas, quas in hoc et</text:span></text:p>
      <text:p text:style-name="P17"><text:span text:style-name="T25">in aliis multis locis adfcripsi; sed ego initio statim me<text:line-break/>paucas interpretationes lectionesque memoraturum esse,<text:line-break/>promisi, ne hujusce libri fierent commentaria.</text:span></text:p>
      <text:h text:style-name="Heading_20_2" text:outline-level="2">XXXIL.</text:h>
      <text:p text:style-name="P22"><text:span text:style-name="T25">Revellere, </text:span><text:span text:style-name="T7">st, quo non oportet, vergat; stn autem, quo<text:line-break/>oportet, his oportet aperire, quemadmodum singula<text:line-break/>vergunt.</text:span></text:p>
      <text:p text:style-name="P19"><text:span text:style-name="T25">Alias jam et haec didicisti, ducenda plane esse, quo<text:line-break/>vergunt, per convenientes regiones; avertenda autem at-<text:line-break/>que revellenda, quae non bene vergant. Aperire autem<text:line-break/>dixit nunc , non ut lu abfcessibus dicere consuerimus, pro<text:line-break/>eo quod est lcalnro livtdere; </text:span><text:span text:style-name="T7">fed</text:span><text:span text:style-name="T25"> m communiori signifi-<text:line-break/>cato accipitur, sub quo recludere continetur,. et. venas<text:line-break/>nobis in mariscis </text:span><text:span text:style-name="T7">et venas</text:span><text:span text:style-name="T25"> nasi atque uteri, quum per<text:line-break/>haec .itinera evacuamus, recludentibus et fistulas aliquas<text:line-break/>satis longo tempore patere consuetas, sed aliqua de cauft</text:span></text:p>
      <text:p text:style-name="P17"><text:span text:style-name="T25">obstructas. Et aliquo per aures cerebri purgamenta ejicere<text:line-break/>solitu, si repente evacuatio fuppressa sit ac-proinde ver-<text:line-break/>tigo oculorumque tenebrae supervenerint,-si ad aures ma-<text:line-break/>teriam per aperientia medicamenta incitemus, statim ho-<text:line-break/>minem sublevatum noverimus.</text:span></text:p>
      <text:p text:style-name="P335"><text:span text:style-name="T25">; ' • </text:span><text:span text:style-name="T25">XXXHI. - </text:span><text:span text:style-name="T25">•- si ,<text:tab/>.</text:span></text:p>
      <text:p text:style-name="P25"><text:span text:style-name="T7">Laetae pustulae non admodum pruriginosae, quales Simon<text:line-break/>hieme habebat, qui quum ad ignem inungeretur aut' ca-<text:line-break/>lida lavaretur, juvabatur. Vomitus non juvabant. Puto,<text:line-break/>• si quis calida fomenta adhibuistet, utilitatem percepijstet.</text:span></text:p>
      <text:p text:style-name="P25"><text:span text:style-name="T25">• - Ut- de tuberculis dicebamus, . quaecunque. ex calido<text:line-break/></text:span><text:span text:style-name="T25">humore nascuntur, celeris videlicet ea judicationis este,<text:line-break/>ac minime lata; ex frigido vero, lata atque diuturna: ea-<text:line-break/>dem ratione et de pustulis disserendum est; neque enim<text:line-break/>toto genere, sed humoris ipsas generantis qualitate,, at<text:line-break/>tuberculis differunt. Egerminant aulem natura corporis</text:span></text:p>
      <text:p text:style-name="P17"><text:span text:style-name="T15">/</text:span></text:p>
      <text:p text:style-name="P25"><text:span text:style-name="T25">alsiores sedes repurgante, ut nonnunquam per excretio-<text:line-break/>nem, ita et per depositionem ad; eutaneas partes. . Sub-<text:line-break/>tiliores siquidem dilutioresque fuccos extenuans natura<text:line-break/>discutit; crassioribus, autem cuti,, sed potius pelliculae<text:line-break/>epidermis, quae vocatur, utpote densiori inhaerescentibus<text:line-break/>pustulae exoriuntur; id magis illis incidit, quicunque<text:line-break/>densiore ac duriore cute sunt; difficilis est enim per ipsam<text:line-break/>pinguiorum tenaciurumque succorum transitus. In hquc<text:line-break/>modum igitur et Simoni hieme latas pustulas effloruisse<text:line-break/>narrat, quo tempore corpus lavationibus usu aut prope<text:line-break/>ignem perunctu insigniter calefactum fuit: alio tempore<text:line-break/>autem succi id .genus pustularum auctores interius latita-<text:line-break/>bant. Deinde, inquit, ipsum nullum ex vomitibus fru-<text:line-break/>cturn percepisse. Utrum vero Hippocrates an alius quis-<text:line-break/>piam vomitionibus uti consuluerit, non declararit; verum<text:line-break/>neque id scire nobis necesse. est:' tantum illud novisse sa-<text:line-break/>tis sit, fuccos ad cutem vergentes per eam esse evacuan-<text:line-break/>dos: nam iterum ad intima corporis revulsio ipsis valde</text:span></text:p>
      <text:p text:style-name="P17"><text:span text:style-name="T25">longinqua est,; ut per alvum aut vomitum evacuenturi<text:line-break/>Sed forsan me dicere putabis numquanr purgatione per<text:line-break/>alium in talibus utendum, esse. Ego vero non id dico;<text:line-break/>nam in libris de arte curandi, in quibus corporibus per-<text:line-break/>multa humorum copia est, iis utiles esse purgationes-'di-<text:line-break/>dicisti: priusquam enim ita redundantem materiam aut<text:line-break/>venae scissione aut purgatione quis eduxerit, si fovens,<text:line-break/>hoc est calidis utens, ipsam discutere: cenetur, plus attra-<text:line-break/>het quam per 'nteni evacuabit. Sed cuti inhaerentium<text:line-break/>succorum curatio prorsum per fotus et calida medicamenta<text:line-break/>praestatur, ac praecipue si latae pustulae fuerint; signum<text:line-break/>est enim earum succum non calidum, non tenuem, fed<text:line-break/>admodum crassum ac frigidum esset-’ lam vero • tuber-<text:line-break/>culorum superius notitiam habuistis, quod videlicet-in<text:line-break/>acutum sastigiata et veluti turgentia calidorum succorum<text:line-break/>gemina funt, centra scfe habentia frigidorum. Ipfa vero'<text:line-break/>turgere ex pruritu atque dolore dignoscere licet: moderate</text:span></text:p>
      <text:p text:style-name="P17"><text:span text:style-name="T25">enim calida pruritus' solum excitant, sed vehementius ca-<text:line-break/>lefacientia statim mordeut atque contristant. </text:span><text:span text:style-name="T25">le </text:span><text:span text:style-name="T7">r- er.'<text:line-break/></text:span><text:span text:style-name="T7">- , • ~ </text:span><text:span text:style-name="T60">r</text:span><text:span text:style-name="T7">d' "su</text:span></text:p>
      <text:p text:style-name="P336"><text:span text:style-name="T25">ut -<text:tab/>--<text:tab/>' </text:span><text:span text:style-name="T25">XXXIV. &lt; </text:span><text:span text:style-name="T25">: -</text:span></text:p>
      <text:p text:style-name="P337"><text:span text:style-name="T7">Quaecunque concoqui opus est, occludiconvenit; contraria<text:line-break/>vero exsiccare atque aperire.<text:tab/></text:span><text:span text:style-name="T7">.<text:tab/>...,</text:span></text:p>
      <text:p text:style-name="P19"><text:span text:style-name="T25">Et de his saepius nostram sententiam rudivistis et<text:line-break/>maxiiue ubi de ducentibus ad suppuratlonem 'medicamentis<text:line-break/>locuti sumus, non oportere scilicet eerum' facultatem dis-<text:line-break/>curforiain esse, fed retentoriam atque iuhaesoriam, a<text:line-break/>Graecis emplesticam: appellatam t haec eriim impediunt,<text:line-break/>retinent atque occludunt insitum calidum ipsum difflari<text:line-break/>non permittentia; ab hoc vero excrementa concoquuntur.<text:line-break/>Caeterum me rursum hoc loco obaudite ac nolite putere<text:line-break/>me omnia concoctu difficilia nullumque pus habentia ile<text:line-break/>curari dicere. Nonnulla enim ex bis emplastieis istis me-<text:line-break/>dicamentis putrefiunt aut propter humorum ipsa crean-</text:span></text:p>
      <text:p text:style-name="P17"><text:span text:style-name="T25">tium pravitatem aut ob affecti membri imbecillitatem in<text:line-break/>genitum colorem, ita pusillum aegrumque habentis, ut<text:line-break/>neque humorum in ipsum delapsorum concoctionem aggre-<text:line-break/>diatur. Porro in horum curatione scarificationibus altissi-<text:line-break/>mis cutem rescindimus et plerumque usque est profundum<text:line-break/>in multis affecti membri partibus dissecamus., medicamini-<text:line-break/>busque siccantissimis utimur. Hujusmodi namque inflam-<text:line-break/>mationibus gangraena impendet, ab ipsis devicto jam ac<text:line-break/>prope ad perfectam exstinctionem accedente calore ingenito.<text:line-break/>In quibus igitur inflammationibus aut omnluo quibus in<text:line-break/>tumoribus innatum calidam non ut exstinguatur funditus-<text:line-break/>qne. aboleatur periculum subiit, atque ideo remediu ad</text:span><text:span text:style-name="T36">7<text:line-break/></text:span><text:span text:style-name="T25">bibito vincere humores potest, ad id. genus vitia medica-<text:line-break/>mentis emplasticis utimur, quae per haec verba manifeste<text:line-break/>declaravit in quiens , quaecunque , concoqui opus esu At<text:line-break/>quae ad id devenerunt, ut mox in gangraenam casura sint,<text:line-break/>et quae jain computrescunt, statim neque concoctionem<text:line-break/>postulant. Idcirco alia quidem, ut dixi evacuationibus per</text:span></text:p>
      <text:p text:style-name="P17"><text:span text:style-name="T25">scarificationes et incisiones medicamentisque valentissimis<text:line-break/>curamus.; alia vero, jam putria recidimus atque perurimus.<text:line-break/>Recte itaque adjecit; contraria vero exsiccare ac aperire,<text:line-break/>hoc est suppuratione non egentia; opus est enim in non<text:line-break/>admittentibus suppurationem omnes exitus recludere uf-<text:line-break/>scctaque membra arefacere. Ex bis itaque patet, non<text:line-break/>recte a quibusdam 'scriptum esse, quaecunque exsiccari<text:line-break/>opus est, </text:span><text:span text:style-name="T7">jacere</text:span><text:span text:style-name="T25"> oportet, hoc est jacentia quiescere: prae-<text:line-break/>ter id enim quod exiguum quoddam est ac manifestum, </text:span><text:span text:style-name="T25">-<text:line-break/></text:span><text:span text:style-name="T25">ut accurate de ipsu Hippocratem scribere opus non esset<text:line-break/>et oppositio ipfa declarat, quae non verbo </text:span><text:span text:style-name="T7">jacere,</text:span><text:span text:style-name="T25"> fed<text:line-break/>voci </text:span><text:span text:style-name="T7">occlusu ejsu</text:span><text:span text:style-name="T25"> respondet: occlusis namque et cohibi-<text:line-break/>tis contraria sunti quae digeruntur atque siccantur. Huic<text:line-break/>Pernioni quidem sequentem copulant et • maxime qui post<text:line-break/>vocem hanc,, </text:span><text:span text:style-name="T7">quemadmodum,</text:span><text:span text:style-name="T25"> scriptam esse volunt, ut tota<text:line-break/>oratio ita se habeat, quaecunque concoqui opus est, occludi<text:line-break/>convenit, contraria vero exsiccare atque aperire.</text:span></text:p>
      <text:h text:style-name="P7" text:outline-level="2">XXXV.</text:h>
      <text:p text:style-name="P22"><text:span text:style-name="T25">«Sicut oculorum siuxu laborantibus, si </text:span><text:span text:style-name="T7">aliter videtur con-<text:line-break/>ducere, in fauces retrahere convenit.</text:span></text:p>
      <text:p text:style-name="P19"><text:span text:style-name="T25">Atqui quod haec verba docent, praedicto simile non<text:line-break/>est; siccare enim et aperire aliud est .quam retrahere.<text:line-break/>Quomodo igitur, quum praedixerit, contraria exsiccare<text:line-break/>oportet et aperire , poterit exempli loco de oculis fluxione<text:line-break/>vexatis dicere, retrahere in fauces.</text:span></text:p>
      <text:h text:style-name="Heading_20_2" text:outline-level="2">XXXVI.</text:h>
      <text:p text:style-name="P25"><text:span text:style-name="T25">Et </text:span><text:span text:style-name="T7">ubi eructatio confert et quaecunque aliu ejusmodi,</text:span></text:p>
      <text:p text:style-name="P19"><text:span text:style-name="T25">' </text:span><text:span text:style-name="T25">Auxiliorum revellentium haec, una quaedam species<text:line-break/>est, ipso nobis consulente diuturnas oculorum fluxiones<text:line-break/>traducere, ad’ fauces videlicet per acria medicamenta re-<text:line-break/>trahentibus: quibus palatum inungere: utque gargarizent<text:line-break/>jubere conveniet, si nihil ex hoo pejus effecturi sumus.</text:span></text:p>
      <text:p text:style-name="P17"><text:span text:style-name="T25">Nam in quibus suspicamur, ne forte in asperam arteriam<text:line-break/>et pulmones fluxio divertat, tunc ab hujusmodi revulsione<text:line-break/>cavemus. Quemadmodum igitur hoc loco consuluit, ita<text:line-break/>et lu aliis te animadvertere jubet, ne quod ex membris,<text:line-break/>ad quae materiam retrahis, magnum detrimentum subire<text:line-break/>periclitetur.. Aliqui vero de oculis vitio, quod rhyas<text:line-break/>vocatur, laborantibus, ab ipso sermonem hunc factum<text:line-break/>esse ajunt, quemadmodum et Lycus voluit, qui longam<text:line-break/>orationem contexens ab oculis in palatum usque meatum<text:line-break/>quendam pertinere dicit, illorum excrementa per hanc<text:line-break/>regionem evacuantem: hunc meatum prope majorem an-<text:line-break/>gulum situm esse, ac morbum eum, quem rhyada' nominant,<text:line-break/>tribus modis luboriri, aut foramine aliquo modo clauso aut<text:line-break/>obstructo aut multo excremento in oculo; alio item modo,<text:line-break/>quum cicatrix ia angule effecta meatum obcaecaveriti<text:line-break/>quam ex post acanthidum collecto, adeo ut effundatur,<text:line-break/>neqneunte meatu ob naturalem angustiam ipsum totum<text:line-break/>continere i vocatarum acanthidum excisionem -et aliter</text:span></text:p>
      <text:p text:style-name="P18"><text:span text:style-name="T25">ulcerato loco obdqci . ait.; hanc insanabilem esse, alias vero<text:line-break/>curabiles, nobis ad fauces materiam- retrahentibus. Illud<text:line-break/>autem et ubi eructatio, confert,, adjectum est,, Hippocrate<text:line-break/>per notas quasdam sibi ipsi conscribente.' Quod enim ubi<text:line-break/>, eructatio conducit, ibi ructus citare conveniat, satis con-</text:span></text:p>
      <text:p text:style-name="P19"><text:span text:style-name="T25">stat; quibus autem conducat, non. dixit. Sed neque lu<text:line-break/>oculis rhyade laborantibus quicquam huic simile, est, pro-<text:line-break/>pterea </text:span><text:span text:style-name="T7">et</text:span><text:span text:style-name="T25"> sine ordine interpositum obscuritatem peperit:<text:line-break/>ad oculos enim rhyade vexatos revulsivum auxilium scri-<text:line-break/>psit» Haec autem verba et ubi eructatio confert et de<text:line-break/>oculis rhyate temaiis dicta esse ecmvenit, fed nihil ad<text:line-break/>ipscrum medicationem eructatio conferre .videtur,, aut al-<text:line-break/>terius esse orationis initium, Propterea et nonnulli coa</text:span><text:span text:style-name="T55">1</text:span><text:span text:style-name="T25">-<text:line-break/>cti sunt, ipsa a ..superius* dictis separantes, aI teram locu-<text:line-break/>tionem hunc in modum instituere, et ubi .eructatio confert<text:line-break/>et. quaecunque alia ejusmodi transitus aperiri; verum ne-<text:line-break/>-que item haec quae subjiciuntur-ut nares, et alia quibus<text:line-break/>opus, est et reliqua, isti i locutioni respondere • ac -propria</text:span></text:p>
      <text:p text:style-name="P17"><text:span text:style-name="T25">esse videntur. Itaque quicunque Hippocratem istud solum<text:line-break/>per se sibi ipsi notasse ajunt, ubi eructatio confert, ipsum<text:line-break/>censere putant, ut interdum ructus 'movendos esse consu-<text:line-break/>lamus : hosque' illis, quorum venter inflatus' est, convenire<text:line-break/>affirmant, atque illis potissimum, in quibus flatuofus spi— .<text:line-break/>ritus per luferna exhalare non potest. Quin etiam et os<text:line-break/>'ventriculi infirmum per eructationes tamquam per pro-<text:line-break/>priam i exercitationem corroborari ajunt; eructation esque<text:line-break/>citare consulunt, non per medicamina solum, sed etiam<text:line-break/>ipsum assidue ructare studentem, quum quemlibet exiguum<text:line-break/>•spiritum in ore ventriculi sentiat. At Sabinus ex vasculo<text:line-break/>angusti oris bibentem ructus movere jubet. Alii vero<text:line-break/>flatuosi spiritus expulsiones undecunque sane et utcunque<text:line-break/>fiant, eructationem ipsum appellasse contendunt; sccun-<text:line-break/>durn quorum fententlam tussis, sternutatio, singultus, ven-<text:line-break/>tris crepitus atqne per omne corpus</text:span><text:span text:style-name="T55">;</text:span><text:span text:style-name="T25"> spiritus difllationes,<text:line-break/>eructationes vocabuntur; Nonnulli autem et omnem ex-</text:span></text:p>
      <text:p text:style-name="P25"><text:span text:style-name="T25">-cretionem non spiritus modo, verum etiam aliquorum hu-</text:span></text:p>
      <text:p text:style-name="P17"><text:span text:style-name="T25">midorum eructationem appellatam esse dicunt, poetae verba<text:line-break/>in testimonium recitantes, ubi inquit:</text:span></text:p>
      <text:p text:style-name="P25"><text:span text:style-name="T7">Eructante mari foras.</text:span></text:p>
      <text:p text:style-name="P25"><text:span text:style-name="T25">Hancque vitiosam explanandi viam aperiunt. Nam si a</text:span></text:p>
      <text:p text:style-name="P25"><text:span text:style-name="T25">-poetis raro et quodam poetico modo dicta, ut propria<text:line-break/>accepta quis interpretetur, etiam omnia dilucide narrata,<text:line-break/>pervertere poterit. -</text:span></text:p>
      <text:h text:style-name="Heading_20_2" text:outline-level="2">i.</text:h>
      <text:p text:style-name="P25"><text:span text:style-name="T25">XXXVn.</text:span></text:p>
      <text:p text:style-name="P22"><text:span text:style-name="T7">-Transitus aperiri,- Ut nares et alia quibus opus est, et ut<text:line-break/>convenit et qualia et ubi et quando at quantum, opdr-<text:line-break/>tet, ut sudores et alia plane omnia.</text:span></text:p>
      <text:p text:style-name="P19"><text:span text:style-name="T25">Id per se quidem memoratu dignum est; conducit<text:line-break/></text:span><text:span text:style-name="T55">:</text:span><text:span text:style-name="T25">enim omnes supervacuorum excretorios meatus aperiri,<text:line-break/>et cum superioribns verbis conjungi potest, duplicem sic<text:line-break/>utilitatem praebens, propriam quidem in oculis rhyade</text:span></text:p>
      <text:p text:style-name="P17"><text:span text:style-name="T25">morbo vexatis; communem vero omnium, in quibus re-<text:line-break/>trahere aut derivare convenit. Nam' si revulsione opus<text:line-break/>sit, ipsam autem facere vereamur, derivare sanguinem ac<text:line-break/>totum corpus inanire convenit; fed quae deinceps scripta<text:line-break/>funt, persaepe jam ab ipso in omni evacuatione commoda<text:line-break/>esse didicimus. Oportet enim quum evacuatio, requiritur,<text:line-break/>non simpliciter ad -ipsum accedere, sed prius definientem,<text:line-break/>qua ratione facienda sit et quae debeat esse evacuanda<text:line-break/>materia, per quam regionem, quo tempore et qua men-<text:line-break/>sura. Nunc vero etiam reminiscentiae caula de singulis<text:line-break/>breviter agamus... Istud quidem ut .convenitt, tale quod-<text:line-break/>dam significat: transitus recludendi,sunt, non simpliciter<text:line-break/>quidem ac utcunque., </text:span><text:span text:style-name="T25">r </text:span><text:span text:style-name="T25">fed ut convenit;, id vero modum<text:line-break/>significat, quo evacuationes facimus, ut in iis, quae lu<text:line-break/>ventre funt,, per. clysterem, per glandulam, per Iubducens<text:line-break/>medicamentum et in horum singulis per quaedam certa:<text:line-break/>nam et clysteres et glandulae et subducentia vocata medi-<text:line-break/>camenta multiformiter, componuntur, E_ae igitur parti-</text:span></text:p>
      <text:p text:style-name="P18"><text:span text:style-name="T25">culae, ut </text:span><text:span text:style-name="T7">convenit,</text:span><text:span text:style-name="T25"> tale quiddam significant; hae vero<text:line-break/></text:span><text:span text:style-name="T7">• qualia</text:span><text:span text:style-name="T25"> evacuandorum qualitatem innuit</text:span><text:span text:style-name="T25">, </text:span><text:span text:style-name="T25">hoc est numquid<text:line-break/>aquosa et tenuia evacuare melius sit, an pituitosum suc-<text:line-break/>cum an biliosum an melancholicum; et horum num ali-<text:line-break/>quem an et omnes. Ea vox, </text:span><text:span text:style-name="T7">ubi,</text:span><text:span text:style-name="T25"> partem corporis, per<text:line-break/>quam evacuare oporteat, indicat. Etsi namque per in-<text:line-break/>feriora faciendam esse evacuationem cognoscamus, nihilo-<text:line-break/>minus per quam ex inferioribus partibus facienda sit,<text:line-break/>definire opus esu Propterea et quidam loco hujus vocis,<text:line-break/>ubi, </text:span><text:span text:style-name="T7">qua,</text:span><text:span text:style-name="T25"> scripserunt, per quam partem significantes, utrum<text:line-break/>per vesicam an alvum an uterum: item per superiora, •<text:line-break/>utrum per nares aut os: est quaedam etiam per omne<text:line-break/>corpus evacuatio et quae per sudores et quae per laten-<text:line-break/>tem vocatam transpirationem, ea vox</text:span><text:span text:style-name="T7">, quando,</text:span><text:span text:style-name="T25"> evidenter<text:line-break/>tempus, quo sit evacuandum, declarat, utrum scilicet ab<text:line-break/>initio ante morbi concoctionem, quando, ut ipse inquit,<text:line-break/>materia turget et natura animalia regens ad humorum ex-<text:line-break/>cretionem compellitur; an post vexantium humorum con-</text:span></text:p>
      <text:p text:style-name="P338"><text:span text:style-name="T25">coctionem ; nam et hoc ipse quemadmodum et prius dictum<text:line-break/>in aphorismis docuit, lllud vero </text:span><text:span text:style-name="T7">et quantum convenit,<text:line-break/></text:span><text:span text:style-name="T25">in calce sermonis dictum materiae evacuandae qnantita-<text:line-break/>tem ostendit, quam sibi proponere et conjectura percipere<text:line-break/>medicum oportet. Deinde loco exempli illud ponitur, </text:span><text:span text:style-name="T7">ut<text:line-break/>sudores.</text:span><text:span text:style-name="T25"> Quamvis enim aegrotantibus conducere sudor<text:line-break/>videatur, attamen et ipse modo eget: immodicus enim<text:line-break/>vires debilitat. Quum in sudoribus vero excessus multi-<text:line-break/>tudinis noxius sit, multo sane magis in iis,quae evomun-<text:line-break/>tur aut dejiciuntur aut per mariscas aut uterum eva-<text:line-break/>cuantur.<text:tab/>\</text:span><text:span text:style-name="T25">,</text:span></text:p>
      <text:h text:style-name="Heading_20_2" text:outline-level="2">XXXVIII.</text:h>
      <text:p text:style-name="P22"><text:span text:style-name="T25">Di </text:span><text:span text:style-name="T7">ingentibus malis facies st stt bona, signum optimum,<text:line-break/>in parvis autem contraria bonae significationi fignift-<text:line-break/>cans malum.,</text:span></text:p>
      <text:p text:style-name="P18"><text:span text:style-name="T25">Et istius orationis secundam partem ex libri enarra-<text:line-break/>toribus alius aliter scribit: at si quis ipsi articulum </text:span><text:span text:style-name="T15">τῇ<text:line-break/></text:span><text:span text:style-name="T25">addiderit, omnis quaestio'tolletur hunc lu modumr in<text:line-break/>parvis autem contraria significans </text:span><text:span text:style-name="T15">τῇ εύσημείη τῇ, </text:span><text:span text:style-name="T25">hoc est<text:line-break/>bonae'significationi ; malum; ut et integra oratio talis sit,<text:line-break/>in ingentibus malis sive affectionibus sive symptomatibus,<text:line-break/>si fit facies bona,' hoc est naturali similis, bonum est<text:line-break/>signum, lu parvis vero, rursum et hic</text:span><text:span text:style-name="T7">o</text:span><text:span text:style-name="T25">affectibus aut</text:span><text:span text:style-name="T55">!<text:line-break/></text:span><text:span text:style-name="T25">symptomatibus intellige, si facies suerit significans eontra-<text:line-break/>ria bonae significationi, malum aliquod significabit. Non-<text:line-break/>nulli qnidem palam tamquam ab luitio lectio articulum </text:span><text:span text:style-name="T15">τῇ<text:line-break/></text:span><text:span text:style-name="T25">haberet, ita explanaverunt, non edocentes, vetera exem-<text:line-break/>plaria eum articulum bonae significationi adjectum non<text:line-break/>habere, fortasse primo libri scriptore decepto. Alii non<text:line-break/>solum aliter scripserunt, sed etiam absurdam explanatio-<text:line-break/>nem commenti sunt. Ego vero, ut ab initio dixi, cavens<text:line-break/>ne longius commentaria producerem, mulla minus recte</text:span></text:p>
      <text:p text:style-name="P17"><text:span text:style-name="T25">dicta silentio praeterire decrevi. Satis namque congruens<text:line-break/>explanationis propositum mihi esse videtur , si et vera quis<text:line-break/>isi ipsa et ad veteris . mentem edoceat: quemadmodum </text:span><text:span text:style-name="T7">et<text:line-break/></text:span><text:span text:style-name="T25">nunc: facienti a loquacitate discedere licet. Nam si in<text:line-break/>magnis affectibus pro eorum magnitudine facies collapsa,<text:line-break/>non fit', bonum signum est; in parvis, autem e contrario<text:line-break/>malum quoddam significat. Licet..igitur et his, si cui<text:line-break/>placeant, uti. Ego vero ad veterem lectionem</text:span><text:span text:style-name="T55">1</text:span><text:span text:style-name="T25"> et ab<text:line-break/>omnibus aliis explanatoribus concessam me recipiam.</text:span></text:p>
      <text:h text:style-name="Heading_20_2" text:outline-level="2">XXXlX.</text:h>
      <text:p text:style-name="P339"><text:span text:style-name="T7">Apud magnum, ubi mulier post heroum,, arquato super-<text:line-break/>veniente.<text:tab/></text:span><text:span text:style-name="T7">. .<text:tab/>. ,</text:span></text:p>
      <text:p text:style-name="P19"><text:span text:style-name="T25">Sive superioris locutionis finis est haec particula,<text:line-break/></text:span><text:span text:style-name="T7">apud magnum,</text:span><text:span text:style-name="T25"> aut loci alicujus index, illis quaerendum<text:line-break/>relinquam, qui medicinalia praetereuntes, ut grammatici<text:line-break/>quam medici interpretari maluerunt. Satis est enim de</text:span></text:p>
      <text:p text:style-name="P17"><text:span text:style-name="T25">his vocibus, </text:span><text:span text:style-name="T7">apud magnum,</text:span><text:span text:style-name="T25"> illud tantum dixisse, quod<text:line-break/>veteres- 'interpretes d&amp;efilut&lt; aut theatrum’ aut odion, 'id’<text:line-break/>est -siccum vj.ubi- poemata' iecitabmltui'aut 'gymnasium' he-'<text:line-break/>rUUuf aut donmm' aliquam aut quodlibet aliud hujusmodi<text:line-break/>ab hac </text:span><text:span text:style-name="T7">voce,</text:span><text:span text:style-name="T7">' </text:span><text:span text:style-name="T7">magnum,</text:span><text:span text:style-name="T25"> significari. Transgressum autem<text:line-break/>deinceps ad' artis </text:span><text:span text:style-name="T25">• </text:span><text:span text:style-name="T25">operat illa' cotnsitleiafe' Utile esu Quod<text:line-break/>pei heroum aut' post Menelaum</text:span><text:span text:style-name="T25">/- </text:span><text:span text:style-name="T25">quidam enim ita scri-</text:span><text:span text:style-name="T55">[<text:line-break/></text:span><text:span text:style-name="T25">btiut, aegrotus ille jaceret, nihil quicquam utilitatis ha-<text:line-break/>bet', quemadmodum neque quod deinceps lictum est, </text:span><text:span text:style-name="T7">ar-<text:line-break/>qunto supenvettient-e</text:span><text:span text:style-name="T25">; ec si quam maxime ipsi Hippocrati<text:line-break/>ad reminiscentiam utile foret, fortasse quidem praedicto-</text:span><text:span text:style-name="T25">'<text:line-break/></text:span><text:span text:style-name="T25">rum, forte vero et ipsum per fexiaifeetue enim aut </text:span><text:span text:style-name="T7">co-<text:line-break/>luris</text:span><text:span text:style-name="T25"> arquati mulieri supervenientis memoriam revocat.-’<text:line-break/>Et hoc loco apud veteres explanatores et in vetustis co-<text:line-break/>dicibus verba haec in margine dicta sunt: secundum alios<text:line-break/>quosdam etiam interpretes his vocibus, arquato faper-<text:line-break/></text:span><text:span text:style-name="T7">veniente,</text:span><text:span text:style-name="T25"> haec adjecta est,- permansit , • quemadmodum et<text:line-break/>apud quosdam alios- eum negatione, non permansit;’ non-<text:line-break/>nulli vero et hanc rocem ipsi apponunt. Sed istud qni-</text:span></text:p>
      <text:p text:style-name="P17"><text:span text:style-name="T25">dem in locutione differentiam, non in lententia facit, at<text:line-break/>priora sensum in contrarium mutant: nam: quum arqua-<text:line-break/>tum affectum aut colorem altera lectio permansisse tigni fi-<text:line-break/>ce t ; altera non permansisse affirmat. Per fe igitur pnaqtr<text:line-break/>sens Termo. scriptus neque si permansu, dicat, neque si<text:line-break/>nonjpermansit, . quicquam utilitatis nobis afferre potest,<text:line-break/>quomodo aegrotaret, aut quomodo affecta esset </text:span><text:span text:style-name="T7">ignoranti—;<text:line-break/></text:span><text:span text:style-name="T25">bus. At si supra .scriptis annectatur, prorsum supervacuus<text:line-break/>est; fetis est enim hoc solum dictum esse, aequato super-.,<text:line-break/>veniente, hoc exemplo nitra faciem apparente, tamquam<text:line-break/>alia exigua esse,. si fria dicta forent, riderentur; at ipse<text:line-break/>contrarium significavit,, quoniam • valde a naturali </text:span><text:span text:style-name="T25">,</text:span><text:span text:style-name="T25">statu </text:span><text:span text:style-name="T25">i<text:line-break/></text:span><text:span text:style-name="T25">mutata esu Quod enim .infertur., hoc me testari. doc.ebit,<text:line-break/>ad quod alias praesentis; sermonis explanationes dimitten-<text:line-break/>tem transire jam tempus esu' Fortassis enim et ea quae<text:line-break/>nunt dicta funt, praeter nostium propositum longior" fue-<text:line-break/>runt:. quum praetermittere decreverim, quaecunque le-<text:line-break/>gentibus ipsa adolefcentibus nihil ad artem profutura funt.</text:span></text:p>
      <text:p text:style-name="P17"><text:span text:style-name="T25">Neque enim ad sophisticamfaenltatem, quam prorsus odio<text:line-break/>persequor, eos praeparare constitiro;. sed artis opera,in<text:line-break/>praesagiendo atque curando, lu quibus etiam me scmper<text:line-break/>exercui. </text:span><text:span text:style-name="T25">„ „„ - ...</text:span></text:p>
      <text:p text:style-name="P25"><text:span text:style-name="T25">XL. </text:span><text:span text:style-name="T25">yH. IB. I</text:span></text:p>
      <text:p text:style-name="P25"><text:span text:style-name="T7">Qui apud Timenei neptem, iste nigro viridique colore<text:line-break/>-suffusum</text:span><text:span text:style-name="T25"> t</text:span></text:p>
      <text:p text:style-name="P19"><text:span text:style-name="T25">Si ad ea, quae de facie dicta luut et hoc quis re-<text:line-break/>fart, aliquid utilitatis percipiet, ac si loco exempli dictum<text:line-break/>siti Par est enim et hunc, cum alia essent exigua, cor-<text:line-break/>pore a naturali statu longe permutato propter id solum<text:line-break/>aut. mortuum esse aut in mortis discrimine versatum. Quod<text:line-break/>si </text:span><text:span text:style-name="T15">μεΛαγχλωρὸς </text:span><text:span text:style-name="T25">scriptum sit pro </text:span><text:span text:style-name="T7">eo</text:span><text:span text:style-name="T25"> quod est </text:span><text:span text:style-name="T15">μελάγχρους,<text:line-break/></text:span><text:span text:style-name="T25">hoc est nigrae, cutis,. ut lu quibusdam codicibus reperif-<text:line-break/>mus, adhuc, eriam magis solus isse color magnam quan-<text:line-break/>dam noxam significare videbitur , quamvis alia in aegro-<text:line-break/>tante exigua </text:span><text:span text:style-name="T36">z</text:span><text:span text:style-name="T25"> for en t.</text:span></text:p>
      <text:p text:style-name="P17"><text:span text:style-name="T25">crnc Snito-: ; nil ec .!r inli </text:span><text:span text:style-name="T25">XLJ</text:span></text:p>
      <text:p text:style-name="P19"><text:span text:style-name="T7">In Perintho suminis speciem reserens, tale judicatorium;<text:line-break/></text:span><text:span text:style-name="T7">'- ' </text:span><text:span text:style-name="T7">ei juae circa abdomen talia, quia mictus liberant, quo-<text:line-break/>niam neque statu multo neque stercore multo tenaci<text:line-break/>dejecto evacuabatur} neque enim magna erant prae-<text:line-break/>eordta^ Brasucnm septimo die comedit,. adhuc aegre<text:line-break/>spirans, partes circa abdomen purgatae sunt, recte spi-<text:line-break/>rans effectus est, almis ipst expulit.</text:span></text:p>
      <text:p text:style-name="P19"><text:span text:style-name="T25">Non praesentis sermonis 'initium,' sed prioris finem<text:line-break/>has voces, in Perintho, Sabinus esse censet; hunc enim<text:line-break/>scrmonem communem, illum privatum esse dicit; consue-<text:line-break/>visse autem Hippocratem privatis sermonibus aut loco-<text:line-break/>-rem aut aegrotantium nomina adpcefe. Atque praesens<text:line-break/>fermo, qdod in "parte sit, ex his constat, quae ipfe Hip-<text:line-break/>poerates subdens ait: quod neque-multo flatu” neque</text:span><text:span text:style-name="T55">1</text:span><text:span text:style-name="T25"> fler-<text:line-break/>-core multo -tenaci dejecto’ evacuabatur. Multa vero lu<text:line-break/>voluminibus de morbisqmpularibus, in quibusdam parti-</text:span></text:p>
      <text:p text:style-name="P17"><text:span text:style-name="T25">culatim visa scripta sunt, universalibus autem praeceptis<text:line-break/>aut plerumque veris .subjecta sunt.: Sic</text:span><text:span text:style-name="T55">:</text:span><text:span text:style-name="T25"> igitur et nunc<text:line-break/>gonoides,.hoc est seminis fpeciem referens, sive lotium,<text:line-break/>sive alvi recrementum ejectum, in Perintho judicatorium<text:line-break/>apparuit; utrum paucis an uni istud acciderit, non est ex<text:line-break/>ipsius Hippocratis verbis definitum; sed veri similius est<text:line-break/>istud eadem tempestate, qua haec Hippocrates scribebat,<text:line-break/>in'multos grassans apparuisse. Quando enim aliquod in<text:line-break/>uno quopiam fieri scribit aut locum civitatis, in quo ho-<text:line-break/>minern decumbentem vidit aut aetatem aut nomen appo<text:line-break/>•nit.. Civitatum autem nomine proprio meminisse in illis<text:line-break/>narrationibus solitum est, in quibus mullos eadem passos<text:line-break/>conspicatus est-; hoc vero quantum ad artis opera pertinet,<text:line-break/>nou multum refert, et hoc, in Perintho, cum quibus velit<text:line-break/>quispiam conjungito. At seminis speciem referens lotium<text:line-break/>vel etiam dejectio suerit sane judicatorium, qtioniam hu-<text:line-break/>mor a Praxagora vitreus nominatus evacuatus est; sed<text:line-break/>hoc </text:span><text:span text:style-name="T7">et quae circa abdomen' talia;</text:span><text:span text:style-name="T25"> ad antedictum sane re-</text:span></text:p>
      <text:p text:style-name="P17"><text:span text:style-name="T25">ferri debet: talia enim ad alterum referri dicuntur . nihil<text:line-break/>autem de tbdomluibus praedictum est. Fortassis igitui cunr<text:line-break/>primum exemplar ex Hippocratis commentariis describe-<text:line-break/>retur, aliqupd hujusmodi scriptum omissum fuit; aut iple<text:line-break/>sibi ipsi boc,, quod ad primum aegrotum referatur, me-<text:line-break/>inoriae causa scripsit, de qiio' id folum praedixerat i qni<text:line-break/>apud. Tiinenei neptem, iste.nigrae cutis erat. </text:span><text:span text:style-name="T25">; </text:span><text:span text:style-name="T25">Verum non-<text:line-break/>nulli propter hanc ambiguitatem sic sane duplicem </text:span><text:span text:style-name="T7">lectio-<text:line-break/>nem</text:span><text:span text:style-name="T25"> explanabant, </text:span><text:span text:style-name="T7">judicatorium</text:span><text:span text:style-name="T25"> let quae citra abdomen,<text:line-break/>perinde ac si ita scriptum esset: seminis speciem referens<text:line-break/>urina judicatoria est et, ab affectibus abdominis extrahi<text:line-break/>oportet; iterumque ab alio initio dicatus talia, quia mi-<text:line-break/>ctus fanantj ut intelligamus, </text:span><text:span text:style-name="T7">talia</text:span><text:span text:style-name="T25"> quae lu abdomine fiunt.<text:line-break/>Atque hujus rei testimonium deinceps scripsit, quod neque<text:line-break/>multo flatu neque -stercore multo tenaci' dejecto evacua-<text:line-break/>bantur, hoc est nullo alio affecto, quod abdominis tumo—<text:line-break/>rem dissolvere posset, per sola seminis similis lotia mor-<text:line-break/>bus judicatus est. Forsan enim tale quoddam abdomen</text:span></text:p>
      <text:p text:style-name="P18"><text:span text:style-name="T25">erat, quale in praesagiorum libro ipse per haec verba<text:line-break/>narravit.; ex praecordiis dolores et.'tumores , si reecntes<text:line-break/>sint. et. absque inflammatione; solvit strepitus in praecordiis<text:line-break/>ortus et maxime quidem cum stercore" et lotio’ et flatu<text:line-break/>pgressusi si-.veroripsc nuu transgressususit, jurat saltem et'<text:line-break/>iir inferiores partes descendeus. . Neque . enim phlegmoneni<text:line-break/>aut' aliquod aliudrpla etiam contumacius in jecore aut<text:line-break/>intestinis aut ventriculo conflatum, 'seminis simile lotium<text:line-break/>scium redditum discutere potuisset. Propterea. igitur ipfe<text:line-break/>intulit: neque'eniml magna </text:span><text:span text:style-name="T50">eraij.tr </text:span><text:span text:style-name="T25">praecordia:; quoniam, si<text:line-break/>magna fuissent, non utique perumina». sumini similis ex-<text:line-break/>cretionem dissolvi atque attenuari potuissent. Caeterum<text:line-break/>quoniam quod subditur; cum.sta praedictis non admodum<text:line-break/>eniicordare -videtur , idcirco nonnulli/ab alio initio: ipsum<text:line-break/>legebant, hane vocem o» cum spicituracrasso scribentes er<text:line-break/>articulum masculinum genitivi casus facientes, ut si et ejus-<text:line-break/>inodi oratio esset: cujus enim hominis magna erant prae-<text:line-break/>cordia, brassicam is septimo die comedit, adhuc aegre spirans;</text:span></text:p>
      <text:p text:style-name="P18"><text:span text:style-name="T25">postquam, vero, abdomen purgatum est., recte spirans fuit;<text:line-break/>hoc , est bene spirans et naturaliter spiritum ducens. Non<text:line-break/>fcripsit tamen, utrum ducens alvum brassica subsidio suit,<text:line-break/>• an digestionis ratione. Sed quidam hanc vocem, recte</text:span></text:p>
      <text:p text:style-name="P25"><text:span text:style-name="T25">respirans,, explanaverunt, orthopnoicon vocatum difficilis<text:line-break/>spirationis modum ab ipsa significari dicentes. In aeuig-<text:line-break/>maticis enim sermonibus; quidquid libuerit, quisque dii<text:line-break/>cere potest, nullam insignem utilitatem nobis ex illis per-<text:line-break/>cipientibns, lu quibus neque certam Hippocratis mentem;<text:line-break/>sed explanatorum perdiscere licet. </text:span><text:span text:style-name="T25">.• r' -</text:span></text:p>
      <text:h text:style-name="Heading_20_2" text:outline-level="2">XLII.</text:h>
      <text:p text:style-name="P340"><text:span text:style-name="T25">De </text:span><text:span text:style-name="T7">sanguina ichoroide quod tn paiiidiprtalli .aut in v.igi-<text:line-break/>Alantibiii et stvermalus stve iuiwsr. </text:span><text:span text:style-name="T7">^rr<text:tab/>'</text:span></text:p>
      <text:p text:style-name="P25"><text:span text:style-name="T25">- . </text:span><text:span text:style-name="T25">Non simpliciter tenuem et aqueum sanguinem ab ipso<text:line-break/>ichoroidea vocari .suspicandum est, sed eum qui. venenosa</text:span></text:p>
      <text:p text:style-name="P18"><text:span text:style-name="T25">aliqua et maligna facultate praeditus siti Ih fecundo, "nam-<text:line-break/>que de morbis popularibus ipse scripsit: et snb cute lolio-<text:line-break/>res creabantur; inclusi autem calescebant et pruritum ex-<text:line-break/>citabant; deinde pustulae ut ambustis exurgebant et sub<text:line-break/>cute uri se putabant- Constat igitu: ut ex rcboribus<text:line-break/>haud exigua iyutptomata oriri dicat' Plato etiam in Ti-<text:line-break/>rnaeoper hanc vocem, ichores, tale quiddam significat,<text:line-break/>haec inquiens:’ Ichor autem sanguinis quidem serum mi-<text:line-break/>tis; nigrae vero hilis, sed acidae ; ferus. IcIioroides ita-<text:line-break/>que sanguis vocatur in se pravam </text:span><text:span text:style-name="T7">ac</text:span><text:span text:style-name="T25"> tenuem humiditatem<text:line-break/>continens; non aqueam et morsu carentem, sed morda-<text:line-break/>•cem et erodentem. Dicente autem Platone; ichor vero<text:line-break/>sanguinis quidem serum mitis, nigrae vero hilissised-afeiv<text:line-break/>dae, ferus nobis declaratum est; quemadmodum in lacte<text:line-break/>scrofa uraedam humilitas est, veluti calamentum et cir-<text:line-break/>dunistuitans crassiorem ejus partem , eodem sane, modo in<text:line-break/>omnibus succis et humoribus scrosum quendam , at tenuem<text:line-break/>liquorem reperiri. Different autem inter se secundum</text:span></text:p>
      <text:p text:style-name="P18"><text:span text:style-name="T25">eorum scilicet humorum naturas, quorum scium esse di»<text:line-break/>ceretur et erit infestissimum atrae bilis ferum; minus in-<text:line-break/>festum flavae, minus item quam hoc pituitae; sed<text:line-break/>omnium, mitissimum est sanguinis Cerura dt ichor: • nihil<text:line-break/>enim in praesentia referet hoc aut ullo' modo dicere.<text:line-break/>Vernm quoniam bifariam'sanguinem appellamus; interdum<text:line-break/>,.eurn a nuper dictis humoribus distinguentes., interdum a<text:line-break/>fuperante omnes in vasculis succos • sanguinem vocantes,<text:line-break/>ichoroides sanguis nunc.lu.fecunda significatione accipient-<text:line-break/>dus est; quemadmodum et. omnes medici, lu venae sectione<text:line-break/>dicere assolent, interdum serosum; interdum melancholia<text:line-break/>cum aut pituitosum aut biliosum, nonnunquam et natu-<text:line-break/>ralem sanguinem effinxisse dicentes.. .Omnino quidem<text:line-break/>pavidos, hoc est cum terrore perturbatos, praeterea etiam<text:line-break/>vigiles ichoroides sanguis efficiet; quod si vitiosa alicuius<text:line-break/>succi non modo sanguinis serum in sanguinariis vasculis ,<text:line-break/>contineatur et deliria et.phrenitidas et furores pariet,, scd<text:line-break/>hoc loco sanguinei feri meminisse videntur,- quoddam sibi</text:span></text:p>
      <text:p text:style-name="P18"><text:span text:style-name="T25">ipsi memoriae subsidium scribens. .Timiditatem quidem<text:line-break/>pituitae ferum facere‘ par est, non tamen vigiliam aut<text:line-break/>perturbationem aut animi inotum cum. terrore i torpor<text:line-break/>enim ipsi et frigus inest solum atque malignitas.; nisi forte<text:line-break/>et ipsa plane vitiata, acida aut salsa evaserit. Sed illud<text:line-break/>profectc quaesitu dignum est., quod ipse inquit et sive<text:line-break/>mfeliisr fate </text:span><text:span text:style-name="T7">bonas.</text:span><text:span text:style-name="T25"> Nam .si quis, absusute- malum este<text:line-break/>ichornidea fangninem </text:span><text:span text:style-name="T7">afferat,</text:span><text:span text:style-name="T25"> rectu dicere videbitur:'omnia<text:line-break/>enim sanguis, ita ' vocatus naturali comparatur. Atsi.quis-<text:line-break/>piam aliorum succorum ichoribus sanguinem comparans,<text:line-break/>non pravum eum aut bonum esse dicat, iste quoque ve-<text:line-break/>rum dicere haud injuria putabitur. Plerumque autem et<text:line-break/>nostrae tempestatis homines et antiqui mluus malum, bo-<text:line-break/>-num aut probum aut laudabile aut aliqua id genus voce<text:line-break/>appellare consueverunt, et praesertim cum magnus quidam<text:line-break/>- excessus fuerit, valde, pravi ab eo, quqd modice a naturali<text:line-break/>. statu discesserit. Quare et ichoroides sanguis, quaerente<text:line-break/>.• Hippocrate, malusne an bonus, sit, possumus nos itu ferre</text:span></text:p>
      <text:p text:style-name="P17"><text:span text:style-name="T25">feufentiam. Optimo quidem sunguisic 'comparatus, malus<text:line-break/>est; aliis vero omnibus; quibus alterius cujusdam vitiosi<text:line-break/>succi ichor admixtus fuerit, longe melior </text:span><text:span text:style-name="T7">et</text:span><text:span text:style-name="T25"> optabilior<text:line-break/>atque idcirco bonus-' est. </text:span><text:span text:style-name="T25">i st</text:span></text:p>
      <text:h text:style-name="Heading_20_2" text:outline-level="2">XLII1.</text:h>
      <text:p text:style-name="P19"><text:span text:style-name="T7">'Quibus Uenisest declivis, pedes et&gt; manus .et genua</text:span><text:span text:style-name="T25"> calida ,.<text:line-break/></text:span><text:span text:style-name="T7">nasus et aures suigidaa scmper, </text:span><text:span text:style-name="T25">num </text:span><text:span text:style-name="T7">propter hoc quod<text:line-break/></text:span><text:span text:style-name="T7">“ </text:span><text:span text:style-name="T7">sunguit? num et natura, talem isti kabesu?</text:span></text:p>
      <text:p text:style-name="P341"><text:span text:style-name="T25">f</text:span><text:span text:style-name="T25">' </text:span><text:span text:style-name="T7">'<text:tab/>- ‘J r r: r : '</text:span></text:p>
      <text:p text:style-name="P25"><text:span text:style-name="T25">-i </text:span><text:span text:style-name="T25">Quod declivis lienis deorsum, vergens dicitur et ex<text:line-break/>iipsu voce discere, licet. Utrum autem ob ipsius tumores<text:line-break/>•lu partibus inferioribus excitatus an eum’in ipsas inferio-<text:line-break/>res corporisi. partes: vitiosos in su' contentus humores de-<text:line-break/>.pellit, idcirco declivem lienem appellaverit, hoc noriitem<text:line-break/>j ex voce hac percipi potesu Possumus quidem, quantum<text:line-break/>ad- rerum naturam pertinet, fecundum utrumque dictum<text:line-break/>omodum declivemulienem'ab ipsu vocatum este intelligere;</text:span></text:p>
      <text:p text:style-name="P342"><text:span text:style-name="T7">f </text:span><text:span text:style-name="T21">... </text:span><text:span text:style-name="T7">j j </text:span><text:span text:style-name="T21">. </text:span><text:span text:style-name="T7">.j </text:span><text:span text:style-name="T21">: </text:span><text:span text:style-name="T7">.. .<text:tab/></text:span><text:span text:style-name="T25">SJ li..sse O i Xij </text:span><text:span text:style-name="T7">• m . </text:span><text:span text:style-name="T25">• ., ,s X •<text:tab/>X. I »...-•-. </text:span><text:span text:style-name="T15">Λ4 </text:span><text:span text:style-name="T25">- ..: _ n</text:span></text:p>
      <text:p text:style-name="P25"><text:span text:style-name="T25">pedes enim, inquit,, et manus et genua calida; nasus au-<text:line-break/>tein et aures frigidae. Genua quidem et pedes declivi<text:line-break/>liene calida apparere rationabile est, quemadmodum et<text:line-break/>nares et aures frigidas; manus autem lu. declivi morbo<text:line-break/>calidas esse nulla ratio demonstrat; potiu» enim quispiam<text:line-break/>ipsas inter fuperiores partus collocaverit; sin minus, at<text:line-break/>saltem neque inter inferiores. Qtmd igitur aures et na-<text:line-break/>sus frigidi sint,inferiores vero porter calidae., causam<text:line-break/>fpecutano thppocrates inquit, atrum propterea quod te-<text:line-break/>nuem habent sanguinem, cum lienes declives funt? Ali-<text:line-break/>qui vero non lienis contra respondere istud ajunt, nurn<text:line-break/>et natura talem isti habent? fed.lili, quod postea scriptum<text:line-break/>est, totumqne sermonem ita copstitunut, num et natura<text:line-break/>talem isti habent,, ut suppurationibus? Considerandum<text:line-break/>igitur deinceps exquisitius de ipso .erit a an, ut, suppura-<text:line-break/>tionibus, cum istis praedictis ita scribeotes copulent; fed<text:line-break/>qui hoc deinceps scriptorum initium esse volunt, hanc<text:line-break/>vocem, </text:span><text:span text:style-name="T7">ut,</text:span><text:span text:style-name="T25"> auferunt ac talem' orationem faciunt: suppu-</text:span></text:p>
      <text:p text:style-name="P18"><text:span text:style-name="T25">rationibus terminus, suppuraturis ventres perturbantur,<text:line-break/>suppuratorum indicium: ventris perturbationem statuentes;<text:line-break/>Nod de umnibus autem suppurantibus, sed 'de iis solis,<text:line-break/>quad per lutestinorum excretiotrem eriimpuut, signum hoc<text:line-break/>fcribit Hippocrates. Quod vero sine distinctione, de“qni-<text:line-break/>busilutelligat; narrationem fecerit/ nihili mirum, si ejus;<text:line-break/>quod^a principio dictum est, meminerimus', ipsum videlhi'<text:line-break/>cet sibi ipsi haec-ut- materiam quandam ad libros confisi<text:line-break/>ciendos praefcribere; solum enim' ad eorum , quae signi -<text:line-break/>ficare sibi ipsi vuli, reminiscentiam' pertinet lu scriptura<text:line-break/>positum; istud suilicetj ventres perturbantur, ipsio dicente<text:line-break/>ventres in hujusmodi suppurationibus perturbari, quae<text:line-break/>cum erupturae fcmt, </text:span><text:span text:style-name="T55">l</text:span><text:span text:style-name="T25">lchor quidam tenuis' ex pure •prius<text:line-break/>hxsudat, </text:span><text:span text:style-name="T15">μ </text:span><text:span text:style-name="T25">qno&lt; intestina demorsa^ininnirbationem ventri<text:line-break/>inferunt, hoc est morsus ,t issiduas excernendi cupidita-<text:line-break/>tes. Aliqui veio et hant&gt; lectionem agnoscunt.</text:span></text:p>
      <text:h text:style-name="P7" text:outline-level="2">XLIV.</text:h>
      <text:p text:style-name="P22"><text:span text:style-name="T7">Suppuratidnibus ambilieiti terminus, quibus suppuraturis<text:line-break/>ventres turbantur.</text:span></text:p>
      <text:p text:style-name="P19"><text:span text:style-name="T25">Voluit brevibus docere, quod in praesagiorum libro<text:line-break/>clare dictum. fuit; minime vero, quae infra umbilicum jn-<text:line-break/>suppurationem, vertuntur; at quibus eruptura suppuratio,<text:line-break/>ventres prius conturbantur. Verum et aliter multis mo-<text:line-break/>dis scribunt ac dividunt non haec solum verba, sed etiam<text:line-break/>alia plurima hujusce libri interpretes, ut quis ad artis<text:line-break/>opera festinans multum retardetur, ac nonnulli id facere<text:line-break/>videntur , quod Timon per similitudinem dixit :</text:span></text:p>
      <text:p text:style-name="P19"><text:span text:style-name="T7">Quid vis? pauca caro, offa multa.</text:span></text:p>
      <text:p text:style-name="P19"><text:span text:style-name="T25">Quidam autem et sequentem sermonem, cujus initium est:<text:line-break/></text:span><text:span text:style-name="T7">lienis durus,</text:span><text:span text:style-name="T25"> non superius cum praesenti conjungunt, ut<text:line-break/>de lienis differentiis oratio ipsi habita sit. Transeuntes<text:line-break/>igitur ad ipsum differentias istas videamus, aliquid enim<text:line-break/>utilitatis continent.</text:span></text:p>
      <text:h text:style-name="P7" text:outline-level="2">XLV.</text:h>
      <text:p text:style-name="P22"><text:span text:style-name="T7">Lienis durus non superius, inferius teres , sotus, crajsus,<text:line-break/>longus, tenuis.</text:span></text:p>
      <text:p text:style-name="P19"><text:span text:style-name="T25">Tumorum lienis praeter naturam differentias his ver-<text:line-break/>bis scripsit sibi ipsi fortasse designans, quoniam declivis<text:line-break/>lienis paulo ante meminerat. Prima igitur differentia<text:line-break/>hujusmodi lienis est, quum durus fuerit, scd non supe-<text:line-break/>rius, manifestum est quod in ima parte durus esu Se-<text:line-break/>cunda vero ex iis quas in propositis verbis recensuit dif-<text:line-break/>ferentia iterum'ipsorum declivium lienum propria est;<text:line-break/>illorum enim delicium lienum commune quum sit, supe-<text:line-break/>riores partes non duras habere, sed imas, aliquis teres<text:line-break/>est, aliquis latus, aliquis lu longitudinem excrevit aut cum<text:line-break/>tumore praeter naturam aut sine eo*,sulum longitudinis<text:line-break/>incrementum habens. Priorem quidem differentiam innuit<text:line-break/>dicens: crassus, longus; secundam vero quum dixit, lon-<text:line-break/>gus, tenuis. Nam quum vox haec, longus, bis ab Hip-</text:span></text:p>
      <text:p text:style-name="P18"><text:span text:style-name="T25">pocrate, ut quis conjicere potest; scripta, foret , alteram<text:line-break/>exemplaris fcriptores ademerunt, talemque orationem, qua-<text:line-break/>lem nuper ante scripsi, reddiderunt. Rationi autem con-.<text:line-break/>scntaneum est, ipfum primae differentiae meminisse; ubi<text:line-break/>inquit, lienis durus non superius, hoc est ah ima partu<text:line-break/>durus, quemadmodum et declivis est.. -Deinde rursum'<text:line-break/>ipsius quatuor differentias enumeravit, unam per qua in<text:line-break/>'teres est, secundam per quam latus; quibus ambabus<text:line-break/>commune est, lu longitudinem protensum non esse lienem,-<text:line-break/>duas reliquas differentias ponit; unam quidem longi et<text:line-break/>crassi lienis-, alteram longi et tenuis. Quum bis enim , ut<text:line-break/>dixi , haec vox </text:span><text:span text:style-name="T7">longas</text:span><text:span text:style-name="T25"> (cripta esset, par est Eum qui ex<text:line-break/>veteribus codicibus descripsit,, hanc, nt supervacuam omi-<text:line-break/>fisse. Vetus quidem lectio talis est, lu qua vocem hanc,<text:line-break/></text:span><text:span text:style-name="T7">longus,</text:span><text:span text:style-name="T25"> ah Hippocrate bis positam, semel a librario fuisse,<text:line-break/>descriptam ego contendo. Forsan autem etsi ab 'ipsu<text:line-break/>Hippocrate semel inter has voces, </text:span><text:span text:style-name="T7">erasus et tenuis, fcri-<text:line-break/>pta</text:span><text:span text:style-name="T25"> esset, a communi scnfu intellig’ posset et cnm prae-</text:span></text:p>
      <text:p text:style-name="P18"><text:span text:style-name="T25">dicta et cum iequenti conjungi : nanret multa id genus<text:line-break/>alia apud veteres Operiuntur. Verum explanatores ego<text:line-break/>demiratus sum, haec verba multis modis alium' aliter tran-<text:line-break/>feribentes. Si quis enim prorsum </text:span><text:span text:style-name="T7">a</text:span><text:span text:style-name="T25"> veteri lectione dis-<text:line-break/>cedere audeat, aliqua verisimili de causa , id facere .debet,<text:line-break/>sicut egonunc: rationabile esse dixi,, quum dictio haec;<text:line-break/></text:span><text:span text:style-name="T7">longus,</text:span><text:span text:style-name="T25"> bis scripta foret, alteram, </text:span><text:span text:style-name="T7">effle</text:span><text:span text:style-name="T25"> omissam. Quod<text:line-break/>hujusmodi autem lectionem omnes veteres explanatores<text:line-break/>\ agnoscant et Zeuxis locupletissimus testis est.,; Ipse nam-<text:line-break/>que Glauciam utpole male praesentia verba interpretatum,<text:line-break/>nihil quantum ad ileetionem pertinet reprehendit, quam-.<text:line-break/>vi» et ista locutio ipsi ambigua videatur; fed quod dictis,<text:line-break/>negationes addiderit vitio vertit: ipsum enim, haesitantum-<text:line-break/>et proposita verba enucleare nequeuntem omnibus praef<text:line-break/>dictis negationibus adjecisse inquit, perinde ac si ita<text:line-break/></text:span><text:span text:style-name="T25">/. </text:span><text:span text:style-name="T25">scripsisset Hippocrates, inferius teres, non latus, non eras-<text:line-break/>sus, non longus; non tenuis. daucias namque lienem:<text:line-break/>omnia haec villa suscipere non posse arbitrabatur, quae.</text:span></text:p>
      <text:p text:style-name="P17"><text:span text:style-name="T25">una .consistere minime valerent: quasi in uno homlue<text:line-break/>omnia haec intelligenda este hecesse foret et non sibi<text:line-break/>-ipsi deinceps differentias memoriae causa Hippocrates per-<text:line-break/>secutus esset, ut antea difficilis spirationis et febrium, ita<text:line-break/>et nunc tumorum praeter naturam in declivibus lienibus.<text:line-break/>Quodsi affirmative dictis negationes addere licet, </text:span><text:span text:style-name="T7">hoc modo<text:line-break/></text:span><text:span text:style-name="T25">aliquis omnia placita depravabit, nullamque veterum fen-<text:line-break/>tentiam stabilem conservabit.</text:span></text:p>
      <text:h text:style-name="Heading_20_2" text:outline-level="2">LXVL.</text:h>
      <text:p text:style-name="P25"><text:span text:style-name="T25">stiinus </text:span><text:span text:style-name="T7">capitis gravedine laborantibus.</text:span></text:p>
      <text:p text:style-name="P19"><text:span text:style-name="T25">Nihil aliud intelligere possumus quam quod vjtia<text:line-break/>lieni accidere dicta minus capitis gravedine laborantibus<text:line-break/>eveniunt; Hujus vero causam et Rufus et Sabinus di-<text:line-break/>cunt, quia sanguis per gravedinem repurgatur; propterea<text:line-break/>enim putant nihil in lienem descendere. At satius fue-<text:line-break/>rit ad communem rationem, non ad privatam haec verba</text:span></text:p>
      <text:p text:style-name="P18"><text:span text:style-name="T25">redigere: perrarum enim est in omni corpore duo aliqua<text:line-break/>membra aequaliter esse debilia: nam in plurimis unum<text:line-break/>- plane ejusmodi deprehenditur, in. quod seu plenitudo seu<text:line-break/>vitiosi humores contracti sunt, omnia supervacua ferun-<text:line-break/>tur ; unum autem, si haec praeoccupaverit, reliqua membra<text:line-break/>in naturali statu permanent. Non solum itaque capitis,<text:line-break/>gravedine affectis, sed etiam aliquam spirabilium partium<text:line-break/>aut secundum renes et jecur et ventriculum insumam<text:line-break/>naturaliter habentibus, eam magis quam lienem vitiis ob-<text:line-break/>noxiam esse reperies. Hoc vero commune cum sit et<text:line-break/>universale, proprium eorum quae nunc dicuntur adjiciat.<text:line-break/>In qulbus pituitosus humor aut tenuis et aqueus colligi-<text:line-break/>tur, quales profecto et illi funt, qui capitis gravedine<text:line-break/>vexantur, istis haud ita saepe praeter naturam tumores,<text:line-break/>qui ex crassis melancholicisque humoribus constant, in<text:line-break/>liene procreari.</text:span></text:p>
      <text:p text:style-name="P25"><text:span text:style-name="T25">XLVssi</text:span></text:p>
      <text:p text:style-name="P19"><text:span text:style-name="T7">Circa aegrotantem administratio et de morbo interroga-</text:span></text:p>
      <text:p text:style-name="P343"><text:span text:style-name="T7">Hortes. Quae narrat, qualia, ut accipiendi sermones.<text:line-break/>Quae ad aegrotantem, quae ad adstantes, quae</text:span><text:span text:style-name="T25"> ad<text:line-break/>externos.,<text:tab/></text:span><text:span text:style-name="T15">ί<text:tab/></text:span><text:span text:style-name="T25">‘</text:span></text:p>
      <text:p text:style-name="P25"><text:span text:style-name="T25">Proprium dicendorum nomen invenit oeconomiam, id<text:line-break/>' est administrationem inquiens. Neque enim ut in aliis<text:line-break/>fere omnibus libris aut affectuum notitias aut curationes<text:line-break/>aut futurorum praesensiones scripsit, ita et in praesentia<text:line-break/>fecit, sed quo quis modo medicinalibus quae didicit<text:line-break/>praeceptis commode uteretur, in proposito sermone de-<text:line-break/>clarat, non ipfa singula, sed communia tantum capita<text:line-break/>describens. Atque inter haec primo de interrogationibus,<text:line-break/>quibus medicus follicet aegrotantem interrogat, mentionem<text:line-break/>facit; fecundo de laborantis sermonibus. Multa enim la-<text:line-break/>borantes consueverunt, quae dicentis mentem patefacere<text:line-break/>possunt, ut, nisi, prius ipsum noverimus, ex his quae<text:line-break/>narraverit, qualecunque sit ipsius ingenium, ita nos ipsi</text:span></text:p>
      <text:p text:style-name="P17"><text:span text:style-name="T25">accommodare sciamus. Nam si prodentem hominem hunc,<text:line-break/>praeterea non timidum esse cognoveris, vera ipsi dicere cona-<text:line-break/>beris, nihil eorum quae in morbo futura funt, subtrahens,<text:line-break/>neque dissimulans; at si stultum atque timidum, omnia ea<text:line-break/>quibus ipse meliori animo suturus sit dicito, neque ta-<text:line-break/>men magnopere mentiaris. Quod si interdum ob extre-<text:line-break/>mam laborantis formidinem ipsi certam salutem polliceri<text:line-break/>coactus ' fueris, egressus saltem, </text:span><text:span text:style-name="T7">ejus curam</text:span><text:span text:style-name="T25"> gerentibus<text:line-break/>vera dicito. tpsis quoque laborantibus etsi maxime ti-<text:line-break/></text:span><text:span text:style-name="T7">midis, ne,</text:span><text:span text:style-name="T25"> ut aperte mentieutes faciunt, salutem polli-<text:line-break/>ceri tentato, nisi illud addideris imprimis, sanitatem<text:line-break/>quidem affuturam, omnia' ipso recte agente et medico-<text:line-break/>rum praeceptis obtemperante. Ita enim neque ille ani-<text:line-break/>mum despondebit et tu plerumque vera retuleris; nam<text:line-break/>plurimi periculosi morbi aegrotos medicis morem haud </text:span><text:span text:style-name="T7">ge-<text:line-break/>rentes</text:span><text:span text:style-name="T25"> necant; quandoquidem perpauci admodum prorsus<text:line-break/>mortiferi sunt, si neque medicus erret, neque aegrotus,<text:line-break/>neque ministri, neque aliud quicquam extrinsecus fortuito</text:span></text:p>
      <text:p text:style-name="P17"><text:span text:style-name="T25">noxium indiderit Quicunque enim in periculosis morbis<text:line-break/>plus quam deceat aegrotantes hilares et bonae spei plenos<text:line-break/>reddunt, in multo majorem conjiciunt tristitiam sequen-<text:line-break/>tibus diebus, quum aut in pejus morbus cecidisse vide-<text:line-break/>tur, aut ultra promissa medicorum producitur. Quin etiam<text:line-break/>plures homines confisi, perinde ac si sine periculo aegro-<text:line-break/>tent, medicis non obtemperant. Itaque laborantis inge-<text:line-break/>nium, prius quum recte valebat, expertos scire melius<text:line-break/>est; at si nunc primum ipsi occurrimus, de ejus locutione,<text:line-break/>qualisnam sit, percipiemus. Ex iis vero, quae praesci-<text:line-break/>mus, aliquid ad morbum utile invenire licet; nam si<text:line-break/>natura modestus audacter respondet, prudens item natura<text:line-break/>si loquendo imprudens deprehenditur, hinc ejus mentem<text:line-break/>laesam esse nobis indicabitur, quemadmodum etlam si so-<text:line-break/>brius cogitabundus aut pervigil et natura loquax in lo-<text:line-break/>cutionibus atque responsionibus tardus torpensque appareat,<text:line-break/>ltem ex ipsa voce aliquando de morbo conjectura depre-<text:line-break/>hendi potest: quidam enim vix vocem edunt, aliqui rau-</text:span></text:p>
      <text:p text:style-name="P18"><text:span text:style-name="T25">camaut acutam ipfo morbi tempore, nonnulli balbi ac<text:line-break/>blaesi sunt; haec suigula quid significent alibi didicisti.<text:line-break/>Ex his plane medicus aliquid ad aegroti notitiam perti-<text:line-break/>nens elicere poterit, qualis videlicet sit ejus mens atque<text:line-break/>mores et ipsius morbi quae species sit. Rursum vero ipse '</text:span></text:p>
      <text:p text:style-name="P25"><text:span text:style-name="T25">, et aegroto et adstantibus qualis in arte medica sit, ex<text:line-break/>ipsis interrogationibus demonstrabit Nam quispiam in<text:line-break/></text:span><text:span text:style-name="T36">r</text:span><text:span text:style-name="T25"> acuto morbo nasum acuminatum, oculos cavos tempora-<text:line-break/>que subsidentia intuitus interrogat, nnrn evacuatio aliqua<text:line-break/>ipsi acciderit aut vigilia-et moeror, num ciborum absti-<text:line-break/>nentia et fatigatio magna. Sin autem, faciem minime<text:line-break/>contabuisse inspexerit, sciscitabitur num aliqua ex usitatis<text:line-break/>excretionibus suppressa sit, num praeter morem otiose et<text:line-break/>largo cibo usus vitam duxerit. Poterit item et de frigore,<text:line-break/>aestu, nimio vini potu et id genus aliis omnibus apposite<text:line-break/>percontari, ut in hoc ipso primum a praesentibus laude-<text:line-break/>tur. Etenim si praeterita et aegrotanti adstantibusque<text:line-break/>praescita medicus interrogando vestiget, statim ipsum ad-</text:span></text:p>
      <text:p text:style-name="P17"><text:span text:style-name="T25">.mirantur, quemadmodum damnare solent, * quando aliqua<text:line-break/>iis quae facta sunt contraria perquisivit. Verum etiam si<text:line-break/>• eorum aliqua quae aegrotis acciderunt, priusquam ab ipsis<text:line-break/>audivit, in media locutione in interrogando </text:span><text:span text:style-name="T7">ac</text:span><text:span text:style-name="T25"> respon-<text:line-break/>dendo ipfe forte dixerit, magnam fui admirationem con-<text:line-break/>citat. Haec sane omnia a nobis alibi tradita sunt et hoc<text:line-break/>loco, ut dictum est, haec sola primaque capita, recensente<text:line-break/>Hippocrate, nos quoque fecundum primam quandam divi-<text:line-break/>sionem ipsa narravimus, quae si omnia singulatim dicere<text:line-break/>voluero, et in prognostica explanationes et de judicationi-<text:line-break/>bus commentaria huc transferre coactus fuero. Sed </text:span><text:span text:style-name="T7">prae-<text:line-break/>terea</text:span><text:span text:style-name="T25"> ad oeconomiam usumque conducunt quaedam ab<text:line-break/>Herodoto inscripta in libro, quem ipse medicum inscri-<text:line-break/>psit ; a nobis vero et ubi de praesagiendo sermonem feci-<text:line-break/>mus , dicta sunt. Igitur rursum ab initio orationis no-<text:line-break/>strae capita repetentes, ad aliquod eorum, quae primo<text:line-break/>scripta sunt, transeamus. Quemadmodum in vita omnia<text:line-break/>opportuna possidere, vestes dico, ulensilia, servos, jumenta</text:span></text:p>
      <text:p text:style-name="P18"><text:span text:style-name="T25">et alias pecudes, aedes item, frumentum, legumina, bella-<text:line-break/>ria, vinum, oleum aliaque id genus omnia, ab eorum<text:line-break/>convenienti usu, quem oecononiam vocant, longe differt.<text:line-break/>Sic et in medicina artem didicisse et iis, quae quis didi-,<text:line-break/>cit, apposite uti haud idem est : ut ipfe in tempore in-<text:line-break/>terrogare et dicere sciat; in tempore aliquid ab aegrotante<text:line-break/>aut ejus familiaribus audire ipfosque edocere, ut ad fer-<text:line-break/>vitia utilissimi sint et extrinsecus incidentia animadver-<text:line-break/>tant, quae a medicis et. aegroti domesticis negliguutur.<text:line-break/>Inter quae maxime utilia sunt quae ad decubitus perti-<text:line-break/>nent vel ad aedes prorsus malas vel ad cubicula, in qui-<text:line-break/>bus aegroti jacent, propter odorem tetrum aut aerem ca-<text:line-break/>lidum seu frigidum valde aut situ aut putredine vitiatum.</text:span></text:p>
      <text:p text:style-name="P22"><text:span text:style-name="T25">. Praeterea molestiae ac- vexationibus, quae a vicinis aut<text:line-break/>iis qui in publicis viis versantur, aegrotis adhibentur, -<text:line-break/>medicum prospicere convenit, ac de his omnibus cum<text:line-break/>familiaribus amicisque aegrotantis disserere. Haec est</text:span></text:p>
      <text:p text:style-name="P17"><text:span text:style-name="T25">enim atque hujusmodi circa laborantes vocata oeconomia,<text:line-break/>id est administratio.</text:span></text:p>
      <text:h text:style-name="Heading_20_2" text:outline-level="2">XLVlll.</text:h>
      <text:p text:style-name="P22"><text:span text:style-name="T7">Quoniam in calidiore firmiorum, in dextris et nigri. Id-<text:line-break/>circo' et extra venae et longe biliosiores.</text:span></text:p>
      <text:p text:style-name="P19"><text:span text:style-name="T25">Hoc quoque loco id, quod maxime totam orationem<text:line-break/>continuat, omissum esse nihil mirum esto, neque enim'<text:line-break/>liber iste compositio est, ut divulgetur, edita; sed appa-<text:line-break/>ratus quidam vel annotationes, quales nobis ipsi conficere<text:line-break/>solemus. Nam si integer liber esset, ita sane incipiens,<text:line-break/>ut lu aphorismis scripsit, quae consequuntur adjecisset,<text:line-break/>totam orationem talem reddens: foetus masculi quidem in<text:line-break/>dextris uteri partibus consistere magis inveniuntur, foe-<text:line-break/>minae in altero ejus sinu, sinistro videlicet. Decens enim<text:line-break/>est in calidiore uteri parte calidiorem foetum coalescere;<text:line-break/>calidior est autem mafculus, ut ipsius venerum magnitudo</text:span></text:p>
      <text:p text:style-name="P18"><text:span text:style-name="T25">et color indicat; nigriores enim plerumque viri mulieribus<text:line-break/>funt. Ita namque si exactum opus scripsisset Hippocrates,<text:line-break/>quale est de fracturis, de articulis, de praesagiis atque<text:line-break/>id genus, alia locutione .usus fuisset; quoniam vero, ut<text:line-break/>dixi, haec sibi ipsi veluti delineavit, idcirco orationis<text:line-break/>caput omissum est, ipso non significante de masculis utero<text:line-break/>'contentis haec dicta esse: marem sane in dextra,uteri<text:line-break/>parte concipi et alii vetustissimi viri testati sunt. Parme-<text:line-break/>nides enim ita inquit: in dextris quidem pueros, sinistris<text:line-break/>vero puellas. At Empedocles sic:</text:span></text:p>
      <text:p text:style-name="P19"><text:span text:style-name="T7">In calidiore enim parte terrae masculus suit. </text:span><text:span text:style-name="T7">&gt;</text:span></text:p>
      <text:p text:style-name="P19"><text:span text:style-name="T25">Ef nigri idcirco </text:span><text:span text:style-name="T25">et </text:span><text:span text:style-name="T25">viriliores viri et hirfuti magis.<text:line-break/>At opinionem de maris temperatura ut calidiore veram<text:line-break/>esse exquisite in commentariis de temperamentis explica-<text:line-break/>vimus. Nunc vero</text:span><text:span text:style-name="T25">, ut </text:span><text:span text:style-name="T25">saepius repetivimus, Hippocratica</text:span></text:p>
      <text:p text:style-name="P18"><text:span text:style-name="T25">decreta, nisi obiter ratione confirmare non decrevimus,-<text:line-break/>fed ejus tantum verba interpretari. Verum et hanc lectio-<text:line-break/>- nem nonnulli recentiores explanatores immutare ausi sunt,<text:line-break/>hanc dictionem,, </text:span><text:span text:style-name="T7">firmiorum,</text:span><text:span text:style-name="T25"> in hanc </text:span><text:span text:style-name="T7">strmius</text:span><text:span text:style-name="T25"> converten-<text:line-break/>tes ; istis namque rationabile esse videtur dextram partem<text:line-break/>uteri ut calidiorem, ita firmiorem esse debere: similiter<text:line-break/>enim quantum ad firmitudinem pertinet sese habere ride-<text:line-break/>tur. Atque ideo scribendum esse ajunt, quoniam in calidio-<text:line-break/>ribus firmius in dextris et nigri, hoc significantibus ver-<text:line-break/>bie , in calidiore vulvae sinu conceptum esse firmius, quod<text:line-break/>idem significat ac valentius et robustius., quandoquidem<text:line-break/>et calidius est natura. De veritate autem hujusce placiti<text:line-break/>in praesentia, ut dixi, iron est tempus disserendi. Cae-<text:line-break/>terum quoniam nonnulli adverfus dicentes omnes, dextras<text:line-break/>partes sinistris ob jecoris situm calidiores esse ac valentio-<text:line-break/>res, contradicentes inquiunt: At </text:span><text:span text:style-name="T25">in </text:span><text:span text:style-name="T25">laeva parte cor poni-<text:line-break/>tur, neque dexter oculus exactius quam sinister cernere,<text:line-break/>neque dextra auris audire aut dextrum crus melius am-</text:span></text:p>
      <text:p text:style-name="P344"><text:span text:style-name="T25">n.- •'*vq ,e - su <text:tab/><text:tab/><text:tab/> •<text:tab/><text:tab/> ......<text:tab/>-<text:tab/><text:tab/><text:tab/></text:span></text:p>
      <text:p text:style-name="P25"><text:span text:style-name="T25">bnlare cognoscitur, fed in dextra manu solum id verisi-<text:line-break/>mile esse ridetur. Idcirco pauca in istos dicentur: ma-<text:line-break/>xirna namque demonstratio, quod plurimi meres in dextra<text:line-break/>parte "concipiantur, illud est, quod ex animalium lisse—<text:line-break/>ctione conspicitur. Duos quidem sinus habente utero per<text:line-break/>cervicem ambobus communem copulatos, mares sane ple-<text:line-break/>rnmque in dextro, foeininae vero in altero concipi de-<text:line-break/>prehendunfur. Quare satius erat hnjnsce </text:span><text:span text:style-name="T7">rei sensui ap-<text:line-break/>parentis causam explorare et non veritatem</text:span><text:span text:style-name="T25"> subvertere<text:line-break/>causae ignoratione conari. Sed vos et causam in libro<text:line-break/>de dissecandi arte didicistis,lad dextram uteri partem per<text:line-break/>renes sanguinem repurgatum, ad sinistram vero irnmun-<text:line-break/>dum adhuc atque seorsum descendere intuiti; cor etiam<text:line-break/>in medio pectore, non </text:span><text:span text:style-name="T25">in </text:span><text:span text:style-name="T25">sinistris collocatum este vidistis,<text:line-break/>lu hac autem parte </text:span><text:span text:style-name="T25">quidam </text:span><text:span text:style-name="T25">ipsum magis litum esse haud<text:line-break/>injuria crediderunt, </text:span><text:span text:style-name="T25">quoniam </text:span><text:span text:style-name="T25">pulsus hoc in loco percipi-<text:line-break/>tur, nempe sinistro </text:span><text:span text:style-name="T25">cordis </text:span><text:span text:style-name="T25">ventriculo scfe lu ipso com-<text:line-break/>movente.</text:span></text:p>
      <text:h text:style-name="P7" text:outline-level="2">XLIX.</text:h>
      <text:p text:style-name="P22"><text:span text:style-name="T7">Concretum est, constitutam est, citius motum est, inqui-<text:line-break/>natum est et tardius augetur'at per longius tempus.</text:span></text:p>
      <text:p text:style-name="P19"><text:span text:style-name="T25">Crebrius dixi hec in libro mille esse lectionum mo-<text:line-break/>dos, propter obfcuritatem aliis' aliter ipsas concinnantibus,<text:line-break/>ut cuique explanatio verisimilis fore visa fuerit. Sed ego<text:line-break/>veteres scripturas praepono, etsi minime terisimiles esse<text:line-break/>videantur, majaremque legentibus ambiguitatem praebeant.<text:line-break/>Ob id enim ipsum quispiam eas ita dictas fuisse credat,<text:line-break/>. quoniam licet sit explanatio dubia,. nihilominus inter ve-<text:line-break/>tustissimos interpretes de his convenit; sin ipsas autem<text:line-break/>mutare ausi essent,'in clariorem locutionem permutassent,;<text:line-break/>ut ipsa interpretatio verisimilior foret. Propositis igitur:<text:line-break/>verbis ita nunc in antiquis codicibus scriptis et vetustis<text:line-break/>explanatoribus hujusmodi lectionem agnoscentibus plurimi<text:line-break/>recentiorum hanc vocem, </text:span><text:span text:style-name="T7">inquinatum est,</text:span><text:span text:style-name="T25"> exemerunt. Ali-<text:line-break/>qui vero ei voci, motum esi, eam tardius addiderunt, ut</text:span></text:p>
      <text:p text:style-name="P18"><text:span text:style-name="T25">locutio ejusmodi sit, concretum est;'.constitutum est citius,<text:line-break/>motum tardius angetur. Item alii has voces et propter<text:line-break/>hoc orationi praeposuerunt, ut talis fiat et propter hoc<text:line-break/>concretum est, constitutum est. Sententia quidem in<text:line-break/>omnibus his lectionibus haud ita multum diversa est;<text:line-break/>volunt enim luterpretes murem quam feminam citius<text:line-break/>concrescere atque constitui, eo quod calidior sit, atque ob<text:line-break/>hoe idem ipsum citius moveri ajunt; quin etiam inter<text:line-break/>omnes sere medicos marem quam feminam non solum con-<text:line-break/>firmari, sed etiam moveri citius constat.' De his autem<text:line-break/>et in libro de natura pueri apertenarratum ast, quem-<text:line-break/>admodum et apud Dioclem in voluminibus de mulierum<text:line-break/>morbis. Rufus autem solum Apolloniatem Diogenem in<text:line-break/>contrariam habere sententiam inquit in secundo libro<text:line-break/>de natura, sed liber ille in manus nostras non venit.<text:line-break/>Quin etiam et ipsae uterum gerentes, mares et citius<text:line-break/>moveri incipere et pluribus validioribusque motibus agi-</text:span></text:p>
      <text:p text:style-name="P17"><text:span text:style-name="T25">tare apparere testantur. Dicitur autem in propositis ver-<text:line-break/>bis quod citius concretus 'est et constitutus'est, hoc est<text:line-break/>compactus et sumus factus esu Postea vero mas quam<text:line-break/>femina tardius crefcit; incrementum autem utrum id, quod<text:line-break/>lu utero solum fit,</text:span><text:span text:style-name="T55">:</text:span><text:span text:style-name="T25"> an quod a partu, lu. praefeutia dicat<text:line-break/>in obscuro est; sed illud verum est, quod a partu foemina,<text:line-break/>quum velocius adolescit, -tam prius incrementum in ipsa<text:line-break/>finitur. Quod celerius augescat, corporis mollitudo in<text:line-break/>causa est; ejusmodi namque corpora' ib tres distantias,<text:line-break/>longum scilicet, profundum ac latum exporrecta, facile<text:line-break/>incrementum suscipiunt.- -Verum quod incrementum in<text:line-break/>ipsis prius quam lu maribus desinat ac finem sumat, non<text:line-break/>item oh corporis mollitudinem,'fed propter imbecillitatem<text:line-break/>id accidit;</text:span><text:span text:style-name="T55">7</text:span><text:span text:style-name="T25"> facultas est enim in animantibus naturalis,<text:line-break/>quae ipsorum incrementi effectrix est, propter quam im-<text:line-break/>becilliorem quidem plus augescunt, sed citius crescere ob<text:line-break/>ejus imbecillitatem desinunt. Si quidem igitur ipse Hip-<text:line-break/>pocrates hanc vocem, inquinatum esi, scripsisset, tale quid-<text:line-break/>dam significare videtur, quale et in fecundo de morbis</text:span></text:p>
      <text:p text:style-name="P17"><text:span text:style-name="T25">vulgaribus, ubi ait : secundum autem sinistram tumor,<text:line-break/>postero autem die et secundum dextram, minor vero isse ;<text:line-break/>et complanabantur hi et inquinati suut et non suppura-<text:line-break/>verunt : nam a celeri motu transinutationeque desinens ac<text:line-break/>refrigeratum ita nominavit, </text:span><text:span text:style-name="T25">nr- ’ rui' ' '</text:span></text:p>
      <text:p text:style-name="P19"><text:span text:style-name="T25">' • -i -i r. L. Aeri- ’ • </text:span><text:span text:style-name="T7">rrsc '•<text:line-break/>Idcirco solidus suctus est et biliosior et magis fanguino-<text:line-break/>sus, quia iste calidior est locus animali.</text:span></text:p>
      <text:p text:style-name="P19"><text:span text:style-name="T25">Propter hoc, luquit, marem solidiorem, biliosiorem<text:line-break/>et sanguinis pleniorem creatum esse, quoniam locus, in<text:line-break/>quo gignitur, ejusmodi </text:span><text:span text:style-name="T25">esu </text:span><text:span text:style-name="T25">Dicit autem dextrum uteri<text:line-break/>'sinum. Haec quoque </text:span><text:span text:style-name="T25">verba </text:span><text:span text:style-name="T25">alius aliter scribit, omnes<text:line-break/>tamen eundem fensum fervant, quandoquidem et accusate<text:line-break/>nimis, quaenam sit vera Hippocratis dictio, inquirere<text:line-break/>supervacuum est, melius est enim non hoc speculari, sed<text:line-break/>an id quod dicitur verum sit. Veritae autem, ut dixi-</text:span></text:p>
      <text:p text:style-name="P17"><text:span text:style-name="T25">mus, per dissectiones exploratur, maribus plerumque lu<text:line-break/>dextra nteri p</text:span><text:span text:style-name="T36">a</text:span><text:span text:style-name="T25">rt</text:span><text:span text:style-name="T36">e</text:span><text:span text:style-name="T25"> conceptis. Causa quoque, quod haec<text:line-break/>pars calidior sit, tradita est et ipsa pe</text:span><text:span text:style-name="T36">r</text:span><text:span text:style-name="T25"> disse</text:span><text:span text:style-name="T36">ct</text:span><text:span text:style-name="T25">ion</text:span><text:span text:style-name="T36">em<text:line-break/></text:span><text:span text:style-name="T25">cognit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7a</dc:title>
    <dc:subject>Galien</dc:subject>
    <meta:initial-creator>Galien; Kühn, Karl Gottlob (éd.)</meta:initial-creator>
    <meta:keyword>https</meta:keyword>
    <meta:keyword>//archive.org/details/BIUSante_45674x17a</meta:keyword>
    <dc:date>2021-10-31T22:54:43.619687553</dc:date>
    <meta:editing-duration>PT27M27S</meta:editing-duration>
    <meta:editing-cycles>5</meta:editing-cycles>
    <meta:generator>LibreOffice/7.2.1.2$Linux_X86_64 LibreOffice_project/20$Build-2</meta:generator>
    <meta:document-statistic meta:table-count="0" meta:image-count="0" meta:object-count="0" meta:page-count="1009" meta:paragraph-count="2595" meta:word-count="126550" meta:character-count="878851" meta:non-whitespace-character-count="754857"/>
  </office:meta>
</office:document-meta>
</file>